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 smil:type="slideWipe" smil:subtype="fromTop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gradient" draw:fill-gradient-name="Gradient_20_3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gradient" draw:fill-gradient-name="Gradient_20_4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44cm" draw:stroke-linejoin="miter" draw:fill="solid" draw:fill-color="#ffffff"/>
    </style:style>
    <style:style style:name="gr3" style:family="graphic" style:parent-style-name="standard">
      <style:graphic-properties draw:stroke="none" svg:stroke-width="0.044cm" draw:stroke-linejoin="miter" draw:fill="solid" draw:fill-color="#000000"/>
    </style:style>
    <style:style style:name="pr1" style:family="presentation" style:parent-style-name="Default-title">
      <style:graphic-properties fo:min-height="7.2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title">
      <style:graphic-properties fo:min-height="14cm"/>
    </style:style>
    <style:style style:name="pr5" style:family="presentation" style:parent-style-name="Default-title">
      <style:graphic-properties fo:min-height="1.572cm"/>
    </style:style>
    <style:style style:name="pr6" style:family="presentation" style:parent-style-name="Default-outline1">
      <style:graphic-properties draw:textarea-vertical-align="top" fo:min-height="8.884cm"/>
    </style:style>
    <style:style style:name="pr7" style:family="presentation" style:parent-style-name="Default-title">
      <style:graphic-properties draw:textarea-vertical-align="top" fo:min-height="14.172cm"/>
    </style:style>
    <style:style style:name="pr8" style:family="presentation" style:parent-style-name="Default-title">
      <style:graphic-properties fo:min-height="1.8cm"/>
    </style:style>
    <style:style style:name="pr9" style:family="presentation" style:parent-style-name="Default-subtitle">
      <style:graphic-properties draw:fill-color="#ffffff" draw:textarea-vertical-align="top" fo:min-height="12.75cm"/>
    </style:style>
    <style:style style:name="pr10" style:family="presentation" style:parent-style-name="Default-subtitle">
      <style:graphic-properties draw:fill-color="#ffffff" draw:textarea-vertical-align="top" fo:min-height="14.4cm"/>
    </style:style>
    <style:style style:name="pr11" style:family="presentation" style:parent-style-name="Default-title">
      <style:graphic-properties draw:textarea-vertical-align="top" fo:min-height="14.372cm"/>
    </style:style>
    <style:style style:name="pr12" style:family="presentation" style:parent-style-name="Default-title">
      <style:graphic-properties draw:textarea-vertical-align="top" fo:min-height="14.38cm"/>
    </style:style>
    <style:style style:name="pr13" style:family="presentation" style:parent-style-name="Default-title">
      <style:graphic-properties draw:textarea-vertical-align="top" fo:min-height="14.572cm"/>
    </style:style>
    <style:style style:name="pr14" style:family="presentation" style:parent-style-name="Default-title">
      <style:graphic-properties draw:textarea-vertical-align="top" fo:min-height="14.091cm"/>
    </style:style>
    <style:style style:name="pr15" style:family="presentation" style:parent-style-name="Default-title">
      <style:graphic-properties draw:textarea-vertical-align="top" fo:min-height="14.535cm"/>
    </style:style>
    <style:style style:name="pr16" style:family="presentation" style:parent-style-name="Default-title">
      <style:graphic-properties draw:textarea-vertical-align="top" fo:min-height="14.297cm"/>
    </style:style>
    <style:style style:name="pr17" style:family="presentation" style:parent-style-name="Default-title">
      <style:graphic-properties draw:textarea-vertical-align="top" fo:min-height="14.772cm"/>
    </style:style>
    <style:style style:name="pr18" style:family="presentation" style:parent-style-name="Default-title">
      <style:graphic-properties draw:textarea-vertical-align="top" fo:min-height="14.402cm"/>
    </style:style>
    <style:style style:name="pr19" style:family="presentation" style:parent-style-name="Default-title">
      <style:graphic-properties fo:min-height="9.999cm"/>
    </style:style>
    <style:style style:name="pr20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80pt" style:font-size-asian="80pt" style:font-size-complex="80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60pt" style:font-size-asian="60pt" style:font-size-complex="60pt"/>
    </style:style>
    <style:style style:name="P4" style:family="paragraph">
      <loext:graphic-properties draw:fill-color="#ffffff"/>
    </style:style>
    <style:style style:name="P5" style:family="paragraph">
      <style:text-properties style:font-name="Liberation Serif1" fo:font-size="40pt" fo:font-weight="bold" style:font-size-asian="40pt" style:font-weight-asian="bold" style:font-size-complex="40pt" style:font-weight-complex="bold"/>
    </style:style>
    <style:style style:name="P6" style:family="paragraph">
      <style:paragraph-properties fo:text-align="start"/>
    </style:style>
    <style:style style:name="P7" style:family="paragraph">
      <style:text-properties fo:font-size="44pt" style:font-size-asian="44pt" style:font-size-complex="44pt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solid" draw:fill-color="#000000"/>
    </style:style>
    <style:style style:name="P10" style:family="paragraph">
      <style:text-properties fo:font-size="36pt" style:text-underline-style="solid" style:text-underline-width="auto" style:text-underline-color="font-color" style:font-size-asian="36pt" style:font-size-complex="36pt"/>
    </style:style>
    <style:style style:name="P11" style:family="paragraph">
      <loext:graphic-properties draw:fill-color="#ffffff"/>
      <style:paragraph-properties fo:text-align="start"/>
      <style:text-properties fo:font-size="44pt" style:font-size-asian="44pt" style:font-size-complex="44pt"/>
    </style:style>
    <style:style style:name="P12" style:family="paragraph">
      <loext:graphic-properties draw:fill-color="#ffffff"/>
      <style:paragraph-properties fo:text-align="start"/>
    </style:style>
    <style:style style:name="P13" style:family="paragraph">
      <style:paragraph-properties fo:text-align="start"/>
      <style:text-properties fo:font-size="36pt"/>
    </style:style>
    <style:style style:name="P14" style:family="paragraph">
      <style:paragraph-properties fo:text-align="start"/>
      <style:text-properties fo:font-size="36pt" style:font-size-asian="36pt" style:font-size-complex="36pt"/>
    </style:style>
    <style:style style:name="P15" style:family="paragraph">
      <style:paragraph-properties fo:text-align="start"/>
      <style:text-properties fo:font-size="28pt" style:font-size-asian="28pt" style:font-size-complex="28pt"/>
    </style:style>
    <style:style style:name="P16" style:family="paragraph">
      <style:paragraph-properties fo:text-align="start"/>
      <style:text-properties fo:font-size="22pt" style:font-size-asian="22pt" style:font-size-complex="22pt"/>
    </style:style>
    <style:style style:name="P17" style:family="paragraph">
      <style:paragraph-properties fo:text-align="start"/>
      <style:text-properties fo:font-size="20pt" style:font-size-asian="20pt" style:font-size-complex="20pt"/>
    </style:style>
    <style:style style:name="P18" style:family="paragraph">
      <style:text-properties style:font-name="Liberation Serif1" fo:font-size="36pt" style:font-size-asian="60pt" style:font-size-complex="60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style:font-name="Liberation Serif1" fo:font-size="40pt" fo:font-weight="bold" style:font-size-asian="40pt" style:font-weight-asian="bold" style:font-size-complex="40pt" style:font-weight-complex="bold"/>
    </style:style>
    <style:style style:name="T4" style:family="text">
      <style:text-properties style:font-name="Liberation Serif1" fo:font-size="28pt" style:font-size-asian="28pt" style:font-size-complex="28pt"/>
    </style:style>
    <style:style style:name="T5" style:family="text">
      <style:text-properties style:font-name="Liberation Serif1" fo:font-size="6pt" style:font-size-asian="6pt" style:font-size-complex="6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fo:background-color="transparent" style:font-name-asian="Noto Sans CJK SC" style:font-style-asian="normal" style:font-weight-asian="normal" style:font-name-complex="Lohit Devanagari2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36pt" style:text-underline-style="solid" style:text-underline-width="auto" style:text-underline-color="font-color" style:font-size-asian="36pt" style:font-size-complex="36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style:font-name="Liberation Serif1" fo:font-size="12pt" style:font-size-asian="12pt" style:font-size-complex="12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26pt" fo:font-weight="bold" style:font-size-asian="26pt" style:font-weight-asian="bold" style:font-size-complex="26pt" style:font-weight-complex="bold"/>
    </style:style>
    <style:style style:name="T14" style:family="text">
      <style:text-properties fo:font-size="26pt" fo:font-weight="normal" style:font-size-asian="26pt" style:font-weight-asian="normal" style:font-size-complex="26pt" style:font-weight-complex="normal"/>
    </style:style>
    <style:style style:name="T15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40pt" style:font-size-asian="40pt" style:font-size-complex="40pt"/>
    </style:style>
    <style:style style:name="T17" style:family="text">
      <style:text-properties fo:font-size="44pt" style:font-size-asian="44pt" style:font-size-complex="44pt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2" style:font-size-complex="4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36pt" style:font-size-asian="36pt" style:font-size-complex="36pt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tyle="normal" fo:text-shadow="none" style:text-underline-style="none" fo:font-weight="normal" style:letter-kerning="true" fo:background-color="transparent" style:font-name-asian="Noto Sans CJK SC" style:font-style-asian="normal" style:font-weight-asian="normal" style:font-name-complex="Lohit Devanagari2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28pt" style:font-size-asian="28pt" style:font-size-complex="28pt"/>
    </style:style>
    <style:style style:name="T26" style:family="text">
      <style:text-properties fo:font-size="14pt" style:font-size-asian="14pt" style:font-size-complex="14pt"/>
    </style:style>
    <style:style style:name="T27" style:family="text">
      <style:text-properties fo:font-size="18pt" style:font-size-asian="18pt" style:font-size-complex="18pt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22pt" style:font-size-asian="22pt" style:font-size-complex="22pt"/>
    </style:style>
    <style:style style:name="T32" style:family="text">
      <style:text-properties style:font-name="Liberation Serif1" fo:font-size="28pt" fo:font-weight="bold" style:font-size-asian="28pt" style:font-weight-asian="bold" style:font-size-complex="28pt" style:font-weight-complex="bold"/>
    </style:style>
    <style:style style:name="T33" style:family="text">
      <style:text-properties style:font-name="Liberation Serif1" fo:font-size="18pt" style:font-size-asian="18pt" style:font-size-complex="18pt"/>
    </style:style>
    <style:style style:name="T34" style:family="text">
      <style:text-properties style:font-name="Liberation Serif1" fo:font-size="22pt" style:font-size-asian="22pt" style:font-size-complex="22pt"/>
    </style:style>
    <style:style style:name="T35" style:family="text">
      <style:text-properties style:font-name="Liberation Serif1" fo:font-size="36pt" style:font-size-asian="36pt" style:font-size-complex="36pt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2" style:font-size-complex="28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8pt" fo:font-style="normal" fo:text-shadow="none" style:text-underline-style="none" fo:font-weight="normal" style:letter-kerning="true" fo:background-color="transparent" style:font-name-asian="Noto Sans CJK SC" style:font-size-asian="8pt" style:font-style-asian="normal" style:font-weight-asian="normal" style:font-name-complex="Lohit Devanagari2" style:font-size-complex="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2" style:font-size-complex="16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font-name="Liberation Serif1" fo:font-size="36pt"/>
    </style:style>
    <style:style style:name="T44" style:family="text">
      <style:text-properties fo:color="#cf3834" style:font-name="Liberation Serif1" fo:font-size="36pt"/>
    </style:style>
    <style:style style:name="T45" style:family="text">
      <style:text-properties fo:color="#1c3687" style:font-name="Liberation Serif1"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 xml:id="id1" draw:id="id1">
        <office:forms form:automatic-focus="false" form:apply-design-mode="false"/>
        <draw:frame presentation:style-name="pr1" draw:text-style-name="P1" draw:layer="layout" svg:width="25.199cm" svg:height="7.2cm" svg:x="1.8cm" svg:y="3.4cm" presentation:class="title" presentation:user-transformed="true">
          <draw:text-box>
            <text:p><text:span text:style-name="T1">MATHEMATICS</text:span><text:span text:style-name="T1"><text:line-break/></text:span><text:span text:style-name="T1">CALCULUS</text:span></text:p>
          </draw:text-box>
        </draw:frame>
        <anim:par presentation:node-type="timing-root">
          <anim:par smil:begin="id1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>
        <office:forms form:automatic-focus="false" form:apply-design-mode="false"/>
        <draw:frame presentation:style-name="pr3" draw:text-style-name="P3" draw:layer="layout" svg:width="25.199cm" svg:height="2.629cm" draw:transform="rotate (0.402472925509892) translate (1.892cm 12.011cm)" presentation:class="title" presentation:user-transformed="true">
          <draw:text-box>
            <text:p xml:id="id2" text:id="id2"><text:span text:style-name="T2">Applications of Derivatives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circle" presentation:preset-sub-type="in">
                  <anim:set smil:begin="0s" smil:dur="0.001s" smil:fill="hold" smil:targetElement="id2" anim:sub-item="text" smil:attributeName="visibility" smil:to="visible"/>
                  <anim:transitionFilter smil:dur="2s" smil:targetElement="id2" anim:sub-item="text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9">
        <office:forms form:automatic-focus="false" form:apply-design-mode="false"/>
        <draw:frame presentation:style-name="pr4" draw:text-style-name="P3" draw:layer="layout" svg:width="25.199cm" svg:height="14cm" svg:x="1.4cm" svg:y="0.9cm" presentation:class="title" presentation:user-transformed="true">
          <draw:text-box>
            <text:p xml:id="id3" text:id="id3"><text:span text:style-name="T2">TANGENTS</text:span><text:span text:style-name="T2"><text:line-break/></text:span><text:span text:style-name="T2">AND</text:span><text:span text:style-name="T2"><text:line-break/></text:span><text:span text:style-name="T2">NORMALS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3" anim:sub-item="text" smil:attributeName="visibility" smil:to="visible"/>
                  <anim:transitionFilter smil:begin="0s" smil:dur="0.58s" smil:targetElement="id3" anim:sub-item="text" smil:type="barWipe" smil:subtype="topToBottom"/>
                  <anim:animate smil:begin="0s" smil:dur="1.822s" smil:targetElement="id3" anim:sub-item="text" smil:attributeName="x" smil:values="x-0.25;x" smil:keyTimes="0;1" smil:keySplines="0,0;0.14,0.36;0.43,0.73;0.71,0.91;1,1"/>
                  <anim:animate smil:begin="0s" smil:dur="0.664s" smil:targetElement="id3" anim:sub-item="text" smil:attributeName="y" smil:values="0.5;1" smil:keyTimes="0;1" anim:formula="y-sin(pi*$)/3" smil:keySplines="0,0;0.25,0.07;0.5,0.2;0.75,0.467;1,1"/>
                  <anim:animate smil:begin="0.664s" smil:dur="0.664s" smil:targetElement="id3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3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3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3" anim:sub-item="text" smil:to="1,0.6" smil:attributeName="transform" svg:type="scale"/>
                  <anim:animateTransform smil:begin="0.676s" smil:dur="0.166s" smil:decelerate="0.5" smil:targetElement="id3" anim:sub-item="text" smil:to="1,1" smil:attributeName="transform" svg:type="scale"/>
                  <anim:animateTransform smil:begin="1.312s" smil:dur="0.026s" smil:targetElement="id3" anim:sub-item="text" smil:to="1,0.8" smil:attributeName="transform" svg:type="scale"/>
                  <anim:animateTransform smil:begin="1.338s" smil:dur="0.166s" smil:decelerate="0.5" smil:targetElement="id3" anim:sub-item="text" smil:to="1,1" smil:attributeName="transform" svg:type="scale"/>
                  <anim:animateTransform smil:begin="1.642s" smil:dur="0.026s" smil:targetElement="id3" anim:sub-item="text" smil:to="1,0.9" smil:attributeName="transform" svg:type="scale"/>
                  <anim:animateTransform smil:begin="1.668s" smil:dur="0.166s" smil:decelerate="0.5" smil:targetElement="id3" anim:sub-item="text" smil:to="1,1" smil:attributeName="transform" svg:type="scale"/>
                  <anim:animateTransform smil:begin="1.808s" smil:dur="0.026s" smil:targetElement="id3" anim:sub-item="text" smil:to="1,0.95" smil:attributeName="transform" svg:type="scale"/>
                  <anim:animateTransform smil:begin="1.834s" smil:dur="0.166s" smil:decelerate="0.5" smil:targetElement="id3" anim:sub-item="text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>
        <office:forms form:automatic-focus="false" form:apply-design-mode="false"/>
        <draw:frame presentation:style-name="pr5" draw:text-style-name="P5" draw:layer="layout" svg:width="25.199cm" svg:height="1.572cm" svg:x="1.4cm" svg:y="0.628cm" presentation:class="title" presentation:user-transformed="true">
          <draw:text-box>
            <text:p xml:id="id4" text:id="id4"><text:span text:style-name="T3">Let’s <text:s/>Recall</text:span></text:p>
          </draw:text-box>
        </draw:frame>
        <draw:frame presentation:style-name="pr6" draw:text-style-name="P7" draw:layer="layout" svg:width="25.199cm" svg:height="12.4cm" svg:x="1.362cm" svg:y="2.762cm" presentation:class="outline" presentation:user-transformed="true">
          <draw:text-box>
            <text:list text:style-name="L2">
              <text:list-header>
                <text:p xml:id="id5" text:id="id5" text:style-name="P6"><text:span text:style-name="T4">If <text:s text:c="17"/>then its derivative with respect to <text:s text:c="4"/>at </text:span></text:p>
                <text:p><text:span text:style-name="T5"><text:s text:c="20"/></text:span></text:p>
                <text:p xml:id="id9" text:id="id9"><text:span text:style-name="T4">is given by <text:s/></text:span></text:p>
                <text:p><text:span text:style-name="T6"><text:s text:c="15"/></text:span></text:p>
                <text:p xml:id="id12" text:id="id12"><text:span text:style-name="T4">The derivative at a point </text:span><text:span text:style-name="T4"><text:tab/></text:span><text:span text:style-name="T4"><text:tab/></text:span><text:span text:style-name="T4"><text:tab/></text:span><text:span text:style-name="T4"> <text:s text:c="2"/>on the curve <text:s/></text:span><text:span text:style-name="T4"><text:tab/></text:span><text:span text:style-name="T4"><text:tab/></text:span><text:span text:style-name="T4"><text:tab/></text:span><text:span text:style-name="T4"><text:tab/></text:span><text:span text:style-name="T4"> <text:s/></text:span></text:p>
                <text:p xml:id="id15" text:id="id15"><text:span text:style-name="T4"><text:s/></text:span><text:span text:style-name="T4">represents the slope of the tangent at <text:s text:c="13"/>, which is</text:span></text:p>
                <text:p xml:id="id17" text:id="id17"><text:span text:style-name="T4"><text:s/></text:span><text:span text:style-name="T4">generally denoted as <text:s text:c="4"/>. <text:s text:c="12"/></text:span></text:p>
              </text:list-header>
            </text:list>
          </draw:text-box>
        </draw:frame>
        <draw:g xml:id="id6" draw:id="id6">
          <svg:title>TexMaths</svg:title>
          <svg:desc>28§display§y = f(x)§svg§600§FALSE§</svg:desc>
          <draw:polygon draw:style-name="gr2" draw:text-style-name="P8" draw:layer="layout" svg:width="3.55cm" svg:height="0.886cm" svg:x="3.7cm" svg:y="2.854cm" svg:viewBox="0 0 3551 887" draw:points="1776,887 0,887 0,0 3551,0 3551,887">
            <text:p/>
          </draw:polygon>
          <draw:path draw:style-name="gr3" draw:text-style-name="P9" draw:layer="layout" svg:width="0.456cm" svg:height="0.638cm" svg:x="3.68cm" svg:y="3.108cm" svg:viewBox="0 0 457 639" svg:d="M453 61c4-14 4-16 4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3 0 204-90 231-202z">
            <text:p/>
          </draw:path>
          <draw:path draw:style-name="gr3" draw:text-style-name="P9" draw:layer="layout" svg:width="0.655cm" svg:height="0.232cm" svg:x="4.498cm" svg:y="3.18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92cm" svg:height="0.898cm" svg:x="5.533cm" svg:y="2.85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3" draw:text-style-name="P9" draw:layer="layout" svg:width="0.23cm" svg:height="0.985cm" svg:x="6.167cm" svg:y="2.805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492cm" svg:height="0.447cm" svg:x="6.48cm" svg:y="3.10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9" draw:layer="layout" svg:width="0.23cm" svg:height="0.985cm" svg:x="7.069cm" svg:y="2.805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7" draw:id="id7">
          <svg:title>TexMaths</svg:title>
          <svg:desc>28§display§x§svg§600§FALSE§</svg:desc>
          <draw:polygon draw:style-name="gr2" draw:text-style-name="P8" draw:layer="layout" svg:width="0.42cm" svg:height="0.348cm" svg:x="21.201cm" svg:y="3.256cm" svg:viewBox="0 0 421 349" draw:points="211,349 0,349 0,0 421,0 421,349">
            <text:p/>
          </draw:polygon>
          <draw:path draw:style-name="gr3" draw:text-style-name="P9" draw:layer="layout" svg:width="0.492cm" svg:height="0.447cm" svg:x="21.181cm" svg:y="3.207cm" svg:viewBox="0 0 493 448" svg:d="M303 139c4-27 26-117 96-117 7 0 29 0 49 12-27 6-47 31-47 53 0 16 11 36 38 36 23 0 54-18 54-58 0-52-58-65-92-65-58 0-92 52-105 76-25-67-76-76-106-76-103 0-159 128-159 152 0 9 9 9 12 9 9 0 11 0 13-9 34-105 99-130 132-130 18 0 54 9 54 65 0 32-18 99-54 236-15 62-51 103-94 103-7 0-29 0-49-12 24-6 47-26 47-53s-23-36-38-36c-29 0-54 27-54 58 0 45 49 65 92 65 67 0 103-69 105-76 11 38 47 76 106 76 103 0 159-128 159-152 0-9-9-9-12-9-9 0-11 2-13 9-31 107-101 130-132 130-38 0-54-32-54-65 0-23 7-43 18-88z">
            <text:p/>
          </draw:path>
        </draw:g>
        <draw:g xml:id="id8" draw:id="id8">
          <svg:title>TexMaths</svg:title>
          <svg:desc>28§display§x = a§svg§600§FALSE§</svg:desc>
          <draw:polygon draw:style-name="gr2" draw:text-style-name="P8" draw:layer="layout" svg:width="2.267cm" svg:height="0.348cm" svg:x="23.202cm" svg:y="3.256cm" svg:viewBox="0 0 2268 349" draw:points="1133,349 0,349 0,0 2268,0 2268,349">
            <text:p/>
          </draw:polygon>
          <draw:path draw:style-name="gr3" draw:text-style-name="P9" draw:layer="layout" svg:width="0.492cm" svg:height="0.447cm" svg:x="23.182cm" svg:y="3.207cm" svg:viewBox="0 0 493 448" svg:d="M302 139c5-27 27-117 96-117 7 0 30 0 50 12-27 6-47 31-47 53 0 16 11 36 38 36 22 0 54-18 54-58 0-52-59-65-92-65-58 0-92 52-105 76-25-67-77-76-106-76-103 0-159 128-159 152 0 9 9 9 12 9 8 0 11 0 13-9 34-105 98-130 132-130 18 0 54 9 54 65 0 32-18 99-54 236-16 62-51 103-94 103-7 0-29 0-49-12 24-6 47-26 47-53s-23-36-38-36c-29 0-54 27-54 58 0 45 49 65 92 65 67 0 103-69 105-76 11 38 47 76 105 76 103 0 159-128 159-152 0-9-9-9-11-9-9 0-11 2-13 9-32 107-101 130-133 130-38 0-53-32-53-65 0-23 6-43 18-88z">
            <text:p/>
          </draw:path>
          <draw:path draw:style-name="gr3" draw:text-style-name="P9" draw:layer="layout" svg:width="0.655cm" svg:height="0.232cm" svg:x="24.044cm" svg:y="3.281cm" svg:viewBox="0 0 656 233" svg:d="M622 40c16 0 34 0 34-20s-18-20-31-20h-591c-16 0-34 0-34 20s18 20 34 20zM625 233c13 0 31 0 31-20s-18-20-34-20h-588c-16 0-34 0-34 20s18 20 34 20z">
            <text:p/>
          </draw:path>
          <draw:path draw:style-name="gr3" draw:text-style-name="P9" draw:layer="layout" svg:width="0.451cm" svg:height="0.447cm" svg:x="25.065cm" svg:y="3.207cm" svg:viewBox="0 0 452 448" svg:d="M329 63c-18-36-47-63-92-63-114 0-237 146-237 289 0 94 54 159 132 159 20 0 69-4 128-74 9 40 42 74 89 74 36 0 58-22 74-54 16-36 29-96 29-98 0-9-9-9-11-9-9 0-11 2-13 18-18 62-36 121-77 121-26 0-29-25-29-45 0-23 3-29 14-74 11-40 11-52 20-87l36-139c6-29 6-29 6-34 0-18-11-27-26-27-25 0-41 23-43 43zM264 320c-4 18-4 18-20 36-43 54-83 70-110 70-49 0-65-54-65-92 0-50 32-173 56-218 29-58 74-94 115-94 64 0 78 81 78 88 0 4-2 11-5 15z">
            <text:p/>
          </draw:path>
        </draw:g>
        <draw:g xml:id="id10" draw:id="id10">
          <svg:title>TexMaths</svg:title>
          <svg:desc>28§display§\left( \frac{dy}{dx} \right)_{x=a}= f'(a)§svg§600§FALSE§</svg:desc>
          <draw:polygon draw:style-name="gr2" draw:text-style-name="P8" draw:layer="layout" svg:width="7.552cm" svg:height="2.32cm" svg:x="7.424cm" svg:y="4.718cm" svg:viewBox="0 0 7553 2321" draw:points="3776,2321 0,2321 0,0 7553,0 7553,2321">
            <text:p/>
          </draw:polygon>
          <draw:path draw:style-name="gr3" draw:text-style-name="P9" draw:layer="layout" svg:width="0.485cm" svg:height="2.363cm" svg:x="7.579cm" svg:y="4.669cm" svg:viewBox="0 0 486 2364" svg:d="M486 2355c0-5-2-7-4-9-36-38-103-103-168-211-159-253-231-573-231-952 0-267 36-607 197-901 78-141 159-222 204-264 2-2 2-5 2-9 0-9-7-9-20-9-14 0-16 0-31 16-332 300-435 750-435 1165 0 387 90 777 340 1073 21 22 56 63 99 99 11 11 13 11 27 11 13 0 20 0 20-9z">
            <text:p/>
          </draw:path>
          <draw:path draw:style-name="gr3" draw:text-style-name="P9" draw:layer="layout" svg:width="0.469cm" svg:height="0.696cm" svg:x="8.28cm" svg:y="4.747cm" svg:viewBox="0 0 470 697" svg:d="M470 11c0-2 0-11-13-11-14 0-108 9-126 11-6 0-13 5-13 18 0 14 9 14 25 14 47 0 49 6 49 15l-5 20-58 233c-18-35-47-62-92-62-114 0-237 145-237 289 0 94 54 159 132 159 20 0 70-5 128-74 9 40 42 74 89 74 36 0 59-23 74-56 16-34 29-94 29-97 0-11-9-11-11-11-11 0-11 5-13 18-18 65-36 123-76 123-27 0-29-24-29-44 0-25 2-32 6-47zM264 567c-4 18-4 20-20 38-42 54-83 69-110 69-49 0-65-53-65-91 0-50 32-173 56-218 30-58 74-94 115-94 65 0 78 81 78 87 0 5-2 12-4 16z">
            <text:p/>
          </draw:path>
          <draw:path draw:style-name="gr3" draw:text-style-name="P9" draw:layer="layout" svg:width="0.456cm" svg:height="0.638cm" svg:x="8.779cm" svg:y="4.996cm" svg:viewBox="0 0 457 639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olygon draw:style-name="gr3" draw:text-style-name="P9" draw:layer="layout" svg:width="1.076cm" svg:height="0.042cm" svg:x="8.217cm" svg:y="5.83cm" svg:viewBox="0 0 1077 43" draw:points="538,43 0,43 0,0 1077,0 1077,43">
            <text:p/>
          </draw:polygon>
          <draw:path draw:style-name="gr3" draw:text-style-name="P9" draw:layer="layout" svg:width="0.469cm" svg:height="0.696cm" svg:x="8.257cm" svg:y="6.087cm" svg:viewBox="0 0 470 697" svg:d="M470 11c0-2 0-11-13-11-14 0-108 9-126 11-6 0-13 5-13 18 0 14 9 14 25 14 47 0 49 6 49 15l-5 20-58 233c-18-35-47-62-92-62-114 0-237 145-237 289 0 94 54 159 132 159 20 0 70-5 128-74 9 40 42 74 89 74 36 0 59-23 74-56 16-34 29-94 29-97 0-11-9-11-11-11-11 0-11 5-13 18-18 65-36 123-76 123-27 0-29-24-29-44 0-25 2-32 6-47zM264 567c-4 18-4 20-20 38-42 54-83 69-110 69-49 0-65-53-65-91 0-50 32-173 56-218 30-58 74-94 115-94 65 0 78 81 78 87 0 5-2 12-4 16z">
            <text:p/>
          </draw:path>
          <draw:path draw:style-name="gr3" draw:text-style-name="P9" draw:layer="layout" svg:width="0.492cm" svg:height="0.447cm" svg:x="8.759cm" svg:y="6.33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9" draw:layer="layout" svg:width="0.485cm" svg:height="2.363cm" svg:x="9.444cm" svg:y="4.669cm" svg:viewBox="0 0 486 2364" svg:d="M486 1183c0-388-90-777-340-1073-21-23-56-63-97-99-13-11-15-11-29-11-11 0-20 0-20 9 0 4 4 9 7 11 33 36 101 101 165 209 159 253 233 573 233 952 0 266-35 607-199 900-78 142-161 222-202 265-2 2-4 4-4 9 0 9 9 9 20 9 14 0 16 0 32-16 331-300 434-751 434-1165z">
            <text:p/>
          </draw:path>
          <draw:path draw:style-name="gr3" draw:text-style-name="P9" draw:layer="layout" svg:width="0.371cm" svg:height="0.313cm" svg:x="10.168cm" svg:y="6.777cm" svg:viewBox="0 0 372 314" svg:d="M139 233c-7 22-29 61-65 61-2 0-22 0-38-9 29-9 31-34 31-39 0-15-11-26-27-26-20 0-40 17-40 42 0 36 38 52 72 52 33 0 60-20 78-50 18 36 56 50 83 50 81 0 121-88 121-108 0-9-9-9-11-9-9 0-9 5-12 14-15 47-58 83-96 83-27 0-42-18-42-45 0-18 18-81 35-159 16-54 45-70 70-70 0 0 22 0 36 9-20 7-29 25-29 38 0 16 11 27 26 27 16 0 41-13 41-42 0-41-45-52-74-52-34 0-63 22-76 49-14-29-45-49-83-49-79 0-123 85-123 105 0 9 9 9 11 9 9 0 11-2 13-11 18-54 61-83 97-83 22 0 40 11 40 45 0 13-9 49-13 72z">
            <text:p/>
          </draw:path>
          <draw:path draw:style-name="gr3" draw:text-style-name="P9" draw:layer="layout" svg:width="0.507cm" svg:height="0.187cm" svg:x="10.629cm" svg:y="6.815cm" svg:viewBox="0 0 508 188" svg:d="M484 34c9 0 24 0 24-18 0-16-15-16-24-16h-459c-9 0-25 0-25 16 0 18 16 18 27 18zM484 188c9 0 24 0 24-18s-15-18-24-18h-457c-11 0-27 0-27 18s16 18 25 18z">
            <text:p/>
          </draw:path>
          <draw:path draw:style-name="gr3" draw:text-style-name="P9" draw:layer="layout" svg:width="0.353cm" svg:height="0.313cm" svg:x="11.227cm" svg:y="6.777cm" svg:viewBox="0 0 354 314" svg:d="M251 40c-16-22-38-40-72-40-89 0-179 99-179 197 0 67 45 117 105 117 36 0 70-23 99-50 13 43 51 50 71 50 25 0 41-16 54-38 16-27 25-65 25-70 0-9-9-9-11-9-9 0-12 5-16 23-9 33-20 74-49 74-20 0-25-16-25-34 0-11 7-38 11-56 5-18 11-47 16-63l13-51c5-18 14-52 14-54 0-16-14-23-25-23s-27 9-31 27zM206 220c-4 20-20 33-36 47-6 4-33 27-62 27-27 0-52-18-52-68 0-36 20-114 36-141 31-56 67-65 87-65 49 0 61 52 61 61 0 2 0 6-3 9z">
            <text:p/>
          </draw:path>
          <draw:path draw:style-name="gr3" draw:text-style-name="P9" draw:layer="layout" svg:width="0.655cm" svg:height="0.232cm" svg:x="11.989cm" svg:y="5.73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92cm" svg:height="0.897cm" svg:x="13.024cm" svg:y="5.402cm" svg:viewBox="0 0 493 898" svg:d="M311 300h85c18 0 30 0 30-18 0-11-12-11-27-11h-83l20-114c4-20 18-90 25-101 9-20 26-34 47-34 4 0 29 0 47 18-43 3-52 38-52 52 0 25 18 36 36 36 25 0 54-23 54-61 0-45-45-67-85-67-34 0-97 18-126 117-7 20-9 29-33 154h-68c-20 0-29 0-29 18 0 11 7 11 27 11h65l-74 390c-18 96-36 186-85 186-4 0-29 0-49-18 47-2 56-38 56-54 0-22-18-33-38-33-25 0-54 22-54 58 0 45 43 69 85 69 54 0 92-58 110-96 31-63 56-181 56-188z">
            <text:p/>
          </draw:path>
          <draw:path draw:style-name="gr3" draw:text-style-name="P9" draw:layer="layout" svg:width="0.174cm" svg:height="0.357cm" svg:x="13.593cm" svg:y="5.305cm" svg:viewBox="0 0 175 358" svg:d="M168 60c7-11 7-17 7-22 0-22-18-38-41-38-26 0-35 22-38 34l-92 300c-2 0-4 9-4 9 0 9 22 15 27 15 4 0 7 0 11-11z">
            <text:p/>
          </draw:path>
          <draw:path draw:style-name="gr3" draw:text-style-name="P9" draw:layer="layout" svg:width="0.23cm" svg:height="0.985cm" svg:x="13.933cm" svg:y="5.359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451cm" svg:height="0.447cm" svg:x="14.258cm" svg:y="5.662cm" svg:viewBox="0 0 452 448" svg:d="M329 63c-18-36-47-63-92-63-114 0-237 146-237 289 0 94 54 159 132 159 20 0 70-4 128-74 9 40 42 74 89 74 36 0 59-22 74-54 16-36 29-96 29-98 0-9-9-9-11-9-11 0-11 2-13 18-18 62-36 121-76 121-27 0-29-25-29-45 0-23 2-29 13-74 11-40 11-52 20-87l36-139c7-29 7-29 7-34 0-18-12-27-27-27-25 0-41 23-43 43zM264 320c-4 18-4 18-20 36-42 54-83 70-110 70-51 0-65-54-65-92 0-49 32-173 56-217 30-59 74-95 115-95 65 0 78 81 78 88 0 4-2 11-4 15z">
            <text:p/>
          </draw:path>
          <draw:path draw:style-name="gr3" draw:text-style-name="P9" draw:layer="layout" svg:width="0.23cm" svg:height="0.985cm" svg:x="14.795cm" svg:y="5.359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</draw:g>
        <draw:g xml:id="id11" draw:id="id11">
          <svg:title>TexMaths</svg:title>
          <svg:desc>28§display§= \lim_{{h}\rightarrow 0} \left[ \frac{ f( a + h ) - f( a ) }{h} \right]§svg§600§FALSE§</svg:desc>
          <draw:polygon draw:style-name="gr2" draw:text-style-name="P8" draw:layer="layout" svg:width="10.492cm" svg:height="2.263cm" svg:x="15.625cm" svg:y="4.721cm" svg:viewBox="0 0 10493 2264" draw:points="5246,2264 0,2264 0,0 10493,0 10493,2264">
            <text:p/>
          </draw:polygon>
          <draw:path draw:style-name="gr3" draw:text-style-name="P9" draw:layer="layout" svg:width="0.655cm" svg:height="0.232cm" svg:x="15.632cm" svg:y="5.73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221cm" svg:height="0.684cm" svg:x="16.783cm" svg:y="5.416cm" svg:viewBox="0 0 222 685" svg:d="M143 0l-143 11v32c69 0 78 6 78 53v513c0 45-11 45-78 45v31c34-2 85-2 110-2 24 0 74 0 112 2v-31c-67 0-79 0-79-45z">
            <text:p/>
          </draw:path>
          <draw:path draw:style-name="gr3" draw:text-style-name="P9" draw:layer="layout" svg:width="0.212cm" svg:height="0.66cm" svg:x="17.056cm" svg:y="5.44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9" draw:layer="layout" svg:width="0.77cm" svg:height="0.436cm" svg:x="17.327cm" svg:y="5.664cm" svg:viewBox="0 0 771 437" svg:d="M76 96v267c0 42-9 42-76 42v32c34 0 85-2 112-2 25 0 76 2 110 2v-32c-65 0-76 0-76-42v-184c0-103 69-157 132-157 62 0 74 54 74 110v231c0 42-12 42-79 42v32c36 0 85-2 112-2s79 2 112 2v-32c-67 0-78 0-78-42v-184c0-103 72-157 134-157 61 0 72 54 72 110v231c0 42-11 42-76 42v32c33 0 85-2 112-2 24 0 76 2 110 2v-32c-52 0-77 0-77-29v-188c0-85 0-116-31-152-13-16-47-36-103-36-83 0-128 58-143 96-14-85-88-96-133-96-71 0-118 43-145 103v-103l-139 11v32c69 0 76 6 76 53z">
            <text:p/>
          </draw:path>
          <draw:path draw:style-name="gr3" draw:text-style-name="P9" draw:layer="layout" svg:width="0.378cm" svg:height="0.487cm" svg:x="16.667cm" svg:y="6.262cm" svg:viewBox="0 0 379 488" svg:d="M166 20c0 0 2-9 2-11s-2-9-11-9c-14 0-72 4-90 7-4 0-13 2-13 15 0 12 9 12 18 12 31 0 31 4 31 9 0 4 0 9-2 15l-97 392c-4 11-4 14-4 16 0 9 9 22 25 22 6 0 20-4 27-20 2-2 8-29 11-42l18-61c2-11 9-38 11-47 7-27 7-29 20-49 22-36 56-74 110-74 40 0 42 31 42 47 0 42-31 119-42 148-7 20-9 27-9 38 0 36 29 60 65 60 69 0 101-96 101-107 0-9-9-9-12-9-11 0-11 4-13 11-16 56-47 85-74 85-16 0-18-9-18-25 0-15 5-24 16-56 9-22 38-94 38-134 0-11 0-40-27-58-11-11-31-20-63-20-51 0-87 29-114 58z">
            <text:p/>
          </draw:path>
          <draw:path draw:style-name="gr3" draw:text-style-name="P9" draw:layer="layout" svg:width="0.68cm" svg:height="0.364cm" svg:x="17.128cm" svg:y="6.388cm" svg:viewBox="0 0 681 365" svg:d="M582 199c-87 65-98 155-98 155 0 11 7 11 16 11 13 0 15 0 17-11 5-18 16-63 52-101 40-42 76-51 105-60 3-3 7-7 7-9 0-7-4-9-13-12-101-31-135-103-151-163-2-9-6-9-17-9-9 0-16 0-16 11 0 0 7 47 40 94 16 25 36 45 58 61h-555c-11 0-27 0-27 15 0 18 16 18 27 18z">
            <text:p/>
          </draw:path>
          <draw:path draw:style-name="gr3" draw:text-style-name="P9" draw:layer="layout" svg:width="0.322cm" svg:height="0.472cm" svg:x="17.896cm" svg:y="6.285cm" svg:viewBox="0 0 323 473" svg:d="M323 240c0-76-9-132-43-180-20-33-63-60-119-60-161 0-161 188-161 240 0 49 0 233 161 233 162 0 162-184 162-233zM161 455c-31 0-74-20-87-76-11-41-11-99-11-148 0-52 0-103 11-141 13-56 58-70 87-70 38 0 74 23 85 63 12 36 12 87 12 148 0 49 0 100-9 145-14 63-61 79-88 79z">
            <text:p/>
          </draw:path>
          <draw:polygon draw:style-name="gr3" draw:text-style-name="P9" draw:layer="layout" svg:width="0.261cm" svg:height="2.362cm" svg:x="18.663cm" svg:y="4.672cm" svg:viewBox="0 0 262 2363" draw:points="0,2363 262,2363 262,2309 54,2309 54,54 262,54 262,0 0,0">
            <text:p/>
          </draw:polygon>
          <draw:path draw:style-name="gr3" draw:text-style-name="P9" draw:layer="layout" svg:width="0.492cm" svg:height="0.897cm" svg:x="19.106cm" svg:y="4.739cm" svg:viewBox="0 0 493 898" svg:d="M311 300h86c17 0 29 0 29-18 0-11-12-11-27-11h-83l22-114c2-20 16-90 23-101 9-20 27-34 47-34 4 0 29 0 47 18-43 3-52 38-52 52 0 24 18 36 36 36 25 0 54-23 54-61 0-45-45-67-85-67-34 0-97 18-126 116-6 21-9 30-33 155h-68c-20 0-29 0-29 18 0 11 7 11 27 11h65l-74 390c-18 96-36 186-85 186-4 0-29 0-49-18 47-2 56-38 56-54 0-22-18-34-38-34-25 0-54 23-54 59 0 45 43 69 85 69 54 0 92-58 110-96 33-63 56-182 56-188z">
            <text:p/>
          </draw:path>
          <draw:path draw:style-name="gr3" draw:text-style-name="P9" draw:layer="layout" svg:width="0.23cm" svg:height="0.985cm" svg:x="19.738cm" svg:y="4.694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9" draw:layer="layout" svg:width="0.452cm" svg:height="0.447cm" svg:x="20.063cm" svg:y="4.999cm" svg:viewBox="0 0 453 448" svg:d="M329 63c-18-36-47-63-92-63-114 0-237 146-237 289 0 94 54 159 132 159 20 0 70-5 128-74 9 40 42 74 89 74 36 0 59-22 74-54 16-36 30-96 30-98 0-9-9-9-12-9-9 0-11 2-13 18-18 62-36 121-76 121-27 0-29-25-29-45 0-23 2-29 13-74 11-40 11-52 20-87l36-139c7-29 7-29 7-34 0-18-11-27-27-27-25 0-40 23-43 43zM264 320c-4 18-4 18-18 36-44 54-85 70-112 70-49 0-65-54-65-92 0-50 32-173 56-218 30-58 74-94 115-94 65 0 78 81 78 88 0 4-2 11-4 15z">
            <text:p/>
          </draw:path>
          <draw:path draw:style-name="gr3" draw:text-style-name="P9" draw:layer="layout" svg:width="0.655cm" svg:height="0.658cm" svg:x="20.818cm" svg:y="4.8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9" draw:layer="layout" svg:width="0.485cm" svg:height="0.696cm" svg:x="21.801cm" svg:y="4.75cm" svg:viewBox="0 0 486 697" svg:d="M228 11c0-2 0-11-11-11-22 0-96 9-121 9-9 2-20 2-20 20 0 14 9 14 25 14 47 0 49 6 49 15l-2 20-144 569c-4 14-4 16-4 20 0 25 20 30 29 30 16 0 31-14 36-27l20-74 20-90c7-22 14-42 18-65 2-6 9-40 11-45 3-9 34-65 68-91 20-16 51-34 94-34 42 0 53 34 53 69 0 52-38 159-62 220-7 22-11 36-11 56 0 45 33 81 80 81 92 0 130-146 130-153 0-11-9-11-13-11-9 0-9 5-14 18-15 54-47 123-101 123-18 0-24-9-24-33 0-25 9-47 18-70 15-42 60-159 60-217 0-63-40-105-114-105-63 0-110 31-146 76z">
            <text:p/>
          </draw:path>
          <draw:path draw:style-name="gr3" draw:text-style-name="P9" draw:layer="layout" svg:width="0.23cm" svg:height="0.985cm" svg:x="22.37cm" svg:y="4.694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3" draw:text-style-name="P9" draw:layer="layout" svg:width="0.602cm" svg:height="0.042cm" svg:x="22.997cm" svg:y="5.167cm" svg:viewBox="0 0 603 43" svg:d="M569 43c16 0 34 0 34-23 0-20-18-20-34-20h-535c-16 0-34 0-34 20 0 23 18 23 34 23z">
            <text:p/>
          </draw:path>
          <draw:path draw:style-name="gr3" draw:text-style-name="P9" draw:layer="layout" svg:width="0.492cm" svg:height="0.897cm" svg:x="23.952cm" svg:y="4.739cm" svg:viewBox="0 0 493 898" svg:d="M311 300h86c17 0 29 0 29-18 0-11-12-11-27-11h-83l22-114c2-20 16-90 23-101 9-20 27-34 47-34 4 0 29 0 47 18-43 3-52 38-52 52 0 24 18 36 36 36 25 0 54-23 54-61 0-45-45-67-85-67-34 0-97 18-126 116-6 21-9 30-33 155h-68c-20 0-29 0-29 18 0 11 7 11 27 11h65l-74 390c-18 96-36 186-85 186-4 0-29 0-49-18 47-2 56-38 56-54 0-22-18-34-38-34-25 0-54 23-54 59 0 45 43 69 85 69 54 0 92-58 110-96 33-63 56-182 56-188z">
            <text:p/>
          </draw:path>
          <draw:path draw:style-name="gr3" draw:text-style-name="P9" draw:layer="layout" svg:width="0.23cm" svg:height="0.985cm" svg:x="24.585cm" svg:y="4.694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9" draw:layer="layout" svg:width="0.452cm" svg:height="0.447cm" svg:x="24.91cm" svg:y="4.999cm" svg:viewBox="0 0 453 448" svg:d="M329 63c-18-36-47-63-92-63-114 0-237 146-237 289 0 94 54 159 132 159 20 0 70-5 128-74 9 40 42 74 89 74 36 0 59-22 74-54 16-36 30-96 30-98 0-9-9-9-12-9-9 0-11 2-13 18-18 62-36 121-76 121-27 0-29-25-29-45 0-23 2-29 13-74 11-40 11-52 20-87l36-139c7-29 7-29 7-34 0-18-11-27-27-27-25 0-40 23-43 43zM264 320c-4 18-4 18-18 36-44 54-85 70-112 70-49 0-65-54-65-92 0-50 32-173 56-218 30-58 74-94 115-94 65 0 78 81 78 88 0 4-2 11-4 15z">
            <text:p/>
          </draw:path>
          <draw:path draw:style-name="gr3" draw:text-style-name="P9" draw:layer="layout" svg:width="0.23cm" svg:height="0.985cm" svg:x="25.446cm" svg:y="4.694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3" draw:text-style-name="P9" draw:layer="layout" svg:width="6.722cm" svg:height="0.042cm" svg:x="19.055cm" svg:y="5.832cm" svg:viewBox="0 0 6723 43" draw:points="3360,43 0,43 0,0 6723,0 6723,43">
            <text:p/>
          </draw:polygon>
          <draw:path draw:style-name="gr3" draw:text-style-name="P9" draw:layer="layout" svg:width="0.485cm" svg:height="0.696cm" svg:x="22.184cm" svg:y="6.09cm" svg:viewBox="0 0 486 697" svg:d="M228 11c0-2 0-11-11-11-24 0-96 9-121 9-9 2-20 2-20 20 0 14 9 14 25 14 47 0 49 6 49 15l-2 20-144 569c-4 14-4 16-4 20 0 25 20 30 29 30 16 0 31-14 36-27l18-74 22-90c7-22 11-42 18-65 2-6 9-40 11-45 3-9 34-65 68-91 20-16 51-34 94-34 42 0 53 34 53 69 0 52-38 159-62 220-7 22-11 36-11 56 0 45 33 81 80 81 92 0 130-146 130-153 0-11-9-11-13-11-9 0-9 5-14 18-15 54-47 123-101 123-18 0-24-9-24-33 0-25 9-47 18-70 15-42 60-159 60-217 0-63-40-105-114-105-63 0-110 31-146 76z">
            <text:p/>
          </draw:path>
          <draw:polygon draw:style-name="gr3" draw:text-style-name="P9" draw:layer="layout" svg:width="0.261cm" svg:height="2.362cm" svg:x="25.905cm" svg:y="4.672cm" svg:viewBox="0 0 262 2363" draw:points="206,2309 0,2309 0,2363 262,2363 262,0 0,0 0,54 206,54">
            <text:p/>
          </draw:polygon>
        </draw:g>
        <draw:g xml:id="id13" draw:id="id13">
          <svg:title>TexMaths</svg:title>
          <svg:desc>28§display§(x_1, y_1)§svg§600§FALSE§</svg:desc>
          <draw:polygon draw:style-name="gr2" draw:text-style-name="P8" draw:layer="layout" svg:width="2.935cm" svg:height="0.886cm" svg:x="12.589cm" svg:y="7.717cm" svg:viewBox="0 0 2936 887" draw:points="1467,887 0,887 0,0 2936,0 2936,887">
            <text:p/>
          </draw:polygon>
          <draw:path draw:style-name="gr3" draw:text-style-name="P9" draw:layer="layout" svg:width="0.23cm" svg:height="0.985cm" svg:x="12.636cm" svg:y="7.668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3" draw:text-style-name="P9" draw:layer="layout" svg:width="0.492cm" svg:height="0.447cm" svg:x="12.952cm" svg:y="7.971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9 0-54-32-54-65 0-23 7-43 18-88z">
            <text:p/>
          </draw:path>
          <draw:path draw:style-name="gr3" draw:text-style-name="P9" draw:layer="layout" svg:width="0.252cm" svg:height="0.458cm" svg:x="13.559cm" svg:y="8.096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9" draw:layer="layout" svg:width="0.115cm" svg:height="0.295cm" svg:x="14.011cm" svg:y="8.30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3" draw:text-style-name="P9" draw:layer="layout" svg:width="0.456cm" svg:height="0.638cm" svg:x="14.392cm" svg:y="7.971cm" svg:viewBox="0 0 457 639" svg:d="M452 61c5-14 5-16 5-23 0-18-16-27-29-27-11 0-27 5-36 20-2 5-9 36-14 54-6 25-13 52-20 79l-44 179c-3 13-45 83-110 83-52 0-63-43-63-81 0-45 18-105 52-193 15-40 17-51 17-71 0-45-31-81-80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3 0 204-90 231-202z">
            <text:p/>
          </draw:path>
          <draw:path draw:style-name="gr3" draw:text-style-name="P9" draw:layer="layout" svg:width="0.252cm" svg:height="0.458cm" svg:x="14.92cm" svg:y="8.096cm" svg:viewBox="0 0 253 459" svg:d="M157 20c0-20 0-20-20-20-45 43-108 45-137 45v24c16 0 63 0 101-20v354c0 23 0 32-70 32h-27v24c14 0 99-2 124-2 22 0 109 2 125 2v-24h-27c-69 0-69-9-69-32z">
            <text:p/>
          </draw:path>
          <draw:path draw:style-name="gr3" draw:text-style-name="P9" draw:layer="layout" svg:width="0.23cm" svg:height="0.985cm" svg:x="15.343cm" svg:y="7.668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 xml:id="id14" draw:id="id14">
          <svg:title>TexMaths</svg:title>
          <svg:desc>28§display§y = f(x)§svg§600§FALSE§</svg:desc>
          <draw:polygon draw:style-name="gr2" draw:text-style-name="P8" draw:layer="layout" svg:width="3.55cm" svg:height="0.886cm" svg:x="21.209cm" svg:y="7.718cm" svg:viewBox="0 0 3551 887" draw:points="1776,887 0,887 0,0 3551,0 3551,887">
            <text:p/>
          </draw:polygon>
          <draw:path draw:style-name="gr3" draw:text-style-name="P9" draw:layer="layout" svg:width="0.456cm" svg:height="0.638cm" svg:x="21.189cm" svg:y="7.972cm" svg:viewBox="0 0 457 639" svg:d="M453 61c4-14 4-16 4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3 0 204-90 231-202z">
            <text:p/>
          </draw:path>
          <draw:path draw:style-name="gr3" draw:text-style-name="P9" draw:layer="layout" svg:width="0.655cm" svg:height="0.232cm" svg:x="22.007cm" svg:y="8.04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92cm" svg:height="0.898cm" svg:x="23.042cm" svg:y="7.714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2 56-181 56-188z">
            <text:p/>
          </draw:path>
          <draw:path draw:style-name="gr3" draw:text-style-name="P9" draw:layer="layout" svg:width="0.23cm" svg:height="0.985cm" svg:x="23.676cm" svg:y="7.66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492cm" svg:height="0.447cm" svg:x="23.989cm" svg:y="7.97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3" draw:text-style-name="P9" draw:layer="layout" svg:width="0.23cm" svg:height="0.985cm" svg:x="24.578cm" svg:y="7.669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16" draw:id="id16">
          <svg:title>TexMaths</svg:title>
          <svg:desc>28§display§(x_1, y_1)§svg§600§FALSE§</svg:desc>
          <draw:polygon draw:style-name="gr2" draw:text-style-name="P8" draw:layer="layout" svg:width="2.935cm" svg:height="0.886cm" svg:x="17.59cm" svg:y="9.317cm" svg:viewBox="0 0 2936 887" draw:points="1467,887 0,887 0,0 2936,0 2936,887">
            <text:p/>
          </draw:polygon>
          <draw:path draw:style-name="gr3" draw:text-style-name="P9" draw:layer="layout" svg:width="0.23cm" svg:height="0.985cm" svg:x="17.637cm" svg:y="9.268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3" draw:text-style-name="P9" draw:layer="layout" svg:width="0.492cm" svg:height="0.447cm" svg:x="17.953cm" svg:y="9.571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9 0-54-32-54-65 0-23 7-43 18-88z">
            <text:p/>
          </draw:path>
          <draw:path draw:style-name="gr3" draw:text-style-name="P9" draw:layer="layout" svg:width="0.252cm" svg:height="0.458cm" svg:x="18.56cm" svg:y="9.696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9" draw:layer="layout" svg:width="0.115cm" svg:height="0.295cm" svg:x="19.012cm" svg:y="9.90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3" draw:text-style-name="P9" draw:layer="layout" svg:width="0.456cm" svg:height="0.638cm" svg:x="19.393cm" svg:y="9.571cm" svg:viewBox="0 0 457 639" svg:d="M452 61c5-14 5-16 5-23 0-18-16-27-29-27-11 0-27 5-36 20-2 5-9 36-14 54-6 25-13 52-20 79l-44 179c-3 13-45 83-110 83-52 0-63-43-63-81 0-45 18-105 52-193 15-40 17-51 17-71 0-45-31-81-80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3 0 204-90 231-202z">
            <text:p/>
          </draw:path>
          <draw:path draw:style-name="gr3" draw:text-style-name="P9" draw:layer="layout" svg:width="0.252cm" svg:height="0.458cm" svg:x="19.921cm" svg:y="9.696cm" svg:viewBox="0 0 253 459" svg:d="M157 20c0-20 0-20-20-20-45 43-108 45-137 45v24c16 0 63 0 101-20v354c0 23 0 32-70 32h-27v24c14 0 99-2 124-2 22 0 109 2 125 2v-24h-27c-69 0-69-9-69-32z">
            <text:p/>
          </draw:path>
          <draw:path draw:style-name="gr3" draw:text-style-name="P9" draw:layer="layout" svg:width="0.23cm" svg:height="0.985cm" svg:x="20.344cm" svg:y="9.268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 xml:id="id19" draw:id="id19">
          <svg:title>TexMaths</svg:title>
          <svg:desc>28§display§m = \left[ \frac{dy}{dx} \right]_{(x_1, y_1)} = \left[ f'(x) \right]_{(x_1, y_1)}§svg§600§FALSE§</svg:desc>
          <draw:polygon draw:style-name="gr2" draw:text-style-name="P8" draw:layer="layout" svg:width="13.373cm" svg:height="2.484cm" svg:x="5.009cm" svg:y="12.418cm" svg:viewBox="0 0 13374 2485" draw:points="6687,2485 0,2485 0,0 13374,0 13374,2485">
            <text:p/>
          </draw:polygon>
          <draw:path draw:style-name="gr3" draw:text-style-name="P9" draw:layer="layout" svg:width="0.808cm" svg:height="0.447cm" svg:x="4.989cm" svg:y="13.361cm" svg:viewBox="0 0 809 448" svg:d="M58 378c-2 16-9 38-9 43 0 18 14 27 29 27 12 0 30-9 36-27 2-2 14-49 18-74l23-89c6-21 11-43 17-65 3-18 12-47 12-50 15-31 67-121 161-121 45 0 54 36 54 70 0 24-7 51-16 80l-27 115-20 76c-4 20-11 53-11 58 0 18 13 27 27 27 31 0 38-25 45-56 13-56 51-199 60-240 2-11 54-130 161-130 43 0 54 34 54 70 0 56-40 168-60 221-9 23-14 34-14 54 0 47 34 81 81 81 94 0 130-143 130-152s-9-9-11-9c-12 0-12 2-16 18-16 51-47 120-101 120-18 0-25-9-25-31 0-25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3" draw:text-style-name="P9" draw:layer="layout" svg:width="0.655cm" svg:height="0.232cm" svg:x="6.152cm" svg:y="13.435cm" svg:viewBox="0 0 656 233" svg:d="M623 40c15 0 33 0 33-20s-18-20-31-20h-591c-16 0-34 0-34 20s18 20 34 20zM625 233c13 0 31 0 31-20s-18-20-33-20h-589c-16 0-34 0-34 20s18 20 34 20z">
            <text:p/>
          </draw:path>
          <draw:polygon draw:style-name="gr3" draw:text-style-name="P9" draw:layer="layout" svg:width="0.261cm" svg:height="2.361cm" svg:x="7.382cm" svg:y="12.369cm" svg:viewBox="0 0 262 2362" draw:points="0,2362 262,2362 262,2309 54,2309 54,54 262,54 262,0 0,0">
            <text:p/>
          </draw:polygon>
          <draw:path draw:style-name="gr3" draw:text-style-name="P9" draw:layer="layout" svg:width="0.469cm" svg:height="0.695cm" svg:x="7.836cm" svg:y="12.447cm" svg:viewBox="0 0 470 696" svg:d="M470 11c0-2 0-11-13-11s-108 9-125 11c-7 0-14 5-14 18 0 14 9 14 25 14 47 0 49 6 49 15l-4 20-59 233c-18-36-47-62-92-62-114 0-237 145-237 288 0 94 54 159 132 159 20 0 70-4 128-74 9 41 42 74 89 74 36 0 59-22 74-56 16-33 30-94 30-96 0-11-9-11-12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3" draw:text-style-name="P9" draw:layer="layout" svg:width="0.456cm" svg:height="0.637cm" svg:x="8.336cm" svg:y="12.696cm" svg:viewBox="0 0 457 638" svg:d="M453 60c4-13 4-15 4-22 0-18-16-27-29-27-11 0-27 5-36 20-2 5-9 36-13 54-7 25-14 52-21 78l-44 180c-3 13-45 82-112 82-50 0-61-42-61-80 0-45 18-105 52-193 15-40 18-51 18-71 0-45-32-81-81-81-94 0-130 143-130 152s9 9 11 9c11 0 11-2 16-18 27-91 67-121 101-121 6 0 24 0 24 32 0 24-9 49-18 69-38 103-56 161-56 206 0 87 63 119 121 119 38 0 72-18 99-45-11 52-25 99-63 152-27 34-65 63-110 63-13 0-58-4-73-43 15 0 26 0 40-11 11-9 20-22 20-40 0-31-27-36-36-36-22 0-56 16-56 65s45 85 105 85c104 0 204-89 231-201z">
            <text:p/>
          </draw:path>
          <draw:polygon draw:style-name="gr3" draw:text-style-name="P9" draw:layer="layout" svg:width="1.077cm" svg:height="0.042cm" svg:x="7.774cm" svg:y="13.529cm" svg:viewBox="0 0 1078 43" draw:points="538,43 0,43 0,0 1078,0 1078,43">
            <text:p/>
          </draw:polygon>
          <draw:path draw:style-name="gr3" draw:text-style-name="P9" draw:layer="layout" svg:width="0.469cm" svg:height="0.695cm" svg:x="7.814cm" svg:y="13.786cm" svg:viewBox="0 0 470 696" svg:d="M470 11c0-2 0-11-13-11s-108 9-125 11c-7 0-14 5-14 18 0 14 9 14 25 14 47 0 49 6 49 15l-4 20-59 233c-18-36-47-62-92-62-114 0-237 145-237 288 0 94 54 159 132 159 20 0 70-4 128-74 9 41 42 74 89 74 36 0 59-22 74-56 16-33 30-94 30-96 0-11-9-11-12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3" draw:text-style-name="P9" draw:layer="layout" svg:width="0.492cm" svg:height="0.447cm" svg:x="8.314cm" svg:y="14.03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4 65 65 0 101-70 103-76 11 38 47 76 108 76 100 0 156-128 156-152 0-9-8-9-11-9-9 0-11 2-13 9-32 107-101 129-132 129-38 0-54-31-54-64 0-23 7-43 18-88z">
            <text:p/>
          </draw:path>
          <draw:polygon draw:style-name="gr3" draw:text-style-name="P9" draw:layer="layout" svg:width="0.261cm" svg:height="2.361cm" svg:x="8.981cm" svg:y="12.369cm" svg:viewBox="0 0 262 2362" draw:points="206,2309 0,2309 0,2362 262,2362 262,0 0,0 0,54 206,54">
            <text:p/>
          </draw:polygon>
          <draw:path draw:style-name="gr3" draw:text-style-name="P9" draw:layer="layout" svg:width="0.18cm" svg:height="0.689cm" svg:x="9.566cm" svg:y="14.263cm" svg:viewBox="0 0 181 690" svg:d="M168 0c-132 92-168 240-168 345 0 96 29 248 168 345 4 0 13 0 13-7 0-5-2-7-6-11-94-83-128-202-128-327 0-186 72-278 130-329 2-3 4-5 4-7 0-9-9-9-13-9z">
            <text:p/>
          </draw:path>
          <draw:path draw:style-name="gr3" draw:text-style-name="P9" draw:layer="layout" svg:width="0.371cm" svg:height="0.312cm" svg:x="9.826cm" svg:y="14.476cm" svg:viewBox="0 0 372 313" svg:d="M139 233c-7 22-29 60-65 60-2 0-22 0-38-9 29-9 31-33 31-38 0-15-11-27-27-27-20 0-40 18-40 43 0 36 38 51 72 51 33 0 60-20 78-49 18 36 56 49 83 49 81 0 121-87 121-107 0-9-9-9-11-9-9 0-9 5-11 13-16 48-59 83-97 83-27 0-42-18-42-44 0-18 18-81 36-159 15-54 44-70 69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ath draw:style-name="gr3" draw:text-style-name="P9" draw:layer="layout" svg:width="0.203cm" svg:height="0.328cm" svg:x="10.31cm" svg:y="14.55cm" svg:viewBox="0 0 204 329" svg:d="M128 16c0-16-3-16-18-16-36 31-92 31-101 31h-9v23h9c11 0 43-2 72-14v247c0 15 0 22-52 22h-25v20c27-2 72-2 99-2 29 0 74 0 101 2v-20h-25c-51 0-51-7-51-22z">
            <text:p/>
          </draw:path>
          <draw:path draw:style-name="gr3" draw:text-style-name="P9" draw:layer="layout" svg:width="0.089cm" svg:height="0.214cm" svg:x="10.702cm" svg:y="14.7cm" svg:viewBox="0 0 90 215" svg:d="M69 69c0 38-6 83-53 128-5 2-7 5-7 7 0 6 7 11 11 11 9 0 70-56 70-139 0-42-18-76-50-76-22 0-40 18-40 40 0 23 16 41 40 41 18 0 29-12 29-12z">
            <text:p/>
          </draw:path>
          <draw:path draw:style-name="gr3" draw:text-style-name="P9" draw:layer="layout" svg:width="0.355cm" svg:height="0.445cm" svg:x="10.89cm" svg:y="14.476cm" svg:viewBox="0 0 356 446" svg:d="M354 45c2-11 2-11 2-16 0-13-11-22-22-22-9 0-23 4-29 18-3 2-9 24-12 38l-15 58c-2 18-25 103-27 112 0 0-31 60-85 60-47 0-47-44-47-58 0-38 15-80 36-134 9-23 13-29 13-43 0-33-29-58-67-58-70 0-101 94-101 105 0 9 9 9 11 9 11 0 11-2 14-11 18-56 47-83 74-83 13 0 17 7 17 23 0 17-6 31-8 40-34 85-41 112-41 141 0 11 0 45 27 67 20 18 49 20 70 20 26 0 51-9 73-31-8 38-15 67-44 103-18 22-47 45-83 45-5 0-38 0-52-23 36-4 36-38 36-38 0-22-20-27-27-27-15 0-40 14-40 45 0 36 33 61 83 61 69 0 157-54 177-139z">
            <text:p/>
          </draw:path>
          <draw:path draw:style-name="gr3" draw:text-style-name="P9" draw:layer="layout" svg:width="0.203cm" svg:height="0.328cm" svg:x="11.327cm" svg:y="14.55cm" svg:viewBox="0 0 204 329" svg:d="M128 16c0-16-3-16-18-16-36 31-92 31-101 31h-9v23h9c11 0 43-2 72-14v247c0 15 0 22-52 22h-25v20c27-2 72-2 99-2 29 0 74 0 101 2v-20h-25c-51 0-51-7-51-22z">
            <text:p/>
          </draw:path>
          <draw:path draw:style-name="gr3" draw:text-style-name="P9" draw:layer="layout" svg:width="0.18cm" svg:height="0.689cm" svg:x="11.69cm" svg:y="14.263cm" svg:viewBox="0 0 181 690" svg:d="M13 0c-4 0-13 0-13 9 0 2 2 4 7 9 60 56 125 148 125 327 0 143-45 253-119 320-13 13-13 13-13 18 0 2 2 7 9 7 9 0 74-45 121-132 31-56 51-133 51-213 0-96-29-249-168-345z">
            <text:p/>
          </draw:path>
          <draw:path draw:style-name="gr3" draw:text-style-name="P9" draw:layer="layout" svg:width="0.655cm" svg:height="0.232cm" svg:x="12.326cm" svg:y="13.435cm" svg:viewBox="0 0 656 233" svg:d="M623 40c15 0 33 0 33-20s-18-20-31-20h-591c-16 0-34 0-34 20s18 20 34 20zM625 233c13 0 31 0 31-20s-18-20-33-20h-589c-16 0-34 0-34 20s18 20 34 20z">
            <text:p/>
          </draw:path>
          <draw:polygon draw:style-name="gr3" draw:text-style-name="P9" draw:layer="layout" svg:width="0.136cm" svg:height="0.984cm" svg:x="13.426cm" svg:y="13.059cm" svg:viewBox="0 0 137 985" draw:points="137,985 137,947 40,947 40,40 137,40 137,0 0,0 0,985">
            <text:p/>
          </draw:polygon>
          <draw:path draw:style-name="gr3" draw:text-style-name="P9" draw:layer="layout" svg:width="0.492cm" svg:height="0.897cm" svg:x="13.636cm" svg:y="13.101cm" svg:viewBox="0 0 493 898" svg:d="M311 300h86c17 0 29 0 29-18 0-11-12-11-27-11h-83l20-114c5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8 0 45 43 70 85 70 54 0 92-58 110-96 34-63 56-182 56-188z">
            <text:p/>
          </draw:path>
          <draw:path draw:style-name="gr3" draw:text-style-name="P9" draw:layer="layout" svg:width="0.174cm" svg:height="0.357cm" svg:x="14.205cm" svg:y="13.005cm" svg:viewBox="0 0 175 358" svg:d="M168 60c7-11 7-17 7-22 0-22-20-38-41-38-26 0-35 22-38 34l-92 300c-2 0-4 9-4 9 0 9 22 15 27 15 4 0 7 0 11-11z">
            <text:p/>
          </draw:path>
          <draw:path draw:style-name="gr3" draw:text-style-name="P9" draw:layer="layout" svg:width="0.23cm" svg:height="0.984cm" svg:x="14.546cm" svg:y="13.05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492cm" svg:height="0.447cm" svg:x="14.86cm" svg:y="13.36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4 65 65 0 101-70 103-76 11 38 47 76 108 76 100 0 156-128 156-152 0-9-8-9-11-9-9 0-11 2-13 9-32 107-99 129-132 129-38 0-54-31-54-64 0-23 7-43 18-88z">
            <text:p/>
          </draw:path>
          <draw:path draw:style-name="gr3" draw:text-style-name="P9" draw:layer="layout" svg:width="0.23cm" svg:height="0.984cm" svg:x="15.449cm" svg:y="13.059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olygon draw:style-name="gr3" draw:text-style-name="P9" draw:layer="layout" svg:width="0.136cm" svg:height="0.984cm" svg:x="15.796cm" svg:y="13.059cm" svg:viewBox="0 0 137 985" draw:points="137,0 0,0 0,40 96,40 96,947 0,947 0,985 137,985">
            <text:p/>
          </draw:polygon>
          <draw:path draw:style-name="gr3" draw:text-style-name="P9" draw:layer="layout" svg:width="0.18cm" svg:height="0.689cm" svg:x="16.128cm" svg:y="13.574cm" svg:viewBox="0 0 181 690" svg:d="M168 0c-132 92-168 240-168 345 0 96 29 248 168 345 4 0 13 0 13-7 0-5-2-7-6-11-94-83-128-202-128-327 0-186 72-278 130-329 2-3 4-5 4-7 0-9-9-9-13-9z">
            <text:p/>
          </draw:path>
          <draw:path draw:style-name="gr3" draw:text-style-name="P9" draw:layer="layout" svg:width="0.371cm" svg:height="0.312cm" svg:x="16.39cm" svg:y="13.786cm" svg:viewBox="0 0 372 313" svg:d="M139 233c-7 22-29 60-65 60-2 0-22 0-38-9 29-9 31-33 31-38 0-15-11-27-27-27-20 0-40 18-40 43 0 36 38 51 74 51 31 0 58-20 76-49 18 36 56 49 83 49 81 0 121-87 121-107 0-9-9-9-11-9-9 0-9 5-11 13-16 48-56 83-97 83-27 0-42-18-42-44 0-18 18-81 36-159 15-54 47-70 69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3" draw:text-style-name="P9" draw:layer="layout" svg:width="0.203cm" svg:height="0.328cm" svg:x="16.874cm" svg:y="13.86cm" svg:viewBox="0 0 204 329" svg:d="M128 16c0-16-3-16-18-16-36 31-92 31-101 31h-9v23h9c11 0 43-2 72-14v247c0 15 0 22-52 22h-25v20c27-2 72-2 99-2 29 0 74 0 101 2v-20h-25c-51 0-51-7-51-22z">
            <text:p/>
          </draw:path>
          <draw:path draw:style-name="gr3" draw:text-style-name="P9" draw:layer="layout" svg:width="0.089cm" svg:height="0.214cm" svg:x="17.263cm" svg:y="14.01cm" svg:viewBox="0 0 90 215" svg:d="M69 69c0 38-6 83-53 128-5 2-7 5-7 7 0 6 7 11 11 11 9 0 70-56 70-139 0-42-18-76-50-76-22 0-40 18-40 40 0 23 16 41 40 41 18 0 29-12 29-12z">
            <text:p/>
          </draw:path>
          <draw:path draw:style-name="gr3" draw:text-style-name="P9" draw:layer="layout" svg:width="0.355cm" svg:height="0.445cm" svg:x="17.454cm" svg:y="13.786cm" svg:viewBox="0 0 356 446" svg:d="M354 45c2-11 2-11 2-16 0-13-11-22-22-22-9 0-23 4-29 18-3 2-9 24-12 38l-15 58c-2 18-25 103-27 112 0 0-31 60-85 60-47 0-47-44-47-58 0-38 15-80 36-134 9-23 13-29 13-43 0-33-29-58-67-58-70 0-101 94-101 105 0 9 9 9 11 9 11 0 11-2 14-11 18-56 47-83 74-83 13 0 17 7 17 23 0 17-6 31-8 40-34 85-41 112-41 141 0 11 0 45 27 67 20 18 49 20 70 20 26 0 51-9 73-31-8 38-15 67-44 103-18 22-47 45-83 45-5 0-38 0-52-23 36-4 36-38 36-38 0-22-20-27-27-27-15 0-40 14-40 45 0 36 33 61 83 61 69 0 157-54 177-139z">
            <text:p/>
          </draw:path>
          <draw:path draw:style-name="gr3" draw:text-style-name="P9" draw:layer="layout" svg:width="0.203cm" svg:height="0.328cm" svg:x="17.891cm" svg:y="13.86cm" svg:viewBox="0 0 204 329" svg:d="M128 16c0-16-3-16-18-16-36 31-92 31-101 31h-9v23h9c11 0 43-2 72-14v247c0 15 0 22-52 22h-25v20c27-2 72-2 99-2 29 0 74 0 101 2v-20h-25c-51 0-51-7-51-22z">
            <text:p/>
          </draw:path>
          <draw:path draw:style-name="gr3" draw:text-style-name="P9" draw:layer="layout" svg:width="0.18cm" svg:height="0.689cm" svg:x="18.254cm" svg:y="13.574cm" svg:viewBox="0 0 181 690" svg:d="M13 0c-4 0-13 0-13 9 0 2 2 4 7 9 60 56 125 148 125 327 0 143-45 253-119 320-13 13-13 13-13 18 0 2 2 7 9 7 9 0 74-45 121-132 31-56 51-133 51-213 0-96-29-249-168-345z">
            <text:p/>
          </draw:path>
        </draw:g>
        <draw:g xml:id="id18" draw:id="id18">
          <svg:title>TexMaths</svg:title>
          <svg:desc>28§display§m§svg§600§FALSE§</svg:desc>
          <draw:polygon draw:style-name="gr2" draw:text-style-name="P8" draw:layer="layout" svg:width="0.736cm" svg:height="0.348cm" svg:x="11.496cm" svg:y="11.263cm" svg:viewBox="0 0 737 349" draw:points="370,349 0,349 0,0 737,0 737,349">
            <text:p/>
          </draw:polygon>
          <draw:path draw:style-name="gr3" draw:text-style-name="P9" draw:layer="layout" svg:width="0.808cm" svg:height="0.447cm" svg:x="11.476cm" svg:y="11.214cm" svg:viewBox="0 0 809 448" svg:d="M58 379c-2 15-9 38-9 42 0 18 14 27 29 27 12 0 30-9 36-27 3-2 14-49 18-74l23-89c6-21 11-43 18-65 2-18 11-47 11-50 15-31 67-121 161-121 45 0 54 36 54 70 0 24-7 51-16 80l-27 115-20 76c-4 20-11 54-11 58 0 18 13 27 27 27 31 0 38-25 45-56 13-56 51-199 60-240 2-11 54-130 162-130 42 0 53 34 53 70 0 56-40 168-60 222-9 22-14 33-14 53 0 47 34 81 81 81 94 0 130-143 130-152s-9-9-11-9c-11 0-11 2-16 18-16 51-47 121-101 121-18 0-24-9-24-32 0-24 9-49 18-71 20-52 60-162 60-218 0-62-38-105-112-105s-125 43-161 96c-3-13-5-47-32-71-24-21-56-25-80-25-90 0-139 63-155 85-5-56-47-85-92-85s-63 38-72 56c-18 36-31 94-31 96 0 9 9 9 11 9 11 0 11 0 18-22 16-70 36-117 72-117 16 0 31 7 31 45 0 20-4 32-15 83z">
            <text:p/>
          </draw:path>
        </draw:g>
        <draw:g xml:id="id20" draw:id="id20">
          <svg:title>TexMaths</svg:title>
          <svg:desc>28§display§\therefore§svg§600§FALSE§</svg:desc>
          <draw:polygon draw:style-name="gr2" draw:text-style-name="P8" draw:layer="layout" svg:width="0.528cm" svg:height="0.433cm" svg:x="3.298cm" svg:y="13.363cm" svg:viewBox="0 0 529 434" draw:points="265,434 0,434 0,0 529,0 529,434">
            <text:p/>
          </draw:polygon>
          <draw:path draw:style-name="gr3" draw:text-style-name="P9" draw:layer="layout" svg:width="0.598cm" svg:height="0.531cm" svg:x="3.278cm" svg:y="13.314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4" anim:sub-item="text" smil:attributeName="visibility" smil:to="visible"/>
                  <anim:animate smil:begin="0s" smil:dur="0.5s" smil:fill="hold" smil:decelerate="0.5" smil:targetElement="id4" anim:sub-item="text" smil:attributeName="rotate" smil:values="-90;0" smil:keyTimes="0;1"/>
                  <anim:animate smil:begin="0s" smil:dur="0.5s" smil:fill="hold" smil:decelerate="0.5" smil:targetElement="id4" anim:sub-item="text" smil:attributeName="width" smil:values="width;width*.05" smil:keyTimes="0;1"/>
                  <anim:animate smil:begin="0.5s" smil:dur="0.5s" smil:fill="hold" smil:accelerate="0.5" smil:targetElement="id4" anim:sub-item="text" smil:attributeName="width" smil:values="width*.05;width" smil:keyTimes="0;1"/>
                  <anim:animate smil:dur="1s" smil:fill="hold" smil:targetElement="id4" anim:sub-item="text" smil:attributeName="height" smil:values="height;height" smil:keyTimes="0;1"/>
                  <anim:animate smil:begin="0s" smil:dur="0.5s" smil:fill="hold" smil:decelerate="0.5" smil:targetElement="id4" anim:sub-item="text" smil:attributeName="x" smil:values="x+.4;x" smil:keyTimes="0;1"/>
                  <anim:animate smil:begin="0s" smil:dur="0.5s" smil:fill="hold" smil:decelerate="0.5" smil:targetElement="id4" anim:sub-item="text" smil:attributeName="y" smil:values="y-.2;y+.1" smil:keyTimes="0;1"/>
                  <anim:animate smil:begin="0.5s" smil:dur="0.5s" smil:fill="hold" smil:accelerate="0.5" smil:targetElement="id4" anim:sub-item="text" smil:attributeName="y" smil:values="y+.1;y" smil:keyTimes="0;1"/>
                  <anim:transitionFilter smil:begin="0s" smil:dur="1s" smil:decelerate="0.5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width" smil:values="width*0.05;width" smil:keyTimes="0;1"/>
                  <anim:animate smil:dur="0.5s" smil:fill="hold" smil:targetElement="id5" anim:sub-item="text" smil:attributeName="height" smil:values="height;height" smil:keyTimes="0;1"/>
                  <anim:animate smil:dur="0.5s" smil:fill="hold" smil:targetElement="id5" anim:sub-item="text" smil:attributeName="x" smil:values="x-.2;x" smil:keyTimes="0;1"/>
                  <anim:animate smil:dur="0.5s" smil:fill="hold" smil:targetElement="id5" anim:sub-item="text" smil:attributeName="y" smil:values="y;y" smil:keyTimes="0;1"/>
                  <anim:transitionFilter smil:dur="0.5s" smil:targetElement="id5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width" smil:values="width*0.05;width" smil:keyTimes="0;1"/>
                  <anim:animate smil:dur="0.5s" smil:fill="hold" smil:targetElement="id9" anim:sub-item="text" smil:attributeName="height" smil:values="height;height" smil:keyTimes="0;1"/>
                  <anim:animate smil:dur="0.5s" smil:fill="hold" smil:targetElement="id9" anim:sub-item="text" smil:attributeName="x" smil:values="x-.2;x" smil:keyTimes="0;1"/>
                  <anim:animate smil:dur="0.5s" smil:fill="hold" smil:targetElement="id9" anim:sub-item="text" smil:attributeName="y" smil:values="y;y" smil:keyTimes="0;1"/>
                  <anim:transitionFilter smil:dur="0.5s" smil:targetElement="id9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2" anim:sub-item="text" smil:attributeName="visibility" smil:to="visible"/>
                  <anim:animate smil:dur="0.5s" smil:fill="hold" smil:targetElement="id12" anim:sub-item="text" smil:attributeName="width" smil:values="width*0.05;width" smil:keyTimes="0;1"/>
                  <anim:animate smil:dur="0.5s" smil:fill="hold" smil:targetElement="id12" anim:sub-item="text" smil:attributeName="height" smil:values="height;height" smil:keyTimes="0;1"/>
                  <anim:animate smil:dur="0.5s" smil:fill="hold" smil:targetElement="id12" anim:sub-item="text" smil:attributeName="x" smil:values="x-.2;x" smil:keyTimes="0;1"/>
                  <anim:animate smil:dur="0.5s" smil:fill="hold" smil:targetElement="id12" anim:sub-item="text" smil:attributeName="y" smil:values="y;y" smil:keyTimes="0;1"/>
                  <anim:transitionFilter smil:dur="0.5s" smil:targetElement="id12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x;x" smil:keyTimes="0;1"/>
                  <anim:animate smil:dur="0.5s" smil:fill="hold" smil:targetElement="id1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width" smil:values="width*0.05;width" smil:keyTimes="0;1"/>
                  <anim:animate smil:dur="0.5s" smil:fill="hold" smil:targetElement="id15" anim:sub-item="text" smil:attributeName="height" smil:values="height;height" smil:keyTimes="0;1"/>
                  <anim:animate smil:dur="0.5s" smil:fill="hold" smil:targetElement="id15" anim:sub-item="text" smil:attributeName="x" smil:values="x-.2;x" smil:keyTimes="0;1"/>
                  <anim:animate smil:dur="0.5s" smil:fill="hold" smil:targetElement="id15" anim:sub-item="text" smil:attributeName="y" smil:values="y;y" smil:keyTimes="0;1"/>
                  <anim:transitionFilter smil:dur="0.5s" smil:targetElement="id15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" anim:sub-item="text" smil:attributeName="visibility" smil:to="visible"/>
                  <anim:animate smil:dur="0.5s" smil:fill="hold" smil:targetElement="id17" anim:sub-item="text" smil:attributeName="width" smil:values="width*0.05;width" smil:keyTimes="0;1"/>
                  <anim:animate smil:dur="0.5s" smil:fill="hold" smil:targetElement="id17" anim:sub-item="text" smil:attributeName="height" smil:values="height;height" smil:keyTimes="0;1"/>
                  <anim:animate smil:dur="0.5s" smil:fill="hold" smil:targetElement="id17" anim:sub-item="text" smil:attributeName="x" smil:values="x-.2;x" smil:keyTimes="0;1"/>
                  <anim:animate smil:dur="0.5s" smil:fill="hold" smil:targetElement="id17" anim:sub-item="text" smil:attributeName="y" smil:values="y;y" smil:keyTimes="0;1"/>
                  <anim:transitionFilter smil:dur="0.5s" smil:targetElement="id17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x;x" smil:keyTimes="0;1"/>
                  <anim:animate smil:dur="0.5s" smil:fill="hold" smil:targetElement="id2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3T19">
        <office:forms form:automatic-focus="false" form:apply-design-mode="false"/>
        <draw:frame presentation:style-name="pr7" draw:text-style-name="P6" draw:layer="layout" svg:width="25.199cm" svg:height="14.172cm" svg:x="1.4cm" svg:y="0.628cm" presentation:class="title" presentation:user-transformed="true">
          <draw:text-box>
            <text:list text:style-name="L1">
              <text:list-header>
                <text:p text:style-name="P6"><text:span text:style-name="T7"><text:s text:c="2"/></text:span><text:span text:style-name="T8"><text:s/></text:span><text:span text:style-name="T8"><text:line-break/></text:span><text:span text:style-name="T8"> <text:s text:c="4"/></text:span><text:span text:style-name="T8"><text:line-break/></text:span><text:span text:style-name="T8"> 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tab/></text:span><text:span text:style-name="T8"><text:line-break/></text:span><text:span text:style-name="T8"><text:line-break/></text:span><text:span text:style-name="T8"><text:line-break/></text:span><text:span text:style-name="T8"><text:tab/></text:span><text:span text:style-name="T8"><text:line-break/></text:span><text:span text:style-name="T8"/></text:p>
              </text:list-header>
            </text:list>
          </draw:text-box>
        </draw:frame>
        <draw:g xml:id="id22" draw:id="id22">
          <svg:title>TexMaths</svg:title>
          <svg:desc>28§display§\text {point } (x_1, y_1) \text { is given by}§svg§600§FALSE§</svg:desc>
          <draw:polygon draw:style-name="gr2" draw:text-style-name="P8" draw:layer="layout" svg:width="10.508cm" svg:height="0.886cm" svg:x="3.412cm" svg:y="2.418cm" svg:viewBox="0 0 10509 887" draw:points="5255,887 0,887 0,0 10509,0 10509,887">
            <text:p/>
          </draw:polygon>
          <draw:path draw:style-name="gr3" draw:text-style-name="P9" draw:layer="layout" svg:width="0.487cm" svg:height="0.626cm" svg:x="3.39cm" svg:y="2.672cm" svg:viewBox="0 0 488 627" svg:d="M143 65v-65l-143 11v32c69 0 76 4 76 49v462c0 44-9 44-76 44v29c34 0 85-2 110-2 27 0 78 2 112 2v-29c-65 0-76 0-76-44v-166-9c4 15 47 69 121 69 118 0 221-96 221-224 0-125-96-224-208-224-76 0-119 43-137 65zM146 325v-222c29-49 76-78 127-78 72 0 132 87 132 199 0 119-69 202-143 202-38 0-76-20-103-61-13-20-13-22-13-40z">
            <text:p/>
          </draw:path>
          <draw:path draw:style-name="gr3" draw:text-style-name="P9" draw:layer="layout" svg:width="0.438cm" svg:height="0.454cm" svg:x="3.966cm" svg:y="2.667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9" draw:layer="layout" svg:width="0.212cm" svg:height="0.66cm" svg:x="4.461cm" svg:y="2.45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9" draw:layer="layout" svg:width="0.496cm" svg:height="0.436cm" svg:x="4.734cm" svg:y="2.672cm" svg:viewBox="0 0 497 437" svg:d="M76 96v267c0 43-9 43-76 43v31c34 0 85-2 112-2 25 0 76 2 110 2v-31c-65 0-76 0-76-43v-184c0-103 69-157 132-157 62 0 74 54 74 110v231c0 43-12 43-76 43v31c33 0 85-2 111-2 25 0 77 2 110 2v-31c-51 0-76 0-76-30v-188c0-85 0-116-31-152-14-16-47-36-103-36-74 0-119 43-148 103v-103l-139 11v32c69 0 76 6 76 53z">
            <text:p/>
          </draw:path>
          <draw:path draw:style-name="gr3" draw:text-style-name="P9" draw:layer="layout" svg:width="0.31cm" svg:height="0.617cm" svg:x="5.24cm" svg:y="2.501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9" draw:layer="layout" svg:width="0.23cm" svg:height="0.985cm" svg:x="6.031cm" svg:y="2.36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492cm" svg:height="0.447cm" svg:x="6.344cm" svg:y="2.67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9" draw:layer="layout" svg:width="0.252cm" svg:height="0.458cm" svg:x="6.954cm" svg:y="2.797cm" svg:viewBox="0 0 253 459" svg:d="M157 20c0-20 0-20-20-20-45 43-108 45-137 45v24c16 0 63 0 101-20v354c0 23 0 32-70 32h-27v24c14 0 99-2 124-2 22 0 109 2 125 2v-24h-27c-69 0-69-9-69-32z">
            <text:p/>
          </draw:path>
          <draw:path draw:style-name="gr3" draw:text-style-name="P9" draw:layer="layout" svg:width="0.115cm" svg:height="0.295cm" svg:x="7.404cm" svg:y="3.003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3" draw:text-style-name="P9" draw:layer="layout" svg:width="0.456cm" svg:height="0.638cm" svg:x="7.785cm" svg:y="2.672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3 0 204-90 231-202z">
            <text:p/>
          </draw:path>
          <draw:path draw:style-name="gr3" draw:text-style-name="P9" draw:layer="layout" svg:width="0.252cm" svg:height="0.458cm" svg:x="8.313cm" svg:y="2.797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9" draw:layer="layout" svg:width="0.23cm" svg:height="0.985cm" svg:x="8.736cm" svg:y="2.369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9" draw:layer="layout" svg:width="0.212cm" svg:height="0.66cm" svg:x="9.424cm" svg:y="2.45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9" draw:layer="layout" svg:width="0.324cm" svg:height="0.454cm" svg:x="9.697cm" svg:y="2.667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9" draw:layer="layout" svg:width="0.451cm" svg:height="0.651cm" svg:x="10.407cm" svg:y="2.66cm" svg:viewBox="0 0 452 652" svg:d="M193 278c-88 0-88-99-88-121 0-27 3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7 0 197 86 0 51-71 100-167 100z">
            <text:p/>
          </draw:path>
          <draw:path draw:style-name="gr3" draw:text-style-name="P9" draw:layer="layout" svg:width="0.212cm" svg:height="0.66cm" svg:x="10.905cm" svg:y="2.45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9" draw:layer="layout" svg:width="0.483cm" svg:height="0.436cm" svg:x="11.164cm" svg:y="2.683cm" svg:viewBox="0 0 484 437" svg:d="M392 96c9-22 27-65 92-65v-31c-23 2-52 2-74 2-25 0-70-2-87-2v31c38 0 49 23 49 43 0 9-2 11-7 22l-101 254-112-276c-4-13-4-16-4-18 0-25 38-25 56-25v-31c-29 0-85 2-108 2-27 0-67 0-96-2v31c63 0 67 5 78 36l144 352c4 13 6 18 20 18 13 0 18-9 20-18z">
            <text:p/>
          </draw:path>
          <draw:path draw:style-name="gr3" draw:text-style-name="P9" draw:layer="layout" svg:width="0.382cm" svg:height="0.454cm" svg:x="11.666cm" svg:y="2.667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9" draw:layer="layout" svg:width="0.496cm" svg:height="0.436cm" svg:x="12.107cm" svg:y="2.672cm" svg:viewBox="0 0 497 437" svg:d="M76 96v267c0 43-9 43-76 43v31c34 0 85-2 112-2 25 0 76 2 110 2v-31c-65 0-76 0-76-43v-184c0-103 69-157 132-157 62 0 74 54 74 110v231c0 43-12 43-76 43v31c33 0 85-2 111-2 25 0 77 2 110 2v-31c-51 0-76 0-76-30v-188c0-85 0-116-31-152-14-16-47-36-103-36-74 0-119 43-148 103v-103l-139 11v32c69 0 76 6 76 53z">
            <text:p/>
          </draw:path>
          <draw:path draw:style-name="gr3" draw:text-style-name="P9" draw:layer="layout" svg:width="0.487cm" svg:height="0.696cm" svg:x="12.977cm" svg:y="2.425cm" svg:viewBox="0 0 488 697" svg:d="M143 314v-314l-143 11v32c69 0 76 6 76 53v590h25c2-3 9-16 36-61 15 23 58 72 130 72 118 0 221-96 221-224 0-126-98-224-210-224-76 0-119 47-135 65zM146 574v-204c0-20 0-20 11-36 38-56 92-63 116-63 45 0 81 25 103 63 27 40 29 96 29 137 0 38-2 96-31 141-20 29-58 63-112 63-42 0-78-25-103-61-13-20-13-22-13-40z">
            <text:p/>
          </draw:path>
          <draw:path draw:style-name="gr3" draw:text-style-name="P9" draw:layer="layout" svg:width="0.483cm" svg:height="0.626cm" svg:x="13.487cm" svg:y="2.683cm" svg:viewBox="0 0 484 627" svg:d="M392 94c25-63 76-63 92-63v-31c-23 2-52 2-74 2-18 0-65-2-87-2v31c31 0 47 18 47 43 0 9 0 11-7 22l-99 245-109-267c-5-9-7-13-7-18 0-25 38-25 56-25v-31c-27 0-92 2-108 2-27 0-67 0-96-2v31c47 0 67 0 81 34l147 361c-4 13-17 45-24 58-23 54-49 123-112 123-7 0-29 0-47-18 31-4 38-27 38-42 0-25-18-41-40-41-21 0-43 12-43 43 0 45 43 78 92 78 60 0 101-56 125-112z">
            <text:p/>
          </draw:path>
        </draw:g>
        <draw:g xml:id="id23" draw:id="id23">
          <svg:title>TexMaths</svg:title>
          <svg:desc>28§display§m' = - \frac{1}{ \left[ \frac{dy}{dx} \right]_{(x_1, y_1)} } = - \frac{ 1 }{ \left[ f'(x) \right]_{(x_1, y_1)} }§svg§600§FALSE§</svg:desc>
          <draw:polygon draw:style-name="gr2" draw:text-style-name="P8" draw:layer="layout" svg:width="15.333cm" svg:height="3.109cm" svg:x="3.411cm" svg:y="3.919cm" svg:viewBox="0 0 15334 3110" draw:points="7667,3110 0,3110 0,0 15334,0 15334,3110">
            <text:p/>
          </draw:polygon>
          <draw:path draw:style-name="gr3" draw:text-style-name="P9" draw:layer="layout" svg:width="0.808cm" svg:height="0.447cm" svg:x="3.391cm" svg:y="4.757cm" svg:viewBox="0 0 809 448" svg:d="M58 379c-2 15-9 38-9 42 0 18 14 27 29 27 12 0 30-9 36-27 2-2 14-49 18-74l23-89c6-20 11-43 17-65 3-18 12-47 12-50 15-31 67-121 161-121 45 0 54 36 54 70 0 25-7 51-16 81l-27 114-20 76c-4 20-11 54-11 58 0 18 13 27 27 27 31 0 38-24 44-56 14-56 52-199 61-240 2-11 54-130 161-130 43 0 54 34 54 70 0 56-40 168-61 222-8 22-13 33-13 54 0 47 34 80 81 80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3" draw:text-style-name="P9" draw:layer="layout" svg:width="0.174cm" svg:height="0.358cm" svg:x="4.258cm" svg:y="4.399cm" svg:viewBox="0 0 175 359" svg:d="M168 61c7-12 7-18 7-23 0-22-20-38-41-38-26 0-35 22-38 34l-92 300c-2 0-4 9-4 9 0 9 22 16 27 16 4 0 7 0 11-12z">
            <text:p/>
          </draw:path>
          <draw:path draw:style-name="gr3" draw:text-style-name="P9" draw:layer="layout" svg:width="0.655cm" svg:height="0.232cm" svg:x="4.831cm" svg:y="4.83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602cm" svg:height="0.042cm" svg:x="5.895cm" svg:y="4.925cm" svg:viewBox="0 0 603 43" svg:d="M569 43c16 0 34 0 34-23 0-20-18-20-34-20h-535c-16 0-34 0-34 20 0 23 18 23 34 23z">
            <text:p/>
          </draw:path>
          <draw:path draw:style-name="gr3" draw:text-style-name="P9" draw:layer="layout" svg:width="0.326cm" svg:height="0.658cm" svg:x="8.805cm" svg:y="3.87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9" draw:layer="layout" svg:width="4.535cm" svg:height="0.042cm" svg:x="6.697cm" svg:y="4.925cm" svg:viewBox="0 0 4536 43" draw:points="2267,43 0,43 0,0 4536,0 4536,43">
            <text:p/>
          </draw:polygon>
          <draw:polygon draw:style-name="gr3" draw:text-style-name="P9" draw:layer="layout" svg:width="0.225cm" svg:height="1.772cm" svg:x="6.919cm" svg:y="5.082cm" svg:viewBox="0 0 226 1773" draw:points="0,1773 226,1773 226,1728 47,1728 47,47 226,47 226,0 0,0">
            <text:p/>
          </draw:polygon>
          <draw:path draw:style-name="gr3" draw:text-style-name="P9" draw:layer="layout" svg:width="0.355cm" svg:height="0.488cm" svg:x="7.333cm" svg:y="5.297cm" svg:viewBox="0 0 356 489" svg:d="M354 20c0 0 2-9 2-11s-2-9-11-9c-13 0-72 4-87 7-7 0-16 2-16 15 0 12 9 12 18 12 33 0 33 4 33 9 0 4-2 9-4 15l-38 157c-16-22-38-40-72-40-89 0-179 98-179 197 0 67 45 117 105 117 36 0 70-23 99-50 13 41 54 50 72 50 24 0 40-16 53-39 16-26 25-67 25-69 0-9-9-9-11-9-9 0-11 2-16 22-9 34-20 74-51 74-18 0-23-15-23-33 0-14 2-20 5-29zM206 394c-4 18-20 34-36 45-6 7-33 29-62 29-27 0-52-18-52-67 0-36 20-112 36-141 31-56 67-65 87-65 49 0 61 52 61 60 0 3 0 7-3 9z">
            <text:p/>
          </draw:path>
          <draw:path draw:style-name="gr3" draw:text-style-name="P9" draw:layer="layout" svg:width="0.355cm" svg:height="0.445cm" svg:x="7.734cm" svg:y="5.472cm" svg:viewBox="0 0 356 446" svg:d="M354 45c2-11 2-11 2-16 0-13-11-22-22-22-9 0-23 4-29 18-3 2-9 24-12 38l-15 58c-2 18-25 103-27 112 0 0-31 61-85 61-47 0-47-45-47-59 0-38 15-80 36-134 9-23 13-29 13-43 0-33-29-58-67-58-70 0-101 94-101 105 0 9 9 9 11 9 11 0 11-2 14-11 18-56 47-83 74-83 13 0 17 7 17 23 0 18-6 31-8 40-34 85-41 112-41 141 0 11 0 45 27 67 20 18 49 20 70 20 26 0 51-8 73-31-9 38-15 67-44 103-18 23-47 45-83 45-5 0-38 0-52-22 36-5 36-38 36-38 0-23-20-27-27-27-15 0-40 13-40 44 0 36 33 61 83 61 69 0 157-54 177-139z">
            <text:p/>
          </draw:path>
          <draw:polygon draw:style-name="gr3" draw:text-style-name="P9" draw:layer="layout" svg:width="0.857cm" svg:height="0.042cm" svg:x="7.279cm" svg:y="5.95cm" svg:viewBox="0 0 858 43" draw:points="430,43 0,43 0,0 858,0 858,43">
            <text:p/>
          </draw:polygon>
          <draw:path draw:style-name="gr3" draw:text-style-name="P9" draw:layer="layout" svg:width="0.355cm" svg:height="0.488cm" svg:x="7.322cm" svg:y="6.077cm" svg:viewBox="0 0 356 489" svg:d="M354 20c0 0 2-9 2-11s-2-9-11-9c-13 0-72 4-90 7-4 0-13 2-13 15 0 12 9 12 18 12 33 0 33 4 33 9 0 4-2 9-4 15l-38 157c-16-22-38-40-72-40-89 0-179 98-179 197 0 67 45 117 105 117 36 0 70-23 99-50 13 41 51 50 72 50 24 0 40-16 53-39 16-26 25-67 25-69 0-9-9-9-11-9-9 0-11 2-16 22-9 34-22 74-51 74-18 0-23-15-23-33 0-14 2-20 5-29zM206 394c-4 18-20 34-36 45-6 7-33 29-62 29-27 0-52-18-52-67 0-36 20-112 36-141 31-56 67-65 87-65 47 0 61 52 61 60 0 3 0 7-3 9z">
            <text:p/>
          </draw:path>
          <draw:path draw:style-name="gr3" draw:text-style-name="P9" draw:layer="layout" svg:width="0.371cm" svg:height="0.313cm" svg:x="7.723cm" svg:y="6.252cm" svg:viewBox="0 0 372 314" svg:d="M139 233c-7 22-29 61-65 61-2 0-22 0-38-9 29-9 31-34 31-38 0-16-11-27-27-27-20 0-40 18-40 42 0 36 38 52 72 52 33 0 60-20 78-50 18 36 56 50 83 50 81 0 121-88 121-108 0-9-9-9-11-9-9 0-9 5-11 14-16 47-59 83-97 83-27 0-42-18-42-45 0-18 18-81 35-159 16-54 45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olygon draw:style-name="gr3" draw:text-style-name="P9" draw:layer="layout" svg:width="0.225cm" svg:height="1.772cm" svg:x="8.272cm" svg:y="5.082cm" svg:viewBox="0 0 226 1773" draw:points="179,1728 0,1728 0,1773 226,1773 226,0 0,0 0,47 179,47">
            <text:p/>
          </draw:polygon>
          <draw:path draw:style-name="gr3" draw:text-style-name="P9" draw:layer="layout" svg:width="0.18cm" svg:height="0.689cm" svg:x="8.798cm" svg:y="6.389cm" svg:viewBox="0 0 181 690" svg:d="M168 0c-132 92-168 240-168 345 0 96 29 249 168 345 4 0 13 0 13-7 0-4-2-6-6-11-94-83-128-201-128-327 0-186 72-278 130-329 2-3 4-5 4-7 0-9-9-9-13-9z">
            <text:p/>
          </draw:path>
          <draw:path draw:style-name="gr3" draw:text-style-name="P9" draw:layer="layout" svg:width="0.371cm" svg:height="0.313cm" svg:x="9.06cm" svg:y="6.602cm" svg:viewBox="0 0 372 314" svg:d="M139 233c-7 22-29 61-65 61-2 0-22 0-38-9 29-9 31-34 31-38 0-16-11-27-27-27-20 0-40 18-40 42 0 36 38 52 72 52 33 0 60-20 78-50 18 36 56 50 83 50 81 0 121-88 121-108 0-9-9-9-11-9-9 0-9 5-11 14-16 47-59 83-97 83-27 0-42-18-42-45 0-18 18-81 35-159 16-54 45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ath draw:style-name="gr3" draw:text-style-name="P9" draw:layer="layout" svg:width="0.203cm" svg:height="0.328cm" svg:x="9.544cm" svg:y="6.676cm" svg:viewBox="0 0 204 329" svg:d="M128 16c0-16-3-16-18-16-36 31-92 31-101 31h-9v23h9c11 0 43-2 72-14v247c0 16 0 22-52 22h-25v20c27-2 72-2 99-2 29 0 74 0 101 2v-20h-25c-51 0-51-6-51-22z">
            <text:p/>
          </draw:path>
          <draw:path draw:style-name="gr3" draw:text-style-name="P9" draw:layer="layout" svg:width="0.089cm" svg:height="0.214cm" svg:x="9.934cm" svg:y="6.826cm" svg:viewBox="0 0 90 215" svg:d="M69 69c0 39-6 83-53 128-5 2-7 5-7 7 0 7 7 11 11 11 9 0 70-56 70-139 0-42-18-76-50-76-22 0-40 18-40 40 0 23 16 41 40 41 18 0 29-12 29-12z">
            <text:p/>
          </draw:path>
          <draw:path draw:style-name="gr3" draw:text-style-name="P9" draw:layer="layout" svg:width="0.355cm" svg:height="0.445cm" svg:x="10.122cm" svg:y="6.602cm" svg:viewBox="0 0 356 446" svg:d="M354 45c2-11 2-11 2-16 0-13-11-22-22-22-9 0-23 4-29 18-3 2-9 24-12 38l-15 58c-2 18-25 103-27 112 0 0-31 61-85 61-47 0-47-45-47-59 0-38 15-80 36-134 9-23 13-29 13-43 0-33-29-58-67-58-70 0-101 94-101 105 0 9 9 9 11 9 11 0 11-2 14-11 18-56 47-83 74-83 13 0 17 7 17 23 0 18-6 31-8 40-34 85-41 112-41 141 0 11 0 45 27 67 20 18 49 20 70 20 26 0 51-8 73-31-9 38-15 67-44 103-18 23-47 45-83 45-5 0-38 0-52-22 36-5 36-38 36-38 0-23-20-27-27-27-15 0-40 13-40 44 0 36 33 61 83 61 69 0 157-54 177-139z">
            <text:p/>
          </draw:path>
          <draw:path draw:style-name="gr3" draw:text-style-name="P9" draw:layer="layout" svg:width="0.203cm" svg:height="0.328cm" svg:x="10.561cm" svg:y="6.676cm" svg:viewBox="0 0 204 329" svg:d="M128 16c0-16-3-16-18-16-36 31-92 31-101 31h-9v23h9c11 0 43-2 72-14v247c0 16 0 22-52 22h-25v20c27-2 72-2 99-2 29 0 74 0 101 2v-20h-25c-51 0-51-6-51-22z">
            <text:p/>
          </draw:path>
          <draw:path draw:style-name="gr3" draw:text-style-name="P9" draw:layer="layout" svg:width="0.18cm" svg:height="0.689cm" svg:x="10.922cm" svg:y="6.389cm" svg:viewBox="0 0 181 690" svg:d="M13 0c-4 0-13 0-13 9 0 2 2 4 7 9 60 56 125 148 125 327 0 144-45 253-119 321-13 13-13 13-13 17 0 3 2 7 9 7 9 0 74-45 121-132 31-56 51-132 51-213 0-96-29-249-168-345z">
            <text:p/>
          </draw:path>
          <draw:path draw:style-name="gr3" draw:text-style-name="P9" draw:layer="layout" svg:width="0.655cm" svg:height="0.232cm" svg:x="11.676cm" svg:y="4.83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602cm" svg:height="0.042cm" svg:x="12.743cm" svg:y="4.925cm" svg:viewBox="0 0 603 43" svg:d="M569 43c16 0 34 0 34-23 0-20-18-20-34-20h-535c-16 0-34 0-34 20 0 23 18 23 34 23z">
            <text:p/>
          </draw:path>
          <draw:path draw:style-name="gr3" draw:text-style-name="P9" draw:layer="layout" svg:width="0.326cm" svg:height="0.658cm" svg:x="16.011cm" svg:y="3.87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9" draw:layer="layout" svg:width="5.252cm" svg:height="0.042cm" svg:x="13.544cm" svg:y="4.925cm" svg:viewBox="0 0 5253 43" draw:points="2625,43 0,43 0,0 5253,0 5253,43">
            <text:p/>
          </draw:polygon>
          <draw:polygon draw:style-name="gr3" draw:text-style-name="P9" draw:layer="layout" svg:width="0.136cm" svg:height="0.985cm" svg:x="13.661cm" svg:y="5.129cm" svg:viewBox="0 0 137 986" draw:points="137,986 137,948 40,948 40,40 137,40 137,0 0,0 0,986">
            <text:p/>
          </draw:polygon>
          <draw:path draw:style-name="gr3" draw:text-style-name="P9" draw:layer="layout" svg:width="0.492cm" svg:height="0.898cm" svg:x="13.869cm" svg:y="5.172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1-62 56-181 56-188z">
            <text:p/>
          </draw:path>
          <draw:path draw:style-name="gr3" draw:text-style-name="P9" draw:layer="layout" svg:width="0.174cm" svg:height="0.358cm" svg:x="14.438cm" svg:y="5.197cm" svg:viewBox="0 0 175 359" svg:d="M168 61c7-12 7-18 7-23 0-22-20-38-41-38-26 0-35 22-38 34l-92 300c-2 0-4 9-4 9 0 9 22 16 27 16 4 0 7 0 11-12z">
            <text:p/>
          </draw:path>
          <draw:path draw:style-name="gr3" draw:text-style-name="P9" draw:layer="layout" svg:width="0.23cm" svg:height="0.985cm" svg:x="14.779cm" svg:y="5.12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492cm" svg:height="0.447cm" svg:x="15.092cm" svg:y="5.43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9" draw:layer="layout" svg:width="0.23cm" svg:height="0.985cm" svg:x="15.681cm" svg:y="5.129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olygon draw:style-name="gr3" draw:text-style-name="P9" draw:layer="layout" svg:width="0.136cm" svg:height="0.985cm" svg:x="16.031cm" svg:y="5.129cm" svg:viewBox="0 0 137 986" draw:points="137,0 0,0 0,40 96,40 96,948 0,948 0,986 137,986">
            <text:p/>
          </draw:polygon>
          <draw:path draw:style-name="gr3" draw:text-style-name="P9" draw:layer="layout" svg:width="0.18cm" svg:height="0.689cm" svg:x="16.362cm" svg:y="5.645cm" svg:viewBox="0 0 181 690" svg:d="M168 0c-132 92-168 240-168 345 0 96 29 249 168 345 4 0 13 0 13-7 0-4-2-6-6-11-94-83-128-201-128-327 0-186 72-278 130-329 2-3 4-5 4-7 0-9-9-9-13-9z">
            <text:p/>
          </draw:path>
          <draw:path draw:style-name="gr3" draw:text-style-name="P9" draw:layer="layout" svg:width="0.371cm" svg:height="0.313cm" svg:x="16.622cm" svg:y="5.858cm" svg:viewBox="0 0 372 314" svg:d="M139 233c-7 22-29 61-65 61-2 0-22 0-38-9 29-9 31-34 31-38 0-16-11-27-27-27-20 0-40 18-40 42 0 36 38 52 72 52 33 0 60-20 78-50 18 36 56 50 83 50 81 0 121-88 121-108 0-9-9-9-11-9-9 0-9 5-11 14-16 47-56 83-97 83-27 0-42-18-42-45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3" draw:text-style-name="P9" draw:layer="layout" svg:width="0.203cm" svg:height="0.328cm" svg:x="17.106cm" svg:y="5.934cm" svg:viewBox="0 0 204 329" svg:d="M128 16c0-16-3-16-18-16-36 31-92 31-101 31h-9v23h9c11 0 43-2 72-14v247c0 16 0 22-52 22h-25v20c27-2 72-2 99-2 29 0 74 0 101 2v-20h-25c-51 0-51-6-51-22z">
            <text:p/>
          </draw:path>
          <draw:path draw:style-name="gr3" draw:text-style-name="P9" draw:layer="layout" svg:width="0.089cm" svg:height="0.214cm" svg:x="17.498cm" svg:y="6.084cm" svg:viewBox="0 0 90 215" svg:d="M69 69c0 39-6 83-53 128-5 2-7 5-7 7 0 7 7 11 11 11 9 0 70-56 70-139 0-42-18-76-50-76-22 0-40 18-40 40 0 23 16 41 40 41 18 0 29-12 29-12z">
            <text:p/>
          </draw:path>
          <draw:path draw:style-name="gr3" draw:text-style-name="P9" draw:layer="layout" svg:width="0.355cm" svg:height="0.445cm" svg:x="17.686cm" svg:y="5.858cm" svg:viewBox="0 0 356 446" svg:d="M354 45c2-11 2-11 2-16 0-13-11-22-22-22-9 0-23 4-29 18-3 2-9 24-12 38l-15 58c-2 18-25 103-27 112 0 0-31 61-85 61-47 0-47-45-47-59 0-38 15-80 36-134 9-23 13-29 13-43 0-33-29-58-67-58-70 0-101 94-101 105 0 9 9 9 11 9 11 0 11-2 14-11 18-56 47-83 74-83 13 0 17 7 17 23 0 18-6 31-8 40-34 85-41 112-41 141 0 11 0 45 27 67 20 18 49 20 70 20 26 0 51-8 73-31-9 38-15 67-44 103-18 23-47 45-83 45-5 0-38 0-52-22 36-5 36-38 36-38 0-23-20-27-27-27-15 0-40 13-40 44 0 36 33 61 83 61 69 0 157-54 177-139z">
            <text:p/>
          </draw:path>
          <draw:path draw:style-name="gr3" draw:text-style-name="P9" draw:layer="layout" svg:width="0.203cm" svg:height="0.328cm" svg:x="18.123cm" svg:y="5.934cm" svg:viewBox="0 0 204 329" svg:d="M128 16c0-16-3-16-18-16-36 31-92 31-101 31h-9v23h9c11 0 43-2 72-14v247c0 16 0 22-52 22h-25v20c27-2 72-2 99-2 29 0 74 0 101 2v-20h-25c-51 0-51-6-51-22z">
            <text:p/>
          </draw:path>
          <draw:path draw:style-name="gr3" draw:text-style-name="P9" draw:layer="layout" svg:width="0.18cm" svg:height="0.689cm" svg:x="18.486cm" svg:y="5.645cm" svg:viewBox="0 0 181 690" svg:d="M13 0c-4 0-13 0-13 9 0 2 2 4 7 9 60 56 125 148 125 327 0 144-45 253-119 321-13 13-13 13-13 17 0 3 2 7 9 7 9 0 74-45 121-132 31-56 51-132 51-213 0-96-29-249-168-345z">
            <text:p/>
          </draw:path>
        </draw:g>
        <draw:g xml:id="id25" draw:id="id25">
          <svg:title>TexMaths</svg:title>
          <svg:desc>28§display§y - y_1 = m(x - x_1)§svg§600§FALSE§</svg:desc>
          <draw:polygon draw:style-name="gr2" draw:text-style-name="P8" draw:layer="layout" svg:width="8.159cm" svg:height="0.886cm" svg:x="3.51cm" svg:y="9.519cm" svg:viewBox="0 0 8160 887" draw:points="4081,887 0,887 0,0 8160,0 8160,887">
            <text:p/>
          </draw:polygon>
          <draw:path draw:style-name="gr3" draw:text-style-name="P9" draw:layer="layout" svg:width="0.456cm" svg:height="0.638cm" svg:x="3.49cm" svg:y="9.773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3 0 204-90 231-202z">
            <text:p/>
          </draw:path>
          <draw:path draw:style-name="gr3" draw:text-style-name="P9" draw:layer="layout" svg:width="0.602cm" svg:height="0.042cm" svg:x="4.278cm" svg:y="9.943cm" svg:viewBox="0 0 603 43" svg:d="M569 43c16 0 34 0 34-23 0-20-18-20-34-20h-535c-16 0-34 0-34 20 0 23 18 23 34 23z">
            <text:p/>
          </draw:path>
          <draw:path draw:style-name="gr3" draw:text-style-name="P9" draw:layer="layout" svg:width="0.456cm" svg:height="0.638cm" svg:x="5.21cm" svg:y="9.773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3 0 204-90 231-202z">
            <text:p/>
          </draw:path>
          <draw:path draw:style-name="gr3" draw:text-style-name="P9" draw:layer="layout" svg:width="0.252cm" svg:height="0.458cm" svg:x="5.739cm" svg:y="9.898cm" svg:viewBox="0 0 253 459" svg:d="M157 20c0-20 0-20-20-20-45 43-108 45-137 45v24c16 0 63 0 101-20v354c0 23 0 32-70 32h-27v24c14 0 99-2 124-2 22 0 109 2 125 2v-24h-27c-69 0-69-9-69-32z">
            <text:p/>
          </draw:path>
          <draw:path draw:style-name="gr3" draw:text-style-name="P9" draw:layer="layout" svg:width="0.655cm" svg:height="0.232cm" svg:x="6.433cm" svg:y="9.84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808cm" svg:height="0.447cm" svg:x="7.445cm" svg:y="9.773cm" svg:viewBox="0 0 809 448" svg:d="M58 379c-2 15-9 38-9 42 0 18 14 27 29 27 12 0 30-9 36-27 2-2 14-49 18-74l23-89c6-20 11-43 17-65 3-18 12-47 12-50 15-31 67-121 161-121 45 0 54 36 54 70 0 25-7 51-16 81l-27 114-20 76c-5 20-11 54-11 58 0 18 13 27 27 27 31 0 38-24 44-56 14-56 52-199 61-240 2-11 54-130 161-130 43 0 54 34 54 70 0 56-40 168-61 222-8 22-13 33-13 54 0 47 34 80 81 80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3" draw:text-style-name="P9" draw:layer="layout" svg:width="0.23cm" svg:height="0.985cm" svg:x="8.379cm" svg:y="9.47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3" draw:text-style-name="P9" draw:layer="layout" svg:width="0.492cm" svg:height="0.447cm" svg:x="8.693cm" svg:y="9.773cm" svg:viewBox="0 0 493 448" svg:d="M302 139c5-27 27-117 97-117 4 0 29 0 49 12-27 6-47 31-47 53 0 16 11 36 38 36 22 0 54-18 54-58 0-52-58-65-92-65-58 0-92 52-105 76-25-67-77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9" draw:layer="layout" svg:width="0.602cm" svg:height="0.042cm" svg:x="9.526cm" svg:y="9.943cm" svg:viewBox="0 0 603 43" svg:d="M569 43c16 0 34 0 34-23 0-20-18-20-34-20h-535c-16 0-34 0-34 20 0 23 18 23 34 23z">
            <text:p/>
          </draw:path>
          <draw:path draw:style-name="gr3" draw:text-style-name="P9" draw:layer="layout" svg:width="0.492cm" svg:height="0.447cm" svg:x="10.458cm" svg:y="9.773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9" draw:layer="layout" svg:width="0.252cm" svg:height="0.458cm" svg:x="11.067cm" svg:y="9.898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9" draw:layer="layout" svg:width="0.23cm" svg:height="0.985cm" svg:x="11.488cm" svg:y="9.47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 xml:id="id27" draw:id="id27">
          <svg:title>TexMaths</svg:title>
          <svg:desc>28§display§y - y_1 = m'(x - x_1)§svg§600§FALSE§</svg:desc>
          <draw:polygon draw:style-name="gr2" draw:text-style-name="P8" draw:layer="layout" svg:width="8.436cm" svg:height="0.939cm" svg:x="3.51cm" svg:y="12.92cm" svg:viewBox="0 0 8437 940" draw:points="4218,940 0,940 0,0 8437,0 8437,940">
            <text:p/>
          </draw:polygon>
          <draw:path draw:style-name="gr3" draw:text-style-name="P9" draw:layer="layout" svg:width="0.456cm" svg:height="0.637cm" svg:x="3.49cm" svg:y="13.227cm" svg:viewBox="0 0 457 638" svg:d="M453 60c4-13 4-15 4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7 63 119 121 119 38 0 72-18 99-45-11 52-25 99-63 152-27 34-65 63-110 63-13 0-58-4-73-43 15 0 26 0 42-11 9-9 18-22 18-40 0-31-27-36-36-36-22 0-56 16-56 65s45 85 105 85c103 0 204-89 231-201z">
            <text:p/>
          </draw:path>
          <draw:path draw:style-name="gr3" draw:text-style-name="P9" draw:layer="layout" svg:width="0.602cm" svg:height="0.042cm" svg:x="4.279cm" svg:y="13.397cm" svg:viewBox="0 0 603 43" svg:d="M569 43c16 0 34 0 34-23 0-20-18-20-34-20h-535c-16 0-34 0-34 20 0 23 18 23 34 23z">
            <text:p/>
          </draw:path>
          <draw:path draw:style-name="gr3" draw:text-style-name="P9" draw:layer="layout" svg:width="0.456cm" svg:height="0.637cm" svg:x="5.21cm" svg:y="13.227cm" svg:viewBox="0 0 457 638" svg:d="M453 60c4-13 4-15 4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7 63 119 121 119 38 0 72-18 99-45-11 52-25 99-63 152-27 34-65 63-110 63-13 0-58-4-73-43 15 0 26 0 42-11 9-9 18-22 18-40 0-31-27-36-36-36-22 0-56 16-56 65s45 85 105 85c103 0 204-89 231-201z">
            <text:p/>
          </draw:path>
          <draw:path draw:style-name="gr3" draw:text-style-name="P9" draw:layer="layout" svg:width="0.252cm" svg:height="0.458cm" svg:x="5.739cm" svg:y="13.352cm" svg:viewBox="0 0 253 459" svg:d="M157 20c0-20 0-20-20-20-45 43-108 45-137 45v24c16 0 63 0 101-20v354c0 22 0 31-70 31h-27v25c14 0 99-2 124-2 22 0 109 2 125 2v-25h-27c-69 0-69-9-69-31z">
            <text:p/>
          </draw:path>
          <draw:path draw:style-name="gr3" draw:text-style-name="P9" draw:layer="layout" svg:width="0.655cm" svg:height="0.232cm" svg:x="6.434cm" svg:y="13.30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808cm" svg:height="0.447cm" svg:x="7.446cm" svg:y="13.227cm" svg:viewBox="0 0 809 448" svg:d="M58 378c-2 16-9 38-9 43 0 18 14 27 29 27 12 0 30-9 36-27 2-2 14-49 18-74l23-89c6-21 11-43 17-65 3-18 12-47 12-50 15-31 67-121 161-121 45 0 54 36 54 70 0 24-7 51-16 80l-27 115-20 76c-4 20-11 53-11 58 0 18 13 27 27 27 31 0 38-25 45-56 13-56 51-199 60-240 2-11 54-130 161-130 43 0 54 34 54 70 0 56-40 168-60 221-9 23-14 34-14 54 0 47 34 81 81 81 94 0 130-143 130-152s-9-9-11-9c-12 0-12 2-16 18-16 51-47 120-101 120-18 0-25-9-25-31 0-25 9-49 18-72 20-51 61-161 61-217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3" draw:text-style-name="P9" draw:layer="layout" svg:width="0.174cm" svg:height="0.357cm" svg:x="8.315cm" svg:y="12.871cm" svg:viewBox="0 0 175 358" svg:d="M168 60c7-11 7-17 7-22 0-22-20-38-41-38-26 0-35 22-38 34l-92 300c-2 0-4 9-4 9 0 9 22 15 27 15 4 0 7 0 11-11z">
            <text:p/>
          </draw:path>
          <draw:path draw:style-name="gr3" draw:text-style-name="P9" draw:layer="layout" svg:width="0.23cm" svg:height="0.984cm" svg:x="8.656cm" svg:y="12.92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492cm" svg:height="0.447cm" svg:x="8.97cm" svg:y="13.227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8-9-11-9-9 0-11 2-13 9-34 107-101 129-132 129-38 0-54-31-54-64 0-23 7-43 18-88z">
            <text:p/>
          </draw:path>
          <draw:path draw:style-name="gr3" draw:text-style-name="P9" draw:layer="layout" svg:width="0.602cm" svg:height="0.042cm" svg:x="9.803cm" svg:y="13.397cm" svg:viewBox="0 0 603 43" svg:d="M569 43c16 0 34 0 34-23 0-20-18-20-34-20h-535c-16 0-34 0-34 20 0 23 18 23 34 23z">
            <text:p/>
          </draw:path>
          <draw:path draw:style-name="gr3" draw:text-style-name="P9" draw:layer="layout" svg:width="0.492cm" svg:height="0.447cm" svg:x="10.735cm" svg:y="13.22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4 65 65 0 101-70 103-76 11 38 47 76 108 76 100 0 156-128 156-152 0-9-8-9-11-9-9 0-11 2-13 9-32 107-101 129-132 129-38 0-54-31-54-64 0-23 7-43 18-88z">
            <text:p/>
          </draw:path>
          <draw:path draw:style-name="gr3" draw:text-style-name="P9" draw:layer="layout" svg:width="0.252cm" svg:height="0.458cm" svg:x="11.344cm" svg:y="13.352cm" svg:viewBox="0 0 253 459" svg:d="M157 20c0-20-2-20-20-20-45 43-108 45-137 45v24c16 0 63 0 101-20v354c0 22 0 31-70 31h-27v25c14 0 99-2 124-2 22 0 109 2 125 2v-25h-27c-69 0-69-9-69-31z">
            <text:p/>
          </draw:path>
          <draw:path draw:style-name="gr3" draw:text-style-name="P9" draw:layer="layout" svg:width="0.23cm" svg:height="0.984cm" svg:x="11.765cm" svg:y="12.925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</draw:g>
        <draw:g xml:id="id21" draw:id="id21">
          <svg:title>TexMaths</svg:title>
          <svg:desc>28§display§\text {The slope of the normal to the curve } y = f(x) \text { at the}§svg§600§FALSE§</svg:desc>
          <draw:polygon draw:style-name="gr2" draw:text-style-name="P8" draw:layer="layout" svg:width="22.711cm" svg:height="0.886cm" svg:x="3.305cm" svg:y="1.018cm" svg:viewBox="0 0 22712 887" draw:points="11355,887 0,887 0,0 22712,0 22712,887">
            <text:p/>
          </draw:polygon>
          <draw:path draw:style-name="gr3" draw:text-style-name="P9" draw:layer="layout" svg:width="0.64cm" svg:height="0.667cm" svg:x="3.292cm" svg:y="1.041cm" svg:viewBox="0 0 641 668" svg:d="M623 0h-605l-18 222h25c13-159 29-191 177-191 18 0 44 0 53 3 21 2 21 13 21 35v523c0 33 0 47-104 47h-38v29c41-2 142-2 186-2 45 0 148 0 189 2v-29h-41c-103 0-103-14-103-47v-523c0-20 0-33 18-35 9-3 36-3 56-3 148 0 164 32 177 191h25z">
            <text:p/>
          </draw:path>
          <draw:path draw:style-name="gr3" draw:text-style-name="P9" draw:layer="layout" svg:width="0.496cm" svg:height="0.685cm" svg:x="3.998cm" svg:y="1.025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9" draw:layer="layout" svg:width="0.382cm" svg:height="0.454cm" svg:x="4.542cm" svg:y="1.267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9" draw:layer="layout" svg:width="0.324cm" svg:height="0.454cm" svg:x="5.313cm" svg:y="1.267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9" draw:layer="layout" svg:width="0.221cm" svg:height="0.685cm" svg:x="5.7cm" svg:y="1.025cm" svg:viewBox="0 0 222 686" svg:d="M143 0l-143 11v32c69 0 78 6 78 53v514c0 44-11 44-78 44v32c34-3 85-3 110-3 24 0 74 0 112 3v-32c-67 0-79 0-79-44z">
            <text:p/>
          </draw:path>
          <draw:path draw:style-name="gr3" draw:text-style-name="P9" draw:layer="layout" svg:width="0.438cm" svg:height="0.454cm" svg:x="5.969cm" svg:y="1.267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9" draw:layer="layout" svg:width="0.487cm" svg:height="0.626cm" svg:x="6.459cm" svg:y="1.272cm" svg:viewBox="0 0 488 627" svg:d="M143 65v-65l-143 11v32c69 0 76 4 76 49v462c0 44-9 44-76 44v29c34 0 85-2 110-2 27 0 78 2 112 2v-29c-65 0-76 0-76-44v-166-9c4 15 47 69 121 69 118 0 221-96 221-224 0-125-96-224-208-224-76 0-119 43-137 65zM146 325v-222c29-49 76-78 127-78 72 0 132 87 132 199 0 119-69 202-143 202-38 0-76-20-103-61-13-20-13-22-13-40z">
            <text:p/>
          </draw:path>
          <draw:path draw:style-name="gr3" draw:text-style-name="P9" draw:layer="layout" svg:width="0.382cm" svg:height="0.454cm" svg:x="7.035cm" svg:y="1.267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9" draw:layer="layout" svg:width="0.438cm" svg:height="0.454cm" svg:x="7.799cm" svg:y="1.267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9" draw:layer="layout" svg:width="0.319cm" svg:height="0.696cm" svg:x="8.296cm" svg:y="1.014cm" svg:viewBox="0 0 320 697" svg:d="M141 271v-114c0-88 47-135 92-135 2 0 18 0 31 7-11 5-29 16-29 40 0 23 16 43 43 43 29 0 42-20 42-43 0-35-36-69-87-69-69 0-155 52-155 157v114h-78v29h78v321c0 45-11 45-78 45v31c40-2 87-5 114-5 41 0 85 0 126 5v-31h-20c-74 0-77-12-77-48v-318h115v-29z">
            <text:p/>
          </draw:path>
          <draw:path draw:style-name="gr3" draw:text-style-name="P9" draw:layer="layout" svg:width="0.308cm" svg:height="0.617cm" svg:x="8.912cm" svg:y="1.101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9" draw:layer="layout" svg:width="0.496cm" svg:height="0.685cm" svg:x="9.307cm" svg:y="1.025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9" draw:layer="layout" svg:width="0.382cm" svg:height="0.454cm" svg:x="9.851cm" svg:y="1.267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9" draw:layer="layout" svg:width="0.496cm" svg:height="0.436cm" svg:x="10.619cm" svg:y="1.272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9" draw:layer="layout" svg:width="0.438cm" svg:height="0.454cm" svg:x="11.161cm" svg:y="1.267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9" draw:layer="layout" svg:width="0.333cm" svg:height="0.436cm" svg:x="11.654cm" svg:y="1.272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9" draw:layer="layout" svg:width="0.77cm" svg:height="0.436cm" svg:x="12.044cm" svg:y="1.272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9" draw:layer="layout" svg:width="0.445cm" svg:height="0.454cm" svg:x="12.873cm" svg:y="1.267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9" draw:layer="layout" svg:width="0.221cm" svg:height="0.685cm" svg:x="13.357cm" svg:y="1.025cm" svg:viewBox="0 0 222 686" svg:d="M143 0l-143 11v32c69 0 78 6 78 53v514c0 44-11 44-78 44v32c34-3 85-3 110-3 24 0 74 0 112 3v-32c-67 0-79 0-79-44z">
            <text:p/>
          </draw:path>
          <draw:path draw:style-name="gr3" draw:text-style-name="P9" draw:layer="layout" svg:width="0.308cm" svg:height="0.617cm" svg:x="13.944cm" svg:y="1.101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9" draw:layer="layout" svg:width="0.438cm" svg:height="0.454cm" svg:x="14.336cm" svg:y="1.267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9" draw:layer="layout" svg:width="0.308cm" svg:height="0.617cm" svg:x="15.147cm" svg:y="1.101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9" draw:layer="layout" svg:width="0.496cm" svg:height="0.685cm" svg:x="15.543cm" svg:y="1.025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9" draw:layer="layout" svg:width="0.382cm" svg:height="0.454cm" svg:x="16.085cm" svg:y="1.267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9" draw:layer="layout" svg:width="0.375cm" svg:height="0.454cm" svg:x="16.858cm" svg:y="1.267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9" draw:layer="layout" svg:width="0.496cm" svg:height="0.447cm" svg:x="17.293cm" svg:y="1.272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3" draw:text-style-name="P9" draw:layer="layout" svg:width="0.333cm" svg:height="0.436cm" svg:x="17.835cm" svg:y="1.272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9" draw:layer="layout" svg:width="0.483cm" svg:height="0.436cm" svg:x="18.211cm" svg:y="1.283cm" svg:viewBox="0 0 484 437" svg:d="M392 96c9-22 27-65 92-65v-31c-23 2-52 2-74 2-25 0-70-2-87-2v31c38 0 49 23 49 43 0 9-2 11-7 22l-101 254-112-276c-4-13-4-16-4-18 0-25 38-25 56-25v-31c-29 0-85 2-108 2-27 0-67 0-96-2v31c63 0 67 5 78 36l144 352c4 13 6 18 20 18 13 0 18-9 20-18z">
            <text:p/>
          </draw:path>
          <draw:path draw:style-name="gr3" draw:text-style-name="P9" draw:layer="layout" svg:width="0.382cm" svg:height="0.454cm" svg:x="18.713cm" svg:y="1.267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9" draw:layer="layout" svg:width="0.456cm" svg:height="0.638cm" svg:x="19.479cm" svg:y="1.272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3 0 204-90 231-202z">
            <text:p/>
          </draw:path>
          <draw:path draw:style-name="gr3" draw:text-style-name="P9" draw:layer="layout" svg:width="0.655cm" svg:height="0.232cm" svg:x="20.297cm" svg:y="1.34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92cm" svg:height="0.898cm" svg:x="21.334cm" svg:y="1.014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1-63 56-181 56-188z">
            <text:p/>
          </draw:path>
          <draw:path draw:style-name="gr3" draw:text-style-name="P9" draw:layer="layout" svg:width="0.23cm" svg:height="0.985cm" svg:x="21.965cm" svg:y="0.96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492cm" svg:height="0.447cm" svg:x="22.279cm" svg:y="1.27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9" draw:layer="layout" svg:width="0.23cm" svg:height="0.985cm" svg:x="22.87cm" svg:y="0.969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9" draw:layer="layout" svg:width="0.445cm" svg:height="0.454cm" svg:x="23.565cm" svg:y="1.267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9" draw:layer="layout" svg:width="0.308cm" svg:height="0.617cm" svg:x="24.035cm" svg:y="1.101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9" draw:layer="layout" svg:width="0.308cm" svg:height="0.617cm" svg:x="24.745cm" svg:y="1.101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9" draw:layer="layout" svg:width="0.496cm" svg:height="0.685cm" svg:x="25.142cm" svg:y="1.025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9" draw:layer="layout" svg:width="0.382cm" svg:height="0.454cm" svg:x="25.684cm" svg:y="1.267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</draw:g>
        <draw:g xml:id="id24" draw:id="id24">
          <svg:title>TexMaths</svg:title>
          <svg:desc>28§display§\text {Equation of the tangent is given by }§svg§600§FALSE§</svg:desc>
          <draw:polygon draw:style-name="gr2" draw:text-style-name="P8" draw:layer="layout" svg:width="15.128cm" svg:height="0.8cm" svg:x="3.408cm" svg:y="7.918cm" svg:viewBox="0 0 15129 801" draw:points="7564,801 0,801 0,0 15129,0 15129,801">
            <text:p/>
          </draw:polygon>
          <draw:path draw:style-name="gr3" draw:text-style-name="P9" draw:layer="layout" svg:width="0.611cm" svg:height="0.672cm" svg:x="3.39cm" svg:y="7.894cm" svg:viewBox="0 0 612 673" svg:d="M101 595c0 36 0 47-76 47h-25v31h569l43-256h-25c-25 153-47 225-217 225h-133c-44 0-47-7-47-41v-262h88c96 0 107 31 107 114h25v-260h-25c0 83-11 114-107 114h-88v-237c0-32 3-39 47-39h128c152 0 179 54 195 191h25l-29-222h-556v31h25c76 0 76 12 76 45z">
            <text:p/>
          </draw:path>
          <draw:path draw:style-name="gr3" draw:text-style-name="P9" draw:layer="layout" svg:width="0.487cm" svg:height="0.627cm" svg:x="4.062cm" svg:y="8.129cm" svg:viewBox="0 0 488 628" svg:d="M343 377v177c0 45-11 45-79 45v29c34 0 85-2 112-2s76 2 112 2v-29c-67 0-78 0-78-45v-554h-22l-36 90c-14-27-54-90-132-90-117 0-220 96-220 224 0 124 96 225 211 225 69 0 109-43 132-72zM345 164v139c0 31-18 58-40 83-12 13-43 40-90 40-72 0-132-87-132-202 0-116 69-199 141-199 78 0 121 85 121 139z">
            <text:p/>
          </draw:path>
          <draw:path draw:style-name="gr3" draw:text-style-name="P9" draw:layer="layout" svg:width="0.496cm" svg:height="0.448cm" svg:x="4.579cm" svg:y="8.129cm" svg:viewBox="0 0 497 449" svg:d="M354 359v90l143-11v-32c-69 0-76-7-76-54v-352l-145 11v32c69 0 76 6 76 53v178c0 85-47 152-119 152-83 0-87-45-87-96v-330l-146 11v32c76 0 76 2 76 89v148c0 79 0 169 152 169 54 0 99-27 126-90z">
            <text:p/>
          </draw:path>
          <draw:path draw:style-name="gr3" draw:text-style-name="P9" draw:layer="layout" svg:width="0.445cm" svg:height="0.454cm" svg:x="5.135cm" svg:y="8.123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9" draw:layer="layout" svg:width="0.308cm" svg:height="0.618cm" svg:x="5.605cm" svg:y="7.959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9" draw:layer="layout" svg:width="0.212cm" svg:height="0.661cm" svg:x="6.002cm" svg:y="7.905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9" draw:layer="layout" svg:width="0.438cm" svg:height="0.454cm" svg:x="6.271cm" svg:y="8.123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9" draw:layer="layout" svg:width="0.496cm" svg:height="0.437cm" svg:x="6.766cm" svg:y="8.129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9" draw:layer="layout" svg:width="0.438cm" svg:height="0.454cm" svg:x="7.637cm" svg:y="8.123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9" draw:layer="layout" svg:width="0.319cm" svg:height="0.697cm" svg:x="8.134cm" svg:y="7.869cm" svg:viewBox="0 0 320 698" svg:d="M141 271v-114c0-87 47-135 92-135 2 0 16 0 31 7-11 5-29 16-29 41 0 22 16 42 43 42 29 0 42-20 42-42 0-36-36-70-87-70-69 0-155 52-155 157v114h-78v30h78v321c0 44-11 44-78 44v32c40-2 85-5 114-5 41 0 85 0 126 5v-32h-20c-74 0-77-11-77-47v-318h115v-30z">
            <text:p/>
          </draw:path>
          <draw:path draw:style-name="gr3" draw:text-style-name="P9" draw:layer="layout" svg:width="0.308cm" svg:height="0.618cm" svg:x="8.748cm" svg:y="7.959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9" draw:layer="layout" svg:width="0.496cm" svg:height="0.686cm" svg:x="9.144cm" svg:y="7.88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9" draw:layer="layout" svg:width="0.382cm" svg:height="0.454cm" svg:x="9.687cm" svg:y="8.123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9" draw:layer="layout" svg:width="0.308cm" svg:height="0.618cm" svg:x="10.444cm" svg:y="7.959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9" draw:layer="layout" svg:width="0.445cm" svg:height="0.454cm" svg:x="10.849cm" svg:y="8.123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9" draw:layer="layout" svg:width="0.496cm" svg:height="0.437cm" svg:x="11.331cm" svg:y="8.129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9" draw:layer="layout" svg:width="0.451cm" svg:height="0.652cm" svg:x="11.873cm" svg:y="8.118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9" draw:layer="layout" svg:width="0.382cm" svg:height="0.454cm" svg:x="12.366cm" svg:y="8.123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9" draw:layer="layout" svg:width="0.496cm" svg:height="0.437cm" svg:x="12.807cm" svg:y="8.129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9" draw:layer="layout" svg:width="0.308cm" svg:height="0.618cm" svg:x="13.313cm" svg:y="7.959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9" draw:layer="layout" svg:width="0.212cm" svg:height="0.661cm" svg:x="14.039cm" svg:y="7.905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9" draw:layer="layout" svg:width="0.324cm" svg:height="0.454cm" svg:x="14.312cm" svg:y="8.123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9" draw:layer="layout" svg:width="0.451cm" svg:height="0.652cm" svg:x="15.022cm" svg:y="8.118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9" draw:layer="layout" svg:width="0.212cm" svg:height="0.661cm" svg:x="15.519cm" svg:y="7.905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9" draw:layer="layout" svg:width="0.483cm" svg:height="0.437cm" svg:x="15.779cm" svg:y="8.138cm" svg:viewBox="0 0 484 438" svg:d="M392 96c9-22 27-65 92-65v-31c-23 2-52 2-74 2-25 0-70-2-87-2v31c38 0 49 23 49 43 0 9-2 11-7 22l-101 254-112-276c-4-13-4-16-4-18 0-25 38-25 56-25v-31c-29 0-85 2-108 2-27 0-67 0-96-2v31c63 0 67 5 78 36l144 353c4 13 6 18 20 18 13 0 18-9 20-18z">
            <text:p/>
          </draw:path>
          <draw:path draw:style-name="gr3" draw:text-style-name="P9" draw:layer="layout" svg:width="0.382cm" svg:height="0.454cm" svg:x="16.281cm" svg:y="8.123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9" draw:layer="layout" svg:width="0.496cm" svg:height="0.437cm" svg:x="16.722cm" svg:y="8.129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9" draw:layer="layout" svg:width="0.487cm" svg:height="0.697cm" svg:x="17.591cm" svg:y="7.88cm" svg:viewBox="0 0 488 698" svg:d="M143 314v-314l-143 11v32c69 0 76 6 76 53v591h25c2-3 9-16 36-61 15 22 58 72 130 72 118 0 221-97 221-225 0-125-98-224-210-224-76 0-119 47-135 65zM146 574v-204c0-20 0-20 11-36 38-56 92-63 116-63 45 0 81 25 103 63 27 41 29 97 29 137 0 38-2 97-31 142-20 29-58 62-112 62-42 0-78-24-103-60-13-20-13-23-13-41z">
            <text:p/>
          </draw:path>
          <draw:path draw:style-name="gr3" draw:text-style-name="P9" draw:layer="layout" svg:width="0.483cm" svg:height="0.627cm" svg:x="18.102cm" svg:y="8.138cm" svg:viewBox="0 0 484 628" svg:d="M392 94c25-63 76-63 92-63v-31c-23 2-52 2-74 2-18 0-65-2-87-2v31c31 0 47 18 47 43 0 9 0 11-7 22l-99 245-109-267c-5-9-7-13-7-18 0-25 38-25 56-25v-31c-27 0-92 2-108 2-27 0-67 0-96-2v31c47 0 67 0 81 34l147 361c-4 14-17 45-24 59-23 54-49 123-112 123-7 0-29 0-47-18 31-4 38-27 38-43 0-24-18-40-40-40-21 0-43 11-43 43 0 45 43 78 92 78 60 0 103-56 125-112z">
            <text:p/>
          </draw:path>
        </draw:g>
        <draw:g xml:id="id26" draw:id="id26">
          <svg:title>TexMaths</svg:title>
          <svg:desc>28§display§\text {Equation of the normal is given by }§svg§600§FALSE§</svg:desc>
          <draw:polygon draw:style-name="gr2" draw:text-style-name="P8" draw:layer="layout" svg:width="14.885cm" svg:height="0.8cm" svg:x="3.409cm" svg:y="11.318cm" svg:viewBox="0 0 14886 801" draw:points="7444,801 0,801 0,0 14886,0 14886,801">
            <text:p/>
          </draw:polygon>
          <draw:path draw:style-name="gr3" draw:text-style-name="P9" draw:layer="layout" svg:width="0.611cm" svg:height="0.672cm" svg:x="3.391cm" svg:y="11.294cm" svg:viewBox="0 0 612 673" svg:d="M101 595c0 36 0 47-76 47h-25v31h569l43-256h-25c-25 153-47 225-217 225h-133c-44 0-47-7-47-41v-262h88c96 0 107 31 107 114h25v-260h-25c0 83-11 114-107 114h-88v-237c0-32 3-39 47-39h128c152 0 179 54 195 191h25l-29-222h-556v31h25c76 0 76 12 76 45z">
            <text:p/>
          </draw:path>
          <draw:path draw:style-name="gr3" draw:text-style-name="P9" draw:layer="layout" svg:width="0.487cm" svg:height="0.627cm" svg:x="4.063cm" svg:y="11.529cm" svg:viewBox="0 0 488 628" svg:d="M343 377v177c0 45-11 45-79 45v29c34 0 85-2 112-2s77 2 112 2v-29c-67 0-78 0-78-45v-554h-22l-36 90c-14-27-54-90-132-90-117 0-220 96-220 224 0 124 96 225 211 225 69 0 109-43 132-72zM345 164v139c0 31-18 58-40 83-12 13-43 40-90 40-72 0-132-87-132-202 0-116 69-199 141-199 78 0 121 85 121 139z">
            <text:p/>
          </draw:path>
          <draw:path draw:style-name="gr3" draw:text-style-name="P9" draw:layer="layout" svg:width="0.496cm" svg:height="0.448cm" svg:x="4.581cm" svg:y="11.529cm" svg:viewBox="0 0 497 449" svg:d="M354 359v90l143-11v-32c-69 0-76-7-76-54v-352l-145 11v32c69 0 76 6 76 53v178c0 85-47 152-119 152-83 0-87-45-87-96v-330l-146 11v32c76 0 76 2 76 89v148c0 79 0 169 152 169 54 0 99-27 126-90z">
            <text:p/>
          </draw:path>
          <draw:path draw:style-name="gr3" draw:text-style-name="P9" draw:layer="layout" svg:width="0.445cm" svg:height="0.454cm" svg:x="5.136cm" svg:y="11.523cm" svg:viewBox="0 0 446 455" svg:d="M287 368c4 40 31 81 78 81 20 0 81-14 81-94v-54h-25v54c0 58-24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9" draw:layer="layout" svg:width="0.308cm" svg:height="0.618cm" svg:x="5.606cm" svg:y="11.359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9" draw:layer="layout" svg:width="0.212cm" svg:height="0.661cm" svg:x="6.003cm" svg:y="11.305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9" draw:layer="layout" svg:width="0.438cm" svg:height="0.454cm" svg:x="6.272cm" svg:y="11.523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9" draw:layer="layout" svg:width="0.496cm" svg:height="0.437cm" svg:x="6.767cm" svg:y="11.529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9" draw:layer="layout" svg:width="0.438cm" svg:height="0.454cm" svg:x="7.638cm" svg:y="11.523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9" draw:layer="layout" svg:width="0.319cm" svg:height="0.697cm" svg:x="8.136cm" svg:y="11.269cm" svg:viewBox="0 0 320 698" svg:d="M141 271v-114c0-87 47-135 92-135 2 0 16 0 31 7-11 5-29 16-29 41 0 22 16 42 43 42 29 0 42-20 42-42 0-36-36-70-87-70-69 0-155 52-155 157v114h-78v30h78v321c0 44-11 44-78 44v32c40-2 85-5 114-5 41 0 85 0 126 5v-32h-20c-74 0-77-11-77-47v-318h115v-30z">
            <text:p/>
          </draw:path>
          <draw:path draw:style-name="gr3" draw:text-style-name="P9" draw:layer="layout" svg:width="0.308cm" svg:height="0.618cm" svg:x="8.749cm" svg:y="11.359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9" draw:layer="layout" svg:width="0.496cm" svg:height="0.686cm" svg:x="9.146cm" svg:y="11.28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9" draw:layer="layout" svg:width="0.382cm" svg:height="0.454cm" svg:x="9.688cm" svg:y="11.523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9" draw:layer="layout" svg:width="0.496cm" svg:height="0.437cm" svg:x="10.459cm" svg:y="11.529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9" draw:layer="layout" svg:width="0.438cm" svg:height="0.454cm" svg:x="11.001cm" svg:y="11.523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9" draw:layer="layout" svg:width="0.333cm" svg:height="0.437cm" svg:x="11.493cm" svg:y="11.529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9" draw:layer="layout" svg:width="0.77cm" svg:height="0.437cm" svg:x="11.881cm" svg:y="11.529cm" svg:viewBox="0 0 771 438" svg:d="M76 96v267c0 43-11 43-76 43v32c34 0 85-3 112-3 25 0 76 3 110 3v-32c-65 0-76 0-76-43v-183c0-104 69-158 132-158 62 0 74 54 74 110v231c0 43-12 43-79 43v32c36 0 85-3 112-3s79 3 112 3v-32c-67 0-78 0-78-43v-183c0-104 72-158 134-158 63 0 72 54 72 110v231c0 43-9 43-76 43v32c33 0 85-3 112-3 24 0 76 3 110 3v-32c-52 0-77 0-77-29v-189c0-85 0-116-31-152-13-16-47-36-103-36-83 0-128 58-143 96-14-85-88-96-133-96-71 0-118 43-145 103v-103l-139 11v32c69 0 76 6 76 53z">
            <text:p/>
          </draw:path>
          <draw:path draw:style-name="gr3" draw:text-style-name="P9" draw:layer="layout" svg:width="0.445cm" svg:height="0.454cm" svg:x="12.712cm" svg:y="11.523cm" svg:viewBox="0 0 446 455" svg:d="M287 368c4 40 31 81 78 81 20 0 81-14 81-94v-54h-25v54c0 58-24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9" draw:layer="layout" svg:width="0.221cm" svg:height="0.686cm" svg:x="13.196cm" svg:y="11.28cm" svg:viewBox="0 0 222 687" svg:d="M143 0l-143 11v32c69 0 78 6 78 53v514c0 45-11 45-78 45v32c34-3 85-3 110-3 24 0 74 0 112 3v-32c-67 0-79 0-79-45z">
            <text:p/>
          </draw:path>
          <draw:path draw:style-name="gr3" draw:text-style-name="P9" draw:layer="layout" svg:width="0.212cm" svg:height="0.661cm" svg:x="13.796cm" svg:y="11.305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9" draw:layer="layout" svg:width="0.324cm" svg:height="0.454cm" svg:x="14.07cm" svg:y="11.523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9" draw:layer="layout" svg:width="0.452cm" svg:height="0.652cm" svg:x="14.782cm" svg:y="11.518cm" svg:viewBox="0 0 453 653" svg:d="M193 278c-88 0-88-98-88-121 0-27 3-58 16-83 9-13 31-40 72-40 85 0 85 98 85 121 0 27 0 58-16 83-9 13-31 40-69 40zM76 316c0-4 0-27 18-47 38 29 78 32 99 32 91 0 159-68 159-144 0-38-16-74-41-96 36-34 72-39 90-39 2 0 7 0 9 0-11 5-16 16-16 27 0 18 14 30 29 30 9 0 30-7 30-30 0-18-14-49-52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9" draw:layer="layout" svg:width="0.212cm" svg:height="0.661cm" svg:x="15.279cm" svg:y="11.305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9" draw:layer="layout" svg:width="0.483cm" svg:height="0.437cm" svg:x="15.537cm" svg:y="11.538cm" svg:viewBox="0 0 484 438" svg:d="M392 96c9-22 27-65 92-65v-31c-23 2-52 2-74 2-25 0-70-2-87-2v31c38 0 49 23 49 43 0 9-2 11-7 22l-101 254-112-276c-4-13-4-16-4-18 0-25 38-25 56-25v-31c-29 0-85 2-108 2-27 0-67 0-96-2v31c63 0 67 5 78 36l144 353c4 13 6 18 20 18 13 0 18-9 20-18z">
            <text:p/>
          </draw:path>
          <draw:path draw:style-name="gr3" draw:text-style-name="P9" draw:layer="layout" svg:width="0.382cm" svg:height="0.454cm" svg:x="16.039cm" svg:y="11.523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9" draw:layer="layout" svg:width="0.496cm" svg:height="0.437cm" svg:x="16.48cm" svg:y="11.529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9" draw:layer="layout" svg:width="0.487cm" svg:height="0.697cm" svg:x="17.351cm" svg:y="11.28cm" svg:viewBox="0 0 488 698" svg:d="M143 314v-314l-143 11v32c69 0 76 6 76 53v591h25c2-3 9-16 36-61 15 22 58 72 130 72 118 0 221-97 221-225 0-125-98-224-210-224-76 0-119 47-135 65zM146 574v-204c0-20 0-20 11-36 38-56 92-63 116-63 45 0 81 25 103 63 27 41 29 97 29 137 0 38-2 97-31 142-20 29-58 62-112 62-42 0-78-24-103-60-13-20-13-23-13-41z">
            <text:p/>
          </draw:path>
          <draw:path draw:style-name="gr3" draw:text-style-name="P9" draw:layer="layout" svg:width="0.483cm" svg:height="0.627cm" svg:x="17.862cm" svg:y="11.538cm" svg:viewBox="0 0 484 628" svg:d="M392 94c25-63 76-63 92-63v-31c-23 2-52 2-74 2-18 0-65-2-87-2v31c31 0 47 18 47 43 0 9 0 11-7 22l-99 245-109-267c-5-9-7-13-7-18 0-25 38-25 56-25v-31c-27 0-92 2-108 2-27 0-67 0-96-2v31c47 0 67 0 81 34l147 361c-4 14-17 45-24 59-23 54-49 123-112 123-7 0-29 0-47-18 31-4 38-27 38-43 0-24-18-40-40-40-21 0-43 11-43 43 0 45 43 78 92 78 60 0 103-56 125-112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1" smil:attributeName="visibility" smil:to="visible"/>
                  <anim:animate smil:dur="0.5s" smil:fill="hold" smil:targetElement="id21" smil:attributeName="width" smil:values="width*0.05;width" smil:keyTimes="0;1"/>
                  <anim:animate smil:dur="0.5s" smil:fill="hold" smil:targetElement="id21" smil:attributeName="height" smil:values="height;height" smil:keyTimes="0;1"/>
                  <anim:animate smil:dur="0.5s" smil:fill="hold" smil:targetElement="id21" smil:attributeName="x" smil:values="x-.2;x" smil:keyTimes="0;1"/>
                  <anim:animate smil:dur="0.5s" smil:fill="hold" smil:targetElement="id21" smil:attributeName="y" smil:values="y;y" smil:keyTimes="0;1"/>
                  <anim:transitionFilter smil:dur="0.5s" smil:targetElement="id2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2" smil:attributeName="visibility" smil:to="visible"/>
                  <anim:animate smil:dur="0.5s" smil:fill="hold" smil:targetElement="id22" smil:attributeName="width" smil:values="width*0.05;width" smil:keyTimes="0;1"/>
                  <anim:animate smil:dur="0.5s" smil:fill="hold" smil:targetElement="id22" smil:attributeName="height" smil:values="height;height" smil:keyTimes="0;1"/>
                  <anim:animate smil:dur="0.5s" smil:fill="hold" smil:targetElement="id22" smil:attributeName="x" smil:values="x-.2;x" smil:keyTimes="0;1"/>
                  <anim:animate smil:dur="0.5s" smil:fill="hold" smil:targetElement="id22" smil:attributeName="y" smil:values="y;y" smil:keyTimes="0;1"/>
                  <anim:transitionFilter smil:dur="0.5s" smil:targetElement="id2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" smil:attributeName="visibility" smil:to="visible"/>
                  <anim:animate smil:dur="0.5s" smil:fill="hold" smil:targetElement="id23" smil:attributeName="x" smil:values="x;x" smil:keyTimes="0;1"/>
                  <anim:animate smil:dur="0.5s" smil:fill="hold" smil:targetElement="id2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4" smil:attributeName="visibility" smil:to="visible"/>
                  <anim:animate smil:dur="0.5s" smil:fill="hold" smil:targetElement="id24" smil:attributeName="width" smil:values="width*0.05;width" smil:keyTimes="0;1"/>
                  <anim:animate smil:dur="0.5s" smil:fill="hold" smil:targetElement="id24" smil:attributeName="height" smil:values="height;height" smil:keyTimes="0;1"/>
                  <anim:animate smil:dur="0.5s" smil:fill="hold" smil:targetElement="id24" smil:attributeName="x" smil:values="x-.2;x" smil:keyTimes="0;1"/>
                  <anim:animate smil:dur="0.5s" smil:fill="hold" smil:targetElement="id24" smil:attributeName="y" smil:values="y;y" smil:keyTimes="0;1"/>
                  <anim:transitionFilter smil:dur="0.5s" smil:targetElement="id24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/>
                  <anim:animate smil:dur="0.5s" smil:fill="hold" smil:targetElement="id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6" smil:attributeName="visibility" smil:to="visible"/>
                  <anim:animate smil:dur="0.5s" smil:fill="hold" smil:targetElement="id26" smil:attributeName="width" smil:values="width*0.05;width" smil:keyTimes="0;1"/>
                  <anim:animate smil:dur="0.5s" smil:fill="hold" smil:targetElement="id26" smil:attributeName="height" smil:values="height;height" smil:keyTimes="0;1"/>
                  <anim:animate smil:dur="0.5s" smil:fill="hold" smil:targetElement="id26" smil:attributeName="x" smil:values="x-.2;x" smil:keyTimes="0;1"/>
                  <anim:animate smil:dur="0.5s" smil:fill="hold" smil:targetElement="id26" smil:attributeName="y" smil:values="y;y" smil:keyTimes="0;1"/>
                  <anim:transitionFilter smil:dur="0.5s" smil:targetElement="id26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x;x" smil:keyTimes="0;1"/>
                  <anim:animate smil:dur="0.5s" smil:fill="hold" smil:targetElement="id2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0">
        <office:forms form:automatic-focus="false" form:apply-design-mode="false"/>
        <draw:frame presentation:style-name="pr8" draw:text-style-name="P10" draw:layer="layout" svg:width="25.199cm" svg:height="1.8cm" svg:x="1.476cm" svg:y="0.6cm" presentation:class="title" presentation:user-transformed="true">
          <draw:text-box>
            <text:p xml:id="id28" text:id="id28"><text:span text:style-name="T9">Examples</text:span></text:p>
          </draw:text-box>
        </draw:frame>
        <draw:frame presentation:style-name="pr9" draw:text-style-name="P11" draw:layer="layout" svg:width="25.6cm" svg:height="12.75cm" svg:x="1.4cm" svg:y="2.6cm" presentation:class="subtitle" presentation:user-transformed="true">
          <draw:text-box>
            <text:p text:style-name="P6"><text:span text:style-name="T10"><text:s/></text:span></text:p>
            <text:p xml:id="id29" text:id="id29" text:style-name="P6"><text:span text:style-name="T8"><text:tab/></text:span><text:span text:style-name="T8">(1) Find the equations of the tangents and </text:span><text:span text:style-name="T4">normals to the </text:span></text:p>
            <text:p xml:id="id30" text:id="id30" text:style-name="P6"><text:span text:style-name="T4"><text:tab/></text:span><text:span text:style-name="T4"><text:tab/></text:span><text:span text:style-name="T4">following curves.</text:span></text:p>
            <text:p text:style-name="P6"><text:span text:style-name="T11"><text:s text:c="4"/></text:span></text:p>
            <text:p xml:id="id31" text:id="id31" text:style-name="P6"><text:span text:style-name="T12"><text:tab/></text:span><text:span text:style-name="T12">(i) <text:s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at <text:s/></text:span></text:p>
            <text:p text:style-name="P6"><text:span text:style-name="T12"/></text:p>
            <text:p xml:id="id34" text:id="id34" text:style-name="P6"><text:span text:style-name="T12"><text:s text:c="4"/></text:span><text:span text:style-name="T12">(ii) <text:s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9"/>at </text:span></text:p>
            <text:p text:style-name="P6"><text:span text:style-name="T12"/></text:p>
            <text:p xml:id="id37" text:id="id37" text:style-name="P6"><text:span text:style-name="T12"><text:s text:c="3"/></text:span><text:span text:style-name="T12">(iii) <text:s text:c="2"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at</text:span></text:p>
            <text:p text:style-name="P6"><text:span text:style-name="T12"><text:tab/></text:span></text:p>
            <text:p xml:id="id40" text:id="id40" text:style-name="P6"><text:span text:style-name="T12"><text:tab/></text:span><text:span text:style-name="T13">Solutions :</text:span><text:span text:style-name="T14"> <text:s/>(i) Equation of the given curve is <text:s/></text:span></text:p>
            <text:p text:style-name="P6"><text:span text:style-name="T15"><text:s text:c="24"/></text:span></text:p>
            <text:p text:style-name="P6"><text:span text:style-name="T13"><text:tab/></text:span><text:span text:style-name="T13"><text:tab/></text:span></text:p>
            <text:p text:style-name="P6"><text:span text:style-name="T13"/></text:p>
          </draw:text-box>
        </draw:frame>
        <draw:g xml:id="id32" draw:id="id32">
          <svg:title>TexMaths</svg:title>
          <svg:desc>28§display§y = 2x^3 - x^2 + 2§svg§600§FALSE§</svg:desc>
          <draw:polygon draw:style-name="gr2" draw:text-style-name="P8" draw:layer="layout" svg:width="7.081cm" svg:height="0.97cm" svg:x="4.526cm" svg:y="5.778cm" svg:viewBox="0 0 7082 971" draw:points="3540,971 0,971 0,0 7082,0 7082,971">
            <text:p/>
          </draw:polygon>
          <draw:path draw:style-name="gr3" draw:text-style-name="P9" draw:layer="layout" svg:width="0.456cm" svg:height="0.638cm" svg:x="4.506cm" svg:y="6.157cm" svg:viewBox="0 0 457 639" svg:d="M453 61c4-14 4-16 4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7 0 87 63 118 121 118 38 0 72-18 99-45-11 52-25 99-63 153-27 34-65 63-110 63-13 0-58-5-73-43 15 0 26 0 42-11 9-9 18-23 18-40 0-32-27-36-36-36-22 0-56 15-56 65 0 49 45 85 105 85 104 0 204-90 231-202z">
            <text:p/>
          </draw:path>
          <draw:path draw:style-name="gr3" draw:text-style-name="P9" draw:layer="layout" svg:width="0.655cm" svg:height="0.232cm" svg:x="5.324cm" svg:y="6.23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393cm" svg:height="0.658cm" svg:x="6.356cm" svg:y="5.937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3h-24c-5 30-12 74-21 88-8 9-73 9-94 9z">
            <text:p/>
          </draw:path>
          <draw:path draw:style-name="gr3" draw:text-style-name="P9" draw:layer="layout" svg:width="0.492cm" svg:height="0.447cm" svg:x="6.827cm" svg:y="6.15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5 63-51 103-94 103-7 0-29 0-49-11 24-7 47-27 47-54s-23-36-38-36c-29 0-54 27-54 58 0 45 49 65 92 65 67 0 103-69 105-76 11 38 47 76 105 76 103 0 159-127 159-152 0-9-8-9-11-9-9 0-11 2-13 9-32 107-101 130-132 130-38 0-54-31-54-65 0-23 7-43 18-88z">
            <text:p/>
          </draw:path>
          <draw:path draw:style-name="gr3" draw:text-style-name="P9" draw:layer="layout" svg:width="0.317cm" svg:height="0.472cm" svg:x="7.398cm" svg:y="5.729cm" svg:viewBox="0 0 318 473" svg:d="M152 229c54 0 92 38 92 112 0 85-49 110-89 110-27 0-90-7-119-48 33-2 40-24 40-38 0-22-16-38-38-38-18 0-38 11-38 38 0 68 72 108 157 108 96 0 161-63 161-132 0-54-42-108-119-126 72-24 99-78 99-119 0-56-63-96-141-96-76 0-135 38-135 92 0 25 14 38 36 38 20 0 34-16 34-36s-14-33-34-36c25-31 72-38 97-38 31 0 76 16 76 76 0 30-11 61-29 81-23 27-41 29-77 31-17 0-17 0-22 3 0 0-7 0-7 9s7 9 18 9z">
            <text:p/>
          </draw:path>
          <draw:path draw:style-name="gr3" draw:text-style-name="P9" draw:layer="layout" svg:width="0.602cm" svg:height="0.042cm" svg:x="8.104cm" svg:y="6.328cm" svg:viewBox="0 0 603 43" svg:d="M569 43c16 0 34 0 34-23 0-20-18-20-34-20h-535c-16 0-34 0-34 20 0 23 18 23 34 23z">
            <text:p/>
          </draw:path>
          <draw:path draw:style-name="gr3" draw:text-style-name="P9" draw:layer="layout" svg:width="0.492cm" svg:height="0.447cm" svg:x="9.034cm" svg:y="6.157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5 63-51 103-94 103-7 0-29 0-49-11 24-7 47-27 47-54s-23-36-38-36c-29 0-54 27-54 58 0 45 49 65 92 65 67 0 101-69 105-76 11 38 47 76 105 76 103 0 159-127 159-152 0-9-8-9-11-9-9 0-11 2-13 9-34 107-101 130-132 130-38 0-54-31-54-65 0-23 7-43 18-88z">
            <text:p/>
          </draw:path>
          <draw:path draw:style-name="gr3" draw:text-style-name="P9" draw:layer="layout" svg:width="0.306cm" svg:height="0.459cm" svg:x="9.612cm" svg:y="5.729cm" svg:viewBox="0 0 307 460" svg:d="M307 334h-25c-2 16-9 56-18 63-4 4-58 4-67 4h-128c72-65 97-83 139-116 52-41 99-83 99-151 0-82-74-134-164-134-85 0-143 61-143 123 0 36 29 41 36 41 18 0 38-14 38-38 0-12-5-36-40-36 20-50 67-65 100-65 70 0 106 53 106 109 0 61-43 108-65 135l-168 164c-7 6-7 9-7 27h287z">
            <text:p/>
          </draw:path>
          <draw:path draw:style-name="gr3" draw:text-style-name="P9" draw:layer="layout" svg:width="0.655cm" svg:height="0.658cm" svg:x="10.284cm" svg:y="6.018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3" draw:text-style-name="P9" draw:layer="layout" svg:width="0.393cm" svg:height="0.658cm" svg:x="11.263cm" svg:y="5.937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3h-24c-5 30-12 74-21 88-8 9-73 9-94 9z">
            <text:p/>
          </draw:path>
        </draw:g>
        <draw:g xml:id="id33" draw:id="id33">
          <svg:title>TexMaths</svg:title>
          <svg:desc>26§display§\left( \frac{1}{2}, 2 \right)§svg§600§FALSE§</svg:desc>
          <draw:polygon draw:style-name="gr2" draw:text-style-name="P8" draw:layer="layout" svg:width="2.602cm" svg:height="2.101cm" svg:x="13.3cm" svg:y="5.134cm" svg:viewBox="0 0 2603 2102" draw:points="1302,2102 0,2102 0,0 2603,0 2603,2102">
            <text:p/>
          </draw:polygon>
          <draw:path draw:style-name="gr3" draw:text-style-name="P9" draw:layer="layout" svg:width="0.45cm" svg:height="2.193cm" svg:x="13.443cm" svg:y="5.088cm" svg:viewBox="0 0 451 2194" svg:d="M451 2186c0-4-2-7-4-9-33-35-96-95-156-195-148-235-214-533-214-884 0-247 33-564 183-836 73-131 148-206 189-245 2-2 2-5 2-9 0-8-6-8-19-8-12 0-14 0-29 15-307 278-403 696-403 1081 0 360 83 722 316 996 19 21 52 58 92 92 10 10 12 10 24 10 13 0 19 0 19-8z">
            <text:p/>
          </draw:path>
          <draw:path draw:style-name="gr3" draw:text-style-name="P9" draw:layer="layout" svg:width="0.303cm" svg:height="0.61cm" svg:x="14.117cm" svg:y="5.186cm" svg:viewBox="0 0 304 611" svg:d="M189 23c0-21 0-23-21-23-58 58-139 58-168 58v29c19 0 73 0 121-25v477c0 33-2 43-86 43h-29v29c31-4 113-4 148-4 37 0 116 0 150 4v-29h-30c-83 0-85-10-85-43z">
            <text:p/>
          </draw:path>
          <draw:polygon draw:style-name="gr3" draw:text-style-name="P9" draw:layer="layout" svg:width="0.459cm" svg:height="0.039cm" svg:x="14.036cm" svg:y="6.165cm" svg:viewBox="0 0 460 40" draw:points="229,40 0,40 0,0 460,0 460,40">
            <text:p/>
          </draw:polygon>
          <draw:path draw:style-name="gr3" draw:text-style-name="P9" draw:layer="layout" svg:width="0.365cm" svg:height="0.61cm" svg:x="14.082cm" svg:y="6.431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9" draw:layer="layout" svg:width="0.107cm" svg:height="0.274cm" svg:x="14.681cm" svg:y="6.315cm" svg:viewBox="0 0 108 275" svg:d="M108 96c0-61-23-96-58-96-31 0-50 23-50 48s19 50 50 50c10 0 23-4 31-13 4-2 4-2 6-2 0 0 2 0 2 13 0 68-33 124-64 154-10 10-10 12-10 14 0 8 4 11 10 11 10 0 83-71 83-179z">
            <text:p/>
          </draw:path>
          <draw:path draw:style-name="gr3" draw:text-style-name="P9" draw:layer="layout" svg:width="0.365cm" svg:height="0.61cm" svg:x="15.055cm" svg:y="5.803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9" draw:layer="layout" svg:width="0.45cm" svg:height="2.193cm" svg:x="15.498cm" svg:y="5.088cm" svg:viewBox="0 0 451 2194" svg:d="M451 1098c0-360-83-722-316-996-19-21-52-58-89-92-13-10-15-10-27-10-11 0-19 0-19 8 0 4 4 9 6 11 31 33 94 93 154 193 148 235 216 533 216 884 0 247-33 564-185 836-72 131-149 206-187 245-2 2-4 5-4 9 0 8 8 8 19 8 12 0 14 0 29-15 308-278 403-696 403-1081z">
            <text:p/>
          </draw:path>
        </draw:g>
        <draw:g xml:id="id35" draw:id="id35">
          <svg:title>TexMaths</svg:title>
          <svg:desc>28§display§x^3 + 2x^2y - x - 9xy = 0§svg§600§FALSE§</svg:desc>
          <draw:polygon draw:style-name="gr2" draw:text-style-name="P8" draw:layer="layout" svg:width="10.43cm" svg:height="0.97cm" svg:x="4.297cm" svg:y="7.886cm" svg:viewBox="0 0 10431 971" draw:points="5215,971 0,971 0,0 10431,0 10431,971">
            <text:p/>
          </draw:polygon>
          <draw:path draw:style-name="gr3" draw:text-style-name="P9" draw:layer="layout" svg:width="0.492cm" svg:height="0.447cm" svg:x="4.277cm" svg:y="8.26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8-9-11-9-9 0-11 2-13 9-32 107-101 130-132 130-38 0-54-31-54-65 0-23 7-43 18-88z">
            <text:p/>
          </draw:path>
          <draw:path draw:style-name="gr3" draw:text-style-name="P9" draw:layer="layout" svg:width="0.317cm" svg:height="0.472cm" svg:x="4.848cm" svg:y="7.837cm" svg:viewBox="0 0 318 473" svg:d="M152 229c54 0 92 38 92 112 0 85-49 110-89 110-27 0-90-7-119-48 33-2 40-24 40-38 0-22-16-38-38-38-18 0-38 11-38 38 0 68 72 108 157 108 96 0 161-63 161-132 0-54-42-108-119-126 72-24 99-78 99-119 0-56-63-96-141-96-76 0-135 38-135 92 0 25 14 38 36 38 20 0 36-16 36-36s-16-33-36-36c25-31 72-38 97-38 31 0 76 16 76 76 0 30-11 61-29 81-23 27-41 29-77 31-17 0-17 0-22 3 0 0-7 0-7 9s7 9 18 9z">
            <text:p/>
          </draw:path>
          <draw:path draw:style-name="gr3" draw:text-style-name="P9" draw:layer="layout" svg:width="0.655cm" svg:height="0.658cm" svg:x="5.525cm" svg:y="8.126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3" draw:text-style-name="P9" draw:layer="layout" svg:width="0.393cm" svg:height="0.658cm" svg:x="6.504cm" svg:y="8.045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8 9-73 9-94 9z">
            <text:p/>
          </draw:path>
          <draw:path draw:style-name="gr3" draw:text-style-name="P9" draw:layer="layout" svg:width="0.492cm" svg:height="0.447cm" svg:x="6.976cm" svg:y="8.26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8-9-11-9-9 0-11 2-13 9-32 107-99 130-132 130-38 0-54-31-54-65 0-23 7-43 18-88z">
            <text:p/>
          </draw:path>
          <draw:path draw:style-name="gr3" draw:text-style-name="P9" draw:layer="layout" svg:width="0.306cm" svg:height="0.459cm" svg:x="7.552cm" svg:y="7.837cm" svg:viewBox="0 0 307 460" svg:d="M307 334h-25c-2 16-9 56-18 63-4 4-58 4-67 4h-128c72-65 97-83 139-116 52-41 99-83 99-151 0-82-74-134-164-134-85 0-143 61-143 123 0 36 29 41 36 41 18 0 38-14 38-38 0-12-5-36-40-36 20-50 67-65 100-65 70 0 106 53 106 109 0 61-43 108-65 135l-168 164c-7 6-7 9-7 27h287z">
            <text:p/>
          </draw:path>
          <draw:path draw:style-name="gr3" draw:text-style-name="P9" draw:layer="layout" svg:width="0.454cm" svg:height="0.638cm" svg:x="7.98cm" svg:y="8.265cm" svg:viewBox="0 0 455 639" svg:d="M453 61c2-14 2-16 2-23 0-18-14-27-27-27-11 0-27 5-36 20-2 5-9 36-13 54-7 25-14 52-21 79l-44 179c-3 13-45 83-112 83-50 0-61-43-61-81 0-45 18-105 52-193 15-40 18-51 18-71 0-45-32-81-81-81-94 0-130 143-130 152s9 9 11 9c11 0 11-2 16-18 27-91 67-121 101-121 6 0 24 0 24 32 0 24-9 49-18 69-38 103-56 162-56 207 0 87 63 118 121 118 38 0 72-18 99-45-11 52-25 99-63 153-27 34-65 63-110 63-13 0-58-5-73-43 15 0 26 0 40-11 11-9 20-23 20-40 0-32-27-36-36-36-22 0-56 15-56 65 0 49 45 85 105 85 104 0 204-90 231-202z">
            <text:p/>
          </draw:path>
          <draw:path draw:style-name="gr3" draw:text-style-name="P9" draw:layer="layout" svg:width="0.602cm" svg:height="0.042cm" svg:x="8.769cm" svg:y="8.436cm" svg:viewBox="0 0 603 43" svg:d="M569 43c16 0 34 0 34-23 0-20-18-20-34-20h-535c-16 0-34 0-34 20 0 23 18 23 34 23z">
            <text:p/>
          </draw:path>
          <draw:path draw:style-name="gr3" draw:text-style-name="P9" draw:layer="layout" svg:width="0.492cm" svg:height="0.447cm" svg:x="9.701cm" svg:y="8.26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8-9-11-9-9 0-11 2-13 9-32 107-101 130-132 130-38 0-54-31-54-65 0-23 7-43 18-88z">
            <text:p/>
          </draw:path>
          <draw:path draw:style-name="gr3" draw:text-style-name="P9" draw:layer="layout" svg:width="0.602cm" svg:height="0.042cm" svg:x="10.534cm" svg:y="8.436cm" svg:viewBox="0 0 603 43" svg:d="M569 43c16 0 34 0 34-23 0-20-18-20-34-20h-535c-16 0-34 0-34 20 0 23 18 23 34 23z">
            <text:p/>
          </draw:path>
          <draw:path draw:style-name="gr3" draw:text-style-name="P9" draw:layer="layout" svg:width="0.409cm" svg:height="0.678cm" svg:x="11.479cm" svg:y="8.045cm" svg:viewBox="0 0 410 679" svg:d="M323 343v31c0 233-103 278-162 278-15 0-69-2-96-36 43 0 51-29 51-44 0-32-24-47-47-47-15 0-44 8-44 49 0 65 53 105 136 105 128 0 249-134 249-345 0-267-112-334-202-334-53 0-103 18-145 63-41 45-63 85-63 159 0 123 87 220 197 220 61 0 101-41 126-99zM199 419c-15 0-62 0-91-60-18-38-18-88-18-135 0-54 0-101 20-137 27-49 65-62 98-62 47 0 79 33 97 78 11 31 15 94 15 139 0 83-33 177-121 177z">
            <text:p/>
          </draw:path>
          <draw:path draw:style-name="gr3" draw:text-style-name="P9" draw:layer="layout" svg:width="0.492cm" svg:height="0.447cm" svg:x="11.959cm" svg:y="8.26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8-9-11-9-9 0-11 2-13 9-32 107-101 130-132 130-38 0-54-31-54-65 0-23 7-43 18-88z">
            <text:p/>
          </draw:path>
          <draw:path draw:style-name="gr3" draw:text-style-name="P9" draw:layer="layout" svg:width="0.456cm" svg:height="0.638cm" svg:x="12.521cm" svg:y="8.265cm" svg:viewBox="0 0 457 639" svg:d="M453 61c4-14 4-16 4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7 0 87 63 118 121 118 38 0 72-18 99-45-11 52-25 99-63 153-27 34-65 63-110 63-13 0-58-5-73-43 15 0 26 0 40-11 11-9 20-23 20-40 0-32-27-36-36-36-22 0-56 15-56 65 0 49 45 85 105 85 104 0 204-90 231-202z">
            <text:p/>
          </draw:path>
          <draw:path draw:style-name="gr3" draw:text-style-name="P9" draw:layer="layout" svg:width="0.655cm" svg:height="0.232cm" svg:x="13.339cm" svg:y="8.33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16cm" svg:height="0.678cm" svg:x="14.36cm" svg:y="8.045cm" svg:viewBox="0 0 417 679" svg:d="M417 343c0-81-5-159-41-233-44-94-125-110-168-110-58 0-132 25-172 117-32 69-36 145-36 226 0 74 4 161 45 238 42 78 114 98 163 98 54 0 128-20 173-114 31-67 36-146 36-222zM208 659c-38 0-98-25-116-121-9-58-9-150-9-208 0-63 0-128 7-182 20-117 94-126 118-126 32 0 97 18 117 115 9 56 9 130 9 193 0 73 0 141-11 204-14 94-70 125-115 125z">
            <text:p/>
          </draw:path>
        </draw:g>
        <draw:g xml:id="id36" draw:id="id36">
          <svg:title>TexMaths</svg:title>
          <svg:desc>26§display§\left( 2, 1 \right)§svg§600§FALSE§</svg:desc>
          <draw:polygon draw:style-name="gr2" draw:text-style-name="P8" draw:layer="layout" svg:width="1.848cm" svg:height="0.823cm" svg:x="16.502cm" svg:y="7.935cm" svg:viewBox="0 0 1849 824" draw:points="926,824 0,824 0,0 1849,0 1849,824">
            <text:p/>
          </draw:polygon>
          <draw:path draw:style-name="gr3" draw:text-style-name="P9" draw:layer="layout" svg:width="0.213cm" svg:height="0.914cm" svg:x="16.546cm" svg:y="7.889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9" draw:layer="layout" svg:width="0.365cm" svg:height="0.61cm" svg:x="16.858cm" svg:y="7.966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8 81-9 9-69 9-88 9z">
            <text:p/>
          </draw:path>
          <draw:path draw:style-name="gr3" draw:text-style-name="P9" draw:layer="layout" svg:width="0.107cm" svg:height="0.274cm" svg:x="17.347cm" svg:y="8.478cm" svg:viewBox="0 0 108 275" svg:d="M108 96c0-61-23-96-58-96-31 0-50 23-50 48s19 50 50 50c10 0 23-4 31-13 4-2 4-2 6-2 0 0 2 0 2 13 0 68-33 124-64 154-10 10-10 12-10 14 0 8 4 11 10 11 10 0 83-71 83-179z">
            <text:p/>
          </draw:path>
          <draw:path draw:style-name="gr3" draw:text-style-name="P9" draw:layer="layout" svg:width="0.303cm" svg:height="0.61cm" svg:x="17.756cm" svg:y="7.966cm" svg:viewBox="0 0 304 611" svg:d="M189 23c0-21 0-23-21-23-58 58-139 58-168 58v29c19 0 73 0 121-25v477c0 33-2 43-86 43h-29v29c31-4 113-4 148-4 37 0 116 0 150 4v-29h-29c-84 0-86-10-86-43z">
            <text:p/>
          </draw:path>
          <draw:path draw:style-name="gr3" draw:text-style-name="P9" draw:layer="layout" svg:width="0.213cm" svg:height="0.914cm" svg:x="18.183cm" svg:y="7.889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38" draw:id="id38">
          <svg:title>TexMaths</svg:title>
          <svg:desc>28§display§x = 2\sin^3 \theta, \ y = 3 \cos^3 \theta§svg§600§FALSE§</svg:desc>
          <draw:polygon draw:style-name="gr2" draw:text-style-name="P8" draw:layer="layout" svg:width="10.359cm" svg:height="0.975cm" svg:x="4.402cm" svg:y="9.821cm" svg:viewBox="0 0 10360 976" draw:points="5179,976 0,976 0,0 10360,0 10360,976">
            <text:p/>
          </draw:polygon>
          <draw:path draw:style-name="gr3" draw:text-style-name="P9" draw:layer="layout" svg:width="0.492cm" svg:height="0.447cm" svg:x="4.382cm" svg:y="10.20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9" draw:layer="layout" svg:width="0.655cm" svg:height="0.232cm" svg:x="5.244cm" svg:y="10.28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393cm" svg:height="0.657cm" svg:x="6.277cm" svg:y="9.987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9" draw:layer="layout" svg:width="0.324cm" svg:height="0.454cm" svg:x="6.915cm" svg:y="10.202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9" draw:layer="layout" svg:width="0.212cm" svg:height="0.66cm" svg:x="7.305cm" svg:y="9.985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9" draw:layer="layout" svg:width="0.496cm" svg:height="0.436cm" svg:x="7.576cm" svg:y="10.209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9" draw:layer="layout" svg:width="0.317cm" svg:height="0.472cm" svg:x="8.129cm" svg:y="9.772cm" svg:viewBox="0 0 318 473" svg:d="M152 228c54 0 92 39 92 112 0 86-49 110-89 110-27 0-90-7-119-47 33-2 40-25 40-38 0-22-16-38-38-38-18 0-38 11-38 38 0 67 72 108 157 108 96 0 161-63 161-133 0-53-42-107-119-125 72-25 99-78 99-119 0-56-63-96-141-96-76 0-135 38-135 92 0 24 14 38 36 38 20 0 34-16 34-36s-14-34-34-36c25-31 72-38 97-38 31 0 76 16 76 76 0 29-9 61-29 81-23 27-41 29-77 31-17 0-17 0-22 3 0 0-7 0-7 8 0 9 7 9 18 9z">
            <text:p/>
          </draw:path>
          <draw:path draw:style-name="gr3" draw:text-style-name="P9" draw:layer="layout" svg:width="0.407cm" svg:height="0.707cm" svg:x="8.739cm" svg:y="9.949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9" draw:layer="layout" svg:width="0.115cm" svg:height="0.295cm" svg:x="9.272cm" svg:y="10.538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3" draw:text-style-name="P9" draw:layer="layout" svg:width="0.456cm" svg:height="0.637cm" svg:x="9.98cm" svg:y="10.209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3" draw:text-style-name="P9" draw:layer="layout" svg:width="0.655cm" svg:height="0.232cm" svg:x="10.797cm" svg:y="10.28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09cm" svg:height="0.678cm" svg:x="11.823cm" svg:y="9.987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9" draw:layer="layout" svg:width="0.375cm" svg:height="0.454cm" svg:x="12.47cm" svg:y="10.202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3" draw:text-style-name="P9" draw:layer="layout" svg:width="0.438cm" svg:height="0.454cm" svg:x="12.903cm" svg:y="10.202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9" draw:layer="layout" svg:width="0.324cm" svg:height="0.454cm" svg:x="13.4cm" svg:y="10.202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9" draw:layer="layout" svg:width="0.317cm" svg:height="0.472cm" svg:x="13.792cm" svg:y="9.779cm" svg:viewBox="0 0 318 473" svg:d="M152 228c54 0 92 39 92 112 0 86-49 110-89 110-27 0-90-7-119-47 33-2 40-25 40-38 0-22-16-38-38-38-18 0-38 11-38 38 0 67 72 108 157 108 96 0 161-63 161-133 0-53-42-107-119-125 72-25 99-78 99-119 0-56-63-96-141-96-76 0-135 38-135 92 0 24 14 38 36 38 20 0 36-16 36-36s-16-34-36-36c25-31 72-38 97-38 31 0 76 16 76 76 0 29-9 61-29 81-23 27-41 29-77 31-17 0-17 0-22 3 0 0-7 0-7 8 0 9 7 9 18 9z">
            <text:p/>
          </draw:path>
          <draw:path draw:style-name="gr3" draw:text-style-name="P9" draw:layer="layout" svg:width="0.407cm" svg:height="0.707cm" svg:x="14.401cm" svg:y="9.949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</draw:g>
        <draw:g xml:id="id39" draw:id="id39">
          <svg:title>TexMaths</svg:title>
          <svg:desc>26§display§\theta = \frac{\pi}{4}§svg§600§FALSE§</svg:desc>
          <draw:polygon draw:style-name="gr2" draw:text-style-name="P8" draw:layer="layout" svg:width="2.246cm" svg:height="1.548cm" svg:x="16.714cm" svg:y="9.746cm" svg:viewBox="0 0 2247 1549" draw:points="1123,1549 0,1549 0,0 2247,0 2247,1549">
            <text:p/>
          </draw:polygon>
          <draw:path draw:style-name="gr3" draw:text-style-name="P9" draw:layer="layout" svg:width="0.378cm" svg:height="0.656cm" svg:x="16.706cm" svg:y="10.068cm" svg:viewBox="0 0 379 657" svg:d="M379 187c0-60-17-187-111-187-127 0-268 258-268 468 0 87 27 189 110 189 129 0 269-264 269-470zM98 314c14-58 33-133 71-198 24-45 58-95 99-95 46 0 50 58 50 110 0 46-6 91-29 183zM281 343c-11 42-29 121-65 185-31 62-66 108-106 108-31 0-50-27-50-112 0-38 7-92 29-181z">
            <text:p/>
          </draw:path>
          <draw:path draw:style-name="gr3" draw:text-style-name="P9" draw:layer="layout" svg:width="0.609cm" svg:height="0.215cm" svg:x="17.428cm" svg:y="10.376cm" svg:viewBox="0 0 610 216" svg:d="M578 37c15 0 32 0 32-18 0-19-17-19-30-19h-549c-14 0-31 0-31 19 0 18 17 18 31 18zM580 216c13 0 30 0 30-19 0-18-17-18-32-18h-547c-14 0-31 0-31 18 0 19 17 19 31 19z">
            <text:p/>
          </draw:path>
          <draw:path draw:style-name="gr3" draw:text-style-name="P9" draw:layer="layout" svg:width="0.494cm" svg:height="0.404cm" svg:x="18.476cm" svg:y="9.7cm" svg:viewBox="0 0 495 405" svg:d="M218 54h104c-31 135-39 175-39 237 0 12 0 37 8 69 9 41 19 45 34 45 18 0 37-16 37-35 0-4 0-6-6-19-27-66-27-127-27-151 0-50 6-98 16-146h106c11 0 44 0 44-31 0-23-19-23-35-23h-308c-21 0-56 0-96 44-33 35-56 77-56 81 0 2 0 10 10 10 9 0 11-4 15-10 46-71 100-71 116-71h55c-32 110-79 220-119 306-6 12-6 14-6 20 0 19 14 25 25 25 29 0 35-25 45-60 15-42 15-44 25-89z">
            <text:p/>
          </draw:path>
          <draw:polygon draw:style-name="gr3" draw:text-style-name="P9" draw:layer="layout" svg:width="0.554cm" svg:height="0.038cm" svg:x="18.452cm" svg:y="10.465cm" svg:viewBox="0 0 555 39" draw:points="279,39 0,39 0,0 555,0 555,39">
            <text:p/>
          </draw:polygon>
          <draw:path draw:style-name="gr3" draw:text-style-name="P9" draw:layer="layout" svg:width="0.407cm" svg:height="0.618cm" svg:x="18.524cm" svg:y="10.719cm" svg:viewBox="0 0 408 619" svg:d="M243 470v79c0 33 0 43-68 43h-19v27c37-2 85-2 123-2 39 0 87 0 125 2v-27h-19c-69 0-71-10-71-43v-79h94v-29h-94v-418c0-17 0-23-14-23-9 0-11 0-17 10l-283 431v29zM250 441h-225l225-341z">
            <text:p/>
          </draw:path>
        </draw:g>
        <draw:g xml:id="id41" draw:id="id41">
          <svg:title>TexMaths</svg:title>
          <svg:desc>28§display§y = 2x^3 - x^2 + 2§svg§600§FALSE§</svg:desc>
          <draw:polygon draw:style-name="gr2" draw:text-style-name="P8" draw:layer="layout" svg:width="7.081cm" svg:height="0.97cm" svg:x="9.227cm" svg:y="13.278cm" svg:viewBox="0 0 7082 971" draw:points="3540,971 0,971 0,0 7082,0 7082,971">
            <text:p/>
          </draw:polygon>
          <draw:path draw:style-name="gr3" draw:text-style-name="P9" draw:layer="layout" svg:width="0.456cm" svg:height="0.638cm" svg:x="9.207cm" svg:y="13.657cm" svg:viewBox="0 0 457 639" svg:d="M453 61c4-14 4-16 4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7 0 87 63 118 121 118 38 0 72-18 99-45-11 52-25 99-63 153-27 34-65 63-110 63-13 0-58-5-73-43 15 0 26 0 42-11 9-9 18-23 18-40 0-32-27-36-36-36-22 0-56 15-56 65 0 49 45 85 105 85 104 0 204-90 231-202z">
            <text:p/>
          </draw:path>
          <draw:path draw:style-name="gr3" draw:text-style-name="P9" draw:layer="layout" svg:width="0.655cm" svg:height="0.232cm" svg:x="10.025cm" svg:y="13.73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393cm" svg:height="0.658cm" svg:x="11.057cm" svg:y="13.437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3h-24c-5 30-12 74-21 88-8 9-73 9-94 9z">
            <text:p/>
          </draw:path>
          <draw:path draw:style-name="gr3" draw:text-style-name="P9" draw:layer="layout" svg:width="0.492cm" svg:height="0.447cm" svg:x="11.528cm" svg:y="13.65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5 63-51 103-94 103-7 0-29 0-49-11 24-7 47-27 47-54s-23-36-38-36c-29 0-54 27-54 58 0 45 49 65 92 65 67 0 103-69 105-76 11 38 47 76 105 76 103 0 159-127 159-152 0-9-8-9-11-9-9 0-11 2-13 9-32 107-101 130-132 130-38 0-54-31-54-65 0-23 7-43 18-88z">
            <text:p/>
          </draw:path>
          <draw:path draw:style-name="gr3" draw:text-style-name="P9" draw:layer="layout" svg:width="0.317cm" svg:height="0.472cm" svg:x="12.099cm" svg:y="13.229cm" svg:viewBox="0 0 318 473" svg:d="M152 229c54 0 92 38 92 112 0 85-49 110-89 110-27 0-90-7-119-48 33-2 40-24 40-38 0-22-16-38-38-38-18 0-38 11-38 38 0 68 72 108 157 108 96 0 161-63 161-132 0-54-42-108-119-126 72-24 99-78 99-119 0-56-63-96-141-96-76 0-135 38-135 92 0 25 14 38 36 38 20 0 34-16 34-36s-14-33-34-36c25-31 72-38 97-38 31 0 76 16 76 76 0 30-11 61-29 81-23 27-41 29-77 31-17 0-17 0-22 3 0 0-7 0-7 9s7 9 18 9z">
            <text:p/>
          </draw:path>
          <draw:path draw:style-name="gr3" draw:text-style-name="P9" draw:layer="layout" svg:width="0.602cm" svg:height="0.042cm" svg:x="12.805cm" svg:y="13.828cm" svg:viewBox="0 0 603 43" svg:d="M569 43c16 0 34 0 34-23 0-20-18-20-34-20h-535c-16 0-34 0-34 20 0 23 18 23 34 23z">
            <text:p/>
          </draw:path>
          <draw:path draw:style-name="gr3" draw:text-style-name="P9" draw:layer="layout" svg:width="0.492cm" svg:height="0.447cm" svg:x="13.735cm" svg:y="13.657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5 63-51 103-94 103-7 0-29 0-49-11 24-7 47-27 47-54s-23-36-38-36c-29 0-54 27-54 58 0 45 49 65 92 65 67 0 101-69 105-76 11 38 47 76 105 76 103 0 159-127 159-152 0-9-8-9-11-9-9 0-11 2-13 9-34 107-101 130-132 130-38 0-54-31-54-65 0-23 7-43 18-88z">
            <text:p/>
          </draw:path>
          <draw:path draw:style-name="gr3" draw:text-style-name="P9" draw:layer="layout" svg:width="0.306cm" svg:height="0.459cm" svg:x="14.313cm" svg:y="13.229cm" svg:viewBox="0 0 307 460" svg:d="M307 334h-25c-2 16-9 56-18 63-4 4-58 4-67 4h-128c72-65 97-83 139-116 52-41 99-83 99-151 0-82-74-134-164-134-85 0-143 61-143 123 0 36 29 41 36 41 18 0 38-14 38-38 0-12-5-36-40-36 20-50 67-65 100-65 70 0 106 53 106 109 0 61-43 108-65 135l-168 164c-7 6-7 9-7 27h287z">
            <text:p/>
          </draw:path>
          <draw:path draw:style-name="gr3" draw:text-style-name="P9" draw:layer="layout" svg:width="0.655cm" svg:height="0.658cm" svg:x="14.985cm" svg:y="13.518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3" draw:text-style-name="P9" draw:layer="layout" svg:width="0.393cm" svg:height="0.658cm" svg:x="15.964cm" svg:y="13.437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3h-24c-5 30-12 74-21 88-8 9-73 9-94 9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28" anim:sub-item="text" smil:attributeName="visibility" smil:to="visible"/>
                  <anim:animate smil:begin="0s" smil:dur="0.5s" smil:fill="hold" smil:decelerate="0.5" smil:targetElement="id28" anim:sub-item="text" smil:attributeName="rotate" smil:values="-90;0" smil:keyTimes="0;1"/>
                  <anim:animate smil:begin="0s" smil:dur="0.5s" smil:fill="hold" smil:decelerate="0.5" smil:targetElement="id28" anim:sub-item="text" smil:attributeName="width" smil:values="width;width*.05" smil:keyTimes="0;1"/>
                  <anim:animate smil:begin="0.5s" smil:dur="0.5s" smil:fill="hold" smil:accelerate="0.5" smil:targetElement="id28" anim:sub-item="text" smil:attributeName="width" smil:values="width*.05;width" smil:keyTimes="0;1"/>
                  <anim:animate smil:dur="1s" smil:fill="hold" smil:targetElement="id28" anim:sub-item="text" smil:attributeName="height" smil:values="height;height" smil:keyTimes="0;1"/>
                  <anim:animate smil:begin="0s" smil:dur="0.5s" smil:fill="hold" smil:decelerate="0.5" smil:targetElement="id28" anim:sub-item="text" smil:attributeName="x" smil:values="x+.4;x" smil:keyTimes="0;1"/>
                  <anim:animate smil:begin="0s" smil:dur="0.5s" smil:fill="hold" smil:decelerate="0.5" smil:targetElement="id28" anim:sub-item="text" smil:attributeName="y" smil:values="y-.2;y+.1" smil:keyTimes="0;1"/>
                  <anim:animate smil:begin="0.5s" smil:dur="0.5s" smil:fill="hold" smil:accelerate="0.5" smil:targetElement="id28" anim:sub-item="text" smil:attributeName="y" smil:values="y+.1;y" smil:keyTimes="0;1"/>
                  <anim:transitionFilter smil:begin="0s" smil:dur="1s" smil:decelerate="0.5" smil:targetElement="id2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9" anim:sub-item="text" smil:attributeName="visibility" smil:to="visible"/>
                  <anim:animate smil:dur="0.5s" smil:fill="hold" smil:targetElement="id29" anim:sub-item="text" smil:attributeName="width" smil:values="width*0.05;width" smil:keyTimes="0;1"/>
                  <anim:animate smil:dur="0.5s" smil:fill="hold" smil:targetElement="id29" anim:sub-item="text" smil:attributeName="height" smil:values="height;height" smil:keyTimes="0;1"/>
                  <anim:animate smil:dur="0.5s" smil:fill="hold" smil:targetElement="id29" anim:sub-item="text" smil:attributeName="x" smil:values="x-.2;x" smil:keyTimes="0;1"/>
                  <anim:animate smil:dur="0.5s" smil:fill="hold" smil:targetElement="id29" anim:sub-item="text" smil:attributeName="y" smil:values="y;y" smil:keyTimes="0;1"/>
                  <anim:transitionFilter smil:dur="0.5s" smil:targetElement="id29" anim:sub-item="text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0" anim:sub-item="text" smil:attributeName="visibility" smil:to="visible"/>
                  <anim:animate smil:dur="0.5s" smil:fill="hold" smil:targetElement="id30" anim:sub-item="text" smil:attributeName="width" smil:values="width*0.05;width" smil:keyTimes="0;1"/>
                  <anim:animate smil:dur="0.5s" smil:fill="hold" smil:targetElement="id30" anim:sub-item="text" smil:attributeName="height" smil:values="height;height" smil:keyTimes="0;1"/>
                  <anim:animate smil:dur="0.5s" smil:fill="hold" smil:targetElement="id30" anim:sub-item="text" smil:attributeName="x" smil:values="x-.2;x" smil:keyTimes="0;1"/>
                  <anim:animate smil:dur="0.5s" smil:fill="hold" smil:targetElement="id30" anim:sub-item="text" smil:attributeName="y" smil:values="y;y" smil:keyTimes="0;1"/>
                  <anim:transitionFilter smil:dur="0.5s" smil:targetElement="id3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1" anim:sub-item="text" smil:attributeName="visibility" smil:to="visible"/>
                  <anim:animate smil:dur="0.5s" smil:fill="hold" smil:targetElement="id31" anim:sub-item="text" smil:attributeName="width" smil:values="width*0.05;width" smil:keyTimes="0;1"/>
                  <anim:animate smil:dur="0.5s" smil:fill="hold" smil:targetElement="id31" anim:sub-item="text" smil:attributeName="height" smil:values="height;height" smil:keyTimes="0;1"/>
                  <anim:animate smil:dur="0.5s" smil:fill="hold" smil:targetElement="id31" anim:sub-item="text" smil:attributeName="x" smil:values="x-.2;x" smil:keyTimes="0;1"/>
                  <anim:animate smil:dur="0.5s" smil:fill="hold" smil:targetElement="id31" anim:sub-item="text" smil:attributeName="y" smil:values="y;y" smil:keyTimes="0;1"/>
                  <anim:transitionFilter smil:dur="0.5s" smil:targetElement="id31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2" smil:attributeName="visibility" smil:to="visible"/>
                  <anim:animate smil:dur="0.5s" smil:fill="hold" smil:targetElement="id32" smil:attributeName="x" smil:values="x;x" smil:keyTimes="0;1"/>
                  <anim:animate smil:dur="0.5s" smil:fill="hold" smil:targetElement="id3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x;x" smil:keyTimes="0;1"/>
                  <anim:animate smil:dur="0.5s" smil:fill="hold" smil:targetElement="id3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4" anim:sub-item="text" smil:attributeName="visibility" smil:to="visible"/>
                  <anim:animate smil:dur="0.5s" smil:fill="hold" smil:targetElement="id34" anim:sub-item="text" smil:attributeName="width" smil:values="width*0.05;width" smil:keyTimes="0;1"/>
                  <anim:animate smil:dur="0.5s" smil:fill="hold" smil:targetElement="id34" anim:sub-item="text" smil:attributeName="height" smil:values="height;height" smil:keyTimes="0;1"/>
                  <anim:animate smil:dur="0.5s" smil:fill="hold" smil:targetElement="id34" anim:sub-item="text" smil:attributeName="x" smil:values="x-.2;x" smil:keyTimes="0;1"/>
                  <anim:animate smil:dur="0.5s" smil:fill="hold" smil:targetElement="id34" anim:sub-item="text" smil:attributeName="y" smil:values="y;y" smil:keyTimes="0;1"/>
                  <anim:transitionFilter smil:dur="0.5s" smil:targetElement="id34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5" smil:attributeName="visibility" smil:to="visible"/>
                  <anim:animate smil:dur="0.5s" smil:fill="hold" smil:targetElement="id35" smil:attributeName="x" smil:values="x;x" smil:keyTimes="0;1"/>
                  <anim:animate smil:dur="0.5s" smil:fill="hold" smil:targetElement="id3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x;x" smil:keyTimes="0;1"/>
                  <anim:animate smil:dur="0.5s" smil:fill="hold" smil:targetElement="id3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7" anim:sub-item="text" smil:attributeName="visibility" smil:to="visible"/>
                  <anim:animate smil:dur="0.5s" smil:fill="hold" smil:targetElement="id37" anim:sub-item="text" smil:attributeName="width" smil:values="width*0.05;width" smil:keyTimes="0;1"/>
                  <anim:animate smil:dur="0.5s" smil:fill="hold" smil:targetElement="id37" anim:sub-item="text" smil:attributeName="height" smil:values="height;height" smil:keyTimes="0;1"/>
                  <anim:animate smil:dur="0.5s" smil:fill="hold" smil:targetElement="id37" anim:sub-item="text" smil:attributeName="x" smil:values="x-.2;x" smil:keyTimes="0;1"/>
                  <anim:animate smil:dur="0.5s" smil:fill="hold" smil:targetElement="id37" anim:sub-item="text" smil:attributeName="y" smil:values="y;y" smil:keyTimes="0;1"/>
                  <anim:transitionFilter smil:dur="0.5s" smil:targetElement="id37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8" smil:attributeName="visibility" smil:to="visible"/>
                  <anim:animate smil:dur="0.5s" smil:fill="hold" smil:targetElement="id38" smil:attributeName="x" smil:values="x;x" smil:keyTimes="0;1"/>
                  <anim:animate smil:dur="0.5s" smil:fill="hold" smil:targetElement="id3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x;x" smil:keyTimes="0;1"/>
                  <anim:animate smil:dur="0.5s" smil:fill="hold" smil:targetElement="id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0" anim:sub-item="text" smil:attributeName="visibility" smil:to="visible"/>
                  <anim:animate smil:dur="0.5s" smil:fill="hold" smil:targetElement="id40" anim:sub-item="text" smil:attributeName="width" smil:values="width*0.05;width" smil:keyTimes="0;1"/>
                  <anim:animate smil:dur="0.5s" smil:fill="hold" smil:targetElement="id40" anim:sub-item="text" smil:attributeName="height" smil:values="height;height" smil:keyTimes="0;1"/>
                  <anim:animate smil:dur="0.5s" smil:fill="hold" smil:targetElement="id40" anim:sub-item="text" smil:attributeName="x" smil:values="x-.2;x" smil:keyTimes="0;1"/>
                  <anim:animate smil:dur="0.5s" smil:fill="hold" smil:targetElement="id40" anim:sub-item="text" smil:attributeName="y" smil:values="y;y" smil:keyTimes="0;1"/>
                  <anim:transitionFilter smil:dur="0.5s" smil:targetElement="id4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1" smil:attributeName="visibility" smil:to="visible"/>
                  <anim:animate smil:dur="0.5s" smil:fill="hold" smil:targetElement="id41" smil:attributeName="x" smil:values="x;x" smil:keyTimes="0;1"/>
                  <anim:animate smil:dur="0.5s" smil:fill="hold" smil:targetElement="id4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0">
        <office:forms form:automatic-focus="false" form:apply-design-mode="false"/>
        <draw:frame presentation:style-name="pr10" draw:text-style-name="P12" draw:layer="layout" svg:width="26.2cm" svg:height="14.4cm" svg:x="1cm" svg:y="0.8cm" presentation:class="subtitle" presentation:user-transformed="true">
          <draw:text-box>
            <text:p text:style-name="P6"><text:span text:style-name="T16"><text:tab/></text:span><text:span text:style-name="T17"><text:tab/></text:span><text:span text:style-name="T17"> <text:s text:c="3"/></text:span><text:s/></text:p>
            <text:p text:style-name="P6"><text:span text:style-name="T10"/></text:p>
            <text:p text:style-name="P6"><text:span text:style-name="T10"/></text:p>
            <text:p text:style-name="P6"><text:span text:style-name="T10"/></text:p>
            <text:p text:style-name="P6"><text:span text:style-name="T10"/></text:p>
            <text:p text:style-name="P6"><text:span text:style-name="T10"/></text:p>
            <text:p text:style-name="P6"><text:span text:style-name="T17"><text:tab/></text:span><text:span text:style-name="T17"><text:tab/></text:span><text:span text:style-name="T17"> </text:span></text:p>
          </draw:text-box>
        </draw:frame>
        <draw:g xml:id="id42" draw:id="id42">
          <svg:title>TexMaths</svg:title>
          <svg:desc>28§display§\text{Diff}. w. r. t. x .§svg§600§FALSE§</svg:desc>
          <draw:polygon draw:style-name="gr2" draw:text-style-name="P8" draw:layer="layout" svg:width="4.849cm" svg:height="0.606cm" svg:x="4.084cm" svg:y="0.864cm" svg:viewBox="0 0 4850 607" draw:points="2426,607 0,607 0,0 4850,0 4850,607">
            <text:p/>
          </draw:polygon>
          <draw:path draw:style-name="gr3" draw:text-style-name="P9" draw:layer="layout" svg:width="0.662cm" svg:height="0.673cm" svg:x="4.068cm" svg:y="0.837cm" svg:viewBox="0 0 663 674" svg:d="M0 0v31h25c76 0 76 12 76 45v522c0 36 0 45-76 45h-25v31h361c165 0 302-145 302-331 0-188-132-343-302-343zM235 643c-47 0-49-7-49-38v-536c0-31 2-38 49-38h99c60 0 130 21 179 92 43 58 52 144 52 220 0 110-18 168-54 217-20 27-76 83-177 83z">
            <text:p/>
          </draw:path>
          <draw:path draw:style-name="gr3" draw:text-style-name="P9" draw:layer="layout" svg:width="0.212cm" svg:height="0.66cm" svg:x="4.818cm" svg:y="0.85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9" draw:layer="layout" svg:width="0.593cm" svg:height="0.696cm" svg:x="5.085cm" svg:y="0.815cm" svg:viewBox="0 0 594 697" svg:d="M417 300h112v-29h-117v-114c0-90 49-135 92-135 5 0 18 0 34 7-12 5-29 16-29 40 0 23 15 43 42 43s43-20 43-43c0-35-34-69-90-69-58 0-103 38-108 43-29-39-82-43-109-43-94 0-209 52-209 159v112h-78v29h78v321c0 44-11 44-78 44v32c34-2 85-5 110-5 24 0 74 3 110 5v-32c-65 0-77 0-77-44v-321h209v321c0 44-12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9" draw:layer="layout" svg:width="0.107cm" svg:height="0.107cm" svg:x="5.719cm" svg:y="1.404cm" svg:viewBox="0 0 108 108" svg:d="M108 54c0-29-25-54-54-54s-54 25-54 54 25 54 54 54 54-25 54-54z">
            <text:p/>
          </draw:path>
          <draw:path draw:style-name="gr3" draw:text-style-name="P9" draw:layer="layout" svg:width="0.653cm" svg:height="0.447cm" svg:x="5.936cm" svg:y="1.075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9" draw:layer="layout" svg:width="0.107cm" svg:height="0.107cm" svg:x="6.723cm" svg:y="1.404cm" svg:viewBox="0 0 108 108" svg:d="M108 54c0-29-25-54-54-54s-54 25-54 54 25 54 54 54 54-25 54-54z">
            <text:p/>
          </draw:path>
          <draw:path draw:style-name="gr3" draw:text-style-name="P9" draw:layer="layout" svg:width="0.402cm" svg:height="0.447cm" svg:x="6.94cm" svg:y="1.075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9" draw:layer="layout" svg:width="0.107cm" svg:height="0.107cm" svg:x="7.412cm" svg:y="1.404cm" svg:viewBox="0 0 108 108" svg:d="M108 54c0-29-25-54-54-54s-54 25-54 54 25 54 54 54 54-25 54-54z">
            <text:p/>
          </draw:path>
          <draw:path draw:style-name="gr3" draw:text-style-name="P9" draw:layer="layout" svg:width="0.304cm" svg:height="0.629cm" svg:x="7.623cm" svg:y="0.893cm" svg:viewBox="0 0 305 630" svg:d="M181 224h95c17 0 29 0 29-20 0-11-12-11-29-11h-88c36-141 43-159 43-166 0-18-14-27-29-27-5 0-32 0-41 36l-38 157h-94c-20 0-29 0-29 18 0 13 9 13 27 13h87c-71 280-74 296-74 314 0 53 38 92 90 92 103 0 159-146 159-153 0-9-9-9-13-9-9 0-9 3-14 14-42 103-96 125-130 125-20 0-29-13-29-45 0-24 0-31 5-47z">
            <text:p/>
          </draw:path>
          <draw:path draw:style-name="gr3" draw:text-style-name="P9" draw:layer="layout" svg:width="0.107cm" svg:height="0.107cm" svg:x="8.042cm" svg:y="1.404cm" svg:viewBox="0 0 108 108" svg:d="M108 54c0-29-25-54-54-54s-54 25-54 54 25 54 54 54 54-25 54-54z">
            <text:p/>
          </draw:path>
          <draw:path draw:style-name="gr3" draw:text-style-name="P9" draw:layer="layout" svg:width="0.492cm" svg:height="0.447cm" svg:x="8.259cm" svg:y="1.07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9" draw:layer="layout" svg:width="0.107cm" svg:height="0.107cm" svg:x="8.877cm" svg:y="1.404cm" svg:viewBox="0 0 108 108" svg:d="M108 54c0-29-25-54-54-54s-54 25-54 54 25 54 54 54 54-25 54-54z">
            <text:p/>
          </draw:path>
        </draw:g>
        <draw:g xml:id="id43" draw:id="id43">
          <svg:title>TexMaths</svg:title>
          <svg:desc>28§display§\frac{dy}{dx} = 6x^2 - 2x§svg§600§FALSE§</svg:desc>
          <draw:polygon draw:style-name="gr2" draw:text-style-name="P8" draw:layer="layout" svg:width="6.116cm" svg:height="1.936cm" svg:x="4.057cm" svg:y="2.079cm" svg:viewBox="0 0 6117 1937" draw:points="3060,1937 0,1937 0,0 6117,0 6117,1937">
            <text:p/>
          </draw:polygon>
          <draw:path draw:style-name="gr3" draw:text-style-name="P9" draw:layer="layout" svg:width="0.469cm" svg:height="0.696cm" svg:x="4.071cm" svg:y="2.03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9" draw:layer="layout" svg:width="0.456cm" svg:height="0.637cm" svg:x="4.57cm" svg:y="2.279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9" draw:layer="layout" svg:width="1.076cm" svg:height="0.042cm" svg:x="4.008cm" svg:y="3.112cm" svg:viewBox="0 0 1077 43" draw:points="538,43 0,43 0,0 1077,0 1077,43">
            <text:p/>
          </draw:polygon>
          <draw:path draw:style-name="gr3" draw:text-style-name="P9" draw:layer="layout" svg:width="0.469cm" svg:height="0.696cm" svg:x="4.048cm" svg:y="3.371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9" draw:layer="layout" svg:width="0.492cm" svg:height="0.447cm" svg:x="4.548cm" svg:y="3.61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9" draw:layer="layout" svg:width="0.655cm" svg:height="0.232cm" svg:x="5.529cm" svg:y="3.01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09cm" svg:height="0.678cm" svg:x="6.555cm" svg:y="2.724cm" svg:viewBox="0 0 410 679" svg:d="M90 334v-25c0-249 123-284 172-284 25 0 65 6 87 40-15 0-53 0-53 42 0 32 22 48 44 48 16 0 45-9 45-48 0-60-42-107-125-107-126 0-260 128-260 345 0 264 114 334 206 334 110 0 204-92 204-222 0-126-87-222-197-222-67 0-103 52-123 99zM206 652c-63 0-92-61-96-74-18-47-18-126-18-144 0-76 31-176 121-176 15 0 60 0 92 62 18 36 18 88 18 135s0 96-18 132c-29 60-77 65-99 65z">
            <text:p/>
          </draw:path>
          <draw:path draw:style-name="gr3" draw:text-style-name="P9" draw:layer="layout" svg:width="0.492cm" svg:height="0.447cm" svg:x="7.034cm" svg:y="2.94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3" draw:text-style-name="P9" draw:layer="layout" svg:width="0.306cm" svg:height="0.458cm" svg:x="7.61cm" svg:y="2.516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9" draw:layer="layout" svg:width="0.602cm" svg:height="0.042cm" svg:x="8.309cm" svg:y="3.112cm" svg:viewBox="0 0 603 43" svg:d="M569 43c16 0 34 0 34-23 0-20-18-20-34-20h-535c-16 0-34 0-34 20 0 23 18 23 34 23z">
            <text:p/>
          </draw:path>
          <draw:path draw:style-name="gr3" draw:text-style-name="P9" draw:layer="layout" svg:width="0.393cm" svg:height="0.657cm" svg:x="9.261cm" svg:y="2.724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9" draw:layer="layout" svg:width="0.492cm" svg:height="0.447cm" svg:x="9.731cm" svg:y="2.94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</draw:g>
        <draw:g xml:id="id44" draw:id="id44">
          <svg:title>TexMaths</svg:title>
          <svg:desc>26§display§\text {Let } P = \left( \frac{1}{2}, 2 \right)§svg§600§FALSE§</svg:desc>
          <draw:polygon draw:style-name="gr2" draw:text-style-name="P8" draw:layer="layout" svg:width="6.172cm" svg:height="2.101cm" svg:x="4.11cm" svg:y="4.326cm" svg:viewBox="0 0 6173 2102" draw:points="3086,2102 0,2102 0,0 6173,0 6173,2102">
            <text:p/>
          </draw:polygon>
          <draw:path draw:style-name="gr3" draw:text-style-name="P9" draw:layer="layout" svg:width="0.502cm" svg:height="0.625cm" svg:x="4.093cm" svg:y="4.981cm" svg:viewBox="0 0 503 626" svg:d="M503 389h-23c-10 93-22 208-185 208h-75c-41 0-43-6-43-36v-488c0-31 0-44 87-44h29v-29c-33 2-116 2-154 2-35 0-108 0-139-2v29h23c71 0 71 11 71 42v484c0 34 0 42-71 42h-23v29h478z">
            <text:p/>
          </draw:path>
          <draw:path draw:style-name="gr3" draw:text-style-name="P9" draw:layer="layout" svg:width="0.355cm" svg:height="0.421cm" svg:x="4.661cm" svg:y="5.195cm" svg:viewBox="0 0 356 422" svg:d="M77 181c6-137 83-160 114-160 94 0 104 122 104 160zM77 200h256c21 0 23 0 23-19 0-92-50-181-165-181-106 0-191 94-191 210 0 123 96 212 202 212 112 0 154-102 154-120 0-9-9-11-13-11-8 0-10 6-10 13-34 95-117 95-125 95-46 0-83-29-104-62-27-44-27-104-27-137z">
            <text:p/>
          </draw:path>
          <draw:path draw:style-name="gr3" draw:text-style-name="P9" draw:layer="layout" svg:width="0.288cm" svg:height="0.573cm" svg:x="5.058cm" svg:y="5.043cm" svg:viewBox="0 0 289 574" svg:d="M141 198h131v-30h-131v-168h-22c0 75-30 173-119 177v21h79v251c0 115 85 125 119 125 64 0 91-64 91-125v-52h-25v52c0 67-27 102-60 102-63 0-63-83-63-100z">
            <text:p/>
          </draw:path>
          <draw:path draw:style-name="gr3" draw:text-style-name="P9" draw:layer="layout" svg:width="0.654cm" svg:height="0.625cm" svg:x="5.738cm" svg:y="4.981cm" svg:viewBox="0 0 655 626" svg:d="M241 337h156c129 0 258-96 258-198 0-70-60-139-181-139h-297c-17 0-27 0-27 17 0 12 8 12 27 12 10 0 27 0 39 2 15 0 19 4 19 15 0 2 0 6-2 16l-125 493c-8 36-10 42-83 42-15 0-25 0-25 19 0 10 10 10 15 10 25 0 89-2 116-2 19 0 40 0 58 0 19 0 40 2 58 2 9 0 19 0 19-19 0-10-8-10-25-10-33 0-60 0-60-17 0-4 2-8 4-14zM308 62c8-31 8-33 48-33h89c75 0 125 25 125 87 0 36-19 115-54 148-46 42-102 48-142 48h-129z">
            <text:p/>
          </draw:path>
          <draw:path draw:style-name="gr3" draw:text-style-name="P9" draw:layer="layout" svg:width="0.608cm" svg:height="0.215cm" svg:x="6.72cm" svg:y="5.27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45cm" svg:height="2.193cm" svg:x="7.822cm" svg:y="4.28cm" svg:viewBox="0 0 451 2194" svg:d="M451 2186c0-4-2-7-4-9-33-35-96-95-156-195-147-235-214-533-214-884 0-247 31-564 183-836 73-131 148-206 189-245 2-2 2-5 2-9 0-8-6-8-18-8-13 0-15 0-30 15-307 278-403 696-403 1081 0 360 83 722 316 996 19 21 52 58 92 92 10 10 12 10 25 10 12 0 18 0 18-8z">
            <text:p/>
          </draw:path>
          <draw:path draw:style-name="gr3" draw:text-style-name="P9" draw:layer="layout" svg:width="0.303cm" svg:height="0.61cm" svg:x="8.496cm" svg:y="4.378cm" svg:viewBox="0 0 304 611" svg:d="M189 23c0-21 0-23-23-23-56 58-137 58-166 58v29c19 0 73 0 121-25v477c0 33-2 43-86 43h-29v29c31-4 113-4 148-4 37 0 116 0 150 4v-29h-29c-84 0-86-10-86-43z">
            <text:p/>
          </draw:path>
          <draw:polygon draw:style-name="gr3" draw:text-style-name="P9" draw:layer="layout" svg:width="0.459cm" svg:height="0.039cm" svg:x="8.415cm" svg:y="5.357cm" svg:viewBox="0 0 460 40" draw:points="229,40 0,40 0,0 460,0 460,40">
            <text:p/>
          </draw:polygon>
          <draw:path draw:style-name="gr3" draw:text-style-name="P9" draw:layer="layout" svg:width="0.365cm" svg:height="0.61cm" svg:x="8.46cm" svg:y="5.623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21 81-6 9-66 9-85 9z">
            <text:p/>
          </draw:path>
          <draw:path draw:style-name="gr3" draw:text-style-name="P9" draw:layer="layout" svg:width="0.107cm" svg:height="0.274cm" svg:x="9.059cm" svg:y="5.507cm" svg:viewBox="0 0 108 275" svg:d="M108 96c0-61-23-96-58-96-31 0-50 23-50 48s19 50 50 50c10 0 23-4 31-13 4-2 4-2 6-2 0 0 2 0 2 13 0 68-33 124-64 154-10 10-10 12-10 14 0 8 4 11 10 11 10 0 83-71 83-179z">
            <text:p/>
          </draw:path>
          <draw:path draw:style-name="gr3" draw:text-style-name="P9" draw:layer="layout" svg:width="0.365cm" svg:height="0.61cm" svg:x="9.434cm" svg:y="4.995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9" draw:layer="layout" svg:width="0.45cm" svg:height="2.193cm" svg:x="9.877cm" svg:y="4.28cm" svg:viewBox="0 0 451 2194" svg:d="M451 1098c0-360-83-722-316-996-19-21-52-58-89-92-13-10-15-10-27-10-11 0-19 0-19 8 0 4 4 9 6 11 31 33 94 93 154 193 148 235 216 533 216 884 0 247-33 564-185 836-72 131-149 206-187 245-2 2-4 5-4 9 0 8 8 8 19 8 12 0 14 0 29-15 308-278 403-696 403-1081z">
            <text:p/>
          </draw:path>
        </draw:g>
        <draw:g xml:id="id46" draw:id="id46">
          <svg:title>TexMaths</svg:title>
          <svg:desc>26§display§6\left( \frac{1}{2} \right)^2 - 2\left( \frac{1}{2} \right) =§svg§600§FALSE§</svg:desc>
          <draw:polygon draw:style-name="gr2" draw:text-style-name="P8" draw:layer="layout" svg:width="7.61cm" svg:height="2.3cm" svg:x="16.1cm" svg:y="6.128cm" svg:viewBox="0 0 7611 2301" draw:points="3806,2301 0,2301 0,0 7611,0 7611,2301">
            <text:p/>
          </draw:polygon>
          <draw:path draw:style-name="gr3" draw:text-style-name="P9" draw:layer="layout" svg:width="0.38cm" svg:height="0.629cm" svg:x="16.092cm" svg:y="6.998cm" svg:viewBox="0 0 381 630" svg:d="M83 310v-23c0-231 115-264 160-264 23 0 61 6 81 37-14 0-49 0-49 40 0 29 20 44 41 44 15 0 42-9 42-44 0-56-40-100-117-100-116 0-241 119-241 320 0 246 106 310 191 310 102 0 190-85 190-206 0-116-81-206-183-206-63 0-96 48-115 92zM191 606c-58 0-85-57-89-69-17-44-17-117-17-133 0-71 29-165 113-165 14 0 56 0 85 59 17 33 17 81 17 124 0 44 0 90-17 123-27 56-71 61-92 61z">
            <text:p/>
          </draw:path>
          <draw:path draw:style-name="gr3" draw:text-style-name="P9" draw:layer="layout" svg:width="0.45cm" svg:height="2.194cm" svg:x="16.853cm" svg:y="6.282cm" svg:viewBox="0 0 451 2195" svg:d="M451 2187c0-4-2-6-4-8-33-36-95-96-156-196-147-235-214-533-214-884 0-248 33-564 183-837 73-131 148-206 189-245 2-2 2-5 2-9 0-8-6-8-18-8-13 0-15 0-29 15-308 278-404 697-404 1082 0 360 83 722 316 996 19 21 52 59 92 92 10 10 12 10 25 10 12 0 18 0 18-8z">
            <text:p/>
          </draw:path>
          <draw:path draw:style-name="gr3" draw:text-style-name="P9" draw:layer="layout" svg:width="0.303cm" svg:height="0.611cm" svg:x="17.527cm" svg:y="6.38cm" svg:viewBox="0 0 304 612" svg:d="M189 23c0-21 0-23-21-23-58 58-139 58-168 58v29c19 0 73 0 121-25v477c0 33-2 44-86 44h-29v29c31-4 113-4 148-4 37 0 116 0 150 4v-29h-29c-84 0-86-11-86-44z">
            <text:p/>
          </draw:path>
          <draw:polygon draw:style-name="gr3" draw:text-style-name="P9" draw:layer="layout" svg:width="0.459cm" svg:height="0.039cm" svg:x="17.446cm" svg:y="7.36cm" svg:viewBox="0 0 460 40" draw:points="229,40 0,40 0,0 460,0 460,40">
            <text:p/>
          </draw:polygon>
          <draw:path draw:style-name="gr3" draw:text-style-name="P9" draw:layer="layout" svg:width="0.365cm" svg:height="0.611cm" svg:x="17.492cm" svg:y="7.624cm" svg:viewBox="0 0 366 612" svg:d="M71 541l97-96c144-127 198-174 198-266 0-106-81-179-193-179-104 0-173 85-173 166 0 50 46 50 48 50 16 0 48-10 48-47 0-23-17-48-48-48-8 0-8 0-13 2 21-61 71-94 125-94 83 0 123 73 123 150 0 73-46 146-96 202l-177 195c-10 11-10 13-10 36h341l25-160h-23c-4 27-10 68-19 81-8 8-68 8-87 8z">
            <text:p/>
          </draw:path>
          <draw:path draw:style-name="gr3" draw:text-style-name="P9" draw:layer="layout" svg:width="0.45cm" svg:height="2.194cm" svg:x="18.045cm" svg:y="6.282cm" svg:viewBox="0 0 451 2195" svg:d="M451 1099c0-360-83-722-316-997-19-21-52-58-89-92-13-10-15-10-27-10-11 0-19 0-19 8 0 4 4 9 6 11 31 33 94 93 154 193 148 235 214 533 214 885 0 247-31 563-183 836-72 131-149 206-187 246-2 2-4 4-4 8 0 8 8 8 19 8 12 0 14 0 29-14 308-279 403-697 403-1082z">
            <text:p/>
          </draw:path>
          <draw:path draw:style-name="gr3" draw:text-style-name="P9" draw:layer="layout" svg:width="0.284cm" svg:height="0.426cm" svg:x="18.725cm" svg:y="6.082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9" draw:layer="layout" svg:width="0.559cm" svg:height="0.039cm" svg:x="19.374cm" svg:y="7.36cm" svg:viewBox="0 0 560 40" svg:d="M528 40c15 0 32 0 32-21 0-19-17-19-32-19h-497c-14 0-31 0-31 19 0 21 17 21 31 21z">
            <text:p/>
          </draw:path>
          <draw:path draw:style-name="gr3" draw:text-style-name="P9" draw:layer="layout" svg:width="0.365cm" svg:height="0.611cm" svg:x="20.258cm" svg:y="6.998cm" svg:viewBox="0 0 366 612" svg:d="M71 541l97-96c144-127 198-174 198-266 0-106-81-179-193-179-104 0-173 85-173 166 0 50 46 50 48 50 16 0 48-10 48-47 0-23-17-48-48-48-8 0-8 0-13 2 21-61 71-94 125-94 83 0 123 73 123 150 0 73-46 146-96 202l-177 195c-10 11-10 13-10 36h341l25-160h-23c-4 27-10 68-19 81-8 8-68 8-87 8z">
            <text:p/>
          </draw:path>
          <draw:path draw:style-name="gr3" draw:text-style-name="P9" draw:layer="layout" svg:width="0.45cm" svg:height="2.194cm" svg:x="21.011cm" svg:y="6.282cm" svg:viewBox="0 0 451 2195" svg:d="M451 2187c0-4-2-6-4-8-33-36-95-96-156-196-147-235-214-533-214-884 0-248 31-564 183-837 73-131 148-206 189-245 2-2 2-5 2-9 0-8-6-8-18-8-13 0-15 0-29 15-308 278-404 697-404 1082 0 360 83 722 316 996 19 21 52 59 92 92 10 10 12 10 25 10 12 0 18 0 18-8z">
            <text:p/>
          </draw:path>
          <draw:path draw:style-name="gr3" draw:text-style-name="P9" draw:layer="layout" svg:width="0.303cm" svg:height="0.611cm" svg:x="21.685cm" svg:y="6.38cm" svg:viewBox="0 0 304 612" svg:d="M189 23c0-21 0-23-23-23-56 58-137 58-166 58v29c19 0 73 0 121-25v477c0 33-2 44-86 44h-29v29c31-4 113-4 148-4 37 0 116 0 150 4v-29h-29c-84 0-86-11-86-44z">
            <text:p/>
          </draw:path>
          <draw:polygon draw:style-name="gr3" draw:text-style-name="P9" draw:layer="layout" svg:width="0.459cm" svg:height="0.039cm" svg:x="21.604cm" svg:y="7.36cm" svg:viewBox="0 0 460 40" draw:points="229,40 0,40 0,0 460,0 460,40">
            <text:p/>
          </draw:polygon>
          <draw:path draw:style-name="gr3" draw:text-style-name="P9" draw:layer="layout" svg:width="0.365cm" svg:height="0.611cm" svg:x="21.65cm" svg:y="7.624cm" svg:viewBox="0 0 366 612" svg:d="M71 541l97-96c144-127 198-174 198-266 0-106-81-179-193-179-104 0-173 85-173 166 0 50 46 50 48 50 16 0 48-10 48-47 0-23-17-48-48-48-8 0-8 0-13 2 21-61 71-94 125-94 83 0 123 73 123 150 0 73-46 146-96 202l-177 195c-10 11-10 13-10 36h341l25-160h-23c-4 27-10 68-21 81-6 8-66 8-85 8z">
            <text:p/>
          </draw:path>
          <draw:path draw:style-name="gr3" draw:text-style-name="P9" draw:layer="layout" svg:width="0.45cm" svg:height="2.194cm" svg:x="22.203cm" svg:y="6.282cm" svg:viewBox="0 0 451 2195" svg:d="M451 1099c0-360-83-722-316-997-19-21-52-58-89-92-13-10-15-10-27-10-11 0-19 0-19 8 0 4 4 9 6 11 31 33 94 93 154 193 148 235 216 533 216 885 0 247-33 563-185 836-72 131-149 206-187 246-2 2-4 4-4 8 0 8 8 8 19 8 12 0 14 0 29-14 308-279 403-697 403-1082z">
            <text:p/>
          </draw:path>
          <draw:path draw:style-name="gr3" draw:text-style-name="P9" draw:layer="layout" svg:width="0.608cm" svg:height="0.215cm" svg:x="23.148cm" svg:y="7.27cm" svg:viewBox="0 0 609 216" svg:d="M578 37c15 0 31 0 31-18 0-19-16-19-29-19h-549c-14 0-31 0-31 19 0 18 17 18 31 18zM580 216c13 0 29 0 29-18 0-19-16-19-31-19h-547c-14 0-31 0-31 19 0 18 17 18 31 18z">
            <text:p/>
          </draw:path>
        </draw:g>
        <draw:g xml:id="id45" draw:id="id45">
          <svg:title>TexMaths</svg:title>
          <svg:desc>26§display§\text {Slope of tangent at P} = m =§svg§600§FALSE§</svg:desc>
          <draw:polygon draw:style-name="gr2" draw:text-style-name="P8" draw:layer="layout" svg:width="11.409cm" svg:height="0.742cm" svg:x="4.093cm" svg:y="7.031cm" svg:viewBox="0 0 11410 743" draw:points="5705,743 0,743 0,0 11410,0 11410,743">
            <text:p/>
          </draw:polygon>
          <draw:path draw:style-name="gr3" draw:text-style-name="P9" draw:layer="layout" svg:width="0.407cm" svg:height="0.665cm" svg:x="4.099cm" svg:y="6.985cm" svg:viewBox="0 0 408 666" svg:d="M268 291l-116-29c-58-14-94-62-94-116 0-65 50-121 123-121 152 0 173 152 179 192 0 6 0 12 10 12 13 0 13-4 13-23v-183c0-17 0-23-11-23-6 0-8 0-14 12l-31 53c-27-28-67-65-148-65-102 0-179 81-179 177 0 77 48 144 121 169 10 4 56 14 120 31 25 6 52 12 79 46 19 25 27 54 27 85 0 65-45 131-122 131-27 0-96-4-146-50-52-50-56-108-56-141 0-9-8-9-11-9-12 0-12 7-12 23v183c0 15 0 21 10 21 7 0 7 0 13-10 0-2 4-4 33-52 29 31 88 62 171 62 106 0 181-89 181-189 0-92-63-167-140-186z">
            <text:p/>
          </draw:path>
          <draw:path draw:style-name="gr3" draw:text-style-name="P9" draw:layer="layout" svg:width="0.205cm" svg:height="0.636cm" svg:x="4.586cm" svg:y="6.995cm" svg:viewBox="0 0 206 637" svg:d="M133 0l-133 10v30c64 0 73 6 73 50v476c0 42-11 42-73 42v29c31-2 79-2 102-2s69 0 104 2v-29c-62 0-73 0-73-42z">
            <text:p/>
          </draw:path>
          <draw:path draw:style-name="gr3" draw:text-style-name="P9" draw:layer="layout" svg:width="0.407cm" svg:height="0.422cm" svg:x="4.833cm" svg:y="7.22cm" svg:viewBox="0 0 408 423" svg:d="M408 214c0-116-94-214-204-214-115 0-204 100-204 214 0 119 96 209 204 209 110 0 204-92 204-209zM204 400c-40 0-79-21-104-63-23-39-23-95-23-129 0-35 0-85 21-127 25-41 68-60 106-60 39 0 79 19 102 58 25 40 25 94 25 129 0 34 0 83-21 123-19 42-60 69-106 69z">
            <text:p/>
          </draw:path>
          <draw:path draw:style-name="gr3" draw:text-style-name="P9" draw:layer="layout" svg:width="0.452cm" svg:height="0.582cm" svg:x="5.291cm" svg:y="7.227cm" svg:viewBox="0 0 453 583" svg:d="M133 60v-60l-133 10v30c64 0 71 4 71 45v429c0 42-9 42-71 42v27c31 0 79-2 102-2 25 0 73 2 104 2v-27c-60 0-71 0-71-42v-154-8c4 14 44 64 113 64 110 0 205-89 205-208 0-116-89-208-193-208-71 0-110 40-127 60zM135 302v-206c27-46 71-73 119-73 66 0 122 81 122 185 0 111-64 188-133 188-35 0-70-19-95-57-13-18-13-20-13-37z">
            <text:p/>
          </draw:path>
          <draw:path draw:style-name="gr3" draw:text-style-name="P9" draw:layer="layout" svg:width="0.355cm" svg:height="0.422cm" svg:x="5.823cm" svg:y="7.22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9" draw:layer="layout" svg:width="0.407cm" svg:height="0.422cm" svg:x="6.535cm" svg:y="7.22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9" draw:layer="layout" svg:width="0.296cm" svg:height="0.647cm" svg:x="6.997cm" svg:y="6.985cm" svg:viewBox="0 0 297 648" svg:d="M131 252v-106c0-81 44-125 85-125 2 0 17 0 29 6-10 4-27 15-27 38 0 20 15 39 40 39 27 0 39-19 39-39 0-34-33-65-81-65-64 0-143 48-143 146v106h-73v27h73v298c0 41-11 41-73 41v30c37-3 81-5 106-5 38 0 79 0 117 5v-30h-19c-69 0-71-10-71-43v-296h106v-27z">
            <text:p/>
          </draw:path>
          <draw:path draw:style-name="gr3" draw:text-style-name="P9" draw:layer="layout" svg:width="0.286cm" svg:height="0.574cm" svg:x="7.566cm" svg:y="7.068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9" draw:layer="layout" svg:width="0.413cm" svg:height="0.422cm" svg:x="7.943cm" svg:y="7.22cm" svg:viewBox="0 0 414 423" svg:d="M266 341c4 38 29 75 73 75 19 0 75-12 75-87v-50h-23v50c0 54-23 60-33 60-29 0-34-41-34-45v-186c0-37 0-73-33-108-35-35-81-50-125-50-77 0-139 44-139 104 0 27 19 44 42 44 27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9" draw:layer="layout" svg:width="0.461cm" svg:height="0.405cm" svg:x="8.392cm" svg:y="7.227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419cm" svg:height="0.605cm" svg:x="8.895cm" svg:y="7.216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9" draw:layer="layout" svg:width="0.355cm" svg:height="0.422cm" svg:x="9.353cm" svg:y="7.22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9" draw:layer="layout" svg:width="0.461cm" svg:height="0.405cm" svg:x="9.763cm" svg:y="7.227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286cm" svg:height="0.574cm" svg:x="10.233cm" svg:y="7.068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9" draw:layer="layout" svg:width="0.413cm" svg:height="0.422cm" svg:x="10.913cm" svg:y="7.22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9" draw:layer="layout" svg:width="0.288cm" svg:height="0.574cm" svg:x="11.35cm" svg:y="7.068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9" draw:layer="layout" svg:width="0.54cm" svg:height="0.626cm" svg:x="12.024cm" svg:y="7.006cm" svg:viewBox="0 0 541 627" svg:d="M177 337h154c110 0 210-75 210-166 0-90-92-171-217-171h-324v29h23c71 0 71 11 71 42v485c0 33 0 42-71 42h-23v29c31-2 100-2 135-2 36 0 104 0 135 2v-29h-20c-71 0-73-9-73-42zM173 312v-247c0-30 2-36 45-36h82c145 0 145 96 145 142 0 43 0 141-145 141z">
            <text:p/>
          </draw:path>
          <draw:path draw:style-name="gr3" draw:text-style-name="P9" draw:layer="layout" svg:width="0.608cm" svg:height="0.216cm" svg:x="12.918cm" svg:y="7.293cm" svg:viewBox="0 0 609 217" svg:d="M578 37c15 0 31 0 31-18 0-19-16-19-29-19h-549c-14 0-31 0-31 19 0 18 17 18 31 18zM580 217c13 0 29 0 29-19s-16-19-31-19h-547c-14 0-31 0-31 19s17 19 31 19z">
            <text:p/>
          </draw:path>
          <draw:path draw:style-name="gr3" draw:text-style-name="P9" draw:layer="layout" svg:width="0.75cm" svg:height="0.415cm" svg:x="13.858cm" svg:y="7.227cm" svg:viewBox="0 0 751 416" svg:d="M54 352c-2 14-8 35-8 39 0 17 12 25 27 25 10 0 27-8 33-25 2-2 13-45 17-68l21-84c6-18 10-39 16-60 2-17 11-44 11-46 14-29 62-112 149-112 42 0 50 33 50 64 0 23-6 48-14 75l-25 107-19 70c-4 19-12 50-12 54 0 17 14 25 27 25 29 0 35-22 41-52 13-52 48-185 54-222 4-11 52-121 152-121 40 0 50 31 50 64 0 52-37 157-56 206-9 21-13 32-13 50 0 44 32 75 75 75 85 0 121-133 121-141s-8-8-13-8c-8 0-8 2-12 16-15 48-44 113-94 113-16 0-23-9-23-30 0-22 9-45 17-66 19-48 56-150 56-202 0-58-35-98-104-98-71 0-116 40-150 90-2-13-4-44-29-67-23-19-54-23-77-23-81 0-126 58-141 79-4-52-44-79-85-79-42 0-59 35-67 52-17 33-29 87-29 90 0 8 8 8 10 8 11 0 11 0 17-21 15-64 33-108 67-108 14 0 29 6 29 41 0 19-4 30-15 78z">
            <text:p/>
          </draw:path>
          <draw:path draw:style-name="gr3" draw:text-style-name="P9" draw:layer="layout" svg:width="0.608cm" svg:height="0.216cm" svg:x="14.94cm" svg:y="7.293cm" svg:viewBox="0 0 609 217" svg:d="M578 37c15 0 31 0 31-18 0-19-16-19-29-19h-549c-14 0-31 0-31 19 0 18 17 18 31 18zM580 217c13 0 29 0 29-19s-16-19-31-19h-547c-14 0-31 0-31 19s17 19 31 19z">
            <text:p/>
          </draw:path>
        </draw:g>
        <draw:g xml:id="id47" draw:id="id47">
          <svg:title>TexMaths</svg:title>
          <svg:desc>26§display§\frac{1}{2}§svg§600§FALSE§</svg:desc>
          <draw:polygon draw:style-name="gr2" draw:text-style-name="P8" draw:layer="layout" svg:width="0.367cm" svg:height="1.761cm" svg:x="24.437cm" svg:y="6.428cm" svg:viewBox="0 0 368 1762" draw:points="183,1762 0,1762 0,0 368,0 368,1762">
            <text:p/>
          </draw:polygon>
          <draw:path draw:style-name="gr3" draw:text-style-name="P9" draw:layer="layout" svg:width="0.303cm" svg:height="0.61cm" svg:x="24.472cm" svg:y="6.382cm" svg:viewBox="0 0 304 611" svg:d="M189 23c0-21 0-23-20-23-59 58-140 58-169 58v29c19 0 73 0 121-25v476c0 34-2 44-86 44h-29v29c31-4 113-4 148-4 37 0 117 0 150 4v-29h-29c-84 0-86-10-86-44z">
            <text:p/>
          </draw:path>
          <draw:polygon draw:style-name="gr3" draw:text-style-name="P9" draw:layer="layout" svg:width="0.459cm" svg:height="0.038cm" svg:x="24.391cm" svg:y="7.361cm" svg:viewBox="0 0 460 39" draw:points="229,39 0,39 0,0 460,0 460,39">
            <text:p/>
          </draw:polygon>
          <draw:path draw:style-name="gr3" draw:text-style-name="P9" draw:layer="layout" svg:width="0.365cm" svg:height="0.61cm" svg:x="24.437cm" svg:y="7.627cm" svg:viewBox="0 0 366 611" svg:d="M71 540l98-95c143-127 197-175 197-266 0-106-81-179-193-179-104 0-173 85-173 166 0 50 46 50 48 50 17 0 48-10 48-48 0-23-17-47-48-47-8 0-8 0-13 2 21-61 71-94 125-94 84 0 123 73 123 150 0 72-46 145-96 201l-177 196c-10 10-10 12-10 35h341l25-160h-23c-4 27-10 69-18 81-9 8-69 8-88 8z">
            <text:p/>
          </draw:path>
        </draw:g>
        <draw:g xml:id="id48" draw:id="id48">
          <svg:title>TexMaths</svg:title>
          <svg:desc>26§display§\text {Slope of normal at P} = m' = - 2§svg§600§FALSE§</svg:desc>
          <draw:polygon draw:style-name="gr2" draw:text-style-name="P8" draw:layer="layout" svg:width="12.865cm" svg:height="0.82cm" svg:x="4.095cm" svg:y="8.533cm" svg:viewBox="0 0 12866 821" draw:points="6433,821 0,821 0,0 12866,0 12866,821">
            <text:p/>
          </draw:polygon>
          <draw:path draw:style-name="gr3" draw:text-style-name="P9" draw:layer="layout" svg:width="0.407cm" svg:height="0.665cm" svg:x="4.101cm" svg:y="8.579cm" svg:viewBox="0 0 408 666" svg:d="M268 291l-116-29c-58-15-94-62-94-116 0-65 50-121 123-121 152 0 173 152 179 191 0 7 0 13 10 13 13 0 13-4 13-23v-183c0-17 0-23-11-23-6 0-8 0-14 12l-31 52c-27-27-67-64-148-64-102 0-179 81-179 177 0 77 48 143 121 168 10 4 56 15 120 31 25 7 52 13 79 46 19 25 27 54 27 85 0 65-45 131-122 131-27 0-96-4-146-49-52-50-56-109-56-142 0-8-8-8-11-8-12 0-12 6-12 23v183c0 14 0 21 10 21 7 0 7 0 13-11 0-2 4-4 33-52 29 31 88 63 171 63 106 0 181-90 181-190 0-91-63-166-140-185z">
            <text:p/>
          </draw:path>
          <draw:path draw:style-name="gr3" draw:text-style-name="P9" draw:layer="layout" svg:width="0.205cm" svg:height="0.635cm" svg:x="4.588cm" svg:y="8.587cm" svg:viewBox="0 0 206 636" svg:d="M133 0l-133 10v30c64 0 73 6 73 49v477c0 41-11 41-73 41v29c31-2 79-2 102-2s69 0 104 2v-29c-62 0-73 0-73-41z">
            <text:p/>
          </draw:path>
          <draw:path draw:style-name="gr3" draw:text-style-name="P9" draw:layer="layout" svg:width="0.407cm" svg:height="0.421cm" svg:x="4.835cm" svg:y="8.811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9" draw:layer="layout" svg:width="0.452cm" svg:height="0.581cm" svg:x="5.293cm" svg:y="8.818cm" svg:viewBox="0 0 453 582" svg:d="M133 60v-60l-133 10v30c64 0 71 4 71 45v429c0 41-9 41-71 41v27c31 0 79-2 102-2 25 0 73 2 104 2v-27c-60 0-71 0-71-41v-154-9c4 15 44 65 113 65 110 0 205-89 205-208 0-116-89-208-193-208-71 0-110 40-127 60zM135 302v-206c27-46 71-73 119-73 66 0 122 81 122 185 0 110-64 187-133 187-35 0-70-19-95-56-13-19-13-21-13-37z">
            <text:p/>
          </draw:path>
          <draw:path draw:style-name="gr3" draw:text-style-name="P9" draw:layer="layout" svg:width="0.355cm" svg:height="0.421cm" svg:x="5.825cm" svg:y="8.811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407cm" svg:height="0.421cm" svg:x="6.537cm" svg:y="8.811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9" draw:layer="layout" svg:width="0.296cm" svg:height="0.646cm" svg:x="6.999cm" svg:y="8.579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9" draw:layer="layout" svg:width="0.461cm" svg:height="0.405cm" svg:x="7.581cm" svg:y="8.818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9" draw:layer="layout" svg:width="0.407cm" svg:height="0.421cm" svg:x="8.084cm" svg:y="8.811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9" draw:layer="layout" svg:width="0.309cm" svg:height="0.405cm" svg:x="8.542cm" svg:y="8.818cm" svg:viewBox="0 0 310 406" svg:d="M127 102v-102l-127 10v30c64 0 71 6 71 49v248c0 39-9 39-71 39v30c35 0 79-3 104-3 37 0 81 0 119 3v-30h-21c-67 0-69-8-69-41v-142c0-91 38-172 108-172 7 0 9 0 11 0-4 2-21 12-21 35 0 27 19 40 39 40 17 0 40-11 40-40s-29-56-69-56c-66 0-100 62-114 102z">
            <text:p/>
          </draw:path>
          <draw:path draw:style-name="gr3" draw:text-style-name="P9" draw:layer="layout" svg:width="0.714cm" svg:height="0.405cm" svg:x="8.904cm" svg:y="8.818cm" svg:viewBox="0 0 715 406" svg:d="M71 89v248c0 39-11 39-71 39v30c31 0 79-3 104-3 23 0 71 3 102 3v-30c-60 0-71 0-71-39v-171c0-95 65-145 123-145s69 50 69 102v214c0 39-11 39-73 39v30c33 0 79-3 104-3s73 3 104 3v-30c-63 0-73 0-73-39v-171c0-95 66-145 125-145 56 0 66 50 66 102v214c0 39-10 39-70 39v30c31 0 79-3 104-3 22 0 70 3 101 3v-30c-47 0-70 0-70-27v-174c0-79 0-108-29-142-13-14-44-33-96-33-77 0-119 54-133 89-13-79-81-89-123-89-66 0-110 40-135 96v-96l-129 10v30c64 0 71 6 71 49z">
            <text:p/>
          </draw:path>
          <draw:path draw:style-name="gr3" draw:text-style-name="P9" draw:layer="layout" svg:width="0.413cm" svg:height="0.421cm" svg:x="9.673cm" svg:y="8.811cm" svg:viewBox="0 0 414 422" svg:d="M268 341c2 38 27 75 71 75 19 0 75-13 75-87v-50h-23v50c0 54-23 60-33 60-29 0-34-42-34-46v-185c0-37 0-73-33-108-35-35-81-50-125-50-77 0-139 44-139 104 0 27 19 44 42 44 27 0 41-19 41-44 0-10-4-42-46-42 25-31 69-41 100-41 44 0 96 35 96 116v36c-46 2-110 4-168 31-69 31-92 79-92 120 0 75 89 98 148 98 60 0 102-37 120-81zM260 191v92c0 87-64 118-106 118-46 0-83-33-83-79 0-50 39-127 189-131z">
            <text:p/>
          </draw:path>
          <draw:path draw:style-name="gr3" draw:text-style-name="P9" draw:layer="layout" svg:width="0.205cm" svg:height="0.635cm" svg:x="10.123cm" svg:y="8.587cm" svg:viewBox="0 0 206 636" svg:d="M133 0l-133 10v30c64 0 73 6 73 49v477c0 41-11 41-73 41v29c31-2 79-2 102-2s69 0 104 2v-29c-62 0-73 0-73-41z">
            <text:p/>
          </draw:path>
          <draw:path draw:style-name="gr3" draw:text-style-name="P9" draw:layer="layout" svg:width="0.413cm" svg:height="0.421cm" svg:x="10.69cm" svg:y="8.811cm" svg:viewBox="0 0 414 422" svg:d="M266 341c4 38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9" draw:layer="layout" svg:width="0.288cm" svg:height="0.573cm" svg:x="11.125cm" svg:y="8.66cm" svg:viewBox="0 0 289 574" svg:d="M141 198h131v-30h-131v-168h-22c0 75-30 173-119 177v21h79v251c0 115 85 125 119 125 64 0 91-64 91-125v-52h-25v52c0 67-27 102-60 102-63 0-63-83-63-100z">
            <text:p/>
          </draw:path>
          <draw:path draw:style-name="gr3" draw:text-style-name="P9" draw:layer="layout" svg:width="0.54cm" svg:height="0.625cm" svg:x="11.799cm" svg:y="8.597cm" svg:viewBox="0 0 541 626" svg:d="M177 337h154c110 0 210-75 210-166 0-90-92-171-217-171h-324v29h23c71 0 71 11 71 42v484c0 34 0 42-71 42h-23v29c31-2 100-2 135-2 36 0 104 0 135 2v-29h-20c-71 0-73-8-73-42zM173 312v-248c0-29 2-35 45-35h82c145 0 145 96 145 142 0 43 0 141-145 141z">
            <text:p/>
          </draw:path>
          <draw:path draw:style-name="gr3" draw:text-style-name="P9" draw:layer="layout" svg:width="0.608cm" svg:height="0.215cm" svg:x="12.695cm" svg:y="8.886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75cm" svg:height="0.415cm" svg:x="13.635cm" svg:y="8.818cm" svg:viewBox="0 0 751 416" svg:d="M54 351c-2 15-8 36-8 40 0 17 12 25 27 25 10 0 27-8 33-25 2-2 13-46 17-69l21-83c6-19 10-39 16-60 2-17 11-44 11-46 14-29 62-112 149-112 42 0 50 33 50 64 0 23-6 48-14 75l-25 106-19 71c-4 19-12 50-12 54 0 17 14 25 27 25 29 0 35-23 41-52 13-52 48-185 54-223 4-10 52-120 152-120 40 0 50 31 50 64 0 52-37 156-56 206-9 21-13 31-13 50 0 44 32 75 75 75 85 0 121-133 121-141 0-9-8-9-13-9-8 0-8 2-12 17-15 48-44 112-94 112-16 0-23-8-23-29 0-23 9-46 17-67 19-47 56-149 56-201 0-58-35-98-104-98-71 0-116 40-150 89-2-12-4-43-29-66-23-19-52-23-77-23-81 0-126 58-141 79-4-52-44-79-85-79-42 0-59 35-67 52-17 33-29 87-29 89 0 9 8 9 10 9 11 0 11 0 17-21 15-65 33-108 67-108 14 0 29 6 29 41 0 19-4 30-15 77z">
            <text:p/>
          </draw:path>
          <draw:path draw:style-name="gr3" draw:text-style-name="P9" draw:layer="layout" svg:width="0.161cm" svg:height="0.332cm" svg:x="14.44cm" svg:y="8.487cm" svg:viewBox="0 0 162 333" svg:d="M156 56c6-10 6-16 6-21 0-20-18-35-37-35-25 0-33 21-36 31l-85 279c-2 0-4 8-4 8 0 9 21 15 25 15s6 0 10-11z">
            <text:p/>
          </draw:path>
          <draw:path draw:style-name="gr3" draw:text-style-name="P9" draw:layer="layout" svg:width="0.608cm" svg:height="0.215cm" svg:x="14.971cm" svg:y="8.886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558cm" svg:height="0.039cm" svg:x="15.961cm" svg:y="8.976cm" svg:viewBox="0 0 559 40" svg:d="M528 40c15 0 31 0 31-21 0-19-16-19-31-19h-497c-14 0-31 0-31 19 0 21 17 21 31 21z">
            <text:p/>
          </draw:path>
          <draw:path draw:style-name="gr3" draw:text-style-name="P9" draw:layer="layout" svg:width="0.365cm" svg:height="0.61cm" svg:x="16.641cm" svg:y="8.614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</draw:g>
        <draw:g xml:id="id49" draw:id="id49">
          <svg:title>TexMaths</svg:title>
          <svg:desc>26§display§\text {Equation of the tangent at P is given by, }§svg§600§FALSE§</svg:desc>
          <draw:polygon draw:style-name="gr2" draw:text-style-name="P8" draw:layer="layout" svg:width="16.22cm" svg:height="0.742cm" svg:x="4.113cm" svg:y="10.032cm" svg:viewBox="0 0 16221 743" draw:points="8110,743 0,743 0,0 16221,0 16221,743">
            <text:p/>
          </draw:polygon>
          <draw:path draw:style-name="gr3" draw:text-style-name="P9" draw:layer="layout" svg:width="0.567cm" svg:height="0.624cm" svg:x="4.096cm" svg:y="10.009cm" svg:viewBox="0 0 568 625" svg:d="M94 552c0 33 0 43-71 43h-23v30h528l40-238h-23c-23 142-44 208-202 208h-123c-41 0-43-6-43-37v-244h81c89 0 100 30 100 107h23v-242h-23c0 77-11 106-100 106h-81v-220c0-30 2-36 43-36h119c142 0 166 50 181 177h23l-27-206h-516v29h23c71 0 71 11 71 42z">
            <text:p/>
          </draw:path>
          <draw:path draw:style-name="gr3" draw:text-style-name="P9" draw:layer="layout" svg:width="0.452cm" svg:height="0.582cm" svg:x="4.72cm" svg:y="10.228cm" svg:viewBox="0 0 453 583" svg:d="M318 350v164c0 42-10 42-73 42v27c32 0 79-2 104-2s71 2 104 2v-27c-62 0-72 0-72-42v-514h-21l-33 83c-13-25-50-83-123-83-108 0-204 90-204 208 0 115 89 208 196 208 64 0 101-39 122-66zM320 152v129c0 29-16 54-37 77-11 13-40 38-83 38-67 0-123-82-123-188 0-108 64-185 131-185 73 0 112 79 112 129z">
            <text:p/>
          </draw:path>
          <draw:path draw:style-name="gr3" draw:text-style-name="P9" draw:layer="layout" svg:width="0.461cm" svg:height="0.415cm" svg:x="5.201cm" svg:y="10.228cm" svg:viewBox="0 0 462 416" svg:d="M329 333v83l133-10v-29c-65 0-71-6-71-50v-327l-135 10v30c64 0 71 6 71 50v164c0 79-44 142-111 142-77 0-81-42-81-90v-306l-135 10v30c71 0 71 2 71 83v137c0 73 0 156 141 156 50 0 92-25 117-83z">
            <text:p/>
          </draw:path>
          <draw:path draw:style-name="gr3" draw:text-style-name="P9" draw:layer="layout" svg:width="0.413cm" svg:height="0.422cm" svg:x="5.716cm" svg:y="10.221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9" draw:layer="layout" svg:width="0.286cm" svg:height="0.574cm" svg:x="6.153cm" svg:y="10.069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9" draw:layer="layout" svg:width="0.197cm" svg:height="0.613cm" svg:x="6.521cm" svg:y="10.019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407cm" svg:height="0.422cm" svg:x="6.771cm" svg:y="10.221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9" draw:layer="layout" svg:width="0.461cm" svg:height="0.405cm" svg:x="7.231cm" svg:y="10.228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407cm" svg:height="0.422cm" svg:x="8.04cm" svg:y="10.221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9" draw:layer="layout" svg:width="0.296cm" svg:height="0.647cm" svg:x="8.502cm" svg:y="9.986cm" svg:viewBox="0 0 297 648" svg:d="M131 252v-106c0-81 44-125 85-125 2 0 15 0 29 6-10 4-27 15-27 38 0 20 15 39 40 39 27 0 39-19 39-39 0-34-33-65-81-65-64 0-143 48-143 146v106h-73v27h73v298c0 41-11 41-73 41v30c37-3 79-5 106-5 38 0 79 0 117 5v-30h-19c-69 0-71-10-71-43v-296h106v-27z">
            <text:p/>
          </draw:path>
          <draw:path draw:style-name="gr3" draw:text-style-name="P9" draw:layer="layout" svg:width="0.286cm" svg:height="0.574cm" svg:x="9.072cm" svg:y="10.069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9" draw:layer="layout" svg:width="0.461cm" svg:height="0.636cm" svg:x="9.44cm" svg:y="9.996cm" svg:viewBox="0 0 462 637" svg:d="M71 566c0 42-9 42-71 42v29c31-2 79-2 104-2 23 0 71 0 102 2v-29c-60 0-71 0-71-42v-168c0-96 65-146 123-146s69 50 69 102v212c0 42-11 42-71 42v29c31-2 79-2 104-2 23 0 71 0 102 2v-29c-48 0-71 0-71-27v-175c0-79 0-108-29-142-13-14-44-33-96-33-79 0-118 56-133 90v-321l-133 10v30c64 0 71 6 71 50z">
            <text:p/>
          </draw:path>
          <draw:path draw:style-name="gr3" draw:text-style-name="P9" draw:layer="layout" svg:width="0.355cm" svg:height="0.422cm" svg:x="9.943cm" svg:y="10.221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9" draw:layer="layout" svg:width="0.286cm" svg:height="0.574cm" svg:x="10.646cm" svg:y="10.069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9" draw:layer="layout" svg:width="0.413cm" svg:height="0.422cm" svg:x="11.023cm" svg:y="10.221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9" draw:layer="layout" svg:width="0.461cm" svg:height="0.405cm" svg:x="11.47cm" svg:y="10.228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419cm" svg:height="0.605cm" svg:x="11.973cm" svg:y="10.217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9" draw:layer="layout" svg:width="0.355cm" svg:height="0.422cm" svg:x="12.431cm" svg:y="10.221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9" draw:layer="layout" svg:width="0.461cm" svg:height="0.405cm" svg:x="12.841cm" svg:y="10.228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286cm" svg:height="0.574cm" svg:x="13.311cm" svg:y="10.069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9" draw:layer="layout" svg:width="0.413cm" svg:height="0.422cm" svg:x="13.993cm" svg:y="10.221cm" svg:viewBox="0 0 414 423" svg:d="M266 341c4 38 29 75 73 75 19 0 75-12 75-87v-50h-23v50c0 54-23 60-33 60-29 0-34-41-34-45v-186c0-37 0-73-33-108-35-35-81-50-125-50-77 0-139 44-139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9" draw:layer="layout" svg:width="0.288cm" svg:height="0.574cm" svg:x="14.428cm" svg:y="10.069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9" draw:layer="layout" svg:width="0.54cm" svg:height="0.626cm" svg:x="15.104cm" svg:y="10.007cm" svg:viewBox="0 0 541 627" svg:d="M177 337h154c110 0 210-75 210-166 0-90-92-171-217-171h-324v29h23c71 0 71 11 71 42v485c0 33 0 42-71 42h-23v29c31-2 100-2 135-2 36 0 104 0 135 2v-29h-20c-71 0-73-9-73-42zM173 312v-247c0-30 2-36 45-36h82c145 0 145 96 145 142 0 43 0 141-145 141z">
            <text:p/>
          </draw:path>
          <draw:path draw:style-name="gr3" draw:text-style-name="P9" draw:layer="layout" svg:width="0.197cm" svg:height="0.613cm" svg:x="16.027cm" svg:y="10.019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301cm" svg:height="0.422cm" svg:x="16.281cm" svg:y="10.221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9" draw:layer="layout" svg:width="0.419cm" svg:height="0.605cm" svg:x="16.943cm" svg:y="10.217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9" draw:layer="layout" svg:width="0.197cm" svg:height="0.613cm" svg:x="17.405cm" svg:y="10.019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448cm" svg:height="0.405cm" svg:x="17.644cm" svg:y="10.236cm" svg:viewBox="0 0 449 406" svg:d="M364 90c8-21 25-61 85-61v-29c-20 2-48 2-68 2-23 0-65-2-81-2v29c35 0 45 21 45 40 0 8-2 10-6 21l-94 235-104-256c-4-13-4-15-4-17 0-23 36-23 52-23v-29c-27 0-79 2-100 2-25 0-62 0-89-2v29c58 0 62 4 73 33l133 327c6 13 6 17 19 17 12 0 16-8 18-17z">
            <text:p/>
          </draw:path>
          <draw:path draw:style-name="gr3" draw:text-style-name="P9" draw:layer="layout" svg:width="0.355cm" svg:height="0.422cm" svg:x="18.11cm" svg:y="10.221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9" draw:layer="layout" svg:width="0.461cm" svg:height="0.405cm" svg:x="18.519cm" svg:y="10.228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452cm" svg:height="0.647cm" svg:x="19.329cm" svg:y="9.996cm" svg:viewBox="0 0 453 648" svg:d="M133 291v-291l-133 10v30c64 0 71 6 71 50v547h23c2-2 8-14 33-56 14 21 54 67 121 67 110 0 205-90 205-209 0-116-91-208-195-208-71 0-110 44-125 60zM135 533v-189c0-19 0-19 11-34 35-52 85-58 108-58 41 0 75 23 95 58 25 38 27 90 27 127 0 36-2 90-29 131-18 27-54 59-104 59-39 0-72-23-95-57-13-18-13-20-13-37z">
            <text:p/>
          </draw:path>
          <draw:path draw:style-name="gr3" draw:text-style-name="P9" draw:layer="layout" svg:width="0.448cm" svg:height="0.582cm" svg:x="19.803cm" svg:y="10.236cm" svg:viewBox="0 0 449 583" svg:d="M364 87c23-58 71-58 85-58v-29c-20 2-48 2-68 2-17 0-61-2-81-2v29c29 0 43 17 43 40 0 8 0 10-6 21l-92 226-101-247c-5-9-7-13-7-17 0-23 36-23 52-23v-29c-25 0-85 2-100 2-25 0-62 0-89-2v29c44 0 62 0 75 31l137 336c-4 12-16 41-23 54-21 50-45 114-104 114-6 0-27 0-43-16 29-5 35-25 35-40 0-23-17-37-37-37-19 0-40 10-40 39 0 42 40 73 85 73 56 0 96-52 117-104z">
            <text:p/>
          </draw:path>
          <draw:path draw:style-name="gr3" draw:text-style-name="P9" draw:layer="layout" svg:width="0.107cm" svg:height="0.274cm" svg:x="20.269cm" svg:y="10.534cm" svg:viewBox="0 0 108 275" svg:d="M108 96c0-59-21-96-58-96-33 0-50 25-50 48 0 25 17 50 50 50 14 0 25-6 35-13l2-2c0 0 2 0 2 13 0 60-27 116-68 160-4 4-6 6-6 8 0 9 4 11 10 11 10 0 83-73 83-179z">
            <text:p/>
          </draw:path>
        </draw:g>
        <draw:g xml:id="id50" draw:id="id50">
          <svg:title>TexMaths</svg:title>
          <svg:desc>28§display§y - y_1 = m(x - x_1)§svg§600§FALSE§</svg:desc>
          <draw:polygon draw:style-name="gr2" draw:text-style-name="P8" draw:layer="layout" svg:width="8.159cm" svg:height="0.886cm" svg:x="4.21cm" svg:y="11.419cm" svg:viewBox="0 0 8160 887" draw:points="4081,887 0,887 0,0 8160,0 8160,887">
            <text:p/>
          </draw:polygon>
          <draw:path draw:style-name="gr3" draw:text-style-name="P9" draw:layer="layout" svg:width="0.456cm" svg:height="0.638cm" svg:x="4.19cm" svg:y="11.673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3 0 204-90 231-202z">
            <text:p/>
          </draw:path>
          <draw:path draw:style-name="gr3" draw:text-style-name="P9" draw:layer="layout" svg:width="0.602cm" svg:height="0.042cm" svg:x="4.978cm" svg:y="11.843cm" svg:viewBox="0 0 603 43" svg:d="M569 43c16 0 34 0 34-23 0-20-18-20-34-20h-535c-16 0-34 0-34 20 0 23 18 23 34 23z">
            <text:p/>
          </draw:path>
          <draw:path draw:style-name="gr3" draw:text-style-name="P9" draw:layer="layout" svg:width="0.456cm" svg:height="0.638cm" svg:x="5.91cm" svg:y="11.673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3 0 204-90 231-202z">
            <text:p/>
          </draw:path>
          <draw:path draw:style-name="gr3" draw:text-style-name="P9" draw:layer="layout" svg:width="0.252cm" svg:height="0.458cm" svg:x="6.439cm" svg:y="11.798cm" svg:viewBox="0 0 253 459" svg:d="M157 20c0-20 0-20-20-20-45 43-108 45-137 45v24c16 0 63 0 101-20v354c0 23 0 32-70 32h-27v24c14 0 99-2 124-2 22 0 109 2 125 2v-24h-27c-69 0-69-9-69-32z">
            <text:p/>
          </draw:path>
          <draw:path draw:style-name="gr3" draw:text-style-name="P9" draw:layer="layout" svg:width="0.655cm" svg:height="0.232cm" svg:x="7.133cm" svg:y="11.74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808cm" svg:height="0.447cm" svg:x="8.145cm" svg:y="11.673cm" svg:viewBox="0 0 809 448" svg:d="M58 379c-2 15-9 38-9 42 0 18 14 27 29 27 12 0 30-9 36-27 2-2 14-49 18-74l23-89c6-20 11-43 17-65 3-18 12-47 12-50 15-31 67-121 161-121 45 0 54 36 54 70 0 25-7 51-16 81l-27 114-20 76c-5 20-11 54-11 58 0 18 13 27 27 27 31 0 38-24 44-56 14-56 52-199 61-240 2-11 54-130 161-130 43 0 54 34 54 70 0 56-40 168-61 222-8 22-13 33-13 54 0 47 34 80 81 80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3" draw:text-style-name="P9" draw:layer="layout" svg:width="0.23cm" svg:height="0.985cm" svg:x="9.079cm" svg:y="11.37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3" draw:text-style-name="P9" draw:layer="layout" svg:width="0.492cm" svg:height="0.447cm" svg:x="9.393cm" svg:y="11.673cm" svg:viewBox="0 0 493 448" svg:d="M302 139c5-27 27-117 97-117 4 0 29 0 49 12-27 6-47 31-47 53 0 16 11 36 38 36 22 0 54-18 54-58 0-52-58-65-92-65-58 0-92 52-105 76-25-67-77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9" draw:layer="layout" svg:width="0.602cm" svg:height="0.042cm" svg:x="10.226cm" svg:y="11.843cm" svg:viewBox="0 0 603 43" svg:d="M569 43c16 0 34 0 34-23 0-20-18-20-34-20h-535c-16 0-34 0-34 20 0 23 18 23 34 23z">
            <text:p/>
          </draw:path>
          <draw:path draw:style-name="gr3" draw:text-style-name="P9" draw:layer="layout" svg:width="0.492cm" svg:height="0.447cm" svg:x="11.158cm" svg:y="11.673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9" draw:layer="layout" svg:width="0.252cm" svg:height="0.458cm" svg:x="11.767cm" svg:y="11.798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9" draw:layer="layout" svg:width="0.23cm" svg:height="0.985cm" svg:x="12.188cm" svg:y="11.37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 xml:id="id51" draw:id="id51">
          <svg:title>TexMaths</svg:title>
          <svg:desc>28§display§y - 2 =  \frac{1}{2}\left( x - \frac{1}{2} \right)§svg§600§FALSE§</svg:desc>
          <draw:polygon draw:style-name="gr2" draw:text-style-name="P8" draw:layer="layout" svg:width="8.056cm" svg:height="2.263cm" svg:x="4.21cm" svg:y="12.82cm" svg:viewBox="0 0 8057 2264" draw:points="4027,2264 0,2264 0,0 8057,0 8057,2264">
            <text:p/>
          </draw:polygon>
          <draw:path draw:style-name="gr3" draw:text-style-name="P9" draw:layer="layout" svg:width="0.456cm" svg:height="0.637cm" svg:x="4.19cm" svg:y="13.763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  <draw:path draw:style-name="gr3" draw:text-style-name="P9" draw:layer="layout" svg:width="0.602cm" svg:height="0.042cm" svg:x="4.978cm" svg:y="13.931cm" svg:viewBox="0 0 603 43" svg:d="M569 43c16 0 34 0 34-23 0-20-18-20-34-20h-535c-16 0-34 0-34 20 0 23 18 23 34 23z">
            <text:p/>
          </draw:path>
          <draw:path draw:style-name="gr3" draw:text-style-name="P9" draw:layer="layout" svg:width="0.393cm" svg:height="0.658cm" svg:x="5.93cm" svg:y="13.541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3" draw:text-style-name="P9" draw:layer="layout" svg:width="0.655cm" svg:height="0.232cm" svg:x="6.701cm" svg:y="13.83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326cm" svg:height="0.658cm" svg:x="7.89cm" svg:y="12.87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9" draw:layer="layout" svg:width="0.494cm" svg:height="0.042cm" svg:x="7.803cm" svg:y="13.931cm" svg:viewBox="0 0 495 43" draw:points="246,43 0,43 0,0 495,0 495,43">
            <text:p/>
          </draw:polygon>
          <draw:path draw:style-name="gr3" draw:text-style-name="P9" draw:layer="layout" svg:width="0.393cm" svg:height="0.658cm" svg:x="7.852cm" svg:y="14.218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3" draw:text-style-name="P9" draw:layer="layout" svg:width="0.485cm" svg:height="2.362cm" svg:x="8.782cm" svg:y="12.771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3" draw:text-style-name="P9" draw:layer="layout" svg:width="0.492cm" svg:height="0.447cm" svg:x="9.33cm" svg:y="13.76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9" draw:layer="layout" svg:width="0.602cm" svg:height="0.042cm" svg:x="10.164cm" svg:y="13.931cm" svg:viewBox="0 0 603 43" svg:d="M569 43c16 0 34 0 34-23 0-20-18-20-34-20h-535c-16 0-34 0-34 20 0 23 18 23 34 23z">
            <text:p/>
          </draw:path>
          <draw:path draw:style-name="gr3" draw:text-style-name="P9" draw:layer="layout" svg:width="0.326cm" svg:height="0.658cm" svg:x="11.272cm" svg:y="12.87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9" draw:layer="layout" svg:width="0.494cm" svg:height="0.042cm" svg:x="11.185cm" svg:y="13.931cm" svg:viewBox="0 0 495 43" draw:points="246,43 0,43 0,0 495,0 495,43">
            <text:p/>
          </draw:polygon>
          <draw:path draw:style-name="gr3" draw:text-style-name="P9" draw:layer="layout" svg:width="0.393cm" svg:height="0.658cm" svg:x="11.234cm" svg:y="14.218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3" draw:text-style-name="P9" draw:layer="layout" svg:width="0.485cm" svg:height="2.362cm" svg:x="11.83cm" svg:y="12.771cm" svg:viewBox="0 0 486 2363" svg:d="M486 1183c0-388-90-778-340-1073-18-23-56-63-97-99-13-11-15-11-29-11-11 0-20 0-20 9 0 4 4 9 7 11 33 36 101 101 165 208 159 254 233 574 233 952 0 267-35 607-199 901-78 141-161 222-202 264-2 2-4 5-4 9 0 9 9 9 20 9 14 0 16 0 32-16 331-300 434-750 434-116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x;x" smil:keyTimes="0;1"/>
                  <anim:animate smil:dur="0.5s" smil:fill="hold" smil:targetElement="id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x;x" smil:keyTimes="0;1"/>
                  <anim:animate smil:dur="0.5s" smil:fill="hold" smil:targetElement="id4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4" smil:attributeName="visibility" smil:to="visible"/>
                  <anim:animate smil:dur="0.5s" smil:fill="hold" smil:targetElement="id44" smil:attributeName="width" smil:values="width*0.05;width" smil:keyTimes="0;1"/>
                  <anim:animate smil:dur="0.5s" smil:fill="hold" smil:targetElement="id44" smil:attributeName="height" smil:values="height;height" smil:keyTimes="0;1"/>
                  <anim:animate smil:dur="0.5s" smil:fill="hold" smil:targetElement="id44" smil:attributeName="x" smil:values="x-.2;x" smil:keyTimes="0;1"/>
                  <anim:animate smil:dur="0.5s" smil:fill="hold" smil:targetElement="id44" smil:attributeName="y" smil:values="y;y" smil:keyTimes="0;1"/>
                  <anim:transitionFilter smil:dur="0.5s" smil:targetElement="id4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5" smil:attributeName="visibility" smil:to="visible"/>
                  <anim:animate smil:dur="0.5s" smil:fill="hold" smil:targetElement="id45" smil:attributeName="width" smil:values="width*0.05;width" smil:keyTimes="0;1"/>
                  <anim:animate smil:dur="0.5s" smil:fill="hold" smil:targetElement="id45" smil:attributeName="height" smil:values="height;height" smil:keyTimes="0;1"/>
                  <anim:animate smil:dur="0.5s" smil:fill="hold" smil:targetElement="id45" smil:attributeName="x" smil:values="x-.2;x" smil:keyTimes="0;1"/>
                  <anim:animate smil:dur="0.5s" smil:fill="hold" smil:targetElement="id45" smil:attributeName="y" smil:values="y;y" smil:keyTimes="0;1"/>
                  <anim:transitionFilter smil:dur="0.5s" smil:targetElement="id4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x;x" smil:keyTimes="0;1"/>
                  <anim:animate smil:dur="0.5s" smil:fill="hold" smil:targetElement="id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7" smil:attributeName="visibility" smil:to="visible"/>
                  <anim:animate smil:dur="0.5s" smil:fill="hold" smil:targetElement="id47" smil:attributeName="x" smil:values="x;x" smil:keyTimes="0;1"/>
                  <anim:animate smil:dur="0.5s" smil:fill="hold" smil:targetElement="id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8" smil:attributeName="visibility" smil:to="visible"/>
                  <anim:animate smil:dur="0.5s" smil:fill="hold" smil:targetElement="id48" smil:attributeName="width" smil:values="width*0.05;width" smil:keyTimes="0;1"/>
                  <anim:animate smil:dur="0.5s" smil:fill="hold" smil:targetElement="id48" smil:attributeName="height" smil:values="height;height" smil:keyTimes="0;1"/>
                  <anim:animate smil:dur="0.5s" smil:fill="hold" smil:targetElement="id48" smil:attributeName="x" smil:values="x-.2;x" smil:keyTimes="0;1"/>
                  <anim:animate smil:dur="0.5s" smil:fill="hold" smil:targetElement="id48" smil:attributeName="y" smil:values="y;y" smil:keyTimes="0;1"/>
                  <anim:transitionFilter smil:dur="0.5s" smil:targetElement="id4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9" smil:attributeName="visibility" smil:to="visible"/>
                  <anim:animate smil:dur="0.5s" smil:fill="hold" smil:targetElement="id49" smil:attributeName="width" smil:values="width*0.05;width" smil:keyTimes="0;1"/>
                  <anim:animate smil:dur="0.5s" smil:fill="hold" smil:targetElement="id49" smil:attributeName="height" smil:values="height;height" smil:keyTimes="0;1"/>
                  <anim:animate smil:dur="0.5s" smil:fill="hold" smil:targetElement="id49" smil:attributeName="x" smil:values="x-.2;x" smil:keyTimes="0;1"/>
                  <anim:animate smil:dur="0.5s" smil:fill="hold" smil:targetElement="id49" smil:attributeName="y" smil:values="y;y" smil:keyTimes="0;1"/>
                  <anim:transitionFilter smil:dur="0.5s" smil:targetElement="id4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0" smil:attributeName="visibility" smil:to="visible"/>
                  <anim:animate smil:dur="0.5s" smil:fill="hold" smil:targetElement="id50" smil:attributeName="width" smil:values="width*0.05;width" smil:keyTimes="0;1"/>
                  <anim:animate smil:dur="0.5s" smil:fill="hold" smil:targetElement="id50" smil:attributeName="height" smil:values="height;height" smil:keyTimes="0;1"/>
                  <anim:animate smil:dur="0.5s" smil:fill="hold" smil:targetElement="id50" smil:attributeName="x" smil:values="x-.2;x" smil:keyTimes="0;1"/>
                  <anim:animate smil:dur="0.5s" smil:fill="hold" smil:targetElement="id50" smil:attributeName="y" smil:values="y;y" smil:keyTimes="0;1"/>
                  <anim:transitionFilter smil:dur="0.5s" smil:targetElement="id5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1" smil:attributeName="visibility" smil:to="visible"/>
                  <anim:animate smil:dur="0.5s" smil:fill="hold" smil:targetElement="id51" smil:attributeName="x" smil:values="x;x" smil:keyTimes="0;1"/>
                  <anim:animate smil:dur="0.5s" smil:fill="hold" smil:targetElement="id5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19">
        <office:forms form:automatic-focus="false" form:apply-design-mode="false"/>
        <draw:frame presentation:style-name="pr11" draw:text-style-name="P13" draw:layer="layout" svg:width="26.4cm" svg:height="14.372cm" svg:x="0.8cm" svg:y="0.628cm" presentation:class="title" presentation:user-transformed="true">
          <draw:text-box>
            <text:p xml:id="id60" text:id="id60" text:style-name="P6"><text:span text:style-name="T18"><text:s text:c="2"/></text:span><text:span text:style-name="T18"><text:line-break/></text:span><text:span text:style-name="T8"><text:tab/></text:span><text:span text:style-name="T8"> <text:s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19"> <text:s text:c="21"/></text:span><text:span text:style-name="T8"><text:line-break/></text:span><text:span text:style-name="T20"><text:tab/></text:span><text:span text:style-name="T8">(ii) Equation of the curve is</text:span></text:p>
          </draw:text-box>
        </draw:frame>
        <draw:g xml:id="id52" draw:id="id52">
          <svg:title>TexMaths</svg:title>
          <svg:desc>28§display§4y - 8 = 2x - 1  \Rightarrow \ \ 2x - 4y + 7 = 0§svg§600§FALSE§</svg:desc>
          <draw:polygon draw:style-name="gr2" draw:text-style-name="P8" draw:layer="layout" svg:width="15.582cm" svg:height="0.769cm" svg:x="3.383cm" svg:y="0.86cm" svg:viewBox="0 0 15583 770" draw:points="7791,770 0,770 0,0 15583,0 15583,770">
            <text:p/>
          </draw:polygon>
          <draw:path draw:style-name="gr3" draw:text-style-name="P9" draw:layer="layout" svg:width="0.438cm" svg:height="0.666cm" svg:x="3.361cm" svg:y="0.811cm" svg:viewBox="0 0 439 667" svg:d="M262 506v85c0 35 0 47-74 47h-20v29c40-3 92-3 132-3 43 0 94 0 135 3v-29h-21c-74 0-76-12-76-47v-85h101v-32h-101v-449c0-18 0-25-15-25-9 0-12 0-18 11l-305 463v32zM269 474h-242l242-367z">
            <text:p/>
          </draw:path>
          <draw:path draw:style-name="gr3" draw:text-style-name="P9" draw:layer="layout" svg:width="0.456cm" svg:height="0.637cm" svg:x="3.854cm" svg:y="1.041cm" svg:viewBox="0 0 457 638" svg:d="M452 60c5-13 5-15 5-22 0-18-16-27-29-27-11 0-27 5-36 20-2 5-9 36-13 54-7 25-14 51-21 78l-44 179c-3 14-45 83-110 83-52 0-63-42-63-80 0-45 18-106 52-193 15-40 18-51 18-71 0-45-32-81-81-81-94 0-130 143-130 152s9 9 11 9c11 0 11-2 16-18 27-92 67-121 101-121 6 0 24 0 24 32 0 24-9 49-18 69-38 103-56 161-56 206 0 87 63 118 121 118 38 0 72-17 99-44-11 51-25 98-63 152-27 33-65 62-110 62-13 0-58-4-73-42 15 0 26 0 42-11 9-9 18-23 18-41 0-31-27-35-36-35-22 0-56 15-56 65 0 49 45 85 105 85 103 0 204-90 231-202z">
            <text:p/>
          </draw:path>
          <draw:path draw:style-name="gr3" draw:text-style-name="P9" draw:layer="layout" svg:width="0.602cm" svg:height="0.042cm" svg:x="4.644cm" svg:y="1.211cm" svg:viewBox="0 0 603 43" svg:d="M569 43c16 0 34 0 34-23 0-20-18-20-34-20h-535c-16 0-34 0-34 20 0 23 18 23 34 23z">
            <text:p/>
          </draw:path>
          <draw:path draw:style-name="gr3" draw:text-style-name="P9" draw:layer="layout" svg:width="0.409cm" svg:height="0.677cm" svg:x="5.588cm" svg:y="0.822cm" svg:viewBox="0 0 410 678" svg:d="M119 206c-45-29-50-63-50-81 0-58 65-100 135-100 74 0 136 51 136 123 0 56-38 103-98 136zM264 300c72-36 119-87 119-152 0-92-87-148-177-148-98 0-179 74-179 166 0 17 2 60 42 107 12 11 50 36 74 54-58 29-143 82-143 181 0 105 101 170 204 170 112 0 206-81 206-186 0-36-11-80-47-123-20-20-36-29-99-69zM166 342l121 76c27 18 74 47 74 108 0 74-74 125-155 125-85 0-157-60-157-143 0-58 32-121 117-166z">
            <text:p/>
          </draw:path>
          <draw:path draw:style-name="gr3" draw:text-style-name="P9" draw:layer="layout" svg:width="0.655cm" svg:height="0.232cm" svg:x="6.367cm" svg:y="1.115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9" draw:layer="layout" svg:width="0.393cm" svg:height="0.657cm" svg:x="7.4cm" svg:y="0.822cm" svg:viewBox="0 0 394 658" svg:d="M76 582l105-103c155-137 213-188 213-287 0-114-87-192-208-192-112 0-186 92-186 179 0 54 49 54 52 54 17 0 51-12 51-52 0-24-18-51-51-51-9 0-9 0-14 2 22-65 76-101 134-101 90 0 133 79 133 161 0 79-50 157-103 217l-191 211c-11 11-11 13-11 38h367l27-173h-24c-5 30-12 74-21 88-9 9-73 9-94 9z">
            <text:p/>
          </draw:path>
          <draw:path draw:style-name="gr3" draw:text-style-name="P9" draw:layer="layout" svg:width="0.492cm" svg:height="0.446cm" svg:x="7.872cm" svg:y="1.041cm" svg:viewBox="0 0 493 447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6-38-36c-29 0-54 27-54 59 0 44 49 64 94 64 65 0 101-69 103-76 11 38 47 76 108 76 100 0 156-127 156-152 0-9-9-9-11-9-9 0-11 3-13 9-32 108-101 130-132 130-38 0-54-31-54-65 0-22 7-42 18-87z">
            <text:p/>
          </draw:path>
          <draw:path draw:style-name="gr3" draw:text-style-name="P9" draw:layer="layout" svg:width="0.602cm" svg:height="0.042cm" svg:x="8.706cm" svg:y="1.211cm" svg:viewBox="0 0 603 43" svg:d="M569 43c16 0 34 0 34-23 0-20-18-20-34-20h-535c-16 0-34 0-34 20 0 23 18 23 34 23z">
            <text:p/>
          </draw:path>
          <draw:path draw:style-name="gr3" draw:text-style-name="P9" draw:layer="layout" svg:width="0.326cm" svg:height="0.657cm" svg:x="9.696cm" svg:y="0.822cm" svg:viewBox="0 0 327 658" svg:d="M204 25c0-23 0-25-25-25-60 63-148 63-179 63v31c20 0 78 0 130-27v512c0 36-2 47-92 47h-31v32c33-5 121-5 159-5 40 0 125 0 161 5v-32h-31c-90 0-92-11-92-47z">
            <text:p/>
          </draw:path>
          <draw:path draw:style-name="gr3" draw:text-style-name="P9" draw:layer="layout" svg:width="0.875cm" svg:height="0.543cm" svg:x="10.428cm" svg:y="0.961cm" svg:viewBox="0 0 876 544" svg:d="M663 195c40 35 92 62 123 76-36 15-83 42-123 76h-627c-18 0-36 0-36 20s18 20 34 20h584c-47 45-98 132-98 145 0 12 11 12 18 12 9 0 15 0 18-9 22-38 49-90 114-148 67-60 134-85 183-101 18-6 18-6 21-9 2 0 2-4 2-6 0-3 0-3 0-5l-5-2c-2-2-2-2-20-9-134-38-233-130-287-235-11-20-13-20-26-20-7 0-18 0-18 11 0 14 49 99 98 146h-584c-16 0-34 0-34 20 0 18 18 18 36 18z">
            <text:p/>
          </draw:path>
          <draw:path draw:style-name="gr3" draw:text-style-name="P9" draw:layer="layout" svg:width="0.393cm" svg:height="0.657cm" svg:x="12.336cm" svg:y="0.822cm" svg:viewBox="0 0 394 658" svg:d="M76 582l105-103c155-137 213-188 213-287 0-114-87-192-208-192-112 0-186 92-186 179 0 54 49 54 52 54 17 0 51-12 51-52 0-24-18-51-51-51-9 0-9 0-14 2 22-65 76-101 134-101 90 0 133 79 133 161 0 79-50 157-103 217l-191 211c-11 11-11 13-11 38h367l27-173h-24c-5 30-12 74-21 88-9 9-73 9-94 9z">
            <text:p/>
          </draw:path>
          <draw:path draw:style-name="gr3" draw:text-style-name="P9" draw:layer="layout" svg:width="0.492cm" svg:height="0.446cm" svg:x="12.807cm" svg:y="1.041cm" svg:viewBox="0 0 493 447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6-38-36c-29 0-54 27-54 59 0 44 49 64 94 64 65 0 101-69 103-76 11 38 47 76 108 76 100 0 156-127 156-152 0-9-9-9-11-9-9 0-11 3-13 9-32 108-99 130-132 130-38 0-54-31-54-65 0-22 7-42 18-87z">
            <text:p/>
          </draw:path>
          <draw:path draw:style-name="gr3" draw:text-style-name="P9" draw:layer="layout" svg:width="0.602cm" svg:height="0.042cm" svg:x="13.642cm" svg:y="1.211cm" svg:viewBox="0 0 603 43" svg:d="M569 43c16 0 34 0 34-23 0-20-18-20-34-20h-535c-16 0-34 0-34 20 0 23 18 23 34 23z">
            <text:p/>
          </draw:path>
          <draw:path draw:style-name="gr3" draw:text-style-name="P9" draw:layer="layout" svg:width="0.438cm" svg:height="0.666cm" svg:x="14.572cm" svg:y="0.811cm" svg:viewBox="0 0 439 667" svg:d="M262 506v85c0 35 0 47-74 47h-20v29c40-3 92-3 132-3 43 0 94 0 135 3v-29h-21c-74 0-76-12-76-47v-85h101v-32h-101v-449c0-18 0-25-15-25-9 0-12 0-18 11l-305 463v32zM269 474h-242l242-367z">
            <text:p/>
          </draw:path>
          <draw:path draw:style-name="gr3" draw:text-style-name="P9" draw:layer="layout" svg:width="0.456cm" svg:height="0.637cm" svg:x="15.065cm" svg:y="1.041cm" svg:viewBox="0 0 457 638" svg:d="M452 60c5-13 5-15 5-22 0-18-16-27-29-27-11 0-27 5-36 20-2 5-9 36-13 54-7 25-14 51-21 78l-44 179c-3 14-45 83-112 83-50 0-61-42-61-80 0-45 18-106 52-193 15-40 18-51 18-71 0-45-32-81-81-81-94 0-130 143-130 152s9 9 11 9c11 0 11-2 16-18 27-92 67-121 101-121 6 0 24 0 24 32 0 24-9 49-18 69-38 103-56 161-56 206 0 87 63 118 121 118 38 0 72-17 99-44-11 51-25 98-63 152-27 33-65 62-110 62-13 0-58-4-73-42 15 0 26 0 42-11 9-9 18-23 18-41 0-31-27-35-36-35-22 0-56 15-56 65 0 49 45 85 105 85 103 0 204-90 231-202z">
            <text:p/>
          </draw:path>
          <draw:path draw:style-name="gr3" draw:text-style-name="P9" draw:layer="layout" svg:width="0.655cm" svg:height="0.657cm" svg:x="15.829cm" svg:y="0.903cm" svg:viewBox="0 0 656 658" svg:d="M349 349h276c13 0 31 0 31-20s-18-20-31-20h-276v-275c0-16 0-34-20-34s-20 18-20 34v275h-275c-16 0-34 0-34 20s18 20 34 20h275v275c0 14 0 34 20 34s20-20 20-34z">
            <text:p/>
          </draw:path>
          <draw:path draw:style-name="gr3" draw:text-style-name="P9" draw:layer="layout" svg:width="0.422cm" svg:height="0.688cm" svg:x="16.812cm" svg:y="0.811cm" svg:viewBox="0 0 423 689" svg:d="M417 67c6-13 6-16 6-36h-239c-121 0-124-13-126-31h-24l-34 204h25c2-16 11-79 24-90 7-7 85-7 97-7h206c-12 16-90 123-112 157-88 132-121 268-121 369 0 11 0 56 45 56 47 0 47-45 47-56v-49c0-54 2-110 11-161 2-23 15-108 60-170z">
            <text:p/>
          </draw:path>
          <draw:path draw:style-name="gr3" draw:text-style-name="P9" draw:layer="layout" svg:width="0.655cm" svg:height="0.232cm" svg:x="17.578cm" svg:y="1.115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9" draw:layer="layout" svg:width="0.416cm" svg:height="0.677cm" svg:x="18.599cm" svg:y="0.822cm" svg:viewBox="0 0 417 678" svg:d="M417 342c0-80-5-159-41-232-44-94-125-110-168-110-58 0-132 25-172 116-32 70-36 146-36 226 0 74 4 161 45 237 42 79 114 99 163 99 54 0 128-20 173-114 31-67 36-146 36-222zM208 658c-38 0-98-25-116-121-9-58-9-150-9-208 0-63 0-128 7-181 20-117 94-126 118-126 32 0 97 18 117 114 9 56 9 130 9 193 0 74 0 141-11 203-14 94-70 126-115 126z">
            <text:p/>
          </draw:path>
        </draw:g>
        <draw:g xml:id="id54" draw:id="id54">
          <svg:title>TexMaths</svg:title>
          <svg:desc>26§display§y - 2 =  - 2 \left( x - \frac{1}{2} \right)§svg§600§FALSE§</svg:desc>
          <draw:polygon draw:style-name="gr2" draw:text-style-name="P8" draw:layer="layout" svg:width="7.972cm" svg:height="2.101cm" svg:x="3.68cm" svg:y="3.295cm" svg:viewBox="0 0 7973 2102" draw:points="3987,2102 0,2102 0,0 7973,0 7973,2102">
            <text:p/>
          </draw:polygon>
          <draw:path draw:style-name="gr3" draw:text-style-name="P9" draw:layer="layout" svg:width="0.423cm" svg:height="0.592cm" svg:x="3.661cm" svg:y="4.17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ath draw:style-name="gr3" draw:text-style-name="P9" draw:layer="layout" svg:width="0.559cm" svg:height="0.039cm" svg:x="4.393cm" svg:y="4.326cm" svg:viewBox="0 0 560 40" svg:d="M528 40c15 0 32 0 32-21 0-19-17-19-32-19h-497c-14 0-31 0-31 19 0 21 17 21 31 21z">
            <text:p/>
          </draw:path>
          <draw:path draw:style-name="gr3" draw:text-style-name="P9" draw:layer="layout" svg:width="0.365cm" svg:height="0.61cm" svg:x="5.277cm" svg:y="3.964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9" draw:layer="layout" svg:width="0.608cm" svg:height="0.215cm" svg:x="5.993cm" svg:y="4.239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559cm" svg:height="0.039cm" svg:x="6.983cm" svg:y="4.326cm" svg:viewBox="0 0 560 40" svg:d="M528 40c15 0 32 0 32-21 0-19-17-19-32-19h-497c-14 0-31 0-31 19 0 21 17 21 31 21z">
            <text:p/>
          </draw:path>
          <draw:path draw:style-name="gr3" draw:text-style-name="P9" draw:layer="layout" svg:width="0.365cm" svg:height="0.61cm" svg:x="7.663cm" svg:y="3.964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9" draw:layer="layout" svg:width="0.45cm" svg:height="2.193cm" svg:x="8.416cm" svg:y="3.249cm" svg:viewBox="0 0 451 2194" svg:d="M451 2186c0-4-2-7-4-9-33-35-95-95-156-195-147-235-214-533-214-884 0-247 33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9" draw:layer="layout" svg:width="0.457cm" svg:height="0.415cm" svg:x="8.925cm" svg:y="4.17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5 0 147-119 147-141 0-9-8-9-10-9-8 0-10 2-12 9-32 99-94 120-123 120-35 0-50-29-50-60 0-21 6-40 17-81z">
            <text:p/>
          </draw:path>
          <draw:path draw:style-name="gr3" draw:text-style-name="P9" draw:layer="layout" svg:width="0.559cm" svg:height="0.039cm" svg:x="9.701cm" svg:y="4.326cm" svg:viewBox="0 0 560 40" svg:d="M528 40c15 0 32 0 32-21 0-19-17-19-32-19h-497c-14 0-31 0-31 19 0 21 17 21 31 21z">
            <text:p/>
          </draw:path>
          <draw:path draw:style-name="gr3" draw:text-style-name="P9" draw:layer="layout" svg:width="0.303cm" svg:height="0.61cm" svg:x="10.729cm" svg:y="3.347cm" svg:viewBox="0 0 304 611" svg:d="M189 23c0-21 0-23-23-23-56 58-137 58-166 58v29c19 0 73 0 121-25v477c0 33-2 43-86 43h-29v29c31-4 113-4 148-4 37 0 116 0 150 4v-29h-29c-84 0-86-10-86-43z">
            <text:p/>
          </draw:path>
          <draw:polygon draw:style-name="gr3" draw:text-style-name="P9" draw:layer="layout" svg:width="0.459cm" svg:height="0.039cm" svg:x="10.648cm" svg:y="4.326cm" svg:viewBox="0 0 460 40" draw:points="229,40 0,40 0,0 460,0 460,40">
            <text:p/>
          </draw:polygon>
          <draw:path draw:style-name="gr3" draw:text-style-name="P9" draw:layer="layout" svg:width="0.365cm" svg:height="0.61cm" svg:x="10.693cm" svg:y="4.592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9" draw:layer="layout" svg:width="0.45cm" svg:height="2.193cm" svg:x="11.247cm" svg:y="3.249cm" svg:viewBox="0 0 451 2194" svg:d="M451 1098c0-360-83-722-316-996-19-21-52-58-89-92-13-10-15-10-27-10-11 0-19 0-19 8 0 4 4 9 6 11 31 33 94 93 154 193 148 235 216 533 216 884 0 247-33 564-185 836-72 131-149 206-187 245-2 2-4 5-4 9 0 8 8 8 19 8 12 0 14 0 29-15 308-278 403-696 403-1081z">
            <text:p/>
          </draw:path>
        </draw:g>
        <draw:g xml:id="id55" draw:id="id55">
          <svg:title>TexMaths</svg:title>
          <svg:desc>28§display§y - 2 = -2x + 1§svg§600§FALSE§</svg:desc>
          <draw:polygon draw:style-name="gr2" draw:text-style-name="P8" draw:layer="layout" svg:width="6.863cm" svg:height="0.76cm" svg:x="3.587cm" svg:y="5.867cm" svg:viewBox="0 0 6864 761" draw:points="3432,761 0,761 0,0 6864,0 6864,761">
            <text:p/>
          </draw:polygon>
          <draw:path draw:style-name="gr3" draw:text-style-name="P9" draw:layer="layout" svg:width="0.456cm" svg:height="0.637cm" svg:x="3.567cm" svg:y="6.037cm" svg:viewBox="0 0 457 638" svg:d="M452 60c5-13 5-15 5-22 0-18-16-27-29-27-11 0-27 5-36 20-2 5-9 36-13 54-7 25-14 51-21 78l-44 179c-3 14-45 83-110 83-52 0-63-42-63-80 0-45 18-106 52-193 15-40 18-51 18-71 0-45-32-81-81-81-94 0-130 143-130 152s9 9 11 9c11 0 11-2 16-18 27-92 67-121 101-121 6 0 24 0 24 32 0 24-9 49-18 69-38 103-56 161-56 206 0 87 63 119 121 119 38 0 72-18 99-45-11 51-25 98-63 152-27 33-65 63-110 63-13 0-58-5-73-43 15 0 26 0 42-11 9-9 18-23 18-40 0-32-27-36-36-36-22 0-56 15-56 65 0 49 45 85 105 85 103 0 204-90 231-202z">
            <text:p/>
          </draw:path>
          <draw:path draw:style-name="gr3" draw:text-style-name="P9" draw:layer="layout" svg:width="0.602cm" svg:height="0.042cm" svg:x="4.356cm" svg:y="6.207cm" svg:viewBox="0 0 603 43" svg:d="M569 43c16 0 34 0 34-23 0-20-18-20-34-20h-535c-16 0-34 0-34 20 0 23 18 23 34 23z">
            <text:p/>
          </draw:path>
          <draw:path draw:style-name="gr3" draw:text-style-name="P9" draw:layer="layout" svg:width="0.393cm" svg:height="0.657cm" svg:x="5.308cm" svg:y="5.818cm" svg:viewBox="0 0 394 658" svg:d="M76 582l105-103c155-137 213-188 213-287 0-114-87-192-208-192-112 0-186 92-186 179 0 54 49 54 52 54 17 0 51-11 51-52 0-24-18-51-51-51-9 0-9 0-14 2 22-65 76-101 134-101 90 0 133 79 133 161 0 79-50 157-103 217l-191 211c-11 11-11 13-11 38h367l27-172h-24c-5 29-12 73-21 87-9 9-73 9-94 9z">
            <text:p/>
          </draw:path>
          <draw:path draw:style-name="gr3" draw:text-style-name="P9" draw:layer="layout" svg:width="0.655cm" svg:height="0.232cm" svg:x="6.078cm" svg:y="6.111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9" draw:layer="layout" svg:width="0.602cm" svg:height="0.042cm" svg:x="7.144cm" svg:y="6.207cm" svg:viewBox="0 0 603 43" svg:d="M569 43c16 0 34 0 34-23 0-20-18-20-34-20h-535c-16 0-34 0-34 20 0 23 18 23 34 23z">
            <text:p/>
          </draw:path>
          <draw:path draw:style-name="gr3" draw:text-style-name="P9" draw:layer="layout" svg:width="0.393cm" svg:height="0.657cm" svg:x="7.877cm" svg:y="5.818cm" svg:viewBox="0 0 394 658" svg:d="M76 582l105-103c155-137 213-188 213-287 0-114-87-192-208-192-112 0-186 92-186 179 0 54 49 54 52 54 17 0 51-11 51-52 0-24-18-51-51-51-9 0-9 0-14 2 22-65 76-101 134-101 90 0 133 79 133 161 0 79-50 157-103 217l-191 211c-11 11-11 13-11 38h367l27-172h-24c-5 29-12 73-21 87-9 9-73 9-94 9z">
            <text:p/>
          </draw:path>
          <draw:path draw:style-name="gr3" draw:text-style-name="P9" draw:layer="layout" svg:width="0.492cm" svg:height="0.447cm" svg:x="8.35cm" svg:y="6.037cm" svg:viewBox="0 0 493 448" svg:d="M302 139c5-27 27-117 97-117 4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6-38-36c-29 0-54 27-54 59 0 44 49 65 92 65 67 0 101-70 105-77 11 38 47 77 105 77 103 0 159-128 159-153 0-9-9-9-11-9-9 0-11 3-13 9-34 108-101 130-132 130-38 0-54-31-54-65 0-22 7-42 18-87z">
            <text:p/>
          </draw:path>
          <draw:path draw:style-name="gr3" draw:text-style-name="P9" draw:layer="layout" svg:width="0.655cm" svg:height="0.657cm" svg:x="9.156cm" svg:y="5.899cm" svg:viewBox="0 0 656 658" svg:d="M349 349h276c13 0 31 0 31-20s-18-20-31-20h-276v-275c0-16 0-34-20-34s-20 18-20 34v275h-275c-16 0-34 0-34 20s18 20 34 20h275v275c0 14 0 34 20 34s20-20 20-34z">
            <text:p/>
          </draw:path>
          <draw:path draw:style-name="gr3" draw:text-style-name="P9" draw:layer="layout" svg:width="0.326cm" svg:height="0.657cm" svg:x="10.173cm" svg:y="5.818cm" svg:viewBox="0 0 327 658" svg:d="M204 25c0-23 0-25-25-25-60 63-148 63-179 63v31c20 0 78 0 130-27v513c0 35-2 47-92 47h-31v31c33-5 121-5 159-5 40 0 125 0 161 5v-31h-31c-90 0-92-12-92-47z">
            <text:p/>
          </draw:path>
        </draw:g>
        <draw:g xml:id="id57" draw:id="id57">
          <svg:title>TexMaths</svg:title>
          <svg:desc>28§display§2x + y - 3 = 0§svg§600§FALSE§</svg:desc>
          <draw:polygon draw:style-name="gr2" draw:text-style-name="P8" draw:layer="layout" svg:width="6.138cm" svg:height="0.76cm" svg:x="12.468cm" svg:y="5.868cm" svg:viewBox="0 0 6139 761" draw:points="3069,761 0,761 0,0 6139,0 6139,761">
            <text:p/>
          </draw:polygon>
          <draw:path draw:style-name="gr3" draw:text-style-name="P9" draw:layer="layout" svg:width="0.393cm" svg:height="0.657cm" svg:x="12.468cm" svg:y="5.819cm" svg:viewBox="0 0 394 658" svg:d="M76 582l105-103c155-137 213-188 213-287 0-114-87-192-208-192-112 0-186 92-186 179 0 54 49 54 52 54 17 0 51-11 51-52 0-24-18-51-51-51-9 0-9 0-14 2 22-65 76-101 135-101 89 0 132 79 132 161 0 79-50 157-103 217l-191 211c-11 11-11 13-11 38h367l27-172h-24c-5 29-12 73-20 87-9 9-74 9-95 9z">
            <text:p/>
          </draw:path>
          <draw:path draw:style-name="gr3" draw:text-style-name="P9" draw:layer="layout" svg:width="0.492cm" svg:height="0.447cm" svg:x="12.938cm" svg:y="6.038cm" svg:viewBox="0 0 493 448" svg:d="M302 139c5-27 27-117 97-117 7 0 29 0 49 12-27 6-47 31-47 53 0 16 11 36 38 36 23 0 54-18 54-58 0-52-58-65-92-65-58 0-92 51-105 76-25-67-76-76-106-76-103 0-159 128-159 152 0 9 9 9 12 9 9 0 11 0 13-9 34-105 99-130 132-130 18 0 54 9 54 65 0 32-18 99-54 235-15 63-51 103-94 103-7 0-29 0-49-11 24-7 47-27 47-54s-23-36-38-36c-29 0-54 27-54 59 0 44 49 65 92 65 67 0 103-70 105-77 11 38 47 77 105 77 104 0 160-128 160-153 0-9-9-9-12-9-9 0-11 3-13 9-31 108-101 130-132 130-38 0-54-31-54-65 0-22 7-42 18-87z">
            <text:p/>
          </draw:path>
          <draw:path draw:style-name="gr3" draw:text-style-name="P9" draw:layer="layout" svg:width="0.655cm" svg:height="0.657cm" svg:x="13.747cm" svg:y="5.9cm" svg:viewBox="0 0 656 658" svg:d="M350 349h275c14 0 31 0 31-20s-17-20-31-20h-275v-275c0-16 0-34-21-34-20 0-20 18-20 34v275h-275c-16 0-34 0-34 20s18 20 34 20h275v275c0 14 0 34 20 34 21 0 21-20 21-34z">
            <text:p/>
          </draw:path>
          <draw:path draw:style-name="gr3" draw:text-style-name="P9" draw:layer="layout" svg:width="0.456cm" svg:height="0.637cm" svg:x="14.704cm" svg:y="6.038cm" svg:viewBox="0 0 457 638" svg:d="M453 60c4-13 4-15 4-22 0-18-16-27-29-27-11 0-27 5-36 20-2 5-9 36-13 54-7 25-14 51-21 78l-44 179c-3 14-45 83-112 83-50 0-61-42-61-80 0-45 18-106 52-193 15-40 18-51 18-71 0-45-32-81-81-81-94 0-130 143-130 152s9 9 11 9c11 0 11-2 16-18 27-92 67-121 101-121 6 0 24 0 24 32 0 24-9 49-18 69-38 103-56 161-56 206 0 87 63 119 121 119 38 0 72-18 99-45-11 51-25 98-63 152-27 33-65 63-110 63-13 0-58-5-73-43 15 0 26 0 40-11 11-9 20-23 20-40 0-32-27-36-36-36-22 0-56 15-56 65 0 49 45 85 105 85 104 0 204-90 231-202z">
            <text:p/>
          </draw:path>
          <draw:path draw:style-name="gr3" draw:text-style-name="P9" draw:layer="layout" svg:width="0.602cm" svg:height="0.042cm" svg:x="15.495cm" svg:y="6.208cm" svg:viewBox="0 0 603 43" svg:d="M569 43c16 0 34 0 34-23 0-20-18-20-34-20h-535c-16 0-34 0-34 20 0 23 18 23 34 23z">
            <text:p/>
          </draw:path>
          <draw:path draw:style-name="gr3" draw:text-style-name="P9" draw:layer="layout" svg:width="0.409cm" svg:height="0.677cm" svg:x="16.438cm" svg:y="5.819cm" svg:viewBox="0 0 410 678" svg:d="M246 309c81-25 137-94 137-173 0-80-85-136-181-136-101 0-175 58-175 134 0 32 22 52 49 52 32 0 52-23 52-52 0-49-47-49-61-49 29-47 94-60 130-60 40 0 96 22 96 109 0 14-2 70-29 114-29 47-62 50-87 52-7 0-31 2-38 2-9 0-16 2-16 11 0 11 7 11 25 11h42c81 0 119 68 119 164 0 134-69 163-112 163-42 0-116-18-152-76 36 7 65-16 65-54 0-35-25-56-54-56-25 0-56 16-56 59 0 89 92 154 199 154 121 0 211-90 211-190 0-81-63-157-164-179z">
            <text:p/>
          </draw:path>
          <draw:path draw:style-name="gr3" draw:text-style-name="P9" draw:layer="layout" svg:width="0.655cm" svg:height="0.232cm" svg:x="17.218cm" svg:y="6.112cm" svg:viewBox="0 0 656 233" svg:d="M623 40c16 0 33 0 33-20s-17-20-31-20h-591c-16 0-34 0-34 20s18 20 34 20zM625 233c14 0 31 0 31-20 0-21-17-21-33-21h-589c-16 0-34 0-34 21 0 20 18 20 34 20z">
            <text:p/>
          </draw:path>
          <draw:path draw:style-name="gr3" draw:text-style-name="P9" draw:layer="layout" svg:width="0.416cm" svg:height="0.677cm" svg:x="18.239cm" svg:y="5.819cm" svg:viewBox="0 0 417 678" svg:d="M417 342c0-80-5-159-41-232-44-94-125-110-168-110-58 0-132 25-172 116-32 70-36 146-36 226 0 74 4 161 45 238 42 78 114 98 163 98 54 0 128-20 173-114 31-67 36-146 36-222zM208 658c-38 0-98-25-116-121-9-58-9-150-9-208 0-63 0-128 7-181 20-117 94-126 118-126 32 0 97 18 117 114 9 56 9 130 9 193 0 74 0 141-11 204-14 94-70 125-115 125z">
            <text:p/>
          </draw:path>
        </draw:g>
        <draw:g xml:id="id56" draw:id="id56">
          <svg:title>TexMaths</svg:title>
          <svg:desc>28§display§\therefore§svg§600§FALSE§</svg:desc>
          <draw:polygon draw:style-name="gr2" draw:text-style-name="P8" draw:layer="layout" svg:width="0.528cm" svg:height="0.433cm" svg:x="11.174cm" svg:y="6cm" svg:viewBox="0 0 529 434" draw:points="265,434 0,434 0,0 529,0 529,434">
            <text:p/>
          </draw:polygon>
          <draw:path draw:style-name="gr3" draw:text-style-name="P9" draw:layer="layout" svg:width="0.598cm" svg:height="0.531cm" svg:x="11.154cm" svg:y="5.951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53" draw:id="id53">
          <svg:title>TexMaths</svg:title>
          <svg:desc>28§display§\text {Equation of the normal at P is given by,}§svg§600§FALSE§</svg:desc>
          <draw:polygon draw:style-name="gr2" draw:text-style-name="P8" draw:layer="layout" svg:width="17.222cm" svg:height="0.8cm" svg:x="3.38cm" svg:y="2.161cm" svg:viewBox="0 0 17223 801" draw:points="8613,801 0,801 0,0 17223,0 17223,801">
            <text:p/>
          </draw:polygon>
          <draw:path draw:style-name="gr3" draw:text-style-name="P9" draw:layer="layout" svg:width="0.611cm" svg:height="0.672cm" svg:x="3.362cm" svg:y="2.137cm" svg:viewBox="0 0 612 673" svg:d="M101 595c0 36 0 47-76 47h-25v31h569l43-256h-25c-25 153-47 225-217 225h-133c-44 0-47-7-47-41v-262h88c96 0 107 31 107 114h25v-260h-25c0 83-11 114-107 114h-88v-237c0-32 3-39 47-39h128c152 0 179 54 195 191h25l-29-222h-556v31h25c76 0 76 12 76 45z">
            <text:p/>
          </draw:path>
          <draw:path draw:style-name="gr3" draw:text-style-name="P9" draw:layer="layout" svg:width="0.487cm" svg:height="0.627cm" svg:x="4.034cm" svg:y="2.372cm" svg:viewBox="0 0 488 628" svg:d="M343 377v177c0 45-11 45-79 45v29c34 0 85-2 112-2s76 2 112 2v-29c-67 0-78 0-78-45v-554h-22l-36 90c-14-27-54-90-132-90-117 0-220 96-220 224 0 124 96 225 211 225 69 0 109-43 132-72zM345 164v139c0 31-18 58-40 83-12 13-43 40-90 40-72 0-132-87-132-202 0-116 69-199 141-199 78 0 121 85 121 139z">
            <text:p/>
          </draw:path>
          <draw:path draw:style-name="gr3" draw:text-style-name="P9" draw:layer="layout" svg:width="0.496cm" svg:height="0.448cm" svg:x="4.551cm" svg:y="2.372cm" svg:viewBox="0 0 497 449" svg:d="M354 359v90l143-11v-32c-69 0-76-7-76-54v-352l-145 11v32c69 0 76 6 76 53v178c0 85-47 152-119 152-83 0-87-45-87-96v-330l-146 11v32c76 0 76 2 76 89v148c0 79 0 169 152 169 54 0 99-27 126-90z">
            <text:p/>
          </draw:path>
          <draw:path draw:style-name="gr3" draw:text-style-name="P9" draw:layer="layout" svg:width="0.445cm" svg:height="0.454cm" svg:x="5.107cm" svg:y="2.366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9" draw:layer="layout" svg:width="0.308cm" svg:height="0.618cm" svg:x="5.577cm" svg:y="2.202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9" draw:layer="layout" svg:width="0.212cm" svg:height="0.661cm" svg:x="5.974cm" svg:y="2.148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9" draw:layer="layout" svg:width="0.438cm" svg:height="0.454cm" svg:x="6.243cm" svg:y="2.366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9" draw:layer="layout" svg:width="0.496cm" svg:height="0.437cm" svg:x="6.738cm" svg:y="2.372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9" draw:layer="layout" svg:width="0.438cm" svg:height="0.454cm" svg:x="7.609cm" svg:y="2.366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9" draw:layer="layout" svg:width="0.319cm" svg:height="0.697cm" svg:x="8.106cm" svg:y="2.112cm" svg:viewBox="0 0 320 698" svg:d="M141 271v-114c0-87 47-135 92-135 2 0 16 0 31 7-11 5-29 16-29 41 0 22 16 42 43 42 29 0 42-20 42-42 0-36-36-70-87-70-69 0-155 52-155 157v114h-78v30h78v321c0 44-11 44-78 44v32c40-2 85-5 114-5 41 0 85 0 126 5v-32h-20c-74 0-77-11-77-47v-318h115v-30z">
            <text:p/>
          </draw:path>
          <draw:path draw:style-name="gr3" draw:text-style-name="P9" draw:layer="layout" svg:width="0.308cm" svg:height="0.618cm" svg:x="8.72cm" svg:y="2.202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9" draw:layer="layout" svg:width="0.496cm" svg:height="0.686cm" svg:x="9.116cm" svg:y="2.123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9" draw:layer="layout" svg:width="0.382cm" svg:height="0.454cm" svg:x="9.658cm" svg:y="2.366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9" draw:layer="layout" svg:width="0.496cm" svg:height="0.437cm" svg:x="10.429cm" svg:y="2.372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9" draw:layer="layout" svg:width="0.438cm" svg:height="0.454cm" svg:x="10.971cm" svg:y="2.366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9" draw:layer="layout" svg:width="0.333cm" svg:height="0.437cm" svg:x="11.464cm" svg:y="2.372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9" draw:layer="layout" svg:width="0.77cm" svg:height="0.437cm" svg:x="11.851cm" svg:y="2.372cm" svg:viewBox="0 0 771 438" svg:d="M76 96v267c0 43-11 43-76 43v32c34 0 85-3 112-3 25 0 76 3 110 3v-32c-65 0-76 0-76-43v-183c0-104 69-158 132-158 62 0 74 54 74 110v231c0 43-12 43-79 43v32c36 0 85-3 112-3s79 3 112 3v-32c-67 0-78 0-78-43v-183c0-104 72-158 134-158 63 0 72 54 72 110v231c0 43-9 43-76 43v32c33 0 85-3 112-3 24 0 76 3 110 3v-32c-52 0-77 0-77-29v-189c0-85 0-116-31-152-13-16-47-36-103-36-83 0-128 58-143 96-14-85-88-96-133-96-71 0-118 43-145 103v-103l-139 11v32c69 0 76 6 76 53z">
            <text:p/>
          </draw:path>
          <draw:path draw:style-name="gr3" draw:text-style-name="P9" draw:layer="layout" svg:width="0.445cm" svg:height="0.454cm" svg:x="12.682cm" svg:y="2.366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9" draw:layer="layout" svg:width="0.221cm" svg:height="0.686cm" svg:x="13.166cm" svg:y="2.123cm" svg:viewBox="0 0 222 687" svg:d="M143 0l-143 11v32c69 0 78 6 78 53v514c0 45-11 45-78 45v32c34-3 85-3 110-3 24 0 74 0 112 3v-32c-67 0-79 0-79-45z">
            <text:p/>
          </draw:path>
          <draw:path draw:style-name="gr3" draw:text-style-name="P9" draw:layer="layout" svg:width="0.445cm" svg:height="0.454cm" svg:x="13.775cm" svg:y="2.366cm" svg:viewBox="0 0 446 455" svg:d="M287 368c4 40 31 81 78 81 20 0 81-14 81-94v-54h-25v54c0 58-25 65-36 65-31 0-36-45-36-50v-199c0-41 0-79-35-117-38-38-88-54-135-54-83 0-150 47-150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9" draw:layer="layout" svg:width="0.31cm" svg:height="0.618cm" svg:x="14.246cm" svg:y="2.202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9" draw:layer="layout" svg:width="0.581cm" svg:height="0.674cm" svg:x="14.972cm" svg:y="2.134cm" svg:viewBox="0 0 582 675" svg:d="M190 363h166c119 0 226-80 226-179 0-96-98-184-233-184h-349v31h25c76 0 76 12 76 45v523c0 36 0 45-76 45h-25v31c34-2 108-2 146-2s112 0 145 2v-31h-22c-76 0-79-9-79-45zM186 337v-267c0-32 2-39 49-39h88c156 0 156 104 156 153 0 47 0 153-156 153z">
            <text:p/>
          </draw:path>
          <draw:path draw:style-name="gr3" draw:text-style-name="P9" draw:layer="layout" svg:width="0.212cm" svg:height="0.661cm" svg:x="15.968cm" svg:y="2.148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9" draw:layer="layout" svg:width="0.324cm" svg:height="0.454cm" svg:x="16.242cm" svg:y="2.366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9" draw:layer="layout" svg:width="0.451cm" svg:height="0.652cm" svg:x="16.952cm" svg:y="2.361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9" draw:layer="layout" svg:width="0.212cm" svg:height="0.661cm" svg:x="17.449cm" svg:y="2.148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9" draw:layer="layout" svg:width="0.483cm" svg:height="0.437cm" svg:x="17.709cm" svg:y="2.381cm" svg:viewBox="0 0 484 438" svg:d="M392 96c9-22 27-65 92-65v-31c-23 2-52 2-74 2-25 0-70-2-87-2v31c38 0 47 23 47 43 0 9 0 11-5 22l-101 254-112-276c-4-13-4-16-4-18 0-25 38-25 56-25v-31c-29 0-85 2-108 2-27 0-67 0-96-2v31c63 0 67 5 78 36l144 353c4 13 6 18 20 18 13 0 18-9 20-18z">
            <text:p/>
          </draw:path>
          <draw:path draw:style-name="gr3" draw:text-style-name="P9" draw:layer="layout" svg:width="0.382cm" svg:height="0.454cm" svg:x="18.208cm" svg:y="2.366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9" draw:layer="layout" svg:width="0.496cm" svg:height="0.437cm" svg:x="18.65cm" svg:y="2.372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9" draw:layer="layout" svg:width="0.487cm" svg:height="0.697cm" svg:x="19.521cm" svg:y="2.123cm" svg:viewBox="0 0 488 698" svg:d="M143 314v-314l-143 11v32c69 0 76 6 76 53v591h25c2-3 9-16 36-61 15 22 58 72 130 72 118 0 221-97 221-225 0-125-98-224-210-224-76 0-119 47-135 65zM146 574v-204c0-20 0-20 11-36 38-56 92-63 116-63 45 0 81 25 103 63 27 41 29 97 29 137 0 38-2 97-31 142-20 29-58 62-112 62-42 0-78-24-103-60-13-20-13-23-13-41z">
            <text:p/>
          </draw:path>
          <draw:path draw:style-name="gr3" draw:text-style-name="P9" draw:layer="layout" svg:width="0.483cm" svg:height="0.627cm" svg:x="20.032cm" svg:y="2.381cm" svg:viewBox="0 0 484 628" svg:d="M392 94c25-63 76-63 92-63v-31c-23 2-52 2-74 2-18 0-65-2-87-2v31c31 0 47 18 47 43 0 9 0 11-7 22l-99 245-109-267c-5-9-7-13-7-18 0-25 38-25 56-25v-31c-27 0-92 2-108 2-27 0-67 0-96-2v31c47 0 67 0 81 34l147 361c-4 14-17 45-24 59-23 54-49 123-112 123-7 0-29 0-47-18 31-4 38-27 38-43 0-24-18-40-40-40-21 0-43 11-43 43 0 45 43 78 92 78 60 0 103-56 125-112z">
            <text:p/>
          </draw:path>
          <draw:path draw:style-name="gr3" draw:text-style-name="P9" draw:layer="layout" svg:width="0.115cm" svg:height="0.295cm" svg:x="20.536cm" svg:y="2.702cm" svg:viewBox="0 0 116 296" svg:d="M116 103c0-63-22-103-62-103-36 0-54 27-54 52 0 27 18 53 54 53 15 0 27-6 38-13l2-2c0 0 2 0 2 13 0 65-29 126-74 173-4 4-6 7-6 9 0 9 4 11 11 11 11 0 89-78 89-193z">
            <text:p/>
          </draw:path>
        </draw:g>
        <draw:g xml:id="id58" draw:id="id58">
          <svg:title>TexMaths</svg:title>
          <svg:desc>28§display§\text {Equation of the tangent is } 2x - 4y + 7 = 0§svg§600§FALSE§</svg:desc>
          <draw:polygon draw:style-name="gr2" draw:text-style-name="P8" draw:layer="layout" svg:width="18.266cm" svg:height="0.8cm" svg:x="3.481cm" svg:y="7.461cm" svg:viewBox="0 0 18267 801" draw:points="9132,801 0,801 0,0 18267,0 18267,801">
            <text:p/>
          </draw:polygon>
          <draw:path draw:style-name="gr3" draw:text-style-name="P9" draw:layer="layout" svg:width="0.611cm" svg:height="0.672cm" svg:x="3.463cm" svg:y="7.437cm" svg:viewBox="0 0 612 673" svg:d="M101 595c0 36 0 47-76 47h-25v31h569l43-256h-25c-25 153-47 225-217 225h-133c-44 0-47-7-47-41v-262h88c96 0 107 31 107 114h25v-260h-25c0 83-11 114-107 114h-88v-237c0-32 3-39 47-39h128c152 0 179 54 195 191h25l-29-222h-556v31h25c76 0 76 12 76 45z">
            <text:p/>
          </draw:path>
          <draw:path draw:style-name="gr3" draw:text-style-name="P9" draw:layer="layout" svg:width="0.487cm" svg:height="0.627cm" svg:x="4.135cm" svg:y="7.672cm" svg:viewBox="0 0 488 628" svg:d="M343 377v177c0 45-11 45-79 45v29c34 0 85-2 112-2s76 2 112 2v-29c-67 0-78 0-78-45v-554h-22l-36 90c-14-27-54-90-132-90-117 0-220 96-220 224 0 124 96 225 211 225 69 0 109-43 132-72zM345 164v139c0 31-18 58-40 83-12 13-43 40-90 40-72 0-132-87-132-202 0-116 69-199 141-199 78 0 121 85 121 139z">
            <text:p/>
          </draw:path>
          <draw:path draw:style-name="gr3" draw:text-style-name="P9" draw:layer="layout" svg:width="0.496cm" svg:height="0.448cm" svg:x="4.652cm" svg:y="7.672cm" svg:viewBox="0 0 497 449" svg:d="M354 359v90l143-11v-32c-69 0-76-7-76-54v-352l-145 11v32c69 0 76 6 76 53v178c0 85-47 152-119 152-83 0-87-45-87-96v-330l-146 11v32c76 0 76 2 76 89v148c0 79 0 169 152 169 54 0 99-27 126-90z">
            <text:p/>
          </draw:path>
          <draw:path draw:style-name="gr3" draw:text-style-name="P9" draw:layer="layout" svg:width="0.445cm" svg:height="0.454cm" svg:x="5.208cm" svg:y="7.666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9" draw:layer="layout" svg:width="0.308cm" svg:height="0.618cm" svg:x="5.678cm" svg:y="7.502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9" draw:layer="layout" svg:width="0.212cm" svg:height="0.661cm" svg:x="6.075cm" svg:y="7.448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9" draw:layer="layout" svg:width="0.438cm" svg:height="0.454cm" svg:x="6.344cm" svg:y="7.666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9" draw:layer="layout" svg:width="0.496cm" svg:height="0.437cm" svg:x="6.839cm" svg:y="7.672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9" draw:layer="layout" svg:width="0.438cm" svg:height="0.454cm" svg:x="7.71cm" svg:y="7.666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9" draw:layer="layout" svg:width="0.319cm" svg:height="0.697cm" svg:x="8.207cm" svg:y="7.412cm" svg:viewBox="0 0 320 698" svg:d="M141 271v-114c0-87 47-135 92-135 2 0 16 0 31 7-11 5-29 16-29 41 0 22 16 42 43 42 29 0 42-20 42-42 0-36-36-70-87-70-69 0-155 52-155 157v114h-78v30h78v321c0 44-11 44-78 44v32c40-2 85-5 114-5 41 0 85 0 126 5v-32h-20c-74 0-77-11-77-47v-318h115v-30z">
            <text:p/>
          </draw:path>
          <draw:path draw:style-name="gr3" draw:text-style-name="P9" draw:layer="layout" svg:width="0.308cm" svg:height="0.618cm" svg:x="8.821cm" svg:y="7.502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9" draw:layer="layout" svg:width="0.496cm" svg:height="0.686cm" svg:x="9.217cm" svg:y="7.423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9" draw:layer="layout" svg:width="0.382cm" svg:height="0.454cm" svg:x="9.76cm" svg:y="7.666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9" draw:layer="layout" svg:width="0.308cm" svg:height="0.618cm" svg:x="10.517cm" svg:y="7.502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9" draw:layer="layout" svg:width="0.445cm" svg:height="0.454cm" svg:x="10.922cm" svg:y="7.666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9" draw:layer="layout" svg:width="0.496cm" svg:height="0.437cm" svg:x="11.404cm" svg:y="7.672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9" draw:layer="layout" svg:width="0.451cm" svg:height="0.652cm" svg:x="11.946cm" svg:y="7.661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9" draw:layer="layout" svg:width="0.382cm" svg:height="0.454cm" svg:x="12.438cm" svg:y="7.666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9" draw:layer="layout" svg:width="0.496cm" svg:height="0.437cm" svg:x="12.88cm" svg:y="7.672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9" draw:layer="layout" svg:width="0.308cm" svg:height="0.618cm" svg:x="13.386cm" svg:y="7.502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9" draw:layer="layout" svg:width="0.212cm" svg:height="0.661cm" svg:x="14.112cm" svg:y="7.448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9" draw:layer="layout" svg:width="0.324cm" svg:height="0.454cm" svg:x="14.385cm" svg:y="7.666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9" draw:layer="layout" svg:width="0.393cm" svg:height="0.659cm" svg:x="15.117cm" svg:y="7.45cm" svg:viewBox="0 0 394 660" svg:d="M76 583l105-103c155-137 213-188 213-287 0-114-87-193-208-193-112 0-186 92-186 180 0 53 49 53 52 53 17 0 51-11 51-51 0-25-18-52-51-52-9 0-9 0-14 2 22-65 76-101 134-101 90 0 133 79 133 162 0 78-50 157-103 218l-191 211c-11 11-11 13-11 38h367l27-173h-24c-5 29-12 74-21 87-9 9-73 9-94 9z">
            <text:p/>
          </draw:path>
          <draw:path draw:style-name="gr3" draw:text-style-name="P9" draw:layer="layout" svg:width="0.492cm" svg:height="0.448cm" svg:x="15.588cm" svg:y="7.672cm" svg:viewBox="0 0 493 449" svg:d="M302 139c5-27 27-117 97-117 6 0 29 0 49 12-27 6-47 31-47 54 0 15 11 35 38 35 22 0 54-18 54-58 0-52-58-65-92-65-58 0-92 52-105 76-25-67-76-76-106-76-103 0-159 128-159 153 0 9 9 9 12 9 9 0 11 0 13-9 34-106 99-131 132-131 18 0 54 9 54 66 0 31-18 98-54 235-16 63-51 103-94 103-7 0-29 0-49-11 24-7 47-27 47-54s-23-36-38-36c-29 0-54 27-54 59 0 45 49 65 94 65 65 0 101-70 103-77 11 39 47 77 108 77 100 0 156-128 156-153 0-9-9-9-11-9-9 0-11 2-13 9-32 108-101 130-132 130-38 0-54-31-54-65 0-22 7-42 18-87z">
            <text:p/>
          </draw:path>
          <draw:path draw:style-name="gr3" draw:text-style-name="P9" draw:layer="layout" svg:width="0.602cm" svg:height="0.042cm" svg:x="16.423cm" svg:y="7.841cm" svg:viewBox="0 0 603 43" svg:d="M569 43c16 0 34 0 34-23 0-20-18-20-34-20h-535c-16 0-34 0-34 20 0 23 18 23 34 23z">
            <text:p/>
          </draw:path>
          <draw:path draw:style-name="gr3" draw:text-style-name="P9" draw:layer="layout" svg:width="0.438cm" svg:height="0.668cm" svg:x="17.353cm" svg:y="7.439cm" svg:viewBox="0 0 439 669" svg:d="M264 507v85c0 36-2 47-76 47h-20v30c40-3 92-3 132-3 43 0 94 0 135 3v-30h-21c-74 0-76-11-76-47v-85h101v-31h-101v-451c0-18 0-25-15-25-9 0-12 0-18 11l-305 465v31zM269 476h-242l242-368z">
            <text:p/>
          </draw:path>
          <draw:path draw:style-name="gr3" draw:text-style-name="P9" draw:layer="layout" svg:width="0.456cm" svg:height="0.638cm" svg:x="17.846cm" svg:y="7.672cm" svg:viewBox="0 0 457 639" svg:d="M452 61c5-14 5-16 5-23 0-18-16-27-29-27-11 0-27 5-36 20-2 5-9 36-13 54-7 25-14 52-21 79l-44 179c-3 14-45 83-112 83-50 0-61-42-61-80 0-45 18-106 52-193 15-41 18-52 18-72 0-45-32-81-81-81-94 0-130 144-130 153s9 9 11 9c11 0 11-3 16-18 27-92 67-122 101-122 6 0 24 0 24 32 0 25-9 49-18 69-38 104-56 162-56 207 0 87 63 119 121 119 38 0 72-18 99-45-11 51-25 99-63 152-27 34-65 63-110 63-13 0-58-4-73-42 15 0 26 0 40-12 11-9 20-22 20-40 0-31-27-36-36-36-22 0-56 16-56 65 0 50 45 85 105 85 103 0 204-89 231-201z">
            <text:p/>
          </draw:path>
          <draw:path draw:style-name="gr3" draw:text-style-name="P9" draw:layer="layout" svg:width="0.655cm" svg:height="0.659cm" svg:x="18.61cm" svg:y="7.533cm" svg:viewBox="0 0 656 660" svg:d="M349 350h276c13 0 31 0 31-20s-18-20-31-20h-276v-276c0-16 0-34-20-34s-20 18-20 34v276h-275c-16 0-34 0-34 20s18 20 34 20h275v276c0 13 0 34 20 34s20-21 20-34z">
            <text:p/>
          </draw:path>
          <draw:path draw:style-name="gr3" draw:text-style-name="P9" draw:layer="layout" svg:width="0.422cm" svg:height="0.69cm" svg:x="19.593cm" svg:y="7.441cm" svg:viewBox="0 0 423 691" svg:d="M417 67c6-13 6-15 6-36h-239c-121 0-124-13-126-31h-24l-34 204h25c2-16 11-78 24-90 7-6 85-6 97-6h206c-12 15-90 123-112 157-88 132-121 269-121 370 0 11 0 56 45 56 47 0 47-45 47-56v-49c0-54 2-110 11-162 2-22 15-108 60-170z">
            <text:p/>
          </draw:path>
          <draw:path draw:style-name="gr3" draw:text-style-name="P9" draw:layer="layout" svg:width="0.655cm" svg:height="0.232cm" svg:x="20.359cm" svg:y="7.74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16cm" svg:height="0.679cm" svg:x="21.38cm" svg:y="7.45cm" svg:viewBox="0 0 417 680" svg:d="M417 343c0-80-5-159-41-233-44-94-125-110-168-110-58 0-132 25-172 117-32 69-36 146-36 226 0 74 4 162 45 238 42 79 114 99 163 99 54 0 128-20 173-115 31-67 36-145 36-222zM208 660c-38 0-98-25-116-121-9-59-9-151-9-209 0-63 0-128 7-182 20-117 94-126 118-126 32 0 97 18 117 115 9 56 9 130 9 193 0 74 0 141-11 204-14 94-70 126-115 126z">
            <text:p/>
          </draw:path>
        </draw:g>
        <draw:g xml:id="id59" draw:id="id59">
          <svg:title>TexMaths</svg:title>
          <svg:desc>28§display§\text {Equation of the normal is } 2x + y - 3 = 0§svg§600§FALSE§</svg:desc>
          <draw:polygon draw:style-name="gr2" draw:text-style-name="P8" draw:layer="layout" svg:width="17.533cm" svg:height="0.799cm" svg:x="3.483cm" svg:y="9.063cm" svg:viewBox="0 0 17534 800" draw:points="8766,800 0,800 0,0 17534,0 17534,800">
            <text:p/>
          </draw:polygon>
          <draw:path draw:style-name="gr3" draw:text-style-name="P9" draw:layer="layout" svg:width="0.611cm" svg:height="0.672cm" svg:x="3.465cm" svg:y="9.039cm" svg:viewBox="0 0 612 673" svg:d="M101 594c0 36 0 47-76 47h-25v32h569l43-256h-25c-25 152-47 224-217 224h-133c-44 0-47-7-47-40v-262h88c96 0 107 31 107 114h25v-260h-25c0 83-11 114-107 114h-88v-238c0-31 3-38 47-38h128c152 0 179 54 195 191h25l-29-222h-556v31h25c76 0 76 12 76 45z">
            <text:p/>
          </draw:path>
          <draw:path draw:style-name="gr3" draw:text-style-name="P9" draw:layer="layout" svg:width="0.487cm" svg:height="0.627cm" svg:x="4.137cm" svg:y="9.274cm" svg:viewBox="0 0 488 628" svg:d="M343 377v177c0 45-11 45-79 45v29c34 0 85-3 112-3s77 3 112 3v-29c-67 0-78 0-78-45v-554h-22l-36 90c-14-27-54-90-132-90-117 0-220 96-220 224 0 123 96 224 211 224 69 0 109-42 132-71zM345 164v139c0 31-18 58-40 83-12 13-43 40-90 40-72 0-132-87-132-202 0-116 69-199 141-199 78 0 121 85 121 139z">
            <text:p/>
          </draw:path>
          <draw:path draw:style-name="gr3" draw:text-style-name="P9" draw:layer="layout" svg:width="0.496cm" svg:height="0.447cm" svg:x="4.655cm" svg:y="9.274cm" svg:viewBox="0 0 497 448" svg:d="M354 359v89l143-11v-31c-69 0-76-7-76-54v-352l-145 11v32c69 0 76 6 76 53v178c0 85-47 152-119 152-83 0-87-45-87-96v-330l-146 11v32c76 0 76 2 76 89v148c0 79 0 168 152 168 54 0 99-27 126-89z">
            <text:p/>
          </draw:path>
          <draw:path draw:style-name="gr3" draw:text-style-name="P9" draw:layer="layout" svg:width="0.445cm" svg:height="0.454cm" svg:x="5.21cm" svg:y="9.267cm" svg:viewBox="0 0 446 455" svg:d="M287 368c4 40 31 80 78 80 20 0 81-13 81-94v-54h-25v54c0 59-24 65-36 65-31 0-36-45-36-49v-200c0-40 0-78-35-116-38-38-88-54-137-54-81 0-148 47-148 112 0 29 20 47 45 47 27 0 45-20 45-47 0-11-5-45-50-45 27-33 74-45 108-45 47 0 103 39 103 126v38c-49 2-119 5-181 34-74 33-99 85-99 130 0 80 96 105 159 105 65 0 110-40 128-87zM280 206v99c0 94-69 128-114 128-50 0-90-36-90-86 0-53 43-136 204-141z">
            <text:p/>
          </draw:path>
          <draw:path draw:style-name="gr3" draw:text-style-name="P9" draw:layer="layout" svg:width="0.308cm" svg:height="0.618cm" svg:x="5.681cm" svg:y="9.104cm" svg:viewBox="0 0 309 619" svg:d="M152 213h141v-31h-141v-182h-24c0 81-32 186-128 191v22h85v271c0 124 92 135 128 135 69 0 96-70 96-135v-56h-24v56c0 72-30 110-65 110-68 0-68-90-68-108z">
            <text:p/>
          </draw:path>
          <draw:path draw:style-name="gr3" draw:text-style-name="P9" draw:layer="layout" svg:width="0.212cm" svg:height="0.66cm" svg:x="6.077cm" svg:y="9.05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3" draw:text-style-name="P9" draw:layer="layout" svg:width="0.438cm" svg:height="0.454cm" svg:x="6.346cm" svg:y="9.267cm" svg:viewBox="0 0 439 455" svg:d="M439 231c0-126-101-231-219-231-124 0-220 108-220 231 0 128 103 224 220 224 118 0 219-99 219-224zM220 430c-43 0-86-22-112-67-25-42-25-103-25-139 0-38 0-92 22-137 27-44 74-65 115-65 42 0 85 21 112 63 24 43 24 101 24 139 0 36 0 90-22 132-20 45-65 74-114 74z">
            <text:p/>
          </draw:path>
          <draw:path draw:style-name="gr3" draw:text-style-name="P9" draw:layer="layout" svg:width="0.496cm" svg:height="0.436cm" svg:x="6.841cm" svg:y="9.274cm" svg:viewBox="0 0 497 437" svg:d="M76 96v267c0 43-9 43-76 43v31c34 0 85-2 112-2 25 0 76 2 110 2v-31c-65 0-76 0-76-43v-184c0-103 69-157 132-157s74 54 74 110v231c0 43-11 43-76 43v31c33 0 85-2 112-2 24 0 76 2 109 2v-31c-51 0-76 0-76-29v-189c0-85 0-116-31-152-14-16-47-36-103-36-74 0-119 43-148 103v-103l-139 11v32c69 0 76 6 76 53z">
            <text:p/>
          </draw:path>
          <draw:path draw:style-name="gr3" draw:text-style-name="P9" draw:layer="layout" svg:width="0.438cm" svg:height="0.454cm" svg:x="7.712cm" svg:y="9.267cm" svg:viewBox="0 0 439 455" svg:d="M439 231c0-126-101-231-219-231-124 0-220 108-220 231 0 128 103 224 220 224 118 0 219-99 219-224zM220 430c-43 0-86-22-112-67-25-42-25-103-25-139 0-38 0-92 22-137 27-44 74-65 115-65 42 0 85 21 112 63 24 43 24 101 24 139 0 36 0 90-22 132-20 45-65 74-114 74z">
            <text:p/>
          </draw:path>
          <draw:path draw:style-name="gr3" draw:text-style-name="P9" draw:layer="layout" svg:width="0.319cm" svg:height="0.696cm" svg:x="8.21cm" svg:y="9.014cm" svg:viewBox="0 0 320 697" svg:d="M141 271v-114c0-88 47-135 92-135 2 0 16 0 31 7-11 5-29 16-29 40 0 23 16 43 43 43 29 0 42-20 42-43 0-35-35-69-87-69-69 0-155 52-155 157v114h-78v29h78v321c0 45-11 45-78 45v31c40-2 85-4 114-4 41 0 85 0 126 4v-31h-20c-74 0-77-11-77-47v-319h115v-29z">
            <text:p/>
          </draw:path>
          <draw:path draw:style-name="gr3" draw:text-style-name="P9" draw:layer="layout" svg:width="0.308cm" svg:height="0.618cm" svg:x="8.823cm" svg:y="9.104cm" svg:viewBox="0 0 309 619" svg:d="M152 213h141v-31h-141v-182h-24c0 81-32 186-128 191v22h85v271c0 124 92 135 128 135 69 0 96-70 96-135v-56h-24v56c0 72-30 110-65 110-68 0-68-90-68-108z">
            <text:p/>
          </draw:path>
          <draw:path draw:style-name="gr3" draw:text-style-name="P9" draw:layer="layout" svg:width="0.496cm" svg:height="0.685cm" svg:x="9.22cm" svg:y="9.025cm" svg:viewBox="0 0 497 686" svg:d="M76 610c0 45-9 45-76 45v31c34-2 85-2 112-2 25 0 76 0 110 2v-31c-65 0-76 0-76-45v-182c0-103 69-157 132-157s74 54 74 110v229c0 45-11 45-76 45v31c33-2 85-2 112-2 24 0 76 0 109 2v-31c-51 0-76 0-76-30v-188c0-85 0-116-31-152-14-16-47-36-103-36-85 0-128 60-144 96v-345l-143 11v32c69 0 76 6 76 53z">
            <text:p/>
          </draw:path>
          <draw:path draw:style-name="gr3" draw:text-style-name="P9" draw:layer="layout" svg:width="0.382cm" svg:height="0.454cm" svg:x="9.762cm" svg:y="9.267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9" draw:layer="layout" svg:width="0.496cm" svg:height="0.436cm" svg:x="10.533cm" svg:y="9.274cm" svg:viewBox="0 0 497 437" svg:d="M76 96v267c0 43-9 43-76 43v31c34 0 85-2 112-2 25 0 76 2 110 2v-31c-65 0-76 0-76-43v-184c0-103 69-157 132-157s74 54 74 110v231c0 43-11 43-76 43v31c33 0 85-2 112-2 24 0 76 2 109 2v-31c-51 0-76 0-76-29v-189c0-85 0-116-31-152-14-16-47-36-103-36-74 0-119 43-148 103v-103l-139 11v32c69 0 76 6 76 53z">
            <text:p/>
          </draw:path>
          <draw:path draw:style-name="gr3" draw:text-style-name="P9" draw:layer="layout" svg:width="0.438cm" svg:height="0.454cm" svg:x="11.075cm" svg:y="9.267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" draw:text-style-name="P9" draw:layer="layout" svg:width="0.333cm" svg:height="0.436cm" svg:x="11.568cm" svg:y="9.274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9" draw:layer="layout" svg:width="0.77cm" svg:height="0.436cm" svg:x="11.955cm" svg:y="9.274cm" svg:viewBox="0 0 771 437" svg:d="M76 96v267c0 43-11 43-76 43v31c34 0 85-2 112-2 25 0 76 2 110 2v-31c-65 0-76 0-76-43v-184c0-103 69-157 132-157s74 54 74 110v231c0 43-11 43-79 43v31c36 0 85-2 112-2s79 2 112 2v-31c-67 0-78 0-78-43v-184c0-103 72-157 134-157 63 0 72 54 72 110v231c0 43-9 43-76 43v31c33 0 85-2 112-2 24 0 76 2 110 2v-31c-52 0-77 0-77-29v-189c0-85 0-116-31-152-13-16-47-36-103-36-83 0-128 58-143 96-14-85-88-96-132-96-72 0-119 43-146 103v-103l-139 11v32c69 0 76 6 76 53z">
            <text:p/>
          </draw:path>
          <draw:path draw:style-name="gr3" draw:text-style-name="P9" draw:layer="layout" svg:width="0.445cm" svg:height="0.454cm" svg:x="12.786cm" svg:y="9.267cm" svg:viewBox="0 0 446 455" svg:d="M287 368c4 40 31 80 78 80 20 0 81-13 81-94v-54h-25v54c0 59-24 65-36 65-31 0-36-45-36-49v-200c0-40 0-78-35-116-38-38-88-54-137-54-81 0-148 47-148 112 0 29 20 47 45 47 27 0 45-20 45-47 0-11-5-45-50-45 27-33 74-45 108-45 47 0 103 39 103 126v38c-49 2-119 5-181 34-74 33-99 85-99 130 0 80 96 105 159 105 65 0 110-40 128-87zM280 206v99c0 94-69 128-114 128-50 0-90-36-90-86 0-53 43-136 204-141z">
            <text:p/>
          </draw:path>
          <draw:path draw:style-name="gr3" draw:text-style-name="P9" draw:layer="layout" svg:width="0.221cm" svg:height="0.685cm" svg:x="13.27cm" svg:y="9.025cm" svg:viewBox="0 0 222 686" svg:d="M143 0l-143 11v32c69 0 78 6 78 53v514c0 45-11 45-78 45v31c34-2 85-2 110-2 24 0 74 0 112 2v-31c-67 0-79 0-79-45z">
            <text:p/>
          </draw:path>
          <draw:path draw:style-name="gr3" draw:text-style-name="P9" draw:layer="layout" svg:width="0.212cm" svg:height="0.66cm" svg:x="13.871cm" svg:y="9.05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3" draw:text-style-name="P9" draw:layer="layout" svg:width="0.324cm" svg:height="0.454cm" svg:x="14.144cm" svg:y="9.267cm" svg:viewBox="0 0 325 455" svg:d="M172 251c23 5 104 20 104 92 0 49-34 90-112 90-83 0-119-56-137-142-2-11-5-15-14-15-13 0-13 6-13 24v130c0 18 0 25 11 25 5 0 7-2 25-20 2-2 2-5 20-22 43 40 87 42 108 42 114 0 161-67 161-139 0-51-32-81-43-94-33-31-71-38-112-47-56-11-123-23-123-81 0-36 27-76 112-76 108 0 114 90 117 121 0 9 9 9 11 9 13 0 13-5 13-25v-98c0-18 0-25-11-25-4 0-7 0-20 11-2 5-14 14-18 16-36-27-79-27-92-27-121 0-159 67-159 121 0 36 16 63 43 85 31 25 60 32 129 45z">
            <text:p/>
          </draw:path>
          <draw:path draw:style-name="gr3" draw:text-style-name="P9" draw:layer="layout" svg:width="0.393cm" svg:height="0.658cm" svg:x="14.876cm" svg:y="9.052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8 9-73 9-94 9z">
            <text:p/>
          </draw:path>
          <draw:path draw:style-name="gr3" draw:text-style-name="P9" draw:layer="layout" svg:width="0.492cm" svg:height="0.447cm" svg:x="15.349cm" svg:y="9.27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8-9-11-9-9 0-11 2-13 9-32 108-101 130-132 130-38 0-54-31-54-65 0-22 7-43 18-87z">
            <text:p/>
          </draw:path>
          <draw:path draw:style-name="gr3" draw:text-style-name="P9" draw:layer="layout" svg:width="0.655cm" svg:height="0.658cm" svg:x="16.156cm" svg:y="9.135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3" draw:text-style-name="P9" draw:layer="layout" svg:width="0.456cm" svg:height="0.638cm" svg:x="17.114cm" svg:y="9.274cm" svg:viewBox="0 0 457 639" svg:d="M453 61c4-14 4-16 4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3" draw:text-style-name="P9" draw:layer="layout" svg:width="0.602cm" svg:height="0.042cm" svg:x="17.903cm" svg:y="9.442cm" svg:viewBox="0 0 603 43" svg:d="M569 43c16 0 34 0 34-23 0-20-18-20-34-20h-535c-16 0-34 0-34 20 0 23 18 23 34 23z">
            <text:p/>
          </draw:path>
          <draw:path draw:style-name="gr3" draw:text-style-name="P9" draw:layer="layout" svg:width="0.409cm" svg:height="0.678cm" svg:x="18.848cm" svg:y="9.052cm" svg:viewBox="0 0 410 679" svg:d="M246 309c81-24 137-94 137-172 0-81-85-137-181-137-99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9" draw:layer="layout" svg:width="0.655cm" svg:height="0.232cm" svg:x="19.628cm" svg:y="9.34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16cm" svg:height="0.678cm" svg:x="20.649cm" svg:y="9.052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9 18 117 115 9 56 9 130 9 193 0 74 0 141-11 204-14 94-70 125-115 125z">
            <text:p/>
          </draw:path>
        </draw:g>
        <draw:g xml:id="id61" draw:id="id61">
          <svg:title>TexMaths</svg:title>
          <svg:desc>28§display§x^3 + 2x^2y - x - 9xy = 0§svg§600§FALSE§</svg:desc>
          <draw:polygon draw:style-name="gr2" draw:text-style-name="P8" draw:layer="layout" svg:width="10.43cm" svg:height="0.97cm" svg:x="3.595cm" svg:y="12.034cm" svg:viewBox="0 0 10431 971" draw:points="5215,971 0,971 0,0 10431,0 10431,971">
            <text:p/>
          </draw:polygon>
          <draw:path draw:style-name="gr3" draw:text-style-name="P9" draw:layer="layout" svg:width="0.492cm" svg:height="0.447cm" svg:x="3.575cm" svg:y="12.41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8-9-11-9-9 0-11 2-13 9-32 107-101 130-132 130-38 0-54-31-54-65 0-23 7-43 18-88z">
            <text:p/>
          </draw:path>
          <draw:path draw:style-name="gr3" draw:text-style-name="P9" draw:layer="layout" svg:width="0.317cm" svg:height="0.472cm" svg:x="4.146cm" svg:y="11.985cm" svg:viewBox="0 0 318 473" svg:d="M152 229c54 0 92 38 92 112 0 85-49 110-89 110-27 0-90-7-119-48 33-2 40-24 40-38 0-22-16-38-38-38-18 0-38 11-38 38 0 68 72 108 157 108 96 0 161-63 161-132 0-54-42-108-119-126 72-24 99-78 99-119 0-56-63-96-141-96-76 0-135 38-135 92 0 25 14 38 36 38 20 0 36-16 36-36s-16-33-36-36c25-31 72-38 97-38 31 0 76 16 76 76 0 30-11 61-29 81-23 27-41 29-77 31-17 0-17 0-22 3 0 0-7 0-7 9s7 9 18 9z">
            <text:p/>
          </draw:path>
          <draw:path draw:style-name="gr3" draw:text-style-name="P9" draw:layer="layout" svg:width="0.655cm" svg:height="0.658cm" svg:x="4.823cm" svg:y="12.274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3" draw:text-style-name="P9" draw:layer="layout" svg:width="0.393cm" svg:height="0.658cm" svg:x="5.802cm" svg:y="12.193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8 9-73 9-94 9z">
            <text:p/>
          </draw:path>
          <draw:path draw:style-name="gr3" draw:text-style-name="P9" draw:layer="layout" svg:width="0.492cm" svg:height="0.447cm" svg:x="6.274cm" svg:y="12.41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8-9-11-9-9 0-11 2-13 9-32 107-99 130-132 130-38 0-54-31-54-65 0-23 7-43 18-88z">
            <text:p/>
          </draw:path>
          <draw:path draw:style-name="gr3" draw:text-style-name="P9" draw:layer="layout" svg:width="0.306cm" svg:height="0.459cm" svg:x="6.85cm" svg:y="11.985cm" svg:viewBox="0 0 307 460" svg:d="M307 334h-25c-2 16-9 56-18 63-4 4-58 4-67 4h-128c72-65 97-83 139-116 52-41 99-83 99-151 0-82-74-134-164-134-85 0-143 61-143 123 0 36 29 41 36 41 18 0 38-14 38-38 0-12-5-36-40-36 20-50 67-65 100-65 70 0 106 53 106 109 0 61-43 108-65 135l-168 164c-7 6-7 9-7 27h287z">
            <text:p/>
          </draw:path>
          <draw:path draw:style-name="gr3" draw:text-style-name="P9" draw:layer="layout" svg:width="0.454cm" svg:height="0.638cm" svg:x="7.278cm" svg:y="12.413cm" svg:viewBox="0 0 455 639" svg:d="M453 61c2-14 2-16 2-23 0-18-14-27-27-27-11 0-27 5-36 20-2 5-9 36-13 54-7 25-14 52-21 79l-44 179c-3 13-45 83-112 83-50 0-61-43-61-81 0-45 18-105 52-193 15-40 18-51 18-71 0-45-32-81-81-81-94 0-130 143-130 152s9 9 11 9c11 0 11-2 16-18 27-91 67-121 101-121 6 0 24 0 24 32 0 24-9 49-18 69-38 103-56 162-56 207 0 87 63 118 121 118 38 0 72-18 99-45-11 52-25 99-63 153-27 34-65 63-110 63-13 0-58-5-73-43 15 0 26 0 40-11 11-9 20-23 20-40 0-32-27-36-36-36-22 0-56 15-56 65 0 49 45 85 105 85 104 0 204-90 231-202z">
            <text:p/>
          </draw:path>
          <draw:path draw:style-name="gr3" draw:text-style-name="P9" draw:layer="layout" svg:width="0.602cm" svg:height="0.042cm" svg:x="8.067cm" svg:y="12.584cm" svg:viewBox="0 0 603 43" svg:d="M569 43c16 0 34 0 34-23 0-20-18-20-34-20h-535c-16 0-34 0-34 20 0 23 18 23 34 23z">
            <text:p/>
          </draw:path>
          <draw:path draw:style-name="gr3" draw:text-style-name="P9" draw:layer="layout" svg:width="0.492cm" svg:height="0.447cm" svg:x="8.999cm" svg:y="12.41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8-9-11-9-9 0-11 2-13 9-32 107-101 130-132 130-38 0-54-31-54-65 0-23 7-43 18-88z">
            <text:p/>
          </draw:path>
          <draw:path draw:style-name="gr3" draw:text-style-name="P9" draw:layer="layout" svg:width="0.602cm" svg:height="0.042cm" svg:x="9.832cm" svg:y="12.584cm" svg:viewBox="0 0 603 43" svg:d="M569 43c16 0 34 0 34-23 0-20-18-20-34-20h-535c-16 0-34 0-34 20 0 23 18 23 34 23z">
            <text:p/>
          </draw:path>
          <draw:path draw:style-name="gr3" draw:text-style-name="P9" draw:layer="layout" svg:width="0.409cm" svg:height="0.678cm" svg:x="10.777cm" svg:y="12.193cm" svg:viewBox="0 0 410 679" svg:d="M323 343v31c0 233-103 278-162 278-15 0-69-2-96-36 43 0 51-29 51-44 0-32-24-47-47-47-15 0-44 8-44 49 0 65 53 105 136 105 128 0 249-134 249-345 0-267-112-334-202-334-53 0-103 18-145 63-41 45-63 85-63 159 0 123 87 220 197 220 61 0 101-41 126-99zM199 419c-15 0-62 0-91-60-18-38-18-88-18-135 0-54 0-101 20-137 27-49 65-62 98-62 47 0 79 33 97 78 11 31 15 94 15 139 0 83-33 177-121 177z">
            <text:p/>
          </draw:path>
          <draw:path draw:style-name="gr3" draw:text-style-name="P9" draw:layer="layout" svg:width="0.492cm" svg:height="0.447cm" svg:x="11.257cm" svg:y="12.41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8-9-11-9-9 0-11 2-13 9-32 107-101 130-132 130-38 0-54-31-54-65 0-23 7-43 18-88z">
            <text:p/>
          </draw:path>
          <draw:path draw:style-name="gr3" draw:text-style-name="P9" draw:layer="layout" svg:width="0.456cm" svg:height="0.638cm" svg:x="11.819cm" svg:y="12.413cm" svg:viewBox="0 0 457 639" svg:d="M453 61c4-14 4-16 4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7 0 87 63 118 121 118 38 0 72-18 99-45-11 52-25 99-63 153-27 34-65 63-110 63-13 0-58-5-73-43 15 0 26 0 40-11 11-9 20-23 20-40 0-32-27-36-36-36-22 0-56 15-56 65 0 49 45 85 105 85 104 0 204-90 231-202z">
            <text:p/>
          </draw:path>
          <draw:path draw:style-name="gr3" draw:text-style-name="P9" draw:layer="layout" svg:width="0.655cm" svg:height="0.232cm" svg:x="12.637cm" svg:y="12.48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16cm" svg:height="0.678cm" svg:x="13.658cm" svg:y="12.193cm" svg:viewBox="0 0 417 679" svg:d="M417 343c0-81-5-159-41-233-44-94-125-110-168-110-58 0-132 25-172 117-32 69-36 145-36 226 0 74 4 161 45 238 42 78 114 98 163 98 54 0 128-20 173-114 31-67 36-146 36-222zM208 659c-38 0-98-25-116-121-9-58-9-150-9-208 0-63 0-128 7-182 20-117 94-126 118-126 32 0 97 18 117 115 9 56 9 130 9 193 0 73 0 141-11 204-14 94-70 125-115 125z">
            <text:p/>
          </draw:path>
        </draw:g>
        <draw:g xml:id="id62" draw:id="id62">
          <svg:title>TexMaths</svg:title>
          <svg:desc>28§display§\text{Diff}. w. r. t. x .§svg§600§FALSE§</svg:desc>
          <draw:polygon draw:style-name="gr2" draw:text-style-name="P8" draw:layer="layout" svg:width="4.849cm" svg:height="0.606cm" svg:x="3.584cm" svg:y="13.666cm" svg:viewBox="0 0 4850 607" draw:points="2426,607 0,607 0,0 4850,0 4850,607">
            <text:p/>
          </draw:polygon>
          <draw:path draw:style-name="gr3" draw:text-style-name="P9" draw:layer="layout" svg:width="0.662cm" svg:height="0.673cm" svg:x="3.568cm" svg:y="13.639cm" svg:viewBox="0 0 663 674" svg:d="M0 0v31h25c76 0 76 12 76 45v522c0 36 0 45-76 45h-25v31h361c165 0 302-145 302-331 0-188-132-343-302-343zM235 643c-47 0-49-7-49-38v-536c0-31 2-38 49-38h99c60 0 130 21 179 92 43 58 52 144 52 220 0 110-18 168-54 217-20 27-76 83-177 83z">
            <text:p/>
          </draw:path>
          <draw:path draw:style-name="gr3" draw:text-style-name="P9" draw:layer="layout" svg:width="0.212cm" svg:height="0.66cm" svg:x="4.318cm" svg:y="13.65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9" draw:layer="layout" svg:width="0.593cm" svg:height="0.696cm" svg:x="4.585cm" svg:y="13.617cm" svg:viewBox="0 0 594 697" svg:d="M417 300h112v-29h-117v-114c0-90 49-135 92-135 5 0 18 0 34 7-12 5-29 16-29 40 0 23 15 43 42 43s43-20 43-43c0-35-34-69-90-69-58 0-103 38-108 43-29-39-82-43-109-43-94 0-209 52-209 159v112h-78v29h78v321c0 44-11 44-78 44v32c34-2 85-5 110-5 24 0 74 3 110 5v-32c-65 0-77 0-77-44v-321h209v321c0 44-12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9" draw:layer="layout" svg:width="0.107cm" svg:height="0.107cm" svg:x="5.219cm" svg:y="14.206cm" svg:viewBox="0 0 108 108" svg:d="M108 54c0-29-25-54-54-54s-54 25-54 54 25 54 54 54 54-25 54-54z">
            <text:p/>
          </draw:path>
          <draw:path draw:style-name="gr3" draw:text-style-name="P9" draw:layer="layout" svg:width="0.653cm" svg:height="0.447cm" svg:x="5.436cm" svg:y="13.877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9" draw:layer="layout" svg:width="0.107cm" svg:height="0.107cm" svg:x="6.223cm" svg:y="14.206cm" svg:viewBox="0 0 108 108" svg:d="M108 54c0-29-25-54-54-54s-54 25-54 54 25 54 54 54 54-25 54-54z">
            <text:p/>
          </draw:path>
          <draw:path draw:style-name="gr3" draw:text-style-name="P9" draw:layer="layout" svg:width="0.402cm" svg:height="0.447cm" svg:x="6.44cm" svg:y="13.877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9" draw:layer="layout" svg:width="0.107cm" svg:height="0.107cm" svg:x="6.912cm" svg:y="14.206cm" svg:viewBox="0 0 108 108" svg:d="M108 54c0-29-25-54-54-54s-54 25-54 54 25 54 54 54 54-25 54-54z">
            <text:p/>
          </draw:path>
          <draw:path draw:style-name="gr3" draw:text-style-name="P9" draw:layer="layout" svg:width="0.304cm" svg:height="0.629cm" svg:x="7.123cm" svg:y="13.695cm" svg:viewBox="0 0 305 630" svg:d="M181 224h95c17 0 29 0 29-20 0-11-12-11-29-11h-88c36-141 43-159 43-166 0-18-14-27-29-27-5 0-32 0-41 36l-38 157h-94c-20 0-29 0-29 18 0 13 9 13 27 13h87c-71 280-74 296-74 314 0 53 38 92 90 92 103 0 159-146 159-153 0-9-9-9-13-9-9 0-9 3-14 14-42 103-96 125-130 125-20 0-29-13-29-45 0-24 0-31 5-47z">
            <text:p/>
          </draw:path>
          <draw:path draw:style-name="gr3" draw:text-style-name="P9" draw:layer="layout" svg:width="0.107cm" svg:height="0.107cm" svg:x="7.542cm" svg:y="14.206cm" svg:viewBox="0 0 108 108" svg:d="M108 54c0-29-25-54-54-54s-54 25-54 54 25 54 54 54 54-25 54-54z">
            <text:p/>
          </draw:path>
          <draw:path draw:style-name="gr3" draw:text-style-name="P9" draw:layer="layout" svg:width="0.492cm" svg:height="0.447cm" svg:x="7.759cm" svg:y="13.87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9" draw:layer="layout" svg:width="0.107cm" svg:height="0.107cm" svg:x="8.377cm" svg:y="14.206cm" svg:viewBox="0 0 108 108" svg:d="M108 54c0-29-25-54-54-54s-54 25-54 54 25 54 54 54 54-25 54-5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2" smil:attributeName="visibility" smil:to="visible"/>
                  <anim:animate smil:dur="0.5s" smil:fill="hold" smil:targetElement="id52" smil:attributeName="x" smil:values="x;x" smil:keyTimes="0;1"/>
                  <anim:animate smil:dur="0.5s" smil:fill="hold" smil:targetElement="id5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3" smil:attributeName="visibility" smil:to="visible"/>
                  <anim:animate smil:dur="0.5s" smil:fill="hold" smil:targetElement="id53" smil:attributeName="width" smil:values="width*0.05;width" smil:keyTimes="0;1"/>
                  <anim:animate smil:dur="0.5s" smil:fill="hold" smil:targetElement="id53" smil:attributeName="height" smil:values="height;height" smil:keyTimes="0;1"/>
                  <anim:animate smil:dur="0.5s" smil:fill="hold" smil:targetElement="id53" smil:attributeName="x" smil:values="x-.2;x" smil:keyTimes="0;1"/>
                  <anim:animate smil:dur="0.5s" smil:fill="hold" smil:targetElement="id53" smil:attributeName="y" smil:values="y;y" smil:keyTimes="0;1"/>
                  <anim:transitionFilter smil:dur="0.5s" smil:targetElement="id5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4" smil:attributeName="visibility" smil:to="visible"/>
                  <anim:animate smil:dur="0.5s" smil:fill="hold" smil:targetElement="id54" smil:attributeName="x" smil:values="x;x" smil:keyTimes="0;1"/>
                  <anim:animate smil:dur="0.5s" smil:fill="hold" smil:targetElement="id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x;x" smil:keyTimes="0;1"/>
                  <anim:animate smil:dur="0.5s" smil:fill="hold" smil:targetElement="id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6" smil:attributeName="visibility" smil:to="visible"/>
                  <anim:animate smil:dur="0.5s" smil:fill="hold" smil:targetElement="id56" smil:attributeName="x" smil:values="x;x" smil:keyTimes="0;1"/>
                  <anim:animate smil:dur="0.5s" smil:fill="hold" smil:targetElement="id5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7" smil:attributeName="visibility" smil:to="visible"/>
                  <anim:animate smil:dur="0.5s" smil:fill="hold" smil:targetElement="id57" smil:attributeName="x" smil:values="x;x" smil:keyTimes="0;1"/>
                  <anim:animate smil:dur="0.5s" smil:fill="hold" smil:targetElement="id5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8" smil:attributeName="visibility" smil:to="visible"/>
                  <anim:animate smil:dur="0.5s" smil:fill="hold" smil:targetElement="id58" smil:attributeName="width" smil:values="width*0.05;width" smil:keyTimes="0;1"/>
                  <anim:animate smil:dur="0.5s" smil:fill="hold" smil:targetElement="id58" smil:attributeName="height" smil:values="height;height" smil:keyTimes="0;1"/>
                  <anim:animate smil:dur="0.5s" smil:fill="hold" smil:targetElement="id58" smil:attributeName="x" smil:values="x-.2;x" smil:keyTimes="0;1"/>
                  <anim:animate smil:dur="0.5s" smil:fill="hold" smil:targetElement="id58" smil:attributeName="y" smil:values="y;y" smil:keyTimes="0;1"/>
                  <anim:transitionFilter smil:dur="0.5s" smil:targetElement="id5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9" smil:attributeName="visibility" smil:to="visible"/>
                  <anim:animate smil:dur="0.5s" smil:fill="hold" smil:targetElement="id59" smil:attributeName="width" smil:values="width*0.05;width" smil:keyTimes="0;1"/>
                  <anim:animate smil:dur="0.5s" smil:fill="hold" smil:targetElement="id59" smil:attributeName="height" smil:values="height;height" smil:keyTimes="0;1"/>
                  <anim:animate smil:dur="0.5s" smil:fill="hold" smil:targetElement="id59" smil:attributeName="x" smil:values="x-.2;x" smil:keyTimes="0;1"/>
                  <anim:animate smil:dur="0.5s" smil:fill="hold" smil:targetElement="id59" smil:attributeName="y" smil:values="y;y" smil:keyTimes="0;1"/>
                  <anim:transitionFilter smil:dur="0.5s" smil:targetElement="id5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0" anim:sub-item="text" smil:attributeName="visibility" smil:to="visible"/>
                  <anim:animate smil:dur="0.5s" smil:fill="hold" smil:targetElement="id60" anim:sub-item="text" smil:attributeName="width" smil:values="width*0.05;width" smil:keyTimes="0;1"/>
                  <anim:animate smil:dur="0.5s" smil:fill="hold" smil:targetElement="id60" anim:sub-item="text" smil:attributeName="height" smil:values="height;height" smil:keyTimes="0;1"/>
                  <anim:animate smil:dur="0.5s" smil:fill="hold" smil:targetElement="id60" anim:sub-item="text" smil:attributeName="x" smil:values="x-.2;x" smil:keyTimes="0;1"/>
                  <anim:animate smil:dur="0.5s" smil:fill="hold" smil:targetElement="id60" anim:sub-item="text" smil:attributeName="y" smil:values="y;y" smil:keyTimes="0;1"/>
                  <anim:transitionFilter smil:dur="0.5s" smil:targetElement="id6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1" smil:attributeName="visibility" smil:to="visible"/>
                  <anim:animate smil:dur="0.5s" smil:fill="hold" smil:targetElement="id61" smil:attributeName="x" smil:values="x;x" smil:keyTimes="0;1"/>
                  <anim:animate smil:dur="0.5s" smil:fill="hold" smil:targetElement="id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2" smil:attributeName="visibility" smil:to="visible"/>
                  <anim:animate smil:dur="0.5s" smil:fill="hold" smil:targetElement="id62" smil:attributeName="x" smil:values="x;x" smil:keyTimes="0;1"/>
                  <anim:animate smil:dur="0.5s" smil:fill="hold" smil:targetElement="id6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3T19">
        <office:forms form:automatic-focus="false" form:apply-design-mode="false"/>
        <draw:frame presentation:style-name="pr11" draw:text-style-name="P14" draw:layer="layout" svg:width="26.6cm" svg:height="14.372cm" svg:x="0.6cm" svg:y="0.628cm" presentation:class="title" presentation:user-transformed="true">
          <draw:text-box>
            <text:p text:style-name="P6"><text:span text:style-name="T10"><text:s text:c="21"/></text:span><text:span text:style-name="T21"><text:line-break/></text:span><text:span text:style-name="T21"/></text:p>
          </draw:text-box>
        </draw:frame>
        <draw:g xml:id="id63" draw:id="id63">
          <svg:title>TexMaths</svg:title>
          <svg:desc>26§display§3x^2 + 2 \left( x^2 \frac{dy}{dx}+  y \frac{d}{dx}(x^2) \right) - 1 - 9\left( x \frac{dy}{dx} + y \frac{d}{dx}(x) \right)  = 0§svg§600§FALSE§</svg:desc>
          <draw:polygon draw:style-name="gr2" draw:text-style-name="P8" draw:layer="layout" svg:width="23.049cm" svg:height="2.101cm" svg:x="3.529cm" svg:y="1.095cm" svg:viewBox="0 0 23050 2102" draw:points="11526,2102 0,2102 0,0 23050,0 23050,2102">
            <text:p/>
          </draw:polygon>
          <draw:path draw:style-name="gr3" draw:text-style-name="P9" draw:layer="layout" svg:width="0.38cm" svg:height="0.629cm" svg:x="3.521cm" svg:y="1.764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1 33 7 60-14 60-49 0-34-23-52-50-52-23 0-52 14-52 54 0 83 85 143 185 143 112 0 196-83 196-177 0-75-59-145-152-166z">
            <text:p/>
          </draw:path>
          <draw:path draw:style-name="gr3" draw:text-style-name="P9" draw:layer="layout" svg:width="0.457cm" svg:height="0.415cm" svg:x="3.966cm" svg:y="1.97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5-50 54 0 41 46 60 85 60 63 0 96-65 98-71 10 36 44 71 98 71 96 0 148-119 148-141 0-9-9-9-11-9-8 0-10 2-12 9-29 99-94 120-123 120-35 0-50-29-50-60 0-21 6-40 17-81z">
            <text:p/>
          </draw:path>
          <draw:path draw:style-name="gr3" draw:text-style-name="P9" draw:layer="layout" svg:width="0.284cm" svg:height="0.425cm" svg:x="4.503cm" svg:y="1.571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9" draw:layer="layout" svg:width="0.608cm" svg:height="0.61cm" svg:x="5.127cm" svg:y="1.841cm" svg:viewBox="0 0 609 611" svg:d="M325 324h255c13 0 29 0 29-18 0-19-16-19-29-19h-255v-256c0-14 0-31-19-31s-19 17-19 31v256h-256c-14 0-31 0-31 19 0 18 17 18 31 18h256v256c0 13 0 31 19 31s19-18 19-31z">
            <text:p/>
          </draw:path>
          <draw:path draw:style-name="gr3" draw:text-style-name="P9" draw:layer="layout" svg:width="0.365cm" svg:height="0.61cm" svg:x="6.036cm" svg:y="1.764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21 81-6 9-66 9-85 9z">
            <text:p/>
          </draw:path>
          <draw:path draw:style-name="gr3" draw:text-style-name="P9" draw:layer="layout" svg:width="0.45cm" svg:height="2.193cm" svg:x="6.789cm" svg:y="1.049cm" svg:viewBox="0 0 451 2194" svg:d="M451 2186c0-4-2-7-4-9-33-35-95-95-156-195-147-235-214-533-214-884 0-247 33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9" draw:layer="layout" svg:width="0.457cm" svg:height="0.415cm" svg:x="7.299cm" svg:y="1.97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6 0 148-119 148-141 0-9-9-9-11-9-8 0-10 2-12 9-32 99-94 120-123 120-35 0-50-29-50-60 0-21 6-40 17-81z">
            <text:p/>
          </draw:path>
          <draw:path draw:style-name="gr3" draw:text-style-name="P9" draw:layer="layout" svg:width="0.284cm" svg:height="0.425cm" svg:x="7.835cm" svg:y="1.571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9" draw:layer="layout" svg:width="0.436cm" svg:height="0.646cm" svg:x="8.37cm" svg:y="1.122cm" svg:viewBox="0 0 437 647" svg:d="M437 10c0-2 0-10-13-10-12 0-99 8-116 10-6 0-13 5-13 17 0 13 9 13 23 13 44 0 46 6 46 14l-4 19-54 216c-17-33-44-58-86-58-106 0-220 135-220 268 0 87 50 148 123 148 18 0 64-4 118-69 9 38 40 69 84 69 33 0 54-21 68-52 15-31 27-88 27-90 0-10-8-10-10-10-11 0-11 4-13 17-16 60-33 114-70 114-25 0-27-23-27-42 0-23 2-29 6-43zM245 526c-4 17-4 19-18 35-40 50-77 65-102 65-46 0-61-50-61-85 0-46 30-160 52-202 28-54 69-87 107-87 60 0 72 75 72 81 0 4-2 10-4 14z">
            <text:p/>
          </draw:path>
          <draw:path draw:style-name="gr3" draw:text-style-name="P9" draw:layer="layout" svg:width="0.423cm" svg:height="0.592cm" svg:x="8.836cm" svg:y="1.353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29-25-34-33-34-21 0-52 15-52 61 0 45 41 79 97 79 96 0 190-83 215-187z">
            <text:p/>
          </draw:path>
          <draw:polygon draw:style-name="gr3" draw:text-style-name="P9" draw:layer="layout" svg:width="1cm" svg:height="0.039cm" svg:x="8.314cm" svg:y="2.126cm" svg:viewBox="0 0 1001 40" draw:points="499,40 0,40 0,0 1001,0 1001,40">
            <text:p/>
          </draw:polygon>
          <draw:path draw:style-name="gr3" draw:text-style-name="P9" draw:layer="layout" svg:width="0.436cm" svg:height="0.646cm" svg:x="8.351cm" svg:y="2.365cm" svg:viewBox="0 0 437 647" svg:d="M437 10c0-2 0-10-13-10-12 0-99 8-116 10-6 0-13 5-13 17 0 13 9 13 23 13 44 0 46 6 46 14l-4 19-54 216c-17-33-44-58-86-58-106 0-220 135-220 268 0 87 50 148 123 148 18 0 64-4 118-69 9 38 40 69 84 69 33 0 54-21 68-52 15-31 27-88 27-90 0-10-8-10-10-10-11 0-11 4-13 17-16 60-33 114-70 114-25 0-27-23-27-42 0-23 2-29 6-43zM245 526c-4 17-4 19-18 35-40 50-77 65-102 65-46 0-61-50-61-85 0-46 30-160 52-202 28-54 69-87 107-87 60 0 72 75 72 81 0 4-2 10-4 14z">
            <text:p/>
          </draw:path>
          <draw:path draw:style-name="gr3" draw:text-style-name="P9" draw:layer="layout" svg:width="0.457cm" svg:height="0.415cm" svg:x="8.815cm" svg:y="2.596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5-50 54 0 41 46 60 85 60 63 0 96-65 98-71 10 36 44 71 100 71 94 0 146-119 146-141 0-9-9-9-11-9-8 0-10 2-12 9-29 99-94 120-123 120-35 0-50-29-50-60 0-21 6-40 17-81z">
            <text:p/>
          </draw:path>
          <draw:path draw:style-name="gr3" draw:text-style-name="P9" draw:layer="layout" svg:width="0.608cm" svg:height="0.61cm" svg:x="9.676cm" svg:y="1.841cm" svg:viewBox="0 0 609 611" svg:d="M325 324h255c13 0 29 0 29-18 0-19-16-19-29-19h-255v-256c0-14 0-31-19-31s-19 17-19 31v256h-256c-14 0-31 0-31 19 0 18 17 18 31 18h256v256c0 13 0 31 19 31s19-18 19-31z">
            <text:p/>
          </draw:path>
          <draw:path draw:style-name="gr3" draw:text-style-name="P9" draw:layer="layout" svg:width="0.423cm" svg:height="0.592cm" svg:x="10.564cm" svg:y="1.97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29-25-34-33-34-21 0-52 15-52 61 0 45 41 79 97 79 96 0 190-83 215-187z">
            <text:p/>
          </draw:path>
          <draw:path draw:style-name="gr3" draw:text-style-name="P9" draw:layer="layout" svg:width="0.436cm" svg:height="0.646cm" svg:x="11.425cm" svg:y="1.122cm" svg:viewBox="0 0 437 647" svg:d="M437 10c0-2 0-10-13-10-12 0-99 8-116 10-6 0-13 5-13 17 0 13 9 13 23 13 44 0 46 6 46 14l-4 19-54 216c-17-33-44-58-86-58-106 0-220 135-220 268 0 87 50 148 123 148 18 0 64-4 118-69 9 38 40 69 84 69 33 0 54-21 68-52 15-31 27-88 27-90 0-10-8-10-10-10-11 0-11 4-13 17-16 60-33 114-70 114-25 0-27-23-27-42 0-23 2-29 6-43zM245 526c-4 17-4 19-18 35-40 50-77 65-102 65-46 0-61-50-61-85 0-46 30-160 52-202 28-54 69-87 107-87 58 0 72 75 72 81 0 4-2 10-4 14z">
            <text:p/>
          </draw:path>
          <draw:polygon draw:style-name="gr3" draw:text-style-name="P9" draw:layer="layout" svg:width="1cm" svg:height="0.039cm" svg:x="11.128cm" svg:y="2.126cm" svg:viewBox="0 0 1001 40" draw:points="499,40 0,40 0,0 1001,0 1001,40">
            <text:p/>
          </draw:polygon>
          <draw:path draw:style-name="gr3" draw:text-style-name="P9" draw:layer="layout" svg:width="0.436cm" svg:height="0.646cm" svg:x="11.165cm" svg:y="2.365cm" svg:viewBox="0 0 437 647" svg:d="M437 10c0-2 0-10-13-10-12 0-99 8-116 10-6 0-13 5-13 17 0 13 9 13 23 13 44 0 46 6 46 14l-4 19-54 216c-17-33-44-58-86-58-106 0-220 135-220 268 0 87 50 148 123 148 18 0 64-4 118-69 9 38 40 69 84 69 33 0 54-21 68-52 15-31 27-88 27-90 0-10-8-10-10-10-11 0-11 4-13 17-16 60-33 114-70 114-25 0-27-23-27-42 0-23 2-29 6-43zM245 526c-4 17-4 19-18 35-40 50-77 65-102 65-46 0-61-50-61-85 0-46 30-160 52-202 28-54 69-87 107-87 58 0 72 75 72 81 0 4-2 10-4 14z">
            <text:p/>
          </draw:path>
          <draw:path draw:style-name="gr3" draw:text-style-name="P9" draw:layer="layout" svg:width="0.457cm" svg:height="0.415cm" svg:x="11.631cm" svg:y="2.596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6 0 148-119 148-141 0-9-9-9-11-9-8 0-10 2-12 9-29 99-94 120-123 120-35 0-50-29-50-60 0-21 6-40 17-81z">
            <text:p/>
          </draw:path>
          <draw:path draw:style-name="gr3" draw:text-style-name="P9" draw:layer="layout" svg:width="0.213cm" svg:height="0.914cm" svg:x="12.326cm" svg:y="1.69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9" draw:layer="layout" svg:width="0.457cm" svg:height="0.415cm" svg:x="12.617cm" svg:y="1.97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6 0 148-119 148-141 0-9-9-9-11-9-8 0-10 2-12 9-32 99-94 120-123 120-35 0-50-29-50-60 0-21 6-40 17-81z">
            <text:p/>
          </draw:path>
          <draw:path draw:style-name="gr3" draw:text-style-name="P9" draw:layer="layout" svg:width="0.284cm" svg:height="0.425cm" svg:x="13.154cm" svg:y="1.571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9" draw:layer="layout" svg:width="0.213cm" svg:height="0.914cm" svg:x="13.576cm" svg:y="1.69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9" draw:layer="layout" svg:width="0.45cm" svg:height="2.193cm" svg:x="13.911cm" svg:y="1.049cm" svg:viewBox="0 0 451 2194" svg:d="M451 1098c0-360-83-722-316-996-19-21-52-58-89-92-13-10-15-10-27-10-11 0-19 0-19 8 0 4 4 9 6 11 31 33 94 93 154 193 148 235 217 533 217 884 0 247-34 564-186 836-72 131-149 206-187 245-2 2-4 5-4 9 0 8 8 8 19 8 12 0 14 0 29-15 308-278 403-696 403-1081z">
            <text:p/>
          </draw:path>
          <draw:path draw:style-name="gr3" draw:text-style-name="P9" draw:layer="layout" svg:width="0.559cm" svg:height="0.039cm" svg:x="14.831cm" svg:y="2.126cm" svg:viewBox="0 0 560 40" svg:d="M528 40c15 0 32 0 32-21 0-19-17-19-32-19h-497c-14 0-31 0-31 19 0 21 17 21 31 21z">
            <text:p/>
          </draw:path>
          <draw:path draw:style-name="gr3" draw:text-style-name="P9" draw:layer="layout" svg:width="0.303cm" svg:height="0.61cm" svg:x="15.75cm" svg:y="1.764cm" svg:viewBox="0 0 304 611" svg:d="M189 23c0-21 0-23-23-23-56 58-137 58-166 58v29c19 0 73 0 121-25v477c0 33-2 43-86 43h-29v29c31-4 113-4 148-4 37 0 116 0 150 4v-29h-29c-84 0-86-10-86-43z">
            <text:p/>
          </draw:path>
          <draw:path draw:style-name="gr3" draw:text-style-name="P9" draw:layer="layout" svg:width="0.559cm" svg:height="0.039cm" svg:x="16.405cm" svg:y="2.126cm" svg:viewBox="0 0 560 40" svg:d="M528 40c15 0 32 0 32-21 0-19-17-19-32-19h-497c-14 0-31 0-31 19 0 21 17 21 31 21z">
            <text:p/>
          </draw:path>
          <draw:path draw:style-name="gr3" draw:text-style-name="P9" draw:layer="layout" svg:width="0.38cm" svg:height="0.629cm" svg:x="17.281cm" svg:y="1.764cm" svg:viewBox="0 0 381 630" svg:d="M300 318v29c0 217-96 258-150 258-17 0-65-2-90-33 40 0 48-27 48-42 0-29-23-43-44-43-14 0-41 8-41 45 0 61 50 98 127 98 118 0 231-125 231-320 0-248-106-310-188-310-49 0-95 17-135 58-37 42-58 79-58 148 0 114 81 204 183 204 56 0 94-38 117-92zM185 389c-14 0-58 0-85-56-17-36-17-81-17-125 0-50 0-94 19-127 25-46 60-58 91-58 44 0 73 31 90 73 10 29 14 87 14 129 0 77-31 164-112 164z">
            <text:p/>
          </draw:path>
          <draw:path draw:style-name="gr3" draw:text-style-name="P9" draw:layer="layout" svg:width="0.45cm" svg:height="2.193cm" svg:x="18.042cm" svg:y="1.049cm" svg:viewBox="0 0 451 2194" svg:d="M451 2186c0-4-2-7-4-9-33-35-95-95-156-195-147-235-214-533-214-884 0-247 33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9" draw:layer="layout" svg:width="0.457cm" svg:height="0.415cm" svg:x="18.552cm" svg:y="1.97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6 0 148-119 148-141 0-9-9-9-11-9-8 0-10 2-12 9-32 99-94 120-123 120-35 0-50-29-50-60 0-21 6-40 17-81z">
            <text:p/>
          </draw:path>
          <draw:path draw:style-name="gr3" draw:text-style-name="P9" draw:layer="layout" svg:width="0.436cm" svg:height="0.646cm" svg:x="19.213cm" svg:y="1.122cm" svg:viewBox="0 0 437 647" svg:d="M437 10c0-2 0-10-13-10-12 0-99 8-116 10-6 0-13 5-13 17 0 13 9 13 23 13 44 0 46 6 46 14l-4 19-54 216c-17-33-44-58-86-58-106 0-220 135-220 268 0 87 50 148 123 148 18 0 64-4 118-69 9 38 40 69 84 69 33 0 54-21 68-52 15-31 27-88 27-90 0-10-8-10-10-10-11 0-11 4-13 17-16 60-33 114-70 114-25 0-27-23-27-42 0-23 2-29 6-43zM245 526c-4 17-4 19-18 35-40 50-77 65-102 65-48 0-61-50-61-85 0-46 30-160 52-202 28-54 69-87 107-87 58 0 72 75 72 81 0 4-2 10-4 14z">
            <text:p/>
          </draw:path>
          <draw:path draw:style-name="gr3" draw:text-style-name="P9" draw:layer="layout" svg:width="0.423cm" svg:height="0.592cm" svg:x="19.679cm" svg:y="1.353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olygon draw:style-name="gr3" draw:text-style-name="P9" draw:layer="layout" svg:width="1cm" svg:height="0.039cm" svg:x="19.157cm" svg:y="2.126cm" svg:viewBox="0 0 1001 40" draw:points="499,40 0,40 0,0 1001,0 1001,40">
            <text:p/>
          </draw:polygon>
          <draw:path draw:style-name="gr3" draw:text-style-name="P9" draw:layer="layout" svg:width="0.436cm" svg:height="0.646cm" svg:x="19.193cm" svg:y="2.365cm" svg:viewBox="0 0 437 647" svg:d="M437 10c0-2 0-10-13-10-12 0-99 8-116 10-6 0-13 5-13 17 0 13 9 13 23 13 44 0 46 6 46 14l-4 19-54 216c-17-33-44-58-86-58-106 0-220 135-220 268 0 87 50 148 123 148 18 0 64-4 118-69 9 38 40 69 84 69 33 0 54-21 68-52 15-31 27-88 27-90 0-10-8-10-10-10-11 0-11 4-13 17-16 60-33 114-70 114-25 0-27-23-27-42 0-23 2-29 6-43zM245 526c-4 17-4 19-18 35-40 50-77 65-102 65-48 0-61-50-61-85 0-46 30-160 52-202 28-54 69-87 107-87 58 0 72 75 72 81 0 4-2 10-4 14z">
            <text:p/>
          </draw:path>
          <draw:path draw:style-name="gr3" draw:text-style-name="P9" draw:layer="layout" svg:width="0.457cm" svg:height="0.415cm" svg:x="19.659cm" svg:y="2.596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4 0 146-119 146-141 0-9-9-9-11-9-8 0-10 2-12 9-29 99-92 120-123 120-35 0-50-29-50-60 0-21 6-40 17-81z">
            <text:p/>
          </draw:path>
          <draw:path draw:style-name="gr3" draw:text-style-name="P9" draw:layer="layout" svg:width="0.608cm" svg:height="0.61cm" svg:x="20.518cm" svg:y="1.841cm" svg:viewBox="0 0 609 611" svg:d="M325 324h255c13 0 29 0 29-18 0-19-16-19-29-19h-255v-256c0-14 0-31-19-31s-19 17-19 31v256h-256c-14 0-31 0-31 19 0 18 17 18 31 18h256v256c0 13 0 31 19 31s19-18 19-31z">
            <text:p/>
          </draw:path>
          <draw:path draw:style-name="gr3" draw:text-style-name="P9" draw:layer="layout" svg:width="0.423cm" svg:height="0.592cm" svg:x="21.408cm" svg:y="1.97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ath draw:style-name="gr3" draw:text-style-name="P9" draw:layer="layout" svg:width="0.436cm" svg:height="0.646cm" svg:x="22.269cm" svg:y="1.122cm" svg:viewBox="0 0 437 647" svg:d="M437 10c0-2 0-10-13-10-12 0-99 8-116 10-6 0-13 5-13 17 0 13 9 13 23 13 44 0 46 6 46 14l-2 19-56 216c-17-33-44-58-86-58-106 0-220 135-220 268 0 87 50 148 123 148 18 0 64-4 118-69 9 38 40 69 84 69 33 0 54-21 68-52 15-31 27-88 27-90 0-10-8-10-10-10-11 0-11 4-13 17-16 60-33 114-70 114-25 0-27-23-27-42 0-23 2-29 6-43zM245 526c-4 17-4 19-18 35-40 50-77 65-102 65-46 0-61-50-61-85 0-46 30-160 52-202 28-54 69-87 107-87 60 0 72 75 72 81 0 4-2 10-4 14z">
            <text:p/>
          </draw:path>
          <draw:polygon draw:style-name="gr3" draw:text-style-name="P9" draw:layer="layout" svg:width="1cm" svg:height="0.039cm" svg:x="21.972cm" svg:y="2.126cm" svg:viewBox="0 0 1001 40" draw:points="499,40 0,40 0,0 1001,0 1001,40">
            <text:p/>
          </draw:polygon>
          <draw:path draw:style-name="gr3" draw:text-style-name="P9" draw:layer="layout" svg:width="0.436cm" svg:height="0.646cm" svg:x="22.007cm" svg:y="2.365cm" svg:viewBox="0 0 437 647" svg:d="M437 10c0-2 0-10-13-10-12 0-99 8-116 10-6 0-13 5-13 17 0 13 9 13 23 13 44 0 46 6 46 14l-2 19-56 216c-17-33-44-58-86-58-106 0-220 135-220 268 0 87 50 148 123 148 18 0 64-4 118-69 9 38 40 69 84 69 33 0 54-21 68-52 15-31 27-88 27-90 0-10-8-10-10-10-11 0-11 4-13 17-16 60-33 114-70 114-25 0-27-23-27-42 0-23 2-29 6-43zM245 526c-4 17-4 19-18 35-40 50-77 65-102 65-46 0-61-50-61-85 0-46 32-160 52-202 28-54 69-87 107-87 60 0 72 75 72 81 0 4-2 10-4 14z">
            <text:p/>
          </draw:path>
          <draw:path draw:style-name="gr3" draw:text-style-name="P9" draw:layer="layout" svg:width="0.457cm" svg:height="0.415cm" svg:x="22.473cm" svg:y="2.596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4 0 146-119 146-141 0-9-9-9-11-9-8 0-10 2-12 9-29 99-94 120-123 120-35 0-50-29-50-60 0-21 6-40 17-81z">
            <text:p/>
          </draw:path>
          <draw:path draw:style-name="gr3" draw:text-style-name="P9" draw:layer="layout" svg:width="0.213cm" svg:height="0.914cm" svg:x="23.17cm" svg:y="1.69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9" draw:layer="layout" svg:width="0.457cm" svg:height="0.415cm" svg:x="23.461cm" svg:y="1.97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5-50 54 0 41 46 60 85 60 63 0 96-65 98-71 10 36 44 71 100 71 94 0 146-119 146-141 0-9-9-9-11-9-8 0-10 2-12 9-29 99-94 120-123 120-35 0-50-29-50-60 0-21 6-40 17-81z">
            <text:p/>
          </draw:path>
          <draw:path draw:style-name="gr3" draw:text-style-name="P9" draw:layer="layout" svg:width="0.213cm" svg:height="0.914cm" svg:x="24.008cm" svg:y="1.69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9" draw:layer="layout" svg:width="0.45cm" svg:height="2.193cm" svg:x="24.345cm" svg:y="1.049cm" svg:viewBox="0 0 451 2194" svg:d="M451 1098c0-360-83-722-316-996-19-21-52-58-89-92-13-10-15-10-27-10-11 0-19 0-19 8 0 4 4 9 6 11 31 33 94 93 154 193 148 235 217 533 217 884 0 247-34 564-186 836-72 131-149 206-187 245-2 2-4 5-4 9 0 8 8 8 19 8 12 0 14 0 29-15 308-278 403-696 403-1081z">
            <text:p/>
          </draw:path>
          <draw:path draw:style-name="gr3" draw:text-style-name="P9" draw:layer="layout" svg:width="0.608cm" svg:height="0.215cm" svg:x="25.29cm" svg:y="2.039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386cm" svg:height="0.629cm" svg:x="26.238cm" svg:y="1.764cm" svg:viewBox="0 0 387 630" svg:d="M387 318c0-75-4-147-38-216-41-87-116-102-156-102-54 0-122 23-160 108-29 65-33 135-33 210 0 69 4 150 42 221 39 72 106 91 151 91 50 0 119-19 161-106 29-62 33-135 33-206zM193 611c-35 0-91-22-108-112-8-54-8-139-8-193 0-59 0-119 6-169 19-108 88-116 110-116 30 0 90 16 109 106 8 52 8 120 8 179 0 68 0 131-10 189-13 87-65 116-107 116z">
            <text:p/>
          </draw:path>
        </draw:g>
        <draw:g xml:id="id64" draw:id="id64">
          <svg:title>TexMaths</svg:title>
          <svg:desc>28§display§3x^2 + 2x^2 \frac{dy}{dx} + 4xy - 1 - 9x\frac{dy}{dx} - 9y = 0§svg§600§FALSE§</svg:desc>
          <draw:polygon draw:style-name="gr2" draw:text-style-name="P8" draw:layer="layout" svg:width="17.424cm" svg:height="1.936cm" svg:x="3.586cm" svg:y="4.163cm" svg:viewBox="0 0 17425 1937" draw:points="8711,1937 0,1937 0,0 17425,0 17425,1937">
            <text:p/>
          </draw:polygon>
          <draw:path draw:style-name="gr3" draw:text-style-name="P9" draw:layer="layout" svg:width="0.409cm" svg:height="0.678cm" svg:x="3.577cm" svg:y="4.808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9" draw:layer="layout" svg:width="0.492cm" svg:height="0.447cm" svg:x="4.056cm" svg:y="5.02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9" draw:layer="layout" svg:width="0.306cm" svg:height="0.458cm" svg:x="4.634cm" svg:y="4.6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9" draw:layer="layout" svg:width="0.655cm" svg:height="0.657cm" svg:x="5.306cm" svg:y="4.88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9" draw:layer="layout" svg:width="0.393cm" svg:height="0.657cm" svg:x="6.285cm" svg:y="4.808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7 9-71 9-92 9z">
            <text:p/>
          </draw:path>
          <draw:path draw:style-name="gr3" draw:text-style-name="P9" draw:layer="layout" svg:width="0.492cm" svg:height="0.447cm" svg:x="6.756cm" svg:y="5.028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ath draw:style-name="gr3" draw:text-style-name="P9" draw:layer="layout" svg:width="0.306cm" svg:height="0.458cm" svg:x="7.333cm" svg:y="4.6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9" draw:layer="layout" svg:width="0.469cm" svg:height="0.696cm" svg:x="7.911cm" svg:y="4.114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9" draw:layer="layout" svg:width="0.456cm" svg:height="0.637cm" svg:x="8.413cm" svg:y="4.363cm" svg:viewBox="0 0 457 638" svg:d="M452 60c5-13 5-15 5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olygon draw:style-name="gr3" draw:text-style-name="P9" draw:layer="layout" svg:width="1.076cm" svg:height="0.042cm" svg:x="7.849cm" svg:y="5.196cm" svg:viewBox="0 0 1077 43" draw:points="538,43 0,43 0,0 1077,0 1077,43">
            <text:p/>
          </draw:polygon>
          <draw:path draw:style-name="gr3" draw:text-style-name="P9" draw:layer="layout" svg:width="0.469cm" svg:height="0.696cm" svg:x="7.889cm" svg:y="5.455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9" draw:layer="layout" svg:width="0.492cm" svg:height="0.447cm" svg:x="8.391cm" svg:y="5.70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9" draw:layer="layout" svg:width="0.655cm" svg:height="0.657cm" svg:x="9.316cm" svg:y="4.88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9" draw:layer="layout" svg:width="0.438cm" svg:height="0.666cm" svg:x="10.272cm" svg:y="4.797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3" draw:text-style-name="P9" draw:layer="layout" svg:width="0.492cm" svg:height="0.447cm" svg:x="10.765cm" svg:y="5.02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3" draw:text-style-name="P9" draw:layer="layout" svg:width="0.456cm" svg:height="0.637cm" svg:x="11.327cm" svg:y="5.028cm" svg:viewBox="0 0 457 638" svg:d="M452 60c5-13 5-15 5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3" draw:text-style-name="P9" draw:layer="layout" svg:width="0.602cm" svg:height="0.042cm" svg:x="12.118cm" svg:y="5.196cm" svg:viewBox="0 0 603 43" svg:d="M569 43c16 0 34 0 34-23 0-20-18-20-34-20h-535c-16 0-34 0-34 20 0 23 18 23 34 23z">
            <text:p/>
          </draw:path>
          <draw:path draw:style-name="gr3" draw:text-style-name="P9" draw:layer="layout" svg:width="0.326cm" svg:height="0.657cm" svg:x="13.108cm" svg:y="4.808cm" svg:viewBox="0 0 327 658" svg:d="M204 25c0-23 0-25-23-25-62 63-150 63-181 63v31c20 0 78 0 130-27v513c0 36-2 47-92 47h-31v31c33-4 121-4 159-4 40 0 125 0 161 4v-31h-31c-90 0-92-11-92-47z">
            <text:p/>
          </draw:path>
          <draw:path draw:style-name="gr3" draw:text-style-name="P9" draw:layer="layout" svg:width="0.602cm" svg:height="0.042cm" svg:x="13.811cm" svg:y="5.196cm" svg:viewBox="0 0 603 43" svg:d="M569 43c16 0 34 0 34-23 0-20-18-20-34-20h-535c-16 0-34 0-34 20 0 23 18 23 34 23z">
            <text:p/>
          </draw:path>
          <draw:path draw:style-name="gr3" draw:text-style-name="P9" draw:layer="layout" svg:width="0.409cm" svg:height="0.678cm" svg:x="14.757cm" svg:y="4.808cm" svg:viewBox="0 0 410 679" svg:d="M323 343v31c0 233-103 278-162 278-18 0-69-3-96-36 43 0 51-29 51-45 0-31-24-47-47-47-15 0-44 9-44 49 0 65 53 106 136 106 128 0 249-135 249-345 0-267-112-334-202-334-53 0-103 18-145 63-41 44-63 85-63 159 0 123 87 219 197 219 61 0 101-40 126-98zM199 419c-15 0-62 0-91-61-18-38-18-87-18-134 0-54 0-101 20-137 27-49 65-62 98-62 47 0 79 33 97 78 11 31 15 94 15 139 0 83-33 177-121 177z">
            <text:p/>
          </draw:path>
          <draw:path draw:style-name="gr3" draw:text-style-name="P9" draw:layer="layout" svg:width="0.492cm" svg:height="0.447cm" svg:x="15.236cm" svg:y="5.028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ath draw:style-name="gr3" draw:text-style-name="P9" draw:layer="layout" svg:width="0.469cm" svg:height="0.696cm" svg:x="15.948cm" svg:y="4.114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2 0 78 81 78 87 0 5-2 12-4 16z">
            <text:p/>
          </draw:path>
          <draw:path draw:style-name="gr3" draw:text-style-name="P9" draw:layer="layout" svg:width="0.454cm" svg:height="0.637cm" svg:x="16.45cm" svg:y="4.363cm" svg:viewBox="0 0 455 638" svg:d="M452 60c3-13 3-15 3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olygon draw:style-name="gr3" draw:text-style-name="P9" draw:layer="layout" svg:width="1.076cm" svg:height="0.042cm" svg:x="15.888cm" svg:y="5.196cm" svg:viewBox="0 0 1077 43" draw:points="538,43 0,43 0,0 1077,0 1077,43">
            <text:p/>
          </draw:polygon>
          <draw:path draw:style-name="gr3" draw:text-style-name="P9" draw:layer="layout" svg:width="0.469cm" svg:height="0.696cm" svg:x="15.926cm" svg:y="5.455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2 0 78 81 78 87 0 5-2 12-4 16z">
            <text:p/>
          </draw:path>
          <draw:path draw:style-name="gr3" draw:text-style-name="P9" draw:layer="layout" svg:width="0.492cm" svg:height="0.447cm" svg:x="16.428cm" svg:y="5.70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ath draw:style-name="gr3" draw:text-style-name="P9" draw:layer="layout" svg:width="0.602cm" svg:height="0.042cm" svg:x="17.38cm" svg:y="5.196cm" svg:viewBox="0 0 603 43" svg:d="M569 43c16 0 34 0 34-23 0-20-18-20-34-20h-535c-16 0-34 0-34 20 0 23 18 23 34 23z">
            <text:p/>
          </draw:path>
          <draw:path draw:style-name="gr3" draw:text-style-name="P9" draw:layer="layout" svg:width="0.409cm" svg:height="0.678cm" svg:x="18.325cm" svg:y="4.808cm" svg:viewBox="0 0 410 679" svg:d="M323 343v31c0 233-103 278-162 278-15 0-69-3-96-36 43 0 51-29 51-45 0-31-24-47-47-47-15 0-44 9-44 49 0 65 53 106 136 106 128 0 249-135 249-345 0-267-112-334-202-334-53 0-103 18-145 63-41 44-63 85-63 159 0 123 87 219 197 219 61 0 101-40 126-98zM199 419c-15 0-62 0-91-61-18-38-18-87-18-134 0-54 0-101 20-137 27-49 65-62 98-62 47 0 79 33 97 78 11 31 15 94 15 139 0 83-33 177-121 177z">
            <text:p/>
          </draw:path>
          <draw:path draw:style-name="gr3" draw:text-style-name="P9" draw:layer="layout" svg:width="0.456cm" svg:height="0.637cm" svg:x="18.804cm" svg:y="5.028cm" svg:viewBox="0 0 457 638" svg:d="M452 60c5-13 5-15 5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3" draw:text-style-name="P9" draw:layer="layout" svg:width="0.655cm" svg:height="0.232cm" svg:x="19.622cm" svg:y="5.10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16cm" svg:height="0.678cm" svg:x="20.643cm" svg:y="4.808cm" svg:viewBox="0 0 417 679" svg:d="M417 343c0-81-5-159-41-233-44-94-125-110-168-110-58 0-132 25-172 116-32 70-36 146-36 227 0 74 4 161 45 237 42 78 114 99 163 99 54 0 128-21 173-115 31-67 36-145 36-221zM208 658c-38 0-98-24-116-121-9-58-9-150-9-208 0-62 0-127 7-181 20-117 94-126 118-126 32 0 97 18 117 115 9 56 9 130 9 192 0 74 0 141-11 204-14 94-70 125-115 125z">
            <text:p/>
          </draw:path>
        </draw:g>
        <draw:g xml:id="id65" draw:id="id65">
          <svg:title>TexMaths</svg:title>
          <svg:desc>28§display§( 2x^2 - 9x )\frac{dy}{dx} = 9y - 4xy - 3x^2 + 1§svg§600§FALSE§</svg:desc>
          <draw:polygon draw:style-name="gr2" draw:text-style-name="P8" draw:layer="layout" svg:width="15.143cm" svg:height="1.936cm" svg:x="3.458cm" svg:y="6.963cm" svg:viewBox="0 0 15144 1937" draw:points="7571,1937 0,1937 0,0 15144,0 15144,1937">
            <text:p/>
          </draw:polygon>
          <draw:path draw:style-name="gr3" draw:text-style-name="P9" draw:layer="layout" svg:width="0.23cm" svg:height="0.984cm" svg:x="3.505cm" svg:y="7.52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393cm" svg:height="0.657cm" svg:x="3.841cm" svg:y="7.608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9" draw:layer="layout" svg:width="0.492cm" svg:height="0.447cm" svg:x="4.311cm" svg:y="7.82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2 107-101 130-132 130-38 0-54-32-54-65 0-23 7-43 18-88z">
            <text:p/>
          </draw:path>
          <draw:path draw:style-name="gr3" draw:text-style-name="P9" draw:layer="layout" svg:width="0.306cm" svg:height="0.458cm" svg:x="4.889cm" svg:y="7.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9" draw:layer="layout" svg:width="0.602cm" svg:height="0.042cm" svg:x="5.588cm" svg:y="7.996cm" svg:viewBox="0 0 603 43" svg:d="M569 43c16 0 34 0 34-23 0-20-18-20-34-20h-535c-16 0-34 0-34 20 0 23 18 23 34 23z">
            <text:p/>
          </draw:path>
          <draw:path draw:style-name="gr3" draw:text-style-name="P9" draw:layer="layout" svg:width="0.409cm" svg:height="0.678cm" svg:x="6.531cm" svg:y="7.608cm" svg:viewBox="0 0 410 679" svg:d="M323 343v31c0 233-103 278-162 278-15 0-69-3-96-36 43 0 51-29 51-45 0-31-24-47-47-47-15 0-44 9-44 49 0 65 53 106 136 106 128 0 249-135 249-345 0-267-112-334-202-334-53 0-103 18-145 63-41 44-63 85-63 159 0 123 87 219 197 219 61 0 101-40 126-98zM199 419c-15 0-62 0-91-61-18-38-18-87-18-134 0-54 0-101 20-137 27-49 65-62 98-62 47 0 79 33 97 78 11 31 15 94 15 139 0 83-33 177-121 177z">
            <text:p/>
          </draw:path>
          <draw:path draw:style-name="gr3" draw:text-style-name="P9" draw:layer="layout" svg:width="0.492cm" svg:height="0.447cm" svg:x="7.01cm" svg:y="7.82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3" draw:text-style-name="P9" draw:layer="layout" svg:width="0.23cm" svg:height="0.984cm" svg:x="7.6cm" svg:y="7.52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9" draw:layer="layout" svg:width="0.469cm" svg:height="0.696cm" svg:x="8.106cm" svg:y="6.914cm" svg:viewBox="0 0 470 697" svg:d="M470 11c0-2 0-11-13-11-14 0-108 9-126 11-6 0-13 5-13 18 0 14 9 14 25 14 47 0 49 6 49 15l-2 20-61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4-172 56-217 30-58 74-94 115-94 65 0 78 81 78 87 0 5-2 12-4 16z">
            <text:p/>
          </draw:path>
          <draw:path draw:style-name="gr3" draw:text-style-name="P9" draw:layer="layout" svg:width="0.456cm" svg:height="0.637cm" svg:x="8.607cm" svg:y="7.163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9" draw:layer="layout" svg:width="1.076cm" svg:height="0.042cm" svg:x="8.045cm" svg:y="7.996cm" svg:viewBox="0 0 1077 43" draw:points="538,43 0,43 0,0 1077,0 1077,43">
            <text:p/>
          </draw:polygon>
          <draw:path draw:style-name="gr3" draw:text-style-name="P9" draw:layer="layout" svg:width="0.469cm" svg:height="0.696cm" svg:x="8.086cm" svg:y="8.255cm" svg:viewBox="0 0 470 697" svg:d="M470 11c0-2 0-11-13-11-14 0-108 9-126 11-6 0-13 5-13 18 0 14 9 14 25 14 47 0 49 6 49 15l-2 20-61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4-172 56-217 30-58 74-94 115-94 65 0 78 81 78 87 0 5-2 12-4 16z">
            <text:p/>
          </draw:path>
          <draw:path draw:style-name="gr3" draw:text-style-name="P9" draw:layer="layout" svg:width="0.492cm" svg:height="0.447cm" svg:x="8.585cm" svg:y="8.50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3" draw:text-style-name="P9" draw:layer="layout" svg:width="0.655cm" svg:height="0.232cm" svg:x="9.566cm" svg:y="7.90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09cm" svg:height="0.678cm" svg:x="10.592cm" svg:y="7.608cm" svg:viewBox="0 0 410 679" svg:d="M323 343v31c0 233-103 278-162 278-18 0-69-3-96-36 43 0 51-29 51-45 0-31-24-47-47-47-15 0-44 9-44 49 0 65 53 106 136 106 128 0 249-135 249-345 0-267-114-334-202-334-53 0-103 18-145 63-41 44-63 85-63 159 0 123 87 219 197 219 61 0 101-40 126-98zM199 419c-15 0-62 0-91-61-18-38-18-87-18-134 0-54 0-101 20-137 27-49 65-62 98-62 47 0 79 33 97 78 11 31 15 94 15 139 0 83-33 177-121 177z">
            <text:p/>
          </draw:path>
          <draw:path draw:style-name="gr3" draw:text-style-name="P9" draw:layer="layout" svg:width="0.454cm" svg:height="0.637cm" svg:x="11.071cm" svg:y="7.828cm" svg:viewBox="0 0 455 638" svg:d="M452 60c3-13 3-15 3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3" draw:text-style-name="P9" draw:layer="layout" svg:width="0.602cm" svg:height="0.042cm" svg:x="11.86cm" svg:y="7.996cm" svg:viewBox="0 0 603 43" svg:d="M569 43c16 0 34 0 34-23 0-20-18-20-34-20h-535c-16 0-34 0-34 20 0 23 18 23 34 23z">
            <text:p/>
          </draw:path>
          <draw:path draw:style-name="gr3" draw:text-style-name="P9" draw:layer="layout" svg:width="0.438cm" svg:height="0.666cm" svg:x="12.789cm" svg:y="7.597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3" draw:text-style-name="P9" draw:layer="layout" svg:width="0.492cm" svg:height="0.447cm" svg:x="13.282cm" svg:y="7.82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3" draw:text-style-name="P9" draw:layer="layout" svg:width="0.456cm" svg:height="0.637cm" svg:x="13.844cm" svg:y="7.828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3" draw:text-style-name="P9" draw:layer="layout" svg:width="0.602cm" svg:height="0.042cm" svg:x="14.635cm" svg:y="7.996cm" svg:viewBox="0 0 603 43" svg:d="M569 43c16 0 34 0 34-23 0-20-18-20-34-20h-535c-16 0-34 0-34 20 0 23 18 23 34 23z">
            <text:p/>
          </draw:path>
          <draw:path draw:style-name="gr3" draw:text-style-name="P9" draw:layer="layout" svg:width="0.409cm" svg:height="0.678cm" svg:x="15.578cm" svg:y="7.608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9" draw:layer="layout" svg:width="0.492cm" svg:height="0.447cm" svg:x="16.057cm" svg:y="7.82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9" draw:layer="layout" svg:width="0.306cm" svg:height="0.458cm" svg:x="16.635cm" svg:y="7.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9" draw:layer="layout" svg:width="0.655cm" svg:height="0.657cm" svg:x="17.307cm" svg:y="7.68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9" draw:layer="layout" svg:width="0.326cm" svg:height="0.657cm" svg:x="18.324cm" svg:y="7.608cm" svg:viewBox="0 0 327 658" svg:d="M204 25c0-23 0-25-23-25-62 63-150 63-181 63v31c20 0 78 0 130-27v513c0 36-2 47-92 47h-31v31c33-4 121-4 159-4 40 0 125 0 161 4v-31h-31c-90 0-92-11-92-47z">
            <text:p/>
          </draw:path>
        </draw:g>
        <draw:frame presentation:style-name="pr12" draw:text-style-name="P6" draw:layer="layout" svg:width="26.4cm" svg:height="14.38cm" svg:x="0.8cm" svg:y="0.628cm" presentation:class="title" presentation:user-transformed="true">
          <draw:text-box>
            <text:p xml:id="id67" text:id="id67" text:style-name="P6"><text:span text:style-name="T22"><text:tab/></text:span><text:span text:style-name="T22"><text:line-break/></text:span><text:span text:style-name="T23"> <text:s text:c="21"/></text:span><text:span text:style-name="T22"><text:line-break/></text:span><text:span text:style-name="T8"><text:tab/></text:span><text:span text:style-name="T8"> 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 <text:s text:c="21"/></text:span><text:span text:style-name="T8"><text:line-break/></text:span><text:span text:style-name="T8"><text:tab/></text:span><text:span text:style-name="T8"> </text:span><text:span text:style-name="T8"><text:tab/></text:span><text:span text:style-name="T8"> <text:s text:c="5"/></text:span><text:span text:style-name="T8">Slope of the tangent at <text:s text:c="3"/></text:span><text:span text:style-name="T8"><text:tab/></text:span><text:span text:style-name="T8"> <text:s/>is</text:span><text:span text:style-name="T8"><text:line-break/></text:span><text:span text:style-name="T8"/></text:p>
          </draw:text-box>
        </draw:frame>
        <draw:g xml:id="id66" draw:id="id66">
          <svg:title>TexMaths</svg:title>
          <svg:desc>28§display§\therefore \ \ \ \frac{dy}{dx} = \frac{ 9y - 4xy - 3x^2 + 1 }{2x^2 - 9x}§svg§600§FALSE§</svg:desc>
          <draw:polygon draw:style-name="gr2" draw:text-style-name="P8" draw:layer="layout" svg:width="12.737cm" svg:height="2.079cm" svg:x="1.59cm" svg:y="9.785cm" svg:viewBox="0 0 12738 2080" draw:points="6369,2080 0,2080 0,0 12738,0 12738,2080">
            <text:p/>
          </draw:polygon>
          <draw:path draw:style-name="gr3" draw:text-style-name="P9" draw:layer="layout" svg:width="0.597cm" svg:height="0.532cm" svg:x="1.57cm" svg:y="10.759cm" svg:viewBox="0 0 598 533" svg:d="M352 51c0-26-25-51-52-51-29 0-54 25-54 51 0 30 25 54 54 54 27 0 52-22 52-54zM598 479c0-27-22-51-51-51-30 0-54 24-54 51 0 29 24 54 54 54 29 0 51-25 51-54zM105 479c0-27-24-51-53-51-27 0-52 24-52 51 0 29 25 54 52 54 29 0 53-25 53-54z">
            <text:p/>
          </draw:path>
          <draw:path draw:style-name="gr3" draw:text-style-name="P9" draw:layer="layout" svg:width="0.469cm" svg:height="0.695cm" svg:x="3.633cm" svg:y="9.868cm" svg:viewBox="0 0 470 696" svg:d="M470 11c0-2 0-11-13-11s-108 9-125 11c-7 0-14 5-14 18 0 14 9 14 25 14 47 0 49 6 49 15l-4 20-59 233c-18-36-47-63-92-63-114 0-237 146-237 289 0 94 54 159 132 159 20 0 70-4 128-74 9 41 42 74 89 74 36 0 59-22 74-56 16-33 30-94 30-96 0-11-9-11-12-11-11 0-11 4-13 18-18 65-36 123-76 123-27 0-29-25-29-45 0-25 2-31 6-47zM264 566c-4 18-4 20-20 38-42 54-83 70-110 70-49 0-65-54-65-92 0-49 32-172 56-217 30-58 74-94 115-94 65 0 78 80 78 87 0 5-2 11-4 16z">
            <text:p/>
          </draw:path>
          <draw:path draw:style-name="gr3" draw:text-style-name="P9" draw:layer="layout" svg:width="0.456cm" svg:height="0.637cm" svg:x="4.135cm" svg:y="10.114cm" svg:viewBox="0 0 457 638" svg:d="M453 60c4-13 4-15 4-22 0-18-16-27-29-27-11 0-27 5-36 20-2 5-9 36-13 54-7 25-14 52-21 78l-44 179c-3 14-45 83-112 83-50 0-61-42-61-80 0-45 18-105 52-193 15-40 18-51 18-71 0-45-32-81-81-81-94 0-130 143-130 152s9 9 11 9c11 0 11-2 16-18 27-92 67-121 101-121 6 0 24 0 24 32 0 24-9 49-18 69-38 103-56 161-56 206 0 87 63 119 121 119 38 0 72-18 99-45-11 51-25 98-63 152-27 34-65 63-110 63-13 0-58-5-73-43 15 0 26 0 40-11 11-9 20-22 20-40 0-32-27-36-36-36-22 0-56 16-56 65s45 85 105 85c103 0 204-90 231-202z">
            <text:p/>
          </draw:path>
          <draw:polygon draw:style-name="gr3" draw:text-style-name="P9" draw:layer="layout" svg:width="1.077cm" svg:height="0.042cm" svg:x="3.573cm" svg:y="10.949cm" svg:viewBox="0 0 1078 43" draw:points="538,43 0,43 0,0 1078,0 1078,43">
            <text:p/>
          </draw:polygon>
          <draw:path draw:style-name="gr3" draw:text-style-name="P9" draw:layer="layout" svg:width="0.469cm" svg:height="0.695cm" svg:x="3.613cm" svg:y="11.207cm" svg:viewBox="0 0 470 696" svg:d="M470 11c0-2 0-11-13-11s-108 9-125 11c-7 0-14 5-14 18 0 14 9 14 25 14 47 0 49 6 49 15l-4 20-59 233c-18-36-47-63-92-63-114 0-237 146-237 289 0 94 54 159 132 159 20 0 70-4 128-74 9 41 42 74 89 74 36 0 59-22 74-56 16-33 30-94 30-96 0-11-9-11-12-11-11 0-11 4-13 18-18 65-36 123-76 123-27 0-29-25-29-45 0-25 2-31 6-47zM264 566c-4 18-4 20-20 38-42 54-83 70-110 70-49 0-65-54-65-92 0-49 32-172 56-217 30-58 74-94 115-94 65 0 78 80 78 87 0 5-2 11-4 16z">
            <text:p/>
          </draw:path>
          <draw:path draw:style-name="gr3" draw:text-style-name="P9" draw:layer="layout" svg:width="0.492cm" svg:height="0.447cm" svg:x="4.113cm" svg:y="11.455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6-54 58 0 45 49 65 92 65 67 0 103-70 105-76 11 38 47 76 105 76 103 0 159-128 159-153 0-8-8-8-11-8-9 0-11 2-13 8-32 108-101 130-132 130-38 0-54-31-54-65 0-22 7-42 18-87z">
            <text:p/>
          </draw:path>
          <draw:path draw:style-name="gr3" draw:text-style-name="P9" draw:layer="layout" svg:width="0.655cm" svg:height="0.232cm" svg:x="5.094cm" svg:y="10.85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09cm" svg:height="0.677cm" svg:x="6.236cm" svg:y="9.895cm" svg:viewBox="0 0 410 678" svg:d="M323 342v32c0 233-103 277-162 277-18 0-69-2-96-35 43 0 51-30 51-45 0-32-24-47-47-47-15 0-44 9-44 49 0 65 53 105 136 105 128 0 249-134 249-344 0-267-112-334-202-334-53 0-103 18-145 63-41 44-63 85-63 159 0 123 87 219 197 219 61 0 101-40 126-99zM199 419c-15 0-62 0-91-61-18-38-18-87-18-134 0-54 0-101 20-137 27-49 65-62 98-62 47 0 79 33 97 78 11 31 15 94 15 139 0 83-33 177-121 177z">
            <text:p/>
          </draw:path>
          <draw:path draw:style-name="gr3" draw:text-style-name="P9" draw:layer="layout" svg:width="0.454cm" svg:height="0.637cm" svg:x="6.716cm" svg:y="10.114cm" svg:viewBox="0 0 455 638" svg:d="M453 60c2-13 2-15 2-22 0-18-14-27-27-27-11 0-27 5-36 20-2 5-9 36-13 54-7 25-14 52-21 78l-44 179c-3 14-45 83-112 83-50 0-61-42-61-80 0-45 18-105 52-193 15-40 18-51 18-71 0-45-32-81-81-81-94 0-130 143-130 152s9 9 11 9c11 0 11-2 16-18 27-92 67-121 101-121 6 0 24 0 24 32 0 24-9 49-18 69-38 103-56 161-56 206 0 87 63 119 121 119 38 0 72-18 99-45-11 51-25 98-63 152-27 34-65 63-110 63-13 0-58-5-73-43 15 0 26 0 40-11 11-9 20-22 20-40 0-32-27-36-36-36-22 0-56 16-56 65s45 85 105 85c103 0 204-90 231-202z">
            <text:p/>
          </draw:path>
          <draw:path draw:style-name="gr3" draw:text-style-name="P9" draw:layer="layout" svg:width="0.602cm" svg:height="0.042cm" svg:x="7.506cm" svg:y="10.284cm" svg:viewBox="0 0 603 43" svg:d="M569 43c16 0 34 0 34-23 0-20-18-20-34-20h-535c-16 0-34 0-34 20 0 23 18 23 34 23z">
            <text:p/>
          </draw:path>
          <draw:path draw:style-name="gr3" draw:text-style-name="P9" draw:layer="layout" svg:width="0.438cm" svg:height="0.666cm" svg:x="8.436cm" svg:y="9.884cm" svg:viewBox="0 0 439 667" svg:d="M262 506v85c0 36 0 47-74 47h-20v29c40-2 92-2 132-2 43 0 94 0 135 2v-29h-21c-73 0-76-11-76-47v-85h101v-31h-101v-450c0-18 0-25-15-25-9 0-12 0-18 11l-305 464v31zM269 475h-242l242-368z">
            <text:p/>
          </draw:path>
          <draw:path draw:style-name="gr3" draw:text-style-name="P9" draw:layer="layout" svg:width="0.492cm" svg:height="0.447cm" svg:x="8.929cm" svg:y="10.114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6-54 58 0 45 49 65 94 65 65 0 101-70 103-76 11 38 47 76 108 76 100 0 156-128 156-153 0-8-8-8-11-8-9 0-11 2-13 8-32 108-99 130-132 130-38 0-54-31-54-65 0-22 7-42 18-87z">
            <text:p/>
          </draw:path>
          <draw:path draw:style-name="gr3" draw:text-style-name="P9" draw:layer="layout" svg:width="0.456cm" svg:height="0.637cm" svg:x="9.491cm" svg:y="10.114cm" svg:viewBox="0 0 457 638" svg:d="M453 60c4-13 4-15 4-22 0-18-16-27-29-27-11 0-27 5-36 20-2 5-9 36-13 54-7 25-14 52-21 78l-44 179c-3 14-45 83-110 83-52 0-63-42-63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2-27-36-36-36-22 0-56 16-56 65s45 85 105 85c103 0 204-90 231-202z">
            <text:p/>
          </draw:path>
          <draw:path draw:style-name="gr3" draw:text-style-name="P9" draw:layer="layout" svg:width="0.602cm" svg:height="0.042cm" svg:x="10.282cm" svg:y="10.284cm" svg:viewBox="0 0 603 43" svg:d="M569 43c16 0 34 0 34-23 0-20-18-20-34-20h-535c-16 0-34 0-34 20 0 23 18 23 34 23z">
            <text:p/>
          </draw:path>
          <draw:path draw:style-name="gr3" draw:text-style-name="P9" draw:layer="layout" svg:width="0.409cm" svg:height="0.677cm" svg:x="11.225cm" svg:y="9.895cm" svg:viewBox="0 0 410 678" svg:d="M246 309c81-25 137-94 137-172 0-81-85-137-181-137-101 0-175 58-175 134 0 32 22 52 49 52 32 0 52-23 52-52 0-49-47-49-61-49 29-47 94-60 130-60 40 0 96 22 96 109 0 14-2 70-29 114-29 47-62 50-87 52-7 0-31 2-38 2-9 0-16 2-16 11 0 12 7 12 25 12h42c81 0 119 67 119 163 0 134-69 163-112 163-42 0-116-18-152-76 36 7 65-15 65-53 0-36-25-56-54-56-25 0-56 15-56 58 0 89 92 154 199 154 121 0 211-89 211-190 0-81-63-157-164-179z">
            <text:p/>
          </draw:path>
          <draw:path draw:style-name="gr3" draw:text-style-name="P9" draw:layer="layout" svg:width="0.492cm" svg:height="0.447cm" svg:x="11.704cm" svg:y="10.114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6-54 58 0 45 49 65 94 65 65 0 101-70 103-76 11 38 47 76 108 76 100 0 156-128 156-153 0-8-8-8-11-8-9 0-11 2-13 8-32 108-101 130-132 130-38 0-54-31-54-65 0-22 7-42 18-87z">
            <text:p/>
          </draw:path>
          <draw:path draw:style-name="gr3" draw:text-style-name="P9" draw:layer="layout" svg:width="0.306cm" svg:height="0.458cm" svg:x="12.282cm" svg:y="9.736cm" svg:viewBox="0 0 307 459" svg:d="M307 334h-25c-2 15-9 55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9" draw:layer="layout" svg:width="0.655cm" svg:height="0.657cm" svg:x="12.954cm" svg:y="9.978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9" draw:layer="layout" svg:width="0.326cm" svg:height="0.657cm" svg:x="13.969cm" svg:y="9.895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9" draw:layer="layout" svg:width="8.18cm" svg:height="0.042cm" svg:x="6.196cm" svg:y="10.949cm" svg:viewBox="0 0 8181 43" draw:points="4091,43 0,43 0,0 8181,0 8181,43">
            <text:p/>
          </draw:polygon>
          <draw:path draw:style-name="gr3" draw:text-style-name="P9" draw:layer="layout" svg:width="0.393cm" svg:height="0.657cm" svg:x="8.458cm" svg:y="11.236cm" svg:viewBox="0 0 394 658" svg:d="M76 582l105-103c155-137 213-188 213-286 0-115-87-193-208-193-112 0-186 92-186 179 0 54 49 54 52 54 17 0 51-11 51-52 0-24-18-51-51-51-9 0-9 0-14 2 22-65 76-101 134-101 90 0 133 79 133 162 0 78-50 156-103 217l-191 210c-11 11-11 13-11 38h367l27-172h-24c-5 29-12 74-21 87-8 9-73 9-94 9z">
            <text:p/>
          </draw:path>
          <draw:path draw:style-name="gr3" draw:text-style-name="P9" draw:layer="layout" svg:width="0.492cm" svg:height="0.447cm" svg:x="8.929cm" svg:y="11.455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6-54 58 0 45 49 65 94 65 65 0 101-70 103-76 11 38 47 76 108 76 100 0 156-128 156-153 0-8-8-8-11-8-9 0-11 2-13 8-32 108-99 130-132 130-38 0-54-31-54-65 0-22 7-42 18-87z">
            <text:p/>
          </draw:path>
          <draw:path draw:style-name="gr3" draw:text-style-name="P9" draw:layer="layout" svg:width="0.306cm" svg:height="0.458cm" svg:x="9.507cm" svg:y="11.148cm" svg:viewBox="0 0 307 459" svg:d="M307 334h-25c-2 15-9 55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9" draw:layer="layout" svg:width="0.602cm" svg:height="0.042cm" svg:x="10.206cm" svg:y="11.625cm" svg:viewBox="0 0 603 43" svg:d="M569 43c16 0 34 0 34-23 0-20-18-20-34-20h-535c-16 0-34 0-34 20 0 23 18 23 34 23z">
            <text:p/>
          </draw:path>
          <draw:path draw:style-name="gr3" draw:text-style-name="P9" draw:layer="layout" svg:width="0.409cm" svg:height="0.677cm" svg:x="11.149cm" svg:y="11.236cm" svg:viewBox="0 0 410 678" svg:d="M323 342v32c0 233-103 277-162 277-18 0-69-2-96-35 43 0 51-30 51-45 0-32-24-47-47-47-15 0-44 9-44 49 0 65 53 105 136 105 128 0 249-134 249-344 0-267-114-334-202-334-53 0-103 18-145 63-41 44-63 85-63 159 0 123 87 219 197 219 61 0 101-40 126-99zM199 419c-15 0-62 0-91-61-18-38-18-87-18-134 0-54 0-101 20-137 27-49 65-62 98-62 47 0 79 33 97 78 11 31 15 94 15 139 0 83-33 177-121 177z">
            <text:p/>
          </draw:path>
          <draw:path draw:style-name="gr3" draw:text-style-name="P9" draw:layer="layout" svg:width="0.492cm" svg:height="0.447cm" svg:x="11.628cm" svg:y="11.455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6-54 58 0 45 49 65 94 65 65 0 101-70 103-76 11 38 47 76 108 76 100 0 156-128 156-153 0-8-8-8-11-8-9 0-11 2-13 8-32 108-99 130-132 130-38 0-54-31-54-65 0-22 7-42 18-87z">
            <text:p/>
          </draw:path>
        </draw:g>
        <draw:g xml:id="id68" draw:id="id68">
          <svg:title>TexMaths</svg:title>
          <svg:desc>26§display§\left( 2, 1 \right)§svg§600§FALSE§</svg:desc>
          <draw:polygon draw:style-name="gr2" draw:text-style-name="P8" draw:layer="layout" svg:width="1.848cm" svg:height="0.823cm" svg:x="14.104cm" svg:y="13.039cm" svg:viewBox="0 0 1849 824" draw:points="926,824 0,824 0,0 1849,0 1849,824">
            <text:p/>
          </draw:polygon>
          <draw:path draw:style-name="gr3" draw:text-style-name="P9" draw:layer="layout" svg:width="0.213cm" svg:height="0.914cm" svg:x="14.148cm" svg:y="12.993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9" draw:layer="layout" svg:width="0.365cm" svg:height="0.61cm" svg:x="14.46cm" svg:y="13.07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8 81-9 9-69 9-88 9z">
            <text:p/>
          </draw:path>
          <draw:path draw:style-name="gr3" draw:text-style-name="P9" draw:layer="layout" svg:width="0.107cm" svg:height="0.274cm" svg:x="14.949cm" svg:y="13.582cm" svg:viewBox="0 0 108 275" svg:d="M108 96c0-61-23-96-58-96-31 0-50 23-50 48s19 50 50 50c10 0 23-4 31-13 4-2 4-2 6-2 0 0 2 0 2 13 0 68-33 124-64 154-10 10-10 12-10 14 0 8 4 11 10 11 10 0 83-71 83-179z">
            <text:p/>
          </draw:path>
          <draw:path draw:style-name="gr3" draw:text-style-name="P9" draw:layer="layout" svg:width="0.303cm" svg:height="0.61cm" svg:x="15.358cm" svg:y="13.07cm" svg:viewBox="0 0 304 611" svg:d="M189 23c0-21 0-23-21-23-58 58-139 58-168 58v29c19 0 73 0 121-25v477c0 33-2 43-86 43h-29v29c31-4 113-4 148-4 37 0 116 0 150 4v-29h-29c-84 0-86-10-86-43z">
            <text:p/>
          </draw:path>
          <draw:path draw:style-name="gr3" draw:text-style-name="P9" draw:layer="layout" svg:width="0.213cm" svg:height="0.914cm" svg:x="15.785cm" svg:y="12.993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3" smil:attributeName="visibility" smil:to="visible"/>
                  <anim:animate smil:dur="0.5s" smil:fill="hold" smil:targetElement="id63" smil:attributeName="x" smil:values="x;x" smil:keyTimes="0;1"/>
                  <anim:animate smil:dur="0.5s" smil:fill="hold" smil:targetElement="id6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4" smil:attributeName="visibility" smil:to="visible"/>
                  <anim:animate smil:dur="0.5s" smil:fill="hold" smil:targetElement="id64" smil:attributeName="x" smil:values="x;x" smil:keyTimes="0;1"/>
                  <anim:animate smil:dur="0.5s" smil:fill="hold" smil:targetElement="id6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5" smil:attributeName="visibility" smil:to="visible"/>
                  <anim:animate smil:dur="0.5s" smil:fill="hold" smil:targetElement="id65" smil:attributeName="x" smil:values="x;x" smil:keyTimes="0;1"/>
                  <anim:animate smil:dur="0.5s" smil:fill="hold" smil:targetElement="id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6" smil:attributeName="visibility" smil:to="visible"/>
                  <anim:animate smil:dur="0.5s" smil:fill="hold" smil:targetElement="id66" smil:attributeName="x" smil:values="x;x" smil:keyTimes="0;1"/>
                  <anim:animate smil:dur="0.5s" smil:fill="hold" smil:targetElement="id6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7" anim:sub-item="text" smil:attributeName="visibility" smil:to="visible"/>
                  <anim:animate smil:dur="0.5s" smil:fill="hold" smil:targetElement="id67" anim:sub-item="text" smil:attributeName="width" smil:values="width*0.05;width" smil:keyTimes="0;1"/>
                  <anim:animate smil:dur="0.5s" smil:fill="hold" smil:targetElement="id67" anim:sub-item="text" smil:attributeName="height" smil:values="height;height" smil:keyTimes="0;1"/>
                  <anim:animate smil:dur="0.5s" smil:fill="hold" smil:targetElement="id67" anim:sub-item="text" smil:attributeName="x" smil:values="x-.2;x" smil:keyTimes="0;1"/>
                  <anim:animate smil:dur="0.5s" smil:fill="hold" smil:targetElement="id67" anim:sub-item="text" smil:attributeName="y" smil:values="y;y" smil:keyTimes="0;1"/>
                  <anim:transitionFilter smil:dur="0.5s" smil:targetElement="id67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8" smil:attributeName="visibility" smil:to="visible"/>
                  <anim:animate smil:dur="0.5s" smil:fill="hold" smil:targetElement="id68" smil:attributeName="x" smil:values="x;x" smil:keyTimes="0;1"/>
                  <anim:animate smil:dur="0.5s" smil:fill="hold" smil:targetElement="id6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3T19">
        <office:forms form:automatic-focus="false" form:apply-design-mode="false"/>
        <draw:frame presentation:style-name="pr7" draw:text-style-name="P6" draw:layer="layout" svg:width="26.4cm" svg:height="14.172cm" svg:x="0.8cm" svg:y="0.628cm" presentation:class="title" presentation:user-transformed="true">
          <draw:text-box>
            <text:p text:style-name="P6"><text:span text:style-name="T22"><text:tab/></text:span><text:span text:style-name="T22"><text:line-break/></text:span><text:span text:style-name="T23"> <text:s text:c="21"/></text:span><text:span text:style-name="T22"><text:line-break/></text:span><text:span text:style-name="T22"/></text:p>
          </draw:text-box>
        </draw:frame>
        <draw:g xml:id="id69" draw:id="id69">
          <svg:title>TexMaths</svg:title>
          <svg:desc>26§display§m = \left( \frac{dy}{dx} \right)_{(2, 1)}= \frac{9(1) - 4(2)(1) - 3(4) + 1 }{2(4) - 9(2)}§svg§600§FALSE§</svg:desc>
          <draw:polygon draw:style-name="gr2" draw:text-style-name="P8" draw:layer="layout" svg:width="17.233cm" svg:height="2.307cm" svg:x="3.672cm" svg:y="0.909cm" svg:viewBox="0 0 17234 2308" draw:points="8616,2308 0,2308 0,0 17234,0 17234,2308">
            <text:p/>
          </draw:polygon>
          <draw:path draw:style-name="gr3" draw:text-style-name="P9" draw:layer="layout" svg:width="0.75cm" svg:height="0.415cm" svg:x="3.653cm" svg:y="1.784cm" svg:viewBox="0 0 751 416" svg:d="M54 351c-2 15-8 36-8 40 0 17 12 25 27 25 10 0 27-8 33-25 2-2 13-46 17-69l21-83c6-19 10-39 16-60 2-17 11-44 11-46 14-29 62-112 149-112 42 0 50 33 50 64 0 23-6 48-14 75l-25 106-19 71c-4 19-10 50-10 54 0 17 12 25 25 25 29 0 35-23 41-52 13-52 48-185 56-223 2-10 50-120 150-120 40 0 50 31 50 64 0 52-37 156-56 206-8 21-13 31-13 50 0 44 32 75 75 75 88 0 121-133 121-141 0-9-8-9-10-9-11 0-11 2-15 17-15 48-44 112-94 112-16 0-23-8-23-29 0-23 9-46 17-67 19-47 56-149 56-201 0-58-35-98-104-98-68 0-116 40-150 89-2-12-4-43-29-66-23-19-52-23-75-23-83 0-128 58-143 79-4-52-44-79-85-79-42 0-59 35-67 52-17 33-29 87-29 89 0 9 8 9 10 9 11 0 11 0 17-21 15-65 33-108 67-108 14 0 29 6 29 41 0 19-4 30-15 77z">
            <text:p/>
          </draw:path>
          <draw:path draw:style-name="gr3" draw:text-style-name="P9" draw:layer="layout" svg:width="0.608cm" svg:height="0.215cm" svg:x="4.733cm" svg:y="1.853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45cm" svg:height="2.193cm" svg:x="5.837cm" svg:y="0.863cm" svg:viewBox="0 0 451 2194" svg:d="M451 2186c0-4-2-6-4-9-33-35-95-95-156-195-147-235-214-532-214-884 0-247 33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9" draw:layer="layout" svg:width="0.436cm" svg:height="0.646cm" svg:x="6.486cm" svg:y="0.936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2 2-29 6-43zM245 526c-4 17-4 19-18 36-40 49-77 64-102 64-46 0-61-50-61-85 0-46 30-160 52-202 28-54 69-87 107-87 58 0 72 75 72 81 0 4-2 10-4 14z">
            <text:p/>
          </draw:path>
          <draw:path draw:style-name="gr3" draw:text-style-name="P9" draw:layer="layout" svg:width="0.421cm" svg:height="0.592cm" svg:x="6.952cm" svg:y="1.167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29-25-34-33-34-21 0-52 15-52 61 0 45 41 79 97 79 96 0 190-83 215-187z">
            <text:p/>
          </draw:path>
          <draw:polygon draw:style-name="gr3" draw:text-style-name="P9" draw:layer="layout" svg:width="1cm" svg:height="0.039cm" svg:x="6.43cm" svg:y="1.94cm" svg:viewBox="0 0 1001 40" draw:points="499,40 0,40 0,0 1001,0 1001,40">
            <text:p/>
          </draw:polygon>
          <draw:path draw:style-name="gr3" draw:text-style-name="P9" draw:layer="layout" svg:width="0.436cm" svg:height="0.646cm" svg:x="6.465cm" svg:y="2.179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2 2-29 6-43zM245 526c-4 17-4 19-18 36-40 49-77 64-102 64-46 0-61-50-61-85 0-46 30-160 52-202 28-54 69-87 107-87 58 0 72 75 72 81 0 4-2 10-4 14z">
            <text:p/>
          </draw:path>
          <draw:path draw:style-name="gr3" draw:text-style-name="P9" draw:layer="layout" svg:width="0.457cm" svg:height="0.415cm" svg:x="6.931cm" svg:y="2.41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6 43-25 43-50s-21-33-35-33c-27 0-50 25-50 54 0 41 46 60 85 60 63 0 94-65 98-71 10 36 44 71 98 71 95 0 147-119 147-141 0-9-8-9-10-9-8 0-10 2-12 9-32 99-94 120-123 120-35 0-50-29-50-60 0-21 6-40 17-81z">
            <text:p/>
          </draw:path>
          <draw:path draw:style-name="gr3" draw:text-style-name="P9" draw:layer="layout" svg:width="0.45cm" svg:height="2.193cm" svg:x="7.568cm" svg:y="0.863cm" svg:viewBox="0 0 451 2194" svg:d="M451 1098c0-360-83-722-316-996-19-21-52-58-89-92-13-10-15-10-27-10-11 0-19 0-19 8 0 4 4 9 6 11 31 33 94 93 154 193 148 235 214 533 214 884 0 248-31 564-183 836-72 131-149 206-187 245-2 3-4 5-4 9 0 8 8 8 19 8 12 0 14 0 29-14 308-279 403-697 403-1082z">
            <text:p/>
          </draw:path>
          <draw:path draw:style-name="gr3" draw:text-style-name="P9" draw:layer="layout" svg:width="0.167cm" svg:height="0.64cm" svg:x="8.283cm" svg:y="2.622cm" svg:viewBox="0 0 168 641" svg:d="M156 0c-123 85-156 223-156 320 0 90 27 231 156 321 4 0 12 0 12-7 0-4-2-6-6-10-87-77-118-187-118-304 0-172 66-258 120-305 2-3 4-5 4-7 0-8-8-8-12-8z">
            <text:p/>
          </draw:path>
          <draw:path draw:style-name="gr3" draw:text-style-name="P9" draw:layer="layout" svg:width="0.284cm" svg:height="0.425cm" svg:x="8.535cm" svg:y="2.677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9" draw:layer="layout" svg:width="0.082cm" svg:height="0.199cm" svg:x="8.93cm" svg:y="3.028cm" svg:viewBox="0 0 83 200" svg:d="M64 64c0 36-6 77-49 119-5 2-7 4-7 6 0 6 7 11 11 11 8 0 64-52 64-129 0-40-14-71-46-71-20 0-37 17-37 37 0 21 15 38 37 38 17 0 27-11 27-11z">
            <text:p/>
          </draw:path>
          <draw:path draw:style-name="gr3" draw:text-style-name="P9" draw:layer="layout" svg:width="0.234cm" svg:height="0.425cm" svg:x="9.147cm" svg:y="2.677cm" svg:viewBox="0 0 235 426" svg:d="M146 19c0-19-2-19-19-19-42 40-100 42-127 42v22c15 0 58 0 94-18v328c0 21 0 29-65 29h-25v23c13 0 92-2 115-2 20 0 101 2 116 2v-23h-25c-64 0-64-8-64-29z">
            <text:p/>
          </draw:path>
          <draw:path draw:style-name="gr3" draw:text-style-name="P9" draw:layer="layout" svg:width="0.167cm" svg:height="0.64cm" svg:x="9.486cm" svg:y="2.622cm" svg:viewBox="0 0 168 641" svg:d="M12 0c-4 0-12 0-12 8 0 2 2 4 6 9 56 52 117 137 117 303 0 133-42 235-111 298-12 12-12 12-12 16 0 2 2 7 8 7 9 0 69-42 113-123 29-52 47-123 47-198 0-89-27-231-156-320z">
            <text:p/>
          </draw:path>
          <draw:path draw:style-name="gr3" draw:text-style-name="P9" draw:layer="layout" svg:width="0.608cm" svg:height="0.215cm" svg:x="10.076cm" svg:y="1.853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38cm" svg:height="0.629cm" svg:x="11.139cm" svg:y="0.961cm" svg:viewBox="0 0 381 630" svg:d="M300 318v29c0 217-96 258-150 258-15 0-65-2-90-33 40 0 48-27 48-42 0-29-23-43-44-43-14 0-41 8-41 45 0 61 50 98 127 98 118 0 231-125 231-320 0-248-104-310-188-310-49 0-95 17-135 58-37 42-58 79-58 148 0 114 81 204 183 204 56 0 94-38 117-92zM185 389c-14 0-58 0-85-56-17-36-17-81-17-125 0-50 0-94 19-127 25-46 60-58 91-58 44 0 73 31 90 73 10 29 14 87 14 129 0 77-31 164-112 164z">
            <text:p/>
          </draw:path>
          <draw:path draw:style-name="gr3" draw:text-style-name="P9" draw:layer="layout" svg:width="0.213cm" svg:height="0.914cm" svg:x="11.647cm" svg:y="0.884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9" draw:layer="layout" svg:width="0.303cm" svg:height="0.61cm" svg:x="11.994cm" svg:y="0.961cm" svg:viewBox="0 0 304 611" svg:d="M189 23c0-21 0-23-21-23-58 58-139 58-168 58v29c19 0 73 0 121-25v477c0 33-2 43-86 43h-29v29c31-4 113-4 148-4 37 0 116 0 150 4v-29h-29c-84 0-86-10-86-43z">
            <text:p/>
          </draw:path>
          <draw:path draw:style-name="gr3" draw:text-style-name="P9" draw:layer="layout" svg:width="0.213cm" svg:height="0.914cm" svg:x="12.421cm" svg:y="0.884cm" svg:viewBox="0 0 214 915" svg:d="M214 458c0-71-10-181-60-285-56-113-135-173-146-173-4 0-8 4-8 8s0 7 17 23c91 90 143 235 143 427 0 156-33 318-148 432-12 13-12 15-12 17 0 6 4 8 8 8 11 0 94-62 148-179 48-100 58-202 58-278z">
            <text:p/>
          </draw:path>
          <draw:path draw:style-name="gr3" draw:text-style-name="P9" draw:layer="layout" svg:width="0.559cm" svg:height="0.039cm" svg:x="13.003cm" svg:y="1.323cm" svg:viewBox="0 0 560 40" svg:d="M528 40c15 0 32 0 32-21 0-19-17-19-32-19h-497c-14 0-31 0-31 19 0 21 17 21 31 21z">
            <text:p/>
          </draw:path>
          <draw:path draw:style-name="gr3" draw:text-style-name="P9" draw:layer="layout" svg:width="0.407cm" svg:height="0.619cm" svg:x="13.866cm" svg:y="0.95cm" svg:viewBox="0 0 408 620" svg:d="M243 470v79c0 33 0 44-68 44h-19v27c37-2 85-2 123-2 39 0 87 0 125 2v-27h-19c-69 0-71-11-71-44v-79h94v-29h-94v-418c0-17 0-23-14-23-9 0-11 0-17 10l-283 431v29zM250 441h-225l225-341z">
            <text:p/>
          </draw:path>
          <draw:path draw:style-name="gr3" draw:text-style-name="P9" draw:layer="layout" svg:width="0.213cm" svg:height="0.914cm" svg:x="14.388cm" svg:y="0.884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9" draw:layer="layout" svg:width="0.365cm" svg:height="0.61cm" svg:x="14.7cm" svg:y="0.961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9" draw:layer="layout" svg:width="0.213cm" svg:height="0.914cm" svg:x="15.162cm" svg:y="0.884cm" svg:viewBox="0 0 214 915" svg:d="M214 458c0-71-10-181-60-285-56-113-135-173-146-173-4 0-8 4-8 8s0 7 17 23c91 90 143 235 143 427 0 156-33 318-148 432-12 13-12 15-12 17 0 6 4 8 8 8 11 0 94-62 148-179 48-100 58-202 58-278z">
            <text:p/>
          </draw:path>
          <draw:path draw:style-name="gr3" draw:text-style-name="P9" draw:layer="layout" svg:width="0.213cm" svg:height="0.914cm" svg:x="15.557cm" svg:y="0.884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9" draw:layer="layout" svg:width="0.303cm" svg:height="0.61cm" svg:x="15.903cm" svg:y="0.961cm" svg:viewBox="0 0 304 611" svg:d="M189 23c0-21 0-23-21-23-58 58-139 58-168 58v29c19 0 73 0 121-25v477c0 33-2 43-86 43h-29v29c31-4 113-4 148-4 37 0 116 0 150 4v-29h-29c-84 0-86-10-86-43z">
            <text:p/>
          </draw:path>
          <draw:path draw:style-name="gr3" draw:text-style-name="P9" draw:layer="layout" svg:width="0.213cm" svg:height="0.914cm" svg:x="16.331cm" svg:y="0.884cm" svg:viewBox="0 0 214 915" svg:d="M214 458c0-71-10-181-60-285-56-113-135-173-146-173-4 0-8 4-8 8s0 7 17 23c91 90 143 235 143 427 0 156-33 318-148 432-12 13-12 15-12 17 0 6 4 8 8 8 11 0 94-62 148-179 48-100 58-202 58-278z">
            <text:p/>
          </draw:path>
          <draw:path draw:style-name="gr3" draw:text-style-name="P9" draw:layer="layout" svg:width="0.559cm" svg:height="0.039cm" svg:x="16.914cm" svg:y="1.323cm" svg:viewBox="0 0 560 40" svg:d="M528 40c15 0 32 0 32-21 0-19-17-19-32-19h-497c-14 0-31 0-31 19 0 21 17 21 31 21z">
            <text:p/>
          </draw:path>
          <draw:path draw:style-name="gr3" draw:text-style-name="P9" draw:layer="layout" svg:width="0.38cm" svg:height="0.629cm" svg:x="17.789cm" svg:y="0.961cm" svg:viewBox="0 0 381 630" svg:d="M229 287c75-23 127-87 127-160 0-75-79-127-169-127-91 0-162 54-162 125 0 29 21 48 46 48 29 0 48-21 48-48 0-46-44-46-57-46 27-44 88-56 121-56 37 0 89 21 89 102 0 12-2 64-27 106-27 44-58 46-81 48-6 0-29 2-35 2-8 0-15 2-15 10 0 11 7 11 23 11h40c75 0 110 62 110 151 0 125-64 152-104 152-39 0-108-16-141-71 33 7 60-14 60-49 0-34-23-52-50-52-23 0-52 14-52 54 0 83 85 143 185 143 112 0 196-83 196-177 0-74-59-145-152-166z">
            <text:p/>
          </draw:path>
          <draw:path draw:style-name="gr3" draw:text-style-name="P9" draw:layer="layout" svg:width="0.213cm" svg:height="0.914cm" svg:x="18.299cm" svg:y="0.884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9" draw:layer="layout" svg:width="0.407cm" svg:height="0.619cm" svg:x="18.588cm" svg:y="0.95cm" svg:viewBox="0 0 408 620" svg:d="M243 470v79c0 33 0 44-68 44h-19v27c37-2 85-2 123-2 39 0 87 0 125 2v-27h-19c-69 0-71-11-71-44v-79h94v-29h-94v-418c0-17 0-23-14-23-9 0-11 0-17 10l-283 431v29zM250 441h-225l225-341z">
            <text:p/>
          </draw:path>
          <draw:path draw:style-name="gr3" draw:text-style-name="P9" draw:layer="layout" svg:width="0.213cm" svg:height="0.914cm" svg:x="19.073cm" svg:y="0.884cm" svg:viewBox="0 0 214 915" svg:d="M214 458c0-71-10-181-60-285-56-113-135-173-146-173-4 0-8 4-8 8s0 7 17 23c91 90 143 235 143 427 0 156-33 318-148 432-12 13-12 15-12 17 0 6 4 8 8 8 11 0 94-62 148-179 48-100 58-202 58-278z">
            <text:p/>
          </draw:path>
          <draw:path draw:style-name="gr3" draw:text-style-name="P9" draw:layer="layout" svg:width="0.608cm" svg:height="0.61cm" svg:x="19.63cm" svg:y="1.038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9" draw:layer="layout" svg:width="0.303cm" svg:height="0.61cm" svg:x="20.572cm" svg:y="0.961cm" svg:viewBox="0 0 304 611" svg:d="M189 23c0-21 0-23-23-23-56 58-137 58-166 58v29c19 0 73 0 121-25v477c0 33-2 43-86 43h-29v29c31-4 113-4 148-4 37 0 116 0 150 4v-29h-29c-84 0-86-10-86-43z">
            <text:p/>
          </draw:path>
          <draw:polygon draw:style-name="gr3" draw:text-style-name="P9" draw:layer="layout" svg:width="9.85cm" svg:height="0.039cm" svg:x="11.1cm" svg:y="1.94cm" svg:viewBox="0 0 9851 40" draw:points="4926,40 0,40 0,0 9851,0 9851,40">
            <text:p/>
          </draw:polygon>
          <draw:path draw:style-name="gr3" draw:text-style-name="P9" draw:layer="layout" svg:width="0.365cm" svg:height="0.61cm" svg:x="13.887cm" svg:y="2.207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9" draw:layer="layout" svg:width="0.213cm" svg:height="0.914cm" svg:x="14.388cm" svg:y="2.13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9" draw:layer="layout" svg:width="0.407cm" svg:height="0.619cm" svg:x="14.68cm" svg:y="2.196cm" svg:viewBox="0 0 408 620" svg:d="M243 470v79c0 33 0 44-68 44h-19v27c37-2 85-2 123-2 39 0 87 0 125 2v-27h-19c-69 0-71-11-71-44v-79h94v-29h-94v-418c0-17 0-23-14-23-9 0-11 0-17 10l-283 431v29zM250 441h-225l225-341z">
            <text:p/>
          </draw:path>
          <draw:path draw:style-name="gr3" draw:text-style-name="P9" draw:layer="layout" svg:width="0.213cm" svg:height="0.914cm" svg:x="15.162cm" svg:y="2.13cm" svg:viewBox="0 0 214 915" svg:d="M214 458c0-71-10-181-60-285-56-113-135-173-146-173-4 0-8 4-8 8s0 7 17 23c91 90 143 235 143 427 0 156-33 318-148 432-12 13-12 15-12 17 0 6 4 8 8 8 11 0 94-62 148-179 48-100 58-202 58-278z">
            <text:p/>
          </draw:path>
          <draw:path draw:style-name="gr3" draw:text-style-name="P9" draw:layer="layout" svg:width="0.559cm" svg:height="0.039cm" svg:x="15.745cm" svg:y="2.568cm" svg:viewBox="0 0 560 40" svg:d="M528 40c15 0 32 0 32-21 0-19-17-19-32-19h-497c-14 0-31 0-31 19 0 21 17 21 31 21z">
            <text:p/>
          </draw:path>
          <draw:path draw:style-name="gr3" draw:text-style-name="P9" draw:layer="layout" svg:width="0.38cm" svg:height="0.629cm" svg:x="16.62cm" svg:y="2.207cm" svg:viewBox="0 0 381 630" svg:d="M300 318v29c0 217-96 258-150 258-15 0-65-2-90-33 40 0 48-27 48-42 0-29-23-43-44-43-14 0-41 8-41 45 0 61 50 98 127 98 118 0 231-125 231-320 0-248-104-310-188-310-49 0-95 17-135 58-37 42-58 79-58 148 0 114 81 204 183 204 56 0 94-38 117-92zM185 389c-14 0-58 0-85-56-17-36-17-81-17-125 0-50 0-94 19-127 25-46 60-58 91-58 44 0 73 31 90 73 10 29 14 87 14 129 0 77-31 164-112 164z">
            <text:p/>
          </draw:path>
          <draw:path draw:style-name="gr3" draw:text-style-name="P9" draw:layer="layout" svg:width="0.213cm" svg:height="0.914cm" svg:x="17.13cm" svg:y="2.13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9" draw:layer="layout" svg:width="0.365cm" svg:height="0.61cm" svg:x="17.442cm" svg:y="2.207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9" draw:layer="layout" svg:width="0.213cm" svg:height="0.914cm" svg:x="17.904cm" svg:y="2.13cm" svg:viewBox="0 0 214 915" svg:d="M214 458c0-71-10-181-60-285-56-113-135-173-146-173-4 0-8 4-8 8s0 7 17 23c91 90 143 235 143 427 0 156-33 318-148 432-12 13-12 15-12 17 0 6 4 8 8 8 11 0 94-62 148-179 48-100 58-202 58-278z">
            <text:p/>
          </draw:path>
        </draw:g>
        <draw:g xml:id="id71" draw:id="id71">
          <svg:title>TexMaths</svg:title>
          <svg:desc>28§display§m\ = \ \frac{9 - 8 -12 + 1 }{8 - 18} = 1§svg§600§FALSE§</svg:desc>
          <draw:polygon draw:style-name="gr2" draw:text-style-name="P8" draw:layer="layout" svg:width="10.766cm" svg:height="1.922cm" svg:x="8.254cm" svg:y="3.976cm" svg:viewBox="0 0 10767 1923" draw:points="5383,1923 0,1923 0,0 10767,0 10767,1923">
            <text:p/>
          </draw:polygon>
          <draw:path draw:style-name="gr3" draw:text-style-name="P9" draw:layer="layout" svg:width="0.808cm" svg:height="0.447cm" svg:x="8.234cm" svg:y="4.815cm" svg:viewBox="0 0 809 448" svg:d="M58 379c-2 16-9 38-9 42 0 18 14 27 29 27 12 0 30-9 36-27 2-2 14-49 18-74l23-89c6-20 11-43 17-65 3-18 12-47 12-50 15-31 67-121 161-121 45 0 54 36 54 70 0 25-7 51-16 81l-27 114-20 76c-4 20-11 54-11 58 0 18 13 27 27 27 31 0 38-24 45-56 13-56 51-199 60-240 2-11 54-130 161-130 43 0 54 34 54 70 0 56-40 168-60 222-9 22-14 33-14 54 0 47 34 80 81 80 94 0 130-143 130-152s-9-9-11-9c-12 0-12 2-16 18-16 51-47 121-101 121-18 0-25-9-25-31 0-25 9-50 18-72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3" draw:text-style-name="P9" draw:layer="layout" svg:width="0.655cm" svg:height="0.232cm" svg:x="9.726cm" svg:y="4.88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09cm" svg:height="0.678cm" svg:x="11.198cm" svg:y="3.927cm" svg:viewBox="0 0 410 679" svg:d="M323 343v31c0 233-103 278-162 278-18 0-69-2-96-36 43 0 51-29 51-44 0-32-24-47-47-47-15 0-44 9-44 49 0 65 53 105 136 105 128 0 249-134 249-345 0-267-112-334-202-334-53 0-103 18-145 63-41 45-63 85-63 159 0 123 87 220 197 220 61 0 101-41 126-99zM199 419c-15 0-62 0-91-60-18-38-18-88-18-135 0-54 0-101 20-137 27-49 65-62 98-62 47 0 79 33 97 78 11 32 15 94 15 139 0 83-33 177-121 177z">
            <text:p/>
          </draw:path>
          <draw:path draw:style-name="gr3" draw:text-style-name="P9" draw:layer="layout" svg:width="0.602cm" svg:height="0.042cm" svg:x="11.948cm" svg:y="4.317cm" svg:viewBox="0 0 603 43" svg:d="M569 43c16 0 34 0 34-23 0-20-18-20-34-20h-535c-16 0-34 0-34 20 0 23 18 23 34 23z">
            <text:p/>
          </draw:path>
          <draw:path draw:style-name="gr3" draw:text-style-name="P9" draw:layer="layout" svg:width="0.409cm" svg:height="0.678cm" svg:x="12.891cm" svg:y="3.927cm" svg:viewBox="0 0 410 679" svg:d="M119 206c-45-29-50-63-50-80 0-59 65-101 135-101 74 0 137 51 137 123 0 56-39 103-99 137zM264 300c72-35 119-87 119-152 0-92-87-148-177-148-98 0-179 74-179 166 0 18 2 60 42 107 12 12 50 36 74 54-58 29-143 83-143 182 0 105 101 170 204 170 112 0 206-80 206-186 0-36-11-81-47-123-20-20-36-29-99-70zM166 343l121 76c27 18 74 47 74 108 0 74-74 125-155 125-85 0-157-60-157-143 0-58 32-121 117-166z">
            <text:p/>
          </draw:path>
          <draw:path draw:style-name="gr3" draw:text-style-name="P9" draw:layer="layout" svg:width="0.602cm" svg:height="0.042cm" svg:x="13.642cm" svg:y="4.317cm" svg:viewBox="0 0 603 43" svg:d="M569 43c16 0 34 0 34-23 0-20-18-20-34-20h-535c-16 0-34 0-34 20 0 23 18 23 34 23z">
            <text:p/>
          </draw:path>
          <draw:path draw:style-name="gr3" draw:text-style-name="P9" draw:layer="layout" svg:width="0.326cm" svg:height="0.658cm" svg:x="14.632cm" svg:y="3.927cm" svg:viewBox="0 0 327 659" svg:d="M204 25c0-23 0-25-25-25-60 63-148 63-179 63v31c20 0 78 0 130-27v514c0 35-2 47-92 47h-31v31c33-4 121-4 159-4 40 0 125 0 161 4v-31h-31c-90 0-92-12-92-47z">
            <text:p/>
          </draw:path>
          <draw:path draw:style-name="gr3" draw:text-style-name="P9" draw:layer="layout" svg:width="0.393cm" svg:height="0.658cm" svg:x="15.087cm" svg:y="3.927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8 9-73 9-94 9z">
            <text:p/>
          </draw:path>
          <draw:path draw:style-name="gr3" draw:text-style-name="P9" draw:layer="layout" svg:width="0.655cm" svg:height="0.658cm" svg:x="15.804cm" svg:y="4.008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3" draw:text-style-name="P9" draw:layer="layout" svg:width="0.326cm" svg:height="0.658cm" svg:x="16.821cm" svg:y="3.927cm" svg:viewBox="0 0 327 659" svg:d="M204 25c0-23 0-25-25-25-60 63-148 63-179 63v31c20 0 78 0 130-27v514c0 35-2 47-92 47h-31v31c33-4 121-4 159-4 40 0 125 0 161 4v-31h-31c-90 0-92-12-92-47z">
            <text:p/>
          </draw:path>
          <draw:polygon draw:style-name="gr3" draw:text-style-name="P9" draw:layer="layout" svg:width="6.07cm" svg:height="0.042cm" svg:x="11.155cm" svg:y="4.983cm" svg:viewBox="0 0 6071 43" draw:points="3036,43 0,43 0,0 6071,0 6071,43">
            <text:p/>
          </draw:polygon>
          <draw:path draw:style-name="gr3" draw:text-style-name="P9" draw:layer="layout" svg:width="0.409cm" svg:height="0.678cm" svg:x="12.891cm" svg:y="5.27cm" svg:viewBox="0 0 410 679" svg:d="M119 206c-45-29-50-63-50-80 0-59 65-101 135-101 74 0 137 51 137 123 0 56-39 103-99 137zM264 300c72-35 119-87 119-152 0-92-87-148-177-148-98 0-179 74-179 166 0 18 2 60 42 107 12 12 50 36 74 54-58 29-143 83-143 182 0 105 101 170 204 170 112 0 206-80 206-186 0-36-11-81-47-123-20-20-36-29-99-70zM166 343l121 76c27 18 74 47 74 108 0 74-74 125-155 125-85 0-157-60-157-143 0-58 32-121 117-166z">
            <text:p/>
          </draw:path>
          <draw:path draw:style-name="gr3" draw:text-style-name="P9" draw:layer="layout" svg:width="0.602cm" svg:height="0.042cm" svg:x="13.642cm" svg:y="5.66cm" svg:viewBox="0 0 603 43" svg:d="M569 43c16 0 34 0 34-23 0-20-18-20-34-20h-535c-16 0-34 0-34 20 0 23 18 23 34 23z">
            <text:p/>
          </draw:path>
          <draw:path draw:style-name="gr3" draw:text-style-name="P9" draw:layer="layout" svg:width="0.326cm" svg:height="0.658cm" svg:x="14.632cm" svg:y="5.27cm" svg:viewBox="0 0 327 659" svg:d="M204 25c0-23 0-25-25-25-60 63-148 63-179 63v31c20 0 78 0 130-27v514c0 35-2 47-92 47h-31v31c33-4 121-4 159-4 40 0 125 0 161 4v-31h-31c-90 0-92-12-92-47z">
            <text:p/>
          </draw:path>
          <draw:path draw:style-name="gr3" draw:text-style-name="P9" draw:layer="layout" svg:width="0.409cm" svg:height="0.678cm" svg:x="15.078cm" svg:y="5.27cm" svg:viewBox="0 0 410 679" svg:d="M119 206c-45-29-50-63-50-80 0-59 65-101 135-101 74 0 137 51 137 123 0 56-39 103-99 137zM264 300c72-35 119-87 119-152 0-92-87-148-177-148-98 0-179 74-179 166 0 18 2 60 42 107 12 12 50 36 74 54-58 29-143 83-143 182 0 105 101 170 204 170 112 0 206-80 206-186 0-36-11-81-47-123-20-20-36-29-99-70zM166 343l121 76c27 18 74 47 74 108 0 74-74 125-155 125-85 0-157-60-157-143 0-58 32-121 117-166z">
            <text:p/>
          </draw:path>
          <draw:path draw:style-name="gr3" draw:text-style-name="P9" draw:layer="layout" svg:width="0.655cm" svg:height="0.232cm" svg:x="17.672cm" svg:y="4.88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326cm" svg:height="0.658cm" svg:x="18.743cm" svg:y="4.593cm" svg:viewBox="0 0 327 659" svg:d="M204 25c0-23 0-25-25-25-60 63-148 63-179 63v31c20 0 78 0 130-27v514c0 35-2 47-92 47h-31v31c33-4 121-4 159-4 40 0 125 0 161 4v-31h-31c-90 0-92-12-92-47z">
            <text:p/>
          </draw:path>
        </draw:g>
        <draw:g xml:id="id70" draw:id="id70">
          <svg:title>TexMaths</svg:title>
          <svg:desc>28§display§\therefore§svg§600§FALSE§</svg:desc>
          <draw:polygon draw:style-name="gr2" draw:text-style-name="P8" draw:layer="layout" svg:width="0.528cm" svg:height="0.433cm" svg:x="6.474cm" svg:y="4.9cm" svg:viewBox="0 0 529 434" draw:points="265,434 0,434 0,0 529,0 529,434">
            <text:p/>
          </draw:polygon>
          <draw:path draw:style-name="gr3" draw:text-style-name="P9" draw:layer="layout" svg:width="0.598cm" svg:height="0.531cm" svg:x="6.454cm" svg:y="4.851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72" draw:id="id72">
          <svg:title>TexMaths</svg:title>
          <svg:desc>28§display§\text{Slope of the normal at } (2, 1) \text { is } m' = - 1§svg§600§FALSE§</svg:desc>
          <draw:polygon draw:style-name="gr2" draw:text-style-name="P8" draw:layer="layout" svg:width="17.047cm" svg:height="0.939cm" svg:x="3.402cm" svg:y="6.565cm" svg:viewBox="0 0 17048 940" draw:points="8524,940 0,940 0,0 17048,0 17048,940">
            <text:p/>
          </draw:polygon>
          <draw:path draw:style-name="gr3" draw:text-style-name="P9" draw:layer="layout" svg:width="0.438cm" svg:height="0.716cm" svg:x="3.409cm" svg:y="6.615cm" svg:viewBox="0 0 439 717" svg:d="M289 313l-125-31c-63-16-101-67-101-125 0-70 53-130 132-130 163 0 186 163 193 206 0 7 0 13 11 13 13 0 13-4 13-24v-197c0-18 0-25-11-25-7 0-9 0-16 13l-33 56c-29-29-72-69-159-69-110 0-193 87-193 190 0 83 52 155 130 182 11 4 60 15 130 33 27 7 56 14 85 50 20 26 29 58 29 91 0 70-49 141-132 141-29 0-103-4-157-53-56-54-60-117-60-153 0-9-9-9-12-9-13 0-13 7-13 25v197c0 16 0 23 11 23 7 0 7 0 14-12 0-2 4-4 35-56 32 34 95 68 184 68 114 0 195-97 195-204 0-99-67-179-150-200z">
            <text:p/>
          </draw:path>
          <draw:path draw:style-name="gr3" draw:text-style-name="P9" draw:layer="layout" svg:width="0.221cm" svg:height="0.684cm" svg:x="3.933cm" svg:y="6.623cm" svg:viewBox="0 0 222 685" svg:d="M143 0l-143 11v32c69 0 78 6 78 53v513c0 45-11 45-78 45v31c34-2 85-2 110-2 24 0 74 0 112 2v-31c-67 0-79 0-79-45z">
            <text:p/>
          </draw:path>
          <draw:path draw:style-name="gr3" draw:text-style-name="P9" draw:layer="layout" svg:width="0.438cm" svg:height="0.454cm" svg:x="4.2cm" svg:y="6.865cm" svg:viewBox="0 0 439 455" svg:d="M439 231c0-126-101-231-219-231-124 0-220 107-220 231 0 127 103 224 220 224 118 0 219-99 219-224zM220 430c-43 0-86-22-112-67-25-43-25-103-25-139 0-38 0-92 22-137 27-44 74-65 115-65 42 0 85 21 109 63 27 43 27 101 27 139 0 36 0 89-22 132-20 45-65 74-114 74z">
            <text:p/>
          </draw:path>
          <draw:path draw:style-name="gr3" draw:text-style-name="P9" draw:layer="layout" svg:width="0.487cm" svg:height="0.626cm" svg:x="4.692cm" svg:y="6.872cm" svg:viewBox="0 0 488 627" svg:d="M143 65v-65l-143 11v32c69 0 76 4 76 49v461c0 45-9 45-76 45v29c34 0 85-2 110-2 27 0 78 2 112 2v-29c-65 0-76 0-76-45v-166-9c4 16 47 70 121 70 118 0 221-96 221-224 0-125-96-224-208-224-76 0-119 43-137 65zM146 325v-222c29-49 76-78 127-78 72 0 132 87 132 199 0 119-69 201-143 201-38 0-76-20-103-60-13-20-13-22-13-40z">
            <text:p/>
          </draw:path>
          <draw:path draw:style-name="gr3" draw:text-style-name="P9" draw:layer="layout" svg:width="0.382cm" svg:height="0.454cm" svg:x="5.266cm" svg:y="6.865cm" svg:viewBox="0 0 383 455" svg:d="M83 195c7-148 89-173 123-173 101 0 112 133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9" draw:layer="layout" svg:width="0.438cm" svg:height="0.454cm" svg:x="6.032cm" svg:y="6.865cm" svg:viewBox="0 0 439 455" svg:d="M439 231c0-126-101-231-219-231-124 0-220 107-220 231 0 127 103 224 220 224 118 0 219-99 219-224zM220 430c-43 0-86-22-112-67-25-43-25-103-25-139 0-38 0-92 22-137 27-44 74-65 115-65 42 0 85 21 112 63 24 43 24 101 24 139 0 36 0 89-22 132-20 45-65 74-114 74z">
            <text:p/>
          </draw:path>
          <draw:path draw:style-name="gr3" draw:text-style-name="P9" draw:layer="layout" svg:width="0.319cm" svg:height="0.695cm" svg:x="6.529cm" svg:y="6.615cm" svg:viewBox="0 0 320 696" svg:d="M141 271v-114c0-88 47-135 92-135 2 0 18 0 31 7-11 5-29 16-29 40 0 23 16 43 43 43 29 0 42-20 42-43 0-35-35-69-87-69-69 0-155 52-155 157v114h-78v29h78v320c0 45-11 45-78 45v31c40-2 87-4 114-4 41 0 85 0 126 4v-31h-20c-74 0-77-11-77-47v-318h115v-29z">
            <text:p/>
          </draw:path>
          <draw:path draw:style-name="gr3" draw:text-style-name="P9" draw:layer="layout" svg:width="0.308cm" svg:height="0.617cm" svg:x="7.143cm" svg:y="6.702cm" svg:viewBox="0 0 309 618" svg:d="M152 213h141v-32h-141v-181h-24c0 81-32 186-128 190v23h85v271c0 123 92 134 128 134 69 0 96-69 96-134v-56h-24v56c0 71-30 109-65 109-68 0-68-89-68-107z">
            <text:p/>
          </draw:path>
          <draw:path draw:style-name="gr3" draw:text-style-name="P9" draw:layer="layout" svg:width="0.496cm" svg:height="0.684cm" svg:x="7.54cm" svg:y="6.623cm" svg:viewBox="0 0 497 685" svg:d="M76 609c0 45-9 45-76 45v31c34-2 85-2 112-2 25 0 76 0 110 2v-31c-65 0-76 0-76-45v-181c0-103 69-157 132-157s74 54 74 110v228c0 45-11 45-76 45v31c33-2 85-2 112-2 24 0 76 0 109 2v-31c-51 0-76 0-76-29v-188c0-85 0-117-31-153-14-15-47-35-103-35-85 0-128 60-144 96v-345l-143 11v32c69 0 76 6 76 53z">
            <text:p/>
          </draw:path>
          <draw:path draw:style-name="gr3" draw:text-style-name="P9" draw:layer="layout" svg:width="0.382cm" svg:height="0.454cm" svg:x="8.082cm" svg:y="6.865cm" svg:viewBox="0 0 383 455" svg:d="M83 195c7-148 89-173 123-173 101 0 112 133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9" draw:layer="layout" svg:width="0.496cm" svg:height="0.436cm" svg:x="8.852cm" svg:y="6.872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9" draw:layer="layout" svg:width="0.438cm" svg:height="0.454cm" svg:x="9.394cm" svg:y="6.865cm" svg:viewBox="0 0 439 455" svg:d="M439 231c0-126-101-231-219-231-124 0-220 107-220 231 0 127 103 224 220 224 118 0 219-99 219-224zM220 430c-43 0-86-22-112-67-25-43-25-103-25-139 0-38 0-92 22-137 27-44 74-65 115-65 42 0 85 21 112 63 24 43 24 101 24 139 0 36 0 89-22 132-20 45-65 74-114 74z">
            <text:p/>
          </draw:path>
          <draw:path draw:style-name="gr3" draw:text-style-name="P9" draw:layer="layout" svg:width="0.333cm" svg:height="0.436cm" svg:x="9.887cm" svg:y="6.872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3" draw:text-style-name="P9" draw:layer="layout" svg:width="0.77cm" svg:height="0.436cm" svg:x="10.277cm" svg:y="6.872cm" svg:viewBox="0 0 771 437" svg:d="M76 96v267c0 42-9 42-76 42v32c34 0 85-3 112-3 25 0 76 3 110 3v-32c-65 0-76 0-76-42v-184c0-103 69-157 132-157s74 54 74 110v231c0 42-11 42-76 42v32c33 0 82-3 109-3s79 3 112 3v-32c-67 0-78 0-78-42v-184c0-103 72-157 134-157 63 0 72 54 72 110v231c0 42-9 42-76 42v32c33 0 85-3 112-3 24 0 76 3 110 3v-32c-52 0-77 0-77-29v-188c0-85 0-116-31-152-13-16-47-36-103-36-83 0-128 58-143 96-14-85-88-96-132-96-72 0-119 43-146 103v-103l-139 11v32c69 0 76 6 76 53z">
            <text:p/>
          </draw:path>
          <draw:path draw:style-name="gr3" draw:text-style-name="P9" draw:layer="layout" svg:width="0.445cm" svg:height="0.454cm" svg:x="11.106cm" svg:y="6.865cm" svg:viewBox="0 0 446 455" svg:d="M287 367c4 41 31 81 78 81 20 0 81-14 81-94v-54h-25v54c0 58-24 65-36 65-31 0-36-45-36-50v-199c0-40 0-78-35-116-38-38-88-54-135-54-83 0-150 47-150 112 0 29 20 47 45 47 27 0 45-20 45-47 0-11-5-45-50-45 27-33 74-45 108-45 47 0 103 38 103 126v38c-49 2-119 4-181 33-74 34-99 86-99 130 0 81 96 106 159 106 65 0 110-41 128-88zM280 206v99c0 94-69 127-114 127-50 0-90-36-90-85 0-54 43-137 204-141z">
            <text:p/>
          </draw:path>
          <draw:path draw:style-name="gr3" draw:text-style-name="P9" draw:layer="layout" svg:width="0.221cm" svg:height="0.684cm" svg:x="11.59cm" svg:y="6.623cm" svg:viewBox="0 0 222 685" svg:d="M143 0l-143 11v32c69 0 78 6 78 53v513c0 45-11 45-78 45v31c34-2 85-2 110-2 24 0 74 0 112 2v-31c-67 0-79 0-79-45z">
            <text:p/>
          </draw:path>
          <draw:path draw:style-name="gr3" draw:text-style-name="P9" draw:layer="layout" svg:width="0.445cm" svg:height="0.454cm" svg:x="12.199cm" svg:y="6.865cm" svg:viewBox="0 0 446 455" svg:d="M287 367c4 41 31 81 78 81 20 0 81-14 81-94v-54h-25v54c0 58-24 65-36 65-31 0-36-45-36-50v-199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7 204-141z">
            <text:p/>
          </draw:path>
          <draw:path draw:style-name="gr3" draw:text-style-name="P9" draw:layer="layout" svg:width="0.308cm" svg:height="0.617cm" svg:x="12.67cm" svg:y="6.702cm" svg:viewBox="0 0 309 618" svg:d="M152 213h141v-32h-141v-181h-24c0 81-32 186-128 190v23h85v271c0 123 92 134 128 134 69 0 96-69 96-134v-56h-24v56c0 71-30 109-65 109-68 0-68-89-68-107z">
            <text:p/>
          </draw:path>
          <draw:path draw:style-name="gr3" draw:text-style-name="P9" draw:layer="layout" svg:width="0.23cm" svg:height="0.984cm" svg:x="13.458cm" svg:y="6.5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393cm" svg:height="0.657cm" svg:x="13.794cm" svg:y="6.653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3 87-6 9-71 9-92 9z">
            <text:p/>
          </draw:path>
          <draw:path draw:style-name="gr3" draw:text-style-name="P9" draw:layer="layout" svg:width="0.115cm" svg:height="0.295cm" svg:x="14.321cm" svg:y="7.203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3" draw:text-style-name="P9" draw:layer="layout" svg:width="0.326cm" svg:height="0.657cm" svg:x="14.762cm" svg:y="6.653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9" draw:layer="layout" svg:width="0.23cm" svg:height="0.984cm" svg:x="15.221cm" svg:y="6.57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9" draw:layer="layout" svg:width="0.212cm" svg:height="0.66cm" svg:x="15.909cm" svg:y="6.648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3" draw:text-style-name="P9" draw:layer="layout" svg:width="0.324cm" svg:height="0.454cm" svg:x="16.182cm" svg:y="6.86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9 9 11 9 13 0 13-5 13-25v-98c0-18 0-25-11-25-4 0-7 0-20 11-2 5-14 14-18 16-36-27-79-27-92-27-121 0-159 67-159 121 0 36 16 63 43 85 31 25 60 31 129 45z">
            <text:p/>
          </draw:path>
          <draw:path draw:style-name="gr3" draw:text-style-name="P9" draw:layer="layout" svg:width="0.808cm" svg:height="0.447cm" svg:x="16.895cm" svg:y="6.872cm" svg:viewBox="0 0 809 448" svg:d="M58 378c-2 16-9 38-9 43 0 18 14 27 29 27 12 0 30-9 36-27 2-2 14-49 18-74l23-89c6-21 11-43 17-65 3-18 12-47 12-50 15-31 67-121 161-121 45 0 54 36 54 70 0 24-7 51-16 80l-27 115-20 76c-4 20-11 53-11 58 0 18 13 27 27 27 31 0 38-25 45-56 13-56 51-199 60-240 2-11 54-130 161-130 43 0 54 34 54 70 0 56-40 168-60 221-9 23-14 34-14 54 0 47 34 81 81 81 94 0 130-143 130-152s-9-9-11-9c-12 0-12 2-16 18-16 51-47 120-101 120-18 0-25-9-25-31 0-25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3" draw:text-style-name="P9" draw:layer="layout" svg:width="0.174cm" svg:height="0.357cm" svg:x="17.764cm" svg:y="6.516cm" svg:viewBox="0 0 175 358" svg:d="M168 60c7-11 7-17 7-22 0-22-20-38-41-38-26 0-35 22-38 34l-92 300c-2 0-4 9-4 9 0 9 22 15 27 15 4 0 7 0 11-11z">
            <text:p/>
          </draw:path>
          <draw:path draw:style-name="gr3" draw:text-style-name="P9" draw:layer="layout" svg:width="0.655cm" svg:height="0.232cm" svg:x="18.335cm" svg:y="6.94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602cm" svg:height="0.042cm" svg:x="19.399cm" svg:y="7.042cm" svg:viewBox="0 0 603 43" svg:d="M569 43c16 0 34 0 34-23 0-20-18-20-34-20h-535c-16 0-34 0-34 20 0 23 18 23 34 23z">
            <text:p/>
          </draw:path>
          <draw:path draw:style-name="gr3" draw:text-style-name="P9" draw:layer="layout" svg:width="0.326cm" svg:height="0.657cm" svg:x="20.172cm" svg:y="6.653cm" svg:viewBox="0 0 327 658" svg:d="M204 25c0-23 0-25-23-25-62 63-150 63-181 63v31c20 0 78 0 130-27v513c0 36-2 47-92 47h-31v31c33-4 121-4 159-4 40 0 125 0 161 4v-31h-31c-90 0-92-11-92-47z">
            <text:p/>
          </draw:path>
        </draw:g>
        <draw:g xml:id="id73" draw:id="id73">
          <svg:title>TexMaths</svg:title>
          <svg:desc>28§display§\text{Equation of the tangent at } (2, 1) \text { is given by }§svg§600§FALSE§</svg:desc>
          <draw:polygon draw:style-name="gr2" draw:text-style-name="P8" draw:layer="layout" svg:width="18.846cm" svg:height="0.886cm" svg:x="3.418cm" svg:y="8.063cm" svg:viewBox="0 0 18847 887" draw:points="9423,887 0,887 0,0 18847,0 18847,887">
            <text:p/>
          </draw:polygon>
          <draw:path draw:style-name="gr3" draw:text-style-name="P9" draw:layer="layout" svg:width="0.611cm" svg:height="0.671cm" svg:x="3.4cm" svg:y="8.083cm" svg:viewBox="0 0 612 672" svg:d="M101 594c0 36 0 47-76 47h-25v31h569l43-255h-25c-25 152-47 224-217 224h-133c-44 0-47-7-47-40v-263h88c96 0 107 32 107 115h25v-260h-25c0 83-11 114-107 114h-88v-238c0-31 3-38 47-38h128c152 0 179 54 195 191h25l-29-222h-556v31h25c76 0 76 12 76 45z">
            <text:p/>
          </draw:path>
          <draw:path draw:style-name="gr3" draw:text-style-name="P9" draw:layer="layout" svg:width="0.487cm" svg:height="0.626cm" svg:x="4.072cm" svg:y="8.317cm" svg:viewBox="0 0 488 627" svg:d="M343 376v178c0 44-11 44-79 44v29c34 0 85-2 112-2s76 2 112 2v-29c-67 0-78 0-78-44v-554h-22l-36 90c-14-27-54-90-132-90-117 0-220 96-220 224 0 123 96 224 211 224 69 0 109-42 132-72zM345 164v139c0 31-18 58-40 82-12 14-43 41-90 41-72 0-132-88-132-202 0-116 69-199 141-199 78 0 121 85 121 139z">
            <text:p/>
          </draw:path>
          <draw:path draw:style-name="gr3" draw:text-style-name="P9" draw:layer="layout" svg:width="0.496cm" svg:height="0.447cm" svg:x="4.589cm" svg:y="8.317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3" draw:text-style-name="P9" draw:layer="layout" svg:width="0.445cm" svg:height="0.454cm" svg:x="5.145cm" svg:y="8.312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9" draw:layer="layout" svg:width="0.308cm" svg:height="0.617cm" svg:x="5.615cm" svg:y="8.146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9" draw:layer="layout" svg:width="0.212cm" svg:height="0.66cm" svg:x="6.012cm" svg:y="8.095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9" draw:layer="layout" svg:width="0.438cm" svg:height="0.454cm" svg:x="6.281cm" svg:y="8.312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9" draw:layer="layout" svg:width="0.496cm" svg:height="0.436cm" svg:x="6.776cm" svg:y="8.317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9" draw:layer="layout" svg:width="0.438cm" svg:height="0.454cm" svg:x="7.647cm" svg:y="8.312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9" draw:layer="layout" svg:width="0.319cm" svg:height="0.696cm" svg:x="8.144cm" svg:y="8.059cm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3" draw:text-style-name="P9" draw:layer="layout" svg:width="0.308cm" svg:height="0.617cm" svg:x="8.758cm" svg:y="8.146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9" draw:layer="layout" svg:width="0.496cm" svg:height="0.685cm" svg:x="9.154cm" svg:y="8.07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9" draw:layer="layout" svg:width="0.382cm" svg:height="0.454cm" svg:x="9.696cm" svg:y="8.312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9" draw:layer="layout" svg:width="0.308cm" svg:height="0.617cm" svg:x="10.454cm" svg:y="8.146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9" draw:layer="layout" svg:width="0.445cm" svg:height="0.454cm" svg:x="10.859cm" svg:y="8.312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9" draw:layer="layout" svg:width="0.496cm" svg:height="0.436cm" svg:x="11.341cm" svg:y="8.317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9" draw:layer="layout" svg:width="0.451cm" svg:height="0.651cm" svg:x="11.883cm" svg:y="8.305cm" svg:viewBox="0 0 452 652" svg:d="M193 278c-88 0-88-99-88-121 0-27 3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3" draw:text-style-name="P9" draw:layer="layout" svg:width="0.382cm" svg:height="0.454cm" svg:x="12.375cm" svg:y="8.312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9" draw:layer="layout" svg:width="0.496cm" svg:height="0.436cm" svg:x="12.817cm" svg:y="8.317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9" draw:layer="layout" svg:width="0.308cm" svg:height="0.617cm" svg:x="13.323cm" svg:y="8.146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9" draw:layer="layout" svg:width="0.445cm" svg:height="0.454cm" svg:x="14.058cm" svg:y="8.312cm" svg:viewBox="0 0 446 455" svg:d="M287 368c4 40 31 80 78 80 20 0 81-13 81-94v-54h-25v54c0 58-25 65-36 65-31 0-36-45-36-49v-200c0-40 0-78-35-116-38-38-88-54-135-54-83 0-150 47-150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9" draw:layer="layout" svg:width="0.31cm" svg:height="0.617cm" svg:x="14.526cm" svg:y="8.146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9" draw:layer="layout" svg:width="0.23cm" svg:height="0.985cm" svg:x="15.316cm" svg:y="8.01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393cm" svg:height="0.658cm" svg:x="15.65cm" svg:y="8.097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3" draw:text-style-name="P9" draw:layer="layout" svg:width="0.115cm" svg:height="0.295cm" svg:x="16.179cm" svg:y="8.64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3" draw:text-style-name="P9" draw:layer="layout" svg:width="0.326cm" svg:height="0.658cm" svg:x="16.618cm" svg:y="8.097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9" draw:layer="layout" svg:width="0.23cm" svg:height="0.985cm" svg:x="17.079cm" svg:y="8.014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9" draw:layer="layout" svg:width="0.212cm" svg:height="0.66cm" svg:x="17.765cm" svg:y="8.095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9" draw:layer="layout" svg:width="0.324cm" svg:height="0.454cm" svg:x="18.038cm" svg:y="8.312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9" draw:layer="layout" svg:width="0.451cm" svg:height="0.651cm" svg:x="18.75cm" svg:y="8.305cm" svg:viewBox="0 0 452 652" svg:d="M193 278c-88 0-88-99-88-121 0-27 3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3" draw:text-style-name="P9" draw:layer="layout" svg:width="0.212cm" svg:height="0.66cm" svg:x="19.248cm" svg:y="8.095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9" draw:layer="layout" svg:width="0.483cm" svg:height="0.436cm" svg:x="19.507cm" svg:y="8.328cm" svg:viewBox="0 0 484 437" svg:d="M392 96c9-22 27-65 92-65v-31c-23 2-52 2-74 2-25 0-70-2-87-2v31c38 0 49 23 49 43 0 9-2 11-7 22l-101 254-112-276c-4-13-4-16-4-18 0-25 38-25 56-25v-31c-29 0-85 2-108 2-27 0-67 0-96-2v31c63 0 67 5 78 36l144 352c4 13 6 18 20 18 13 0 18-9 20-18z">
            <text:p/>
          </draw:path>
          <draw:path draw:style-name="gr3" draw:text-style-name="P9" draw:layer="layout" svg:width="0.382cm" svg:height="0.454cm" svg:x="20.007cm" svg:y="8.312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9" draw:layer="layout" svg:width="0.496cm" svg:height="0.436cm" svg:x="20.448cm" svg:y="8.317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9" draw:layer="layout" svg:width="0.487cm" svg:height="0.696cm" svg:x="21.319cm" svg:y="8.07cm" svg:viewBox="0 0 488 697" svg:d="M143 314v-314l-143 11v32c69 0 76 6 76 53v590h25c2-3 9-16 36-61 15 23 58 72 130 72 118 0 221-96 221-224 0-126-98-224-210-224-76 0-119 47-135 65zM146 574v-204c0-20 0-20 11-36 38-56 92-63 116-63 45 0 81 25 103 63 27 40 29 96 29 137 0 38-2 96-31 141-20 29-58 63-112 63-42 0-78-25-103-61-13-20-13-22-13-40z">
            <text:p/>
          </draw:path>
          <draw:path draw:style-name="gr3" draw:text-style-name="P9" draw:layer="layout" svg:width="0.483cm" svg:height="0.626cm" svg:x="21.83cm" svg:y="8.328cm" svg:viewBox="0 0 484 627" svg:d="M392 94c25-63 76-63 92-63v-31c-23 2-52 2-74 2-18 0-65-2-87-2v31c31 0 47 18 47 43 0 9 0 11-7 22l-99 245-109-267c-5-9-7-13-7-18 0-25 38-25 56-25v-31c-27 0-92 2-108 2-27 0-67 0-96-2v31c47 0 67 0 81 34l147 361c-4 13-17 45-24 58-23 54-49 123-112 123-7 0-29 0-47-18 31-4 38-27 38-42 0-25-18-41-40-41-21 0-43 12-43 43 0 45 43 78 92 78 60 0 103-56 125-112z">
            <text:p/>
          </draw:path>
        </draw:g>
        <draw:g xml:id="id74" draw:id="id74">
          <svg:title>TexMaths</svg:title>
          <svg:desc>28§display§y - y_1 = m(x - x_1)§svg§600§FALSE§</svg:desc>
          <draw:polygon draw:style-name="gr2" draw:text-style-name="P8" draw:layer="layout" svg:width="8.159cm" svg:height="0.886cm" svg:x="3.61cm" svg:y="9.321cm" svg:viewBox="0 0 8160 887" draw:points="4081,887 0,887 0,0 8160,0 8160,887">
            <text:p/>
          </draw:polygon>
          <draw:path draw:style-name="gr3" draw:text-style-name="P9" draw:layer="layout" svg:width="0.456cm" svg:height="0.638cm" svg:x="3.59cm" svg:y="9.575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3 0 204-90 231-202z">
            <text:p/>
          </draw:path>
          <draw:path draw:style-name="gr3" draw:text-style-name="P9" draw:layer="layout" svg:width="0.602cm" svg:height="0.042cm" svg:x="4.378cm" svg:y="9.745cm" svg:viewBox="0 0 603 43" svg:d="M569 43c16 0 34 0 34-23 0-20-18-20-34-20h-535c-16 0-34 0-34 20 0 23 18 23 34 23z">
            <text:p/>
          </draw:path>
          <draw:path draw:style-name="gr3" draw:text-style-name="P9" draw:layer="layout" svg:width="0.456cm" svg:height="0.638cm" svg:x="5.31cm" svg:y="9.575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3 0 204-90 231-202z">
            <text:p/>
          </draw:path>
          <draw:path draw:style-name="gr3" draw:text-style-name="P9" draw:layer="layout" svg:width="0.252cm" svg:height="0.458cm" svg:x="5.839cm" svg:y="9.7cm" svg:viewBox="0 0 253 459" svg:d="M157 20c0-20 0-20-20-20-45 43-108 45-137 45v24c16 0 63 0 101-20v354c0 23 0 32-70 32h-27v24c14 0 99-2 124-2 22 0 109 2 125 2v-24h-27c-69 0-69-9-69-32z">
            <text:p/>
          </draw:path>
          <draw:path draw:style-name="gr3" draw:text-style-name="P9" draw:layer="layout" svg:width="0.655cm" svg:height="0.232cm" svg:x="6.533cm" svg:y="9.64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808cm" svg:height="0.447cm" svg:x="7.545cm" svg:y="9.575cm" svg:viewBox="0 0 809 448" svg:d="M58 379c-2 15-9 38-9 42 0 18 14 27 29 27 12 0 30-9 36-27 2-2 14-49 18-74l23-89c6-20 11-43 17-65 3-18 12-47 12-50 15-31 67-121 161-121 45 0 54 36 54 70 0 25-7 51-16 81l-27 114-20 76c-5 20-11 54-11 58 0 18 13 27 27 27 31 0 38-24 44-56 14-56 52-199 61-240 2-11 54-130 161-130 43 0 54 34 54 70 0 56-40 168-61 222-8 22-13 33-13 54 0 47 34 80 81 80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3" draw:text-style-name="P9" draw:layer="layout" svg:width="0.23cm" svg:height="0.985cm" svg:x="8.479cm" svg:y="9.272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3" draw:text-style-name="P9" draw:layer="layout" svg:width="0.492cm" svg:height="0.447cm" svg:x="8.793cm" svg:y="9.575cm" svg:viewBox="0 0 493 448" svg:d="M302 139c5-27 27-117 97-117 4 0 29 0 49 12-27 6-47 31-47 53 0 16 11 36 38 36 22 0 54-18 54-58 0-52-58-65-92-65-58 0-92 52-105 76-25-67-77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9" draw:layer="layout" svg:width="0.602cm" svg:height="0.042cm" svg:x="9.626cm" svg:y="9.745cm" svg:viewBox="0 0 603 43" svg:d="M569 43c16 0 34 0 34-23 0-20-18-20-34-20h-535c-16 0-34 0-34 20 0 23 18 23 34 23z">
            <text:p/>
          </draw:path>
          <draw:path draw:style-name="gr3" draw:text-style-name="P9" draw:layer="layout" svg:width="0.492cm" svg:height="0.447cm" svg:x="10.558cm" svg:y="9.575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9" draw:layer="layout" svg:width="0.252cm" svg:height="0.458cm" svg:x="11.167cm" svg:y="9.7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9" draw:layer="layout" svg:width="0.23cm" svg:height="0.985cm" svg:x="11.588cm" svg:y="9.272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 xml:id="id75" draw:id="id75">
          <svg:title>TexMaths</svg:title>
          <svg:desc>28§display§y - 1 = 1 \left( x - 2 \right)§svg§600§FALSE§</svg:desc>
          <draw:polygon draw:style-name="gr2" draw:text-style-name="P8" draw:layer="layout" svg:width="7.008cm" svg:height="0.886cm" svg:x="3.476cm" svg:y="10.84cm" svg:viewBox="0 0 7009 887" draw:points="3503,887 0,887 0,0 7009,0 7009,887">
            <text:p/>
          </draw:polygon>
          <draw:path draw:style-name="gr3" draw:text-style-name="P9" draw:layer="layout" svg:width="0.456cm" svg:height="0.638cm" svg:x="3.456cm" svg:y="11.094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3 0 204-90 231-202z">
            <text:p/>
          </draw:path>
          <draw:path draw:style-name="gr3" draw:text-style-name="P9" draw:layer="layout" svg:width="0.602cm" svg:height="0.042cm" svg:x="4.244cm" svg:y="11.264cm" svg:viewBox="0 0 603 43" svg:d="M569 43c16 0 34 0 34-23 0-20-18-20-34-20h-535c-16 0-34 0-34 20 0 23 18 23 34 23z">
            <text:p/>
          </draw:path>
          <draw:path draw:style-name="gr3" draw:text-style-name="P9" draw:layer="layout" svg:width="0.326cm" svg:height="0.658cm" svg:x="5.234cm" svg:y="10.874cm" svg:viewBox="0 0 327 659" svg:d="M204 25c0-23 0-25-23-25-62 63-150 63-181 63v31c20 0 78 0 130-27v513c0 36-2 47-92 47h-31v32c33-5 121-5 159-5 40 0 125 0 161 5v-32h-31c-90 0-92-11-92-47z">
            <text:p/>
          </draw:path>
          <draw:path draw:style-name="gr3" draw:text-style-name="P9" draw:layer="layout" svg:width="0.655cm" svg:height="0.232cm" svg:x="5.967cm" svg:y="11.16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326cm" svg:height="0.658cm" svg:x="7.04cm" svg:y="10.874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9" draw:layer="layout" svg:width="0.23cm" svg:height="0.985cm" svg:x="7.705cm" svg:y="10.79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492cm" svg:height="0.447cm" svg:x="8.019cm" svg:y="11.09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9" draw:layer="layout" svg:width="0.602cm" svg:height="0.042cm" svg:x="8.852cm" svg:y="11.264cm" svg:viewBox="0 0 603 43" svg:d="M569 43c16 0 34 0 34-23 0-20-18-20-34-20h-535c-16 0-34 0-34 20 0 23 18 23 34 23z">
            <text:p/>
          </draw:path>
          <draw:path draw:style-name="gr3" draw:text-style-name="P9" draw:layer="layout" svg:width="0.393cm" svg:height="0.658cm" svg:x="9.804cm" svg:y="10.874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3" draw:text-style-name="P9" draw:layer="layout" svg:width="0.23cm" svg:height="0.985cm" svg:x="10.303cm" svg:y="10.79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77" draw:id="id77">
          <svg:title>TexMaths</svg:title>
          <svg:desc>28§display§y - 1 = x - 2 \Rightarrow§svg§600§FALSE§</svg:desc>
          <draw:polygon draw:style-name="gr2" draw:text-style-name="P8" draw:layer="layout" svg:width="6.885cm" svg:height="0.76cm" svg:x="12.535cm" svg:y="10.923cm" svg:viewBox="0 0 6886 761" draw:points="3443,761 0,761 0,0 6886,0 6886,761">
            <text:p/>
          </draw:polygon>
          <draw:path draw:style-name="gr3" draw:text-style-name="P9" draw:layer="layout" svg:width="0.456cm" svg:height="0.637cm" svg:x="12.515cm" svg:y="11.093cm" svg:viewBox="0 0 457 638" svg:d="M452 60c5-13 5-15 5-22 0-18-16-27-29-27-11 0-27 5-36 20-2 5-9 36-13 54-7 25-14 51-21 78l-44 179c-3 14-45 83-110 83-52 0-63-42-63-80 0-45 18-106 52-193 15-40 18-51 18-71 0-45-32-81-81-81-94 0-130 143-130 152s9 9 11 9c11 0 11-2 16-18 27-92 67-121 101-121 6 0 24 0 24 32 0 24-9 49-18 69-38 103-56 161-56 206 0 87 63 119 121 119 38 0 72-18 99-45-11 51-25 98-63 152-27 33-65 63-110 63-13 0-58-5-73-43 15 0 26 0 42-11 9-9 18-23 18-40 0-32-27-36-36-36-22 0-56 15-56 65 0 49 45 85 105 85 103 0 204-90 231-202z">
            <text:p/>
          </draw:path>
          <draw:path draw:style-name="gr3" draw:text-style-name="P9" draw:layer="layout" svg:width="0.602cm" svg:height="0.042cm" svg:x="13.303cm" svg:y="11.263cm" svg:viewBox="0 0 603 43" svg:d="M569 43c16 0 34 0 34-23 0-20-18-20-34-20h-535c-16 0-34 0-34 20 0 23 18 23 34 23z">
            <text:p/>
          </draw:path>
          <draw:path draw:style-name="gr3" draw:text-style-name="P9" draw:layer="layout" svg:width="0.326cm" svg:height="0.657cm" svg:x="14.294cm" svg:y="10.874cm" svg:viewBox="0 0 327 658" svg:d="M204 25c0-23 0-25-23-25-62 63-150 63-181 63v31c20 0 78 0 130-27v513c0 35-2 47-92 47h-31v31c33-5 121-5 159-5 40 0 125 0 161 5v-31h-31c-90 0-92-12-92-47z">
            <text:p/>
          </draw:path>
          <draw:path draw:style-name="gr3" draw:text-style-name="P9" draw:layer="layout" svg:width="0.655cm" svg:height="0.232cm" svg:x="15.026cm" svg:y="11.167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9" draw:layer="layout" svg:width="0.492cm" svg:height="0.447cm" svg:x="16.038cm" svg:y="11.093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6-38-36c-29 0-54 27-54 59 0 44 49 65 94 65 65 0 101-70 103-77 11 38 47 77 108 77 100 0 156-128 156-153 0-9-9-9-11-9-9 0-11 3-13 9-32 108-99 130-132 130-38 0-54-31-54-65 0-22 7-42 18-87z">
            <text:p/>
          </draw:path>
          <draw:path draw:style-name="gr3" draw:text-style-name="P9" draw:layer="layout" svg:width="0.602cm" svg:height="0.042cm" svg:x="16.874cm" svg:y="11.263cm" svg:viewBox="0 0 603 43" svg:d="M569 43c16 0 34 0 34-23 0-20-18-20-34-20h-535c-16 0-34 0-34 20 0 23 18 23 34 23z">
            <text:p/>
          </draw:path>
          <draw:path draw:style-name="gr3" draw:text-style-name="P9" draw:layer="layout" svg:width="0.393cm" svg:height="0.657cm" svg:x="17.826cm" svg:y="10.874cm" svg:viewBox="0 0 394 658" svg:d="M76 582l105-103c155-137 213-188 213-287 0-114-87-192-208-192-112 0-186 92-186 179 0 54 49 54 52 54 17 0 51-11 51-52 0-24-18-51-51-51-9 0-9 0-14 2 22-65 76-101 134-101 90 0 133 79 133 161 0 79-50 157-103 217l-191 211c-11 11-11 13-11 38h367l27-172h-24c-5 29-12 73-21 87-9 9-73 9-94 9z">
            <text:p/>
          </draw:path>
          <draw:path draw:style-name="gr3" draw:text-style-name="P9" draw:layer="layout" svg:width="0.875cm" svg:height="0.543cm" svg:x="18.594cm" svg:y="11.013cm" svg:viewBox="0 0 876 544" svg:d="M663 195c40 35 90 62 123 76-36 15-83 42-123 76h-627c-18 0-36 0-36 20s18 20 34 20h584c-47 45-98 132-98 146 0 11 11 11 18 11 9 0 15 0 18-9 22-38 49-90 114-148 67-60 134-85 183-101 18-6 18-6 21-9 2 0 2-4 2-6s0-2 0-5l-5-2c-2-2-2-2-20-9-134-38-233-130-289-235-9-20-11-20-24-20-7 0-18 0-18 11 0 14 49 99 98 146h-584c-16 0-34 0-34 20 0 18 18 18 36 18z">
            <text:p/>
          </draw:path>
        </draw:g>
        <draw:g xml:id="id76" draw:id="id76">
          <svg:title>TexMaths</svg:title>
          <svg:desc>28§display§\Rightarrow§svg§600§FALSE§</svg:desc>
          <draw:polygon draw:style-name="gr2" draw:text-style-name="P8" draw:layer="layout" svg:width="0.829cm" svg:height="0.444cm" svg:x="11.185cm" svg:y="11.102cm" svg:viewBox="0 0 830 445" draw:points="416,445 0,445 0,0 830,0 830,445">
            <text:p/>
          </draw:polygon>
          <draw:path draw:style-name="gr3" draw:text-style-name="P9" draw:layer="layout" svg:width="0.874cm" svg:height="0.542cm" svg:x="11.189cm" svg:y="11.053cm" svg:viewBox="0 0 875 543" svg:d="M662 194c40 36 92 63 123 76-36 16-83 43-123 76h-626c-18 0-36 0-36 20 0 21 18 21 34 21h583c-47 44-98 131-98 145 0 11 11 11 18 11 9 0 15 0 18-9 22-38 49-89 114-147 67-61 134-85 183-101 18-7 18-7 20-9 3 0 3-4 3-7 0-2 0-2 0-4l-5-2c-2-3-2-3-20-9-134-38-233-130-289-235-9-20-11-20-24-20-7 0-18 0-18 11 0 14 49 98 98 145h-583c-16 0-34 0-34 21 0 17 18 17 36 17z">
            <text:p/>
          </draw:path>
        </draw:g>
        <draw:g xml:id="id79" draw:id="id79">
          <svg:title>TexMaths</svg:title>
          <svg:desc>28§display§\text{Equation of the normal at } (2, 1) \text { is given by }§svg§600§FALSE§</svg:desc>
          <draw:polygon draw:style-name="gr2" draw:text-style-name="P8" draw:layer="layout" svg:width="18.602cm" svg:height="0.886cm" svg:x="3.588cm" svg:y="12.467cm" svg:viewBox="0 0 18603 887" draw:points="9303,887 0,887 0,0 18603,0 18603,887">
            <text:p/>
          </draw:polygon>
          <draw:path draw:style-name="gr3" draw:text-style-name="P9" draw:layer="layout" svg:width="0.611cm" svg:height="0.671cm" svg:x="3.57cm" svg:y="12.487cm" svg:viewBox="0 0 612 672" svg:d="M101 594c0 36 0 47-76 47h-25v31h569l43-255h-25c-25 152-47 224-217 224h-133c-44 0-47-7-47-40v-263h88c96 0 107 32 107 115h25v-260h-25c0 83-11 114-107 114h-88v-238c0-31 3-38 47-38h128c152 0 179 54 195 191h25l-29-222h-556v31h25c76 0 76 12 76 45z">
            <text:p/>
          </draw:path>
          <draw:path draw:style-name="gr3" draw:text-style-name="P9" draw:layer="layout" svg:width="0.487cm" svg:height="0.626cm" svg:x="4.242cm" svg:y="12.721cm" svg:viewBox="0 0 488 627" svg:d="M343 376v178c0 44-11 44-79 44v29c34 0 85-2 112-2s76 2 112 2v-29c-67 0-78 0-78-44v-554h-22l-36 90c-14-27-54-90-132-90-117 0-220 96-220 224 0 123 96 224 211 224 69 0 109-42 132-72zM345 164v139c0 31-18 58-40 82-12 14-43 41-90 41-72 0-132-88-132-202 0-116 69-199 141-199 78 0 121 85 121 139z">
            <text:p/>
          </draw:path>
          <draw:path draw:style-name="gr3" draw:text-style-name="P9" draw:layer="layout" svg:width="0.496cm" svg:height="0.447cm" svg:x="4.759cm" svg:y="12.721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3" draw:text-style-name="P9" draw:layer="layout" svg:width="0.445cm" svg:height="0.454cm" svg:x="5.315cm" svg:y="12.716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9" draw:layer="layout" svg:width="0.308cm" svg:height="0.617cm" svg:x="5.785cm" svg:y="12.55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9" draw:layer="layout" svg:width="0.212cm" svg:height="0.66cm" svg:x="6.182cm" svg:y="12.49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9" draw:layer="layout" svg:width="0.438cm" svg:height="0.454cm" svg:x="6.451cm" svg:y="12.716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9" draw:layer="layout" svg:width="0.496cm" svg:height="0.436cm" svg:x="6.946cm" svg:y="12.721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9" draw:layer="layout" svg:width="0.438cm" svg:height="0.454cm" svg:x="7.817cm" svg:y="12.716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9" draw:layer="layout" svg:width="0.319cm" svg:height="0.696cm" svg:x="8.314cm" svg:y="12.463cm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3" draw:text-style-name="P9" draw:layer="layout" svg:width="0.308cm" svg:height="0.617cm" svg:x="8.928cm" svg:y="12.55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9" draw:layer="layout" svg:width="0.496cm" svg:height="0.685cm" svg:x="9.324cm" svg:y="12.474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9" draw:layer="layout" svg:width="0.382cm" svg:height="0.454cm" svg:x="9.867cm" svg:y="12.716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9" draw:layer="layout" svg:width="0.496cm" svg:height="0.436cm" svg:x="10.637cm" svg:y="12.721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9" draw:layer="layout" svg:width="0.438cm" svg:height="0.454cm" svg:x="11.179cm" svg:y="12.716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9" draw:layer="layout" svg:width="0.333cm" svg:height="0.436cm" svg:x="11.672cm" svg:y="12.721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9" draw:layer="layout" svg:width="0.77cm" svg:height="0.436cm" svg:x="12.059cm" svg:y="12.721cm" svg:viewBox="0 0 771 437" svg:d="M76 96v267c0 43-11 43-76 43v31c34 0 85-2 112-2 25 0 76 2 110 2v-31c-65 0-76 0-76-43v-184c0-103 69-157 132-157 62 0 74 54 74 110v231c0 43-12 43-79 43v31c36 0 85-2 112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9" draw:layer="layout" svg:width="0.445cm" svg:height="0.454cm" svg:x="12.89cm" svg:y="12.716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9" draw:layer="layout" svg:width="0.221cm" svg:height="0.685cm" svg:x="13.374cm" svg:y="12.474cm" svg:viewBox="0 0 222 686" svg:d="M143 0l-143 11v32c69 0 78 6 78 53v514c0 44-11 44-78 44v32c34-3 85-3 110-3 24 0 74 0 112 3v-32c-67 0-79 0-79-44z">
            <text:p/>
          </draw:path>
          <draw:path draw:style-name="gr3" draw:text-style-name="P9" draw:layer="layout" svg:width="0.445cm" svg:height="0.454cm" svg:x="13.984cm" svg:y="12.716cm" svg:viewBox="0 0 446 455" svg:d="M287 368c4 40 31 80 78 80 20 0 81-13 81-94v-54h-25v54c0 58-25 65-36 65-31 0-36-45-36-49v-200c0-40 0-78-35-116-38-38-88-54-135-54-83 0-150 47-150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9" draw:layer="layout" svg:width="0.31cm" svg:height="0.617cm" svg:x="14.454cm" svg:y="12.55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9" draw:layer="layout" svg:width="0.23cm" svg:height="0.985cm" svg:x="15.242cm" svg:y="12.41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393cm" svg:height="0.658cm" svg:x="15.576cm" svg:y="12.50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3" draw:text-style-name="P9" draw:layer="layout" svg:width="0.115cm" svg:height="0.295cm" svg:x="16.105cm" svg:y="13.05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3" draw:text-style-name="P9" draw:layer="layout" svg:width="0.326cm" svg:height="0.658cm" svg:x="16.544cm" svg:y="12.501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9" draw:layer="layout" svg:width="0.23cm" svg:height="0.985cm" svg:x="17.005cm" svg:y="12.41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9" draw:layer="layout" svg:width="0.212cm" svg:height="0.66cm" svg:x="17.693cm" svg:y="12.49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9" draw:layer="layout" svg:width="0.324cm" svg:height="0.454cm" svg:x="17.966cm" svg:y="12.716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9" draw:layer="layout" svg:width="0.451cm" svg:height="0.651cm" svg:x="18.676cm" svg:y="12.709cm" svg:viewBox="0 0 452 652" svg:d="M193 278c-88 0-88-99-88-121 0-27 3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3" draw:text-style-name="P9" draw:layer="layout" svg:width="0.212cm" svg:height="0.66cm" svg:x="19.174cm" svg:y="12.49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9" draw:layer="layout" svg:width="0.483cm" svg:height="0.436cm" svg:x="19.433cm" svg:y="12.732cm" svg:viewBox="0 0 484 437" svg:d="M392 96c9-22 27-65 92-65v-31c-23 2-52 2-74 2-25 0-70-2-87-2v31c38 0 49 23 49 43 0 9-2 11-7 22l-101 254-112-276c-4-13-4-16-4-18 0-25 38-25 56-25v-31c-29 0-85 2-108 2-27 0-67 0-96-2v31c63 0 67 5 78 36l144 352c4 13 6 18 20 18 13 0 18-9 20-18z">
            <text:p/>
          </draw:path>
          <draw:path draw:style-name="gr3" draw:text-style-name="P9" draw:layer="layout" svg:width="0.382cm" svg:height="0.454cm" svg:x="19.935cm" svg:y="12.716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9" draw:layer="layout" svg:width="0.496cm" svg:height="0.436cm" svg:x="20.376cm" svg:y="12.721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9" draw:layer="layout" svg:width="0.487cm" svg:height="0.696cm" svg:x="21.248cm" svg:y="12.474cm" svg:viewBox="0 0 488 697" svg:d="M143 314v-314l-143 11v32c69 0 76 6 76 53v590h25c2-3 9-16 36-61 15 23 58 72 130 72 118 0 221-96 221-224 0-126-98-224-210-224-76 0-119 47-135 65zM146 574v-204c0-20 0-20 11-36 38-56 92-63 116-63 45 0 81 25 103 63 27 40 29 96 29 137 0 38-2 96-31 141-20 29-58 63-112 63-42 0-78-25-103-61-13-20-13-22-13-40z">
            <text:p/>
          </draw:path>
          <draw:path draw:style-name="gr3" draw:text-style-name="P9" draw:layer="layout" svg:width="0.483cm" svg:height="0.626cm" svg:x="21.756cm" svg:y="12.732cm" svg:viewBox="0 0 484 627" svg:d="M392 94c25-63 76-63 92-63v-31c-23 2-52 2-74 2-18 0-65-2-87-2v31c31 0 47 18 47 43 0 9 0 11-7 22l-99 245-109-267c-5-9-7-13-7-18 0-25 38-25 56-25v-31c-27 0-92 2-108 2-27 0-67 0-96-2v31c47 0 67 0 81 34l147 361c-4 13-17 45-24 58-23 54-49 123-112 123-7 0-29 0-47-18 31-4 38-27 38-42 0-25-18-41-40-41-21 0-43 12-43 43 0 45 43 78 92 78 60 0 103-56 125-112z">
            <text:p/>
          </draw:path>
        </draw:g>
        <draw:g xml:id="id80" draw:id="id80">
          <svg:title>TexMaths</svg:title>
          <svg:desc>28§display§y - y_1 = m'(x - x_1)§svg§600§FALSE§</svg:desc>
          <draw:polygon draw:style-name="gr2" draw:text-style-name="P8" draw:layer="layout" svg:width="8.436cm" svg:height="0.939cm" svg:x="3.611cm" svg:y="13.823cm" svg:viewBox="0 0 8437 940" draw:points="4218,940 0,940 0,0 8437,0 8437,940">
            <text:p/>
          </draw:polygon>
          <draw:path draw:style-name="gr3" draw:text-style-name="P9" draw:layer="layout" svg:width="0.456cm" svg:height="0.637cm" svg:x="3.591cm" svg:y="14.13cm" svg:viewBox="0 0 457 638" svg:d="M453 60c4-13 4-15 4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7 63 119 121 119 38 0 72-18 99-45-11 52-25 99-63 152-27 34-65 63-110 63-13 0-58-4-73-43 15 0 26 0 42-11 9-9 18-22 18-40 0-31-27-36-36-36-22 0-56 16-56 65s45 85 105 85c103 0 204-89 231-201z">
            <text:p/>
          </draw:path>
          <draw:path draw:style-name="gr3" draw:text-style-name="P9" draw:layer="layout" svg:width="0.602cm" svg:height="0.042cm" svg:x="4.38cm" svg:y="14.3cm" svg:viewBox="0 0 603 43" svg:d="M569 43c16 0 34 0 34-23 0-20-18-20-34-20h-535c-16 0-34 0-34 20 0 23 18 23 34 23z">
            <text:p/>
          </draw:path>
          <draw:path draw:style-name="gr3" draw:text-style-name="P9" draw:layer="layout" svg:width="0.456cm" svg:height="0.637cm" svg:x="5.311cm" svg:y="14.13cm" svg:viewBox="0 0 457 638" svg:d="M453 60c4-13 4-15 4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7 63 119 121 119 38 0 72-18 99-45-11 52-25 99-63 152-27 34-65 63-110 63-13 0-58-4-73-43 15 0 26 0 42-11 9-9 18-22 18-40 0-31-27-36-36-36-22 0-56 16-56 65s45 85 105 85c103 0 204-89 231-201z">
            <text:p/>
          </draw:path>
          <draw:path draw:style-name="gr3" draw:text-style-name="P9" draw:layer="layout" svg:width="0.252cm" svg:height="0.458cm" svg:x="5.84cm" svg:y="14.255cm" svg:viewBox="0 0 253 459" svg:d="M157 20c0-20 0-20-20-20-45 43-108 45-137 45v24c16 0 63 0 101-20v354c0 22 0 31-70 31h-27v25c14 0 99-2 124-2 22 0 109 2 125 2v-25h-27c-69 0-69-9-69-31z">
            <text:p/>
          </draw:path>
          <draw:path draw:style-name="gr3" draw:text-style-name="P9" draw:layer="layout" svg:width="0.655cm" svg:height="0.232cm" svg:x="6.535cm" svg:y="14.20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808cm" svg:height="0.447cm" svg:x="7.547cm" svg:y="14.13cm" svg:viewBox="0 0 809 448" svg:d="M58 378c-2 16-9 38-9 43 0 18 14 27 29 27 12 0 30-9 36-27 2-2 14-49 18-74l23-89c6-21 11-43 17-65 3-18 12-47 12-50 15-31 67-121 161-121 45 0 54 36 54 70 0 24-7 51-16 80l-27 115-20 76c-4 20-11 53-11 58 0 18 13 27 27 27 31 0 38-25 45-56 13-56 51-199 60-240 2-11 54-130 161-130 43 0 54 34 54 70 0 56-40 168-60 221-9 23-14 34-14 54 0 47 34 81 81 81 94 0 130-143 130-152s-9-9-11-9c-12 0-12 2-16 18-16 51-47 120-101 120-18 0-25-9-25-31 0-25 9-49 18-72 20-51 61-161 61-217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3" draw:text-style-name="P9" draw:layer="layout" svg:width="0.174cm" svg:height="0.357cm" svg:x="8.416cm" svg:y="13.774cm" svg:viewBox="0 0 175 358" svg:d="M168 60c7-11 7-17 7-22 0-22-20-38-41-38-26 0-35 22-38 34l-92 300c-2 0-4 9-4 9 0 9 22 15 27 15 4 0 7 0 11-11z">
            <text:p/>
          </draw:path>
          <draw:path draw:style-name="gr3" draw:text-style-name="P9" draw:layer="layout" svg:width="0.23cm" svg:height="0.984cm" svg:x="8.757cm" svg:y="13.828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492cm" svg:height="0.447cm" svg:x="9.071cm" svg:y="14.13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8-9-11-9-9 0-11 2-13 9-34 107-101 129-132 129-38 0-54-31-54-64 0-23 7-43 18-88z">
            <text:p/>
          </draw:path>
          <draw:path draw:style-name="gr3" draw:text-style-name="P9" draw:layer="layout" svg:width="0.602cm" svg:height="0.042cm" svg:x="9.904cm" svg:y="14.3cm" svg:viewBox="0 0 603 43" svg:d="M569 43c16 0 34 0 34-23 0-20-18-20-34-20h-535c-16 0-34 0-34 20 0 23 18 23 34 23z">
            <text:p/>
          </draw:path>
          <draw:path draw:style-name="gr3" draw:text-style-name="P9" draw:layer="layout" svg:width="0.492cm" svg:height="0.447cm" svg:x="10.836cm" svg:y="14.1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4 65 65 0 101-70 103-76 11 38 47 76 108 76 100 0 156-128 156-152 0-9-8-9-11-9-9 0-11 2-13 9-32 107-101 129-132 129-38 0-54-31-54-64 0-23 7-43 18-88z">
            <text:p/>
          </draw:path>
          <draw:path draw:style-name="gr3" draw:text-style-name="P9" draw:layer="layout" svg:width="0.252cm" svg:height="0.458cm" svg:x="11.445cm" svg:y="14.255cm" svg:viewBox="0 0 253 459" svg:d="M157 20c0-20-2-20-20-20-45 43-108 45-137 45v24c16 0 63 0 101-20v354c0 22 0 31-70 31h-27v25c14 0 99-2 124-2 22 0 109 2 125 2v-25h-27c-69 0-69-9-69-31z">
            <text:p/>
          </draw:path>
          <draw:path draw:style-name="gr3" draw:text-style-name="P9" draw:layer="layout" svg:width="0.23cm" svg:height="0.984cm" svg:x="11.866cm" svg:y="13.828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</draw:g>
        <draw:g xml:id="id78" draw:id="id78">
          <svg:title>TexMaths</svg:title>
          <svg:desc>28§display§x - y - 1 = 0 §svg§600§FALSE§</svg:desc>
          <draw:polygon draw:style-name="gr2" draw:text-style-name="P8" draw:layer="layout" svg:width="5.648cm" svg:height="0.76cm" svg:x="20.234cm" svg:y="10.924cm" svg:viewBox="0 0 5649 761" draw:points="2823,761 0,761 0,0 5649,0 5649,761">
            <text:p/>
          </draw:polygon>
          <draw:path draw:style-name="gr3" draw:text-style-name="P9" draw:layer="layout" svg:width="0.492cm" svg:height="0.447cm" svg:x="20.214cm" svg:y="11.094cm" svg:viewBox="0 0 493 448" svg:d="M302 139c5-27 27-117 97-117 7 0 29 0 49 12-27 6-47 31-47 53 0 16 11 36 38 36 23 0 54-18 54-58 0-52-58-65-92-65-58 0-92 51-105 76-25-67-76-76-106-76-103 0-159 128-159 152 0 9 9 9 12 9 9 0 11 0 13-9 34-105 99-130 132-130 18 0 54 9 54 65 0 32-18 99-54 235-15 63-51 103-94 103-7 0-29 0-49-11 24-7 47-27 47-54s-23-36-38-36c-29 0-54 27-54 59 0 44 49 65 92 65 67 0 103-70 105-77 11 38 47 77 105 77 104 0 160-128 160-153 0-9-9-9-12-9-9 0-11 3-13 9-31 108-101 130-132 130-38 0-54-31-54-65 0-22 7-42 18-87z">
            <text:p/>
          </draw:path>
          <draw:path draw:style-name="gr3" draw:text-style-name="P9" draw:layer="layout" svg:width="0.602cm" svg:height="0.042cm" svg:x="21.048cm" svg:y="11.264cm" svg:viewBox="0 0 603 43" svg:d="M569 43c16 0 34 0 34-23 0-20-18-20-34-20h-535c-16 0-34 0-34 20 0 23 18 23 34 23z">
            <text:p/>
          </draw:path>
          <draw:path draw:style-name="gr3" draw:text-style-name="P9" draw:layer="layout" svg:width="0.456cm" svg:height="0.637cm" svg:x="21.98cm" svg:y="11.094cm" svg:viewBox="0 0 457 638" svg:d="M453 60c4-13 4-15 4-22 0-18-16-27-29-27-11 0-27 5-36 20-2 5-9 36-13 54-7 25-14 51-21 78l-44 179c-3 14-45 83-110 83-52 0-63-42-63-80 0-45 18-106 52-193 15-40 18-51 18-71 0-45-32-81-81-81-94 0-130 143-130 152s9 9 11 9c11 0 11-2 16-18 27-92 67-121 101-121 6 0 24 0 24 32 0 24-9 49-18 69-38 103-56 161-56 206 0 87 63 119 121 119 39 0 72-18 99-45-11 51-25 98-63 152-27 33-65 63-110 63-13 0-58-5-73-43 15 0 26 0 40-11 11-9 20-23 20-40 0-32-27-36-36-36-22 0-56 15-56 65 0 49 45 85 105 85 104 0 204-90 231-202z">
            <text:p/>
          </draw:path>
          <draw:path draw:style-name="gr3" draw:text-style-name="P9" draw:layer="layout" svg:width="0.602cm" svg:height="0.042cm" svg:x="22.768cm" svg:y="11.264cm" svg:viewBox="0 0 603 43" svg:d="M569 43c16 0 34 0 34-23 0-20-18-20-34-20h-535c-16 0-34 0-34 20 0 23 18 23 34 23z">
            <text:p/>
          </draw:path>
          <draw:path draw:style-name="gr3" draw:text-style-name="P9" draw:layer="layout" svg:width="0.326cm" svg:height="0.657cm" svg:x="23.759cm" svg:y="10.875cm" svg:viewBox="0 0 327 658" svg:d="M204 25c0-23 0-25-25-25-60 63-148 63-179 63v31c20 0 78 0 130-27v513c0 35-2 47-92 47h-31v31c33-5 121-5 159-5 40 0 125 0 161 5v-31h-31c-90 0-92-12-92-47z">
            <text:p/>
          </draw:path>
          <draw:path draw:style-name="gr3" draw:text-style-name="P9" draw:layer="layout" svg:width="0.655cm" svg:height="0.232cm" svg:x="24.491cm" svg:y="11.168cm" svg:viewBox="0 0 656 233" svg:d="M623 40c16 0 33 0 33-20s-17-20-31-20h-591c-16 0-34 0-34 20s18 20 34 20zM625 233c14 0 31 0 31-20 0-21-17-21-33-21h-589c-16 0-34 0-34 21 0 20 18 20 34 20z">
            <text:p/>
          </draw:path>
          <draw:path draw:style-name="gr3" draw:text-style-name="P9" draw:layer="layout" svg:width="0.416cm" svg:height="0.677cm" svg:x="25.515cm" svg:y="10.875cm" svg:viewBox="0 0 417 678" svg:d="M417 342c0-80-5-159-41-232-44-94-125-110-168-110-58 0-132 25-172 116-32 70-36 146-36 226 0 74 4 161 45 238 42 78 114 98 163 98 54 0 128-20 173-114 31-67 36-146 36-222zM208 658c-38 0-98-25-114-121-11-58-11-150-11-208 0-63 0-128 7-181 20-117 94-126 118-126 32 0 99 18 117 114 9 56 9 130 9 193 0 74 0 141-11 204-14 94-70 125-115 12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9" smil:attributeName="visibility" smil:to="visible"/>
                  <anim:animate smil:dur="0.5s" smil:fill="hold" smil:targetElement="id69" smil:attributeName="x" smil:values="x;x" smil:keyTimes="0;1"/>
                  <anim:animate smil:dur="0.5s" smil:fill="hold" smil:targetElement="id6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0" smil:attributeName="visibility" smil:to="visible"/>
                  <anim:animate smil:dur="0.5s" smil:fill="hold" smil:targetElement="id70" smil:attributeName="x" smil:values="x;x" smil:keyTimes="0;1"/>
                  <anim:animate smil:dur="0.5s" smil:fill="hold" smil:targetElement="id7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1" smil:attributeName="visibility" smil:to="visible"/>
                  <anim:animate smil:dur="0.5s" smil:fill="hold" smil:targetElement="id71" smil:attributeName="x" smil:values="x;x" smil:keyTimes="0;1"/>
                  <anim:animate smil:dur="0.5s" smil:fill="hold" smil:targetElement="id7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72" smil:attributeName="visibility" smil:to="visible"/>
                  <anim:animate smil:dur="0.5s" smil:fill="hold" smil:targetElement="id72" smil:attributeName="width" smil:values="width*0.05;width" smil:keyTimes="0;1"/>
                  <anim:animate smil:dur="0.5s" smil:fill="hold" smil:targetElement="id72" smil:attributeName="height" smil:values="height;height" smil:keyTimes="0;1"/>
                  <anim:animate smil:dur="0.5s" smil:fill="hold" smil:targetElement="id72" smil:attributeName="x" smil:values="x-.2;x" smil:keyTimes="0;1"/>
                  <anim:animate smil:dur="0.5s" smil:fill="hold" smil:targetElement="id72" smil:attributeName="y" smil:values="y;y" smil:keyTimes="0;1"/>
                  <anim:transitionFilter smil:dur="0.5s" smil:targetElement="id7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73" smil:attributeName="visibility" smil:to="visible"/>
                  <anim:animate smil:dur="0.5s" smil:fill="hold" smil:targetElement="id73" smil:attributeName="width" smil:values="width*0.05;width" smil:keyTimes="0;1"/>
                  <anim:animate smil:dur="0.5s" smil:fill="hold" smil:targetElement="id73" smil:attributeName="height" smil:values="height;height" smil:keyTimes="0;1"/>
                  <anim:animate smil:dur="0.5s" smil:fill="hold" smil:targetElement="id73" smil:attributeName="x" smil:values="x-.2;x" smil:keyTimes="0;1"/>
                  <anim:animate smil:dur="0.5s" smil:fill="hold" smil:targetElement="id73" smil:attributeName="y" smil:values="y;y" smil:keyTimes="0;1"/>
                  <anim:transitionFilter smil:dur="0.5s" smil:targetElement="id7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74" smil:attributeName="visibility" smil:to="visible"/>
                  <anim:animate smil:dur="0.5s" smil:fill="hold" smil:targetElement="id74" smil:attributeName="width" smil:values="width*0.05;width" smil:keyTimes="0;1"/>
                  <anim:animate smil:dur="0.5s" smil:fill="hold" smil:targetElement="id74" smil:attributeName="height" smil:values="height;height" smil:keyTimes="0;1"/>
                  <anim:animate smil:dur="0.5s" smil:fill="hold" smil:targetElement="id74" smil:attributeName="x" smil:values="x-.2;x" smil:keyTimes="0;1"/>
                  <anim:animate smil:dur="0.5s" smil:fill="hold" smil:targetElement="id74" smil:attributeName="y" smil:values="y;y" smil:keyTimes="0;1"/>
                  <anim:transitionFilter smil:dur="0.5s" smil:targetElement="id74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5" smil:attributeName="visibility" smil:to="visible"/>
                  <anim:animate smil:dur="0.5s" smil:fill="hold" smil:targetElement="id75" smil:attributeName="x" smil:values="x;x" smil:keyTimes="0;1"/>
                  <anim:animate smil:dur="0.5s" smil:fill="hold" smil:targetElement="id7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6" smil:attributeName="visibility" smil:to="visible"/>
                  <anim:animate smil:dur="0.5s" smil:fill="hold" smil:targetElement="id76" smil:attributeName="x" smil:values="x;x" smil:keyTimes="0;1"/>
                  <anim:animate smil:dur="0.5s" smil:fill="hold" smil:targetElement="id7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7" smil:attributeName="visibility" smil:to="visible"/>
                  <anim:animate smil:dur="0.5s" smil:fill="hold" smil:targetElement="id77" smil:attributeName="x" smil:values="x;x" smil:keyTimes="0;1"/>
                  <anim:animate smil:dur="0.5s" smil:fill="hold" smil:targetElement="id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8" smil:attributeName="visibility" smil:to="visible"/>
                  <anim:animate smil:dur="0.5s" smil:fill="hold" smil:targetElement="id78" smil:attributeName="x" smil:values="x;x" smil:keyTimes="0;1"/>
                  <anim:animate smil:dur="0.5s" smil:fill="hold" smil:targetElement="id7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79" smil:attributeName="visibility" smil:to="visible"/>
                  <anim:animate smil:dur="0.5s" smil:fill="hold" smil:targetElement="id79" smil:attributeName="width" smil:values="width*0.05;width" smil:keyTimes="0;1"/>
                  <anim:animate smil:dur="0.5s" smil:fill="hold" smil:targetElement="id79" smil:attributeName="height" smil:values="height;height" smil:keyTimes="0;1"/>
                  <anim:animate smil:dur="0.5s" smil:fill="hold" smil:targetElement="id79" smil:attributeName="x" smil:values="x-.2;x" smil:keyTimes="0;1"/>
                  <anim:animate smil:dur="0.5s" smil:fill="hold" smil:targetElement="id79" smil:attributeName="y" smil:values="y;y" smil:keyTimes="0;1"/>
                  <anim:transitionFilter smil:dur="0.5s" smil:targetElement="id7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0" smil:attributeName="visibility" smil:to="visible"/>
                  <anim:animate smil:dur="0.5s" smil:fill="hold" smil:targetElement="id80" smil:attributeName="width" smil:values="width*0.05;width" smil:keyTimes="0;1"/>
                  <anim:animate smil:dur="0.5s" smil:fill="hold" smil:targetElement="id80" smil:attributeName="height" smil:values="height;height" smil:keyTimes="0;1"/>
                  <anim:animate smil:dur="0.5s" smil:fill="hold" smil:targetElement="id80" smil:attributeName="x" smil:values="x-.2;x" smil:keyTimes="0;1"/>
                  <anim:animate smil:dur="0.5s" smil:fill="hold" smil:targetElement="id80" smil:attributeName="y" smil:values="y;y" smil:keyTimes="0;1"/>
                  <anim:transitionFilter smil:dur="0.5s" smil:targetElement="id80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3T19">
        <office:forms form:automatic-focus="false" form:apply-design-mode="false"/>
        <draw:frame presentation:style-name="pr13" draw:text-style-name="P15" draw:layer="layout" svg:width="26.4cm" svg:height="14.572cm" svg:x="0.8cm" svg:y="0.828cm" presentation:class="title" presentation:user-transformed="true">
          <draw:text-box>
            <text:p xml:id="id86" text:id="id86" text:style-name="P6"><text:span text:style-name="T24"><text:s text:c="15"/></text:span><text:span text:style-name="T24"><text:line-break/></text:span><text:span text:style-name="T24"> <text:s text:c="20"/></text:span><text:span text:style-name="T24"><text:line-break/></text:span><text:span text:style-name="T24"> <text:s text:c="14"/></text:span><text:span text:style-name="T24"><text:line-break/></text:span><text:span text:style-name="T24"> <text:s text:c="16"/></text:span><text:span text:style-name="T24"><text:line-break/></text:span><text:span text:style-name="T24"> <text:s text:c="14"/></text:span><text:span text:style-name="T24"><text:line-break/></text:span><text:span text:style-name="T24"> <text:s text:c="17"/></text:span><text:span text:style-name="T24"><text:line-break/></text:span><text:span text:style-name="T24"><text:tab/></text:span><text:span text:style-name="T24"> <text:s/></text:span><text:span text:style-name="T4">(iii) <text:s/>Given that,</text:span><text:span text:style-name="T25"> <text:s text:c="22"/></text:span><text:span text:style-name="T25"><text:line-break/></text:span><text:span text:style-name="T25"> <text:s text:c="18"/></text:span><text:span text:style-name="T25"><text:line-break/></text:span><text:span text:style-name="T25"> <text:s text:c="17"/></text:span><text:span text:style-name="T25"><text:line-break/></text:span><text:span text:style-name="T25"> <text:s text:c="30"/></text:span><text:span text:style-name="T25"><text:line-break/></text:span><text:span text:style-name="T25"> <text:s text:c="21"/></text:span><text:span text:style-name="T25"><text:line-break/></text:span><text:span text:style-name="T25"> <text:s text:c="29"/></text:span></text:p>
          </draw:text-box>
        </draw:frame>
        <draw:g xml:id="id81" draw:id="id81">
          <svg:title>TexMaths</svg:title>
          <svg:desc>26§display§y - 1 =  - 1( x - 2 )§svg§600§FALSE§</svg:desc>
          <draw:polygon draw:style-name="gr2" draw:text-style-name="P8" draw:layer="layout" svg:width="7.064cm" svg:height="0.823cm" svg:x="3.44cm" svg:y="0.986cm" svg:viewBox="0 0 7065 824" draw:points="3533,824 0,824 0,0 7065,0 7065,824">
            <text:p/>
          </draw:polygon>
          <draw:path draw:style-name="gr3" draw:text-style-name="P9" draw:layer="layout" svg:width="0.423cm" svg:height="0.592cm" svg:x="3.421cm" svg:y="1.221cm" svg:viewBox="0 0 424 593" svg:d="M420 56c4-12 4-14 4-21 0-16-14-25-27-25-10 0-25 5-33 19-2 4-8 33-13 50-6 23-12 48-18 73l-42 166c-2 13-41 77-102 77-48 0-58-39-58-75 0-41 17-97 48-179 14-37 16-47 16-66 0-42-29-75-74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4 215-187z">
            <text:p/>
          </draw:path>
          <draw:path draw:style-name="gr3" draw:text-style-name="P9" draw:layer="layout" svg:width="0.558cm" svg:height="0.039cm" svg:x="4.153cm" svg:y="1.379cm" svg:viewBox="0 0 559 40" svg:d="M528 40c15 0 31 0 31-21 0-19-16-19-31-19h-497c-14 0-31 0-31 19 0 21 17 21 31 21z">
            <text:p/>
          </draw:path>
          <draw:path draw:style-name="gr3" draw:text-style-name="P9" draw:layer="layout" svg:width="0.303cm" svg:height="0.61cm" svg:x="5.072cm" svg:y="1.017cm" svg:viewBox="0 0 304 611" svg:d="M189 23c0-21 0-23-21-23-58 58-139 58-168 58v29c19 0 73 0 121-25v477c0 33-2 43-86 43h-29v29c31-4 113-4 148-4 37 0 116 0 150 4v-29h-29c-84 0-86-10-86-43z">
            <text:p/>
          </draw:path>
          <draw:path draw:style-name="gr3" draw:text-style-name="P9" draw:layer="layout" svg:width="0.608cm" svg:height="0.215cm" svg:x="5.752cm" svg:y="1.289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558cm" svg:height="0.039cm" svg:x="6.742cm" svg:y="1.379cm" svg:viewBox="0 0 559 40" svg:d="M528 40c15 0 31 0 31-21 0-19-16-19-31-19h-497c-14 0-31 0-31 19 0 21 17 21 31 21z">
            <text:p/>
          </draw:path>
          <draw:path draw:style-name="gr3" draw:text-style-name="P9" draw:layer="layout" svg:width="0.303cm" svg:height="0.61cm" svg:x="7.458cm" svg:y="1.017cm" svg:viewBox="0 0 304 611" svg:d="M189 23c0-21 0-23-23-23-56 58-137 58-166 58v29c19 0 73 0 121-25v477c0 33-2 43-86 43h-29v29c31-4 113-4 148-4 37 0 116 0 150 4v-29h-29c-84 0-86-10-86-43z">
            <text:p/>
          </draw:path>
          <draw:path draw:style-name="gr3" draw:text-style-name="P9" draw:layer="layout" svg:width="0.213cm" svg:height="0.914cm" svg:x="7.923cm" svg:y="0.94cm" svg:viewBox="0 0 214 915" svg:d="M214 907c0-2 0-4-16-21-115-114-144-287-144-428 0-159 35-319 148-433 12-10 12-13 12-17 0-6-4-8-10-8-9 0-92 62-146 179-48 100-58 202-58 279 0 72 10 183 60 286 56 113 135 171 144 171 6 0 10-2 10-8z">
            <text:p/>
          </draw:path>
          <draw:path draw:style-name="gr3" draw:text-style-name="P9" draw:layer="layout" svg:width="0.457cm" svg:height="0.415cm" svg:x="8.215cm" svg:y="1.221cm" svg:viewBox="0 0 458 416" svg:d="M281 129c4-25 25-108 89-108 6 0 27 0 46 10-25 6-44 29-44 50 0 15 11 33 36 33 20 0 50-16 50-54 0-48-55-60-86-60-54 0-85 48-97 71-23-63-71-71-98-71-96 0-148 119-148 141 0 9 8 9 11 9 8 0 10 0 12-9 31-97 91-120 123-120 16 0 50 8 50 60 0 29-17 92-50 218-15 59-48 96-88 96-6 0-27 0-45-10 22-7 43-25 43-50s-21-33-35-33c-27 0-50 24-50 54 0 41 46 60 85 60 63 0 96-65 98-71 10 36 44 71 98 71 95 0 147-119 147-142 0-8-8-8-10-8-8 0-10 2-12 8-30 100-94 121-123 121-36 0-50-29-50-60 0-21 6-40 17-81z">
            <text:p/>
          </draw:path>
          <draw:path draw:style-name="gr3" draw:text-style-name="P9" draw:layer="layout" svg:width="0.558cm" svg:height="0.039cm" svg:x="8.99cm" svg:y="1.379cm" svg:viewBox="0 0 559 40" svg:d="M528 40c15 0 31 0 31-21 0-19-16-19-31-19h-497c-14 0-31 0-31 19 0 21 17 21 31 21z">
            <text:p/>
          </draw:path>
          <draw:path draw:style-name="gr3" draw:text-style-name="P9" draw:layer="layout" svg:width="0.365cm" svg:height="0.61cm" svg:x="9.874cm" svg:y="1.017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21 81-6 9-66 9-85 9z">
            <text:p/>
          </draw:path>
          <draw:path draw:style-name="gr3" draw:text-style-name="P9" draw:layer="layout" svg:width="0.213cm" svg:height="0.914cm" svg:x="10.336cm" svg:y="0.94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82" draw:id="id82">
          <svg:title>TexMaths</svg:title>
          <svg:desc>26§display§y - 1 = - x + 2 \ \  \Rightarrow §svg§600§FALSE§</svg:desc>
          <draw:polygon draw:style-name="gr2" draw:text-style-name="P8" draw:layer="layout" svg:width="7.714cm" svg:height="0.706cm" svg:x="3.351cm" svg:y="2.721cm" svg:viewBox="0 0 7715 707" draw:points="3858,707 0,707 0,0 7715,0 7715,707">
            <text:p/>
          </draw:polygon>
          <draw:path draw:style-name="gr3" draw:text-style-name="P9" draw:layer="layout" svg:width="0.423cm" svg:height="0.591cm" svg:x="3.332cm" svg:y="2.879cm" svg:viewBox="0 0 424 592" svg:d="M420 56c4-12 4-14 4-21 0-16-14-25-27-25-10 0-25 5-33 19-2 4-8 33-12 50-7 23-13 48-19 73l-42 166c-2 12-41 77-102 77-48 0-58-40-58-75 0-42 17-98 48-179 14-37 17-47 17-66 0-42-30-75-75-75-88 0-121 133-121 141 0 9 8 9 10 9 11 0 11-2 15-17 25-85 62-112 94-112 6 0 22 0 22 29 0 23-8 46-16 64-36 96-52 150-52 192 0 81 58 110 112 110 35 0 67-17 92-42-11 48-23 92-59 141-25 32-60 59-102 59-12 0-54-5-68-40 14 0 25 0 39-10 9-9 17-21 17-38 0-29-25-33-33-33-21 0-52 15-52 60 0 46 41 79 97 79 96 0 190-83 215-187z">
            <text:p/>
          </draw:path>
          <draw:path draw:style-name="gr3" draw:text-style-name="P9" draw:layer="layout" svg:width="0.559cm" svg:height="0.038cm" svg:x="4.064cm" svg:y="3.037cm" svg:viewBox="0 0 560 39" svg:d="M528 39c15 0 32 0 32-20 0-19-17-19-32-19h-497c-14 0-31 0-31 19 0 20 17 20 31 20z">
            <text:p/>
          </draw:path>
          <draw:path draw:style-name="gr3" draw:text-style-name="P9" draw:layer="layout" svg:width="0.303cm" svg:height="0.61cm" svg:x="4.983cm" svg:y="2.675cm" svg:viewBox="0 0 304 611" svg:d="M189 23c0-21 0-23-21-23-58 58-139 58-168 58v29c19 0 73 0 121-25v476c0 34-2 44-86 44h-29v29c31-4 113-4 148-4 37 0 116 0 150 4v-29h-29c-84 0-86-10-86-44z">
            <text:p/>
          </draw:path>
          <draw:path draw:style-name="gr3" draw:text-style-name="P9" draw:layer="layout" svg:width="0.608cm" svg:height="0.215cm" svg:x="5.664cm" svg:y="2.947cm" svg:viewBox="0 0 609 216" svg:d="M578 37c15 0 31 0 31-18 0-19-16-19-29-19h-549c-14 0-31 0-31 19 0 18 17 18 31 18zM580 216c13 0 29 0 29-19 0-18-16-18-31-18h-547c-14 0-31 0-31 18 0 19 17 19 31 19z">
            <text:p/>
          </draw:path>
          <draw:path draw:style-name="gr3" draw:text-style-name="P9" draw:layer="layout" svg:width="0.559cm" svg:height="0.038cm" svg:x="6.654cm" svg:y="3.037cm" svg:viewBox="0 0 560 39" svg:d="M528 39c15 0 32 0 32-20 0-19-17-19-32-19h-497c-14 0-31 0-31 19 0 20 17 20 31 20z">
            <text:p/>
          </draw:path>
          <draw:path draw:style-name="gr3" draw:text-style-name="P9" draw:layer="layout" svg:width="0.457cm" svg:height="0.415cm" svg:x="7.315cm" svg:y="2.879cm" svg:viewBox="0 0 458 416" svg:d="M281 129c4-25 25-108 89-108 6 0 27 0 46 10-25 6-44 29-44 50 0 15 11 33 36 33 20 0 50-16 50-54 0-48-54-60-86-60-54 0-85 48-97 71-23-63-71-71-98-71-96 0-148 118-148 141 0 9 8 9 11 9 8 0 10 0 12-9 31-97 92-120 123-120 16 0 50 8 50 60 0 29-17 92-50 218-15 58-48 96-88 96-6 0-27 0-45-11 22-6 43-24 43-49s-21-34-35-34c-27 0-50 25-50 54 0 42 46 61 87 61 61 0 94-65 96-71 10 35 44 71 100 71 93 0 145-119 145-142 0-8-8-8-10-8-8 0-10 2-12 8-30 100-94 121-123 121-35 0-50-29-50-60 0-21 6-40 17-81z">
            <text:p/>
          </draw:path>
          <draw:path draw:style-name="gr3" draw:text-style-name="P9" draw:layer="layout" svg:width="0.608cm" svg:height="0.61cm" svg:x="8.066cm" svg:y="2.75cm" svg:viewBox="0 0 609 611" svg:d="M324 324h256c13 0 29 0 29-18 0-19-16-19-29-19h-256v-256c0-14 0-31-18-31-19 0-19 17-19 31v256h-256c-14 0-31 0-31 19 0 18 17 18 31 18h256v256c0 12 0 31 19 31 18 0 18-19 18-31z">
            <text:p/>
          </draw:path>
          <draw:path draw:style-name="gr3" draw:text-style-name="P9" draw:layer="layout" svg:width="0.365cm" svg:height="0.61cm" svg:x="8.973cm" svg:y="2.675cm" svg:viewBox="0 0 366 611" svg:d="M71 540l97-95c144-127 198-175 198-266 0-106-81-179-193-179-104 0-173 85-173 166 0 50 46 50 48 50 16 0 48-10 48-48 0-23-17-47-48-47-8 0-8 0-13 2 21-61 71-94 125-94 83 0 123 73 123 150 0 72-46 145-96 201l-177 196c-10 10-10 12-10 35h341l25-160h-23c-4 27-10 69-19 81-8 8-68 8-87 8z">
            <text:p/>
          </draw:path>
          <draw:path draw:style-name="gr3" draw:text-style-name="P9" draw:layer="layout" svg:width="0.812cm" svg:height="0.504cm" svg:x="10.298cm" svg:y="2.804cm" svg:viewBox="0 0 813 505" svg:d="M616 181c37 33 83 58 114 70-33 15-77 40-114 71h-583c-16 0-33 0-33 19s17 19 31 19h543c-44 41-91 122-91 135 0 10 10 10 16 10 9 0 15 0 17-8 21-36 46-83 106-137 62-57 125-79 170-94 17-6 17-6 19-8 2 0 2-4 2-7 0-2 0-2 0-4l-4-2c-2-2-2-2-19-8-124-35-216-121-266-218-10-19-12-19-25-19-6 0-16 0-16 10 0 13 45 92 91 135h-543c-14 0-31 0-31 19 0 17 17 17 33 17z">
            <text:p/>
          </draw:path>
        </draw:g>
        <draw:g xml:id="id83" draw:id="id83">
          <svg:title>TexMaths</svg:title>
          <svg:desc>26§display§x + y - 3 = 0§svg§600§FALSE§</svg:desc>
          <draw:polygon draw:style-name="gr2" draw:text-style-name="P8" draw:layer="layout" svg:width="5.244cm" svg:height="0.706cm" svg:x="11.92cm" svg:y="2.719cm" svg:viewBox="0 0 5245 707" draw:points="2621,707 0,707 0,0 5245,0 5245,707">
            <text:p/>
          </draw:polygon>
          <draw:path draw:style-name="gr3" draw:text-style-name="P9" draw:layer="layout" svg:width="0.457cm" svg:height="0.415cm" svg:x="11.901cm" svg:y="2.877cm" svg:viewBox="0 0 458 416" svg:d="M281 129c4-25 25-108 89-108 7 0 27 0 46 10-25 6-44 29-44 50 0 15 11 33 36 33 21 0 50-16 50-54 0-48-54-60-86-60-54 0-85 48-97 71-23-63-71-71-98-71-96 0-148 118-148 141 0 9 8 9 11 9 8 0 10 0 12-9 31-97 92-120 123-120 16 0 50 8 50 60 0 29-17 92-50 218-15 58-48 96-88 96-6 0-27 0-45-11 22-6 43-24 43-49s-21-34-35-34c-27 0-50 25-50 54 0 42 46 61 85 61 63 0 96-65 98-71 10 35 44 71 98 71 96 0 148-119 148-142 0-8-9-8-11-8-8 0-10 2-12 8-29 100-94 121-123 121-35 0-50-29-50-60 0-21 6-40 17-81z">
            <text:p/>
          </draw:path>
          <draw:path draw:style-name="gr3" draw:text-style-name="P9" draw:layer="layout" svg:width="0.609cm" svg:height="0.61cm" svg:x="12.65cm" svg:y="2.748cm" svg:viewBox="0 0 610 611" svg:d="M325 324h255c13 0 30 0 30-18 0-19-17-19-30-19h-255v-256c0-14 0-31-19-31s-19 17-19 31v256h-256c-14 0-31 0-31 19 0 18 17 18 31 18h256v256c0 12 0 31 19 31s19-19 19-31z">
            <text:p/>
          </draw:path>
          <draw:path draw:style-name="gr3" draw:text-style-name="P9" draw:layer="layout" svg:width="0.423cm" svg:height="0.591cm" svg:x="13.54cm" svg:y="2.877cm" svg:viewBox="0 0 424 592" svg:d="M420 56c4-12 4-14 4-21 0-16-14-25-27-25-10 0-25 5-33 19-2 4-8 33-12 50-7 23-13 48-19 73l-42 166c-2 12-41 77-102 77-48 0-58-40-58-75 0-42 17-98 48-179 14-37 17-47 17-66 0-42-30-75-75-75-88 0-121 133-121 141 0 9 8 9 10 9 11 0 11-2 15-17 25-85 62-112 94-112 6 0 22 0 22 29 0 23-8 46-16 64-36 96-52 150-52 192 0 81 58 110 112 110 36 0 67-17 92-42-11 48-23 92-59 141-25 32-60 59-102 59-12 0-54-5-68-40 14 0 25 0 37-10 11-9 19-21 19-38 0-29-25-33-33-33-21 0-52 15-52 60 0 46 41 79 97 79 96 0 190-83 215-187z">
            <text:p/>
          </draw:path>
          <draw:path draw:style-name="gr3" draw:text-style-name="P9" draw:layer="layout" svg:width="0.559cm" svg:height="0.038cm" svg:x="14.273cm" svg:y="3.035cm" svg:viewBox="0 0 560 39" svg:d="M528 39c15 0 32 0 32-20 0-19-17-19-32-19h-497c-14 0-31 0-31 19 0 20 17 20 31 20z">
            <text:p/>
          </draw:path>
          <draw:path draw:style-name="gr3" draw:text-style-name="P9" draw:layer="layout" svg:width="0.38cm" svg:height="0.629cm" svg:x="15.15cm" svg:y="2.673cm" svg:viewBox="0 0 381 630" svg:d="M229 287c75-23 127-87 127-160 0-75-81-127-169-127-93 0-162 54-162 125 0 29 21 48 46 48 29 0 48-21 48-48 0-46-44-46-57-46 27-44 88-56 121-56 38 0 90 21 90 102 0 12-3 64-28 106-27 43-58 45-81 47-6 0-29 3-35 3-8 0-15 2-15 10 0 10 7 10 23 10h40c75 0 110 63 110 152 0 125-64 152-104 152-39 0-108-17-141-71 33 6 60-14 60-50 0-33-23-52-50-52-23 0-52 15-52 54 0 83 85 144 185 144 112 0 196-83 196-177 0-75-59-145-152-166z">
            <text:p/>
          </draw:path>
          <draw:path draw:style-name="gr3" draw:text-style-name="P9" draw:layer="layout" svg:width="0.609cm" svg:height="0.215cm" svg:x="15.872cm" svg:y="2.945cm" svg:viewBox="0 0 610 216" svg:d="M578 37c15 0 32 0 32-18 0-19-17-19-30-19h-549c-14 0-31 0-31 19 0 18 17 18 31 18zM580 216c13 0 30 0 30-19 0-18-17-18-32-18h-547c-14 0-31 0-31 18 0 19 17 19 31 19z">
            <text:p/>
          </draw:path>
          <draw:path draw:style-name="gr3" draw:text-style-name="P9" draw:layer="layout" svg:width="0.386cm" svg:height="0.629cm" svg:x="16.823cm" svg:y="2.673cm" svg:viewBox="0 0 387 630" svg:d="M387 318c0-75-4-148-38-216-41-87-116-102-156-102-54 0-122 23-160 108-29 65-33 135-33 210 0 69 4 150 42 220 39 73 106 92 151 92 50 0 119-19 161-106 29-63 33-135 33-206zM193 611c-35 0-91-23-106-112-10-54-10-139-10-193 0-59 0-119 6-169 19-108 88-116 110-116 30 0 92 16 109 106 8 52 8 120 8 179 0 68 0 130-10 189-13 87-65 116-107 116z">
            <text:p/>
          </draw:path>
        </draw:g>
        <draw:g xml:id="id84" draw:id="id84">
          <svg:title>TexMaths</svg:title>
          <svg:desc>28§display§\text {Equation of the tangent is } x - y - 1 = 0§svg§600§FALSE§</svg:desc>
          <draw:polygon draw:style-name="gr2" draw:text-style-name="P8" draw:layer="layout" svg:width="17.284cm" svg:height="0.8cm" svg:x="3.382cm" svg:y="4.063cm" svg:viewBox="0 0 17285 801" draw:points="8642,801 0,801 0,0 17285,0 17285,801">
            <text:p/>
          </draw:polygon>
          <draw:path draw:style-name="gr3" draw:text-style-name="P9" draw:layer="layout" svg:width="0.611cm" svg:height="0.672cm" svg:x="3.364cm" svg:y="4.039cm" svg:viewBox="0 0 612 673" svg:d="M101 595c0 36 0 47-76 47h-25v31h569l43-256h-25c-25 153-47 225-217 225h-133c-44 0-47-7-47-41v-262h88c96 0 107 31 107 114h25v-260h-25c0 83-11 114-107 114h-88v-237c0-32 3-39 47-39h128c152 0 179 54 195 191h25l-29-222h-556v31h25c76 0 76 12 76 45z">
            <text:p/>
          </draw:path>
          <draw:path draw:style-name="gr3" draw:text-style-name="P9" draw:layer="layout" svg:width="0.487cm" svg:height="0.627cm" svg:x="4.036cm" svg:y="4.274cm" svg:viewBox="0 0 488 628" svg:d="M343 377v177c0 45-11 45-79 45v29c34 0 85-2 112-2s77 2 112 2v-29c-67 0-78 0-78-45v-554h-22l-36 90c-14-27-54-90-132-90-117 0-220 96-220 224 0 124 96 225 211 225 69 0 109-43 132-72zM345 164v139c0 31-18 58-40 83-12 13-43 40-90 40-72 0-132-87-132-202 0-116 69-199 141-199 78 0 121 85 121 139z">
            <text:p/>
          </draw:path>
          <draw:path draw:style-name="gr3" draw:text-style-name="P9" draw:layer="layout" svg:width="0.496cm" svg:height="0.448cm" svg:x="4.554cm" svg:y="4.274cm" svg:viewBox="0 0 497 449" svg:d="M354 359v90l143-11v-32c-69 0-76-7-76-54v-352l-145 11v32c69 0 76 6 76 53v178c0 85-47 152-119 152-83 0-87-45-87-96v-330l-146 11v32c76 0 76 2 76 89v148c0 79 0 169 152 169 54 0 99-27 126-90z">
            <text:p/>
          </draw:path>
          <draw:path draw:style-name="gr3" draw:text-style-name="P9" draw:layer="layout" svg:width="0.445cm" svg:height="0.454cm" svg:x="5.109cm" svg:y="4.268cm" svg:viewBox="0 0 446 455" svg:d="M287 368c4 40 31 81 78 81 20 0 81-14 81-94v-54h-25v54c0 58-24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9" draw:layer="layout" svg:width="0.308cm" svg:height="0.618cm" svg:x="5.579cm" svg:y="4.104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9" draw:layer="layout" svg:width="0.212cm" svg:height="0.661cm" svg:x="5.976cm" svg:y="4.05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9" draw:layer="layout" svg:width="0.438cm" svg:height="0.454cm" svg:x="6.245cm" svg:y="4.268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9" draw:layer="layout" svg:width="0.496cm" svg:height="0.437cm" svg:x="6.74cm" svg:y="4.274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9" draw:layer="layout" svg:width="0.438cm" svg:height="0.454cm" svg:x="7.611cm" svg:y="4.268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9" draw:layer="layout" svg:width="0.319cm" svg:height="0.697cm" svg:x="8.109cm" svg:y="4.014cm" svg:viewBox="0 0 320 698" svg:d="M141 271v-114c0-87 47-135 92-135 2 0 16 0 31 7-11 5-29 16-29 41 0 22 16 42 43 42 29 0 42-20 42-42 0-36-36-70-87-70-69 0-155 52-155 157v114h-78v30h78v321c0 44-11 44-78 44v32c40-2 85-5 114-5 41 0 85 0 126 5v-32h-20c-74 0-77-11-77-47v-318h115v-30z">
            <text:p/>
          </draw:path>
          <draw:path draw:style-name="gr3" draw:text-style-name="P9" draw:layer="layout" svg:width="0.308cm" svg:height="0.618cm" svg:x="8.722cm" svg:y="4.104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9" draw:layer="layout" svg:width="0.496cm" svg:height="0.686cm" svg:x="9.119cm" svg:y="4.025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9" draw:layer="layout" svg:width="0.382cm" svg:height="0.454cm" svg:x="9.661cm" svg:y="4.268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9" draw:layer="layout" svg:width="0.308cm" svg:height="0.618cm" svg:x="10.418cm" svg:y="4.104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9" draw:layer="layout" svg:width="0.445cm" svg:height="0.454cm" svg:x="10.824cm" svg:y="4.268cm" svg:viewBox="0 0 446 455" svg:d="M287 368c4 40 31 81 78 81 20 0 81-14 81-94v-54h-25v54c0 58-24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9" draw:layer="layout" svg:width="0.496cm" svg:height="0.437cm" svg:x="11.305cm" svg:y="4.274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9" draw:layer="layout" svg:width="0.452cm" svg:height="0.652cm" svg:x="11.847cm" svg:y="4.263cm" svg:viewBox="0 0 453 653" svg:d="M193 278c-88 0-88-98-88-121 0-27 3-58 16-83 9-13 31-40 72-40 85 0 85 98 85 121 0 27 0 58-16 83-9 13-31 40-69 40zM76 316c0-4 0-27 18-47 38 29 78 32 99 32 91 0 159-68 159-144 0-38-16-74-41-96 36-34 72-39 90-39 2 0 7 0 9 0-11 5-16 16-16 27 0 18 14 30 29 30 9 0 30-7 30-30 0-18-14-49-52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9" draw:layer="layout" svg:width="0.382cm" svg:height="0.454cm" svg:x="12.34cm" svg:y="4.268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9" draw:layer="layout" svg:width="0.496cm" svg:height="0.437cm" svg:x="12.781cm" svg:y="4.274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9" draw:layer="layout" svg:width="0.308cm" svg:height="0.618cm" svg:x="13.288cm" svg:y="4.104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9" draw:layer="layout" svg:width="0.212cm" svg:height="0.661cm" svg:x="14.014cm" svg:y="4.05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9" draw:layer="layout" svg:width="0.324cm" svg:height="0.454cm" svg:x="14.287cm" svg:y="4.268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9" draw:layer="layout" svg:width="0.492cm" svg:height="0.448cm" svg:x="14.999cm" svg:y="4.274cm" svg:viewBox="0 0 493 449" svg:d="M302 139c5-27 27-117 97-117 4 0 29 0 49 12-27 6-47 31-47 54 0 15 11 35 38 35 22 0 54-18 54-58 0-52-58-65-92-65-58 0-92 52-105 76-25-67-76-76-106-76-103 0-159 128-159 153 0 9 9 9 12 9 9 0 11 0 13-9 34-106 99-131 132-131 18 0 54 9 54 66 0 31-18 98-54 235-16 63-51 103-94 103-7 0-29 0-49-11 24-7 47-27 47-54s-23-36-38-36c-29 0-54 27-54 59 0 45 49 65 92 65 67 0 101-70 105-77 11 39 47 77 105 77 103 0 159-128 159-153 0-9-8-9-11-9-9 0-11 2-13 9-34 108-101 130-132 130-38 0-54-31-54-65 0-22 7-42 18-87z">
            <text:p/>
          </draw:path>
          <draw:path draw:style-name="gr3" draw:text-style-name="P9" draw:layer="layout" svg:width="0.602cm" svg:height="0.042cm" svg:x="15.833cm" svg:y="4.443cm" svg:viewBox="0 0 603 43" svg:d="M569 43c16 0 34 0 34-23 0-20-18-20-34-20h-535c-16 0-34 0-34 20 0 23 18 23 34 23z">
            <text:p/>
          </draw:path>
          <draw:path draw:style-name="gr3" draw:text-style-name="P9" draw:layer="layout" svg:width="0.456cm" svg:height="0.638cm" svg:x="16.764cm" svg:y="4.274cm" svg:viewBox="0 0 457 639" svg:d="M453 61c4-14 4-16 4-23 0-18-16-27-29-27-11 0-27 5-36 20-2 5-9 36-13 54-7 25-14 52-21 79l-44 179c-3 14-45 83-112 83-50 0-61-42-61-80 0-45 18-106 52-193 15-41 18-52 18-72 0-45-32-81-81-81-94 0-130 144-130 153s9 9 11 9c11 0 11-3 16-18 27-92 67-122 101-122 6 0 24 0 24 32 0 25-9 49-18 69-38 104-56 162-56 207 0 87 63 119 121 119 38 0 72-18 99-45-11 51-25 99-63 152-27 34-65 63-110 63-13 0-58-4-73-42 15 0 26 0 42-12 9-9 18-22 18-40 0-31-27-36-36-36-22 0-56 16-56 65 0 50 45 85 105 85 103 0 204-89 231-201z">
            <text:p/>
          </draw:path>
          <draw:path draw:style-name="gr3" draw:text-style-name="P9" draw:layer="layout" svg:width="0.602cm" svg:height="0.042cm" svg:x="17.553cm" svg:y="4.443cm" svg:viewBox="0 0 603 43" svg:d="M569 43c16 0 34 0 34-23 0-20-18-20-34-20h-535c-16 0-34 0-34 20 0 23 18 23 34 23z">
            <text:p/>
          </draw:path>
          <draw:path draw:style-name="gr3" draw:text-style-name="P9" draw:layer="layout" svg:width="0.326cm" svg:height="0.659cm" svg:x="18.543cm" svg:y="4.052cm" svg:viewBox="0 0 327 660" svg:d="M204 25c0-23 0-25-25-25-60 63-148 63-179 63v31c20 0 78 0 130-27v514c0 36-2 47-92 47h-31v32c33-5 121-5 159-5 40 0 125 0 161 5v-32h-31c-90 0-92-11-92-47z">
            <text:p/>
          </draw:path>
          <draw:path draw:style-name="gr3" draw:text-style-name="P9" draw:layer="layout" svg:width="0.655cm" svg:height="0.232cm" svg:x="19.276cm" svg:y="4.34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16cm" svg:height="0.679cm" svg:x="20.299cm" svg:y="4.052cm" svg:viewBox="0 0 417 680" svg:d="M417 343c0-80-5-159-41-233-44-94-125-110-168-110-58 0-132 25-172 117-32 69-36 146-36 226 0 74 4 162 45 238 42 79 114 99 163 99 54 0 128-20 173-115 31-67 36-145 36-222zM208 660c-38 0-98-25-116-121-9-59-9-151-9-209 0-63 0-128 7-182 20-117 94-126 118-126 32 0 97 18 117 115 9 56 9 130 9 193 0 74 0 141-11 204-14 94-70 126-115 126z">
            <text:p/>
          </draw:path>
        </draw:g>
        <draw:g xml:id="id85" draw:id="id85">
          <svg:title>TexMaths</svg:title>
          <svg:desc>28§display§\text {Equation of the normal is } x + y - 3 = 0§svg§600§FALSE§</svg:desc>
          <draw:polygon draw:style-name="gr2" draw:text-style-name="P8" draw:layer="layout" svg:width="17.04cm" svg:height="0.799cm" svg:x="3.383cm" svg:y="5.667cm" svg:viewBox="0 0 17041 800" draw:points="8519,800 0,800 0,0 17041,0 17041,800">
            <text:p/>
          </draw:polygon>
          <draw:path draw:style-name="gr3" draw:text-style-name="P9" draw:layer="layout" svg:width="0.611cm" svg:height="0.672cm" svg:x="3.365cm" svg:y="5.643cm" svg:viewBox="0 0 612 673" svg:d="M101 594c0 36 0 47-76 47h-25v32h569l43-256h-25c-25 152-47 224-217 224h-133c-44 0-47-7-47-40v-262h88c96 0 107 31 107 114h25v-260h-25c0 83-11 114-107 114h-88v-238c0-31 3-38 47-38h128c152 0 179 54 195 191h25l-29-222h-556v31h25c76 0 76 12 76 45z">
            <text:p/>
          </draw:path>
          <draw:path draw:style-name="gr3" draw:text-style-name="P9" draw:layer="layout" svg:width="0.487cm" svg:height="0.627cm" svg:x="4.037cm" svg:y="5.878cm" svg:viewBox="0 0 488 628" svg:d="M343 377v177c0 45-11 45-79 45v29c34 0 85-3 112-3s77 3 112 3v-29c-67 0-78 0-78-45v-554h-22l-36 90c-14-27-54-90-132-90-117 0-220 96-220 224 0 123 96 224 211 224 69 0 109-42 132-71zM345 164v139c0 31-18 58-40 83-12 13-43 40-90 40-72 0-132-87-132-202 0-116 69-199 141-199 78 0 121 85 121 139z">
            <text:p/>
          </draw:path>
          <draw:path draw:style-name="gr3" draw:text-style-name="P9" draw:layer="layout" svg:width="0.496cm" svg:height="0.447cm" svg:x="4.555cm" svg:y="5.878cm" svg:viewBox="0 0 497 448" svg:d="M354 359v89l143-11v-31c-69 0-76-7-76-54v-352l-145 11v32c69 0 76 6 76 53v178c0 85-47 152-119 152-83 0-87-45-87-96v-330l-146 11v32c76 0 76 2 76 89v148c0 79 0 168 152 168 54 0 99-27 126-89z">
            <text:p/>
          </draw:path>
          <draw:path draw:style-name="gr3" draw:text-style-name="P9" draw:layer="layout" svg:width="0.445cm" svg:height="0.454cm" svg:x="5.11cm" svg:y="5.871cm" svg:viewBox="0 0 446 455" svg:d="M287 368c4 40 31 80 78 80 20 0 81-13 81-94v-54h-25v54c0 59-24 65-36 65-31 0-36-45-36-49v-200c0-40 0-78-35-116-38-38-88-54-137-54-81 0-148 47-148 112 0 29 20 47 45 47 27 0 45-20 45-47 0-11-5-45-50-45 27-33 74-45 108-45 47 0 103 39 103 126v38c-49 2-119 5-181 34-74 33-99 85-99 130 0 80 96 105 159 105 65 0 110-40 128-87zM280 206v99c0 94-69 128-114 128-50 0-90-36-90-86 0-53 43-136 204-141z">
            <text:p/>
          </draw:path>
          <draw:path draw:style-name="gr3" draw:text-style-name="P9" draw:layer="layout" svg:width="0.308cm" svg:height="0.618cm" svg:x="5.581cm" svg:y="5.708cm" svg:viewBox="0 0 309 619" svg:d="M152 213h141v-31h-141v-182h-24c0 81-32 186-128 191v22h85v271c0 124 92 135 128 135 69 0 96-70 96-135v-56h-25v56c0 72-29 110-64 110-68 0-68-90-68-108z">
            <text:p/>
          </draw:path>
          <draw:path draw:style-name="gr3" draw:text-style-name="P9" draw:layer="layout" svg:width="0.212cm" svg:height="0.66cm" svg:x="5.977cm" svg:y="5.654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3" draw:text-style-name="P9" draw:layer="layout" svg:width="0.438cm" svg:height="0.454cm" svg:x="6.246cm" svg:y="5.871cm" svg:viewBox="0 0 439 455" svg:d="M439 231c0-126-101-231-219-231-124 0-220 108-220 231 0 128 103 224 220 224 118 0 219-99 219-224zM220 430c-43 0-86-22-112-67-25-42-25-103-25-139 0-38 0-92 22-137 27-44 74-65 115-65 42 0 85 21 112 63 24 43 24 101 24 139 0 36 0 90-22 132-20 45-65 74-114 74z">
            <text:p/>
          </draw:path>
          <draw:path draw:style-name="gr3" draw:text-style-name="P9" draw:layer="layout" svg:width="0.496cm" svg:height="0.436cm" svg:x="6.741cm" svg:y="5.878cm" svg:viewBox="0 0 497 437" svg:d="M76 96v267c0 43-9 43-76 43v31c34 0 85-2 112-2 25 0 76 2 110 2v-31c-65 0-76 0-76-43v-184c0-103 69-157 132-157s74 54 74 110v231c0 43-11 43-76 43v31c33 0 85-2 112-2 24 0 76 2 109 2v-31c-51 0-76 0-76-29v-189c0-85 0-116-31-152-14-16-47-36-103-36-74 0-119 43-148 103v-103l-139 11v32c69 0 76 6 76 53z">
            <text:p/>
          </draw:path>
          <draw:path draw:style-name="gr3" draw:text-style-name="P9" draw:layer="layout" svg:width="0.438cm" svg:height="0.454cm" svg:x="7.612cm" svg:y="5.871cm" svg:viewBox="0 0 439 455" svg:d="M439 231c0-126-101-231-219-231-124 0-220 108-220 231 0 128 103 224 220 224 118 0 219-99 219-224zM220 430c-43 0-86-22-112-67-25-42-25-103-25-139 0-38 0-92 22-137 27-44 74-65 115-65 42 0 85 21 112 63 24 43 24 101 24 139 0 36 0 90-22 132-20 45-65 74-114 74z">
            <text:p/>
          </draw:path>
          <draw:path draw:style-name="gr3" draw:text-style-name="P9" draw:layer="layout" svg:width="0.319cm" svg:height="0.696cm" svg:x="8.11cm" svg:y="5.618cm" svg:viewBox="0 0 320 697" svg:d="M141 271v-114c0-88 47-135 92-135 2 0 16 0 31 7-11 5-29 16-29 40 0 23 16 43 43 43 29 0 42-20 42-43 0-35-36-69-87-69-69 0-155 52-155 157v114h-78v29h78v321c0 45-11 45-78 45v31c40-2 85-4 114-4 41 0 85 0 126 4v-31h-20c-74 0-77-11-77-47v-319h115v-29z">
            <text:p/>
          </draw:path>
          <draw:path draw:style-name="gr3" draw:text-style-name="P9" draw:layer="layout" svg:width="0.308cm" svg:height="0.618cm" svg:x="8.723cm" svg:y="5.708cm" svg:viewBox="0 0 309 619" svg:d="M152 213h141v-31h-141v-182h-24c0 81-32 186-128 191v22h85v271c0 124 92 135 128 135 69 0 96-70 96-135v-56h-25v56c0 72-29 110-64 110-68 0-68-90-68-108z">
            <text:p/>
          </draw:path>
          <draw:path draw:style-name="gr3" draw:text-style-name="P9" draw:layer="layout" svg:width="0.496cm" svg:height="0.685cm" svg:x="9.12cm" svg:y="5.629cm" svg:viewBox="0 0 497 686" svg:d="M76 610c0 45-9 45-76 45v31c34-2 85-2 112-2 25 0 76 0 110 2v-31c-65 0-76 0-76-45v-182c0-103 69-157 132-157s74 54 74 110v229c0 45-11 45-76 45v31c33-2 85-2 112-2 24 0 76 0 109 2v-31c-51 0-76 0-76-30v-188c0-85 0-116-31-152-14-16-47-36-103-36-85 0-128 60-144 96v-345l-143 11v32c69 0 76 6 76 53z">
            <text:p/>
          </draw:path>
          <draw:path draw:style-name="gr3" draw:text-style-name="P9" draw:layer="layout" svg:width="0.382cm" svg:height="0.454cm" svg:x="9.662cm" svg:y="5.871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9" draw:layer="layout" svg:width="0.496cm" svg:height="0.436cm" svg:x="10.433cm" svg:y="5.878cm" svg:viewBox="0 0 497 437" svg:d="M76 96v267c0 43-9 43-76 43v31c34 0 85-2 112-2 25 0 76 2 110 2v-31c-65 0-76 0-76-43v-184c0-103 69-157 132-157s74 54 74 110v231c0 43-11 43-76 43v31c33 0 85-2 112-2 24 0 76 2 109 2v-31c-51 0-76 0-76-29v-189c0-85 0-116-31-152-14-16-47-36-103-36-74 0-119 43-148 103v-103l-139 11v32c69 0 76 6 76 53z">
            <text:p/>
          </draw:path>
          <draw:path draw:style-name="gr3" draw:text-style-name="P9" draw:layer="layout" svg:width="0.438cm" svg:height="0.454cm" svg:x="10.975cm" svg:y="5.871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" draw:text-style-name="P9" draw:layer="layout" svg:width="0.333cm" svg:height="0.436cm" svg:x="11.468cm" svg:y="5.878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9" draw:layer="layout" svg:width="0.77cm" svg:height="0.436cm" svg:x="11.855cm" svg:y="5.878cm" svg:viewBox="0 0 771 437" svg:d="M76 96v267c0 43-11 43-76 43v31c34 0 85-2 112-2 25 0 76 2 110 2v-31c-65 0-76 0-76-43v-184c0-103 69-157 132-157s74 54 74 110v231c0 43-11 43-79 43v31c36 0 85-2 112-2s79 2 112 2v-31c-67 0-78 0-78-43v-184c0-103 72-157 134-157 63 0 72 54 72 110v231c0 43-9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3" draw:text-style-name="P9" draw:layer="layout" svg:width="0.445cm" svg:height="0.454cm" svg:x="12.686cm" svg:y="5.871cm" svg:viewBox="0 0 446 455" svg:d="M287 368c4 40 31 80 78 80 20 0 81-13 81-94v-54h-25v54c0 59-24 65-36 65-31 0-36-45-36-49v-200c0-40 0-78-35-116-38-38-88-54-137-54-81 0-148 47-148 112 0 29 20 47 45 47 27 0 45-20 45-47 0-11-5-45-50-45 27-33 74-45 108-45 47 0 103 39 103 126v38c-49 2-119 5-181 34-74 33-99 85-99 130 0 80 96 105 159 105 65 0 110-40 128-87zM280 206v99c0 94-69 128-114 128-50 0-90-36-90-86 0-53 43-136 204-141z">
            <text:p/>
          </draw:path>
          <draw:path draw:style-name="gr3" draw:text-style-name="P9" draw:layer="layout" svg:width="0.221cm" svg:height="0.685cm" svg:x="13.17cm" svg:y="5.629cm" svg:viewBox="0 0 222 686" svg:d="M143 0l-143 11v32c69 0 78 6 78 53v514c0 45-11 45-78 45v31c34-2 85-2 110-2 24 0 74 0 112 2v-31c-67 0-79 0-79-45z">
            <text:p/>
          </draw:path>
          <draw:path draw:style-name="gr3" draw:text-style-name="P9" draw:layer="layout" svg:width="0.212cm" svg:height="0.66cm" svg:x="13.77cm" svg:y="5.654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3" draw:text-style-name="P9" draw:layer="layout" svg:width="0.324cm" svg:height="0.454cm" svg:x="14.044cm" svg:y="5.871cm" svg:viewBox="0 0 325 455" svg:d="M172 251c23 5 104 20 104 92 0 49-34 90-112 90-83 0-119-56-137-142-2-11-5-15-14-15-13 0-13 6-13 24v130c0 18 0 25 11 25 5 0 7-2 25-20 2-2 2-5 20-22 43 40 87 42 108 42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9" draw:layer="layout" svg:width="0.492cm" svg:height="0.447cm" svg:x="14.756cm" svg:y="5.878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8-9-11-9-9 0-11 2-13 9-34 108-101 130-132 130-38 0-54-31-54-65 0-22 7-43 18-87z">
            <text:p/>
          </draw:path>
          <draw:path draw:style-name="gr3" draw:text-style-name="P9" draw:layer="layout" svg:width="0.655cm" svg:height="0.658cm" svg:x="15.565cm" svg:y="5.739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3" draw:text-style-name="P9" draw:layer="layout" svg:width="0.456cm" svg:height="0.638cm" svg:x="16.521cm" svg:y="5.878cm" svg:viewBox="0 0 457 639" svg:d="M453 61c4-14 4-16 4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3" draw:text-style-name="P9" draw:layer="layout" svg:width="0.602cm" svg:height="0.042cm" svg:x="17.312cm" svg:y="6.046cm" svg:viewBox="0 0 603 43" svg:d="M569 43c16 0 34 0 34-23 0-20-18-20-34-20h-535c-16 0-34 0-34 20 0 23 18 23 34 23z">
            <text:p/>
          </draw:path>
          <draw:path draw:style-name="gr3" draw:text-style-name="P9" draw:layer="layout" svg:width="0.409cm" svg:height="0.678cm" svg:x="18.255cm" svg:y="5.656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9" draw:layer="layout" svg:width="0.655cm" svg:height="0.232cm" svg:x="19.035cm" svg:y="5.9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16cm" svg:height="0.678cm" svg:x="20.056cm" svg:y="5.656cm" svg:viewBox="0 0 417 679" svg:d="M417 343c0-81-5-159-41-233-44-94-125-110-168-110-58 0-132 25-172 117-32 69-36 145-36 226 0 74 4 161 45 238 42 78 114 98 163 98 54 0 128-20 173-114 31-67 36-146 36-222zM208 659c-38 0-98-25-116-121-9-58-9-150-9-208 0-63 0-128 7-182 20-117 94-126 118-126 32 0 97 18 117 115 9 56 9 130 9 193 0 74 0 141-11 204-14 94-70 125-115 125z">
            <text:p/>
          </draw:path>
        </draw:g>
        <draw:g xml:id="id87" draw:id="id87">
          <svg:title>TexMaths</svg:title>
          <svg:desc>28§display§y = 3 \cos^3 \theta§svg§600§FALSE§</svg:desc>
          <draw:polygon draw:style-name="gr2" draw:text-style-name="P8" draw:layer="layout" svg:width="4.76cm" svg:height="0.97cm" svg:x="9.539cm" svg:y="7.461cm" svg:viewBox="0 0 4761 971" draw:points="2381,971 0,971 0,0 4761,0 4761,971">
            <text:p/>
          </draw:polygon>
          <draw:path draw:style-name="gr3" draw:text-style-name="P9" draw:layer="layout" svg:width="0.456cm" svg:height="0.638cm" svg:x="9.519cm" svg:y="7.84cm" svg:viewBox="0 0 457 639" svg:d="M453 61c4-14 4-16 4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7 0 87 63 118 121 118 38 0 72-18 99-45-11 52-25 99-63 153-27 34-65 63-110 63-13 0-58-5-73-43 15 0 26 0 42-11 9-9 18-23 18-40 0-32-27-36-36-36-22 0-56 15-56 65 0 49 45 85 105 85 104 0 204-90 231-202z">
            <text:p/>
          </draw:path>
          <draw:path draw:style-name="gr3" draw:text-style-name="P9" draw:layer="layout" svg:width="0.655cm" svg:height="0.232cm" svg:x="10.337cm" svg:y="7.91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09cm" svg:height="0.678cm" svg:x="11.36cm" svg:y="7.62cm" svg:viewBox="0 0 410 679" svg:d="M246 309c81-24 137-94 137-172 0-81-85-137-181-137-99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9" draw:layer="layout" svg:width="0.375cm" svg:height="0.454cm" svg:x="12.01cm" svg:y="7.836cm" svg:viewBox="0 0 376 455" svg:d="M83 229c0-162 81-204 132-204 9 0 72 0 108 36-41 4-47 33-47 47 0 24 17 44 44 44s47-18 47-47c0-67-76-105-152-105-123 0-215 108-215 229 0 127 99 226 213 226 132 0 163-119 163-130 0-9-9-9-11-9-9 0-11 5-13 9-29 92-94 105-130 105-52 0-139-42-139-201z">
            <text:p/>
          </draw:path>
          <draw:path draw:style-name="gr3" draw:text-style-name="P9" draw:layer="layout" svg:width="0.438cm" svg:height="0.454cm" svg:x="12.44cm" svg:y="7.836cm" svg:viewBox="0 0 439 455" svg:d="M439 231c0-126-101-231-219-231-124 0-220 108-220 231 0 128 103 224 220 224 118 0 219-99 219-224zM220 430c-43 0-86-22-112-67-25-42-25-103-25-139 0-38 0-92 22-137 27-44 74-65 115-65 42 0 85 21 112 63 24 43 24 101 24 139 0 36 0 90-22 132-20 45-65 74-114 74z">
            <text:p/>
          </draw:path>
          <draw:path draw:style-name="gr3" draw:text-style-name="P9" draw:layer="layout" svg:width="0.324cm" svg:height="0.454cm" svg:x="12.938cm" svg:y="7.836cm" svg:viewBox="0 0 325 455" svg:d="M173 251c22 5 103 20 103 92 0 49-34 90-112 90-83 0-119-56-137-142-2-11-5-15-14-15-13 0-13 6-13 24v130c0 18 0 25 11 25 5 0 7-2 25-20 2-2 2-5 20-23 43 41 87 43 108 43 114 0 161-67 161-139 0-51-32-81-43-94-33-31-71-38-112-47-56-11-123-23-123-81 0-36 27-76 112-76 108 0 114 90 117 121 0 9 9 9 11 9 13 0 13-5 13-25v-98c0-18 0-25-11-25-4 0-7 0-20 11-2 5-14 14-18 16-36-27-78-27-92-27-121 0-159 67-159 121 0 36 16 63 43 85 31 25 60 32 130 45z">
            <text:p/>
          </draw:path>
          <draw:path draw:style-name="gr3" draw:text-style-name="P9" draw:layer="layout" svg:width="0.317cm" svg:height="0.472cm" svg:x="13.332cm" svg:y="7.412cm" svg:viewBox="0 0 318 473" svg:d="M152 229c54 0 92 38 92 112 0 85-49 110-89 110-27 0-90-7-119-48 33-2 40-24 40-38 0-22-16-38-38-38-18 0-38 11-38 38 0 68 72 108 157 108 96 0 161-63 161-132 0-54-42-108-119-126 72-24 99-78 99-119 0-56-63-96-141-96-76 0-135 38-135 92 0 25 14 38 36 38 20 0 34-16 34-36s-14-33-34-36c25-31 72-38 97-38 31 0 76 16 76 76 0 30-9 61-29 81-23 27-41 29-77 31-17 0-17 0-22 3 0 0-7 0-7 9s7 9 18 9z">
            <text:p/>
          </draw:path>
          <draw:path draw:style-name="gr3" draw:text-style-name="P9" draw:layer="layout" svg:width="0.407cm" svg:height="0.707cm" svg:x="13.941cm" svg:y="7.582cm" svg:viewBox="0 0 408 708" svg:d="M408 202c0-65-18-202-119-202-137 0-289 278-289 504 0 95 29 204 119 204 139 0 289-284 289-506zM105 338c16-62 36-143 76-212 27-50 63-104 108-104 49 0 54 63 54 119 0 50-7 99-32 197zM302 370c-11 45-31 130-69 199-34 68-72 117-114 117-34 0-54-29-54-121 0-40 7-99 31-195z">
            <text:p/>
          </draw:path>
        </draw:g>
        <draw:g xml:id="id88" draw:id="id88">
          <svg:title>TexMaths</svg:title>
          <svg:desc>28§display§\text{Diff}. w. r. t. \theta .§svg§600§FALSE§</svg:desc>
          <draw:polygon draw:style-name="gr2" draw:text-style-name="P8" draw:layer="layout" svg:width="4.778cm" svg:height="0.606cm" svg:x="4.982cm" svg:y="9.169cm" svg:viewBox="0 0 4779 607" draw:points="2388,607 0,607 0,0 4779,0 4779,607">
            <text:p/>
          </draw:polygon>
          <draw:path draw:style-name="gr3" draw:text-style-name="P9" draw:layer="layout" svg:width="0.662cm" svg:height="0.673cm" svg:x="4.966cm" svg:y="9.142cm" svg:viewBox="0 0 663 674" svg:d="M0 0v31h25c76 0 76 12 76 45v522c0 36 0 45-76 45h-25v31h361c166 0 302-145 302-331 0-188-132-343-302-343zM235 643c-47 0-49-7-49-38v-536c0-31 2-38 49-38h99c60 0 130 21 179 92 43 58 52 144 52 220 0 110-18 168-54 217-20 27-76 83-177 83z">
            <text:p/>
          </draw:path>
          <draw:path draw:style-name="gr3" draw:text-style-name="P9" draw:layer="layout" svg:width="0.212cm" svg:height="0.66cm" svg:x="5.717cm" svg:y="9.156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9" draw:layer="layout" svg:width="0.593cm" svg:height="0.696cm" svg:x="5.983cm" svg:y="9.12cm" svg:viewBox="0 0 594 697" svg:d="M417 300h112v-29h-117v-114c0-90 50-135 92-135 5 0 18 0 34 7-11 5-29 16-29 40 0 23 15 43 42 43s43-20 43-43c0-35-34-69-90-69-58 0-103 38-107 43-30-39-83-43-110-43-94 0-209 52-209 159v112h-78v29h78v321c0 44-11 44-78 44v32c34-2 85-5 110-5 24 0 74 3 110 5v-32c-65 0-77 0-77-44v-321h209v321c0 44-11 44-79 44v32c38-2 85-5 112-5 41 0 88 0 126 5v-32h-20c-72 0-74-11-74-47zM141 271v-112c0-96 81-137 144-137 49 0 76 18 78 18v3c-18 0-36 13-36 40 0 7 0 31 27 40-2 14-2 23-2 34v114z">
            <text:p/>
          </draw:path>
          <draw:path draw:style-name="gr3" draw:text-style-name="P9" draw:layer="layout" svg:width="0.107cm" svg:height="0.107cm" svg:x="6.617cm" svg:y="9.709cm" svg:viewBox="0 0 108 108" svg:d="M108 54c0-29-25-54-54-54s-54 25-54 54 25 54 54 54 54-25 54-54z">
            <text:p/>
          </draw:path>
          <draw:path draw:style-name="gr3" draw:text-style-name="P9" draw:layer="layout" svg:width="0.653cm" svg:height="0.447cm" svg:x="6.835cm" svg:y="9.38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29 130-54 179-27 54-61 88-110 88-47 0-72-29-72-85 0-27 7-59 9-72z">
            <text:p/>
          </draw:path>
          <draw:path draw:style-name="gr3" draw:text-style-name="P9" draw:layer="layout" svg:width="0.107cm" svg:height="0.107cm" svg:x="7.621cm" svg:y="9.709cm" svg:viewBox="0 0 108 108" svg:d="M108 54c0-29-25-54-54-54s-54 25-54 54 25 54 54 54 54-25 54-54z">
            <text:p/>
          </draw:path>
          <draw:path draw:style-name="gr3" draw:text-style-name="P9" draw:layer="layout" svg:width="0.402cm" svg:height="0.447cm" svg:x="7.838cm" svg:y="9.38cm" svg:viewBox="0 0 403 448" svg:d="M58 379c-2 15-9 38-9 42 0 18 14 27 29 27 12 0 30-9 36-27 3-4 36-139 41-157 6-33 24-103 31-130 4-11 31-58 56-80 7-7 36-32 78-32 27 0 41 12 43 12-31 4-52 29-52 53 0 16 12 36 39 36 24 0 53-22 53-58s-31-65-83-65c-65 0-107 49-125 76-9-45-45-76-92-76-45 0-63 38-72 56-18 34-31 94-31 96 0 9 9 9 11 9 11 0 11 0 18-22 16-70 36-117 72-117 18 0 31 7 31 45 0 20-4 32-15 83z">
            <text:p/>
          </draw:path>
          <draw:path draw:style-name="gr3" draw:text-style-name="P9" draw:layer="layout" svg:width="0.107cm" svg:height="0.107cm" svg:x="8.311cm" svg:y="9.709cm" svg:viewBox="0 0 108 108" svg:d="M108 54c0-29-25-54-54-54s-54 25-54 54 25 54 54 54 54-25 54-54z">
            <text:p/>
          </draw:path>
          <draw:path draw:style-name="gr3" draw:text-style-name="P9" draw:layer="layout" svg:width="0.304cm" svg:height="0.629cm" svg:x="8.522cm" svg:y="9.198cm" svg:viewBox="0 0 305 630" svg:d="M181 224h95c18 0 29 0 29-20 0-11-11-11-29-11h-88c36-141 43-159 43-166 0-18-14-27-29-27-5 0-32 0-41 36l-38 157h-94c-20 0-29 0-29 18 0 13 9 13 27 13h87c-71 280-74 296-74 314 0 53 38 92 90 92 103 0 159-146 159-153 0-9-9-9-13-9-9 0-9 3-14 14-42 103-96 125-130 125-20 0-29-13-29-45 0-24 0-31 5-47z">
            <text:p/>
          </draw:path>
          <draw:path draw:style-name="gr3" draw:text-style-name="P9" draw:layer="layout" svg:width="0.107cm" svg:height="0.107cm" svg:x="8.941cm" svg:y="9.709cm" svg:viewBox="0 0 108 108" svg:d="M108 54c0-29-25-54-54-54s-54 25-54 54 25 54 54 54 54-25 54-54z">
            <text:p/>
          </draw:path>
          <draw:path draw:style-name="gr3" draw:text-style-name="P9" draw:layer="layout" svg:width="0.407cm" svg:height="0.707cm" svg:x="9.169cm" svg:y="9.12cm" svg:viewBox="0 0 408 708" svg:d="M408 202c0-65-18-202-119-202-137 0-289 278-289 504 0 94 29 204 119 204 139 0 289-285 289-506zM105 338c16-62 36-143 76-213 27-49 63-103 108-103 49 0 54 63 54 119 0 49-7 99-32 197zM302 370c-11 44-31 130-69 199-34 67-72 117-114 117-34 0-54-30-54-121 0-41 7-99 31-195z">
            <text:p/>
          </draw:path>
          <draw:path draw:style-name="gr3" draw:text-style-name="P9" draw:layer="layout" svg:width="0.107cm" svg:height="0.107cm" svg:x="9.702cm" svg:y="9.709cm" svg:viewBox="0 0 108 108" svg:d="M108 54c0-29-25-54-54-54s-54 25-54 54 25 54 54 54 54-25 54-54z">
            <text:p/>
          </draw:path>
        </draw:g>
        <draw:g xml:id="id89" draw:id="id89">
          <svg:title>TexMaths</svg:title>
          <svg:desc>26§display§\frac{dy}{d\theta} = 3 \frac{d}{d\theta}( \cos \theta )^3 =§svg§600§FALSE§</svg:desc>
          <draw:polygon draw:style-name="gr2" draw:text-style-name="P8" draw:layer="layout" svg:width="7.663cm" svg:height="1.798cm" svg:x="4.988cm" svg:y="10.534cm" svg:viewBox="0 0 7664 1799" draw:points="3831,1799 0,1799 0,0 7664,0 7664,1799">
            <text:p/>
          </draw:polygon>
          <draw:path draw:style-name="gr3" draw:text-style-name="P9" draw:layer="layout" svg:width="0.436cm" svg:height="0.646cm" svg:x="4.979cm" svg:y="10.488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9" draw:layer="layout" svg:width="0.423cm" svg:height="0.592cm" svg:x="5.443cm" svg:y="10.719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olygon draw:style-name="gr3" draw:text-style-name="P9" draw:layer="layout" svg:width="0.958cm" svg:height="0.039cm" svg:x="4.942cm" svg:y="11.493cm" svg:viewBox="0 0 959 40" draw:points="478,40 0,40 0,0 959,0 959,40">
            <text:p/>
          </draw:polygon>
          <draw:path draw:style-name="gr3" draw:text-style-name="P9" draw:layer="layout" svg:width="0.436cm" svg:height="0.646cm" svg:x="4.992cm" svg:y="11.734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9" draw:layer="layout" svg:width="0.378cm" svg:height="0.656cm" svg:x="5.468cm" svg:y="11.724cm" svg:viewBox="0 0 379 657" svg:d="M379 187c0-60-17-187-111-187-127 0-268 258-268 468 0 87 27 189 110 189 129 0 269-264 269-470zM98 314c14-58 33-133 70-198 25-45 59-95 100-95 46 0 50 58 50 110 0 46-6 92-29 183zM281 343c-11 42-29 121-65 185-31 63-66 109-106 109-31 0-50-27-50-113 0-37 7-91 29-181z">
            <text:p/>
          </draw:path>
          <draw:path draw:style-name="gr3" draw:text-style-name="P9" draw:layer="layout" svg:width="0.608cm" svg:height="0.215cm" svg:x="6.313cm" svg:y="11.405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38cm" svg:height="0.629cm" svg:x="7.265cm" svg:y="11.133cm" svg:viewBox="0 0 381 630" svg:d="M229 287c75-23 127-87 127-160 0-75-81-127-169-127-93 0-162 54-162 125 0 29 21 48 46 48 29 0 48-21 48-48 0-46-44-46-57-46 27-44 88-56 121-56 37 0 89 21 89 102 0 12-2 64-27 106-27 44-58 46-81 48-6 0-29 2-35 2-8 0-15 2-15 10 0 11 7 11 23 11h40c75 0 110 62 110 151 0 125-64 152-104 152-39 0-108-16-141-70 33 6 60-15 60-50 0-34-23-52-50-52-23 0-52 14-52 54 0 83 85 143 185 143 112 0 196-83 196-177 0-74-59-145-152-166z">
            <text:p/>
          </draw:path>
          <draw:path draw:style-name="gr3" draw:text-style-name="P9" draw:layer="layout" svg:width="0.436cm" svg:height="0.646cm" svg:x="8.056cm" svg:y="10.488cm" svg:viewBox="0 0 437 647" svg:d="M437 10c0-2 0-10-13-10-12 0-100 8-116 10-6 0-13 5-13 17 0 13 9 13 23 13 44 0 46 6 46 14l-2 19-56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olygon draw:style-name="gr3" draw:text-style-name="P9" draw:layer="layout" svg:width="0.931cm" svg:height="0.039cm" svg:x="7.794cm" svg:y="11.493cm" svg:viewBox="0 0 932 40" draw:points="466,40 0,40 0,0 932,0 932,40">
            <text:p/>
          </draw:polygon>
          <draw:path draw:style-name="gr3" draw:text-style-name="P9" draw:layer="layout" svg:width="0.436cm" svg:height="0.646cm" svg:x="7.829cm" svg:y="11.734cm" svg:viewBox="0 0 437 647" svg:d="M437 10c0-2 0-10-13-10-12 0-100 8-116 10-6 0-13 5-13 17 0 13 9 13 23 13 44 0 46 6 46 14l-2 19-56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2-160 52-202 28-54 69-87 107-87 60 0 72 75 72 81 0 4-2 10-4 14z">
            <text:p/>
          </draw:path>
          <draw:path draw:style-name="gr3" draw:text-style-name="P9" draw:layer="layout" svg:width="0.378cm" svg:height="0.656cm" svg:x="8.307cm" svg:y="11.724cm" svg:viewBox="0 0 379 657" svg:d="M379 187c0-60-17-187-111-187-127 0-268 258-268 468 0 87 27 189 110 189 129 0 269-264 269-470zM98 314c14-58 33-133 70-198 25-45 59-95 100-95 46 0 50 58 50 110 0 46-6 92-29 183zM281 343c-11 42-29 121-65 185-31 63-66 109-106 109-31 0-50-27-50-113 0-37 7-91 29-181z">
            <text:p/>
          </draw:path>
          <draw:path draw:style-name="gr3" draw:text-style-name="P9" draw:layer="layout" svg:width="0.213cm" svg:height="0.914cm" svg:x="8.923cm" svg:y="11.056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9" draw:layer="layout" svg:width="0.348cm" svg:height="0.421cm" svg:x="9.218cm" svg:y="11.33cm" svg:viewBox="0 0 349 422" svg:d="M77 212c0-150 75-189 123-189 8 0 66 0 100 33-40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9" draw:layer="layout" svg:width="0.407cm" svg:height="0.421cm" svg:x="9.62cm" svg:y="11.33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9" draw:layer="layout" svg:width="0.301cm" svg:height="0.421cm" svg:x="10.081cm" svg:y="11.33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9" draw:layer="layout" svg:width="0.378cm" svg:height="0.656cm" svg:x="10.601cm" svg:y="11.095cm" svg:viewBox="0 0 379 657" svg:d="M379 187c0-60-17-187-111-187-127 0-268 258-268 468 0 87 27 189 110 189 129 0 269-264 269-470zM98 314c14-58 33-133 70-198 25-45 59-95 100-95 46 0 50 58 50 110 0 46-6 92-29 183zM281 343c-11 42-29 121-65 185-31 63-66 109-106 109-31 0-50-27-50-113 0-37 7-91 29-181z">
            <text:p/>
          </draw:path>
          <draw:path draw:style-name="gr3" draw:text-style-name="P9" draw:layer="layout" svg:width="0.213cm" svg:height="0.914cm" svg:x="11.069cm" svg:y="11.056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9" draw:layer="layout" svg:width="0.294cm" svg:height="0.438cm" svg:x="11.408cm" svg:y="10.939cm" svg:viewBox="0 0 295 439" svg:d="M141 212c50 0 86 36 86 104 0 79-46 102-83 102-25 0-84-6-111-44 31-2 38-22 38-35 0-21-15-35-36-35-16 0-35 10-35 35 0 62 67 100 146 100 89 0 149-58 149-123 0-50-39-100-110-116 67-23 92-73 92-111 0-52-59-89-131-89-71 0-125 35-125 85 0 23 12 36 33 36 19 0 31-15 31-34 0-18-12-31-31-33 23-29 67-35 90-35 29 0 70 14 70 70 0 27-8 57-27 75-21 25-37 27-71 29-16 0-16 0-20 3 0 0-7 0-7 8s7 8 17 8z">
            <text:p/>
          </draw:path>
          <draw:path draw:style-name="gr3" draw:text-style-name="P9" draw:layer="layout" svg:width="0.608cm" svg:height="0.215cm" svg:x="12.089cm" svg:y="11.405cm" svg:viewBox="0 0 609 216" svg:d="M578 37c15 0 31 0 31-18 0-19-16-19-29-19h-549c-14 0-31 0-31 19 0 18 17 18 31 18zM580 216c13 0 29 0 29-18 0-19-16-19-31-19h-547c-14 0-31 0-31 19 0 18 17 18 31 18z">
            <text:p/>
          </draw:path>
        </draw:g>
        <draw:g xml:id="id90" draw:id="id90">
          <svg:title>TexMaths</svg:title>
          <svg:desc>26§display§9 \cos^2 \theta \frac{d}{d\theta}(\cos \theta)§svg§600§FALSE§</svg:desc>
          <draw:polygon draw:style-name="gr2" draw:text-style-name="P8" draw:layer="layout" svg:width="6.357cm" svg:height="1.798cm" svg:x="13.452cm" svg:y="10.536cm" svg:viewBox="0 0 6358 1799" draw:points="3178,1799 0,1799 0,0 6358,0 6358,1799">
            <text:p/>
          </draw:polygon>
          <draw:path draw:style-name="gr3" draw:text-style-name="P9" draw:layer="layout" svg:width="0.38cm" svg:height="0.629cm" svg:x="13.444cm" svg:y="11.135cm" svg:viewBox="0 0 381 630" svg:d="M299 318v29c0 217-95 258-149 258-17 0-65-2-90-33 40 0 48-27 48-42 0-29-23-43-44-43-14 0-41 8-41 46 0 60 50 97 127 97 118 0 231-125 231-320 0-248-104-310-188-310-49 0-95 17-135 58-37 42-58 79-58 148 0 114 81 204 183 204 56 0 94-38 116-92zM185 389c-14 0-58 0-85-56-17-36-17-81-17-125 0-50 0-94 19-127 25-46 60-58 91-58 44 0 73 31 90 73 10 29 14 87 14 129 0 77-31 164-112 164z">
            <text:p/>
          </draw:path>
          <draw:path draw:style-name="gr3" draw:text-style-name="P9" draw:layer="layout" svg:width="0.348cm" svg:height="0.421cm" svg:x="14.047cm" svg:y="11.332cm" svg:viewBox="0 0 349 422" svg:d="M77 212c0-150 75-189 123-189 8 0 66 0 99 33-37 4-43 31-43 44 0 23 16 41 41 41s44-16 44-43c0-63-71-98-141-98-115 0-200 100-200 212 0 119 92 210 198 210 122 0 151-110 151-120 0-9-8-9-10-9-8 0-10 4-12 9-28 85-88 97-121 97-48 0-129-39-129-187z">
            <text:p/>
          </draw:path>
          <draw:path draw:style-name="gr3" draw:text-style-name="P9" draw:layer="layout" svg:width="0.407cm" svg:height="0.421cm" svg:x="14.446cm" svg:y="11.332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9" draw:layer="layout" svg:width="0.301cm" svg:height="0.421cm" svg:x="14.908cm" svg:y="11.332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99 0 106 83 108 112 0 8 8 8 10 8 13 0 13-4 13-23v-91c0-17 0-23-11-23-4 0-6 0-18 10-3 5-13 13-17 15-33-25-73-25-85-25-113 0-148 62-148 112 0 34 15 59 40 79 29 23 56 30 120 42z">
            <text:p/>
          </draw:path>
          <draw:path draw:style-name="gr3" draw:text-style-name="P9" draw:layer="layout" svg:width="0.284cm" svg:height="0.425cm" svg:x="15.278cm" svg:y="10.941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9" draw:layer="layout" svg:width="0.378cm" svg:height="0.656cm" svg:x="15.84cm" svg:y="11.097cm" svg:viewBox="0 0 379 657" svg:d="M379 187c0-60-17-187-111-187-127 0-268 258-268 468 0 87 27 189 110 189 129 0 269-264 269-470zM98 314c14-58 33-133 70-198 25-45 59-95 100-95 46 0 50 58 50 110 0 46-6 92-29 183zM281 343c-11 42-29 121-65 185-31 63-66 109-106 109-31 0-50-27-50-113 0-37 7-91 29-181z">
            <text:p/>
          </draw:path>
          <draw:path draw:style-name="gr3" draw:text-style-name="P9" draw:layer="layout" svg:width="0.436cm" svg:height="0.646cm" svg:x="16.628cm" svg:y="10.49cm" svg:viewBox="0 0 437 647" svg:d="M437 10c0-2 0-10-13-10-12 0-100 8-116 10-6 0-13 5-13 17 0 13 9 13 23 13 44 0 46 6 46 14l-2 19-56 216c-17-33-44-58-86-58-106 0-220 135-220 268 0 88 50 148 123 148 18 0 64-4 118-69 9 38 40 69 83 69 34 0 55-21 69-52 15-31 27-87 27-90 0-10-8-10-10-10-11 0-11 4-13 17-16 60-33 114-70 114-25 0-28-23-28-41 0-23 3-30 7-44zM245 526c-4 17-4 19-18 36-40 50-77 64-102 64-46 0-61-50-61-85 0-46 30-160 52-202 28-54 69-87 107-87 60 0 72 75 72 81 0 4-2 10-4 14z">
            <text:p/>
          </draw:path>
          <draw:polygon draw:style-name="gr3" draw:text-style-name="P9" draw:layer="layout" svg:width="0.931cm" svg:height="0.039cm" svg:x="16.366cm" svg:y="11.495cm" svg:viewBox="0 0 932 40" draw:points="466,40 0,40 0,0 932,0 932,40">
            <text:p/>
          </draw:polygon>
          <draw:path draw:style-name="gr3" draw:text-style-name="P9" draw:layer="layout" svg:width="0.436cm" svg:height="0.646cm" svg:x="16.401cm" svg:y="11.736cm" svg:viewBox="0 0 437 647" svg:d="M437 10c0-2 0-10-13-10-12 0-100 8-116 10-6 0-13 5-13 17 0 13 9 13 23 13 44 0 46 6 46 14l-2 19-56 216c-17-33-44-58-86-58-106 0-220 135-220 268 0 88 50 148 123 148 18 0 64-4 118-69 9 38 40 69 83 69 34 0 55-21 69-52 15-31 27-87 27-90 0-10-8-10-10-10-11 0-11 4-13 17-16 60-33 114-70 114-25 0-28-23-28-41 0-23 3-30 7-44zM245 526c-4 17-4 19-18 36-40 50-77 64-102 64-46 0-61-50-61-85 0-46 32-160 52-202 28-54 69-87 107-87 60 0 72 75 72 81 0 4-2 10-4 14z">
            <text:p/>
          </draw:path>
          <draw:path draw:style-name="gr3" draw:text-style-name="P9" draw:layer="layout" svg:width="0.378cm" svg:height="0.656cm" svg:x="16.88cm" svg:y="11.726cm" svg:viewBox="0 0 379 657" svg:d="M379 187c0-60-17-187-111-187-127 0-268 258-268 468 0 87 27 189 110 189 129 0 269-264 269-470zM98 314c14-58 33-133 70-198 25-45 59-95 100-95 46 0 50 58 50 110 0 46-6 92-29 183zM281 343c-11 42-29 121-65 185-31 63-66 109-106 109-31 0-50-27-50-113 0-37 7-91 29-181z">
            <text:p/>
          </draw:path>
          <draw:path draw:style-name="gr3" draw:text-style-name="P9" draw:layer="layout" svg:width="0.213cm" svg:height="0.914cm" svg:x="17.495cm" svg:y="11.058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9" draw:layer="layout" svg:width="0.348cm" svg:height="0.421cm" svg:x="17.791cm" svg:y="11.332cm" svg:viewBox="0 0 349 422" svg:d="M77 212c0-150 75-189 123-189 8 0 66 0 99 33-39 4-43 31-43 44 0 23 16 41 41 41s44-16 44-43c0-63-71-98-141-98-115 0-200 100-200 212 0 119 92 210 198 210 122 0 151-110 151-120 0-9-8-9-10-9-8 0-10 4-12 9-28 85-88 97-121 97-48 0-129-39-129-187z">
            <text:p/>
          </draw:path>
          <draw:path draw:style-name="gr3" draw:text-style-name="P9" draw:layer="layout" svg:width="0.407cm" svg:height="0.421cm" svg:x="18.192cm" svg:y="11.332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9" draw:layer="layout" svg:width="0.301cm" svg:height="0.421cm" svg:x="18.654cm" svg:y="11.332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99 0 106 83 108 112 0 8 8 8 10 8 13 0 13-4 13-23v-91c0-17 0-23-11-23-4 0-6 0-18 10-3 5-13 13-17 15-33-25-73-25-85-25-113 0-148 62-148 112 0 34 15 59 40 79 29 23 56 30 120 42z">
            <text:p/>
          </draw:path>
          <draw:path draw:style-name="gr3" draw:text-style-name="P9" draw:layer="layout" svg:width="0.378cm" svg:height="0.656cm" svg:x="19.174cm" svg:y="11.097cm" svg:viewBox="0 0 379 657" svg:d="M379 187c0-60-17-187-111-187-127 0-268 258-268 468 0 87 27 189 110 189 129 0 269-264 269-470zM98 314c14-58 33-133 70-198 25-45 59-95 100-95 46 0 50 58 50 110 0 46-6 92-29 183zM281 343c-11 42-29 121-65 185-31 63-66 109-106 109-31 0-50-27-50-113 0-37 7-91 29-181z">
            <text:p/>
          </draw:path>
          <draw:path draw:style-name="gr3" draw:text-style-name="P9" draw:layer="layout" svg:width="0.213cm" svg:height="0.914cm" svg:x="19.642cm" svg:y="11.058cm" svg:viewBox="0 0 214 915" svg:d="M214 458c0-71-10-181-60-285-56-113-135-173-146-173-4 0-8 4-8 8s0 7 17 23c91 90 143 235 143 427 0 156-33 318-148 432-12 13-12 15-12 17 0 6 4 8 8 8 11 0 94-62 148-179 48-99 58-201 58-278z">
            <text:p/>
          </draw:path>
        </draw:g>
        <draw:g xml:id="id91" draw:id="id91">
          <svg:title>TexMaths</svg:title>
          <svg:desc>26§display§\frac{dy}{d\theta} = -\ 9 \cos^2 \theta \sin \theta§svg§600§FALSE§</svg:desc>
          <draw:polygon draw:style-name="gr2" draw:text-style-name="P8" draw:layer="layout" svg:width="7.899cm" svg:height="1.798cm" svg:x="4.99cm" svg:y="13.037cm" svg:viewBox="0 0 7900 1799" draw:points="3949,1799 0,1799 0,0 7900,0 7900,1799">
            <text:p/>
          </draw:polygon>
          <draw:path draw:style-name="gr3" draw:text-style-name="P9" draw:layer="layout" svg:width="0.436cm" svg:height="0.646cm" svg:x="4.981cm" svg:y="12.991cm" svg:viewBox="0 0 437 647" svg:d="M437 10c0-2 0-10-13-10-12 0-100 8-116 10-6 0-13 5-13 17 0 13 9 13 23 13 44 0 46 6 46 14l-4 19-54 216c-17-33-44-58-86-58-106 0-220 135-220 268 0 88 50 148 123 148 18 0 64-4 118-69 9 38 40 69 83 69 34 0 54-21 69-52s27-87 27-90c0-10-8-10-10-10-11 0-11 4-13 17-16 60-33 114-70 114-25 0-28-23-28-41 0-23 3-30 7-44zM245 526c-4 17-4 19-18 36-40 50-77 64-102 64-46 0-61-50-61-85 0-46 30-160 52-202 27-54 69-87 107-87 60 0 72 75 72 81 0 4-2 10-4 14z">
            <text:p/>
          </draw:path>
          <draw:path draw:style-name="gr3" draw:text-style-name="P9" draw:layer="layout" svg:width="0.423cm" svg:height="0.592cm" svg:x="5.445cm" svg:y="13.222cm" svg:viewBox="0 0 424 593" svg:d="M420 56c4-12 4-14 4-21 0-16-14-25-27-25-10 0-25 5-33 19-2 4-8 33-13 50-6 23-12 48-18 73l-42 166c-2 13-41 77-102 77-48 0-58-39-58-75 0-41 17-97 48-179 14-37 16-47 16-66 0-42-29-75-74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olygon draw:style-name="gr3" draw:text-style-name="P9" draw:layer="layout" svg:width="0.958cm" svg:height="0.039cm" svg:x="4.944cm" svg:y="13.996cm" svg:viewBox="0 0 959 40" draw:points="478,40 0,40 0,0 959,0 959,40">
            <text:p/>
          </draw:polygon>
          <draw:path draw:style-name="gr3" draw:text-style-name="P9" draw:layer="layout" svg:width="0.436cm" svg:height="0.646cm" svg:x="4.994cm" svg:y="14.237cm" svg:viewBox="0 0 437 647" svg:d="M437 10c0-2 0-10-13-10-12 0-100 8-116 10-6 0-13 5-13 17 0 13 9 13 23 13 44 0 46 6 46 14l-4 19-54 216c-17-33-44-58-86-58-106 0-220 135-220 268 0 88 50 148 123 148 18 0 64-4 118-69 9 38 40 69 83 69 34 0 54-21 69-52s27-87 27-90c0-10-8-10-10-10-11 0-11 4-13 17-16 60-33 114-70 114-25 0-28-23-28-41 0-23 3-30 7-44zM245 526c-4 17-4 19-18 36-40 50-77 64-102 64-46 0-61-50-61-85 0-46 30-160 52-202 27-54 69-87 107-87 60 0 72 75 72 81 0 4-2 10-4 14z">
            <text:p/>
          </draw:path>
          <draw:path draw:style-name="gr3" draw:text-style-name="P9" draw:layer="layout" svg:width="0.377cm" svg:height="0.656cm" svg:x="5.47cm" svg:y="14.227cm" svg:viewBox="0 0 378 657" svg:d="M378 187c0-60-16-187-110-187-127 0-268 258-268 468 0 87 27 189 110 189 129 0 268-264 268-470zM98 314c14-58 33-133 70-198 25-45 59-95 100-95 46 0 50 58 50 110 0 46-6 92-29 183zM281 343c-11 42-29 121-65 185-31 63-66 109-106 109-31 0-50-27-50-113 0-37 7-91 29-181z">
            <text:p/>
          </draw:path>
          <draw:path draw:style-name="gr3" draw:text-style-name="P9" draw:layer="layout" svg:width="0.608cm" svg:height="0.215cm" svg:x="6.314cm" svg:y="13.908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558cm" svg:height="0.039cm" svg:x="7.304cm" svg:y="13.996cm" svg:viewBox="0 0 559 40" svg:d="M528 40c15 0 31 0 31-21 0-19-16-19-31-19h-497c-14 0-31 0-31 19 0 21 17 21 31 21z">
            <text:p/>
          </draw:path>
          <draw:path draw:style-name="gr3" draw:text-style-name="P9" draw:layer="layout" svg:width="0.38cm" svg:height="0.629cm" svg:x="8.282cm" svg:y="13.636cm" svg:viewBox="0 0 381 630" svg:d="M299 318v29c0 217-95 258-149 258-15 0-65-2-90-33 40 0 48-27 48-42 0-29-23-43-44-43-14 0-41 8-41 46 0 60 50 97 127 97 118 0 231-125 231-320 0-248-104-310-188-310-50 0-95 17-135 58-37 42-58 79-58 148 0 114 81 204 183 204 56 0 94-38 116-92zM185 389c-14 0-58 0-85-56-17-36-17-81-17-125 0-50 0-94 19-127 25-46 60-58 91-58 44 0 73 31 90 73 10 29 14 87 14 129 0 77-31 164-112 164z">
            <text:p/>
          </draw:path>
          <draw:path draw:style-name="gr3" draw:text-style-name="P9" draw:layer="layout" svg:width="0.348cm" svg:height="0.421cm" svg:x="8.883cm" svg:y="13.833cm" svg:viewBox="0 0 349 422" svg:d="M77 212c0-150 75-189 123-189 8 0 66 0 99 33-37 4-43 31-43 44 0 23 16 41 41 41s44-16 44-43c0-63-71-98-141-98-115 0-200 100-200 212 0 119 92 210 198 210 122 0 151-110 151-120 0-9-8-9-10-9-8 0-10 4-12 9-28 85-88 97-121 97-48 0-129-39-129-187z">
            <text:p/>
          </draw:path>
          <draw:path draw:style-name="gr3" draw:text-style-name="P9" draw:layer="layout" svg:width="0.407cm" svg:height="0.421cm" svg:x="9.284cm" svg:y="13.833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9" draw:layer="layout" svg:width="0.301cm" svg:height="0.421cm" svg:x="9.746cm" svg:y="13.833cm" svg:viewBox="0 0 302 422" svg:d="M160 233c21 4 96 19 96 85 0 46-31 83-104 83-77 0-110-52-127-131-2-10-4-14-13-14-12 0-12 6-12 23v120c0 17 0 23 10 23 5 0 7-2 23-18 2-3 2-5 19-21 40 37 81 39 100 39 106 0 150-62 150-129 0-48-30-75-40-87-31-29-67-35-104-44-52-10-114-21-114-75 0-33 25-70 104-70 99 0 106 83 108 112 0 8 8 8 10 8 13 0 13-4 13-23v-91c0-17 0-23-11-23-4 0-6 0-18 10-3 5-13 13-17 15-33-25-73-25-85-25-113 0-148 62-148 112 0 34 15 59 40 79 29 23 56 30 120 42z">
            <text:p/>
          </draw:path>
          <draw:path draw:style-name="gr3" draw:text-style-name="P9" draw:layer="layout" svg:width="0.284cm" svg:height="0.425cm" svg:x="10.116cm" svg:y="13.442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9" draw:layer="layout" svg:width="0.377cm" svg:height="0.656cm" svg:x="10.675cm" svg:y="13.598cm" svg:viewBox="0 0 378 657" svg:d="M378 187c0-60-16-187-110-187-127 0-268 258-268 468 0 87 27 189 110 189 129 0 268-264 268-470zM98 314c14-58 33-133 70-198 25-45 59-95 100-95 46 0 50 58 50 110 0 46-6 92-29 183zM281 343c-11 42-29 121-65 185-31 63-66 109-106 109-31 0-50-27-50-113 0-37 7-91 29-181z">
            <text:p/>
          </draw:path>
          <draw:path draw:style-name="gr3" draw:text-style-name="P9" draw:layer="layout" svg:width="0.301cm" svg:height="0.421cm" svg:x="11.274cm" svg:y="13.833cm" svg:viewBox="0 0 302 422" svg:d="M160 233c21 4 96 19 96 85 0 46-31 83-104 83-77 0-110-52-127-131-2-10-4-14-13-14-12 0-12 6-12 23v120c0 17 0 23 10 23 5 0 7-2 23-18 2-3 2-5 19-21 40 37 81 39 100 39 106 0 150-62 150-129 0-48-30-75-40-87-31-29-67-35-104-44-52-10-114-21-114-75 0-33 25-70 104-70 99 0 106 83 108 112 0 8 8 8 10 8 13 0 13-4 13-23v-91c0-17 0-23-11-23-4 0-6 0-18 10-3 5-13 13-17 15-33-25-73-25-85-25-113 0-148 62-148 112 0 34 15 59 40 79 29 23 56 30 120 42z">
            <text:p/>
          </draw:path>
          <draw:path draw:style-name="gr3" draw:text-style-name="P9" draw:layer="layout" svg:width="0.197cm" svg:height="0.613cm" svg:x="11.634cm" svg:y="13.632cm" svg:viewBox="0 0 198 614" svg:d="M133 208l-129 10v30c60 0 69 4 69 49v246c0 42-11 42-73 42v29c29-2 79-2 102-2 31 0 64 0 96 2v-29c-61 0-65-5-65-40zM137 48c0-29-23-48-50-48-29 0-47 25-47 48 0 25 18 50 47 50 27 0 50-21 50-50z">
            <text:p/>
          </draw:path>
          <draw:path draw:style-name="gr3" draw:text-style-name="P9" draw:layer="layout" svg:width="0.461cm" svg:height="0.405cm" svg:x="11.888cm" svg:y="13.84cm" svg:viewBox="0 0 462 406" svg:d="M71 89v248c0 40-9 40-71 40v29c31 0 79-2 104-2 23 0 71 2 102 2v-29c-60 0-71 0-71-40v-171c0-95 65-145 123-145s69 50 69 102v214c0 40-11 40-71 40v29c31 0 79-2 104-2 23 0 70 2 102 2v-29c-48 0-71 0-71-28v-174c0-79 0-108-29-142-13-14-44-33-96-33-68 0-110 40-137 96v-96l-129 10v30c64 0 71 6 71 49z">
            <text:p/>
          </draw:path>
          <draw:path draw:style-name="gr3" draw:text-style-name="P9" draw:layer="layout" svg:width="0.377cm" svg:height="0.656cm" svg:x="12.558cm" svg:y="13.598cm" svg:viewBox="0 0 378 657" svg:d="M378 187c0-60-16-187-110-187-127 0-268 258-268 468 0 87 27 189 110 189 129 0 268-264 268-470zM98 314c14-58 33-133 70-198 25-45 59-95 100-95 46 0 50 58 50 110 0 46-6 92-29 183zM281 343c-11 42-29 121-65 185-31 63-66 109-106 109-31 0-50-27-50-113 0-37 7-91 29-181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1" smil:attributeName="visibility" smil:to="visible"/>
                  <anim:animate smil:dur="0.5s" smil:fill="hold" smil:targetElement="id81" smil:attributeName="x" smil:values="x;x" smil:keyTimes="0;1"/>
                  <anim:animate smil:dur="0.5s" smil:fill="hold" smil:targetElement="id8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2" smil:attributeName="visibility" smil:to="visible"/>
                  <anim:animate smil:dur="0.5s" smil:fill="hold" smil:targetElement="id82" smil:attributeName="x" smil:values="x;x" smil:keyTimes="0;1"/>
                  <anim:animate smil:dur="0.5s" smil:fill="hold" smil:targetElement="id8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3" smil:attributeName="visibility" smil:to="visible"/>
                  <anim:animate smil:dur="0.5s" smil:fill="hold" smil:targetElement="id83" smil:attributeName="x" smil:values="x;x" smil:keyTimes="0;1"/>
                  <anim:animate smil:dur="0.5s" smil:fill="hold" smil:targetElement="id8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4" smil:attributeName="visibility" smil:to="visible"/>
                  <anim:animate smil:dur="0.5s" smil:fill="hold" smil:targetElement="id84" smil:attributeName="width" smil:values="width*0.05;width" smil:keyTimes="0;1"/>
                  <anim:animate smil:dur="0.5s" smil:fill="hold" smil:targetElement="id84" smil:attributeName="height" smil:values="height;height" smil:keyTimes="0;1"/>
                  <anim:animate smil:dur="0.5s" smil:fill="hold" smil:targetElement="id84" smil:attributeName="x" smil:values="x-.2;x" smil:keyTimes="0;1"/>
                  <anim:animate smil:dur="0.5s" smil:fill="hold" smil:targetElement="id84" smil:attributeName="y" smil:values="y;y" smil:keyTimes="0;1"/>
                  <anim:transitionFilter smil:dur="0.5s" smil:targetElement="id8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5" smil:attributeName="visibility" smil:to="visible"/>
                  <anim:animate smil:dur="0.5s" smil:fill="hold" smil:targetElement="id85" smil:attributeName="width" smil:values="width*0.05;width" smil:keyTimes="0;1"/>
                  <anim:animate smil:dur="0.5s" smil:fill="hold" smil:targetElement="id85" smil:attributeName="height" smil:values="height;height" smil:keyTimes="0;1"/>
                  <anim:animate smil:dur="0.5s" smil:fill="hold" smil:targetElement="id85" smil:attributeName="x" smil:values="x-.2;x" smil:keyTimes="0;1"/>
                  <anim:animate smil:dur="0.5s" smil:fill="hold" smil:targetElement="id85" smil:attributeName="y" smil:values="y;y" smil:keyTimes="0;1"/>
                  <anim:transitionFilter smil:dur="0.5s" smil:targetElement="id8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6" anim:sub-item="text" smil:attributeName="visibility" smil:to="visible"/>
                  <anim:animate smil:dur="0.5s" smil:fill="hold" smil:targetElement="id86" anim:sub-item="text" smil:attributeName="width" smil:values="width*0.05;width" smil:keyTimes="0;1"/>
                  <anim:animate smil:dur="0.5s" smil:fill="hold" smil:targetElement="id86" anim:sub-item="text" smil:attributeName="height" smil:values="height;height" smil:keyTimes="0;1"/>
                  <anim:animate smil:dur="0.5s" smil:fill="hold" smil:targetElement="id86" anim:sub-item="text" smil:attributeName="x" smil:values="x-.2;x" smil:keyTimes="0;1"/>
                  <anim:animate smil:dur="0.5s" smil:fill="hold" smil:targetElement="id86" anim:sub-item="text" smil:attributeName="y" smil:values="y;y" smil:keyTimes="0;1"/>
                  <anim:transitionFilter smil:dur="0.5s" smil:targetElement="id86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7" smil:attributeName="visibility" smil:to="visible"/>
                  <anim:animate smil:dur="0.5s" smil:fill="hold" smil:targetElement="id87" smil:attributeName="x" smil:values="x;x" smil:keyTimes="0;1"/>
                  <anim:animate smil:dur="0.5s" smil:fill="hold" smil:targetElement="id8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8" smil:attributeName="visibility" smil:to="visible"/>
                  <anim:animate smil:dur="0.5s" smil:fill="hold" smil:targetElement="id88" smil:attributeName="x" smil:values="x;x" smil:keyTimes="0;1"/>
                  <anim:animate smil:dur="0.5s" smil:fill="hold" smil:targetElement="id8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9" smil:attributeName="visibility" smil:to="visible"/>
                  <anim:animate smil:dur="0.5s" smil:fill="hold" smil:targetElement="id89" smil:attributeName="x" smil:values="x;x" smil:keyTimes="0;1"/>
                  <anim:animate smil:dur="0.5s" smil:fill="hold" smil:targetElement="id8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0" smil:attributeName="visibility" smil:to="visible"/>
                  <anim:animate smil:dur="0.5s" smil:fill="hold" smil:targetElement="id90" smil:attributeName="x" smil:values="x;x" smil:keyTimes="0;1"/>
                  <anim:animate smil:dur="0.5s" smil:fill="hold" smil:targetElement="id9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1" smil:attributeName="visibility" smil:to="visible"/>
                  <anim:animate smil:dur="0.5s" smil:fill="hold" smil:targetElement="id91" smil:attributeName="x" smil:values="x;x" smil:keyTimes="0;1"/>
                  <anim:animate smil:dur="0.5s" smil:fill="hold" smil:targetElement="id9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3T19">
        <office:forms form:automatic-focus="false" form:apply-design-mode="false"/>
        <draw:frame presentation:style-name="pr14" draw:text-style-name="P6" draw:layer="layout" svg:width="26.047cm" svg:height="14.091cm" svg:x="1cm" svg:y="0.709cm" presentation:class="title" presentation:user-transformed="true">
          <draw:text-box>
            <text:p xml:id="id92" text:id="id92" text:style-name="P6"><text:span text:style-name="T10"><text:s/></text:span><text:span text:style-name="T10"><text:tab/></text:span><text:span text:style-name="T10"><text:line-break/></text:span><text:span text:style-name="T21"><text:tab/></text:span><text:span text:style-name="T4"><text:tab/></text:span><text:span text:style-name="T4">Now,</text:span></text:p>
          </draw:text-box>
        </draw:frame>
        <draw:g xml:id="id93" draw:id="id93">
          <svg:title>TexMaths</svg:title>
          <svg:desc>28§display§x = 2\sin^3 \theta§svg§600§FALSE§</svg:desc>
          <draw:polygon draw:style-name="gr2" draw:text-style-name="P8" draw:layer="layout" svg:width="4.696cm" svg:height="0.785cm" svg:x="5.981cm" svg:y="1.479cm" svg:viewBox="0 0 4697 786" draw:points="2348,786 0,786 0,0 4697,0 4697,786">
            <text:p/>
          </draw:polygon>
          <draw:path draw:style-name="gr3" draw:text-style-name="P9" draw:layer="layout" svg:width="0.492cm" svg:height="0.447cm" svg:x="5.961cm" svg:y="1.867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2 24-6 47-26 47-53s-23-36-38-36c-29 0-54 27-54 58 0 45 49 65 92 65 67 0 103-69 105-76 11 38 47 76 105 76 104 0 160-128 160-152 0-9-9-9-12-9-9 0-11 2-13 9-31 107-101 130-132 130-38 0-54-32-54-65 0-23 7-43 18-88z">
            <text:p/>
          </draw:path>
          <draw:path draw:style-name="gr3" draw:text-style-name="P9" draw:layer="layout" svg:width="0.656cm" svg:height="0.232cm" svg:x="6.824cm" svg:y="1.941cm" svg:viewBox="0 0 657 233" svg:d="M623 40c16 0 34 0 34-20s-18-20-32-20h-591c-16 0-34 0-34 20s18 20 34 20zM625 233c14 0 32 0 32-20s-18-20-34-20h-589c-16 0-34 0-34 20s18 20 34 20z">
            <text:p/>
          </draw:path>
          <draw:path draw:style-name="gr3" draw:text-style-name="P9" draw:layer="layout" svg:width="0.393cm" svg:height="0.658cm" svg:x="7.857cm" svg:y="1.645cm" svg:viewBox="0 0 394 659" svg:d="M76 583l105-104c155-136 213-188 213-286 0-115-87-193-208-193-112 0-186 92-186 179 0 54 49 54 52 54 17 0 51-11 51-52 0-24-18-51-51-51-9 0-9 0-14 2 22-65 76-101 135-101 89 0 132 79 132 162 0 78-50 157-103 217l-191 211c-11 11-11 13-11 38h367l27-173h-24c-5 29-11 74-20 88-9 9-74 9-95 9z">
            <text:p/>
          </draw:path>
          <draw:path draw:style-name="gr3" draw:text-style-name="P9" draw:layer="layout" svg:width="0.324cm" svg:height="0.454cm" svg:x="8.495cm" svg:y="1.86cm" svg:viewBox="0 0 325 455" svg:d="M173 251c22 4 103 20 103 92 0 49-34 89-112 89-83 0-119-56-137-141-2-11-5-15-14-15-13 0-13 6-13 24v130c0 18 0 25 11 25 5 0 7-2 25-20 2-3 2-5 20-23 43 41 87 43 108 43 114 0 161-67 161-139 0-52-31-81-43-94-33-32-71-38-112-47-56-11-123-23-123-81 0-36 27-76 112-76 108 0 114 90 117 121 0 9 9 9 11 9 13 0 13-5 13-25v-98c0-18 0-25-11-25-4 0-7 0-20 11-2 5-14 14-18 16-36-27-78-27-92-27-121 0-159 67-159 121 0 36 16 63 43 85 31 25 60 31 130 45z">
            <text:p/>
          </draw:path>
          <draw:path draw:style-name="gr3" draw:text-style-name="P9" draw:layer="layout" svg:width="0.212cm" svg:height="0.66cm" svg:x="8.885cm" svg:y="1.64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9" draw:layer="layout" svg:width="0.496cm" svg:height="0.436cm" svg:x="9.156cm" svg:y="1.867cm" svg:viewBox="0 0 497 437" svg:d="M76 96v267c0 43-9 43-76 43v31c34 0 85-2 112-2 25 0 76 2 110 2v-31c-65 0-76 0-76-43v-184c0-103 69-157 132-157s74 54 74 110v231c0 43-11 43-76 43v31c33 0 85-2 112-2 24 0 76 2 109 2v-31c-51 0-76 0-76-30v-188c0-85 0-116-31-152-14-16-47-36-103-36-74 0-119 43-148 103v-103l-139 11v32c69 0 76 6 76 53z">
            <text:p/>
          </draw:path>
          <draw:path draw:style-name="gr3" draw:text-style-name="P9" draw:layer="layout" svg:width="0.317cm" svg:height="0.472cm" svg:x="9.71cm" svg:y="1.43cm" svg:viewBox="0 0 318 473" svg:d="M152 229c54 0 92 38 92 112 0 85-49 109-89 109-27 0-90-6-119-47 33-2 40-24 40-38 0-22-16-38-38-38-18 0-38 11-38 38 0 67 72 108 157 108 96 0 161-63 161-132 0-54-42-108-119-126 72-25 99-78 99-119 0-56-63-96-141-96-76 0-135 38-135 92 0 25 14 38 36 38 20 0 34-16 34-36s-14-34-34-36c25-31 72-38 97-38 31 0 76 16 76 76 0 29-9 61-29 81-23 27-41 29-77 31-17 0-17 0-22 3 0 0-7 0-7 9s7 9 18 9z">
            <text:p/>
          </draw:path>
          <draw:path draw:style-name="gr3" draw:text-style-name="P9" draw:layer="layout" svg:width="0.407cm" svg:height="0.707cm" svg:x="10.319cm" svg:y="1.607cm" svg:viewBox="0 0 408 708" svg:d="M408 202c0-65-18-202-119-202-137 0-289 278-289 504 0 94 29 204 119 204 139 0 289-285 289-506zM105 338c16-62 36-143 76-213 27-49 63-103 108-103 49 0 54 63 54 119 0 49-7 99-32 197zM302 370c-11 44-31 130-69 199-34 67-72 117-114 117-34 0-54-30-54-121 0-41 7-99 31-195z">
            <text:p/>
          </draw:path>
        </draw:g>
        <draw:g xml:id="id94" draw:id="id94">
          <svg:title>TexMaths</svg:title>
          <svg:desc>28§display§\text{Diff}. w. r. t. \theta .§svg§600§FALSE§</svg:desc>
          <draw:polygon draw:style-name="gr2" draw:text-style-name="P8" draw:layer="layout" svg:width="4.778cm" svg:height="0.606cm" svg:x="3.682cm" svg:y="3.168cm" svg:viewBox="0 0 4779 607" draw:points="2388,607 0,607 0,0 4779,0 4779,607">
            <text:p/>
          </draw:polygon>
          <draw:path draw:style-name="gr3" draw:text-style-name="P9" draw:layer="layout" svg:width="0.662cm" svg:height="0.673cm" svg:x="3.666cm" svg:y="3.141cm" svg:viewBox="0 0 663 674" svg:d="M0 0v31h25c76 0 76 12 76 45v522c0 36 0 45-76 45h-25v31h361c166 0 302-145 302-331 0-188-132-343-302-343zM235 643c-47 0-49-7-49-38v-536c0-31 2-38 49-38h99c60 0 130 21 179 92 43 58 52 144 52 220 0 110-18 168-54 217-20 27-76 83-177 83z">
            <text:p/>
          </draw:path>
          <draw:path draw:style-name="gr3" draw:text-style-name="P9" draw:layer="layout" svg:width="0.212cm" svg:height="0.66cm" svg:x="4.417cm" svg:y="3.155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9" draw:layer="layout" svg:width="0.593cm" svg:height="0.696cm" svg:x="4.683cm" svg:y="3.119cm" svg:viewBox="0 0 594 697" svg:d="M417 300h112v-29h-117v-114c0-90 50-135 92-135 5 0 18 0 34 7-11 5-29 16-29 40 0 23 15 43 42 43s43-20 43-43c0-35-34-69-90-69-58 0-103 38-107 43-30-39-83-43-110-43-94 0-209 52-209 159v112h-78v29h78v321c0 44-11 44-78 44v32c34-2 85-5 110-5 24 0 74 3 110 5v-32c-65 0-77 0-77-44v-321h209v321c0 44-11 44-79 44v32c38-2 85-5 112-5 41 0 88 0 126 5v-32h-20c-72 0-74-11-74-47zM141 271v-112c0-96 81-137 144-137 49 0 76 18 78 18v3c-18 0-36 13-36 40 0 7 0 31 27 40-2 14-2 23-2 34v114z">
            <text:p/>
          </draw:path>
          <draw:path draw:style-name="gr3" draw:text-style-name="P9" draw:layer="layout" svg:width="0.107cm" svg:height="0.107cm" svg:x="5.317cm" svg:y="3.708cm" svg:viewBox="0 0 108 108" svg:d="M108 54c0-29-25-54-54-54s-54 25-54 54 25 54 54 54 54-25 54-54z">
            <text:p/>
          </draw:path>
          <draw:path draw:style-name="gr3" draw:text-style-name="P9" draw:layer="layout" svg:width="0.653cm" svg:height="0.447cm" svg:x="5.535cm" svg:y="3.379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29 130-54 179-27 54-61 88-110 88-47 0-72-29-72-85 0-27 7-59 9-72z">
            <text:p/>
          </draw:path>
          <draw:path draw:style-name="gr3" draw:text-style-name="P9" draw:layer="layout" svg:width="0.107cm" svg:height="0.107cm" svg:x="6.321cm" svg:y="3.708cm" svg:viewBox="0 0 108 108" svg:d="M108 54c0-29-25-54-54-54s-54 25-54 54 25 54 54 54 54-25 54-54z">
            <text:p/>
          </draw:path>
          <draw:path draw:style-name="gr3" draw:text-style-name="P9" draw:layer="layout" svg:width="0.402cm" svg:height="0.447cm" svg:x="6.538cm" svg:y="3.379cm" svg:viewBox="0 0 403 448" svg:d="M58 379c-2 15-9 38-9 42 0 18 14 27 29 27 12 0 30-9 36-27 3-4 36-139 41-157 6-33 24-103 31-130 4-11 31-58 56-80 7-7 36-32 78-32 27 0 41 12 43 12-31 4-52 29-52 53 0 16 12 36 39 36 24 0 53-22 53-58s-31-65-83-65c-65 0-107 49-125 76-9-45-45-76-92-76-45 0-63 38-72 56-18 34-31 94-31 96 0 9 9 9 11 9 11 0 11 0 18-22 16-70 36-117 72-117 18 0 31 7 31 45 0 20-4 32-15 83z">
            <text:p/>
          </draw:path>
          <draw:path draw:style-name="gr3" draw:text-style-name="P9" draw:layer="layout" svg:width="0.107cm" svg:height="0.107cm" svg:x="7.011cm" svg:y="3.708cm" svg:viewBox="0 0 108 108" svg:d="M108 54c0-29-25-54-54-54s-54 25-54 54 25 54 54 54 54-25 54-54z">
            <text:p/>
          </draw:path>
          <draw:path draw:style-name="gr3" draw:text-style-name="P9" draw:layer="layout" svg:width="0.304cm" svg:height="0.629cm" svg:x="7.222cm" svg:y="3.197cm" svg:viewBox="0 0 305 630" svg:d="M181 224h95c18 0 29 0 29-20 0-11-11-11-29-11h-88c36-141 43-159 43-166 0-18-14-27-29-27-5 0-32 0-41 36l-38 157h-94c-20 0-29 0-29 18 0 13 9 13 27 13h87c-71 280-74 296-74 314 0 53 38 92 90 92 103 0 159-146 159-153 0-9-9-9-13-9-9 0-9 3-14 14-42 103-96 125-130 125-20 0-29-13-29-45 0-24 0-31 5-47z">
            <text:p/>
          </draw:path>
          <draw:path draw:style-name="gr3" draw:text-style-name="P9" draw:layer="layout" svg:width="0.107cm" svg:height="0.107cm" svg:x="7.641cm" svg:y="3.708cm" svg:viewBox="0 0 108 108" svg:d="M108 54c0-29-25-54-54-54s-54 25-54 54 25 54 54 54 54-25 54-54z">
            <text:p/>
          </draw:path>
          <draw:path draw:style-name="gr3" draw:text-style-name="P9" draw:layer="layout" svg:width="0.407cm" svg:height="0.707cm" svg:x="7.869cm" svg:y="3.119cm" svg:viewBox="0 0 408 708" svg:d="M408 202c0-65-18-202-119-202-137 0-289 278-289 504 0 94 29 204 119 204 139 0 289-285 289-506zM105 338c16-62 36-143 76-213 27-49 63-103 108-103 49 0 54 63 54 119 0 49-7 99-32 197zM302 370c-11 44-31 130-69 199-34 67-72 117-114 117-34 0-54-30-54-121 0-41 7-99 31-195z">
            <text:p/>
          </draw:path>
          <draw:path draw:style-name="gr3" draw:text-style-name="P9" draw:layer="layout" svg:width="0.107cm" svg:height="0.107cm" svg:x="8.402cm" svg:y="3.708cm" svg:viewBox="0 0 108 108" svg:d="M108 54c0-29-25-54-54-54s-54 25-54 54 25 54 54 54 54-25 54-54z">
            <text:p/>
          </draw:path>
        </draw:g>
        <draw:g xml:id="id95" draw:id="id95">
          <svg:title>TexMaths</svg:title>
          <svg:desc>28§display§\frac{dx}{d\theta} = 2 \frac{d}{d\theta}( \sin \theta )^3 =§svg§600§FALSE§</svg:desc>
          <draw:polygon draw:style-name="gr2" draw:text-style-name="P8" draw:layer="layout" svg:width="8.188cm" svg:height="1.936cm" svg:x="3.693cm" svg:y="4.64cm" svg:viewBox="0 0 8189 1937" draw:points="4095,1937 0,1937 0,0 8189,0 8189,1937">
            <text:p/>
          </draw:polygon>
          <draw:path draw:style-name="gr3" draw:text-style-name="P9" draw:layer="layout" svg:width="0.469cm" svg:height="0.696cm" svg:x="3.684cm" svg:y="4.591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9" draw:layer="layout" svg:width="0.492cm" svg:height="0.447cm" svg:x="4.184cm" svg:y="4.8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olygon draw:style-name="gr3" draw:text-style-name="P9" draw:layer="layout" svg:width="1.076cm" svg:height="0.042cm" svg:x="3.644cm" svg:y="5.673cm" svg:viewBox="0 0 1077 43" draw:points="538,43 0,43 0,0 1077,0 1077,43">
            <text:p/>
          </draw:polygon>
          <draw:path draw:style-name="gr3" draw:text-style-name="P9" draw:layer="layout" svg:width="0.469cm" svg:height="0.696cm" svg:x="3.72cm" svg:y="5.932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9" draw:layer="layout" svg:width="0.407cm" svg:height="0.707cm" svg:x="4.233cm" svg:y="5.921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9" draw:layer="layout" svg:width="0.655cm" svg:height="0.232cm" svg:x="5.165cm" svg:y="5.57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393cm" svg:height="0.657cm" svg:x="6.198cm" svg:y="5.285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9" draw:layer="layout" svg:width="0.469cm" svg:height="0.696cm" svg:x="7.042cm" svg:y="4.591cm" svg:viewBox="0 0 470 697" svg:d="M470 11c0-2 0-11-13-11s-108 9-125 11c-7 0-14 5-14 18 0 14 9 14 25 14 47 0 49 6 49 15l-2 20-61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9" draw:layer="layout" svg:width="1.003cm" svg:height="0.042cm" svg:x="6.76cm" svg:y="5.673cm" svg:viewBox="0 0 1004 43" draw:points="502,43 0,43 0,0 1004,0 1004,43">
            <text:p/>
          </draw:polygon>
          <draw:path draw:style-name="gr3" draw:text-style-name="P9" draw:layer="layout" svg:width="0.469cm" svg:height="0.696cm" svg:x="6.798cm" svg:y="5.932cm" svg:viewBox="0 0 470 697" svg:d="M470 11c0-2 0-11-13-11s-108 9-125 11c-7 0-14 5-14 18 0 14 9 14 25 14 47 0 49 6 49 15l-2 20-61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4-172 56-217 30-58 74-94 115-94 65 0 78 81 78 87 0 5-2 12-4 16z">
            <text:p/>
          </draw:path>
          <draw:path draw:style-name="gr3" draw:text-style-name="P9" draw:layer="layout" svg:width="0.407cm" svg:height="0.707cm" svg:x="7.313cm" svg:y="5.921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9" draw:layer="layout" svg:width="0.23cm" svg:height="0.984cm" svg:x="7.976cm" svg:y="5.20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324cm" svg:height="0.454cm" svg:x="8.294cm" svg:y="5.498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9" draw:layer="layout" svg:width="0.212cm" svg:height="0.66cm" svg:x="8.682cm" svg:y="5.281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9" draw:layer="layout" svg:width="0.496cm" svg:height="0.436cm" svg:x="8.955cm" svg:y="5.505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9" draw:layer="layout" svg:width="0.407cm" svg:height="0.707cm" svg:x="9.674cm" svg:y="5.245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9" draw:layer="layout" svg:width="0.23cm" svg:height="0.984cm" svg:x="10.178cm" svg:y="5.20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9" draw:layer="layout" svg:width="0.317cm" svg:height="0.472cm" svg:x="10.543cm" svg:y="5.077cm" svg:viewBox="0 0 318 473" svg:d="M152 228c54 0 92 39 92 112 0 86-49 110-89 110-27 0-90-7-119-47 33-2 40-25 40-38 0-22-16-38-38-38-18 0-38 11-38 38 0 67 72 108 157 108 96 0 161-63 161-133 0-53-42-107-119-125 72-25 99-78 99-119 0-56-63-96-141-96-76 0-135 38-135 92 0 24 14 38 36 38 20 0 34-16 34-36s-14-34-34-36c25-31 72-38 97-38 31 0 76 16 76 76 0 29-9 61-29 81-23 27-41 29-77 31-17 0-17 0-22 3 0 0-7 0-7 8 0 9 7 9 18 9z">
            <text:p/>
          </draw:path>
          <draw:path draw:style-name="gr3" draw:text-style-name="P9" draw:layer="layout" svg:width="0.655cm" svg:height="0.232cm" svg:x="11.276cm" svg:y="5.579cm" svg:viewBox="0 0 656 233" svg:d="M623 40c15 0 33 0 33-20s-18-20-31-20h-591c-16 0-34 0-34 20s18 20 34 20zM625 233c13 0 31 0 31-20s-18-20-33-20h-589c-16 0-34 0-34 20s18 20 34 20z">
            <text:p/>
          </draw:path>
        </draw:g>
        <draw:g xml:id="id96" draw:id="id96">
          <svg:title>TexMaths</svg:title>
          <svg:desc>28§display§ 6 \sin^2 \theta \frac{d}{d\theta}(\sin \theta)§svg§600§FALSE§</svg:desc>
          <draw:polygon draw:style-name="gr2" draw:text-style-name="P8" draw:layer="layout" svg:width="6.628cm" svg:height="1.936cm" svg:x="12.552cm" svg:y="4.539cm" svg:viewBox="0 0 6629 1937" draw:points="3315,1937 0,1937 0,0 6629,0 6629,1937">
            <text:p/>
          </draw:polygon>
          <draw:path draw:style-name="gr3" draw:text-style-name="P9" draw:layer="layout" svg:width="0.409cm" svg:height="0.678cm" svg:x="12.543cm" svg:y="5.184cm" svg:viewBox="0 0 410 679" svg:d="M90 334v-25c0-249 123-284 172-284 25 0 65 6 87 40-15 0-53 0-53 42 0 32 22 48 44 48 16 0 45-9 45-48 0-60-42-107-125-107-126 0-260 128-260 345 0 264 114 334 206 334 110 0 204-92 204-222 0-126-87-222-197-222-67 0-103 52-123 99zM206 652c-63 0-92-61-96-74-18-47-18-126-18-144 0-76 31-176 121-176 15 0 60 0 92 62 18 36 18 88 18 135s0 96-18 132c-29 60-77 65-99 65z">
            <text:p/>
          </draw:path>
          <draw:path draw:style-name="gr3" draw:text-style-name="P9" draw:layer="layout" svg:width="0.324cm" svg:height="0.454cm" svg:x="13.19cm" svg:y="5.397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9" draw:layer="layout" svg:width="0.212cm" svg:height="0.66cm" svg:x="13.58cm" svg:y="5.18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9" draw:layer="layout" svg:width="0.496cm" svg:height="0.436cm" svg:x="13.851cm" svg:y="5.404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9" draw:layer="layout" svg:width="0.306cm" svg:height="0.458cm" svg:x="14.411cm" svg:y="4.967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9" draw:layer="layout" svg:width="0.407cm" svg:height="0.707cm" svg:x="15.014cm" svg:y="5.144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9" draw:layer="layout" svg:width="0.469cm" svg:height="0.696cm" svg:x="15.865cm" svg:y="4.49cm" svg:viewBox="0 0 470 697" svg:d="M470 11c0-2 0-11-13-11s-108 9-125 11c-7 0-14 5-14 18 0 14 9 14 25 14 47 0 49 6 49 15l-2 20-61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9" draw:layer="layout" svg:width="1.003cm" svg:height="0.042cm" svg:x="15.581cm" svg:y="5.572cm" svg:viewBox="0 0 1004 43" draw:points="502,43 0,43 0,0 1004,0 1004,43">
            <text:p/>
          </draw:polygon>
          <draw:path draw:style-name="gr3" draw:text-style-name="P9" draw:layer="layout" svg:width="0.469cm" svg:height="0.696cm" svg:x="15.619cm" svg:y="5.831cm" svg:viewBox="0 0 470 697" svg:d="M470 11c0-2 0-11-13-11s-108 9-125 11c-7 0-14 5-14 18 0 14 9 14 25 14 47 0 49 6 49 15l-2 20-61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4-172 56-217 30-58 74-94 115-94 65 0 78 81 78 87 0 5-2 12-4 16z">
            <text:p/>
          </draw:path>
          <draw:path draw:style-name="gr3" draw:text-style-name="P9" draw:layer="layout" svg:width="0.407cm" svg:height="0.707cm" svg:x="16.134cm" svg:y="5.82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9" draw:layer="layout" svg:width="0.23cm" svg:height="0.984cm" svg:x="16.797cm" svg:y="5.10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324cm" svg:height="0.454cm" svg:x="17.115cm" svg:y="5.397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9" draw:layer="layout" svg:width="0.212cm" svg:height="0.66cm" svg:x="17.503cm" svg:y="5.18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9" draw:layer="layout" svg:width="0.496cm" svg:height="0.436cm" svg:x="17.776cm" svg:y="5.404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9" draw:layer="layout" svg:width="0.407cm" svg:height="0.707cm" svg:x="18.495cm" svg:y="5.144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9" draw:layer="layout" svg:width="0.23cm" svg:height="0.984cm" svg:x="19.001cm" svg:y="5.10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 xml:id="id97" draw:id="id97">
          <svg:title>TexMaths</svg:title>
          <svg:desc>28§display§\frac{dx}{d\theta} =  6 \sin^2 \theta \cos \theta§svg§600§FALSE§</svg:desc>
          <draw:polygon draw:style-name="gr2" draw:text-style-name="P8" draw:layer="layout" svg:width="7.46cm" svg:height="1.936cm" svg:x="3.693cm" svg:y="7.34cm" svg:viewBox="0 0 7461 1937" draw:points="3729,1937 0,1937 0,0 7461,0 7461,1937">
            <text:p/>
          </draw:polygon>
          <draw:path draw:style-name="gr3" draw:text-style-name="P9" draw:layer="layout" svg:width="0.469cm" svg:height="0.696cm" svg:x="3.684cm" svg:y="7.291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9" draw:layer="layout" svg:width="0.492cm" svg:height="0.447cm" svg:x="4.184cm" svg:y="7.54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olygon draw:style-name="gr3" draw:text-style-name="P9" draw:layer="layout" svg:width="1.076cm" svg:height="0.042cm" svg:x="3.644cm" svg:y="8.373cm" svg:viewBox="0 0 1077 43" draw:points="538,43 0,43 0,0 1077,0 1077,43">
            <text:p/>
          </draw:polygon>
          <draw:path draw:style-name="gr3" draw:text-style-name="P9" draw:layer="layout" svg:width="0.469cm" svg:height="0.696cm" svg:x="3.72cm" svg:y="8.632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9" draw:layer="layout" svg:width="0.407cm" svg:height="0.707cm" svg:x="4.233cm" svg:y="8.621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9" draw:layer="layout" svg:width="0.655cm" svg:height="0.232cm" svg:x="5.165cm" svg:y="8.27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09cm" svg:height="0.678cm" svg:x="6.191cm" svg:y="7.985cm" svg:viewBox="0 0 410 679" svg:d="M90 334v-25c0-249 123-284 172-284 25 0 65 6 87 40-15 0-53 0-53 42 0 32 22 48 44 48 16 0 45-9 45-48 0-60-42-107-125-107-126 0-260 128-260 345 0 264 114 334 206 334 110 0 204-92 204-222 0-126-87-222-197-222-67 0-103 52-123 99zM206 652c-63 0-92-61-96-74-18-47-18-126-18-144 0-76 31-176 121-176 15 0 60 0 92 62 18 36 18 88 18 135s0 96-18 132c-30 60-77 65-99 65z">
            <text:p/>
          </draw:path>
          <draw:path draw:style-name="gr3" draw:text-style-name="P9" draw:layer="layout" svg:width="0.324cm" svg:height="0.454cm" svg:x="6.838cm" svg:y="8.198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3" draw:text-style-name="P9" draw:layer="layout" svg:width="0.212cm" svg:height="0.66cm" svg:x="7.225cm" svg:y="7.981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9" draw:layer="layout" svg:width="0.496cm" svg:height="0.436cm" svg:x="7.499cm" svg:y="8.205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3" draw:text-style-name="P9" draw:layer="layout" svg:width="0.306cm" svg:height="0.458cm" svg:x="8.056cm" svg:y="7.76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9" draw:layer="layout" svg:width="0.407cm" svg:height="0.707cm" svg:x="8.659cm" svg:y="7.945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9" draw:layer="layout" svg:width="0.375cm" svg:height="0.454cm" svg:x="9.304cm" svg:y="8.198cm" svg:viewBox="0 0 376 455" svg:d="M83 228c0-161 81-203 132-203 9 0 72 0 108 35-41 5-48 34-48 47 0 25 18 45 45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9" draw:layer="layout" svg:width="0.438cm" svg:height="0.454cm" svg:x="9.736cm" svg:y="8.198cm" svg:viewBox="0 0 439 455" svg:d="M439 231c0-126-101-231-220-231-123 0-219 107-219 231 0 127 103 224 219 224 119 0 220-99 220-224zM219 430c-42 0-85-22-111-67-25-43-25-103-25-139 0-38 0-92 22-137 27-44 74-65 114-65 43 0 86 21 112 63 25 43 25 101 25 139 0 36 0 90-22 132-20 45-65 74-115 74z">
            <text:p/>
          </draw:path>
          <draw:path draw:style-name="gr3" draw:text-style-name="P9" draw:layer="layout" svg:width="0.324cm" svg:height="0.454cm" svg:x="10.233cm" svg:y="8.198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3" draw:text-style-name="P9" draw:layer="layout" svg:width="0.407cm" svg:height="0.707cm" svg:x="10.793cm" svg:y="7.945cm" svg:viewBox="0 0 408 708" svg:d="M408 202c0-65-16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</draw:g>
        <draw:g xml:id="id98" draw:id="id98">
          <svg:title>TexMaths</svg:title>
          <svg:desc>28§display§\text {We know that, }§svg§600§FALSE§</svg:desc>
          <draw:polygon draw:style-name="gr2" draw:text-style-name="P8" draw:layer="layout" svg:width="6.17cm" svg:height="0.777cm" svg:x="3.793cm" svg:y="10.181cm" svg:viewBox="0 0 6171 778" draw:points="3087,778 0,778 0,0 6171,0 6171,778">
            <text:p/>
          </draw:polygon>
          <draw:path draw:style-name="gr3" draw:text-style-name="P9" draw:layer="layout" svg:width="0.976cm" svg:height="0.696cm" svg:x="3.762cm" svg:y="10.143cm" svg:viewBox="0 0 977 697" svg:d="M878 96c18-56 61-65 99-65v-31c-29 2-59 2-90 2-27 0-92-2-116-2v31c65 0 85 34 85 52 0 7-3 13-5 20l-148 455-156-484c-3-2-5-9-5-13 0-30 58-30 83-30v-31c-36 2-103 2-139 2-38 0-81-2-121-2v31c56 0 76 0 90 36l20 67-137 424-159-484c0-5-2-11-2-13 0-30 58-30 83-30v-31c-36 2-103 2-139 2-38 0-81-2-121-2v31c74 0 78 5 90 41l197 605c2 9 6 20 20 20 13 0 16-7 18-20l163-502 164 502c2 9 7 20 18 20 15 0 15-7 20-20z">
            <text:p/>
          </draw:path>
          <draw:path draw:style-name="gr3" draw:text-style-name="P9" draw:layer="layout" svg:width="0.382cm" svg:height="0.454cm" svg:x="4.701cm" svg:y="10.37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9" draw:layer="layout" svg:width="0.476cm" svg:height="0.685cm" svg:x="5.467cm" svg:y="10.132cm" svg:viewBox="0 0 477 686" svg:d="M76 610c0 44-9 44-76 44v32c34-2 78-2 108-2 29 0 69 0 109 2v-32c-67 0-78 0-78-44v-101l63-54c76 103 118 159 118 177s-15 22-36 22v32c27-2 88-2 108-2 29 0 56 0 85 2v-32c-36 0-58 0-96-51l-126-177c0-2-4-9-4-11 0-5 69-63 78-72 63-49 106-52 126-52v-31c-29 2-41 2-70 2-36 0-96-2-109-2v31c17 0 29 12 29 25 0 18-16 31-23 38l-139 121v-475l-143 11v32c69 0 76 6 76 53z">
            <text:p/>
          </draw:path>
          <draw:path draw:style-name="gr3" draw:text-style-name="P9" draw:layer="layout" svg:width="0.496cm" svg:height="0.436cm" svg:x="5.991cm" svg:y="10.381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9" draw:layer="layout" svg:width="0.438cm" svg:height="0.454cm" svg:x="6.533cm" svg:y="10.374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9" draw:layer="layout" svg:width="0.675cm" svg:height="0.436cm" svg:x="6.988cm" svg:y="10.392cm" svg:viewBox="0 0 676 437" svg:d="M594 94c18-49 49-63 82-63v-31c-22 2-51 2-71 2-29 0-74-2-92-2v31c36 0 56 18 56 47 0 7 0 7-5 21l-89 253-99-276c-2-11-4-13-4-18 0-27 38-27 58-27v-31c-29 0-78 2-103 2-29 0-58 0-87-2v31c36 0 51 3 62 14 5 7 16 36 23 56l-85 237-94-262c-5-13-5-15-5-18 0-27 38-27 58-27v-31c-29 0-85 2-107 2-5 0-56 0-92-2v31c49 0 60 3 74 34l123 350c5 15 9 22 20 22 14 0 16-4 20-20l101-280 101 282c2 11 7 18 20 18 11 0 16-9 18-18z">
            <text:p/>
          </draw:path>
          <draw:path draw:style-name="gr3" draw:text-style-name="P9" draw:layer="layout" svg:width="0.308cm" svg:height="0.618cm" svg:x="8.027cm" svg:y="10.21cm" svg:viewBox="0 0 309 619" svg:d="M152 213h141v-31h-141v-182h-24c0 81-32 186-128 190v23h85v271c0 123 92 135 128 135 69 0 96-70 96-135v-56h-25v56c0 72-29 110-64 110-68 0-68-90-68-108z">
            <text:p/>
          </draw:path>
          <draw:path draw:style-name="gr3" draw:text-style-name="P9" draw:layer="layout" svg:width="0.496cm" svg:height="0.685cm" svg:x="8.424cm" svg:y="10.132cm" svg:viewBox="0 0 497 686" svg:d="M76 610c0 44-9 44-76 44v32c34-2 85-2 112-2 25 0 76 0 110 2v-32c-65 0-76 0-76-44v-182c0-103 69-157 132-157 62 0 74 54 74 110v229c0 44-12 44-76 44v32c33-2 85-2 112-2 24 0 76 0 109 2v-32c-51 0-76 0-76-29v-188c0-85 0-117-31-152-14-16-47-36-103-36-85 0-128 60-144 96v-345l-143 11v32c69 0 76 6 76 53z">
            <text:p/>
          </draw:path>
          <draw:path draw:style-name="gr3" draw:text-style-name="P9" draw:layer="layout" svg:width="0.445cm" svg:height="0.454cm" svg:x="8.979cm" svg:y="10.374cm" svg:viewBox="0 0 446 455" svg:d="M289 368c2 40 29 80 76 80 20 0 81-13 81-94v-54h-25v54c0 58-25 65-36 65-31 0-36-45-36-49v-200c0-40 0-78-35-116-38-38-88-54-135-54-83 0-150 47-150 112 0 29 20 47 45 47 29 0 45-20 45-47 0-11-5-45-50-45 27-33 74-45 108-45 47 0 103 39 103 126v38c-49 2-119 4-181 34-74 33-99 85-99 130 0 80 96 105 159 105 65 0 110-40 130-87zM280 206v99c0 94-69 128-114 128-50 0-90-36-90-86 0-53 43-136 204-141z">
            <text:p/>
          </draw:path>
          <draw:path draw:style-name="gr3" draw:text-style-name="P9" draw:layer="layout" svg:width="0.308cm" svg:height="0.618cm" svg:x="9.45cm" svg:y="10.21cm" svg:viewBox="0 0 309 619" svg:d="M152 213h141v-31h-141v-182h-24c0 81-32 186-128 190v23h85v271c0 123 92 135 128 135 69 0 96-70 96-135v-56h-25v56c0 72-29 110-64 110-68 0-68-90-68-108z">
            <text:p/>
          </draw:path>
          <draw:path draw:style-name="gr3" draw:text-style-name="P9" draw:layer="layout" svg:width="0.115cm" svg:height="0.295cm" svg:x="9.898cm" svg:y="10.71cm" svg:viewBox="0 0 116 296" svg:d="M116 103c0-63-22-103-62-103-36 0-54 27-54 52 0 26 18 53 54 53 15 0 27-6 38-13l2-2c0 0 2 0 2 13 0 65-29 126-74 173-4 4-6 6-6 9 0 9 4 11 11 11 11 0 89-79 89-193z">
            <text:p/>
          </draw:path>
        </draw:g>
        <draw:g xml:id="id99" draw:id="id99">
          <svg:title>TexMaths</svg:title>
          <svg:desc>28§display§\frac{dy}{dx} = \frac{dy/ d\theta}{dx/ d\theta} =§svg§600§FALSE§</svg:desc>
          <draw:polygon draw:style-name="gr2" draw:text-style-name="P8" draw:layer="layout" svg:width="6.194cm" svg:height="2.227cm" svg:x="3.862cm" svg:y="11.864cm" svg:viewBox="0 0 6195 2228" draw:points="3098,2228 0,2228 0,0 6195,0 6195,2228">
            <text:p/>
          </draw:polygon>
          <draw:path draw:style-name="gr3" draw:text-style-name="P9" draw:layer="layout" svg:width="0.469cm" svg:height="0.696cm" svg:x="3.876cm" svg:y="11.871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9" draw:layer="layout" svg:width="0.456cm" svg:height="0.637cm" svg:x="4.375cm" svg:y="12.117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9" draw:layer="layout" svg:width="1.076cm" svg:height="0.042cm" svg:x="3.813cm" svg:y="12.953cm" svg:viewBox="0 0 1077 43" draw:points="538,43 0,43 0,0 1077,0 1077,43">
            <text:p/>
          </draw:polygon>
          <draw:path draw:style-name="gr3" draw:text-style-name="P9" draw:layer="layout" svg:width="0.469cm" svg:height="0.696cm" svg:x="3.853cm" svg:y="13.21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9" draw:layer="layout" svg:width="0.492cm" svg:height="0.447cm" svg:x="4.353cm" svg:y="13.45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9" draw:layer="layout" svg:width="0.655cm" svg:height="0.232cm" svg:x="5.334cm" svg:y="12.85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69cm" svg:height="0.696cm" svg:x="6.496cm" svg:y="11.871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9" draw:layer="layout" svg:width="0.456cm" svg:height="0.637cm" svg:x="6.998cm" svg:y="12.117cm" svg:viewBox="0 0 457 638" svg:d="M452 60c5-13 5-15 5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3" draw:text-style-name="P9" draw:layer="layout" svg:width="0.384cm" svg:height="0.984cm" svg:x="7.542cm" svg:y="11.815cm" svg:viewBox="0 0 385 985" svg:d="M381 38c4-13 4-18 4-18 0-11-9-20-20-20-7 0-13 2-16 9l-345 941c-4 11-4 15-4 18 0 8 9 17 20 17 14 0 16-6 23-22z">
            <text:p/>
          </draw:path>
          <draw:path draw:style-name="gr3" draw:text-style-name="P9" draw:layer="layout" svg:width="0.469cm" svg:height="0.696cm" svg:x="8.019cm" svg:y="11.871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2 0 78 81 78 87 0 5-2 12-4 16z">
            <text:p/>
          </draw:path>
          <draw:path draw:style-name="gr3" draw:text-style-name="P9" draw:layer="layout" svg:width="0.407cm" svg:height="0.707cm" svg:x="8.535cm" svg:y="11.86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olygon draw:style-name="gr3" draw:text-style-name="P9" draw:layer="layout" svg:width="2.57cm" svg:height="0.042cm" svg:x="6.436cm" svg:y="12.953cm" svg:viewBox="0 0 2571 43" draw:points="1286,43 0,43 0,0 2571,0 2571,43">
            <text:p/>
          </draw:polygon>
          <draw:path draw:style-name="gr3" draw:text-style-name="P9" draw:layer="layout" svg:width="0.469cm" svg:height="0.696cm" svg:x="6.476cm" svg:y="13.21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9" draw:layer="layout" svg:width="0.492cm" svg:height="0.447cm" svg:x="6.976cm" svg:y="13.45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8 76 100 0 156-128 156-152 0-9-9-9-11-9-9 0-11 2-13 9-32 107-101 130-132 130-38 0-54-32-54-65 0-23 7-43 18-88z">
            <text:p/>
          </draw:path>
          <draw:path draw:style-name="gr3" draw:text-style-name="P9" draw:layer="layout" svg:width="0.384cm" svg:height="0.984cm" svg:x="7.565cm" svg:y="13.157cm" svg:viewBox="0 0 385 985" svg:d="M381 38c4-13 4-18 4-18 0-11-9-20-20-20-7 0-13 2-16 9l-345 941c-4 11-4 15-4 18 0 8 9 17 20 17 14 0 16-6 23-22z">
            <text:p/>
          </draw:path>
          <draw:path draw:style-name="gr3" draw:text-style-name="P9" draw:layer="layout" svg:width="0.469cm" svg:height="0.696cm" svg:x="8.042cm" svg:y="13.21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2 0 78 81 78 87 0 5-2 12-4 16z">
            <text:p/>
          </draw:path>
          <draw:path draw:style-name="gr3" draw:text-style-name="P9" draw:layer="layout" svg:width="0.407cm" svg:height="0.707cm" svg:x="8.555cm" svg:y="13.199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9" draw:layer="layout" svg:width="0.655cm" svg:height="0.232cm" svg:x="9.451cm" svg:y="12.856cm" svg:viewBox="0 0 656 233" svg:d="M623 40c15 0 33 0 33-20s-18-20-31-20h-591c-16 0-34 0-34 20s18 20 34 20zM625 233c13 0 31 0 31-20s-18-20-33-20h-589c-16 0-34 0-34 20s18 20 34 20z">
            <text:p/>
          </draw:path>
        </draw:g>
        <draw:g xml:id="id100" draw:id="id100">
          <svg:title>TexMaths</svg:title>
          <svg:desc>28§display§- \frac{9 \cos^2 \theta \sin \theta}{6 \sin^2 \theta \cos \theta} =§svg§600§FALSE§</svg:desc>
          <draw:polygon draw:style-name="gr2" draw:text-style-name="P8" draw:layer="layout" svg:width="6.981cm" svg:height="2.154cm" svg:x="10.443cm" svg:y="11.798cm" svg:viewBox="0 0 6982 2155" draw:points="3490,2155 0,2155 0,0 6982,0 6982,2155">
            <text:p/>
          </draw:polygon>
          <draw:path draw:style-name="gr3" draw:text-style-name="P9" draw:layer="layout" svg:width="0.602cm" svg:height="0.042cm" svg:x="10.474cm" svg:y="12.963cm" svg:viewBox="0 0 603 43" svg:d="M569 43c16 0 34 0 34-23 0-20-18-20-34-20h-535c-16 0-34 0-34 20 0 23 18 23 34 23z">
            <text:p/>
          </draw:path>
          <draw:path draw:style-name="gr3" draw:text-style-name="P9" draw:layer="layout" svg:width="0.409cm" svg:height="0.678cm" svg:x="11.319cm" svg:y="11.908cm" svg:viewBox="0 0 410 679" svg:d="M323 343v31c0 233-103 278-162 278-18 0-69-2-96-36 43 0 51-29 51-45 0-31-24-47-47-47-15 0-44 9-44 50 0 65 53 105 136 105 128 0 249-135 249-345 0-267-112-334-202-334-53 0-103 18-145 63-41 45-63 85-63 159 0 123 87 219 197 219 61 0 101-40 126-98zM199 419c-15 0-62 0-91-61-18-38-18-87-18-134 0-54 0-101 20-137 27-49 65-62 98-62 47 0 79 33 97 78 11 31 15 94 15 139 0 83-33 177-121 177z">
            <text:p/>
          </draw:path>
          <draw:path draw:style-name="gr3" draw:text-style-name="P9" draw:layer="layout" svg:width="0.375cm" svg:height="0.454cm" svg:x="11.966cm" svg:y="12.123cm" svg:viewBox="0 0 376 455" svg:d="M83 229c0-162 81-204 132-204 9 0 72 0 108 35-41 5-47 34-47 48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9" draw:layer="layout" svg:width="0.438cm" svg:height="0.454cm" svg:x="12.398cm" svg:y="12.123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9" draw:layer="layout" svg:width="0.324cm" svg:height="0.454cm" svg:x="12.896cm" svg:y="12.123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9" draw:layer="layout" svg:width="0.306cm" svg:height="0.458cm" svg:x="13.294cm" svg:y="11.749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9" draw:layer="layout" svg:width="0.407cm" svg:height="0.707cm" svg:x="13.897cm" svg:y="11.87cm" svg:viewBox="0 0 408 708" svg:d="M408 202c0-65-16-202-119-202-137 0-289 278-289 504 0 94 29 204 119 204 139 0 289-285 289-506zM105 338c16-62 36-143 76-213 27-49 63-103 108-103 49 0 54 63 54 119 0 49-7 99-32 197zM302 370c-11 45-31 130-69 199-34 67-72 117-114 117-34 0-54-30-54-121 0-41 7-99 31-195z">
            <text:p/>
          </draw:path>
          <draw:path draw:style-name="gr3" draw:text-style-name="P9" draw:layer="layout" svg:width="0.324cm" svg:height="0.454cm" svg:x="14.542cm" svg:y="12.123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9" draw:layer="layout" svg:width="0.212cm" svg:height="0.66cm" svg:x="14.929cm" svg:y="11.906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9" draw:layer="layout" svg:width="0.496cm" svg:height="0.436cm" svg:x="15.203cm" svg:y="12.128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9" draw:layer="layout" svg:width="0.407cm" svg:height="0.707cm" svg:x="15.924cm" svg:y="11.87cm" svg:viewBox="0 0 408 708" svg:d="M408 202c0-65-18-202-119-202-137 0-289 278-289 504 0 94 29 204 119 204 139 0 289-285 289-506zM105 338c16-62 36-143 76-213 27-49 63-103 108-103 49 0 54 63 54 119 0 49-7 99-32 197zM302 370c-11 45-31 130-69 199-34 67-72 117-114 117-34 0-54-30-54-121 0-41 7-99 31-195z">
            <text:p/>
          </draw:path>
          <draw:polygon draw:style-name="gr3" draw:text-style-name="P9" draw:layer="layout" svg:width="5.095cm" svg:height="0.042cm" svg:x="11.276cm" svg:y="12.963cm" svg:viewBox="0 0 5096 43" draw:points="2549,43 0,43 0,0 5096,0 5096,43">
            <text:p/>
          </draw:polygon>
          <draw:path draw:style-name="gr3" draw:text-style-name="P9" draw:layer="layout" svg:width="0.409cm" svg:height="0.678cm" svg:x="11.319cm" svg:y="13.324cm" svg:viewBox="0 0 410 679" svg:d="M90 334v-25c0-249 123-284 172-284 25 0 65 6 87 40-15 0-53 0-53 43 0 31 22 47 44 47 16 0 45-9 45-47 0-61-42-108-125-108-126 0-260 128-260 345 0 264 114 334 206 334 110 0 204-92 204-222 0-125-87-222-197-222-67 0-103 52-123 99zM206 652c-63 0-92-60-96-74-18-47-18-125-18-143 0-77 31-177 121-177 15 0 60 0 92 62 18 36 18 88 18 135s0 96-18 132c-29 61-77 65-99 65z">
            <text:p/>
          </draw:path>
          <draw:path draw:style-name="gr3" draw:text-style-name="P9" draw:layer="layout" svg:width="0.324cm" svg:height="0.454cm" svg:x="11.966cm" svg:y="13.539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9" draw:layer="layout" svg:width="0.212cm" svg:height="0.66cm" svg:x="12.354cm" svg:y="13.32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9" draw:layer="layout" svg:width="0.496cm" svg:height="0.436cm" svg:x="12.627cm" svg:y="13.544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9" draw:layer="layout" svg:width="0.306cm" svg:height="0.458cm" svg:x="13.185cm" svg:y="13.107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9" draw:layer="layout" svg:width="0.407cm" svg:height="0.707cm" svg:x="13.787cm" svg:y="13.286cm" svg:viewBox="0 0 408 708" svg:d="M408 202c0-65-16-202-119-202-137 0-289 278-289 504 0 94 29 204 119 204 139 0 289-285 289-506zM105 338c16-62 36-143 76-213 27-49 63-103 108-103 49 0 54 63 54 119 0 49-7 99-32 197zM302 370c-11 45-31 130-69 199-34 67-72 117-114 117-34 0-54-30-54-121 0-41 7-99 31-195z">
            <text:p/>
          </draw:path>
          <draw:path draw:style-name="gr3" draw:text-style-name="P9" draw:layer="layout" svg:width="0.375cm" svg:height="0.454cm" svg:x="14.434cm" svg:y="13.539cm" svg:viewBox="0 0 376 455" svg:d="M83 229c0-162 81-204 132-204 9 0 72 0 108 35-43 5-47 34-47 48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9" draw:layer="layout" svg:width="0.438cm" svg:height="0.454cm" svg:x="14.865cm" svg:y="13.539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9" draw:layer="layout" svg:width="0.324cm" svg:height="0.454cm" svg:x="15.362cm" svg:y="13.539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9" draw:layer="layout" svg:width="0.407cm" svg:height="0.707cm" svg:x="15.924cm" svg:y="13.286cm" svg:viewBox="0 0 408 708" svg:d="M408 202c0-65-18-202-119-202-137 0-289 278-289 504 0 94 29 204 119 204 139 0 289-285 289-506zM105 338c16-62 36-143 76-213 27-49 63-103 108-103 49 0 54 63 54 119 0 49-7 99-32 197zM302 370c-11 45-31 130-69 199-34 67-72 117-114 117-34 0-54-30-54-121 0-41 7-99 31-195z">
            <text:p/>
          </draw:path>
          <draw:path draw:style-name="gr3" draw:text-style-name="P9" draw:layer="layout" svg:width="0.655cm" svg:height="0.232cm" svg:x="16.818cm" svg:y="12.869cm" svg:viewBox="0 0 656 233" svg:d="M623 40c15 0 33 0 33-20s-18-20-31-20h-591c-16 0-34 0-34 20s18 20 34 20zM625 233c13 0 31 0 31-20s-18-20-33-20h-589c-16 0-34 0-34 20s18 20 34 20z">
            <text:p/>
          </draw:path>
        </draw:g>
        <draw:g xml:id="id101" draw:id="id101">
          <svg:title>TexMaths</svg:title>
          <svg:desc>28§display§ - \frac{3}{2} \cot \theta§svg§600§FALSE§</svg:desc>
          <draw:polygon draw:style-name="gr2" draw:text-style-name="P8" draw:layer="layout" svg:width="3.486cm" svg:height="1.897cm" svg:x="17.945cm" svg:y="11.899cm" svg:viewBox="0 0 3487 1898" draw:points="1743,1898 0,1898 0,0 3487,0 3487,1898">
            <text:p/>
          </draw:polygon>
          <draw:path draw:style-name="gr3" draw:text-style-name="P9" draw:layer="layout" svg:width="0.602cm" svg:height="0.042cm" svg:x="17.976cm" svg:y="12.904cm" svg:viewBox="0 0 603 43" svg:d="M569 43c16 0 34 0 34-23 0-20-18-20-34-20h-535c-16 0-34 0-34 20 0 23 18 23 34 23z">
            <text:p/>
          </draw:path>
          <draw:path draw:style-name="gr3" draw:text-style-name="P9" draw:layer="layout" svg:width="0.409cm" svg:height="0.677cm" svg:x="18.821cm" svg:y="11.85cm" svg:viewBox="0 0 410 678" svg:d="M247 309c80-25 136-94 136-172 0-81-85-137-181-137-99 0-175 58-175 134 0 32 22 52 49 52 32 0 52-23 52-52 0-49-47-49-61-49 29-47 94-60 130-60 41 0 97 22 97 109 0 14-3 70-30 114-29 47-62 50-87 52-7 0-31 2-38 2-9 0-16 2-16 11 0 12 7 12 25 12h42c81 0 119 67 119 163 0 134-69 163-112 163-42 0-116-17-152-76 36 7 65-15 65-53 0-36-25-56-54-56-25 0-56 15-56 58 0 89 92 154 199 154 121 0 211-89 211-190 0-81-63-157-163-179z">
            <text:p/>
          </draw:path>
          <draw:polygon draw:style-name="gr3" draw:text-style-name="P9" draw:layer="layout" svg:width="0.494cm" svg:height="0.042cm" svg:x="18.779cm" svg:y="12.904cm" svg:viewBox="0 0 495 43" draw:points="247,43 0,43 0,0 495,0 495,43">
            <text:p/>
          </draw:polygon>
          <draw:path draw:style-name="gr3" draw:text-style-name="P9" draw:layer="layout" svg:width="0.393cm" svg:height="0.657cm" svg:x="18.828cm" svg:y="13.191cm" svg:viewBox="0 0 394 658" svg:d="M76 582l106-103c154-137 212-188 212-286 0-115-87-193-208-193-112 0-186 92-186 179 0 54 49 54 52 54 17 0 51-11 51-52 0-24-18-51-51-51-9 0-9 0-14 2 23-65 76-101 135-101 89 0 132 79 132 162 0 78-50 156-103 217l-191 210c-11 11-11 14-11 38h368l26-172h-24c-5 29-11 74-20 87-9 9-74 9-95 9z">
            <text:p/>
          </draw:path>
          <draw:path draw:style-name="gr3" draw:text-style-name="P9" draw:layer="layout" svg:width="0.375cm" svg:height="0.453cm" svg:x="19.588cm" svg:y="12.73cm" svg:viewBox="0 0 376 454" svg:d="M83 228c0-161 81-203 132-203 9 0 72 0 108 35-41 5-47 34-47 47 0 25 18 45 44 45 27 0 48-18 48-47 0-67-77-105-153-105-123 0-215 107-215 228 0 128 99 226 213 226 132 0 163-118 163-129 0-9-8-9-11-9-9 0-11 4-13 9-29 91-94 105-130 105-52 0-139-43-139-202z">
            <text:p/>
          </draw:path>
          <draw:path draw:style-name="gr3" draw:text-style-name="P9" draw:layer="layout" svg:width="0.438cm" svg:height="0.453cm" svg:x="20.02cm" svg:y="12.73cm" svg:viewBox="0 0 439 454" svg:d="M439 231c0-126-101-231-219-231-124 0-220 107-220 231 0 127 103 223 220 223 118 0 219-98 219-223zM220 430c-43 0-86-23-112-67-25-43-25-103-25-139 0-38 0-92 22-137 27-44 74-65 115-65 42 0 85 21 109 63 27 43 27 101 27 139 0 36 0 89-22 132-20 45-65 74-114 74z">
            <text:p/>
          </draw:path>
          <draw:path draw:style-name="gr3" draw:text-style-name="P9" draw:layer="layout" svg:width="0.31cm" svg:height="0.617cm" svg:x="20.502cm" svg:y="12.566cm" svg:viewBox="0 0 311 618" svg:d="M152 213h142v-32h-142v-181h-24c0 81-32 186-128 190v23h85v271c0 123 92 134 128 134 69 0 98-70 98-134v-56h-26v56c0 71-30 109-65 109-68 0-68-89-68-107z">
            <text:p/>
          </draw:path>
          <draw:path draw:style-name="gr3" draw:text-style-name="P9" draw:layer="layout" svg:width="0.407cm" svg:height="0.706cm" svg:x="21.071cm" svg:y="12.477cm" svg:viewBox="0 0 408 707" svg:d="M408 201c0-64-18-201-119-201-137 0-289 278-289 504 0 94 29 203 119 203 139 0 289-284 289-506zM105 338c16-63 36-143 77-213 26-49 62-103 107-103 49 0 54 63 54 119 0 49-7 99-32 197zM303 369c-12 45-32 130-70 200-34 67-72 116-114 116-34 0-54-29-54-121 0-40 7-98 31-19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92" anim:sub-item="text" smil:attributeName="visibility" smil:to="visible"/>
                  <anim:animate smil:dur="0.5s" smil:fill="hold" smil:targetElement="id92" anim:sub-item="text" smil:attributeName="width" smil:values="width*0.05;width" smil:keyTimes="0;1"/>
                  <anim:animate smil:dur="0.5s" smil:fill="hold" smil:targetElement="id92" anim:sub-item="text" smil:attributeName="height" smil:values="height;height" smil:keyTimes="0;1"/>
                  <anim:animate smil:dur="0.5s" smil:fill="hold" smil:targetElement="id92" anim:sub-item="text" smil:attributeName="x" smil:values="x-.2;x" smil:keyTimes="0;1"/>
                  <anim:animate smil:dur="0.5s" smil:fill="hold" smil:targetElement="id92" anim:sub-item="text" smil:attributeName="y" smil:values="y;y" smil:keyTimes="0;1"/>
                  <anim:transitionFilter smil:dur="0.5s" smil:targetElement="id92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3" smil:attributeName="visibility" smil:to="visible"/>
                  <anim:animate smil:dur="0.5s" smil:fill="hold" smil:targetElement="id93" smil:attributeName="x" smil:values="x;x" smil:keyTimes="0;1"/>
                  <anim:animate smil:dur="0.5s" smil:fill="hold" smil:targetElement="id9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4" smil:attributeName="visibility" smil:to="visible"/>
                  <anim:animate smil:dur="0.5s" smil:fill="hold" smil:targetElement="id94" smil:attributeName="x" smil:values="x;x" smil:keyTimes="0;1"/>
                  <anim:animate smil:dur="0.5s" smil:fill="hold" smil:targetElement="id9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5" smil:attributeName="visibility" smil:to="visible"/>
                  <anim:animate smil:dur="0.5s" smil:fill="hold" smil:targetElement="id95" smil:attributeName="x" smil:values="x;x" smil:keyTimes="0;1"/>
                  <anim:animate smil:dur="0.5s" smil:fill="hold" smil:targetElement="id9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6" smil:attributeName="visibility" smil:to="visible"/>
                  <anim:animate smil:dur="0.5s" smil:fill="hold" smil:targetElement="id96" smil:attributeName="x" smil:values="x;x" smil:keyTimes="0;1"/>
                  <anim:animate smil:dur="0.5s" smil:fill="hold" smil:targetElement="id9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7" smil:attributeName="visibility" smil:to="visible"/>
                  <anim:animate smil:dur="0.5s" smil:fill="hold" smil:targetElement="id97" smil:attributeName="x" smil:values="x;x" smil:keyTimes="0;1"/>
                  <anim:animate smil:dur="0.5s" smil:fill="hold" smil:targetElement="id9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98" smil:attributeName="visibility" smil:to="visible"/>
                  <anim:animate smil:dur="0.25s" smil:fill="hold" smil:targetElement="id98" smil:attributeName="width" smil:values="width*0.05;width" smil:keyTimes="0;1"/>
                  <anim:animate smil:dur="0.25s" smil:fill="hold" smil:targetElement="id98" smil:attributeName="height" smil:values="height;height" smil:keyTimes="0;1"/>
                  <anim:animate smil:dur="0.25s" smil:fill="hold" smil:targetElement="id98" smil:attributeName="x" smil:values="x-.2;x" smil:keyTimes="0;1"/>
                  <anim:animate smil:dur="0.25s" smil:fill="hold" smil:targetElement="id98" smil:attributeName="y" smil:values="y;y" smil:keyTimes="0;1"/>
                  <anim:transitionFilter smil:dur="0.25s" smil:targetElement="id98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9" smil:attributeName="visibility" smil:to="visible"/>
                  <anim:animate smil:dur="0.5s" smil:fill="hold" smil:targetElement="id99" smil:attributeName="x" smil:values="x;x" smil:keyTimes="0;1"/>
                  <anim:animate smil:dur="0.5s" smil:fill="hold" smil:targetElement="id9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0" smil:attributeName="visibility" smil:to="visible"/>
                  <anim:animate smil:dur="0.5s" smil:fill="hold" smil:targetElement="id100" smil:attributeName="x" smil:values="x;x" smil:keyTimes="0;1"/>
                  <anim:animate smil:dur="0.5s" smil:fill="hold" smil:targetElement="id10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1" smil:attributeName="visibility" smil:to="visible"/>
                  <anim:animate smil:dur="0.5s" smil:fill="hold" smil:targetElement="id101" smil:attributeName="x" smil:values="x;x" smil:keyTimes="0;1"/>
                  <anim:animate smil:dur="0.5s" smil:fill="hold" smil:targetElement="id10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3T19">
        <office:forms form:automatic-focus="false" form:apply-design-mode="false"/>
        <draw:frame presentation:style-name="pr11" draw:text-style-name="P6" draw:layer="layout" svg:width="26.6cm" svg:height="14.372cm" svg:x="0.6cm" svg:y="0.628cm" presentation:class="title" presentation:user-transformed="true">
          <draw:text-box>
            <text:p text:style-name="P6"><text:span text:style-name="T26"><text:tab/></text:span><text:span text:style-name="T26"><text:tab/></text:span><text:span text:style-name="T25"><text:line-break/></text:span><text:span text:style-name="T4"> </text:span><text:span text:style-name="T4"><text:tab/></text:span><text:span text:style-name="T21"><text:line-break/></text:span><text:span text:style-name="T27"> <text:s text:c="27"/></text:span><text:span text:style-name="T21"><text:line-break/></text:span><text:span text:style-name="T4"><text:tab/></text:span></text:p>
          </draw:text-box>
        </draw:frame>
        <draw:g xml:id="id108" draw:id="id108">
          <svg:title>TexMaths</svg:title>
          <svg:desc>24§display§\theta = \frac{ \pi }{4}§svg§600§FALSE§</svg:desc>
          <draw:polygon draw:style-name="gr2" draw:text-style-name="P8" draw:layer="layout" svg:width="2.073cm" svg:height="1.428cm" svg:x="4.694cm" svg:y="5.958cm" svg:viewBox="0 0 2074 1429" draw:points="1037,1429 0,1429 0,0 2074,0 2074,1429">
            <text:p/>
          </draw:polygon>
          <draw:path draw:style-name="gr3" draw:text-style-name="P9" draw:layer="layout" svg:width="0.349cm" svg:height="0.605cm" svg:x="4.686cm" svg:y="6.256cm" svg:viewBox="0 0 350 606" svg:d="M350 173c0-56-16-173-102-173-117 0-248 238-248 432 0 80 25 174 102 174 119 0 248-243 248-433zM90 290c14-54 31-123 66-183 23-42 53-88 92-88 42 0 46 54 46 102 0 42-6 84-27 169zM259 317c-9 38-27 111-59 170-29 58-62 100-98 100-29 0-46-25-46-103 0-35 5-85 27-167z">
            <text:p/>
          </draw:path>
          <draw:path draw:style-name="gr3" draw:text-style-name="P9" draw:layer="layout" svg:width="0.562cm" svg:height="0.199cm" svg:x="5.352cm" svg:y="6.5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456cm" svg:height="0.373cm" svg:x="6.32cm" svg:y="5.916cm" svg:viewBox="0 0 457 374" svg:d="M202 50h96c-29 125-37 161-37 219 0 11 0 34 8 63 8 38 17 42 31 42 17 0 34-15 34-32 0-4 0-6-6-18-25-61-25-117-25-140 0-46 6-90 16-134h98c9 0 40 0 40-29 0-21-17-21-33-21h-284c-19 0-52 0-88 40-31 33-52 71-52 75 0 2 0 10 10 10 7 0 9-4 13-10 42-65 92-65 108-65h50c-29 102-73 203-110 282-6 11-6 13-6 19 0 17 14 23 23 23 27 0 33-23 43-55 13-39 13-41 23-83z">
            <text:p/>
          </draw:path>
          <draw:polygon draw:style-name="gr3" draw:text-style-name="P9" draw:layer="layout" svg:width="0.512cm" svg:height="0.035cm" svg:x="6.297cm" svg:y="6.622cm" svg:viewBox="0 0 513 36" draw:points="257,36 0,36 0,0 513,0 513,36">
            <text:p/>
          </draw:polygon>
          <draw:path draw:style-name="gr3" draw:text-style-name="P9" draw:layer="layout" svg:width="0.375cm" svg:height="0.571cm" svg:x="6.364cm" svg:y="6.856cm" svg:viewBox="0 0 376 572" svg:d="M225 434v73c0 30 0 40-64 40h-17v25c35-2 79-2 113-2 37 0 81 0 116 2v-25h-18c-63 0-65-10-65-40v-73h86v-27h-86v-386c0-15 0-21-13-21-8 0-10 0-16 10l-261 397v27zM230 407h-207l207-315z">
            <text:p/>
          </draw:path>
        </draw:g>
        <draw:g xml:id="id105" draw:id="id105">
          <svg:title>TexMaths</svg:title>
          <svg:desc>24§display§- \frac{3}{2} \cot \left( \frac{\pi}{4} \right) = - \frac{3}{2}§svg§600§FALSE§</svg:desc>
          <draw:polygon draw:style-name="gr2" draw:text-style-name="P8" draw:layer="layout" svg:width="6.627cm" svg:height="1.627cm" svg:x="10.545cm" svg:y="2.295cm" svg:viewBox="0 0 6628 1628" draw:points="3314,1628 0,1628 0,0 6628,0 6628,1628">
            <text:p/>
          </draw:polygon>
          <draw:path draw:style-name="gr3" draw:text-style-name="P9" draw:layer="layout" svg:width="0.515cm" svg:height="0.035cm" svg:x="10.572cm" svg:y="3.157cm" svg:viewBox="0 0 516 36" svg:d="M488 36c13 0 28 0 28-19 0-17-15-17-28-17h-459c-14 0-29 0-29 17 0 19 15 19 29 19z">
            <text:p/>
          </draw:path>
          <draw:path draw:style-name="gr3" draw:text-style-name="P9" draw:layer="layout" svg:width="0.35cm" svg:height="0.581cm" svg:x="11.296cm" svg:y="2.253cm" svg:viewBox="0 0 351 582" svg:d="M211 265c69-21 117-81 117-148 0-69-73-117-155-117-85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olygon draw:style-name="gr3" draw:text-style-name="P9" draw:layer="layout" svg:width="0.423cm" svg:height="0.035cm" svg:x="11.259cm" svg:y="3.157cm" svg:viewBox="0 0 424 36" draw:points="211,36 0,36 0,0 424,0 424,36">
            <text:p/>
          </draw:polygon>
          <draw:path draw:style-name="gr3" draw:text-style-name="P9" draw:layer="layout" svg:width="0.337cm" svg:height="0.563cm" svg:x="11.301cm" svg:y="3.403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ath draw:style-name="gr3" draw:text-style-name="P9" draw:layer="layout" svg:width="0.322cm" svg:height="0.389cm" svg:x="11.952cm" svg:y="3.007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9" draw:layer="layout" svg:width="0.375cm" svg:height="0.389cm" svg:x="12.323cm" svg:y="3.007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9" draw:layer="layout" svg:width="0.266cm" svg:height="0.529cm" svg:x="12.736cm" svg:y="2.867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9" draw:layer="layout" svg:width="0.322cm" svg:height="1.517cm" svg:x="13.341cm" svg:y="2.416cm" svg:viewBox="0 0 323 1518" svg:d="M284 1511c2 0 10 7 10 7h19c2 0 10 0 10-7 0-4-2-6-4-8-31-31-77-77-129-169-92-163-125-372-125-574 0-374 106-595 256-745 2-2 2-5 2-7 0-8-6-8-16-8-11 0-13 0-21 8-81 69-171 186-230 364-37 112-56 246-56 386 0 202 36 428 169 624 23 33 56 67 56 67 7 12 19 25 27 31z">
            <text:p/>
          </draw:path>
          <draw:path draw:style-name="gr3" draw:text-style-name="P9" draw:layer="layout" svg:width="0.456cm" svg:height="0.373cm" svg:x="13.817cm" svg:y="2.451cm" svg:viewBox="0 0 457 374" svg:d="M202 50h96c-29 125-37 161-37 219 0 11 0 34 8 63 7 38 17 42 31 42 17 0 34-15 34-32 0-4 0-6-6-18-25-61-25-117-25-140 0-46 8-90 16-134h98c9 0 40 0 40-29 0-21-17-21-33-21h-284c-19 0-52 0-88 40-31 33-52 71-52 75 0 2 0 10 10 10 7 0 9-4 13-10 42-65 92-65 108-65h49c-28 102-72 203-109 282-6 12-6 13-6 19 0 18 14 23 23 23 27 0 33-23 43-55 13-39 13-41 23-83z">
            <text:p/>
          </draw:path>
          <draw:polygon draw:style-name="gr3" draw:text-style-name="P9" draw:layer="layout" svg:width="0.512cm" svg:height="0.035cm" svg:x="13.794cm" svg:y="3.157cm" svg:viewBox="0 0 513 36" draw:points="257,36 0,36 0,0 513,0 513,36">
            <text:p/>
          </draw:polygon>
          <draw:path draw:style-name="gr3" draw:text-style-name="P9" draw:layer="layout" svg:width="0.375cm" svg:height="0.571cm" svg:x="13.863cm" svg:y="3.393cm" svg:viewBox="0 0 376 572" svg:d="M225 434v73c0 30 0 40-64 40h-17v25c35-2 79-2 113-2 37 0 81 0 115 2v-25h-17c-63 0-65-10-65-40v-73h86v-27h-86v-386c0-15 0-21-14-21-7 0-9 0-15 10l-261 397v27zM230 407h-207l207-315z">
            <text:p/>
          </draw:path>
          <draw:path draw:style-name="gr3" draw:text-style-name="P9" draw:layer="layout" svg:width="0.322cm" svg:height="1.517cm" svg:x="14.437cm" svg:y="2.416cm" svg:viewBox="0 0 323 1518" svg:d="M323 758c0-242-58-499-225-689-12-13-42-46-63-63-6-6-8-6-20-6-7 0-15 0-15 8 0 4 4 7 6 9 29 29 75 75 126 169 93 161 125 371 125 572 0 367-101 591-253 745-2 2-4 6-4 8 0 7 8 7 15 7 12 0 14 0 21-6 81-69 171-186 231-364 36-115 56-254 56-390z">
            <text:p/>
          </draw:path>
          <draw:path draw:style-name="gr3" draw:text-style-name="P9" draw:layer="layout" svg:width="0.562cm" svg:height="0.199cm" svg:x="15.191cm" svg:y="3.07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515cm" svg:height="0.035cm" svg:x="16.105cm" svg:y="3.157cm" svg:viewBox="0 0 516 36" svg:d="M488 36c13 0 28 0 28-19 0-17-15-17-28-17h-459c-14 0-29 0-29 17 0 19 15 19 29 19z">
            <text:p/>
          </draw:path>
          <draw:path draw:style-name="gr3" draw:text-style-name="P9" draw:layer="layout" svg:width="0.35cm" svg:height="0.581cm" svg:x="16.827cm" svg:y="2.253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olygon draw:style-name="gr3" draw:text-style-name="P9" draw:layer="layout" svg:width="0.423cm" svg:height="0.035cm" svg:x="16.793cm" svg:y="3.157cm" svg:viewBox="0 0 424 36" draw:points="211,36 0,36 0,0 424,0 424,36">
            <text:p/>
          </draw:polygon>
          <draw:path draw:style-name="gr3" draw:text-style-name="P9" draw:layer="layout" svg:width="0.337cm" svg:height="0.563cm" svg:x="16.835cm" svg:y="3.403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</draw:g>
        <draw:g xml:id="id110" draw:id="id110">
          <svg:title>TexMaths</svg:title>
          <svg:desc>26§display§y = 3\cos^3 \left( \frac{\pi}{4} \right) = 3 \left( \frac{1}{\sqrt{2}} \right)^3 = \frac{3}{2\sqrt{2}}§svg§600§FALSE§</svg:desc>
          <draw:polygon draw:style-name="gr2" draw:text-style-name="P8" draw:layer="layout" svg:width="13.891cm" svg:height="2.3cm" svg:x="1.986cm" svg:y="10.168cm" svg:viewBox="0 0 13892 2301" draw:points="6947,2301 0,2301 0,0 13892,0 13892,2301">
            <text:p/>
          </draw:polygon>
          <draw:path draw:style-name="gr3" draw:text-style-name="P9" draw:layer="layout" svg:width="0.423cm" svg:height="0.592cm" svg:x="1.967cm" svg:y="11.241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6 92-41-11 47-23 91-59 141-25 31-60 58-102 58-12 0-54-4-68-39 14 0 25 0 39-11 9-8 17-20 17-37 0-29-25-33-33-33-21 0-52 14-52 60s41 79 97 79c96 0 190-83 215-187z">
            <text:p/>
          </draw:path>
          <draw:path draw:style-name="gr3" draw:text-style-name="P9" draw:layer="layout" svg:width="0.608cm" svg:height="0.215cm" svg:x="2.726cm" svg:y="11.31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38cm" svg:height="0.629cm" svg:x="3.677cm" svg:y="11.038cm" svg:viewBox="0 0 381 630" svg:d="M229 287c75-23 127-87 127-160 0-75-79-127-169-127-91 0-162 54-162 125 0 29 21 48 46 48 29 0 48-21 48-48 0-46-44-46-57-46 27-44 88-56 121-56 37 0 89 21 89 102 0 12-2 64-27 106-27 44-58 46-81 48-6 0-29 2-35 2-8 0-15 2-15 10 0 11 7 11 23 11h40c75 0 110 62 110 152 0 124-64 152-104 152-39 0-108-17-141-71 33 6 60-15 60-50 0-33-23-52-50-52-23 0-52 14-52 54 0 83 85 143 185 143 112 0 196-83 196-176 0-75-59-146-152-167z">
            <text:p/>
          </draw:path>
          <draw:path draw:style-name="gr3" draw:text-style-name="P9" draw:layer="layout" svg:width="0.348cm" svg:height="0.421cm" svg:x="4.28cm" svg:y="11.237cm" svg:viewBox="0 0 349 422" svg:d="M77 212c0-150 75-189 123-189 8 0 66 0 100 33-38 4-44 31-44 44 0 23 16 41 41 41s44-16 44-43c0-63-71-98-141-98-115 0-200 100-200 212 0 119 92 210 198 210 122 0 151-110 151-120 0-9-8-9-10-9-8 0-10 5-12 9-27 85-88 98-121 98-48 0-129-40-129-188z">
            <text:p/>
          </draw:path>
          <draw:path draw:style-name="gr3" draw:text-style-name="P9" draw:layer="layout" svg:width="0.407cm" svg:height="0.421cm" svg:x="4.679cm" svg:y="11.237cm" svg:viewBox="0 0 408 422" svg:d="M408 214c0-116-94-214-204-214-115 0-204 100-204 214 0 119 96 208 204 208 110 0 204-91 204-208zM204 400c-40 0-79-21-104-63-23-39-23-96-23-129 0-35 0-85 21-127 25-41 68-60 106-60 39 0 79 19 104 58 23 40 23 94 23 129 0 33 0 83-21 123-19 41-60 69-106 69z">
            <text:p/>
          </draw:path>
          <draw:path draw:style-name="gr3" draw:text-style-name="P9" draw:layer="layout" svg:width="0.301cm" svg:height="0.421cm" svg:x="5.141cm" svg:y="11.237cm" svg:viewBox="0 0 302 422" svg:d="M160 233c21 4 96 19 96 85 0 46-31 84-104 84-77 0-110-52-127-131-2-11-4-15-13-15-12 0-12 6-12 23v121c0 16 0 22 10 22 5 0 7-2 23-18 2-2 2-4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9" draw:layer="layout" svg:width="0.294cm" svg:height="0.438cm" svg:x="5.507cm" svg:y="10.844cm" svg:viewBox="0 0 295 439" svg:d="M141 212c50 0 86 36 86 104 0 79-46 102-83 102-25 0-84-6-111-43 31-3 38-23 38-36 0-21-15-35-36-35-16 0-35 10-35 35 0 63 67 100 146 100 89 0 149-58 149-123 0-50-39-100-110-116 67-23 92-73 92-111 0-52-59-89-131-89-71 0-125 35-125 85 0 23 12 36 33 36 19 0 31-15 31-34 0-18-12-31-31-33 23-29 67-35 90-35 29 0 70 14 70 70 0 28-8 57-27 75-21 25-37 27-71 30-16 0-16 0-20 2 0 0-7 0-7 8s7 8 17 8z">
            <text:p/>
          </draw:path>
          <draw:path draw:style-name="gr3" draw:text-style-name="P9" draw:layer="layout" svg:width="0.348cm" svg:height="1.645cm" svg:x="6.198cm" svg:y="10.594cm" svg:viewBox="0 0 349 1646" svg:d="M308 1638c2 0 10 8 10 8h21c2 0 10 0 10-8 0-5-2-7-4-9-33-33-83-83-139-183-100-177-135-404-135-622 0-406 114-645 276-807 2-2 2-7 2-9 0-8-6-8-16-8-13 0-15 0-23 8-87 75-185 202-250 396-39 120-60 266-60 418 0 218 40 464 183 676 25 36 60 73 60 73 9 12 21 27 29 33z">
            <text:p/>
          </draw:path>
          <draw:path draw:style-name="gr3" draw:text-style-name="P9" draw:layer="layout" svg:width="0.494cm" svg:height="0.405cm" svg:x="6.714cm" svg:y="10.634cm" svg:viewBox="0 0 495 406" svg:d="M218 54h104c-31 135-39 175-39 237 0 13 0 38 8 69 9 42 19 46 33 46 19 0 38-17 38-36 0-4 0-6-6-18-27-67-27-127-27-152 0-50 8-98 16-146h106c11 0 44 0 44-31 0-23-19-23-35-23h-308c-21 0-56 0-96 44-31 35-56 77-56 81 0 2 0 10 10 10 9 0 11-4 15-10 46-71 100-71 116-71h55c-32 110-80 221-119 306-6 12-6 15-6 21 0 19 14 25 25 25 29 0 35-25 45-61 15-41 15-43 25-89z">
            <text:p/>
          </draw:path>
          <draw:polygon draw:style-name="gr3" draw:text-style-name="P9" draw:layer="layout" svg:width="0.554cm" svg:height="0.039cm" svg:x="6.689cm" svg:y="11.4cm" svg:viewBox="0 0 555 40" draw:points="279,40 0,40 0,0 555,0 555,40">
            <text:p/>
          </draw:polygon>
          <draw:path draw:style-name="gr3" draw:text-style-name="P9" draw:layer="layout" svg:width="0.407cm" svg:height="0.619cm" svg:x="6.764cm" svg:y="11.656cm" svg:viewBox="0 0 408 620" svg:d="M243 470v79c0 34 0 44-68 44h-19v27c37-2 85-2 123-2 39 0 87 0 125 2v-27h-19c-69 0-71-10-71-44v-79h94v-29h-94v-418c0-17 0-23-14-23-9 0-11 0-17 10l-283 431v29zM250 441h-225l225-341z">
            <text:p/>
          </draw:path>
          <draw:path draw:style-name="gr3" draw:text-style-name="P9" draw:layer="layout" svg:width="0.348cm" svg:height="1.645cm" svg:x="7.385cm" svg:y="10.594cm" svg:viewBox="0 0 349 1646" svg:d="M349 822c0-262-62-541-243-747-12-15-46-50-69-69-6-6-8-6-20-6-9 0-17 0-17 8 0 4 4 9 6 11 31 31 81 81 138 183 99 175 135 401 135 620 0 397-111 641-275 807-2 2-4 7-4 9 0 8 8 8 17 8 12 0 14 0 23-6 87-75 185-202 249-396 40-125 60-274 60-422z">
            <text:p/>
          </draw:path>
          <draw:path draw:style-name="gr3" draw:text-style-name="P9" draw:layer="layout" svg:width="0.608cm" svg:height="0.215cm" svg:x="8.203cm" svg:y="11.31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38cm" svg:height="0.629cm" svg:x="9.156cm" svg:y="11.038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2 0 124-64 152-104 152-39 0-108-17-141-71 33 6 60-15 60-50 0-33-23-52-50-52-23 0-52 14-52 54 0 83 85 143 185 143 112 0 196-83 196-176 0-75-59-146-152-167z">
            <text:p/>
          </draw:path>
          <draw:path draw:style-name="gr3" draw:text-style-name="P9" draw:layer="layout" svg:width="0.45cm" svg:height="2.194cm" svg:x="9.917cm" svg:y="10.322cm" svg:viewBox="0 0 451 2195" svg:d="M451 2187c0-4-2-6-4-8-33-36-95-96-156-196-147-235-214-533-214-884 0-248 31-564 183-837 73-131 148-206 189-245 2-2 2-5 2-9 0-8-6-8-18-8-13 0-15 0-29 15-308 278-404 697-404 1082 0 360 83 722 316 996 19 21 52 59 92 92 10 10 12 10 25 10 12 0 18 0 18-8z">
            <text:p/>
          </draw:path>
          <draw:path draw:style-name="gr3" draw:text-style-name="P9" draw:layer="layout" svg:width="0.303cm" svg:height="0.611cm" svg:x="10.971cm" svg:y="10.42cm" svg:viewBox="0 0 304 612" svg:d="M189 23c0-21 0-23-21-23-58 58-139 58-168 58v29c19 0 73 0 121-25v477c0 33-2 44-86 44h-29v29c31-4 113-4 148-4 37 0 116 0 150 4v-29h-29c-84 0-86-11-86-44z">
            <text:p/>
          </draw:path>
          <draw:polygon draw:style-name="gr3" draw:text-style-name="P9" draw:layer="layout" svg:width="1.22cm" svg:height="0.039cm" svg:x="10.508cm" svg:y="11.4cm" svg:viewBox="0 0 1221 40" draw:points="609,40 0,40 0,0 1221,0 1221,40">
            <text:p/>
          </draw:polygon>
          <draw:path draw:style-name="gr3" draw:text-style-name="P9" draw:layer="layout" svg:width="0.715cm" svg:height="0.915cm" svg:x="10.576cm" svg:y="11.583cm" svg:viewBox="0 0 716 916" svg:d="M289 820l-160-356c-6-15-13-15-15-15 0 0-6 0-14 7l-88 66c-12 9-12 13-12 15 0 4 2 10 8 10 7 0 23-12 32-21 6-4 20-14 29-20l181 395c6 15 12 15 20 15 13 0 15-5 23-17l416-862c7-14 7-16 7-18 0-11-9-19-19-19-9 0-15 4-21 19z">
            <text:p/>
          </draw:path>
          <draw:polygon draw:style-name="gr3" draw:text-style-name="P9" draw:layer="layout" svg:width="0.459cm" svg:height="0.039cm" svg:x="11.271cm" svg:y="11.583cm" svg:viewBox="0 0 460 40" draw:points="229,40 0,40 0,0 460,0 460,40">
            <text:p/>
          </draw:polygon>
          <draw:path draw:style-name="gr3" draw:text-style-name="P9" draw:layer="layout" svg:width="0.365cm" svg:height="0.611cm" svg:x="11.317cm" svg:y="11.766cm" svg:viewBox="0 0 366 612" svg:d="M71 541l97-96c144-127 198-174 198-266 0-106-81-179-193-179-104 0-173 85-173 166 0 50 46 50 48 50 16 0 48-10 48-47 0-23-17-48-48-48-8 0-8 0-13 2 21-61 71-94 125-94 83 0 123 73 123 150 0 73-46 146-96 202l-177 195c-10 11-10 13-10 36h341l25-160h-23c-4 27-10 68-19 81-8 8-68 8-87 8z">
            <text:p/>
          </draw:path>
          <draw:path draw:style-name="gr3" draw:text-style-name="P9" draw:layer="layout" svg:width="0.45cm" svg:height="2.194cm" svg:x="11.868cm" svg:y="10.322cm" svg:viewBox="0 0 451 2195" svg:d="M451 1099c0-360-83-722-316-997-16-21-52-58-89-92-13-10-15-10-27-10-11 0-19 0-19 8 0 4 4 9 6 11 31 33 94 93 154 193 148 235 216 533 216 885 0 247-33 563-185 836-72 131-149 206-187 246-2 2-4 4-4 8 0 8 8 8 19 8 12 0 14 0 29-14 308-279 403-697 403-1082z">
            <text:p/>
          </draw:path>
          <draw:path draw:style-name="gr3" draw:text-style-name="P9" draw:layer="layout" svg:width="0.294cm" svg:height="0.438cm" svg:x="12.544cm" svg:y="10.122cm" svg:viewBox="0 0 295 439" svg:d="M141 212c50 0 86 36 86 104 0 79-46 102-83 102-25 0-84-6-111-43 31-3 38-23 38-36 0-21-15-35-36-35-16 0-35 10-35 35 0 63 67 100 146 100 89 0 149-58 149-123 0-50-39-100-110-116 67-23 92-73 92-111 0-52-59-89-131-89-71 0-125 35-125 85 0 23 12 36 33 36 19 0 31-15 31-34 0-18-12-31-31-33 23-29 67-35 90-35 29 0 70 14 70 70 0 28-8 57-27 75-21 25-37 27-71 30-16 0-16 0-20 2 0 0-7 0-7 8s7 8 17 8z">
            <text:p/>
          </draw:path>
          <draw:path draw:style-name="gr3" draw:text-style-name="P9" draw:layer="layout" svg:width="0.608cm" svg:height="0.215cm" svg:x="13.224cm" svg:y="11.31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38cm" svg:height="0.629cm" svg:x="14.894cm" svg:y="10.42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2 0 124-64 152-104 152-39 0-108-17-141-71 33 6 60-15 60-50 0-33-23-52-50-52-23 0-52 14-52 54 0 83 85 143 185 143 112 0 196-83 196-176 0-75-59-146-152-167z">
            <text:p/>
          </draw:path>
          <draw:polygon draw:style-name="gr3" draw:text-style-name="P9" draw:layer="layout" svg:width="1.675cm" svg:height="0.039cm" svg:x="14.247cm" svg:y="11.4cm" svg:viewBox="0 0 1676 40" draw:points="838,40 0,40 0,0 1676,0 1676,40">
            <text:p/>
          </draw:polygon>
          <draw:path draw:style-name="gr3" draw:text-style-name="P9" draw:layer="layout" svg:width="0.365cm" svg:height="0.611cm" svg:x="14.293cm" svg:y="11.766cm" svg:viewBox="0 0 366 612" svg:d="M71 541l97-96c144-127 198-174 198-266 0-106-81-179-193-179-104 0-173 85-173 166 0 50 46 50 48 50 16 0 48-10 48-47 0-23-17-48-48-48-8 0-8 0-13 2 21-61 71-94 125-94 83 0 123 73 123 150 0 73-46 146-96 202l-177 195c-10 11-10 13-10 36h341l25-160h-23c-4 27-10 68-19 81-8 8-68 8-87 8z">
            <text:p/>
          </draw:path>
          <draw:path draw:style-name="gr3" draw:text-style-name="P9" draw:layer="layout" svg:width="0.715cm" svg:height="0.915cm" svg:x="14.772cm" svg:y="11.583cm" svg:viewBox="0 0 716 916" svg:d="M289 820l-160-356c-6-15-13-15-15-15 0 0-6 0-14 7l-88 66c-12 9-12 13-12 15 0 4 2 10 8 10 7 0 23-12 32-21 6-4 20-14 29-20l181 395c6 15 12 15 20 15 13 0 15-5 23-17l416-862c7-14 7-16 7-18 0-11-9-19-19-19-9 0-15 4-21 19z">
            <text:p/>
          </draw:path>
          <draw:polygon draw:style-name="gr3" draw:text-style-name="P9" draw:layer="layout" svg:width="0.459cm" svg:height="0.039cm" svg:x="15.466cm" svg:y="11.583cm" svg:viewBox="0 0 460 40" draw:points="229,40 0,40 0,0 460,0 460,40">
            <text:p/>
          </draw:polygon>
          <draw:path draw:style-name="gr3" draw:text-style-name="P9" draw:layer="layout" svg:width="0.365cm" svg:height="0.611cm" svg:x="15.512cm" svg:y="11.766cm" svg:viewBox="0 0 366 612" svg:d="M71 541l97-96c144-127 198-174 198-266 0-106-81-179-193-179-104 0-173 85-173 166 0 50 46 50 48 50 16 0 48-10 48-47 0-23-17-48-48-48-8 0-8 0-13 2 21-61 71-94 125-94 83 0 123 73 123 150 0 73-46 146-96 202l-177 195c-10 11-10 13-10 36h341l25-160h-23c-4 27-10 68-19 81-8 8-68 8-87 8z">
            <text:p/>
          </draw:path>
        </draw:g>
        <draw:g xml:id="id102" draw:id="id102">
          <svg:title>TexMaths</svg:title>
          <svg:desc>28§display§\text{when}§svg§600§FALSE§</svg:desc>
          <draw:polygon draw:style-name="gr2" draw:text-style-name="P8" draw:layer="layout" svg:width="2.124cm" svg:height="0.597cm" svg:x="1.997cm" svg:y="1.07cm" svg:viewBox="0 0 2125 598" draw:points="1062,598 0,598 0,0 2125,0 2125,598">
            <text:p/>
          </draw:polygon>
          <draw:path draw:style-name="gr3" draw:text-style-name="P9" draw:layer="layout" svg:width="0.675cm" svg:height="0.436cm" svg:x="1.966cm" svg:y="1.281cm" svg:viewBox="0 0 676 437" svg:d="M593 94c18-49 50-63 83-63v-31c-22 2-51 2-71 2-29 0-74-2-92-2v31c36 0 56 18 56 47 0 7 0 7-5 21l-89 253-99-276c-2-11-4-13-4-18 0-27 38-27 58-27v-31c-29 0-78 2-103 2-29 0-58 0-87-2v31c35 0 51 3 62 14 5 7 16 36 23 56l-85 237-94-262c-5-13-5-15-5-18 0-27 38-27 58-27v-31c-29 0-85 2-107 2-5 0-56 0-92-2v31c49 0 60 3 74 34l123 350c5 15 9 22 20 22 14 0 16-4 20-20l101-280 101 282c2 11 7 18 20 18 11 0 16-9 18-18z">
            <text:p/>
          </draw:path>
          <draw:path draw:style-name="gr3" draw:text-style-name="P9" draw:layer="layout" svg:width="0.496cm" svg:height="0.685cm" svg:x="2.689cm" svg:y="1.021cm" svg:viewBox="0 0 497 686" svg:d="M76 610c0 44-9 44-76 44v32c34-2 85-2 112-2 25 0 76 0 110 2v-32c-65 0-76 0-76-44v-182c0-103 69-157 132-157 62 0 74 54 74 110v229c0 44-12 44-77 44v32c34-2 86-2 112-2 25 0 77 0 110 2v-32c-51 0-76 0-76-29v-188c0-85 0-117-31-152-14-16-47-36-103-36-85 0-128 60-144 96v-345l-143 11v32c69 0 76 6 76 53z">
            <text:p/>
          </draw:path>
          <draw:path draw:style-name="gr3" draw:text-style-name="P9" draw:layer="layout" svg:width="0.382cm" svg:height="0.454cm" svg:x="3.234cm" svg:y="1.263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9" draw:layer="layout" svg:width="0.496cm" svg:height="0.436cm" svg:x="3.675cm" svg:y="1.27cm" svg:viewBox="0 0 497 437" svg:d="M76 96v267c0 43-9 43-76 43v31c34 0 85-2 112-2 25 0 76 2 110 2v-31c-65 0-76 0-76-43v-184c0-103 69-157 132-157 62 0 74 54 74 110v231c0 43-12 43-77 43v31c34 0 86-2 112-2 25 0 77 2 110 2v-31c-51 0-76 0-76-29v-189c0-85 0-116-31-152-14-16-47-36-103-36-74 0-119 43-148 103v-103l-139 11v32c69 0 76 6 76 53z">
            <text:p/>
          </draw:path>
        </draw:g>
        <draw:g xml:id="id104" draw:id="id104">
          <svg:title>TexMaths</svg:title>
          <svg:desc>28§display§\text{Slope of tangent} =§svg§600§FALSE§</svg:desc>
          <draw:polygon draw:style-name="gr2" draw:text-style-name="P8" draw:layer="layout" svg:width="7.91cm" svg:height="0.8cm" svg:x="1.966cm" svg:y="2.769cm" svg:viewBox="0 0 7911 801" draw:points="3955,801 0,801 0,0 7911,0 7911,801">
            <text:p/>
          </draw:polygon>
          <draw:path draw:style-name="gr3" draw:text-style-name="P9" draw:layer="layout" svg:width="0.438cm" svg:height="0.717cm" svg:x="1.973cm" svg:y="2.72cm" svg:viewBox="0 0 439 718" svg:d="M289 314l-125-31c-63-16-101-68-101-126 0-69 53-130 132-130 163 0 186 164 192 206 0 7 0 14 12 14 13 0 13-5 13-25v-197c0-18 0-25-11-25-7 0-9 0-16 13l-33 57c-29-30-72-70-159-70-110 0-193 88-193 191 0 83 52 155 130 181 11 5 60 16 130 34 27 7 56 14 85 49 20 27 29 59 29 92 0 70-49 142-132 142-29 0-103-5-157-54-56-54-60-117-60-153 0-9-9-9-12-9-13 0-13 7-13 25v198c0 15 0 22 11 22 7 0 7 0 14-11 0-2 4-5 35-56 32 33 95 67 184 67 114 0 195-96 195-204 0-99-67-180-150-200z">
            <text:p/>
          </draw:path>
          <draw:path draw:style-name="gr3" draw:text-style-name="P9" draw:layer="layout" svg:width="0.221cm" svg:height="0.686cm" svg:x="2.497cm" svg:y="2.731cm" svg:viewBox="0 0 222 687" svg:d="M143 0l-143 11v32c69 0 78 6 78 53v514c0 45-11 45-78 45v32c34-3 85-3 110-3 24 0 74 0 112 3v-32c-67 0-79 0-79-45z">
            <text:p/>
          </draw:path>
          <draw:path draw:style-name="gr3" draw:text-style-name="P9" draw:layer="layout" svg:width="0.438cm" svg:height="0.454cm" svg:x="2.763cm" svg:y="2.974cm" svg:viewBox="0 0 439 455" svg:d="M439 231c0-126-101-231-220-231-123 0-219 108-219 231 0 128 103 224 219 224 119 0 220-98 220-224zM219 431c-42 0-85-23-111-68-25-42-25-103-25-139 0-38 0-92 22-136 27-45 74-66 114-66 43 0 86 21 110 63 27 43 27 101 27 139 0 36 0 90-22 133-20 45-65 74-115 74z">
            <text:p/>
          </draw:path>
          <draw:path draw:style-name="gr3" draw:text-style-name="P9" draw:layer="layout" svg:width="0.487cm" svg:height="0.627cm" svg:x="3.256cm" svg:y="2.98cm" svg:viewBox="0 0 488 628" svg:d="M143 65v-65l-143 11v32c69 0 76 4 76 49v462c0 45-9 45-76 45v29c34 0 85-2 110-2 27 0 78 2 112 2v-29c-65 0-76 0-76-45v-166-9c4 16 47 70 121 70 118 0 221-97 221-225 0-125-96-224-208-224-76 0-119 43-137 65zM146 325v-222c29-49 76-78 127-78 72 0 132 87 132 199 0 119-69 202-143 202-38 0-76-20-103-60-13-20-13-23-13-41z">
            <text:p/>
          </draw:path>
          <draw:path draw:style-name="gr3" draw:text-style-name="P9" draw:layer="layout" svg:width="0.382cm" svg:height="0.454cm" svg:x="3.829cm" svg:y="2.974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9" draw:layer="layout" svg:width="0.438cm" svg:height="0.454cm" svg:x="4.595cm" svg:y="2.974cm" svg:viewBox="0 0 439 455" svg:d="M439 231c0-126-101-231-220-231-123 0-219 108-219 231 0 128 103 224 219 224 119 0 220-98 220-224zM219 431c-42 0-85-23-111-68-25-42-25-103-25-139 0-38 0-92 22-136 27-45 74-66 114-66 43 0 86 21 112 63 25 43 25 101 25 139 0 36 0 90-22 133-20 45-65 74-115 74z">
            <text:p/>
          </draw:path>
          <draw:path draw:style-name="gr3" draw:text-style-name="P9" draw:layer="layout" svg:width="0.319cm" svg:height="0.697cm" svg:x="5.093cm" svg:y="2.72cm" svg:viewBox="0 0 320 698" svg:d="M141 271v-114c0-87 47-135 92-135 2 0 18 0 31 7-11 5-29 16-29 41 0 22 16 42 43 42 29 0 42-20 42-42 0-36-36-70-87-70-69 0-155 52-155 157v114h-78v30h78v321c0 44-11 44-78 44v32c40-2 87-5 114-5 41 0 85 0 126 5v-32h-21c-73 0-76-11-76-47v-318h115v-30z">
            <text:p/>
          </draw:path>
          <draw:path draw:style-name="gr3" draw:text-style-name="P9" draw:layer="layout" svg:width="0.308cm" svg:height="0.618cm" svg:x="5.706cm" svg:y="2.81cm" svg:viewBox="0 0 309 619" svg:d="M152 213h141v-31h-141v-182h-24c0 81-32 186-128 191v22h85v272c0 123 92 134 128 134 69 0 96-69 96-134v-56h-25v56c0 71-29 110-65 110-67 0-67-90-67-108z">
            <text:p/>
          </draw:path>
          <draw:path draw:style-name="gr3" draw:text-style-name="P9" draw:layer="layout" svg:width="0.445cm" svg:height="0.454cm" svg:x="6.112cm" svg:y="2.974cm" svg:viewBox="0 0 446 455" svg:d="M287 368c4 40 31 81 78 81 20 0 81-14 81-94v-54h-25v54c0 58-25 65-36 65-31 0-36-45-36-50v-199c0-41 0-79-35-117-39-38-88-54-135-54-83 0-150 47-150 112 0 29 20 47 45 47 29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9" draw:layer="layout" svg:width="0.496cm" svg:height="0.437cm" svg:x="6.596cm" svg:y="2.98cm" svg:viewBox="0 0 497 438" svg:d="M76 96v267c0 43-9 43-76 43v32c34 0 85-3 112-3 25 0 76 3 110 3v-32c-65 0-76 0-76-43v-183c0-104 69-158 132-158 62 0 74 54 74 110v231c0 43-12 43-77 43v32c34 0 86-3 112-3 25 0 77 3 110 3v-32c-51 0-76 0-76-29v-189c0-85 0-116-31-152-14-16-47-36-103-36-74 0-119 43-148 103v-103l-139 11v32c69 0 76 6 76 53z">
            <text:p/>
          </draw:path>
          <draw:path draw:style-name="gr3" draw:text-style-name="P9" draw:layer="layout" svg:width="0.451cm" svg:height="0.652cm" svg:x="7.138cm" svg:y="2.969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19 126 117 0 220-52 220-128 0-36-16-85-65-114-54-27-110-27-170-27-25 0-67 0-74 0-31-5-54-36-54-68zM219 628c-100 0-167-49-167-101 0-47 38-83 80-85h58c85 0 197 0 197 85 0 52-71 101-168 101z">
            <text:p/>
          </draw:path>
          <draw:path draw:style-name="gr3" draw:text-style-name="P9" draw:layer="layout" svg:width="0.382cm" svg:height="0.454cm" svg:x="7.63cm" svg:y="2.974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9" draw:layer="layout" svg:width="0.496cm" svg:height="0.437cm" svg:x="8.072cm" svg:y="2.98cm" svg:viewBox="0 0 497 438" svg:d="M76 96v267c0 43-9 43-76 43v32c34 0 85-3 112-3 25 0 76 3 110 3v-32c-65 0-76 0-76-43v-183c0-104 69-158 132-158 62 0 74 54 74 110v231c0 43-12 43-77 43v32c34 0 86-3 112-3 25 0 77 3 110 3v-32c-51 0-76 0-76-29v-189c0-85 0-116-31-152-14-16-47-36-103-36-74 0-119 43-148 103v-103l-139 11v32c69 0 76 6 76 53z">
            <text:p/>
          </draw:path>
          <draw:path draw:style-name="gr3" draw:text-style-name="P9" draw:layer="layout" svg:width="0.308cm" svg:height="0.618cm" svg:x="8.578cm" svg:y="2.81cm" svg:viewBox="0 0 309 619" svg:d="M152 213h141v-31h-141v-182h-24c0 81-32 186-128 191v22h85v272c0 123 92 134 128 134 69 0 96-69 96-134v-56h-25v56c0 71-29 110-65 110-67 0-67-90-67-108z">
            <text:p/>
          </draw:path>
          <draw:path draw:style-name="gr3" draw:text-style-name="P9" draw:layer="layout" svg:width="0.655cm" svg:height="0.232cm" svg:x="9.27cm" svg:y="3.052cm" svg:viewBox="0 0 656 233" svg:d="M623 40c15 0 33 0 33-20s-18-20-31-20h-591c-16 0-34 0-34 20s18 20 34 20zM625 233c13 0 31 0 31-20s-18-20-33-20h-589c-16 0-34 0-34 20s18 20 34 20z">
            <text:p/>
          </draw:path>
        </draw:g>
        <draw:g xml:id="id106" draw:id="id106">
          <svg:title>TexMaths</svg:title>
          <svg:desc>26§display§\text{Slope of normal} =  \frac{2}{3}§svg§600§FALSE§</svg:desc>
          <draw:polygon draw:style-name="gr2" draw:text-style-name="P8" draw:layer="layout" svg:width="7.992cm" svg:height="1.784cm" svg:x="1.969cm" svg:y="4.069cm" svg:viewBox="0 0 7993 1785" draw:points="3996,1785 0,1785 0,0 7993,0 7993,1785">
            <text:p/>
          </draw:polygon>
          <draw:path draw:style-name="gr3" draw:text-style-name="P9" draw:layer="layout" svg:width="0.407cm" svg:height="0.665cm" svg:x="1.975cm" svg:y="4.606cm" svg:viewBox="0 0 408 666" svg:d="M268 291l-116-29c-58-14-94-62-94-116 0-65 50-121 123-121 152 0 173 152 179 191 0 7 0 13 10 13 13 0 13-4 13-23v-183c0-17 0-23-11-23-6 0-8 0-14 12l-31 53c-27-28-67-65-148-65-102 0-179 81-179 177 0 77 48 143 121 168 10 5 56 15 120 32 25 6 52 12 79 45 19 25 27 55 27 86 0 64-45 131-122 131-27 0-96-4-146-50-52-50-56-108-56-142 0-8-8-8-11-8-12 0-12 6-12 23v183c0 15 0 21 10 21 7 0 7 0 13-11 0-2 4-4 33-52 29 32 88 63 171 63 106 0 181-90 181-189 0-92-63-167-140-186z">
            <text:p/>
          </draw:path>
          <draw:path draw:style-name="gr3" draw:text-style-name="P9" draw:layer="layout" svg:width="0.205cm" svg:height="0.636cm" svg:x="2.462cm" svg:y="4.616cm" svg:viewBox="0 0 206 637" svg:d="M133 0l-133 10v30c64 0 73 6 73 49v477c0 42-11 42-73 42v29c31-2 79-2 102-2s69 0 104 2v-29c-62 0-73 0-73-42z">
            <text:p/>
          </draw:path>
          <draw:path draw:style-name="gr3" draw:text-style-name="P9" draw:layer="layout" svg:width="0.407cm" svg:height="0.421cm" svg:x="2.709cm" svg:y="4.841cm" svg:viewBox="0 0 408 422" svg:d="M408 214c0-116-94-214-204-214-115 0-204 100-204 214 0 119 96 208 204 208 110 0 204-91 204-208zM204 400c-40 0-79-21-104-63-23-39-23-96-23-129 0-35 0-85 21-127 25-41 68-60 106-60 39 0 79 19 102 58 25 40 25 94 25 129 0 33 0 83-21 123-19 41-60 69-106 69z">
            <text:p/>
          </draw:path>
          <draw:path draw:style-name="gr3" draw:text-style-name="P9" draw:layer="layout" svg:width="0.452cm" svg:height="0.582cm" svg:x="3.167cm" svg:y="4.847cm" svg:viewBox="0 0 453 583" svg:d="M133 60v-60l-133 10v30c64 0 71 4 71 45v429c0 42-9 42-71 42v27c31 0 79-2 102-2 25 0 73 2 104 2v-27c-60 0-71 0-71-42v-154-8c4 14 44 64 113 64 110 0 205-89 205-208 0-116-89-208-193-208-71 0-110 40-127 60zM135 302v-206c27-46 71-73 119-73 66 0 122 81 122 185 0 110-64 187-133 187-35 0-70-18-95-56-13-19-13-21-13-37z">
            <text:p/>
          </draw:path>
          <draw:path draw:style-name="gr3" draw:text-style-name="P9" draw:layer="layout" svg:width="0.355cm" svg:height="0.421cm" svg:x="3.7cm" svg:y="4.841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9" draw:layer="layout" svg:width="0.407cm" svg:height="0.421cm" svg:x="4.411cm" svg:y="4.841cm" svg:viewBox="0 0 408 422" svg:d="M408 214c0-116-94-214-204-214-115 0-204 100-204 214 0 119 96 208 204 208 110 0 204-91 204-208zM204 400c-40 0-79-21-104-63-23-39-23-96-23-129 0-35 0-85 21-127 25-41 68-60 106-60 39 0 79 19 104 58 23 40 23 94 23 129 0 33 0 83-21 123-19 41-60 69-106 69z">
            <text:p/>
          </draw:path>
          <draw:path draw:style-name="gr3" draw:text-style-name="P9" draw:layer="layout" svg:width="0.296cm" svg:height="0.646cm" svg:x="4.873cm" svg:y="4.606cm" svg:viewBox="0 0 297 647" svg:d="M131 252v-106c0-81 44-125 85-125 2 0 17 0 29 6-10 4-27 15-27 38 0 20 15 39 40 39 27 0 39-19 39-39 0-34-33-65-81-65-64 0-143 48-143 146v106h-73v27h73v297c0 42-11 42-73 42v29c37-2 81-4 106-4 38 0 79 0 117 4v-29h-19c-69 0-71-10-71-44v-295h106v-27z">
            <text:p/>
          </draw:path>
          <draw:path draw:style-name="gr3" draw:text-style-name="P9" draw:layer="layout" svg:width="0.461cm" svg:height="0.405cm" svg:x="5.455cm" svg:y="4.847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9" draw:layer="layout" svg:width="0.407cm" svg:height="0.421cm" svg:x="5.958cm" svg:y="4.841cm" svg:viewBox="0 0 408 422" svg:d="M408 214c0-116-94-214-204-214-115 0-204 100-204 214 0 119 96 208 204 208 110 0 204-91 204-208zM204 400c-40 0-79-21-104-63-23-39-23-96-23-129 0-35 0-85 21-127 25-41 68-60 106-60 39 0 79 19 104 58 23 40 23 94 23 129 0 33 0 83-21 123-19 41-60 69-106 69z">
            <text:p/>
          </draw:path>
          <draw:path draw:style-name="gr3" draw:text-style-name="P9" draw:layer="layout" svg:width="0.309cm" svg:height="0.405cm" svg:x="6.416cm" svg:y="4.847cm" svg:viewBox="0 0 310 406" svg:d="M127 102v-102l-127 10v30c64 0 71 6 71 49v248c0 40-9 40-71 40v29c35 0 79-2 104-2 37 0 81 0 119 2v-29h-21c-67 0-69-9-69-42v-141c0-92 38-173 108-173 7 0 9 0 11 0-4 2-21 12-21 35 0 27 19 40 39 40 17 0 40-11 40-40s-29-56-69-56c-66 0-100 62-114 102z">
            <text:p/>
          </draw:path>
          <draw:path draw:style-name="gr3" draw:text-style-name="P9" draw:layer="layout" svg:width="0.715cm" svg:height="0.405cm" svg:x="6.778cm" svg:y="4.847cm" svg:viewBox="0 0 716 406" svg:d="M71 89v248c0 40-11 40-71 40v29c31 0 79-2 104-2 23 0 71 2 102 2v-29c-60 0-71 0-71-40v-171c0-95 65-145 123-145s69 50 69 102v214c0 40-11 40-73 40v29c33 0 79-2 104-2s73 2 104 2v-29c-63 0-73 0-73-40v-171c0-95 67-145 125-145 56 0 66 50 66 102v214c0 40-10 40-70 40v29c31 0 79-2 104-2 22 0 70 2 102 2v-29c-48 0-71 0-71-27v-175c0-79 0-108-29-142-13-14-44-33-96-33-77 0-119 54-133 89-13-79-81-89-123-89-66 0-110 40-135 96v-96l-129 10v30c64 0 71 6 71 49z">
            <text:p/>
          </draw:path>
          <draw:path draw:style-name="gr3" draw:text-style-name="P9" draw:layer="layout" svg:width="0.413cm" svg:height="0.421cm" svg:x="7.547cm" svg:y="4.841cm" svg:viewBox="0 0 414 422" svg:d="M268 341c2 38 27 75 71 75 19 0 75-12 75-87v-50h-23v50c0 54-23 60-33 60-29 0-34-41-34-46v-185c0-37 0-73-33-108-35-35-81-50-125-50-77 0-139 44-139 104 0 27 19 44 42 44 27 0 41-19 41-44 0-10-4-42-46-42 25-31 69-41 100-41 44 0 96 35 96 116v36c-46 2-110 4-168 31-69 31-92 79-92 121 0 75 89 97 148 97 60 0 102-37 120-81zM260 191v92c0 87-64 119-106 119-46 0-83-34-83-79 0-50 39-127 189-132z">
            <text:p/>
          </draw:path>
          <draw:path draw:style-name="gr3" draw:text-style-name="P9" draw:layer="layout" svg:width="0.205cm" svg:height="0.636cm" svg:x="7.997cm" svg:y="4.616cm" svg:viewBox="0 0 206 637" svg:d="M133 0l-133 10v30c64 0 73 6 73 49v477c0 42-11 42-73 42v29c31-2 79-2 102-2s69 0 104 2v-29c-62 0-73 0-73-42z">
            <text:p/>
          </draw:path>
          <draw:path draw:style-name="gr3" draw:text-style-name="P9" draw:layer="layout" svg:width="0.608cm" svg:height="0.215cm" svg:x="8.525cm" svg:y="4.916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365cm" svg:height="0.611cm" svg:x="9.594cm" svg:y="4.023cm" svg:viewBox="0 0 366 612" svg:d="M71 541l97-96c144-127 198-174 198-266 0-106-81-179-193-179-104 0-173 85-173 166 0 50 46 50 48 50 16 0 48-10 48-47 0-23-17-48-48-48-8 0-8 0-13 2 21-61 71-94 125-94 83 0 123 73 123 150 0 73-46 146-96 202l-177 195c-10 11-10 13-10 36h341l25-160h-23c-4 27-10 68-19 81-8 8-68 8-87 8z">
            <text:p/>
          </draw:path>
          <draw:polygon draw:style-name="gr3" draw:text-style-name="P9" draw:layer="layout" svg:width="0.459cm" svg:height="0.039cm" svg:x="9.548cm" svg:y="5.003cm" svg:viewBox="0 0 460 40" draw:points="229,40 0,40 0,0 460,0 460,40">
            <text:p/>
          </draw:polygon>
          <draw:path draw:style-name="gr3" draw:text-style-name="P9" draw:layer="layout" svg:width="0.38cm" svg:height="0.63cm" svg:x="9.588cm" svg:y="5.269cm" svg:viewBox="0 0 381 631" svg:d="M229 287c75-23 127-87 127-160 0-75-79-127-169-127-93 0-162 54-162 125 0 29 21 48 46 48 29 0 48-21 48-48 0-46-44-46-57-46 27-44 88-56 121-56 37 0 89 21 89 102 0 12-2 64-27 106-27 44-58 46-81 48-6 0-29 2-35 2-8 0-15 2-15 10 0 11 7 11 23 11h40c75 0 110 62 110 152 0 124-64 152-104 152-39 0-108-17-141-71 33 6 60-15 60-50 0-33-23-52-50-52-23 0-52 14-52 54 0 83 85 144 185 144 112 0 196-84 196-177 0-75-59-146-152-167z">
            <text:p/>
          </draw:path>
        </draw:g>
        <draw:g xml:id="id107" draw:id="id107">
          <svg:title>TexMaths</svg:title>
          <svg:desc>28§display§\text{when}§svg§600§FALSE§</svg:desc>
          <draw:polygon draw:style-name="gr2" draw:text-style-name="P8" draw:layer="layout" svg:width="2.124cm" svg:height="0.597cm" svg:x="1.997cm" svg:y="6.171cm" svg:viewBox="0 0 2125 598" draw:points="1062,598 0,598 0,0 2125,0 2125,598">
            <text:p/>
          </draw:polygon>
          <draw:path draw:style-name="gr3" draw:text-style-name="P9" draw:layer="layout" svg:width="0.675cm" svg:height="0.436cm" svg:x="1.966cm" svg:y="6.382cm" svg:viewBox="0 0 676 437" svg:d="M593 94c18-49 50-63 83-63v-31c-22 2-51 2-71 2-29 0-74-2-92-2v31c36 0 56 18 56 47 0 7 0 7-5 21l-89 253-99-276c-2-11-4-13-4-18 0-27 38-27 58-27v-31c-29 0-78 2-103 2-29 0-58 0-87-2v31c35 0 51 3 62 14 5 7 16 36 23 56l-85 237-94-262c-5-13-5-15-5-18 0-27 38-27 58-27v-31c-29 0-85 2-107 2-5 0-56 0-92-2v31c49 0 60 3 74 34l123 350c5 15 9 22 20 22 14 0 16-4 20-20l101-280 101 282c2 11 7 18 20 18 11 0 16-9 18-18z">
            <text:p/>
          </draw:path>
          <draw:path draw:style-name="gr3" draw:text-style-name="P9" draw:layer="layout" svg:width="0.496cm" svg:height="0.685cm" svg:x="2.689cm" svg:y="6.122cm" svg:viewBox="0 0 497 686" svg:d="M76 610c0 44-9 44-76 44v32c34-2 85-2 112-2 25 0 76 0 110 2v-32c-65 0-76 0-76-44v-182c0-103 69-157 132-157 62 0 74 54 74 110v229c0 44-12 44-77 44v32c34-2 86-2 112-2 25 0 77 0 110 2v-32c-51 0-76 0-76-29v-188c0-85 0-117-31-152-14-16-47-36-103-36-85 0-128 60-144 96v-345l-143 11v32c69 0 76 6 76 53z">
            <text:p/>
          </draw:path>
          <draw:path draw:style-name="gr3" draw:text-style-name="P9" draw:layer="layout" svg:width="0.382cm" svg:height="0.454cm" svg:x="3.234cm" svg:y="6.36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9" draw:layer="layout" svg:width="0.496cm" svg:height="0.436cm" svg:x="3.675cm" svg:y="6.371cm" svg:viewBox="0 0 497 437" svg:d="M76 96v267c0 43-9 43-76 43v31c34 0 85-2 112-2 25 0 76 2 110 2v-31c-65 0-76 0-76-43v-184c0-103 69-157 132-157 62 0 74 54 74 110v231c0 43-12 43-77 43v31c34 0 86-2 112-2 25 0 77 2 110 2v-31c-51 0-76 0-76-29v-189c0-85 0-116-31-152-14-16-47-36-103-36-74 0-119 43-148 103v-103l-139 11v32c69 0 76 6 76 53z">
            <text:p/>
          </draw:path>
        </draw:g>
        <draw:g xml:id="id109" draw:id="id109">
          <svg:title>TexMaths</svg:title>
          <svg:desc>26§display§x = 2\sin^3 \left( \frac{\pi}{4} \right) = 2 \left( \frac{1}{\sqrt{2}} \right)^3 = \frac{1}{\sqrt{2}}§svg§600§FALSE§</svg:desc>
          <draw:polygon draw:style-name="gr2" draw:text-style-name="P8" draw:layer="layout" svg:width="13.377cm" svg:height="2.3cm" svg:x="2.139cm" svg:y="7.587cm" svg:viewBox="0 0 13378 2301" draw:points="6688,2301 0,2301 0,0 13378,0 13378,2301">
            <text:p/>
          </draw:polygon>
          <draw:path draw:style-name="gr3" draw:text-style-name="P9" draw:layer="layout" svg:width="0.457cm" svg:height="0.415cm" svg:x="2.12cm" svg:y="8.66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6 0 148-118 148-141 0-9-9-9-11-9-8 0-10 2-12 9-29 100-94 120-123 120-35 0-50-29-50-60 0-21 6-40 17-81z">
            <text:p/>
          </draw:path>
          <draw:path draw:style-name="gr3" draw:text-style-name="P9" draw:layer="layout" svg:width="0.608cm" svg:height="0.215cm" svg:x="2.921cm" svg:y="8.729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365cm" svg:height="0.611cm" svg:x="3.88cm" svg:y="8.457cm" svg:viewBox="0 0 366 612" svg:d="M71 541l97-96c144-127 198-174 198-266 0-106-81-179-193-179-104 0-173 85-173 166 0 50 46 50 48 50 16 0 48-10 48-47 0-23-17-48-48-48-8 0-8 0-13 2 21-61 71-94 125-94 83 0 123 73 123 150 0 73-46 146-96 202l-177 195c-10 11-10 13-10 36h341l25-160h-23c-4 27-10 68-18 81-9 8-69 8-88 8z">
            <text:p/>
          </draw:path>
          <draw:path draw:style-name="gr3" draw:text-style-name="P9" draw:layer="layout" svg:width="0.301cm" svg:height="0.421cm" svg:x="4.473cm" svg:y="8.656cm" svg:viewBox="0 0 302 422" svg:d="M160 233c21 4 96 19 96 85 0 46-31 84-104 84-77 0-110-52-127-131-2-11-4-15-13-15-12 0-12 6-12 23v121c0 16 0 22 10 22 5 0 7-2 23-18 2-2 2-4 19-21 40 37 81 39 100 39 106 0 150-62 150-129 0-47-29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9" draw:layer="layout" svg:width="0.197cm" svg:height="0.613cm" svg:x="4.835cm" svg:y="8.454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9" draw:layer="layout" svg:width="0.461cm" svg:height="0.405cm" svg:x="5.086cm" svg:y="8.66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9" draw:layer="layout" svg:width="0.294cm" svg:height="0.438cm" svg:x="5.6cm" svg:y="8.257cm" svg:viewBox="0 0 295 439" svg:d="M141 212c50 0 86 36 86 104 0 79-46 102-83 102-25 0-84-6-111-43 31-3 38-23 38-36 0-21-15-35-36-35-16 0-35 10-35 35 0 63 67 100 146 100 89 0 149-58 149-123 0-50-39-100-110-116 67-23 92-73 92-111 0-52-59-89-131-89-71 0-125 35-125 85 0 23 12 36 33 36 19 0 31-15 31-34 0-18-12-31-31-33 23-29 67-35 90-35 29 0 70 14 70 70 0 28-8 57-27 75-21 25-37 27-71 30-16 0-16 0-20 2 0 0-7 0-7 8s7 8 17 8z">
            <text:p/>
          </draw:path>
          <draw:path draw:style-name="gr3" draw:text-style-name="P9" draw:layer="layout" svg:width="0.348cm" svg:height="1.645cm" svg:x="6.291cm" svg:y="8.013cm" svg:viewBox="0 0 349 1646" svg:d="M308 1638c2 0 10 8 10 8h21c2 0 10 0 10-8 0-5-2-7-4-9-33-33-83-83-139-183-100-177-135-404-135-622 0-406 114-645 276-807 2-2 2-7 2-9 0-8-6-8-16-8-13 0-15 0-23 8-87 75-185 202-250 396-39 120-60 266-60 418 0 218 40 464 183 676 25 36 60 73 60 73 9 12 21 27 30 33z">
            <text:p/>
          </draw:path>
          <draw:path draw:style-name="gr3" draw:text-style-name="P9" draw:layer="layout" svg:width="0.494cm" svg:height="0.405cm" svg:x="6.807cm" svg:y="8.053cm" svg:viewBox="0 0 495 406" svg:d="M218 54h104c-31 135-39 175-39 237 0 13 0 38 8 69 9 42 19 46 34 46 18 0 37-17 37-36 0-4 0-6-6-18-27-67-27-127-27-152 0-50 6-98 16-146h106c11 0 44 0 44-31 0-23-19-23-35-23h-308c-21 0-56 0-96 44-33 35-56 77-56 81 0 2 0 10 10 10 9 0 11-4 15-10 46-71 100-71 116-71h55c-32 110-80 221-119 306-6 12-6 15-6 21 0 19 14 25 25 25 29 0 35-25 45-61 15-41 15-43 25-89z">
            <text:p/>
          </draw:path>
          <draw:polygon draw:style-name="gr3" draw:text-style-name="P9" draw:layer="layout" svg:width="0.554cm" svg:height="0.039cm" svg:x="6.784cm" svg:y="8.819cm" svg:viewBox="0 0 555 40" draw:points="279,40 0,40 0,0 555,0 555,40">
            <text:p/>
          </draw:polygon>
          <draw:path draw:style-name="gr3" draw:text-style-name="P9" draw:layer="layout" svg:width="0.407cm" svg:height="0.619cm" svg:x="6.857cm" svg:y="9.075cm" svg:viewBox="0 0 408 620" svg:d="M243 470v79c0 34 0 44-68 44h-19v27c37-2 85-2 123-2 39 0 87 0 125 2v-27h-19c-69 0-71-10-71-44v-79h94v-29h-94v-418c0-17 0-23-14-23-9 0-11 0-17 10l-283 431v29zM250 441h-225l225-341z">
            <text:p/>
          </draw:path>
          <draw:path draw:style-name="gr3" draw:text-style-name="P9" draw:layer="layout" svg:width="0.348cm" svg:height="1.645cm" svg:x="7.478cm" svg:y="8.013cm" svg:viewBox="0 0 349 1646" svg:d="M349 822c0-262-62-541-243-747-12-15-46-50-69-69-6-6-8-6-20-6-9 0-17 0-17 8 0 4 4 9 6 11 31 31 81 81 138 183 99 175 135 401 135 620 0 397-111 641-275 807-2 2-4 7-4 9 0 8 8 8 17 8 12 0 14 0 23-6 87-75 185-202 249-396 40-125 60-274 60-422z">
            <text:p/>
          </draw:path>
          <draw:path draw:style-name="gr3" draw:text-style-name="P9" draw:layer="layout" svg:width="0.608cm" svg:height="0.215cm" svg:x="8.296cm" svg:y="8.729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365cm" svg:height="0.611cm" svg:x="9.257cm" svg:y="8.457cm" svg:viewBox="0 0 366 612" svg:d="M71 541l97-96c144-127 198-174 198-266 0-106-81-179-193-179-104 0-173 85-173 166 0 50 46 50 48 50 16 0 48-10 48-47 0-23-17-48-48-48-8 0-8 0-13 2 21-61 71-94 125-94 83 0 123 73 123 150 0 73-46 146-96 202l-177 195c-10 11-10 13-10 36h341l25-160h-23c-4 27-10 68-18 81-9 8-69 8-88 8z">
            <text:p/>
          </draw:path>
          <draw:path draw:style-name="gr3" draw:text-style-name="P9" draw:layer="layout" svg:width="0.45cm" svg:height="2.194cm" svg:x="10.01cm" svg:y="7.741cm" svg:viewBox="0 0 451 2195" svg:d="M451 2187c0-4-2-6-4-8-33-36-95-96-156-196-147-235-214-533-214-884 0-248 31-564 183-837 73-131 148-206 189-245 2-2 2-5 2-9 0-8-6-8-18-8-13 0-15 0-29 15-308 278-404 697-404 1082 0 360 83 722 316 996 19 21 52 59 92 92 10 10 12 10 25 10 12 0 18 0 18-8z">
            <text:p/>
          </draw:path>
          <draw:path draw:style-name="gr3" draw:text-style-name="P9" draw:layer="layout" svg:width="0.303cm" svg:height="0.611cm" svg:x="11.065cm" svg:y="7.839cm" svg:viewBox="0 0 304 612" svg:d="M189 23c0-21 0-23-21-23-58 58-139 58-168 58v29c19 0 73 0 121-25v477c0 33-2 44-86 44h-29v29c31-4 113-4 148-4 37 0 116 0 150 4v-29h-29c-84 0-86-11-86-44z">
            <text:p/>
          </draw:path>
          <draw:polygon draw:style-name="gr3" draw:text-style-name="P9" draw:layer="layout" svg:width="1.22cm" svg:height="0.039cm" svg:x="10.603cm" svg:y="8.819cm" svg:viewBox="0 0 1221 40" draw:points="609,40 0,40 0,0 1221,0 1221,40">
            <text:p/>
          </draw:polygon>
          <draw:path draw:style-name="gr3" draw:text-style-name="P9" draw:layer="layout" svg:width="0.715cm" svg:height="0.915cm" svg:x="10.669cm" svg:y="9.002cm" svg:viewBox="0 0 716 916" svg:d="M289 820l-160-356c-6-15-13-15-15-15 0 0-6 0-14 7l-88 66c-12 9-12 13-12 15 0 4 2 10 8 10 7 0 23-12 32-21 6-4 20-14 29-20l181 395c6 15 12 15 20 15 13 0 15-5 23-17l416-862c7-14 7-16 7-18 0-11-9-19-19-19-8 0-15 4-21 19z">
            <text:p/>
          </draw:path>
          <draw:polygon draw:style-name="gr3" draw:text-style-name="P9" draw:layer="layout" svg:width="0.459cm" svg:height="0.039cm" svg:x="11.364cm" svg:y="9.002cm" svg:viewBox="0 0 460 40" draw:points="229,40 0,40 0,0 460,0 460,40">
            <text:p/>
          </draw:polygon>
          <draw:path draw:style-name="gr3" draw:text-style-name="P9" draw:layer="layout" svg:width="0.365cm" svg:height="0.611cm" svg:x="11.41cm" svg:y="9.185cm" svg:viewBox="0 0 366 612" svg:d="M71 541l97-96c144-127 198-174 198-266 0-106-81-179-193-179-104 0-173 85-173 166 0 50 46 50 48 50 16 0 48-10 48-47 0-23-17-48-48-48-8 0-8 0-13 2 21-61 71-94 125-94 83 0 123 73 123 150 0 73-46 146-96 202l-177 195c-10 11-10 13-10 36h341l25-160h-23c-4 27-10 68-18 81-9 8-69 8-88 8z">
            <text:p/>
          </draw:path>
          <draw:path draw:style-name="gr3" draw:text-style-name="P9" draw:layer="layout" svg:width="0.45cm" svg:height="2.194cm" svg:x="11.961cm" svg:y="7.741cm" svg:viewBox="0 0 451 2195" svg:d="M451 1099c0-360-83-722-316-997-16-21-52-58-89-92-13-10-15-10-27-10-11 0-19 0-19 8 0 4 4 9 6 11 31 33 94 93 154 193 148 235 217 533 217 885 0 247-34 563-186 836-72 131-149 206-187 246-2 2-4 4-4 8 0 8 8 8 19 8 12 0 14 0 29-14 308-279 403-697 403-1082z">
            <text:p/>
          </draw:path>
          <draw:path draw:style-name="gr3" draw:text-style-name="P9" draw:layer="layout" svg:width="0.294cm" svg:height="0.438cm" svg:x="12.637cm" svg:y="7.541cm" svg:viewBox="0 0 295 439" svg:d="M141 212c50 0 86 36 86 104 0 79-46 102-83 102-25 0-84-6-111-43 31-3 38-23 38-36 0-21-15-35-36-35-16 0-35 10-35 35 0 63 67 100 146 100 89 0 149-58 149-123 0-50-39-100-110-116 67-23 92-73 92-111 0-52-59-89-131-89-71 0-125 35-125 85 0 23 12 36 33 36 19 0 31-15 31-34 0-18-12-31-31-33 23-29 67-35 90-35 29 0 70 14 70 70 0 28-8 57-27 75-21 25-37 27-71 30-16 0-16 0-20 2 0 0-7 0-7 8s7 8 17 8z">
            <text:p/>
          </draw:path>
          <draw:path draw:style-name="gr3" draw:text-style-name="P9" draw:layer="layout" svg:width="0.608cm" svg:height="0.215cm" svg:x="13.318cm" svg:y="8.729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303cm" svg:height="0.611cm" svg:x="14.803cm" svg:y="7.839cm" svg:viewBox="0 0 304 612" svg:d="M189 23c0-21 0-23-23-23-56 58-137 58-166 58v29c19 0 73 0 121-25v477c0 33-2 44-86 44h-29v29c31-4 113-4 148-4 37 0 116 0 150 4v-29h-29c-84 0-86-11-86-44z">
            <text:p/>
          </draw:path>
          <draw:polygon draw:style-name="gr3" draw:text-style-name="P9" draw:layer="layout" svg:width="1.22cm" svg:height="0.039cm" svg:x="14.341cm" svg:y="8.819cm" svg:viewBox="0 0 1221 40" draw:points="609,40 0,40 0,0 1221,0 1221,40">
            <text:p/>
          </draw:polygon>
          <draw:path draw:style-name="gr3" draw:text-style-name="P9" draw:layer="layout" svg:width="0.715cm" svg:height="0.915cm" svg:x="14.408cm" svg:y="9.002cm" svg:viewBox="0 0 716 916" svg:d="M289 820l-160-356c-6-15-13-15-15-15 0 0-6 0-14 7l-88 66c-12 9-12 13-12 15 0 4 2 10 8 10 7 0 23-12 32-21 6-4 20-14 29-20l181 395c6 15 12 15 20 15 13 0 15-5 23-17l416-862c7-14 7-16 7-18 0-11-9-19-19-19-8 0-15 4-21 19z">
            <text:p/>
          </draw:path>
          <draw:polygon draw:style-name="gr3" draw:text-style-name="P9" draw:layer="layout" svg:width="0.459cm" svg:height="0.039cm" svg:x="15.102cm" svg:y="9.002cm" svg:viewBox="0 0 460 40" draw:points="229,40 0,40 0,0 460,0 460,40">
            <text:p/>
          </draw:polygon>
          <draw:path draw:style-name="gr3" draw:text-style-name="P9" draw:layer="layout" svg:width="0.365cm" svg:height="0.611cm" svg:x="15.148cm" svg:y="9.185cm" svg:viewBox="0 0 366 612" svg:d="M71 541l97-96c144-127 198-174 198-266 0-106-81-179-193-179-104 0-173 85-173 166 0 50 46 50 48 50 16 0 48-10 48-47 0-23-17-48-48-48-8 0-8 0-13 2 21-61 71-94 125-94 83 0 123 73 123 150 0 73-46 146-96 202l-177 195c-10 11-10 13-10 36h341l25-160h-23c-4 27-10 68-18 81-9 8-69 8-88 8z">
            <text:p/>
          </draw:path>
        </draw:g>
        <draw:g xml:id="id103" draw:id="id103">
          <svg:title>TexMaths</svg:title>
          <svg:desc>26§display§\theta = \frac{ \pi }{4}§svg§600§FALSE§</svg:desc>
          <draw:polygon draw:style-name="gr2" draw:text-style-name="P8" draw:layer="layout" svg:width="2.246cm" svg:height="1.548cm" svg:x="4.695cm" svg:y="0.862cm" svg:viewBox="0 0 2247 1549" draw:points="1123,1549 0,1549 0,0 2247,0 2247,1549">
            <text:p/>
          </draw:polygon>
          <draw:path draw:style-name="gr3" draw:text-style-name="P9" draw:layer="layout" svg:width="0.378cm" svg:height="0.656cm" svg:x="4.687cm" svg:y="1.184cm" svg:viewBox="0 0 379 657" svg:d="M379 187c0-60-17-187-111-187-127 0-268 258-268 468 0 87 27 189 110 189 129 0 269-264 269-470zM98 314c14-58 33-133 71-198 24-45 58-95 99-95 46 0 50 58 50 110 0 46-6 91-29 183zM281 343c-11 42-29 121-65 185-31 62-66 108-106 108-31 0-50-27-50-112 0-38 7-92 29-181z">
            <text:p/>
          </draw:path>
          <draw:path draw:style-name="gr3" draw:text-style-name="P9" draw:layer="layout" svg:width="0.609cm" svg:height="0.215cm" svg:x="5.409cm" svg:y="1.492cm" svg:viewBox="0 0 610 216" svg:d="M578 37c15 0 32 0 32-18 0-19-17-19-30-19h-549c-14 0-31 0-31 19 0 18 17 18 31 18zM580 216c13 0 30 0 30-19 0-18-17-18-32-18h-547c-14 0-31 0-31 18 0 19 17 19 31 19z">
            <text:p/>
          </draw:path>
          <draw:path draw:style-name="gr3" draw:text-style-name="P9" draw:layer="layout" svg:width="0.494cm" svg:height="0.404cm" svg:x="6.457cm" svg:y="0.816cm" svg:viewBox="0 0 495 405" svg:d="M218 54h104c-31 135-39 175-39 237 0 12 0 37 8 69 9 41 19 45 34 45 18 0 37-16 37-35 0-4 0-6-6-19-27-66-27-127-27-151 0-50 6-98 16-146h106c11 0 44 0 44-31 0-23-19-23-35-23h-308c-21 0-56 0-96 44-33 35-56 77-56 81 0 2 0 10 10 10 9 0 11-4 15-10 46-71 100-71 116-71h55c-32 110-79 220-119 306-6 12-6 14-6 20 0 19 14 25 25 25 29 0 35-25 45-60 15-42 15-44 25-89z">
            <text:p/>
          </draw:path>
          <draw:polygon draw:style-name="gr3" draw:text-style-name="P9" draw:layer="layout" svg:width="0.554cm" svg:height="0.038cm" svg:x="6.433cm" svg:y="1.581cm" svg:viewBox="0 0 555 39" draw:points="279,39 0,39 0,0 555,0 555,39">
            <text:p/>
          </draw:polygon>
          <draw:path draw:style-name="gr3" draw:text-style-name="P9" draw:layer="layout" svg:width="0.407cm" svg:height="0.618cm" svg:x="6.505cm" svg:y="1.835cm" svg:viewBox="0 0 408 619" svg:d="M243 470v79c0 33 0 43-68 43h-19v27c37-2 85-2 123-2 39 0 87 0 125 2v-27h-19c-69 0-71-10-71-43v-79h94v-29h-94v-418c0-17 0-23-14-23-9 0-11 0-17 10l-283 431v29zM250 441h-225l225-341z">
            <text:p/>
          </draw:path>
        </draw:g>
        <draw:g xml:id="id111" draw:id="id111">
          <svg:title>TexMaths</svg:title>
          <svg:desc>28§display§\therefore§svg§600§FALSE§</svg:desc>
          <draw:polygon draw:style-name="gr2" draw:text-style-name="P8" draw:layer="layout" svg:width="0.528cm" svg:height="0.433cm" svg:x="2.175cm" svg:y="13.511cm" svg:viewBox="0 0 529 434" draw:points="265,434 0,434 0,0 529,0 529,434">
            <text:p/>
          </draw:polygon>
          <draw:path draw:style-name="gr3" draw:text-style-name="P9" draw:layer="layout" svg:width="0.598cm" svg:height="0.531cm" svg:x="2.155cm" svg:y="13.462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112" draw:id="id112">
          <svg:title>TexMaths</svg:title>
          <svg:desc>24§display§P = \left( \frac{1}{\sqrt{2} }, \frac{3}{2\sqrt{2} } \right)§svg§600§FALSE§</svg:desc>
          <draw:polygon draw:style-name="gr2" draw:text-style-name="P8" draw:layer="layout" svg:width="6.215cm" svg:height="1.941cm" svg:x="3.536cm" svg:y="12.823cm" svg:viewBox="0 0 6216 1942" draw:points="3108,1942 0,1942 0,0 6216,0 6216,1942">
            <text:p/>
          </draw:polygon>
          <draw:path draw:style-name="gr3" draw:text-style-name="P9" draw:layer="layout" svg:width="0.604cm" svg:height="0.577cm" svg:x="3.528cm" svg:y="13.428cm" svg:viewBox="0 0 605 578" svg:d="M223 311h144c119 0 238-88 238-182 0-66-56-129-167-129h-275c-15 0-25 0-25 15 0 12 8 12 25 12 10 0 25 0 37 2 13 0 17 4 17 13 0 2 0 6-2 16l-115 455c-8 32-10 38-77 38-13 0-23 0-23 17 0 10 10 10 13 10 23 0 83-2 108-2 17 0 36 0 54 0 17 0 36 2 53 2 8 0 18 0 18-17 0-10-8-10-23-10-31 0-56 0-56-15 0-4 2-8 4-14zM284 58c8-29 8-31 44-31h83c69 0 115 23 115 81 0 32-17 105-50 136-42 38-94 44-130 44h-119z">
            <text:p/>
          </draw:path>
          <draw:path draw:style-name="gr3" draw:text-style-name="P9" draw:layer="layout" svg:width="0.561cm" svg:height="0.199cm" svg:x="4.434cm" svg:y="13.695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3" draw:text-style-name="P9" draw:layer="layout" svg:width="0.416cm" svg:height="2.025cm" svg:x="5.452cm" svg:y="12.781cm" svg:viewBox="0 0 417 2026" svg:d="M417 2018c0-4-2-5-4-7-31-33-89-89-144-181-137-217-198-491-198-816 0-229 31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9" draw:layer="layout" svg:width="0.279cm" svg:height="0.564cm" svg:x="6.425cm" svg:y="12.871cm" svg:viewBox="0 0 280 565" svg:d="M175 21c0-19 0-21-21-21-52 54-127 54-154 54v27c17 0 67 0 111-23v439c0 31-2 41-78 41h-27v27c29-4 103-4 136-4 35 0 108 0 138 4v-27h-27c-76 0-78-10-78-41z">
            <text:p/>
          </draw:path>
          <draw:polygon draw:style-name="gr3" draw:text-style-name="P9" draw:layer="layout" svg:width="1.126cm" svg:height="0.035cm" svg:x="5.999cm" svg:y="13.776cm" svg:viewBox="0 0 1127 36" draw:points="562,36 0,36 0,0 1127,0 1127,36">
            <text:p/>
          </draw:polygon>
          <draw:path draw:style-name="gr3" draw:text-style-name="P9" draw:layer="layout" svg:width="0.659cm" svg:height="0.844cm" svg:x="6.06cm" svg:y="13.945cm" svg:viewBox="0 0 660 845" svg:d="M267 757l-148-329c-6-13-11-13-13-13 0 0-6 0-14 6l-80 61c-12 8-12 12-12 13 0 4 2 10 8 10 5 0 21-11 28-19 6-4 20-14 27-19l167 365c6 13 12 13 20 13 11 0 13-4 21-15l384-795c5-14 5-16 5-18 0-9-7-17-17-17-8 0-13 4-19 17z">
            <text:p/>
          </draw:path>
          <draw:polygon draw:style-name="gr3" draw:text-style-name="P9" draw:layer="layout" svg:width="0.423cm" svg:height="0.035cm" svg:x="6.701cm" svg:y="13.945cm" svg:viewBox="0 0 424 36" draw:points="211,36 0,36 0,0 424,0 424,36">
            <text:p/>
          </draw:polygon>
          <draw:path draw:style-name="gr3" draw:text-style-name="P9" draw:layer="layout" svg:width="0.337cm" svg:height="0.564cm" svg:x="6.744cm" svg:y="14.116cm" svg:viewBox="0 0 338 565" svg:d="M65 499l90-88c133-117 183-161 183-246 0-98-75-165-179-165-96 0-159 79-159 154 0 46 42 46 44 46 16 0 44-10 44-44 0-22-15-45-44-45-8 0-8 0-11 2 19-55 65-86 115-86 77 0 113 67 113 138 0 67-42 135-88 186l-163 181c-10 10-10 11-10 33h315l23-148h-21c-4 25-10 63-18 75-7 7-63 7-80 7z">
            <text:p/>
          </draw:path>
          <draw:path draw:style-name="gr3" draw:text-style-name="P9" draw:layer="layout" svg:width="0.099cm" svg:height="0.252cm" svg:x="7.296cm" svg:y="13.914cm" svg:viewBox="0 0 100 253" svg:d="M100 88c0-55-21-88-54-88-29 0-46 21-46 44s17 46 46 46c10 0 21-4 29-11 4-2 4-2 6-2 0 0 2 0 2 11 0 64-31 116-60 142-10 10-10 12-10 14 0 8 4 9 10 9 10 0 77-65 77-165z">
            <text:p/>
          </draw:path>
          <draw:path draw:style-name="gr3" draw:text-style-name="P9" draw:layer="layout" svg:width="0.35cm" svg:height="0.581cm" svg:x="8.299cm" svg:y="12.871cm" svg:viewBox="0 0 351 582" svg:d="M211 265c69-21 117-81 117-148 0-69-73-117-155-117-85 0-150 50-150 115 0 27 19 44 42 44 27 0 44-19 44-44 0-42-40-42-51-42 25-40 80-52 111-52 34 0 82 19 82 94 0 12-1 60-24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olygon draw:style-name="gr3" draw:text-style-name="P9" draw:layer="layout" svg:width="1.546cm" svg:height="0.035cm" svg:x="7.7cm" svg:y="13.776cm" svg:viewBox="0 0 1547 36" draw:points="774,36 0,36 0,0 1547,0 1547,36">
            <text:p/>
          </draw:polygon>
          <draw:path draw:style-name="gr3" draw:text-style-name="P9" draw:layer="layout" svg:width="0.337cm" svg:height="0.564cm" svg:x="7.742cm" svg:y="14.116cm" svg:viewBox="0 0 338 565" svg:d="M65 499l90-88c133-117 183-161 183-246 0-98-75-165-179-165-96 0-159 79-159 154 0 46 42 46 44 46 16 0 44-10 44-44 0-22-15-45-44-45-8 0-8 0-11 2 19-55 65-86 115-86 77 0 113 67 113 138 0 67-42 135-88 186l-163 181c-10 10-10 11-10 33h315l23-148h-21c-4 25-10 63-18 75-7 7-63 7-80 7z">
            <text:p/>
          </draw:path>
          <draw:path draw:style-name="gr3" draw:text-style-name="P9" draw:layer="layout" svg:width="0.659cm" svg:height="0.844cm" svg:x="8.183cm" svg:y="13.945cm" svg:viewBox="0 0 660 845" svg:d="M267 757l-148-329c-6-13-11-13-13-13 0 0-6 0-14 6l-80 61c-12 8-12 12-12 13 0 4 2 10 8 10 5 0 21-11 28-19 6-4 20-14 27-19l167 365c6 13 12 13 20 13 11 0 13-4 21-15l384-795c5-14 5-16 5-18 0-9-7-17-17-17-8 0-13 4-19 17z">
            <text:p/>
          </draw:path>
          <draw:polygon draw:style-name="gr3" draw:text-style-name="P9" draw:layer="layout" svg:width="0.423cm" svg:height="0.035cm" svg:x="8.825cm" svg:y="13.945cm" svg:viewBox="0 0 424 36" draw:points="211,36 0,36 0,0 424,0 424,36">
            <text:p/>
          </draw:polygon>
          <draw:path draw:style-name="gr3" draw:text-style-name="P9" draw:layer="layout" svg:width="0.337cm" svg:height="0.564cm" svg:x="8.867cm" svg:y="14.116cm" svg:viewBox="0 0 338 565" svg:d="M65 499l90-88c133-117 183-161 183-246 0-98-75-165-179-165-96 0-159 79-159 154 0 46 42 46 44 46 16 0 44-10 44-44 0-22-15-45-44-45-8 0-8 0-11 2 19-55 65-86 115-86 77 0 113 67 113 138 0 67-42 135-88 186l-163 181c-10 10-10 11-10 33h315l23-148h-21c-4 25-10 63-18 75-7 7-63 7-80 7z">
            <text:p/>
          </draw:path>
          <draw:path draw:style-name="gr3" draw:text-style-name="P9" draw:layer="layout" svg:width="0.416cm" svg:height="2.025cm" svg:x="9.377cm" svg:y="12.781cm" svg:viewBox="0 0 417 2026" svg:d="M417 1014c0-332-77-666-292-920-17-19-48-54-83-84-11-10-13-10-25-10-9 0-17 0-17 8 0 4 4 7 6 9 29 31 86 87 142 179 136 217 199 491 199 816 0 229-30 520-170 772-68 121-139 190-173 227-2 2-4 3-4 7 0 8 8 8 17 8 12 0 14 0 27-13 284-258 373-644 373-999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02" smil:attributeName="visibility" smil:to="visible"/>
                  <anim:animate smil:dur="0.5s" smil:fill="hold" smil:targetElement="id102" smil:attributeName="width" smil:values="width*0.05;width" smil:keyTimes="0;1"/>
                  <anim:animate smil:dur="0.5s" smil:fill="hold" smil:targetElement="id102" smil:attributeName="height" smil:values="height;height" smil:keyTimes="0;1"/>
                  <anim:animate smil:dur="0.5s" smil:fill="hold" smil:targetElement="id102" smil:attributeName="x" smil:values="x-.2;x" smil:keyTimes="0;1"/>
                  <anim:animate smil:dur="0.5s" smil:fill="hold" smil:targetElement="id102" smil:attributeName="y" smil:values="y;y" smil:keyTimes="0;1"/>
                  <anim:transitionFilter smil:dur="0.5s" smil:targetElement="id102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03" smil:attributeName="visibility" smil:to="visible"/>
                  <anim:animate smil:dur="0.5s" smil:fill="hold" smil:targetElement="id103" smil:attributeName="x" smil:values="x;x" smil:keyTimes="0;1"/>
                  <anim:animate smil:dur="0.5s" smil:fill="hold" smil:targetElement="id10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4" smil:attributeName="visibility" smil:to="visible"/>
                  <anim:animate smil:dur="0.5s" smil:fill="hold" smil:targetElement="id104" smil:attributeName="width" smil:values="width*0.05;width" smil:keyTimes="0;1"/>
                  <anim:animate smil:dur="0.5s" smil:fill="hold" smil:targetElement="id104" smil:attributeName="height" smil:values="height;height" smil:keyTimes="0;1"/>
                  <anim:animate smil:dur="0.5s" smil:fill="hold" smil:targetElement="id104" smil:attributeName="x" smil:values="x-.2;x" smil:keyTimes="0;1"/>
                  <anim:animate smil:dur="0.5s" smil:fill="hold" smil:targetElement="id104" smil:attributeName="y" smil:values="y;y" smil:keyTimes="0;1"/>
                  <anim:transitionFilter smil:dur="0.5s" smil:targetElement="id104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5" smil:attributeName="visibility" smil:to="visible"/>
                  <anim:animate smil:dur="0.5s" smil:fill="hold" smil:targetElement="id105" smil:attributeName="x" smil:values="x;x" smil:keyTimes="0;1"/>
                  <anim:animate smil:dur="0.5s" smil:fill="hold" smil:targetElement="id10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6" smil:attributeName="visibility" smil:to="visible"/>
                  <anim:animate smil:dur="0.5s" smil:fill="hold" smil:targetElement="id106" smil:attributeName="width" smil:values="width*0.05;width" smil:keyTimes="0;1"/>
                  <anim:animate smil:dur="0.5s" smil:fill="hold" smil:targetElement="id106" smil:attributeName="height" smil:values="height;height" smil:keyTimes="0;1"/>
                  <anim:animate smil:dur="0.5s" smil:fill="hold" smil:targetElement="id106" smil:attributeName="x" smil:values="x-.2;x" smil:keyTimes="0;1"/>
                  <anim:animate smil:dur="0.5s" smil:fill="hold" smil:targetElement="id106" smil:attributeName="y" smil:values="y;y" smil:keyTimes="0;1"/>
                  <anim:transitionFilter smil:dur="0.5s" smil:targetElement="id10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107" smil:attributeName="visibility" smil:to="visible"/>
                  <anim:animate smil:dur="0.25s" smil:fill="hold" smil:targetElement="id107" smil:attributeName="width" smil:values="width*0.05;width" smil:keyTimes="0;1"/>
                  <anim:animate smil:dur="0.25s" smil:fill="hold" smil:targetElement="id107" smil:attributeName="height" smil:values="height;height" smil:keyTimes="0;1"/>
                  <anim:animate smil:dur="0.25s" smil:fill="hold" smil:targetElement="id107" smil:attributeName="x" smil:values="x-.2;x" smil:keyTimes="0;1"/>
                  <anim:animate smil:dur="0.25s" smil:fill="hold" smil:targetElement="id107" smil:attributeName="y" smil:values="y;y" smil:keyTimes="0;1"/>
                  <anim:transitionFilter smil:dur="0.25s" smil:targetElement="id107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08" smil:attributeName="visibility" smil:to="visible"/>
                  <anim:animate smil:dur="0.5s" smil:fill="hold" smil:targetElement="id108" smil:attributeName="x" smil:values="x;x" smil:keyTimes="0;1"/>
                  <anim:animate smil:dur="0.5s" smil:fill="hold" smil:targetElement="id10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9" smil:attributeName="visibility" smil:to="visible"/>
                  <anim:animate smil:dur="0.5s" smil:fill="hold" smil:targetElement="id109" smil:attributeName="x" smil:values="x;x" smil:keyTimes="0;1"/>
                  <anim:animate smil:dur="0.5s" smil:fill="hold" smil:targetElement="id10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0" smil:attributeName="visibility" smil:to="visible"/>
                  <anim:animate smil:dur="0.5s" smil:fill="hold" smil:targetElement="id110" smil:attributeName="x" smil:values="x;x" smil:keyTimes="0;1"/>
                  <anim:animate smil:dur="0.5s" smil:fill="hold" smil:targetElement="id1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1" smil:attributeName="visibility" smil:to="visible"/>
                  <anim:animate smil:dur="0.5s" smil:fill="hold" smil:targetElement="id111" smil:attributeName="x" smil:values="x;x" smil:keyTimes="0;1"/>
                  <anim:animate smil:dur="0.5s" smil:fill="hold" smil:targetElement="id11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12" smil:attributeName="visibility" smil:to="visible"/>
                  <anim:animate smil:dur="0.5s" smil:fill="hold" smil:targetElement="id112" smil:attributeName="x" smil:values="x;x" smil:keyTimes="0;1"/>
                  <anim:animate smil:dur="0.5s" smil:fill="hold" smil:targetElement="id11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3T19">
        <office:forms form:automatic-focus="false" form:apply-design-mode="false"/>
        <draw:frame presentation:style-name="pr7" draw:text-style-name="P6" draw:layer="layout" svg:width="26.4cm" svg:height="14.172cm" svg:x="0.8cm" svg:y="0.628cm" presentation:class="title" presentation:user-transformed="true">
          <draw:text-box>
            <text:p xml:id="id113" text:id="id113" text:style-name="P6"><text:span text:style-name="T4"><text:tab/></text:span><text:span text:style-name="T4"> </text:span><text:span text:style-name="T4">Equation of the tangent at P is given by </text:span><text:span text:style-name="T21"><text:s/></text:span><text:span text:style-name="T21"><text:line-break/></text:span><text:span text:style-name="T21"><text:tab/></text:span><text:span text:style-name="T21"><text:line-break/></text:span><text:span text:style-name="T21"><text:tab/></text:span><text:span text:style-name="T21"><text:line-break/></text:span><text:span text:style-name="T21"><text:tab/></text:span><text:span text:style-name="T21"><text:line-break/></text:span><text:span text:style-name="T21"><text:tab/></text:span><text:span text:style-name="T21"><text:line-break/></text:span><text:span text:style-name="T21"><text:tab/></text:span><text:span text:style-name="T21"><text:line-break/></text:span><text:span text:style-name="T21"><text:tab/></text:span><text:span text:style-name="T21"><text:line-break/></text:span><text:span text:style-name="T21"><text:tab/></text:span><text:span text:style-name="T21"><text:line-break/></text:span><text:span text:style-name="T21"><text:tab/></text:span></text:p>
          </draw:text-box>
        </draw:frame>
        <draw:g xml:id="id114" draw:id="id114">
          <svg:title>TexMaths</svg:title>
          <svg:desc>26§display§y - \frac{3}{2\sqrt{2}} = - \frac{3}{2}\left( x - \frac{1}{\sqrt{2}} \right)§svg§600§FALSE§</svg:desc>
          <draw:polygon draw:style-name="gr2" draw:text-style-name="P8" draw:layer="layout" svg:width="10.392cm" svg:height="2.101cm" svg:x="2.405cm" svg:y="2.325cm" svg:viewBox="0 0 10393 2102" draw:points="5196,2102 0,2102 0,0 10393,0 10393,2102">
            <text:p/>
          </draw:polygon>
          <draw:path draw:style-name="gr3" draw:text-style-name="P9" draw:layer="layout" svg:width="0.423cm" svg:height="0.592cm" svg:x="2.386cm" svg:y="3.2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ath draw:style-name="gr3" draw:text-style-name="P9" draw:layer="layout" svg:width="0.559cm" svg:height="0.039cm" svg:x="3.118cm" svg:y="3.356cm" svg:viewBox="0 0 560 40" svg:d="M528 40c15 0 32 0 32-21 0-19-17-19-32-19h-497c-14 0-31 0-31 19 0 21 17 21 31 21z">
            <text:p/>
          </draw:path>
          <draw:path draw:style-name="gr3" draw:text-style-name="P9" draw:layer="layout" svg:width="0.38cm" svg:height="0.629cm" svg:x="4.714cm" svg:y="2.377cm" svg:viewBox="0 0 381 630" svg:d="M229 287c75-23 127-87 127-160 0-75-79-127-169-127-91 0-162 54-162 125 0 29 21 48 46 48 29 0 48-21 48-48 0-46-44-46-57-46 27-44 88-56 121-56 37 0 90 21 90 102 0 12-3 64-28 106-27 44-58 46-81 48-6 0-29 2-35 2-8 0-15 2-15 10 0 11 7 11 23 11h40c75 0 110 62 110 151 0 125-64 152-104 152-39 0-108-16-141-71 33 7 60-14 60-49 0-34-23-52-50-52-23 0-52 14-52 54 0 83 85 143 185 143 112 0 196-83 196-177 0-75-59-145-152-166z">
            <text:p/>
          </draw:path>
          <draw:polygon draw:style-name="gr3" draw:text-style-name="P9" draw:layer="layout" svg:width="1.676cm" svg:height="0.039cm" svg:x="4.067cm" svg:y="3.356cm" svg:viewBox="0 0 1677 40" draw:points="838,40 0,40 0,0 1677,0 1677,40">
            <text:p/>
          </draw:polygon>
          <draw:path draw:style-name="gr3" draw:text-style-name="P9" draw:layer="layout" svg:width="0.365cm" svg:height="0.61cm" svg:x="4.113cm" svg:y="3.724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8 81-9 9-69 9-88 9z">
            <text:p/>
          </draw:path>
          <draw:path draw:style-name="gr3" draw:text-style-name="P9" draw:layer="layout" svg:width="0.715cm" svg:height="0.914cm" svg:x="4.591cm" svg:y="3.539cm" svg:viewBox="0 0 716 915" svg:d="M289 819l-160-355c-6-15-13-15-15-15 0 0-6 0-14 6l-88 67c-12 8-12 12-12 15 0 4 2 10 8 10 7 0 23-13 32-21 6-4 20-14 29-21l181 395c6 15 12 15 20 15 13 0 15-4 23-17l416-861c7-14 7-16 7-18 0-11-9-19-19-19-8 0-15 4-21 19z">
            <text:p/>
          </draw:path>
          <draw:polygon draw:style-name="gr3" draw:text-style-name="P9" draw:layer="layout" svg:width="0.459cm" svg:height="0.039cm" svg:x="5.286cm" svg:y="3.539cm" svg:viewBox="0 0 460 40" draw:points="229,40 0,40 0,0 460,0 460,40">
            <text:p/>
          </draw:polygon>
          <draw:path draw:style-name="gr3" draw:text-style-name="P9" draw:layer="layout" svg:width="0.365cm" svg:height="0.61cm" svg:x="5.332cm" svg:y="3.724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8 81-9 9-69 9-88 9z">
            <text:p/>
          </draw:path>
          <draw:path draw:style-name="gr3" draw:text-style-name="P9" draw:layer="layout" svg:width="0.608cm" svg:height="0.215cm" svg:x="6.157cm" svg:y="3.269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559cm" svg:height="0.039cm" svg:x="7.145cm" svg:y="3.356cm" svg:viewBox="0 0 560 40" svg:d="M528 40c15 0 32 0 32-21 0-19-17-19-32-19h-497c-14 0-31 0-31 19 0 21 17 21 31 21z">
            <text:p/>
          </draw:path>
          <draw:path draw:style-name="gr3" draw:text-style-name="P9" draw:layer="layout" svg:width="0.38cm" svg:height="0.629cm" svg:x="7.93cm" svg:y="2.377cm" svg:viewBox="0 0 381 630" svg:d="M229 287c75-23 127-87 127-160 0-75-79-127-169-127-93 0-162 54-162 125 0 29 21 48 46 48 29 0 48-21 48-48 0-46-44-46-57-46 27-44 88-56 121-56 37 0 90 21 90 102 0 12-3 64-28 106-27 44-58 46-81 48-6 0-29 2-35 2-8 0-15 2-15 10 0 11 7 11 23 11h40c75 0 110 62 110 151 0 125-64 152-104 152-39 0-108-16-141-71 33 7 60-14 60-49 0-34-23-52-50-52-23 0-52 14-52 54 0 83 85 143 185 143 112 0 196-83 196-177 0-75-59-145-152-166z">
            <text:p/>
          </draw:path>
          <draw:polygon draw:style-name="gr3" draw:text-style-name="P9" draw:layer="layout" svg:width="0.459cm" svg:height="0.039cm" svg:x="7.89cm" svg:y="3.356cm" svg:viewBox="0 0 460 40" draw:points="229,40 0,40 0,0 460,0 460,40">
            <text:p/>
          </draw:polygon>
          <draw:path draw:style-name="gr3" draw:text-style-name="P9" draw:layer="layout" svg:width="0.365cm" svg:height="0.61cm" svg:x="7.936cm" svg:y="3.622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8 81-9 9-69 9-88 9z">
            <text:p/>
          </draw:path>
          <draw:path draw:style-name="gr3" draw:text-style-name="P9" draw:layer="layout" svg:width="0.45cm" svg:height="2.193cm" svg:x="8.799cm" svg:y="2.279cm" svg:viewBox="0 0 451 2194" svg:d="M451 2186c0-4-2-7-4-9-33-35-95-95-156-195-147-235-214-533-214-884 0-247 31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9" draw:layer="layout" svg:width="0.457cm" svg:height="0.415cm" svg:x="9.309cm" svg:y="3.2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4 0 146-119 146-141 0-9-9-9-11-9-8 0-10 2-12 9-29 99-94 120-123 120-35 0-50-29-50-60 0-21 6-40 17-81z">
            <text:p/>
          </draw:path>
          <draw:path draw:style-name="gr3" draw:text-style-name="P9" draw:layer="layout" svg:width="0.559cm" svg:height="0.039cm" svg:x="10.083cm" svg:y="3.356cm" svg:viewBox="0 0 560 40" svg:d="M528 40c15 0 32 0 32-21 0-19-17-19-32-19h-497c-14 0-31 0-31 19 0 21 17 21 31 21z">
            <text:p/>
          </draw:path>
          <draw:path draw:style-name="gr3" draw:text-style-name="P9" draw:layer="layout" svg:width="0.303cm" svg:height="0.61cm" svg:x="11.493cm" svg:y="2.377cm" svg:viewBox="0 0 304 611" svg:d="M189 23c0-21 0-23-23-23-56 58-137 58-166 58v29c19 0 73 0 121-25v477c0 33-2 43-86 43h-29v29c31-4 113-4 148-4 37 0 116 0 150 4v-29h-29c-84 0-86-10-86-43z">
            <text:p/>
          </draw:path>
          <draw:polygon draw:style-name="gr3" draw:text-style-name="P9" draw:layer="layout" svg:width="1.22cm" svg:height="0.039cm" svg:x="11.031cm" svg:y="3.356cm" svg:viewBox="0 0 1221 40" draw:points="609,40 0,40 0,0 1221,0 1221,40">
            <text:p/>
          </draw:polygon>
          <draw:path draw:style-name="gr3" draw:text-style-name="P9" draw:layer="layout" svg:width="0.715cm" svg:height="0.914cm" svg:x="11.098cm" svg:y="3.539cm" svg:viewBox="0 0 716 915" svg:d="M289 819l-160-355c-6-15-13-15-15-15 0 0-6 0-14 6l-88 67c-12 8-12 12-12 15 0 4 2 10 8 10 7 0 23-13 32-21 6-4 20-14 31-21l179 395c6 15 12 15 20 15 13 0 15-4 23-17l416-861c7-14 7-16 7-18 0-11-9-19-19-19-8 0-15 4-21 19z">
            <text:p/>
          </draw:path>
          <draw:polygon draw:style-name="gr3" draw:text-style-name="P9" draw:layer="layout" svg:width="0.459cm" svg:height="0.039cm" svg:x="11.793cm" svg:y="3.539cm" svg:viewBox="0 0 460 40" draw:points="229,40 0,40 0,0 460,0 460,40">
            <text:p/>
          </draw:polygon>
          <draw:path draw:style-name="gr3" draw:text-style-name="P9" draw:layer="layout" svg:width="0.365cm" svg:height="0.61cm" svg:x="11.838cm" svg:y="3.724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21 81-6 9-66 9-85 9z">
            <text:p/>
          </draw:path>
          <draw:path draw:style-name="gr3" draw:text-style-name="P9" draw:layer="layout" svg:width="0.45cm" svg:height="2.193cm" svg:x="12.392cm" svg:y="2.279cm" svg:viewBox="0 0 451 2194" svg:d="M451 1098c0-360-83-722-316-996-19-21-52-58-89-92-13-10-15-10-27-10-11 0-19 0-19 8 0 4 4 9 6 11 31 33 94 93 154 193 148 235 217 533 217 884 0 247-34 564-186 836-72 131-149 206-187 245-2 2-4 5-4 9 0 8 8 8 19 8 12 0 14 0 29-15 308-278 403-696 403-1081z">
            <text:p/>
          </draw:path>
        </draw:g>
        <draw:g xml:id="id115" draw:id="id115">
          <svg:title>TexMaths</svg:title>
          <svg:desc>26§display§y - \frac{3}{2\sqrt{2}} =  -\frac{3x}{2} + \frac{3}{2\sqrt{2}}
§svg§600§FALSE§</svg:desc>
          <draw:polygon draw:style-name="gr2" draw:text-style-name="P8" draw:layer="layout" svg:width="9.433cm" svg:height="1.985cm" svg:x="2.407cm" svg:y="4.926cm" svg:viewBox="0 0 9434 1986" draw:points="4716,1986 0,1986 0,0 9434,0 9434,1986">
            <text:p/>
          </draw:polygon>
          <draw:path draw:style-name="gr3" draw:text-style-name="P9" draw:layer="layout" svg:width="0.423cm" svg:height="0.592cm" svg:x="2.388cm" svg:y="5.703cm" svg:viewBox="0 0 424 593" svg:d="M420 56c4-12 4-14 4-21 0-16-14-25-27-25-10 0-25 5-33 19-2 4-8 33-12 50-7 23-13 48-19 73l-42 166c-2 13-41 77-102 77-48 0-58-39-58-75 0-41 17-98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30-25-34-33-34-21 0-52 15-52 61 0 45 41 79 97 79 96 0 190-84 215-188z">
            <text:p/>
          </draw:path>
          <draw:path draw:style-name="gr3" draw:text-style-name="P9" draw:layer="layout" svg:width="0.559cm" svg:height="0.039cm" svg:x="3.12cm" svg:y="5.859cm" svg:viewBox="0 0 560 40" svg:d="M528 40c15 0 32 0 32-21 0-19-17-19-32-19h-497c-14 0-31 0-31 19 0 21 17 21 31 21z">
            <text:p/>
          </draw:path>
          <draw:path draw:style-name="gr3" draw:text-style-name="P9" draw:layer="layout" svg:width="0.38cm" svg:height="0.629cm" svg:x="4.716cm" svg:y="4.88cm" svg:viewBox="0 0 381 630" svg:d="M229 287c75-23 127-87 127-160 0-75-79-127-169-127-91 0-162 54-162 125 0 29 21 48 46 48 29 0 48-21 48-48 0-46-44-46-57-46 27-44 88-56 121-56 37 0 90 21 90 102 0 12-3 64-28 106-27 43-58 46-81 48-6 0-29 2-35 2-8 0-15 2-15 10 0 10 7 10 23 10h40c75 0 110 63 110 152 0 125-64 152-104 152-39 0-108-17-141-71 33 7 60-14 60-50 0-33-23-52-50-52-23 0-52 15-52 55 0 83 85 143 185 143 112 0 196-83 196-177 0-75-59-145-152-166z">
            <text:p/>
          </draw:path>
          <draw:polygon draw:style-name="gr3" draw:text-style-name="P9" draw:layer="layout" svg:width="1.676cm" svg:height="0.039cm" svg:x="4.069cm" svg:y="5.859cm" svg:viewBox="0 0 1677 40" draw:points="838,40 0,40 0,0 1677,0 1677,40">
            <text:p/>
          </draw:polygon>
          <draw:path draw:style-name="gr3" draw:text-style-name="P9" draw:layer="layout" svg:width="0.365cm" svg:height="0.61cm" svg:x="4.115cm" svg:y="6.225cm" svg:viewBox="0 0 366 611" svg:d="M71 541l97-96c144-127 198-175 198-266 0-106-81-179-193-179-104 0-173 85-173 166 0 50 46 50 48 50 16 0 48-10 48-48 0-22-17-47-48-47-8 0-8 0-13 2 21-61 71-94 125-94 83 0 123 73 123 150 0 73-46 145-96 201l-177 196c-10 10-10 12-10 35h341l25-160h-23c-4 27-10 69-18 81-9 9-69 9-88 9z">
            <text:p/>
          </draw:path>
          <draw:path draw:style-name="gr3" draw:text-style-name="P9" draw:layer="layout" svg:width="0.715cm" svg:height="0.914cm" svg:x="4.593cm" svg:y="6.042cm" svg:viewBox="0 0 716 915" svg:d="M289 819l-160-355c-6-15-13-15-15-15 0 0-6 0-14 6l-88 67c-12 8-12 12-12 14 0 5 2 11 8 11 7 0 23-13 32-21 6-4 20-15 29-21l181 395c6 15 12 15 20 15 13 0 15-4 23-17l416-861c7-14 7-16 7-18 0-11-9-19-19-19-8 0-15 4-21 19z">
            <text:p/>
          </draw:path>
          <draw:polygon draw:style-name="gr3" draw:text-style-name="P9" draw:layer="layout" svg:width="0.459cm" svg:height="0.039cm" svg:x="5.288cm" svg:y="6.042cm" svg:viewBox="0 0 460 40" draw:points="229,40 0,40 0,0 460,0 460,40">
            <text:p/>
          </draw:polygon>
          <draw:path draw:style-name="gr3" draw:text-style-name="P9" draw:layer="layout" svg:width="0.365cm" svg:height="0.61cm" svg:x="5.334cm" svg:y="6.225cm" svg:viewBox="0 0 366 611" svg:d="M71 541l97-96c144-127 198-175 198-266 0-106-81-179-193-179-104 0-173 85-173 166 0 50 46 50 48 50 16 0 48-10 48-48 0-22-17-47-48-47-8 0-8 0-13 2 21-61 71-94 125-94 83 0 123 73 123 150 0 73-46 145-96 201l-177 196c-10 10-10 12-10 35h341l25-160h-23c-4 27-10 69-18 81-9 9-69 9-88 9z">
            <text:p/>
          </draw:path>
          <draw:path draw:style-name="gr3" draw:text-style-name="P9" draw:layer="layout" svg:width="0.608cm" svg:height="0.215cm" svg:x="6.159cm" svg:y="5.772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559cm" svg:height="0.039cm" svg:x="7.147cm" svg:y="5.859cm" svg:viewBox="0 0 560 40" svg:d="M528 40c15 0 32 0 32-21 0-19-17-19-32-19h-497c-14 0-31 0-31 19 0 21 17 21 31 21z">
            <text:p/>
          </draw:path>
          <draw:path draw:style-name="gr3" draw:text-style-name="P9" draw:layer="layout" svg:width="0.38cm" svg:height="0.629cm" svg:x="7.932cm" svg:y="4.88cm" svg:viewBox="0 0 381 630" svg:d="M229 287c75-23 127-87 127-160 0-75-79-127-169-127-93 0-162 54-162 125 0 29 21 48 46 48 29 0 48-21 48-48 0-46-44-46-57-46 27-44 88-56 121-56 37 0 90 21 90 102 0 12-3 64-28 106-27 43-58 46-81 48-6 0-29 2-35 2-8 0-15 2-15 10 0 10 7 10 23 10h40c75 0 110 63 110 152 0 125-64 152-104 152-39 0-108-17-141-71 33 7 60-14 60-50 0-33-23-52-50-52-23 0-52 15-52 55 0 83 85 143 185 143 112 0 196-83 196-177 0-75-59-145-152-166z">
            <text:p/>
          </draw:path>
          <draw:path draw:style-name="gr3" draw:text-style-name="P9" draw:layer="layout" svg:width="0.457cm" svg:height="0.415cm" svg:x="8.377cm" svg:y="5.084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8-15 59-48 96-88 96-6 0-27 0-45-10 22-7 43-25 43-50s-21-34-35-34c-27 0-50 25-50 55 0 41 46 60 85 60 63 0 94-65 98-71 10 35 44 71 98 71 96 0 148-119 148-142 0-8-9-8-11-8-8 0-10 2-12 8-32 100-94 121-123 121-35 0-50-29-50-60 0-21 6-40 17-81z">
            <text:p/>
          </draw:path>
          <draw:polygon draw:style-name="gr3" draw:text-style-name="P9" draw:layer="layout" svg:width="0.981cm" svg:height="0.039cm" svg:x="7.892cm" svg:y="5.859cm" svg:viewBox="0 0 982 40" draw:points="491,40 0,40 0,0 982,0 982,40">
            <text:p/>
          </draw:polygon>
          <draw:path draw:style-name="gr3" draw:text-style-name="P9" draw:layer="layout" svg:width="0.365cm" svg:height="0.61cm" svg:x="8.2cm" svg:y="6.125cm" svg:viewBox="0 0 366 611" svg:d="M71 541l97-96c144-127 198-175 198-266 0-106-81-179-193-179-104 0-173 85-173 166 0 50 46 50 48 50 16 0 48-10 48-48 0-22-17-47-48-47-8 0-8 0-13 2 21-61 71-94 125-94 83 0 123 73 123 150 0 73-46 145-96 201l-177 196c-10 10-10 12-10 35h341l25-160h-23c-4 27-10 69-18 81-9 9-69 9-88 9z">
            <text:p/>
          </draw:path>
          <draw:path draw:style-name="gr3" draw:text-style-name="P9" draw:layer="layout" svg:width="0.608cm" svg:height="0.61cm" svg:x="9.236cm" svg:y="5.574cm" svg:viewBox="0 0 609 611" svg:d="M325 324h255c13 0 29 0 29-18 0-19-16-19-29-19h-255v-256c0-14 0-31-19-31s-19 17-19 31v256h-256c-14 0-31 0-31 19 0 18 17 18 31 18h256v256c0 13 0 31 19 31s19-18 19-31z">
            <text:p/>
          </draw:path>
          <draw:path draw:style-name="gr3" draw:text-style-name="P9" draw:layer="layout" svg:width="0.38cm" svg:height="0.629cm" svg:x="10.856cm" svg:y="4.88cm" svg:viewBox="0 0 381 630" svg:d="M229 287c75-23 127-87 127-160 0-75-79-127-169-127-93 0-162 54-162 125 0 29 21 48 46 48 29 0 48-21 48-48 0-46-44-46-57-46 27-44 88-56 121-56 37 0 90 21 90 102 0 12-3 64-28 106-27 43-58 46-81 48-6 0-29 2-35 2-8 0-15 2-15 10 0 10 7 10 23 10h40c75 0 110 63 110 152 0 125-64 152-104 152-39 0-108-17-141-71 33 7 60-14 60-50 0-33-23-52-50-52-23 0-52 15-52 55 0 83 85 143 185 143 112 0 196-83 196-177 0-75-59-145-152-166z">
            <text:p/>
          </draw:path>
          <draw:polygon draw:style-name="gr3" draw:text-style-name="P9" draw:layer="layout" svg:width="1.676cm" svg:height="0.039cm" svg:x="10.207cm" svg:y="5.859cm" svg:viewBox="0 0 1677 40" draw:points="838,40 0,40 0,0 1677,0 1677,40">
            <text:p/>
          </draw:polygon>
          <draw:path draw:style-name="gr3" draw:text-style-name="P9" draw:layer="layout" svg:width="0.365cm" svg:height="0.61cm" svg:x="10.253cm" svg:y="6.225cm" svg:viewBox="0 0 366 611" svg:d="M71 541l97-96c144-127 198-175 198-266 0-106-81-179-193-179-104 0-173 85-173 166 0 50 46 50 48 50 16 0 48-10 48-48 0-22-17-47-48-47-8 0-8 0-13 2 21-61 71-94 125-94 83 0 123 73 123 150 0 73-46 145-96 201l-177 196c-10 10-10 12-10 35h341l25-160h-23c-4 27-10 69-18 81-9 9-69 9-88 9z">
            <text:p/>
          </draw:path>
          <draw:path draw:style-name="gr3" draw:text-style-name="P9" draw:layer="layout" svg:width="0.715cm" svg:height="0.914cm" svg:x="10.732cm" svg:y="6.042cm" svg:viewBox="0 0 716 915" svg:d="M289 819l-160-355c-6-15-13-15-15-15 0 0-6 0-14 6l-88 67c-12 8-12 12-12 14 0 5 2 11 8 11 7 0 23-13 32-21 6-4 20-15 29-21l181 395c6 15 12 15 20 15 13 0 15-4 23-17l416-861c7-14 7-16 7-18 0-11-9-19-19-19-8 0-15 4-21 19z">
            <text:p/>
          </draw:path>
          <draw:polygon draw:style-name="gr3" draw:text-style-name="P9" draw:layer="layout" svg:width="0.459cm" svg:height="0.039cm" svg:x="11.426cm" svg:y="6.042cm" svg:viewBox="0 0 460 40" draw:points="229,40 0,40 0,0 460,0 460,40">
            <text:p/>
          </draw:polygon>
          <draw:path draw:style-name="gr3" draw:text-style-name="P9" draw:layer="layout" svg:width="0.365cm" svg:height="0.61cm" svg:x="11.472cm" svg:y="6.225cm" svg:viewBox="0 0 366 611" svg:d="M71 541l97-96c144-127 198-175 198-266 0-106-81-179-193-179-104 0-173 85-173 166 0 50 46 50 48 50 16 0 48-10 48-48 0-22-17-47-48-47-8 0-8 0-13 2 21-61 71-94 125-94 83 0 123 73 123 150 0 73-46 145-96 201l-177 196c-10 10-10 12-10 35h341l25-160h-23c-4 27-10 69-18 81-9 9-69 9-88 9z">
            <text:p/>
          </draw:path>
        </draw:g>
        <draw:g xml:id="id116" draw:id="id116">
          <svg:title>TexMaths</svg:title>
          <svg:desc>26§display§\frac{3x}{2} + y - \frac{3}{\sqrt{2}} =  0§svg§600§FALSE§</svg:desc>
          <draw:polygon draw:style-name="gr2" draw:text-style-name="P8" draw:layer="layout" svg:width="6.787cm" svg:height="1.985cm" svg:x="2.435cm" svg:y="7.427cm" svg:viewBox="0 0 6788 1986" draw:points="3394,1986 0,1986 0,0 6788,0 6788,1986">
            <text:p/>
          </draw:polygon>
          <draw:path draw:style-name="gr3" draw:text-style-name="P9" draw:layer="layout" svg:width="0.38cm" svg:height="0.629cm" svg:x="2.426cm" svg:y="7.381cm" svg:viewBox="0 0 381 630" svg:d="M229 287c75-23 127-87 127-160 0-75-79-127-169-127-93 0-162 54-162 125 0 29 21 48 46 48 29 0 48-21 48-48 0-46-44-46-57-46 27-44 88-56 121-56 37 0 89 21 89 102 0 12-2 64-27 106-27 43-58 46-81 48-6 0-29 2-35 2-8 0-15 2-15 10 0 10 7 10 23 10h40c75 0 110 63 110 152 0 125-64 152-104 152-39 0-108-17-141-71 33 7 60-14 60-50 0-33-23-52-50-52-23 0-52 15-52 55 0 83 85 143 185 143 112 0 196-83 196-177 0-75-59-145-152-166z">
            <text:p/>
          </draw:path>
          <draw:path draw:style-name="gr3" draw:text-style-name="P9" draw:layer="layout" svg:width="0.457cm" svg:height="0.415cm" svg:x="2.872cm" svg:y="7.585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4-35-34c-27 0-50 25-50 55 0 41 46 60 85 60 63 0 96-65 98-71 10 35 44 71 98 71 95 0 147-119 147-142 0-8-8-8-10-8-8 0-10 2-12 8-30 100-94 121-123 121-36 0-50-29-50-60 0-21 6-40 17-81z">
            <text:p/>
          </draw:path>
          <draw:polygon draw:style-name="gr3" draw:text-style-name="P9" draw:layer="layout" svg:width="0.981cm" svg:height="0.039cm" svg:x="2.389cm" svg:y="8.36cm" svg:viewBox="0 0 982 40" draw:points="491,40 0,40 0,0 982,0 982,40">
            <text:p/>
          </draw:polygon>
          <draw:path draw:style-name="gr3" draw:text-style-name="P9" draw:layer="layout" svg:width="0.365cm" svg:height="0.61cm" svg:x="2.697cm" svg:y="8.626cm" svg:viewBox="0 0 366 611" svg:d="M71 541l97-96c144-127 198-175 198-266 0-106-81-179-193-179-104 0-173 85-173 166 0 50 46 50 48 50 16 0 48-10 48-48 0-22-17-47-48-47-8 0-8 0-13 2 21-61 71-94 125-94 83 0 123 73 123 150 0 73-46 145-96 201l-177 196c-10 10-10 12-10 35h341l25-160h-23c-4 27-10 69-19 81-8 9-68 9-87 9z">
            <text:p/>
          </draw:path>
          <draw:path draw:style-name="gr3" draw:text-style-name="P9" draw:layer="layout" svg:width="0.608cm" svg:height="0.61cm" svg:x="3.733cm" svg:y="8.075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9" draw:layer="layout" svg:width="0.423cm" svg:height="0.592cm" svg:x="4.621cm" svg:y="8.204cm" svg:viewBox="0 0 424 593" svg:d="M420 56c4-12 4-14 4-21 0-16-14-25-27-25-10 0-25 5-33 19-2 4-8 33-13 50-6 23-12 48-18 73l-42 166c-2 13-41 77-104 77-46 0-56-39-56-75 0-41 17-98 48-179 14-37 16-47 16-66 0-42-29-75-74-75-88 0-121 133-121 141 0 9 8 9 10 9 11 0 11-2 15-17 25-85 62-112 94-112 6 0 22 0 22 29 0 23-8 46-16 64-36 96-52 150-52 192 0 81 58 110 112 110 35 0 67-17 92-42-11 48-23 92-59 142-25 31-60 58-102 58-12 0-54-4-68-40 14 0 25 0 37-10 11-8 19-21 19-37 0-30-25-34-33-34-21 0-52 15-52 61 0 45 41 79 97 79 96 0 190-84 215-188z">
            <text:p/>
          </draw:path>
          <draw:path draw:style-name="gr3" draw:text-style-name="P9" draw:layer="layout" svg:width="0.558cm" svg:height="0.039cm" svg:x="5.355cm" svg:y="8.36cm" svg:viewBox="0 0 559 40" svg:d="M528 40c15 0 31 0 31-21 0-19-16-19-31-19h-497c-14 0-31 0-31 19 0 21 17 21 31 21z">
            <text:p/>
          </draw:path>
          <draw:path draw:style-name="gr3" draw:text-style-name="P9" draw:layer="layout" svg:width="0.38cm" svg:height="0.629cm" svg:x="6.721cm" svg:y="7.381cm" svg:viewBox="0 0 381 630" svg:d="M229 287c75-23 127-87 127-160 0-75-81-127-169-127-93 0-162 54-162 125 0 29 21 48 46 48 29 0 48-21 48-48 0-46-44-46-57-46 27-44 88-56 121-56 37 0 89 21 89 102 0 12-2 64-27 106-27 43-58 46-81 48-6 0-29 2-35 2-8 0-15 2-15 10 0 10 7 10 23 10h40c75 0 110 63 110 152 0 125-64 152-104 152-39 0-108-17-141-71 33 7 60-14 60-50 0-33-23-52-50-52-23 0-52 15-52 55 0 83 85 143 185 143 112 0 196-83 196-177 0-75-59-145-152-166z">
            <text:p/>
          </draw:path>
          <draw:polygon draw:style-name="gr3" draw:text-style-name="P9" draw:layer="layout" svg:width="1.22cm" svg:height="0.039cm" svg:x="6.301cm" svg:y="8.36cm" svg:viewBox="0 0 1221 40" draw:points="609,40 0,40 0,0 1221,0 1221,40">
            <text:p/>
          </draw:polygon>
          <draw:path draw:style-name="gr3" draw:text-style-name="P9" draw:layer="layout" svg:width="0.714cm" svg:height="0.914cm" svg:x="6.368cm" svg:y="8.543cm" svg:viewBox="0 0 715 915" svg:d="M289 819l-160-355c-6-15-13-15-15-15 0 0-6 0-14 6l-88 67c-12 8-12 12-12 14 0 5 2 11 8 11 7 0 23-13 32-21 6-4 20-15 29-21l181 395c6 15 12 15 20 15 13 0 15-4 23-17l416-861c6-14 6-16 6-18 0-11-8-19-18-19-9 0-15 4-21 19z">
            <text:p/>
          </draw:path>
          <draw:polygon draw:style-name="gr3" draw:text-style-name="P9" draw:layer="layout" svg:width="0.459cm" svg:height="0.039cm" svg:x="7.062cm" svg:y="8.543cm" svg:viewBox="0 0 460 40" draw:points="229,40 0,40 0,0 460,0 460,40">
            <text:p/>
          </draw:polygon>
          <draw:path draw:style-name="gr3" draw:text-style-name="P9" draw:layer="layout" svg:width="0.365cm" svg:height="0.61cm" svg:x="7.108cm" svg:y="8.726cm" svg:viewBox="0 0 366 611" svg:d="M71 541l97-96c144-127 198-175 198-266 0-106-81-179-193-179-104 0-173 85-173 166 0 50 46 50 48 50 16 0 48-10 48-48 0-22-17-47-48-47-8 0-8 0-13 2 21-61 71-94 125-94 83 0 123 73 123 150 0 73-46 145-96 201l-177 196c-10 10-10 12-10 35h341l25-160h-23c-4 27-10 69-19 81-8 9-68 9-87 9z">
            <text:p/>
          </draw:path>
          <draw:path draw:style-name="gr3" draw:text-style-name="P9" draw:layer="layout" svg:width="0.608cm" svg:height="0.215cm" svg:x="7.934cm" svg:y="8.273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386cm" svg:height="0.629cm" svg:x="8.884cm" svg:y="7.998cm" svg:viewBox="0 0 387 630" svg:d="M387 318c0-75-4-148-38-216-41-87-116-102-156-102-54 0-122 23-160 108-29 65-33 135-33 210 0 69 4 150 42 220 39 73 106 92 151 92 50 0 119-19 161-106 29-62 33-135 33-206zM193 611c-35 0-91-23-106-112-10-54-10-139-10-193 0-59 0-119 6-169 19-108 88-116 110-116 30 0 92 16 109 106 8 52 8 120 8 179 0 68 0 131-11 189-12 87-64 116-106 116z">
            <text:p/>
          </draw:path>
        </draw:g>
        <draw:g xml:id="id117" draw:id="id117">
          <svg:title>TexMaths</svg:title>
          <svg:desc>28§display§\text { i.e. } 3\sqrt{2}x + 2\sqrt{2}y - 6  = 0§svg§600§FALSE§</svg:desc>
          <draw:polygon draw:style-name="gr2" draw:text-style-name="P8" draw:layer="layout" svg:width="10.947cm" svg:height="1.004cm" svg:x="2.256cm" svg:y="9.941cm" svg:viewBox="0 0 10948 1005" draw:points="5474,1005 0,1005 0,0 10948,0 10948,1005">
            <text:p/>
          </draw:polygon>
          <draw:path draw:style-name="gr3" draw:text-style-name="P9" draw:layer="layout" svg:width="0.212cm" svg:height="0.659cm" svg:x="2.238cm" svg:y="10.136cm" svg:viewBox="0 0 213 660" svg:d="M143 224l-139 11v31c65 0 74 5 74 54v264c0 45-11 45-78 45v31c31-2 85-2 110-2 33 0 69 0 103 2v-31c-65 0-70-5-70-43zM148 51c0-31-25-51-54-51-31 0-51 27-51 51 0 27 20 54 51 54 29 0 54-22 54-54z">
            <text:p/>
          </draw:path>
          <draw:path draw:style-name="gr3" draw:text-style-name="P9" draw:layer="layout" svg:width="0.107cm" svg:height="0.106cm" svg:x="2.565cm" svg:y="10.688cm" svg:viewBox="0 0 108 107" svg:d="M108 54c0-29-25-54-54-54s-54 25-54 54 25 53 54 53 54-24 54-53z">
            <text:p/>
          </draw:path>
          <draw:path draw:style-name="gr3" draw:text-style-name="P9" draw:layer="layout" svg:width="0.382cm" svg:height="0.453cm" svg:x="2.78cm" svg:y="10.353cm" svg:viewBox="0 0 383 454" svg:d="M83 195c7-148 89-173 123-173 101 0 112 132 112 173zM83 215h275c23 0 25 0 25-20 0-99-54-195-177-195-114 0-206 101-206 226 0 132 103 228 217 228 121 0 166-109 166-130 0-9-9-11-13-11-9 0-12 7-12 14-35 103-125 103-134 103-49 0-90-32-112-68-29-47-29-111-29-147z">
            <text:p/>
          </draw:path>
          <draw:path draw:style-name="gr3" draw:text-style-name="P9" draw:layer="layout" svg:width="0.107cm" svg:height="0.106cm" svg:x="3.275cm" svg:y="10.688cm" svg:viewBox="0 0 108 107" svg:d="M108 54c0-29-25-54-54-54s-54 25-54 54 25 53 54 53 54-24 54-53z">
            <text:p/>
          </draw:path>
          <draw:path draw:style-name="gr3" draw:text-style-name="P9" draw:layer="layout" svg:width="0.409cm" svg:height="0.677cm" svg:x="3.942cm" svg:y="10.138cm" svg:viewBox="0 0 410 678" svg:d="M246 309c81-25 137-94 137-173 0-80-85-136-181-136-99 0-175 58-175 134 0 32 22 52 49 52 32 0 52-23 52-52 0-49-47-49-61-49 29-47 94-60 130-60 40 0 96 22 96 109 0 14-2 70-29 114-29 47-62 50-87 52-7 0-31 2-38 2-9 0-16 2-16 11 0 11 7 11 25 11h42c81 0 119 68 119 164 0 134-69 163-112 163-42 0-116-18-152-76 36 7 65-16 65-54 0-36-25-56-54-56-25 0-56 16-56 59 0 89 92 154 199 154 121 0 211-90 211-190 0-81-63-157-164-179z">
            <text:p/>
          </draw:path>
          <draw:path draw:style-name="gr3" draw:text-style-name="P9" draw:layer="layout" svg:width="0.769cm" svg:height="0.983cm" svg:x="4.464cm" svg:y="9.892cm" svg:viewBox="0 0 770 984" svg:d="M311 882l-172-383c-7-16-14-16-16-16 0 0-7 0-15 7l-95 72c-13 9-13 13-13 15 0 5 2 11 9 11s25-13 34-22c6-4 22-16 31-22l195 425c6 15 13 15 22 15 14 0 16-4 25-17l448-927c6-15 6-18 6-20 0-11-8-20-20-20-9 0-15 4-22 20z">
            <text:p/>
          </draw:path>
          <draw:polygon draw:style-name="gr3" draw:text-style-name="P9" draw:layer="layout" svg:width="0.494cm" svg:height="0.042cm" svg:x="5.212cm" svg:y="9.892cm" svg:viewBox="0 0 495 43" draw:points="246,43 0,43 0,0 495,0 495,43">
            <text:p/>
          </draw:polygon>
          <draw:path draw:style-name="gr3" draw:text-style-name="P9" draw:layer="layout" svg:width="0.393cm" svg:height="0.657cm" svg:x="5.262cm" svg:y="10.138cm" svg:viewBox="0 0 394 658" svg:d="M76 582l105-103c155-137 213-188 213-287 0-114-87-192-208-192-112 0-186 92-186 179 0 54 49 54 52 54 17 0 51-12 51-52 0-24-18-51-51-51-9 0-9 0-14 2 22-65 76-101 134-101 90 0 133 79 133 161 0 79-50 157-103 217l-191 211c-11 11-11 13-11 38h367l27-173h-24c-5 30-12 74-21 88-9 9-74 9-94 9z">
            <text:p/>
          </draw:path>
          <draw:path draw:style-name="gr3" draw:text-style-name="P9" draw:layer="layout" svg:width="0.492cm" svg:height="0.446cm" svg:x="5.734cm" svg:y="10.357cm" svg:viewBox="0 0 493 447" svg:d="M302 139c5-27 27-117 97-117 6 0 29 0 49 12-27 6-47 31-47 53 0 16 11 36 38 36 22 0 54-18 54-58 0-52-58-65-92-65-58 0-92 51-105 76-25-67-77-76-106-76-103 0-159 128-159 152 0 9 9 9 12 9 9 0 11 0 13-9 34-105 99-130 132-130 18 0 54 9 54 65 0 32-18 99-54 235-16 63-51 103-94 103-7 0-29 0-49-11 24-7 47-27 47-54s-23-36-38-36c-29 0-54 27-54 59 0 44 49 64 92 64 67 0 103-69 105-76 11 38 47 76 105 76 103 0 159-127 159-152 0-9-9-9-11-9-9 0-11 3-13 9-32 108-101 130-132 130-38 0-54-31-54-65 0-22 7-42 18-87z">
            <text:p/>
          </draw:path>
          <draw:path draw:style-name="gr3" draw:text-style-name="P9" draw:layer="layout" svg:width="0.655cm" svg:height="0.657cm" svg:x="6.541cm" svg:y="10.219cm" svg:viewBox="0 0 656 658" svg:d="M349 349h276c13 0 31 0 31-20s-18-20-31-20h-276v-275c0-16 0-34-20-34s-20 18-20 34v275h-275c-16 0-34 0-34 20s18 20 34 20h275v275c0 14 0 34 20 34s20-20 20-34z">
            <text:p/>
          </draw:path>
          <draw:path draw:style-name="gr3" draw:text-style-name="P9" draw:layer="layout" svg:width="0.393cm" svg:height="0.657cm" svg:x="7.519cm" svg:y="10.138cm" svg:viewBox="0 0 394 658" svg:d="M76 582l105-103c155-137 213-188 213-287 0-114-87-192-208-192-112 0-186 92-186 179 0 54 49 54 52 54 17 0 51-12 51-52 0-24-18-51-51-51-9 0-9 0-14 2 22-65 76-101 134-101 90 0 133 79 133 161 0 79-50 157-103 217l-191 211c-11 11-11 13-11 38h367l27-173h-24c-5 30-12 74-23 88-7 9-72 9-92 9z">
            <text:p/>
          </draw:path>
          <draw:path draw:style-name="gr3" draw:text-style-name="P9" draw:layer="layout" svg:width="0.769cm" svg:height="0.983cm" svg:x="8.034cm" svg:y="9.892cm" svg:viewBox="0 0 770 984" svg:d="M311 882l-172-383c-7-16-14-16-16-16 0 0-7 0-15 7l-95 72c-13 9-13 13-13 15 0 5 2 11 9 11s25-13 34-22c6-4 22-16 31-22l195 425c6 15 13 15 22 15 14 0 16-4 25-17l448-927c6-15 6-18 6-20 0-11-8-20-20-20-9 0-15 4-22 20z">
            <text:p/>
          </draw:path>
          <draw:polygon draw:style-name="gr3" draw:text-style-name="P9" draw:layer="layout" svg:width="0.494cm" svg:height="0.042cm" svg:x="8.782cm" svg:y="9.892cm" svg:viewBox="0 0 495 43" draw:points="246,43 0,43 0,0 495,0 495,43">
            <text:p/>
          </draw:polygon>
          <draw:path draw:style-name="gr3" draw:text-style-name="P9" draw:layer="layout" svg:width="0.393cm" svg:height="0.657cm" svg:x="8.832cm" svg:y="10.138cm" svg:viewBox="0 0 394 658" svg:d="M76 582l105-103c155-137 213-188 213-287 0-114-87-192-208-192-112 0-186 92-186 179 0 54 49 54 52 54 17 0 51-12 51-52 0-24-18-51-51-51-9 0-9 0-14 2 22-65 76-101 134-101 90 0 133 79 133 161 0 79-50 157-103 217l-191 211c-11 11-11 13-11 38h367l27-173h-24c-5 30-12 74-21 88-9 9-74 9-94 9z">
            <text:p/>
          </draw:path>
          <draw:path draw:style-name="gr3" draw:text-style-name="P9" draw:layer="layout" svg:width="0.456cm" svg:height="0.637cm" svg:x="9.302cm" svg:y="10.357cm" svg:viewBox="0 0 457 638" svg:d="M452 60c5-13 5-15 5-22 0-18-16-27-29-27-11 0-27 5-36 20-2 5-9 36-13 54-7 25-14 51-21 78l-44 179c-3 14-45 83-110 83-52 0-63-42-63-80 0-45 18-106 52-193 15-40 18-51 18-71 0-45-32-81-81-81-94 0-130 143-130 152s9 9 11 9c11 0 11-2 16-18 27-92 67-121 101-121 6 0 24 0 24 32 0 24-9 49-18 69-38 103-56 161-56 206 0 87 63 118 121 118 38 0 72-17 99-44-11 51-25 98-63 152-27 33-65 63-110 63-13 0-58-5-73-43 15 0 26 0 42-11 9-9 18-23 18-40 0-32-27-36-36-36-22 0-56 15-56 65 0 49 45 85 105 85 103 0 204-90 231-202z">
            <text:p/>
          </draw:path>
          <draw:path draw:style-name="gr3" draw:text-style-name="P9" draw:layer="layout" svg:width="0.601cm" svg:height="0.042cm" svg:x="10.093cm" svg:y="10.527cm" svg:viewBox="0 0 602 43" svg:d="M569 43c16 0 33 0 33-23 0-20-17-20-33-20h-535c-16 0-34 0-34 20 0 23 18 23 34 23z">
            <text:p/>
          </draw:path>
          <draw:path draw:style-name="gr3" draw:text-style-name="P9" draw:layer="layout" svg:width="0.409cm" svg:height="0.677cm" svg:x="11.036cm" svg:y="10.138cm" svg:viewBox="0 0 410 678" svg:d="M90 333v-24c0-249 123-284 172-284 25 0 65 6 87 40-15 0-53 0-53 42 0 32 22 47 44 47 16 0 45-9 45-47 0-60-42-107-125-107-126 0-260 128-260 345 0 264 114 333 206 333 110 0 204-92 204-222 0-125-87-221-197-221-67 0-103 51-123 98zM206 651c-60 0-92-60-96-74-18-47-18-125-18-143 0-76 31-177 121-177 15 0 60 0 92 63 18 36 18 87 18 134s0 96-18 132c-30 61-74 65-99 65z">
            <text:p/>
          </draw:path>
          <draw:path draw:style-name="gr3" draw:text-style-name="P9" draw:layer="layout" svg:width="0.655cm" svg:height="0.232cm" svg:x="11.815cm" svg:y="10.431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9" draw:layer="layout" svg:width="0.416cm" svg:height="0.677cm" svg:x="12.836cm" svg:y="10.138cm" svg:viewBox="0 0 417 678" svg:d="M417 342c0-80-5-159-41-232-45-94-125-110-168-110-58 0-132 25-172 116-32 70-36 146-36 226 0 74 4 161 45 237 42 79 114 99 163 99 54 0 128-20 173-114 31-67 36-146 36-222zM208 658c-38 0-98-25-114-121-11-58-11-150-11-208 0-63 0-128 7-181 20-117 94-126 118-126 32 0 97 18 117 114 9 56 9 130 9 193 0 74 0 141-11 203-14 94-70 126-115 126z">
            <text:p/>
          </draw:path>
        </draw:g>
        <draw:g xml:id="id119" draw:id="id119">
          <svg:title>TexMaths</svg:title>
          <svg:desc>28§display§\text {Equation of the normal at P is given by}§svg§600§FALSE§</svg:desc>
          <draw:polygon draw:style-name="gr2" draw:text-style-name="P8" draw:layer="layout" svg:width="17.085cm" svg:height="0.8cm" svg:x="2.258cm" svg:y="11.54cm" svg:viewBox="0 0 17086 801" draw:points="8543,801 0,801 0,0 17086,0 17086,801">
            <text:p/>
          </draw:polygon>
          <draw:path draw:style-name="gr3" draw:text-style-name="P9" draw:layer="layout" svg:width="0.61cm" svg:height="0.672cm" svg:x="2.24cm" svg:y="11.516cm" svg:viewBox="0 0 611 673" svg:d="M101 595c0 36 0 47-76 47h-25v31h569l42-256h-24c-25 153-47 225-217 225h-133c-44 0-47-7-47-41v-262h88c96 0 107 31 107 114h25v-260h-25c0 83-11 114-107 114h-88v-237c0-32 3-39 47-39h128c152 0 179 54 195 191h25l-30-222h-555v31h25c76 0 76 12 76 45z">
            <text:p/>
          </draw:path>
          <draw:path draw:style-name="gr3" draw:text-style-name="P9" draw:layer="layout" svg:width="0.487cm" svg:height="0.627cm" svg:x="2.912cm" svg:y="11.751cm" svg:viewBox="0 0 488 628" svg:d="M343 377v177c0 45-11 45-79 45v29c34 0 85-2 112-2s76 2 112 2v-29c-67 0-78 0-78-45v-554h-23l-35 90c-14-27-54-90-132-90-117 0-220 96-220 224 0 124 96 225 211 225 69 0 109-43 132-72zM345 164v139c0 31-18 58-40 83-12 13-43 40-90 40-72 0-132-87-132-202 0-116 69-199 141-199 78 0 121 85 121 139z">
            <text:p/>
          </draw:path>
          <draw:path draw:style-name="gr3" draw:text-style-name="P9" draw:layer="layout" svg:width="0.496cm" svg:height="0.448cm" svg:x="3.429cm" svg:y="11.751cm" svg:viewBox="0 0 497 449" svg:d="M354 359v90l143-11v-32c-69 0-76-7-76-54v-352l-145 11v32c69 0 76 6 76 53v178c0 85-47 152-119 152-83 0-87-45-87-96v-330l-146 11v32c76 0 76 2 76 89v148c0 79 0 169 152 169 54 0 99-27 126-90z">
            <text:p/>
          </draw:path>
          <draw:path draw:style-name="gr3" draw:text-style-name="P9" draw:layer="layout" svg:width="0.445cm" svg:height="0.454cm" svg:x="3.985cm" svg:y="11.745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9" draw:layer="layout" svg:width="0.308cm" svg:height="0.618cm" svg:x="4.455cm" svg:y="11.581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9" draw:layer="layout" svg:width="0.212cm" svg:height="0.661cm" svg:x="4.852cm" svg:y="11.527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9" draw:layer="layout" svg:width="0.438cm" svg:height="0.454cm" svg:x="5.12cm" svg:y="11.745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9" draw:layer="layout" svg:width="0.496cm" svg:height="0.437cm" svg:x="5.615cm" svg:y="11.751cm" svg:viewBox="0 0 497 438" svg:d="M76 96v267c0 43-9 43-76 43v32c34 0 85-3 112-3 25 0 76 3 110 3v-32c-65 0-76 0-76-43v-183c0-104 69-158 132-158 62 0 74 54 74 110v231c0 43-12 43-76 43v32c33 0 85-3 111-3 25 0 77 3 110 3v-32c-51 0-76 0-76-29v-189c0-85 0-116-31-152-14-16-47-36-103-36-74 0-119 43-148 103v-103l-139 11v32c69 0 76 6 76 53z">
            <text:p/>
          </draw:path>
          <draw:path draw:style-name="gr3" draw:text-style-name="P9" draw:layer="layout" svg:width="0.438cm" svg:height="0.454cm" svg:x="6.487cm" svg:y="11.745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9" draw:layer="layout" svg:width="0.319cm" svg:height="0.697cm" svg:x="6.984cm" svg:y="11.491cm" svg:viewBox="0 0 320 698" svg:d="M141 271v-114c0-87 47-135 92-135 2 0 16 0 31 7-11 5-29 16-29 41 0 22 16 42 43 42 29 0 42-20 42-42 0-36-36-70-87-70-69 0-155 52-155 157v114h-78v30h78v321c0 44-11 44-78 44v32c40-2 85-5 114-5 41 0 85 0 126 5v-32h-20c-74 0-77-11-77-47v-318h115v-30z">
            <text:p/>
          </draw:path>
          <draw:path draw:style-name="gr3" draw:text-style-name="P9" draw:layer="layout" svg:width="0.308cm" svg:height="0.618cm" svg:x="7.598cm" svg:y="11.581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9" draw:layer="layout" svg:width="0.496cm" svg:height="0.686cm" svg:x="7.994cm" svg:y="11.502cm" svg:viewBox="0 0 497 687" svg:d="M76 610c0 45-9 45-76 45v32c34-3 85-3 112-3 25 0 76 0 110 3v-32c-65 0-76 0-76-45v-181c0-104 69-158 132-158 62 0 74 54 74 110v229c0 45-12 45-76 45v32c33-3 85-3 111-3 25 0 77 0 110 3v-32c-51 0-76 0-76-29v-188c0-86 0-117-31-153-14-16-47-36-103-36-85 0-128 61-144 97v-346l-143 11v32c69 0 76 6 76 53z">
            <text:p/>
          </draw:path>
          <draw:path draw:style-name="gr3" draw:text-style-name="P9" draw:layer="layout" svg:width="0.382cm" svg:height="0.454cm" svg:x="8.536cm" svg:y="11.7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9" draw:layer="layout" svg:width="0.496cm" svg:height="0.437cm" svg:x="9.307cm" svg:y="11.751cm" svg:viewBox="0 0 497 438" svg:d="M76 96v267c0 43-9 43-76 43v32c34 0 85-3 112-3 25 0 76 3 110 3v-32c-65 0-76 0-76-43v-183c0-104 69-158 132-158 62 0 74 54 74 110v231c0 43-12 43-76 43v32c33 0 85-3 111-3 25 0 77 3 110 3v-32c-51 0-76 0-76-29v-189c0-85 0-116-31-152-14-16-47-36-103-36-74 0-119 43-148 103v-103l-139 11v32c69 0 76 6 76 53z">
            <text:p/>
          </draw:path>
          <draw:path draw:style-name="gr3" draw:text-style-name="P9" draw:layer="layout" svg:width="0.438cm" svg:height="0.454cm" svg:x="9.849cm" svg:y="11.745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9" draw:layer="layout" svg:width="0.333cm" svg:height="0.437cm" svg:x="10.342cm" svg:y="11.751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9" draw:layer="layout" svg:width="0.77cm" svg:height="0.437cm" svg:x="10.729cm" svg:y="11.751cm" svg:viewBox="0 0 771 438" svg:d="M76 96v267c0 43-11 43-76 43v32c34 0 85-3 112-3 25 0 76 3 110 3v-32c-65 0-76 0-76-43v-183c0-104 69-158 132-158 62 0 74 54 74 110v231c0 43-12 43-79 43v32c36 0 85-3 112-3s79 3 112 3v-32c-67 0-78 0-78-43v-183c0-104 72-158 134-158 63 0 72 54 72 110v231c0 43-9 43-76 43v32c33 0 85-3 112-3 24 0 76 3 110 3v-32c-52 0-77 0-77-29v-189c0-85 0-116-31-152-13-16-47-36-103-36-83 0-128 58-143 96-14-85-88-96-133-96-71 0-118 43-145 103v-103l-139 11v32c69 0 76 6 76 53z">
            <text:p/>
          </draw:path>
          <draw:path draw:style-name="gr3" draw:text-style-name="P9" draw:layer="layout" svg:width="0.445cm" svg:height="0.454cm" svg:x="11.56cm" svg:y="11.745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9" draw:layer="layout" svg:width="0.221cm" svg:height="0.686cm" svg:x="12.044cm" svg:y="11.502cm" svg:viewBox="0 0 222 687" svg:d="M143 0l-143 11v32c69 0 78 6 78 53v514c0 45-11 45-78 45v32c34-3 85-3 110-3 24 0 74 0 112 3v-32c-67 0-79 0-79-45z">
            <text:p/>
          </draw:path>
          <draw:path draw:style-name="gr3" draw:text-style-name="P9" draw:layer="layout" svg:width="0.445cm" svg:height="0.454cm" svg:x="12.653cm" svg:y="11.745cm" svg:viewBox="0 0 446 455" svg:d="M287 368c4 40 31 81 78 81 20 0 81-14 81-94v-54h-25v54c0 58-25 65-36 65-31 0-36-45-36-50v-199c0-41 0-79-35-117-38-38-88-54-135-54-83 0-150 47-150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9" draw:layer="layout" svg:width="0.31cm" svg:height="0.618cm" svg:x="13.124cm" svg:y="11.581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9" draw:layer="layout" svg:width="0.581cm" svg:height="0.674cm" svg:x="13.849cm" svg:y="11.513cm" svg:viewBox="0 0 582 675" svg:d="M190 363h166c119 0 226-80 226-179 0-96-98-184-233-184h-349v31h25c76 0 76 12 76 45v523c0 36 0 45-76 45h-25v31c34-2 108-2 146-2s112 0 145 2v-31h-22c-76 0-79-9-79-45zM186 337v-267c0-32 2-39 49-39h88c156 0 156 104 156 153 0 47 0 153-156 153z">
            <text:p/>
          </draw:path>
          <draw:path draw:style-name="gr3" draw:text-style-name="P9" draw:layer="layout" svg:width="0.212cm" svg:height="0.661cm" svg:x="14.846cm" svg:y="11.527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9" draw:layer="layout" svg:width="0.324cm" svg:height="0.454cm" svg:x="15.119cm" svg:y="11.745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9" draw:layer="layout" svg:width="0.451cm" svg:height="0.652cm" svg:x="15.829cm" svg:y="11.74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7 0 197 85 0 52-71 101-167 101z">
            <text:p/>
          </draw:path>
          <draw:path draw:style-name="gr3" draw:text-style-name="P9" draw:layer="layout" svg:width="0.212cm" svg:height="0.661cm" svg:x="16.327cm" svg:y="11.527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9" draw:layer="layout" svg:width="0.483cm" svg:height="0.437cm" svg:x="16.586cm" svg:y="11.76cm" svg:viewBox="0 0 484 438" svg:d="M392 96c9-22 27-65 92-65v-31c-23 2-52 2-74 2-25 0-70-2-87-2v31c38 0 47 23 47 43 0 9 0 11-5 22l-101 254-112-276c-4-13-4-16-4-18 0-25 38-25 56-25v-31c-29 0-85 2-108 2-27 0-67 0-96-2v31c63 0 67 5 78 36l144 353c4 13 6 18 20 18 13 0 18-9 20-18z">
            <text:p/>
          </draw:path>
          <draw:path draw:style-name="gr3" draw:text-style-name="P9" draw:layer="layout" svg:width="0.382cm" svg:height="0.454cm" svg:x="17.086cm" svg:y="11.7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9" draw:layer="layout" svg:width="0.496cm" svg:height="0.437cm" svg:x="17.527cm" svg:y="11.751cm" svg:viewBox="0 0 497 438" svg:d="M76 96v267c0 43-9 43-76 43v32c34 0 85-3 112-3 25 0 76 3 110 3v-32c-65 0-76 0-76-43v-183c0-104 69-158 132-158 62 0 74 54 74 110v231c0 43-12 43-76 43v32c33 0 85-3 111-3 25 0 77 3 110 3v-32c-51 0-76 0-76-29v-189c0-85 0-116-31-152-14-16-47-36-103-36-74 0-119 43-148 103v-103l-139 11v32c69 0 76 6 76 53z">
            <text:p/>
          </draw:path>
          <draw:path draw:style-name="gr3" draw:text-style-name="P9" draw:layer="layout" svg:width="0.487cm" svg:height="0.697cm" svg:x="18.398cm" svg:y="11.502cm" svg:viewBox="0 0 488 698" svg:d="M143 314v-314l-143 11v32c69 0 76 6 76 53v591h25c2-3 9-16 36-61 15 22 58 72 130 72 118 0 221-97 221-225 0-125-98-224-210-224-76 0-119 47-135 65zM146 574v-204c0-20 0-20 11-36 38-56 92-63 116-63 45 0 81 25 103 63 27 41 29 97 29 137 0 38-2 97-31 142-20 29-58 62-112 62-42 0-78-24-103-60-13-20-13-23-13-41z">
            <text:p/>
          </draw:path>
          <draw:path draw:style-name="gr3" draw:text-style-name="P9" draw:layer="layout" svg:width="0.483cm" svg:height="0.627cm" svg:x="18.909cm" svg:y="11.76cm" svg:viewBox="0 0 484 628" svg:d="M392 94c25-63 76-63 92-63v-31c-23 2-52 2-74 2-18 0-65-2-87-2v31c31 0 47 18 47 43 0 9 0 11-7 22l-99 245-109-267c-5-9-7-13-7-18 0-25 38-25 56-25v-31c-27 0-92 2-108 2-27 0-67 0-96-2v31c47 0 67 0 81 34l147 361c-4 14-17 45-24 59-23 54-49 123-112 123-7 0-29 0-47-18 31-4 38-27 38-43 0-24-18-40-40-40-21 0-43 11-43 43 0 45 43 78 92 78 60 0 103-56 125-112z">
            <text:p/>
          </draw:path>
        </draw:g>
        <draw:g xml:id="id120" draw:id="id120">
          <svg:title>TexMaths</svg:title>
          <svg:desc>26§display§y - \frac{3}{2\sqrt{2}} =  \frac{2}{3}\left( x - \frac{1}{\sqrt{2}} \right)§svg§600§FALSE§</svg:desc>
          <draw:polygon draw:style-name="gr2" draw:text-style-name="P8" draw:layer="layout" svg:width="9.68cm" svg:height="2.101cm" svg:x="2.407cm" svg:y="12.825cm" svg:viewBox="0 0 9681 2102" draw:points="4840,2102 0,2102 0,0 9681,0 9681,2102">
            <text:p/>
          </draw:polygon>
          <draw:path draw:style-name="gr3" draw:text-style-name="P9" draw:layer="layout" svg:width="0.423cm" svg:height="0.592cm" svg:x="2.388cm" svg:y="13.7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ath draw:style-name="gr3" draw:text-style-name="P9" draw:layer="layout" svg:width="0.559cm" svg:height="0.039cm" svg:x="3.12cm" svg:y="13.856cm" svg:viewBox="0 0 560 40" svg:d="M528 40c15 0 32 0 32-21 0-19-17-19-32-19h-497c-14 0-31 0-31 19 0 21 17 21 31 21z">
            <text:p/>
          </draw:path>
          <draw:path draw:style-name="gr3" draw:text-style-name="P9" draw:layer="layout" svg:width="0.38cm" svg:height="0.629cm" svg:x="4.716cm" svg:y="12.877cm" svg:viewBox="0 0 381 630" svg:d="M229 287c75-23 127-87 127-160 0-75-79-127-169-127-91 0-162 54-162 125 0 29 21 48 46 48 29 0 48-21 48-48 0-46-44-46-57-46 27-44 88-56 121-56 37 0 89 21 89 102 0 12-2 64-27 106-27 44-58 46-81 48-6 0-29 2-35 2-8 0-15 2-15 10 0 11 7 11 23 11h40c75 0 110 62 110 151 0 125-64 152-104 152-39 0-108-16-141-71 33 7 60-14 60-49 0-34-23-52-50-52-23 0-52 14-52 54 0 83 85 143 185 143 112 0 196-83 196-177 0-75-59-145-152-166z">
            <text:p/>
          </draw:path>
          <draw:polygon draw:style-name="gr3" draw:text-style-name="P9" draw:layer="layout" svg:width="1.676cm" svg:height="0.039cm" svg:x="4.069cm" svg:y="13.856cm" svg:viewBox="0 0 1677 40" draw:points="838,40 0,40 0,0 1677,0 1677,40">
            <text:p/>
          </draw:polygon>
          <draw:path draw:style-name="gr3" draw:text-style-name="P9" draw:layer="layout" svg:width="0.365cm" svg:height="0.61cm" svg:x="4.114cm" svg:y="14.224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9" draw:layer="layout" svg:width="0.715cm" svg:height="0.914cm" svg:x="4.593cm" svg:y="14.039cm" svg:viewBox="0 0 716 915" svg:d="M289 819l-160-355c-6-15-13-15-15-15 0 0-6 0-14 6l-88 67c-12 8-12 12-12 15 0 4 2 10 8 10 7 0 23-13 32-21 6-4 20-14 29-21l181 395c6 15 12 15 20 15 13 0 15-4 23-17l416-861c7-14 7-16 7-18 0-11-9-19-19-19-9 0-15 4-21 19z">
            <text:p/>
          </draw:path>
          <draw:polygon draw:style-name="gr3" draw:text-style-name="P9" draw:layer="layout" svg:width="0.459cm" svg:height="0.039cm" svg:x="5.288cm" svg:y="14.039cm" svg:viewBox="0 0 460 40" draw:points="229,40 0,40 0,0 460,0 460,40">
            <text:p/>
          </draw:polygon>
          <draw:path draw:style-name="gr3" draw:text-style-name="P9" draw:layer="layout" svg:width="0.365cm" svg:height="0.61cm" svg:x="5.333cm" svg:y="14.224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9" draw:layer="layout" svg:width="0.608cm" svg:height="0.215cm" svg:x="6.159cm" svg:y="13.769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365cm" svg:height="0.61cm" svg:x="7.226cm" svg:y="12.877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olygon draw:style-name="gr3" draw:text-style-name="P9" draw:layer="layout" svg:width="0.459cm" svg:height="0.039cm" svg:x="7.18cm" svg:y="13.856cm" svg:viewBox="0 0 460 40" draw:points="229,40 0,40 0,0 460,0 460,40">
            <text:p/>
          </draw:polygon>
          <draw:path draw:style-name="gr3" draw:text-style-name="P9" draw:layer="layout" svg:width="0.38cm" svg:height="0.629cm" svg:x="7.22cm" svg:y="14.122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1 33 7 60-14 60-49 0-34-23-52-50-52-23 0-52 14-52 54 0 83 85 143 185 143 112 0 196-83 196-177 0-75-59-145-152-166z">
            <text:p/>
          </draw:path>
          <draw:path draw:style-name="gr3" draw:text-style-name="P9" draw:layer="layout" svg:width="0.45cm" svg:height="2.193cm" svg:x="8.089cm" svg:y="12.779cm" svg:viewBox="0 0 451 2194" svg:d="M451 2186c0-4-2-7-4-9-33-35-95-95-156-195-147-235-214-533-214-884 0-247 33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9" draw:layer="layout" svg:width="0.457cm" svg:height="0.415cm" svg:x="8.599cm" svg:y="13.7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2 120-123 120-35 0-50-29-50-60 0-21 6-40 17-81z">
            <text:p/>
          </draw:path>
          <draw:path draw:style-name="gr3" draw:text-style-name="P9" draw:layer="layout" svg:width="0.559cm" svg:height="0.039cm" svg:x="9.375cm" svg:y="13.856cm" svg:viewBox="0 0 560 40" svg:d="M528 40c15 0 32 0 32-21 0-19-17-19-32-19h-497c-14 0-31 0-31 19 0 21 17 21 31 21z">
            <text:p/>
          </draw:path>
          <draw:path draw:style-name="gr3" draw:text-style-name="P9" draw:layer="layout" svg:width="0.303cm" svg:height="0.61cm" svg:x="10.783cm" svg:y="12.877cm" svg:viewBox="0 0 304 611" svg:d="M189 23c0-21 0-23-23-23-56 58-137 58-166 58v29c19 0 73 0 121-25v477c0 33-2 43-86 43h-29v29c31-4 113-4 148-4 37 0 116 0 150 4v-29h-29c-84 0-86-10-86-43z">
            <text:p/>
          </draw:path>
          <draw:polygon draw:style-name="gr3" draw:text-style-name="P9" draw:layer="layout" svg:width="1.22cm" svg:height="0.039cm" svg:x="10.321cm" svg:y="13.856cm" svg:viewBox="0 0 1221 40" draw:points="609,40 0,40 0,0 1221,0 1221,40">
            <text:p/>
          </draw:polygon>
          <draw:path draw:style-name="gr3" draw:text-style-name="P9" draw:layer="layout" svg:width="0.715cm" svg:height="0.914cm" svg:x="10.388cm" svg:y="14.039cm" svg:viewBox="0 0 716 915" svg:d="M289 819l-160-355c-6-15-13-15-15-15 0 0-6 0-14 6l-88 67c-12 8-12 12-12 15 0 4 2 10 8 10 7 0 23-13 32-21 6-4 20-14 29-21l181 395c6 15 12 15 20 15 13 0 15-4 23-17l416-861c7-14 7-16 7-18 0-11-9-19-19-19-9 0-15 4-21 19z">
            <text:p/>
          </draw:path>
          <draw:polygon draw:style-name="gr3" draw:text-style-name="P9" draw:layer="layout" svg:width="0.459cm" svg:height="0.039cm" svg:x="11.083cm" svg:y="14.039cm" svg:viewBox="0 0 460 40" draw:points="229,40 0,40 0,0 460,0 460,40">
            <text:p/>
          </draw:polygon>
          <draw:path draw:style-name="gr3" draw:text-style-name="P9" draw:layer="layout" svg:width="0.365cm" svg:height="0.61cm" svg:x="11.128cm" svg:y="14.224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9" draw:layer="layout" svg:width="0.45cm" svg:height="2.193cm" svg:x="11.682cm" svg:y="12.779cm" svg:viewBox="0 0 451 2194" svg:d="M451 1098c0-360-83-722-316-996-19-21-52-58-89-92-13-10-15-10-27-10-11 0-19 0-19 8 0 4 4 9 6 11 31 33 94 93 154 193 148 235 216 533 216 884 0 247-33 564-185 836-72 131-149 206-187 245-2 2-4 5-4 9 0 8 8 8 19 8 12 0 14 0 29-15 308-278 403-696 403-1081z">
            <text:p/>
          </draw:path>
        </draw:g>
        <draw:g xml:id="id118" draw:id="id118">
          <svg:title>TexMaths</svg:title>
          <svg:desc>24§display§[\ \text {multiplying through out by } 2\sqrt{2}\ ]§svg§600§FALSE§</svg:desc>
          <draw:polygon draw:style-name="gr2" draw:text-style-name="P8" draw:layer="layout" svg:width="12.751cm" svg:height="0.899cm" svg:x="14.443cm" svg:y="9.934cm" svg:viewBox="0 0 12752 900" draw:points="6376,900 0,900 0,0 12752,0 12752,900">
            <text:p/>
          </draw:polygon>
          <draw:polygon draw:style-name="gr3" draw:text-style-name="P9" draw:layer="layout" svg:width="0.116cm" svg:height="0.843cm" svg:x="14.501cm" svg:y="10.032cm" svg:viewBox="0 0 117 844" draw:points="117,844 117,811 35,811 35,35 117,35 117,0 0,0 0,844">
            <text:p/>
          </draw:polygon>
          <draw:path draw:style-name="gr3" draw:text-style-name="P9" draw:layer="layout" svg:width="0.659cm" svg:height="0.373cm" svg:x="14.944cm" svg:y="10.291cm" svg:viewBox="0 0 660 374" svg:d="M65 82v229c0 36-7 36-65 36v27c29 0 73-2 96-2 21 0 65 2 94 2v-27c-56 0-65 0-65-36v-158c0-88 59-134 113-134s63 46 63 94v198c0 36-9 36-67 36v27c31 0 73-2 96-2s67 2 96 2v-27c-57 0-67 0-67-36v-158c0-88 61-134 115-134 52 0 62 46 62 94v198c0 36-10 36-66 36v27c29 0 73-2 96-2 21 0 66 2 94 2v-27c-44 0-65 0-65-25v-161c0-73 0-100-27-130-11-14-40-31-88-31-71 0-109 50-123 82-11-72-75-82-113-82-62 0-102 36-125 88v-88l-119 10v26c60 0 65 6 65 46z">
            <text:p/>
          </draw:path>
          <draw:path draw:style-name="gr3" draw:text-style-name="P9" draw:layer="layout" svg:width="0.425cm" svg:height="0.383cm" svg:x="15.622cm" svg:y="10.291cm" svg:viewBox="0 0 426 384" svg:d="M303 307v77l123-10v-27c-59 0-65-6-65-46v-301l-125 10v26c60 0 65 6 65 46v152c0 73-40 130-101 130-71 0-75-38-75-82v-282l-125 10v26c65 0 65 2 65 77v127c0 67 0 144 131 144 46 0 84-23 107-77z">
            <text:p/>
          </draw:path>
          <draw:path draw:style-name="gr3" draw:text-style-name="P9" draw:layer="layout" svg:width="0.189cm" svg:height="0.586cm" svg:x="16.092cm" svg:y="10.08cm" svg:viewBox="0 0 190 587" svg:d="M123 0l-123 10v26c60 0 67 6 67 46v440c0 38-9 38-67 38v27c29-2 73-2 94-2s63 0 96 2v-27c-58 0-67 0-67-38z">
            <text:p/>
          </draw:path>
          <draw:path draw:style-name="gr3" draw:text-style-name="P9" draw:layer="layout" svg:width="0.266cm" svg:height="0.528cm" svg:x="16.315cm" svg:y="10.145cm" svg:viewBox="0 0 267 529" svg:d="M131 182h121v-27h-121v-155h-22c0 69-26 159-109 163v19h73v232c0 106 79 115 109 115 60 0 85-59 85-115v-48h-23v48c0 62-25 94-56 94-57 0-57-76-57-92z">
            <text:p/>
          </draw:path>
          <draw:path draw:style-name="gr3" draw:text-style-name="P9" draw:layer="layout" svg:width="0.181cm" svg:height="0.565cm" svg:x="16.655cm" svg:y="10.101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418cm" svg:height="0.536cm" svg:x="16.885cm" svg:y="10.291cm" svg:viewBox="0 0 419 537" svg:d="M123 56v-56l-123 10v26c60 0 65 4 65 43v395c0 38-7 38-65 38v25c29 0 73-2 94-2 23 0 67 2 96 2v-25c-56 0-65 0-65-38v-142-8c4 14 40 60 103 60 102 0 191-83 191-192 0-108-83-192-179-192-65 0-102 36-117 56zM125 278v-190c25-42 65-67 109-67 62 0 113 75 113 171 0 101-59 172-122 172-33 0-66-17-89-51-11-18-11-20-11-35z">
            <text:p/>
          </draw:path>
          <draw:path draw:style-name="gr3" draw:text-style-name="P9" draw:layer="layout" svg:width="0.189cm" svg:height="0.586cm" svg:x="17.357cm" svg:y="10.08cm" svg:viewBox="0 0 190 587" svg:d="M123 0l-123 10v26c60 0 67 6 67 46v440c0 38-9 38-67 38v27c29-2 73-2 94-2s63 0 96 2v-27c-58 0-67 0-67-38z">
            <text:p/>
          </draw:path>
          <draw:path draw:style-name="gr3" draw:text-style-name="P9" draw:layer="layout" svg:width="0.414cm" svg:height="0.536cm" svg:x="17.58cm" svg:y="10.301cm" svg:viewBox="0 0 415 537" svg:d="M336 81c21-54 65-54 79-54v-27c-20 2-44 2-64 2-15 0-55-2-75-2v27c27 0 41 15 41 36 0 8 0 10-6 19l-84 210-95-229c-3-7-5-11-5-15 0-21 32-21 48-21v-27c-23 0-79 2-92 2-23 0-58 0-83-2v27c40 0 58 0 69 29l127 308c-4 12-16 39-21 50-19 46-43 106-96 106-6 0-25 0-41-16 27-3 33-23 33-36 0-21-15-35-35-35-17 0-36 10-36 37 0 38 36 67 79 67 52 0 86-48 107-96z">
            <text:p/>
          </draw:path>
          <draw:path draw:style-name="gr3" draw:text-style-name="P9" draw:layer="layout" svg:width="0.181cm" svg:height="0.565cm" svg:x="18.037cm" svg:y="10.101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425cm" svg:height="0.373cm" svg:x="18.269cm" svg:y="10.291cm" svg:viewBox="0 0 426 374" svg:d="M65 82v229c0 36-7 36-65 36v27c29 0 73-2 96-2 21 0 65 2 94 2v-27c-56 0-65 0-65-36v-158c0-88 59-134 113-134s63 46 63 94v198c0 36-9 36-65 36v27c29 0 73-2 96-2 21 0 65 2 94 2v-27c-44 0-65 0-65-25v-161c0-73 0-100-27-130-11-14-40-31-88-31-64 0-102 36-127 88v-88l-119 10v26c60 0 65 6 65 46z">
            <text:p/>
          </draw:path>
          <draw:path draw:style-name="gr3" draw:text-style-name="P9" draw:layer="layout" svg:width="0.387cm" svg:height="0.557cm" svg:x="18.736cm" svg:y="10.281cm" svg:viewBox="0 0 388 558" svg:d="M165 238c-75 0-75-85-75-104 0-23 2-50 14-71 7-11 27-34 61-34 73 0 73 84 73 103 0 23 0 50-13 71-8 12-27 35-60 35zM65 270c0-3 0-23 16-40 32 25 67 27 84 27 79 0 136-58 136-123 0-32-13-63-34-82 31-29 61-33 77-33 2 0 5 0 7 0-9 4-13 14-13 23 0 16 11 25 25 25 8 0 25-6 25-25 0-15-12-42-44-42-18 0-54 6-91 40-34-28-71-30-88-30-79 0-138 57-138 122 0 39 19 69 40 89-11 11-27 40-27 69 0 26 12 59 39 74-52 16-79 52-79 87 0 59 84 107 188 107 100 0 188-44 188-109 0-31-13-73-55-98-46-23-94-23-146-23-21 0-58 0-64 0-27-4-46-31-46-58zM188 537c-86 0-144-42-144-86 0-41 33-71 69-73h50c73 0 169 0 169 73 0 44-61 86-144 86z">
            <text:p/>
          </draw:path>
          <draw:path draw:style-name="gr3" draw:text-style-name="P9" draw:layer="layout" svg:width="0.264cm" svg:height="0.528cm" svg:x="19.431cm" svg:y="10.145cm" svg:viewBox="0 0 265 529" svg:d="M131 182h121v-27h-121v-155h-22c0 69-26 159-109 163v19h73v232c0 106 79 115 109 115 60 0 83-59 83-115v-48h-21v48c0 62-25 94-56 94-57 0-57-76-57-92z">
            <text:p/>
          </draw:path>
          <draw:path draw:style-name="gr3" draw:text-style-name="P9" draw:layer="layout" svg:width="0.425cm" svg:height="0.586cm" svg:x="19.769cm" svg:y="10.08cm" svg:viewBox="0 0 426 587" svg:d="M65 522c0 38-7 38-65 38v27c29-2 73-2 96-2 21 0 65 0 94 2v-27c-56 0-65 0-65-38v-156c0-88 59-134 113-134s63 46 63 94v196c0 38-9 38-65 38v27c29-2 73-2 96-2 21 0 65 0 94 2v-27c-44 0-65 0-65-25v-161c0-73 0-100-27-130-11-14-40-31-88-31-73 0-110 52-123 82v-295l-123 10v26c60 0 65 6 65 46z">
            <text:p/>
          </draw:path>
          <draw:path draw:style-name="gr3" draw:text-style-name="P9" draw:layer="layout" svg:width="0.285cm" svg:height="0.373cm" svg:x="20.235cm" svg:y="10.291cm" svg:viewBox="0 0 286 374" svg:d="M117 94v-94l-117 10v26c60 0 65 6 65 46v229c0 36-7 36-65 36v27c33 0 73-2 96-2 35 0 75 0 109 2v-27h-19c-61 0-63-7-63-38v-131c0-84 34-159 100-159 5 0 7 0 9 0-4 2-19 12-19 33 0 25 17 36 37 36 15 0 36-9 36-36s-27-52-63-52c-62 0-92 58-106 94z">
            <text:p/>
          </draw:path>
          <draw:path draw:style-name="gr3" draw:text-style-name="P9" draw:layer="layout" svg:width="0.375cm" svg:height="0.388cm" svg:x="20.565cm" svg:y="10.287cm" svg:viewBox="0 0 376 389" svg:d="M376 198c0-108-86-198-188-198-105 0-188 92-188 198 0 109 88 191 188 191 102 0 188-84 188-191zM188 368c-36 0-73-19-96-57-21-37-21-88-21-119 0-33 0-79 19-117 23-39 64-56 98-56 37 0 73 17 96 54 21 36 21 86 21 119 0 31 0 77-19 113-17 38-56 63-98 63z">
            <text:p/>
          </draw:path>
          <draw:path draw:style-name="gr3" draw:text-style-name="P9" draw:layer="layout" svg:width="0.425cm" svg:height="0.383cm" svg:x="20.99cm" svg:y="10.291cm" svg:viewBox="0 0 426 384" svg:d="M303 307v77l123-10v-27c-59 0-65-6-65-46v-301l-125 10v26c60 0 65 6 65 46v152c0 73-40 130-101 130-71 0-75-38-75-82v-282l-125 10v26c65 0 65 2 65 77v127c0 67 0 144 131 144 46 0 84-23 107-77z">
            <text:p/>
          </draw:path>
          <draw:path draw:style-name="gr3" draw:text-style-name="P9" draw:layer="layout" svg:width="0.387cm" svg:height="0.557cm" svg:x="21.456cm" svg:y="10.281cm" svg:viewBox="0 0 388 558" svg:d="M165 238c-75 0-75-85-75-104 0-23 2-50 14-71 7-11 27-34 61-34 73 0 73 84 73 103 0 23 0 50-13 71-8 12-27 35-60 35zM65 270c0-3 0-23 16-40 32 25 67 27 84 27 79 0 136-58 136-123 0-32-13-63-34-82 31-29 61-33 77-33 2 0 5 0 7 0-9 4-13 14-13 23 0 16 11 25 25 25 8 0 25-6 25-25 0-15-12-42-44-42-18 0-54 6-91 40-34-28-71-30-88-30-79 0-138 57-138 122 0 39 19 69 40 89-11 11-27 40-27 69 0 26 12 59 39 74-52 16-79 52-79 87 0 59 84 107 188 107 100 0 188-44 188-109 0-31-13-73-55-98-46-23-94-23-146-23-21 0-58 0-64 0-27-4-46-31-46-58zM188 537c-86 0-144-42-144-86 0-41 33-71 69-73h50c73 0 169 0 169 73 0 44-61 86-144 86z">
            <text:p/>
          </draw:path>
          <draw:path draw:style-name="gr3" draw:text-style-name="P9" draw:layer="layout" svg:width="0.425cm" svg:height="0.586cm" svg:x="21.881cm" svg:y="10.08cm" svg:viewBox="0 0 426 587" svg:d="M65 522c0 38-7 38-65 38v27c29-2 73-2 96-2 21 0 65 0 94 2v-27c-56 0-65 0-65-38v-156c0-88 59-134 113-134s63 46 63 94v196c0 38-9 38-65 38v27c29-2 73-2 96-2 21 0 65 0 94 2v-27c-44 0-65 0-65-25v-161c0-73 0-100-27-130-11-14-40-31-88-31-73 0-110 52-123 82v-295l-123 10v26c60 0 65 6 65 46z">
            <text:p/>
          </draw:path>
          <draw:path draw:style-name="gr3" draw:text-style-name="P9" draw:layer="layout" svg:width="0.375cm" svg:height="0.388cm" svg:x="22.627cm" svg:y="10.287cm" svg:viewBox="0 0 376 389" svg:d="M376 198c0-108-86-198-188-198-105 0-188 92-188 198 0 109 88 191 188 191 102 0 188-84 188-191zM188 368c-36 0-73-19-96-57-21-37-21-88-21-119 0-33 0-79 19-117 23-39 64-56 98-56 37 0 73 17 96 54 21 36 21 86 21 119 0 31 0 77-19 113-17 38-56 63-98 63z">
            <text:p/>
          </draw:path>
          <draw:path draw:style-name="gr3" draw:text-style-name="P9" draw:layer="layout" svg:width="0.425cm" svg:height="0.383cm" svg:x="23.052cm" svg:y="10.291cm" svg:viewBox="0 0 426 384" svg:d="M303 307v77l123-10v-27c-59 0-65-6-65-46v-301l-125 10v26c60 0 65 6 65 46v152c0 73-40 130-101 130-71 0-75-38-75-82v-282l-125 10v26c65 0 65 2 65 77v127c0 67 0 144 131 144 46 0 84-23 107-77z">
            <text:p/>
          </draw:path>
          <draw:path draw:style-name="gr3" draw:text-style-name="P9" draw:layer="layout" svg:width="0.264cm" svg:height="0.528cm" svg:x="23.511cm" svg:y="10.145cm" svg:viewBox="0 0 265 529" svg:d="M131 182h121v-27h-121v-155h-22c0 69-26 159-109 163v19h73v232c0 106 79 115 109 115 60 0 83-59 83-115v-48h-21v48c0 62-25 94-56 94-57 0-57-76-57-92z">
            <text:p/>
          </draw:path>
          <draw:path draw:style-name="gr3" draw:text-style-name="P9" draw:layer="layout" svg:width="0.418cm" svg:height="0.596cm" svg:x="24.127cm" svg:y="10.08cm" svg:viewBox="0 0 419 597" svg:d="M123 269v-269l-123 10v26c60 0 65 6 65 46v505h21c2-2 8-13 31-52 14 19 48 62 111 62 102 0 191-83 191-192 0-108-85-192-181-192-65 0-102 40-115 56zM125 491v-175c0-17 0-17 9-30 33-48 79-54 100-54 39 0 69 21 89 54 23 34 24 82 24 117 0 32-1 82-26 121-18 25-50 53-96 53-37 0-68-21-89-51-11-18-11-20-11-35z">
            <text:p/>
          </draw:path>
          <draw:path draw:style-name="gr3" draw:text-style-name="P9" draw:layer="layout" svg:width="0.414cm" svg:height="0.536cm" svg:x="24.565cm" svg:y="10.301cm" svg:viewBox="0 0 415 537" svg:d="M336 81c21-54 65-54 79-54v-27c-20 2-44 2-64 2-15 0-55-2-75-2v27c27 0 41 15 41 36 0 8 0 10-6 19l-84 210-95-229c-3-7-5-11-5-15 0-21 32-21 48-21v-27c-23 0-79 2-92 2-23 0-58 0-83-2v27c40 0 58 0 69 29l127 308c-4 12-16 39-21 50-19 46-43 106-96 106-6 0-25 0-41-16 27-3 33-23 33-36 0-21-15-35-35-35-17 0-36 10-36 37 0 38 36 67 79 67 52 0 88-48 107-96z">
            <text:p/>
          </draw:path>
          <draw:path draw:style-name="gr3" draw:text-style-name="P9" draw:layer="layout" svg:width="0.337cm" svg:height="0.563cm" svg:x="25.317cm" svg:y="10.103cm" svg:viewBox="0 0 338 564" svg:d="M65 499l91-89c132-117 182-161 182-245 0-98-75-165-179-165-96 0-159 79-159 153 0 46 42 46 44 46 16 0 44-9 44-44 0-21-15-44-44-44-8 0-8 0-11 2 19-55 65-86 115-86 77 0 113 67 113 138 0 67-42 134-88 186l-163 180c-10 10-10 12-10 33h315l23-148h-21c-4 25-10 64-18 75-7 8-63 8-80 8z">
            <text:p/>
          </draw:path>
          <draw:path draw:style-name="gr3" draw:text-style-name="P9" draw:layer="layout" svg:width="0.659cm" svg:height="0.843cm" svg:x="25.757cm" svg:y="9.892cm" svg:viewBox="0 0 660 844" svg:d="M267 756l-148-328c-6-14-11-14-13-14 0 0-6 0-14 6l-80 61c-12 8-12 12-12 14 0 4 2 9 8 9 5 0 21-11 28-19 6-4 20-13 27-19l167 365c6 13 12 13 20 13 11 0 13-4 21-15l384-794c5-14 5-16 5-18 0-9-7-17-17-17-8 0-13 4-19 17z">
            <text:p/>
          </draw:path>
          <draw:polygon draw:style-name="gr3" draw:text-style-name="P9" draw:layer="layout" svg:width="0.423cm" svg:height="0.035cm" svg:x="26.398cm" svg:y="9.892cm" svg:viewBox="0 0 424 36" draw:points="211,36 0,36 0,0 424,0 424,36">
            <text:p/>
          </draw:polygon>
          <draw:path draw:style-name="gr3" draw:text-style-name="P9" draw:layer="layout" svg:width="0.337cm" svg:height="0.563cm" svg:x="26.44cm" svg:y="10.103cm" svg:viewBox="0 0 338 564" svg:d="M65 499l91-89c132-117 182-161 182-245 0-98-75-165-179-165-96 0-159 79-159 153 0 46 42 46 44 46 16 0 44-9 44-44 0-21-15-44-44-44-8 0-8 0-11 2 19-55 65-86 115-86 77 0 113 67 113 138 0 67-42 134-88 186l-163 180c-10 10-10 12-10 33h315l23-148h-21c-4 25-10 64-18 75-7 8-63 8-80 8z">
            <text:p/>
          </draw:path>
          <draw:polygon draw:style-name="gr3" draw:text-style-name="P9" draw:layer="layout" svg:width="0.116cm" svg:height="0.843cm" svg:x="27.12cm" svg:y="10.032cm" svg:viewBox="0 0 117 844" draw:points="117,0 0,0 0,35 83,35 83,811 0,811 0,844 117,844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13" anim:sub-item="text" smil:attributeName="visibility" smil:to="visible"/>
                  <anim:animate smil:dur="0.5s" smil:fill="hold" smil:targetElement="id113" anim:sub-item="text" smil:attributeName="width" smil:values="width*0.05;width" smil:keyTimes="0;1"/>
                  <anim:animate smil:dur="0.5s" smil:fill="hold" smil:targetElement="id113" anim:sub-item="text" smil:attributeName="height" smil:values="height;height" smil:keyTimes="0;1"/>
                  <anim:animate smil:dur="0.5s" smil:fill="hold" smil:targetElement="id113" anim:sub-item="text" smil:attributeName="x" smil:values="x-.2;x" smil:keyTimes="0;1"/>
                  <anim:animate smil:dur="0.5s" smil:fill="hold" smil:targetElement="id113" anim:sub-item="text" smil:attributeName="y" smil:values="y;y" smil:keyTimes="0;1"/>
                  <anim:transitionFilter smil:dur="0.5s" smil:targetElement="id11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4" smil:attributeName="visibility" smil:to="visible"/>
                  <anim:animate smil:dur="0.5s" smil:fill="hold" smil:targetElement="id114" smil:attributeName="x" smil:values="x;x" smil:keyTimes="0;1"/>
                  <anim:animate smil:dur="0.5s" smil:fill="hold" smil:targetElement="id11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5" smil:attributeName="visibility" smil:to="visible"/>
                  <anim:animate smil:dur="0.5s" smil:fill="hold" smil:targetElement="id115" smil:attributeName="x" smil:values="x;x" smil:keyTimes="0;1"/>
                  <anim:animate smil:dur="0.5s" smil:fill="hold" smil:targetElement="id1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6" smil:attributeName="visibility" smil:to="visible"/>
                  <anim:animate smil:dur="0.5s" smil:fill="hold" smil:targetElement="id116" smil:attributeName="x" smil:values="x;x" smil:keyTimes="0;1"/>
                  <anim:animate smil:dur="0.5s" smil:fill="hold" smil:targetElement="id1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7" smil:attributeName="visibility" smil:to="visible"/>
                  <anim:animate smil:dur="0.5s" smil:fill="hold" smil:targetElement="id117" smil:attributeName="x" smil:values="x;x" smil:keyTimes="0;1"/>
                  <anim:animate smil:dur="0.5s" smil:fill="hold" smil:targetElement="id1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18" smil:attributeName="visibility" smil:to="visible"/>
                  <anim:animate smil:dur="0.5s" smil:fill="hold" smil:targetElement="id118" smil:attributeName="x" smil:values="1+width/2;x" smil:keyTimes="0;1"/>
                  <anim:animate smil:dur="0.5s" smil:fill="hold" smil:targetElement="id11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19" smil:attributeName="visibility" smil:to="visible"/>
                  <anim:animate smil:dur="0.5s" smil:fill="hold" smil:targetElement="id119" smil:attributeName="width" smil:values="width*0.05;width" smil:keyTimes="0;1"/>
                  <anim:animate smil:dur="0.5s" smil:fill="hold" smil:targetElement="id119" smil:attributeName="height" smil:values="height;height" smil:keyTimes="0;1"/>
                  <anim:animate smil:dur="0.5s" smil:fill="hold" smil:targetElement="id119" smil:attributeName="x" smil:values="x-.2;x" smil:keyTimes="0;1"/>
                  <anim:animate smil:dur="0.5s" smil:fill="hold" smil:targetElement="id119" smil:attributeName="y" smil:values="y;y" smil:keyTimes="0;1"/>
                  <anim:transitionFilter smil:dur="0.5s" smil:targetElement="id119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0" smil:attributeName="visibility" smil:to="visible"/>
                  <anim:animate smil:dur="0.5s" smil:fill="hold" smil:targetElement="id120" smil:attributeName="x" smil:values="x;x" smil:keyTimes="0;1"/>
                  <anim:animate smil:dur="0.5s" smil:fill="hold" smil:targetElement="id12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3T19">
        <office:forms form:automatic-focus="false" form:apply-design-mode="false"/>
        <draw:frame presentation:style-name="pr11" draw:text-style-name="P6" draw:layer="layout" svg:width="26.4cm" svg:height="14.372cm" svg:x="0.8cm" svg:y="0.628cm" presentation:class="title" presentation:user-transformed="true">
          <draw:text-box>
            <text:p xml:id="id127" text:id="id127" text:style-name="P6"><text:span text:style-name="T28"><text:s text:c="3"/></text:span><text:span text:style-name="T28"><text:line-break/></text:span><text:span text:style-name="T28"><text:line-break/></text:span><text:span text:style-name="T28"><text:line-break/></text:span><text:span text:style-name="T28"><text:line-break/></text:span><text:span text:style-name="T28"><text:line-break/></text:span><text:span text:style-name="T28"><text:line-break/></text:span><text:span text:style-name="T29"> </text:span><text:span text:style-name="T28"><text:line-break/></text:span><text:span text:style-name="T30"> <text:s text:c="28"/></text:span><text:span text:style-name="T28"><text:line-break/></text:span><text:span text:style-name="T8"> <text:s text:c="6"/></text:span><text:span text:style-name="T8">(2) Find the coordinates of the points on the curve given by</text:span><text:span text:style-name="T28"><text:line-break/></text:span><text:span text:style-name="T28"><text:line-break/></text:span><text:span text:style-name="T28"/></text:p>
          </draw:text-box>
        </draw:frame>
        <draw:g xml:id="id121" draw:id="id121">
          <svg:title>TexMaths</svg:title>
          <svg:desc>26§display§y - \frac{3}{2\sqrt{2}} =  \frac{2x}{3} - \frac{2}{3\sqrt{2}}§svg§600§FALSE§</svg:desc>
          <draw:polygon draw:style-name="gr2" draw:text-style-name="P8" draw:layer="layout" svg:width="8.72cm" svg:height="1.985cm" svg:x="3.309cm" svg:y="0.725cm" svg:viewBox="0 0 8721 1986" draw:points="4359,1986 0,1986 0,0 8721,0 8721,1986">
            <text:p/>
          </draw:polygon>
          <draw:path draw:style-name="gr3" draw:text-style-name="P9" draw:layer="layout" svg:width="0.423cm" svg:height="0.592cm" svg:x="3.29cm" svg:y="1.502cm" svg:viewBox="0 0 424 593" svg:d="M420 56c4-12 4-14 4-21 0-16-14-25-27-25-10 0-25 5-33 19-2 4-8 33-13 50-6 23-12 48-18 73l-42 166c-2 13-41 77-102 77-48 0-58-39-58-75 0-41 17-98 48-179 14-37 16-47 16-66 0-42-29-75-74-75-88 0-121 133-121 141 0 9 8 9 10 9 11 0 11-2 15-17 25-85 62-112 94-112 6 0 22 0 22 29 0 23-8 46-16 64-36 96-52 150-52 192 0 81 58 110 112 110 35 0 67-17 92-42-11 48-23 92-59 142-25 31-60 58-102 58-12 0-54-4-68-40 14 0 25 0 39-10 9-8 17-21 17-37 0-30-25-34-33-34-21 0-52 15-52 61 0 45 41 79 97 79 96 0 190-84 215-188z">
            <text:p/>
          </draw:path>
          <draw:path draw:style-name="gr3" draw:text-style-name="P9" draw:layer="layout" svg:width="0.558cm" svg:height="0.039cm" svg:x="4.022cm" svg:y="1.658cm" svg:viewBox="0 0 559 40" svg:d="M528 40c15 0 31 0 31-21 0-19-16-19-31-19h-497c-14 0-31 0-31 19 0 21 17 21 31 21z">
            <text:p/>
          </draw:path>
          <draw:path draw:style-name="gr3" draw:text-style-name="P9" draw:layer="layout" svg:width="0.38cm" svg:height="0.629cm" svg:x="5.617cm" svg:y="0.679cm" svg:viewBox="0 0 381 630" svg:d="M229 287c75-23 127-87 127-160 0-75-79-127-169-127-91 0-162 54-162 125 0 29 21 48 46 48 29 0 48-21 48-48 0-46-44-46-57-46 27-44 88-56 121-56 37 0 89 21 89 102 0 12-2 64-27 106-27 43-58 46-81 48-6 0-29 2-35 2-8 0-15 2-15 10 0 10 7 10 23 10h40c75 0 110 63 110 152 0 125-64 152-104 152-39 0-108-17-141-71 33 7 60-14 60-50 0-33-23-52-50-52-23 0-52 15-52 55 0 83 85 143 185 143 112 0 196-83 196-177 0-75-59-145-152-166z">
            <text:p/>
          </draw:path>
          <draw:polygon draw:style-name="gr3" draw:text-style-name="P9" draw:layer="layout" svg:width="1.675cm" svg:height="0.039cm" svg:x="4.97cm" svg:y="1.658cm" svg:viewBox="0 0 1676 40" draw:points="838,40 0,40 0,0 1676,0 1676,40">
            <text:p/>
          </draw:polygon>
          <draw:path draw:style-name="gr3" draw:text-style-name="P9" draw:layer="layout" svg:width="0.365cm" svg:height="0.61cm" svg:x="5.016cm" svg:y="2.024cm" svg:viewBox="0 0 366 611" svg:d="M71 541l97-96c144-127 198-175 198-266 0-106-81-179-193-179-104 0-173 85-173 166 0 50 46 50 48 50 16 0 48-10 48-48 0-22-17-47-48-47-8 0-8 0-13 2 21-61 71-94 125-94 83 0 123 73 123 150 0 73-46 145-96 201l-177 196c-10 10-10 12-10 35h341l25-160h-23c-4 27-10 69-19 81-8 9-68 9-87 9z">
            <text:p/>
          </draw:path>
          <draw:path draw:style-name="gr3" draw:text-style-name="P9" draw:layer="layout" svg:width="0.714cm" svg:height="0.914cm" svg:x="5.495cm" svg:y="1.841cm" svg:viewBox="0 0 715 915" svg:d="M289 819l-160-355c-6-15-13-15-15-15 0 0-6 0-14 6l-88 67c-12 8-12 12-12 14 0 5 2 11 8 11 7 0 23-13 32-21 6-4 20-15 29-21l181 395c6 15 12 15 20 15 13 0 15-4 23-17l416-861c6-14 6-16 6-18 0-11-8-19-18-19-9 0-15 4-21 19z">
            <text:p/>
          </draw:path>
          <draw:polygon draw:style-name="gr3" draw:text-style-name="P9" draw:layer="layout" svg:width="0.459cm" svg:height="0.039cm" svg:x="6.189cm" svg:y="1.841cm" svg:viewBox="0 0 460 40" draw:points="229,40 0,40 0,0 460,0 460,40">
            <text:p/>
          </draw:polygon>
          <draw:path draw:style-name="gr3" draw:text-style-name="P9" draw:layer="layout" svg:width="0.365cm" svg:height="0.61cm" svg:x="6.235cm" svg:y="2.024cm" svg:viewBox="0 0 366 611" svg:d="M71 541l97-96c144-127 198-175 198-266 0-106-81-179-193-179-104 0-173 85-173 166 0 50 46 50 48 50 16 0 48-10 48-48 0-22-17-47-48-47-8 0-8 0-13 2 21-61 71-94 125-94 83 0 123 73 123 150 0 73-46 145-96 201l-177 196c-10 10-10 12-10 35h341l25-160h-23c-4 27-10 69-19 81-8 9-68 9-87 9z">
            <text:p/>
          </draw:path>
          <draw:path draw:style-name="gr3" draw:text-style-name="P9" draw:layer="layout" svg:width="0.608cm" svg:height="0.215cm" svg:x="7.061cm" svg:y="1.571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365cm" svg:height="0.61cm" svg:x="8.128cm" svg:y="0.679cm" svg:viewBox="0 0 366 611" svg:d="M71 541l97-96c144-127 198-175 198-266 0-106-81-179-193-179-104 0-173 85-173 166 0 50 46 50 48 50 16 0 48-10 48-48 0-22-17-47-48-47-8 0-8 0-13 2 21-61 71-94 125-94 83 0 123 73 123 150 0 73-46 145-96 201l-177 196c-10 10-10 12-10 35h341l25-160h-23c-4 27-10 69-19 81-8 9-68 9-87 9z">
            <text:p/>
          </draw:path>
          <draw:path draw:style-name="gr3" draw:text-style-name="P9" draw:layer="layout" svg:width="0.457cm" svg:height="0.415cm" svg:x="8.566cm" svg:y="0.883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4-35-34c-27 0-50 25-50 55 0 41 46 60 85 60 63 0 96-65 98-71 10 35 44 71 98 71 95 0 147-119 147-142 0-8-8-8-10-8-8 0-10 2-12 8-30 100-94 121-123 121-36 0-50-29-50-60 0-21 6-40 17-81z">
            <text:p/>
          </draw:path>
          <draw:polygon draw:style-name="gr3" draw:text-style-name="P9" draw:layer="layout" svg:width="0.981cm" svg:height="0.039cm" svg:x="8.082cm" svg:y="1.658cm" svg:viewBox="0 0 982 40" draw:points="491,40 0,40 0,0 982,0 982,40">
            <text:p/>
          </draw:polygon>
          <draw:path draw:style-name="gr3" draw:text-style-name="P9" draw:layer="layout" svg:width="0.38cm" svg:height="0.629cm" svg:x="8.381cm" svg:y="1.924cm" svg:viewBox="0 0 381 630" svg:d="M229 287c75-23 127-87 127-160 0-75-79-127-169-127-93 0-162 54-162 125 0 29 21 48 46 48 29 0 48-21 48-48 0-46-44-46-57-46 27-44 88-56 121-56 37 0 89 21 89 102 0 12-2 64-27 106-27 43-58 46-81 48-6 0-29 2-35 2-8 0-15 2-15 10 0 10 7 10 23 10h40c75 0 110 63 110 152 0 125-64 152-104 152-39 0-108-17-141-71 33 7 60-14 60-50 0-33-23-52-50-52-23 0-52 15-52 55 0 83 85 143 185 143 112 0 196-83 196-177 0-75-59-145-152-166z">
            <text:p/>
          </draw:path>
          <draw:path draw:style-name="gr3" draw:text-style-name="P9" draw:layer="layout" svg:width="0.558cm" svg:height="0.039cm" svg:x="9.45cm" svg:y="1.658cm" svg:viewBox="0 0 559 40" svg:d="M528 40c15 0 31 0 31-21 0-19-16-19-31-19h-497c-14 0-31 0-31 19 0 21 17 21 31 21z">
            <text:p/>
          </draw:path>
          <draw:path draw:style-name="gr3" draw:text-style-name="P9" draw:layer="layout" svg:width="0.365cm" svg:height="0.61cm" svg:x="11.052cm" svg:y="0.679cm" svg:viewBox="0 0 366 611" svg:d="M71 541l97-96c144-127 198-175 198-266 0-106-81-179-193-179-104 0-173 85-173 166 0 50 46 50 48 50 16 0 48-10 48-48 0-22-17-47-48-47-8 0-8 0-13 2 21-61 71-94 125-94 83 0 123 73 123 150 0 73-46 145-96 201l-177 196c-10 10-10 12-10 35h341l25-160h-23c-4 27-10 69-19 81-8 9-68 9-87 9z">
            <text:p/>
          </draw:path>
          <draw:polygon draw:style-name="gr3" draw:text-style-name="P9" draw:layer="layout" svg:width="1.675cm" svg:height="0.039cm" svg:x="10.399cm" svg:y="1.658cm" svg:viewBox="0 0 1676 40" draw:points="838,40 0,40 0,0 1676,0 1676,40">
            <text:p/>
          </draw:polygon>
          <draw:path draw:style-name="gr3" draw:text-style-name="P9" draw:layer="layout" svg:width="0.38cm" svg:height="0.629cm" svg:x="10.436cm" svg:y="2.024cm" svg:viewBox="0 0 381 630" svg:d="M229 287c75-23 127-87 127-160 0-75-79-127-169-127-93 0-162 54-162 125 0 29 21 48 46 48 29 0 48-21 48-48 0-46-44-46-57-46 27-44 88-56 121-56 37 0 89 21 89 102 0 12-2 64-27 106-27 43-58 46-81 48-6 0-29 2-35 2-8 0-15 2-15 10 0 10 7 10 23 10h40c75 0 110 63 110 152 0 125-64 152-104 152-39 0-108-17-141-71 33 7 60-14 60-50 0-33-23-52-50-52-23 0-52 15-52 55 0 83 85 143 185 143 112 0 196-83 196-177 0-75-59-145-152-166z">
            <text:p/>
          </draw:path>
          <draw:path draw:style-name="gr3" draw:text-style-name="P9" draw:layer="layout" svg:width="0.714cm" svg:height="0.914cm" svg:x="10.921cm" svg:y="1.841cm" svg:viewBox="0 0 715 915" svg:d="M289 819l-160-355c-6-15-13-15-15-15 0 0-6 0-14 6l-88 67c-12 8-12 12-12 14 0 5 2 11 8 11 7 0 23-13 32-21 6-4 20-15 29-21l181 395c6 15 12 15 20 15 13 0 15-4 23-17l416-861c6-14 6-16 6-18 0-11-8-19-18-19-9 0-15 4-21 19z">
            <text:p/>
          </draw:path>
          <draw:polygon draw:style-name="gr3" draw:text-style-name="P9" draw:layer="layout" svg:width="0.459cm" svg:height="0.039cm" svg:x="11.615cm" svg:y="1.841cm" svg:viewBox="0 0 460 40" draw:points="229,40 0,40 0,0 460,0 460,40">
            <text:p/>
          </draw:polygon>
          <draw:path draw:style-name="gr3" draw:text-style-name="P9" draw:layer="layout" svg:width="0.365cm" svg:height="0.61cm" svg:x="11.661cm" svg:y="2.024cm" svg:viewBox="0 0 366 611" svg:d="M71 541l97-96c144-127 198-175 198-266 0-106-81-179-193-179-104 0-173 85-173 166 0 50 46 50 48 50 16 0 48-10 48-48 0-22-17-47-48-47-8 0-8 0-13 2 21-61 71-94 125-94 83 0 123 73 123 150 0 73-46 145-96 201l-177 196c-10 10-10 12-10 35h341l25-160h-23c-4 27-10 69-19 81-8 9-68 9-87 9z">
            <text:p/>
          </draw:path>
        </draw:g>
        <draw:g xml:id="id122" draw:id="id122">
          <svg:title>TexMaths</svg:title>
          <svg:desc>26§display§\frac{2x}{3}- y - \frac{2}{3\sqrt{2}} + \frac{3}{2\sqrt{2}} = 0 §svg§600§FALSE§</svg:desc>
          <draw:polygon draw:style-name="gr2" draw:text-style-name="P8" draw:layer="layout" svg:width="10.258cm" svg:height="1.985cm" svg:x="3.337cm" svg:y="3.425cm" svg:viewBox="0 0 10259 1986" draw:points="5130,1986 0,1986 0,0 10259,0 10259,1986">
            <text:p/>
          </draw:polygon>
          <draw:path draw:style-name="gr3" draw:text-style-name="P9" draw:layer="layout" svg:width="0.365cm" svg:height="0.61cm" svg:x="3.337cm" svg:y="3.379cm" svg:viewBox="0 0 366 611" svg:d="M71 541l97-96c144-127 198-175 198-266 0-106-81-179-193-179-104 0-173 85-173 166 0 50 46 50 48 50 16 0 48-10 48-48 0-22-17-47-48-47-8 0-8 0-13 2 21-61 71-94 125-94 83 0 123 73 123 150 0 73-46 145-96 201l-177 196c-10 10-10 12-10 35h341l25-160h-23c-4 27-10 69-18 81-9 9-69 9-88 9z">
            <text:p/>
          </draw:path>
          <draw:path draw:style-name="gr3" draw:text-style-name="P9" draw:layer="layout" svg:width="0.457cm" svg:height="0.415cm" svg:x="3.774cm" svg:y="3.583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4-35-34c-27 0-50 25-50 55 0 41 46 60 85 60 63 0 96-65 98-71 10 35 44 71 98 71 96 0 148-119 148-142 0-8-9-8-11-8-8 0-10 2-12 8-29 100-94 121-123 121-35 0-50-29-50-60 0-21 6-40 17-81z">
            <text:p/>
          </draw:path>
          <draw:polygon draw:style-name="gr3" draw:text-style-name="P9" draw:layer="layout" svg:width="0.981cm" svg:height="0.039cm" svg:x="3.291cm" svg:y="4.358cm" svg:viewBox="0 0 982 40" draw:points="491,40 0,40 0,0 982,0 982,40">
            <text:p/>
          </draw:polygon>
          <draw:path draw:style-name="gr3" draw:text-style-name="P9" draw:layer="layout" svg:width="0.38cm" svg:height="0.629cm" svg:x="3.591cm" svg:y="4.624cm" svg:viewBox="0 0 381 630" svg:d="M229 287c75-23 127-87 127-160 0-75-79-127-169-127-91 0-162 54-162 125 0 29 21 48 46 48 29 0 48-21 48-48 0-46-44-46-57-46 27-44 88-56 121-56 37 0 90 21 90 102 0 12-3 64-28 106-27 43-58 46-81 48-6 0-29 2-35 2-8 0-15 2-15 10 0 10 7 10 23 10h40c75 0 110 63 110 152 0 125-64 152-104 152-39 0-108-17-141-71 33 7 60-14 60-50 0-33-23-52-50-52-23 0-52 15-52 55 0 83 85 143 185 143 112 0 196-83 196-177 0-75-59-145-152-166z">
            <text:p/>
          </draw:path>
          <draw:path draw:style-name="gr3" draw:text-style-name="P9" draw:layer="layout" svg:width="0.559cm" svg:height="0.039cm" svg:x="4.66cm" svg:y="4.358cm" svg:viewBox="0 0 560 40" svg:d="M528 40c15 0 32 0 32-21 0-19-17-19-32-19h-497c-14 0-31 0-31 19 0 21 17 21 31 21z">
            <text:p/>
          </draw:path>
          <draw:path draw:style-name="gr3" draw:text-style-name="P9" draw:layer="layout" svg:width="0.423cm" svg:height="0.592cm" svg:x="5.523cm" svg:y="4.202cm" svg:viewBox="0 0 424 593" svg:d="M420 56c4-12 4-14 4-21 0-16-14-25-27-25-10 0-25 5-33 19-2 4-8 33-12 50-7 23-13 48-19 73l-42 166c-2 13-41 77-104 77-46 0-56-39-56-75 0-41 17-98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30-25-34-33-34-21 0-52 15-52 61 0 45 41 79 97 79 96 0 190-84 215-188z">
            <text:p/>
          </draw:path>
          <draw:path draw:style-name="gr3" draw:text-style-name="P9" draw:layer="layout" svg:width="0.559cm" svg:height="0.039cm" svg:x="6.257cm" svg:y="4.358cm" svg:viewBox="0 0 560 40" svg:d="M528 40c15 0 32 0 32-21 0-19-17-19-32-19h-497c-14 0-31 0-31 19 0 21 17 21 31 21z">
            <text:p/>
          </draw:path>
          <draw:path draw:style-name="gr3" draw:text-style-name="P9" draw:layer="layout" svg:width="0.365cm" svg:height="0.61cm" svg:x="7.859cm" svg:y="3.379cm" svg:viewBox="0 0 366 611" svg:d="M71 541l97-96c144-127 198-175 198-266 0-106-81-179-193-179-104 0-173 85-173 166 0 50 46 50 48 50 16 0 48-10 48-48 0-22-17-47-48-47-8 0-8 0-13 2 21-61 71-94 125-94 83 0 123 73 123 150 0 73-46 145-96 201l-177 196c-10 10-10 12-10 35h341l25-160h-23c-4 27-10 69-18 81-9 9-69 9-88 9z">
            <text:p/>
          </draw:path>
          <draw:polygon draw:style-name="gr3" draw:text-style-name="P9" draw:layer="layout" svg:width="1.676cm" svg:height="0.039cm" svg:x="7.204cm" svg:y="4.358cm" svg:viewBox="0 0 1677 40" draw:points="838,40 0,40 0,0 1677,0 1677,40">
            <text:p/>
          </draw:polygon>
          <draw:path draw:style-name="gr3" draw:text-style-name="P9" draw:layer="layout" svg:width="0.38cm" svg:height="0.629cm" svg:x="7.243cm" svg:y="4.724cm" svg:viewBox="0 0 381 630" svg:d="M229 287c75-23 127-87 127-160 0-75-79-127-169-127-91 0-162 54-162 125 0 29 21 48 46 48 29 0 48-21 48-48 0-46-44-46-57-46 27-44 88-56 121-56 37 0 90 21 90 102 0 12-3 64-28 106-27 43-58 46-81 48-6 0-29 2-35 2-8 0-15 2-15 10 0 10 7 10 23 10h40c75 0 110 63 110 152 0 125-64 152-104 152-39 0-108-17-141-71 33 7 60-14 60-50 0-33-23-52-50-52-23 0-52 15-52 55 0 83 85 143 185 143 112 0 196-83 196-177 0-75-59-145-152-166z">
            <text:p/>
          </draw:path>
          <draw:path draw:style-name="gr3" draw:text-style-name="P9" draw:layer="layout" svg:width="0.715cm" svg:height="0.914cm" svg:x="7.728cm" svg:y="4.541cm" svg:viewBox="0 0 716 915" svg:d="M289 819l-160-355c-6-15-13-15-15-15 0 0-6 0-14 6l-88 67c-12 8-12 12-12 14 0 5 2 11 8 11 7 0 23-13 32-21 6-4 20-15 29-21l181 395c6 15 12 15 20 15 13 0 15-4 23-17l416-861c7-14 7-16 7-18 0-11-9-19-19-19-8 0-15 4-21 19z">
            <text:p/>
          </draw:path>
          <draw:polygon draw:style-name="gr3" draw:text-style-name="P9" draw:layer="layout" svg:width="0.459cm" svg:height="0.039cm" svg:x="8.423cm" svg:y="4.541cm" svg:viewBox="0 0 460 40" draw:points="229,40 0,40 0,0 460,0 460,40">
            <text:p/>
          </draw:polygon>
          <draw:path draw:style-name="gr3" draw:text-style-name="P9" draw:layer="layout" svg:width="0.365cm" svg:height="0.61cm" svg:x="8.469cm" svg:y="4.724cm" svg:viewBox="0 0 366 611" svg:d="M71 541l97-96c144-127 198-175 198-266 0-106-81-179-193-179-104 0-173 85-173 166 0 50 46 50 48 50 16 0 48-10 48-48 0-22-17-47-48-47-8 0-8 0-13 2 21-61 71-94 125-94 83 0 123 73 123 150 0 73-46 145-96 201l-177 196c-10 10-10 12-10 35h341l25-160h-23c-4 27-10 69-18 81-9 9-69 9-88 9z">
            <text:p/>
          </draw:path>
          <draw:path draw:style-name="gr3" draw:text-style-name="P9" draw:layer="layout" svg:width="0.608cm" svg:height="0.61cm" svg:x="9.244cm" svg:y="4.073cm" svg:viewBox="0 0 609 611" svg:d="M325 324h255c13 0 29 0 29-18 0-19-16-19-29-19h-255v-256c0-14 0-31-19-31s-19 17-19 31v256h-256c-14 0-31 0-31 19 0 18 17 18 31 18h256v256c0 13 0 31 19 31s19-18 19-31z">
            <text:p/>
          </draw:path>
          <draw:path draw:style-name="gr3" draw:text-style-name="P9" draw:layer="layout" svg:width="0.38cm" svg:height="0.629cm" svg:x="10.863cm" svg:y="3.379cm" svg:viewBox="0 0 381 630" svg:d="M229 287c75-23 127-87 127-160 0-75-81-127-169-127-93 0-162 54-162 125 0 29 21 48 46 48 29 0 48-21 48-48 0-46-44-46-57-46 27-44 88-56 121-56 37 0 90 21 90 102 0 12-3 64-28 106-27 43-58 46-81 48-6 0-29 2-35 2-8 0-15 2-15 10 0 10 7 10 23 10h40c75 0 110 63 110 152 0 125-64 152-104 152-39 0-108-17-141-71 33 7 60-14 60-50 0-33-23-52-50-52-23 0-52 15-52 55 0 83 85 143 185 143 112 0 196-83 196-177 0-75-59-145-152-166z">
            <text:p/>
          </draw:path>
          <draw:polygon draw:style-name="gr3" draw:text-style-name="P9" draw:layer="layout" svg:width="1.676cm" svg:height="0.039cm" svg:x="10.216cm" svg:y="4.358cm" svg:viewBox="0 0 1677 40" draw:points="838,40 0,40 0,0 1677,0 1677,40">
            <text:p/>
          </draw:polygon>
          <draw:path draw:style-name="gr3" draw:text-style-name="P9" draw:layer="layout" svg:width="0.365cm" svg:height="0.61cm" svg:x="10.262cm" svg:y="4.724cm" svg:viewBox="0 0 366 611" svg:d="M71 541l97-96c144-127 198-175 198-266 0-106-81-179-193-179-104 0-173 85-173 166 0 50 46 50 48 50 16 0 48-10 48-48 0-22-17-47-48-47-8 0-8 0-13 2 21-61 71-94 125-94 83 0 123 73 123 150 0 73-46 145-96 201l-177 196c-10 10-10 12-10 35h341l25-160h-23c-4 27-10 69-21 81-6 9-66 9-85 9z">
            <text:p/>
          </draw:path>
          <draw:path draw:style-name="gr3" draw:text-style-name="P9" draw:layer="layout" svg:width="0.715cm" svg:height="0.914cm" svg:x="10.74cm" svg:y="4.541cm" svg:viewBox="0 0 716 915" svg:d="M289 819l-160-355c-6-15-13-15-15-15 0 0-6 0-14 6l-88 67c-12 8-12 12-12 14 0 5 2 11 8 11 7 0 23-13 32-21 6-4 20-15 29-21l181 395c6 15 12 15 20 15 13 0 15-4 23-17l416-861c7-14 7-16 7-18 0-11-9-19-19-19-8 0-15 4-21 19z">
            <text:p/>
          </draw:path>
          <draw:polygon draw:style-name="gr3" draw:text-style-name="P9" draw:layer="layout" svg:width="0.459cm" svg:height="0.039cm" svg:x="11.435cm" svg:y="4.541cm" svg:viewBox="0 0 460 40" draw:points="229,40 0,40 0,0 460,0 460,40">
            <text:p/>
          </draw:polygon>
          <draw:path draw:style-name="gr3" draw:text-style-name="P9" draw:layer="layout" svg:width="0.365cm" svg:height="0.61cm" svg:x="11.481cm" svg:y="4.724cm" svg:viewBox="0 0 366 611" svg:d="M71 541l97-96c144-127 198-175 198-266 0-106-81-179-193-179-104 0-173 85-173 166 0 50 46 50 48 50 16 0 48-10 48-48 0-22-17-47-48-47-8 0-8 0-13 2 21-61 71-94 125-94 83 0 123 73 123 150 0 73-46 145-96 201l-177 196c-10 10-10 12-10 35h341l25-160h-23c-4 27-10 69-18 81-9 9-69 9-88 9z">
            <text:p/>
          </draw:path>
          <draw:path draw:style-name="gr3" draw:text-style-name="P9" draw:layer="layout" svg:width="0.608cm" svg:height="0.215cm" svg:x="12.307cm" svg:y="4.271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386cm" svg:height="0.629cm" svg:x="13.255cm" svg:y="3.996cm" svg:viewBox="0 0 387 630" svg:d="M387 318c0-75-4-148-38-216-41-87-116-102-156-102-54 0-122 23-160 108-29 65-33 135-33 210 0 69 4 150 42 220 39 73 106 92 151 92 50 0 119-19 161-106 29-62 33-135 33-206zM193 611c-35 0-91-23-108-112-8-54-8-139-8-193 0-59 0-119 6-169 19-108 88-116 110-116 30 0 90 16 109 106 8 52 8 120 8 179 0 68 0 131-10 189-13 87-65 116-107 116z">
            <text:p/>
          </draw:path>
        </draw:g>
        <draw:g xml:id="id123" draw:id="id123">
          <svg:title>TexMaths</svg:title>
          <svg:desc>26§display§\text { i.e. } \ 4\sqrt{2}x - 6\sqrt{2}y + 5 = 0§svg§600§FALSE§</svg:desc>
          <draw:polygon draw:style-name="gr2" draw:text-style-name="P8" draw:layer="layout" svg:width="10.47cm" svg:height="0.932cm" svg:x="3.455cm" svg:y="6.134cm" svg:viewBox="0 0 10471 933" draw:points="5235,933 0,933 0,0 10471,0 10471,933">
            <text:p/>
          </draw:polygon>
          <draw:path draw:style-name="gr3" draw:text-style-name="P9" draw:layer="layout" svg:width="0.197cm" svg:height="0.612cm" svg:x="3.438cm" svg:y="6.314cm" svg:viewBox="0 0 198 613" svg:d="M133 208l-129 10v29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9" draw:layer="layout" svg:width="0.099cm" svg:height="0.099cm" svg:x="3.742cm" svg:y="6.827cm" svg:viewBox="0 0 100 100" svg:d="M100 50c0-27-23-50-50-50s-50 23-50 50 23 50 50 50 50-23 50-50z">
            <text:p/>
          </draw:path>
          <draw:path draw:style-name="gr3" draw:text-style-name="P9" draw:layer="layout" svg:width="0.355cm" svg:height="0.421cm" svg:x="3.941cm" svg:y="6.516cm" svg:viewBox="0 0 356 422" svg:d="M77 181c6-137 83-160 114-160 94 0 104 122 104 160zM77 199h256c21 0 23 0 23-18 0-92-50-181-165-181-106 0-191 93-191 210 0 122 96 212 202 212 112 0 154-102 154-121 0-8-9-10-13-10-8 0-10 6-10 12-33 96-117 96-125 96-46 0-83-29-104-63-27-43-27-103-27-137z">
            <text:p/>
          </draw:path>
          <draw:path draw:style-name="gr3" draw:text-style-name="P9" draw:layer="layout" svg:width="0.099cm" svg:height="0.099cm" svg:x="4.401cm" svg:y="6.827cm" svg:viewBox="0 0 100 100" svg:d="M100 50c0-27-23-50-50-50s-50 23-50 50 23 50 50 50 50-23 50-50z">
            <text:p/>
          </draw:path>
          <draw:path draw:style-name="gr3" draw:text-style-name="P9" draw:layer="layout" svg:width="0.407cm" svg:height="0.618cm" svg:x="5.312cm" svg:y="6.306cm" svg:viewBox="0 0 408 619" svg:d="M243 469v79c0 34 0 44-68 44h-19v27c37-2 85-2 123-2 39 0 87 0 125 2v-27h-19c-69 0-71-10-71-44v-79h94v-29h-94v-417c0-17 0-23-14-23-9 0-11 0-17 10l-283 430v29zM250 440h-225l225-340z">
            <text:p/>
          </draw:path>
          <draw:path draw:style-name="gr3" draw:text-style-name="P9" draw:layer="layout" svg:width="0.715cm" svg:height="0.913cm" svg:x="5.811cm" svg:y="6.088cm" svg:viewBox="0 0 716 914" svg:d="M289 818l-160-355c-6-14-13-14-15-14 0 0-6 0-14 6l-88 66c-12 9-12 13-12 15 0 4 2 10 8 10 7 0 23-12 32-20 6-5 20-15 29-21l181 394c6 15 12 15 20 15 13 0 15-4 23-17l416-860c7-14 7-16 7-18 0-11-9-19-19-19-9 0-15 4-21 19z">
            <text:p/>
          </draw:path>
          <draw:polygon draw:style-name="gr3" draw:text-style-name="P9" draw:layer="layout" svg:width="0.459cm" svg:height="0.038cm" svg:x="6.506cm" svg:y="6.088cm" svg:viewBox="0 0 460 39" draw:points="229,39 0,39 0,0 460,0 460,39">
            <text:p/>
          </draw:polygon>
          <draw:path draw:style-name="gr3" draw:text-style-name="P9" draw:layer="layout" svg:width="0.365cm" svg:height="0.61cm" svg:x="6.552cm" svg:y="6.316cm" svg:viewBox="0 0 366 611" svg:d="M71 540l97-96c144-126 198-174 198-265 0-106-81-179-193-179-104 0-173 85-173 166 0 50 46 50 48 50 16 0 48-10 48-48 0-23-17-48-48-48-8 0-8 0-13 3 21-61 71-94 125-94 83 0 123 73 123 150 0 72-46 145-96 201l-177 195c-10 11-10 13-10 36h341l25-160h-23c-4 27-10 68-19 81-8 8-68 8-87 8z">
            <text:p/>
          </draw:path>
          <draw:path draw:style-name="gr3" draw:text-style-name="P9" draw:layer="layout" svg:width="0.457cm" svg:height="0.414cm" svg:x="6.988cm" svg:y="6.52cm" svg:viewBox="0 0 458 415" svg:d="M281 129c4-25 25-108 89-108 6 0 27 0 46 10-25 6-44 29-44 50 0 15 11 33 36 33 20 0 50-16 50-54 0-48-54-60-86-60-54 0-85 48-97 71-23-63-71-71-98-71-96 0-148 118-148 141 0 9 8 9 11 9 8 0 10 0 12-9 31-97 92-120 123-120 16 0 50 8 50 60 0 29-17 91-50 218-15 58-48 96-88 96-6 0-27 0-45-11 22-6 43-25 43-50s-21-33-35-33c-27 0-50 25-50 54 0 42 46 60 85 60 63 0 94-64 98-70 10 35 44 70 98 70 95 0 147-118 147-141 0-8-8-8-10-8-8 0-10 2-12 8-30 100-94 121-123 121-35 0-50-29-50-61 0-20 6-39 17-81z">
            <text:p/>
          </draw:path>
          <draw:path draw:style-name="gr3" draw:text-style-name="P9" draw:layer="layout" svg:width="0.559cm" svg:height="0.038cm" svg:x="7.764cm" svg:y="6.678cm" svg:viewBox="0 0 560 39" svg:d="M528 39c15 0 32 0 32-20 0-19-17-19-32-19h-497c-14 0-31 0-31 19 0 20 17 20 31 20z">
            <text:p/>
          </draw:path>
          <draw:path draw:style-name="gr3" draw:text-style-name="P9" draw:layer="layout" svg:width="0.38cm" svg:height="0.628cm" svg:x="8.64cm" svg:y="6.316cm" svg:viewBox="0 0 381 629" svg:d="M83 309v-22c0-231 115-264 160-264 23 0 61 6 81 37-14 0-49 0-49 40 0 29 20 43 41 43 15 0 42-8 42-43 0-56-40-100-117-100-116 0-241 118-241 320 0 245 106 309 191 309 102 0 190-85 190-205 0-117-81-206-183-206-63 0-96 48-115 91zM191 604c-58 0-85-56-89-68-17-44-17-116-17-133 0-71 29-164 113-164 14 0 56 0 85 58 17 33 17 81 17 125 0 43 0 89-17 122-27 56-71 60-92 60z">
            <text:p/>
          </draw:path>
          <draw:path draw:style-name="gr3" draw:text-style-name="P9" draw:layer="layout" svg:width="0.715cm" svg:height="0.913cm" svg:x="9.125cm" svg:y="6.088cm" svg:viewBox="0 0 716 914" svg:d="M289 818l-160-355c-6-14-13-14-15-14 0 0-6 0-14 6l-88 66c-12 9-12 13-12 15 0 4 2 10 8 10 7 0 23-12 32-20 6-5 20-15 29-21l181 394c6 15 12 15 20 15 13 0 15-4 23-17l416-860c7-14 7-16 7-18 0-11-9-19-19-19-9 0-15 4-21 19z">
            <text:p/>
          </draw:path>
          <draw:polygon draw:style-name="gr3" draw:text-style-name="P9" draw:layer="layout" svg:width="0.459cm" svg:height="0.038cm" svg:x="9.819cm" svg:y="6.088cm" svg:viewBox="0 0 460 39" draw:points="229,39 0,39 0,0 460,0 460,39">
            <text:p/>
          </draw:polygon>
          <draw:path draw:style-name="gr3" draw:text-style-name="P9" draw:layer="layout" svg:width="0.365cm" svg:height="0.61cm" svg:x="9.865cm" svg:y="6.316cm" svg:viewBox="0 0 366 611" svg:d="M71 540l97-96c144-126 198-174 198-265 0-106-81-179-193-179-104 0-173 85-173 166 0 50 46 50 48 50 16 0 48-10 48-48 0-23-17-48-48-48-8 0-8 0-13 3 21-61 71-94 125-94 83 0 123 73 123 150 0 72-46 145-96 201l-177 195c-10 11-10 13-10 36h341l25-160h-23c-4 27-10 68-19 81-8 8-68 8-87 8z">
            <text:p/>
          </draw:path>
          <draw:path draw:style-name="gr3" draw:text-style-name="P9" draw:layer="layout" svg:width="0.423cm" svg:height="0.591cm" svg:x="10.304cm" svg:y="6.52cm" svg:viewBox="0 0 424 592" svg:d="M420 56c4-12 4-14 4-21 0-16-14-25-27-25-10 0-25 5-33 19-2 4-8 33-12 50-7 23-13 48-19 73l-42 166c-2 12-41 77-104 77-46 0-56-40-56-75 0-42 17-98 48-179 14-37 17-48 17-66 0-42-30-75-75-75-88 0-121 133-121 141 0 9 8 9 10 9 11 0 11-3 15-17 25-85 62-112 94-112 6 0 22 0 22 29 0 23-8 46-16 64-36 96-52 150-52 191 0 81 58 110 112 110 35 0 67-16 92-41-11 48-23 91-59 141-25 31-60 58-102 58-12 0-54-4-68-39 14 0 25 0 39-11 9-8 17-20 17-37 0-29-25-33-33-33-21 0-52 14-52 60s41 79 97 79c96 0 190-83 215-187z">
            <text:p/>
          </draw:path>
          <draw:path draw:style-name="gr3" draw:text-style-name="P9" draw:layer="layout" svg:width="0.608cm" svg:height="0.61cm" svg:x="11.011cm" svg:y="6.391cm" svg:viewBox="0 0 609 611" svg:d="M324 324h256c13 0 29 0 29-19 0-18-16-18-29-18h-256v-256c0-14 0-31-18-31-19 0-19 17-19 31v256h-256c-14 0-31 0-31 18 0 19 17 19 31 19h256v256c0 12 0 31 19 31 18 0 18-19 18-31z">
            <text:p/>
          </draw:path>
          <draw:path draw:style-name="gr3" draw:text-style-name="P9" draw:layer="layout" svg:width="0.365cm" svg:height="0.628cm" svg:x="11.92cm" svg:y="6.316cm" svg:viewBox="0 0 366 629" svg:d="M366 426c0-108-75-202-175-202-43 0-83 15-116 48v-179c19 7 50 13 79 13 112 0 177-83 177-96 0-6-2-10-9-10-2 0-4 0-8 2-19 8-62 27-125 27-37 0-79-6-122-25-7-4-9-4-11-4-8 0-8 8-8 23v270c0 16 0 25 12 25 7 0 9-2 11-9 10-14 45-64 118-64 48 0 71 42 79 58 15 36 17 71 17 117 0 31 0 87-23 124-21 36-56 60-98 60-66 0-118-47-135-101 2 0 6 0 17 0 29 0 46-23 46-44 0-23-17-46-46-46-15 0-46 7-46 50 0 77 62 166 166 166 106 0 200-87 200-203z">
            <text:p/>
          </draw:path>
          <draw:path draw:style-name="gr3" draw:text-style-name="P9" draw:layer="layout" svg:width="0.608cm" svg:height="0.215cm" svg:x="12.636cm" svg:y="6.589cm" svg:viewBox="0 0 609 216" svg:d="M578 37c15 0 31 0 31-18 0-19-16-19-29-19h-549c-14 0-31 0-31 19 0 18 17 18 31 18zM580 216c13 0 29 0 29-19 0-18-16-18-31-18h-547c-14 0-31 0-31 18 0 19 17 19 31 19z">
            <text:p/>
          </draw:path>
          <draw:path draw:style-name="gr3" draw:text-style-name="P9" draw:layer="layout" svg:width="0.386cm" svg:height="0.628cm" svg:x="13.586cm" svg:y="6.316cm" svg:viewBox="0 0 387 629" svg:d="M387 318c0-75-4-148-38-216-41-87-116-102-156-102-54 0-122 23-160 108-29 64-33 135-33 210 0 68 4 149 42 220 39 73 106 91 151 91 50 0 119-18 161-106 29-62 33-135 33-205zM193 611c-35 0-91-23-108-113-8-54-8-139-8-193 0-58 0-118 6-168 19-108 88-116 110-116 30 0 90 16 109 106 8 52 8 120 8 178 0 69 0 131-10 189-13 88-65 117-107 117z">
            <text:p/>
          </draw:path>
        </draw:g>
        <draw:g xml:id="id125" draw:id="id125">
          <svg:title>TexMaths</svg:title>
          <svg:desc>28§display§\text {Equation of the tangent is }\ 3\sqrt{2}x + 2\sqrt{2}y - 6  = 0§svg§600§FALSE§</svg:desc>
          <draw:polygon draw:style-name="gr2" draw:text-style-name="P8" draw:layer="layout" svg:width="21.218cm" svg:height="1.006cm" svg:x="3.384cm" svg:y="7.563cm" svg:viewBox="0 0 21219 1007" draw:points="10608,1007 0,1007 0,0 21219,0 21219,1007">
            <text:p/>
          </draw:polygon>
          <draw:path draw:style-name="gr3" draw:text-style-name="P9" draw:layer="layout" svg:width="0.61cm" svg:height="0.671cm" svg:x="3.366cm" svg:y="7.747cm" svg:viewBox="0 0 611 672" svg:d="M101 593c0 36 0 47-76 47h-25v32h569l42-256h-24c-25 153-47 224-217 224h-133c-44 0-47-6-47-40v-262h88c96 0 107 31 107 114h25v-259h-25c0 82-11 114-107 114h-88v-238c0-31 3-38 47-38h128c152 0 179 54 195 191h25l-29-222h-556v31h25c76 0 76 12 76 45z">
            <text:p/>
          </draw:path>
          <draw:path draw:style-name="gr3" draw:text-style-name="P9" draw:layer="layout" svg:width="0.487cm" svg:height="0.626cm" svg:x="4.038cm" svg:y="7.98cm" svg:viewBox="0 0 488 627" svg:d="M343 376v177c0 45-11 45-79 45v29c34 0 85-2 112-2s76 2 112 2v-29c-67 0-78 0-78-45v-553h-22l-36 90c-14-27-54-90-132-90-117 0-220 96-220 224 0 123 96 224 211 224 69 0 109-43 132-72zM345 163v139c0 32-18 58-40 83-12 14-43 40-90 40-72 0-132-87-132-201 0-117 69-199 141-199 78 0 121 85 121 138z">
            <text:p/>
          </draw:path>
          <draw:path draw:style-name="gr3" draw:text-style-name="P9" draw:layer="layout" svg:width="0.496cm" svg:height="0.447cm" svg:x="4.555cm" svg:y="7.98cm" svg:viewBox="0 0 497 448" svg:d="M354 358v90l143-11v-32c-69 0-76-6-76-53v-352l-145 11v32c69 0 76 6 76 53v177c0 85-47 152-119 152-83 0-87-44-87-96v-329l-146 11v32c76 0 76 2 76 89v148c0 78 0 168 152 168 54 0 99-27 126-90z">
            <text:p/>
          </draw:path>
          <draw:path draw:style-name="gr3" draw:text-style-name="P9" draw:layer="layout" svg:width="0.445cm" svg:height="0.453cm" svg:x="5.111cm" svg:y="7.975cm" svg:viewBox="0 0 446 454" svg:d="M287 367c4 40 31 81 78 81 20 0 81-14 81-94v-54h-25v54c0 58-25 65-36 65-31 0-36-45-36-50v-199c0-40 0-78-35-116-38-38-88-54-137-54-81 0-148 47-148 112 0 29 20 47 45 47 27 0 45-20 45-47 0-11-5-45-50-45 27-33 74-45 108-45 47 0 103 38 103 126v38c-49 2-119 4-181 33-74 34-99 85-99 130 0 81 96 105 159 105 65 0 110-40 128-87zM280 206v98c0 95-69 128-114 128-50 0-90-36-90-85 0-54 43-137 204-141z">
            <text:p/>
          </draw:path>
          <draw:path draw:style-name="gr3" draw:text-style-name="P9" draw:layer="layout" svg:width="0.308cm" svg:height="0.617cm" svg:x="5.581cm" svg:y="7.81cm" svg:viewBox="0 0 309 618" svg:d="M152 213h141v-32h-141v-181h-24c0 81-32 186-128 190v23h85v271c0 123 92 134 128 134 69 0 96-69 96-134v-56h-25v56c0 71-29 109-64 109-68 0-68-89-68-107z">
            <text:p/>
          </draw:path>
          <draw:path draw:style-name="gr3" draw:text-style-name="P9" draw:layer="layout" svg:width="0.212cm" svg:height="0.659cm" svg:x="5.978cm" svg:y="7.758cm" svg:viewBox="0 0 213 660" svg:d="M143 224l-139 11v31c65 0 74 5 74 54v264c0 45-11 45-78 45v31c31-2 85-2 110-2 33 0 69 0 103 2v-31c-65 0-70-4-70-42zM148 51c0-31-25-51-54-51-31 0-51 27-51 51 0 27 20 54 51 54 29 0 54-22 54-54z">
            <text:p/>
          </draw:path>
          <draw:path draw:style-name="gr3" draw:text-style-name="P9" draw:layer="layout" svg:width="0.438cm" svg:height="0.453cm" svg:x="6.247cm" svg:y="7.975cm" svg:viewBox="0 0 439 454" svg:d="M439 231c0-126-101-231-219-231-124 0-220 107-220 231 0 127 103 223 220 223 118 0 219-98 219-223zM220 430c-43 0-86-23-112-67-25-43-25-103-25-139 0-38 0-92 22-137 27-44 74-65 115-65 42 0 85 21 112 63 24 43 24 101 24 139 0 36 0 89-22 132-20 45-65 74-114 74z">
            <text:p/>
          </draw:path>
          <draw:path draw:style-name="gr3" draw:text-style-name="P9" draw:layer="layout" svg:width="0.496cm" svg:height="0.436cm" svg:x="6.742cm" svg:y="7.98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9" draw:layer="layout" svg:width="0.438cm" svg:height="0.453cm" svg:x="7.613cm" svg:y="7.975cm" svg:viewBox="0 0 439 454" svg:d="M439 231c0-126-101-231-219-231-124 0-220 107-220 231 0 127 103 223 220 223 118 0 219-98 219-223zM220 430c-43 0-86-23-112-67-25-43-25-103-25-139 0-38 0-92 22-137 27-44 74-65 115-65 42 0 85 21 112 63 24 43 24 101 24 139 0 36 0 89-22 132-20 45-65 74-114 74z">
            <text:p/>
          </draw:path>
          <draw:path draw:style-name="gr3" draw:text-style-name="P9" draw:layer="layout" svg:width="0.319cm" svg:height="0.695cm" svg:x="8.11cm" svg:y="7.722cm" svg:viewBox="0 0 320 696" svg:d="M141 271v-114c0-88 47-135 92-135 2 0 16 0 31 7-11 5-29 16-29 40 0 23 16 43 43 43 29 0 42-20 42-43 0-35-36-69-87-69-69 0-155 51-155 157v114h-78v29h78v320c0 45-11 45-78 45v31c40-2 85-4 114-4 41 0 85 0 126 4v-31h-20c-74 0-77-11-77-47v-318h115v-29z">
            <text:p/>
          </draw:path>
          <draw:path draw:style-name="gr3" draw:text-style-name="P9" draw:layer="layout" svg:width="0.308cm" svg:height="0.617cm" svg:x="8.724cm" svg:y="7.81cm" svg:viewBox="0 0 309 618" svg:d="M152 213h141v-32h-141v-181h-24c0 81-32 186-128 190v23h85v271c0 123 92 134 128 134 69 0 96-69 96-134v-56h-25v56c0 71-29 109-64 109-68 0-68-89-68-107z">
            <text:p/>
          </draw:path>
          <draw:path draw:style-name="gr3" draw:text-style-name="P9" draw:layer="layout" svg:width="0.496cm" svg:height="0.684cm" svg:x="9.12cm" svg:y="7.733cm" svg:viewBox="0 0 497 685" svg:d="M76 609c0 45-9 45-76 45v31c34-2 85-2 112-2 25 0 76 0 110 2v-31c-65 0-76 0-76-45v-181c0-103 69-157 132-157 62 0 74 54 74 110v228c0 45-12 45-76 45v31c33-2 85-2 112-2 24 0 76 0 109 2v-31c-51 0-76 0-76-29v-188c0-85 0-117-31-153-14-15-47-35-103-35-85 0-128 60-144 96v-345l-143 11v32c69 0 76 6 76 53z">
            <text:p/>
          </draw:path>
          <draw:path draw:style-name="gr3" draw:text-style-name="P9" draw:layer="layout" svg:width="0.382cm" svg:height="0.453cm" svg:x="9.662cm" svg:y="7.975cm" svg:viewBox="0 0 383 454" svg:d="M83 195c7-148 89-173 123-173 101 0 112 132 112 173zM83 215h275c23 0 25 0 25-20 0-99-54-195-177-195-114 0-206 101-206 226 0 132 103 228 217 228 121 0 166-109 166-129 0-9-9-12-13-12-9 0-12 7-12 14-35 103-125 103-134 103-49 0-90-31-112-67-29-47-29-112-29-148z">
            <text:p/>
          </draw:path>
          <draw:path draw:style-name="gr3" draw:text-style-name="P9" draw:layer="layout" svg:width="0.308cm" svg:height="0.617cm" svg:x="10.42cm" svg:y="7.81cm" svg:viewBox="0 0 309 618" svg:d="M152 213h141v-32h-141v-181h-24c0 81-32 186-128 190v23h85v271c0 123 92 134 128 134 69 0 96-69 96-134v-56h-25v56c0 71-29 109-64 109-68 0-68-89-68-107z">
            <text:p/>
          </draw:path>
          <draw:path draw:style-name="gr3" draw:text-style-name="P9" draw:layer="layout" svg:width="0.445cm" svg:height="0.453cm" svg:x="10.825cm" svg:y="7.975cm" svg:viewBox="0 0 446 454" svg:d="M287 367c4 40 31 81 78 81 20 0 81-14 81-94v-54h-25v54c0 58-25 65-36 65-31 0-36-45-36-50v-199c0-40 0-78-35-116-38-38-88-54-137-54-81 0-148 47-148 112 0 29 20 47 45 47 27 0 45-20 45-47 0-11-5-45-50-45 27-33 74-45 108-45 47 0 103 38 103 126v38c-49 2-119 4-181 33-74 34-99 85-99 130 0 81 96 105 159 105 65 0 110-40 128-87zM280 206v98c0 95-69 128-114 128-50 0-90-36-90-85 0-54 43-137 204-141z">
            <text:p/>
          </draw:path>
          <draw:path draw:style-name="gr3" draw:text-style-name="P9" draw:layer="layout" svg:width="0.496cm" svg:height="0.436cm" svg:x="11.307cm" svg:y="7.98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9" draw:layer="layout" svg:width="0.451cm" svg:height="0.651cm" svg:x="11.849cm" svg:y="7.968cm" svg:viewBox="0 0 452 652" svg:d="M193 278c-88 0-88-99-88-121 0-27 3-58 16-83 9-14 31-40 72-40 85 0 85 98 85 120 0 27 0 59-16 83-9 14-31 41-69 41zM76 316c0-5 0-27 18-47 38 29 78 31 99 31 91 0 159-67 159-143 0-38-16-74-41-97 36-33 72-38 90-38 2 0 7 0 9 0-11 5-16 16-16 27 0 18 14 29 29 29 9 0 29-6 29-29 0-18-13-49-51-49-20 0-63 7-105 47-41-34-83-36-103-36-92 0-162 67-162 143 0 45 23 81 47 103-13 14-31 47-31 81 0 31 13 69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3" draw:text-style-name="P9" draw:layer="layout" svg:width="0.382cm" svg:height="0.453cm" svg:x="12.341cm" svg:y="7.975cm" svg:viewBox="0 0 383 454" svg:d="M83 195c7-148 89-173 123-173 101 0 112 132 112 173zM83 215h275c23 0 25 0 25-20 0-99-54-195-177-195-114 0-206 101-206 226 0 132 103 228 217 228 121 0 166-109 166-129 0-9-9-12-13-12-9 0-12 7-12 14-35 103-125 103-134 103-49 0-90-31-112-67-29-47-29-112-29-148z">
            <text:p/>
          </draw:path>
          <draw:path draw:style-name="gr3" draw:text-style-name="P9" draw:layer="layout" svg:width="0.496cm" svg:height="0.436cm" svg:x="12.783cm" svg:y="7.98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9" draw:layer="layout" svg:width="0.308cm" svg:height="0.617cm" svg:x="13.289cm" svg:y="7.81cm" svg:viewBox="0 0 309 618" svg:d="M152 213h141v-32h-141v-181h-24c0 81-32 186-128 190v23h85v271c0 123 92 134 128 134 69 0 96-69 96-134v-56h-25v56c0 71-29 109-64 109-68 0-68-89-68-107z">
            <text:p/>
          </draw:path>
          <draw:path draw:style-name="gr3" draw:text-style-name="P9" draw:layer="layout" svg:width="0.212cm" svg:height="0.659cm" svg:x="14.015cm" svg:y="7.758cm" svg:viewBox="0 0 213 660" svg:d="M143 224l-139 11v31c65 0 74 5 74 54v264c0 45-11 45-78 45v31c31-2 85-2 110-2 33 0 69 0 103 2v-31c-65 0-70-4-70-42zM148 51c0-31-25-51-54-51-31 0-51 27-51 51 0 27 20 54 51 54 29 0 54-22 54-54z">
            <text:p/>
          </draw:path>
          <draw:path draw:style-name="gr3" draw:text-style-name="P9" draw:layer="layout" svg:width="0.324cm" svg:height="0.453cm" svg:x="14.288cm" svg:y="7.975cm" svg:viewBox="0 0 325 454" svg:d="M172 251c23 4 104 20 104 92 0 49-34 89-112 89-83 0-119-56-137-141-2-11-5-16-14-16-13 0-13 7-13 25v130c0 18 0 24 11 24 5 0 7-2 25-20 2-2 2-4 20-22 43 40 87 42 108 42 114 0 161-67 161-138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9" draw:layer="layout" svg:width="0.409cm" svg:height="0.677cm" svg:x="15.341cm" svg:y="7.76cm" svg:viewBox="0 0 410 678" svg:d="M246 309c81-25 137-94 137-172 0-81-85-137-181-137-101 0-175 58-175 134 0 32 22 52 49 52 32 0 52-23 52-52 0-49-47-49-61-49 29-47 94-60 130-60 40 0 96 22 96 109 0 14-2 70-29 115-29 47-62 49-87 51-7 0-31 2-38 2-9 0-16 2-16 11 0 12 7 12 25 12h42c81 0 119 67 119 163 0 134-69 164-112 164-42 0-116-18-152-77 36 7 65-15 65-53 0-36-25-56-54-56-25 0-56 15-56 58 0 89 92 154 199 154 121 0 211-89 211-190 0-81-63-157-164-179z">
            <text:p/>
          </draw:path>
          <draw:path draw:style-name="gr3" draw:text-style-name="P9" draw:layer="layout" svg:width="0.77cm" svg:height="0.984cm" svg:x="15.863cm" svg:y="7.514cm" svg:viewBox="0 0 771 985" svg:d="M311 882l-172-383c-7-15-14-15-16-15 0 0-7 0-15 6l-95 72c-13 9-13 13-13 16 0 4 2 11 9 11s25-14 34-23c6-4 22-15 31-22l195 425c7 16 13 16 22 16 14 0 16-4 25-18l448-927c7-15 7-18 7-20 0-11-9-20-21-20-9 0-15 4-22 20z">
            <text:p/>
          </draw:path>
          <draw:polygon draw:style-name="gr3" draw:text-style-name="P9" draw:layer="layout" svg:width="0.494cm" svg:height="0.042cm" svg:x="16.611cm" svg:y="7.514cm" svg:viewBox="0 0 495 43" draw:points="246,43 0,43 0,0 495,0 495,43">
            <text:p/>
          </draw:polygon>
          <draw:path draw:style-name="gr3" draw:text-style-name="P9" draw:layer="layout" svg:width="0.393cm" svg:height="0.657cm" svg:x="16.66cm" svg:y="7.76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3" draw:text-style-name="P9" draw:layer="layout" svg:width="0.492cm" svg:height="0.447cm" svg:x="17.133cm" svg:y="7.98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7-54 58 0 45 49 65 94 65 65 0 101-70 103-76 11 38 47 76 108 76 100 0 156-128 156-152 0-9-9-9-11-9-9 0-11 2-13 9-32 107-99 129-132 129-38 0-54-31-54-65 0-22 7-42 18-87z">
            <text:p/>
          </draw:path>
          <draw:path draw:style-name="gr3" draw:text-style-name="P9" draw:layer="layout" svg:width="0.655cm" svg:height="0.657cm" svg:x="17.939cm" svg:y="7.841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9" draw:layer="layout" svg:width="0.393cm" svg:height="0.657cm" svg:x="18.918cm" svg:y="7.76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3" draw:text-style-name="P9" draw:layer="layout" svg:width="0.77cm" svg:height="0.984cm" svg:x="19.433cm" svg:y="7.514cm" svg:viewBox="0 0 771 985" svg:d="M311 882l-172-383c-7-15-14-15-16-15 0 0-7 0-15 6l-95 72c-13 9-13 13-13 16 0 4 2 11 9 11s25-14 34-23c6-4 22-15 31-22l195 425c7 16 13 16 22 16 14 0 16-4 25-18l448-927c7-15 7-18 7-20 0-11-9-20-21-20-9 0-15 4-22 20z">
            <text:p/>
          </draw:path>
          <draw:polygon draw:style-name="gr3" draw:text-style-name="P9" draw:layer="layout" svg:width="0.494cm" svg:height="0.042cm" svg:x="20.181cm" svg:y="7.514cm" svg:viewBox="0 0 495 43" draw:points="246,43 0,43 0,0 495,0 495,43">
            <text:p/>
          </draw:polygon>
          <draw:path draw:style-name="gr3" draw:text-style-name="P9" draw:layer="layout" svg:width="0.393cm" svg:height="0.657cm" svg:x="20.23cm" svg:y="7.76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3" draw:text-style-name="P9" draw:layer="layout" svg:width="0.456cm" svg:height="0.637cm" svg:x="20.701cm" svg:y="7.98cm" svg:viewBox="0 0 457 638" svg:d="M452 60c5-13 5-15 5-22 0-18-16-27-29-27-11 0-27 5-36 20-2 5-9 36-13 54-7 25-14 52-21 78l-44 180c-3 13-45 82-112 82-50 0-61-42-61-80 0-45 18-105 52-193 15-40 18-51 18-71 0-45-32-81-81-81-94 0-130 143-130 152s9 9 11 9c11 0 11-2 16-18 27-92 67-121 101-121 6 0 24 0 24 32 0 24-9 49-18 69-38 103-56 161-56 206 0 87 63 119 121 119 38 0 72-18 99-45-11 51-25 99-63 152-27 34-65 63-110 63-13 0-58-5-73-43 15 0 26 0 40-11 11-9 20-22 20-40 0-31-27-36-36-36-22 0-56 16-56 65s45 85 105 85c103 0 204-89 231-201z">
            <text:p/>
          </draw:path>
          <draw:path draw:style-name="gr3" draw:text-style-name="P9" draw:layer="layout" svg:width="0.602cm" svg:height="0.042cm" svg:x="21.491cm" svg:y="8.15cm" svg:viewBox="0 0 603 43" svg:d="M569 43c16 0 34 0 34-23 0-20-18-20-34-20h-535c-16 0-34 0-34 20 0 23 18 23 34 23z">
            <text:p/>
          </draw:path>
          <draw:path draw:style-name="gr3" draw:text-style-name="P9" draw:layer="layout" svg:width="0.409cm" svg:height="0.677cm" svg:x="22.434cm" svg:y="7.76cm" svg:viewBox="0 0 410 678" svg:d="M90 334v-25c0-249 123-284 172-284 25 0 65 6 87 40-15 0-53 0-53 42 0 32 22 47 44 47 16 0 45-8 45-47 0-60-42-107-125-107-126 0-260 128-260 345 0 264 114 333 206 333 110 0 204-91 204-221 0-126-87-222-197-222-67 0-103 52-123 99zM206 652c-63 0-92-61-96-74-18-47-18-126-18-144 0-76 31-177 121-177 15 0 60 0 92 63 18 36 18 87 18 134 0 48 0 97-18 133-29 60-77 65-99 65z">
            <text:p/>
          </draw:path>
          <draw:path draw:style-name="gr3" draw:text-style-name="P9" draw:layer="layout" svg:width="0.655cm" svg:height="0.232cm" svg:x="23.214cm" svg:y="8.05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16cm" svg:height="0.677cm" svg:x="24.235cm" svg:y="7.76cm" svg:viewBox="0 0 417 678" svg:d="M417 343c0-81-5-159-41-233-44-94-125-110-168-110-58 0-132 25-172 116-32 70-36 146-36 227 0 73 4 161 45 237 42 78 114 98 163 98 54 0 128-20 173-114 31-67 36-145 36-221zM208 658c-38 0-98-24-116-121-9-58-9-150-9-208 0-63 0-128 7-181 20-117 94-126 118-126 32 0 97 18 117 115 9 56 9 129 9 192 0 74 0 141-11 204-14 94-70 125-115 125z">
            <text:p/>
          </draw:path>
        </draw:g>
        <draw:g xml:id="id126" draw:id="id126">
          <svg:title>TexMaths</svg:title>
          <svg:desc>28§display§\text {Equation of the normal is }\ \ 4\sqrt{2}x - 6\sqrt{2}y + 5 = 0§svg§600§FALSE§</svg:desc>
          <draw:polygon draw:style-name="gr2" draw:text-style-name="P8" draw:layer="layout" svg:width="21.304cm" svg:height="1.004cm" svg:x="3.385cm" svg:y="8.968cm" svg:viewBox="0 0 21305 1005" draw:points="10651,1005 0,1005 0,0 21305,0 21305,1005">
            <text:p/>
          </draw:polygon>
          <draw:path draw:style-name="gr3" draw:text-style-name="P9" draw:layer="layout" svg:width="0.611cm" svg:height="0.67cm" svg:x="3.367cm" svg:y="9.152cm" svg:viewBox="0 0 612 671" svg:d="M101 593c0 36 0 47-76 47h-25v31h569l43-255h-25c-25 152-47 224-217 224h-133c-44 0-47-7-47-40v-262h88c96 0 107 31 107 114h25v-260h-25c0 83-11 115-107 115h-88v-238c0-31 3-38 47-38h128c152 0 179 54 195 190h25l-29-221h-556v31h25c76 0 76 12 76 45z">
            <text:p/>
          </draw:path>
          <draw:path draw:style-name="gr3" draw:text-style-name="P9" draw:layer="layout" svg:width="0.487cm" svg:height="0.625cm" svg:x="4.039cm" svg:y="9.384cm" svg:viewBox="0 0 488 626" svg:d="M343 376v177c0 44-11 44-79 44v29c34 0 85-2 112-2s76 2 112 2v-29c-67 0-78 0-78-44v-553h-22l-36 89c-14-26-54-89-132-89-117 0-220 96-220 224 0 123 96 223 211 223 69 0 109-42 132-71zM345 163v139c0 31-18 58-40 83-12 13-43 40-90 40-72 0-132-87-132-201 0-117 69-199 141-199 78 0 121 85 121 138z">
            <text:p/>
          </draw:path>
          <draw:path draw:style-name="gr3" draw:text-style-name="P9" draw:layer="layout" svg:width="0.496cm" svg:height="0.446cm" svg:x="4.556cm" svg:y="9.384cm" svg:viewBox="0 0 497 447" svg:d="M354 358v89l143-11v-31c-69 0-76-7-76-54v-351l-145 11v32c69 0 76 6 76 53v177c0 85-47 152-119 152-83 0-87-45-87-96v-329l-146 11v32c76 0 76 2 76 89v148c0 78 0 167 152 167 54 0 99-26 126-89z">
            <text:p/>
          </draw:path>
          <draw:path draw:style-name="gr3" draw:text-style-name="P9" draw:layer="layout" svg:width="0.445cm" svg:height="0.453cm" svg:x="5.112cm" svg:y="9.38cm" svg:viewBox="0 0 446 454" svg:d="M287 367c4 40 31 80 78 80 20 0 81-13 81-94v-53h-25v53c0 59-25 65-36 65-31 0-36-44-36-49v-199c0-40 0-78-35-116-38-38-88-54-137-54-81 0-148 47-148 112 0 29 20 47 45 47 27 0 45-20 45-47 0-11-5-45-50-45 27-33 74-45 108-45 47 0 103 38 103 126v38c-49 2-119 4-181 33-74 34-99 85-99 130 0 81 96 105 159 105 65 0 110-40 128-87zM280 206v98c0 94-69 128-114 128-50 0-90-36-90-85 0-54 43-137 204-141z">
            <text:p/>
          </draw:path>
          <draw:path draw:style-name="gr3" draw:text-style-name="P9" draw:layer="layout" svg:width="0.308cm" svg:height="0.617cm" svg:x="5.582cm" svg:y="9.214cm" svg:viewBox="0 0 309 618" svg:d="M152 213h141v-32h-141v-181h-24c0 81-32 186-128 190v23h85v270c0 123 92 135 128 135 69 0 96-70 96-135v-56h-25v56c0 72-29 110-64 110-68 0-68-90-68-108z">
            <text:p/>
          </draw:path>
          <draw:path draw:style-name="gr3" draw:text-style-name="P9" draw:layer="layout" svg:width="0.212cm" svg:height="0.659cm" svg:x="5.979cm" svg:y="9.163cm" svg:viewBox="0 0 213 660" svg:d="M143 224l-139 11v31c65 0 74 5 74 54v264c0 45-11 45-78 45v31c31-2 85-2 110-2 33 0 69 0 103 2v-31c-65 0-70-5-70-43zM148 51c0-31-25-51-54-51-31 0-51 27-51 51 0 27 20 54 51 54 29 0 54-22 54-54z">
            <text:p/>
          </draw:path>
          <draw:path draw:style-name="gr3" draw:text-style-name="P9" draw:layer="layout" svg:width="0.438cm" svg:height="0.453cm" svg:x="6.248cm" svg:y="9.38cm" svg:viewBox="0 0 439 454" svg:d="M439 230c0-125-101-230-219-230-124 0-220 107-220 230 0 128 103 224 220 224 118 0 219-98 219-224zM220 430c-43 0-86-23-112-68-25-42-25-102-25-138 0-38 0-92 22-137 27-44 74-65 115-65 42 0 85 21 112 63 24 43 24 101 24 139 0 36 0 89-22 132-20 44-65 74-114 74z">
            <text:p/>
          </draw:path>
          <draw:path draw:style-name="gr3" draw:text-style-name="P9" draw:layer="layout" svg:width="0.496cm" svg:height="0.435cm" svg:x="6.743cm" svg:y="9.384cm" svg:viewBox="0 0 497 436" svg:d="M76 96v266c0 43-9 43-76 43v31c34 0 85-2 112-2 25 0 76 2 110 2v-31c-65 0-76 0-76-43v-183c0-103 69-157 132-157 62 0 74 54 74 110v230c0 43-12 43-76 43v31c33 0 85-2 112-2 24 0 76 2 109 2v-31c-51 0-76 0-76-29v-188c0-85 0-116-31-152-14-16-47-36-103-36-74 0-119 43-148 103v-103l-139 11v32c69 0 76 6 76 53z">
            <text:p/>
          </draw:path>
          <draw:path draw:style-name="gr3" draw:text-style-name="P9" draw:layer="layout" svg:width="0.438cm" svg:height="0.453cm" svg:x="7.614cm" svg:y="9.38cm" svg:viewBox="0 0 439 454" svg:d="M439 230c0-125-101-230-219-230-124 0-220 107-220 230 0 128 103 224 220 224 118 0 219-98 219-224zM220 430c-43 0-86-23-112-68-25-42-25-102-25-138 0-38 0-92 22-137 27-44 74-65 115-65 42 0 85 21 112 63 24 43 24 101 24 139 0 36 0 89-22 132-20 44-65 74-114 74z">
            <text:p/>
          </draw:path>
          <draw:path draw:style-name="gr3" draw:text-style-name="P9" draw:layer="layout" svg:width="0.319cm" svg:height="0.695cm" svg:x="8.111cm" svg:y="9.127cm" svg:viewBox="0 0 320 696" svg:d="M141 271v-114c0-88 47-135 92-135 2 0 16 0 31 7-11 5-29 16-29 40 0 23 16 43 43 43 29 0 42-20 42-43 0-35-36-69-87-69-69 0-155 51-155 157v114h-78v29h78v320c0 44-11 44-78 44v32c40-2 85-5 114-5 41 0 85 0 126 5v-32h-20c-74 0-77-11-77-46v-318h115v-29z">
            <text:p/>
          </draw:path>
          <draw:path draw:style-name="gr3" draw:text-style-name="P9" draw:layer="layout" svg:width="0.308cm" svg:height="0.617cm" svg:x="8.725cm" svg:y="9.214cm" svg:viewBox="0 0 309 618" svg:d="M152 213h141v-32h-141v-181h-24c0 81-32 186-128 190v23h85v270c0 123 92 135 128 135 69 0 96-70 96-135v-56h-25v56c0 72-29 110-64 110-68 0-68-90-68-108z">
            <text:p/>
          </draw:path>
          <draw:path draw:style-name="gr3" draw:text-style-name="P9" draw:layer="layout" svg:width="0.496cm" svg:height="0.684cm" svg:x="9.122cm" svg:y="9.138cm" svg:viewBox="0 0 497 685" svg:d="M76 609c0 44-9 44-76 44v32c34-3 85-3 112-3 25 0 76 0 110 3v-32c-65 0-76 0-76-44v-182c0-103 69-156 132-156 62 0 74 53 74 109v229c0 44-12 44-76 44v32c33-3 85-3 112-3 24 0 76 0 109 3v-32c-51 0-76 0-76-29v-188c0-85 0-116-31-152-14-16-47-36-103-36-85 0-128 61-144 97v-345l-143 11v32c69 0 76 6 76 53z">
            <text:p/>
          </draw:path>
          <draw:path draw:style-name="gr3" draw:text-style-name="P9" draw:layer="layout" svg:width="0.382cm" svg:height="0.453cm" svg:x="9.664cm" svg:y="9.38cm" svg:viewBox="0 0 383 454" svg:d="M83 195c7-148 89-173 123-173 101 0 112 132 112 173zM83 215h275c23 0 25 0 25-20 0-99-54-195-177-195-114 0-206 101-206 226 0 132 103 228 217 228 121 0 166-109 166-130 0-9-9-11-13-11-9 0-12 7-12 14-35 103-125 103-134 103-49 0-90-32-112-68-29-47-29-111-29-147z">
            <text:p/>
          </draw:path>
          <draw:path draw:style-name="gr3" draw:text-style-name="P9" draw:layer="layout" svg:width="0.496cm" svg:height="0.435cm" svg:x="10.434cm" svg:y="9.384cm" svg:viewBox="0 0 497 436" svg:d="M76 96v266c0 43-9 43-76 43v31c34 0 85-2 112-2 25 0 76 2 110 2v-31c-65 0-76 0-76-43v-183c0-103 69-157 132-157 62 0 74 54 74 110v230c0 43-12 43-76 43v31c33 0 85-2 112-2 24 0 76 2 109 2v-31c-51 0-76 0-76-29v-188c0-85 0-116-31-152-14-16-47-36-103-36-74 0-119 43-148 103v-103l-139 11v32c69 0 76 6 76 53z">
            <text:p/>
          </draw:path>
          <draw:path draw:style-name="gr3" draw:text-style-name="P9" draw:layer="layout" svg:width="0.438cm" svg:height="0.453cm" svg:x="10.976cm" svg:y="9.38cm" svg:viewBox="0 0 439 454" svg:d="M439 230c0-125-101-230-219-230-124 0-220 107-220 230 0 128 103 224 220 224 118 0 219-98 219-224zM220 430c-43 0-86-23-112-68-25-42-25-102-25-138 0-38 0-92 22-137 27-44 74-65 115-65 42 0 85 21 109 63 27 43 27 101 27 139 0 36 0 89-22 132-20 44-65 74-114 74z">
            <text:p/>
          </draw:path>
          <draw:path draw:style-name="gr3" draw:text-style-name="P9" draw:layer="layout" svg:width="0.333cm" svg:height="0.435cm" svg:x="11.469cm" svg:y="9.384cm" svg:viewBox="0 0 334 436" svg:d="M137 110v-110l-137 11v32c69 0 76 6 76 53v266c0 43-9 43-76 43v31c38 0 85-2 112-2 40 0 87 0 128 2v-31h-23c-71 0-74-9-74-45v-152c0-98 41-186 117-186 7 0 9 0 11 0-4 3-22 14-22 38 0 29 20 43 42 43 18 0 43-11 43-43 0-31-32-60-74-60-72 0-108 67-123 110z">
            <text:p/>
          </draw:path>
          <draw:path draw:style-name="gr3" draw:text-style-name="P9" draw:layer="layout" svg:width="0.77cm" svg:height="0.435cm" svg:x="11.857cm" svg:y="9.384cm" svg:viewBox="0 0 771 436" svg:d="M76 96v266c0 43-11 43-76 43v31c34 0 85-2 112-2 25 0 76 2 110 2v-31c-65 0-76 0-76-43v-183c0-103 69-157 132-157 62 0 74 54 74 110v230c0 43-12 43-79 43v31c36 0 85-2 112-2s79 2 112 2v-31c-67 0-78 0-78-43v-183c0-103 72-157 134-157 63 0 72 54 72 110v230c0 43-9 43-76 43v31c33 0 85-2 112-2 24 0 76 2 110 2v-31c-52 0-77 0-77-29v-188c0-85 0-116-31-152-13-16-47-36-103-36-83 0-128 58-143 96-14-85-88-96-133-96-71 0-118 43-145 103v-103l-139 11v32c69 0 76 6 76 53z">
            <text:p/>
          </draw:path>
          <draw:path draw:style-name="gr3" draw:text-style-name="P9" draw:layer="layout" svg:width="0.445cm" svg:height="0.453cm" svg:x="12.688cm" svg:y="9.38cm" svg:viewBox="0 0 446 454" svg:d="M287 367c4 40 31 80 78 80 20 0 81-13 81-94v-53h-25v53c0 59-25 65-36 65-31 0-36-44-36-49v-199c0-40 0-78-35-116-38-38-88-54-137-54-81 0-148 47-148 112 0 29 20 47 45 47 27 0 45-20 45-47 0-11-5-45-50-45 27-33 74-45 108-45 47 0 103 38 103 126v38c-49 2-119 4-181 33-74 34-99 85-99 130 0 81 96 105 159 105 65 0 110-40 128-87zM280 206v98c0 94-69 128-114 128-50 0-90-36-90-85 0-54 43-137 204-141z">
            <text:p/>
          </draw:path>
          <draw:path draw:style-name="gr3" draw:text-style-name="P9" draw:layer="layout" svg:width="0.221cm" svg:height="0.684cm" svg:x="13.172cm" svg:y="9.138cm" svg:viewBox="0 0 222 685" svg:d="M143 0l-143 11v32c69 0 78 6 78 53v513c0 44-11 44-78 44v32c34-3 85-3 110-3 24 0 74 0 112 3v-32c-67 0-79 0-79-44z">
            <text:p/>
          </draw:path>
          <draw:path draw:style-name="gr3" draw:text-style-name="P9" draw:layer="layout" svg:width="0.212cm" svg:height="0.659cm" svg:x="13.772cm" svg:y="9.163cm" svg:viewBox="0 0 213 660" svg:d="M143 224l-139 11v31c65 0 74 5 74 54v264c0 45-11 45-78 45v31c31-2 85-2 110-2 33 0 69 0 103 2v-31c-65 0-70-5-70-43zM148 51c0-31-25-51-54-51-31 0-51 27-51 51 0 27 20 54 51 54 29 0 54-22 54-54z">
            <text:p/>
          </draw:path>
          <draw:path draw:style-name="gr3" draw:text-style-name="P9" draw:layer="layout" svg:width="0.324cm" svg:height="0.453cm" svg:x="14.045cm" svg:y="9.38cm" svg:viewBox="0 0 325 454" svg:d="M172 251c23 4 104 20 104 91 0 50-34 90-112 90-83 0-119-56-137-141-2-11-5-16-14-16-13 0-13 7-13 25v130c0 17 0 24 11 24 5 0 7-2 25-20 2-2 2-4 20-22 43 40 87 42 108 42 114 0 161-67 161-139 0-51-32-80-43-94-33-31-71-38-112-46-56-12-123-23-123-81 0-36 27-76 112-76 108 0 114 89 117 121 0 9 8 9 11 9 13 0 13-5 13-25v-98c0-18 0-25-11-25-5 0-7 0-20 11-2 5-14 14-18 16-36-27-79-27-92-27-121 0-159 67-159 121 0 36 16 62 43 85 31 24 60 31 129 45z">
            <text:p/>
          </draw:path>
          <draw:path draw:style-name="gr3" draw:text-style-name="P9" draw:layer="layout" svg:width="0.438cm" svg:height="0.666cm" svg:x="15.414cm" svg:y="9.154cm" svg:viewBox="0 0 439 667" svg:d="M262 506v85c0 35 0 47-74 47h-20v29c40-3 92-3 132-3 43 0 94 0 135 3v-29h-21c-74 0-76-12-76-47v-85h101v-32h-101v-449c0-18 0-25-15-25-9 0-12 0-18 11l-305 463v32zM269 474h-242l242-367z">
            <text:p/>
          </draw:path>
          <draw:path draw:style-name="gr3" draw:text-style-name="P9" draw:layer="layout" svg:width="0.77cm" svg:height="0.983cm" svg:x="15.949cm" svg:y="8.919cm" svg:viewBox="0 0 771 984" svg:d="M311 882l-172-383c-7-16-14-16-16-16 0 0-7 0-15 7l-95 72c-13 9-13 13-13 15 0 5 2 11 9 11s25-13 34-22c6-4 22-16 31-22l195 425c7 15 13 15 22 15 14 0 16-4 25-17l448-927c7-15 7-18 7-20 0-11-9-20-21-20-9 0-15 4-22 20z">
            <text:p/>
          </draw:path>
          <draw:polygon draw:style-name="gr3" draw:text-style-name="P9" draw:layer="layout" svg:width="0.494cm" svg:height="0.042cm" svg:x="16.697cm" svg:y="8.919cm" svg:viewBox="0 0 495 43" draw:points="246,43 0,43 0,0 495,0 495,43">
            <text:p/>
          </draw:polygon>
          <draw:path draw:style-name="gr3" draw:text-style-name="P9" draw:layer="layout" svg:width="0.393cm" svg:height="0.657cm" svg:x="16.747cm" svg:y="9.165cm" svg:viewBox="0 0 394 658" svg:d="M76 582l105-103c155-137 213-188 213-287 0-114-87-192-208-192-112 0-186 92-186 179 0 54 49 54 52 54 17 0 51-12 51-52 0-24-18-51-51-51-9 0-9 0-14 2 22-65 76-101 134-101 90 0 133 79 133 161 0 79-50 157-103 217l-191 211c-11 11-11 13-11 38h367l27-173h-24c-5 30-12 74-21 88-9 9-73 9-94 9z">
            <text:p/>
          </draw:path>
          <draw:path draw:style-name="gr3" draw:text-style-name="P9" draw:layer="layout" svg:width="0.492cm" svg:height="0.446cm" svg:x="17.217cm" svg:y="9.384cm" svg:viewBox="0 0 493 447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6-38-36c-29 0-54 27-54 59 0 44 49 64 94 64 65 0 101-69 103-76 11 38 47 76 108 76 100 0 156-127 156-152 0-9-9-9-11-9-9 0-11 3-13 9-32 108-99 130-132 130-38 0-54-31-54-65 0-22 7-42 18-87z">
            <text:p/>
          </draw:path>
          <draw:path draw:style-name="gr3" draw:text-style-name="P9" draw:layer="layout" svg:width="0.602cm" svg:height="0.042cm" svg:x="18.053cm" svg:y="9.554cm" svg:viewBox="0 0 603 43" svg:d="M569 43c16 0 34 0 34-23 0-20-18-20-34-20h-535c-16 0-34 0-34 20 0 23 18 23 34 23z">
            <text:p/>
          </draw:path>
          <draw:path draw:style-name="gr3" draw:text-style-name="P9" draw:layer="layout" svg:width="0.409cm" svg:height="0.677cm" svg:x="18.996cm" svg:y="9.165cm" svg:viewBox="0 0 410 678" svg:d="M90 333v-24c0-249 123-284 172-284 25 0 65 6 87 40-15 0-53 0-53 42 0 32 22 47 44 47 16 0 45-9 45-47 0-60-42-107-125-107-126 0-260 128-260 345 0 264 114 333 206 333 110 0 204-92 204-222 0-125-87-221-197-221-67 0-103 51-123 98zM206 651c-60 0-92-60-96-74-18-47-18-125-18-143 0-76 31-177 121-177 15 0 60 0 92 63 18 36 18 87 18 134s0 96-18 132c-29 61-74 65-99 65z">
            <text:p/>
          </draw:path>
          <draw:path draw:style-name="gr3" draw:text-style-name="P9" draw:layer="layout" svg:width="0.77cm" svg:height="0.983cm" svg:x="19.518cm" svg:y="8.919cm" svg:viewBox="0 0 771 984" svg:d="M311 882l-172-383c-7-16-14-16-16-16 0 0-7 0-15 7l-95 72c-13 9-13 13-13 15 0 5 2 11 9 11s25-13 34-22c6-4 22-16 33-22l193 425c7 15 13 15 22 15 14 0 16-4 25-17l448-927c7-15 7-18 7-20 0-11-9-20-21-20-9 0-15 4-22 20z">
            <text:p/>
          </draw:path>
          <draw:polygon draw:style-name="gr3" draw:text-style-name="P9" draw:layer="layout" svg:width="0.494cm" svg:height="0.042cm" svg:x="20.268cm" svg:y="8.919cm" svg:viewBox="0 0 495 43" draw:points="246,43 0,43 0,0 495,0 495,43">
            <text:p/>
          </draw:polygon>
          <draw:path draw:style-name="gr3" draw:text-style-name="P9" draw:layer="layout" svg:width="0.393cm" svg:height="0.657cm" svg:x="20.317cm" svg:y="9.165cm" svg:viewBox="0 0 394 658" svg:d="M76 582l105-103c155-137 213-188 213-287 0-114-87-192-208-192-112 0-186 92-186 179 0 54 49 54 52 54 17 0 51-12 51-52 0-24-18-51-51-51-9 0-9 0-14 2 22-65 76-101 134-101 90 0 133 79 133 161 0 79-50 157-103 217l-191 211c-11 11-11 13-11 38h367l27-173h-24c-5 30-12 74-23 88-7 9-71 9-92 9z">
            <text:p/>
          </draw:path>
          <draw:path draw:style-name="gr3" draw:text-style-name="P9" draw:layer="layout" svg:width="0.454cm" svg:height="0.637cm" svg:x="20.788cm" svg:y="9.384cm" svg:viewBox="0 0 455 638" svg:d="M452 60c3-13 3-15 3-22 0-18-14-27-27-27-11 0-27 5-36 20-2 5-9 36-13 54-7 25-14 51-21 78l-44 179c-3 14-45 83-112 83-50 0-61-42-61-80 0-45 18-106 52-193 15-40 18-51 18-71 0-45-32-81-81-81-94 0-130 143-130 152s9 9 11 9c11 0 11-2 16-18 27-92 67-121 101-121 6 0 24 0 24 32 0 24-9 49-18 69-38 103-56 161-56 206 0 87 63 118 121 118 38 0 72-17 99-44-11 51-25 98-63 152-27 33-65 63-110 63-13 0-58-5-73-43 15 0 26 0 40-11 11-9 20-23 20-40 0-32-27-36-36-36-22 0-56 15-56 65 0 49 45 85 105 85 103 0 204-90 231-202z">
            <text:p/>
          </draw:path>
          <draw:path draw:style-name="gr3" draw:text-style-name="P9" draw:layer="layout" svg:width="0.655cm" svg:height="0.657cm" svg:x="21.551cm" svg:y="9.246cm" svg:viewBox="0 0 656 658" svg:d="M349 349h276c13 0 31 0 31-20s-18-20-31-20h-276v-275c0-16 0-34-20-34s-20 18-20 34v275h-275c-16 0-34 0-34 20s18 20 34 20h275v275c0 14 0 34 20 34s20-20 20-34z">
            <text:p/>
          </draw:path>
          <draw:path draw:style-name="gr3" draw:text-style-name="P9" draw:layer="layout" svg:width="0.393cm" svg:height="0.677cm" svg:x="22.528cm" svg:y="9.165cm" svg:viewBox="0 0 394 678" svg:d="M394 459c0-117-80-217-188-217-47 0-90 15-125 51v-192c20 6 53 13 85 13 121 0 190-89 190-103 0-7-2-11-9-11-2 0-4 0-9 2-20 9-67 29-134 29-40 0-85-6-132-27-7-4-9-4-12-4-8 0-8 9-8 25v290c0 18 0 27 13 27 7 0 9-2 11-9 11-15 49-69 128-69 51 0 78 45 85 63 16 38 18 76 18 125 0 33 0 94-25 134-22 38-60 65-105 65-72 0-128-51-146-110 3 0 7 0 18 0 32 0 50-24 50-47 0-24-18-49-50-49-15 0-49 7-49 54 0 83 69 179 179 179 114 0 215-94 215-219z">
            <text:p/>
          </draw:path>
          <draw:path draw:style-name="gr3" draw:text-style-name="P9" draw:layer="layout" svg:width="0.655cm" svg:height="0.232cm" svg:x="23.301cm" svg:y="9.458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9" draw:layer="layout" svg:width="0.416cm" svg:height="0.677cm" svg:x="24.322cm" svg:y="9.165cm" svg:viewBox="0 0 417 678" svg:d="M417 342c0-80-5-159-41-232-44-94-125-110-168-110-58 0-132 25-172 116-32 70-36 146-36 226 0 74 4 161 45 237 42 79 114 99 163 99 54 0 128-20 173-114 31-67 36-146 36-222zM208 658c-38 0-98-25-114-121-11-58-11-150-11-208 0-63 0-128 7-181 20-117 94-126 118-126 32 0 99 18 117 114 9 56 9 130 9 193 0 74 0 141-11 203-14 94-70 126-115 126z">
            <text:p/>
          </draw:path>
        </draw:g>
        <draw:g xml:id="id128" draw:id="id128">
          <svg:title>TexMaths</svg:title>
          <svg:desc>28§display§y = x^3 - 6x^2 + x + 3§svg§600§FALSE§</svg:desc>
          <draw:polygon draw:style-name="gr2" draw:text-style-name="P8" draw:layer="layout" svg:width="8.853cm" svg:height="0.97cm" svg:x="3.81cm" svg:y="12.062cm" svg:viewBox="0 0 8854 971" draw:points="4426,971 0,971 0,0 8854,0 8854,971">
            <text:p/>
          </draw:polygon>
          <draw:path draw:style-name="gr3" draw:text-style-name="P9" draw:layer="layout" svg:width="0.456cm" svg:height="0.638cm" svg:x="3.79cm" svg:y="12.441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7 0 87 63 118 121 118 38 0 72-18 99-45-11 52-25 99-63 153-27 34-65 63-110 63-13 0-58-5-73-43 15 0 26 0 42-11 9-9 18-23 18-40 0-32-27-36-36-36-22 0-56 15-56 65 0 49 45 85 105 85 103 0 204-90 231-202z">
            <text:p/>
          </draw:path>
          <draw:path draw:style-name="gr3" draw:text-style-name="P9" draw:layer="layout" svg:width="0.655cm" svg:height="0.232cm" svg:x="4.608cm" svg:y="12.51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92cm" svg:height="0.447cm" svg:x="5.62cm" svg:y="12.441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7-101 130-132 130-38 0-54-31-54-65 0-23 7-43 18-88z">
            <text:p/>
          </draw:path>
          <draw:path draw:style-name="gr3" draw:text-style-name="P9" draw:layer="layout" svg:width="0.317cm" svg:height="0.472cm" svg:x="6.191cm" svg:y="12.013cm" svg:viewBox="0 0 318 473" svg:d="M152 229c54 0 92 38 92 112 0 85-49 110-89 110-27 0-90-7-119-48 33-2 40-24 40-38 0-22-16-38-38-38-18 0-38 11-38 38 0 68 72 108 157 108 96 0 161-63 161-132 0-54-43-108-119-126 72-24 99-78 99-119 0-56-63-96-141-96-76 0-135 38-135 92 0 25 14 38 36 38 20 0 36-16 36-36s-16-33-36-36c25-31 72-38 97-38 31 0 76 16 76 76 0 30-9 61-29 81-23 27-41 29-77 31-17 0-17 0-22 3 0 0-7 0-7 9s7 9 18 9z">
            <text:p/>
          </draw:path>
          <draw:path draw:style-name="gr3" draw:text-style-name="P9" draw:layer="layout" svg:width="0.601cm" svg:height="0.042cm" svg:x="6.894cm" svg:y="12.612cm" svg:viewBox="0 0 602 43" svg:d="M569 43c16 0 33 0 33-23 0-20-17-20-33-20h-535c-16 0-34 0-34 20 0 23 18 23 34 23z">
            <text:p/>
          </draw:path>
          <draw:path draw:style-name="gr3" draw:text-style-name="P9" draw:layer="layout" svg:width="0.409cm" svg:height="0.678cm" svg:x="7.837cm" svg:y="12.221cm" svg:viewBox="0 0 410 679" svg:d="M90 334v-25c0-248 123-284 172-284 25 0 65 6 87 40-15 0-53 0-53 43 0 31 22 47 44 47 16 0 45-9 45-47 0-61-42-108-125-108-126 0-260 128-260 345 0 265 114 334 206 334 110 0 204-92 204-222 0-125-87-222-197-222-67 0-103 52-123 99zM206 652c-63 0-92-60-96-74-18-47-18-125-18-143 0-76 31-177 121-177 15 0 60 0 92 63 18 35 18 87 18 134s0 96-18 132c-30 61-77 65-99 65z">
            <text:p/>
          </draw:path>
          <draw:path draw:style-name="gr3" draw:text-style-name="P9" draw:layer="layout" svg:width="0.492cm" svg:height="0.447cm" svg:x="8.317cm" svg:y="12.441cm" svg:viewBox="0 0 493 448" svg:d="M302 139c5-27 27-117 97-117 4 0 29 0 49 12-27 6-47 31-47 53 0 16 11 36 38 36 22 0 54-18 54-58 0-52-58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4 107-101 130-132 130-38 0-54-31-54-65 0-23 7-43 18-88z">
            <text:p/>
          </draw:path>
          <draw:path draw:style-name="gr3" draw:text-style-name="P9" draw:layer="layout" svg:width="0.306cm" svg:height="0.459cm" svg:x="8.894cm" svg:y="12.013cm" svg:viewBox="0 0 307 460" svg:d="M307 334h-25c-2 16-9 56-18 63-4 4-58 4-67 4h-128c72-65 97-83 139-116 52-41 99-83 99-151 0-82-74-134-164-134-85 0-143 61-143 123 0 36 29 41 36 41 18 0 38-14 38-38 0-12-5-36-40-36 20-50 67-65 100-65 70 0 106 53 106 109 0 61-43 108-65 135l-168 164c-7 6-7 9-7 27h287z">
            <text:p/>
          </draw:path>
          <draw:path draw:style-name="gr3" draw:text-style-name="P9" draw:layer="layout" svg:width="0.655cm" svg:height="0.658cm" svg:x="9.566cm" svg:y="12.302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3" draw:text-style-name="P9" draw:layer="layout" svg:width="0.492cm" svg:height="0.447cm" svg:x="10.525cm" svg:y="12.441cm" svg:viewBox="0 0 493 448" svg:d="M302 139c5-27 27-117 97-117 4 0 29 0 49 12-27 6-47 31-47 53 0 16 11 36 38 36 22 0 54-18 54-58 0-52-58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4 107-101 130-132 130-38 0-54-31-54-65 0-23 7-43 18-88z">
            <text:p/>
          </draw:path>
          <draw:path draw:style-name="gr3" draw:text-style-name="P9" draw:layer="layout" svg:width="0.655cm" svg:height="0.658cm" svg:x="11.331cm" svg:y="12.302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3" draw:text-style-name="P9" draw:layer="layout" svg:width="0.409cm" svg:height="0.678cm" svg:x="12.301cm" svg:y="12.221cm" svg:viewBox="0 0 410 679" svg:d="M246 309c81-24 137-94 137-172 0-81-85-137-181-137-99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</draw:g>
        <draw:g xml:id="id129" draw:id="id129">
          <svg:title>TexMaths</svg:title>
          <svg:desc>28§display§\text { where the tangents are parallel }§svg§600§FALSE§</svg:desc>
          <draw:polygon draw:style-name="gr2" draw:text-style-name="P8" draw:layer="layout" svg:width="13.205cm" svg:height="0.788cm" svg:x="13.123cm" svg:y="12.163cm" svg:viewBox="0 0 13206 789" draw:points="6603,789 0,789 0,0 13206,0 13206,789">
            <text:p/>
          </draw:polygon>
          <draw:path draw:style-name="gr3" draw:text-style-name="P9" draw:layer="layout" svg:width="0.675cm" svg:height="0.436cm" svg:x="13.092cm" svg:y="12.374cm" svg:viewBox="0 0 676 437" svg:d="M594 94c17-49 49-63 82-63v-31c-22 2-51 2-71 2-29 0-74-2-92-2v31c36 0 56 18 56 47 0 7 0 7-5 21l-89 253-99-276c-2-11-4-13-4-18 0-27 38-27 58-27v-31c-29 0-78 2-103 2-29 0-58 0-87-2v31c36 0 51 3 62 14 5 7 16 36 23 56l-85 238-94-263c-5-13-5-15-5-18 0-27 38-27 58-27v-31c-29 0-85 2-107 2-5 0-56 0-92-2v31c49 0 60 3 74 34l123 350c5 15 9 22 20 22 14 0 16-4 20-20l101-280 101 282c2 11 7 18 20 18 11 0 16-9 18-18z">
            <text:p/>
          </draw:path>
          <draw:path draw:style-name="gr3" draw:text-style-name="P9" draw:layer="layout" svg:width="0.496cm" svg:height="0.685cm" svg:x="13.815cm" svg:y="12.114cm" svg:viewBox="0 0 497 686" svg:d="M76 610c0 45-9 45-76 45v31c34-2 85-2 112-2 25 0 76 0 110 2v-31c-65 0-76 0-76-45v-182c0-103 69-157 132-157 62 0 74 54 74 110v229c0 45-12 45-76 45v31c33-2 85-2 111-2 25 0 77 0 110 2v-31c-51 0-76 0-76-30v-188c0-85 0-116-31-152-14-16-47-36-103-36-85 0-128 60-144 96v-345l-143 11v32c69 0 76 6 76 53z">
            <text:p/>
          </draw:path>
          <draw:path draw:style-name="gr3" draw:text-style-name="P9" draw:layer="layout" svg:width="0.382cm" svg:height="0.454cm" svg:x="14.36cm" svg:y="12.356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9" draw:layer="layout" svg:width="0.333cm" svg:height="0.436cm" svg:x="14.797cm" svg:y="12.363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9" draw:layer="layout" svg:width="0.382cm" svg:height="0.454cm" svg:x="15.182cm" svg:y="12.356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9" draw:layer="layout" svg:width="0.31cm" svg:height="0.618cm" svg:x="15.939cm" svg:y="12.192cm" svg:viewBox="0 0 311 619" svg:d="M152 213h141v-31h-141v-182h-24c0 81-32 186-128 191v22h85v271c0 124 92 135 128 135 69 0 98-70 98-135v-56h-27v56c0 72-29 110-64 110-68 0-68-90-68-108z">
            <text:p/>
          </draw:path>
          <draw:path draw:style-name="gr3" draw:text-style-name="P9" draw:layer="layout" svg:width="0.496cm" svg:height="0.685cm" svg:x="16.333cm" svg:y="12.114cm" svg:viewBox="0 0 497 686" svg:d="M76 610c0 45-9 45-76 45v31c34-2 85-2 112-2 25 0 76 0 110 2v-31c-65 0-76 0-76-45v-182c0-103 69-157 132-157 62 0 74 54 74 110v229c0 45-12 45-76 45v31c33-2 85-2 111-2 25 0 77 0 110 2v-31c-51 0-76 0-76-30v-188c0-85 0-116-31-152-14-16-47-36-103-36-85 0-128 60-144 96v-345l-143 11v32c69 0 76 6 76 53z">
            <text:p/>
          </draw:path>
          <draw:path draw:style-name="gr3" draw:text-style-name="P9" draw:layer="layout" svg:width="0.382cm" svg:height="0.454cm" svg:x="16.877cm" svg:y="12.356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9" draw:layer="layout" svg:width="0.308cm" svg:height="0.618cm" svg:x="17.632cm" svg:y="12.192cm" svg:viewBox="0 0 309 619" svg:d="M152 213h141v-31h-141v-182h-24c0 81-32 186-128 191v22h85v271c0 124 92 135 128 135 69 0 96-70 96-135v-56h-25v56c0 72-29 110-64 110-68 0-68-90-68-108z">
            <text:p/>
          </draw:path>
          <draw:path draw:style-name="gr3" draw:text-style-name="P9" draw:layer="layout" svg:width="0.445cm" svg:height="0.454cm" svg:x="18.038cm" svg:y="12.356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5-181 34-74 33-99 85-99 130 0 80 96 105 159 105 65 0 110-40 128-87zM280 206v99c0 94-69 128-114 128-50 0-90-36-90-86 0-53 43-136 204-141z">
            <text:p/>
          </draw:path>
          <draw:path draw:style-name="gr3" draw:text-style-name="P9" draw:layer="layout" svg:width="0.496cm" svg:height="0.436cm" svg:x="18.521cm" svg:y="12.363cm" svg:viewBox="0 0 497 437" svg:d="M76 96v267c0 43-9 43-76 43v31c34 0 85-2 112-2 25 0 76 2 110 2v-31c-65 0-76 0-76-43v-184c0-103 69-157 132-157 62 0 74 54 74 110v231c0 43-12 43-76 43v31c33 0 85-2 111-2 25 0 77 2 110 2v-31c-51 0-76 0-76-29v-189c0-85 0-116-31-152-14-16-47-36-103-36-74 0-119 43-148 103v-103l-139 11v32c69 0 76 6 76 53z">
            <text:p/>
          </draw:path>
          <draw:path draw:style-name="gr3" draw:text-style-name="P9" draw:layer="layout" svg:width="0.451cm" svg:height="0.651cm" svg:x="19.063cm" svg:y="12.352cm" svg:viewBox="0 0 452 652" svg:d="M193 278c-88 0-88-99-88-121 0-27 3-58 16-83 9-13 31-40 72-40 85 0 85 98 85 121 0 27 0 58-16 83-9 13-31 40-69 40zM76 316c0-4 0-27 18-47 38 29 78 31 99 31 91 0 159-67 159-143 0-38-16-74-41-96 36-34 72-39 90-39 2 0 7 0 9 0-11 5-16 16-16 27 0 18 14 29 29 29 9 0 29-6 29-29 0-18-13-49-51-49-20 0-63 7-105 47-41-34-83-36-103-36-92 0-162 67-162 144 0 45 23 80 47 103-13 13-31 47-31 81 0 31 13 69 45 87-61 18-92 60-92 101 0 69 99 125 220 125 116 0 219-51 219-127 0-36-16-86-65-115-54-27-110-27-170-27-25 0-67 0-74 0-31-4-54-36-54-67zM220 628c-101 0-168-50-168-101 0-47 38-83 80-85h58c86 0 197 0 197 85 0 51-71 101-167 101z">
            <text:p/>
          </draw:path>
          <draw:path draw:style-name="gr3" draw:text-style-name="P9" draw:layer="layout" svg:width="0.382cm" svg:height="0.454cm" svg:x="19.556cm" svg:y="12.356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9" draw:layer="layout" svg:width="0.496cm" svg:height="0.436cm" svg:x="19.997cm" svg:y="12.363cm" svg:viewBox="0 0 497 437" svg:d="M76 96v267c0 43-9 43-76 43v31c34 0 85-2 112-2 25 0 76 2 110 2v-31c-65 0-76 0-76-43v-184c0-103 69-157 132-157 62 0 74 54 74 110v231c0 43-12 43-76 43v31c33 0 85-2 111-2 25 0 77 2 110 2v-31c-51 0-76 0-76-29v-189c0-85 0-116-31-152-14-16-47-36-103-36-74 0-119 43-148 103v-103l-139 11v32c69 0 76 6 76 53z">
            <text:p/>
          </draw:path>
          <draw:path draw:style-name="gr3" draw:text-style-name="P9" draw:layer="layout" svg:width="0.308cm" svg:height="0.618cm" svg:x="20.504cm" svg:y="12.192cm" svg:viewBox="0 0 309 619" svg:d="M152 213h141v-31h-141v-182h-24c0 81-32 186-128 191v22h85v271c0 124 92 135 128 135 69 0 96-70 96-135v-56h-25v56c0 72-29 110-64 110-68 0-68-90-68-108z">
            <text:p/>
          </draw:path>
          <draw:path draw:style-name="gr3" draw:text-style-name="P9" draw:layer="layout" svg:width="0.324cm" svg:height="0.454cm" svg:x="20.9cm" svg:y="12.356cm" svg:viewBox="0 0 325 455" svg:d="M172 251c23 5 104 20 104 92 0 49-34 90-112 90-83 0-119-56-137-142-2-11-5-15-14-15-13 0-13 6-13 24v130c0 18 0 25 11 25 5 0 7-2 25-20 2-2 2-5 20-23 43 41 87 43 108 43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9" draw:layer="layout" svg:width="0.445cm" svg:height="0.454cm" svg:x="21.624cm" svg:y="12.356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5-181 34-74 33-99 85-99 130 0 80 96 105 159 105 65 0 110-40 128-87zM280 206v99c0 94-69 128-114 128-50 0-90-36-90-86 0-53 43-136 204-141z">
            <text:p/>
          </draw:path>
          <draw:path draw:style-name="gr3" draw:text-style-name="P9" draw:layer="layout" svg:width="0.333cm" svg:height="0.436cm" svg:x="22.103cm" svg:y="12.363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9" draw:layer="layout" svg:width="0.382cm" svg:height="0.454cm" svg:x="22.488cm" svg:y="12.356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9" draw:layer="layout" svg:width="0.487cm" svg:height="0.627cm" svg:x="23.254cm" svg:y="12.363cm" svg:viewBox="0 0 488 628" svg:d="M143 65v-65l-143 11v32c69 0 76 4 76 49v462c0 45-9 45-76 45v29c34 0 85-3 110-3 27 0 78 3 112 3v-29c-65 0-76 0-76-45v-166-9c4 16 47 69 121 69 118 0 221-96 221-224 0-125-96-224-208-224-76 0-119 43-137 65zM146 325v-222c29-49 76-78 127-78 72 0 132 87 132 199 0 119-69 202-143 202-38 0-76-20-103-61-13-20-13-22-13-40z">
            <text:p/>
          </draw:path>
          <draw:path draw:style-name="gr3" draw:text-style-name="P9" draw:layer="layout" svg:width="0.445cm" svg:height="0.454cm" svg:x="23.814cm" svg:y="12.356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5-181 34-74 33-99 85-99 130 0 80 96 105 159 105 65 0 110-40 128-87zM280 206v99c0 94-69 128-114 128-50 0-90-36-90-86 0-53 43-136 204-141z">
            <text:p/>
          </draw:path>
          <draw:path draw:style-name="gr3" draw:text-style-name="P9" draw:layer="layout" svg:width="0.333cm" svg:height="0.436cm" svg:x="24.291cm" svg:y="12.363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9" draw:layer="layout" svg:width="0.445cm" svg:height="0.454cm" svg:x="24.692cm" svg:y="12.356cm" svg:viewBox="0 0 446 455" svg:d="M287 368c4 40 31 80 78 80 20 0 81-13 81-94v-54h-25v54c0 58-25 65-36 65-31 0-36-45-36-49v-200c0-40 0-78-35-116-38-38-88-54-135-54-83 0-150 47-150 112 0 29 20 47 45 47 27 0 45-20 45-47 0-11-5-45-50-45 27-33 74-45 108-45 47 0 103 39 103 126v38c-49 2-119 5-181 34-74 33-99 85-99 130 0 80 96 105 159 105 65 0 110-40 128-87zM280 206v99c0 94-69 128-114 128-50 0-90-36-90-86 0-53 43-136 204-141z">
            <text:p/>
          </draw:path>
          <draw:path draw:style-name="gr3" draw:text-style-name="P9" draw:layer="layout" svg:width="0.221cm" svg:height="0.685cm" svg:x="25.174cm" svg:y="12.114cm" svg:viewBox="0 0 222 686" svg:d="M143 0l-143 11v32c69 0 78 6 78 53v514c0 45-11 45-78 45v31c34-2 85-2 110-2 24 0 74 0 112 2v-31c-67 0-79 0-79-45z">
            <text:p/>
          </draw:path>
          <draw:path draw:style-name="gr3" draw:text-style-name="P9" draw:layer="layout" svg:width="0.221cm" svg:height="0.685cm" svg:x="25.447cm" svg:y="12.114cm" svg:viewBox="0 0 222 686" svg:d="M143 0l-143 11v32c69 0 78 6 78 53v514c0 45-11 45-78 45v31c34-2 85-2 110-2 24 0 74 0 112 2v-31c-67 0-79 0-79-45z">
            <text:p/>
          </draw:path>
          <draw:path draw:style-name="gr3" draw:text-style-name="P9" draw:layer="layout" svg:width="0.382cm" svg:height="0.454cm" svg:x="25.716cm" svg:y="12.356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9" draw:layer="layout" svg:width="0.221cm" svg:height="0.685cm" svg:x="26.159cm" svg:y="12.114cm" svg:viewBox="0 0 222 686" svg:d="M143 0l-143 11v32c69 0 78 6 78 53v514c0 45-11 45-78 45v31c34-2 85-2 110-2 24 0 74 0 112 2v-31c-67 0-79 0-79-45z">
            <text:p/>
          </draw:path>
        </draw:g>
        <draw:g xml:id="id130" draw:id="id130">
          <svg:title>TexMaths</svg:title>
          <svg:desc>28§display§\text {the line } y = x + 5§svg§600§FALSE§</svg:desc>
          <draw:polygon draw:style-name="gr2" draw:text-style-name="P8" draw:layer="layout" svg:width="7.495cm" svg:height="0.788cm" svg:x="3.924cm" svg:y="13.764cm" svg:viewBox="0 0 7496 789" draw:points="3748,789 0,789 0,0 7496,0 7496,789">
            <text:p/>
          </draw:polygon>
          <draw:path draw:style-name="gr3" draw:text-style-name="P9" draw:layer="layout" svg:width="0.31cm" svg:height="0.618cm" svg:x="3.893cm" svg:y="13.793cm" svg:viewBox="0 0 311 619" svg:d="M152 213h141v-31h-141v-182h-24c0 81-32 186-128 191v22h85v271c0 124 92 135 128 135 69 0 98-70 98-135v-56h-26v56c0 72-30 110-65 110-68 0-68-89-68-107z">
            <text:p/>
          </draw:path>
          <draw:path draw:style-name="gr3" draw:text-style-name="P9" draw:layer="layout" svg:width="0.496cm" svg:height="0.685cm" svg:x="4.29cm" svg:y="13.715cm" svg:viewBox="0 0 497 686" svg:d="M76 610c0 45-9 45-76 45v31c34-2 85-2 112-2 25 0 76 0 110 2v-31c-65 0-76 0-76-45v-182c0-103 69-157 132-157s74 54 74 110v229c0 45-11 45-76 45v31c33-2 85-2 112-2 24 0 76 0 109 2v-31c-51 0-76 0-76-29v-189c0-85 0-116-31-152-14-16-47-36-103-36-85 0-128 60-144 96v-345l-143 11v32c69 0 76 6 76 53z">
            <text:p/>
          </draw:path>
          <draw:path draw:style-name="gr3" draw:text-style-name="P9" draw:layer="layout" svg:width="0.382cm" svg:height="0.454cm" svg:x="4.832cm" svg:y="13.957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9" draw:layer="layout" svg:width="0.221cm" svg:height="0.685cm" svg:x="5.602cm" svg:y="13.715cm" svg:viewBox="0 0 222 686" svg:d="M143 0l-143 11v32c69 0 78 6 78 53v514c0 45-11 45-78 45v31c34-2 85-2 110-2 24 0 74 0 112 2v-31c-67 0-79 0-79-45z">
            <text:p/>
          </draw:path>
          <draw:path draw:style-name="gr3" draw:text-style-name="P9" draw:layer="layout" svg:width="0.212cm" svg:height="0.661cm" svg:x="5.876cm" svg:y="13.74cm" svg:viewBox="0 0 213 662" svg:d="M143 224l-139 11v32c65 0 74 4 74 54v264c0 45-11 45-78 45v32c31-3 85-3 110-3 33 0 69 0 103 3v-32c-65 0-70-4-70-42zM148 52c0-32-25-52-54-52-31 0-51 27-51 52 0 26 20 53 51 53 29 0 54-22 54-53z">
            <text:p/>
          </draw:path>
          <draw:path draw:style-name="gr3" draw:text-style-name="P9" draw:layer="layout" svg:width="0.496cm" svg:height="0.436cm" svg:x="6.149cm" svg:y="13.964cm" svg:viewBox="0 0 497 437" svg:d="M76 96v267c0 43-9 43-76 43v31c34 0 85-2 112-2 25 0 76 2 110 2v-31c-65 0-76 0-76-43v-184c0-103 69-157 132-157s74 54 74 110v231c0 43-11 43-76 43v31c33 0 85-2 112-2 24 0 76 2 109 2v-31c-51 0-76 0-76-29v-189c0-85 0-116-31-152-14-16-47-36-103-36-74 0-119 43-148 103v-103l-139 11v32c69 0 76 6 76 53z">
            <text:p/>
          </draw:path>
          <draw:path draw:style-name="gr3" draw:text-style-name="P9" draw:layer="layout" svg:width="0.382cm" svg:height="0.454cm" svg:x="6.691cm" svg:y="13.957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9" draw:layer="layout" svg:width="0.456cm" svg:height="0.638cm" svg:x="7.457cm" svg:y="13.964cm" svg:viewBox="0 0 457 639" svg:d="M453 61c4-14 4-16 4-23 0-18-16-27-29-27-11 0-27 5-36 20-2 5-9 36-13 54-7 25-14 52-21 79l-44 179c-3 14-45 83-110 83-52 0-63-43-63-81 0-45 18-105 52-193 15-40 18-51 18-71 0-45-32-81-81-81-94 0-130 144-130 152 0 9 9 9 11 9 11 0 11-2 16-17 27-92 67-122 101-122 6 0 24 0 24 32 0 24-9 49-18 69-38 103-56 162-56 207 0 87 63 118 121 118 38 0 72-17 99-44-11 51-25 98-63 152-27 34-65 63-110 63-13 0-58-5-73-43 15 0 26 0 42-11 9-9 18-22 18-40 0-32-27-36-36-36-22 0-56 16-56 65s45 85 105 85c103 0 204-90 231-202z">
            <text:p/>
          </draw:path>
          <draw:path draw:style-name="gr3" draw:text-style-name="P9" draw:layer="layout" svg:width="0.655cm" svg:height="0.232cm" svg:x="8.275cm" svg:y="14.03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92cm" svg:height="0.447cm" svg:x="9.287cm" svg:y="13.96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8-9-11-9-9 0-11 2-13 9-32 108-101 130-132 130-38 0-54-31-54-65 0-22 7-43 18-87z">
            <text:p/>
          </draw:path>
          <draw:path draw:style-name="gr3" draw:text-style-name="P9" draw:layer="layout" svg:width="0.655cm" svg:height="0.658cm" svg:x="10.096cm" svg:y="13.825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9" draw:layer="layout" svg:width="0.393cm" svg:height="0.678cm" svg:x="11.073cm" svg:y="13.742cm" svg:viewBox="0 0 394 679" svg:d="M394 460c0-117-80-218-188-218-47 0-90 16-125 52v-193c20 7 53 13 85 13 121 0 190-89 190-103 0-7-2-11-9-11-2 0-4 0-9 2-20 9-67 29-134 29-40 0-85-6-132-27-7-4-9-4-12-4-8 0-8 9-8 25v291c0 18 0 27 13 27 7 0 9-2 13-9 9-16 47-69 126-69 51 0 78 44 85 62 16 39 18 77 18 126 0 34 0 94-25 135-22 38-60 65-105 65-72 0-128-52-146-110 3 0 7 0 18 0 32 0 50-25 50-47 0-25-18-50-50-50-15 0-49 7-49 54 0 83 69 179 179 179 114 0 215-94 215-219z">
            <text:p/>
          </draw:path>
        </draw:g>
        <draw:g xml:id="id124" draw:id="id124">
          <svg:title>TexMaths</svg:title>
          <svg:desc>24§display§[\ \text {multiplying through out by } 6\sqrt{2}\ ]§svg§600§FALSE§</svg:desc>
          <draw:polygon draw:style-name="gr2" draw:text-style-name="P8" draw:layer="layout" svg:width="12.751cm" svg:height="0.899cm" svg:x="14.443cm" svg:y="6.134cm" svg:viewBox="0 0 12752 900" draw:points="6376,900 0,900 0,0 12752,0 12752,900">
            <text:p/>
          </draw:polygon>
          <draw:polygon draw:style-name="gr3" draw:text-style-name="P9" draw:layer="layout" svg:width="0.116cm" svg:height="0.843cm" svg:x="14.501cm" svg:y="6.232cm" svg:viewBox="0 0 117 844" draw:points="117,844 117,811 35,811 35,35 117,35 117,0 0,0 0,844">
            <text:p/>
          </draw:polygon>
          <draw:path draw:style-name="gr3" draw:text-style-name="P9" draw:layer="layout" svg:width="0.659cm" svg:height="0.373cm" svg:x="14.944cm" svg:y="6.491cm" svg:viewBox="0 0 660 374" svg:d="M65 82v229c0 36-7 36-65 36v27c29 0 73-2 96-2 21 0 65 2 94 2v-27c-56 0-65 0-65-36v-158c0-88 59-134 113-134s63 46 63 94v198c0 36-9 36-67 36v27c31 0 73-2 96-2s67 2 96 2v-27c-57 0-67 0-67-36v-158c0-88 61-134 115-134 52 0 62 46 62 94v198c0 36-10 36-66 36v27c29 0 73-2 96-2 21 0 66 2 94 2v-27c-44 0-65 0-65-25v-161c0-73 0-100-27-130-11-14-40-31-88-31-71 0-109 50-123 82-11-72-75-82-113-82-62 0-102 36-125 88v-88l-119 10v26c60 0 65 6 65 46z">
            <text:p/>
          </draw:path>
          <draw:path draw:style-name="gr3" draw:text-style-name="P9" draw:layer="layout" svg:width="0.425cm" svg:height="0.383cm" svg:x="15.622cm" svg:y="6.491cm" svg:viewBox="0 0 426 384" svg:d="M303 307v77l123-10v-27c-59 0-65-6-65-46v-301l-125 10v26c60 0 65 6 65 46v152c0 73-40 130-101 130-71 0-75-38-75-82v-282l-125 10v26c65 0 65 2 65 77v127c0 67 0 144 131 144 46 0 84-23 107-77z">
            <text:p/>
          </draw:path>
          <draw:path draw:style-name="gr3" draw:text-style-name="P9" draw:layer="layout" svg:width="0.189cm" svg:height="0.586cm" svg:x="16.092cm" svg:y="6.28cm" svg:viewBox="0 0 190 587" svg:d="M123 0l-123 10v26c60 0 67 6 67 46v440c0 38-9 38-67 38v27c29-2 73-2 94-2s63 0 96 2v-27c-58 0-67 0-67-38z">
            <text:p/>
          </draw:path>
          <draw:path draw:style-name="gr3" draw:text-style-name="P9" draw:layer="layout" svg:width="0.266cm" svg:height="0.528cm" svg:x="16.315cm" svg:y="6.345cm" svg:viewBox="0 0 267 529" svg:d="M131 182h121v-27h-121v-155h-22c0 69-26 159-109 163v19h73v232c0 106 79 115 109 115 60 0 85-59 85-115v-48h-23v48c0 62-25 94-56 94-57 0-57-76-57-92z">
            <text:p/>
          </draw:path>
          <draw:path draw:style-name="gr3" draw:text-style-name="P9" draw:layer="layout" svg:width="0.181cm" svg:height="0.565cm" svg:x="16.655cm" svg:y="6.301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418cm" svg:height="0.536cm" svg:x="16.885cm" svg:y="6.491cm" svg:viewBox="0 0 419 537" svg:d="M123 56v-56l-123 10v26c60 0 65 4 65 43v395c0 38-7 38-65 38v25c29 0 73-2 94-2 23 0 67 2 96 2v-25c-56 0-65 0-65-38v-142-8c4 14 40 60 103 60 102 0 191-83 191-192 0-108-83-192-179-192-65 0-102 36-117 56zM125 278v-190c25-42 65-67 109-67 62 0 113 75 113 171 0 101-59 172-122 172-33 0-66-17-89-51-11-18-11-20-11-35z">
            <text:p/>
          </draw:path>
          <draw:path draw:style-name="gr3" draw:text-style-name="P9" draw:layer="layout" svg:width="0.189cm" svg:height="0.586cm" svg:x="17.357cm" svg:y="6.28cm" svg:viewBox="0 0 190 587" svg:d="M123 0l-123 10v26c60 0 67 6 67 46v440c0 38-9 38-67 38v27c29-2 73-2 94-2s63 0 96 2v-27c-58 0-67 0-67-38z">
            <text:p/>
          </draw:path>
          <draw:path draw:style-name="gr3" draw:text-style-name="P9" draw:layer="layout" svg:width="0.414cm" svg:height="0.536cm" svg:x="17.58cm" svg:y="6.501cm" svg:viewBox="0 0 415 537" svg:d="M336 81c21-54 65-54 79-54v-27c-20 2-44 2-64 2-15 0-55-2-75-2v27c27 0 41 15 41 36 0 8 0 10-6 19l-84 210-95-229c-3-7-5-11-5-15 0-21 32-21 48-21v-27c-23 0-79 2-92 2-23 0-58 0-83-2v27c40 0 58 0 69 29l127 308c-4 12-16 39-21 50-19 46-43 106-96 106-6 0-25 0-41-16 27-3 33-23 33-36 0-21-15-35-35-35-17 0-36 10-36 37 0 38 36 67 79 67 52 0 86-48 107-96z">
            <text:p/>
          </draw:path>
          <draw:path draw:style-name="gr3" draw:text-style-name="P9" draw:layer="layout" svg:width="0.181cm" svg:height="0.565cm" svg:x="18.037cm" svg:y="6.301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425cm" svg:height="0.373cm" svg:x="18.269cm" svg:y="6.491cm" svg:viewBox="0 0 426 374" svg:d="M65 82v229c0 36-7 36-65 36v27c29 0 73-2 96-2 21 0 65 2 94 2v-27c-56 0-65 0-65-36v-158c0-88 59-134 113-134s63 46 63 94v198c0 36-9 36-65 36v27c29 0 73-2 96-2 21 0 65 2 94 2v-27c-44 0-65 0-65-25v-161c0-73 0-100-27-130-11-14-40-31-88-31-64 0-102 36-127 88v-88l-119 10v26c60 0 65 6 65 46z">
            <text:p/>
          </draw:path>
          <draw:path draw:style-name="gr3" draw:text-style-name="P9" draw:layer="layout" svg:width="0.387cm" svg:height="0.557cm" svg:x="18.736cm" svg:y="6.481cm" svg:viewBox="0 0 388 558" svg:d="M165 238c-75 0-75-85-75-104 0-23 2-50 14-71 7-11 27-34 61-34 73 0 73 84 73 103 0 23 0 50-13 71-8 12-27 35-60 35zM65 270c0-3 0-23 16-40 32 25 67 27 84 27 79 0 136-58 136-123 0-32-13-63-34-82 31-29 61-33 77-33 2 0 5 0 7 0-9 4-13 14-13 23 0 16 11 25 25 25 8 0 25-6 25-25 0-15-12-42-44-42-18 0-54 6-91 40-34-28-71-30-88-30-79 0-138 57-138 122 0 39 19 69 40 89-11 11-27 40-27 69 0 26 12 59 39 74-52 16-79 52-79 87 0 59 84 107 188 107 100 0 188-44 188-109 0-31-13-73-55-98-46-23-94-23-146-23-21 0-58 0-64 0-27-4-46-31-46-58zM188 537c-86 0-144-42-144-86 0-41 33-71 69-73h50c73 0 169 0 169 73 0 44-61 86-144 86z">
            <text:p/>
          </draw:path>
          <draw:path draw:style-name="gr3" draw:text-style-name="P9" draw:layer="layout" svg:width="0.264cm" svg:height="0.528cm" svg:x="19.431cm" svg:y="6.345cm" svg:viewBox="0 0 265 529" svg:d="M131 182h121v-27h-121v-155h-22c0 69-26 159-109 163v19h73v232c0 106 79 115 109 115 60 0 83-59 83-115v-48h-21v48c0 62-25 94-56 94-57 0-57-76-57-92z">
            <text:p/>
          </draw:path>
          <draw:path draw:style-name="gr3" draw:text-style-name="P9" draw:layer="layout" svg:width="0.425cm" svg:height="0.586cm" svg:x="19.769cm" svg:y="6.28cm" svg:viewBox="0 0 426 587" svg:d="M65 522c0 38-7 38-65 38v27c29-2 73-2 96-2 21 0 65 0 94 2v-27c-56 0-65 0-65-38v-156c0-88 59-134 113-134s63 46 63 94v196c0 38-9 38-65 38v27c29-2 73-2 96-2 21 0 65 0 94 2v-27c-44 0-65 0-65-25v-161c0-73 0-100-27-130-11-14-40-31-88-31-73 0-110 52-123 82v-295l-123 10v26c60 0 65 6 65 46z">
            <text:p/>
          </draw:path>
          <draw:path draw:style-name="gr3" draw:text-style-name="P9" draw:layer="layout" svg:width="0.285cm" svg:height="0.373cm" svg:x="20.235cm" svg:y="6.491cm" svg:viewBox="0 0 286 374" svg:d="M117 94v-94l-117 10v26c60 0 65 6 65 46v229c0 36-7 36-65 36v27c33 0 73-2 96-2 35 0 75 0 109 2v-27h-19c-61 0-63-7-63-38v-131c0-84 34-159 100-159 5 0 7 0 9 0-4 2-19 12-19 33 0 25 17 36 37 36 15 0 36-9 36-36s-27-52-63-52c-62 0-92 58-106 94z">
            <text:p/>
          </draw:path>
          <draw:path draw:style-name="gr3" draw:text-style-name="P9" draw:layer="layout" svg:width="0.375cm" svg:height="0.388cm" svg:x="20.565cm" svg:y="6.487cm" svg:viewBox="0 0 376 389" svg:d="M376 198c0-108-86-198-188-198-105 0-188 92-188 198 0 109 88 191 188 191 102 0 188-84 188-191zM188 368c-36 0-73-19-96-57-21-37-21-88-21-119 0-33 0-79 19-117 23-39 64-56 98-56 37 0 73 17 96 54 21 36 21 86 21 119 0 31 0 77-19 113-17 38-56 63-98 63z">
            <text:p/>
          </draw:path>
          <draw:path draw:style-name="gr3" draw:text-style-name="P9" draw:layer="layout" svg:width="0.425cm" svg:height="0.383cm" svg:x="20.99cm" svg:y="6.491cm" svg:viewBox="0 0 426 384" svg:d="M303 307v77l123-10v-27c-59 0-65-6-65-46v-301l-125 10v26c60 0 65 6 65 46v152c0 73-40 130-101 130-71 0-75-38-75-82v-282l-125 10v26c65 0 65 2 65 77v127c0 67 0 144 131 144 46 0 84-23 107-77z">
            <text:p/>
          </draw:path>
          <draw:path draw:style-name="gr3" draw:text-style-name="P9" draw:layer="layout" svg:width="0.387cm" svg:height="0.557cm" svg:x="21.456cm" svg:y="6.481cm" svg:viewBox="0 0 388 558" svg:d="M165 238c-75 0-75-85-75-104 0-23 2-50 14-71 7-11 27-34 61-34 73 0 73 84 73 103 0 23 0 50-13 71-8 12-27 35-60 35zM65 270c0-3 0-23 16-40 32 25 67 27 84 27 79 0 136-58 136-123 0-32-13-63-34-82 31-29 61-33 77-33 2 0 5 0 7 0-9 4-13 14-13 23 0 16 11 25 25 25 8 0 25-6 25-25 0-15-12-42-44-42-18 0-54 6-91 40-34-28-71-30-88-30-79 0-138 57-138 122 0 39 19 69 40 89-11 11-27 40-27 69 0 26 12 59 39 74-52 16-79 52-79 87 0 59 84 107 188 107 100 0 188-44 188-109 0-31-13-73-55-98-46-23-94-23-146-23-21 0-58 0-64 0-27-4-46-31-46-58zM188 537c-86 0-144-42-144-86 0-41 33-71 69-73h50c73 0 169 0 169 73 0 44-61 86-144 86z">
            <text:p/>
          </draw:path>
          <draw:path draw:style-name="gr3" draw:text-style-name="P9" draw:layer="layout" svg:width="0.425cm" svg:height="0.586cm" svg:x="21.881cm" svg:y="6.28cm" svg:viewBox="0 0 426 587" svg:d="M65 522c0 38-7 38-65 38v27c29-2 73-2 96-2 21 0 65 0 94 2v-27c-56 0-65 0-65-38v-156c0-88 59-134 113-134s63 46 63 94v196c0 38-9 38-65 38v27c29-2 73-2 96-2 21 0 65 0 94 2v-27c-44 0-65 0-65-25v-161c0-73 0-100-27-130-11-14-40-31-88-31-73 0-110 52-123 82v-295l-123 10v26c60 0 65 6 65 46z">
            <text:p/>
          </draw:path>
          <draw:path draw:style-name="gr3" draw:text-style-name="P9" draw:layer="layout" svg:width="0.375cm" svg:height="0.388cm" svg:x="22.627cm" svg:y="6.487cm" svg:viewBox="0 0 376 389" svg:d="M376 198c0-108-86-198-188-198-105 0-188 92-188 198 0 109 88 191 188 191 102 0 188-84 188-191zM188 368c-36 0-73-19-96-57-21-37-21-88-21-119 0-33 0-79 19-117 23-39 64-56 98-56 37 0 73 17 96 54 21 36 21 86 21 119 0 31 0 77-19 113-17 38-56 63-98 63z">
            <text:p/>
          </draw:path>
          <draw:path draw:style-name="gr3" draw:text-style-name="P9" draw:layer="layout" svg:width="0.425cm" svg:height="0.383cm" svg:x="23.052cm" svg:y="6.491cm" svg:viewBox="0 0 426 384" svg:d="M303 307v77l123-10v-27c-59 0-65-6-65-46v-301l-125 10v26c60 0 65 6 65 46v152c0 73-40 130-101 130-71 0-75-38-75-82v-282l-125 10v26c65 0 65 2 65 77v127c0 67 0 144 131 144 46 0 84-23 107-77z">
            <text:p/>
          </draw:path>
          <draw:path draw:style-name="gr3" draw:text-style-name="P9" draw:layer="layout" svg:width="0.264cm" svg:height="0.528cm" svg:x="23.511cm" svg:y="6.345cm" svg:viewBox="0 0 265 529" svg:d="M131 182h121v-27h-121v-155h-22c0 69-26 159-109 163v19h73v232c0 106 79 115 109 115 60 0 83-59 83-115v-48h-21v48c0 62-25 94-56 94-57 0-57-76-57-92z">
            <text:p/>
          </draw:path>
          <draw:path draw:style-name="gr3" draw:text-style-name="P9" draw:layer="layout" svg:width="0.418cm" svg:height="0.596cm" svg:x="24.127cm" svg:y="6.28cm" svg:viewBox="0 0 419 597" svg:d="M123 269v-269l-123 10v26c60 0 65 6 65 46v505h21c2-2 8-13 31-52 14 19 48 62 111 62 102 0 191-83 191-192 0-108-85-192-181-192-65 0-102 40-115 56zM125 491v-175c0-17 0-17 9-30 33-48 79-54 100-54 39 0 69 21 89 54 23 34 24 82 24 117 0 32-1 82-26 121-18 25-50 53-96 53-37 0-68-21-89-51-11-18-11-20-11-35z">
            <text:p/>
          </draw:path>
          <draw:path draw:style-name="gr3" draw:text-style-name="P9" draw:layer="layout" svg:width="0.414cm" svg:height="0.536cm" svg:x="24.565cm" svg:y="6.501cm" svg:viewBox="0 0 415 537" svg:d="M336 81c21-54 65-54 79-54v-27c-20 2-44 2-64 2-15 0-55-2-75-2v27c27 0 41 15 41 36 0 8 0 10-6 19l-84 210-95-229c-3-7-5-11-5-15 0-21 32-21 48-21v-27c-23 0-79 2-92 2-23 0-58 0-83-2v27c40 0 58 0 69 29l127 308c-4 12-16 39-21 50-19 46-43 106-96 106-6 0-25 0-41-16 27-3 33-23 33-36 0-21-15-35-35-35-17 0-36 10-36 37 0 38 36 67 79 67 52 0 88-48 107-96z">
            <text:p/>
          </draw:path>
          <draw:path draw:style-name="gr3" draw:text-style-name="P9" draw:layer="layout" svg:width="0.35cm" svg:height="0.58cm" svg:x="25.309cm" svg:y="6.303cm" svg:viewBox="0 0 351 581" svg:d="M77 286v-21c0-213 105-244 148-244 21 0 55 6 74 35-13 0-46 0-46 36 0 27 20 40 39 40 13 0 38-7 38-40 0-52-36-92-107-92-108 0-223 109-223 295 0 227 98 286 177 286 94 0 174-78 174-190 0-107-75-190-169-190-57 0-88 45-105 85zM177 558c-52 0-79-52-83-63-15-40-15-108-15-123 0-65 27-151 103-151 14 0 52 0 79 53 15 31 15 75 15 115 0 41 0 83-15 114-25 51-65 55-84 55z">
            <text:p/>
          </draw:path>
          <draw:path draw:style-name="gr3" draw:text-style-name="P9" draw:layer="layout" svg:width="0.659cm" svg:height="0.843cm" svg:x="25.757cm" svg:y="6.092cm" svg:viewBox="0 0 660 844" svg:d="M267 756l-148-328c-6-14-11-14-13-14 0 0-6 0-14 6l-80 61c-12 8-12 12-12 14 0 4 2 9 8 9 5 0 21-11 28-19 6-4 20-13 27-19l167 365c6 13 12 13 20 13 11 0 13-4 21-15l384-794c5-14 5-16 5-18 0-9-7-17-17-17-8 0-13 4-19 17z">
            <text:p/>
          </draw:path>
          <draw:polygon draw:style-name="gr3" draw:text-style-name="P9" draw:layer="layout" svg:width="0.423cm" svg:height="0.035cm" svg:x="26.398cm" svg:y="6.092cm" svg:viewBox="0 0 424 36" draw:points="211,36 0,36 0,0 424,0 424,36">
            <text:p/>
          </draw:polygon>
          <draw:path draw:style-name="gr3" draw:text-style-name="P9" draw:layer="layout" svg:width="0.337cm" svg:height="0.563cm" svg:x="26.44cm" svg:y="6.303cm" svg:viewBox="0 0 338 564" svg:d="M65 499l91-89c132-117 182-161 182-245 0-98-75-165-179-165-96 0-159 79-159 153 0 46 42 46 44 46 16 0 44-9 44-44 0-21-15-44-44-44-8 0-8 0-11 2 19-55 65-86 115-86 77 0 113 67 113 138 0 67-42 134-88 186l-163 180c-10 10-10 12-10 33h315l23-148h-21c-4 25-10 64-18 75-7 8-63 8-80 8z">
            <text:p/>
          </draw:path>
          <draw:polygon draw:style-name="gr3" draw:text-style-name="P9" draw:layer="layout" svg:width="0.116cm" svg:height="0.843cm" svg:x="27.12cm" svg:y="6.232cm" svg:viewBox="0 0 117 844" draw:points="117,0 0,0 0,35 83,35 83,811 0,811 0,844 117,844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21" smil:attributeName="visibility" smil:to="visible"/>
                  <anim:animate smil:dur="0.5s" smil:fill="hold" smil:targetElement="id121" smil:attributeName="x" smil:values="x;x" smil:keyTimes="0;1"/>
                  <anim:animate smil:dur="0.5s" smil:fill="hold" smil:targetElement="id1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2" smil:attributeName="visibility" smil:to="visible"/>
                  <anim:animate smil:dur="0.5s" smil:fill="hold" smil:targetElement="id122" smil:attributeName="x" smil:values="x;x" smil:keyTimes="0;1"/>
                  <anim:animate smil:dur="0.5s" smil:fill="hold" smil:targetElement="id1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3" smil:attributeName="visibility" smil:to="visible"/>
                  <anim:animate smil:dur="0.5s" smil:fill="hold" smil:targetElement="id123" smil:attributeName="x" smil:values="x;x" smil:keyTimes="0;1"/>
                  <anim:animate smil:dur="0.5s" smil:fill="hold" smil:targetElement="id12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24" smil:attributeName="visibility" smil:to="visible"/>
                  <anim:animate smil:dur="0.5s" smil:fill="hold" smil:targetElement="id124" smil:attributeName="x" smil:values="1+width/2;x" smil:keyTimes="0;1"/>
                  <anim:animate smil:dur="0.5s" smil:fill="hold" smil:targetElement="id124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25" smil:attributeName="visibility" smil:to="visible"/>
                  <anim:animate smil:dur="0.5s" smil:fill="hold" smil:targetElement="id125" smil:attributeName="width" smil:values="width*0.05;width" smil:keyTimes="0;1"/>
                  <anim:animate smil:dur="0.5s" smil:fill="hold" smil:targetElement="id125" smil:attributeName="height" smil:values="height;height" smil:keyTimes="0;1"/>
                  <anim:animate smil:dur="0.5s" smil:fill="hold" smil:targetElement="id125" smil:attributeName="x" smil:values="x-.2;x" smil:keyTimes="0;1"/>
                  <anim:animate smil:dur="0.5s" smil:fill="hold" smil:targetElement="id125" smil:attributeName="y" smil:values="y;y" smil:keyTimes="0;1"/>
                  <anim:transitionFilter smil:dur="0.5s" smil:targetElement="id12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26" smil:attributeName="visibility" smil:to="visible"/>
                  <anim:animate smil:dur="0.5s" smil:fill="hold" smil:targetElement="id126" smil:attributeName="width" smil:values="width*0.05;width" smil:keyTimes="0;1"/>
                  <anim:animate smil:dur="0.5s" smil:fill="hold" smil:targetElement="id126" smil:attributeName="height" smil:values="height;height" smil:keyTimes="0;1"/>
                  <anim:animate smil:dur="0.5s" smil:fill="hold" smil:targetElement="id126" smil:attributeName="x" smil:values="x-.2;x" smil:keyTimes="0;1"/>
                  <anim:animate smil:dur="0.5s" smil:fill="hold" smil:targetElement="id126" smil:attributeName="y" smil:values="y;y" smil:keyTimes="0;1"/>
                  <anim:transitionFilter smil:dur="0.5s" smil:targetElement="id12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27" anim:sub-item="text" smil:attributeName="visibility" smil:to="visible"/>
                  <anim:animate smil:dur="0.5s" smil:fill="hold" smil:targetElement="id127" anim:sub-item="text" smil:attributeName="width" smil:values="width*0.05;width" smil:keyTimes="0;1"/>
                  <anim:animate smil:dur="0.5s" smil:fill="hold" smil:targetElement="id127" anim:sub-item="text" smil:attributeName="height" smil:values="height;height" smil:keyTimes="0;1"/>
                  <anim:animate smil:dur="0.5s" smil:fill="hold" smil:targetElement="id127" anim:sub-item="text" smil:attributeName="x" smil:values="x-.2;x" smil:keyTimes="0;1"/>
                  <anim:animate smil:dur="0.5s" smil:fill="hold" smil:targetElement="id127" anim:sub-item="text" smil:attributeName="y" smil:values="y;y" smil:keyTimes="0;1"/>
                  <anim:transitionFilter smil:dur="0.5s" smil:targetElement="id127" anim:sub-item="text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8" smil:attributeName="visibility" smil:to="visible"/>
                  <anim:animate smil:dur="0.5s" smil:fill="hold" smil:targetElement="id128" smil:attributeName="x" smil:values="x;x" smil:keyTimes="0;1"/>
                  <anim:animate smil:dur="0.5s" smil:fill="hold" smil:targetElement="id128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29" smil:attributeName="visibility" smil:to="visible"/>
                  <anim:animate smil:dur="0.5s" smil:fill="hold" smil:targetElement="id129" smil:attributeName="width" smil:values="width*0.05;width" smil:keyTimes="0;1"/>
                  <anim:animate smil:dur="0.5s" smil:fill="hold" smil:targetElement="id129" smil:attributeName="height" smil:values="height;height" smil:keyTimes="0;1"/>
                  <anim:animate smil:dur="0.5s" smil:fill="hold" smil:targetElement="id129" smil:attributeName="x" smil:values="x-.2;x" smil:keyTimes="0;1"/>
                  <anim:animate smil:dur="0.5s" smil:fill="hold" smil:targetElement="id129" smil:attributeName="y" smil:values="y;y" smil:keyTimes="0;1"/>
                  <anim:transitionFilter smil:dur="0.5s" smil:targetElement="id129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0" smil:attributeName="visibility" smil:to="visible"/>
                  <anim:animate smil:dur="0.5s" smil:fill="hold" smil:targetElement="id130" smil:attributeName="width" smil:values="width*0.05;width" smil:keyTimes="0;1"/>
                  <anim:animate smil:dur="0.5s" smil:fill="hold" smil:targetElement="id130" smil:attributeName="height" smil:values="height;height" smil:keyTimes="0;1"/>
                  <anim:animate smil:dur="0.5s" smil:fill="hold" smil:targetElement="id130" smil:attributeName="x" smil:values="x-.2;x" smil:keyTimes="0;1"/>
                  <anim:animate smil:dur="0.5s" smil:fill="hold" smil:targetElement="id130" smil:attributeName="y" smil:values="y;y" smil:keyTimes="0;1"/>
                  <anim:transitionFilter smil:dur="0.5s" smil:targetElement="id130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3T19">
        <office:forms form:automatic-focus="false" form:apply-design-mode="false"/>
        <draw:frame presentation:style-name="pr15" draw:text-style-name="P16" draw:layer="layout" svg:width="26.4cm" svg:height="14.535cm" svg:x="0.8cm" svg:y="0.628cm" presentation:class="title" presentation:user-transformed="true">
          <draw:text-box>
            <text:p xml:id="id131" text:id="id131" text:style-name="P6"><text:span text:style-name="T10"><text:tab/></text:span><text:span text:style-name="T10"> <text:s text:c="13"/></text:span><text:span text:style-name="T31"><text:line-break/></text:span><text:span text:style-name="T4"><text:tab/></text:span><text:span text:style-name="T4"> <text:s text:c="3"/></text:span><text:span text:style-name="T32">Solution :</text:span><text:span text:style-name="T4"> Equation of the curve is </text:span><text:span text:style-name="T33"><text:line-break/></text:span><text:span text:style-name="T33"> <text:s/></text:span><text:span text:style-name="T34"><text:tab/></text:span><text:span text:style-name="T35"><text:line-break/></text:span><text:span text:style-name="T35"><text:tab/></text:span><text:span text:style-name="T35"><text:line-break/></text:span><text:span text:style-name="T35"><text:tab/></text:span><text:span text:style-name="T35"><text:tab/></text:span><text:span text:style-name="T35"><text:tab/></text:span><text:span text:style-name="T35"><text:tab/></text:span><text:span text:style-name="T35"><text:line-break/></text:span><text:span text:style-name="T35"><text:line-break/></text:span><text:span text:style-name="T35"><text:line-break/></text:span><text:span text:style-name="T35"><text:tab/></text:span><text:span text:style-name="T35"> <text:s/></text:span><text:span text:style-name="T35"><text:line-break/></text:span><text:span text:style-name="T35"><text:tab/></text:span><text:span text:style-name="T35"><text:line-break/></text:span><text:span text:style-name="T35"><text:tab/></text:span><text:span text:style-name="T35"> </text:span><text:span text:style-name="T35"><text:line-break/></text:span><text:span text:style-name="T35"><text:tab/></text:span><text:span text:style-name="T35"> <text:s text:c="2"/></text:span></text:p>
          </draw:text-box>
        </draw:frame>
        <draw:g xml:id="id132" draw:id="id132">
          <svg:title>TexMaths</svg:title>
          <svg:desc>28§display§y = x^3 - 6x^2 + x + 3§svg§600§FALSE§</svg:desc>
          <draw:polygon draw:style-name="gr2" draw:text-style-name="P8" draw:layer="layout" svg:width="8.853cm" svg:height="0.97cm" svg:x="7.61cm" svg:y="2.493cm" svg:viewBox="0 0 8854 971" draw:points="4426,971 0,971 0,0 8854,0 8854,971">
            <text:p/>
          </draw:polygon>
          <draw:path draw:style-name="gr3" draw:text-style-name="P9" draw:layer="layout" svg:width="0.456cm" svg:height="0.638cm" svg:x="7.59cm" svg:y="2.872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7 0 87 63 118 121 118 38 0 72-18 99-45-11 52-25 99-63 153-27 34-65 63-110 63-13 0-58-5-73-43 15 0 26 0 42-11 9-9 18-23 18-40 0-32-27-36-36-36-22 0-56 15-56 65 0 49 45 85 105 85 103 0 204-90 231-202z">
            <text:p/>
          </draw:path>
          <draw:path draw:style-name="gr3" draw:text-style-name="P9" draw:layer="layout" svg:width="0.655cm" svg:height="0.232cm" svg:x="8.408cm" svg:y="2.94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92cm" svg:height="0.447cm" svg:x="9.42cm" svg:y="2.872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7-101 130-132 130-38 0-54-31-54-65 0-23 7-43 18-88z">
            <text:p/>
          </draw:path>
          <draw:path draw:style-name="gr3" draw:text-style-name="P9" draw:layer="layout" svg:width="0.317cm" svg:height="0.472cm" svg:x="9.991cm" svg:y="2.444cm" svg:viewBox="0 0 318 473" svg:d="M152 229c54 0 92 38 92 112 0 85-49 110-89 110-27 0-90-7-119-48 33-2 40-24 40-38 0-22-16-38-38-38-18 0-38 11-38 38 0 68 72 108 157 108 96 0 161-63 161-132 0-54-43-108-119-126 72-24 99-78 99-119 0-56-63-96-141-96-76 0-135 38-135 92 0 25 14 38 36 38 20 0 36-16 36-36s-16-33-36-36c25-31 72-38 97-38 31 0 76 16 76 76 0 30-9 61-29 81-23 27-41 29-77 31-17 0-17 0-22 3 0 0-7 0-7 9s7 9 18 9z">
            <text:p/>
          </draw:path>
          <draw:path draw:style-name="gr3" draw:text-style-name="P9" draw:layer="layout" svg:width="0.601cm" svg:height="0.042cm" svg:x="10.694cm" svg:y="3.043cm" svg:viewBox="0 0 602 43" svg:d="M569 43c16 0 33 0 33-23 0-20-17-20-33-20h-535c-16 0-34 0-34 20 0 23 18 23 34 23z">
            <text:p/>
          </draw:path>
          <draw:path draw:style-name="gr3" draw:text-style-name="P9" draw:layer="layout" svg:width="0.409cm" svg:height="0.678cm" svg:x="11.637cm" svg:y="2.652cm" svg:viewBox="0 0 410 679" svg:d="M90 334v-25c0-248 123-284 172-284 25 0 65 6 87 40-15 0-53 0-53 43 0 31 22 47 44 47 16 0 45-9 45-47 0-61-42-108-125-108-126 0-260 128-260 345 0 265 114 334 206 334 110 0 204-92 204-222 0-125-87-222-197-222-67 0-103 52-123 99zM206 652c-63 0-92-60-96-74-18-47-18-125-18-143 0-76 31-177 121-177 15 0 60 0 92 63 18 35 18 87 18 134s0 96-18 132c-30 61-77 65-99 65z">
            <text:p/>
          </draw:path>
          <draw:path draw:style-name="gr3" draw:text-style-name="P9" draw:layer="layout" svg:width="0.492cm" svg:height="0.447cm" svg:x="12.117cm" svg:y="2.872cm" svg:viewBox="0 0 493 448" svg:d="M302 139c5-27 27-117 97-117 4 0 29 0 49 12-27 6-47 31-47 53 0 16 11 36 38 36 22 0 54-18 54-58 0-52-58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4 107-101 130-132 130-38 0-54-31-54-65 0-23 7-43 18-88z">
            <text:p/>
          </draw:path>
          <draw:path draw:style-name="gr3" draw:text-style-name="P9" draw:layer="layout" svg:width="0.306cm" svg:height="0.459cm" svg:x="12.694cm" svg:y="2.444cm" svg:viewBox="0 0 307 460" svg:d="M307 334h-25c-2 16-9 56-18 63-4 4-58 4-67 4h-128c72-65 97-83 139-116 52-41 99-83 99-151 0-82-74-134-164-134-85 0-143 61-143 123 0 36 29 41 36 41 18 0 38-14 38-38 0-12-5-36-40-36 20-50 67-65 100-65 70 0 106 53 106 109 0 61-43 108-65 135l-168 164c-7 6-7 9-7 27h287z">
            <text:p/>
          </draw:path>
          <draw:path draw:style-name="gr3" draw:text-style-name="P9" draw:layer="layout" svg:width="0.655cm" svg:height="0.658cm" svg:x="13.366cm" svg:y="2.733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3" draw:text-style-name="P9" draw:layer="layout" svg:width="0.492cm" svg:height="0.447cm" svg:x="14.325cm" svg:y="2.872cm" svg:viewBox="0 0 493 448" svg:d="M302 139c5-27 27-117 97-117 4 0 29 0 49 12-27 6-47 31-47 53 0 16 11 36 38 36 22 0 54-18 54-58 0-52-58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4 107-101 130-132 130-38 0-54-31-54-65 0-23 7-43 18-88z">
            <text:p/>
          </draw:path>
          <draw:path draw:style-name="gr3" draw:text-style-name="P9" draw:layer="layout" svg:width="0.655cm" svg:height="0.658cm" svg:x="15.131cm" svg:y="2.733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3" draw:text-style-name="P9" draw:layer="layout" svg:width="0.409cm" svg:height="0.678cm" svg:x="16.101cm" svg:y="2.652cm" svg:viewBox="0 0 410 679" svg:d="M246 309c81-24 137-94 137-172 0-81-85-137-181-137-99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</draw:g>
        <draw:g xml:id="id133" draw:id="id133">
          <svg:title>TexMaths</svg:title>
          <svg:desc>28§display§\text{Diff}. w. r. t.  x.§svg§600§FALSE§</svg:desc>
          <draw:polygon draw:style-name="gr2" draw:text-style-name="P8" draw:layer="layout" svg:width="4.849cm" svg:height="0.606cm" svg:x="7.584cm" svg:y="4.17cm" svg:viewBox="0 0 4850 607" draw:points="2426,607 0,607 0,0 4850,0 4850,607">
            <text:p/>
          </draw:polygon>
          <draw:path draw:style-name="gr3" draw:text-style-name="P9" draw:layer="layout" svg:width="0.662cm" svg:height="0.673cm" svg:x="7.568cm" svg:y="4.143cm" svg:viewBox="0 0 663 674" svg:d="M0 0v31h25c76 0 76 12 76 45v522c0 36 0 45-76 45h-25v31h361c165 0 302-145 302-331 0-188-132-343-302-343zM235 643c-47 0-49-7-49-38v-536c0-31 2-38 49-38h99c60 0 130 21 179 92 43 58 52 144 52 220 0 110-18 168-54 217-20 27-76 83-177 83z">
            <text:p/>
          </draw:path>
          <draw:path draw:style-name="gr3" draw:text-style-name="P9" draw:layer="layout" svg:width="0.212cm" svg:height="0.66cm" svg:x="8.318cm" svg:y="4.15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9" draw:layer="layout" svg:width="0.593cm" svg:height="0.696cm" svg:x="8.585cm" svg:y="4.121cm" svg:viewBox="0 0 594 697" svg:d="M417 300h112v-29h-117v-114c0-90 49-135 92-135 5 0 18 0 34 7-12 5-29 16-29 40 0 23 15 43 42 43s43-20 43-43c0-35-34-69-90-69-58 0-103 38-108 43-29-39-82-43-109-43-94 0-209 52-209 159v112h-78v29h78v321c0 44-11 44-78 44v32c34-2 85-5 110-5 24 0 74 3 110 5v-32c-65 0-77 0-77-44v-321h209v321c0 44-12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9" draw:layer="layout" svg:width="0.107cm" svg:height="0.107cm" svg:x="9.219cm" svg:y="4.71cm" svg:viewBox="0 0 108 108" svg:d="M108 54c0-29-25-54-54-54s-54 25-54 54 25 54 54 54 54-25 54-54z">
            <text:p/>
          </draw:path>
          <draw:path draw:style-name="gr3" draw:text-style-name="P9" draw:layer="layout" svg:width="0.653cm" svg:height="0.447cm" svg:x="9.436cm" svg:y="4.381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9" draw:layer="layout" svg:width="0.107cm" svg:height="0.107cm" svg:x="10.223cm" svg:y="4.71cm" svg:viewBox="0 0 108 108" svg:d="M108 54c0-29-25-54-54-54s-54 25-54 54 25 54 54 54 54-25 54-54z">
            <text:p/>
          </draw:path>
          <draw:path draw:style-name="gr3" draw:text-style-name="P9" draw:layer="layout" svg:width="0.402cm" svg:height="0.447cm" svg:x="10.44cm" svg:y="4.381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9" draw:layer="layout" svg:width="0.107cm" svg:height="0.107cm" svg:x="10.912cm" svg:y="4.71cm" svg:viewBox="0 0 108 108" svg:d="M108 54c0-29-25-54-54-54s-54 25-54 54 25 54 54 54 54-25 54-54z">
            <text:p/>
          </draw:path>
          <draw:path draw:style-name="gr3" draw:text-style-name="P9" draw:layer="layout" svg:width="0.304cm" svg:height="0.629cm" svg:x="11.123cm" svg:y="4.199cm" svg:viewBox="0 0 305 630" svg:d="M181 224h95c17 0 29 0 29-20 0-11-12-11-29-11h-88c36-141 43-159 43-166 0-18-14-27-29-27-5 0-32 0-41 36l-38 157h-94c-20 0-29 0-29 18 0 13 9 13 27 13h87c-71 280-74 296-74 314 0 53 38 92 90 92 103 0 159-146 159-153 0-9-9-9-13-9-9 0-9 3-14 14-42 103-96 125-130 125-20 0-29-13-29-45 0-24 0-31 5-47z">
            <text:p/>
          </draw:path>
          <draw:path draw:style-name="gr3" draw:text-style-name="P9" draw:layer="layout" svg:width="0.107cm" svg:height="0.107cm" svg:x="11.542cm" svg:y="4.71cm" svg:viewBox="0 0 108 108" svg:d="M108 54c0-29-25-54-54-54s-54 25-54 54 25 54 54 54 54-25 54-54z">
            <text:p/>
          </draw:path>
          <draw:path draw:style-name="gr3" draw:text-style-name="P9" draw:layer="layout" svg:width="0.492cm" svg:height="0.447cm" svg:x="11.759cm" svg:y="4.38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9" draw:layer="layout" svg:width="0.107cm" svg:height="0.107cm" svg:x="12.377cm" svg:y="4.71cm" svg:viewBox="0 0 108 108" svg:d="M108 54c0-29-25-54-54-54s-54 25-54 54 25 54 54 54 54-25 54-54z">
            <text:p/>
          </draw:path>
        </draw:g>
        <draw:g xml:id="id134" draw:id="id134">
          <svg:title>TexMaths</svg:title>
          <svg:desc>28§display§\frac{dy}{dx} = 3x^2 - 12x + 1§svg§600§FALSE§</svg:desc>
          <draw:polygon draw:style-name="gr2" draw:text-style-name="P8" draw:layer="layout" svg:width="8.266cm" svg:height="1.936cm" svg:x="7.459cm" svg:y="5.581cm" svg:viewBox="0 0 8267 1937" draw:points="4135,1937 0,1937 0,0 8267,0 8267,1937">
            <text:p/>
          </draw:polygon>
          <draw:path draw:style-name="gr3" draw:text-style-name="P9" draw:layer="layout" svg:width="0.469cm" svg:height="0.696cm" svg:x="7.473cm" svg:y="5.532cm" svg:viewBox="0 0 470 697" svg:d="M470 11c0-2 0-11-13-11-14 0-108 9-125 11-7 0-14 5-14 18 0 14 9 14 25 14 47 0 49 6 49 15l-4 20-59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9" draw:layer="layout" svg:width="0.456cm" svg:height="0.637cm" svg:x="7.972cm" svg:y="5.781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9" draw:layer="layout" svg:width="1.076cm" svg:height="0.042cm" svg:x="7.41cm" svg:y="6.614cm" svg:viewBox="0 0 1077 43" draw:points="538,43 0,43 0,0 1077,0 1077,43">
            <text:p/>
          </draw:polygon>
          <draw:path draw:style-name="gr3" draw:text-style-name="P9" draw:layer="layout" svg:width="0.469cm" svg:height="0.696cm" svg:x="7.45cm" svg:y="6.873cm" svg:viewBox="0 0 470 697" svg:d="M470 11c0-2 0-11-13-11-14 0-108 9-125 11-7 0-14 5-14 18 0 14 9 14 25 14 47 0 49 6 49 15l-4 20-59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9" draw:layer="layout" svg:width="0.492cm" svg:height="0.447cm" svg:x="7.95cm" svg:y="7.1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9" draw:layer="layout" svg:width="0.655cm" svg:height="0.232cm" svg:x="8.931cm" svg:y="6.5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09cm" svg:height="0.678cm" svg:x="9.957cm" svg:y="6.226cm" svg:viewBox="0 0 410 679" svg:d="M246 309c81-25 137-94 137-172 0-81-87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9" draw:layer="layout" svg:width="0.492cm" svg:height="0.447cm" svg:x="10.436cm" svg:y="6.44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3" draw:text-style-name="P9" draw:layer="layout" svg:width="0.306cm" svg:height="0.458cm" svg:x="11.012cm" svg:y="6.01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9" draw:layer="layout" svg:width="0.602cm" svg:height="0.042cm" svg:x="11.711cm" svg:y="6.614cm" svg:viewBox="0 0 603 43" svg:d="M569 43c16 0 34 0 34-23 0-20-18-20-34-20h-535c-16 0-34 0-34 20 0 23 18 23 34 23z">
            <text:p/>
          </draw:path>
          <draw:path draw:style-name="gr3" draw:text-style-name="P9" draw:layer="layout" svg:width="0.326cm" svg:height="0.657cm" svg:x="12.701cm" svg:y="6.226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9" draw:layer="layout" svg:width="0.393cm" svg:height="0.657cm" svg:x="13.155cm" svg:y="6.22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9" draw:layer="layout" svg:width="0.492cm" svg:height="0.447cm" svg:x="13.626cm" svg:y="6.44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2 107-101 130-132 130-38 0-54-32-54-65 0-23 7-43 18-88z">
            <text:p/>
          </draw:path>
          <draw:path draw:style-name="gr3" draw:text-style-name="P9" draw:layer="layout" svg:width="0.655cm" svg:height="0.657cm" svg:x="14.434cm" svg:y="6.307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9" draw:layer="layout" svg:width="0.326cm" svg:height="0.657cm" svg:x="15.449cm" svg:y="6.226cm" svg:viewBox="0 0 327 658" svg:d="M204 25c0-23 0-25-25-25-60 63-148 63-179 63v31c20 0 78 0 130-27v513c0 36-2 47-92 47h-31v31c33-4 121-4 159-4 40 0 125 0 161 4v-31h-31c-90 0-92-11-92-47z">
            <text:p/>
          </draw:path>
        </draw:g>
        <draw:g xml:id="id137" draw:id="id137">
          <svg:title>TexMaths</svg:title>
          <svg:desc>28§display§\therefore \ \ \  \frac{dy}{dx} =  1§svg§600§FALSE§</svg:desc>
          <draw:polygon draw:style-name="gr2" draw:text-style-name="P8" draw:layer="layout" svg:width="4.852cm" svg:height="1.936cm" svg:x="11.633cm" svg:y="9.483cm" svg:viewBox="0 0 4853 1937" draw:points="2426,1937 0,1937 0,0 4853,0 4853,1937">
            <text:p/>
          </draw:polygon>
          <draw:path draw:style-name="gr3" draw:text-style-name="P9" draw:layer="layout" svg:width="0.597cm" svg:height="0.532cm" svg:x="11.613cm" svg:y="10.325cm" svg:viewBox="0 0 598 533" svg:d="M352 52c0-27-25-52-52-52-29 0-54 25-54 52 0 29 25 53 54 53 27 0 52-22 52-53zM598 479c0-27-22-51-51-51s-54 24-54 51c0 29 25 54 54 54s51-25 51-54zM105 479c0-27-24-51-53-51-27 0-52 24-52 51 0 29 25 54 52 54 29 0 53-25 53-54z">
            <text:p/>
          </draw:path>
          <draw:path draw:style-name="gr3" draw:text-style-name="P9" draw:layer="layout" svg:width="0.469cm" svg:height="0.696cm" svg:x="13.676cm" svg:y="9.434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9" draw:layer="layout" svg:width="0.456cm" svg:height="0.637cm" svg:x="14.178cm" svg:y="9.683cm" svg:viewBox="0 0 457 638" svg:d="M453 60c4-13 4-15 4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4 0 204-89 231-201z">
            <text:p/>
          </draw:path>
          <draw:polygon draw:style-name="gr3" draw:text-style-name="P9" draw:layer="layout" svg:width="1.077cm" svg:height="0.042cm" svg:x="13.616cm" svg:y="10.516cm" svg:viewBox="0 0 1078 43" draw:points="538,43 0,43 0,0 1078,0 1078,43">
            <text:p/>
          </draw:polygon>
          <draw:path draw:style-name="gr3" draw:text-style-name="P9" draw:layer="layout" svg:width="0.469cm" svg:height="0.696cm" svg:x="13.656cm" svg:y="10.775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9" draw:layer="layout" svg:width="0.492cm" svg:height="0.447cm" svg:x="14.156cm" svg:y="11.022cm" svg:viewBox="0 0 493 448" svg:d="M302 139c5-27 27-117 97-117 6 0 29 0 49 12-27 6-47 31-47 53 0 16 11 36 38 36 23 0 54-18 54-58 0-52-58-65-92-65-58 0-92 52-105 76-25-67-76-76-106-76-103 0-159 128-159 152 0 9 9 9 12 9 9 0 11 0 13-9 34-105 99-130 132-130 18 0 54 9 54 65 0 32-18 99-54 235-15 63-51 104-94 104-7 0-29 0-49-12 24-6 47-27 47-53 0-27-23-36-38-36-29 0-54 27-54 58 0 45 49 65 92 65 67 0 103-70 105-76 11 38 47 76 105 76 103 0 160-128 160-152 0-9-9-9-12-9-9 0-11 2-13 9-32 107-101 130-132 130-38 0-54-32-54-65 0-23 7-43 18-88z">
            <text:p/>
          </draw:path>
          <draw:path draw:style-name="gr3" draw:text-style-name="P9" draw:layer="layout" svg:width="0.655cm" svg:height="0.232cm" svg:x="15.137cm" svg:y="10.42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326cm" svg:height="0.657cm" svg:x="16.208cm" svg:y="10.128cm" svg:viewBox="0 0 327 658" svg:d="M204 25c0-23 0-25-25-25-60 63-148 63-179 63v31c20 0 78 0 130-27v513c0 36-2 47-92 47h-31v31c33-4 121-4 159-4 40 0 125 0 161 4v-31h-31c-90 0-92-11-92-47z">
            <text:p/>
          </draw:path>
        </draw:g>
        <draw:g xml:id="id135" draw:id="id135">
          <svg:title>TexMaths</svg:title>
          <svg:desc>28§display§\text{Given that the tangent is parallel to } y = x + 5§svg§600§FALSE§</svg:desc>
          <draw:polygon draw:style-name="gr2" draw:text-style-name="P8" draw:layer="layout" svg:width="19.892cm" svg:height="0.8cm" svg:x="3.47cm" svg:y="8.27cm" svg:viewBox="0 0 19893 801" draw:points="9946,801 0,801 0,0 19893,0 19893,801">
            <text:p/>
          </draw:polygon>
          <draw:path draw:style-name="gr3" draw:text-style-name="P9" draw:layer="layout" svg:width="0.669cm" svg:height="0.717cm" svg:x="3.477cm" svg:y="8.221cm" svg:viewBox="0 0 670 718" svg:d="M531 635c11 22 51 61 63 61 9 0 9-7 9-23v-173c0-38 4-42 67-42v-32c-36 3-90 5-119 5-40 0-125 0-159-5v32h31c88 0 92 11 92 47v63c0 112-125 121-154 121-63 0-260-36-260-330 0-296 195-328 255-328 105 0 195 88 215 234 2 13 2 18 16 18 16 0 16-5 16-25v-233c0-18 0-25-12-25-4 0-6 0-15 11l-50 74c-31-31-85-85-183-85-184 0-343 157-343 359s159 359 345 359c72 0 152-25 186-83z">
            <text:p/>
          </draw:path>
          <draw:path draw:style-name="gr3" draw:text-style-name="P9" draw:layer="layout" svg:width="0.212cm" svg:height="0.661cm" svg:x="4.225cm" svg:y="8.257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9" draw:layer="layout" svg:width="0.483cm" svg:height="0.437cm" svg:x="4.485cm" svg:y="8.49cm" svg:viewBox="0 0 484 438" svg:d="M392 96c9-22 27-65 92-65v-31c-23 2-52 2-74 2-25 0-69-2-87-2v31c38 0 49 23 49 43 0 9-2 11-7 22l-101 254-112-276c-4-13-4-16-4-18 0-25 38-25 56-25v-31c-29 0-85 2-108 2-27 0-67 0-96-2v31c63 0 67 5 78 36l144 353c6 13 6 18 20 18 13 0 18-9 20-18z">
            <text:p/>
          </draw:path>
          <draw:path draw:style-name="gr3" draw:text-style-name="P9" draw:layer="layout" svg:width="0.382cm" svg:height="0.454cm" svg:x="4.987cm" svg:y="8.47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9" draw:layer="layout" svg:width="0.496cm" svg:height="0.437cm" svg:x="5.428cm" svg:y="8.481cm" svg:viewBox="0 0 497 438" svg:d="M76 96v267c0 43-9 43-76 43v32c34 0 85-3 112-3 25 0 76 3 110 3v-32c-65 0-76 0-76-43v-183c0-104 69-158 132-158s74 54 74 110v231c0 43-11 43-76 43v32c33 0 85-3 112-3 24 0 76 3 109 3v-32c-51 0-76 0-76-29v-189c0-85 0-116-31-152-14-16-47-36-103-36-74 0-119 43-148 103v-103l-139 11v32c69 0 76 6 76 53z">
            <text:p/>
          </draw:path>
          <draw:path draw:style-name="gr3" draw:text-style-name="P9" draw:layer="layout" svg:width="0.308cm" svg:height="0.618cm" svg:x="6.29cm" svg:y="8.311cm" svg:viewBox="0 0 309 619" svg:d="M152 213h141v-31h-141v-182h-24c0 81-32 186-128 191v22h85v272c0 123 92 134 128 134 69 0 96-69 96-134v-56h-24v56c0 71-30 110-65 110-68 0-68-90-68-108z">
            <text:p/>
          </draw:path>
          <draw:path draw:style-name="gr3" draw:text-style-name="P9" draw:layer="layout" svg:width="0.496cm" svg:height="0.686cm" svg:x="6.685cm" svg:y="8.232cm" svg:viewBox="0 0 497 687" svg:d="M76 610c0 45-9 45-76 45v32c34-3 85-3 112-3 25 0 76 0 110 3v-32c-65 0-76 0-76-45v-181c0-104 69-158 132-158s74 54 74 110v229c0 45-11 45-76 45v32c33-3 85-3 112-3 24 0 76 0 109 3v-32c-51 0-76 0-76-29v-188c0-86 0-117-31-153-14-16-47-36-103-36-85 0-128 61-144 97v-346l-143 11v32c69 0 76 6 76 53z">
            <text:p/>
          </draw:path>
          <draw:path draw:style-name="gr3" draw:text-style-name="P9" draw:layer="layout" svg:width="0.445cm" svg:height="0.454cm" svg:x="7.242cm" svg:y="8.475cm" svg:viewBox="0 0 446 455" svg:d="M287 368c4 40 31 81 78 81 20 0 81-14 81-94v-54h-25v54c0 58-24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9" draw:layer="layout" svg:width="0.31cm" svg:height="0.618cm" svg:x="7.711cm" svg:y="8.311cm" svg:viewBox="0 0 311 619" svg:d="M152 213h141v-31h-141v-182h-24c0 81-32 186-128 191v22h85v272c0 123 92 134 128 134 69 0 98-69 98-134v-56h-26v56c0 71-30 110-65 110-68 0-68-90-68-108z">
            <text:p/>
          </draw:path>
          <draw:path draw:style-name="gr3" draw:text-style-name="P9" draw:layer="layout" svg:width="0.308cm" svg:height="0.618cm" svg:x="8.421cm" svg:y="8.311cm" svg:viewBox="0 0 309 619" svg:d="M152 213h141v-31h-141v-182h-24c0 81-32 186-128 191v22h85v272c0 123 92 134 128 134 69 0 96-69 96-134v-56h-24v56c0 71-30 110-65 110-68 0-68-90-68-108z">
            <text:p/>
          </draw:path>
          <draw:path draw:style-name="gr3" draw:text-style-name="P9" draw:layer="layout" svg:width="0.496cm" svg:height="0.686cm" svg:x="8.817cm" svg:y="8.232cm" svg:viewBox="0 0 497 687" svg:d="M76 610c0 45-9 45-76 45v32c34-3 85-3 112-3 25 0 76 0 110 3v-32c-65 0-76 0-76-45v-181c0-104 69-158 132-158s74 54 74 110v229c0 45-11 45-76 45v32c33-3 85-3 112-3 24 0 76 0 109 3v-32c-51 0-76 0-76-29v-188c0-86 0-117-31-153-14-16-47-36-103-36-85 0-128 61-144 97v-346l-143 11v32c69 0 76 6 76 53z">
            <text:p/>
          </draw:path>
          <draw:path draw:style-name="gr3" draw:text-style-name="P9" draw:layer="layout" svg:width="0.382cm" svg:height="0.454cm" svg:x="9.359cm" svg:y="8.47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9" draw:layer="layout" svg:width="0.308cm" svg:height="0.618cm" svg:x="10.117cm" svg:y="8.311cm" svg:viewBox="0 0 309 619" svg:d="M152 213h141v-31h-141v-182h-24c0 81-32 186-128 191v22h85v272c0 123 92 134 128 134 69 0 96-69 96-134v-56h-24v56c0 71-30 110-65 110-68 0-68-90-68-108z">
            <text:p/>
          </draw:path>
          <draw:path draw:style-name="gr3" draw:text-style-name="P9" draw:layer="layout" svg:width="0.445cm" svg:height="0.454cm" svg:x="10.522cm" svg:y="8.475cm" svg:viewBox="0 0 446 455" svg:d="M287 368c4 40 31 81 78 81 20 0 81-14 81-94v-54h-25v54c0 58-24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9" draw:layer="layout" svg:width="0.496cm" svg:height="0.437cm" svg:x="11.004cm" svg:y="8.481cm" svg:viewBox="0 0 497 438" svg:d="M76 96v267c0 43-9 43-76 43v32c34 0 85-3 112-3 25 0 76 3 110 3v-32c-65 0-76 0-76-43v-183c0-104 69-158 132-158s74 54 74 110v231c0 43-11 43-76 43v32c33 0 85-3 112-3 24 0 76 3 109 3v-32c-51 0-76 0-76-29v-189c0-85 0-116-31-152-14-16-47-36-103-36-74 0-119 43-148 103v-103l-139 11v32c69 0 76 6 76 53z">
            <text:p/>
          </draw:path>
          <draw:path draw:style-name="gr3" draw:text-style-name="P9" draw:layer="layout" svg:width="0.452cm" svg:height="0.652cm" svg:x="11.548cm" svg:y="8.47cm" svg:viewBox="0 0 453 653" svg:d="M193 278c-88 0-88-98-88-121 0-27 3-58 16-83 9-13 31-40 72-40 85 0 85 98 85 121 0 27 0 58-16 83-9 13-31 40-69 40zM76 316c0-4 0-27 18-47 38 29 78 32 99 32 92 0 159-68 159-144 0-38-16-74-41-96 36-34 72-39 90-39 2 0 7 0 9 0-11 5-16 16-16 27 0 18 14 30 29 30 9 0 30-7 30-30 0-18-14-49-52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9" draw:layer="layout" svg:width="0.382cm" svg:height="0.454cm" svg:x="12.039cm" svg:y="8.47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9" draw:layer="layout" svg:width="0.496cm" svg:height="0.437cm" svg:x="12.48cm" svg:y="8.481cm" svg:viewBox="0 0 497 438" svg:d="M76 96v267c0 43-9 43-76 43v32c34 0 85-3 112-3 25 0 76 3 110 3v-32c-65 0-76 0-76-43v-183c0-104 69-158 132-158s74 54 74 110v231c0 43-11 43-76 43v32c33 0 85-3 112-3 24 0 76 3 109 3v-32c-51 0-76 0-76-29v-189c0-85 0-116-31-152-14-16-47-36-103-36-74 0-119 43-148 103v-103l-139 11v32c69 0 76 6 76 53z">
            <text:p/>
          </draw:path>
          <draw:path draw:style-name="gr3" draw:text-style-name="P9" draw:layer="layout" svg:width="0.31cm" svg:height="0.618cm" svg:x="12.986cm" svg:y="8.311cm" svg:viewBox="0 0 311 619" svg:d="M152 213h141v-31h-141v-182h-24c0 81-32 186-128 191v22h85v272c0 123 92 134 128 134 69 0 98-69 98-134v-56h-26v56c0 71-30 110-65 110-68 0-68-90-68-108z">
            <text:p/>
          </draw:path>
          <draw:path draw:style-name="gr3" draw:text-style-name="P9" draw:layer="layout" svg:width="0.212cm" svg:height="0.661cm" svg:x="13.712cm" svg:y="8.257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9" draw:layer="layout" svg:width="0.324cm" svg:height="0.454cm" svg:x="13.985cm" svg:y="8.475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9 9 11 9 13 0 13-4 13-25v-98c0-18 0-25-11-25-4 0-7 0-20 11-2 5-14 14-18 16-36-27-79-27-92-27-121 0-159 67-159 121 0 36 16 63 43 85 31 25 60 32 129 45z">
            <text:p/>
          </draw:path>
          <draw:path draw:style-name="gr3" draw:text-style-name="P9" draw:layer="layout" svg:width="0.487cm" svg:height="0.627cm" svg:x="14.695cm" svg:y="8.481cm" svg:viewBox="0 0 488 628" svg:d="M143 65v-65l-143 11v32c69 0 76 4 76 49v462c0 45-9 45-76 45v29c34 0 85-2 110-2 27 0 78 2 112 2v-29c-65 0-76 0-76-45v-166-9c4 16 47 70 121 70 118 0 221-97 221-225 0-125-96-224-208-224-76 0-119 43-137 65zM146 325v-222c29-49 76-78 127-78 72 0 132 87 132 199 0 119-69 202-143 202-38 0-76-20-103-60-13-20-13-23-13-41z">
            <text:p/>
          </draw:path>
          <draw:path draw:style-name="gr3" draw:text-style-name="P9" draw:layer="layout" svg:width="0.445cm" svg:height="0.454cm" svg:x="15.258cm" svg:y="8.475cm" svg:viewBox="0 0 446 455" svg:d="M287 368c4 40 31 81 78 81 20 0 81-14 81-94v-54h-25v54c0 58-24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9" draw:layer="layout" svg:width="0.333cm" svg:height="0.437cm" svg:x="15.735cm" svg:y="8.481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9" draw:layer="layout" svg:width="0.445cm" svg:height="0.454cm" svg:x="16.134cm" svg:y="8.475cm" svg:viewBox="0 0 446 455" svg:d="M287 368c4 40 31 81 78 81 20 0 81-14 81-94v-54h-25v54c0 58-24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9" draw:layer="layout" svg:width="0.221cm" svg:height="0.686cm" svg:x="16.618cm" svg:y="8.232cm" svg:viewBox="0 0 222 687" svg:d="M143 0l-143 11v32c69 0 78 6 78 53v514c0 45-11 45-78 45v32c34-3 85-3 110-3 24 0 74 0 112 3v-32c-67 0-79 0-79-45z">
            <text:p/>
          </draw:path>
          <draw:path draw:style-name="gr3" draw:text-style-name="P9" draw:layer="layout" svg:width="0.221cm" svg:height="0.686cm" svg:x="16.891cm" svg:y="8.232cm" svg:viewBox="0 0 222 687" svg:d="M143 0l-143 11v32c69 0 78 6 78 53v514c0 45-11 45-78 45v32c34-3 85-3 110-3 24 0 74 0 112 3v-32c-67 0-79 0-79-45z">
            <text:p/>
          </draw:path>
          <draw:path draw:style-name="gr3" draw:text-style-name="P9" draw:layer="layout" svg:width="0.382cm" svg:height="0.454cm" svg:x="17.16cm" svg:y="8.47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9" draw:layer="layout" svg:width="0.221cm" svg:height="0.686cm" svg:x="17.601cm" svg:y="8.232cm" svg:viewBox="0 0 222 687" svg:d="M143 0l-143 11v32c69 0 78 6 78 53v514c0 45-11 45-78 45v32c34-3 85-3 110-3 24 0 74 0 112 3v-32c-67 0-79 0-79-45z">
            <text:p/>
          </draw:path>
          <draw:path draw:style-name="gr3" draw:text-style-name="P9" draw:layer="layout" svg:width="0.308cm" svg:height="0.618cm" svg:x="18.19cm" svg:y="8.311cm" svg:viewBox="0 0 309 619" svg:d="M152 213h141v-31h-141v-182h-24c0 81-32 186-128 191v22h85v272c0 123 92 134 128 134 69 0 96-69 96-134v-56h-24v56c0 71-30 110-65 110-68 0-68-90-68-108z">
            <text:p/>
          </draw:path>
          <draw:path draw:style-name="gr3" draw:text-style-name="P9" draw:layer="layout" svg:width="0.438cm" svg:height="0.454cm" svg:x="18.582cm" svg:y="8.475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9" draw:layer="layout" svg:width="0.456cm" svg:height="0.638cm" svg:x="19.402cm" svg:y="8.481cm" svg:viewBox="0 0 457 639" svg:d="M453 61c4-14 4-16 4-23 0-18-16-27-29-27-11 0-27 5-36 20-2 5-9 36-13 54-7 25-14 52-21 79l-44 179c-3 14-45 83-112 83-50 0-61-42-61-80 0-45 18-106 52-193 15-41 18-52 18-72 0-45-32-81-81-81-94 0-130 144-130 153s9 9 11 9c11 0 11-3 16-18 27-92 67-122 101-122 6 0 24 0 24 32 0 25-9 49-18 69-38 104-56 162-56 207 0 87 63 119 121 119 38 0 72-18 99-45-11 51-25 99-63 152-27 34-65 63-110 63-13 0-58-4-73-42 15 0 26 0 42-12 9-9 18-22 18-40 0-31-27-36-36-36-22 0-56 16-56 65 0 50 45 85 105 85 103 0 204-89 231-201z">
            <text:p/>
          </draw:path>
          <draw:path draw:style-name="gr3" draw:text-style-name="P9" draw:layer="layout" svg:width="0.655cm" svg:height="0.232cm" svg:x="20.22cm" svg:y="8.55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92cm" svg:height="0.448cm" svg:x="21.232cm" svg:y="8.481cm" svg:viewBox="0 0 493 449" svg:d="M302 139c5-27 27-117 97-117 4 0 29 0 49 12-27 6-47 31-47 54 0 15 11 35 38 35 22 0 54-18 54-58 0-52-58-65-92-65-58 0-92 52-105 76-25-67-76-76-106-76-103 0-159 128-159 153 0 9 9 9 12 9 9 0 11 0 13-9 34-106 99-131 132-131 18 0 54 9 54 66 0 31-18 98-54 235-16 63-51 103-94 103-7 0-29 0-49-11 24-7 47-27 47-54s-23-36-38-36c-29 0-54 27-54 59 0 45 49 65 92 65 67 0 101-70 105-77 11 39 47 77 105 77 103 0 159-128 159-153 0-9-8-9-11-9-9 0-11 2-13 9-34 108-101 130-132 130-38 0-54-31-54-65 0-22 7-42 18-87z">
            <text:p/>
          </draw:path>
          <draw:path draw:style-name="gr3" draw:text-style-name="P9" draw:layer="layout" svg:width="0.655cm" svg:height="0.659cm" svg:x="22.041cm" svg:y="8.342cm" svg:viewBox="0 0 656 660" svg:d="M349 350h276c13 0 31 0 31-20s-18-20-31-20h-276v-276c0-16 0-34-20-34s-20 18-20 34v276h-275c-16 0-34 0-34 20s18 20 34 20h275v276c0 13 0 34 20 34s20-21 20-34z">
            <text:p/>
          </draw:path>
          <draw:path draw:style-name="gr3" draw:text-style-name="P9" draw:layer="layout" svg:width="0.393cm" svg:height="0.679cm" svg:x="23.018cm" svg:y="8.259cm" svg:viewBox="0 0 394 680" svg:d="M394 460c0-117-80-218-188-218-47 0-90 16-125 52v-193c20 7 53 13 85 13 121 0 190-89 190-103 0-7-2-11-9-11-2 0-4 0-9 2-20 9-67 29-134 29-40 0-85-6-132-27-7-4-9-4-12-4-8 0-8 9-8 25v291c0 18 0 27 13 27 7 0 9-2 11-9 11-15 49-69 128-69 51 0 78 45 85 63 16 38 18 76 18 125 0 34 0 94-25 135-22 38-60 65-105 65-72 0-128-52-146-110 3 0 7 0 18 0 32 0 50-25 50-47 0-25-18-49-50-49-15 0-49 6-49 53 0 83 69 180 179 180 114 0 215-94 215-220z">
            <text:p/>
          </draw:path>
        </draw:g>
        <draw:g xml:id="id136" draw:id="id136">
          <svg:title>TexMaths</svg:title>
          <svg:desc>28§display§\text{whose slope is 1.}§svg§600§FALSE§</svg:desc>
          <draw:polygon draw:style-name="gr2" draw:text-style-name="P8" draw:layer="layout" svg:width="6.968cm" svg:height="0.776cm" svg:x="3.601cm" svg:y="10.27cm" svg:viewBox="0 0 6969 777" draw:points="3485,777 0,777 0,0 6969,0 6969,777">
            <text:p/>
          </draw:polygon>
          <draw:path draw:style-name="gr3" draw:text-style-name="P9" draw:layer="layout" svg:width="0.675cm" svg:height="0.436cm" svg:x="3.57cm" svg:y="10.481cm" svg:viewBox="0 0 676 437" svg:d="M593 94c18-49 50-63 83-63v-31c-22 2-51 2-71 2-29 0-74-2-92-2v31c36 0 56 18 56 47 0 7 0 7-5 21l-89 253-99-276c-2-11-4-13-4-18 0-27 38-27 58-27v-31c-29 0-78 2-103 2-29 0-58 0-87-2v31c35 0 51 3 62 14 5 7 16 36 23 56l-85 237-94-262c-5-13-5-16-5-18 0-27 38-27 58-27v-31c-29 0-85 2-107 2-5 0-56 0-92-2v31c49 0 60 3 74 34l123 349c5 16 9 23 20 23 14 0 16-5 20-20l101-280 101 282c2 11 7 18 20 18 11 0 16-9 18-18z">
            <text:p/>
          </draw:path>
          <draw:path draw:style-name="gr3" draw:text-style-name="P9" draw:layer="layout" svg:width="0.496cm" svg:height="0.685cm" svg:x="4.293cm" svg:y="10.221cm" svg:viewBox="0 0 497 686" svg:d="M76 609c0 45-9 45-76 45v32c34-3 85-3 112-3 25 0 76 0 110 3v-32c-65 0-76 0-76-45v-181c0-103 69-157 132-157 62 0 74 54 74 110v228c0 45-12 45-77 45v32c34-3 86-3 112-3 25 0 77 0 110 3v-32c-51 0-76 0-76-29v-188c0-85 0-117-31-152-14-16-47-36-103-36-85 0-128 60-144 96v-345l-143 11v32c69 0 76 6 76 53z">
            <text:p/>
          </draw:path>
          <draw:path draw:style-name="gr3" draw:text-style-name="P9" draw:layer="layout" svg:width="0.438cm" svg:height="0.454cm" svg:x="4.838cm" svg:y="10.463cm" svg:viewBox="0 0 439 455" svg:d="M439 231c0-126-101-231-220-231-123 0-219 108-219 231 0 127 103 224 219 224 119 0 220-99 220-224zM219 430c-42 0-85-22-112-67-24-43-24-103-24-139 0-38 0-92 22-137 27-44 74-65 114-65 43 0 86 21 110 63 27 43 27 101 27 139 0 36 0 90-22 132-20 45-65 74-115 74z">
            <text:p/>
          </draw:path>
          <draw:path draw:style-name="gr3" draw:text-style-name="P9" draw:layer="layout" svg:width="0.324cm" svg:height="0.454cm" svg:x="5.335cm" svg:y="10.463cm" svg:viewBox="0 0 325 455" svg:d="M172 251c23 4 103 20 103 92 0 49-33 89-112 89-82 0-118-56-136-141-2-11-5-15-14-15-13 0-13 6-13 24v130c0 18 0 25 11 25 5 0 7-2 25-20 2-3 2-5 20-23 43 41 87 43 107 43 115 0 162-67 162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3" draw:text-style-name="P9" draw:layer="layout" svg:width="0.382cm" svg:height="0.454cm" svg:x="5.718cm" svg:y="10.463cm" svg:viewBox="0 0 383 455" svg:d="M83 195c7-148 89-173 123-173 101 0 112 133 112 173zM83 215h275c23 0 25 0 25-20 0-99-54-195-177-195-114 0-206 101-206 226 0 132 103 229 217 229 121 0 166-110 166-130 0-9-9-11-13-11-9 0-12 6-12 13-36 103-125 103-134 103-49 0-90-31-112-67-29-47-29-112-29-148z">
            <text:p/>
          </draw:path>
          <draw:path draw:style-name="gr3" draw:text-style-name="P9" draw:layer="layout" svg:width="0.324cm" svg:height="0.454cm" svg:x="6.488cm" svg:y="10.463cm" svg:viewBox="0 0 325 455" svg:d="M172 251c23 4 103 20 103 92 0 49-33 89-112 89-82 0-118-56-136-141-2-11-5-15-14-15-13 0-13 6-13 24v130c0 18 0 25 11 25 5 0 7-2 25-20 2-3 2-5 20-23 43 41 87 43 107 43 115 0 162-67 162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3" draw:text-style-name="P9" draw:layer="layout" svg:width="0.221cm" svg:height="0.685cm" svg:x="6.876cm" svg:y="10.221cm" svg:viewBox="0 0 222 686" svg:d="M143 0l-143 11v32c69 0 78 6 78 53v513c0 45-11 45-78 45v32c34-3 85-3 110-3 24 0 74 0 112 3v-32c-67 0-79 0-79-45z">
            <text:p/>
          </draw:path>
          <draw:path draw:style-name="gr3" draw:text-style-name="P9" draw:layer="layout" svg:width="0.438cm" svg:height="0.454cm" svg:x="7.144cm" svg:y="10.463cm" svg:viewBox="0 0 439 455" svg:d="M439 231c0-126-101-231-220-231-123 0-219 108-219 231 0 127 103 224 219 224 119 0 220-99 220-224zM219 430c-42 0-85-22-112-67-24-43-24-103-24-139 0-38 0-92 22-137 27-44 74-65 114-65 43 0 86 21 112 63 25 43 25 101 25 139 0 36 0 90-22 132-20 45-65 74-115 74z">
            <text:p/>
          </draw:path>
          <draw:path draw:style-name="gr3" draw:text-style-name="P9" draw:layer="layout" svg:width="0.487cm" svg:height="0.626cm" svg:x="7.635cm" svg:y="10.47cm" svg:viewBox="0 0 488 627" svg:d="M143 65v-65l-143 11v32c69 0 76 4 76 49v461c0 45-9 45-76 45v29c34 0 85-2 110-2 27 0 78 2 112 2v-29c-65 0-76 0-76-45v-165-9c4 15 47 69 121 69 118 0 221-96 221-224 0-125-96-224-208-224-76 0-119 43-137 65zM146 325v-222c29-49 76-78 127-78 72 0 132 87 132 199 0 119-69 202-143 202-38 0-76-20-103-61-13-20-13-22-13-40z">
            <text:p/>
          </draw:path>
          <draw:path draw:style-name="gr3" draw:text-style-name="P9" draw:layer="layout" svg:width="0.382cm" svg:height="0.454cm" svg:x="8.21cm" svg:y="10.463cm" svg:viewBox="0 0 383 455" svg:d="M83 195c7-148 89-173 123-173 101 0 112 133 112 173zM83 215h275c23 0 25 0 25-20 0-99-54-195-177-195-114 0-206 101-206 226 0 132 103 229 217 229 121 0 166-110 166-130 0-9-9-11-13-11-9 0-12 6-12 13-36 103-125 103-134 103-49 0-90-31-112-67-29-47-29-112-29-148z">
            <text:p/>
          </draw:path>
          <draw:path draw:style-name="gr3" draw:text-style-name="P9" draw:layer="layout" svg:width="0.212cm" svg:height="0.66cm" svg:x="8.978cm" svg:y="10.246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9" draw:layer="layout" svg:width="0.324cm" svg:height="0.454cm" svg:x="9.252cm" svg:y="10.463cm" svg:viewBox="0 0 325 455" svg:d="M172 251c23 4 103 20 103 92 0 49-33 89-112 89-82 0-118-56-136-141-2-11-5-15-14-15-13 0-13 6-13 24v130c0 18 0 25 11 25 5 0 7-2 25-20 2-3 2-5 20-23 43 41 87 43 107 43 115 0 162-67 162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3" draw:text-style-name="P9" draw:layer="layout" svg:width="0.326cm" svg:height="0.658cm" svg:x="10.024cm" svg:y="10.248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9" draw:layer="layout" svg:width="0.106cm" svg:height="0.107cm" svg:x="10.513cm" svg:y="10.799cm" svg:viewBox="0 0 107 108" svg:d="M107 54c0-29-24-54-53-54s-54 25-54 54 25 54 54 54 53-25 53-54z">
            <text:p/>
          </draw:path>
        </draw:g>
        <draw:g xml:id="id138" draw:id="id138">
          <svg:title>TexMaths</svg:title>
          <svg:desc>28§display§3x^2 - 12x + 1 = 1 \ \  \Rightarrow §svg§600§FALSE§</svg:desc>
          <draw:polygon draw:style-name="gr2" draw:text-style-name="P8" draw:layer="layout" svg:width="9.503cm" svg:height="0.847cm" svg:x="3.664cm" svg:y="11.971cm" svg:viewBox="0 0 9504 848" draw:points="4753,848 0,848 0,0 9504,0 9504,848">
            <text:p/>
          </draw:polygon>
          <draw:path draw:style-name="gr3" draw:text-style-name="P9" draw:layer="layout" svg:width="0.409cm" svg:height="0.677cm" svg:x="3.655cm" svg:y="12.13cm" svg:viewBox="0 0 410 678" svg:d="M246 309c81-25 137-94 137-173 0-80-85-136-181-136-101 0-175 58-175 134 0 31 22 52 49 52 32 0 52-23 52-52 0-49-47-49-61-49 29-47 94-60 130-60 40 0 96 22 96 109 0 14-2 70-29 114-29 47-62 49-87 52-7 0-31 2-38 2-9 0-16 2-16 11 0 11 7 11 25 11h42c81 0 119 67 119 164 0 134-69 163-112 163-42 0-116-18-152-76 36 6 65-16 65-54 0-36-25-56-54-56-25 0-56 16-56 58 0 90 92 155 199 155 121 0 211-90 211-190 0-81-63-157-164-179z">
            <text:p/>
          </draw:path>
          <draw:path draw:style-name="gr3" draw:text-style-name="P9" draw:layer="layout" svg:width="0.492cm" svg:height="0.446cm" svg:x="4.134cm" svg:y="12.349cm" svg:viewBox="0 0 493 447" svg:d="M302 139c5-27 27-117 97-117 6 0 29 0 49 12-27 6-47 31-47 53 0 16 11 36 38 36 22 0 54-18 54-58 0-52-58-65-92-65-58 0-92 51-105 76-25-67-76-76-106-76-103 0-159 127-159 152 0 9 9 9 12 9 9 0 11 0 13-9 34-105 99-130 132-130 18 0 54 9 54 65 0 32-18 99-54 235-16 63-51 103-94 103-7 0-29 0-49-11 24-7 47-27 47-54s-23-36-38-36c-29 0-54 27-54 58 0 45 49 65 92 65 67 0 103-69 105-76 11 38 47 76 105 76 103 0 159-127 159-152 0-9-9-9-11-9-9 0-11 2-13 9-32 108-101 130-132 130-38 0-54-31-54-65 0-22 7-42 18-87z">
            <text:p/>
          </draw:path>
          <draw:path draw:style-name="gr3" draw:text-style-name="P9" draw:layer="layout" svg:width="0.306cm" svg:height="0.457cm" svg:x="4.712cm" svg:y="11.922cm" svg:viewBox="0 0 307 458" svg:d="M307 333h-25c-2 16-9 56-18 63-4 4-58 4-67 4h-128c72-65 97-82 139-116 52-40 99-83 99-150 0-83-74-134-164-134-85 0-143 60-143 123 0 36 29 40 36 40 18 0 38-13 38-38 0-11-5-36-40-36 20-49 67-64 100-64 70 0 106 53 106 109 0 61-43 108-65 134l-168 164c-7 6-7 9-7 26h287z">
            <text:p/>
          </draw:path>
          <draw:path draw:style-name="gr3" draw:text-style-name="P9" draw:layer="layout" svg:width="0.602cm" svg:height="0.041cm" svg:x="5.411cm" svg:y="12.519cm" svg:viewBox="0 0 603 42" svg:d="M569 42c18 0 34 0 34-22 0-20-16-20-34-20h-535c-16 0-34 0-34 20 0 22 18 22 34 22z">
            <text:p/>
          </draw:path>
          <draw:path draw:style-name="gr3" draw:text-style-name="P9" draw:layer="layout" svg:width="0.326cm" svg:height="0.657cm" svg:x="6.401cm" svg:y="12.13cm" svg:viewBox="0 0 327 658" svg:d="M204 25c0-23 0-25-25-25-60 63-148 63-179 63v31c20 0 78 0 130-27v512c0 36-2 47-92 47h-31v32c33-5 121-5 159-5 40 0 125 0 161 5v-32h-31c-90 0-92-11-92-47z">
            <text:p/>
          </draw:path>
          <draw:path draw:style-name="gr3" draw:text-style-name="P9" draw:layer="layout" svg:width="0.393cm" svg:height="0.657cm" svg:x="6.854cm" svg:y="12.13cm" svg:viewBox="0 0 394 658" svg:d="M76 581l105-102c155-137 213-188 213-287 0-114-87-192-208-192-112 0-186 92-186 179 0 54 49 54 52 54 17 0 51-12 51-52 0-24-18-51-51-51-9 0-9 0-14 2 22-65 76-101 134-101 90 0 133 79 133 161 0 79-50 157-103 217l-191 210c-11 12-11 14-11 39h367l27-173h-24c-5 29-12 74-21 88-9 8-73 8-94 8z">
            <text:p/>
          </draw:path>
          <draw:path draw:style-name="gr3" draw:text-style-name="P9" draw:layer="layout" svg:width="0.492cm" svg:height="0.446cm" svg:x="7.326cm" svg:y="12.349cm" svg:viewBox="0 0 493 447" svg:d="M302 139c5-27 27-117 97-117 6 0 29 0 49 12-27 6-47 31-47 53 0 16 11 36 38 36 22 0 54-18 54-58 0-52-58-65-92-65-58 0-92 51-105 76-25-67-76-76-106-76-103 0-159 127-159 152 0 9 9 9 12 9 9 0 11 0 13-9 34-105 99-130 132-130 18 0 54 9 54 65 0 32-18 99-54 235-16 63-51 103-94 103-7 0-29 0-49-11 24-7 47-27 47-54s-23-36-38-36c-29 0-54 27-54 58 0 45 49 65 94 65 65 0 101-69 103-76 11 38 47 76 108 76 100 0 156-127 156-152 0-9-9-9-11-9-9 0-11 2-13 9-32 108-101 130-132 130-38 0-54-31-54-65 0-22 7-42 18-87z">
            <text:p/>
          </draw:path>
          <draw:path draw:style-name="gr3" draw:text-style-name="P9" draw:layer="layout" svg:width="0.655cm" svg:height="0.657cm" svg:x="8.132cm" svg:y="12.21cm" svg:viewBox="0 0 656 658" svg:d="M349 349h276c13 0 31 0 31-20s-18-20-31-20h-276v-275c0-16 0-34-20-34s-20 18-20 34v275h-275c-16 0-34 0-34 20s18 20 34 20h275v275c0 13 0 34 20 34s20-21 20-34z">
            <text:p/>
          </draw:path>
          <draw:path draw:style-name="gr3" draw:text-style-name="P9" draw:layer="layout" svg:width="0.326cm" svg:height="0.657cm" svg:x="9.149cm" svg:y="12.13cm" svg:viewBox="0 0 327 658" svg:d="M204 25c0-23 0-25-25-25-60 63-148 63-179 63v31c20 0 78 0 130-27v512c0 36-2 47-92 47h-31v32c33-5 121-5 159-5 40 0 125 0 161 5v-32h-31c-90 0-92-11-92-47z">
            <text:p/>
          </draw:path>
          <draw:path draw:style-name="gr3" draw:text-style-name="P9" draw:layer="layout" svg:width="0.655cm" svg:height="0.232cm" svg:x="9.882cm" svg:y="12.423cm" svg:viewBox="0 0 656 233" svg:d="M623 40c15 0 33 0 33-20s-18-20-31-20h-591c-16 0-34 0-34 20s18 20 34 20zM625 233c13 0 31 0 31-21 0-20-18-20-33-20h-589c-16 0-34 0-34 20 0 21 18 21 34 21z">
            <text:p/>
          </draw:path>
          <draw:path draw:style-name="gr3" draw:text-style-name="P9" draw:layer="layout" svg:width="0.326cm" svg:height="0.657cm" svg:x="10.955cm" svg:y="12.13cm" svg:viewBox="0 0 327 658" svg:d="M204 25c0-23 0-25-25-25-60 63-148 63-179 63v31c20 0 78 0 130-27v512c0 36-2 47-92 47h-31v32c33-5 121-5 159-5 40 0 125 0 161 5v-32h-31c-90 0-92-11-92-47z">
            <text:p/>
          </draw:path>
          <draw:path draw:style-name="gr3" draw:text-style-name="P9" draw:layer="layout" svg:width="0.875cm" svg:height="0.542cm" svg:x="12.341cm" svg:y="12.269cm" svg:viewBox="0 0 876 543" svg:d="M663 195c40 35 90 62 123 76-36 15-83 42-123 76h-627c-18 0-36 0-36 20s18 20 34 20h584c-47 45-98 132-98 145 0 11 11 11 18 11 9 0 15 0 17-8 23-39 50-90 115-148 67-60 134-85 183-101 18-6 18-6 21-9 2 0 2-4 2-6 0-3 0-3 0-5l-5-2c-2-2-2-2-20-9-134-38-233-130-289-235-9-20-11-20-24-20-7 0-18 0-18 11 0 14 49 99 98 146h-584c-16 0-34 0-34 20 0 18 18 18 36 18z">
            <text:p/>
          </draw:path>
        </draw:g>
        <draw:g xml:id="id140" draw:id="id140">
          <svg:title>TexMaths</svg:title>
          <svg:desc>28§display§3x( x- 4 ) = 0\ \ \text { so,} §svg§600§FALSE§</svg:desc>
          <draw:polygon draw:style-name="gr2" draw:text-style-name="P8" draw:layer="layout" svg:width="7.848cm" svg:height="0.886cm" svg:x="3.681cm" svg:y="13.549cm" svg:viewBox="0 0 7849 887" draw:points="3924,887 0,887 0,0 7849,0 7849,887">
            <text:p/>
          </draw:polygon>
          <draw:path draw:style-name="gr3" draw:text-style-name="P9" draw:layer="layout" svg:width="0.409cm" svg:height="0.678cm" svg:x="3.672cm" svg:y="13.583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3" draw:text-style-name="P9" draw:layer="layout" svg:width="0.492cm" svg:height="0.447cm" svg:x="4.151cm" svg:y="13.80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9" draw:layer="layout" svg:width="0.23cm" svg:height="0.985cm" svg:x="4.783cm" svg:y="13.5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492cm" svg:height="0.447cm" svg:x="5.097cm" svg:y="13.80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9" draw:layer="layout" svg:width="0.602cm" svg:height="0.042cm" svg:x="5.932cm" svg:y="13.973cm" svg:viewBox="0 0 603 43" svg:d="M569 43c18 0 34 0 34-23 0-20-16-20-34-20h-535c-16 0-34 0-34 20 0 23 18 23 34 23z">
            <text:p/>
          </draw:path>
          <draw:path draw:style-name="gr3" draw:text-style-name="P9" draw:layer="layout" svg:width="0.438cm" svg:height="0.667cm" svg:x="6.862cm" svg:y="13.572cm" svg:viewBox="0 0 439 668" svg:d="M262 506v86c0 35 0 47-74 47h-20v29c40-2 92-2 132-2 43 0 94 0 135 2v-29h-21c-74 0-76-12-76-47v-86h101v-31h-101v-450c0-18 0-25-15-25-9 0-12 0-18 11l-305 464v31zM269 475h-242l242-367z">
            <text:p/>
          </draw:path>
          <draw:path draw:style-name="gr3" draw:text-style-name="P9" draw:layer="layout" svg:width="0.23cm" svg:height="0.985cm" svg:x="7.381cm" svg:y="13.5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9" draw:layer="layout" svg:width="0.655cm" svg:height="0.232cm" svg:x="8.038cm" svg:y="13.87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16cm" svg:height="0.678cm" svg:x="9.059cm" svg:y="13.583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3" draw:text-style-name="P9" draw:layer="layout" svg:width="0.324cm" svg:height="0.454cm" svg:x="10.528cm" svg:y="13.798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9" draw:layer="layout" svg:width="0.438cm" svg:height="0.454cm" svg:x="10.911cm" svg:y="13.798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9" draw:layer="layout" svg:width="0.115cm" svg:height="0.295cm" svg:x="11.463cm" svg:y="14.134cm" svg:viewBox="0 0 116 296" svg:d="M116 103c0-63-22-103-62-103-36 0-54 27-54 52 0 26 18 53 54 53 15 0 27-6 38-13l2-2c0 0 2 0 2 13 0 65-29 126-74 173-4 4-6 6-6 9 0 9 4 11 11 11 11 0 89-79 89-193z">
            <text:p/>
          </draw:path>
        </draw:g>
        <draw:g xml:id="id139" draw:id="id139">
          <svg:title>TexMaths</svg:title>
          <svg:desc>28§display§3x^2 - 12x = 0§svg§600§FALSE§</svg:desc>
          <draw:polygon draw:style-name="gr2" draw:text-style-name="P8" draw:layer="layout" svg:width="5.913cm" svg:height="0.788cm" svg:x="14.065cm" svg:y="11.971cm" svg:viewBox="0 0 5914 789" draw:points="2957,789 0,789 0,0 5914,0 5914,789">
            <text:p/>
          </draw:polygon>
          <draw:path draw:style-name="gr3" draw:text-style-name="P9" draw:layer="layout" svg:width="0.409cm" svg:height="0.678cm" svg:x="14.056cm" svg:y="12.131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4-112 164-42 0-116-18-152-77 36 7 65-15 65-54 0-35-25-56-54-56-25 0-56 16-56 59 0 89 92 154 199 154 121 0 211-89 211-190 0-81-63-157-164-180z">
            <text:p/>
          </draw:path>
          <draw:path draw:style-name="gr3" draw:text-style-name="P9" draw:layer="layout" svg:width="0.492cm" svg:height="0.447cm" svg:x="14.535cm" svg:y="12.3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8 0-54-31-54-65 0-22 7-43 18-87z">
            <text:p/>
          </draw:path>
          <draw:path draw:style-name="gr3" draw:text-style-name="P9" draw:layer="layout" svg:width="0.306cm" svg:height="0.459cm" svg:x="15.113cm" svg:y="11.922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7-7 9-7 27h287z">
            <text:p/>
          </draw:path>
          <draw:path draw:style-name="gr3" draw:text-style-name="P9" draw:layer="layout" svg:width="0.602cm" svg:height="0.042cm" svg:x="15.812cm" svg:y="12.521cm" svg:viewBox="0 0 603 43" svg:d="M569 43c18 0 34 0 34-23 0-20-16-20-34-20h-535c-16 0-34 0-34 20 0 23 18 23 34 23z">
            <text:p/>
          </draw:path>
          <draw:path draw:style-name="gr3" draw:text-style-name="P9" draw:layer="layout" svg:width="0.326cm" svg:height="0.658cm" svg:x="16.802cm" svg:y="12.131cm" svg:viewBox="0 0 327 659" svg:d="M204 25c0-23 0-25-25-25-60 63-148 63-179 63v31c20 0 78 0 130-27v514c0 36-2 47-92 47h-31v31c33-4 121-4 159-4 40 0 125 0 161 4v-31h-31c-90 0-92-11-92-47z">
            <text:p/>
          </draw:path>
          <draw:path draw:style-name="gr3" draw:text-style-name="P9" draw:layer="layout" svg:width="0.393cm" svg:height="0.658cm" svg:x="17.255cm" svg:y="12.131cm" svg:viewBox="0 0 394 659" svg:d="M76 583l105-103c155-137 213-188 213-287 0-115-87-193-208-193-112 0-186 92-186 179 0 54 49 54 52 54 17 0 51-11 51-51 0-25-18-52-51-52-9 0-9 0-14 2 22-65 76-101 134-101 90 0 133 79 133 162 0 78-50 157-103 217l-191 211c-11 11-11 14-11 38h367l27-172h-24c-5 29-12 74-21 87-9 9-73 9-94 9z">
            <text:p/>
          </draw:path>
          <draw:path draw:style-name="gr3" draw:text-style-name="P9" draw:layer="layout" svg:width="0.492cm" svg:height="0.447cm" svg:x="17.727cm" svg:y="12.3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101 130-132 130-38 0-54-31-54-65 0-22 7-43 18-87z">
            <text:p/>
          </draw:path>
          <draw:path draw:style-name="gr3" draw:text-style-name="P9" draw:layer="layout" svg:width="0.655cm" svg:height="0.232cm" svg:x="18.59cm" svg:y="12.42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16cm" svg:height="0.678cm" svg:x="19.611cm" svg:y="12.131cm" svg:viewBox="0 0 417 679" svg:d="M417 343c0-81-5-159-41-233-44-94-125-110-168-110-58 0-132 25-172 117-32 69-36 145-36 226 0 74 4 162 45 238 42 78 114 98 163 98 54 0 128-20 173-114 31-67 36-146 36-222zM208 659c-38 0-98-24-114-121-11-58-11-150-11-208 0-63 0-128 7-182 20-117 94-126 118-126 32 0 97 18 117 115 9 56 9 130 9 193 0 74 0 141-11 204-14 94-70 125-115 125z">
            <text:p/>
          </draw:path>
        </draw:g>
        <draw:g xml:id="id141" draw:id="id141">
          <svg:title>TexMaths</svg:title>
          <svg:desc>28§display§x = 0 \text { or } x = 4§svg§600§FALSE§</svg:desc>
          <draw:polygon draw:style-name="gr2" draw:text-style-name="P8" draw:layer="layout" svg:width="6.14cm" svg:height="0.59cm" svg:x="12.091cm" svg:y="13.65cm" svg:viewBox="0 0 6141 591" draw:points="3070,591 0,591 0,0 6141,0 6141,591">
            <text:p/>
          </draw:polygon>
          <draw:path draw:style-name="gr3" draw:text-style-name="P9" draw:layer="layout" svg:width="0.492cm" svg:height="0.446cm" svg:x="12.071cm" svg:y="13.831cm" svg:viewBox="0 0 493 447" svg:d="M302 139c5-27 27-117 97-117 6 0 29 0 49 12-27 6-47 31-47 53 0 16 11 36 38 36 22 0 54-18 54-58 0-52-59-65-92-65-58 0-92 51-105 76-25-67-77-76-106-76-103 0-159 128-159 152 0 9 9 9 12 9 9 0 11 0 13-9 34-105 99-130 132-130 18 0 54 9 54 65 0 32-18 99-54 235-16 63-51 103-94 103-7 0-29 0-49-11 24-7 47-27 47-54s-23-36-38-36c-29 0-54 27-54 59 0 44 49 64 92 64 67 0 103-69 105-76 11 38 47 76 105 76 103 0 159-127 159-152 0-9-9-9-11-9-9 0-11 3-13 9-32 108-101 130-132 130-39 0-54-31-54-65 0-22 7-42 18-87z">
            <text:p/>
          </draw:path>
          <draw:path draw:style-name="gr3" draw:text-style-name="P9" draw:layer="layout" svg:width="0.655cm" svg:height="0.232cm" svg:x="12.933cm" svg:y="13.905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9" draw:layer="layout" svg:width="0.416cm" svg:height="0.677cm" svg:x="13.954cm" svg:y="13.612cm" svg:viewBox="0 0 417 678" svg:d="M417 342c0-80-5-159-41-232-45-94-125-110-168-110-58 0-132 25-172 116-32 70-36 146-36 226 0 74 4 161 45 237 42 79 114 99 163 99 54 0 128-20 173-114 31-67 36-146 36-222zM208 658c-38 0-98-25-114-121-11-58-11-150-11-208 0-63 0-128 7-181 20-117 94-126 118-126 32 0 97 18 117 114 9 56 9 130 9 193 0 74 0 141-12 203-13 94-69 126-114 126z">
            <text:p/>
          </draw:path>
          <draw:path draw:style-name="gr3" draw:text-style-name="P9" draw:layer="layout" svg:width="0.438cm" svg:height="0.453cm" svg:x="14.763cm" svg:y="13.827cm" svg:viewBox="0 0 439 454" svg:d="M439 230c0-125-101-230-220-230-123 0-219 107-219 230 0 128 103 224 219 224 119 0 220-98 220-224zM219 430c-42 0-85-23-112-68-24-42-24-103-24-138 0-38 0-92 22-137 27-44 74-65 114-65 43 0 86 21 110 63 27 43 27 101 27 139 0 35 0 89-22 132-20 44-65 74-115 74z">
            <text:p/>
          </draw:path>
          <draw:path draw:style-name="gr3" draw:text-style-name="P9" draw:layer="layout" svg:width="0.333cm" svg:height="0.435cm" svg:x="15.256cm" svg:y="13.831cm" svg:viewBox="0 0 334 436" svg:d="M137 110v-110l-137 11v32c69 0 76 6 76 53v266c0 43-9 43-76 43v31c38 0 85-2 112-2 40 0 87 0 128 2v-31h-23c-71 0-74-9-74-45v-152c0-98 41-186 117-186 6 0 9 0 11 0-5 3-22 14-22 38 0 29 20 43 42 43 18 0 43-11 43-43 0-31-32-60-74-60-72 0-108 67-123 110z">
            <text:p/>
          </draw:path>
          <draw:path draw:style-name="gr3" draw:text-style-name="P9" draw:layer="layout" svg:width="0.492cm" svg:height="0.446cm" svg:x="15.97cm" svg:y="13.831cm" svg:viewBox="0 0 493 447" svg:d="M302 139c5-27 27-117 97-117 6 0 29 0 49 12-27 6-47 31-47 53 0 16 11 36 38 36 22 0 54-18 54-58 0-52-59-65-92-65-58 0-92 51-105 76-25-67-77-76-106-76-103 0-159 128-159 152 0 9 9 9 12 9 9 0 11 0 13-9 34-105 99-130 132-130 18 0 54 9 54 65 0 32-18 99-54 235-16 63-51 103-94 103-7 0-29 0-49-11 24-7 47-27 47-54s-23-36-38-36c-29 0-54 27-54 59 0 44 49 64 94 64 65 0 101-69 103-76 11 38 47 76 108 76 100 0 156-127 156-152 0-9-9-9-11-9-9 0-11 3-13 9-32 108-101 130-132 130-39 0-54-31-54-65 0-22 7-42 18-87z">
            <text:p/>
          </draw:path>
          <draw:path draw:style-name="gr3" draw:text-style-name="P9" draw:layer="layout" svg:width="0.655cm" svg:height="0.232cm" svg:x="16.832cm" svg:y="13.905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9" draw:layer="layout" svg:width="0.438cm" svg:height="0.666cm" svg:x="17.842cm" svg:y="13.601cm" svg:viewBox="0 0 439 667" svg:d="M262 506v85c0 35 0 47-74 47h-20v29c40-3 92-3 132-3 43 0 94 0 134 3v-29h-20c-74 0-76-12-76-47v-85h101v-32h-101v-449c0-18 0-25-16-25-8 0-11 0-17 11l-305 463v32zM269 474h-242l242-36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31" anim:sub-item="text" smil:attributeName="visibility" smil:to="visible"/>
                  <anim:animate smil:dur="0.5s" smil:fill="hold" smil:targetElement="id131" anim:sub-item="text" smil:attributeName="width" smil:values="width*0.05;width" smil:keyTimes="0;1"/>
                  <anim:animate smil:dur="0.5s" smil:fill="hold" smil:targetElement="id131" anim:sub-item="text" smil:attributeName="height" smil:values="height;height" smil:keyTimes="0;1"/>
                  <anim:animate smil:dur="0.5s" smil:fill="hold" smil:targetElement="id131" anim:sub-item="text" smil:attributeName="x" smil:values="x-.2;x" smil:keyTimes="0;1"/>
                  <anim:animate smil:dur="0.5s" smil:fill="hold" smil:targetElement="id131" anim:sub-item="text" smil:attributeName="y" smil:values="y;y" smil:keyTimes="0;1"/>
                  <anim:transitionFilter smil:dur="0.5s" smil:targetElement="id13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2" smil:attributeName="visibility" smil:to="visible"/>
                  <anim:animate smil:dur="0.5s" smil:fill="hold" smil:targetElement="id132" smil:attributeName="x" smil:values="x;x" smil:keyTimes="0;1"/>
                  <anim:animate smil:dur="0.5s" smil:fill="hold" smil:targetElement="id13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3" smil:attributeName="visibility" smil:to="visible"/>
                  <anim:animate smil:dur="0.5s" smil:fill="hold" smil:targetElement="id133" smil:attributeName="x" smil:values="x;x" smil:keyTimes="0;1"/>
                  <anim:animate smil:dur="0.5s" smil:fill="hold" smil:targetElement="id13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4" smil:attributeName="visibility" smil:to="visible"/>
                  <anim:animate smil:dur="0.5s" smil:fill="hold" smil:targetElement="id134" smil:attributeName="x" smil:values="x;x" smil:keyTimes="0;1"/>
                  <anim:animate smil:dur="0.5s" smil:fill="hold" smil:targetElement="id13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35" smil:attributeName="visibility" smil:to="visible"/>
                  <anim:animate smil:dur="0.5s" smil:fill="hold" smil:targetElement="id135" smil:attributeName="width" smil:values="width*0.05;width" smil:keyTimes="0;1"/>
                  <anim:animate smil:dur="0.5s" smil:fill="hold" smil:targetElement="id135" smil:attributeName="height" smil:values="height;height" smil:keyTimes="0;1"/>
                  <anim:animate smil:dur="0.5s" smil:fill="hold" smil:targetElement="id135" smil:attributeName="x" smil:values="x-.2;x" smil:keyTimes="0;1"/>
                  <anim:animate smil:dur="0.5s" smil:fill="hold" smil:targetElement="id135" smil:attributeName="y" smil:values="y;y" smil:keyTimes="0;1"/>
                  <anim:transitionFilter smil:dur="0.5s" smil:targetElement="id13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36" smil:attributeName="visibility" smil:to="visible"/>
                  <anim:animate smil:dur="0.5s" smil:fill="hold" smil:targetElement="id136" smil:attributeName="width" smil:values="width*0.05;width" smil:keyTimes="0;1"/>
                  <anim:animate smil:dur="0.5s" smil:fill="hold" smil:targetElement="id136" smil:attributeName="height" smil:values="height;height" smil:keyTimes="0;1"/>
                  <anim:animate smil:dur="0.5s" smil:fill="hold" smil:targetElement="id136" smil:attributeName="x" smil:values="x-.2;x" smil:keyTimes="0;1"/>
                  <anim:animate smil:dur="0.5s" smil:fill="hold" smil:targetElement="id136" smil:attributeName="y" smil:values="y;y" smil:keyTimes="0;1"/>
                  <anim:transitionFilter smil:dur="0.5s" smil:targetElement="id13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37" smil:attributeName="visibility" smil:to="visible"/>
                  <anim:animate smil:dur="0.5s" smil:fill="hold" smil:targetElement="id137" smil:attributeName="width" smil:values="width*0.05;width" smil:keyTimes="0;1"/>
                  <anim:animate smil:dur="0.5s" smil:fill="hold" smil:targetElement="id137" smil:attributeName="height" smil:values="height;height" smil:keyTimes="0;1"/>
                  <anim:animate smil:dur="0.5s" smil:fill="hold" smil:targetElement="id137" smil:attributeName="x" smil:values="x-.2;x" smil:keyTimes="0;1"/>
                  <anim:animate smil:dur="0.5s" smil:fill="hold" smil:targetElement="id137" smil:attributeName="y" smil:values="y;y" smil:keyTimes="0;1"/>
                  <anim:transitionFilter smil:dur="0.5s" smil:targetElement="id137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8" smil:attributeName="visibility" smil:to="visible"/>
                  <anim:animate smil:dur="0.5s" smil:fill="hold" smil:targetElement="id138" smil:attributeName="x" smil:values="x;x" smil:keyTimes="0;1"/>
                  <anim:animate smil:dur="0.5s" smil:fill="hold" smil:targetElement="id13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9" smil:attributeName="visibility" smil:to="visible"/>
                  <anim:animate smil:dur="0.5s" smil:fill="hold" smil:targetElement="id139" smil:attributeName="x" smil:values="x;x" smil:keyTimes="0;1"/>
                  <anim:animate smil:dur="0.5s" smil:fill="hold" smil:targetElement="id1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0" smil:attributeName="visibility" smil:to="visible"/>
                  <anim:animate smil:dur="0.5s" smil:fill="hold" smil:targetElement="id140" smil:attributeName="x" smil:values="x;x" smil:keyTimes="0;1"/>
                  <anim:animate smil:dur="0.5s" smil:fill="hold" smil:targetElement="id14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1" smil:attributeName="visibility" smil:to="visible"/>
                  <anim:animate smil:dur="0.5s" smil:fill="hold" smil:targetElement="id141" smil:attributeName="x" smil:values="x;x" smil:keyTimes="0;1"/>
                  <anim:animate smil:dur="0.5s" smil:fill="hold" smil:targetElement="id14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3T19">
        <office:forms form:automatic-focus="false" form:apply-design-mode="false"/>
        <draw:frame presentation:style-name="pr13" draw:text-style-name="P17" draw:layer="layout" svg:width="26.4cm" svg:height="14.572cm" svg:x="0.8cm" svg:y="0.628cm" presentation:class="title" presentation:user-transformed="true">
          <draw:text-box>
            <text:p xml:id="id145" text:id="id145" text:style-name="P6"><text:span text:style-name="T29"><text:s text:c="5"/></text:span><text:span text:style-name="T29"><text:line-break/></text:span><text:span text:style-name="T28"> <text:s text:c="3"/></text:span><text:span text:style-name="T28"><text:line-break/></text:span><text:span text:style-name="T28"><text:line-break/></text:span><text:span text:style-name="T28"><text:line-break/></text:span><text:span text:style-name="T8"> <text:s text:c="6"/></text:span><text:span text:style-name="T8">(3) Find the equations of the tangent and normal to the curve</text:span><text:span text:style-name="T8"><text:line-break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 <text:s text:c="2"/>, where the tangent is parallel to the lne </text:span><text:span text:style-name="T28"><text:line-break/></text:span><text:span text:style-name="T28"><text:line-break/></text:span><text:span text:style-name="T8"><text:tab/></text:span><text:span text:style-name="T8"> <text:s text:c="2"/></text:span><text:span text:style-name="T36">Solution :</text:span><text:span text:style-name="T8"> </text:span><text:span text:style-name="T37"><text:line-break/></text:span><text:span text:style-name="T28"><text:line-break/></text:span><text:span text:style-name="T38"><text:line-break/></text:span><text:span text:style-name="T28"><text:tab/></text:span><text:span text:style-name="T28"><text:tab/></text:span><text:span text:style-name="T28"> <text:s text:c="11"/></text:span></text:p>
          </draw:text-box>
        </draw:frame>
        <draw:g xml:id="id142" draw:id="id142">
          <svg:title>TexMaths</svg:title>
          <svg:desc>28§display§\text {If } x =0, y = (0)^3- 6(0)^2 + (0) + 3 = 3 §svg§600§FALSE§</svg:desc>
          <draw:polygon draw:style-name="gr2" draw:text-style-name="P8" draw:layer="layout" svg:width="16.531cm" svg:height="1.012cm" svg:x="2.809cm" svg:y="0.841cm" svg:viewBox="0 0 16532 1013" draw:points="8266,1013 0,1013 0,0 16532,0 16532,1013">
            <text:p/>
          </draw:polygon>
          <draw:path draw:style-name="gr3" draw:text-style-name="P9" draw:layer="layout" svg:width="0.301cm" svg:height="0.674cm" svg:x="2.787cm" svg:y="0.985cm" svg:viewBox="0 0 302 675" svg:d="M195 76c0-33 4-45 81-45h26v-31c-33 2-112 2-150 2-40 0-118 0-152-2v31h27c76 0 81 12 81 45v523c0 35-5 44-81 44h-27v32c34-2 112-2 150-2 40 0 119 0 152 2v-32h-26c-77 0-81-9-81-44z">
            <text:p/>
          </draw:path>
          <draw:path draw:style-name="gr3" draw:text-style-name="P9" draw:layer="layout" svg:width="0.319cm" svg:height="0.696cm" svg:x="3.148cm" svg:y="0.962cm" svg:viewBox="0 0 320 697" svg:d="M141 271v-114c0-88 47-135 92-135 2 0 16 0 31 7-11 5-29 16-29 41 0 22 16 42 43 42 29 0 42-20 42-42 0-36-36-70-87-70-69 0-155 52-155 157v114h-78v29h78v321c0 45-11 45-78 45v31c40-2 85-4 114-4 41 0 85 0 126 4v-31h-20c-74 0-77-11-77-47v-319h115v-29z">
            <text:p/>
          </draw:path>
          <draw:path draw:style-name="gr3" draw:text-style-name="P9" draw:layer="layout" svg:width="0.492cm" svg:height="0.447cm" svg:x="3.773cm" svg:y="1.2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8-9-11-9-9 0-11 2-13 9-32 108-101 130-132 130-38 0-54-31-54-65 0-22 7-43 18-87z">
            <text:p/>
          </draw:path>
          <draw:path draw:style-name="gr3" draw:text-style-name="P9" draw:layer="layout" svg:width="0.655cm" svg:height="0.232cm" svg:x="4.635cm" svg:y="1.29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16cm" svg:height="0.678cm" svg:x="5.657cm" svg:y="1.001cm" svg:viewBox="0 0 417 679" svg:d="M417 343c0-81-5-159-41-233-44-94-125-110-168-110-58 0-132 25-172 117-32 69-36 145-36 226 0 74 4 161 45 238 42 78 114 98 163 98 54 0 128-20 173-114 31-67 36-146 36-222zM208 659c-38 0-98-25-116-121-9-58-9-150-9-208 0-63 0-128 7-182 20-117 94-126 118-126 32 0 97 18 117 115 9 56 9 130 9 193 0 74 0 141-11 204-14 94-70 125-115 125z">
            <text:p/>
          </draw:path>
          <draw:path draw:style-name="gr3" draw:text-style-name="P9" draw:layer="layout" svg:width="0.115cm" svg:height="0.295cm" svg:x="6.197cm" svg:y="1.55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3" draw:text-style-name="P9" draw:layer="layout" svg:width="0.456cm" svg:height="0.638cm" svg:x="6.577cm" svg:y="1.22cm" svg:viewBox="0 0 457 639" svg:d="M453 61c4-14 4-16 4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3" draw:text-style-name="P9" draw:layer="layout" svg:width="0.655cm" svg:height="0.232cm" svg:x="7.395cm" svg:y="1.29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23cm" svg:height="0.985cm" svg:x="8.475cm" svg:y="0.918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9" draw:layer="layout" svg:width="0.416cm" svg:height="0.678cm" svg:x="8.8cm" svg:y="1.001cm" svg:viewBox="0 0 417 679" svg:d="M417 343c0-81-5-159-41-233-44-94-125-110-168-110-58 0-132 25-172 117-32 69-36 145-36 226 0 74 4 161 45 238 42 78 114 98 163 98 54 0 128-20 173-114 31-67 36-146 36-222zM208 659c-38 0-98-25-116-121-9-58-9-150-9-208 0-63 0-128 7-182 20-117 94-126 118-126 32 0 97 18 117 115 9 56 9 130 9 193 0 74 0 141-11 204-14 94-70 125-115 125z">
            <text:p/>
          </draw:path>
          <draw:path draw:style-name="gr3" draw:text-style-name="P9" draw:layer="layout" svg:width="0.23cm" svg:height="0.985cm" svg:x="9.31cm" svg:y="0.918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9" draw:layer="layout" svg:width="0.317cm" svg:height="0.472cm" svg:x="9.673cm" svg:y="0.792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4-16 34-36s-14-33-34-36c25-31 72-38 97-38 31 0 76 16 76 76 0 30-11 61-29 81-23 27-41 29-77 32-17 0-17-1-22 2 0 0-7 0-7 9s7 9 18 9z">
            <text:p/>
          </draw:path>
          <draw:path draw:style-name="gr3" draw:text-style-name="P9" draw:layer="layout" svg:width="0.602cm" svg:height="0.042cm" svg:x="10.379cm" svg:y="1.391cm" svg:viewBox="0 0 603 43" svg:d="M569 43c16 0 34 0 34-23 0-20-18-20-34-20h-535c-16 0-34 0-34 20 0 23 18 23 34 23z">
            <text:p/>
          </draw:path>
          <draw:path draw:style-name="gr3" draw:text-style-name="P9" draw:layer="layout" svg:width="0.409cm" svg:height="0.678cm" svg:x="11.322cm" svg:y="1.001cm" svg:viewBox="0 0 410 679" svg:d="M90 334v-25c0-248 123-284 172-284 25 0 65 6 87 40-15 0-53 0-53 43 0 31 22 47 45 47 15 0 44-9 44-47 0-61-42-108-125-108-126 0-260 128-260 345 0 265 114 334 206 334 110 0 204-92 204-222 0-125-87-222-197-222-67 0-103 52-123 99zM206 652c-60 0-92-60-96-74-18-47-18-125-18-143 0-76 31-177 121-177 15 0 60 0 92 63 18 35 18 87 18 134s0 97-18 132c-29 61-74 65-99 65z">
            <text:p/>
          </draw:path>
          <draw:path draw:style-name="gr3" draw:text-style-name="P9" draw:layer="layout" svg:width="0.23cm" svg:height="0.985cm" svg:x="11.871cm" svg:y="0.918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9" draw:layer="layout" svg:width="0.416cm" svg:height="0.678cm" svg:x="12.193cm" svg:y="1.001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7 18 117 115 9 56 9 130 9 193 0 74 0 141-11 204-14 94-70 125-115 125z">
            <text:p/>
          </draw:path>
          <draw:path draw:style-name="gr3" draw:text-style-name="P9" draw:layer="layout" svg:width="0.23cm" svg:height="0.985cm" svg:x="12.704cm" svg:y="0.918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9" draw:layer="layout" svg:width="0.306cm" svg:height="0.459cm" svg:x="13.074cm" svg:y="0.792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9" draw:layer="layout" svg:width="0.655cm" svg:height="0.658cm" svg:x="13.746cm" svg:y="1.081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9" draw:layer="layout" svg:width="0.23cm" svg:height="0.985cm" svg:x="14.772cm" svg:y="0.918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9" draw:layer="layout" svg:width="0.416cm" svg:height="0.678cm" svg:x="15.094cm" svg:y="1.001cm" svg:viewBox="0 0 417 679" svg:d="M417 343c0-81-5-159-41-233-44-94-125-110-168-110-58 0-132 25-172 117-32 69-36 145-36 226 0 74 4 161 45 238 42 78 114 98 163 98 54 0 128-20 173-114 31-67 36-146 36-222zM208 659c-38 0-98-25-116-121-9-58-9-150-9-208 0-63 0-128 7-182 20-117 94-126 118-126 32 0 97 18 117 115 9 56 9 130 9 193 0 74 0 141-11 204-14 94-70 125-115 125z">
            <text:p/>
          </draw:path>
          <draw:path draw:style-name="gr3" draw:text-style-name="P9" draw:layer="layout" svg:width="0.23cm" svg:height="0.985cm" svg:x="15.605cm" svg:y="0.918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9" draw:layer="layout" svg:width="0.655cm" svg:height="0.658cm" svg:x="16.206cm" svg:y="1.081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9" draw:layer="layout" svg:width="0.409cm" svg:height="0.678cm" svg:x="17.175cm" svg:y="1.001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9" draw:layer="layout" svg:width="0.655cm" svg:height="0.232cm" svg:x="17.955cm" svg:y="1.29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09cm" svg:height="0.678cm" svg:x="18.981cm" svg:y="1.001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</draw:g>
        <draw:g xml:id="id143" draw:id="id143">
          <svg:title>TexMaths</svg:title>
          <svg:desc>28§display§\text {If } x =4, y = (4)^3- 6(4)^2 + (4) + 3 = - 25§svg§600§FALSE§</svg:desc>
          <draw:polygon draw:style-name="gr2" draw:text-style-name="P8" draw:layer="layout" svg:width="17.78cm" svg:height="1.012cm" svg:x="2.811cm" svg:y="2.44cm" svg:viewBox="0 0 17781 1013" draw:points="8891,1013 0,1013 0,0 17781,0 17781,1013">
            <text:p/>
          </draw:polygon>
          <draw:path draw:style-name="gr3" draw:text-style-name="P9" draw:layer="layout" svg:width="0.301cm" svg:height="0.674cm" svg:x="2.789cm" svg:y="2.584cm" svg:viewBox="0 0 302 675" svg:d="M195 76c0-33 4-45 81-45h26v-31c-33 2-112 2-150 2-40 0-118 0-152-2v31h27c76 0 81 12 81 45v523c0 35-5 44-81 44h-27v32c34-2 112-2 150-2 40 0 119 0 152 2v-32h-26c-77 0-81-9-81-44z">
            <text:p/>
          </draw:path>
          <draw:path draw:style-name="gr3" draw:text-style-name="P9" draw:layer="layout" svg:width="0.319cm" svg:height="0.696cm" svg:x="3.15cm" svg:y="2.561cm" svg:viewBox="0 0 320 697" svg:d="M141 271v-114c0-87 47-135 92-135 2 0 16 0 31 7-11 5-29 16-29 41 0 22 16 42 43 42 29 0 42-20 42-42 0-36-36-70-87-70-69 0-155 52-155 157v114h-78v29h78v321c0 45-11 45-78 45v31c40-2 85-4 114-4 41 0 85 0 126 4v-31h-20c-74 0-77-11-77-47v-319h115v-29z">
            <text:p/>
          </draw:path>
          <draw:path draw:style-name="gr3" draw:text-style-name="P9" draw:layer="layout" svg:width="0.492cm" svg:height="0.447cm" svg:x="3.775cm" svg:y="2.81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8 0-54-31-54-65 0-22 7-43 18-87z">
            <text:p/>
          </draw:path>
          <draw:path draw:style-name="gr3" draw:text-style-name="P9" draw:layer="layout" svg:width="0.655cm" svg:height="0.232cm" svg:x="4.637cm" svg:y="2.89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38cm" svg:height="0.667cm" svg:x="5.647cm" svg:y="2.588cm" svg:viewBox="0 0 439 668" svg:d="M262 507v85c0 36 0 47-74 47h-20v29c40-2 92-2 132-2 43 0 94 0 135 2v-29h-21c-74 0-76-11-76-47v-85h101v-32h-101v-450c0-18 0-25-15-25-9 0-12 0-18 11l-305 464v32zM269 475h-242l242-367z">
            <text:p/>
          </draw:path>
          <draw:path draw:style-name="gr3" draw:text-style-name="P9" draw:layer="layout" svg:width="0.115cm" svg:height="0.295cm" svg:x="6.198cm" svg:y="3.151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3" draw:text-style-name="P9" draw:layer="layout" svg:width="0.456cm" svg:height="0.638cm" svg:x="6.579cm" svg:y="2.819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3" draw:text-style-name="P9" draw:layer="layout" svg:width="0.655cm" svg:height="0.232cm" svg:x="7.397cm" svg:y="2.89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23cm" svg:height="0.985cm" svg:x="8.476cm" svg:y="2.517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9" draw:layer="layout" svg:width="0.438cm" svg:height="0.667cm" svg:x="8.79cm" svg:y="2.588cm" svg:viewBox="0 0 439 668" svg:d="M262 507v85c0 36 0 47-74 47h-20v29c40-2 92-2 132-2 43 0 94 0 135 2v-29h-21c-74 0-76-11-76-47v-85h101v-32h-101v-450c0-18 0-25-15-25-9 0-12 0-18 11l-305 464v32zM269 475h-242l242-367z">
            <text:p/>
          </draw:path>
          <draw:path draw:style-name="gr3" draw:text-style-name="P9" draw:layer="layout" svg:width="0.23cm" svg:height="0.985cm" svg:x="9.312cm" svg:y="2.517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9" draw:layer="layout" svg:width="0.317cm" svg:height="0.472cm" svg:x="9.675cm" svg:y="2.391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4-16 34-36s-14-33-34-36c25-31 72-38 97-38 31 0 76 16 76 76 0 30-11 61-29 81-23 27-41 29-77 32-17 0-17 0-22 2 0 0-7 0-7 9s7 9 18 9z">
            <text:p/>
          </draw:path>
          <draw:path draw:style-name="gr3" draw:text-style-name="P9" draw:layer="layout" svg:width="0.602cm" svg:height="0.042cm" svg:x="10.38cm" svg:y="2.99cm" svg:viewBox="0 0 603 43" svg:d="M569 43c16 0 34 0 34-23 0-20-18-20-34-20h-535c-16 0-34 0-34 20 0 23 18 23 34 23z">
            <text:p/>
          </draw:path>
          <draw:path draw:style-name="gr3" draw:text-style-name="P9" draw:layer="layout" svg:width="0.409cm" svg:height="0.678cm" svg:x="11.323cm" svg:y="2.6cm" svg:viewBox="0 0 410 679" svg:d="M90 334v-25c0-248 123-284 172-284 25 0 65 6 87 40-15 0-53 0-53 43 0 31 22 47 44 47 16 0 45-9 45-47 0-61-42-108-125-108-126 0-260 128-260 345 0 265 114 334 206 334 110 0 204-92 204-222 0-125-87-222-197-222-67 0-103 52-123 99zM206 652c-60 0-92-60-96-74-18-47-18-125-18-143 0-76 31-177 121-177 15 0 60 0 92 63 18 35 18 87 18 134s0 97-18 132c-29 61-74 65-99 65z">
            <text:p/>
          </draw:path>
          <draw:path draw:style-name="gr3" draw:text-style-name="P9" draw:layer="layout" svg:width="0.23cm" svg:height="0.985cm" svg:x="11.872cm" svg:y="2.517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9" draw:layer="layout" svg:width="0.438cm" svg:height="0.667cm" svg:x="12.184cm" svg:y="2.588cm" svg:viewBox="0 0 439 668" svg:d="M262 507v85c0 36 0 47-74 47h-20v29c40-2 92-2 132-2 43 0 94 0 135 2v-29h-21c-74 0-76-11-76-47v-85h101v-32h-101v-450c0-18 0-25-15-25-9 0-12 0-18 11l-305 464v32zM269 475h-242l242-367z">
            <text:p/>
          </draw:path>
          <draw:path draw:style-name="gr3" draw:text-style-name="P9" draw:layer="layout" svg:width="0.23cm" svg:height="0.985cm" svg:x="12.706cm" svg:y="2.517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9" draw:layer="layout" svg:width="0.306cm" svg:height="0.459cm" svg:x="13.075cm" svg:y="2.391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9" draw:layer="layout" svg:width="0.655cm" svg:height="0.658cm" svg:x="13.747cm" svg:y="2.68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9" draw:layer="layout" svg:width="0.23cm" svg:height="0.985cm" svg:x="14.773cm" svg:y="2.517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9" draw:layer="layout" svg:width="0.438cm" svg:height="0.667cm" svg:x="15.087cm" svg:y="2.588cm" svg:viewBox="0 0 439 668" svg:d="M262 507v85c0 36 0 47-74 47h-20v29c40-2 92-2 132-2 43 0 94 0 135 2v-29h-21c-74 0-76-11-76-47v-85h101v-32h-101v-450c0-18 0-25-15-25-9 0-12 0-18 11l-305 464v32zM269 475h-242l242-367z">
            <text:p/>
          </draw:path>
          <draw:path draw:style-name="gr3" draw:text-style-name="P9" draw:layer="layout" svg:width="0.23cm" svg:height="0.985cm" svg:x="15.606cm" svg:y="2.517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9" draw:layer="layout" svg:width="0.655cm" svg:height="0.658cm" svg:x="16.207cm" svg:y="2.68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9" draw:layer="layout" svg:width="0.409cm" svg:height="0.678cm" svg:x="17.177cm" svg:y="2.6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  <draw:path draw:style-name="gr3" draw:text-style-name="P9" draw:layer="layout" svg:width="0.655cm" svg:height="0.232cm" svg:x="17.956cm" svg:y="2.89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602cm" svg:height="0.042cm" svg:x="19.022cm" svg:y="2.99cm" svg:viewBox="0 0 603 43" svg:d="M569 43c16 0 34 0 34-23 0-20-18-20-34-20h-535c-16 0-34 0-34 20 0 23 18 23 34 23z">
            <text:p/>
          </draw:path>
          <draw:path draw:style-name="gr3" draw:text-style-name="P9" draw:layer="layout" svg:width="0.393cm" svg:height="0.658cm" svg:x="19.755cm" svg:y="2.6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3 9-94 9z">
            <text:p/>
          </draw:path>
          <draw:path draw:style-name="gr3" draw:text-style-name="P9" draw:layer="layout" svg:width="0.393cm" svg:height="0.678cm" svg:x="20.248cm" svg:y="2.6cm" svg:viewBox="0 0 394 679" svg:d="M394 460c0-117-80-218-188-218-47 0-90 16-125 52v-193c20 7 53 13 85 13 121 0 190-89 190-103 0-7-2-11-9-11-2 0-4 0-9 2-20 9-67 29-134 29-40 0-85-6-132-27-7-4-9-4-12-4-8 0-8 9-8 25v291c0 18 0 27 13 27 7 0 9-2 11-9 11-16 49-69 128-69 51 0 76 44 85 62 16 38 18 77 18 126 0 34 0 94-25 134-22 38-60 65-105 65-72 0-128-51-146-109 3 0 7 0 18 0 32 0 50-25 50-48 0-24-18-49-50-49-15 0-49 7-49 54 0 83 67 179 179 179 114 0 215-94 215-219z">
            <text:p/>
          </draw:path>
        </draw:g>
        <draw:g xml:id="id144" draw:id="id144">
          <svg:title>TexMaths</svg:title>
          <svg:desc>28§display§\text{Threfore the points on the curve are } (0, 3) \text { and } (4, - 25)§svg§600§FALSE§</svg:desc>
          <draw:polygon draw:style-name="gr2" draw:text-style-name="P8" draw:layer="layout" svg:width="23.686cm" svg:height="0.886cm" svg:x="2.684cm" svg:y="4.27cm" svg:viewBox="0 0 23687 887" draw:points="11844,887 0,887 0,0 23687,0 23687,887">
            <text:p/>
          </draw:polygon>
          <draw:path draw:style-name="gr3" draw:text-style-name="P9" draw:layer="layout" svg:width="0.64cm" svg:height="0.667cm" svg:x="2.671cm" svg:y="4.293cm" svg:viewBox="0 0 641 668" svg:d="M623 0h-605l-18 222h25c13-159 29-191 177-191 18 0 44 0 53 3 21 2 21 13 21 35v523c0 33 0 47-104 47h-38v29c41-2 142-2 186-2 45 0 148 0 189 2v-29h-41c-103 0-103-14-103-47v-523c0-20 0-33 18-35 9-3 36-3 56-3 148 0 164 32 177 191h25z">
            <text:p/>
          </draw:path>
          <draw:path draw:style-name="gr3" draw:text-style-name="P9" draw:layer="layout" svg:width="0.496cm" svg:height="0.685cm" svg:x="3.377cm" svg:y="4.277cm" svg:viewBox="0 0 497 686" svg:d="M76 610c0 44-9 44-76 44v32c34-3 85-3 112-3 25 0 76 0 110 3v-32c-65 0-76 0-76-44v-182c0-103 69-157 132-157s74 54 74 110v229c0 44-11 44-76 44v32c33-3 85-3 112-3 24 0 76 0 109 3v-32c-51 0-76 0-76-29v-188c0-85 0-117-31-152-14-16-47-36-103-36-85 0-128 60-144 96v-345l-143 11v32c69 0 76 6 76 53z">
            <text:p/>
          </draw:path>
          <draw:path draw:style-name="gr3" draw:text-style-name="P9" draw:layer="layout" svg:width="0.333cm" svg:height="0.436cm" svg:x="3.921cm" svg:y="4.524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9" draw:layer="layout" svg:width="0.382cm" svg:height="0.454cm" svg:x="4.306cm" svg:y="4.51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9" draw:layer="layout" svg:width="0.319cm" svg:height="0.696cm" svg:x="4.748cm" svg:y="4.266cm" svg:viewBox="0 0 320 697" svg:d="M141 271v-114c0-88 47-135 92-135 2 0 18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3" draw:text-style-name="P9" draw:layer="layout" svg:width="0.438cm" svg:height="0.454cm" svg:x="5.043cm" svg:y="4.519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9" draw:layer="layout" svg:width="0.333cm" svg:height="0.436cm" svg:x="5.536cm" svg:y="4.524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9" draw:layer="layout" svg:width="0.382cm" svg:height="0.454cm" svg:x="5.921cm" svg:y="4.51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9" draw:layer="layout" svg:width="0.308cm" svg:height="0.617cm" svg:x="6.679cm" svg:y="4.353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9" draw:layer="layout" svg:width="0.496cm" svg:height="0.685cm" svg:x="7.073cm" svg:y="4.277cm" svg:viewBox="0 0 497 686" svg:d="M76 610c0 44-9 44-76 44v32c34-3 85-3 112-3 25 0 76 0 110 3v-32c-65 0-76 0-76-44v-182c0-103 69-157 132-157s74 54 74 110v229c0 44-11 44-76 44v32c33-3 85-3 112-3 24 0 76 0 109 3v-32c-51 0-76 0-76-29v-188c0-85 0-117-31-152-14-16-47-36-103-36-85 0-128 60-144 96v-345l-143 11v32c69 0 76 6 76 53z">
            <text:p/>
          </draw:path>
          <draw:path draw:style-name="gr3" draw:text-style-name="P9" draw:layer="layout" svg:width="0.382cm" svg:height="0.454cm" svg:x="7.617cm" svg:y="4.51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9" draw:layer="layout" svg:width="0.487cm" svg:height="0.626cm" svg:x="8.381cm" svg:y="4.524cm" svg:viewBox="0 0 488 627" svg:d="M143 65v-65l-143 11v32c69 0 76 4 76 49v462c0 44-9 44-76 44v29c34 0 85-2 110-2 27 0 78 2 112 2v-29c-65 0-76 0-76-44v-166-9c4 15 47 69 121 69 118 0 221-96 221-224 0-125-96-224-208-224-76 0-119 43-137 65zM146 325v-222c29-49 76-78 127-78 72 0 132 87 132 199 0 119-69 202-143 202-38 0-76-20-103-61-13-20-13-22-13-40z">
            <text:p/>
          </draw:path>
          <draw:path draw:style-name="gr3" draw:text-style-name="P9" draw:layer="layout" svg:width="0.438cm" svg:height="0.454cm" svg:x="8.957cm" svg:y="4.519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9" draw:layer="layout" svg:width="0.212cm" svg:height="0.66cm" svg:x="9.452cm" svg:y="4.30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9" draw:layer="layout" svg:width="0.496cm" svg:height="0.436cm" svg:x="9.725cm" svg:y="4.524cm" svg:viewBox="0 0 497 437" svg:d="M76 96v267c0 43-9 43-76 43v31c34 0 85-2 112-2 25 0 76 2 110 2v-31c-65 0-76 0-76-43v-184c0-103 69-157 132-157s74 54 74 110v231c0 43-11 43-76 43v31c33 0 85-2 112-2 24 0 76 2 109 2v-31c-51 0-76 0-76-30v-188c0-85 0-116-31-152-14-16-47-36-103-36-74 0-119 43-148 103v-103l-139 11v32c69 0 76 6 76 53z">
            <text:p/>
          </draw:path>
          <draw:path draw:style-name="gr3" draw:text-style-name="P9" draw:layer="layout" svg:width="0.308cm" svg:height="0.617cm" svg:x="10.231cm" svg:y="4.353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9" draw:layer="layout" svg:width="0.324cm" svg:height="0.454cm" svg:x="10.628cm" svg:y="4.519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9" draw:layer="layout" svg:width="0.438cm" svg:height="0.454cm" svg:x="11.34cm" svg:y="4.519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9" draw:layer="layout" svg:width="0.496cm" svg:height="0.436cm" svg:x="11.835cm" svg:y="4.524cm" svg:viewBox="0 0 497 437" svg:d="M76 96v267c0 43-9 43-76 43v31c34 0 85-2 112-2 25 0 76 2 110 2v-31c-65 0-76 0-76-43v-184c0-103 69-157 132-157s74 54 74 110v231c0 43-11 43-76 43v31c33 0 85-2 112-2 24 0 76 2 109 2v-31c-51 0-76 0-76-30v-188c0-85 0-116-31-152-14-16-47-36-103-36-74 0-119 43-148 103v-103l-139 11v32c69 0 76 6 76 53z">
            <text:p/>
          </draw:path>
          <draw:path draw:style-name="gr3" draw:text-style-name="P9" draw:layer="layout" svg:width="0.308cm" svg:height="0.617cm" svg:x="12.698cm" svg:y="4.353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9" draw:layer="layout" svg:width="0.496cm" svg:height="0.685cm" svg:x="13.092cm" svg:y="4.277cm" svg:viewBox="0 0 497 686" svg:d="M76 610c0 44-9 44-76 44v32c34-3 85-3 112-3 25 0 76 0 110 3v-32c-65 0-76 0-76-44v-182c0-103 69-157 132-157s74 54 74 110v229c0 44-11 44-76 44v32c33-3 85-3 112-3 24 0 76 0 109 3v-32c-51 0-76 0-76-29v-188c0-85 0-117-31-152-14-16-47-36-103-36-85 0-128 60-144 96v-345l-143 11v32c69 0 76 6 76 53z">
            <text:p/>
          </draw:path>
          <draw:path draw:style-name="gr3" draw:text-style-name="P9" draw:layer="layout" svg:width="0.382cm" svg:height="0.454cm" svg:x="13.637cm" svg:y="4.51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9" draw:layer="layout" svg:width="0.375cm" svg:height="0.454cm" svg:x="14.407cm" svg:y="4.519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9" draw:layer="layout" svg:width="0.496cm" svg:height="0.447cm" svg:x="14.842cm" svg:y="4.524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3" draw:text-style-name="P9" draw:layer="layout" svg:width="0.333cm" svg:height="0.436cm" svg:x="15.386cm" svg:y="4.524cm" svg:viewBox="0 0 334 437" svg:d="M137 110v-110l-137 11v32c69 0 78 6 78 53v267c0 43-11 43-78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9" draw:layer="layout" svg:width="0.483cm" svg:height="0.436cm" svg:x="15.762cm" svg:y="4.535cm" svg:viewBox="0 0 484 437" svg:d="M392 96c9-22 27-65 92-65v-31c-23 2-52 2-74 2-25 0-69-2-87-2v31c38 0 49 23 49 43 0 9-2 11-7 22l-101 254-112-276c-4-13-4-16-4-18 0-25 38-25 56-25v-31c-29 0-85 2-108 2-27 0-67 0-96-2v31c63 0 67 5 78 36l144 352c4 13 6 18 20 18 13 0 18-9 20-18z">
            <text:p/>
          </draw:path>
          <draw:path draw:style-name="gr3" draw:text-style-name="P9" draw:layer="layout" svg:width="0.382cm" svg:height="0.454cm" svg:x="16.264cm" svg:y="4.51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9" draw:layer="layout" svg:width="0.445cm" svg:height="0.454cm" svg:x="17.042cm" svg:y="4.519cm" svg:viewBox="0 0 446 455" svg:d="M287 368c4 40 31 80 78 80 20 0 81-13 81-94v-54h-25v54c0 58-24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9" draw:layer="layout" svg:width="0.333cm" svg:height="0.436cm" svg:x="17.521cm" svg:y="4.524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9" draw:layer="layout" svg:width="0.382cm" svg:height="0.454cm" svg:x="17.906cm" svg:y="4.51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9" draw:layer="layout" svg:width="0.23cm" svg:height="0.985cm" svg:x="18.742cm" svg:y="4.22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416cm" svg:height="0.678cm" svg:x="19.064cm" svg:y="4.304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3" draw:text-style-name="P9" draw:layer="layout" svg:width="0.115cm" svg:height="0.295cm" svg:x="19.604cm" svg:y="4.855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3" draw:text-style-name="P9" draw:layer="layout" svg:width="0.409cm" svg:height="0.678cm" svg:x="19.999cm" svg:y="4.304cm" svg:viewBox="0 0 410 679" svg:d="M246 309c81-24 137-94 137-172 0-81-85-137-181-137-99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3" draw:text-style-name="P9" draw:layer="layout" svg:width="0.23cm" svg:height="0.985cm" svg:x="20.505cm" svg:y="4.22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9" draw:layer="layout" svg:width="0.445cm" svg:height="0.454cm" svg:x="21.201cm" svg:y="4.519cm" svg:viewBox="0 0 446 455" svg:d="M287 368c4 40 31 80 78 80 20 0 81-13 81-94v-54h-25v54c0 58-24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9" draw:layer="layout" svg:width="0.496cm" svg:height="0.436cm" svg:x="21.683cm" svg:y="4.524cm" svg:viewBox="0 0 497 437" svg:d="M76 96v267c0 43-9 43-76 43v31c34 0 85-2 112-2 25 0 76 2 110 2v-31c-65 0-76 0-76-43v-184c0-103 69-157 132-157s74 54 74 110v231c0 43-11 43-76 43v31c33 0 85-2 112-2 24 0 76 2 109 2v-31c-51 0-76 0-76-30v-188c0-85 0-116-31-152-14-16-47-36-103-36-74 0-119 43-148 103v-103l-139 11v32c69 0 76 6 76 53z">
            <text:p/>
          </draw:path>
          <draw:path draw:style-name="gr3" draw:text-style-name="P9" draw:layer="layout" svg:width="0.487cm" svg:height="0.696cm" svg:x="22.232cm" svg:y="4.277cm" svg:viewBox="0 0 488 697" svg:d="M343 632v65l145-11v-32c-69 0-78-6-78-53v-601l-141 11v32c67 0 76 6 76 53v213c-29-33-72-60-125-60-117 0-220 96-220 224 0 125 96 224 211 224 62 0 107-34 132-65zM343 368v201c0 18 0 20-11 36-30 47-74 70-117 70-45 0-81-25-105-63-25-41-27-97-27-137 0-38 0-96 29-141 22-31 58-63 112-63 36 0 76 14 108 58 11 18 11 21 11 39z">
            <text:p/>
          </draw:path>
          <draw:path draw:style-name="gr3" draw:text-style-name="P9" draw:layer="layout" svg:width="0.23cm" svg:height="0.985cm" svg:x="23.171cm" svg:y="4.22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438cm" svg:height="0.667cm" svg:x="23.482cm" svg:y="4.293cm" svg:viewBox="0 0 439 668" svg:d="M262 506v86c0 35 0 47-74 47h-20v29c40-2 92-2 132-2 43 0 94 0 135 2v-29h-21c-73 0-76-12-76-47v-86h101v-31h-101v-450c0-18 0-25-15-25-9 0-12 0-18 11l-305 464v31zM269 475h-242l242-367z">
            <text:p/>
          </draw:path>
          <draw:path draw:style-name="gr3" draw:text-style-name="P9" draw:layer="layout" svg:width="0.115cm" svg:height="0.295cm" svg:x="24.033cm" svg:y="4.855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3" draw:text-style-name="P9" draw:layer="layout" svg:width="0.602cm" svg:height="0.042cm" svg:x="24.468cm" svg:y="4.694cm" svg:viewBox="0 0 603 43" svg:d="M569 43c16 0 34 0 34-23 0-20-18-20-34-20h-535c-16 0-34 0-34 20 0 23 18 23 34 23z">
            <text:p/>
          </draw:path>
          <draw:path draw:style-name="gr3" draw:text-style-name="P9" draw:layer="layout" svg:width="0.393cm" svg:height="0.658cm" svg:x="25.2cm" svg:y="4.304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<text:p/>
          </draw:path>
          <draw:path draw:style-name="gr3" draw:text-style-name="P9" draw:layer="layout" svg:width="0.393cm" svg:height="0.678cm" svg:x="25.691cm" svg:y="4.304cm" svg:viewBox="0 0 394 679" svg:d="M394 459c0-116-80-217-188-217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1-146-110 3 0 7 0 18 0 32 0 50-24 50-47 0-24-18-49-50-49-15 0-49 7-49 54 0 83 69 179 179 179 114 0 215-94 215-220z">
            <text:p/>
          </draw:path>
          <draw:path draw:style-name="gr3" draw:text-style-name="P9" draw:layer="layout" svg:width="0.23cm" svg:height="0.985cm" svg:x="26.19cm" svg:y="4.22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146" draw:id="id146">
          <svg:title>TexMaths</svg:title>
          <svg:desc>28§display§x^2 + y^2 = 5§svg§600§FALSE§</svg:desc>
          <draw:polygon draw:style-name="gr2" draw:text-style-name="P8" draw:layer="layout" svg:width="4.822cm" svg:height="0.97cm" svg:x="3.91cm" svg:y="6.94cm" svg:viewBox="0 0 4823 971" draw:points="2412,971 0,971 0,0 4823,0 4823,971">
            <text:p/>
          </draw:polygon>
          <draw:path draw:style-name="gr3" draw:text-style-name="P9" draw:layer="layout" svg:width="0.492cm" svg:height="0.447cm" svg:x="3.89cm" svg:y="7.31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7-101 130-132 130-38 0-54-31-54-65 0-23 7-43 18-88z">
            <text:p/>
          </draw:path>
          <draw:path draw:style-name="gr3" draw:text-style-name="P9" draw:layer="layout" svg:width="0.306cm" svg:height="0.459cm" svg:x="4.466cm" svg:y="6.891cm" svg:viewBox="0 0 307 460" svg:d="M307 334h-25c-2 16-9 56-18 63-4 4-58 4-67 4h-128c72-65 97-83 139-116 52-41 99-83 99-151 0-82-74-134-164-134-85 0-143 61-143 123 0 36 29 41 36 41 18 0 38-14 38-38 0-12-5-36-40-36 20-50 67-65 100-65 70 0 106 53 106 109 0 61-43 108-65 135l-168 164c-7 6-7 9-7 27h287z">
            <text:p/>
          </draw:path>
          <draw:path draw:style-name="gr3" draw:text-style-name="P9" draw:layer="layout" svg:width="0.655cm" svg:height="0.658cm" svg:x="5.138cm" svg:y="7.18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3" draw:text-style-name="P9" draw:layer="layout" svg:width="0.456cm" svg:height="0.638cm" svg:x="6.096cm" svg:y="7.319cm" svg:viewBox="0 0 457 639" svg:d="M452 61c5-14 5-16 5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7 0 87 63 118 121 118 38 0 72-18 99-45-11 52-25 99-63 153-27 34-65 63-110 63-13 0-58-5-73-43 15 0 26 0 42-11 9-9 18-23 18-40 0-32-27-36-36-36-22 0-56 15-56 65 0 49 45 85 105 85 103 0 204-90 231-202z">
            <text:p/>
          </draw:path>
          <draw:path draw:style-name="gr3" draw:text-style-name="P9" draw:layer="layout" svg:width="0.306cm" svg:height="0.459cm" svg:x="6.629cm" svg:y="6.891cm" svg:viewBox="0 0 307 460" svg:d="M307 334h-25c-2 16-9 56-18 63-4 4-58 4-67 4h-128c72-65 97-83 139-116 52-41 99-83 99-151 0-82-74-134-164-134-85 0-143 61-143 123 0 36 29 41 36 41 18 0 38-14 38-38 0-12-5-36-40-36 20-50 67-65 100-65 70 0 106 53 106 109 0 61-43 108-65 135l-168 164c-7 6-7 9-7 27h287z">
            <text:p/>
          </draw:path>
          <draw:path draw:style-name="gr3" draw:text-style-name="P9" draw:layer="layout" svg:width="0.655cm" svg:height="0.232cm" svg:x="7.355cm" svg:y="7.39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393cm" svg:height="0.678cm" svg:x="8.388cm" svg:y="7.099cm" svg:viewBox="0 0 394 679" svg:d="M394 460c0-117-80-218-188-218-47 0-90 16-125 52v-193c20 7 53 13 85 13 121 0 190-89 190-103 0-7-2-11-9-11-2 0-4 0-9 2-20 9-67 29-134 29-40 0-85-6-132-27-7-4-9-4-12-4-8 0-8 9-8 25v291c0 18 0 27 13 27 7 0 9-2 11-9 11-16 49-69 128-69 51 0 76 44 85 62 16 38 18 76 18 126 0 33 0 94-25 134-22 38-60 65-105 65-72 0-128-51-146-110 3 0 7 0 18 0 32 0 50-24 50-47 0-24-18-49-50-49-15 0-49 7-49 54 0 83 67 179 179 179 114 0 215-94 215-219z">
            <text:p/>
          </draw:path>
        </draw:g>
        <draw:g xml:id="id147" draw:id="id147">
          <svg:title>TexMaths</svg:title>
          <svg:desc>28§display§2x - y + 1 = 0§svg§600§FALSE§</svg:desc>
          <draw:polygon draw:style-name="gr2" draw:text-style-name="P8" draw:layer="layout" svg:width="6.138cm" svg:height="0.76cm" svg:x="3.89cm" svg:y="8.241cm" svg:viewBox="0 0 6139 761" draw:points="3069,761 0,761 0,0 6139,0 6139,761">
            <text:p/>
          </draw:polygon>
          <draw:path draw:style-name="gr3" draw:text-style-name="P9" draw:layer="layout" svg:width="0.393cm" svg:height="0.657cm" svg:x="3.89cm" svg:y="8.192cm" svg:viewBox="0 0 394 658" svg:d="M76 582l105-103c155-137 213-188 213-287 0-114-87-192-208-192-112 0-186 92-186 179 0 54 49 54 52 54 17 0 51-11 51-52 0-24-18-51-51-51-9 0-9 0-14 2 22-65 76-101 135-101 89 0 132 79 132 161 0 79-50 157-103 217l-191 211c-11 11-11 13-11 38h367l27-172h-24c-5 29-12 73-20 87-9 9-74 9-95 9z">
            <text:p/>
          </draw:path>
          <draw:path draw:style-name="gr3" draw:text-style-name="P9" draw:layer="layout" svg:width="0.492cm" svg:height="0.447cm" svg:x="4.36cm" svg:y="8.411cm" svg:viewBox="0 0 493 448" svg:d="M302 139c5-27 27-117 97-117 7 0 29 0 49 12-27 6-47 31-47 53 0 16 11 36 38 36 23 0 54-18 54-58 0-52-58-65-92-65-58 0-92 51-105 76-25-67-76-76-106-76-103 0-159 128-159 152 0 9 9 9 12 9 9 0 11 0 13-9 34-105 99-130 132-130 18 0 54 9 54 65 0 32-18 99-54 235-15 63-51 103-94 103-7 0-29 0-49-11 24-7 47-27 47-54s-23-36-38-36c-29 0-54 27-54 59 0 44 49 65 92 65 67 0 103-70 105-77 11 38 47 77 105 77 104 0 160-128 160-153 0-9-9-9-12-9-9 0-11 3-13 9-31 108-101 130-132 130-38 0-54-31-54-65 0-22 7-42 18-87z">
            <text:p/>
          </draw:path>
          <draw:path draw:style-name="gr3" draw:text-style-name="P9" draw:layer="layout" svg:width="0.602cm" svg:height="0.042cm" svg:x="5.196cm" svg:y="8.581cm" svg:viewBox="0 0 603 43" svg:d="M569 43c16 0 34 0 34-23 0-20-18-20-34-20h-535c-16 0-34 0-34 20 0 23 18 23 34 23z">
            <text:p/>
          </draw:path>
          <draw:path draw:style-name="gr3" draw:text-style-name="P9" draw:layer="layout" svg:width="0.456cm" svg:height="0.637cm" svg:x="6.126cm" svg:y="8.411cm" svg:viewBox="0 0 457 638" svg:d="M453 60c4-13 4-15 4-22 0-18-16-27-29-27-11 0-27 5-36 20-2 5-9 36-13 54-7 25-14 51-21 78l-44 179c-3 14-45 83-112 83-50 0-61-42-61-80 0-45 18-106 52-193 15-40 18-51 18-71 0-45-32-81-81-81-94 0-130 143-130 152s9 9 11 9c11 0 11-2 16-18 27-92 67-121 101-121 6 0 24 0 24 32 0 24-9 49-18 69-38 103-56 161-56 206 0 87 63 119 121 119 38 0 72-18 99-45-11 51-25 98-63 152-27 33-65 63-110 63-13 0-58-5-73-43 15 0 26 0 40-11 11-9 20-23 20-40 0-32-27-36-36-36-22 0-56 15-56 65 0 49 45 85 105 85 104 0 204-90 231-202z">
            <text:p/>
          </draw:path>
          <draw:path draw:style-name="gr3" draw:text-style-name="P9" draw:layer="layout" svg:width="0.655cm" svg:height="0.657cm" svg:x="6.89cm" svg:y="8.273cm" svg:viewBox="0 0 656 658" svg:d="M350 349h275c14 0 31 0 31-20s-17-20-31-20h-275v-275c0-16 0-34-21-34-20 0-20 18-20 34v275h-275c-16 0-34 0-34 20s18 20 34 20h275v275c0 14 0 34 20 34 21 0 21-20 21-34z">
            <text:p/>
          </draw:path>
          <draw:path draw:style-name="gr3" draw:text-style-name="P9" draw:layer="layout" svg:width="0.326cm" svg:height="0.657cm" svg:x="7.907cm" svg:y="8.192cm" svg:viewBox="0 0 327 658" svg:d="M204 25c0-23 0-25-25-25-60 63-148 63-179 63v31c20 0 78 0 130-27v513c0 35-2 47-92 47h-31v31c33-5 121-5 159-5 40 0 125 0 161 5v-31h-31c-90 0-92-12-92-47z">
            <text:p/>
          </draw:path>
          <draw:path draw:style-name="gr3" draw:text-style-name="P9" draw:layer="layout" svg:width="0.655cm" svg:height="0.232cm" svg:x="8.64cm" svg:y="8.485cm" svg:viewBox="0 0 656 233" svg:d="M623 40c16 0 33 0 33-20s-17-20-31-20h-591c-16 0-34 0-34 20s18 20 34 20zM625 233c14 0 31 0 31-20 0-21-17-21-33-21h-589c-16 0-34 0-34 21 0 20 18 20 34 20z">
            <text:p/>
          </draw:path>
          <draw:path draw:style-name="gr3" draw:text-style-name="P9" draw:layer="layout" svg:width="0.416cm" svg:height="0.677cm" svg:x="9.661cm" svg:y="8.192cm" svg:viewBox="0 0 417 678" svg:d="M417 342c0-80-5-159-41-232-44-94-125-110-168-110-58 0-132 25-172 116-32 70-36 146-36 226 0 74 4 161 45 238 42 78 114 98 163 98 54 0 128-20 173-114 31-67 36-146 36-222zM208 658c-38 0-98-25-116-121-9-58-9-150-9-208 0-63 0-128 7-181 20-117 94-126 118-126 32 0 97 18 117 114 9 56 9 130 9 193 0 74 0 141-11 204-14 94-70 125-115 125z">
            <text:p/>
          </draw:path>
        </draw:g>
        <draw:g xml:id="id149" draw:id="id149">
          <svg:title>TexMaths</svg:title>
          <svg:desc>28§display§x^2 + y^2 = 5§svg§600§FALSE§</svg:desc>
          <draw:polygon draw:style-name="gr2" draw:text-style-name="P8" draw:layer="layout" svg:width="4.822cm" svg:height="0.97cm" svg:x="17.51cm" svg:y="9.34cm" svg:viewBox="0 0 4823 971" draw:points="2412,971 0,971 0,0 4823,0 4823,971">
            <text:p/>
          </draw:polygon>
          <draw:path draw:style-name="gr3" draw:text-style-name="P9" draw:layer="layout" svg:width="0.492cm" svg:height="0.447cm" svg:x="17.49cm" svg:y="9.71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7-101 130-132 130-38 0-54-31-54-65 0-23 7-43 18-88z">
            <text:p/>
          </draw:path>
          <draw:path draw:style-name="gr3" draw:text-style-name="P9" draw:layer="layout" svg:width="0.306cm" svg:height="0.459cm" svg:x="18.066cm" svg:y="9.291cm" svg:viewBox="0 0 307 460" svg:d="M307 334h-25c-2 16-9 56-18 63-4 4-58 4-67 4h-128c72-65 97-83 139-116 52-41 99-83 99-151 0-82-74-134-164-134-85 0-143 61-143 123 0 36 29 41 36 41 18 0 38-14 38-38 0-12-5-36-40-36 20-50 67-65 100-65 70 0 106 53 106 109 0 61-43 108-65 135l-168 164c-7 6-7 9-7 27h287z">
            <text:p/>
          </draw:path>
          <draw:path draw:style-name="gr3" draw:text-style-name="P9" draw:layer="layout" svg:width="0.655cm" svg:height="0.658cm" svg:x="18.738cm" svg:y="9.58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3" draw:text-style-name="P9" draw:layer="layout" svg:width="0.456cm" svg:height="0.638cm" svg:x="19.696cm" svg:y="9.719cm" svg:viewBox="0 0 457 639" svg:d="M452 61c5-14 5-16 5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7 0 87 63 118 121 118 38 0 72-18 99-45-11 52-25 99-63 153-27 34-65 63-110 63-13 0-58-5-73-43 15 0 26 0 42-11 9-9 18-23 18-40 0-32-27-36-36-36-22 0-56 15-56 65 0 49 45 85 105 85 103 0 204-90 231-202z">
            <text:p/>
          </draw:path>
          <draw:path draw:style-name="gr3" draw:text-style-name="P9" draw:layer="layout" svg:width="0.306cm" svg:height="0.459cm" svg:x="20.229cm" svg:y="9.291cm" svg:viewBox="0 0 307 460" svg:d="M307 334h-25c-2 16-9 56-18 63-4 4-58 4-67 4h-128c72-65 97-83 139-116 52-41 99-83 99-151 0-82-74-134-164-134-85 0-143 61-143 123 0 36 29 41 36 41 18 0 38-14 38-38 0-12-5-36-40-36 20-50 67-65 100-65 70 0 106 53 106 109 0 61-43 108-65 135l-168 164c-7 6-7 9-7 27h287z">
            <text:p/>
          </draw:path>
          <draw:path draw:style-name="gr3" draw:text-style-name="P9" draw:layer="layout" svg:width="0.655cm" svg:height="0.232cm" svg:x="20.955cm" svg:y="9.79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393cm" svg:height="0.678cm" svg:x="21.988cm" svg:y="9.499cm" svg:viewBox="0 0 394 679" svg:d="M394 460c0-117-80-218-188-218-47 0-90 16-125 52v-193c20 7 53 13 85 13 121 0 190-89 190-103 0-7-2-11-9-11-2 0-4 0-9 2-20 9-67 29-134 29-40 0-85-6-132-27-7-4-9-4-12-4-8 0-8 9-8 25v291c0 18 0 27 13 27 7 0 9-2 11-9 11-16 49-69 128-69 51 0 76 44 85 62 16 38 18 76 18 126 0 33 0 94-25 134-22 38-60 65-105 65-72 0-128-51-146-110 3 0 7 0 18 0 32 0 50-24 50-47 0-24-18-49-50-49-15 0-49 7-49 54 0 83 67 179 179 179 114 0 215-94 215-219z">
            <text:p/>
          </draw:path>
        </draw:g>
        <draw:g xml:id="id150" draw:id="id150">
          <svg:title>TexMaths</svg:title>
          <svg:desc>24§display§.\ .\ .\ \ (I)§svg§600§FALSE§</svg:desc>
          <draw:polygon draw:style-name="gr2" draw:text-style-name="P8" draw:layer="layout" svg:width="2.753cm" svg:height="0.759cm" svg:x="23.491cm" svg:y="9.435cm" svg:viewBox="0 0 2754 760" draw:points="1377,760 0,760 0,0 2754,0 2754,760">
            <text:p/>
          </draw:polygon>
          <draw:path draw:style-name="gr3" draw:text-style-name="P9" draw:layer="layout" svg:width="0.091cm" svg:height="0.091cm" svg:x="23.522cm" svg:y="9.936cm" svg:viewBox="0 0 92 92" svg:d="M92 46c0-25-21-46-46-46s-46 21-46 46 21 46 46 46 46-21 46-46z">
            <text:p/>
          </draw:path>
          <draw:path draw:style-name="gr3" draw:text-style-name="P9" draw:layer="layout" svg:width="0.091cm" svg:height="0.091cm" svg:x="24.036cm" svg:y="9.936cm" svg:viewBox="0 0 92 92" svg:d="M92 46c0-25-21-46-46-46s-46 21-46 46 21 46 46 46 46-21 46-46z">
            <text:p/>
          </draw:path>
          <draw:path draw:style-name="gr3" draw:text-style-name="P9" draw:layer="layout" svg:width="0.091cm" svg:height="0.091cm" svg:x="24.553cm" svg:y="9.936cm" svg:viewBox="0 0 92 92" svg:d="M92 46c0-25-21-46-46-46s-46 21-46 46 21 46 46 46 46-21 46-46z">
            <text:p/>
          </draw:path>
          <draw:path draw:style-name="gr3" draw:text-style-name="P9" draw:layer="layout" svg:width="0.197cm" svg:height="0.844cm" svg:x="25.359cm" svg:y="9.393cm" svg:viewBox="0 0 198 845" svg:d="M198 837c0-2 0-4-16-19-105-106-132-265-132-395 0-146 33-294 136-400 12-10 12-11 12-15 0-6-4-8-10-8-7 0-84 58-134 165-44 92-54 186-54 258 0 67 10 169 56 265 52 103 125 157 132 157 6 0 10-2 10-8z">
            <text:p/>
          </draw:path>
          <draw:path draw:style-name="gr3" draw:text-style-name="P9" draw:layer="layout" svg:width="0.391cm" svg:height="0.577cm" svg:x="25.634cm" svg:y="9.449cm" svg:viewBox="0 0 392 578" svg:d="M288 65c8-30 10-38 77-38 21 0 27 0 27-17 0-10-8-10-12-10-25 0-88 2-111 2-27 0-88-2-113-2-6 0-18 0-18 17 0 10 8 10 23 10 37 0 60 0 60 15 0 4 0 6-2 14l-115 457c-8 30-10 38-77 38-19 0-27 0-27 17 0 10 10 10 13 10 23 0 87-2 110-2 27 0 88 2 115 2 6 0 15 0 15-15 0-12-5-12-24-12-16 0-20 0-37 0-17-2-21-6-21-15 0-8 2-14 4-19z">
            <text:p/>
          </draw:path>
          <draw:path draw:style-name="gr3" draw:text-style-name="P9" draw:layer="layout" svg:width="0.197cm" svg:height="0.844cm" svg:x="26.089cm" svg:y="9.393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51" draw:id="id151">
          <svg:title>TexMaths</svg:title>
          <svg:desc>26§display§\text{Let } P(x_1,y_1) \text{ be any point on the curve } (I) \text{ where tangent }§svg§600§FALSE§</svg:desc>
          <draw:polygon draw:style-name="gr2" draw:text-style-name="P8" draw:layer="layout" svg:width="23.21cm" svg:height="0.822cm" svg:x="2.791cm" svg:y="10.768cm" svg:viewBox="0 0 23211 823" draw:points="11604,823 0,823 0,0 23211,0 23211,823">
            <text:p/>
          </draw:polygon>
          <draw:path draw:style-name="gr3" draw:text-style-name="P9" draw:layer="layout" svg:width="0.502cm" svg:height="0.625cm" svg:x="2.774cm" svg:y="10.782cm" svg:viewBox="0 0 503 626" svg:d="M503 389h-23c-10 93-22 208-185 208h-75c-41 0-43-6-43-36v-488c0-31 0-44 87-44h29v-29c-33 2-116 2-154 2-35 0-108 0-139-2v29h23c71 0 71 11 71 42v484c0 34 0 42-71 42h-23v29h478z">
            <text:p/>
          </draw:path>
          <draw:path draw:style-name="gr3" draw:text-style-name="P9" draw:layer="layout" svg:width="0.355cm" svg:height="0.421cm" svg:x="3.342cm" svg:y="10.999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288cm" svg:height="0.573cm" svg:x="3.739cm" svg:y="10.845cm" svg:viewBox="0 0 289 574" svg:d="M141 198h131v-30h-131v-168h-22c0 75-30 173-119 177v21h79v251c0 115 85 125 119 125 64 0 91-65 91-125v-52h-25v52c0 67-27 102-60 102-63 0-63-83-63-100z">
            <text:p/>
          </draw:path>
          <draw:path draw:style-name="gr3" draw:text-style-name="P9" draw:layer="layout" svg:width="0.654cm" svg:height="0.625cm" svg:x="4.419cm" svg:y="10.782cm" svg:viewBox="0 0 655 626" svg:d="M241 337h156c129 0 258-96 258-198 0-70-60-139-181-139h-297c-17 0-27 0-27 17 0 12 8 12 27 12 10 0 27 0 39 2 15 0 19 4 19 15 0 2 0 6-2 16l-125 493c-8 36-10 42-83 42-15 0-25 0-25 19 0 10 10 10 15 10 25 0 89-2 116-2 19 0 40 0 58 0 19 0 40 2 59 2 8 0 18 0 18-19 0-10-8-10-25-10-33 0-60 0-60-17 0-4 2-8 4-14zM308 62c8-31 8-33 48-33h89c75 0 125 25 125 87 0 36-19 115-54 148-46 42-102 48-142 48h-129z">
            <text:p/>
          </draw:path>
          <draw:path draw:style-name="gr3" draw:text-style-name="P9" draw:layer="layout" svg:width="0.213cm" svg:height="0.914cm" svg:x="5.187cm" svg:y="10.722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9" draw:layer="layout" svg:width="0.457cm" svg:height="0.415cm" svg:x="5.478cm" svg:y="11.003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5-119 145-141 0-9-8-9-10-9-8 0-10 2-12 9-30 99-94 120-123 120-35 0-50-29-50-60 0-21 6-40 17-81z">
            <text:p/>
          </draw:path>
          <draw:path draw:style-name="gr3" draw:text-style-name="P9" draw:layer="layout" svg:width="0.234cm" svg:height="0.425cm" svg:x="6.044cm" svg:y="11.119cm" svg:viewBox="0 0 235 426" svg:d="M146 19c0-19 0-19-19-19-42 40-100 42-127 42v22c15 0 58 0 94-18v328c0 21 0 29-65 29h-25v23c13 0 92-2 115-2 20 0 101 2 116 2v-23h-25c-64 0-64-8-64-29z">
            <text:p/>
          </draw:path>
          <draw:path draw:style-name="gr3" draw:text-style-name="P9" draw:layer="layout" svg:width="0.107cm" svg:height="0.274cm" svg:x="6.462cm" svg:y="11.311cm" svg:viewBox="0 0 108 275" svg:d="M108 96c0-61-23-96-58-96-31 0-50 23-50 48s19 50 50 50c10 0 23-4 31-13 4-2 4-2 6-2 0 0 2 0 2 13 0 68-33 124-64 154-10 10-10 12-10 14 0 8 4 11 10 11 10 0 83-71 83-179z">
            <text:p/>
          </draw:path>
          <draw:path draw:style-name="gr3" draw:text-style-name="P9" draw:layer="layout" svg:width="0.423cm" svg:height="0.592cm" svg:x="6.815cm" svg:y="11.003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30-25-34-33-34-21 0-52 15-52 61 0 45 41 79 97 79 96 0 190-84 215-187z">
            <text:p/>
          </draw:path>
          <draw:path draw:style-name="gr3" draw:text-style-name="P9" draw:layer="layout" svg:width="0.234cm" svg:height="0.425cm" svg:x="7.306cm" svg:y="11.119cm" svg:viewBox="0 0 235 426" svg:d="M146 19c0-19-2-19-19-19-42 40-100 42-127 42v22c15 0 58 0 94-18v328c0 21 0 29-65 29h-25v23c13 0 92-2 115-2 20 0 101 2 116 2v-23h-25c-64 0-64-8-64-29z">
            <text:p/>
          </draw:path>
          <draw:path draw:style-name="gr3" draw:text-style-name="P9" draw:layer="layout" svg:width="0.213cm" svg:height="0.914cm" svg:x="7.699cm" svg:y="10.722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9" draw:layer="layout" svg:width="0.452cm" svg:height="0.646cm" svg:x="8.334cm" svg:y="10.774cm" svg:viewBox="0 0 453 647" svg:d="M133 291v-291l-133 10v30c64 0 71 6 71 49v547h23c2-2 8-14 33-56 14 21 52 67 121 67 110 0 205-90 205-208 0-117-91-208-195-208-71 0-110 44-125 60zM135 532v-189c0-19 0-19 11-33 35-52 85-58 108-58 41 0 75 22 95 58 25 37 27 89 27 127 0 35-2 89-29 131-18 27-54 58-104 58-39 0-72-23-95-56-13-19-13-21-13-38z">
            <text:p/>
          </draw:path>
          <draw:path draw:style-name="gr3" draw:text-style-name="P9" draw:layer="layout" svg:width="0.355cm" svg:height="0.421cm" svg:x="8.866cm" svg:y="10.999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413cm" svg:height="0.421cm" svg:x="9.59cm" svg:y="10.999cm" svg:viewBox="0 0 414 422" svg:d="M266 341c4 37 29 75 73 75 19 0 75-13 75-87v-50h-23v50c0 54-23 60-33 60-29 0-34-42-34-46v-185c0-37 0-73-33-108-35-35-81-50-125-50-77 0-139 44-139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9" draw:layer="layout" svg:width="0.461cm" svg:height="0.405cm" svg:x="10.037cm" svg:y="11.003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9" draw:layer="layout" svg:width="0.448cm" svg:height="0.581cm" svg:x="10.507cm" svg:y="11.013cm" svg:viewBox="0 0 449 582" svg:d="M364 87c23-58 71-58 85-58v-29c-21 2-48 2-68 2-17 0-61-2-81-2v29c29 0 43 17 43 40 0 8 0 10-6 20l-92 227-101-247c-5-9-7-13-7-17 0-23 36-23 52-23v-29c-25 0-85 2-100 2-25 0-62 0-89-2v29c44 0 62 0 75 31l137 335c-4 13-16 42-23 54-21 50-45 115-104 115-6 0-27 0-43-17 29-4 35-25 35-40 0-22-17-37-37-37-19 0-40 10-40 39 0 42 40 73 85 73 56 0 94-52 117-104z">
            <text:p/>
          </draw:path>
          <draw:path draw:style-name="gr3" draw:text-style-name="P9" draw:layer="layout" svg:width="0.452cm" svg:height="0.581cm" svg:x="11.302cm" svg:y="11.003cm" svg:viewBox="0 0 453 582" svg:d="M133 60v-60l-133 10v30c64 0 71 4 71 45v429c0 41-9 41-71 41v27c31 0 79-2 102-2 25 0 73 2 104 2v-27c-60 0-71 0-71-41v-154-9c4 15 44 65 113 65 110 0 205-90 205-208 0-117-89-208-193-208-71 0-110 40-127 60zM135 302v-206c27-46 71-73 119-73 66 0 122 81 122 185 0 110-64 187-133 187-35 0-70-19-95-56-13-19-13-21-13-37z">
            <text:p/>
          </draw:path>
          <draw:path draw:style-name="gr3" draw:text-style-name="P9" draw:layer="layout" svg:width="0.407cm" svg:height="0.421cm" svg:x="11.837cm" svg:y="10.999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9" draw:layer="layout" svg:width="0.197cm" svg:height="0.612cm" svg:x="12.296cm" svg:y="10.797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461cm" svg:height="0.405cm" svg:x="12.55cm" svg:y="11.003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9" draw:layer="layout" svg:width="0.286cm" svg:height="0.573cm" svg:x="13.02cm" svg:y="10.845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9" draw:layer="layout" svg:width="0.407cm" svg:height="0.421cm" svg:x="13.688cm" svg:y="10.999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9" draw:layer="layout" svg:width="0.461cm" svg:height="0.405cm" svg:x="14.149cm" svg:y="11.003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9" draw:layer="layout" svg:width="0.286cm" svg:height="0.573cm" svg:x="14.95cm" svg:y="10.845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9" draw:layer="layout" svg:width="0.461cm" svg:height="0.635cm" svg:x="15.316cm" svg:y="10.774cm" svg:viewBox="0 0 462 636" svg:d="M71 566c0 41-9 41-71 41v29c31-2 79-2 104-2 23 0 71 0 102 2v-29c-60 0-71 0-71-41v-169c0-95 65-145 123-145s69 50 69 102v212c0 41-11 41-71 41v29c31-2 79-2 104-2 23 0 71 0 102 2v-29c-48 0-71 0-71-27v-174c0-80 0-109-29-142-13-14-44-33-96-33-79 0-118 56-133 89v-320l-133 10v30c64 0 71 6 71 49z">
            <text:p/>
          </draw:path>
          <draw:path draw:style-name="gr3" draw:text-style-name="P9" draw:layer="layout" svg:width="0.355cm" svg:height="0.421cm" svg:x="15.822cm" svg:y="10.999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348cm" svg:height="0.421cm" svg:x="16.537cm" svg:y="10.999cm" svg:viewBox="0 0 349 422" svg:d="M77 212c0-150 75-189 123-189 8 0 66 0 100 33-40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9" draw:layer="layout" svg:width="0.461cm" svg:height="0.415cm" svg:x="16.941cm" svg:y="11.003cm" svg:viewBox="0 0 462 416" svg:d="M329 333v83l133-10v-30c-65 0-71-6-71-50v-326l-135 10v30c64 0 71 6 71 49v165c0 79-44 141-111 141-77 0-81-41-81-89v-306l-135 10v30c71 0 71 2 71 83v137c0 73 0 156 141 156 50 0 92-25 117-83z">
            <text:p/>
          </draw:path>
          <draw:path draw:style-name="gr3" draw:text-style-name="P9" draw:layer="layout" svg:width="0.309cm" svg:height="0.405cm" svg:x="17.446cm" svg:y="11.003cm" svg:viewBox="0 0 310 406" svg:d="M127 102v-102l-127 10v30c64 0 71 6 71 49v248c0 39-9 39-71 39v30c35 0 79-3 104-3 37 0 81 0 119 3v-30h-21c-67 0-69-8-69-41v-142c0-91 38-172 108-172 7 0 9 0 11 0-4 2-21 12-21 35 0 27 19 40 39 40 17 0 40-11 40-40s-29-56-69-56c-66 0-100 62-114 102z">
            <text:p/>
          </draw:path>
          <draw:path draw:style-name="gr3" draw:text-style-name="P9" draw:layer="layout" svg:width="0.448cm" svg:height="0.405cm" svg:x="17.796cm" svg:y="11.013cm" svg:viewBox="0 0 449 406" svg:d="M364 89c8-20 25-60 85-60v-29c-21 2-48 2-68 2-23 0-65-2-81-2v29c35 0 45 21 45 40 0 8-2 10-6 20l-94 235-104-255c-4-13-4-15-4-17 0-23 36-23 52-23v-29c-27 0-79 2-100 2-25 0-62 0-89-2v29c58 0 62 4 73 33l133 327c4 12 6 17 19 17 12 0 16-9 18-17z">
            <text:p/>
          </draw:path>
          <draw:path draw:style-name="gr3" draw:text-style-name="P9" draw:layer="layout" svg:width="0.355cm" svg:height="0.421cm" svg:x="18.26cm" svg:y="10.999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213cm" svg:height="0.914cm" svg:x="19.035cm" svg:y="10.722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9" draw:layer="layout" svg:width="0.423cm" svg:height="0.625cm" svg:x="19.333cm" svg:y="10.782cm" svg:viewBox="0 0 424 626" svg:d="M312 71c8-34 10-42 83-42 23 0 29 0 29-19 0-10-8-10-12-10-27 0-96 2-121 2-29 0-95-2-123-2-6 0-18 0-18 19 0 10 8 10 25 10 39 0 64 0 64 17 0 4 0 6-2 14l-125 495c-8 34-10 42-83 42-21 0-29 0-29 19 0 10 10 10 15 10 25 0 93-2 118-2 29 0 96 2 125 2 6 0 17 0 17-17 0-12-7-12-27-12-17 0-21 0-40 0-19-2-23-6-23-17 0-8 2-14 4-21z">
            <text:p/>
          </draw:path>
          <draw:path draw:style-name="gr3" draw:text-style-name="P9" draw:layer="layout" svg:width="0.213cm" svg:height="0.914cm" svg:x="19.826cm" svg:y="10.722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9" draw:layer="layout" svg:width="0.627cm" svg:height="0.405cm" svg:x="20.45cm" svg:y="11.013cm" svg:viewBox="0 0 628 406" svg:d="M551 87c17-45 44-58 77-58v-29c-21 2-48 2-66 2-27 0-69-2-86-2v29c34 0 52 17 52 44 0 6 0 6-4 19l-83 234-92-255c-2-11-4-13-4-17 0-25 36-25 54-25v-29c-27 0-72 2-95 2-27 0-54 0-81-2v29c33 0 47 2 58 13 4 6 14 33 21 52l-79 220-88-243c-4-13-4-15-4-17 0-25 35-25 54-25v-29c-27 0-79 2-100 2-4 0-52 0-85-2v29c46 0 56 2 69 31l114 325c4 14 8 21 19 21 12 0 14-5 18-19l94-260 94 262c2 10 6 17 16 17 13 0 17-9 19-17z">
            <text:p/>
          </draw:path>
          <draw:path draw:style-name="gr3" draw:text-style-name="P9" draw:layer="layout" svg:width="0.461cm" svg:height="0.635cm" svg:x="21.124cm" svg:y="10.774cm" svg:viewBox="0 0 462 636" svg:d="M71 566c0 41-9 41-71 41v29c31-2 79-2 104-2 23 0 71 0 102 2v-29c-60 0-71 0-71-41v-169c0-95 65-145 123-145s69 50 69 102v212c0 41-11 41-71 41v29c31-2 79-2 104-2 23 0 71 0 102 2v-29c-48 0-71 0-71-27v-174c0-80 0-109-29-142-13-14-44-33-96-33-79 0-118 56-133 89v-320l-133 10v30c64 0 71 6 71 49z">
            <text:p/>
          </draw:path>
          <draw:path draw:style-name="gr3" draw:text-style-name="P9" draw:layer="layout" svg:width="0.355cm" svg:height="0.421cm" svg:x="21.627cm" svg:y="10.999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309cm" svg:height="0.405cm" svg:x="22.033cm" svg:y="11.003cm" svg:viewBox="0 0 310 406" svg:d="M127 102v-102l-127 10v30c64 0 71 6 71 49v248c0 39-9 39-71 39v30c35 0 79-3 104-3 37 0 81 0 119 3v-30h-21c-67 0-69-8-69-41v-142c0-91 38-172 108-172 7 0 9 0 11 0-4 2-21 12-21 35 0 27 19 40 39 40 17 0 40-11 40-40s-29-56-69-56c-66 0-100 62-114 102z">
            <text:p/>
          </draw:path>
          <draw:path draw:style-name="gr3" draw:text-style-name="P9" draw:layer="layout" svg:width="0.355cm" svg:height="0.421cm" svg:x="22.39cm" svg:y="10.999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288cm" svg:height="0.573cm" svg:x="23.093cm" svg:y="10.845cm" svg:viewBox="0 0 289 574" svg:d="M141 198h131v-30h-131v-168h-22c0 75-30 173-119 177v21h79v251c0 115 85 125 119 125 64 0 91-65 91-125v-52h-25v52c0 67-27 102-60 102-63 0-63-83-63-100z">
            <text:p/>
          </draw:path>
          <draw:path draw:style-name="gr3" draw:text-style-name="P9" draw:layer="layout" svg:width="0.413cm" svg:height="0.421cm" svg:x="23.47cm" svg:y="10.999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9" draw:layer="layout" svg:width="0.461cm" svg:height="0.405cm" svg:x="23.917cm" svg:y="11.003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9" draw:layer="layout" svg:width="0.419cm" svg:height="0.604cm" svg:x="24.423cm" svg:y="10.992cm" svg:viewBox="0 0 420 605" svg:d="M179 258c-81 0-81-92-81-112 0-25 2-54 14-77 9-13 29-38 67-38 79 0 79 92 79 112 0 25 0 55-15 77-8 13-29 38-64 38zM71 293c0-4 0-25 16-43 36 27 73 29 92 29 85 0 148-63 148-133 0-36-15-69-38-90 33-31 67-35 83-35 2 0 7 0 9 0-11 4-15 14-15 25 0 16 13 27 27 27 8 0 27-6 27-27 0-17-12-46-48-46-18 0-58 6-97 44-38-32-77-34-96-34-85 0-150 63-150 133 0 42 21 75 44 96-13 13-29 44-29 75 0 29 12 64 41 81-56 17-85 56-85 94 0 64 92 116 204 116 108 0 204-48 204-118 0-34-15-79-61-106-50-25-102-25-158-25-23 0-62 0-68 0-29-5-50-34-50-63zM204 582c-94 0-156-45-156-93 0-44 35-77 75-79h54c79 0 183 0 183 79 0 48-67 93-156 93z">
            <text:p/>
          </draw:path>
          <draw:path draw:style-name="gr3" draw:text-style-name="P9" draw:layer="layout" svg:width="0.355cm" svg:height="0.421cm" svg:x="24.878cm" svg:y="10.999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461cm" svg:height="0.405cm" svg:x="25.288cm" svg:y="11.003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9" draw:layer="layout" svg:width="0.286cm" svg:height="0.573cm" svg:x="25.76cm" svg:y="10.845cm" svg:viewBox="0 0 287 574" svg:d="M141 198h131v-30h-131v-168h-22c0 75-30 173-119 177v21h79v251c0 115 85 125 119 125 64 0 89-65 89-125v-52h-23v52c0 67-27 102-60 102-63 0-63-83-63-100z">
            <text:p/>
          </draw:path>
        </draw:g>
        <draw:g xml:id="id152" draw:id="id152">
          <svg:title>TexMaths</svg:title>
          <svg:desc>26§display§\text{parallel to the line } 2x - y + 1 = 0§svg§600§FALSE§</svg:desc>
          <draw:polygon draw:style-name="gr2" draw:text-style-name="P8" draw:layer="layout" svg:width="13.366cm" svg:height="0.731cm" svg:x="2.796cm" svg:y="12.169cm" svg:viewBox="0 0 13367 732" draw:points="6683,732 0,732 0,0 13367,0 13367,732">
            <text:p/>
          </draw:polygon>
          <draw:path draw:style-name="gr3" draw:text-style-name="P9" draw:layer="layout" svg:width="0.452cm" svg:height="0.582cm" svg:x="2.775cm" svg:y="12.354cm" svg:viewBox="0 0 453 583" svg:d="M133 60v-60l-133 10v30c64 0 71 4 71 45v429c0 42-9 42-71 42v27c31 0 79-2 102-2 25 0 73 2 104 2v-27c-60 0-71 0-71-42v-154-8c4 14 44 64 113 64 110 0 205-89 205-208 0-116-89-208-193-208-71 0-110 40-127 60zM135 302v-206c27-46 71-73 119-73 66 0 122 81 122 185 0 110-64 187-133 187-35 0-70-18-95-56-13-19-13-21-13-37z">
            <text:p/>
          </draw:path>
          <draw:path draw:style-name="gr3" draw:text-style-name="P9" draw:layer="layout" svg:width="0.413cm" svg:height="0.421cm" svg:x="3.297cm" svg:y="12.348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5 89 97 148 97 60 0 102-37 118-81zM260 191v92c0 87-64 119-106 119-46 0-83-34-83-79 0-50 39-127 189-132z">
            <text:p/>
          </draw:path>
          <draw:path draw:style-name="gr3" draw:text-style-name="P9" draw:layer="layout" svg:width="0.309cm" svg:height="0.405cm" svg:x="3.74cm" svg:y="12.354cm" svg:viewBox="0 0 310 406" svg:d="M127 102v-102l-127 10v30c64 0 71 6 71 49v248c0 40-9 40-71 40v29c35 0 79-2 104-2 37 0 81 0 119 2v-29h-21c-67 0-69-9-69-42v-141c0-92 38-173 108-173 7 0 9 0 11 0-4 2-21 12-21 35 0 27 19 40 39 40 17 0 40-11 40-40s-29-56-69-56c-66 0-100 62-114 102z">
            <text:p/>
          </draw:path>
          <draw:path draw:style-name="gr3" draw:text-style-name="P9" draw:layer="layout" svg:width="0.413cm" svg:height="0.421cm" svg:x="4.11cm" svg:y="12.348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5 89 97 148 97 60 0 102-37 118-81zM260 191v92c0 87-64 119-106 119-46 0-83-34-83-79 0-50 39-127 189-132z">
            <text:p/>
          </draw:path>
          <draw:path draw:style-name="gr3" draw:text-style-name="P9" draw:layer="layout" svg:width="0.205cm" svg:height="0.636cm" svg:x="4.56cm" svg:y="12.123cm" svg:viewBox="0 0 206 637" svg:d="M133 0l-133 10v30c64 0 73 6 73 49v477c0 42-11 42-73 42v29c31-2 79-2 102-2s69 0 104 2v-29c-62 0-73 0-73-42z">
            <text:p/>
          </draw:path>
          <draw:path draw:style-name="gr3" draw:text-style-name="P9" draw:layer="layout" svg:width="0.205cm" svg:height="0.636cm" svg:x="4.813cm" svg:y="12.123cm" svg:viewBox="0 0 206 637" svg:d="M133 0l-133 10v30c64 0 73 6 73 49v477c0 42-11 42-73 42v29c31-2 79-2 102-2s69 0 104 2v-29c-62 0-73 0-73-42z">
            <text:p/>
          </draw:path>
          <draw:path draw:style-name="gr3" draw:text-style-name="P9" draw:layer="layout" svg:width="0.355cm" svg:height="0.421cm" svg:x="5.063cm" svg:y="12.348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9" draw:layer="layout" svg:width="0.205cm" svg:height="0.636cm" svg:x="5.473cm" svg:y="12.123cm" svg:viewBox="0 0 206 637" svg:d="M133 0l-133 10v30c64 0 73 6 73 49v477c0 42-11 42-73 42v29c31-2 79-2 102-2s69 0 104 2v-29c-62 0-73 0-73-42z">
            <text:p/>
          </draw:path>
          <draw:path draw:style-name="gr3" draw:text-style-name="P9" draw:layer="layout" svg:width="0.286cm" svg:height="0.573cm" svg:x="6.02cm" svg:y="12.196cm" svg:viewBox="0 0 287 574" svg:d="M141 198h131v-29h-131v-169h-22c0 75-30 173-119 177v21h79v251c0 115 85 125 119 125 64 0 89-64 89-125v-52h-23v52c0 67-27 102-60 102-63 0-63-83-63-99z">
            <text:p/>
          </draw:path>
          <draw:path draw:style-name="gr3" draw:text-style-name="P9" draw:layer="layout" svg:width="0.407cm" svg:height="0.421cm" svg:x="6.382cm" svg:y="12.348cm" svg:viewBox="0 0 408 422" svg:d="M408 214c0-116-94-214-204-214-115 0-204 100-204 214 0 119 96 208 204 208 110 0 204-91 204-208zM204 400c-40 0-79-21-104-63-23-39-23-96-23-129 0-35 0-85 21-127 25-41 68-60 106-60 39 0 79 19 104 58 23 40 23 94 23 129 0 33 0 83-21 123-19 41-60 69-106 69z">
            <text:p/>
          </draw:path>
          <draw:path draw:style-name="gr3" draw:text-style-name="P9" draw:layer="layout" svg:width="0.286cm" svg:height="0.573cm" svg:x="7.137cm" svg:y="12.196cm" svg:viewBox="0 0 287 574" svg:d="M141 198h131v-29h-131v-169h-22c0 75-30 173-119 177v21h79v251c0 115 85 125 119 125 64 0 89-64 89-125v-52h-23v52c0 67-27 102-60 102-63 0-63-83-63-99z">
            <text:p/>
          </draw:path>
          <draw:path draw:style-name="gr3" draw:text-style-name="P9" draw:layer="layout" svg:width="0.461cm" svg:height="0.636cm" svg:x="7.503cm" svg:y="12.123cm" svg:viewBox="0 0 462 637" svg:d="M71 566c0 42-9 42-71 42v29c31-2 79-2 104-2 23 0 71 0 102 2v-29c-60 0-71 0-71-42v-169c0-95 65-145 123-145s69 50 69 102v212c0 42-11 42-71 42v29c31-2 79-2 104-2 23 0 71 0 102 2v-29c-48 0-71 0-71-27v-175c0-79 0-108-29-142-13-14-44-33-96-33-79 0-118 56-133 89v-320l-133 10v30c64 0 71 6 71 49z">
            <text:p/>
          </draw:path>
          <draw:path draw:style-name="gr3" draw:text-style-name="P9" draw:layer="layout" svg:width="0.355cm" svg:height="0.421cm" svg:x="8.006cm" svg:y="12.348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9" draw:layer="layout" svg:width="0.205cm" svg:height="0.636cm" svg:x="8.721cm" svg:y="12.123cm" svg:viewBox="0 0 206 637" svg:d="M133 0l-133 10v30c64 0 73 6 73 49v477c0 42-11 42-73 42v29c31-2 79-2 102-2s69 0 104 2v-29c-62 0-73 0-73-42z">
            <text:p/>
          </draw:path>
          <draw:path draw:style-name="gr3" draw:text-style-name="P9" draw:layer="layout" svg:width="0.197cm" svg:height="0.613cm" svg:x="8.975cm" svg:y="12.146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9" draw:layer="layout" svg:width="0.461cm" svg:height="0.405cm" svg:x="9.229cm" svg:y="12.354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9" draw:layer="layout" svg:width="0.355cm" svg:height="0.421cm" svg:x="9.732cm" svg:y="12.348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9" draw:layer="layout" svg:width="0.365cm" svg:height="0.611cm" svg:x="10.464cm" svg:y="12.148cm" svg:viewBox="0 0 366 612" svg:d="M71 541l97-96c144-127 198-174 198-266 0-106-81-179-193-179-104 0-173 85-173 166 0 50 46 50 48 50 16 0 48-10 48-47 0-23-17-48-48-48-8 0-8 0-13 2 21-61 71-94 125-94 83 0 123 73 123 150 0 73-46 146-96 202l-177 195c-10 11-10 13-10 36h341l25-160h-23c-4 27-10 68-19 81-8 8-68 8-87 8z">
            <text:p/>
          </draw:path>
          <draw:path draw:style-name="gr3" draw:text-style-name="P9" draw:layer="layout" svg:width="0.457cm" svg:height="0.415cm" svg:x="10.901cm" svg:y="12.354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8 147-141 0-9-8-9-10-9-8 0-10 2-12 9-30 100-94 120-123 120-35 0-50-29-50-60 0-21 6-40 17-81z">
            <text:p/>
          </draw:path>
          <draw:path draw:style-name="gr3" draw:text-style-name="P9" draw:layer="layout" svg:width="0.558cm" svg:height="0.039cm" svg:x="11.677cm" svg:y="12.51cm" svg:viewBox="0 0 559 40" svg:d="M528 40c15 0 31 0 31-21 0-19-16-19-31-19h-497c-14 0-31 0-31 19 0 21 17 21 31 21z">
            <text:p/>
          </draw:path>
          <draw:path draw:style-name="gr3" draw:text-style-name="P9" draw:layer="layout" svg:width="0.423cm" svg:height="0.592cm" svg:x="12.54cm" svg:y="12.354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6 92-41-11 47-23 91-59 141-25 31-60 58-102 58-12 0-54-4-68-39 14 0 25 0 39-11 9-8 17-20 17-37 0-29-25-33-33-33-21 0-52 14-52 60s41 79 97 79c96 0 190-83 215-187z">
            <text:p/>
          </draw:path>
          <draw:path draw:style-name="gr3" draw:text-style-name="P9" draw:layer="layout" svg:width="0.608cm" svg:height="0.611cm" svg:x="13.249cm" svg:y="12.225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9" draw:layer="layout" svg:width="0.303cm" svg:height="0.611cm" svg:x="14.194cm" svg:y="12.148cm" svg:viewBox="0 0 304 612" svg:d="M189 23c0-21 0-23-21-23-58 58-139 58-168 58v29c19 0 73 0 121-25v477c0 33-2 44-86 44h-29v29c31-4 113-4 148-4 37 0 116 0 150 4v-29h-29c-84 0-86-11-86-44z">
            <text:p/>
          </draw:path>
          <draw:path draw:style-name="gr3" draw:text-style-name="P9" draw:layer="layout" svg:width="0.608cm" svg:height="0.215cm" svg:x="14.874cm" svg:y="12.423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386cm" svg:height="0.629cm" svg:x="15.822cm" svg:y="12.148cm" svg:viewBox="0 0 387 630" svg:d="M387 318c0-75-4-147-38-216-41-87-116-102-156-102-54 0-122 23-160 108-29 65-33 135-33 210 0 69 4 150 42 221 39 73 106 91 151 91 50 0 119-18 161-106 29-62 33-135 33-206zM193 612c-35 0-91-23-106-113-10-54-10-139-10-193 0-58 0-119 6-169 19-108 88-116 110-116 30 0 92 16 109 106 8 52 8 121 8 179 0 69 0 131-10 189-13 88-65 117-107 117z">
            <text:p/>
          </draw:path>
        </draw:g>
        <draw:g xml:id="id153" draw:id="id153">
          <svg:title>TexMaths</svg:title>
          <svg:desc>24§display§.\ .\ .\ \ (II)§svg§600§FALSE§</svg:desc>
          <draw:polygon draw:style-name="gr2" draw:text-style-name="P8" draw:layer="layout" svg:width="3.19cm" svg:height="0.76cm" svg:x="17.592cm" svg:y="12.037cm" svg:viewBox="0 0 3191 761" draw:points="1595,761 0,761 0,0 3191,0 3191,761">
            <text:p/>
          </draw:polygon>
          <draw:path draw:style-name="gr3" draw:text-style-name="P9" draw:layer="layout" svg:width="0.091cm" svg:height="0.091cm" svg:x="17.623cm" svg:y="12.538cm" svg:viewBox="0 0 92 92" svg:d="M92 46c0-25-21-46-46-46s-46 21-46 46 21 46 46 46 46-21 46-46z">
            <text:p/>
          </draw:path>
          <draw:path draw:style-name="gr3" draw:text-style-name="P9" draw:layer="layout" svg:width="0.091cm" svg:height="0.091cm" svg:x="18.137cm" svg:y="12.538cm" svg:viewBox="0 0 92 92" svg:d="M92 46c0-25-21-46-46-46s-46 21-46 46 21 46 46 46 46-21 46-46z">
            <text:p/>
          </draw:path>
          <draw:path draw:style-name="gr3" draw:text-style-name="P9" draw:layer="layout" svg:width="0.091cm" svg:height="0.091cm" svg:x="18.654cm" svg:y="12.538cm" svg:viewBox="0 0 92 92" svg:d="M92 46c0-25-21-46-46-46s-46 21-46 46 21 46 46 46 46-21 46-46z">
            <text:p/>
          </draw:path>
          <draw:path draw:style-name="gr3" draw:text-style-name="P9" draw:layer="layout" svg:width="0.197cm" svg:height="0.844cm" svg:x="19.46cm" svg:y="11.995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9" draw:layer="layout" svg:width="0.391cm" svg:height="0.577cm" svg:x="19.735cm" svg:y="12.051cm" svg:viewBox="0 0 392 578" svg:d="M288 65c8-30 10-38 77-38 21 0 27 0 27-17 0-10-8-10-12-10-25 0-88 2-111 2-27 0-89-2-113-2-6 0-18 0-18 17 0 10 8 10 23 10 37 0 60 0 60 15 0 4 0 6-2 14l-115 457c-8 30-10 38-77 38-19 0-27 0-27 17 0 10 10 10 13 10 23 0 87-2 110-2 27 0 88 2 115 2 6 0 15 0 15-15 0-12-5-12-25-12-15 0-19 0-36 0-17-2-21-6-21-15 0-8 2-14 4-19z">
            <text:p/>
          </draw:path>
          <draw:path draw:style-name="gr3" draw:text-style-name="P9" draw:layer="layout" svg:width="0.391cm" svg:height="0.577cm" svg:x="20.17cm" svg:y="12.051cm" svg:viewBox="0 0 392 578" svg:d="M288 65c8-30 10-38 77-38 21 0 27 0 27-17 0-10-8-10-12-10-25 0-88 2-111 2-27 0-89-2-113-2-6 0-18 0-18 17 0 10 8 10 23 10 37 0 60 0 60 15 0 4 0 6-2 14l-115 457c-8 30-10 38-77 38-19 0-27 0-27 17 0 10 10 10 13 10 23 0 87-2 110-2 27 0 88 2 115 2 6 0 15 0 15-15 0-12-5-12-25-12-15 0-19 0-36 0-17-2-21-6-21-15 0-8 2-14 4-19z">
            <text:p/>
          </draw:path>
          <draw:path draw:style-name="gr3" draw:text-style-name="P9" draw:layer="layout" svg:width="0.197cm" svg:height="0.844cm" svg:x="20.627cm" svg:y="11.995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54" draw:id="id154">
          <svg:title>TexMaths</svg:title>
          <svg:desc>26§display§\text{Diff. (I) } w. \ r. \ t. \ x.§svg§600§FALSE§</svg:desc>
          <draw:polygon draw:style-name="gr2" draw:text-style-name="P8" draw:layer="layout" svg:width="7.17cm" svg:height="0.823cm" svg:x="2.791cm" svg:y="13.67cm" svg:viewBox="0 0 7171 824" draw:points="3584,824 0,824 0,0 7171,0 7171,824">
            <text:p/>
          </draw:polygon>
          <draw:path draw:style-name="gr3" draw:text-style-name="P9" draw:layer="layout" svg:width="0.615cm" svg:height="0.625cm" svg:x="2.776cm" svg:y="13.684cm" svg:viewBox="0 0 616 626" svg:d="M0 0v29h23c71 0 71 11 71 42v484c0 34 0 42-71 42h-23v29h335c154 0 281-135 281-308 0-175-123-318-281-318zM218 597c-43 0-45-6-45-36v-497c0-29 2-35 45-35h92c56 0 121 19 166 85 40 54 48 133 48 204 0 102-16 156-50 202-18 25-70 77-164 77z">
            <text:p/>
          </draw:path>
          <draw:path draw:style-name="gr3" draw:text-style-name="P9" draw:layer="layout" svg:width="0.197cm" svg:height="0.612cm" svg:x="3.473cm" svg:y="13.699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55cm" svg:height="0.646cm" svg:x="3.72cm" svg:y="13.666cm" svg:viewBox="0 0 551 647" svg:d="M387 279h104v-27h-108v-106c0-84 46-125 85-125 4 0 17 0 31 6-10 4-27 15-27 37 0 21 15 40 40 40s39-19 39-40c0-33-31-64-83-64-54 0-96 35-100 40-27-36-77-40-102-40-87 0-193 48-193 148v104h-73v27h73v297c0 42-11 42-73 42v29c31-2 79-4 102-4s69 2 102 4v-29c-60 0-71 0-71-42v-297h194v297c0 42-11 42-73 42v29c35-2 79-4 104-4 37 0 81 0 116 4v-29h-18c-67 0-69-11-69-44zM131 252v-104c0-90 75-127 133-127 46 0 71 16 73 16v3c-17 0-33 12-33 37 0 6 0 29 25 37-2 13-2 21-2 32v106z">
            <text:p/>
          </draw:path>
          <draw:path draw:style-name="gr3" draw:text-style-name="P9" draw:layer="layout" svg:width="0.099cm" svg:height="0.099cm" svg:x="4.309cm" svg:y="14.213cm" svg:viewBox="0 0 100 100" svg:d="M100 50c0-27-23-50-50-50s-50 23-50 50 23 50 50 50 50-23 50-50z">
            <text:p/>
          </draw:path>
          <draw:path draw:style-name="gr3" draw:text-style-name="P9" draw:layer="layout" svg:width="0.213cm" svg:height="0.914cm" svg:x="4.981cm" svg:y="13.624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9" draw:layer="layout" svg:width="0.28cm" svg:height="0.625cm" svg:x="5.27cm" svg:y="13.684cm" svg:viewBox="0 0 281 626" svg:d="M181 71c0-31 4-42 77-42h23v-29c-31 2-104 2-140 2-37 0-108 0-141-2v29h25c71 0 75 11 75 42v484c0 34-4 42-75 42h-25v29c33-2 104-2 139-2 38 0 111 0 142 2v-29h-23c-73 0-77-8-77-42z">
            <text:p/>
          </draw:path>
          <draw:path draw:style-name="gr3" draw:text-style-name="P9" draw:layer="layout" svg:width="0.213cm" svg:height="0.914cm" svg:x="5.628cm" svg:y="13.624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9" draw:layer="layout" svg:width="0.606cm" svg:height="0.415cm" svg:x="6.263cm" svg:y="13.905cm" svg:viewBox="0 0 607 416" svg:d="M397 94c4-19 13-54 13-59 0-16-13-25-25-25-13 0-27 7-36 25-2 7-45 183-52 206-6 27-8 44-8 61 0 10 0 12 2 16-21 50-50 77-85 77-73 0-73-66-73-83 0-29 4-65 48-179 10-27 15-39 15-58 0-42-30-75-75-75-88 0-121 133-121 141 0 9 8 9 10 9 11 0 11 0 15-17 25-85 60-112 94-112 8 0 22 0 22 29 0 23-10 50-16 64-40 109-52 152-52 185 0 86 62 117 131 117 14 0 58 0 96-65 22 59 87 65 114 65 69 0 108-58 133-112 31-73 60-196 60-240 0-49-25-64-41-64-23 0-46 23-46 44 0 12 6 18 15 25 10 10 33 33 33 79 0 31-27 120-50 166-25 50-56 81-102 81-44 0-67-27-67-79 0-25 7-54 9-66z">
            <text:p/>
          </draw:path>
          <draw:path draw:style-name="gr3" draw:text-style-name="P9" draw:layer="layout" svg:width="0.099cm" svg:height="0.099cm" svg:x="6.993cm" svg:y="14.213cm" svg:viewBox="0 0 100 100" svg:d="M100 50c0-27-23-50-50-50s-50 23-50 50 23 50 50 50 50-23 50-50z">
            <text:p/>
          </draw:path>
          <draw:path draw:style-name="gr3" draw:text-style-name="P9" draw:layer="layout" svg:width="0.373cm" svg:height="0.415cm" svg:x="7.5cm" svg:y="13.905cm" svg:viewBox="0 0 374 416" svg:d="M54 351c-2 15-8 36-8 40 0 17 12 25 27 25 10 0 27-8 33-25 2-4 33-129 38-146 6-31 22-95 29-120 4-11 29-54 52-75 6-6 33-29 72-29 25 0 38 10 40 10-29 4-48 27-48 50 0 15 11 33 36 33 22 0 49-20 49-54 0-33-29-60-77-60-60 0-99 46-116 71-8-42-42-71-85-71-42 0-59 35-67 52-17 31-29 87-29 89 0 9 8 9 10 9 11 0 11 0 17-21 15-65 33-108 67-108 16 0 29 6 29 41 0 19-4 29-15 77z">
            <text:p/>
          </draw:path>
          <draw:path draw:style-name="gr3" draw:text-style-name="P9" draw:layer="layout" svg:width="0.099cm" svg:height="0.099cm" svg:x="7.939cm" svg:y="14.213cm" svg:viewBox="0 0 100 100" svg:d="M100 50c0-27-23-50-50-50s-50 23-50 50 23 50 50 50 50-23 50-50z">
            <text:p/>
          </draw:path>
          <draw:path draw:style-name="gr3" draw:text-style-name="P9" draw:layer="layout" svg:width="0.282cm" svg:height="0.583cm" svg:x="8.438cm" svg:y="13.736cm" svg:viewBox="0 0 283 584" svg:d="M169 208h87c17 0 27 0 27-19 0-10-10-10-27-10h-79c31-131 37-148 37-154 0-17-12-25-27-25-2 0-29 0-37 33l-36 146h-87c-19 0-27 0-27 16 0 13 8 13 25 13h81c-64 260-69 274-69 291 0 50 36 85 84 85 95 0 147-135 147-141 0-8-8-8-12-8-6 0-8 2-13 12-39 96-89 117-120 117-19 0-27-13-27-42 0-23 0-29 4-44z">
            <text:p/>
          </draw:path>
          <draw:path draw:style-name="gr3" draw:text-style-name="P9" draw:layer="layout" svg:width="0.099cm" svg:height="0.099cm" svg:x="8.827cm" svg:y="14.213cm" svg:viewBox="0 0 100 100" svg:d="M100 50c0-27-23-50-50-50s-50 23-50 50 23 50 50 50 50-23 50-50z">
            <text:p/>
          </draw:path>
          <draw:path draw:style-name="gr3" draw:text-style-name="P9" draw:layer="layout" svg:width="0.457cm" svg:height="0.415cm" svg:x="9.333cm" svg:y="13.905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4 0 146-119 146-141 0-9-9-9-11-9-8 0-10 2-12 9-29 99-94 120-123 120-35 0-50-29-50-60 0-21 6-40 17-81z">
            <text:p/>
          </draw:path>
          <draw:path draw:style-name="gr3" draw:text-style-name="P9" draw:layer="layout" svg:width="0.099cm" svg:height="0.099cm" svg:x="9.907cm" svg:y="14.213cm" svg:viewBox="0 0 100 100" svg:d="M100 50c0-27-23-50-50-50s-50 23-50 50 23 50 50 50 50-23 50-50z">
            <text:p/>
          </draw:path>
        </draw:g>
        <draw:g xml:id="id148" draw:id="id148">
          <svg:title>TexMaths</svg:title>
          <svg:desc>26§display§\text{Equation of the curve is, }§svg§600§FALSE§</svg:desc>
          <draw:polygon draw:style-name="gr2" draw:text-style-name="P8" draw:layer="layout" svg:width="9.71cm" svg:height="0.731cm" svg:x="7.194cm" svg:y="9.569cm" svg:viewBox="0 0 9711 732" draw:points="4854,732 0,732 0,0 9711,0 9711,732">
            <text:p/>
          </draw:polygon>
          <draw:path draw:style-name="gr3" draw:text-style-name="P9" draw:layer="layout" svg:width="0.567cm" svg:height="0.623cm" svg:x="7.177cm" svg:y="9.546cm" svg:viewBox="0 0 568 624" svg:d="M94 551c0 34 0 44-71 44h-23v29h528l40-237h-23c-23 142-44 208-202 208h-123c-41 0-43-6-43-37v-244h81c89 0 100 29 100 106h23v-241h-23c0 77-11 106-100 106h-81v-220c0-30 2-36 43-36h119c141 0 166 50 181 177h23l-27-206h-516v29h23c71 0 71 11 71 42z">
            <text:p/>
          </draw:path>
          <draw:path draw:style-name="gr3" draw:text-style-name="P9" draw:layer="layout" svg:width="0.452cm" svg:height="0.582cm" svg:x="7.801cm" svg:y="9.764cm" svg:viewBox="0 0 453 583" svg:d="M318 350v164c0 42-10 42-73 42v27c32 0 79-2 104-2s71 2 104 2v-27c-62 0-72 0-72-42v-514h-21l-33 83c-13-25-50-83-123-83-108 0-204 89-204 208 0 115 89 208 196 208 64 0 101-39 122-66zM320 152v129c0 29-16 54-37 77-11 12-40 37-83 37-67 0-123-81-123-187 0-108 64-185 131-185 73 0 112 79 112 129z">
            <text:p/>
          </draw:path>
          <draw:path draw:style-name="gr3" draw:text-style-name="P9" draw:layer="layout" svg:width="0.461cm" svg:height="0.415cm" svg:x="8.281cm" svg:y="9.764cm" svg:viewBox="0 0 462 416" svg:d="M329 333v83l133-10v-29c-65 0-71-7-71-50v-327l-135 10v30c64 0 71 6 71 49v165c0 79-44 141-111 141-77 0-81-41-81-89v-306l-135 10v30c71 0 71 2 71 83v137c0 73 0 156 141 156 50 0 92-25 117-83z">
            <text:p/>
          </draw:path>
          <draw:path draw:style-name="gr3" draw:text-style-name="P9" draw:layer="layout" svg:width="0.413cm" svg:height="0.421cm" svg:x="8.797cm" svg:y="9.758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5 89 97 148 97 60 0 102-37 118-81zM260 191v92c0 87-64 119-106 119-46 0-83-34-83-79 0-50 39-127 189-132z">
            <text:p/>
          </draw:path>
          <draw:path draw:style-name="gr3" draw:text-style-name="P9" draw:layer="layout" svg:width="0.286cm" svg:height="0.573cm" svg:x="9.234cm" svg:y="9.606cm" svg:viewBox="0 0 287 574" svg:d="M141 198h131v-29h-131v-169h-22c0 75-30 173-119 177v21h79v251c0 115 85 125 119 125 64 0 89-64 89-125v-52h-23v52c0 67-27 102-60 102-63 0-63-83-63-99z">
            <text:p/>
          </draw:path>
          <draw:path draw:style-name="gr3" draw:text-style-name="P9" draw:layer="layout" svg:width="0.197cm" svg:height="0.613cm" svg:x="9.602cm" svg:y="9.556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9" draw:layer="layout" svg:width="0.407cm" svg:height="0.421cm" svg:x="9.852cm" svg:y="9.758cm" svg:viewBox="0 0 408 422" svg:d="M408 214c0-116-94-214-204-214-115 0-204 100-204 214 0 119 96 208 204 208 110 0 204-91 204-208zM204 400c-40 0-79-21-104-63-23-39-23-96-23-129 0-35 0-85 21-127 25-41 68-60 106-60 39 0 79 19 104 58 23 40 23 94 23 129 0 33 0 83-21 123-19 41-60 69-106 69z">
            <text:p/>
          </draw:path>
          <draw:path draw:style-name="gr3" draw:text-style-name="P9" draw:layer="layout" svg:width="0.461cm" svg:height="0.405cm" svg:x="10.311cm" svg:y="9.764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9" draw:layer="layout" svg:width="0.407cm" svg:height="0.421cm" svg:x="11.12cm" svg:y="9.758cm" svg:viewBox="0 0 408 422" svg:d="M408 214c0-116-94-214-204-214-115 0-204 100-204 214 0 119 96 208 204 208 110 0 204-91 204-208zM204 400c-40 0-79-21-104-63-23-39-23-96-23-129 0-35 0-85 21-127 25-41 68-60 106-60 39 0 79 19 104 58 23 40 23 94 23 129 0 33 0 83-21 123-19 41-60 69-106 69z">
            <text:p/>
          </draw:path>
          <draw:path draw:style-name="gr3" draw:text-style-name="P9" draw:layer="layout" svg:width="0.296cm" svg:height="0.646cm" svg:x="11.582cm" svg:y="9.523cm" svg:viewBox="0 0 297 647" svg:d="M131 252v-106c0-81 44-125 85-125 2 0 15 0 29 6-10 4-27 15-27 38 0 20 15 39 40 39 27 0 39-19 39-39 0-34-33-65-81-65-64 0-143 48-143 146v106h-73v27h73v297c0 42-11 42-73 42v29c37-2 79-4 106-4 38 0 79 0 117 4v-29h-19c-69 0-71-10-71-44v-295h106v-27z">
            <text:p/>
          </draw:path>
          <draw:path draw:style-name="gr3" draw:text-style-name="P9" draw:layer="layout" svg:width="0.286cm" svg:height="0.573cm" svg:x="12.152cm" svg:y="9.606cm" svg:viewBox="0 0 287 574" svg:d="M141 198h131v-29h-131v-169h-22c0 75-30 173-119 177v21h79v251c0 115 85 125 119 125 64 0 89-64 89-125v-52h-23v52c0 67-27 102-60 102-63 0-63-83-63-99z">
            <text:p/>
          </draw:path>
          <draw:path draw:style-name="gr3" draw:text-style-name="P9" draw:layer="layout" svg:width="0.461cm" svg:height="0.636cm" svg:x="12.52cm" svg:y="9.533cm" svg:viewBox="0 0 462 637" svg:d="M71 566c0 42-9 42-71 42v29c31-2 79-2 104-2 23 0 71 0 102 2v-29c-60 0-71 0-71-42v-169c0-95 65-145 123-145s69 50 69 102v212c0 42-11 42-71 42v29c31-2 79-2 104-2 23 0 71 0 102 2v-29c-48 0-71 0-71-27v-175c0-79 0-108-29-142-13-14-44-33-96-33-79 0-118 56-133 89v-320l-133 10v30c64 0 71 6 71 49z">
            <text:p/>
          </draw:path>
          <draw:path draw:style-name="gr3" draw:text-style-name="P9" draw:layer="layout" svg:width="0.355cm" svg:height="0.421cm" svg:x="13.023cm" svg:y="9.758cm" svg:viewBox="0 0 356 422" svg:d="M77 181c6-137 83-160 114-160 94 0 104 123 104 160zM77 200h256c21 0 23 0 23-19 0-92-50-181-165-181-106 0-191 94-191 210 0 123 96 212 202 212 112 0 154-102 154-120 0-9-9-11-13-11-8 0-10 7-10 13-34 96-117 96-125 96-46 0-83-30-104-63-27-44-27-104-27-137z">
            <text:p/>
          </draw:path>
          <draw:path draw:style-name="gr3" draw:text-style-name="P9" draw:layer="layout" svg:width="0.348cm" svg:height="0.421cm" svg:x="13.741cm" svg:y="9.758cm" svg:viewBox="0 0 349 422" svg:d="M77 212c0-150 75-189 123-189 8 0 66 0 99 33-39 4-43 31-43 44 0 23 16 41 41 41s44-16 44-43c0-63-71-98-141-98-115 0-200 100-200 212 0 119 92 210 198 210 122 0 151-110 151-120 0-9-8-9-10-9-8 0-10 5-12 9-28 85-88 98-121 98-48 0-129-40-129-188z">
            <text:p/>
          </draw:path>
          <draw:path draw:style-name="gr3" draw:text-style-name="P9" draw:layer="layout" svg:width="0.461cm" svg:height="0.415cm" svg:x="14.144cm" svg:y="9.764cm" svg:viewBox="0 0 462 416" svg:d="M329 333v83l133-10v-29c-65 0-71-7-71-50v-327l-135 10v30c64 0 71 6 71 49v165c0 79-44 141-111 141-77 0-81-41-81-89v-306l-135 10v30c71 0 71 2 71 83v137c0 73 0 156 141 156 50 0 92-25 117-83z">
            <text:p/>
          </draw:path>
          <draw:path draw:style-name="gr3" draw:text-style-name="P9" draw:layer="layout" svg:width="0.309cm" svg:height="0.405cm" svg:x="14.648cm" svg:y="9.764cm" svg:viewBox="0 0 310 406" svg:d="M127 102v-102l-127 10v30c64 0 73 6 73 49v248c0 40-11 40-73 40v29c35 0 79-2 104-2 37 0 81 0 119 2v-29h-21c-67 0-69-9-69-42v-141c0-92 38-173 108-173 6 0 9 0 11 0-5 2-21 12-21 35 0 27 19 40 39 40 17 0 40-11 40-40s-29-56-69-56c-66 0-100 62-114 102z">
            <text:p/>
          </draw:path>
          <draw:path draw:style-name="gr3" draw:text-style-name="P9" draw:layer="layout" svg:width="0.448cm" svg:height="0.405cm" svg:x="14.997cm" svg:y="9.773cm" svg:viewBox="0 0 449 406" svg:d="M364 89c8-20 25-60 85-60v-29c-21 2-48 2-68 2-23 0-65-2-82-2v29c36 0 46 21 46 40 0 8-2 10-6 20l-94 236-104-256c-4-13-4-15-4-17 0-23 36-23 52-23v-29c-27 0-79 2-100 2-25 0-62 0-89-2v29c58 0 62 4 73 33l133 327c4 13 6 17 19 17 12 0 16-9 18-17z">
            <text:p/>
          </draw:path>
          <draw:path draw:style-name="gr3" draw:text-style-name="P9" draw:layer="layout" svg:width="0.355cm" svg:height="0.421cm" svg:x="15.463cm" svg:y="9.758cm" svg:viewBox="0 0 356 422" svg:d="M77 181c6-137 83-160 114-160 94 0 104 123 104 160zM77 200h256c21 0 23 0 23-19 0-92-50-181-165-181-106 0-191 94-191 210 0 123 96 212 202 212 112 0 154-102 154-120 0-9-9-11-13-11-8 0-10 7-10 13-34 96-117 96-125 96-46 0-83-30-104-63-27-44-27-104-27-137z">
            <text:p/>
          </draw:path>
          <draw:path draw:style-name="gr3" draw:text-style-name="P9" draw:layer="layout" svg:width="0.197cm" svg:height="0.613cm" svg:x="16.178cm" svg:y="9.556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9" draw:layer="layout" svg:width="0.301cm" svg:height="0.421cm" svg:x="16.432cm" svg:y="9.758cm" svg:viewBox="0 0 302 422" svg:d="M160 233c21 4 96 19 96 85 0 46-31 84-104 84-77 0-110-52-127-131-2-11-4-15-13-15-12 0-12 6-12 23v121c0 16 0 22 10 22 5 0 7-2 23-18 2-2 2-4 19-21 40 37 81 39 100 39 106 0 150-62 150-129 0-47-30-75-40-87-31-29-66-35-104-44-52-10-114-21-114-75 0-33 25-70 104-70 99 0 106 83 108 112 0 8 8 8 10 8 13 0 13-4 13-23v-91c0-17 0-23-11-23-4 0-6 0-18 10-3 5-13 13-17 15-33-25-73-25-85-25-113 0-148 62-148 112 0 34 15 59 40 79 29 23 56 30 120 42z">
            <text:p/>
          </draw:path>
          <draw:path draw:style-name="gr3" draw:text-style-name="P9" draw:layer="layout" svg:width="0.107cm" svg:height="0.274cm" svg:x="16.84cm" svg:y="10.07cm" svg:viewBox="0 0 108 275" svg:d="M108 96c0-59-21-96-58-96-33 0-50 25-50 48 0 25 17 50 50 50 14 0 25-6 35-13l2-2c0 0 2 0 2 13 0 60-27 116-68 160-4 4-6 6-6 8 0 9 4 11 10 11 10 0 83-73 83-179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42" smil:attributeName="visibility" smil:to="visible"/>
                  <anim:animate smil:dur="0.5s" smil:fill="hold" smil:targetElement="id142" smil:attributeName="x" smil:values="x;x" smil:keyTimes="0;1"/>
                  <anim:animate smil:dur="0.5s" smil:fill="hold" smil:targetElement="id1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3" smil:attributeName="visibility" smil:to="visible"/>
                  <anim:animate smil:dur="0.5s" smil:fill="hold" smil:targetElement="id143" smil:attributeName="x" smil:values="x;x" smil:keyTimes="0;1"/>
                  <anim:animate smil:dur="0.5s" smil:fill="hold" smil:targetElement="id14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4" smil:attributeName="visibility" smil:to="visible"/>
                  <anim:animate smil:dur="0.5s" smil:fill="hold" smil:targetElement="id144" smil:attributeName="x" smil:values="x;x" smil:keyTimes="0;1"/>
                  <anim:animate smil:dur="0.5s" smil:fill="hold" smil:targetElement="id1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145" anim:sub-item="text" smil:attributeName="visibility" smil:to="visible"/>
                  <anim:animate smil:dur="0.25s" smil:fill="hold" smil:targetElement="id145" anim:sub-item="text" smil:attributeName="width" smil:values="width*0.05;width" smil:keyTimes="0;1"/>
                  <anim:animate smil:dur="0.25s" smil:fill="hold" smil:targetElement="id145" anim:sub-item="text" smil:attributeName="height" smil:values="height;height" smil:keyTimes="0;1"/>
                  <anim:animate smil:dur="0.25s" smil:fill="hold" smil:targetElement="id145" anim:sub-item="text" smil:attributeName="x" smil:values="x-.2;x" smil:keyTimes="0;1"/>
                  <anim:animate smil:dur="0.25s" smil:fill="hold" smil:targetElement="id145" anim:sub-item="text" smil:attributeName="y" smil:values="y;y" smil:keyTimes="0;1"/>
                  <anim:transitionFilter smil:dur="0.25s" smil:targetElement="id145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46" smil:attributeName="visibility" smil:to="visible"/>
                  <anim:animate smil:dur="0.5s" smil:fill="hold" smil:targetElement="id146" smil:attributeName="x" smil:values="x;x" smil:keyTimes="0;1"/>
                  <anim:animate smil:dur="0.5s" smil:fill="hold" smil:targetElement="id146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7" smil:attributeName="visibility" smil:to="visible"/>
                  <anim:animate smil:dur="0.5s" smil:fill="hold" smil:targetElement="id147" smil:attributeName="x" smil:values="x;x" smil:keyTimes="0;1"/>
                  <anim:animate smil:dur="0.5s" smil:fill="hold" smil:targetElement="id1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8" smil:attributeName="visibility" smil:to="visible"/>
                  <anim:animate smil:dur="0.5s" smil:fill="hold" smil:targetElement="id148" smil:attributeName="width" smil:values="width*0.05;width" smil:keyTimes="0;1"/>
                  <anim:animate smil:dur="0.5s" smil:fill="hold" smil:targetElement="id148" smil:attributeName="height" smil:values="height;height" smil:keyTimes="0;1"/>
                  <anim:animate smil:dur="0.5s" smil:fill="hold" smil:targetElement="id148" smil:attributeName="x" smil:values="x-.2;x" smil:keyTimes="0;1"/>
                  <anim:animate smil:dur="0.5s" smil:fill="hold" smil:targetElement="id148" smil:attributeName="y" smil:values="y;y" smil:keyTimes="0;1"/>
                  <anim:transitionFilter smil:dur="0.5s" smil:targetElement="id148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9" smil:attributeName="visibility" smil:to="visible"/>
                  <anim:animate smil:dur="0.5s" smil:fill="hold" smil:targetElement="id149" smil:attributeName="x" smil:values="x;x" smil:keyTimes="0;1"/>
                  <anim:animate smil:dur="0.5s" smil:fill="hold" smil:targetElement="id14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0" smil:attributeName="visibility" smil:to="visible"/>
                  <anim:animate smil:dur="0.5s" smil:fill="hold" smil:targetElement="id150" smil:attributeName="x" smil:values="x;x" smil:keyTimes="0;1"/>
                  <anim:animate smil:dur="0.5s" smil:fill="hold" smil:targetElement="id1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1" smil:attributeName="visibility" smil:to="visible"/>
                  <anim:animate smil:dur="0.5s" smil:fill="hold" smil:targetElement="id151" smil:attributeName="width" smil:values="width*0.05;width" smil:keyTimes="0;1"/>
                  <anim:animate smil:dur="0.5s" smil:fill="hold" smil:targetElement="id151" smil:attributeName="height" smil:values="height;height" smil:keyTimes="0;1"/>
                  <anim:animate smil:dur="0.5s" smil:fill="hold" smil:targetElement="id151" smil:attributeName="x" smil:values="x-.2;x" smil:keyTimes="0;1"/>
                  <anim:animate smil:dur="0.5s" smil:fill="hold" smil:targetElement="id151" smil:attributeName="y" smil:values="y;y" smil:keyTimes="0;1"/>
                  <anim:transitionFilter smil:dur="0.5s" smil:targetElement="id15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2" smil:attributeName="visibility" smil:to="visible"/>
                  <anim:animate smil:dur="0.5s" smil:fill="hold" smil:targetElement="id152" smil:attributeName="width" smil:values="width*0.05;width" smil:keyTimes="0;1"/>
                  <anim:animate smil:dur="0.5s" smil:fill="hold" smil:targetElement="id152" smil:attributeName="height" smil:values="height;height" smil:keyTimes="0;1"/>
                  <anim:animate smil:dur="0.5s" smil:fill="hold" smil:targetElement="id152" smil:attributeName="x" smil:values="x-.2;x" smil:keyTimes="0;1"/>
                  <anim:animate smil:dur="0.5s" smil:fill="hold" smil:targetElement="id152" smil:attributeName="y" smil:values="y;y" smil:keyTimes="0;1"/>
                  <anim:transitionFilter smil:dur="0.5s" smil:targetElement="id15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3" smil:attributeName="visibility" smil:to="visible"/>
                  <anim:animate smil:dur="0.5s" smil:fill="hold" smil:targetElement="id153" smil:attributeName="x" smil:values="x;x" smil:keyTimes="0;1"/>
                  <anim:animate smil:dur="0.5s" smil:fill="hold" smil:targetElement="id1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4" smil:attributeName="visibility" smil:to="visible"/>
                  <anim:animate smil:dur="0.5s" smil:fill="hold" smil:targetElement="id154" smil:attributeName="x" smil:values="x;x" smil:keyTimes="0;1"/>
                  <anim:animate smil:dur="0.5s" smil:fill="hold" smil:targetElement="id15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3T19">
        <office:forms form:automatic-focus="false" form:apply-design-mode="false"/>
        <draw:frame presentation:style-name="pr16" draw:text-style-name="P17" draw:layer="layout" svg:width="26.4cm" svg:height="14.297cm" svg:x="0.8cm" svg:y="0.628cm" presentation:class="title" presentation:user-transformed="true">
          <draw:text-box>
            <text:p text:style-name="P6"><text:span text:style-name="T29"><text:s text:c="5"/></text:span><text:span text:style-name="T29"><text:line-break/></text:span><text:span text:style-name="T28"> <text:s text:c="3"/></text:span><text:span text:style-name="T28"><text:line-break/></text:span><text:span text:style-name="T28"><text:line-break/></text:span><text:span text:style-name="T28"><text:line-break/></text:span><text:span text:style-name="T28"><text:line-break/></text:span><text:span text:style-name="T28"><text:line-break/></text:span><text:span text:style-name="T28"><text:line-break/></text:span><text:span text:style-name="T28"><text:tab/></text:span><text:span text:style-name="T28"><text:line-break/></text:span><text:span text:style-name="T38"><text:line-break/></text:span><text:span text:style-name="T28"><text:line-break/></text:span><text:span text:style-name="T28"><text:tab/></text:span><text:span text:style-name="T28"><text:tab/></text:span><text:span text:style-name="T28"> <text:s text:c="8"/></text:span></text:p>
          </draw:text-box>
        </draw:frame>
        <draw:g xml:id="id155" draw:id="id155">
          <svg:title>TexMaths</svg:title>
          <svg:desc>28§display§2x + 2y \frac{dy}{dx} = 0\ \Rightarrow§svg§600§FALSE§</svg:desc>
          <draw:polygon draw:style-name="gr2" draw:text-style-name="P8" draw:layer="layout" svg:width="7.815cm" svg:height="1.936cm" svg:x="3.089cm" svg:y="0.641cm" svg:viewBox="0 0 7816 1937" draw:points="3907,1937 0,1937 0,0 7816,0 7816,1937">
            <text:p/>
          </draw:polygon>
          <draw:path draw:style-name="gr3" draw:text-style-name="P9" draw:layer="layout" svg:width="0.393cm" svg:height="0.657cm" svg:x="3.089cm" svg:y="1.28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9" draw:layer="layout" svg:width="0.492cm" svg:height="0.447cm" svg:x="3.559cm" svg:y="1.50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8-9-11-9-9 0-11 2-13 9-32 107-101 130-132 130-38 0-54-32-54-65 0-23 7-43 18-88z">
            <text:p/>
          </draw:path>
          <draw:path draw:style-name="gr3" draw:text-style-name="P9" draw:layer="layout" svg:width="0.655cm" svg:height="0.657cm" svg:x="4.368cm" svg:y="1.367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9" draw:layer="layout" svg:width="0.393cm" svg:height="0.657cm" svg:x="5.347cm" svg:y="1.28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9" draw:layer="layout" svg:width="0.456cm" svg:height="0.637cm" svg:x="5.817cm" svg:y="1.506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3" draw:text-style-name="P9" draw:layer="layout" svg:width="0.469cm" svg:height="0.696cm" svg:x="6.487cm" svg:y="0.592cm" svg:viewBox="0 0 470 697" svg:d="M470 11c0-2 0-11-13-11s-108 9-125 11c-7 0-14 5-14 18 0 14 9 14 25 14 47 0 49 6 49 15l-2 20-61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4-172 56-217 30-58 74-94 115-94 65 0 78 81 78 87 0 5-2 12-4 16z">
            <text:p/>
          </draw:path>
          <draw:path draw:style-name="gr3" draw:text-style-name="P9" draw:layer="layout" svg:width="0.456cm" svg:height="0.637cm" svg:x="6.989cm" svg:y="0.841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9" draw:layer="layout" svg:width="1.076cm" svg:height="0.042cm" svg:x="6.425cm" svg:y="1.674cm" svg:viewBox="0 0 1077 43" draw:points="538,43 0,43 0,0 1077,0 1077,43">
            <text:p/>
          </draw:polygon>
          <draw:path draw:style-name="gr3" draw:text-style-name="P9" draw:layer="layout" svg:width="0.469cm" svg:height="0.696cm" svg:x="6.465cm" svg:y="1.933cm" svg:viewBox="0 0 470 697" svg:d="M470 11c0-2 0-11-13-11s-108 9-125 11c-7 0-14 5-14 18 0 14 9 14 25 14 47 0 49 6 49 15l-2 20-61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4-172 56-217 30-58 74-94 115-94 65 0 78 81 78 87 0 5-2 12-4 16z">
            <text:p/>
          </draw:path>
          <draw:path draw:style-name="gr3" draw:text-style-name="P9" draw:layer="layout" svg:width="0.492cm" svg:height="0.447cm" svg:x="6.967cm" svg:y="2.1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8-9-11-9-9 0-11 2-13 9-32 107-101 130-132 130-38 0-54-32-54-65 0-23 7-43 18-88z">
            <text:p/>
          </draw:path>
          <draw:path draw:style-name="gr3" draw:text-style-name="P9" draw:layer="layout" svg:width="0.655cm" svg:height="0.232cm" svg:x="7.946cm" svg:y="1.5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16cm" svg:height="0.678cm" svg:x="8.969cm" svg:y="1.286cm" svg:viewBox="0 0 417 679" svg:d="M417 343c0-81-5-159-41-233-44-94-125-110-168-110-58 0-132 25-172 116-32 70-36 146-36 227 0 74 4 161 45 237 42 78 114 99 163 99 54 0 128-21 173-115 31-67 36-145 36-221zM208 658c-38 0-98-24-116-121-9-58-9-150-9-208 0-62 0-127 7-181 20-117 94-126 118-126 32 0 97 18 117 115 9 56 9 130 9 192 0 74 0 141-11 204-14 94-70 125-115 125z">
            <text:p/>
          </draw:path>
          <draw:path draw:style-name="gr3" draw:text-style-name="P9" draw:layer="layout" svg:width="0.875cm" svg:height="0.543cm" svg:x="10.078cm" svg:y="1.423cm" svg:viewBox="0 0 876 544" svg:d="M663 195c40 36 90 63 123 76-36 16-83 43-123 76h-627c-18 0-36 0-36 20s18 20 34 20h584c-47 45-98 133-98 146 0 11 11 11 18 11 9 0 15 0 18-9 22-38 49-89 114-148 67-60 134-85 183-100 18-7 18-7 21-9 2 0 2-5 2-7s0-2 0-4l-5-3c-2-2-2-2-20-9-134-38-233-130-289-235-9-20-11-20-24-20-7 0-18 0-18 11 0 14 49 99 98 146h-584c-16 0-34 0-34 20 0 18 18 18 36 18z">
            <text:p/>
          </draw:path>
        </draw:g>
        <draw:g xml:id="id156" draw:id="id156">
          <svg:title>TexMaths</svg:title>
          <svg:desc>28§display§\frac{dy}{dx} = - \frac{x}{y}§svg§600§FALSE§</svg:desc>
          <draw:polygon draw:style-name="gr2" draw:text-style-name="P8" draw:layer="layout" svg:width="3.854cm" svg:height="2.126cm" svg:x="11.637cm" svg:y="0.642cm" svg:viewBox="0 0 3855 2127" draw:points="1927,2127 0,2127 0,0 3855,0 3855,2127">
            <text:p/>
          </draw:polygon>
          <draw:path draw:style-name="gr3" draw:text-style-name="P9" draw:layer="layout" svg:width="0.469cm" svg:height="0.695cm" svg:x="11.651cm" svg:y="0.593cm" svg:viewBox="0 0 470 696" svg:d="M470 11c0-2 0-11-13-11s-108 9-125 11c-7 0-14 5-14 18 0 14 9 14 25 14 47 0 49 6 49 15l-4 20-59 233c-18-36-47-62-92-62-114 0-237 145-237 288 0 95 54 159 132 159 20 0 70-4 128-73 9 40 42 73 89 73 36 0 59-22 74-56 16-33 30-94 30-96 0-11-9-11-12-11-11 0-11 4-13 18-18 65-36 123-76 123-27 0-29-25-29-45 0-24 2-31 6-47zM264 567c-4 17-4 20-20 38-42 53-83 69-110 69-49 0-65-54-65-92 0-49 32-172 56-217 30-58 74-94 115-94 65 0 78 81 78 87 0 5-2 12-4 16z">
            <text:p/>
          </draw:path>
          <draw:path draw:style-name="gr3" draw:text-style-name="P9" draw:layer="layout" svg:width="0.456cm" svg:height="0.637cm" svg:x="12.15cm" svg:y="0.842cm" svg:viewBox="0 0 457 638" svg:d="M453 60c4-13 4-15 4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olygon draw:style-name="gr3" draw:text-style-name="P9" draw:layer="layout" svg:width="1.077cm" svg:height="0.042cm" svg:x="11.588cm" svg:y="1.675cm" svg:viewBox="0 0 1078 43" draw:points="538,43 0,43 0,0 1078,0 1078,43">
            <text:p/>
          </draw:polygon>
          <draw:path draw:style-name="gr3" draw:text-style-name="P9" draw:layer="layout" svg:width="0.469cm" svg:height="0.695cm" svg:x="11.628cm" svg:y="1.934cm" svg:viewBox="0 0 470 696" svg:d="M470 11c0-2 0-11-13-11s-108 9-125 11c-7 0-14 5-14 18 0 14 9 14 25 14 47 0 49 6 49 15l-4 20-59 233c-18-36-47-62-92-62-114 0-237 145-237 288 0 95 54 159 132 159 20 0 70-4 128-73 9 40 42 73 89 73 36 0 59-22 74-56 16-33 30-94 30-96 0-11-9-11-12-11-11 0-11 4-13 18-18 65-36 123-76 123-27 0-29-25-29-45 0-24 2-31 6-47zM264 567c-4 17-4 20-20 38-42 53-83 69-110 69-49 0-65-54-65-92 0-49 32-172 56-217 30-58 74-94 115-94 65 0 78 81 78 87 0 5-2 12-4 16z">
            <text:p/>
          </draw:path>
          <draw:path draw:style-name="gr3" draw:text-style-name="P9" draw:layer="layout" svg:width="0.492cm" svg:height="0.447cm" svg:x="12.128cm" svg:y="2.18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8-9-11-9-9 0-11 2-13 9-32 107-101 129-132 129-38 0-54-31-54-64 0-23 7-43 18-88z">
            <text:p/>
          </draw:path>
          <draw:path draw:style-name="gr3" draw:text-style-name="P9" draw:layer="layout" svg:width="0.655cm" svg:height="0.232cm" svg:x="13.109cm" svg:y="1.58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602cm" svg:height="0.042cm" svg:x="14.175cm" svg:y="1.675cm" svg:viewBox="0 0 603 43" svg:d="M569 43c16 0 34 0 34-23 0-20-18-20-34-20h-535c-16 0-34 0-34 20 0 23 18 23 34 23z">
            <text:p/>
          </draw:path>
          <draw:path draw:style-name="gr3" draw:text-style-name="P9" draw:layer="layout" svg:width="0.492cm" svg:height="0.447cm" svg:x="15.004cm" svg:y="0.84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4 65 65 0 101-70 103-76 11 38 47 76 108 76 100 0 156-128 156-152 0-9-8-9-11-9-9 0-11 2-13 9-32 107-99 129-132 129-38 0-54-31-54-64 0-23 7-43 18-88z">
            <text:p/>
          </draw:path>
          <draw:polygon draw:style-name="gr3" draw:text-style-name="P9" draw:layer="layout" svg:width="0.564cm" svg:height="0.042cm" svg:x="14.977cm" svg:y="1.675cm" svg:viewBox="0 0 565 43" draw:points="282,43 0,43 0,0 565,0 565,43">
            <text:p/>
          </draw:polygon>
          <draw:path draw:style-name="gr3" draw:text-style-name="P9" draw:layer="layout" svg:width="0.456cm" svg:height="0.637cm" svg:x="15.027cm" svg:y="2.181cm" svg:viewBox="0 0 457 638" svg:d="M453 60c4-13 4-15 4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</draw:g>
        <draw:g xml:id="id157" draw:id="id157">
          <svg:title>TexMaths</svg:title>
          <svg:desc>28§display§\therefore§svg§600§FALSE§</svg:desc>
          <draw:polygon draw:style-name="gr2" draw:text-style-name="P8" draw:layer="layout" svg:width="0.528cm" svg:height="0.433cm" svg:x="3.076cm" svg:y="4.111cm" svg:viewBox="0 0 529 434" draw:points="265,434 0,434 0,0 529,0 529,434">
            <text:p/>
          </draw:polygon>
          <draw:path draw:style-name="gr3" draw:text-style-name="P9" draw:layer="layout" svg:width="0.598cm" svg:height="0.531cm" svg:x="3.056cm" svg:y="4.062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159" draw:id="id159">
          <svg:title>TexMaths</svg:title>
          <svg:desc>26§display§\left( \frac{dy}{dx} \right)_{(x_1, y_1)} = - \frac{x_1}{y_1}§svg§600§FALSE§</svg:desc>
          <draw:polygon draw:style-name="gr2" draw:text-style-name="P8" draw:layer="layout" svg:width="7.774cm" svg:height="2.307cm" svg:x="18.889cm" svg:y="3.339cm" svg:viewBox="0 0 7775 2308" draw:points="3888,2308 0,2308 0,0 7775,0 7775,2308">
            <text:p/>
          </draw:polygon>
          <draw:path draw:style-name="gr3" draw:text-style-name="P9" draw:layer="layout" svg:width="0.45cm" svg:height="2.193cm" svg:x="19.033cm" svg:y="3.293cm" svg:viewBox="0 0 451 2194" svg:d="M451 2186c0-4-2-6-4-9-33-35-95-95-156-195-147-235-214-532-214-884 0-247 33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9" draw:layer="layout" svg:width="0.436cm" svg:height="0.646cm" svg:x="19.684cm" svg:y="3.366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2 2-29 6-43zM245 526c-4 17-4 19-18 36-40 49-77 64-102 64-46 0-61-50-61-85 0-46 30-160 52-202 28-54 69-87 107-87 60 0 72 75 72 81 0 4-2 10-4 14z">
            <text:p/>
          </draw:path>
          <draw:path draw:style-name="gr3" draw:text-style-name="P9" draw:layer="layout" svg:width="0.423cm" svg:height="0.592cm" svg:x="20.147cm" svg:y="3.597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olygon draw:style-name="gr3" draw:text-style-name="P9" draw:layer="layout" svg:width="1cm" svg:height="0.039cm" svg:x="19.625cm" svg:y="4.37cm" svg:viewBox="0 0 1001 40" draw:points="499,40 0,40 0,0 1001,0 1001,40">
            <text:p/>
          </draw:polygon>
          <draw:path draw:style-name="gr3" draw:text-style-name="P9" draw:layer="layout" svg:width="0.436cm" svg:height="0.646cm" svg:x="19.663cm" svg:y="4.609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2 2-29 6-43zM245 526c-4 17-4 19-18 36-40 49-77 64-102 64-46 0-61-50-61-85 0-46 30-160 52-202 28-54 69-87 107-87 60 0 72 75 72 81 0 4-2 10-4 14z">
            <text:p/>
          </draw:path>
          <draw:path draw:style-name="gr3" draw:text-style-name="P9" draw:layer="layout" svg:width="0.457cm" svg:height="0.415cm" svg:x="20.129cm" svg:y="4.84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6 43-25 43-50s-21-33-35-33c-27 0-50 25-50 54 0 41 46 60 85 60 63 0 96-65 98-71 10 36 44 71 98 71 95 0 147-119 147-141 0-9-8-9-10-9-8 0-10 2-12 9-30 99-94 120-123 120-35 0-50-29-50-60 0-21 6-40 17-81z">
            <text:p/>
          </draw:path>
          <draw:path draw:style-name="gr3" draw:text-style-name="P9" draw:layer="layout" svg:width="0.45cm" svg:height="2.193cm" svg:x="20.765cm" svg:y="3.293cm" svg:viewBox="0 0 451 2194" svg:d="M451 1098c0-360-83-722-316-996-19-21-52-58-89-92-13-10-15-10-27-10-11 0-19 0-19 8 0 4 4 9 6 11 31 33 94 93 154 193 148 235 216 533 216 884 0 248-33 564-185 836-72 131-149 206-187 245-2 3-4 5-4 9 0 8 8 8 19 8 12 0 14 0 29-14 308-279 403-697 403-1082z">
            <text:p/>
          </draw:path>
          <draw:path draw:style-name="gr3" draw:text-style-name="P9" draw:layer="layout" svg:width="0.167cm" svg:height="0.64cm" svg:x="21.479cm" svg:y="5.052cm" svg:viewBox="0 0 168 641" svg:d="M156 0c-123 85-156 223-156 320 0 90 27 231 156 321 4 0 12 0 12-7 0-4-2-6-6-10-87-77-118-187-118-304 0-172 66-258 120-305 2-3 4-5 4-7 0-8-8-8-12-8z">
            <text:p/>
          </draw:path>
          <draw:path draw:style-name="gr3" draw:text-style-name="P9" draw:layer="layout" svg:width="0.344cm" svg:height="0.29cm" svg:x="21.722cm" svg:y="5.25cm" svg:viewBox="0 0 345 291" svg:d="M129 216c-6 21-27 56-60 56-2 0-21 0-36-8 27-8 29-31 29-35 0-15-10-25-25-25-18 0-37 16-37 39 0 34 35 48 67 48 31 0 56-19 72-46 17 34 52 46 77 46 75 0 113-81 113-100 0-8-9-8-11-8-8 0-8 4-10 12-15 44-52 77-90 77-25 0-39-16-39-41 0-17 17-75 33-148 15-50 44-64 65-64 0 0 20 0 33 8-19 6-27 23-27 35 0 15 10 25 25 25 14 0 37-12 37-39 0-38-41-48-68-48-32 0-59 21-71 46-13-27-42-46-77-46-73 0-114 79-114 98 0 8 8 8 10 8 8 0 10-2 12-10 17-50 57-77 90-77 21 0 37 10 37 41 0 13-6 46-12 67z">
            <text:p/>
          </draw:path>
          <draw:path draw:style-name="gr3" draw:text-style-name="P9" draw:layer="layout" svg:width="0.188cm" svg:height="0.305cm" svg:x="22.171cm" svg:y="5.319cm" svg:viewBox="0 0 189 306" svg:d="M119 15c0-15-3-15-17-15-33 29-85 29-94 29h-8v21h8c11 0 40-2 67-13v229c0 15 0 21-48 21h-23v19c25-2 67-2 92-2 27 0 68 0 93 2v-19h-23c-47 0-47-6-47-21z">
            <text:p/>
          </draw:path>
          <draw:path draw:style-name="gr3" draw:text-style-name="P9" draw:layer="layout" svg:width="0.082cm" svg:height="0.199cm" svg:x="22.533cm" svg:y="5.458cm" svg:viewBox="0 0 83 200" svg:d="M64 64c0 36-6 77-49 119-5 2-7 4-7 6 0 6 7 11 11 11 8 0 64-52 64-129 0-40-14-71-46-71-20 0-37 17-37 37 0 21 15 38 37 38 17 0 27-11 27-11z">
            <text:p/>
          </draw:path>
          <draw:path draw:style-name="gr3" draw:text-style-name="P9" draw:layer="layout" svg:width="0.33cm" svg:height="0.413cm" svg:x="22.71cm" svg:y="5.25cm" svg:viewBox="0 0 331 414" svg:d="M329 42c2-11 2-11 2-15 0-12-11-21-21-21-8 0-21 4-27 17-2 2-8 23-11 35l-14 54c-2 17-23 96-25 104 0 0-29 56-79 56-44 0-44-41-44-54 0-35 15-74 34-124 8-21 12-27 12-40 0-31-27-54-62-54-65 0-94 87-94 98 0 8 8 8 10 8 11 0 11-2 13-10 17-52 44-77 69-77 12 0 16 6 16 21 0 16-6 29-8 37-31 79-38 104-38 131 0 10 0 42 25 62 19 17 46 19 65 19 25 0 48-8 68-29-8 35-14 62-41 96-17 20-44 41-77 41-4 0-35 0-48-21 33-4 33-35 33-35 0-21-18-25-25-25-14 0-37 13-37 42 0 33 31 56 77 56 64 0 146-50 164-129z">
            <text:p/>
          </draw:path>
          <draw:path draw:style-name="gr3" draw:text-style-name="P9" draw:layer="layout" svg:width="0.188cm" svg:height="0.305cm" svg:x="23.116cm" svg:y="5.319cm" svg:viewBox="0 0 189 306" svg:d="M119 15c0-15-3-15-17-15-33 29-85 29-94 29h-8v21h8c11 0 40-2 67-13v229c0 15 0 21-48 21h-23v19c25-2 67-2 92-2 27 0 68 0 93 2v-19h-23c-47 0-47-6-47-21z">
            <text:p/>
          </draw:path>
          <draw:path draw:style-name="gr3" draw:text-style-name="P9" draw:layer="layout" svg:width="0.167cm" svg:height="0.64cm" svg:x="23.453cm" svg:y="5.052cm" svg:viewBox="0 0 168 641" svg:d="M12 0c-4 0-12 0-12 8 0 2 2 4 6 9 56 52 117 137 117 303 0 133-42 235-111 298-12 12-12 12-12 16 0 2 2 7 8 7 9 0 69-42 113-123 29-52 47-123 47-198 0-89-27-231-156-320z">
            <text:p/>
          </draw:path>
          <draw:path draw:style-name="gr3" draw:text-style-name="P9" draw:layer="layout" svg:width="0.608cm" svg:height="0.215cm" svg:x="24.043cm" svg:y="4.283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559cm" svg:height="0.039cm" svg:x="25.031cm" svg:y="4.37cm" svg:viewBox="0 0 560 40" svg:d="M528 40c15 0 32 0 32-21 0-19-17-19-32-19h-497c-14 0-31 0-31 19 0 21 17 21 31 21z">
            <text:p/>
          </draw:path>
          <draw:path draw:style-name="gr3" draw:text-style-name="P9" draw:layer="layout" svg:width="0.457cm" svg:height="0.415cm" svg:x="25.803cm" svg:y="3.597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6 43-25 43-50s-21-33-35-33c-27 0-50 25-50 54 0 41 46 60 87 60 61 0 94-65 96-71 10 36 44 71 100 71 93 0 145-119 145-141 0-9-8-9-10-9-8 0-10 2-12 9-30 99-94 120-123 120-35 0-50-29-50-60 0-21 6-40 17-81z">
            <text:p/>
          </draw:path>
          <draw:path draw:style-name="gr3" draw:text-style-name="P9" draw:layer="layout" svg:width="0.234cm" svg:height="0.425cm" svg:x="26.369cm" svg:y="3.713cm" svg:viewBox="0 0 235 426" svg:d="M146 19c0-19 0-19-19-19-42 40-100 42-127 42v22c15 0 58 0 94-18v328c0 21 0 29-65 29h-25v23c13 0 92-2 115-2 20 0 101 2 116 2v-23h-25c-64 0-64-8-64-29z">
            <text:p/>
          </draw:path>
          <draw:polygon draw:style-name="gr3" draw:text-style-name="P9" draw:layer="layout" svg:width="0.933cm" svg:height="0.039cm" svg:x="25.776cm" svg:y="4.37cm" svg:viewBox="0 0 934 40" draw:points="468,40 0,40 0,0 934,0 934,40">
            <text:p/>
          </draw:polygon>
          <draw:path draw:style-name="gr3" draw:text-style-name="P9" draw:layer="layout" svg:width="0.423cm" svg:height="0.592cm" svg:x="25.841cm" svg:y="4.84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29-25-34-33-34-21 0-52 15-52 61 0 45 41 79 97 79 96 0 190-83 215-187z">
            <text:p/>
          </draw:path>
          <draw:path draw:style-name="gr3" draw:text-style-name="P9" draw:layer="layout" svg:width="0.234cm" svg:height="0.425cm" svg:x="26.331cm" svg:y="4.957cm" svg:viewBox="0 0 235 426" svg:d="M146 19c0-19-2-19-19-19-42 40-100 42-127 42v22c15 0 58 0 94-18v328c0 21 0 29-65 29h-25v23c13 0 92-2 115-2 20 0 101 2 116 2v-23h-25c-64 0-64-8-64-29z">
            <text:p/>
          </draw:path>
        </draw:g>
        <draw:g xml:id="id158" draw:id="id158">
          <svg:title>TexMaths</svg:title>
          <svg:desc>26§display§\text{Slope of tangent to (I) at } (x_1, y_1) = §svg§600§FALSE§</svg:desc>
          <draw:polygon draw:style-name="gr2" draw:text-style-name="P8" draw:layer="layout" svg:width="14.136cm" svg:height="0.822cm" svg:x="4.373cm" svg:y="3.969cm" svg:viewBox="0 0 14137 823" draw:points="7068,823 0,823 0,0 14137,0 14137,823">
            <text:p/>
          </draw:polygon>
          <draw:path draw:style-name="gr3" draw:text-style-name="P9" draw:layer="layout" svg:width="0.407cm" svg:height="0.664cm" svg:x="4.379cm" svg:y="3.965cm" svg:viewBox="0 0 408 665" svg:d="M268 291l-116-29c-58-15-94-62-94-116 0-65 50-121 123-121 152 0 173 152 179 191 0 7 0 13 10 13 13 0 13-4 13-23v-183c0-17 0-23-11-23-6 0-8 0-14 12l-31 52c-27-27-67-64-148-64-102 0-179 81-179 177 0 77 48 143 121 168 10 4 56 15 120 31 25 7 52 13 79 46 19 25 27 54 27 85 0 65-45 131-122 131-27 0-96-4-146-49-52-50-56-109-56-142 0-8-8-8-11-8-12 0-12 6-12 23v183c0 14 0 20 10 20 7 0 7 0 13-10 0-2 4-4 33-52 29 31 88 62 171 62 106 0 181-89 181-189 0-91-63-166-140-185z">
            <text:p/>
          </draw:path>
          <draw:path draw:style-name="gr3" draw:text-style-name="P9" draw:layer="layout" svg:width="0.205cm" svg:height="0.635cm" svg:x="4.866cm" svg:y="3.975cm" svg:viewBox="0 0 206 636" svg:d="M133 0l-133 10v30c64 0 73 6 73 49v477c0 41-11 41-73 41v29c31-2 79-2 102-2s69 0 104 2v-29c-62 0-73 0-73-41z">
            <text:p/>
          </draw:path>
          <draw:path draw:style-name="gr3" draw:text-style-name="P9" draw:layer="layout" svg:width="0.407cm" svg:height="0.421cm" svg:x="5.113cm" svg:y="4.2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9" draw:layer="layout" svg:width="0.452cm" svg:height="0.581cm" svg:x="5.571cm" svg:y="4.204cm" svg:viewBox="0 0 453 582" svg:d="M133 60v-60l-133 10v30c64 0 71 4 71 45v429c0 41-9 41-71 41v27c31 0 79-2 102-2 25 0 73 2 104 2v-27c-60 0-71 0-71-41v-154-9c4 15 44 65 113 65 110 0 205-90 205-208 0-116-89-208-193-208-71 0-110 40-127 60zM135 302v-206c27-46 71-73 119-73 66 0 122 81 122 185 0 110-64 187-133 187-35 0-70-19-95-56-13-19-13-21-13-37z">
            <text:p/>
          </draw:path>
          <draw:path draw:style-name="gr3" draw:text-style-name="P9" draw:layer="layout" svg:width="0.355cm" svg:height="0.421cm" svg:x="6.103cm" svg:y="4.2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407cm" svg:height="0.421cm" svg:x="6.815cm" svg:y="4.2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9" draw:layer="layout" svg:width="0.296cm" svg:height="0.646cm" svg:x="7.277cm" svg:y="3.965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9" draw:layer="layout" svg:width="0.286cm" svg:height="0.573cm" svg:x="7.846cm" svg:y="4.046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9" draw:layer="layout" svg:width="0.413cm" svg:height="0.421cm" svg:x="8.223cm" svg:y="4.2cm" svg:viewBox="0 0 414 422" svg:d="M266 341c4 37 29 75 73 75 19 0 75-13 75-87v-50h-23v50c0 54-23 60-33 60-29 0-34-42-34-46v-185c0-37 0-73-33-108-35-35-81-50-125-50-77 0-139 44-139 104 0 27 19 44 42 44 27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9" draw:layer="layout" svg:width="0.461cm" svg:height="0.405cm" svg:x="8.672cm" svg:y="4.204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9" draw:layer="layout" svg:width="0.419cm" svg:height="0.604cm" svg:x="9.176cm" svg:y="4.193cm" svg:viewBox="0 0 420 605" svg:d="M179 258c-81 0-81-92-81-112 0-25 2-54 14-77 9-13 29-38 67-38 79 0 79 92 79 112 0 25 0 55-15 77-8 13-29 38-64 38zM71 293c0-4 0-25 16-43 36 27 73 29 92 29 85 0 148-63 148-133 0-36-15-69-38-90 33-31 67-35 83-35 2 0 7 0 9 0-11 4-15 14-15 25 0 16 13 27 27 27 8 0 27-6 27-27 0-17-12-46-48-46-18 0-58 6-97 44-38-32-77-34-96-34-85 0-150 63-150 133 0 42 21 75 44 96-13 13-29 44-29 75 0 29 12 64 41 81-56 17-85 56-85 94 0 64 92 116 204 116 108 0 204-48 204-118 0-34-15-79-61-106-50-25-102-25-158-25-23 0-62 0-68 0-29-5-50-34-50-63zM204 582c-94 0-156-45-156-93 0-44 35-77 75-79h54c79 0 183 0 183 79 0 48-67 93-156 93z">
            <text:p/>
          </draw:path>
          <draw:path draw:style-name="gr3" draw:text-style-name="P9" draw:layer="layout" svg:width="0.355cm" svg:height="0.421cm" svg:x="9.633cm" svg:y="4.2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461cm" svg:height="0.405cm" svg:x="10.043cm" svg:y="4.204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9" draw:layer="layout" svg:width="0.286cm" svg:height="0.573cm" svg:x="10.513cm" svg:y="4.046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9" draw:layer="layout" svg:width="0.286cm" svg:height="0.573cm" svg:x="11.172cm" svg:y="4.046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9" draw:layer="layout" svg:width="0.407cm" svg:height="0.421cm" svg:x="11.536cm" svg:y="4.2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9" draw:layer="layout" svg:width="0.213cm" svg:height="0.914cm" svg:x="12.362cm" svg:y="3.923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9" draw:layer="layout" svg:width="0.28cm" svg:height="0.625cm" svg:x="12.653cm" svg:y="3.983cm" svg:viewBox="0 0 281 626" svg:d="M181 71c0-31 2-42 75-42h25v-29c-33 2-106 2-140 2-37 0-110 0-141-2v29h25c71 0 75 11 75 42v484c0 34-4 42-75 42h-25v29c31-2 104-2 139-2 36 0 109 0 142 2v-29h-25c-73 0-75-8-75-42z">
            <text:p/>
          </draw:path>
          <draw:path draw:style-name="gr3" draw:text-style-name="P9" draw:layer="layout" svg:width="0.213cm" svg:height="0.914cm" svg:x="13.009cm" svg:y="3.923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9" draw:layer="layout" svg:width="0.413cm" svg:height="0.421cm" svg:x="13.656cm" svg:y="4.2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9" draw:layer="layout" svg:width="0.286cm" svg:height="0.573cm" svg:x="14.09cm" svg:y="4.046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9" draw:layer="layout" svg:width="0.213cm" svg:height="0.914cm" svg:x="14.825cm" svg:y="3.923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9" draw:layer="layout" svg:width="0.457cm" svg:height="0.415cm" svg:x="15.116cm" svg:y="4.204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5-119 145-141 0-9-8-9-10-9-8 0-10 2-12 9-30 99-92 120-123 120-35 0-50-29-50-60 0-21 6-40 17-81z">
            <text:p/>
          </draw:path>
          <draw:path draw:style-name="gr3" draw:text-style-name="P9" draw:layer="layout" svg:width="0.234cm" svg:height="0.425cm" svg:x="15.682cm" svg:y="4.32cm" svg:viewBox="0 0 235 426" svg:d="M146 19c0-19 0-19-19-19-42 40-100 42-127 42v22c15 0 58 0 94-18v328c0 21 0 29-65 29h-25v23c13 0 92-2 115-2 20 0 101 2 116 2v-23h-25c-64 0-64-8-64-29z">
            <text:p/>
          </draw:path>
          <draw:path draw:style-name="gr3" draw:text-style-name="P9" draw:layer="layout" svg:width="0.107cm" svg:height="0.274cm" svg:x="16.1cm" svg:y="4.512cm" svg:viewBox="0 0 108 275" svg:d="M108 96c0-61-23-96-58-96-31 0-50 23-50 48s19 50 50 50c10 0 23-4 31-13 4-2 4-2 6-2 0 0 2 0 2 13 0 68-33 124-64 154-10 10-10 12-10 14 0 8 4 11 10 11 10 0 83-71 83-179z">
            <text:p/>
          </draw:path>
          <draw:path draw:style-name="gr3" draw:text-style-name="P9" draw:layer="layout" svg:width="0.423cm" svg:height="0.592cm" svg:x="16.453cm" svg:y="4.204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30-25-34-33-34-21 0-52 15-52 61 0 45 41 79 97 79 96 0 190-84 215-187z">
            <text:p/>
          </draw:path>
          <draw:path draw:style-name="gr3" draw:text-style-name="P9" draw:layer="layout" svg:width="0.234cm" svg:height="0.425cm" svg:x="16.946cm" svg:y="4.32cm" svg:viewBox="0 0 235 426" svg:d="M146 19c0-19-2-19-19-19-42 40-100 42-127 42v22c15 0 58 0 94-18v328c0 21 0 29-65 29h-25v23c13 0 92-2 115-2 20 0 101 2 116 2v-23h-25c-64 0-64-8-64-29z">
            <text:p/>
          </draw:path>
          <draw:path draw:style-name="gr3" draw:text-style-name="P9" draw:layer="layout" svg:width="0.213cm" svg:height="0.914cm" svg:x="17.337cm" svg:y="3.923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9" draw:layer="layout" svg:width="0.608cm" svg:height="0.215cm" svg:x="17.947cm" svg:y="4.272cm" svg:viewBox="0 0 609 216" svg:d="M578 37c15 0 31 0 31-18 0-19-16-19-29-19h-549c-14 0-31 0-31 19 0 18 17 18 31 18zM580 216c13 0 29 0 29-18 0-19-16-19-31-19h-547c-14 0-31 0-31 19 0 18 17 18 31 18z">
            <text:p/>
          </draw:path>
        </draw:g>
        <draw:g xml:id="id160" draw:id="id160">
          <svg:title>TexMaths</svg:title>
          <svg:desc>26§display§\text{Given that the tangent is paralle to (II) whose slope is } = 2 §svg§600§FALSE§</svg:desc>
          <draw:polygon draw:style-name="gr2" draw:text-style-name="P8" draw:layer="layout" svg:width="23.727cm" svg:height="0.822cm" svg:x="3.074cm" svg:y="6.071cm" svg:viewBox="0 0 23728 823" draw:points="11864,823 0,823 0,0 23728,0 23728,823">
            <text:p/>
          </draw:polygon>
          <draw:path draw:style-name="gr3" draw:text-style-name="P9" draw:layer="layout" svg:width="0.621cm" svg:height="0.664cm" svg:x="3.08cm" svg:y="6.067cm" svg:viewBox="0 0 622 665" svg:d="M493 589c10 20 48 56 58 56 9 0 9-7 9-21v-160c0-36 4-40 62-40v-29c-33 2-83 4-110 4-38 0-117 0-148-4v29h29c81 0 85 11 85 44v58c0 104-116 112-143 112-58 0-241-33-241-305 0-275 181-304 237-304 97 0 181 81 199 216 2 13 2 17 15 17 15 0 15-4 15-23v-216c0-17 0-23-11-23-4 0-6 0-14 10l-46 69c-29-29-79-79-171-79-170 0-318 146-318 333s148 332 320 332c67 0 142-22 173-76z">
            <text:p/>
          </draw:path>
          <draw:path draw:style-name="gr3" draw:text-style-name="P9" draw:layer="layout" svg:width="0.197cm" svg:height="0.612cm" svg:x="3.775cm" svg:y="6.1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448cm" svg:height="0.405cm" svg:x="4.016cm" svg:y="6.316cm" svg:viewBox="0 0 449 406" svg:d="M364 89c8-20 25-60 85-60v-29c-21 2-48 2-68 2-23 0-65-2-81-2v29c35 0 45 21 45 40 0 8-2 10-6 20l-94 235-104-255c-4-13-4-15-4-17 0-23 36-23 52-23v-29c-27 0-79 2-100 2-25 0-62 0-89-2v29c58 0 62 4 73 33l133 327c6 12 6 17 19 17 12 0 16-9 18-17z">
            <text:p/>
          </draw:path>
          <draw:path draw:style-name="gr3" draw:text-style-name="P9" draw:layer="layout" svg:width="0.355cm" svg:height="0.421cm" svg:x="4.482cm" svg:y="6.302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461cm" svg:height="0.405cm" svg:x="4.892cm" svg:y="6.306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9" draw:layer="layout" svg:width="0.286cm" svg:height="0.573cm" svg:x="5.693cm" svg:y="6.148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9" draw:layer="layout" svg:width="0.461cm" svg:height="0.635cm" svg:x="6.059cm" svg:y="6.077cm" svg:viewBox="0 0 462 636" svg:d="M71 566c0 41-9 41-71 41v29c31-2 79-2 104-2 23 0 71 0 102 2v-29c-60 0-71 0-71-41v-169c0-95 65-145 123-145s69 50 69 102v212c0 41-11 41-71 41v29c31-2 79-2 104-2 23 0 71 0 102 2v-29c-48 0-71 0-71-27v-174c0-80 0-109-29-142-13-14-44-33-96-33-79 0-118 56-133 89v-320l-133 10v30c64 0 71 6 71 49z">
            <text:p/>
          </draw:path>
          <draw:path draw:style-name="gr3" draw:text-style-name="P9" draw:layer="layout" svg:width="0.413cm" svg:height="0.421cm" svg:x="6.577cm" svg:y="6.302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9" draw:layer="layout" svg:width="0.288cm" svg:height="0.573cm" svg:x="7.011cm" svg:y="6.148cm" svg:viewBox="0 0 289 574" svg:d="M141 198h131v-30h-131v-168h-22c0 75-30 173-119 177v21h79v251c0 115 85 125 119 125 64 0 91-65 91-125v-52h-25v52c0 67-27 102-60 102-63 0-63-83-63-100z">
            <text:p/>
          </draw:path>
          <draw:path draw:style-name="gr3" draw:text-style-name="P9" draw:layer="layout" svg:width="0.286cm" svg:height="0.573cm" svg:x="7.671cm" svg:y="6.148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9" draw:layer="layout" svg:width="0.461cm" svg:height="0.635cm" svg:x="8.039cm" svg:y="6.077cm" svg:viewBox="0 0 462 636" svg:d="M71 566c0 41-9 41-71 41v29c31-2 79-2 104-2 23 0 71 0 102 2v-29c-60 0-71 0-71-41v-169c0-95 65-145 123-145s69 50 69 102v212c0 41-11 41-71 41v29c31-2 79-2 104-2 23 0 71 0 102 2v-29c-48 0-71 0-71-27v-174c0-80 0-109-29-142-13-14-44-33-96-33-79 0-118 56-133 89v-320l-133 10v30c64 0 71 6 71 49z">
            <text:p/>
          </draw:path>
          <draw:path draw:style-name="gr3" draw:text-style-name="P9" draw:layer="layout" svg:width="0.355cm" svg:height="0.421cm" svg:x="8.542cm" svg:y="6.302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286cm" svg:height="0.573cm" svg:x="9.245cm" svg:y="6.148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9" draw:layer="layout" svg:width="0.413cm" svg:height="0.421cm" svg:x="9.622cm" svg:y="6.302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9" draw:layer="layout" svg:width="0.461cm" svg:height="0.405cm" svg:x="10.069cm" svg:y="6.306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9" draw:layer="layout" svg:width="0.419cm" svg:height="0.604cm" svg:x="10.574cm" svg:y="6.295cm" svg:viewBox="0 0 420 605" svg:d="M179 258c-81 0-81-92-81-112 0-25 2-54 14-77 9-13 29-38 67-38 79 0 79 92 79 112 0 25 0 55-15 77-8 13-29 38-64 38zM71 293c0-4 0-25 16-43 36 27 73 29 92 29 85 0 148-63 148-133 0-36-15-69-38-90 33-31 67-35 83-35 2 0 7 0 9 0-11 4-15 14-15 25 0 16 13 27 27 27 8 0 27-6 27-27 0-17-12-46-48-46-18 0-58 6-97 44-38-32-77-34-96-34-85 0-150 63-150 133 0 42 21 75 44 96-13 13-29 44-29 75 0 29 12 64 41 81-56 17-85 56-85 94 0 64 92 116 204 116 108 0 204-48 204-118 0-34-15-79-61-106-50-25-102-25-158-25-23 0-62 0-68 0-29-5-50-34-50-63zM204 582c-94 0-156-45-156-93 0-44 35-77 75-79h54c79 0 183 0 183 79 0 48-67 93-156 93z">
            <text:p/>
          </draw:path>
          <draw:path draw:style-name="gr3" draw:text-style-name="P9" draw:layer="layout" svg:width="0.355cm" svg:height="0.421cm" svg:x="11.03cm" svg:y="6.302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461cm" svg:height="0.405cm" svg:x="11.44cm" svg:y="6.306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9" draw:layer="layout" svg:width="0.288cm" svg:height="0.573cm" svg:x="11.91cm" svg:y="6.148cm" svg:viewBox="0 0 289 574" svg:d="M141 198h131v-30h-131v-168h-22c0 75-30 173-119 177v21h79v251c0 115 85 125 119 125 64 0 91-65 91-125v-52h-25v52c0 67-27 102-60 102-63 0-63-83-63-100z">
            <text:p/>
          </draw:path>
          <draw:path draw:style-name="gr3" draw:text-style-name="P9" draw:layer="layout" svg:width="0.197cm" svg:height="0.612cm" svg:x="12.584cm" svg:y="6.1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301cm" svg:height="0.421cm" svg:x="12.837cm" svg:y="6.302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9" draw:layer="layout" svg:width="0.452cm" svg:height="0.581cm" svg:x="13.497cm" svg:y="6.306cm" svg:viewBox="0 0 453 582" svg:d="M133 60v-60l-133 10v30c64 0 71 4 71 45v429c0 41-9 41-71 41v27c31 0 79-2 102-2 25 0 73 2 104 2v-27c-60 0-71 0-71-41v-154-9c4 15 44 65 113 65 110 0 205-90 205-208 0-116-89-208-193-208-71 0-110 40-127 60zM135 302v-206c27-46 71-73 119-73 66 0 122 81 122 185 0 110-64 187-133 187-35 0-70-19-95-56-13-19-13-21-13-37z">
            <text:p/>
          </draw:path>
          <draw:path draw:style-name="gr3" draw:text-style-name="P9" draw:layer="layout" svg:width="0.413cm" svg:height="0.421cm" svg:x="14.019cm" svg:y="6.302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9" draw:layer="layout" svg:width="0.309cm" svg:height="0.405cm" svg:x="14.462cm" svg:y="6.306cm" svg:viewBox="0 0 310 406" svg:d="M127 102v-102l-127 10v30c64 0 71 6 71 49v248c0 39-9 39-71 39v30c35 0 79-3 104-3 37 0 81 0 119 3v-30h-21c-67 0-69-8-69-41v-142c0-91 38-172 108-172 7 0 9 0 11 0-4 2-21 12-21 35 0 27 19 40 39 40 17 0 40-11 40-40s-29-56-69-56c-66 0-100 62-114 102z">
            <text:p/>
          </draw:path>
          <draw:path draw:style-name="gr3" draw:text-style-name="P9" draw:layer="layout" svg:width="0.413cm" svg:height="0.421cm" svg:x="14.832cm" svg:y="6.302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9" draw:layer="layout" svg:width="0.205cm" svg:height="0.635cm" svg:x="15.281cm" svg:y="6.077cm" svg:viewBox="0 0 206 636" svg:d="M133 0l-133 10v30c64 0 73 6 73 49v477c0 41-11 41-73 41v29c31-2 79-2 102-2s69 0 104 2v-29c-62 0-73 0-73-41z">
            <text:p/>
          </draw:path>
          <draw:path draw:style-name="gr3" draw:text-style-name="P9" draw:layer="layout" svg:width="0.205cm" svg:height="0.635cm" svg:x="15.535cm" svg:y="6.077cm" svg:viewBox="0 0 206 636" svg:d="M133 0l-133 10v30c64 0 73 6 73 49v477c0 41-11 41-73 41v29c31-2 79-2 102-2s69 0 104 2v-29c-62 0-73 0-73-41z">
            <text:p/>
          </draw:path>
          <draw:path draw:style-name="gr3" draw:text-style-name="P9" draw:layer="layout" svg:width="0.355cm" svg:height="0.421cm" svg:x="15.785cm" svg:y="6.302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286cm" svg:height="0.573cm" svg:x="16.488cm" svg:y="6.148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9" draw:layer="layout" svg:width="0.407cm" svg:height="0.421cm" svg:x="16.852cm" svg:y="6.302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9" draw:layer="layout" svg:width="0.213cm" svg:height="0.914cm" svg:x="17.677cm" svg:y="6.025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9" draw:layer="layout" svg:width="0.28cm" svg:height="0.625cm" svg:x="17.967cm" svg:y="6.085cm" svg:viewBox="0 0 281 626" svg:d="M181 71c0-31 4-42 77-42h23v-29c-31 2-104 2-140 2-37 0-108 0-141-2v29h25c71 0 75 11 75 42v484c0 34-4 42-75 42h-25v29c33-2 104-2 139-2 38 0 111 0 142 2v-29h-23c-73 0-77-8-77-42z">
            <text:p/>
          </draw:path>
          <draw:path draw:style-name="gr3" draw:text-style-name="P9" draw:layer="layout" svg:width="0.28cm" svg:height="0.625cm" svg:x="18.322cm" svg:y="6.085cm" svg:viewBox="0 0 281 626" svg:d="M181 71c0-31 2-42 75-42h25v-29c-31 2-104 2-140 2-37 0-110 0-141-2v29h25c71 0 75 11 75 42v484c0 34-4 42-75 42h-25v29c31-2 104-2 139-2 38 0 111 0 142 2v-29h-25c-73 0-75-8-75-42z">
            <text:p/>
          </draw:path>
          <draw:path draw:style-name="gr3" draw:text-style-name="P9" draw:layer="layout" svg:width="0.213cm" svg:height="0.914cm" svg:x="18.68cm" svg:y="6.025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9" draw:layer="layout" svg:width="0.627cm" svg:height="0.405cm" svg:x="19.304cm" svg:y="6.316cm" svg:viewBox="0 0 628 406" svg:d="M551 87c17-45 46-58 77-58v-29c-21 2-48 2-66 2-27 0-69-2-86-2v29c34 0 52 17 52 44 0 6 0 6-4 18l-83 235-92-255c-2-11-4-13-4-17 0-25 36-25 54-25v-29c-27 0-72 2-95 2-27 0-54 0-81-2v29c33 0 47 2 58 13 4 6 14 33 21 52l-79 220-88-243c-4-13-4-15-4-17 0-25 35-25 54-25v-29c-27 0-79 2-100 2-4 0-52 0-85-2v29c46 0 56 2 69 31l114 325c4 14 8 21 19 21 12 0 14-5 18-19l94-260 94 262c2 10 6 17 18 17 11 0 15-9 17-17z">
            <text:p/>
          </draw:path>
          <draw:path draw:style-name="gr3" draw:text-style-name="P9" draw:layer="layout" svg:width="0.461cm" svg:height="0.635cm" svg:x="19.976cm" svg:y="6.077cm" svg:viewBox="0 0 462 636" svg:d="M71 566c0 41-9 41-71 41v29c31-2 79-2 104-2 23 0 71 0 102 2v-29c-60 0-71 0-71-41v-169c0-95 65-145 123-145s69 50 69 102v212c0 41-11 41-71 41v29c31-2 79-2 104-2 23 0 71 0 102 2v-29c-48 0-71 0-71-27v-174c0-80 0-109-29-142-13-14-44-33-96-33-79 0-118 56-133 89v-320l-133 10v30c64 0 71 6 71 49z">
            <text:p/>
          </draw:path>
          <draw:path draw:style-name="gr3" draw:text-style-name="P9" draw:layer="layout" svg:width="0.407cm" svg:height="0.421cm" svg:x="20.481cm" svg:y="6.302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9" draw:layer="layout" svg:width="0.301cm" svg:height="0.421cm" svg:x="20.941cm" svg:y="6.302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9" draw:layer="layout" svg:width="0.355cm" svg:height="0.421cm" svg:x="21.299cm" svg:y="6.302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301cm" svg:height="0.421cm" svg:x="22.012cm" svg:y="6.302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9" draw:layer="layout" svg:width="0.205cm" svg:height="0.635cm" svg:x="22.374cm" svg:y="6.077cm" svg:viewBox="0 0 206 636" svg:d="M133 0l-133 10v30c64 0 73 6 73 49v477c0 41-11 41-73 41v29c31-2 79-2 102-2s69 0 104 2v-29c-62 0-73 0-73-41z">
            <text:p/>
          </draw:path>
          <draw:path draw:style-name="gr3" draw:text-style-name="P9" draw:layer="layout" svg:width="0.407cm" svg:height="0.421cm" svg:x="22.624cm" svg:y="6.302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9" draw:layer="layout" svg:width="0.452cm" svg:height="0.581cm" svg:x="23.079cm" svg:y="6.306cm" svg:viewBox="0 0 453 582" svg:d="M133 60v-60l-133 10v30c64 0 71 4 71 45v429c0 41-9 41-71 41v27c31 0 79-2 102-2 25 0 73 2 104 2v-27c-60 0-71 0-71-41v-154-9c4 15 44 65 113 65 110 0 205-90 205-208 0-116-89-208-193-208-71 0-110 40-127 60zM135 302v-206c27-46 71-73 119-73 66 0 122 81 122 185 0 110-64 187-133 187-35 0-70-19-95-56-13-19-13-21-13-37z">
            <text:p/>
          </draw:path>
          <draw:path draw:style-name="gr3" draw:text-style-name="P9" draw:layer="layout" svg:width="0.355cm" svg:height="0.421cm" svg:x="23.614cm" svg:y="6.302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197cm" svg:height="0.612cm" svg:x="24.327cm" svg:y="6.1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301cm" svg:height="0.421cm" svg:x="24.581cm" svg:y="6.302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9" draw:layer="layout" svg:width="0.608cm" svg:height="0.215cm" svg:x="25.521cm" svg:y="6.374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365cm" svg:height="0.61cm" svg:x="26.48cm" svg:y="6.102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21 81-6 9-66 9-85 9z">
            <text:p/>
          </draw:path>
        </draw:g>
        <draw:g xml:id="id161" draw:id="id161">
          <svg:title>TexMaths</svg:title>
          <svg:desc>28§display§\therefore§svg§600§FALSE§</svg:desc>
          <draw:polygon draw:style-name="gr2" draw:text-style-name="P8" draw:layer="layout" svg:width="0.528cm" svg:height="0.433cm" svg:x="3.077cm" svg:y="8.011cm" svg:viewBox="0 0 529 434" draw:points="265,434 0,434 0,0 529,0 529,434">
            <text:p/>
          </draw:polygon>
          <draw:path draw:style-name="gr3" draw:text-style-name="P9" draw:layer="layout" svg:width="0.598cm" svg:height="0.531cm" svg:x="3.057cm" svg:y="7.962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162" draw:id="id162">
          <svg:title>TexMaths</svg:title>
          <svg:desc>26§display§- \frac{x_1}{y_1} = 2\ \Rightarrow§svg§600§FALSE§</svg:desc>
          <draw:polygon draw:style-name="gr2" draw:text-style-name="P8" draw:layer="layout" svg:width="4.867cm" svg:height="1.746cm" svg:x="4.291cm" svg:y="7.439cm" svg:viewBox="0 0 4868 1747" draw:points="2434,1747 0,1747 0,0 4868,0 4868,1747">
            <text:p/>
          </draw:polygon>
          <draw:path draw:style-name="gr3" draw:text-style-name="P9" draw:layer="layout" svg:width="0.559cm" svg:height="0.039cm" svg:x="4.32cm" svg:y="8.169cm" svg:viewBox="0 0 560 40" svg:d="M528 40c15 0 32 0 32-21 0-19-17-19-32-19h-497c-14 0-31 0-31 19 0 21 17 21 31 21z">
            <text:p/>
          </draw:path>
          <draw:path draw:style-name="gr3" draw:text-style-name="P9" draw:layer="layout" svg:width="0.457cm" svg:height="0.415cm" svg:x="5.092cm" svg:y="7.393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4-35-34c-27 0-50 25-50 55 0 41 46 60 85 60 63 0 96-65 98-71 10 35 44 71 98 71 96 0 148-119 148-142 0-8-9-8-11-8-8 0-10 2-12 8-29 100-94 121-123 121-35 0-50-29-50-60 0-21 6-40 17-81z">
            <text:p/>
          </draw:path>
          <draw:path draw:style-name="gr3" draw:text-style-name="P9" draw:layer="layout" svg:width="0.234cm" svg:height="0.425cm" svg:x="5.658cm" svg:y="7.509cm" svg:viewBox="0 0 235 426" svg:d="M146 19c0-19-2-19-19-19-42 40-100 42-127 42v22c15 0 58 0 94-18v328c0 21 0 29-65 29h-25v23c13 0 92-2 115-2 20 0 102 2 116 2v-23h-25c-64 0-64-8-64-29z">
            <text:p/>
          </draw:path>
          <draw:polygon draw:style-name="gr3" draw:text-style-name="P9" draw:layer="layout" svg:width="0.933cm" svg:height="0.039cm" svg:x="5.065cm" svg:y="8.169cm" svg:viewBox="0 0 934 40" draw:points="468,40 0,40 0,0 934,0 934,40">
            <text:p/>
          </draw:polygon>
          <draw:path draw:style-name="gr3" draw:text-style-name="P9" draw:layer="layout" svg:width="0.423cm" svg:height="0.592cm" svg:x="5.129cm" svg:y="8.638cm" svg:viewBox="0 0 424 593" svg:d="M420 56c4-12 4-14 4-21 0-16-14-25-27-25-10 0-25 5-33 19-2 4-8 33-12 50-7 23-13 48-19 73l-42 166c-2 13-41 77-102 77-48 0-58-39-58-75 0-41 17-98 48-179 14-37 17-47 17-66 0-42-30-75-75-75-88 0-121 133-121 141 0 9 8 9 10 9 11 0 11-2 15-17 25-85 62-112 94-112 6 0 22 0 22 29 0 23-8 46-16 64-36 96-52 150-52 192 0 81 58 110 112 110 36 0 67-17 92-42-11 48-23 92-59 142-25 31-60 58-101 58-13 0-55-4-69-40 14 0 25 0 39-10 9-8 17-21 17-37 0-30-25-34-33-34-21 0-52 15-52 61 0 45 41 79 98 79 95 0 189-84 214-188z">
            <text:p/>
          </draw:path>
          <draw:path draw:style-name="gr3" draw:text-style-name="P9" draw:layer="layout" svg:width="0.234cm" svg:height="0.425cm" svg:x="5.62cm" svg:y="8.753cm" svg:viewBox="0 0 235 426" svg:d="M146 19c0-19-2-19-19-19-42 40-100 42-127 42v22c15 0 58 0 94-18v328c0 21 0 29-65 29h-25v23c13 0 92-2 115-2 20 0 102 2 116 2v-23h-25c-64 0-64-8-64-29z">
            <text:p/>
          </draw:path>
          <draw:path draw:style-name="gr3" draw:text-style-name="P9" draw:layer="layout" svg:width="0.609cm" svg:height="0.215cm" svg:x="6.413cm" svg:y="8.079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9" draw:layer="layout" svg:width="0.365cm" svg:height="0.61cm" svg:x="7.372cm" svg:y="7.807cm" svg:viewBox="0 0 366 611" svg:d="M71 541l98-96c143-127 197-175 197-266 0-106-81-179-193-179-104 0-173 85-173 166 0 50 46 50 48 50 16 0 48-10 48-48 0-22-17-47-48-47-8 0-8 0-13 2 21-61 71-94 125-94 83 0 123 73 123 150 0 73-46 145-96 201l-177 196c-10 10-10 12-10 35h341l25-160h-23c-4 27-10 69-18 81-9 9-69 9-88 9z">
            <text:p/>
          </draw:path>
          <draw:path draw:style-name="gr3" draw:text-style-name="P9" draw:layer="layout" svg:width="0.812cm" svg:height="0.504cm" svg:x="8.392cm" svg:y="7.936cm" svg:viewBox="0 0 813 505" svg:d="M616 181c37 33 85 58 114 71-33 14-77 39-114 70h-583c-16 0-33 0-33 19s17 19 31 19h543c-43 41-91 122-91 135 0 10 10 10 16 10 9 0 15 0 17-8 21-35 46-83 106-137 62-56 125-79 171-94 16-6 16-6 18-8 2 0 2-4 2-6s0-2 0-5l-4-2c-2-2-2-2-18-8-125-35-217-121-267-218-10-19-12-19-25-19-6 0-16 0-16 10 0 13 45 92 91 136h-543c-14 0-31 0-31 18 0 17 17 17 33 17z">
            <text:p/>
          </draw:path>
        </draw:g>
        <draw:g xml:id="id163" draw:id="id163">
          <svg:title>TexMaths</svg:title>
          <svg:desc>26§display§x_1 = - 2y_1§svg§600§FALSE§</svg:desc>
          <draw:polygon draw:style-name="gr2" draw:text-style-name="P8" draw:layer="layout" svg:width="3.978cm" svg:height="0.706cm" svg:x="9.911cm" svg:y="7.739cm" svg:viewBox="0 0 3979 707" draw:points="1990,707 0,707 0,0 3979,0 3979,707">
            <text:p/>
          </draw:polygon>
          <draw:path draw:style-name="gr3" draw:text-style-name="P9" draw:layer="layout" svg:width="0.457cm" svg:height="0.415cm" svg:x="9.892cm" svg:y="7.897cm" svg:viewBox="0 0 458 416" svg:d="M281 129c4-25 25-108 89-108 6 0 27 0 46 10-25 6-44 29-44 50 0 15 11 33 36 33 20 0 50-16 50-54 0-48-55-60-86-60-54 0-85 48-97 71-23-63-71-71-98-71-96 0-148 118-148 141 0 9 8 9 11 9 8 0 10 0 12-9 31-97 92-120 123-120 16 0 50 8 50 60 0 29-17 92-50 218-15 58-48 96-88 96-6 0-27 0-45-11 22-6 43-24 43-49s-21-34-35-34c-27 0-50 25-50 54 0 42 46 61 85 61 63 0 96-65 98-71 10 35 44 71 98 71 95 0 147-119 147-142 0-8-8-8-10-8-8 0-10 2-12 8-30 100-94 121-123 121-36 0-50-29-50-60 0-21 6-40 17-81z">
            <text:p/>
          </draw:path>
          <draw:path draw:style-name="gr3" draw:text-style-name="P9" draw:layer="layout" svg:width="0.234cm" svg:height="0.425cm" svg:x="10.458cm" svg:y="8.013cm" svg:viewBox="0 0 235 426" svg:d="M146 19c0-19 0-19-19-19-42 39-100 42-127 42v22c15 0 58 0 94-18v328c0 21 0 29-65 29h-25v23c13 0 92-2 115-2 20 0 101 2 116 2v-23h-25c-64 0-64-8-64-29z">
            <text:p/>
          </draw:path>
          <draw:path draw:style-name="gr3" draw:text-style-name="P9" draw:layer="layout" svg:width="0.608cm" svg:height="0.215cm" svg:x="11.102cm" svg:y="7.965cm" svg:viewBox="0 0 609 216" svg:d="M578 37c15 0 31 0 31-18 0-19-16-19-29-19h-549c-14 0-31 0-31 19 0 18 17 18 31 18zM580 216c13 0 29 0 29-19 0-18-16-18-31-18h-547c-14 0-31 0-31 18 0 19 17 19 31 19z">
            <text:p/>
          </draw:path>
          <draw:path draw:style-name="gr3" draw:text-style-name="P9" draw:layer="layout" svg:width="0.558cm" svg:height="0.038cm" svg:x="12.09cm" svg:y="8.055cm" svg:viewBox="0 0 559 39" svg:d="M528 39c15 0 31 0 31-20 0-19-16-19-31-19h-497c-14 0-31 0-31 19 0 20 17 20 31 20z">
            <text:p/>
          </draw:path>
          <draw:path draw:style-name="gr3" draw:text-style-name="P9" draw:layer="layout" svg:width="0.365cm" svg:height="0.61cm" svg:x="12.772cm" svg:y="7.693cm" svg:viewBox="0 0 366 611" svg:d="M71 540l97-95c144-127 198-175 198-266 0-106-81-179-193-179-104 0-173 85-173 166 0 50 46 50 48 50 16 0 48-10 48-48 0-23-17-47-48-47-8 0-8 0-13 2 21-61 71-94 125-94 83 0 123 73 123 150 0 72-46 145-96 201l-177 196c-10 10-10 12-10 35h341l25-160h-23c-4 27-10 69-19 81-8 8-68 8-87 8z">
            <text:p/>
          </draw:path>
          <draw:path draw:style-name="gr3" draw:text-style-name="P9" draw:layer="layout" svg:width="0.423cm" svg:height="0.591cm" svg:x="13.209cm" svg:y="7.897cm" svg:viewBox="0 0 424 592" svg:d="M420 56c4-12 4-14 4-21 0-16-14-25-27-25-10 0-25 5-33 19-2 4-8 33-13 50-6 23-12 48-18 73l-42 166c-2 12-41 77-104 77-46 0-56-40-56-75 0-42 17-98 48-179 14-37 16-47 16-66 0-42-29-75-74-75-88 0-121 133-121 141 0 9 8 9 10 9 11 0 11-2 15-17 25-85 62-112 94-112 6 0 22 0 22 29 0 23-8 46-16 64-36 96-52 150-52 192 0 81 58 110 112 110 35 0 67-17 92-42-11 48-23 92-59 141-25 32-60 59-102 59-12 0-54-5-68-40 14 0 25 0 39-10 9-9 17-21 17-38 0-29-25-33-33-33-21 0-52 15-52 60 0 46 41 79 97 79 96 0 190-83 215-187z">
            <text:p/>
          </draw:path>
          <draw:path draw:style-name="gr3" draw:text-style-name="P9" draw:layer="layout" svg:width="0.234cm" svg:height="0.425cm" svg:x="13.7cm" svg:y="8.013cm" svg:viewBox="0 0 235 426" svg:d="M146 19c0-19-2-19-19-19-42 39-100 42-127 42v22c15 0 58 0 94-18v328c0 21 0 29-65 29h-25v23c13 0 92-2 115-2 20 0 101 2 116 2v-23h-25c-64 0-64-8-64-29z">
            <text:p/>
          </draw:path>
        </draw:g>
        <draw:g xml:id="id166" draw:id="id166">
          <svg:title>TexMaths</svg:title>
          <svg:desc>28§display§\text{using (III), we get } 4y_1^2 + y_1^2 = 5 \Rightarrow§svg§600§FALSE§</svg:desc>
          <draw:polygon draw:style-name="gr2" draw:text-style-name="P8" draw:layer="layout" svg:width="14.674cm" svg:height="1.012cm" svg:x="2.99cm" svg:y="10.97cm" svg:viewBox="0 0 14675 1013" draw:points="7336,1013 0,1013 0,0 14675,0 14675,1013">
            <text:p/>
          </draw:polygon>
          <draw:path draw:style-name="gr3" draw:text-style-name="P9" draw:layer="layout" svg:width="0.496cm" svg:height="0.447cm" svg:x="2.972cm" svg:y="11.349cm" svg:viewBox="0 0 497 448" svg:d="M354 359v89l143-11v-31c-69 0-76-7-76-54v-352l-145 11v32c69 0 76 6 76 53v178c0 85-47 152-119 152-83 0-87-45-87-96v-330l-146 11v32c76 0 76 2 76 89v148c0 79 0 168 152 168 54 0 99-27 126-89z">
            <text:p/>
          </draw:path>
          <draw:path draw:style-name="gr3" draw:text-style-name="P9" draw:layer="layout" svg:width="0.324cm" svg:height="0.454cm" svg:x="3.521cm" svg:y="11.345cm" svg:viewBox="0 0 325 455" svg:d="M172 251c23 5 104 20 104 92 0 49-34 90-112 90-83 0-119-56-137-142-2-11-5-15-14-15-13 0-13 6-13 24v130c0 18 0 25 11 25 5 0 7-2 25-20 2-2 2-5 20-22 43 40 87 42 108 42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9" draw:layer="layout" svg:width="0.212cm" svg:height="0.66cm" svg:x="3.908cm" svg:y="11.127cm" svg:viewBox="0 0 213 661" svg:d="M143 224l-139 11v32c65 0 74 4 74 54v264c0 45-11 45-78 45v31c31-2 85-2 110-2 33 0 69 0 103 2v-31c-65 0-70-4-70-43zM148 52c0-32-25-52-54-52-31 0-51 27-51 52 0 26 20 53 51 53 29 0 54-22 54-53z">
            <text:p/>
          </draw:path>
          <draw:path draw:style-name="gr3" draw:text-style-name="P9" draw:layer="layout" svg:width="0.496cm" svg:height="0.436cm" svg:x="4.179cm" svg:y="11.349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9" draw:layer="layout" svg:width="0.451cm" svg:height="0.651cm" svg:x="4.724cm" svg:y="11.34cm" svg:viewBox="0 0 452 652" svg:d="M193 278c-88 0-88-99-88-121 0-27 3-58 16-83 9-13 31-40 72-40 85 0 85 98 85 121 0 27 0 58-16 83-9 13-31 40-69 40zM76 316c0-4 0-27 18-47 38 29 78 31 99 31 91 0 159-67 159-143 0-38-16-74-41-96 36-34 72-39 90-39 2 0 7 0 9 0-11 5-16 16-16 27 0 18 14 29 29 29 9 0 29-6 29-29 0-18-13-49-51-49-20 0-63 7-105 47-41-34-83-36-103-36-92 0-162 67-162 144 0 45 23 80 47 103-13 13-31 47-31 81 0 31 13 69 45 87-61 18-92 61-92 101 0 69 99 125 220 125 116 0 219-51 219-127 0-36-16-86-65-115-54-27-110-27-170-27-25 0-67 0-74 0-31-4-54-35-54-67zM220 628c-101 0-168-50-168-101 0-47 38-83 80-85h58c86 0 198 0 198 85 0 51-72 101-168 101z">
            <text:p/>
          </draw:path>
          <draw:path draw:style-name="gr3" draw:text-style-name="P9" draw:layer="layout" svg:width="0.23cm" svg:height="0.985cm" svg:x="5.613cm" svg:y="11.047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9" draw:layer="layout" svg:width="0.301cm" svg:height="0.674cm" svg:x="5.927cm" svg:y="11.114cm" svg:viewBox="0 0 302 675" svg:d="M195 76c0-33 2-45 81-45h26v-31c-33 2-114 2-150 2-40 0-118 0-152-2v31h27c76 0 81 12 81 45v523c0 35-5 44-81 44h-27v32c34-2 112-2 150-2s119 0 152 2v-32h-26c-79 0-81-9-81-44z">
            <text:p/>
          </draw:path>
          <draw:path draw:style-name="gr3" draw:text-style-name="P9" draw:layer="layout" svg:width="0.301cm" svg:height="0.674cm" svg:x="6.31cm" svg:y="11.114cm" svg:viewBox="0 0 302 675" svg:d="M195 76c0-33 4-45 83-45h24v-31c-33 2-112 2-150 2-40 0-116 0-152-2v31h27c76 0 81 12 81 45v523c0 35-5 44-81 44h-27v32c36-2 112-2 150-2 40 0 119 0 152 2v-32h-24c-79 0-83-9-83-44z">
            <text:p/>
          </draw:path>
          <draw:path draw:style-name="gr3" draw:text-style-name="P9" draw:layer="layout" svg:width="0.301cm" svg:height="0.674cm" svg:x="6.691cm" svg:y="11.114cm" svg:viewBox="0 0 302 675" svg:d="M195 76c0-33 4-45 83-45h24v-31c-33 2-112 2-150 2-40 0-116 0-152-2v31h27c76 0 81 12 81 45v523c0 35-5 44-81 44h-27v32c36-2 112-2 150-2 40 0 119 0 152 2v-32h-24c-79 0-83-9-83-44z">
            <text:p/>
          </draw:path>
          <draw:path draw:style-name="gr3" draw:text-style-name="P9" draw:layer="layout" svg:width="0.23cm" svg:height="0.985cm" svg:x="7.076cm" svg:y="11.047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9" draw:layer="layout" svg:width="0.115cm" svg:height="0.295cm" svg:x="7.486cm" svg:y="11.681cm" svg:viewBox="0 0 116 296" svg:d="M116 103c0-63-22-103-62-103-36 0-54 27-54 52 0 26 18 53 54 53 15 0 27-6 38-13l2-2c0 0 2 0 2 13 0 65-29 126-74 173-4 4-6 6-6 9 0 9 4 11 11 11 11 0 89-79 89-193z">
            <text:p/>
          </draw:path>
          <draw:path draw:style-name="gr3" draw:text-style-name="P9" draw:layer="layout" svg:width="0.676cm" svg:height="0.436cm" svg:x="8.021cm" svg:y="11.36cm" svg:viewBox="0 0 677 437" svg:d="M594 94c18-49 49-63 83-63v-31c-23 2-52 2-72 2-29 0-74-2-92-2v31c36 0 56 18 56 47 0 7 0 7-4 21l-90 253-99-276c-2-11-4-13-4-18 0-27 38-27 58-27v-31c-29 0-78 2-103 2-29 0-58 0-87-2v31c36 0 51 3 62 14 5 7 16 36 23 56l-85 238-94-263c-5-13-5-15-5-18 0-27 38-27 58-27v-31c-29 0-85 2-107 2-5 0-56 0-92-2v31c49 0 60 3 74 34l123 350c5 15 9 22 20 22 14 0 16-4 20-20l101-280 101 282c2 11 7 18 20 18 11 0 16-9 18-18z">
            <text:p/>
          </draw:path>
          <draw:path draw:style-name="gr3" draw:text-style-name="P9" draw:layer="layout" svg:width="0.382cm" svg:height="0.454cm" svg:x="8.713cm" svg:y="11.345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9" draw:layer="layout" svg:width="0.451cm" svg:height="0.651cm" svg:x="9.479cm" svg:y="11.34cm" svg:viewBox="0 0 452 652" svg:d="M193 278c-88 0-88-99-88-121 0-27 3-58 16-83 9-13 31-40 72-40 85 0 85 98 85 121 0 27 0 58-16 83-9 13-31 40-69 40zM76 316c0-4 0-27 18-47 38 29 78 31 99 31 91 0 159-67 159-143 0-38-16-74-41-96 36-34 72-39 90-39 2 0 7 0 9 0-11 5-16 16-16 27 0 18 14 29 29 29 9 0 29-6 29-29 0-18-13-49-51-49-20 0-63 7-105 47-41-34-83-36-103-36-92 0-162 67-162 144 0 45 23 80 47 103-13 13-31 47-31 81 0 31 13 69 45 87-61 18-92 61-92 101 0 69 99 125 220 125 116 0 219-51 219-127 0-36-16-86-65-115-54-27-110-27-170-27-25 0-67 0-74 0-31-4-54-35-54-67zM220 628c-101 0-168-50-168-101 0-47 38-83 80-85h58c86 0 198 0 198 85 0 51-72 101-168 101z">
            <text:p/>
          </draw:path>
          <draw:path draw:style-name="gr3" draw:text-style-name="P9" draw:layer="layout" svg:width="0.382cm" svg:height="0.454cm" svg:x="9.972cm" svg:y="11.345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9" draw:layer="layout" svg:width="0.31cm" svg:height="0.618cm" svg:x="10.4cm" svg:y="11.179cm" svg:viewBox="0 0 311 619" svg:d="M152 213h141v-31h-141v-182h-24c0 81-32 186-128 191v22h85v271c0 124 92 135 128 135 69 0 98-70 98-135v-56h-27v56c0 72-29 110-64 110-68 0-68-90-68-107z">
            <text:p/>
          </draw:path>
          <draw:path draw:style-name="gr3" draw:text-style-name="P9" draw:layer="layout" svg:width="0.438cm" svg:height="0.667cm" svg:x="11.119cm" svg:y="11.118cm" svg:viewBox="0 0 439 668" svg:d="M262 507v85c0 36 0 47-74 47h-20v29c40-2 92-2 132-2 43 0 94 0 135 2v-29h-21c-74 0-76-11-76-47v-85h101v-32h-101v-450c0-18 0-25-15-25-9 0-12 0-18 11l-305 464v32zM269 475h-242l242-367z">
            <text:p/>
          </draw:path>
          <draw:path draw:style-name="gr3" draw:text-style-name="P9" draw:layer="layout" svg:width="0.454cm" svg:height="0.638cm" svg:x="11.614cm" svg:y="11.349cm" svg:viewBox="0 0 455 639" svg:d="M452 61c3-14 3-16 3-23 0-18-14-27-27-27-11 0-27 5-36 20-2 5-9 36-13 54-7 25-14 52-21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0-11 11-9 20-22 20-40 0-32-27-36-36-36-22 0-56 15-56 65 0 49 45 85 105 85 103 0 204-90 231-202z">
            <text:p/>
          </draw:path>
          <draw:path draw:style-name="gr3" draw:text-style-name="P9" draw:layer="layout" svg:width="0.306cm" svg:height="0.459cm" svg:x="12.145cm" svg:y="10.921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9" draw:layer="layout" svg:width="0.252cm" svg:height="0.459cm" svg:x="12.143cm" svg:y="11.571cm" svg:viewBox="0 0 253 460" svg:d="M157 20c0-20-2-20-20-20-45 43-108 45-137 45v25c16 0 63 0 101-21v355c0 22 0 31-70 31h-27v25c14 0 99-3 124-3 22 0 109 3 125 3v-25h-27c-69 0-69-9-69-31z">
            <text:p/>
          </draw:path>
          <draw:path draw:style-name="gr3" draw:text-style-name="P9" draw:layer="layout" svg:width="0.655cm" svg:height="0.658cm" svg:x="12.817cm" svg:y="11.21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9" draw:layer="layout" svg:width="0.456cm" svg:height="0.638cm" svg:x="13.776cm" svg:y="11.349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3" draw:text-style-name="P9" draw:layer="layout" svg:width="0.306cm" svg:height="0.459cm" svg:x="14.307cm" svg:y="10.921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9" draw:layer="layout" svg:width="0.252cm" svg:height="0.459cm" svg:x="14.305cm" svg:y="11.571cm" svg:viewBox="0 0 253 460" svg:d="M157 20c0-20-2-20-20-20-45 43-108 45-137 45v25c16 0 63 0 101-21v355c0 22 0 31-70 31h-27v25c14 0 99-3 124-3 22 0 109 3 125 3v-25h-27c-69 0-69-9-69-31z">
            <text:p/>
          </draw:path>
          <draw:path draw:style-name="gr3" draw:text-style-name="P9" draw:layer="layout" svg:width="0.655cm" svg:height="0.232cm" svg:x="15.035cm" svg:y="11.42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393cm" svg:height="0.678cm" svg:x="16.068cm" svg:y="11.13cm" svg:viewBox="0 0 394 679" svg:d="M394 460c0-117-80-218-188-218-47 0-90 16-125 52v-193c20 7 53 13 85 13 121 0 190-89 190-103 0-7-2-11-9-11-2 0-4 0-9 2-20 9-67 29-134 29-40 0-85-6-132-27-7-4-9-4-12-4-8 0-8 9-8 25v291c0 18 0 27 13 27 7 0 9-2 11-9 11-16 49-69 128-69 51 0 78 44 85 62 16 38 18 77 18 126 0 34 0 94-25 134-22 38-60 65-105 65-72 0-128-51-146-109 3 0 7 0 18 0 32 0 50-25 50-48 0-24-18-49-50-49-15 0-49 7-49 54 0 83 69 179 179 179 114 0 215-94 215-219z">
            <text:p/>
          </draw:path>
          <draw:path draw:style-name="gr3" draw:text-style-name="P9" draw:layer="layout" svg:width="0.875cm" svg:height="0.544cm" svg:x="16.838cm" svg:y="11.269cm" svg:viewBox="0 0 876 545" svg:d="M663 195c40 36 90 63 123 76-36 16-83 43-123 77h-627c-18 0-36-1-36 20 0 20 18 20 34 20h584c-47 45-98 132-98 146 0 11 11 11 18 11 9 0 15 0 18-9 22-38 49-90 114-148 67-61 134-85 183-101 18-7 18-7 21-9 2 0 2-4 2-7 0-2 0-2 0-4l-5-2c-2-3-2-3-20-9-134-39-233-130-289-236-9-20-11-20-24-20-7 0-18 0-18 11 0 14 49 99 98 146h-584c-16 0-34 0-34 20 0 18 18 18 36 18z">
            <text:p/>
          </draw:path>
        </draw:g>
        <draw:g xml:id="id165" draw:id="id165">
          <svg:title>TexMaths</svg:title>
          <svg:desc>28§display§\text{Since P lies on curve (I), } x_1^2 + y_1^2 = 5§svg§600§FALSE§</svg:desc>
          <draw:polygon draw:style-name="gr2" draw:text-style-name="P8" draw:layer="layout" svg:width="15.806cm" svg:height="1.012cm" svg:x="2.972cm" svg:y="9.57cm" svg:viewBox="0 0 15807 1013" draw:points="7902,1013 0,1013 0,0 15807,0 15807,1013">
            <text:p/>
          </draw:polygon>
          <draw:path draw:style-name="gr3" draw:text-style-name="P9" draw:layer="layout" svg:width="0.438cm" svg:height="0.716cm" svg:x="2.979cm" svg:y="9.691cm" svg:viewBox="0 0 439 717" svg:d="M289 314l-125-32c-63-15-101-67-101-125 0-70 53-130 132-130 163 0 186 164 193 206 0 7 0 14 11 14 13 0 13-5 13-25v-197c0-18 0-25-11-25-7 0-9 0-16 13l-33 57c-29-30-72-70-159-70-110 0-193 87-193 191 0 83 52 154 130 181 11 5 60 16 130 34 27 7 56 13 85 49 20 27 29 58 29 92 0 70-49 141-132 141-29 0-103-4-157-54-56-53-60-116-60-152 0-9-9-9-12-9-13 0-13 7-13 25v197c0 16 0 22 11 22 7 0 7 0 14-11 0-2 4-4 35-56 32 34 95 67 184 67 114 0 195-96 195-204 0-98-67-179-150-199z">
            <text:p/>
          </draw:path>
          <draw:path draw:style-name="gr3" draw:text-style-name="P9" draw:layer="layout" svg:width="0.212cm" svg:height="0.66cm" svg:x="3.503cm" svg:y="9.727cm" svg:viewBox="0 0 213 661" svg:d="M143 224l-139 11v32c65 0 74 4 74 54v264c0 45-11 45-78 45v31c31-2 85-2 110-2 33 0 69 0 103 2v-31c-65 0-70-4-70-43zM148 52c0-32-25-52-54-52-31 0-51 27-51 52 0 26 20 53 51 53 29 0 54-22 54-53z">
            <text:p/>
          </draw:path>
          <draw:path draw:style-name="gr3" draw:text-style-name="P9" draw:layer="layout" svg:width="0.496cm" svg:height="0.436cm" svg:x="3.774cm" svg:y="9.949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9" draw:layer="layout" svg:width="0.375cm" svg:height="0.454cm" svg:x="4.323cm" svg:y="9.945cm" svg:viewBox="0 0 376 455" svg:d="M83 229c0-162 81-204 132-204 9 0 72 0 108 36-41 4-47 33-47 47 0 24 17 44 44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9" draw:layer="layout" svg:width="0.382cm" svg:height="0.454cm" svg:x="4.755cm" svg:y="9.945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9" draw:layer="layout" svg:width="0.581cm" svg:height="0.674cm" svg:x="5.528cm" svg:y="9.714cm" svg:viewBox="0 0 582 675" svg:d="M190 363h166c119 0 226-81 226-179 0-97-98-184-233-184h-349v31h25c76 0 76 12 76 45v523c0 35 0 44-76 44h-25v32c34-2 108-2 146-2s112 0 145 2v-32h-22c-76 0-79-9-79-44zM186 336v-266c0-32 2-39 49-39h88c156 0 156 104 156 153 0 47 0 152-156 152z">
            <text:p/>
          </draw:path>
          <draw:path draw:style-name="gr3" draw:text-style-name="P9" draw:layer="layout" svg:width="0.221cm" svg:height="0.685cm" svg:x="6.522cm" svg:y="9.703cm" svg:viewBox="0 0 222 686" svg:d="M143 0l-143 11v32c69 0 78 6 78 53v514c0 45-11 45-78 45v31c34-2 85-2 110-2 24 0 74 0 112 2v-31c-67 0-79 0-79-45z">
            <text:p/>
          </draw:path>
          <draw:path draw:style-name="gr3" draw:text-style-name="P9" draw:layer="layout" svg:width="0.212cm" svg:height="0.66cm" svg:x="6.796cm" svg:y="9.727cm" svg:viewBox="0 0 213 661" svg:d="M143 224l-139 11v32c65 0 74 4 74 54v264c0 45-11 45-78 45v31c31-2 85-2 110-2 33 0 69 0 103 2v-31c-65 0-70-4-70-43zM148 52c0-32-25-52-54-52-31 0-51 27-51 52 0 26 20 53 51 53 29 0 54-22 54-53z">
            <text:p/>
          </draw:path>
          <draw:path draw:style-name="gr3" draw:text-style-name="P9" draw:layer="layout" svg:width="0.382cm" svg:height="0.454cm" svg:x="7.064cm" svg:y="9.945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9" draw:layer="layout" svg:width="0.324cm" svg:height="0.454cm" svg:x="7.506cm" svg:y="9.945cm" svg:viewBox="0 0 325 455" svg:d="M172 251c23 5 104 20 104 92 0 49-34 90-112 90-83 0-119-56-137-142-2-11-5-15-14-15-13 0-13 6-13 24v130c0 18 0 25 11 25 5 0 7-2 25-20 2-2 2-5 20-22 43 40 87 42 108 42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9" draw:layer="layout" svg:width="0.438cm" svg:height="0.454cm" svg:x="8.218cm" svg:y="9.945cm" svg:viewBox="0 0 439 455" svg:d="M439 231c0-126-101-231-219-231-124 0-220 108-220 231 0 128 103 224 220 224 118 0 219-99 219-224zM220 430c-43 0-86-22-112-67-25-42-25-103-25-139 0-38 0-92 22-137 27-44 74-65 115-65 42 0 85 21 112 63 24 43 24 101 24 139 0 36 0 90-22 132-20 45-65 74-114 74z">
            <text:p/>
          </draw:path>
          <draw:path draw:style-name="gr3" draw:text-style-name="P9" draw:layer="layout" svg:width="0.496cm" svg:height="0.436cm" svg:x="8.713cm" svg:y="9.949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9" draw:layer="layout" svg:width="0.375cm" svg:height="0.454cm" svg:x="9.591cm" svg:y="9.945cm" svg:viewBox="0 0 376 455" svg:d="M83 229c0-162 81-204 132-204 9 0 72 0 108 36-43 4-47 33-47 47 0 24 17 44 44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9" draw:layer="layout" svg:width="0.496cm" svg:height="0.447cm" svg:x="10.025cm" svg:y="9.949cm" svg:viewBox="0 0 497 448" svg:d="M354 359v89l143-11v-31c-69 0-76-7-76-54v-352l-145 11v32c69 0 76 6 76 53v178c0 85-47 152-119 152-83 0-87-45-87-96v-330l-146 11v32c76 0 76 2 76 89v148c0 79 0 168 150 168 56 0 101-27 128-89z">
            <text:p/>
          </draw:path>
          <draw:path draw:style-name="gr3" draw:text-style-name="P9" draw:layer="layout" svg:width="0.333cm" svg:height="0.436cm" svg:x="10.567cm" svg:y="9.949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9" draw:layer="layout" svg:width="0.483cm" svg:height="0.436cm" svg:x="10.946cm" svg:y="9.96cm" svg:viewBox="0 0 484 437" svg:d="M392 96c9-22 27-65 92-65v-31c-23 2-52 2-74 2-25 0-70-2-87-2v31c38 0 49 23 49 43 0 9-2 11-7 22l-101 254-112-276c-4-13-4-16-4-18 0-25 38-25 56-25v-31c-29 0-85 2-108 2-27 0-67 0-96-2v31c63 0 67 5 78 36l144 352c6 14 6 18 20 18 13 0 18-9 20-18z">
            <text:p/>
          </draw:path>
          <draw:path draw:style-name="gr3" draw:text-style-name="P9" draw:layer="layout" svg:width="0.382cm" svg:height="0.454cm" svg:x="11.446cm" svg:y="9.945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9" draw:layer="layout" svg:width="0.23cm" svg:height="0.985cm" svg:x="12.281cm" svg:y="9.647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9" draw:layer="layout" svg:width="0.301cm" svg:height="0.674cm" svg:x="12.595cm" svg:y="9.714cm" svg:viewBox="0 0 302 675" svg:d="M195 76c0-33 4-45 83-45h24v-31c-33 2-112 2-150 2-40 0-116 0-152-2v31h27c76 0 81 12 81 45v523c0 35-5 44-81 44h-27v32c36-2 112-2 150-2 40 0 119 0 152 2v-32h-24c-79 0-83-9-83-44z">
            <text:p/>
          </draw:path>
          <draw:path draw:style-name="gr3" draw:text-style-name="P9" draw:layer="layout" svg:width="0.23cm" svg:height="0.985cm" svg:x="12.978cm" svg:y="9.647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9" draw:layer="layout" svg:width="0.115cm" svg:height="0.295cm" svg:x="13.39cm" svg:y="10.281cm" svg:viewBox="0 0 116 296" svg:d="M116 103c0-63-22-103-62-103-36 0-54 27-54 52 0 26 18 53 54 53 15 0 27-6 38-13l2-2c0 0 2 0 2 13 0 65-29 126-74 173-4 4-6 6-6 9 0 9 4 11 11 11 11 0 89-79 89-193z">
            <text:p/>
          </draw:path>
          <draw:path draw:style-name="gr3" draw:text-style-name="P9" draw:layer="layout" svg:width="0.492cm" svg:height="0.447cm" svg:x="13.934cm" svg:y="9.949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4 108-101 130-132 130-38 0-54-31-54-65 0-22 7-43 18-87z">
            <text:p/>
          </draw:path>
          <draw:path draw:style-name="gr3" draw:text-style-name="P9" draw:layer="layout" svg:width="0.306cm" svg:height="0.459cm" svg:x="14.512cm" svg:y="9.521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9" draw:layer="layout" svg:width="0.252cm" svg:height="0.459cm" svg:x="14.543cm" svg:y="10.171cm" svg:viewBox="0 0 253 460" svg:d="M157 20c0-20-2-20-20-20-45 43-108 45-137 45v25c16 0 63 0 101-21v355c0 22 0 31-70 31h-27v25c14 0 99-3 124-3 22 0 109 3 125 3v-25h-27c-69 0-69-9-69-31z">
            <text:p/>
          </draw:path>
          <draw:path draw:style-name="gr3" draw:text-style-name="P9" draw:layer="layout" svg:width="0.655cm" svg:height="0.658cm" svg:x="15.184cm" svg:y="9.81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9" draw:layer="layout" svg:width="0.456cm" svg:height="0.638cm" svg:x="16.14cm" svg:y="9.949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3" draw:text-style-name="P9" draw:layer="layout" svg:width="0.306cm" svg:height="0.459cm" svg:x="16.673cm" svg:y="9.521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9" draw:layer="layout" svg:width="0.252cm" svg:height="0.459cm" svg:x="16.669cm" svg:y="10.171cm" svg:viewBox="0 0 253 460" svg:d="M157 20c0-20-2-20-20-20-45 43-108 45-137 45v25c16 0 63 0 101-21v355c0 22 0 31-70 31h-27v25c14 0 99-3 124-3 22 0 109 3 125 3v-25h-27c-69 0-69-9-69-31z">
            <text:p/>
          </draw:path>
          <draw:path draw:style-name="gr3" draw:text-style-name="P9" draw:layer="layout" svg:width="0.655cm" svg:height="0.232cm" svg:x="17.399cm" svg:y="10.02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393cm" svg:height="0.678cm" svg:x="18.432cm" svg:y="9.73cm" svg:viewBox="0 0 394 679" svg:d="M394 460c0-117-80-218-188-218-47 0-90 16-125 52v-193c20 7 53 13 85 13 121 0 190-89 190-103 0-7-2-11-9-11-2 0-4 0-9 2-20 9-67 29-134 29-40 0-85-6-132-27-7-4-9-4-12-4-8 0-8 9-8 25v291c0 18 0 27 13 27 7 0 9-2 11-9 11-16 49-69 128-69 51 0 78 44 85 62 16 38 18 77 18 126 0 34 0 94-25 134-22 38-60 65-105 65-72 0-128-51-146-109 3 0 7 0 18 0 32 0 50-25 50-48 0-24-18-49-50-49-15 0-49 7-49 54 0 83 69 179 179 179 114 0 215-94 215-219z">
            <text:p/>
          </draw:path>
        </draw:g>
        <draw:g xml:id="id164" draw:id="id164">
          <svg:title>TexMaths</svg:title>
          <svg:desc>24§display§.\ .\ .\ \ (III)§svg§600§FALSE§</svg:desc>
          <draw:polygon draw:style-name="gr2" draw:text-style-name="P8" draw:layer="layout" svg:width="3.627cm" svg:height="0.759cm" svg:x="15.592cm" svg:y="7.839cm" svg:viewBox="0 0 3628 760" draw:points="1815,760 0,760 0,0 3628,0 3628,760">
            <text:p/>
          </draw:polygon>
          <draw:path draw:style-name="gr3" draw:text-style-name="P9" draw:layer="layout" svg:width="0.091cm" svg:height="0.091cm" svg:x="15.623cm" svg:y="8.34cm" svg:viewBox="0 0 92 92" svg:d="M92 46c0-25-21-46-46-46s-46 21-46 46 21 46 46 46 46-21 46-46z">
            <text:p/>
          </draw:path>
          <draw:path draw:style-name="gr3" draw:text-style-name="P9" draw:layer="layout" svg:width="0.091cm" svg:height="0.091cm" svg:x="16.137cm" svg:y="8.34cm" svg:viewBox="0 0 92 92" svg:d="M92 46c0-25-21-46-46-46s-46 21-46 46 21 46 46 46 46-21 46-46z">
            <text:p/>
          </draw:path>
          <draw:path draw:style-name="gr3" draw:text-style-name="P9" draw:layer="layout" svg:width="0.091cm" svg:height="0.091cm" svg:x="16.654cm" svg:y="8.34cm" svg:viewBox="0 0 92 92" svg:d="M92 46c0-25-21-46-46-46s-46 21-46 46 21 46 46 46 46-21 46-46z">
            <text:p/>
          </draw:path>
          <draw:path draw:style-name="gr3" draw:text-style-name="P9" draw:layer="layout" svg:width="0.197cm" svg:height="0.844cm" svg:x="17.461cm" svg:y="7.797cm" svg:viewBox="0 0 198 845" svg:d="M198 837c0-2 0-4-16-19-105-106-132-265-132-395 0-146 33-294 136-400 12-10 12-11 12-15 0-6-4-8-10-8-7 0-84 58-134 165-44 92-54 186-54 258 0 67 10 168 56 265 52 103 125 157 132 157 6 0 10-2 10-8z">
            <text:p/>
          </draw:path>
          <draw:path draw:style-name="gr3" draw:text-style-name="P9" draw:layer="layout" svg:width="0.391cm" svg:height="0.577cm" svg:x="17.735cm" svg:y="7.853cm" svg:viewBox="0 0 392 578" svg:d="M288 65c8-30 10-38 77-38 21 0 27 0 27-17 0-10-8-10-12-10-25 0-88 2-111 2-27 0-88-2-113-2-6 0-18 0-18 17 0 10 8 10 23 10 37 0 60 0 60 15 0 4 0 6-2 14l-115 457c-8 30-10 38-77 38-19 0-27 0-27 17 0 10 10 10 13 10 23 0 87-2 110-2 27 0 88 2 115 2 6 0 16 0 16-15 0-12-6-12-25-12-16 0-20 0-37 0-17-2-21-6-21-15 0-8 2-14 4-19z">
            <text:p/>
          </draw:path>
          <draw:path draw:style-name="gr3" draw:text-style-name="P9" draw:layer="layout" svg:width="0.391cm" svg:height="0.577cm" svg:x="18.171cm" svg:y="7.853cm" svg:viewBox="0 0 392 578" svg:d="M288 65c8-30 10-38 77-38 21 0 27 0 27-17 0-10-8-10-12-10-25 0-88 2-111 2-27 0-88-2-113-2-6 0-18 0-18 17 0 10 8 10 23 10 37 0 60 0 60 15 0 4 0 6-2 14l-115 457c-8 30-10 38-77 38-19 0-27 0-27 17 0 10 10 10 13 10 23 0 87-2 110-2 27 0 88 2 115 2 6 0 16 0 16-15 0-12-6-12-25-12-16 0-20 0-37 0-17-2-21-6-21-15 0-8 2-14 4-19z">
            <text:p/>
          </draw:path>
          <draw:path draw:style-name="gr3" draw:text-style-name="P9" draw:layer="layout" svg:width="0.391cm" svg:height="0.577cm" svg:x="18.609cm" svg:y="7.853cm" svg:viewBox="0 0 392 578" svg:d="M288 65c8-30 10-38 77-38 21 0 27 0 27-17 0-10-8-10-12-10-25 0-88 2-111 2-27 0-88-2-113-2-6 0-18 0-18 17 0 10 8 10 23 10 37 0 60 0 60 15 0 4 0 6-2 14l-115 457c-8 30-10 38-77 38-19 0-27 0-27 17 0 10 10 10 13 10 23 0 87-2 110-2 27 0 88 2 115 2 6 0 16 0 16-15 0-12-6-12-25-12-16 0-20 0-37 0-17-2-21-6-21-15 0-8 2-14 4-19z">
            <text:p/>
          </draw:path>
          <draw:path draw:style-name="gr3" draw:text-style-name="P9" draw:layer="layout" svg:width="0.197cm" svg:height="0.844cm" svg:x="19.066cm" svg:y="7.79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67" draw:id="id167">
          <svg:title>TexMaths</svg:title>
          <svg:desc>28§display§y_1^2 = 1 \Rightarrow§svg§600§FALSE§</svg:desc>
          <draw:polygon draw:style-name="gr2" draw:text-style-name="P8" draw:layer="layout" svg:width="3.867cm" svg:height="1.009cm" svg:x="18.293cm" svg:y="10.971cm" svg:viewBox="0 0 3868 1010" draw:points="1933,1010 0,1010 0,0 3868,0 3868,1010">
            <text:p/>
          </draw:polygon>
          <draw:path draw:style-name="gr3" draw:text-style-name="P9" draw:layer="layout" svg:width="0.456cm" svg:height="0.638cm" svg:x="18.273cm" svg:y="11.35cm" svg:viewBox="0 0 457 639" svg:d="M452 60c5-13 5-15 5-22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3" draw:text-style-name="P9" draw:layer="layout" svg:width="0.306cm" svg:height="0.458cm" svg:x="18.806cm" svg:y="10.922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9" draw:layer="layout" svg:width="0.252cm" svg:height="0.458cm" svg:x="18.802cm" svg:y="11.572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9" draw:layer="layout" svg:width="0.655cm" svg:height="0.232cm" svg:x="19.532cm" svg:y="11.42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326cm" svg:height="0.658cm" svg:x="20.602cm" svg:y="11.13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9" draw:layer="layout" svg:width="0.875cm" svg:height="0.543cm" svg:x="21.334cm" svg:y="11.269cm" svg:viewBox="0 0 876 544" svg:d="M663 195c40 36 89 63 123 76-36 16-83 43-123 76h-627c-18 0-36 0-36 20 0 21 18 21 34 21h584c-47 44-98 132-98 145 0 11 11 11 17 11 9 0 16 0 18-9 23-38 50-89 115-147 67-61 134-86 183-101 18-7 18-7 20-9 3 0 3-5 3-7s0-2 0-4l-5-3c-2-2-2-2-20-9-134-38-233-130-289-235-9-20-11-20-25-20-6 0-17 0-17 11 0 14 49 99 98 146h-584c-16 0-34 0-34 20 0 18 18 18 36 18z">
            <text:p/>
          </draw:path>
        </draw:g>
        <draw:g xml:id="id168" draw:id="id168">
          <svg:title>TexMaths</svg:title>
          <svg:desc>28§display§y_1 = \pm 1§svg§600§FALSE§</svg:desc>
          <draw:polygon draw:style-name="gr2" draw:text-style-name="P8" draw:layer="layout" svg:width="3.318cm" svg:height="0.76cm" svg:x="22.795cm" svg:y="11.073cm" svg:viewBox="0 0 3319 761" draw:points="1658,761 0,761 0,0 3319,0 3319,761">
            <text:p/>
          </draw:polygon>
          <draw:path draw:style-name="gr3" draw:text-style-name="P9" draw:layer="layout" svg:width="0.456cm" svg:height="0.637cm" svg:x="22.775cm" svg:y="11.243cm" svg:viewBox="0 0 457 638" svg:d="M453 60c4-13 4-15 4-22 0-18-16-27-29-27-11 0-27 5-36 20-2 5-9 36-13 54-7 25-14 51-20 78l-45 179c-3 14-45 83-110 83-52 0-63-42-63-80 0-45 18-106 52-193 15-40 18-51 18-71 0-45-32-81-81-81-94 0-130 143-130 152s9 9 11 9c11 0 11-2 16-18 27-92 67-121 101-121 6 0 24 0 24 32 0 24-9 49-18 69-38 103-56 161-56 206 0 87 63 119 121 119 39 0 72-18 99-45-11 51-25 98-63 152-27 33-65 63-110 63-13 0-58-5-73-43 15 0 26 0 42-11 9-9 18-23 18-40 0-32-27-36-36-36-22 0-56 15-56 65 0 49 45 85 105 85 104 0 204-90 231-202z">
            <text:p/>
          </draw:path>
          <draw:path draw:style-name="gr3" draw:text-style-name="P9" draw:layer="layout" svg:width="0.252cm" svg:height="0.458cm" svg:x="23.304cm" svg:y="11.369cm" svg:viewBox="0 0 253 459" svg:d="M157 20c0-20-2-20-20-20-45 43-108 45-137 45v24c16 0 63 0 101-20v354c0 22 0 31-70 31h-27v25c14 0 99-3 124-3 22 0 110 3 125 3v-25h-27c-69 0-69-9-69-31z">
            <text:p/>
          </draw:path>
          <draw:path draw:style-name="gr3" draw:text-style-name="P9" draw:layer="layout" svg:width="0.656cm" svg:height="0.232cm" svg:x="23.998cm" svg:y="11.317cm" svg:viewBox="0 0 657 233" svg:d="M623 40c16 0 34 0 34-20s-18-20-32-20h-591c-16 0-34 0-34 20s18 20 34 20zM625 233c14 0 32 0 32-20 0-21-18-21-34-21h-589c-16 0-34 0-34 21 0 20 18 20 34 20z">
            <text:p/>
          </draw:path>
          <draw:path draw:style-name="gr3" draw:text-style-name="P9" draw:layer="layout" svg:width="0.658cm" svg:height="0.657cm" svg:x="25.036cm" svg:y="11.024cm" svg:viewBox="0 0 659 658" svg:d="M350 349h275c16 0 34 0 34-20s-18-20-34-20h-275v-273c0-16 0-36-21-36-20 0-20 18-20 34v275h-275c-16 0-34 0-34 20s18 20 34 20h275v269h-275c-16 0-34 0-34 20s18 20 34 20h591c16 0 34 0 34-20s-18-20-34-20h-275z">
            <text:p/>
          </draw:path>
          <draw:path draw:style-name="gr3" draw:text-style-name="P9" draw:layer="layout" svg:width="0.326cm" svg:height="0.657cm" svg:x="25.836cm" svg:y="11.024cm" svg:viewBox="0 0 327 658" svg:d="M204 25c0-23 0-25-25-25-60 63-148 63-179 63v31c20 0 78 0 130-27v513c0 35-2 47-92 47h-31v31c33-5 121-5 159-5 40 0 125 0 161 5v-31h-31c-90 0-92-12-92-47z">
            <text:p/>
          </draw:path>
        </draw:g>
        <draw:g xml:id="id169" draw:id="id169">
          <svg:title>TexMaths</svg:title>
          <svg:desc>26§display§\text{If } y_1 = 1, \text{ then from (III) we get, } x_1 = -2§svg§600§FALSE§</svg:desc>
          <draw:polygon draw:style-name="gr2" draw:text-style-name="P8" draw:layer="layout" svg:width="16.757cm" svg:height="0.823cm" svg:x="2.994cm" svg:y="12.568cm" svg:viewBox="0 0 16758 824" draw:points="8380,824 0,824 0,0 16758,0 16758,824">
            <text:p/>
          </draw:polygon>
          <draw:path draw:style-name="gr3" draw:text-style-name="P9" draw:layer="layout" svg:width="0.28cm" svg:height="0.625cm" svg:x="2.973cm" svg:y="12.582cm" svg:viewBox="0 0 281 626" svg:d="M181 71c0-31 4-42 75-42h25v-29c-31 2-104 2-140 2-37 0-110 0-141-2v29h25c71 0 75 11 75 42v484c0 34-4 42-75 42h-25v29c31-2 104-2 139-2 38 0 111 0 142 2v-29h-25c-71 0-75-8-75-42z">
            <text:p/>
          </draw:path>
          <draw:path draw:style-name="gr3" draw:text-style-name="P9" draw:layer="layout" svg:width="0.296cm" svg:height="0.646cm" svg:x="3.308cm" svg:y="12.564cm" svg:viewBox="0 0 297 647" svg:d="M131 252v-106c0-82 44-125 85-125 2 0 15 0 29 6-10 4-27 15-27 37 0 21 15 40 40 40 27 0 39-19 39-40 0-33-33-64-81-64-64 0-143 48-143 146v106h-73v27h73v297c0 42-11 42-73 42v29c37-2 79-4 106-4 38 0 79 0 117 4v-29h-19c-69 0-71-11-71-44v-295h106v-27z">
            <text:p/>
          </draw:path>
          <draw:path draw:style-name="gr3" draw:text-style-name="P9" draw:layer="layout" svg:width="0.423cm" svg:height="0.592cm" svg:x="3.888cm" svg:y="12.803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30-25-34-33-34-21 0-52 15-52 61 0 45 41 79 97 79 96 0 190-84 215-187z">
            <text:p/>
          </draw:path>
          <draw:path draw:style-name="gr3" draw:text-style-name="P9" draw:layer="layout" svg:width="0.234cm" svg:height="0.425cm" svg:x="4.379cm" svg:y="12.919cm" svg:viewBox="0 0 235 426" svg:d="M146 19c0-19 0-19-19-19-42 40-100 42-127 42v22c15 0 58 0 94-18v328c0 21 0 29-65 29h-25v23c13 0 92-2 115-2 20 0 101 2 116 2v-23h-25c-64 0-64-8-64-29z">
            <text:p/>
          </draw:path>
          <draw:path draw:style-name="gr3" draw:text-style-name="P9" draw:layer="layout" svg:width="0.608cm" svg:height="0.215cm" svg:x="5.024cm" svg:y="12.871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303cm" svg:height="0.61cm" svg:x="6.02cm" svg:y="12.599cm" svg:viewBox="0 0 304 611" svg:d="M189 23c0-21 0-23-23-23-56 58-137 58-166 58v29c19 0 73 0 121-25v477c0 33-2 43-86 43h-29v29c31-4 113-4 148-4 37 0 116 0 150 4v-29h-29c-84 0-86-10-86-43z">
            <text:p/>
          </draw:path>
          <draw:path draw:style-name="gr3" draw:text-style-name="P9" draw:layer="layout" svg:width="0.107cm" svg:height="0.274cm" svg:x="6.474cm" svg:y="13.111cm" svg:viewBox="0 0 108 275" svg:d="M108 96c0-61-23-96-58-96-31 0-50 23-50 48s19 50 50 50c10 0 23-4 31-13 4-2 4-2 6-2 0 0 2 0 2 13 0 68-33 124-64 154-10 10-10 12-10 14 0 8 4 11 10 11 10 0 83-71 83-179z">
            <text:p/>
          </draw:path>
          <draw:path draw:style-name="gr3" draw:text-style-name="P9" draw:layer="layout" svg:width="0.286cm" svg:height="0.573cm" svg:x="7.123cm" svg:y="12.645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9" draw:layer="layout" svg:width="0.461cm" svg:height="0.635cm" svg:x="7.491cm" svg:y="12.574cm" svg:viewBox="0 0 462 636" svg:d="M71 566c0 41-9 41-71 41v29c31-2 79-2 104-2 23 0 71 0 102 2v-29c-60 0-71 0-71-41v-169c0-95 65-145 123-145s69 50 69 102v212c0 41-11 41-71 41v29c31-2 79-2 104-2 23 0 71 0 102 2v-29c-48 0-71 0-71-27v-174c0-80 0-109-29-142-13-14-44-33-96-33-79 0-118 56-133 89v-320l-133 10v30c64 0 71 6 71 49z">
            <text:p/>
          </draw:path>
          <draw:path draw:style-name="gr3" draw:text-style-name="P9" draw:layer="layout" svg:width="0.355cm" svg:height="0.421cm" svg:x="7.994cm" svg:y="12.799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461cm" svg:height="0.405cm" svg:x="8.404cm" svg:y="12.803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9" draw:layer="layout" svg:width="0.296cm" svg:height="0.646cm" svg:x="9.217cm" svg:y="12.564cm" svg:viewBox="0 0 297 647" svg:d="M131 252v-106c0-82 44-125 85-125 2 0 15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9" draw:layer="layout" svg:width="0.309cm" svg:height="0.405cm" svg:x="9.492cm" svg:y="12.803cm" svg:viewBox="0 0 310 406" svg:d="M127 102v-102l-127 10v30c64 0 71 6 71 49v248c0 39-9 39-71 39v30c35 0 79-3 104-3 37 0 81 0 119 3v-30h-21c-67 0-69-8-69-41v-142c0-91 38-172 108-172 7 0 9 0 11 0-4 2-21 12-21 35 0 27 19 40 39 40 17 0 40-11 40-40s-29-56-69-56c-66 0-100 62-114 102z">
            <text:p/>
          </draw:path>
          <draw:path draw:style-name="gr3" draw:text-style-name="P9" draw:layer="layout" svg:width="0.407cm" svg:height="0.421cm" svg:x="9.849cm" svg:y="12.799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9" draw:layer="layout" svg:width="0.715cm" svg:height="0.405cm" svg:x="10.311cm" svg:y="12.803cm" svg:viewBox="0 0 716 406" svg:d="M71 89v248c0 39-9 39-71 39v30c31 0 79-3 104-3 23 0 71 3 102 3v-30c-60 0-71 0-71-39v-171c0-95 65-145 123-145s69 50 69 102v214c0 39-11 39-71 39v30c31 0 77-3 102-3s73 3 104 3v-30c-63 0-73 0-73-39v-171c0-95 67-145 125-145s66 50 66 102v214c0 39-8 39-70 39v30c31 0 79-3 104-3 22 0 70 3 102 3v-30c-48 0-71 0-71-27v-174c0-79 0-108-29-142-13-14-44-33-96-33-77 0-119 54-133 89-13-79-81-89-123-89-66 0-110 40-135 96v-96l-129 10v30c64 0 71 6 71 49z">
            <text:p/>
          </draw:path>
          <draw:path draw:style-name="gr3" draw:text-style-name="P9" draw:layer="layout" svg:width="0.213cm" svg:height="0.914cm" svg:x="11.439cm" svg:y="12.522cm" svg:viewBox="0 0 214 915" svg:d="M214 907c0-2 0-4-16-21-115-114-144-287-144-428 0-159 35-319 148-433 12-10 12-13 12-17 0-6-4-8-10-8-8 0-92 62-146 179-48 100-58 202-58 279 0 72 10 183 60 286 56 113 136 171 144 171 6 0 10-2 10-8z">
            <text:p/>
          </draw:path>
          <draw:path draw:style-name="gr3" draw:text-style-name="P9" draw:layer="layout" svg:width="0.28cm" svg:height="0.625cm" svg:x="11.728cm" svg:y="12.582cm" svg:viewBox="0 0 281 626" svg:d="M181 71c0-31 4-42 77-42h23v-29c-31 2-104 2-140 2-37 0-108 0-141-2v29h25c71 0 75 11 75 42v484c0 34-4 42-75 42h-25v29c33-2 104-2 139-2 38 0 111 0 142 2v-29h-23c-73 0-77-8-77-42z">
            <text:p/>
          </draw:path>
          <draw:path draw:style-name="gr3" draw:text-style-name="P9" draw:layer="layout" svg:width="0.28cm" svg:height="0.625cm" svg:x="12.083cm" svg:y="12.582cm" svg:viewBox="0 0 281 626" svg:d="M181 71c0-31 4-42 77-42h23v-29c-31 2-104 2-140 2-37 0-108 0-141-2v29h25c71 0 75 11 75 42v484c0 34-4 42-75 42h-25v29c33-2 104-2 139-2 38 0 111 0 142 2v-29h-23c-73 0-77-8-77-42z">
            <text:p/>
          </draw:path>
          <draw:path draw:style-name="gr3" draw:text-style-name="P9" draw:layer="layout" svg:width="0.28cm" svg:height="0.625cm" svg:x="12.439cm" svg:y="12.582cm" svg:viewBox="0 0 281 626" svg:d="M181 71c0-31 2-42 75-42h25v-29c-31 2-104 2-140 2-37 0-110 0-141-2v29h25c71 0 75 11 75 42v484c0 34-4 42-75 42h-25v29c31-2 104-2 139-2 38 0 111 0 142 2v-29h-25c-73 0-75-8-75-42z">
            <text:p/>
          </draw:path>
          <draw:path draw:style-name="gr3" draw:text-style-name="P9" draw:layer="layout" svg:width="0.213cm" svg:height="0.914cm" svg:x="12.795cm" svg:y="12.522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9" draw:layer="layout" svg:width="0.627cm" svg:height="0.405cm" svg:x="13.421cm" svg:y="12.813cm" svg:viewBox="0 0 628 406" svg:d="M551 87c17-45 46-58 77-58v-29c-21 2-48 2-66 2-27 0-69-2-86-2v29c34 0 52 17 52 44 0 6 0 6-4 19l-83 234-92-255c-2-11-4-13-4-17 0-25 36-25 54-25v-29c-27 0-72 2-95 2-27 0-54 0-81-2v29c33 0 47 2 58 13 4 6 14 33 21 52l-79 220-88-243c-4-13-4-15-4-17 0-25 35-25 54-25v-29c-27 0-79 2-100 2-4 0-52 0-85-2v29c46 0 56 2 69 31l114 325c4 14 8 21 19 21 12 0 14-5 18-19l94-260 94 262c2 10 6 17 18 17 11 0 15-9 17-17z">
            <text:p/>
          </draw:path>
          <draw:path draw:style-name="gr3" draw:text-style-name="P9" draw:layer="layout" svg:width="0.355cm" svg:height="0.421cm" svg:x="14.063cm" svg:y="12.799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419cm" svg:height="0.604cm" svg:x="14.775cm" svg:y="12.792cm" svg:viewBox="0 0 420 605" svg:d="M179 258c-81 0-81-92-81-112 0-25 2-55 14-77 9-13 29-38 67-38 79 0 79 92 79 112 0 25 0 55-15 77-8 13-29 38-64 38zM71 293c0-4 0-25 16-43 36 27 73 29 92 29 85 0 148-63 148-133 0-36-15-69-38-90 33-31 67-35 83-35 2 0 7 0 9 0-11 4-15 14-15 25 0 16 13 27 27 27 8 0 27-6 27-27 0-17-12-46-48-46-18 0-58 6-97 44-38-32-77-34-96-34-85 0-150 63-150 133 0 42 21 75 44 96-13 13-29 44-29 75 0 29 12 64 41 81-56 17-85 56-85 94 0 64 92 116 204 116 108 0 204-48 204-118 0-34-15-79-61-106-50-25-102-25-158-25-23 0-62 0-68 0-29-5-50-34-50-63zM204 582c-94 0-156-45-156-93 0-44 35-77 75-79h54c79 0 183 0 183 79 0 48-67 93-156 93z">
            <text:p/>
          </draw:path>
          <draw:path draw:style-name="gr3" draw:text-style-name="P9" draw:layer="layout" svg:width="0.355cm" svg:height="0.421cm" svg:x="15.23cm" svg:y="12.799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288cm" svg:height="0.573cm" svg:x="15.63cm" svg:y="12.645cm" svg:viewBox="0 0 289 574" svg:d="M141 198h131v-30h-131v-168h-22c0 75-30 173-119 177v21h79v251c0 115 85 125 119 125 64 0 91-65 91-125v-52h-25v52c0 67-27 102-60 102-63 0-63-83-63-100z">
            <text:p/>
          </draw:path>
          <draw:path draw:style-name="gr3" draw:text-style-name="P9" draw:layer="layout" svg:width="0.107cm" svg:height="0.274cm" svg:x="16.046cm" svg:y="13.111cm" svg:viewBox="0 0 108 275" svg:d="M108 96c0-59-21-96-58-96-33 0-50 25-50 48 0 25 17 50 50 50 14 0 25-6 35-13l2-2c0 0 2 0 2 13 0 60-27 116-68 160-4 4-6 6-6 8 0 8 4 11 10 11 10 0 83-73 83-179z">
            <text:p/>
          </draw:path>
          <draw:path draw:style-name="gr3" draw:text-style-name="P9" draw:layer="layout" svg:width="0.457cm" svg:height="0.415cm" svg:x="16.551cm" svg:y="12.803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5 0 147-119 147-142 0-8-8-8-10-8-8 0-10 2-12 8-32 100-94 121-123 121-35 0-50-29-50-60 0-21 6-40 17-81z">
            <text:p/>
          </draw:path>
          <draw:path draw:style-name="gr3" draw:text-style-name="P9" draw:layer="layout" svg:width="0.234cm" svg:height="0.425cm" svg:x="17.117cm" svg:y="12.919cm" svg:viewBox="0 0 235 426" svg:d="M146 19c0-19-2-19-19-19-42 40-100 42-127 42v22c15 0 58 0 94-18v328c0 21 0 29-65 29h-25v23c13 0 92-2 115-2 20 0 101 2 116 2v-23h-25c-64 0-64-8-64-29z">
            <text:p/>
          </draw:path>
          <draw:path draw:style-name="gr3" draw:text-style-name="P9" draw:layer="layout" svg:width="0.608cm" svg:height="0.215cm" svg:x="17.762cm" svg:y="12.871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559cm" svg:height="0.039cm" svg:x="18.752cm" svg:y="12.961cm" svg:viewBox="0 0 560 40" svg:d="M528 40c15 0 32 0 32-21 0-19-17-19-32-19h-497c-14 0-31 0-31 19 0 21 17 21 31 21z">
            <text:p/>
          </draw:path>
          <draw:path draw:style-name="gr3" draw:text-style-name="P9" draw:layer="layout" svg:width="0.365cm" svg:height="0.61cm" svg:x="19.432cm" svg:y="12.599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</draw:g>
        <draw:g xml:id="id170" draw:id="id170">
          <svg:title>TexMaths</svg:title>
          <svg:desc>26§display§\text{If } y_1 = -1, \text{ then from (III) we get, } x_1 = 2§svg§600§FALSE§</svg:desc>
          <draw:polygon draw:style-name="gr2" draw:text-style-name="P8" draw:layer="layout" svg:width="16.757cm" svg:height="0.823cm" svg:x="2.994cm" svg:y="13.868cm" svg:viewBox="0 0 16758 824" draw:points="8380,824 0,824 0,0 16758,0 16758,824">
            <text:p/>
          </draw:polygon>
          <draw:path draw:style-name="gr3" draw:text-style-name="P9" draw:layer="layout" svg:width="0.28cm" svg:height="0.625cm" svg:x="2.973cm" svg:y="13.882cm" svg:viewBox="0 0 281 626" svg:d="M181 71c0-31 4-42 75-42h25v-29c-31 2-104 2-140 2-37 0-110 0-141-2v29h25c71 0 75 11 75 42v484c0 34-4 42-75 42h-25v29c31-2 104-2 139-2 38 0 111 0 142 2v-29h-25c-71 0-75-8-75-42z">
            <text:p/>
          </draw:path>
          <draw:path draw:style-name="gr3" draw:text-style-name="P9" draw:layer="layout" svg:width="0.296cm" svg:height="0.646cm" svg:x="3.308cm" svg:y="13.864cm" svg:viewBox="0 0 297 647" svg:d="M131 252v-106c0-82 44-125 85-125 2 0 15 0 29 6-10 4-27 15-27 37 0 21 15 40 40 40 27 0 39-19 39-40 0-33-33-64-81-64-64 0-143 48-143 146v106h-73v27h73v297c0 42-11 42-73 42v29c37-2 79-4 106-4 38 0 79 0 117 4v-29h-19c-69 0-71-11-71-44v-295h106v-27z">
            <text:p/>
          </draw:path>
          <draw:path draw:style-name="gr3" draw:text-style-name="P9" draw:layer="layout" svg:width="0.423cm" svg:height="0.592cm" svg:x="3.888cm" svg:y="14.103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4 215-187z">
            <text:p/>
          </draw:path>
          <draw:path draw:style-name="gr3" draw:text-style-name="P9" draw:layer="layout" svg:width="0.234cm" svg:height="0.425cm" svg:x="4.379cm" svg:y="14.219cm" svg:viewBox="0 0 235 426" svg:d="M146 19c0-19 0-19-19-19-42 40-100 42-127 42v22c15 0 58 0 94-18v328c0 21 0 29-65 29h-25v23c13 0 92-2 115-2 20 0 101 2 116 2v-23h-25c-64 0-64-8-64-29z">
            <text:p/>
          </draw:path>
          <draw:path draw:style-name="gr3" draw:text-style-name="P9" draw:layer="layout" svg:width="0.608cm" svg:height="0.215cm" svg:x="5.024cm" svg:y="14.171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559cm" svg:height="0.039cm" svg:x="6.014cm" svg:y="14.261cm" svg:viewBox="0 0 560 40" svg:d="M528 40c15 0 32 0 32-21 0-19-17-19-32-19h-497c-14 0-31 0-31 19 0 21 17 21 31 21z">
            <text:p/>
          </draw:path>
          <draw:path draw:style-name="gr3" draw:text-style-name="P9" draw:layer="layout" svg:width="0.303cm" svg:height="0.61cm" svg:x="6.729cm" svg:y="13.899cm" svg:viewBox="0 0 304 611" svg:d="M189 23c0-21 0-23-23-23-56 58-137 58-166 58v29c19 0 73 0 121-25v477c0 33-2 43-86 43h-29v29c31-4 113-4 148-4 37 0 116 0 150 4v-29h-29c-84 0-86-10-86-43z">
            <text:p/>
          </draw:path>
          <draw:path draw:style-name="gr3" draw:text-style-name="P9" draw:layer="layout" svg:width="0.107cm" svg:height="0.274cm" svg:x="7.185cm" svg:y="14.411cm" svg:viewBox="0 0 108 275" svg:d="M108 96c0-61-23-96-58-96-31 0-50 23-50 48s19 50 50 50c10 0 23-4 31-13 4-2 4-2 6-2 0 0 2 0 2 13 0 68-33 124-64 154-10 10-10 12-10 14 0 8 4 11 10 11 10 0 83-71 83-179z">
            <text:p/>
          </draw:path>
          <draw:path draw:style-name="gr3" draw:text-style-name="P9" draw:layer="layout" svg:width="0.288cm" svg:height="0.573cm" svg:x="7.834cm" svg:y="13.945cm" svg:viewBox="0 0 289 574" svg:d="M141 198h131v-30h-131v-168h-22c0 75-30 173-119 177v21h79v251c0 115 85 125 119 125 64 0 91-65 91-125v-52h-25v52c0 67-27 102-60 102-63 0-63-83-63-100z">
            <text:p/>
          </draw:path>
          <draw:path draw:style-name="gr3" draw:text-style-name="P9" draw:layer="layout" svg:width="0.461cm" svg:height="0.635cm" svg:x="8.202cm" svg:y="13.874cm" svg:viewBox="0 0 462 636" svg:d="M71 566c0 41-9 41-71 41v29c31-2 79-2 104-2 23 0 71 0 102 2v-29c-60 0-71 0-71-41v-169c0-95 65-145 123-145s69 50 69 102v212c0 41-11 41-71 41v29c31-2 79-2 104-2 23 0 71 0 102 2v-29c-48 0-71 0-71-27v-174c0-80 0-109-29-142-13-14-44-33-96-33-79 0-118 56-133 89v-320l-133 10v30c64 0 71 6 71 49z">
            <text:p/>
          </draw:path>
          <draw:path draw:style-name="gr3" draw:text-style-name="P9" draw:layer="layout" svg:width="0.355cm" svg:height="0.421cm" svg:x="8.705cm" svg:y="14.099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461cm" svg:height="0.405cm" svg:x="9.115cm" svg:y="14.103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9" draw:layer="layout" svg:width="0.296cm" svg:height="0.646cm" svg:x="9.928cm" svg:y="13.864cm" svg:viewBox="0 0 297 647" svg:d="M131 252v-106c0-82 44-125 85-125 2 0 15 0 29 6-10 4-27 15-27 37 0 21 15 40 40 40 27 0 39-19 39-40 0-33-33-64-81-64-64 0-143 48-143 146v106h-73v27h73v297c0 42-11 42-73 42v29c37-2 79-4 106-4 38 0 79 0 117 4v-29h-19c-69 0-71-11-71-44v-295h106v-27z">
            <text:p/>
          </draw:path>
          <draw:path draw:style-name="gr3" draw:text-style-name="P9" draw:layer="layout" svg:width="0.309cm" svg:height="0.405cm" svg:x="10.203cm" svg:y="14.103cm" svg:viewBox="0 0 310 406" svg:d="M127 102v-102l-127 10v30c64 0 71 6 71 49v248c0 39-9 39-71 39v30c35 0 79-3 104-3 37 0 81 0 119 3v-30h-21c-67 0-69-8-69-41v-142c0-91 38-172 108-172 7 0 9 0 11 0-4 2-21 12-21 35 0 27 19 40 39 40 17 0 40-11 40-40s-29-56-69-56c-66 0-100 62-114 102z">
            <text:p/>
          </draw:path>
          <draw:path draw:style-name="gr3" draw:text-style-name="P9" draw:layer="layout" svg:width="0.407cm" svg:height="0.421cm" svg:x="10.561cm" svg:y="14.099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9" draw:layer="layout" svg:width="0.715cm" svg:height="0.405cm" svg:x="11.02cm" svg:y="14.103cm" svg:viewBox="0 0 716 406" svg:d="M71 89v248c0 39-9 39-71 39v30c31 0 79-3 104-3 23 0 71 3 102 3v-30c-60 0-71 0-71-39v-171c0-95 65-145 123-145s69 50 69 102v214c0 39-11 39-71 39v30c31 0 77-3 102-3s73 3 104 3v-30c-63 0-73 0-73-39v-171c0-95 67-145 125-145s66 50 66 102v214c0 39-8 39-70 39v30c31 0 79-3 104-3 22 0 70 3 102 3v-30c-48 0-71 0-71-27v-174c0-79 0-108-29-142-13-14-44-33-96-33-77 0-119 54-133 89-13-79-81-89-123-89-66 0-110 40-135 96v-96l-129 10v30c64 0 71 6 71 49z">
            <text:p/>
          </draw:path>
          <draw:path draw:style-name="gr3" draw:text-style-name="P9" draw:layer="layout" svg:width="0.213cm" svg:height="0.914cm" svg:x="12.148cm" svg:y="13.822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9" draw:layer="layout" svg:width="0.28cm" svg:height="0.625cm" svg:x="12.439cm" svg:y="13.882cm" svg:viewBox="0 0 281 626" svg:d="M181 71c0-31 2-42 75-42h25v-29c-31 2-104 2-140 2-37 0-110 0-141-2v29h25c71 0 75 11 75 42v484c0 34-4 42-75 42h-25v29c31-2 104-2 139-2 38 0 111 0 142 2v-29h-25c-73 0-75-8-75-42z">
            <text:p/>
          </draw:path>
          <draw:path draw:style-name="gr3" draw:text-style-name="P9" draw:layer="layout" svg:width="0.28cm" svg:height="0.625cm" svg:x="12.795cm" svg:y="13.882cm" svg:viewBox="0 0 281 626" svg:d="M181 71c0-31 4-42 77-42h23v-29c-31 2-104 2-140 2-37 0-108 0-141-2v29h25c71 0 75 11 75 42v484c0 34-4 42-75 42h-25v29c33-2 104-2 139-2 38 0 111 0 142 2v-29h-23c-73 0-77-8-77-42z">
            <text:p/>
          </draw:path>
          <draw:path draw:style-name="gr3" draw:text-style-name="P9" draw:layer="layout" svg:width="0.28cm" svg:height="0.625cm" svg:x="13.15cm" svg:y="13.882cm" svg:viewBox="0 0 281 626" svg:d="M181 71c0-31 4-42 77-42h23v-29c-31 2-104 2-140 2-37 0-108 0-141-2v29h25c73 0 75 11 75 42v484c0 34-2 42-75 42h-25v29c33-2 104-2 139-2 38 0 111 0 142 2v-29h-23c-73 0-77-8-77-42z">
            <text:p/>
          </draw:path>
          <draw:path draw:style-name="gr3" draw:text-style-name="P9" draw:layer="layout" svg:width="0.213cm" svg:height="0.914cm" svg:x="13.506cm" svg:y="13.822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9" draw:layer="layout" svg:width="0.627cm" svg:height="0.405cm" svg:x="14.13cm" svg:y="14.113cm" svg:viewBox="0 0 628 406" svg:d="M551 87c17-45 44-58 77-58v-29c-21 2-48 2-66 2-27 0-69-2-86-2v29c34 0 52 17 52 44 0 6 0 6-4 19l-83 234-92-255c-2-11-4-13-4-17 0-25 36-25 54-25v-29c-27 0-72 2-95 2-27 0-54 0-81-2v29c33 0 47 2 58 13 4 6 14 33 21 52l-79 220-88-243c-4-13-4-15-4-17 0-25 35-25 54-25v-29c-27 0-79 2-100 2-4 0-52 0-85-2v29c46 0 56 2 69 31l114 325c4 14 8 21 19 21 12 0 14-5 18-19l94-260 94 262c2 10 6 17 16 17 13 0 17-9 19-17z">
            <text:p/>
          </draw:path>
          <draw:path draw:style-name="gr3" draw:text-style-name="P9" draw:layer="layout" svg:width="0.355cm" svg:height="0.421cm" svg:x="14.775cm" svg:y="14.099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419cm" svg:height="0.604cm" svg:x="15.484cm" svg:y="14.092cm" svg:viewBox="0 0 420 605" svg:d="M179 258c-81 0-81-92-81-112 0-25 2-54 14-77 9-13 29-38 67-38 79 0 79 92 79 112 0 25 0 55-15 77-8 13-29 38-64 38zM71 293c0-4 0-25 16-43 36 27 73 29 92 29 85 0 148-63 148-133 0-36-15-69-38-90 33-31 67-35 83-35 2 0 7 0 9 0-11 4-15 14-15 25 0 16 13 27 27 27 8 0 27-6 27-27 0-17-12-46-48-46-18 0-58 6-97 44-38-32-77-34-96-34-85 0-150 63-150 133 0 42 21 75 44 96-13 13-29 44-29 75 0 29 12 64 41 81-56 17-85 56-85 94 0 64 92 116 204 116 108 0 204-48 204-118 0-34-15-79-61-106-50-25-102-25-158-25-23 0-62 0-68 0-29-5-50-34-50-63zM204 582c-94 0-156-45-156-93 0-44 35-77 75-79h54c79 0 183 0 183 79 0 48-67 93-156 93z">
            <text:p/>
          </draw:path>
          <draw:path draw:style-name="gr3" draw:text-style-name="P9" draw:layer="layout" svg:width="0.355cm" svg:height="0.421cm" svg:x="15.942cm" svg:y="14.099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286cm" svg:height="0.573cm" svg:x="16.339cm" svg:y="13.945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9" draw:layer="layout" svg:width="0.107cm" svg:height="0.274cm" svg:x="16.757cm" svg:y="14.411cm" svg:viewBox="0 0 108 275" svg:d="M108 96c0-59-21-96-58-96-33 0-50 25-50 48 0 25 17 50 50 50 14 0 25-6 35-13l2-2c0 0 2 0 2 13 0 60-27 116-68 160-4 4-6 6-6 8 0 8 4 11 10 11 10 0 83-73 83-179z">
            <text:p/>
          </draw:path>
          <draw:path draw:style-name="gr3" draw:text-style-name="P9" draw:layer="layout" svg:width="0.457cm" svg:height="0.415cm" svg:x="17.262cm" svg:y="14.103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5-119 145-141 0-9-8-9-10-9-8 0-10 2-12 9-30 99-92 120-123 120-35 0-50-29-50-60 0-21 6-40 17-81z">
            <text:p/>
          </draw:path>
          <draw:path draw:style-name="gr3" draw:text-style-name="P9" draw:layer="layout" svg:width="0.234cm" svg:height="0.425cm" svg:x="17.828cm" svg:y="14.219cm" svg:viewBox="0 0 235 426" svg:d="M146 19c0-19 0-19-19-19-42 40-100 42-127 42v22c15 0 58 0 94-18v328c0 21 0 29-65 29h-25v23c13 0 92-2 115-2 20 0 101 2 116 2v-23h-25c-64 0-64-8-64-29z">
            <text:p/>
          </draw:path>
          <draw:path draw:style-name="gr3" draw:text-style-name="P9" draw:layer="layout" svg:width="0.608cm" svg:height="0.215cm" svg:x="18.473cm" svg:y="14.171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365cm" svg:height="0.61cm" svg:x="19.432cm" svg:y="13.899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5" smil:attributeName="visibility" smil:to="visible"/>
                  <anim:animate smil:dur="0.5s" smil:fill="hold" smil:targetElement="id155" smil:attributeName="x" smil:values="x;x" smil:keyTimes="0;1"/>
                  <anim:animate smil:dur="0.5s" smil:fill="hold" smil:targetElement="id1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6" smil:attributeName="visibility" smil:to="visible"/>
                  <anim:animate smil:dur="0.5s" smil:fill="hold" smil:targetElement="id156" smil:attributeName="x" smil:values="x;x" smil:keyTimes="0;1"/>
                  <anim:animate smil:dur="0.5s" smil:fill="hold" smil:targetElement="id1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7" smil:attributeName="visibility" smil:to="visible"/>
                  <anim:animate smil:dur="0.5s" smil:fill="hold" smil:targetElement="id157" smil:attributeName="x" smil:values="x;x" smil:keyTimes="0;1"/>
                  <anim:animate smil:dur="0.5s" smil:fill="hold" smil:targetElement="id15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8" smil:attributeName="visibility" smil:to="visible"/>
                  <anim:animate smil:dur="0.5s" smil:fill="hold" smil:targetElement="id158" smil:attributeName="x" smil:values="x;x" smil:keyTimes="0;1"/>
                  <anim:animate smil:dur="0.5s" smil:fill="hold" smil:targetElement="id15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9" smil:attributeName="visibility" smil:to="visible"/>
                  <anim:animate smil:dur="0.5s" smil:fill="hold" smil:targetElement="id159" smil:attributeName="x" smil:values="x;x" smil:keyTimes="0;1"/>
                  <anim:animate smil:dur="0.5s" smil:fill="hold" smil:targetElement="id1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60" smil:attributeName="visibility" smil:to="visible"/>
                  <anim:animate smil:dur="0.5s" smil:fill="hold" smil:targetElement="id160" smil:attributeName="width" smil:values="width*0.05;width" smil:keyTimes="0;1"/>
                  <anim:animate smil:dur="0.5s" smil:fill="hold" smil:targetElement="id160" smil:attributeName="height" smil:values="height;height" smil:keyTimes="0;1"/>
                  <anim:animate smil:dur="0.5s" smil:fill="hold" smil:targetElement="id160" smil:attributeName="x" smil:values="x-.2;x" smil:keyTimes="0;1"/>
                  <anim:animate smil:dur="0.5s" smil:fill="hold" smil:targetElement="id160" smil:attributeName="y" smil:values="y;y" smil:keyTimes="0;1"/>
                  <anim:transitionFilter smil:dur="0.5s" smil:targetElement="id16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1" smil:attributeName="visibility" smil:to="visible"/>
                  <anim:animate smil:dur="0.5s" smil:fill="hold" smil:targetElement="id161" smil:attributeName="x" smil:values="x;x" smil:keyTimes="0;1"/>
                  <anim:animate smil:dur="0.5s" smil:fill="hold" smil:targetElement="id1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2" smil:attributeName="visibility" smil:to="visible"/>
                  <anim:animate smil:dur="0.5s" smil:fill="hold" smil:targetElement="id162" smil:attributeName="x" smil:values="x;x" smil:keyTimes="0;1"/>
                  <anim:animate smil:dur="0.5s" smil:fill="hold" smil:targetElement="id1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3" smil:attributeName="visibility" smil:to="visible"/>
                  <anim:animate smil:dur="0.5s" smil:fill="hold" smil:targetElement="id163" smil:attributeName="x" smil:values="x;x" smil:keyTimes="0;1"/>
                  <anim:animate smil:dur="0.5s" smil:fill="hold" smil:targetElement="id16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4" smil:attributeName="visibility" smil:to="visible"/>
                  <anim:animate smil:dur="0.5s" smil:fill="hold" smil:targetElement="id164" smil:attributeName="x" smil:values="x;x" smil:keyTimes="0;1"/>
                  <anim:animate smil:dur="0.5s" smil:fill="hold" smil:targetElement="id16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5" smil:attributeName="visibility" smil:to="visible"/>
                  <anim:animate smil:dur="0.5s" smil:fill="hold" smil:targetElement="id165" smil:attributeName="x" smil:values="x;x" smil:keyTimes="0;1"/>
                  <anim:animate smil:dur="0.5s" smil:fill="hold" smil:targetElement="id1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6" smil:attributeName="visibility" smil:to="visible"/>
                  <anim:animate smil:dur="0.5s" smil:fill="hold" smil:targetElement="id166" smil:attributeName="x" smil:values="x;x" smil:keyTimes="0;1"/>
                  <anim:animate smil:dur="0.5s" smil:fill="hold" smil:targetElement="id16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7" smil:attributeName="visibility" smil:to="visible"/>
                  <anim:animate smil:dur="0.5s" smil:fill="hold" smil:targetElement="id167" smil:attributeName="x" smil:values="x;x" smil:keyTimes="0;1"/>
                  <anim:animate smil:dur="0.5s" smil:fill="hold" smil:targetElement="id16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8" smil:attributeName="visibility" smil:to="visible"/>
                  <anim:animate smil:dur="0.5s" smil:fill="hold" smil:targetElement="id168" smil:attributeName="x" smil:values="x;x" smil:keyTimes="0;1"/>
                  <anim:animate smil:dur="0.5s" smil:fill="hold" smil:targetElement="id1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9" smil:attributeName="visibility" smil:to="visible"/>
                  <anim:animate smil:dur="0.5s" smil:fill="hold" smil:targetElement="id169" smil:attributeName="x" smil:values="x;x" smil:keyTimes="0;1"/>
                  <anim:animate smil:dur="0.5s" smil:fill="hold" smil:targetElement="id16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0" smil:attributeName="visibility" smil:to="visible"/>
                  <anim:animate smil:dur="0.5s" smil:fill="hold" smil:targetElement="id170" smil:attributeName="x" smil:values="x;x" smil:keyTimes="0;1"/>
                  <anim:animate smil:dur="0.5s" smil:fill="hold" smil:targetElement="id17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3T19">
        <office:forms form:automatic-focus="false" form:apply-design-mode="false"/>
        <draw:frame presentation:style-name="pr17" draw:text-style-name="P17" draw:layer="layout" svg:width="26.4cm" svg:height="14.772cm" svg:x="0.8cm" svg:y="0.628cm" presentation:class="title" presentation:user-transformed="true">
          <draw:text-box>
            <text:p text:style-name="P6"><text:span text:style-name="T29"><text:s text:c="5"/></text:span><text:span text:style-name="T29"><text:line-break/></text:span><text:span text:style-name="T28"> <text:s text:c="3"/></text:span><text:span text:style-name="T28"><text:line-break/></text:span><text:span text:style-name="T28"><text:line-break/></text:span><text:span text:style-name="T28"><text:line-break/></text:span><text:span text:style-name="T28"><text:line-break/></text:span><text:span text:style-name="T28"><text:line-break/></text:span><text:span text:style-name="T28"><text:line-break/></text:span><text:span text:style-name="T28"><text:tab/></text:span><text:span text:style-name="T28"><text:line-break/></text:span><text:span text:style-name="T38"><text:line-break/></text:span><text:span text:style-name="T28"><text:line-break/></text:span><text:span text:style-name="T28"/></text:p>
          </draw:text-box>
        </draw:frame>
        <draw:g xml:id="id171" draw:id="id171">
          <svg:title>TexMaths</svg:title>
          <svg:desc>26§display§\text{Threfore the points on the curve are } ( -2, 1 ) \text { and } ( 2, -1 )§svg§600§FALSE§</svg:desc>
          <draw:polygon draw:style-name="gr2" draw:text-style-name="P8" draw:layer="layout" svg:width="22.246cm" svg:height="0.823cm" svg:x="2.686cm" svg:y="0.769cm" svg:viewBox="0 0 22247 824" draw:points="11123,824 0,824 0,0 22247,0 22247,824">
            <text:p/>
          </draw:polygon>
          <draw:path draw:style-name="gr3" draw:text-style-name="P9" draw:layer="layout" svg:width="0.594cm" svg:height="0.619cm" svg:x="2.674cm" svg:y="0.79cm" svg:viewBox="0 0 595 620" svg:d="M578 0h-561l-17 206h23c12-148 27-177 164-177 17 0 42 0 50 2 19 2 19 13 19 33v485c0 31 0 44-96 44h-35v27c37-2 131-2 172-2 42 0 138 0 175 2v-27h-37c-96 0-96-13-96-44v-485c0-18 0-31 17-33 8-2 33-2 52-2 137 0 151 29 164 177h23z">
            <text:p/>
          </draw:path>
          <draw:path draw:style-name="gr3" draw:text-style-name="P9" draw:layer="layout" svg:width="0.461cm" svg:height="0.635cm" svg:x="3.329cm" svg:y="0.775cm" svg:viewBox="0 0 462 636" svg:d="M71 566c0 41-9 41-71 41v29c31-2 79-2 104-2 23 0 71 0 102 2v-29c-60 0-71 0-71-41v-169c0-95 65-145 123-145s69 50 69 102v212c0 41-11 41-71 41v29c31-2 79-2 104-2 23 0 71 0 102 2v-29c-48 0-71 0-71-27v-174c0-80 0-109-29-142-13-14-44-33-96-33-79 0-118 56-133 89v-320l-133 10v30c64 0 71 6 71 49z">
            <text:p/>
          </draw:path>
          <draw:path draw:style-name="gr3" draw:text-style-name="P9" draw:layer="layout" svg:width="0.309cm" svg:height="0.405cm" svg:x="3.835cm" svg:y="1.004cm" svg:viewBox="0 0 310 406" svg:d="M127 102v-102l-127 10v30c64 0 71 6 71 49v248c0 39-9 39-71 39v30c35 0 79-3 104-3 37 0 81 0 119 3v-30h-21c-67 0-69-8-69-41v-142c0-91 38-172 108-172 7 0 9 0 11 0-4 2-21 12-21 35 0 27 19 40 39 40 17 0 40-11 40-40s-29-56-69-56c-66 0-100 62-114 102z">
            <text:p/>
          </draw:path>
          <draw:path draw:style-name="gr3" draw:text-style-name="P9" draw:layer="layout" svg:width="0.355cm" svg:height="0.421cm" svg:x="4.192cm" svg:y="1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296cm" svg:height="0.646cm" svg:x="4.602cm" svg:y="0.765cm" svg:viewBox="0 0 297 647" svg:d="M131 252v-106c0-82 44-125 85-125 2 0 17 0 29 6-10 4-27 15-27 37 0 21 15 40 40 40 27 0 39-19 39-40 0-33-33-64-81-64-64 0-143 48-143 146v106h-73v27h73v297c0 42-11 42-73 42v29c37-2 79-4 106-4 38 0 79 0 117 4v-29h-19c-69 0-71-11-71-44v-295h106v-27z">
            <text:p/>
          </draw:path>
          <draw:path draw:style-name="gr3" draw:text-style-name="P9" draw:layer="layout" svg:width="0.407cm" svg:height="0.421cm" svg:x="4.877cm" svg:y="1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9" draw:layer="layout" svg:width="0.309cm" svg:height="0.405cm" svg:x="5.334cm" svg:y="1.004cm" svg:viewBox="0 0 310 406" svg:d="M127 102v-102l-127 10v30c64 0 71 6 71 49v248c0 39-9 39-71 39v30c35 0 79-3 104-3 37 0 81 0 119 3v-30h-21c-67 0-69-8-69-41v-142c0-91 38-172 108-172 7 0 9 0 11 0-4 2-21 12-21 35 0 27 19 40 39 40 17 0 40-11 40-40s-29-56-69-56c-66 0-100 62-114 102z">
            <text:p/>
          </draw:path>
          <draw:path draw:style-name="gr3" draw:text-style-name="P9" draw:layer="layout" svg:width="0.355cm" svg:height="0.421cm" svg:x="5.692cm" svg:y="1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286cm" svg:height="0.573cm" svg:x="6.395cm" svg:y="0.846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9" draw:layer="layout" svg:width="0.461cm" svg:height="0.635cm" svg:x="6.761cm" svg:y="0.775cm" svg:viewBox="0 0 462 636" svg:d="M71 566c0 41-9 41-71 41v29c31-2 79-2 104-2 23 0 71 0 102 2v-29c-60 0-71 0-71-41v-169c0-95 65-145 123-145s69 50 69 102v212c0 41-11 41-71 41v29c31-2 79-2 104-2 23 0 71 0 102 2v-29c-48 0-71 0-71-27v-174c0-80 0-109-29-142-13-14-44-33-96-33-79 0-118 56-133 89v-320l-133 10v30c64 0 71 6 71 49z">
            <text:p/>
          </draw:path>
          <draw:path draw:style-name="gr3" draw:text-style-name="P9" draw:layer="layout" svg:width="0.355cm" svg:height="0.421cm" svg:x="7.266cm" svg:y="1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452cm" svg:height="0.581cm" svg:x="7.976cm" svg:y="1.004cm" svg:viewBox="0 0 453 582" svg:d="M133 60v-60l-133 10v30c64 0 71 4 71 45v429c0 41-9 41-71 41v27c31 0 79-2 102-2 25 0 73 2 104 2v-27c-60 0-71 0-71-41v-154-9c4 15 44 65 113 65 110 0 205-90 205-208 0-116-89-208-193-208-71 0-110 40-127 60zM135 302v-206c27-46 71-73 119-73 66 0 122 81 122 185 0 110-64 187-133 187-35 0-70-19-95-56-13-19-13-21-13-37z">
            <text:p/>
          </draw:path>
          <draw:path draw:style-name="gr3" draw:text-style-name="P9" draw:layer="layout" svg:width="0.407cm" svg:height="0.421cm" svg:x="8.51cm" svg:y="1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9" draw:layer="layout" svg:width="0.197cm" svg:height="0.612cm" svg:x="8.97cm" svg:y="0.798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461cm" svg:height="0.405cm" svg:x="9.224cm" svg:y="1.004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9" draw:layer="layout" svg:width="0.286cm" svg:height="0.573cm" svg:x="9.694cm" svg:y="0.846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9" draw:layer="layout" svg:width="0.301cm" svg:height="0.421cm" svg:x="10.062cm" svg:y="1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9" draw:layer="layout" svg:width="0.407cm" svg:height="0.421cm" svg:x="10.723cm" svg:y="1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9" draw:layer="layout" svg:width="0.461cm" svg:height="0.405cm" svg:x="11.183cm" svg:y="1.004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9" draw:layer="layout" svg:width="0.286cm" svg:height="0.573cm" svg:x="11.984cm" svg:y="0.846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9" draw:layer="layout" svg:width="0.461cm" svg:height="0.635cm" svg:x="12.35cm" svg:y="0.775cm" svg:viewBox="0 0 462 636" svg:d="M71 566c0 41-9 41-71 41v29c31-2 79-2 104-2 23 0 71 0 102 2v-29c-60 0-71 0-71-41v-169c0-95 65-145 123-145s69 50 69 102v212c0 41-11 41-71 41v29c31-2 79-2 104-2 23 0 71 0 102 2v-29c-48 0-71 0-71-27v-174c0-80 0-109-29-142-13-14-44-33-96-33-79 0-118 56-133 89v-320l-133 10v30c64 0 71 6 71 49z">
            <text:p/>
          </draw:path>
          <draw:path draw:style-name="gr3" draw:text-style-name="P9" draw:layer="layout" svg:width="0.355cm" svg:height="0.421cm" svg:x="12.855cm" svg:y="1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348cm" svg:height="0.421cm" svg:x="13.571cm" svg:y="1cm" svg:viewBox="0 0 349 422" svg:d="M77 212c0-150 75-189 123-189 8 0 66 0 100 33-40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9" draw:layer="layout" svg:width="0.461cm" svg:height="0.415cm" svg:x="13.974cm" svg:y="1.004cm" svg:viewBox="0 0 462 416" svg:d="M329 333v83l133-10v-30c-65 0-71-6-71-50v-326l-135 10v30c64 0 71 6 71 49v165c0 79-44 141-111 141-77 0-81-41-81-89v-306l-135 10v30c71 0 71 2 71 83v137c0 73 0 156 141 156 50 0 92-25 117-83z">
            <text:p/>
          </draw:path>
          <draw:path draw:style-name="gr3" draw:text-style-name="P9" draw:layer="layout" svg:width="0.309cm" svg:height="0.405cm" svg:x="14.48cm" svg:y="1.004cm" svg:viewBox="0 0 310 406" svg:d="M127 102v-102l-127 10v30c64 0 73 6 73 49v248c0 39-11 39-73 39v30c35 0 79-3 104-3 37 0 81 0 119 3v-30h-21c-67 0-69-8-69-41v-142c0-91 38-172 108-172 7 0 9 0 11 0-4 2-21 12-21 35 0 27 19 40 39 40 17 0 40-11 40-40s-29-56-69-56c-66 0-100 62-114 102z">
            <text:p/>
          </draw:path>
          <draw:path draw:style-name="gr3" draw:text-style-name="P9" draw:layer="layout" svg:width="0.448cm" svg:height="0.405cm" svg:x="14.829cm" svg:y="1.014cm" svg:viewBox="0 0 449 406" svg:d="M364 89c8-20 25-60 85-60v-29c-21 2-48 2-68 2-23 0-65-2-81-2v29c35 0 45 21 45 40 0 8-2 10-6 20l-94 235-104-255c-4-13-4-15-4-17 0-23 36-23 52-23v-29c-27 0-79 2-100 2-25 0-62 0-89-2v29c58 0 62 4 73 33l133 327c4 12 6 17 19 17 12 0 16-9 18-17z">
            <text:p/>
          </draw:path>
          <draw:path draw:style-name="gr3" draw:text-style-name="P9" draw:layer="layout" svg:width="0.355cm" svg:height="0.421cm" svg:x="15.295cm" svg:y="1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413cm" svg:height="0.421cm" svg:x="16.017cm" svg:y="1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9" draw:layer="layout" svg:width="0.309cm" svg:height="0.405cm" svg:x="16.462cm" svg:y="1.004cm" svg:viewBox="0 0 310 406" svg:d="M127 102v-102l-127 10v30c64 0 71 6 71 49v248c0 39-9 39-71 39v30c35 0 79-3 104-3 37 0 81 0 119 3v-30h-21c-67 0-69-8-69-41v-142c0-91 38-172 108-172 7 0 9 0 11 0-4 2-21 12-21 35 0 27 19 40 39 40 17 0 40-11 40-40s-29-56-69-56c-66 0-100 62-114 102z">
            <text:p/>
          </draw:path>
          <draw:path draw:style-name="gr3" draw:text-style-name="P9" draw:layer="layout" svg:width="0.355cm" svg:height="0.421cm" svg:x="16.819cm" svg:y="1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213cm" svg:height="0.914cm" svg:x="17.595cm" svg:y="0.723cm" svg:viewBox="0 0 214 915" svg:d="M214 907c0-2 0-4-16-21-115-114-144-287-144-428 0-159 35-319 148-433 12-10 12-13 12-17 0-6-4-8-10-8-8 0-92 62-146 179-48 100-58 202-58 279 0 72 10 183 60 286 56 113 136 171 144 171 6 0 10-2 10-8z">
            <text:p/>
          </draw:path>
          <draw:path draw:style-name="gr3" draw:text-style-name="P9" draw:layer="layout" svg:width="0.558cm" svg:height="0.039cm" svg:x="17.936cm" svg:y="1.162cm" svg:viewBox="0 0 559 40" svg:d="M528 40c15 0 31 0 31-21 0-19-16-19-31-19h-497c-14 0-31 0-31 19 0 21 17 21 31 21z">
            <text:p/>
          </draw:path>
          <draw:path draw:style-name="gr3" draw:text-style-name="P9" draw:layer="layout" svg:width="0.365cm" svg:height="0.61cm" svg:x="18.617cm" svg:y="0.8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9" draw:layer="layout" svg:width="0.107cm" svg:height="0.274cm" svg:x="19.105cm" svg:y="1.312cm" svg:viewBox="0 0 108 275" svg:d="M108 96c0-61-23-96-58-96-31 0-50 23-50 48s19 50 50 50c10 0 23-4 31-13 4-2 4-2 6-2 0 0 2 0 2 13 0 68-33 124-64 154-10 10-10 12-10 14 0 8 4 11 10 11 10 0 83-71 83-179z">
            <text:p/>
          </draw:path>
          <draw:path draw:style-name="gr3" draw:text-style-name="P9" draw:layer="layout" svg:width="0.303cm" svg:height="0.61cm" svg:x="19.515cm" svg:y="0.8cm" svg:viewBox="0 0 304 611" svg:d="M189 23c0-21 0-23-21-23-58 58-139 58-168 58v29c19 0 73 0 121-25v477c0 33-2 43-86 43h-29v29c31-4 113-4 148-4 37 0 116 0 150 4v-29h-29c-84 0-86-10-86-43z">
            <text:p/>
          </draw:path>
          <draw:path draw:style-name="gr3" draw:text-style-name="P9" draw:layer="layout" svg:width="0.213cm" svg:height="0.914cm" svg:x="19.944cm" svg:y="0.723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9" draw:layer="layout" svg:width="0.413cm" svg:height="0.421cm" svg:x="20.588cm" svg:y="1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9" draw:layer="layout" svg:width="0.461cm" svg:height="0.405cm" svg:x="21.038cm" svg:y="1.004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9" draw:layer="layout" svg:width="0.452cm" svg:height="0.646cm" svg:x="21.545cm" svg:y="0.775cm" svg:viewBox="0 0 453 647" svg:d="M318 586v61l135-11v-29c-64 0-72-6-72-50v-557l-131 10v30c64 0 70 6 70 49v198c-27-31-66-56-116-56-108 0-204 89-204 208 0 116 89 208 196 208 58 0 99-31 122-61zM318 341v187c0 17 0 19-10 33-27 44-69 65-108 65-42 0-75-23-98-58-23-38-25-90-25-127 0-35 2-90 27-131 21-29 54-58 104-58 33 0 71 12 100 54 10 16 10 18 10 35z">
            <text:p/>
          </draw:path>
          <draw:path draw:style-name="gr3" draw:text-style-name="P9" draw:layer="layout" svg:width="0.213cm" svg:height="0.914cm" svg:x="22.419cm" svg:y="0.723cm" svg:viewBox="0 0 214 915" svg:d="M214 907c0-2 0-4-16-21-115-114-144-287-144-428 0-159 35-319 148-433 12-10 12-13 12-17 0-6-4-8-10-8-8 0-92 62-146 179-48 100-58 202-58 279 0 72 10 183 60 286 56 113 136 171 144 171 6 0 10-2 10-8z">
            <text:p/>
          </draw:path>
          <draw:path draw:style-name="gr3" draw:text-style-name="P9" draw:layer="layout" svg:width="0.365cm" svg:height="0.61cm" svg:x="22.729cm" svg:y="0.8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9" draw:layer="layout" svg:width="0.107cm" svg:height="0.274cm" svg:x="23.217cm" svg:y="1.312cm" svg:viewBox="0 0 108 275" svg:d="M108 96c0-61-23-96-58-96-31 0-50 23-50 48s19 50 50 50c10 0 23-4 31-13 4-2 4-2 6-2 0 0 2 0 2 13 0 68-33 124-64 154-10 10-10 12-10 14 0 8 4 11 10 11 10 0 83-71 83-179z">
            <text:p/>
          </draw:path>
          <draw:path draw:style-name="gr3" draw:text-style-name="P9" draw:layer="layout" svg:width="0.558cm" svg:height="0.039cm" svg:x="23.621cm" svg:y="1.162cm" svg:viewBox="0 0 559 40" svg:d="M528 40c15 0 31 0 31-21 0-19-16-19-31-19h-497c-14 0-31 0-31 19 0 21 17 21 31 21z">
            <text:p/>
          </draw:path>
          <draw:path draw:style-name="gr3" draw:text-style-name="P9" draw:layer="layout" svg:width="0.303cm" svg:height="0.61cm" svg:x="24.338cm" svg:y="0.8cm" svg:viewBox="0 0 304 611" svg:d="M189 23c0-21 0-23-23-23-56 58-137 58-166 58v29c19 0 73 0 121-25v477c0 33-2 43-86 43h-29v29c31-4 113-4 148-4 37 0 116 0 150 4v-29h-29c-84 0-86-10-86-43z">
            <text:p/>
          </draw:path>
          <draw:path draw:style-name="gr3" draw:text-style-name="P9" draw:layer="layout" svg:width="0.213cm" svg:height="0.914cm" svg:x="24.765cm" svg:y="0.723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73" draw:id="id173">
          <svg:title>TexMaths</svg:title>
          <svg:desc>26§display§\text{Equation of the tangent to (I) at } (-2, 1) \text { is given by}§svg§600§FALSE§</svg:desc>
          <draw:polygon draw:style-name="gr2" draw:text-style-name="P8" draw:layer="layout" svg:width="20.672cm" svg:height="0.823cm" svg:x="2.893cm" svg:y="3.172cm" svg:viewBox="0 0 20673 824" draw:points="10337,824 0,824 0,0 20673,0 20673,824">
            <text:p/>
          </draw:polygon>
          <draw:path draw:style-name="gr3" draw:text-style-name="P9" draw:layer="layout" svg:width="0.567cm" svg:height="0.623cm" svg:x="2.876cm" svg:y="3.19cm" svg:viewBox="0 0 568 624" svg:d="M94 551c0 33 0 44-71 44h-23v29h528l40-237h-23c-23 141-44 208-202 208h-123c-41 0-43-6-43-38v-243h81c89 0 100 29 100 106h23v-241h-23c0 77-11 106-100 106h-81v-221c0-29 2-35 43-35h119c141 0 166 50 181 177h23l-27-206h-516v29h23c71 0 71 11 71 42z">
            <text:p/>
          </draw:path>
          <draw:path draw:style-name="gr3" draw:text-style-name="P9" draw:layer="layout" svg:width="0.452cm" svg:height="0.581cm" svg:x="3.5cm" svg:y="3.407cm" svg:viewBox="0 0 453 582" svg:d="M318 349v165c0 41-10 41-73 41v27c32 0 79-2 104-2s71 2 104 2v-27c-62 0-72 0-72-41v-514h-21l-33 83c-13-25-50-83-123-83-108 0-204 89-204 208 0 114 89 208 196 208 64 0 101-40 122-67zM320 152v129c0 29-16 54-37 77-11 12-40 37-83 37-67 0-123-81-123-187 0-108 64-185 131-185 73 0 112 79 112 129z">
            <text:p/>
          </draw:path>
          <draw:path draw:style-name="gr3" draw:text-style-name="P9" draw:layer="layout" svg:width="0.461cm" svg:height="0.415cm" svg:x="3.98cm" svg:y="3.407cm" svg:viewBox="0 0 462 416" svg:d="M329 333v83l133-10v-30c-65 0-71-6-71-50v-326l-135 10v30c64 0 71 6 71 49v165c0 79-44 141-111 141-77 0-81-41-81-89v-306l-135 10v30c71 0 71 2 71 83v137c0 73 0 156 141 156 50 0 92-25 117-83z">
            <text:p/>
          </draw:path>
          <draw:path draw:style-name="gr3" draw:text-style-name="P9" draw:layer="layout" svg:width="0.413cm" svg:height="0.421cm" svg:x="4.496cm" svg:y="3.403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9" draw:layer="layout" svg:width="0.286cm" svg:height="0.573cm" svg:x="4.933cm" svg:y="3.249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9" draw:layer="layout" svg:width="0.197cm" svg:height="0.612cm" svg:x="5.301cm" svg:y="3.201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407cm" svg:height="0.421cm" svg:x="5.551cm" svg:y="3.403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9" draw:layer="layout" svg:width="0.461cm" svg:height="0.405cm" svg:x="6.01cm" svg:y="3.407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9" draw:layer="layout" svg:width="0.407cm" svg:height="0.421cm" svg:x="6.82cm" svg:y="3.403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9" draw:layer="layout" svg:width="0.296cm" svg:height="0.646cm" svg:x="7.281cm" svg:y="3.168cm" svg:viewBox="0 0 297 647" svg:d="M131 252v-106c0-82 44-125 85-125 2 0 15 0 29 6-10 4-27 15-27 37 0 21 15 40 40 40 27 0 39-19 39-40 0-33-33-64-81-64-64 0-143 48-143 146v106h-73v27h73v297c0 42-11 42-73 42v29c37-2 79-4 106-4 38 0 79 0 117 4v-29h-19c-69 0-71-11-71-44v-295h106v-27z">
            <text:p/>
          </draw:path>
          <draw:path draw:style-name="gr3" draw:text-style-name="P9" draw:layer="layout" svg:width="0.286cm" svg:height="0.573cm" svg:x="7.851cm" svg:y="3.249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9" draw:layer="layout" svg:width="0.461cm" svg:height="0.635cm" svg:x="8.219cm" svg:y="3.178cm" svg:viewBox="0 0 462 636" svg:d="M71 566c0 41-9 41-71 41v29c31-2 79-2 104-2 23 0 71 0 102 2v-29c-60 0-71 0-71-41v-169c0-95 65-145 123-145s69 50 69 102v212c0 41-11 41-71 41v29c31-2 79-2 104-2 23 0 71 0 102 2v-29c-48 0-71 0-71-27v-174c0-80 0-109-29-142-13-14-44-33-96-33-79 0-118 56-133 89v-320l-133 10v30c64 0 71 6 71 49z">
            <text:p/>
          </draw:path>
          <draw:path draw:style-name="gr3" draw:text-style-name="P9" draw:layer="layout" svg:width="0.355cm" svg:height="0.421cm" svg:x="8.723cm" svg:y="3.403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286cm" svg:height="0.573cm" svg:x="9.426cm" svg:y="3.249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9" draw:layer="layout" svg:width="0.413cm" svg:height="0.421cm" svg:x="9.802cm" svg:y="3.403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9" draw:layer="layout" svg:width="0.461cm" svg:height="0.405cm" svg:x="10.249cm" svg:y="3.407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9" draw:layer="layout" svg:width="0.419cm" svg:height="0.604cm" svg:x="10.753cm" svg:y="3.396cm" svg:viewBox="0 0 420 605" svg:d="M179 258c-81 0-81-92-81-112 0-25 2-54 14-77 9-13 29-38 67-38 79 0 79 92 79 112 0 25 0 55-15 77-8 13-29 38-64 38zM71 293c0-4 0-25 16-43 36 27 73 29 92 29 85 0 148-63 148-133 0-36-15-69-38-90 33-31 67-35 83-35 2 0 7 0 9 0-11 4-15 14-15 25 0 16 13 27 27 27 8 0 27-6 27-27 0-17-12-46-48-46-18 0-58 6-97 44-38-32-77-34-96-34-85 0-150 63-150 133 0 42 21 75 44 96-13 13-29 44-29 75 0 29 12 64 41 81-56 17-85 56-85 94 0 64 92 116 204 116 108 0 204-48 204-118 0-34-15-79-61-106-50-25-102-25-158-25-23 0-62 0-68 0-29-5-50-34-50-63zM204 582c-94 0-156-45-156-93 0-44 35-77 75-79h54c79 0 183 0 183 79 0 48-67 93-156 93z">
            <text:p/>
          </draw:path>
          <draw:path draw:style-name="gr3" draw:text-style-name="P9" draw:layer="layout" svg:width="0.355cm" svg:height="0.421cm" svg:x="11.21cm" svg:y="3.403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461cm" svg:height="0.405cm" svg:x="11.62cm" svg:y="3.407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9" draw:layer="layout" svg:width="0.286cm" svg:height="0.573cm" svg:x="12.09cm" svg:y="3.249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9" draw:layer="layout" svg:width="0.286cm" svg:height="0.573cm" svg:x="12.752cm" svg:y="3.249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9" draw:layer="layout" svg:width="0.407cm" svg:height="0.421cm" svg:x="13.114cm" svg:y="3.403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9" draw:layer="layout" svg:width="0.213cm" svg:height="0.914cm" svg:x="13.941cm" svg:y="3.126cm" svg:viewBox="0 0 214 915" svg:d="M214 907c0-2 0-4-16-21-115-114-144-287-144-428 0-159 35-319 148-433 12-10 12-13 12-17 0-6-4-8-10-8-8 0-92 62-146 179-48 100-58 202-58 279 0 72 10 183 60 286 56 113 136 171 144 171 6 0 10-2 10-8z">
            <text:p/>
          </draw:path>
          <draw:path draw:style-name="gr3" draw:text-style-name="P9" draw:layer="layout" svg:width="0.28cm" svg:height="0.625cm" svg:x="14.23cm" svg:y="3.186cm" svg:viewBox="0 0 281 626" svg:d="M181 71c0-31 2-42 75-42h25v-29c-31 2-104 2-140 2-37 0-110 0-141-2v29h25c71 0 75 11 75 42v484c0 34-4 42-75 42h-25v29c31-2 104-2 139-2 38 0 111 0 142 2v-29h-25c-73 0-75-8-75-42z">
            <text:p/>
          </draw:path>
          <draw:path draw:style-name="gr3" draw:text-style-name="P9" draw:layer="layout" svg:width="0.213cm" svg:height="0.914cm" svg:x="14.588cm" svg:y="3.12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9" draw:layer="layout" svg:width="0.413cm" svg:height="0.421cm" svg:x="15.233cm" svg:y="3.403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9" draw:layer="layout" svg:width="0.288cm" svg:height="0.573cm" svg:x="15.67cm" svg:y="3.249cm" svg:viewBox="0 0 289 574" svg:d="M141 198h131v-30h-131v-168h-22c0 75-30 173-119 177v21h79v251c0 115 85 125 119 125 64 0 91-65 91-125v-52h-25v52c0 67-27 102-60 102-63 0-63-83-63-100z">
            <text:p/>
          </draw:path>
          <draw:path draw:style-name="gr3" draw:text-style-name="P9" draw:layer="layout" svg:width="0.213cm" svg:height="0.914cm" svg:x="16.402cm" svg:y="3.126cm" svg:viewBox="0 0 214 915" svg:d="M214 907c0-2 0-4-16-21-115-114-144-287-144-428 0-159 35-319 148-433 12-10 12-13 12-17 0-6-4-8-10-8-8 0-92 62-146 179-48 100-58 202-58 279 0 72 10 183 60 286 56 113 136 171 144 171 6 0 10-2 10-8z">
            <text:p/>
          </draw:path>
          <draw:path draw:style-name="gr3" draw:text-style-name="P9" draw:layer="layout" svg:width="0.559cm" svg:height="0.039cm" svg:x="16.743cm" svg:y="3.565cm" svg:viewBox="0 0 560 40" svg:d="M528 40c15 0 32 0 32-21 0-19-17-19-32-19h-497c-14 0-31 0-31 19 0 21 17 21 31 21z">
            <text:p/>
          </draw:path>
          <draw:path draw:style-name="gr3" draw:text-style-name="P9" draw:layer="layout" svg:width="0.365cm" svg:height="0.61cm" svg:x="17.423cm" svg:y="3.203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9" draw:layer="layout" svg:width="0.107cm" svg:height="0.274cm" svg:x="17.914cm" svg:y="3.715cm" svg:viewBox="0 0 108 275" svg:d="M108 96c0-61-23-96-58-96-31 0-50 23-50 48s19 50 50 50c10 0 23-4 31-13 4-2 4-2 6-2 0 0 2 0 2 13 0 68-33 124-64 154-10 10-10 12-10 14 0 8 4 11 10 11 10 0 83-71 83-179z">
            <text:p/>
          </draw:path>
          <draw:path draw:style-name="gr3" draw:text-style-name="P9" draw:layer="layout" svg:width="0.303cm" svg:height="0.61cm" svg:x="18.324cm" svg:y="3.203cm" svg:viewBox="0 0 304 611" svg:d="M189 23c0-21 0-23-23-23-56 58-137 58-166 58v29c19 0 73 0 121-25v477c0 33-2 43-86 43h-29v29c31-4 113-4 148-4 37 0 116 0 150 4v-29h-29c-84 0-86-10-86-43z">
            <text:p/>
          </draw:path>
          <draw:path draw:style-name="gr3" draw:text-style-name="P9" draw:layer="layout" svg:width="0.213cm" svg:height="0.914cm" svg:x="18.75cm" svg:y="3.12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9" draw:layer="layout" svg:width="0.197cm" svg:height="0.612cm" svg:x="19.389cm" svg:y="3.201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301cm" svg:height="0.421cm" svg:x="19.642cm" svg:y="3.403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9" draw:layer="layout" svg:width="0.419cm" svg:height="0.604cm" svg:x="20.302cm" svg:y="3.396cm" svg:viewBox="0 0 420 605" svg:d="M179 258c-81 0-81-92-81-112 0-25 2-54 14-77 9-13 29-38 67-38 79 0 79 92 79 112 0 25 0 55-15 77-8 13-29 38-64 38zM71 293c0-4 0-25 16-43 36 27 73 29 92 29 85 0 148-63 148-133 0-36-15-69-38-90 33-31 67-35 83-35 2 0 7 0 9 0-11 4-15 14-15 25 0 16 13 27 27 27 8 0 27-6 27-27 0-17-12-46-48-46-18 0-58 6-97 44-38-32-77-34-96-34-85 0-150 63-150 133 0 42 21 75 44 96-13 13-29 44-29 75 0 29 12 64 41 81-56 17-85 56-85 94 0 64 92 116 204 116 108 0 204-48 204-118 0-34-15-79-61-106-50-25-102-25-158-25-23 0-62 0-68 0-29-5-50-34-50-63zM204 582c-94 0-156-45-156-93 0-44 35-77 75-79h54c79 0 183 0 183 79 0 48-67 93-156 93z">
            <text:p/>
          </draw:path>
          <draw:path draw:style-name="gr3" draw:text-style-name="P9" draw:layer="layout" svg:width="0.197cm" svg:height="0.612cm" svg:x="20.764cm" svg:y="3.201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448cm" svg:height="0.405cm" svg:x="21.005cm" svg:y="3.417cm" svg:viewBox="0 0 449 406" svg:d="M364 89c8-20 25-60 85-60v-29c-21 2-48 2-68 2-23 0-65-2-81-2v29c35 0 45 21 45 40 0 8-2 10-6 20l-94 235-104-255c-4-13-4-15-4-17 0-23 36-23 52-23v-29c-27 0-79 2-100 2-25 0-62 0-89-2v29c58 0 62 4 73 33l133 327c4 12 6 17 19 17 12 0 16-9 18-17z">
            <text:p/>
          </draw:path>
          <draw:path draw:style-name="gr3" draw:text-style-name="P9" draw:layer="layout" svg:width="0.355cm" svg:height="0.421cm" svg:x="21.471cm" svg:y="3.403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461cm" svg:height="0.405cm" svg:x="21.88cm" svg:y="3.407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9" draw:layer="layout" svg:width="0.452cm" svg:height="0.646cm" svg:x="22.69cm" svg:y="3.178cm" svg:viewBox="0 0 453 647" svg:d="M133 291v-291l-133 10v30c64 0 71 6 71 49v547h23c2-2 8-14 33-56 14 21 52 67 121 67 110 0 205-90 205-208 0-117-91-208-195-208-71 0-110 44-125 60zM135 532v-189c0-19 0-19 11-33 35-52 85-58 108-58 41 0 75 22 95 58 25 37 27 89 27 127 0 35-2 89-29 131-18 27-54 58-104 58-39 0-72-23-95-56-13-19-13-21-13-38z">
            <text:p/>
          </draw:path>
          <draw:path draw:style-name="gr3" draw:text-style-name="P9" draw:layer="layout" svg:width="0.448cm" svg:height="0.581cm" svg:x="23.162cm" svg:y="3.417cm" svg:viewBox="0 0 449 582" svg:d="M364 87c23-58 71-58 85-58v-29c-21 2-48 2-68 2-17 0-61-2-81-2v29c29 0 43 17 43 40 0 8 0 10-6 20l-92 227-101-247c-5-9-7-13-7-17 0-23 36-23 52-23v-29c-25 0-85 2-100 2-25 0-62 0-89-2v29c44 0 62 0 75 31l137 335c-4 13-16 42-23 54-21 50-45 115-104 115-6 0-27 0-43-17 29-4 35-25 35-40 0-22-17-37-37-37-19 0-40 10-40 39 0 42 40 73 85 73 56 0 96-52 117-104z">
            <text:p/>
          </draw:path>
        </draw:g>
        <draw:g xml:id="id172" draw:id="id172">
          <svg:title>TexMaths</svg:title>
          <svg:desc>26§display§\text{and slope of tangent } = 2§svg§600§FALSE§</svg:desc>
          <draw:polygon draw:style-name="gr2" draw:text-style-name="P8" draw:layer="layout" svg:width="9.997cm" svg:height="0.742cm" svg:x="2.882cm" svg:y="1.971cm" svg:viewBox="0 0 9998 743" draw:points="4999,743 0,743 0,0 9998,0 9998,743">
            <text:p/>
          </draw:polygon>
          <draw:path draw:style-name="gr3" draw:text-style-name="P9" draw:layer="layout" svg:width="0.413cm" svg:height="0.422cm" svg:x="2.874cm" svg:y="2.16cm" svg:viewBox="0 0 414 423" svg:d="M266 341c4 38 29 75 73 75 19 0 75-12 75-87v-50h-23v50c0 54-23 60-33 60-29 0-33-41-33-45v-186c0-37 0-73-34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9" draw:layer="layout" svg:width="0.461cm" svg:height="0.405cm" svg:x="3.323cm" svg:y="2.167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453cm" svg:height="0.647cm" svg:x="3.833cm" svg:y="1.935cm" svg:viewBox="0 0 454 648" svg:d="M318 587v61l136-11v-29c-65 0-73-6-73-50v-558l-131 10v30c64 0 70 6 70 50v197c-27-31-66-56-116-56-108 0-204 90-204 208 0 117 89 209 196 209 58 0 99-32 122-61zM318 341v188c0 17 0 19-10 33-27 44-69 65-108 65-42 0-75-23-98-59-23-37-25-89-25-127 0-35 2-89 27-131 21-29 54-58 104-58 33 0 71 12 100 54 10 17 10 19 10 35z">
            <text:p/>
          </draw:path>
          <draw:path draw:style-name="gr3" draw:text-style-name="P9" draw:layer="layout" svg:width="0.301cm" svg:height="0.422cm" svg:x="4.644cm" svg:y="2.16cm" svg:viewBox="0 0 302 423" svg:d="M160 233c21 4 96 19 96 86 0 45-31 83-104 83-77 0-110-52-127-131-2-11-4-15-13-15-12 0-12 6-12 23v121c0 16 0 23 10 23 5 0 7-2 23-19 2-2 2-4 19-21 40 38 81 40 100 40 106 0 150-63 150-129 0-48-29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9" draw:layer="layout" svg:width="0.205cm" svg:height="0.636cm" svg:x="5.004cm" svg:y="1.935cm" svg:viewBox="0 0 206 637" svg:d="M133 0l-133 10v30c64 0 73 6 73 50v476c0 42-11 42-73 42v29c31-2 79-2 102-2s69 0 104 2v-29c-62 0-73 0-73-42z">
            <text:p/>
          </draw:path>
          <draw:path draw:style-name="gr3" draw:text-style-name="P9" draw:layer="layout" svg:width="0.407cm" svg:height="0.422cm" svg:x="5.254cm" svg:y="2.16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9" draw:layer="layout" svg:width="0.453cm" svg:height="0.582cm" svg:x="5.712cm" svg:y="2.167cm" svg:viewBox="0 0 454 583" svg:d="M133 60v-60l-133 10v30c64 0 71 4 71 45v429c0 42-9 42-71 42v27c31 0 79-2 102-2 25 0 73 2 104 2v-27c-60 0-71 0-71-42v-154-8c4 14 44 64 113 64 110 0 206-89 206-208 0-116-90-208-194-208-71 0-110 40-127 60zM135 302v-206c27-46 71-73 119-73 66 0 123 81 123 185 0 111-65 188-134 188-35 0-70-19-95-57-13-18-13-20-13-37z">
            <text:p/>
          </draw:path>
          <draw:path draw:style-name="gr3" draw:text-style-name="P9" draw:layer="layout" svg:width="0.355cm" svg:height="0.422cm" svg:x="6.244cm" svg:y="2.16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9" draw:layer="layout" svg:width="0.407cm" svg:height="0.422cm" svg:x="6.956cm" svg:y="2.16cm" svg:viewBox="0 0 408 423" svg:d="M408 214c0-116-94-214-204-214-115 0-204 100-204 214 0 119 96 209 204 209 110 0 204-92 204-209zM204 400c-40 0-79-21-104-63-23-39-23-95-23-129 0-35 0-85 21-127 25-41 68-60 106-60 39 0 79 19 102 58 25 40 25 94 25 129 0 34 0 83-21 123-19 42-60 69-106 69z">
            <text:p/>
          </draw:path>
          <draw:path draw:style-name="gr3" draw:text-style-name="P9" draw:layer="layout" svg:width="0.296cm" svg:height="0.647cm" svg:x="7.415cm" svg:y="1.925cm" svg:viewBox="0 0 297 648" svg:d="M131 252v-106c0-81 44-125 85-125 2 0 17 0 29 6-10 4-27 15-27 38 0 20 15 39 40 39 27 0 39-19 39-39 0-34-33-65-81-65-64 0-143 48-143 146v106h-73v27h73v298c0 41-11 41-73 41v30c37-3 81-5 106-5 38 0 79 0 117 5v-30h-19c-69 0-71-10-71-43v-296h106v-27z">
            <text:p/>
          </draw:path>
          <draw:path draw:style-name="gr3" draw:text-style-name="P9" draw:layer="layout" svg:width="0.286cm" svg:height="0.574cm" svg:x="7.987cm" svg:y="2.008cm" svg:viewBox="0 0 287 575" svg:d="M141 198h132v-29h-132v-169h-22c0 75-30 173-119 177v21h79v252c0 114 85 125 119 125 64 0 89-65 89-125v-52h-23v52c0 66-27 102-60 102-63 0-63-84-63-100z">
            <text:p/>
          </draw:path>
          <draw:path draw:style-name="gr3" draw:text-style-name="P9" draw:layer="layout" svg:width="0.413cm" svg:height="0.422cm" svg:x="8.364cm" svg:y="2.16cm" svg:viewBox="0 0 414 423" svg:d="M266 341c4 38 29 75 73 75 19 0 75-12 75-87v-50h-23v50c0 54-23 60-33 60-29 0-33-41-33-45v-186c0-37 0-73-34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9" draw:layer="layout" svg:width="0.461cm" svg:height="0.405cm" svg:x="8.811cm" svg:y="2.167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419cm" svg:height="0.605cm" svg:x="9.315cm" svg:y="2.156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9" draw:layer="layout" svg:width="0.355cm" svg:height="0.422cm" svg:x="9.772cm" svg:y="2.16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9" draw:layer="layout" svg:width="0.461cm" svg:height="0.405cm" svg:x="10.182cm" svg:y="2.167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288cm" svg:height="0.574cm" svg:x="10.652cm" svg:y="2.008cm" svg:viewBox="0 0 289 575" svg:d="M141 198h132v-29h-132v-169h-22c0 75-30 173-119 177v21h79v252c0 114 85 125 119 125 64 0 91-65 91-125v-52h-25v52c0 66-27 102-60 102-63 0-63-84-63-100z">
            <text:p/>
          </draw:path>
          <draw:path draw:style-name="gr3" draw:text-style-name="P9" draw:layer="layout" svg:width="0.609cm" svg:height="0.216cm" svg:x="11.601cm" svg:y="2.233cm" svg:viewBox="0 0 610 217" svg:d="M578 37c15 0 32 0 32-18 0-19-17-19-30-19h-549c-14 0-31 0-31 19 0 18 17 18 31 18zM580 217c13 0 30 0 30-19s-17-19-32-19h-547c-14 0-31 0-31 19s17 19 31 19z">
            <text:p/>
          </draw:path>
          <draw:path draw:style-name="gr3" draw:text-style-name="P9" draw:layer="layout" svg:width="0.365cm" svg:height="0.611cm" svg:x="12.56cm" svg:y="1.96cm" svg:viewBox="0 0 366 612" svg:d="M71 541l98-95c143-127 197-175 197-267 0-106-81-179-193-179-104 0-173 85-173 167 0 50 46 50 48 50 16 0 48-11 48-48 0-23-17-48-48-48-8 0-8 0-13 2 21-61 71-94 125-94 83 0 123 73 123 150 0 73-46 146-96 202l-177 196c-10 10-10 12-10 35h341l25-160h-23c-4 27-10 69-18 81-9 8-69 8-88 8z">
            <text:p/>
          </draw:path>
        </draw:g>
        <draw:g xml:id="id174" draw:id="id174">
          <svg:title>TexMaths</svg:title>
          <svg:desc>26§display§y - 1 = 2(x + 2) \ \Rightarrow §svg§600§FALSE§</svg:desc>
          <draw:polygon draw:style-name="gr2" draw:text-style-name="P8" draw:layer="layout" svg:width="7.865cm" svg:height="0.822cm" svg:x="2.893cm" svg:y="4.574cm" svg:viewBox="0 0 7866 823" draw:points="3933,823 0,823 0,0 7866,0 7866,823">
            <text:p/>
          </draw:polygon>
          <draw:path draw:style-name="gr3" draw:text-style-name="P9" draw:layer="layout" svg:width="0.423cm" svg:height="0.592cm" svg:x="2.874cm" svg:y="4.809cm" svg:viewBox="0 0 424 593" svg:d="M420 56c4-12 4-14 4-21 0-16-14-25-27-25-10 0-25 5-33 19-2 4-8 33-13 50-6 23-12 48-18 73l-42 166c-2 13-41 77-102 77-48 0-58-39-58-75 0-41 17-97 48-179 14-37 16-47 16-66 0-42-29-75-74-75-88 0-121 133-121 141 0 9 8 9 10 9 11 0 11-2 15-17 25-85 62-112 94-112 6 0 22 0 22 29 0 23-8 46-16 64-36 96-52 150-52 192 0 81 58 110 112 110 35 0 67-17 92-42-11 48-23 92-59 142-25 31-60 58-102 58-12 0-54-4-68-40 14 0 25 0 39-10 9-8 17-21 17-37 0-30-25-34-33-34-21 0-52 15-52 61 0 45 41 79 97 79 96 0 190-84 215-187z">
            <text:p/>
          </draw:path>
          <draw:path draw:style-name="gr3" draw:text-style-name="P9" draw:layer="layout" svg:width="0.558cm" svg:height="0.039cm" svg:x="3.606cm" svg:y="4.967cm" svg:viewBox="0 0 559 40" svg:d="M528 40c15 0 31 0 31-21 0-19-16-19-31-19h-497c-14 0-31 0-31 19 0 21 17 21 31 21z">
            <text:p/>
          </draw:path>
          <draw:path draw:style-name="gr3" draw:text-style-name="P9" draw:layer="layout" svg:width="0.303cm" svg:height="0.61cm" svg:x="4.525cm" svg:y="4.605cm" svg:viewBox="0 0 304 611" svg:d="M189 23c0-21 0-23-21-23-58 58-139 58-168 58v29c19 0 73 0 121-25v477c0 33-2 43-86 43h-29v29c31-4 113-4 148-4 37 0 116 0 150 4v-29h-29c-84 0-86-10-86-43z">
            <text:p/>
          </draw:path>
          <draw:path draw:style-name="gr3" draw:text-style-name="P9" draw:layer="layout" svg:width="0.608cm" svg:height="0.215cm" svg:x="5.205cm" svg:y="4.877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365cm" svg:height="0.61cm" svg:x="6.166cm" svg:y="4.605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21 81-6 9-66 9-85 9z">
            <text:p/>
          </draw:path>
          <draw:path draw:style-name="gr3" draw:text-style-name="P9" draw:layer="layout" svg:width="0.213cm" svg:height="0.914cm" svg:x="6.667cm" svg:y="4.528cm" svg:viewBox="0 0 214 915" svg:d="M214 907c0-2 0-4-16-21-115-114-144-287-144-428 0-159 35-319 148-433 12-10 12-13 12-17 0-6-4-8-10-8-9 0-92 62-146 179-48 100-58 202-58 279 0 72 10 182 60 286 56 113 135 171 144 171 6 0 10-2 10-8z">
            <text:p/>
          </draw:path>
          <draw:path draw:style-name="gr3" draw:text-style-name="P9" draw:layer="layout" svg:width="0.457cm" svg:height="0.415cm" svg:x="6.959cm" svg:y="4.809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5-119 145-141 0-9-8-9-10-9-8 0-10 2-12 9-30 99-94 120-123 120-36 0-50-29-50-60 0-21 6-40 17-81z">
            <text:p/>
          </draw:path>
          <draw:path draw:style-name="gr3" draw:text-style-name="P9" draw:layer="layout" svg:width="0.608cm" svg:height="0.61cm" svg:x="7.707cm" svg:y="4.68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9" draw:layer="layout" svg:width="0.365cm" svg:height="0.61cm" svg:x="8.616cm" svg:y="4.605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9" draw:layer="layout" svg:width="0.213cm" svg:height="0.914cm" svg:x="9.08cm" svg:y="4.528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9" draw:layer="layout" svg:width="0.812cm" svg:height="0.504cm" svg:x="9.991cm" svg:y="4.734cm" svg:viewBox="0 0 813 505" svg:d="M616 181c37 33 85 58 114 71-33 14-77 39-114 70h-583c-16 0-33 0-33 19s17 19 31 19h543c-44 41-92 122-92 135 0 10 11 10 17 10 8 0 15 0 17-8 21-35 46-83 106-137 62-56 125-79 170-94 17-6 17-6 19-8 2 0 2-4 2-6s0-2 0-5l-4-2c0-2-2-2-19-8-124-35-216-121-266-218-10-19-12-19-25-19-6 0-17 0-17 10 0 13 46 92 92 136h-543c-14 0-31 0-31 18 0 17 17 17 33 17z">
            <text:p/>
          </draw:path>
        </draw:g>
        <draw:g xml:id="id175" draw:id="id175">
          <svg:title>TexMaths</svg:title>
          <svg:desc>26§display§y - 1 = 2x + 4 \ \ \Rightarrow §svg§600§FALSE§</svg:desc>
          <draw:polygon draw:style-name="gr2" draw:text-style-name="P8" draw:layer="layout" svg:width="7.459cm" svg:height="0.714cm" svg:x="11.493cm" svg:y="4.574cm" svg:viewBox="0 0 7460 715" draw:points="3729,715 0,715 0,0 7460,0 7460,715">
            <text:p/>
          </draw:polygon>
          <draw:path draw:style-name="gr3" draw:text-style-name="P9" draw:layer="layout" svg:width="0.423cm" svg:height="0.591cm" svg:x="11.474cm" svg:y="4.742cm" svg:viewBox="0 0 424 592" svg:d="M420 56c4-12 4-14 4-21 0-16-14-25-27-25-10 0-25 5-33 19-2 4-8 33-13 50-6 23-12 48-18 73l-42 166c-2 12-41 77-102 77-48 0-58-40-58-75 0-42 17-98 48-179 14-37 16-48 16-66 0-42-29-75-74-75-88 0-121 133-121 141 0 9 8 9 10 9 11 0 11-3 15-17 25-85 62-112 94-112 6 0 22 0 22 29 0 23-8 46-16 64-36 96-52 150-52 191 0 81 58 110 112 110 35 0 67-16 92-41-11 48-23 91-59 141-25 31-60 58-102 58-12 0-54-4-68-39 14 0 25 0 39-11 9-8 17-20 17-37 0-29-25-33-33-33-21 0-52 14-52 60s41 79 97 79c96 0 190-83 215-187z">
            <text:p/>
          </draw:path>
          <draw:path draw:style-name="gr3" draw:text-style-name="P9" draw:layer="layout" svg:width="0.558cm" svg:height="0.038cm" svg:x="12.206cm" svg:y="4.9cm" svg:viewBox="0 0 559 39" svg:d="M528 39c15 0 31 0 31-20 0-19-16-19-31-19h-497c-14 0-31 0-31 19 0 20 17 20 31 20z">
            <text:p/>
          </draw:path>
          <draw:path draw:style-name="gr3" draw:text-style-name="P9" draw:layer="layout" svg:width="0.303cm" svg:height="0.61cm" svg:x="13.125cm" svg:y="4.538cm" svg:viewBox="0 0 304 611" svg:d="M189 23c0-21 0-23-21-23-58 58-139 58-168 58v29c19 0 73 0 121-25v476c0 33-2 44-86 44h-29v29c31-4 113-4 148-4 37 0 116 0 150 4v-29h-29c-84 0-86-11-86-44z">
            <text:p/>
          </draw:path>
          <draw:path draw:style-name="gr3" draw:text-style-name="P9" draw:layer="layout" svg:width="0.608cm" svg:height="0.215cm" svg:x="13.805cm" svg:y="4.811cm" svg:viewBox="0 0 609 216" svg:d="M578 37c15 0 31 0 31-18 0-19-16-19-29-19h-549c-14 0-31 0-31 19 0 18 17 18 31 18zM580 216c13 0 29 0 29-19 0-18-16-18-31-18h-547c-14 0-31 0-31 18 0 19 17 19 31 19z">
            <text:p/>
          </draw:path>
          <draw:path draw:style-name="gr3" draw:text-style-name="P9" draw:layer="layout" svg:width="0.365cm" svg:height="0.61cm" svg:x="14.766cm" svg:y="4.538cm" svg:viewBox="0 0 366 611" svg:d="M71 540l97-95c144-127 198-175 198-266 0-106-81-179-193-179-104 0-173 85-173 166 0 50 46 50 48 50 16 0 48-10 48-48 0-23-17-48-48-48-8 0-8 0-13 3 21-61 71-94 125-94 83 0 123 73 123 150 0 72-46 145-96 201l-177 195c-10 11-10 13-10 36h341l25-160h-23c-4 27-10 68-21 81-6 8-66 8-85 8z">
            <text:p/>
          </draw:path>
          <draw:path draw:style-name="gr3" draw:text-style-name="P9" draw:layer="layout" svg:width="0.457cm" svg:height="0.414cm" svg:x="15.203cm" svg:y="4.742cm" svg:viewBox="0 0 458 415" svg:d="M281 129c4-25 25-108 89-108 4 0 27 0 46 10-25 6-44 29-44 50 0 15 11 33 36 33 20 0 50-16 50-54 0-48-55-60-86-60-54 0-85 48-97 71-23-63-71-71-98-71-96 0-148 118-148 141 0 9 8 9 11 9 8 0 10 0 12-9 31-97 91-120 123-120 16 0 50 8 50 60 0 29-17 91-50 218-15 58-48 96-88 96-6 0-27 0-45-11 22-6 43-25 43-50 0-24-21-33-35-33-27 0-50 25-50 54 0 42 46 60 85 60 63 0 94-64 98-70 10 35 44 70 98 70 95 0 147-118 147-141 0-8-8-8-10-8-8 0-10 2-12 8-32 100-94 121-123 121-36 0-50-29-50-61 0-20 6-39 17-81z">
            <text:p/>
          </draw:path>
          <draw:path draw:style-name="gr3" draw:text-style-name="P9" draw:layer="layout" svg:width="0.608cm" svg:height="0.61cm" svg:x="15.953cm" svg:y="4.613cm" svg:viewBox="0 0 609 611" svg:d="M324 324h256c13 0 29 0 29-19 0-18-16-18-29-18h-256v-256c0-14 0-31-18-31-19 0-19 17-19 31v256h-256c-14 0-31 0-31 18 0 19 17 19 31 19h256v256c0 12 0 31 19 31 18 0 18-19 18-31z">
            <text:p/>
          </draw:path>
          <draw:path draw:style-name="gr3" draw:text-style-name="P9" draw:layer="layout" svg:width="0.407cm" svg:height="0.618cm" svg:x="16.841cm" svg:y="4.528cm" svg:viewBox="0 0 408 619" svg:d="M243 469v79c0 34 0 44-68 44h-19v27c37-2 85-2 123-2 39 0 87 0 124 2v-27h-18c-69 0-71-10-71-44v-79h94v-29h-94v-417c0-17 0-23-15-23-8 0-10 0-16 10l-283 430v29zM250 440h-225l225-340z">
            <text:p/>
          </draw:path>
          <draw:path draw:style-name="gr3" draw:text-style-name="P9" draw:layer="layout" svg:width="0.812cm" svg:height="0.504cm" svg:x="18.185cm" svg:y="4.667cm" svg:viewBox="0 0 813 505" svg:d="M616 181c37 33 83 58 114 70-33 15-77 40-114 71h-583c-16 0-33 0-33 19 0 18 17 18 31 18h543c-44 42-92 123-92 135 0 11 11 11 17 11 8 0 15 0 17-9 21-35 45-83 106-137 62-56 125-79 170-93 17-6 17-6 19-8 2 0 2-5 2-7s0-2 0-4l-4-2c-2-2-2-2-19-8-125-36-216-121-268-218-8-19-10-19-23-19-6 0-17 0-17 10 0 13 46 92 92 135h-543c-14 0-31 0-31 19 0 17 17 17 33 17z">
            <text:p/>
          </draw:path>
        </draw:g>
        <draw:g xml:id="id176" draw:id="id176">
          <svg:title>TexMaths</svg:title>
          <svg:desc>26§display§2x - y + 5 = 0§svg§600§FALSE§</svg:desc>
          <draw:polygon draw:style-name="gr2" draw:text-style-name="P8" draw:layer="layout" svg:width="5.699cm" svg:height="0.706cm" svg:x="19.574cm" svg:y="4.574cm" svg:viewBox="0 0 5700 707" draw:points="2850,707 0,707 0,0 5700,0 5700,707">
            <text:p/>
          </draw:polygon>
          <draw:path draw:style-name="gr3" draw:text-style-name="P9" draw:layer="layout" svg:width="0.365cm" svg:height="0.61cm" svg:x="19.574cm" svg:y="4.528cm" svg:viewBox="0 0 366 611" svg:d="M71 540l98-95c143-127 197-175 197-266 0-106-81-179-193-179-104 0-173 85-173 166 0 50 46 50 48 50 16 0 48-10 48-48 0-23-17-47-48-47-8 0-8 0-13 2 21-61 71-94 125-94 83 0 123 73 123 150 0 72-46 145-96 201l-177 196c-10 10-10 12-10 35h341l25-160h-23c-4 27-10 69-18 81-9 8-69 8-88 8z">
            <text:p/>
          </draw:path>
          <draw:path draw:style-name="gr3" draw:text-style-name="P9" draw:layer="layout" svg:width="0.457cm" svg:height="0.415cm" svg:x="20.011cm" svg:y="4.732cm" svg:viewBox="0 0 458 416" svg:d="M281 129c4-25 25-108 89-108 7 0 27 0 46 10-25 6-44 29-44 50 0 15 11 33 36 33 21 0 50-16 50-54 0-48-54-60-86-60-54 0-85 48-97 71-23-63-71-71-98-71-96 0-148 118-148 141 0 9 8 9 11 9 8 0 10 0 12-9 31-97 92-120 123-120 16 0 50 8 50 60 0 29-17 92-50 218-15 58-48 96-88 96-6 0-27 0-45-11 22-6 43-24 43-49s-21-34-35-34c-27 0-50 25-50 54 0 42 46 61 85 61 63 0 96-65 98-71 10 35 44 71 98 71 96 0 148-119 148-142 0-8-9-8-11-8-8 0-10 2-12 8-29 100-94 121-123 121-35 0-50-29-50-60 0-21 6-40 17-81z">
            <text:p/>
          </draw:path>
          <draw:path draw:style-name="gr3" draw:text-style-name="P9" draw:layer="layout" svg:width="0.559cm" svg:height="0.038cm" svg:x="20.787cm" svg:y="4.89cm" svg:viewBox="0 0 560 39" svg:d="M528 39c15 0 32 0 32-20 0-19-17-19-32-19h-497c-14 0-31 0-31 19 0 20 17 20 31 20z">
            <text:p/>
          </draw:path>
          <draw:path draw:style-name="gr3" draw:text-style-name="P9" draw:layer="layout" svg:width="0.423cm" svg:height="0.591cm" svg:x="21.65cm" svg:y="4.732cm" svg:viewBox="0 0 424 592" svg:d="M420 56c4-12 4-14 4-21 0-16-14-25-27-25-10 0-25 5-33 19-2 4-8 33-12 50-7 23-13 48-19 73l-42 166c-2 12-41 77-104 77-46 0-56-40-56-75 0-42 17-98 48-179 14-37 17-47 17-66 0-42-30-75-75-75-88 0-121 133-121 141 0 9 8 9 10 9 11 0 11-2 15-17 25-85 62-112 94-112 6 0 22 0 22 29 0 23-8 46-16 64-36 96-52 150-52 192 0 81 58 110 112 110 36 0 67-17 92-42-11 48-23 92-59 141-25 32-60 59-101 59-13 0-55-5-69-40 14 0 25 0 37-10 11-9 19-21 19-38 0-29-25-33-33-33-21 0-52 15-52 60 0 46 41 79 98 79 95 0 189-83 214-187z">
            <text:p/>
          </draw:path>
          <draw:path draw:style-name="gr3" draw:text-style-name="P9" draw:layer="layout" svg:width="0.609cm" svg:height="0.61cm" svg:x="22.36cm" svg:y="4.603cm" svg:viewBox="0 0 610 611" svg:d="M325 324h255c13 0 30 0 30-18 0-19-17-19-30-19h-255v-256c0-14 0-31-19-31s-19 17-19 31v256h-256c-14 0-31 0-31 19 0 18 17 18 31 18h256v256c0 12 0 31 19 31s19-19 19-31z">
            <text:p/>
          </draw:path>
          <draw:path draw:style-name="gr3" draw:text-style-name="P9" draw:layer="layout" svg:width="0.365cm" svg:height="0.629cm" svg:x="23.269cm" svg:y="4.528cm" svg:viewBox="0 0 366 630" svg:d="M366 426c0-108-75-202-175-202-43 0-83 15-116 48v-178c19 6 50 12 79 12 112 0 177-83 177-96 0-6-2-10-9-10-2 0-4 0-8 2-19 8-62 27-125 27-37 0-79-6-122-25-7-4-9-4-11-4-8 0-8 8-8 23v270c0 17 0 25 12 25 7 0 9-2 11-8 10-15 46-65 118-65 48 0 71 42 79 58 15 36 17 71 17 117 0 31 0 87-23 125-21 35-56 60-98 60-66 0-118-48-135-102 2 0 6 0 17 0 29 0 46-23 46-44 0-23-17-45-46-45-15 0-46 6-46 49 0 77 62 167 166 167 107 0 200-88 200-204z">
            <text:p/>
          </draw:path>
          <draw:path draw:style-name="gr3" draw:text-style-name="P9" draw:layer="layout" svg:width="0.609cm" svg:height="0.215cm" svg:x="23.984cm" svg:y="4.8cm" svg:viewBox="0 0 610 216" svg:d="M578 37c15 0 32 0 32-18 0-19-17-19-30-19h-549c-14 0-31 0-31 19 0 18 17 18 31 18zM580 216c13 0 30 0 30-19 0-18-17-18-32-18h-547c-14 0-31 0-31 18 0 19 17 19 31 19z">
            <text:p/>
          </draw:path>
          <draw:path draw:style-name="gr3" draw:text-style-name="P9" draw:layer="layout" svg:width="0.386cm" svg:height="0.629cm" svg:x="24.933cm" svg:y="4.528cm" svg:viewBox="0 0 387 630" svg:d="M387 318c0-75-4-148-37-216-42-87-117-102-157-102-54 0-122 23-160 108-29 65-33 135-33 210 0 69 4 150 42 220 39 73 106 92 151 92 50 0 119-19 161-106 29-63 33-135 33-206zM193 611c-35 0-91-23-108-112-8-54-8-139-8-193 0-59 0-119 6-169 19-108 88-116 110-116 30 0 90 16 109 106 8 52 8 120 8 179 0 68 0 130-10 189-13 87-65 116-107 116z">
            <text:p/>
          </draw:path>
        </draw:g>
        <draw:g xml:id="id177" draw:id="id177">
          <svg:title>TexMaths</svg:title>
          <svg:desc>26§display§\text{Equation of the tangent to (I) at } (2, -1) \text { is given by}§svg§600§FALSE§</svg:desc>
          <draw:polygon draw:style-name="gr2" draw:text-style-name="P8" draw:layer="layout" svg:width="20.672cm" svg:height="0.822cm" svg:x="2.895cm" svg:y="5.974cm" svg:viewBox="0 0 20673 823" draw:points="10337,823 0,823 0,0 20673,0 20673,823">
            <text:p/>
          </draw:polygon>
          <draw:path draw:style-name="gr3" draw:text-style-name="P9" draw:layer="layout" svg:width="0.567cm" svg:height="0.623cm" svg:x="2.878cm" svg:y="5.992cm" svg:viewBox="0 0 568 624" svg:d="M94 551c0 33 0 44-71 44h-23v29h528l40-237h-23c-23 141-44 208-202 208h-123c-41 0-43-6-43-38v-243h81c89 0 100 29 100 106h23v-241h-23c0 77-11 106-100 106h-81v-221c0-29 2-35 43-35h119c141 0 166 50 181 177h23l-27-206h-516v29h23c71 0 71 11 71 42z">
            <text:p/>
          </draw:path>
          <draw:path draw:style-name="gr3" draw:text-style-name="P9" draw:layer="layout" svg:width="0.452cm" svg:height="0.581cm" svg:x="3.502cm" svg:y="6.209cm" svg:viewBox="0 0 453 582" svg:d="M318 349v165c0 41-10 41-73 41v27c32 0 79-2 104-2s71 2 104 2v-27c-62 0-72 0-72-41v-514h-21l-33 83c-13-25-50-83-123-83-108 0-204 89-204 208 0 114 89 208 196 208 64 0 101-40 122-67zM320 152v129c0 29-16 54-37 77-11 12-40 37-83 37-67 0-123-81-123-187 0-108 64-185 131-185 73 0 112 79 112 129z">
            <text:p/>
          </draw:path>
          <draw:path draw:style-name="gr3" draw:text-style-name="P9" draw:layer="layout" svg:width="0.461cm" svg:height="0.415cm" svg:x="3.982cm" svg:y="6.209cm" svg:viewBox="0 0 462 416" svg:d="M329 333v83l133-10v-30c-65 0-71-6-71-50v-326l-135 10v30c64 0 71 6 71 49v165c0 79-44 141-111 141-77 0-81-41-81-89v-306l-135 10v30c71 0 71 2 71 83v137c0 73 0 156 141 156 50 0 92-25 117-83z">
            <text:p/>
          </draw:path>
          <draw:path draw:style-name="gr3" draw:text-style-name="P9" draw:layer="layout" svg:width="0.413cm" svg:height="0.421cm" svg:x="4.498cm" svg:y="6.205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9" draw:layer="layout" svg:width="0.286cm" svg:height="0.573cm" svg:x="4.935cm" svg:y="6.051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9" draw:layer="layout" svg:width="0.197cm" svg:height="0.612cm" svg:x="5.303cm" svg:y="6.003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407cm" svg:height="0.421cm" svg:x="5.553cm" svg:y="6.205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9" draw:layer="layout" svg:width="0.461cm" svg:height="0.405cm" svg:x="6.012cm" svg:y="6.209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9" draw:layer="layout" svg:width="0.407cm" svg:height="0.421cm" svg:x="6.822cm" svg:y="6.205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9" draw:layer="layout" svg:width="0.296cm" svg:height="0.646cm" svg:x="7.283cm" svg:y="5.97cm" svg:viewBox="0 0 297 647" svg:d="M131 252v-106c0-82 44-125 85-125 2 0 15 0 29 6-10 4-27 15-27 37 0 21 15 40 40 40 27 0 39-19 39-40 0-33-33-64-81-64-64 0-143 48-143 146v106h-73v27h73v297c0 42-11 42-73 42v29c37-2 79-4 106-4 38 0 79 0 117 4v-29h-19c-69 0-71-11-71-44v-295h106v-27z">
            <text:p/>
          </draw:path>
          <draw:path draw:style-name="gr3" draw:text-style-name="P9" draw:layer="layout" svg:width="0.286cm" svg:height="0.573cm" svg:x="7.853cm" svg:y="6.051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9" draw:layer="layout" svg:width="0.461cm" svg:height="0.635cm" svg:x="8.221cm" svg:y="5.98cm" svg:viewBox="0 0 462 636" svg:d="M71 566c0 41-9 41-71 41v29c31-2 79-2 104-2 23 0 71 0 102 2v-29c-60 0-71 0-71-41v-169c0-95 65-145 123-145s69 50 69 102v212c0 41-11 41-71 41v29c31-2 79-2 104-2 23 0 71 0 102 2v-29c-48 0-71 0-71-27v-174c0-80 0-109-29-142-13-14-44-33-96-33-79 0-118 56-133 89v-320l-133 10v30c64 0 71 6 71 49z">
            <text:p/>
          </draw:path>
          <draw:path draw:style-name="gr3" draw:text-style-name="P9" draw:layer="layout" svg:width="0.355cm" svg:height="0.421cm" svg:x="8.725cm" svg:y="6.205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286cm" svg:height="0.573cm" svg:x="9.428cm" svg:y="6.051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9" draw:layer="layout" svg:width="0.413cm" svg:height="0.421cm" svg:x="9.804cm" svg:y="6.205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9" draw:layer="layout" svg:width="0.461cm" svg:height="0.405cm" svg:x="10.251cm" svg:y="6.209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9" draw:layer="layout" svg:width="0.419cm" svg:height="0.604cm" svg:x="10.755cm" svg:y="6.198cm" svg:viewBox="0 0 420 605" svg:d="M179 258c-81 0-81-92-81-112 0-25 2-54 14-77 9-13 29-38 67-38 79 0 79 92 79 112 0 25 0 55-15 77-8 13-29 38-64 38zM71 293c0-4 0-25 16-43 36 27 73 29 92 29 85 0 148-63 148-133 0-36-15-69-38-90 33-31 67-35 83-35 2 0 7 0 9 0-11 4-15 14-15 25 0 16 13 27 27 27 8 0 27-6 27-27 0-17-12-46-48-46-18 0-58 6-97 44-38-32-77-34-96-34-85 0-150 63-150 133 0 42 21 75 44 96-13 13-29 44-29 75 0 29 12 64 41 81-56 17-85 56-85 94 0 64 92 116 204 116 108 0 204-48 204-118 0-34-15-79-61-106-50-25-102-25-158-25-23 0-62 0-68 0-29-5-50-34-50-63zM204 582c-94 0-156-45-156-93 0-44 35-77 75-79h54c79 0 183 0 183 79 0 48-67 93-156 93z">
            <text:p/>
          </draw:path>
          <draw:path draw:style-name="gr3" draw:text-style-name="P9" draw:layer="layout" svg:width="0.355cm" svg:height="0.421cm" svg:x="11.212cm" svg:y="6.205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461cm" svg:height="0.405cm" svg:x="11.622cm" svg:y="6.209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9" draw:layer="layout" svg:width="0.286cm" svg:height="0.573cm" svg:x="12.092cm" svg:y="6.051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9" draw:layer="layout" svg:width="0.286cm" svg:height="0.573cm" svg:x="12.754cm" svg:y="6.051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9" draw:layer="layout" svg:width="0.407cm" svg:height="0.421cm" svg:x="13.116cm" svg:y="6.205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9" draw:layer="layout" svg:width="0.213cm" svg:height="0.914cm" svg:x="13.943cm" svg:y="5.928cm" svg:viewBox="0 0 214 915" svg:d="M214 907c0-2 0-4-16-21-115-114-144-287-144-429 0-158 35-318 148-432 12-10 12-13 12-17 0-6-4-8-10-8-8 0-92 62-146 179-48 100-58 202-58 278 0 73 10 183 60 287 56 113 136 171 144 171 6 0 10-2 10-8z">
            <text:p/>
          </draw:path>
          <draw:path draw:style-name="gr3" draw:text-style-name="P9" draw:layer="layout" svg:width="0.28cm" svg:height="0.625cm" svg:x="14.232cm" svg:y="5.988cm" svg:viewBox="0 0 281 626" svg:d="M181 71c0-31 2-42 75-42h25v-29c-31 2-104 2-140 2-37 0-110 0-141-2v29h25c71 0 75 11 75 42v484c0 34-4 42-75 42h-25v29c31-2 104-2 139-2 38 0 111 0 142 2v-29h-25c-73 0-75-8-75-42z">
            <text:p/>
          </draw:path>
          <draw:path draw:style-name="gr3" draw:text-style-name="P9" draw:layer="layout" svg:width="0.213cm" svg:height="0.914cm" svg:x="14.59cm" svg:y="5.928cm" svg:viewBox="0 0 214 915" svg:d="M214 457c0-70-10-180-60-284-56-113-135-173-146-173-4 0-8 4-8 8s0 7 17 23c91 90 143 235 143 426 0 156-33 319-148 433-12 13-12 15-12 17 0 6 4 8 8 8 11 0 94-62 148-179 48-100 58-202 58-279z">
            <text:p/>
          </draw:path>
          <draw:path draw:style-name="gr3" draw:text-style-name="P9" draw:layer="layout" svg:width="0.413cm" svg:height="0.421cm" svg:x="15.235cm" svg:y="6.205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9" draw:layer="layout" svg:width="0.288cm" svg:height="0.573cm" svg:x="15.672cm" svg:y="6.051cm" svg:viewBox="0 0 289 574" svg:d="M141 198h131v-30h-131v-168h-22c0 75-30 173-119 177v21h79v251c0 115 85 125 119 125 64 0 91-65 91-125v-52h-25v52c0 67-27 102-60 102-63 0-63-83-63-100z">
            <text:p/>
          </draw:path>
          <draw:path draw:style-name="gr3" draw:text-style-name="P9" draw:layer="layout" svg:width="0.213cm" svg:height="0.914cm" svg:x="16.404cm" svg:y="5.928cm" svg:viewBox="0 0 214 915" svg:d="M214 907c0-2 0-4-16-21-115-114-144-287-144-429 0-158 35-318 148-432 12-10 12-13 12-17 0-6-4-8-10-8-8 0-92 62-146 179-48 100-58 202-58 278 0 73 10 183 60 287 56 113 136 171 144 171 6 0 10-2 10-8z">
            <text:p/>
          </draw:path>
          <draw:path draw:style-name="gr3" draw:text-style-name="P9" draw:layer="layout" svg:width="0.365cm" svg:height="0.61cm" svg:x="16.716cm" svg:y="6.005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9" draw:layer="layout" svg:width="0.107cm" svg:height="0.274cm" svg:x="17.205cm" svg:y="6.517cm" svg:viewBox="0 0 108 275" svg:d="M108 96c0-61-23-96-58-96-31 0-50 23-50 48s19 50 50 50c10 0 23-4 31-13 4-2 4-2 6-2 0 0 2 0 2 13 0 68-33 124-64 154-10 10-10 12-10 14 0 8 4 11 10 11 10 0 83-71 83-179z">
            <text:p/>
          </draw:path>
          <draw:path draw:style-name="gr3" draw:text-style-name="P9" draw:layer="layout" svg:width="0.559cm" svg:height="0.039cm" svg:x="17.608cm" svg:y="6.367cm" svg:viewBox="0 0 560 40" svg:d="M528 40c15 0 32 0 32-21 0-19-17-19-32-19h-497c-14 0-31 0-31 19 0 21 17 21 31 21z">
            <text:p/>
          </draw:path>
          <draw:path draw:style-name="gr3" draw:text-style-name="P9" draw:layer="layout" svg:width="0.303cm" svg:height="0.61cm" svg:x="18.326cm" svg:y="6.005cm" svg:viewBox="0 0 304 611" svg:d="M189 23c0-21 0-23-23-23-56 58-137 58-166 58v29c19 0 73 0 121-25v477c0 33-2 43-86 43h-29v29c31-4 113-4 148-4 37 0 116 0 150 4v-29h-29c-84 0-86-10-86-43z">
            <text:p/>
          </draw:path>
          <draw:path draw:style-name="gr3" draw:text-style-name="P9" draw:layer="layout" svg:width="0.213cm" svg:height="0.914cm" svg:x="18.752cm" svg:y="5.928cm" svg:viewBox="0 0 214 915" svg:d="M214 457c0-70-10-180-60-284-56-113-135-173-146-173-4 0-8 4-8 8s0 7 17 23c91 90 143 235 143 426 0 156-33 319-148 433-12 13-12 15-12 17 0 6 4 8 8 8 11 0 94-62 148-179 48-100 58-202 58-279z">
            <text:p/>
          </draw:path>
          <draw:path draw:style-name="gr3" draw:text-style-name="P9" draw:layer="layout" svg:width="0.197cm" svg:height="0.612cm" svg:x="19.391cm" svg:y="6.003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301cm" svg:height="0.421cm" svg:x="19.644cm" svg:y="6.205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9" draw:layer="layout" svg:width="0.419cm" svg:height="0.604cm" svg:x="20.304cm" svg:y="6.198cm" svg:viewBox="0 0 420 605" svg:d="M179 258c-81 0-81-92-81-112 0-25 2-54 14-77 9-13 29-38 67-38 79 0 79 92 79 112 0 25 0 55-15 77-8 13-29 38-64 38zM71 293c0-4 0-25 16-43 36 27 73 29 92 29 85 0 148-63 148-133 0-36-15-69-38-90 33-31 67-35 83-35 2 0 7 0 9 0-11 4-15 14-15 25 0 16 13 27 27 27 8 0 27-6 27-27 0-17-12-46-48-46-18 0-58 6-97 44-38-32-77-34-96-34-85 0-150 63-150 133 0 42 21 75 44 96-13 13-29 44-29 75 0 29 12 64 41 81-56 17-85 56-85 94 0 64 92 116 204 116 108 0 204-48 204-118 0-34-15-79-61-106-50-25-102-25-158-25-23 0-62 0-68 0-29-5-50-34-50-63zM204 582c-94 0-156-45-156-93 0-44 35-77 75-79h54c79 0 183 0 183 79 0 48-67 93-156 93z">
            <text:p/>
          </draw:path>
          <draw:path draw:style-name="gr3" draw:text-style-name="P9" draw:layer="layout" svg:width="0.197cm" svg:height="0.612cm" svg:x="20.766cm" svg:y="6.003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448cm" svg:height="0.405cm" svg:x="21.007cm" svg:y="6.219cm" svg:viewBox="0 0 449 406" svg:d="M364 89c8-20 25-60 85-60v-29c-21 2-48 2-68 2-23 0-65-2-81-2v29c35 0 45 21 45 40 0 8-2 10-6 20l-94 235-104-255c-4-13-4-15-4-17 0-23 36-23 52-23v-29c-27 0-79 2-100 2-25 0-62 0-89-2v29c58 0 62 4 73 33l133 327c4 12 6 17 19 17 12 0 16-9 18-17z">
            <text:p/>
          </draw:path>
          <draw:path draw:style-name="gr3" draw:text-style-name="P9" draw:layer="layout" svg:width="0.355cm" svg:height="0.421cm" svg:x="21.473cm" svg:y="6.205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461cm" svg:height="0.405cm" svg:x="21.882cm" svg:y="6.209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9" draw:layer="layout" svg:width="0.452cm" svg:height="0.646cm" svg:x="22.692cm" svg:y="5.98cm" svg:viewBox="0 0 453 647" svg:d="M133 291v-291l-133 10v30c64 0 71 6 71 49v547h23c2-2 8-14 33-56 14 21 52 67 121 67 110 0 205-90 205-208 0-117-91-208-195-208-71 0-110 44-125 60zM135 532v-189c0-19 0-19 11-33 35-52 85-58 108-58 41 0 75 22 95 58 25 37 27 89 27 127 0 35-2 89-29 131-18 27-54 58-104 58-39 0-72-23-95-56-13-19-13-21-13-38z">
            <text:p/>
          </draw:path>
          <draw:path draw:style-name="gr3" draw:text-style-name="P9" draw:layer="layout" svg:width="0.448cm" svg:height="0.581cm" svg:x="23.164cm" svg:y="6.219cm" svg:viewBox="0 0 449 582" svg:d="M364 87c23-58 71-58 85-58v-29c-21 2-48 2-68 2-17 0-61-2-81-2v29c29 0 43 17 43 40 0 8 0 10-6 20l-92 227-101-247c-5-9-7-13-7-17 0-23 36-23 52-23v-29c-25 0-85 2-100 2-25 0-62 0-89-2v29c44 0 62 0 75 31l137 335c-4 13-16 42-23 54-21 50-45 115-104 115-6 0-27 0-43-17 29-4 35-25 35-40 0-22-17-37-37-37-19 0-40 10-40 39 0 42 40 73 85 73 56 0 96-52 117-104z">
            <text:p/>
          </draw:path>
        </draw:g>
        <draw:g xml:id="id178" draw:id="id178">
          <svg:title>TexMaths</svg:title>
          <svg:desc>26§display§y + 1 = 2(x - 2) \ \Rightarrow §svg§600§FALSE§</svg:desc>
          <draw:polygon draw:style-name="gr2" draw:text-style-name="P8" draw:layer="layout" svg:width="7.865cm" svg:height="0.823cm" svg:x="2.893cm" svg:y="7.476cm" svg:viewBox="0 0 7866 824" draw:points="3933,824 0,824 0,0 7866,0 7866,824">
            <text:p/>
          </draw:polygon>
          <draw:path draw:style-name="gr3" draw:text-style-name="P9" draw:layer="layout" svg:width="0.423cm" svg:height="0.592cm" svg:x="2.874cm" svg:y="7.711cm" svg:viewBox="0 0 424 593" svg:d="M420 56c4-12 4-14 4-21 0-16-14-25-27-25-10 0-25 5-33 19-2 4-8 33-13 50-6 23-12 48-18 73l-42 166c-2 13-41 77-102 77-48 0-58-39-58-75 0-41 17-97 48-179 14-37 16-47 16-66 0-42-29-75-74-75-88 0-121 133-121 141 0 9 8 9 10 9 11 0 11-2 15-17 25-85 62-112 94-112 6 0 22 0 22 29 0 23-8 46-16 64-36 96-52 150-52 192 0 81 58 110 112 110 35 0 67-17 92-42-11 48-23 92-59 142-25 31-60 58-102 58-12 0-54-4-68-40 14 0 25 0 39-10 9-8 17-21 17-37 0-30-25-34-33-34-21 0-52 15-52 61 0 45 41 79 97 79 96 0 190-84 215-187z">
            <text:p/>
          </draw:path>
          <draw:path draw:style-name="gr3" draw:text-style-name="P9" draw:layer="layout" svg:width="0.608cm" svg:height="0.61cm" svg:x="3.581cm" svg:y="7.582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9" draw:layer="layout" svg:width="0.303cm" svg:height="0.61cm" svg:x="4.525cm" svg:y="7.507cm" svg:viewBox="0 0 304 611" svg:d="M189 23c0-21 0-23-21-23-58 58-139 58-168 58v29c19 0 73 0 121-25v477c0 33-2 43-86 43h-29v29c31-4 113-4 148-4 37 0 116 0 150 4v-29h-29c-84 0-86-10-86-43z">
            <text:p/>
          </draw:path>
          <draw:path draw:style-name="gr3" draw:text-style-name="P9" draw:layer="layout" svg:width="0.608cm" svg:height="0.215cm" svg:x="5.205cm" svg:y="7.779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365cm" svg:height="0.61cm" svg:x="6.166cm" svg:y="7.507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21 81-6 9-66 9-85 9z">
            <text:p/>
          </draw:path>
          <draw:path draw:style-name="gr3" draw:text-style-name="P9" draw:layer="layout" svg:width="0.213cm" svg:height="0.914cm" svg:x="6.667cm" svg:y="7.43cm" svg:viewBox="0 0 214 915" svg:d="M214 907c0-2 0-4-16-21-115-114-144-287-144-428 0-159 35-319 148-433 12-10 12-13 12-17 0-6-4-8-10-8-9 0-92 62-146 179-48 100-58 202-58 279 0 72 10 182 60 286 56 113 135 171 144 171 6 0 10-2 10-8z">
            <text:p/>
          </draw:path>
          <draw:path draw:style-name="gr3" draw:text-style-name="P9" draw:layer="layout" svg:width="0.457cm" svg:height="0.415cm" svg:x="6.959cm" svg:y="7.711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5-119 145-141 0-9-8-9-10-9-8 0-10 2-12 9-30 99-94 120-123 120-36 0-50-29-50-60 0-21 6-40 17-81z">
            <text:p/>
          </draw:path>
          <draw:path draw:style-name="gr3" draw:text-style-name="P9" draw:layer="layout" svg:width="0.558cm" svg:height="0.039cm" svg:x="7.732cm" svg:y="7.869cm" svg:viewBox="0 0 559 40" svg:d="M528 40c15 0 31 0 31-21 0-19-16-19-31-19h-497c-14 0-31 0-31 19 0 21 17 21 31 21z">
            <text:p/>
          </draw:path>
          <draw:path draw:style-name="gr3" draw:text-style-name="P9" draw:layer="layout" svg:width="0.365cm" svg:height="0.61cm" svg:x="8.616cm" svg:y="7.507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9" draw:layer="layout" svg:width="0.213cm" svg:height="0.914cm" svg:x="9.08cm" svg:y="7.43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9" draw:layer="layout" svg:width="0.812cm" svg:height="0.504cm" svg:x="9.991cm" svg:y="7.636cm" svg:viewBox="0 0 813 505" svg:d="M616 181c37 33 85 58 114 71-33 14-77 39-114 70h-583c-16 0-33 0-33 19s17 19 31 19h543c-44 41-92 122-92 135 0 10 11 10 17 10 8 0 15 0 17-8 21-35 46-83 106-137 62-56 125-79 170-94 17-6 17-6 19-8 2 0 2-4 2-6s0-2 0-5l-4-2c0-2-2-2-19-8-124-35-216-121-266-218-10-19-12-19-25-19-6 0-17 0-17 10 0 13 46 92 92 136h-543c-14 0-31 0-31 18 0 17 17 17 33 17z">
            <text:p/>
          </draw:path>
        </draw:g>
        <draw:g xml:id="id179" draw:id="id179">
          <svg:title>TexMaths</svg:title>
          <svg:desc>26§display§y + 1 = 2x - 4 \ \ \Rightarrow §svg§600§FALSE§</svg:desc>
          <draw:polygon draw:style-name="gr2" draw:text-style-name="P8" draw:layer="layout" svg:width="7.459cm" svg:height="0.714cm" svg:x="11.493cm" svg:y="7.474cm" svg:viewBox="0 0 7460 715" draw:points="3729,715 0,715 0,0 7460,0 7460,715">
            <text:p/>
          </draw:polygon>
          <draw:path draw:style-name="gr3" draw:text-style-name="P9" draw:layer="layout" svg:width="0.423cm" svg:height="0.591cm" svg:x="11.474cm" svg:y="7.642cm" svg:viewBox="0 0 424 592" svg:d="M420 56c4-12 4-14 4-21 0-16-14-25-27-25-10 0-25 5-33 19-2 4-8 33-13 50-6 23-12 48-18 73l-42 166c-2 12-41 77-102 77-48 0-58-40-58-75 0-42 17-98 48-179 14-37 16-48 16-66 0-42-29-75-74-75-88 0-121 133-121 141 0 9 8 9 10 9 11 0 11-3 15-17 25-85 62-112 94-112 6 0 22 0 22 29 0 23-8 46-16 64-36 96-52 150-52 191 0 81 58 110 112 110 35 0 67-16 92-41-11 48-23 91-59 141-25 31-60 58-102 58-12 0-54-4-68-39 14 0 25 0 39-11 9-8 17-20 17-37 0-29-25-33-33-33-21 0-52 14-52 60s41 79 97 79c96 0 190-83 215-187z">
            <text:p/>
          </draw:path>
          <draw:path draw:style-name="gr3" draw:text-style-name="P9" draw:layer="layout" svg:width="0.608cm" svg:height="0.61cm" svg:x="12.181cm" svg:y="7.513cm" svg:viewBox="0 0 609 611" svg:d="M324 324h256c13 0 29 0 29-19 0-18-16-18-29-18h-256v-256c0-14 0-31-18-31-19 0-19 17-19 31v256h-256c-14 0-31 0-31 18 0 19 17 19 31 19h256v256c0 12 0 31 19 31 18 0 18-19 18-31z">
            <text:p/>
          </draw:path>
          <draw:path draw:style-name="gr3" draw:text-style-name="P9" draw:layer="layout" svg:width="0.303cm" svg:height="0.61cm" svg:x="13.125cm" svg:y="7.438cm" svg:viewBox="0 0 304 611" svg:d="M189 23c0-21 0-23-21-23-58 58-139 58-168 58v29c19 0 73 0 121-25v476c0 33-2 44-86 44h-29v29c31-4 113-4 148-4 37 0 116 0 150 4v-29h-29c-84 0-86-11-86-44z">
            <text:p/>
          </draw:path>
          <draw:path draw:style-name="gr3" draw:text-style-name="P9" draw:layer="layout" svg:width="0.608cm" svg:height="0.215cm" svg:x="13.805cm" svg:y="7.711cm" svg:viewBox="0 0 609 216" svg:d="M578 37c15 0 31 0 31-18 0-19-16-19-29-19h-549c-14 0-31 0-31 19 0 18 17 18 31 18zM580 216c13 0 29 0 29-19 0-18-16-18-31-18h-547c-14 0-31 0-31 18 0 19 17 19 31 19z">
            <text:p/>
          </draw:path>
          <draw:path draw:style-name="gr3" draw:text-style-name="P9" draw:layer="layout" svg:width="0.365cm" svg:height="0.61cm" svg:x="14.766cm" svg:y="7.438cm" svg:viewBox="0 0 366 611" svg:d="M71 540l97-95c144-127 198-175 198-266 0-106-81-179-193-179-104 0-173 85-173 166 0 50 46 50 48 50 16 0 48-10 48-48 0-23-17-48-48-48-8 0-8 0-13 3 21-61 71-94 125-94 83 0 123 73 123 150 0 72-46 145-96 201l-177 195c-10 11-10 13-10 36h341l25-160h-23c-4 27-10 68-21 81-6 8-66 8-85 8z">
            <text:p/>
          </draw:path>
          <draw:path draw:style-name="gr3" draw:text-style-name="P9" draw:layer="layout" svg:width="0.457cm" svg:height="0.414cm" svg:x="15.203cm" svg:y="7.642cm" svg:viewBox="0 0 458 415" svg:d="M281 129c4-25 25-108 89-108 4 0 27 0 46 10-25 6-44 29-44 50 0 15 11 33 36 33 20 0 50-16 50-54 0-48-55-60-86-60-54 0-85 48-97 71-23-63-71-71-98-71-96 0-148 118-148 141 0 9 8 9 11 9 8 0 10 0 12-9 31-97 91-120 123-120 16 0 50 8 50 60 0 29-17 91-50 218-15 58-48 96-88 96-6 0-27 0-45-11 22-6 43-25 43-50 0-24-21-33-35-33-27 0-50 25-50 54 0 42 46 60 85 60 63 0 94-64 98-70 10 35 44 70 98 70 95 0 147-118 147-141 0-8-8-8-10-8-8 0-10 2-12 8-32 100-94 121-123 121-36 0-50-29-50-61 0-20 6-39 17-81z">
            <text:p/>
          </draw:path>
          <draw:path draw:style-name="gr3" draw:text-style-name="P9" draw:layer="layout" svg:width="0.558cm" svg:height="0.038cm" svg:x="15.976cm" svg:y="7.8cm" svg:viewBox="0 0 559 39" svg:d="M528 39c15 0 31 0 31-20 0-19-16-19-31-19h-497c-14 0-31 0-31 19 0 20 17 20 31 20z">
            <text:p/>
          </draw:path>
          <draw:path draw:style-name="gr3" draw:text-style-name="P9" draw:layer="layout" svg:width="0.407cm" svg:height="0.618cm" svg:x="16.841cm" svg:y="7.428cm" svg:viewBox="0 0 408 619" svg:d="M243 469v79c0 34 0 44-68 44h-19v27c37-2 85-2 123-2 39 0 87 0 124 2v-27h-18c-69 0-71-10-71-44v-79h94v-29h-94v-417c0-17 0-23-15-23-8 0-10 0-16 10l-283 430v29zM250 440h-225l225-340z">
            <text:p/>
          </draw:path>
          <draw:path draw:style-name="gr3" draw:text-style-name="P9" draw:layer="layout" svg:width="0.812cm" svg:height="0.504cm" svg:x="18.185cm" svg:y="7.567cm" svg:viewBox="0 0 813 505" svg:d="M616 181c37 33 83 58 114 70-33 15-77 40-114 71h-583c-16 0-33 0-33 19 0 18 17 18 31 18h543c-44 42-92 123-92 135 0 11 11 11 17 11 8 0 15 0 17-9 21-35 45-83 106-137 62-56 125-79 170-93 17-6 17-6 19-8 2 0 2-5 2-7s0-2 0-4l-4-2c-2-2-2-2-19-8-125-35-216-121-268-218-8-19-10-19-23-19-6 0-17 0-17 10 0 13 46 92 92 135h-543c-14 0-31 0-31 19 0 17 17 17 33 17z">
            <text:p/>
          </draw:path>
        </draw:g>
        <draw:g xml:id="id180" draw:id="id180">
          <svg:title>TexMaths</svg:title>
          <svg:desc>26§display§2x - y - 5 = 0§svg§600§FALSE§</svg:desc>
          <draw:polygon draw:style-name="gr2" draw:text-style-name="P8" draw:layer="layout" svg:width="5.699cm" svg:height="0.706cm" svg:x="19.574cm" svg:y="7.474cm" svg:viewBox="0 0 5700 707" draw:points="2850,707 0,707 0,0 5700,0 5700,707">
            <text:p/>
          </draw:polygon>
          <draw:path draw:style-name="gr3" draw:text-style-name="P9" draw:layer="layout" svg:width="0.365cm" svg:height="0.61cm" svg:x="19.574cm" svg:y="7.428cm" svg:viewBox="0 0 366 611" svg:d="M71 540l98-95c143-127 197-175 197-266 0-106-81-179-193-179-104 0-173 85-173 166 0 50 46 50 48 50 16 0 48-10 48-48 0-23-17-47-48-47-8 0-8 0-13 2 21-61 71-94 125-94 83 0 123 73 123 150 0 72-46 145-96 201l-177 196c-10 10-10 12-10 35h341l25-160h-23c-4 27-10 69-18 81-9 8-69 8-88 8z">
            <text:p/>
          </draw:path>
          <draw:path draw:style-name="gr3" draw:text-style-name="P9" draw:layer="layout" svg:width="0.457cm" svg:height="0.415cm" svg:x="20.011cm" svg:y="7.632cm" svg:viewBox="0 0 458 416" svg:d="M281 129c4-25 25-108 89-108 7 0 27 0 46 10-25 6-44 29-44 50 0 15 11 33 36 33 21 0 50-16 50-54 0-48-54-60-86-60-54 0-85 48-97 71-23-63-71-71-98-71-96 0-148 118-148 141 0 9 8 9 11 9 8 0 10 0 12-9 31-97 92-120 123-120 16 0 50 8 50 60 0 29-17 92-50 218-15 58-48 96-88 96-6 0-27 0-45-11 22-6 43-24 43-49s-21-34-35-34c-27 0-50 25-50 54 0 42 46 61 85 61 63 0 96-65 98-71 10 35 44 71 98 71 96 0 148-119 148-142 0-8-9-8-11-8-8 0-10 2-12 8-29 100-94 121-123 121-35 0-50-29-50-60 0-21 6-40 17-81z">
            <text:p/>
          </draw:path>
          <draw:path draw:style-name="gr3" draw:text-style-name="P9" draw:layer="layout" svg:width="0.559cm" svg:height="0.038cm" svg:x="20.787cm" svg:y="7.79cm" svg:viewBox="0 0 560 39" svg:d="M528 39c15 0 32 0 32-20 0-19-17-19-32-19h-497c-14 0-31 0-31 19 0 20 17 20 31 20z">
            <text:p/>
          </draw:path>
          <draw:path draw:style-name="gr3" draw:text-style-name="P9" draw:layer="layout" svg:width="0.423cm" svg:height="0.591cm" svg:x="21.65cm" svg:y="7.632cm" svg:viewBox="0 0 424 592" svg:d="M420 56c4-12 4-14 4-21 0-16-14-25-27-25-10 0-25 5-33 19-2 4-8 33-12 50-7 23-13 48-19 73l-42 166c-2 12-41 77-104 77-46 0-56-40-56-75 0-42 17-98 48-179 14-37 17-47 17-66 0-42-30-75-75-75-88 0-121 133-121 141 0 9 8 9 10 9 11 0 11-2 15-17 25-85 62-112 94-112 6 0 22 0 22 29 0 23-8 46-16 64-36 96-52 150-52 192 0 81 58 110 112 110 36 0 67-17 92-42-11 48-23 92-59 141-25 32-60 59-101 59-13 0-55-5-69-40 14 0 25 0 37-10 11-9 19-21 19-38 0-29-25-33-33-33-21 0-52 15-52 60 0 46 41 79 98 79 95 0 189-83 214-187z">
            <text:p/>
          </draw:path>
          <draw:path draw:style-name="gr3" draw:text-style-name="P9" draw:layer="layout" svg:width="0.559cm" svg:height="0.038cm" svg:x="22.385cm" svg:y="7.79cm" svg:viewBox="0 0 560 39" svg:d="M528 39c15 0 32 0 32-20 0-19-17-19-32-19h-497c-14 0-31 0-31 19 0 20 17 20 31 20z">
            <text:p/>
          </draw:path>
          <draw:path draw:style-name="gr3" draw:text-style-name="P9" draw:layer="layout" svg:width="0.365cm" svg:height="0.629cm" svg:x="23.269cm" svg:y="7.428cm" svg:viewBox="0 0 366 630" svg:d="M366 426c0-108-75-202-175-202-43 0-83 15-116 48v-178c19 6 50 12 79 12 112 0 177-83 177-96 0-6-2-10-9-10-2 0-4 0-8 2-19 8-62 27-125 27-37 0-79-6-122-25-7-4-9-4-11-4-8 0-8 8-8 23v270c0 17 0 25 12 25 7 0 9-2 11-8 10-15 46-65 118-65 48 0 71 42 79 58 15 36 17 71 17 117 0 31 0 87-23 125-21 35-56 60-98 60-66 0-118-48-135-102 2 0 6 0 17 0 29 0 46-23 46-44 0-23-17-45-46-45-15 0-46 6-46 49 0 77 62 167 166 167 107 0 200-88 200-204z">
            <text:p/>
          </draw:path>
          <draw:path draw:style-name="gr3" draw:text-style-name="P9" draw:layer="layout" svg:width="0.609cm" svg:height="0.215cm" svg:x="23.984cm" svg:y="7.7cm" svg:viewBox="0 0 610 216" svg:d="M578 37c15 0 32 0 32-18 0-19-17-19-30-19h-549c-14 0-31 0-31 19 0 18 17 18 31 18zM580 216c13 0 30 0 30-19 0-18-17-18-32-18h-547c-14 0-31 0-31 18 0 19 17 19 31 19z">
            <text:p/>
          </draw:path>
          <draw:path draw:style-name="gr3" draw:text-style-name="P9" draw:layer="layout" svg:width="0.386cm" svg:height="0.629cm" svg:x="24.933cm" svg:y="7.428cm" svg:viewBox="0 0 387 630" svg:d="M387 318c0-75-4-148-37-216-42-87-117-102-157-102-54 0-122 23-160 108-29 65-33 135-33 210 0 69 4 150 42 220 39 73 106 92 151 92 50 0 119-19 161-106 29-63 33-135 33-206zM193 611c-35 0-91-23-108-112-8-54-8-139-8-193 0-59 0-119 6-169 19-108 88-116 110-116 30 0 90 16 109 106 8 52 8 120 8 179 0 68 0 130-10 189-13 87-65 116-107 116z">
            <text:p/>
          </draw:path>
        </draw:g>
        <draw:g xml:id="id181" draw:id="id181">
          <svg:title>TexMaths</svg:title>
          <svg:desc>26§display§\text{Equation of the tangents are } 2x - y \pm 5 = 0§svg§600§FALSE§</svg:desc>
          <draw:polygon draw:style-name="gr2" draw:text-style-name="P8" draw:layer="layout" svg:width="17.471cm" svg:height="0.742cm" svg:x="2.896cm" svg:y="8.878cm" svg:viewBox="0 0 17472 743" draw:points="8736,743 0,743 0,0 17472,0 17472,743">
            <text:p/>
          </draw:polygon>
          <draw:path draw:style-name="gr3" draw:text-style-name="P9" draw:layer="layout" svg:width="0.567cm" svg:height="0.624cm" svg:x="2.879cm" svg:y="8.855cm" svg:viewBox="0 0 568 625" svg:d="M94 552c0 33 0 43-71 43h-23v30h528l40-238h-23c-23 142-44 208-202 208h-123c-41 0-43-6-43-37v-244h81c89 0 100 30 100 107h23v-242h-23c0 77-11 106-100 106h-81v-220c0-30 2-36 43-36h119c141 0 166 50 181 177h23l-27-206h-516v29h23c71 0 71 11 71 42z">
            <text:p/>
          </draw:path>
          <draw:path draw:style-name="gr3" draw:text-style-name="P9" draw:layer="layout" svg:width="0.452cm" svg:height="0.582cm" svg:x="3.503cm" svg:y="9.074cm" svg:viewBox="0 0 453 583" svg:d="M318 350v164c0 42-10 42-73 42v27c32 0 79-2 104-2s71 2 104 2v-27c-62 0-72 0-72-42v-514h-21l-33 83c-13-25-50-83-123-83-108 0-204 90-204 208 0 115 89 208 196 208 64 0 101-39 122-66zM320 152v129c0 29-16 54-37 77-11 13-40 38-83 38-67 0-123-82-123-188 0-108 64-185 131-185 73 0 112 79 112 129z">
            <text:p/>
          </draw:path>
          <draw:path draw:style-name="gr3" draw:text-style-name="P9" draw:layer="layout" svg:width="0.461cm" svg:height="0.415cm" svg:x="3.983cm" svg:y="9.074cm" svg:viewBox="0 0 462 416" svg:d="M329 333v83l133-10v-29c-65 0-71-6-71-50v-327l-135 10v30c64 0 71 6 71 50v164c0 79-44 142-111 142-77 0-81-42-81-90v-306l-135 10v30c71 0 71 2 71 83v137c0 73 0 156 141 156 50 0 92-25 117-83z">
            <text:p/>
          </draw:path>
          <draw:path draw:style-name="gr3" draw:text-style-name="P9" draw:layer="layout" svg:width="0.413cm" svg:height="0.422cm" svg:x="4.499cm" svg:y="9.067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9" draw:layer="layout" svg:width="0.286cm" svg:height="0.574cm" svg:x="4.936cm" svg:y="8.915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9" draw:layer="layout" svg:width="0.197cm" svg:height="0.613cm" svg:x="5.304cm" svg:y="8.865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407cm" svg:height="0.422cm" svg:x="5.554cm" svg:y="9.067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9" draw:layer="layout" svg:width="0.461cm" svg:height="0.405cm" svg:x="6.013cm" svg:y="9.074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407cm" svg:height="0.422cm" svg:x="6.823cm" svg:y="9.067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9" draw:layer="layout" svg:width="0.296cm" svg:height="0.647cm" svg:x="7.284cm" svg:y="8.832cm" svg:viewBox="0 0 297 648" svg:d="M131 252v-106c0-81 44-125 85-125 2 0 15 0 29 6-10 4-27 15-27 38 0 20 15 39 40 39 27 0 39-19 39-39 0-34-33-65-81-65-64 0-143 48-143 146v106h-73v27h73v298c0 41-11 41-73 41v30c37-3 79-5 106-5 38 0 79 0 117 5v-30h-19c-69 0-71-10-71-43v-296h106v-27z">
            <text:p/>
          </draw:path>
          <draw:path draw:style-name="gr3" draw:text-style-name="P9" draw:layer="layout" svg:width="0.286cm" svg:height="0.574cm" svg:x="7.854cm" svg:y="8.915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9" draw:layer="layout" svg:width="0.461cm" svg:height="0.636cm" svg:x="8.222cm" svg:y="8.842cm" svg:viewBox="0 0 462 637" svg:d="M71 566c0 42-9 42-71 42v29c31-2 79-2 104-2 23 0 71 0 102 2v-29c-60 0-71 0-71-42v-168c0-96 65-146 123-146s69 50 69 102v212c0 42-11 42-71 42v29c31-2 79-2 104-2 23 0 71 0 102 2v-29c-48 0-71 0-71-27v-175c0-79 0-108-29-142-13-14-44-33-96-33-79 0-118 56-133 90v-321l-133 10v30c64 0 71 6 71 50z">
            <text:p/>
          </draw:path>
          <draw:path draw:style-name="gr3" draw:text-style-name="P9" draw:layer="layout" svg:width="0.355cm" svg:height="0.422cm" svg:x="8.726cm" svg:y="9.067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9" draw:layer="layout" svg:width="0.286cm" svg:height="0.574cm" svg:x="9.429cm" svg:y="8.915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9" draw:layer="layout" svg:width="0.413cm" svg:height="0.422cm" svg:x="9.805cm" svg:y="9.067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9" draw:layer="layout" svg:width="0.461cm" svg:height="0.405cm" svg:x="10.252cm" svg:y="9.074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419cm" svg:height="0.605cm" svg:x="10.756cm" svg:y="9.063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9" draw:layer="layout" svg:width="0.355cm" svg:height="0.422cm" svg:x="11.213cm" svg:y="9.067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9" draw:layer="layout" svg:width="0.461cm" svg:height="0.405cm" svg:x="11.623cm" svg:y="9.074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286cm" svg:height="0.574cm" svg:x="12.093cm" svg:y="8.915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9" draw:layer="layout" svg:width="0.301cm" svg:height="0.422cm" svg:x="12.461cm" svg:y="9.067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9" draw:layer="layout" svg:width="0.413cm" svg:height="0.422cm" svg:x="13.135cm" svg:y="9.067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9" draw:layer="layout" svg:width="0.309cm" svg:height="0.405cm" svg:x="13.58cm" svg:y="9.074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9" draw:layer="layout" svg:width="0.355cm" svg:height="0.422cm" svg:x="13.938cm" svg:y="9.067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9" draw:layer="layout" svg:width="0.365cm" svg:height="0.611cm" svg:x="14.668cm" svg:y="8.867cm" svg:viewBox="0 0 366 612" svg:d="M71 541l97-95c144-127 198-175 198-267 0-106-81-179-193-179-104 0-173 85-173 167 0 50 46 50 48 50 16 0 48-11 48-48 0-23-17-48-48-48-8 0-8 0-13 2 21-61 71-94 125-94 83 0 123 73 123 150 0 73-46 146-96 202l-177 196c-10 10-10 12-10 35h341l25-160h-23c-4 27-10 69-19 81-8 8-68 8-87 8z">
            <text:p/>
          </draw:path>
          <draw:path draw:style-name="gr3" draw:text-style-name="P9" draw:layer="layout" svg:width="0.457cm" svg:height="0.415cm" svg:x="15.105cm" svg:y="9.074cm" svg:viewBox="0 0 458 416" svg:d="M281 129c4-25 25-108 89-108 6 0 27 0 46 10-25 6-44 29-44 50 0 15 11 34 36 34 20 0 50-17 50-55 0-48-54-60-86-60-54 0-85 48-97 71-23-63-71-71-98-71-96 0-148 119-148 142 0 8 8 8 11 8 8 0 10 0 12-8 31-98 92-121 123-121 16 0 50 8 50 60 0 29-17 92-50 219-15 58-48 96-88 96-6 0-27 0-45-11 22-6 43-25 43-50s-21-33-35-33c-27 0-50 25-50 54 0 42 46 60 85 60 63 0 96-64 98-70 10 35 44 70 98 70 95 0 147-118 147-141 0-8-8-8-10-8-8 0-10 2-12 8-30 100-94 121-123 121-35 0-50-30-50-61 0-21 6-39 17-81z">
            <text:p/>
          </draw:path>
          <draw:path draw:style-name="gr3" draw:text-style-name="P9" draw:layer="layout" svg:width="0.559cm" svg:height="0.039cm" svg:x="15.881cm" svg:y="9.23cm" svg:viewBox="0 0 560 40" svg:d="M528 40c15 0 32 0 32-21 0-19-17-19-32-19h-497c-14 0-31 0-31 19 0 21 17 21 31 21z">
            <text:p/>
          </draw:path>
          <draw:path draw:style-name="gr3" draw:text-style-name="P9" draw:layer="layout" svg:width="0.423cm" svg:height="0.592cm" svg:x="16.744cm" svg:y="9.074cm" svg:viewBox="0 0 424 593" svg:d="M420 56c4-12 4-14 4-21 0-16-14-25-27-25-10 0-25 5-33 19-2 4-8 33-12 50-7 23-13 48-19 73l-42 167c-2 12-41 77-102 77-48 0-58-40-58-75 0-42 17-98 48-179 14-38 17-48 17-67 0-42-30-75-75-75-88 0-121 133-121 142 0 8 8 8 10 8 11 0 11-2 15-17 25-85 62-112 94-112 6 0 22 0 22 29 0 23-8 46-16 65-36 95-52 149-52 191 0 81 58 110 112 110 35 0 67-16 92-41-11 48-23 91-59 141-25 32-60 59-102 59-12 0-54-5-68-40 14 0 25 0 39-10 9-9 17-21 17-38 0-29-25-33-33-33-21 0-52 14-52 60s41 79 97 79c96 0 190-83 215-187z">
            <text:p/>
          </draw:path>
          <draw:path draw:style-name="gr3" draw:text-style-name="P9" draw:layer="layout" svg:width="0.611cm" svg:height="0.611cm" svg:x="17.453cm" svg:y="8.867cm" svg:viewBox="0 0 612 612" svg:d="M324 325h256c15 0 32 0 32-19s-17-19-32-19h-256v-254c0-14 0-33-18-33-19 0-19 17-19 31v256h-256c-14 0-31 0-31 19s17 19 31 19h256v250h-256c-14 0-31 0-31 18 0 19 17 19 31 19h549c15 0 32 0 32-19 0-18-17-18-32-18h-256z">
            <text:p/>
          </draw:path>
          <draw:path draw:style-name="gr3" draw:text-style-name="P9" draw:layer="layout" svg:width="0.365cm" svg:height="0.63cm" svg:x="18.362cm" svg:y="8.867cm" svg:viewBox="0 0 366 631" svg:d="M366 427c0-108-75-202-175-202-43 0-83 14-116 48v-179c19 6 50 12 79 12 112 0 177-83 177-96 0-6-2-10-9-10-2 0-4 0-8 2-19 8-62 27-125 27-37 0-79-6-122-25-7-4-9-4-11-4-8 0-8 8-8 23v271c0 16 0 25 12 25 7 0 9-3 11-9 10-14 45-64 118-64 48 0 71 41 79 58 15 35 17 71 17 117 0 31 0 87-23 125-21 35-56 60-98 60-66 0-118-48-135-102 2 0 6 0 17 0 29 0 46-23 46-44 0-23-17-46-46-46-15 0-46 7-46 50 0 77 62 167 166 167 106 0 200-88 200-204z">
            <text:p/>
          </draw:path>
          <draw:path draw:style-name="gr3" draw:text-style-name="P9" draw:layer="layout" svg:width="0.608cm" svg:height="0.216cm" svg:x="19.078cm" svg:y="9.14cm" svg:viewBox="0 0 609 217" svg:d="M578 37c15 0 31 0 31-18 0-19-16-19-29-19h-549c-14 0-31 0-31 19 0 18 17 18 31 18zM580 217c13 0 29 0 29-19s-16-19-31-19h-547c-14 0-31 0-31 19s17 19 31 19z">
            <text:p/>
          </draw:path>
          <draw:path draw:style-name="gr3" draw:text-style-name="P9" draw:layer="layout" svg:width="0.386cm" svg:height="0.63cm" svg:x="20.026cm" svg:y="8.867cm" svg:viewBox="0 0 387 631" svg:d="M387 319c0-75-4-148-38-217-41-87-116-102-156-102-54 0-122 23-160 108-29 65-33 136-33 211 0 68 4 149 42 220 39 73 106 92 151 92 50 0 119-19 161-106 29-63 33-136 33-206zM193 612c-35 0-91-23-106-112-10-54-10-140-10-194 0-58 0-119 6-169 19-108 88-116 110-116 30 0 92 16 109 106 8 52 8 121 8 179 0 69 0 131-10 190-13 87-65 116-107 116z">
            <text:p/>
          </draw:path>
        </draw:g>
        <draw:g xml:id="id182" draw:id="id182">
          <svg:title>TexMaths</svg:title>
          <svg:desc>26§display§\text{Since both the tangents have same slope, they are parallel }§svg§600§FALSE§</svg:desc>
          <draw:polygon draw:style-name="gr2" draw:text-style-name="P8" draw:layer="layout" svg:width="23.185cm" svg:height="0.742cm" svg:x="2.879cm" svg:y="10.18cm" svg:viewBox="0 0 23186 743" draw:points="11594,743 0,743 0,0 23186,0 23186,743">
            <text:p/>
          </draw:polygon>
          <draw:path draw:style-name="gr3" draw:text-style-name="P9" draw:layer="layout" svg:width="0.407cm" svg:height="0.665cm" svg:x="2.885cm" svg:y="10.134cm" svg:viewBox="0 0 408 666" svg:d="M268 291l-116-29c-58-14-94-62-94-116 0-65 50-121 123-121 152 0 173 152 179 192 0 6 0 12 10 12 13 0 13-4 13-23v-183c0-17 0-23-11-23-6 0-8 0-14 12l-31 53c-27-28-67-65-148-65-102 0-179 81-179 177 0 77 48 144 121 169 10 4 56 14 120 31 25 6 52 12 79 46 19 25 27 54 27 85 0 65-45 131-122 131-27 0-96-4-146-50-52-50-56-108-56-141 0-9-8-9-11-9-12 0-12 7-12 23v183c0 15 0 21 10 21 7 0 7 0 13-10 0-2 4-4 33-52 29 31 88 62 171 62 106 0 181-89 181-189 0-92-63-167-140-186z">
            <text:p/>
          </draw:path>
          <draw:path draw:style-name="gr3" draw:text-style-name="P9" draw:layer="layout" svg:width="0.197cm" svg:height="0.613cm" svg:x="3.372cm" svg:y="10.16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461cm" svg:height="0.405cm" svg:x="3.624cm" svg:y="10.37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348cm" svg:height="0.422cm" svg:x="4.133cm" svg:y="10.369cm" svg:viewBox="0 0 349 423" svg:d="M77 212c0-150 75-189 123-189 8 0 66 0 100 33-38 4-44 31-44 44 0 23 16 42 41 42s44-17 44-44c0-63-71-98-141-98-115 0-200 100-200 212 0 119 92 211 198 211 122 0 151-111 151-121 0-8-8-8-10-8-8 0-10 4-12 8-27 85-88 98-121 98-48 0-129-40-129-188z">
            <text:p/>
          </draw:path>
          <draw:path draw:style-name="gr3" draw:text-style-name="P9" draw:layer="layout" svg:width="0.355cm" svg:height="0.422cm" svg:x="4.535cm" svg:y="10.369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9" draw:layer="layout" svg:width="0.452cm" svg:height="0.647cm" svg:x="5.244cm" svg:y="10.144cm" svg:viewBox="0 0 453 648" svg:d="M133 291v-291l-133 10v30c64 0 71 6 71 50v547h23c2-2 8-14 33-56 14 21 54 67 121 67 110 0 205-90 205-209 0-116-91-208-195-208-71 0-110 44-125 60zM135 533v-189c0-19 0-19 11-34 35-52 85-58 108-58 41 0 75 23 95 58 25 38 27 90 27 127 0 36-2 90-29 131-18 27-54 59-104 59-39 0-72-23-95-57-13-18-13-20-13-37z">
            <text:p/>
          </draw:path>
          <draw:path draw:style-name="gr3" draw:text-style-name="P9" draw:layer="layout" svg:width="0.407cm" svg:height="0.422cm" svg:x="5.779cm" svg:y="10.369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9" draw:layer="layout" svg:width="0.286cm" svg:height="0.574cm" svg:x="6.226cm" svg:y="10.217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9" draw:layer="layout" svg:width="0.461cm" svg:height="0.636cm" svg:x="6.594cm" svg:y="10.144cm" svg:viewBox="0 0 462 637" svg:d="M71 566c0 42-9 42-71 42v29c31-2 79-2 104-2 23 0 71 0 102 2v-29c-60 0-71 0-71-42v-168c0-96 65-146 123-146s69 50 69 102v212c0 42-11 42-71 42v29c31-2 79-2 104-2 23 0 71 0 102 2v-29c-48 0-71 0-71-27v-175c0-79 0-108-29-142-13-14-44-33-96-33-79 0-118 56-133 90v-321l-133 10v30c64 0 71 6 71 50z">
            <text:p/>
          </draw:path>
          <draw:path draw:style-name="gr3" draw:text-style-name="P9" draw:layer="layout" svg:width="0.288cm" svg:height="0.574cm" svg:x="7.395cm" svg:y="10.217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9" draw:layer="layout" svg:width="0.461cm" svg:height="0.636cm" svg:x="7.761cm" svg:y="10.144cm" svg:viewBox="0 0 462 637" svg:d="M71 566c0 42-9 42-71 42v29c31-2 79-2 104-2 23 0 71 0 102 2v-29c-60 0-71 0-71-42v-168c0-96 65-146 123-146s69 50 69 102v212c0 42-11 42-71 42v29c31-2 79-2 104-2 23 0 71 0 102 2v-29c-48 0-71 0-71-27v-175c0-79 0-108-29-142-13-14-44-33-96-33-79 0-118 56-133 90v-321l-133 10v30c64 0 71 6 71 50z">
            <text:p/>
          </draw:path>
          <draw:path draw:style-name="gr3" draw:text-style-name="P9" draw:layer="layout" svg:width="0.355cm" svg:height="0.422cm" svg:x="8.266cm" svg:y="10.369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9" draw:layer="layout" svg:width="0.286cm" svg:height="0.574cm" svg:x="8.967cm" svg:y="10.217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9" draw:layer="layout" svg:width="0.413cm" svg:height="0.422cm" svg:x="9.344cm" svg:y="10.369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9" draw:layer="layout" svg:width="0.461cm" svg:height="0.405cm" svg:x="9.793cm" svg:y="10.37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419cm" svg:height="0.605cm" svg:x="10.296cm" svg:y="10.365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9" draw:layer="layout" svg:width="0.355cm" svg:height="0.422cm" svg:x="10.754cm" svg:y="10.369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9" draw:layer="layout" svg:width="0.461cm" svg:height="0.405cm" svg:x="11.164cm" svg:y="10.37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286cm" svg:height="0.574cm" svg:x="11.634cm" svg:y="10.217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9" draw:layer="layout" svg:width="0.301cm" svg:height="0.422cm" svg:x="12.002cm" svg:y="10.369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9" draw:layer="layout" svg:width="0.461cm" svg:height="0.636cm" svg:x="12.666cm" svg:y="10.144cm" svg:viewBox="0 0 462 637" svg:d="M71 566c0 42-9 42-71 42v29c31-2 79-2 104-2 23 0 71 0 102 2v-29c-60 0-71 0-71-42v-168c0-96 65-146 123-146s69 50 69 102v212c0 42-11 42-71 42v29c31-2 79-2 104-2 23 0 71 0 102 2v-29c-48 0-71 0-71-27v-175c0-79 0-108-29-142-13-14-44-33-96-33-79 0-118 56-133 90v-321l-133 10v30c64 0 71 6 71 50z">
            <text:p/>
          </draw:path>
          <draw:path draw:style-name="gr3" draw:text-style-name="P9" draw:layer="layout" svg:width="0.413cm" svg:height="0.422cm" svg:x="13.183cm" svg:y="10.369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9" draw:layer="layout" svg:width="0.448cm" svg:height="0.405cm" svg:x="13.593cm" svg:y="10.384cm" svg:viewBox="0 0 449 406" svg:d="M364 90c8-21 25-61 85-61v-29c-21 2-48 2-68 2-23 0-65-2-81-2v29c35 0 45 21 45 40 0 8-2 10-6 21l-94 235-104-256c-4-13-4-15-4-17 0-23 36-23 52-23v-29c-27 0-79 2-100 2-25 0-62 0-89-2v29c58 0 62 4 73 33l133 327c6 13 6 17 19 17 12 0 16-8 18-17z">
            <text:p/>
          </draw:path>
          <draw:path draw:style-name="gr3" draw:text-style-name="P9" draw:layer="layout" svg:width="0.355cm" svg:height="0.422cm" svg:x="14.057cm" svg:y="10.369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9" draw:layer="layout" svg:width="0.301cm" svg:height="0.422cm" svg:x="14.773cm" svg:y="10.369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9" draw:layer="layout" svg:width="0.413cm" svg:height="0.422cm" svg:x="15.143cm" svg:y="10.369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9" draw:layer="layout" svg:width="0.715cm" svg:height="0.405cm" svg:x="15.59cm" svg:y="10.376cm" svg:viewBox="0 0 716 406" svg:d="M71 90v247c0 40-11 40-71 40v29c31 0 79-2 104-2 23 0 71 2 102 2v-29c-60 0-71 0-71-40v-170c0-96 65-146 123-146s69 50 69 102v214c0 40-11 40-71 40v29c31 0 77-2 102-2s73 2 104 2v-29c-63 0-73 0-73-40v-170c0-96 67-146 125-146s66 50 66 102v214c0 40-8 40-70 40v29c31 0 79-2 104-2 22 0 70 2 102 2v-29c-48 0-71 0-71-27v-175c0-79 0-108-29-142-13-14-44-33-96-33-77 0-119 54-133 90-13-80-81-90-123-90-66 0-110 40-135 96v-96l-129 10v30c64 0 71 6 71 50z">
            <text:p/>
          </draw:path>
          <draw:path draw:style-name="gr3" draw:text-style-name="P9" draw:layer="layout" svg:width="0.355cm" svg:height="0.422cm" svg:x="16.347cm" svg:y="10.369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9" draw:layer="layout" svg:width="0.301cm" svg:height="0.422cm" svg:x="17.063cm" svg:y="10.369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9" draw:layer="layout" svg:width="0.205cm" svg:height="0.636cm" svg:x="17.423cm" svg:y="10.144cm" svg:viewBox="0 0 206 637" svg:d="M133 0l-133 10v30c64 0 73 6 73 50v476c0 42-11 42-73 42v29c31-2 79-2 102-2s69 0 104 2v-29c-62 0-73 0-73-42z">
            <text:p/>
          </draw:path>
          <draw:path draw:style-name="gr3" draw:text-style-name="P9" draw:layer="layout" svg:width="0.407cm" svg:height="0.422cm" svg:x="17.672cm" svg:y="10.369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9" draw:layer="layout" svg:width="0.452cm" svg:height="0.582cm" svg:x="18.13cm" svg:y="10.376cm" svg:viewBox="0 0 453 583" svg:d="M133 60v-60l-133 10v30c64 0 71 4 71 45v429c0 42-9 42-71 42v27c31 0 79-2 102-2 25 0 73 2 104 2v-27c-60 0-71 0-71-42v-154-8c4 14 44 64 113 64 110 0 205-89 205-208 0-116-89-208-193-208-71 0-110 40-127 60zM135 302v-206c27-46 71-73 119-73 66 0 122 81 122 185 0 111-64 188-133 188-35 0-70-19-95-57-13-18-13-20-13-37z">
            <text:p/>
          </draw:path>
          <draw:path draw:style-name="gr3" draw:text-style-name="P9" draw:layer="layout" svg:width="0.355cm" svg:height="0.422cm" svg:x="18.662cm" svg:y="10.369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9" draw:layer="layout" svg:width="0.107cm" svg:height="0.274cm" svg:x="19.122cm" svg:y="10.682cm" svg:viewBox="0 0 108 275" svg:d="M108 96c0-59-21-96-58-96-33 0-50 25-50 48 0 25 17 50 50 50 14 0 25-6 35-13l2-2c0 0 2 0 2 13 0 60-27 116-68 160-4 4-6 6-6 8 0 9 4 11 10 11 10 0 83-73 83-179z">
            <text:p/>
          </draw:path>
          <draw:path draw:style-name="gr3" draw:text-style-name="P9" draw:layer="layout" svg:width="0.286cm" svg:height="0.574cm" svg:x="19.619cm" svg:y="10.217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9" draw:layer="layout" svg:width="0.461cm" svg:height="0.636cm" svg:x="19.987cm" svg:y="10.144cm" svg:viewBox="0 0 462 637" svg:d="M71 566c0 42-9 42-71 42v29c31-2 79-2 104-2 23 0 71 0 102 2v-29c-60 0-71 0-71-42v-168c0-96 65-146 123-146s69 50 69 102v212c0 42-11 42-71 42v29c31-2 79-2 104-2 23 0 71 0 102 2v-29c-48 0-71 0-71-27v-175c0-79 0-108-29-142-13-14-44-33-96-33-79 0-118 56-133 90v-321l-133 10v30c64 0 71 6 71 50z">
            <text:p/>
          </draw:path>
          <draw:path draw:style-name="gr3" draw:text-style-name="P9" draw:layer="layout" svg:width="0.355cm" svg:height="0.422cm" svg:x="20.491cm" svg:y="10.369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9" draw:layer="layout" svg:width="0.448cm" svg:height="0.582cm" svg:x="20.888cm" svg:y="10.384cm" svg:viewBox="0 0 449 583" svg:d="M364 87c23-58 71-58 85-58v-29c-21 2-48 2-68 2-17 0-61-2-81-2v29c29 0 43 17 43 40 0 8 0 10-6 21l-92 226-101-247c-5-9-7-13-7-17 0-23 36-23 52-23v-29c-25 0-85 2-100 2-25 0-62 0-89-2v29c44 0 62 0 75 31l137 336c-4 12-16 41-23 54-21 50-45 114-104 114-6 0-27 0-43-16 29-5 35-25 35-40 0-23-17-37-37-37-19 0-40 10-40 39 0 42 40 73 85 73 56 0 94-52 117-104z">
            <text:p/>
          </draw:path>
          <draw:path draw:style-name="gr3" draw:text-style-name="P9" draw:layer="layout" svg:width="0.413cm" svg:height="0.422cm" svg:x="21.697cm" svg:y="10.369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9" draw:layer="layout" svg:width="0.309cm" svg:height="0.405cm" svg:x="22.14cm" svg:y="10.376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9" draw:layer="layout" svg:width="0.355cm" svg:height="0.422cm" svg:x="22.498cm" svg:y="10.369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9" draw:layer="layout" svg:width="0.452cm" svg:height="0.582cm" svg:x="23.209cm" svg:y="10.376cm" svg:viewBox="0 0 453 583" svg:d="M133 60v-60l-133 10v30c64 0 71 4 71 45v429c0 42-9 42-71 42v27c31 0 79-2 102-2 25 0 73 2 104 2v-27c-60 0-71 0-71-42v-154-8c4 14 44 64 113 64 110 0 205-89 205-208 0-116-89-208-193-208-71 0-110 40-127 60zM135 302v-206c27-46 71-73 119-73 66 0 122 81 122 185 0 111-64 188-133 188-35 0-70-19-95-57-13-18-13-20-13-37z">
            <text:p/>
          </draw:path>
          <draw:path draw:style-name="gr3" draw:text-style-name="P9" draw:layer="layout" svg:width="0.413cm" svg:height="0.422cm" svg:x="23.729cm" svg:y="10.369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9" draw:layer="layout" svg:width="0.309cm" svg:height="0.405cm" svg:x="24.174cm" svg:y="10.376cm" svg:viewBox="0 0 310 406" svg:d="M127 102v-102l-127 10v30c64 0 73 6 73 50v247c0 40-11 40-73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9" draw:layer="layout" svg:width="0.413cm" svg:height="0.422cm" svg:x="24.545cm" svg:y="10.369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9" draw:layer="layout" svg:width="0.205cm" svg:height="0.636cm" svg:x="24.994cm" svg:y="10.144cm" svg:viewBox="0 0 206 637" svg:d="M133 0l-133 10v30c64 0 73 6 73 50v476c0 42-11 42-73 42v29c31-2 79-2 102-2s69 0 104 2v-29c-62 0-73 0-73-42z">
            <text:p/>
          </draw:path>
          <draw:path draw:style-name="gr3" draw:text-style-name="P9" draw:layer="layout" svg:width="0.205cm" svg:height="0.636cm" svg:x="25.248cm" svg:y="10.144cm" svg:viewBox="0 0 206 637" svg:d="M133 0l-133 10v30c64 0 73 6 73 50v476c0 42-11 42-73 42v29c31-2 79-2 102-2s69 0 104 2v-29c-62 0-73 0-73-42z">
            <text:p/>
          </draw:path>
          <draw:path draw:style-name="gr3" draw:text-style-name="P9" draw:layer="layout" svg:width="0.355cm" svg:height="0.422cm" svg:x="25.495cm" svg:y="10.369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9" draw:layer="layout" svg:width="0.205cm" svg:height="0.636cm" svg:x="25.907cm" svg:y="10.144cm" svg:viewBox="0 0 206 637" svg:d="M133 0l-133 10v30c64 0 73 6 73 50v476c0 42-11 42-73 42v29c31-2 79-2 102-2s69 0 104 2v-29c-62 0-73 0-73-42z">
            <text:p/>
          </draw:path>
        </draw:g>
        <draw:g xml:id="id183" draw:id="id183">
          <svg:title>TexMaths</svg:title>
          <svg:desc>26§display§\text{to one another, also (I) represents the equation of a circle,}§svg§600§FALSE§</svg:desc>
          <draw:polygon draw:style-name="gr2" draw:text-style-name="P8" draw:layer="layout" svg:width="23.168cm" svg:height="0.822cm" svg:x="2.91cm" svg:y="11.283cm" svg:viewBox="0 0 23169 823" draw:points="11586,823 0,823 0,0 23169,0 23169,823">
            <text:p/>
          </draw:polygon>
          <draw:path draw:style-name="gr3" draw:text-style-name="P9" draw:layer="layout" svg:width="0.288cm" svg:height="0.573cm" svg:x="2.881cm" svg:y="11.36cm" svg:viewBox="0 0 289 574" svg:d="M141 198h131v-30h-131v-168h-22c0 75-30 173-119 177v21h79v251c0 115 85 125 119 125 64 0 91-65 91-125v-52h-25v52c0 67-27 102-60 102-63 0-63-83-63-100z">
            <text:p/>
          </draw:path>
          <draw:path draw:style-name="gr3" draw:text-style-name="P9" draw:layer="layout" svg:width="0.407cm" svg:height="0.421cm" svg:x="3.245cm" svg:y="11.514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9" draw:layer="layout" svg:width="0.407cm" svg:height="0.421cm" svg:x="4.006cm" svg:y="11.514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9" draw:layer="layout" svg:width="0.461cm" svg:height="0.405cm" svg:x="4.468cm" svg:y="11.518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9" draw:layer="layout" svg:width="0.355cm" svg:height="0.421cm" svg:x="4.971cm" svg:y="11.514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413cm" svg:height="0.421cm" svg:x="5.695cm" svg:y="11.514cm" svg:viewBox="0 0 414 422" svg:d="M266 341c4 37 29 75 73 75 19 0 75-13 75-87v-50h-23v50c0 54-23 60-33 60-29 0-34-42-34-46v-185c0-37 0-73-33-108-35-35-81-50-125-50-77 0-139 44-139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9" draw:layer="layout" svg:width="0.461cm" svg:height="0.405cm" svg:x="6.142cm" svg:y="11.518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9" draw:layer="layout" svg:width="0.407cm" svg:height="0.421cm" svg:x="6.646cm" svg:y="11.514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9" draw:layer="layout" svg:width="0.286cm" svg:height="0.573cm" svg:x="7.095cm" svg:y="11.36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9" draw:layer="layout" svg:width="0.461cm" svg:height="0.635cm" svg:x="7.463cm" svg:y="11.289cm" svg:viewBox="0 0 462 636" svg:d="M71 566c0 41-9 41-71 41v29c31-2 79-2 104-2 23 0 71 0 102 2v-29c-60 0-71 0-71-41v-169c0-95 65-145 123-145s69 50 69 102v212c0 41-11 41-71 41v29c31-2 79-2 104-2 23 0 71 0 102 2v-29c-48 0-71 0-71-27v-174c0-80 0-109-29-142-13-14-44-33-96-33-79 0-118 56-133 89v-320l-133 10v30c64 0 71 6 71 49z">
            <text:p/>
          </draw:path>
          <draw:path draw:style-name="gr3" draw:text-style-name="P9" draw:layer="layout" svg:width="0.355cm" svg:height="0.421cm" svg:x="7.967cm" svg:y="11.514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309cm" svg:height="0.405cm" svg:x="8.372cm" svg:y="11.518cm" svg:viewBox="0 0 310 406" svg:d="M127 102v-102l-127 10v30c64 0 71 6 71 49v248c0 39-9 39-71 39v30c35 0 79-3 104-3 37 0 81 0 119 3v-30h-21c-67 0-69-8-69-41v-142c0-91 38-172 108-172 7 0 9 0 11 0-4 2-21 12-21 35 0 27 19 40 39 40 17 0 40-11 40-40s-29-56-69-56c-66 0-100 62-114 102z">
            <text:p/>
          </draw:path>
          <draw:path draw:style-name="gr3" draw:text-style-name="P9" draw:layer="layout" svg:width="0.107cm" svg:height="0.274cm" svg:x="8.784cm" svg:y="11.826cm" svg:viewBox="0 0 108 275" svg:d="M108 96c0-59-21-96-58-96-33 0-50 25-50 48 0 25 17 50 50 50 14 0 25-6 35-13l2-2c0 0 2 0 2 13 0 60-27 116-68 160-4 4-6 6-6 8 0 8 4 11 10 11 10 0 83-73 83-179z">
            <text:p/>
          </draw:path>
          <draw:path draw:style-name="gr3" draw:text-style-name="P9" draw:layer="layout" svg:width="0.413cm" svg:height="0.421cm" svg:x="9.302cm" svg:y="11.514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9" draw:layer="layout" svg:width="0.205cm" svg:height="0.635cm" svg:x="9.751cm" svg:y="11.289cm" svg:viewBox="0 0 206 636" svg:d="M133 0l-133 10v30c64 0 73 6 73 49v477c0 41-11 41-73 41v29c31-2 79-2 102-2s69 0 104 2v-29c-62 0-73 0-73-41z">
            <text:p/>
          </draw:path>
          <draw:path draw:style-name="gr3" draw:text-style-name="P9" draw:layer="layout" svg:width="0.301cm" svg:height="0.421cm" svg:x="10.005cm" svg:y="11.514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9" draw:layer="layout" svg:width="0.407cm" svg:height="0.421cm" svg:x="10.361cm" svg:y="11.514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9" draw:layer="layout" svg:width="0.213cm" svg:height="0.914cm" svg:x="11.186cm" svg:y="11.237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9" draw:layer="layout" svg:width="0.28cm" svg:height="0.625cm" svg:x="11.478cm" svg:y="11.297cm" svg:viewBox="0 0 281 626" svg:d="M181 71c0-31 2-42 75-42h25v-29c-31 2-104 2-140 2-37 0-110 0-141-2v29h25c71 0 75 11 75 42v484c0 34-4 42-75 42h-25v29c31-2 104-2 139-2 38 0 111 0 142 2v-29h-25c-73 0-75-8-75-42z">
            <text:p/>
          </draw:path>
          <draw:path draw:style-name="gr3" draw:text-style-name="P9" draw:layer="layout" svg:width="0.213cm" svg:height="0.914cm" svg:x="11.833cm" svg:y="11.237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9" draw:layer="layout" svg:width="0.309cm" svg:height="0.405cm" svg:x="12.468cm" svg:y="11.518cm" svg:viewBox="0 0 310 406" svg:d="M127 102v-102l-127 10v30c64 0 71 6 71 49v248c0 39-9 39-71 39v30c35 0 79-3 104-3 37 0 81 0 119 3v-30h-21c-67 0-69-8-69-41v-142c0-91 38-172 108-172 7 0 9 0 11 0-4 2-21 12-21 35 0 27 19 40 39 40 17 0 40-11 40-40s-29-56-69-56c-66 0-100 62-114 102z">
            <text:p/>
          </draw:path>
          <draw:path draw:style-name="gr3" draw:text-style-name="P9" draw:layer="layout" svg:width="0.355cm" svg:height="0.421cm" svg:x="12.825cm" svg:y="11.514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452cm" svg:height="0.581cm" svg:x="13.231cm" svg:y="11.518cm" svg:viewBox="0 0 453 582" svg:d="M133 60v-60l-133 10v30c64 0 71 4 71 45v429c0 41-9 41-71 41v27c31 0 79-2 102-2 25 0 73 2 104 2v-27c-60 0-71 0-71-41v-154-9c4 15 44 65 113 65 110 0 205-90 205-208 0-117-89-208-193-208-71 0-110 40-127 60zM135 302v-206c27-46 71-73 119-73 66 0 122 81 122 185 0 110-64 187-133 187-35 0-70-19-95-56-13-19-13-21-13-37z">
            <text:p/>
          </draw:path>
          <draw:path draw:style-name="gr3" draw:text-style-name="P9" draw:layer="layout" svg:width="0.309cm" svg:height="0.405cm" svg:x="13.739cm" svg:y="11.518cm" svg:viewBox="0 0 310 406" svg:d="M127 102v-102l-127 10v30c64 0 71 6 71 49v248c0 39-9 39-71 39v30c35 0 79-3 104-3 37 0 81 0 119 3v-30h-21c-67 0-69-8-69-41v-142c0-91 38-172 108-172 7 0 9 0 11 0-4 2-21 12-21 35 0 27 19 40 39 40 17 0 40-11 40-40s-29-56-69-56c-66 0-100 62-114 102z">
            <text:p/>
          </draw:path>
          <draw:path draw:style-name="gr3" draw:text-style-name="P9" draw:layer="layout" svg:width="0.355cm" svg:height="0.421cm" svg:x="14.096cm" svg:y="11.514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301cm" svg:height="0.421cm" svg:x="14.508cm" svg:y="11.514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9" draw:layer="layout" svg:width="0.355cm" svg:height="0.421cm" svg:x="14.864cm" svg:y="11.514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461cm" svg:height="0.405cm" svg:x="15.274cm" svg:y="11.518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9" draw:layer="layout" svg:width="0.286cm" svg:height="0.573cm" svg:x="15.744cm" svg:y="11.36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9" draw:layer="layout" svg:width="0.301cm" svg:height="0.421cm" svg:x="16.112cm" svg:y="11.514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9" draw:layer="layout" svg:width="0.286cm" svg:height="0.573cm" svg:x="16.763cm" svg:y="11.36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9" draw:layer="layout" svg:width="0.461cm" svg:height="0.635cm" svg:x="17.131cm" svg:y="11.289cm" svg:viewBox="0 0 462 636" svg:d="M71 566c0 41-9 41-71 41v29c31-2 79-2 104-2 23 0 71 0 102 2v-29c-60 0-71 0-71-41v-169c0-95 65-145 123-145s69 50 69 102v212c0 41-11 41-71 41v29c31-2 79-2 104-2 23 0 71 0 102 2v-29c-48 0-71 0-71-27v-174c0-80 0-109-29-142-13-14-44-33-96-33-79 0-118 56-133 89v-320l-133 10v30c64 0 71 6 71 49z">
            <text:p/>
          </draw:path>
          <draw:path draw:style-name="gr3" draw:text-style-name="P9" draw:layer="layout" svg:width="0.355cm" svg:height="0.421cm" svg:x="17.634cm" svg:y="11.514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355cm" svg:height="0.421cm" svg:x="18.346cm" svg:y="11.514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452cm" svg:height="0.581cm" svg:x="18.758cm" svg:y="11.518cm" svg:viewBox="0 0 453 582" svg:d="M318 349v165c0 41-10 41-73 41v27c32 0 79-2 104-2s71 2 104 2v-27c-62 0-72 0-72-41v-514h-21l-33 83c-13-25-50-83-123-83-108 0-204 89-204 208 0 114 89 208 196 208 64 0 101-40 122-67zM320 152v129c0 29-16 54-37 77-11 12-40 37-83 37-67 0-123-81-123-187 0-108 64-185 131-185 75 0 112 79 112 129z">
            <text:p/>
          </draw:path>
          <draw:path draw:style-name="gr3" draw:text-style-name="P9" draw:layer="layout" svg:width="0.461cm" svg:height="0.415cm" svg:x="19.238cm" svg:y="11.518cm" svg:viewBox="0 0 462 416" svg:d="M329 333v83l133-10v-30c-65 0-71-6-71-50v-326l-135 10v30c64 0 71 6 71 49v165c0 79-44 141-111 141-77 0-81-41-81-89v-306l-135 10v30c71 0 71 2 71 83v137c0 73 0 156 141 156 50 0 92-25 117-83z">
            <text:p/>
          </draw:path>
          <draw:path draw:style-name="gr3" draw:text-style-name="P9" draw:layer="layout" svg:width="0.413cm" svg:height="0.421cm" svg:x="19.754cm" svg:y="11.514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9" draw:layer="layout" svg:width="0.286cm" svg:height="0.573cm" svg:x="20.191cm" svg:y="11.36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9" draw:layer="layout" svg:width="0.197cm" svg:height="0.612cm" svg:x="20.559cm" svg:y="11.312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407cm" svg:height="0.421cm" svg:x="20.809cm" svg:y="11.514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9" draw:layer="layout" svg:width="0.461cm" svg:height="0.405cm" svg:x="21.268cm" svg:y="11.518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9" draw:layer="layout" svg:width="0.407cm" svg:height="0.421cm" svg:x="22.077cm" svg:y="11.514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9" draw:layer="layout" svg:width="0.296cm" svg:height="0.646cm" svg:x="22.539cm" svg:y="11.279cm" svg:viewBox="0 0 297 647" svg:d="M131 252v-106c0-82 44-125 85-125 2 0 15 0 29 6-10 4-27 15-27 37 0 21 15 40 40 40 27 0 39-19 39-40 0-33-33-64-81-64-64 0-143 48-143 146v106h-73v27h73v297c0 42-11 42-73 42v29c37-2 79-4 106-4 38 0 79 0 117 4v-29h-19c-69 0-71-11-71-44v-295h106v-27z">
            <text:p/>
          </draw:path>
          <draw:path draw:style-name="gr3" draw:text-style-name="P9" draw:layer="layout" svg:width="0.413cm" svg:height="0.421cm" svg:x="23.13cm" svg:y="11.514cm" svg:viewBox="0 0 414 422" svg:d="M268 341c2 37 27 75 71 75 19 0 75-13 75-87v-50h-23v50c0 54-23 60-33 60-29 0-34-42-34-46v-185c0-37 0-73-33-108-35-35-81-50-125-50-77 0-139 44-139 104 0 27 19 44 42 44 27 0 41-19 41-44 0-10-4-42-46-42 25-31 69-41 100-41 44 0 96 35 96 116v36c-46 2-110 4-168 31-69 31-92 79-92 120 0 75 89 98 148 98 60 0 102-37 120-81zM260 191v92c0 87-64 118-106 118-46 0-83-33-83-79 0-50 39-127 189-131z">
            <text:p/>
          </draw:path>
          <draw:path draw:style-name="gr3" draw:text-style-name="P9" draw:layer="layout" svg:width="0.348cm" svg:height="0.421cm" svg:x="23.885cm" svg:y="11.514cm" svg:viewBox="0 0 349 422" svg:d="M77 212c0-150 75-189 123-189 8 0 66 0 100 33-40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9" draw:layer="layout" svg:width="0.197cm" svg:height="0.612cm" svg:x="24.29cm" svg:y="11.312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309cm" svg:height="0.405cm" svg:x="24.54cm" svg:y="11.518cm" svg:viewBox="0 0 310 406" svg:d="M127 102v-102l-127 10v30c64 0 73 6 73 49v248c0 39-11 39-73 39v30c35 0 79-3 104-3 37 0 81 0 119 3v-30h-21c-67 0-69-8-69-41v-142c0-91 38-172 108-172 7 0 9 0 11 0-4 2-21 12-21 35 0 27 19 40 39 40 17 0 40-11 40-40s-29-56-69-56c-66 0-100 62-114 102z">
            <text:p/>
          </draw:path>
          <draw:path draw:style-name="gr3" draw:text-style-name="P9" draw:layer="layout" svg:width="0.348cm" svg:height="0.421cm" svg:x="24.902cm" svg:y="11.514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9" draw:layer="layout" svg:width="0.205cm" svg:height="0.635cm" svg:x="25.308cm" svg:y="11.289cm" svg:viewBox="0 0 206 636" svg:d="M133 0l-133 10v30c64 0 73 6 73 49v477c0 41-11 41-73 41v29c31-2 79-2 102-2s69 0 104 2v-29c-62 0-73 0-73-41z">
            <text:p/>
          </draw:path>
          <draw:path draw:style-name="gr3" draw:text-style-name="P9" draw:layer="layout" svg:width="0.355cm" svg:height="0.421cm" svg:x="25.557cm" svg:y="11.514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107cm" svg:height="0.274cm" svg:x="26.017cm" svg:y="11.826cm" svg:viewBox="0 0 108 275" svg:d="M108 96c0-59-21-96-58-96-33 0-50 25-50 48 0 25 17 50 50 50 14 0 25-6 35-13l2-2c0 0 2 0 2 13 0 60-27 116-68 160-4 4-6 6-6 8 0 8 4 11 10 11 10 0 83-73 83-179z">
            <text:p/>
          </draw:path>
        </draw:g>
        <draw:g xml:id="id184" draw:id="id184">
          <svg:title>TexMaths</svg:title>
          <svg:desc>26§display§\text{so, there will be only one normal cmmon to both the }§svg§600§FALSE§</svg:desc>
          <draw:polygon draw:style-name="gr2" draw:text-style-name="P8" draw:layer="layout" svg:width="21.088cm" svg:height="0.731cm" svg:x="2.901cm" svg:y="12.586cm" svg:viewBox="0 0 21089 732" draw:points="10543,732 0,732 0,0 21089,0 21089,732">
            <text:p/>
          </draw:polygon>
          <draw:path draw:style-name="gr3" draw:text-style-name="P9" draw:layer="layout" svg:width="0.301cm" svg:height="0.421cm" svg:x="2.884cm" svg:y="12.765cm" svg:viewBox="0 0 302 422" svg:d="M160 233c21 4 96 19 96 85 0 46-31 84-104 84-77 0-110-52-127-131-2-11-4-15-13-15-12 0-12 6-12 23v121c0 16 0 22 10 22 5 0 7-2 23-18 2-2 2-4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9" draw:layer="layout" svg:width="0.407cm" svg:height="0.421cm" svg:x="3.242cm" svg:y="12.765cm" svg:viewBox="0 0 408 422" svg:d="M408 214c0-116-94-214-204-214-115 0-204 100-204 214 0 119 96 208 204 208 110 0 204-91 204-208zM204 400c-40 0-79-21-104-63-23-39-23-96-23-129 0-35 0-85 21-127 25-41 68-60 106-60 39 0 79 19 102 58 25 40 25 94 25 129 0 33 0 83-21 123-19 41-60 69-106 69z">
            <text:p/>
          </draw:path>
          <draw:path draw:style-name="gr3" draw:text-style-name="P9" draw:layer="layout" svg:width="0.107cm" svg:height="0.274cm" svg:x="3.751cm" svg:y="13.077cm" svg:viewBox="0 0 108 275" svg:d="M108 96c0-59-21-96-58-96-33 0-50 25-50 48 0 25 17 50 50 50 14 0 25-6 35-13l2-2c0 0 2 0 2 13 0 60-27 116-68 160-4 4-6 6-6 8 0 9 4 11 10 11 10 0 83-73 83-179z">
            <text:p/>
          </draw:path>
          <draw:path draw:style-name="gr3" draw:text-style-name="P9" draw:layer="layout" svg:width="0.288cm" svg:height="0.573cm" svg:x="4.248cm" svg:y="12.613cm" svg:viewBox="0 0 289 574" svg:d="M141 198h131v-29h-131v-169h-22c0 75-30 173-119 177v21h79v251c0 115 85 125 119 125 64 0 91-64 91-125v-52h-25v52c0 67-27 102-60 102-63 0-63-83-63-99z">
            <text:p/>
          </draw:path>
          <draw:path draw:style-name="gr3" draw:text-style-name="P9" draw:layer="layout" svg:width="0.461cm" svg:height="0.636cm" svg:x="4.615cm" svg:y="12.54cm" svg:viewBox="0 0 462 637" svg:d="M71 566c0 42-9 42-71 42v29c31-2 79-2 104-2 23 0 71 0 102 2v-29c-60 0-71 0-71-42v-169c0-95 65-145 123-145s69 50 69 102v212c0 42-11 42-71 42v29c31-2 79-2 104-2 23 0 71 0 102 2v-29c-48 0-71 0-71-27v-175c0-79 0-108-29-142-13-14-44-33-96-33-79 0-118 56-133 89v-320l-133 10v30c64 0 71 6 71 49z">
            <text:p/>
          </draw:path>
          <draw:path draw:style-name="gr3" draw:text-style-name="P9" draw:layer="layout" svg:width="0.355cm" svg:height="0.421cm" svg:x="5.12cm" svg:y="12.765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9" draw:layer="layout" svg:width="0.309cm" svg:height="0.405cm" svg:x="5.526cm" svg:y="12.771cm" svg:viewBox="0 0 310 406" svg:d="M127 102v-102l-127 10v30c64 0 71 6 71 49v248c0 40-9 40-71 40v29c35 0 79-2 104-2 37 0 81 0 119 2v-29h-21c-67 0-69-9-69-42v-141c0-92 38-173 108-173 7 0 9 0 11 0-4 2-21 12-21 35 0 27 19 40 39 40 17 0 40-11 40-40s-29-56-69-56c-66 0-100 62-114 102z">
            <text:p/>
          </draw:path>
          <draw:path draw:style-name="gr3" draw:text-style-name="P9" draw:layer="layout" svg:width="0.355cm" svg:height="0.421cm" svg:x="5.883cm" svg:y="12.765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9" draw:layer="layout" svg:width="0.627cm" svg:height="0.405cm" svg:x="6.584cm" svg:y="12.781cm" svg:viewBox="0 0 628 406" svg:d="M551 87c17-45 46-58 77-58v-29c-21 2-48 2-66 2-27 0-69-2-86-2v29c34 0 52 17 52 44 0 6 0 6-4 19l-83 235-92-256c-2-11-4-13-4-17 0-25 36-25 54-25v-29c-27 0-72 2-95 2-27 0-54 0-81-2v29c33 0 47 2 58 13 4 6 14 33 21 52l-79 220-88-243c-4-13-4-15-4-17 0-25 35-25 54-25v-29c-27 0-79 2-100 2-4 0-52 0-85-2v29c46 0 56 2 69 31l114 325c4 15 8 21 19 21 12 0 14-4 18-19l94-260 94 262c2 11 6 17 16 17 13 0 17-9 19-17z">
            <text:p/>
          </draw:path>
          <draw:path draw:style-name="gr3" draw:text-style-name="P9" draw:layer="layout" svg:width="0.197cm" svg:height="0.613cm" svg:x="7.258cm" svg:y="12.563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9" draw:layer="layout" svg:width="0.205cm" svg:height="0.636cm" svg:x="7.512cm" svg:y="12.54cm" svg:viewBox="0 0 206 637" svg:d="M133 0l-133 10v30c64 0 73 6 73 49v477c0 42-11 42-73 42v29c31-2 79-2 102-2s69 0 104 2v-29c-62 0-73 0-73-42z">
            <text:p/>
          </draw:path>
          <draw:path draw:style-name="gr3" draw:text-style-name="P9" draw:layer="layout" svg:width="0.205cm" svg:height="0.636cm" svg:x="7.766cm" svg:y="12.54cm" svg:viewBox="0 0 206 637" svg:d="M133 0l-133 10v30c64 0 73 6 73 49v477c0 42-11 42-73 42v29c31-2 79-2 102-2s69 0 104 2v-29c-62 0-73 0-73-42z">
            <text:p/>
          </draw:path>
          <draw:path draw:style-name="gr3" draw:text-style-name="P9" draw:layer="layout" svg:width="0.452cm" svg:height="0.646cm" svg:x="8.321cm" svg:y="12.54cm" svg:viewBox="0 0 453 647" svg:d="M133 291v-291l-133 10v30c64 0 71 6 71 49v548h23c2-2 8-15 33-56 14 20 52 66 121 66 110 0 205-89 205-208 0-116-91-208-195-208-71 0-110 44-125 60zM135 533v-190c0-18 0-18 11-33 35-52 85-58 108-58 41 0 75 23 95 58 25 37 27 90 27 127 0 35-2 89-29 131-18 27-54 58-104 58-39 0-72-23-95-56-13-19-13-21-13-37z">
            <text:p/>
          </draw:path>
          <draw:path draw:style-name="gr3" draw:text-style-name="P9" draw:layer="layout" svg:width="0.355cm" svg:height="0.421cm" svg:x="8.853cm" svg:y="12.765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9" draw:layer="layout" svg:width="0.407cm" svg:height="0.421cm" svg:x="9.563cm" svg:y="12.765cm" svg:viewBox="0 0 408 422" svg:d="M408 214c0-116-94-214-204-214-115 0-204 100-204 214 0 119 96 208 204 208 110 0 204-91 204-208zM204 400c-40 0-79-21-104-63-23-39-23-96-23-129 0-35 0-85 21-127 25-41 68-60 106-60 39 0 79 19 104 58 23 40 23 94 23 129 0 33 0 83-21 123-19 41-60 69-106 69z">
            <text:p/>
          </draw:path>
          <draw:path draw:style-name="gr3" draw:text-style-name="P9" draw:layer="layout" svg:width="0.461cm" svg:height="0.405cm" svg:x="10.024cm" svg:y="12.771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9" draw:layer="layout" svg:width="0.205cm" svg:height="0.636cm" svg:x="10.532cm" svg:y="12.54cm" svg:viewBox="0 0 206 637" svg:d="M133 0l-133 10v30c64 0 73 6 73 49v477c0 42-11 42-73 42v29c31-2 79-2 102-2s69 0 104 2v-29c-62 0-73 0-73-42z">
            <text:p/>
          </draw:path>
          <draw:path draw:style-name="gr3" draw:text-style-name="P9" draw:layer="layout" svg:width="0.448cm" svg:height="0.582cm" svg:x="10.773cm" svg:y="12.781cm" svg:viewBox="0 0 449 583" svg:d="M364 87c23-58 71-58 85-58v-29c-21 2-48 2-68 2-17 0-61-2-81-2v29c29 0 43 17 43 40 0 8 0 10-6 20l-92 227-101-247c-5-9-7-13-7-17 0-23 36-23 52-23v-29c-25 0-85 2-100 2-25 0-62 0-89-2v29c44 0 62 0 75 31l137 335c-4 13-16 42-23 54-21 50-45 115-104 115-6 0-27 0-43-17 29-4 35-25 35-39 0-23-17-38-37-38-19 0-40 11-40 40 0 41 40 73 85 73 56 0 96-52 117-104z">
            <text:p/>
          </draw:path>
          <draw:path draw:style-name="gr3" draw:text-style-name="P9" draw:layer="layout" svg:width="0.407cm" svg:height="0.421cm" svg:x="11.57cm" svg:y="12.765cm" svg:viewBox="0 0 408 422" svg:d="M408 214c0-116-94-214-204-214-115 0-204 100-204 214 0 119 96 208 204 208 110 0 204-91 204-208zM204 400c-40 0-79-21-104-63-23-39-23-96-23-129 0-35 0-85 21-127 25-41 68-60 106-60 39 0 79 19 102 58 25 40 25 94 25 129 0 33 0 83-21 123-19 41-60 69-106 69z">
            <text:p/>
          </draw:path>
          <draw:path draw:style-name="gr3" draw:text-style-name="P9" draw:layer="layout" svg:width="0.461cm" svg:height="0.405cm" svg:x="12.03cm" svg:y="12.771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9" draw:layer="layout" svg:width="0.355cm" svg:height="0.421cm" svg:x="12.533cm" svg:y="12.765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9" draw:layer="layout" svg:width="0.461cm" svg:height="0.405cm" svg:x="13.248cm" svg:y="12.771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9" draw:layer="layout" svg:width="0.407cm" svg:height="0.421cm" svg:x="13.752cm" svg:y="12.765cm" svg:viewBox="0 0 408 422" svg:d="M408 214c0-116-94-214-204-214-115 0-204 100-204 214 0 119 96 208 204 208 110 0 204-91 204-208zM204 400c-40 0-79-21-104-63-23-39-23-96-23-129 0-35 0-85 21-127 25-41 68-60 106-60 39 0 79 19 104 58 23 40 23 94 23 129 0 33 0 83-21 123-19 41-60 69-106 69z">
            <text:p/>
          </draw:path>
          <draw:path draw:style-name="gr3" draw:text-style-name="P9" draw:layer="layout" svg:width="0.309cm" svg:height="0.405cm" svg:x="14.209cm" svg:y="12.771cm" svg:viewBox="0 0 310 406" svg:d="M127 102v-102l-127 10v30c64 0 71 6 71 49v248c0 40-9 40-71 40v29c35 0 79-2 104-2 37 0 81 0 119 2v-29h-21c-67 0-69-9-69-42v-141c0-92 38-173 108-173 7 0 9 0 11 0-4 2-21 12-21 35 0 27 19 40 39 40 17 0 40-11 40-40s-29-56-69-56c-66 0-100 62-114 102z">
            <text:p/>
          </draw:path>
          <draw:path draw:style-name="gr3" draw:text-style-name="P9" draw:layer="layout" svg:width="0.715cm" svg:height="0.405cm" svg:x="14.571cm" svg:y="12.771cm" svg:viewBox="0 0 716 406" svg:d="M71 89v248c0 40-11 40-71 40v29c31 0 79-2 104-2 23 0 71 2 102 2v-29c-60 0-71 0-71-40v-171c0-95 65-145 123-145s69 50 69 102v214c0 40-11 40-73 40v29c33 0 79-2 104-2s73 2 104 2v-29c-63 0-73 0-73-40v-171c0-95 67-145 125-145 56 0 66 50 66 102v214c0 40-10 40-70 40v29c31 0 79-2 104-2 22 0 70 2 102 2v-29c-48 0-71 0-71-27v-175c0-79 0-108-29-142-13-14-44-33-96-33-77 0-119 54-133 89-13-79-81-89-123-89-66 0-110 40-135 96v-96l-129 10v30c64 0 71 6 71 49z">
            <text:p/>
          </draw:path>
          <draw:path draw:style-name="gr3" draw:text-style-name="P9" draw:layer="layout" svg:width="0.413cm" svg:height="0.421cm" svg:x="15.341cm" svg:y="12.765cm" svg:viewBox="0 0 414 422" svg:d="M268 341c2 38 27 75 71 75 19 0 75-12 75-87v-50h-23v50c0 54-23 60-33 60-29 0-34-42-34-46v-185c0-37 0-73-33-108-35-35-81-50-125-50-77 0-139 44-139 104 0 27 19 44 42 44 27 0 41-19 41-44 0-10-4-42-46-42 25-31 69-41 100-41 44 0 96 35 96 116v36c-46 2-110 4-168 31-69 31-92 79-92 121 0 75 89 97 148 97 60 0 102-37 120-81zM260 191v92c0 87-64 119-106 119-46 0-83-34-83-79 0-50 39-127 189-132z">
            <text:p/>
          </draw:path>
          <draw:path draw:style-name="gr3" draw:text-style-name="P9" draw:layer="layout" svg:width="0.205cm" svg:height="0.636cm" svg:x="15.79cm" svg:y="12.54cm" svg:viewBox="0 0 206 637" svg:d="M133 0l-133 10v30c64 0 73 6 73 49v477c0 42-11 42-73 42v29c31-2 79-2 102-2s69 0 104 2v-29c-62 0-73 0-73-42z">
            <text:p/>
          </draw:path>
          <draw:path draw:style-name="gr3" draw:text-style-name="P9" draw:layer="layout" svg:width="0.348cm" svg:height="0.421cm" svg:x="16.35cm" svg:y="12.765cm" svg:viewBox="0 0 349 422" svg:d="M77 212c0-150 75-189 123-189 8 0 66 0 100 33-38 4-44 31-44 44 0 23 16 41 41 41s44-16 44-43c0-63-71-98-141-98-115 0-200 100-200 212 0 119 92 210 198 210 122 0 151-110 151-120 0-9-8-9-10-9-8 0-10 5-12 9-27 85-88 98-121 98-48 0-129-40-129-188z">
            <text:p/>
          </draw:path>
          <draw:path draw:style-name="gr3" draw:text-style-name="P9" draw:layer="layout" svg:width="0.715cm" svg:height="0.405cm" svg:x="16.753cm" svg:y="12.771cm" svg:viewBox="0 0 716 406" svg:d="M71 89v248c0 40-9 40-71 40v29c31 0 79-2 104-2 23 0 71 2 102 2v-29c-60 0-71 0-71-40v-171c0-95 65-145 123-145s69 50 69 102v214c0 40-11 40-71 40v29c31 0 77-2 102-2s73 2 104 2v-29c-63 0-73 0-73-40v-171c0-95 67-145 125-145s66 50 66 102v214c0 40-8 40-70 40v29c31 0 79-2 104-2 22 0 70 2 102 2v-29c-48 0-71 0-71-27v-175c0-79 0-108-29-142-13-14-44-33-96-33-77 0-119 54-133 89-13-79-81-89-123-89-66 0-110 40-135 96v-96l-129 10v30c64 0 71 6 71 49z">
            <text:p/>
          </draw:path>
          <draw:path draw:style-name="gr3" draw:text-style-name="P9" draw:layer="layout" svg:width="0.715cm" svg:height="0.405cm" svg:x="17.514cm" svg:y="12.771cm" svg:viewBox="0 0 716 406" svg:d="M71 89v248c0 40-9 40-71 40v29c31 0 79-2 104-2 23 0 71 2 102 2v-29c-60 0-71 0-71-40v-171c0-95 65-145 123-145s69 50 69 102v214c0 40-11 40-71 40v29c31 0 77-2 102-2s73 2 104 2v-29c-63 0-73 0-73-40v-171c0-95 67-145 125-145s66 50 66 102v214c0 40-8 40-70 40v29c31 0 79-2 104-2 22 0 70 2 102 2v-29c-48 0-71 0-71-27v-175c0-79 0-108-29-142-13-14-44-33-96-33-77 0-119 54-133 89-13-79-81-89-123-89-66 0-110 40-135 96v-96l-129 10v30c64 0 71 6 71 49z">
            <text:p/>
          </draw:path>
          <draw:path draw:style-name="gr3" draw:text-style-name="P9" draw:layer="layout" svg:width="0.407cm" svg:height="0.421cm" svg:x="18.274cm" svg:y="12.765cm" svg:viewBox="0 0 408 422" svg:d="M408 214c0-116-94-214-204-214-115 0-204 100-204 214 0 119 96 208 204 208 110 0 204-91 204-208zM204 400c-40 0-79-21-104-63-23-39-23-96-23-129 0-35 0-85 21-127 25-41 68-60 106-60 39 0 79 19 102 58 25 40 25 94 25 129 0 33 0 83-21 123-19 41-60 69-106 69z">
            <text:p/>
          </draw:path>
          <draw:path draw:style-name="gr3" draw:text-style-name="P9" draw:layer="layout" svg:width="0.461cm" svg:height="0.405cm" svg:x="18.733cm" svg:y="12.771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9" draw:layer="layout" svg:width="0.288cm" svg:height="0.573cm" svg:x="19.534cm" svg:y="12.613cm" svg:viewBox="0 0 289 574" svg:d="M141 198h131v-29h-131v-169h-22c0 75-30 173-119 177v21h79v251c0 115 85 125 119 125 64 0 91-64 91-125v-52h-25v52c0 67-27 102-60 102-63 0-63-83-63-99z">
            <text:p/>
          </draw:path>
          <draw:path draw:style-name="gr3" draw:text-style-name="P9" draw:layer="layout" svg:width="0.407cm" svg:height="0.421cm" svg:x="19.898cm" svg:y="12.765cm" svg:viewBox="0 0 408 422" svg:d="M408 214c0-116-94-214-204-214-115 0-204 100-204 214 0 119 96 208 204 208 110 0 204-91 204-208zM204 400c-40 0-79-21-104-63-23-39-23-96-23-129 0-35 0-85 21-127 25-41 68-60 106-60 39 0 79 19 104 58 23 40 23 94 23 129 0 33 0 83-21 123-19 41-60 69-106 69z">
            <text:p/>
          </draw:path>
          <draw:path draw:style-name="gr3" draw:text-style-name="P9" draw:layer="layout" svg:width="0.452cm" svg:height="0.646cm" svg:x="20.659cm" svg:y="12.54cm" svg:viewBox="0 0 453 647" svg:d="M133 291v-291l-133 10v30c64 0 71 6 71 49v548h23c2-2 8-15 33-56 14 20 54 66 121 66 110 0 205-89 205-208 0-116-91-208-195-208-71 0-110 44-125 60zM135 533v-190c0-18 0-18 11-33 35-52 85-58 108-58 41 0 75 23 95 58 25 37 27 90 27 127 0 35-2 89-29 131-18 27-54 58-104 58-39 0-72-23-95-56-13-19-13-21-13-37z">
            <text:p/>
          </draw:path>
          <draw:path draw:style-name="gr3" draw:text-style-name="P9" draw:layer="layout" svg:width="0.407cm" svg:height="0.421cm" svg:x="21.192cm" svg:y="12.765cm" svg:viewBox="0 0 408 422" svg:d="M408 214c0-116-94-214-204-214-115 0-204 100-204 214 0 119 96 208 204 208 110 0 204-91 204-208zM204 400c-40 0-79-21-104-63-23-39-23-96-23-129 0-35 0-85 21-127 25-41 68-60 106-60 39 0 79 19 104 58 23 40 23 94 23 129 0 33 0 83-21 123-19 41-60 69-106 69z">
            <text:p/>
          </draw:path>
          <draw:path draw:style-name="gr3" draw:text-style-name="P9" draw:layer="layout" svg:width="0.286cm" svg:height="0.573cm" svg:x="21.641cm" svg:y="12.613cm" svg:viewBox="0 0 287 574" svg:d="M141 198h131v-29h-131v-169h-22c0 75-30 173-119 177v21h79v251c0 115 85 125 119 125 64 0 89-64 89-125v-52h-23v52c0 67-27 102-60 102-63 0-63-83-63-99z">
            <text:p/>
          </draw:path>
          <draw:path draw:style-name="gr3" draw:text-style-name="P9" draw:layer="layout" svg:width="0.461cm" svg:height="0.636cm" svg:x="22.007cm" svg:y="12.54cm" svg:viewBox="0 0 462 637" svg:d="M71 566c0 42-9 42-71 42v29c31-2 79-2 104-2 23 0 71 0 102 2v-29c-60 0-71 0-71-42v-169c0-95 65-145 123-145s69 50 69 102v212c0 42-11 42-71 42v29c31-2 79-2 104-2 23 0 71 0 102 2v-29c-48 0-71 0-71-27v-175c0-79 0-108-29-142-13-14-44-33-96-33-79 0-118 56-133 89v-320l-133 10v30c64 0 71 6 71 49z">
            <text:p/>
          </draw:path>
          <draw:path draw:style-name="gr3" draw:text-style-name="P9" draw:layer="layout" svg:width="0.286cm" svg:height="0.573cm" svg:x="22.808cm" svg:y="12.613cm" svg:viewBox="0 0 287 574" svg:d="M141 198h131v-29h-131v-169h-22c0 75-30 173-119 177v21h79v251c0 115 85 125 119 125 64 0 89-64 89-125v-52h-23v52c0 67-27 102-60 102-63 0-63-83-63-99z">
            <text:p/>
          </draw:path>
          <draw:path draw:style-name="gr3" draw:text-style-name="P9" draw:layer="layout" svg:width="0.461cm" svg:height="0.636cm" svg:x="23.176cm" svg:y="12.54cm" svg:viewBox="0 0 462 637" svg:d="M71 566c0 42-9 42-71 42v29c31-2 79-2 104-2 23 0 71 0 102 2v-29c-60 0-71 0-71-42v-169c0-95 65-145 123-145s69 50 69 102v212c0 42-11 42-71 42v29c31-2 79-2 104-2 23 0 71 0 102 2v-29c-48 0-71 0-71-27v-175c0-79 0-108-29-142-13-14-44-33-96-33-79 0-118 56-133 89v-320l-133 10v30c64 0 71 6 71 49z">
            <text:p/>
          </draw:path>
          <draw:path draw:style-name="gr3" draw:text-style-name="P9" draw:layer="layout" svg:width="0.355cm" svg:height="0.421cm" svg:x="23.679cm" svg:y="12.765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</draw:g>
        <draw:g xml:id="id185" draw:id="id185">
          <svg:title>TexMaths</svg:title>
          <svg:desc>26§display§\text{tangents having slope } = - \frac{1}{2} §svg§600§FALSE§</svg:desc>
          <draw:polygon draw:style-name="gr2" draw:text-style-name="P8" draw:layer="layout" svg:width="11.349cm" svg:height="1.761cm" svg:x="2.915cm" svg:y="13.587cm" svg:viewBox="0 0 11350 1762" draw:points="5676,1762 0,1762 0,0 11350,0 11350,1762">
            <text:p/>
          </draw:polygon>
          <draw:path draw:style-name="gr3" draw:text-style-name="P9" draw:layer="layout" svg:width="0.288cm" svg:height="0.573cm" svg:x="2.886cm" svg:y="14.206cm" svg:viewBox="0 0 289 574" svg:d="M141 197h131v-29h-131v-168h-22c0 75-30 173-119 177v20h79v252c0 114 85 125 119 125 64 0 91-65 91-125v-52h-25v52c0 66-27 102-60 102-63 0-63-83-63-100z">
            <text:p/>
          </draw:path>
          <draw:path draw:style-name="gr3" draw:text-style-name="P9" draw:layer="layout" svg:width="0.413cm" svg:height="0.421cm" svg:x="3.262cm" svg:y="14.358cm" svg:viewBox="0 0 414 422" svg:d="M266 341c4 37 29 75 73 75 19 0 75-13 75-88v-49h-23v49c0 54-23 61-33 61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9" draw:layer="layout" svg:width="0.461cm" svg:height="0.404cm" svg:x="3.712cm" svg:y="14.364cm" svg:viewBox="0 0 462 405" svg:d="M71 89v248c0 39-9 39-71 39v29c31 0 79-2 104-2 23 0 71 2 102 2v-29c-60 0-71 0-71-39v-171c0-95 65-145 123-145s69 50 69 102v214c0 39-11 39-71 39v29c31 0 79-2 104-2 23 0 71 2 102 2v-29c-48 0-71 0-71-27v-174c0-79 0-108-29-142-13-14-44-33-96-33-68 0-110 39-137 96v-96l-129 10v29c64 0 71 7 71 50z">
            <text:p/>
          </draw:path>
          <draw:path draw:style-name="gr3" draw:text-style-name="P9" draw:layer="layout" svg:width="0.419cm" svg:height="0.604cm" svg:x="4.215cm" svg:y="14.354cm" svg:viewBox="0 0 420 605" svg:d="M179 258c-81 0-81-92-81-113 0-24 2-54 14-76 9-13 29-38 67-38 79 0 79 92 79 112 0 25 0 54-15 77-8 13-29 38-64 38zM71 293c0-4 0-25 16-44 36 27 73 30 92 30 85 0 148-63 148-134 0-35-15-68-38-89 33-31 67-35 83-35 2 0 7 0 9 0-11 4-15 14-15 25 0 16 13 27 27 27 8 0 27-6 27-27 0-17-12-46-48-46-18 0-58 6-97 44-38-32-77-34-96-34-85 0-150 63-150 133 0 42 21 75 44 96-13 12-29 44-29 75 0 29 12 64 41 81-56 17-85 56-85 93 0 65 92 117 204 117 108 0 204-48 204-119 0-33-15-79-61-106-50-25-102-25-158-25-23 0-62 0-68 0-29-4-50-33-50-62zM204 582c-94 0-156-46-156-94 0-43 35-76 75-79h54c79 0 183 0 183 79 0 48-67 94-156 94z">
            <text:p/>
          </draw:path>
          <draw:path draw:style-name="gr3" draw:text-style-name="P9" draw:layer="layout" svg:width="0.355cm" svg:height="0.421cm" svg:x="4.673cm" svg:y="14.358cm" svg:viewBox="0 0 356 422" svg:d="M77 181c6-137 83-160 114-160 94 0 104 122 104 160zM77 200h256c21 0 23 0 23-19 0-92-50-181-165-181-106 0-191 94-191 210 0 123 96 212 202 212 112 0 154-102 154-121 0-8-9-10-13-10-8 0-10 6-10 12-33 96-117 96-125 96-46 0-83-29-104-62-27-44-27-104-27-137z">
            <text:p/>
          </draw:path>
          <draw:path draw:style-name="gr3" draw:text-style-name="P9" draw:layer="layout" svg:width="0.461cm" svg:height="0.404cm" svg:x="5.082cm" svg:y="14.364cm" svg:viewBox="0 0 462 405" svg:d="M71 89v248c0 39-9 39-71 39v29c31 0 79-2 104-2 23 0 71 2 102 2v-29c-60 0-71 0-71-39v-171c0-95 65-145 123-145s69 50 69 102v214c0 39-11 39-71 39v29c31 0 79-2 104-2 23 0 71 2 102 2v-29c-48 0-71 0-71-27v-174c0-79 0-108-29-142-13-14-44-33-96-33-68 0-110 39-137 96v-96l-129 10v29c64 0 71 7 71 50z">
            <text:p/>
          </draw:path>
          <draw:path draw:style-name="gr3" draw:text-style-name="P9" draw:layer="layout" svg:width="0.288cm" svg:height="0.573cm" svg:x="5.552cm" svg:y="14.206cm" svg:viewBox="0 0 289 574" svg:d="M141 197h131v-29h-131v-168h-22c0 75-30 173-119 177v20h79v252c0 114 85 125 119 125 64 0 91-65 91-125v-52h-25v52c0 66-27 102-60 102-63 0-63-83-63-100z">
            <text:p/>
          </draw:path>
          <draw:path draw:style-name="gr3" draw:text-style-name="P9" draw:layer="layout" svg:width="0.301cm" svg:height="0.421cm" svg:x="5.921cm" svg:y="14.358cm" svg:viewBox="0 0 302 422" svg:d="M160 233c21 4 96 18 96 85 0 46-31 83-104 83-77 0-110-52-127-131-2-10-4-14-13-14-12 0-12 6-12 23v120c0 17 0 23 10 23 5 0 7-2 23-19 2-2 2-4 19-21 40 38 81 40 100 40 106 0 150-62 150-129 0-48-30-75-40-87-31-29-66-36-104-44-52-10-114-21-114-75 0-33 25-70 104-70 100 0 106 83 108 112 0 8 8 8 10 8 13 0 13-4 13-23v-91c0-17 0-23-11-23-4 0-6 0-18 10-2 5-13 13-17 15-33-25-73-25-85-25-113 0-148 62-148 112 0 33 15 58 40 79 29 23 56 29 120 42z">
            <text:p/>
          </draw:path>
          <draw:path draw:style-name="gr3" draw:text-style-name="P9" draw:layer="layout" svg:width="0.461cm" svg:height="0.635cm" svg:x="6.584cm" svg:y="14.133cm" svg:viewBox="0 0 462 636" svg:d="M71 565c0 42-9 42-71 42v29c31-2 79-2 104-2 23 0 71 0 102 2v-29c-60 0-71 0-71-42v-168c0-96 65-146 123-146s69 50 69 102v212c0 42-11 42-71 42v29c31-2 79-2 104-2 23 0 71 0 102 2v-29c-48 0-71 0-71-27v-175c0-79 0-108-29-141-13-15-44-33-96-33-79 0-118 56-133 89v-320l-133 10v29c64 0 71 7 71 50z">
            <text:p/>
          </draw:path>
          <draw:path draw:style-name="gr3" draw:text-style-name="P9" draw:layer="layout" svg:width="0.413cm" svg:height="0.421cm" svg:x="7.1cm" svg:y="14.358cm" svg:viewBox="0 0 414 422" svg:d="M266 341c4 37 29 75 73 75 19 0 75-13 75-88v-49h-23v49c0 54-23 61-33 61-29 0-34-42-34-46v-185c0-37 0-73-33-108-35-35-81-50-125-50-77 0-139 44-139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9" draw:layer="layout" svg:width="0.448cm" svg:height="0.404cm" svg:x="7.512cm" svg:y="14.372cm" svg:viewBox="0 0 449 405" svg:d="M364 89c8-20 25-60 85-60v-29c-21 2-48 2-68 2-23 0-65-2-81-2v29c35 0 45 21 45 40 0 8-2 10-6 20l-94 235-104-255c-4-13-4-15-4-17 0-23 36-23 52-23v-29c-27 0-79 2-100 2-25 0-62 0-89-2v29c58 0 62 4 73 33l133 327c4 12 6 16 19 16 12 0 16-8 18-16z">
            <text:p/>
          </draw:path>
          <draw:path draw:style-name="gr3" draw:text-style-name="P9" draw:layer="layout" svg:width="0.197cm" svg:height="0.612cm" svg:x="8.007cm" svg:y="14.156cm" svg:viewBox="0 0 198 613" svg:d="M133 208l-129 10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461cm" svg:height="0.404cm" svg:x="8.258cm" svg:y="14.364cm" svg:viewBox="0 0 462 405" svg:d="M71 89v248c0 39-9 39-71 39v29c31 0 79-2 104-2 23 0 71 2 102 2v-29c-60 0-71 0-71-39v-171c0-95 65-145 123-145s69 50 69 102v214c0 39-11 39-71 39v29c31 0 79-2 104-2 23 0 71 2 102 2v-29c-48 0-71 0-71-27v-174c0-79 0-108-29-142-13-14-44-33-96-33-68 0-110 39-137 96v-96l-129 10v29c64 0 71 7 71 50z">
            <text:p/>
          </draw:path>
          <draw:path draw:style-name="gr3" draw:text-style-name="P9" draw:layer="layout" svg:width="0.419cm" svg:height="0.604cm" svg:x="8.764cm" svg:y="14.354cm" svg:viewBox="0 0 420 605" svg:d="M179 258c-81 0-81-92-81-113 0-24 2-54 14-76 9-13 29-38 67-38 79 0 79 92 79 112 0 25 0 54-15 77-8 13-29 38-64 38zM71 293c0-4 0-25 16-44 36 27 73 30 92 30 85 0 148-63 148-134 0-35-15-68-38-89 33-31 67-35 83-35 2 0 7 0 9 0-11 4-15 14-15 25 0 16 13 27 27 27 8 0 27-6 27-27 0-17-12-46-48-46-18 0-58 6-97 44-38-32-77-34-96-34-85 0-150 63-150 133 0 42 21 75 44 96-13 12-29 44-29 75 0 29 12 64 41 81-56 17-85 56-85 93 0 65 92 117 204 117 108 0 204-48 204-119 0-33-15-79-61-106-50-25-102-25-158-25-23 0-62 0-68 0-29-4-50-33-50-62zM204 582c-94 0-156-46-156-94 0-43 35-76 75-79h54c79 0 183 0 183 79 0 48-67 94-156 94z">
            <text:p/>
          </draw:path>
          <draw:path draw:style-name="gr3" draw:text-style-name="P9" draw:layer="layout" svg:width="0.301cm" svg:height="0.421cm" svg:x="9.529cm" svg:y="14.358cm" svg:viewBox="0 0 302 422" svg:d="M160 233c21 4 96 18 96 85 0 46-31 83-104 83-77 0-110-52-127-131-2-10-4-14-13-14-12 0-12 6-12 23v120c0 17 0 23 10 23 5 0 7-2 23-19 2-2 2-4 19-21 40 38 81 40 100 40 106 0 150-62 150-129 0-48-30-75-40-87-31-29-66-36-104-44-52-10-114-21-114-75 0-33 25-70 104-70 100 0 106 83 108 112 0 8 8 8 10 8 13 0 13-4 13-23v-91c0-17 0-23-11-23-4 0-6 0-18 10-2 5-13 13-17 15-33-25-73-25-85-25-113 0-148 62-148 112 0 33 15 58 40 79 29 23 56 29 120 42z">
            <text:p/>
          </draw:path>
          <draw:path draw:style-name="gr3" draw:text-style-name="P9" draw:layer="layout" svg:width="0.205cm" svg:height="0.635cm" svg:x="9.889cm" svg:y="14.133cm" svg:viewBox="0 0 206 636" svg:d="M133 0l-133 10v29c64 0 73 7 73 50v476c0 42-11 42-73 42v29c31-2 79-2 102-2s69 0 104 2v-29c-62 0-73 0-73-42z">
            <text:p/>
          </draw:path>
          <draw:path draw:style-name="gr3" draw:text-style-name="P9" draw:layer="layout" svg:width="0.407cm" svg:height="0.421cm" svg:x="10.139cm" svg:y="14.358cm" svg:viewBox="0 0 408 422" svg:d="M408 214c0-116-94-214-204-214-115 0-204 100-204 214 0 119 96 208 204 208 110 0 204-92 204-208zM204 399c-40 0-79-21-104-62-23-40-23-96-23-129 0-35 0-85 21-127 25-42 68-60 106-60 39 0 79 18 104 58 23 39 23 94 23 129 0 33 0 83-21 122-19 42-60 69-106 69z">
            <text:p/>
          </draw:path>
          <draw:path draw:style-name="gr3" draw:text-style-name="P9" draw:layer="layout" svg:width="0.452cm" svg:height="0.581cm" svg:x="10.596cm" svg:y="14.364cm" svg:viewBox="0 0 453 582" svg:d="M133 60v-60l-133 10v29c64 0 71 5 71 46v428c0 42-9 42-71 42v27c31 0 79-2 102-2 25 0 73 2 104 2v-27c-60 0-71 0-71-42v-153-9c4 15 44 65 113 65 110 0 205-90 205-208 0-117-89-208-193-208-71 0-110 39-127 60zM135 301v-205c27-46 71-73 119-73 66 0 122 81 122 185 0 110-64 187-133 187-35 0-70-19-95-56-13-19-13-21-13-38z">
            <text:p/>
          </draw:path>
          <draw:path draw:style-name="gr3" draw:text-style-name="P9" draw:layer="layout" svg:width="0.355cm" svg:height="0.421cm" svg:x="11.129cm" svg:y="14.358cm" svg:viewBox="0 0 356 422" svg:d="M77 181c6-137 83-160 114-160 94 0 104 122 104 160zM77 200h256c21 0 23 0 23-19 0-92-50-181-165-181-106 0-191 94-191 210 0 123 96 212 202 212 112 0 154-102 154-121 0-8-9-10-13-10-8 0-10 6-10 12-33 96-117 96-125 96-46 0-83-29-104-62-27-44-27-104-27-137z">
            <text:p/>
          </draw:path>
          <draw:path draw:style-name="gr3" draw:text-style-name="P9" draw:layer="layout" svg:width="0.608cm" svg:height="0.215cm" svg:x="12.119cm" svg:y="14.433cm" svg:viewBox="0 0 609 216" svg:d="M578 37c15 0 31 0 31-18 0-19-16-19-29-19h-549c-14 0-31 0-31 19 0 18 17 18 31 18zM580 216c13 0 29 0 29-19 0-18-16-18-31-18h-547c-14 0-31 0-31 18 0 19 17 19 31 19z">
            <text:p/>
          </draw:path>
          <draw:path draw:style-name="gr3" draw:text-style-name="P9" draw:layer="layout" svg:width="0.558cm" svg:height="0.038cm" svg:x="13.109cm" svg:y="14.52cm" svg:viewBox="0 0 559 39" svg:d="M528 39c15 0 31 0 31-20 0-19-16-19-31-19h-497c-14 0-31 0-31 19 0 20 17 20 31 20z">
            <text:p/>
          </draw:path>
          <draw:path draw:style-name="gr3" draw:text-style-name="P9" draw:layer="layout" svg:width="0.303cm" svg:height="0.61cm" svg:x="13.934cm" svg:y="13.541cm" svg:viewBox="0 0 304 611" svg:d="M189 23c0-21 0-23-23-23-56 58-137 58-166 58v29c19 0 73 0 121-25v476c0 34-2 44-86 44h-29v29c31-4 113-4 148-4 37 0 116 0 150 4v-29h-29c-84 0-86-10-86-44z">
            <text:p/>
          </draw:path>
          <draw:polygon draw:style-name="gr3" draw:text-style-name="P9" draw:layer="layout" svg:width="0.459cm" svg:height="0.038cm" svg:x="13.853cm" svg:y="14.52cm" svg:viewBox="0 0 460 39" draw:points="229,39 0,39 0,0 460,0 460,39">
            <text:p/>
          </draw:polygon>
          <draw:path draw:style-name="gr3" draw:text-style-name="P9" draw:layer="layout" svg:width="0.365cm" svg:height="0.61cm" svg:x="13.899cm" svg:y="14.786cm" svg:viewBox="0 0 366 611" svg:d="M71 540l97-95c144-127 198-175 198-266 0-106-81-179-193-179-104 0-173 85-173 166 0 50 46 50 48 50 16 0 48-10 48-48 0-23-17-47-48-47-8 0-8 0-13 2 21-61 71-94 125-94 83 0 123 73 123 150 0 72-46 145-96 201l-177 196c-10 10-10 12-10 35h341l25-160h-23c-4 27-10 69-21 81-6 8-66 8-85 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71" smil:attributeName="visibility" smil:to="visible"/>
                  <anim:animate smil:dur="0.5s" smil:fill="hold" smil:targetElement="id171" smil:attributeName="width" smil:values="width*0.05;width" smil:keyTimes="0;1"/>
                  <anim:animate smil:dur="0.5s" smil:fill="hold" smil:targetElement="id171" smil:attributeName="height" smil:values="height;height" smil:keyTimes="0;1"/>
                  <anim:animate smil:dur="0.5s" smil:fill="hold" smil:targetElement="id171" smil:attributeName="x" smil:values="x-.2;x" smil:keyTimes="0;1"/>
                  <anim:animate smil:dur="0.5s" smil:fill="hold" smil:targetElement="id171" smil:attributeName="y" smil:values="y;y" smil:keyTimes="0;1"/>
                  <anim:transitionFilter smil:dur="0.5s" smil:targetElement="id17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2" smil:attributeName="visibility" smil:to="visible"/>
                  <anim:animate smil:dur="0.5s" smil:fill="hold" smil:targetElement="id172" smil:attributeName="width" smil:values="width*0.05;width" smil:keyTimes="0;1"/>
                  <anim:animate smil:dur="0.5s" smil:fill="hold" smil:targetElement="id172" smil:attributeName="height" smil:values="height;height" smil:keyTimes="0;1"/>
                  <anim:animate smil:dur="0.5s" smil:fill="hold" smil:targetElement="id172" smil:attributeName="x" smil:values="x-.2;x" smil:keyTimes="0;1"/>
                  <anim:animate smil:dur="0.5s" smil:fill="hold" smil:targetElement="id172" smil:attributeName="y" smil:values="y;y" smil:keyTimes="0;1"/>
                  <anim:transitionFilter smil:dur="0.5s" smil:targetElement="id17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3" smil:attributeName="visibility" smil:to="visible"/>
                  <anim:animate smil:dur="0.5s" smil:fill="hold" smil:targetElement="id173" smil:attributeName="width" smil:values="width*0.05;width" smil:keyTimes="0;1"/>
                  <anim:animate smil:dur="0.5s" smil:fill="hold" smil:targetElement="id173" smil:attributeName="height" smil:values="height;height" smil:keyTimes="0;1"/>
                  <anim:animate smil:dur="0.5s" smil:fill="hold" smil:targetElement="id173" smil:attributeName="x" smil:values="x-.2;x" smil:keyTimes="0;1"/>
                  <anim:animate smil:dur="0.5s" smil:fill="hold" smil:targetElement="id173" smil:attributeName="y" smil:values="y;y" smil:keyTimes="0;1"/>
                  <anim:transitionFilter smil:dur="0.5s" smil:targetElement="id17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4" smil:attributeName="visibility" smil:to="visible"/>
                  <anim:animate smil:dur="0.5s" smil:fill="hold" smil:targetElement="id174" smil:attributeName="x" smil:values="x;x" smil:keyTimes="0;1"/>
                  <anim:animate smil:dur="0.5s" smil:fill="hold" smil:targetElement="id1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5" smil:attributeName="visibility" smil:to="visible"/>
                  <anim:animate smil:dur="0.5s" smil:fill="hold" smil:targetElement="id175" smil:attributeName="x" smil:values="x;x" smil:keyTimes="0;1"/>
                  <anim:animate smil:dur="0.5s" smil:fill="hold" smil:targetElement="id17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6" smil:attributeName="visibility" smil:to="visible"/>
                  <anim:animate smil:dur="0.5s" smil:fill="hold" smil:targetElement="id176" smil:attributeName="x" smil:values="x;x" smil:keyTimes="0;1"/>
                  <anim:animate smil:dur="0.5s" smil:fill="hold" smil:targetElement="id17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7" smil:attributeName="visibility" smil:to="visible"/>
                  <anim:animate smil:dur="0.5s" smil:fill="hold" smil:targetElement="id177" smil:attributeName="width" smil:values="width*0.05;width" smil:keyTimes="0;1"/>
                  <anim:animate smil:dur="0.5s" smil:fill="hold" smil:targetElement="id177" smil:attributeName="height" smil:values="height;height" smil:keyTimes="0;1"/>
                  <anim:animate smil:dur="0.5s" smil:fill="hold" smil:targetElement="id177" smil:attributeName="x" smil:values="x-.2;x" smil:keyTimes="0;1"/>
                  <anim:animate smil:dur="0.5s" smil:fill="hold" smil:targetElement="id177" smil:attributeName="y" smil:values="y;y" smil:keyTimes="0;1"/>
                  <anim:transitionFilter smil:dur="0.5s" smil:targetElement="id177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8" smil:attributeName="visibility" smil:to="visible"/>
                  <anim:animate smil:dur="0.5s" smil:fill="hold" smil:targetElement="id178" smil:attributeName="x" smil:values="x;x" smil:keyTimes="0;1"/>
                  <anim:animate smil:dur="0.5s" smil:fill="hold" smil:targetElement="id17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9" smil:attributeName="visibility" smil:to="visible"/>
                  <anim:animate smil:dur="0.5s" smil:fill="hold" smil:targetElement="id179" smil:attributeName="x" smil:values="x;x" smil:keyTimes="0;1"/>
                  <anim:animate smil:dur="0.5s" smil:fill="hold" smil:targetElement="id17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0" smil:attributeName="visibility" smil:to="visible"/>
                  <anim:animate smil:dur="0.5s" smil:fill="hold" smil:targetElement="id180" smil:attributeName="x" smil:values="x;x" smil:keyTimes="0;1"/>
                  <anim:animate smil:dur="0.5s" smil:fill="hold" smil:targetElement="id18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181" smil:attributeName="visibility" smil:to="visible"/>
                  <anim:animate smil:dur="0.25s" smil:fill="hold" smil:targetElement="id181" smil:attributeName="width" smil:values="width*0.05;width" smil:keyTimes="0;1"/>
                  <anim:animate smil:dur="0.25s" smil:fill="hold" smil:targetElement="id181" smil:attributeName="height" smil:values="height;height" smil:keyTimes="0;1"/>
                  <anim:animate smil:dur="0.25s" smil:fill="hold" smil:targetElement="id181" smil:attributeName="x" smil:values="x-.2;x" smil:keyTimes="0;1"/>
                  <anim:animate smil:dur="0.25s" smil:fill="hold" smil:targetElement="id181" smil:attributeName="y" smil:values="y;y" smil:keyTimes="0;1"/>
                  <anim:transitionFilter smil:dur="0.25s" smil:targetElement="id18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82" smil:attributeName="visibility" smil:to="visible"/>
                  <anim:animate smil:dur="0.5s" smil:fill="hold" smil:targetElement="id182" smil:attributeName="width" smil:values="width*0.05;width" smil:keyTimes="0;1"/>
                  <anim:animate smil:dur="0.5s" smil:fill="hold" smil:targetElement="id182" smil:attributeName="height" smil:values="height;height" smil:keyTimes="0;1"/>
                  <anim:animate smil:dur="0.5s" smil:fill="hold" smil:targetElement="id182" smil:attributeName="x" smil:values="x-.2;x" smil:keyTimes="0;1"/>
                  <anim:animate smil:dur="0.5s" smil:fill="hold" smil:targetElement="id182" smil:attributeName="y" smil:values="y;y" smil:keyTimes="0;1"/>
                  <anim:transitionFilter smil:dur="0.5s" smil:targetElement="id182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3" smil:attributeName="visibility" smil:to="visible"/>
                  <anim:animate smil:dur="0.5s" smil:fill="hold" smil:targetElement="id183" smil:attributeName="width" smil:values="width*0.05;width" smil:keyTimes="0;1"/>
                  <anim:animate smil:dur="0.5s" smil:fill="hold" smil:targetElement="id183" smil:attributeName="height" smil:values="height;height" smil:keyTimes="0;1"/>
                  <anim:animate smil:dur="0.5s" smil:fill="hold" smil:targetElement="id183" smil:attributeName="x" smil:values="x-.2;x" smil:keyTimes="0;1"/>
                  <anim:animate smil:dur="0.5s" smil:fill="hold" smil:targetElement="id183" smil:attributeName="y" smil:values="y;y" smil:keyTimes="0;1"/>
                  <anim:transitionFilter smil:dur="0.5s" smil:targetElement="id183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4" smil:attributeName="visibility" smil:to="visible"/>
                  <anim:animate smil:dur="0.5s" smil:fill="hold" smil:targetElement="id184" smil:attributeName="width" smil:values="width*0.05;width" smil:keyTimes="0;1"/>
                  <anim:animate smil:dur="0.5s" smil:fill="hold" smil:targetElement="id184" smil:attributeName="height" smil:values="height;height" smil:keyTimes="0;1"/>
                  <anim:animate smil:dur="0.5s" smil:fill="hold" smil:targetElement="id184" smil:attributeName="x" smil:values="x-.2;x" smil:keyTimes="0;1"/>
                  <anim:animate smil:dur="0.5s" smil:fill="hold" smil:targetElement="id184" smil:attributeName="y" smil:values="y;y" smil:keyTimes="0;1"/>
                  <anim:transitionFilter smil:dur="0.5s" smil:targetElement="id184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5" smil:attributeName="visibility" smil:to="visible"/>
                  <anim:animate smil:dur="0.5s" smil:fill="hold" smil:targetElement="id185" smil:attributeName="width" smil:values="width*0.05;width" smil:keyTimes="0;1"/>
                  <anim:animate smil:dur="0.5s" smil:fill="hold" smil:targetElement="id185" smil:attributeName="height" smil:values="height;height" smil:keyTimes="0;1"/>
                  <anim:animate smil:dur="0.5s" smil:fill="hold" smil:targetElement="id185" smil:attributeName="x" smil:values="x-.2;x" smil:keyTimes="0;1"/>
                  <anim:animate smil:dur="0.5s" smil:fill="hold" smil:targetElement="id185" smil:attributeName="y" smil:values="y;y" smil:keyTimes="0;1"/>
                  <anim:transitionFilter smil:dur="0.5s" smil:targetElement="id185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3T19">
        <office:forms form:automatic-focus="false" form:apply-design-mode="false"/>
        <draw:frame presentation:style-name="pr11" draw:text-style-name="P17" draw:layer="layout" svg:width="26.4cm" svg:height="14.372cm" svg:x="0.8cm" svg:y="0.628cm" presentation:class="title" presentation:user-transformed="true">
          <draw:text-box>
            <text:p xml:id="id194" text:id="id194" text:style-name="P6"><text:span text:style-name="T29"><text:s text:c="5"/></text:span><text:span text:style-name="T29"><text:line-break/></text:span><text:span text:style-name="T28"> <text:s text:c="3"/></text:span><text:span text:style-name="T28"><text:line-break/></text:span><text:span text:style-name="T28"><text:line-break/></text:span><text:span text:style-name="T28"><text:line-break/></text:span><text:span text:style-name="T28"><text:line-break/></text:span><text:span text:style-name="T28"><text:line-break/></text:span><text:span text:style-name="T8"> <text:s text:c="7"/></text:span><text:span text:style-name="T8">(4) Find the equations of the tangents to the curve <text:s text:c="2"/></text:span><text:span text:style-name="T28"><text:line-break/></text:span><text:span text:style-name="T8"><text:tab/></text:span><text:span text:style-name="T8"> <text:s text:c="21"/></text:span><text:span text:style-name="T8"><text:tab/></text:span><text:span text:style-name="T8"> <text:s text:c="20"/>which are parallel to the X-axis</text:span><text:span text:style-name="T8"><text:line-break/></text:span><text:span text:style-name="T39"> <text:s text:c="23"/></text:span><text:span text:style-name="T8"><text:line-break/></text:span><text:span text:style-name="T8"><text:tab/></text:span><text:span text:style-name="T8"> <text:s text:c="2"/></text:span><text:span text:style-name="T36">Solution :</text:span><text:span text:style-name="T8"> </text:span><text:span text:style-name="T37"><text:line-break/></text:span><text:span text:style-name="T8"> <text:s text:c="19"/></text:span><text:span text:style-name="T8"><text:line-break/></text:span><text:span text:style-name="T8"/></text:p>
          </draw:text-box>
        </draw:frame>
        <draw:g xml:id="id186" draw:id="id186">
          <svg:title>TexMaths</svg:title>
          <svg:desc>26§display§\text{Threfore equation of the normal through } (-2,1) \text { is given by }§svg§600§FALSE§</svg:desc>
          <draw:polygon draw:style-name="gr2" draw:text-style-name="P8" draw:layer="layout" svg:width="23.843cm" svg:height="0.823cm" svg:x="2.687cm" svg:y="0.77cm" svg:viewBox="0 0 23844 824" draw:points="11923,824 0,824 0,0 23844,0 23844,824">
            <text:p/>
          </draw:polygon>
          <draw:path draw:style-name="gr3" draw:text-style-name="P9" draw:layer="layout" svg:width="0.594cm" svg:height="0.619cm" svg:x="2.675cm" svg:y="0.791cm" svg:viewBox="0 0 595 620" svg:d="M578 0h-561l-17 206h23c12-148 27-177 164-177 17 0 42 0 50 2 19 2 19 13 19 33v485c0 31 0 44-96 44h-35v27c37-2 131-2 172-2 42 0 138 0 175 2v-27h-37c-96 0-96-13-96-44v-485c0-18 0-31 17-33 8-2 33-2 52-2 137 0 152 29 164 177h23z">
            <text:p/>
          </draw:path>
          <draw:path draw:style-name="gr3" draw:text-style-name="P9" draw:layer="layout" svg:width="0.461cm" svg:height="0.635cm" svg:x="3.33cm" svg:y="0.776cm" svg:viewBox="0 0 462 636" svg:d="M71 566c0 41-9 41-71 41v29c31-2 79-2 104-2 23 0 71 0 102 2v-29c-60 0-71 0-71-41v-169c0-95 65-145 123-145s69 50 69 102v212c0 41-11 41-71 41v29c31-2 79-2 104-2 23 0 71 0 102 2v-29c-48 0-71 0-71-27v-174c0-80 0-109-29-142-13-14-44-33-96-33-79 0-118 56-133 89v-320l-133 10v30c64 0 71 6 71 49z">
            <text:p/>
          </draw:path>
          <draw:path draw:style-name="gr3" draw:text-style-name="P9" draw:layer="layout" svg:width="0.309cm" svg:height="0.405cm" svg:x="3.836cm" svg:y="1.005cm" svg:viewBox="0 0 310 406" svg:d="M127 102v-102l-127 10v30c64 0 71 6 71 49v248c0 39-9 39-71 39v30c35 0 79-3 104-3 37 0 81 0 119 3v-30h-21c-67 0-69-8-69-41v-142c0-91 38-172 108-172 7 0 9 0 11 0-4 2-21 12-21 35 0 27 19 40 39 40 17 0 40-11 40-40s-29-56-69-56c-66 0-100 62-114 102z">
            <text:p/>
          </draw:path>
          <draw:path draw:style-name="gr3" draw:text-style-name="P9" draw:layer="layout" svg:width="0.355cm" svg:height="0.421cm" svg:x="4.193cm" svg:y="1.001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296cm" svg:height="0.646cm" svg:x="4.603cm" svg:y="0.766cm" svg:viewBox="0 0 297 647" svg:d="M131 252v-106c0-82 44-125 85-125 2 0 17 0 29 6-10 4-27 15-27 37 0 21 15 40 40 40 27 0 39-19 39-40 0-33-33-64-81-64-64 0-143 48-143 146v106h-73v27h73v297c0 42-11 42-73 42v29c37-2 79-4 106-4 38 0 79 0 117 4v-29h-19c-69 0-71-11-71-44v-295h106v-27z">
            <text:p/>
          </draw:path>
          <draw:path draw:style-name="gr3" draw:text-style-name="P9" draw:layer="layout" svg:width="0.407cm" svg:height="0.421cm" svg:x="4.878cm" svg:y="1.001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9" draw:layer="layout" svg:width="0.309cm" svg:height="0.405cm" svg:x="5.335cm" svg:y="1.005cm" svg:viewBox="0 0 310 406" svg:d="M127 102v-102l-127 10v30c64 0 71 6 71 49v248c0 39-9 39-71 39v30c35 0 79-3 104-3 37 0 81 0 119 3v-30h-21c-67 0-69-8-69-41v-142c0-91 38-172 108-172 7 0 9 0 11 0-4 2-21 12-21 35 0 27 19 40 39 40 17 0 40-11 40-40s-29-56-69-56c-66 0-100 62-114 102z">
            <text:p/>
          </draw:path>
          <draw:path draw:style-name="gr3" draw:text-style-name="P9" draw:layer="layout" svg:width="0.355cm" svg:height="0.421cm" svg:x="5.693cm" svg:y="1.001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355cm" svg:height="0.421cm" svg:x="6.405cm" svg:y="1.001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452cm" svg:height="0.581cm" svg:x="6.816cm" svg:y="1.005cm" svg:viewBox="0 0 453 582" svg:d="M318 349v165c0 41-10 41-73 41v27c32 0 79-2 104-2s71 2 104 2v-27c-62 0-72 0-72-41v-514h-21l-33 83c-13-25-50-83-123-83-108 0-204 89-204 208 0 114 89 208 196 208 64 0 101-40 122-67zM320 152v129c0 29-16 54-37 77-11 12-40 37-83 37-67 0-123-81-123-187 0-108 64-185 131-185 75 0 112 79 112 129z">
            <text:p/>
          </draw:path>
          <draw:path draw:style-name="gr3" draw:text-style-name="P9" draw:layer="layout" svg:width="0.461cm" svg:height="0.415cm" svg:x="7.297cm" svg:y="1.005cm" svg:viewBox="0 0 462 416" svg:d="M329 333v83l133-10v-30c-65 0-71-6-71-50v-326l-135 10v30c64 0 71 6 71 49v165c0 79-44 141-111 141-77 0-81-41-81-89v-306l-135 10v30c71 0 71 2 71 83v137c0 73 0 156 141 156 50 0 92-25 117-83z">
            <text:p/>
          </draw:path>
          <draw:path draw:style-name="gr3" draw:text-style-name="P9" draw:layer="layout" svg:width="0.413cm" svg:height="0.421cm" svg:x="7.813cm" svg:y="1.001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9" draw:layer="layout" svg:width="0.286cm" svg:height="0.573cm" svg:x="8.25cm" svg:y="0.847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9" draw:layer="layout" svg:width="0.197cm" svg:height="0.612cm" svg:x="8.618cm" svg:y="0.799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407cm" svg:height="0.421cm" svg:x="8.865cm" svg:y="1.001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9" draw:layer="layout" svg:width="0.461cm" svg:height="0.405cm" svg:x="9.327cm" svg:y="1.005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9" draw:layer="layout" svg:width="0.407cm" svg:height="0.421cm" svg:x="10.136cm" svg:y="1.001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9" draw:layer="layout" svg:width="0.296cm" svg:height="0.646cm" svg:x="10.596cm" svg:y="0.766cm" svg:viewBox="0 0 297 647" svg:d="M131 252v-106c0-82 44-125 85-125 2 0 15 0 29 6-10 4-27 15-27 37 0 21 15 40 40 40 27 0 39-19 39-40 0-33-33-64-81-64-64 0-143 48-143 146v106h-73v27h73v297c0 42-11 42-73 42v29c37-2 79-4 106-4 38 0 79 0 117 4v-29h-19c-69 0-71-11-71-44v-295h106v-27z">
            <text:p/>
          </draw:path>
          <draw:path draw:style-name="gr3" draw:text-style-name="P9" draw:layer="layout" svg:width="0.286cm" svg:height="0.573cm" svg:x="11.168cm" svg:y="0.847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9" draw:layer="layout" svg:width="0.461cm" svg:height="0.635cm" svg:x="11.536cm" svg:y="0.776cm" svg:viewBox="0 0 462 636" svg:d="M71 566c0 41-9 41-71 41v29c31-2 79-2 104-2 23 0 71 0 102 2v-29c-60 0-71 0-71-41v-169c0-95 65-145 123-145s69 50 69 102v212c0 41-11 41-71 41v29c31-2 79-2 104-2 23 0 71 0 102 2v-29c-48 0-71 0-71-27v-174c0-80 0-109-29-142-13-14-44-33-96-33-79 0-118 56-133 89v-320l-133 10v30c64 0 71 6 71 49z">
            <text:p/>
          </draw:path>
          <draw:path draw:style-name="gr3" draw:text-style-name="P9" draw:layer="layout" svg:width="0.355cm" svg:height="0.421cm" svg:x="12.039cm" svg:y="1.001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461cm" svg:height="0.405cm" svg:x="12.753cm" svg:y="1.005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9" draw:layer="layout" svg:width="0.407cm" svg:height="0.421cm" svg:x="13.258cm" svg:y="1.001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9" draw:layer="layout" svg:width="0.309cm" svg:height="0.405cm" svg:x="13.714cm" svg:y="1.005cm" svg:viewBox="0 0 310 406" svg:d="M127 102v-102l-127 10v30c64 0 71 6 71 49v248c0 39-9 39-71 39v30c35 0 79-3 104-3 37 0 81 0 119 3v-30h-21c-67 0-69-8-69-41v-142c0-91 38-172 108-172 7 0 9 0 11 0-4 2-21 12-21 35 0 27 19 40 39 40 17 0 40-11 40-40s-29-56-69-56c-66 0-100 62-114 102z">
            <text:p/>
          </draw:path>
          <draw:path draw:style-name="gr3" draw:text-style-name="P9" draw:layer="layout" svg:width="0.715cm" svg:height="0.405cm" svg:x="14.076cm" svg:y="1.005cm" svg:viewBox="0 0 716 406" svg:d="M71 89v248c0 39-11 39-71 39v30c31 0 79-3 104-3 23 0 71 3 102 3v-30c-60 0-71 0-71-39v-171c0-95 65-145 123-145s69 50 69 102v214c0 39-11 39-73 39v30c33 0 79-3 104-3s73 3 104 3v-30c-63 0-73 0-73-39v-171c0-95 67-145 125-145 56 0 66 50 66 102v214c0 39-10 39-70 39v30c31 0 79-3 104-3 22 0 70 3 102 3v-30c-48 0-71 0-71-27v-174c0-79 0-108-29-142-13-14-44-33-96-33-77 0-119 54-133 89-13-79-81-89-123-89-66 0-110 40-135 96v-96l-129 10v30c64 0 71 6 71 49z">
            <text:p/>
          </draw:path>
          <draw:path draw:style-name="gr3" draw:text-style-name="P9" draw:layer="layout" svg:width="0.413cm" svg:height="0.421cm" svg:x="14.847cm" svg:y="1.001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9" draw:layer="layout" svg:width="0.205cm" svg:height="0.635cm" svg:x="15.295cm" svg:y="0.776cm" svg:viewBox="0 0 206 636" svg:d="M133 0l-133 10v30c64 0 73 6 73 49v477c0 41-11 41-73 41v29c31-2 79-2 102-2s69 0 104 2v-29c-62 0-73 0-73-41z">
            <text:p/>
          </draw:path>
          <draw:path draw:style-name="gr3" draw:text-style-name="P9" draw:layer="layout" svg:width="0.286cm" svg:height="0.573cm" svg:x="15.842cm" svg:y="0.847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9" draw:layer="layout" svg:width="0.461cm" svg:height="0.635cm" svg:x="16.208cm" svg:y="0.776cm" svg:viewBox="0 0 462 636" svg:d="M71 566c0 41-9 41-71 41v29c31-2 79-2 104-2 23 0 71 0 102 2v-29c-60 0-71 0-71-41v-169c0-95 65-145 123-145s69 50 69 102v212c0 41-11 41-71 41v29c31-2 79-2 104-2 23 0 71 0 102 2v-29c-48 0-71 0-71-27v-174c0-80 0-109-29-142-13-14-44-33-96-33-79 0-118 56-133 89v-320l-133 10v30c64 0 71 6 71 49z">
            <text:p/>
          </draw:path>
          <draw:path draw:style-name="gr3" draw:text-style-name="P9" draw:layer="layout" svg:width="0.309cm" svg:height="0.405cm" svg:x="16.713cm" svg:y="1.005cm" svg:viewBox="0 0 310 406" svg:d="M127 102v-102l-127 10v30c64 0 71 6 71 49v248c0 39-9 39-71 39v30c35 0 79-3 104-3 37 0 81 0 119 3v-30h-21c-67 0-69-8-69-41v-142c0-91 38-172 108-172 7 0 9 0 11 0-4 2-21 12-21 35 0 27 19 40 39 40 17 0 40-11 40-40s-29-56-69-56c-66 0-100 62-114 102z">
            <text:p/>
          </draw:path>
          <draw:path draw:style-name="gr3" draw:text-style-name="P9" draw:layer="layout" svg:width="0.407cm" svg:height="0.421cm" svg:x="17.071cm" svg:y="1.001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9" draw:layer="layout" svg:width="0.461cm" svg:height="0.415cm" svg:x="17.531cm" svg:y="1.005cm" svg:viewBox="0 0 462 416" svg:d="M329 333v83l133-10v-30c-65 0-71-6-71-50v-326l-135 10v30c64 0 71 6 71 49v165c0 79-44 141-111 141-77 0-81-41-81-89v-306l-135 10v30c71 0 71 2 71 83v137c0 73 0 156 141 156 50 0 92-25 117-83z">
            <text:p/>
          </draw:path>
          <draw:path draw:style-name="gr3" draw:text-style-name="P9" draw:layer="layout" svg:width="0.419cm" svg:height="0.604cm" svg:x="18.034cm" svg:y="0.994cm" svg:viewBox="0 0 420 605" svg:d="M179 258c-81 0-81-92-81-112 0-25 2-55 14-77 9-13 29-38 67-38 79 0 79 92 79 112 0 25 0 55-15 77-8 13-29 38-64 38zM71 293c0-4 0-25 16-43 36 27 73 29 92 29 85 0 148-63 148-133 0-36-15-69-38-90 33-31 67-35 83-35 2 0 7 0 9 0-11 4-15 14-15 25 0 16 13 27 27 27 8 0 27-6 27-27 0-17-12-46-48-46-18 0-58 6-97 44-38-32-77-34-96-34-85 0-150 63-150 133 0 42 21 75 44 96-13 13-29 44-29 75 0 29 12 64 41 81-56 17-85 56-85 94 0 64 92 116 204 116 108 0 204-48 204-118 0-34-15-79-61-106-50-25-102-25-158-25-23 0-62 0-68 0-29-5-50-34-50-63zM204 582c-94 0-156-45-156-93 0-44 35-77 75-79h54c79 0 183 0 183 79 0 48-67 93-156 93z">
            <text:p/>
          </draw:path>
          <draw:path draw:style-name="gr3" draw:text-style-name="P9" draw:layer="layout" svg:width="0.461cm" svg:height="0.635cm" svg:x="18.496cm" svg:y="0.776cm" svg:viewBox="0 0 462 636" svg:d="M71 566c0 41-9 41-71 41v29c31-2 79-2 104-2 23 0 71 0 102 2v-29c-60 0-71 0-71-41v-169c0-95 65-145 123-145s69 50 69 102v212c0 41-11 41-71 41v29c31-2 79-2 104-2 23 0 71 0 102 2v-29c-48 0-71 0-71-27v-174c0-80 0-109-29-142-13-14-44-33-96-33-79 0-118 56-133 89v-320l-133 10v30c64 0 71 6 71 49z">
            <text:p/>
          </draw:path>
          <draw:path draw:style-name="gr3" draw:text-style-name="P9" draw:layer="layout" svg:width="0.213cm" svg:height="0.914cm" svg:x="19.37cm" svg:y="0.724cm" svg:viewBox="0 0 214 915" svg:d="M214 907c0-2 0-4-16-21-115-114-144-287-144-429 0-158 35-318 148-432 12-10 12-13 12-17 0-6-4-8-10-8-8 0-92 62-146 179-48 100-58 202-58 278 0 73 10 184 60 287 56 113 136 171 144 171 6 0 10-2 10-8z">
            <text:p/>
          </draw:path>
          <draw:path draw:style-name="gr3" draw:text-style-name="P9" draw:layer="layout" svg:width="0.559cm" svg:height="0.039cm" svg:x="19.709cm" svg:y="1.163cm" svg:viewBox="0 0 560 40" svg:d="M528 40c15 0 32 0 32-21 0-19-17-19-32-19h-497c-14 0-31 0-31 19 0 21 17 21 31 21z">
            <text:p/>
          </draw:path>
          <draw:path draw:style-name="gr3" draw:text-style-name="P9" draw:layer="layout" svg:width="0.365cm" svg:height="0.61cm" svg:x="20.391cm" svg:y="0.801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9" draw:layer="layout" svg:width="0.107cm" svg:height="0.274cm" svg:x="20.88cm" svg:y="1.313cm" svg:viewBox="0 0 108 275" svg:d="M108 96c0-61-23-96-58-96-31 0-50 23-50 48s19 50 50 50c10 0 23-4 31-13 4-2 4-2 6-2 0 0 2 0 2 13 0 68-33 124-64 154-10 10-10 12-10 14 0 8 4 11 10 11 10 0 83-71 83-179z">
            <text:p/>
          </draw:path>
          <draw:path draw:style-name="gr3" draw:text-style-name="P9" draw:layer="layout" svg:width="0.303cm" svg:height="0.61cm" svg:x="21.289cm" svg:y="0.801cm" svg:viewBox="0 0 304 611" svg:d="M189 23c0-21 0-23-23-23-56 58-137 58-166 58v29c19 0 73 0 121-25v477c0 33-2 43-86 43h-29v29c31-4 113-4 148-4 37 0 116 0 150 4v-29h-29c-84 0-86-10-86-43z">
            <text:p/>
          </draw:path>
          <draw:path draw:style-name="gr3" draw:text-style-name="P9" draw:layer="layout" svg:width="0.213cm" svg:height="0.914cm" svg:x="21.716cm" svg:y="0.724cm" svg:viewBox="0 0 214 915" svg:d="M214 457c0-70-10-180-60-284-56-113-135-173-146-173-4 0-8 4-8 8s0 7 17 23c91 90 143 235 143 426 0 156-33 319-148 433-12 13-12 15-12 17 0 6 4 8 8 8 11 0 94-62 148-179 48-100 58-202 58-279z">
            <text:p/>
          </draw:path>
          <draw:path draw:style-name="gr3" draw:text-style-name="P9" draw:layer="layout" svg:width="0.197cm" svg:height="0.612cm" svg:x="22.354cm" svg:y="0.799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301cm" svg:height="0.421cm" svg:x="22.608cm" svg:y="1.001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9" draw:layer="layout" svg:width="0.419cm" svg:height="0.604cm" svg:x="23.27cm" svg:y="0.994cm" svg:viewBox="0 0 420 605" svg:d="M179 258c-81 0-81-92-81-112 0-25 2-55 14-77 9-13 29-38 67-38 79 0 79 92 79 112 0 25 0 55-15 77-8 13-29 38-64 38zM71 293c0-4 0-25 16-43 36 27 73 29 92 29 85 0 148-63 148-133 0-36-15-69-38-90 33-31 67-35 83-35 2 0 7 0 9 0-11 4-15 14-15 25 0 16 13 27 27 27 8 0 27-6 27-27 0-17-12-46-48-46-18 0-58 6-97 44-38-32-77-34-96-34-85 0-150 63-150 133 0 42 21 75 44 96-13 13-29 44-29 75 0 29 12 64 41 81-56 17-85 56-85 94 0 64 92 116 204 116 108 0 204-48 204-118 0-34-15-79-61-106-50-25-102-25-158-25-23 0-62 0-68 0-29-5-50-34-50-63zM204 582c-94 0-156-45-156-93 0-44 35-77 75-79h54c79 0 183 0 183 79 0 48-67 93-156 93z">
            <text:p/>
          </draw:path>
          <draw:path draw:style-name="gr3" draw:text-style-name="P9" draw:layer="layout" svg:width="0.197cm" svg:height="0.612cm" svg:x="23.731cm" svg:y="0.799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448cm" svg:height="0.405cm" svg:x="23.971cm" svg:y="1.015cm" svg:viewBox="0 0 449 406" svg:d="M364 89c8-20 25-60 85-60v-29c-21 2-48 2-68 2-23 0-65-2-81-2v29c35 0 45 21 45 40 0 8-2 10-6 20l-94 235-104-255c-4-13-4-15-4-17 0-23 36-23 52-23v-29c-27 0-79 2-100 2-25 0-62 0-89-2v29c58 0 62 4 73 33l133 327c4 12 6 17 19 17 12 0 16-9 18-17z">
            <text:p/>
          </draw:path>
          <draw:path draw:style-name="gr3" draw:text-style-name="P9" draw:layer="layout" svg:width="0.355cm" svg:height="0.421cm" svg:x="24.437cm" svg:y="1.001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461cm" svg:height="0.405cm" svg:x="24.846cm" svg:y="1.005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9" draw:layer="layout" svg:width="0.452cm" svg:height="0.646cm" svg:x="25.655cm" svg:y="0.776cm" svg:viewBox="0 0 453 647" svg:d="M133 291v-291l-133 10v30c64 0 71 6 71 49v547h23c2-2 8-14 33-56 14 21 52 67 121 67 110 0 205-90 205-208 0-117-91-208-195-208-71 0-110 43-125 60zM135 532v-189c0-19 0-19 11-33 35-52 85-58 108-58 41 0 75 23 95 58 25 37 27 89 27 127 0 35-2 89-29 131-18 27-54 58-104 58-39 0-72-23-95-56-13-19-13-21-13-38z">
            <text:p/>
          </draw:path>
          <draw:path draw:style-name="gr3" draw:text-style-name="P9" draw:layer="layout" svg:width="0.448cm" svg:height="0.581cm" svg:x="26.13cm" svg:y="1.015cm" svg:viewBox="0 0 449 582" svg:d="M364 87c23-58 71-58 85-58v-29c-21 2-48 2-68 2-17 0-61-2-81-2v29c29 0 43 17 43 40 0 8 0 10-6 20l-92 227-101-247c-5-9-7-13-7-17 0-23 36-23 52-23v-29c-25 0-85 2-100 2-25 0-62 0-89-2v29c44 0 62 0 75 31l137 335c-4 13-16 42-23 54-21 50-45 115-104 115-6 0-27 0-43-17 29-4 35-25 35-40 0-22-17-37-37-37-19 0-40 10-40 39 0 42 40 73 85 73 56 0 96-52 117-104z">
            <text:p/>
          </draw:path>
        </draw:g>
        <draw:g xml:id="id187" draw:id="id187">
          <svg:title>TexMaths</svg:title>
          <svg:desc>26§display§y - 1 = - \frac{1}{2} (x + 2) \ \Rightarrow §svg§600§FALSE§</svg:desc>
          <draw:polygon draw:style-name="gr2" draw:text-style-name="P8" draw:layer="layout" svg:width="8.796cm" svg:height="1.761cm" svg:x="2.992cm" svg:y="1.97cm" svg:viewBox="0 0 8797 1762" draw:points="4399,1762 0,1762 0,0 8797,0 8797,1762">
            <text:p/>
          </draw:polygon>
          <draw:path draw:style-name="gr3" draw:text-style-name="P9" draw:layer="layout" svg:width="0.423cm" svg:height="0.591cm" svg:x="2.973cm" svg:y="2.747cm" svg:viewBox="0 0 424 592" svg:d="M420 56c4-12 4-14 4-21 0-16-14-25-27-25-10 0-25 5-33 19-2 4-8 33-12 50-7 23-13 48-19 73l-42 166c-2 12-41 77-102 77-48 0-58-40-58-75 0-41 17-98 48-179 14-37 17-47 17-66 0-42-30-75-75-75-88 0-121 133-121 141 0 9 8 9 10 9 11 0 11-2 15-17 25-85 62-112 94-112 6 0 22 0 22 29 0 23-8 46-16 64-36 96-52 150-52 192 0 81 58 110 112 110 35 0 67-17 92-42-11 48-23 92-59 141-25 32-60 59-102 59-12 0-54-5-68-40 14 0 25 0 39-10 9-9 17-21 17-38 0-29-25-33-33-33-21 0-52 15-52 60 0 46 41 79 97 79 96 0 190-83 215-187z">
            <text:p/>
          </draw:path>
          <draw:path draw:style-name="gr3" draw:text-style-name="P9" draw:layer="layout" svg:width="0.559cm" svg:height="0.038cm" svg:x="3.705cm" svg:y="2.903cm" svg:viewBox="0 0 560 39" svg:d="M528 39c15 0 32 0 32-20 0-19-17-19-32-19h-497c-14 0-31 0-31 19 0 20 17 20 31 20z">
            <text:p/>
          </draw:path>
          <draw:path draw:style-name="gr3" draw:text-style-name="P9" draw:layer="layout" svg:width="0.303cm" svg:height="0.61cm" svg:x="4.625cm" svg:y="2.541cm" svg:viewBox="0 0 304 611" svg:d="M189 23c0-21 0-23-21-23-58 58-139 58-168 58v29c19 0 73 0 121-25v476c0 34-2 44-86 44h-29v29c31-4 113-4 148-4 37 0 116 0 150 4v-29h-29c-84 0-86-10-86-44z">
            <text:p/>
          </draw:path>
          <draw:path draw:style-name="gr3" draw:text-style-name="P9" draw:layer="layout" svg:width="0.608cm" svg:height="0.215cm" svg:x="5.305cm" svg:y="2.816cm" svg:viewBox="0 0 609 216" svg:d="M578 37c15 0 31 0 31-18 0-19-16-19-29-19h-549c-14 0-31 0-31 19 0 18 17 18 31 18zM580 216c13 0 29 0 29-19 0-18-16-18-31-18h-547c-14 0-31 0-31 18 0 19 17 19 31 19z">
            <text:p/>
          </draw:path>
          <draw:path draw:style-name="gr3" draw:text-style-name="P9" draw:layer="layout" svg:width="0.559cm" svg:height="0.038cm" svg:x="6.295cm" svg:y="2.903cm" svg:viewBox="0 0 560 39" svg:d="M528 39c15 0 32 0 32-20 0-19-17-19-32-19h-497c-14 0-31 0-31 19 0 20 17 20 31 20z">
            <text:p/>
          </draw:path>
          <draw:path draw:style-name="gr3" draw:text-style-name="P9" draw:layer="layout" svg:width="0.303cm" svg:height="0.61cm" svg:x="7.121cm" svg:y="1.924cm" svg:viewBox="0 0 304 611" svg:d="M189 23c0-21 0-23-21-23-58 58-139 58-168 58v29c19 0 73 0 121-25v476c0 34-2 44-86 44h-29v29c31-4 113-4 148-4 37 0 116 0 150 4v-29h-29c-84 0-86-10-86-44z">
            <text:p/>
          </draw:path>
          <draw:polygon draw:style-name="gr3" draw:text-style-name="P9" draw:layer="layout" svg:width="0.459cm" svg:height="0.038cm" svg:x="7.039cm" svg:y="2.903cm" svg:viewBox="0 0 460 39" draw:points="229,39 0,39 0,0 460,0 460,39">
            <text:p/>
          </draw:polygon>
          <draw:path draw:style-name="gr3" draw:text-style-name="P9" draw:layer="layout" svg:width="0.365cm" svg:height="0.61cm" svg:x="7.085cm" svg:y="3.169cm" svg:viewBox="0 0 366 611" svg:d="M71 540l97-95c144-127 198-175 198-266 0-106-81-179-193-179-104 0-173 85-173 166 0 50 46 50 48 50 16 0 48-10 48-48 0-23-17-47-48-47-8 0-8 0-13 2 21-61 71-94 125-94 83 0 123 73 123 150 0 72-46 145-96 201l-177 196c-10 10-10 12-10 35h341l25-160h-23c-4 27-10 69-19 81-8 8-68 8-87 8z">
            <text:p/>
          </draw:path>
          <draw:path draw:style-name="gr3" draw:text-style-name="P9" draw:layer="layout" svg:width="0.213cm" svg:height="0.913cm" svg:x="7.697cm" svg:y="2.464cm" svg:viewBox="0 0 214 914" svg:d="M214 906c0-2 0-4-16-21-115-114-144-286-144-428 0-158 35-318 148-432 12-10 12-13 12-17 0-6-4-8-10-8-8 0-92 62-146 179-48 100-58 201-58 278 0 73 10 183 60 287 56 112 136 170 144 170 6 0 10-2 10-8z">
            <text:p/>
          </draw:path>
          <draw:path draw:style-name="gr3" draw:text-style-name="P9" draw:layer="layout" svg:width="0.457cm" svg:height="0.415cm" svg:x="7.988cm" svg:y="2.747cm" svg:viewBox="0 0 458 416" svg:d="M281 129c4-25 25-108 89-108 6 0 27 0 46 10-25 6-44 29-44 50 0 15 11 33 36 33 20 0 50-16 50-54 0-48-54-60-86-60-54 0-85 48-97 71-23-63-71-71-98-71-96 0-148 118-148 141 0 9 8 9 11 9 8 0 10 0 12-9 31-97 92-120 123-120 16 0 50 8 50 60 0 29-17 92-50 218-15 58-48 96-88 96-6 0-27 0-45-10 22-7 43-25 43-50s-21-34-35-34c-27 0-50 25-50 54 0 42 46 61 85 61 63 0 96-65 98-71 10 35 44 71 98 71 95 0 147-119 147-142 0-8-8-8-10-8-8 0-10 2-12 8-30 100-94 121-123 121-35 0-50-29-50-60 0-21 6-40 17-81z">
            <text:p/>
          </draw:path>
          <draw:path draw:style-name="gr3" draw:text-style-name="P9" draw:layer="layout" svg:width="0.608cm" svg:height="0.61cm" svg:x="8.739cm" svg:y="2.618cm" svg:viewBox="0 0 609 611" svg:d="M324 324h256c13 0 29 0 29-18 0-19-16-19-29-19h-256v-256c0-14 0-31-18-31-19 0-19 17-19 31v256h-256c-14 0-31 0-31 19 0 18 17 18 31 18h256v256c0 12 0 31 19 31 18 0 18-19 18-31z">
            <text:p/>
          </draw:path>
          <draw:path draw:style-name="gr3" draw:text-style-name="P9" draw:layer="layout" svg:width="0.365cm" svg:height="0.61cm" svg:x="9.646cm" svg:y="2.541cm" svg:viewBox="0 0 366 611" svg:d="M71 540l97-95c144-127 198-175 198-266 0-106-81-179-193-179-104 0-173 85-173 166 0 50 46 50 48 50 16 0 48-10 48-48 0-23-17-47-48-47-8 0-8 0-13 2 21-61 71-94 125-94 83 0 123 73 123 150 0 72-46 145-96 201l-177 196c-10 10-10 12-10 35h341l25-160h-23c-4 27-10 69-21 81-6 8-66 8-85 8z">
            <text:p/>
          </draw:path>
          <draw:path draw:style-name="gr3" draw:text-style-name="P9" draw:layer="layout" svg:width="0.213cm" svg:height="0.913cm" svg:x="10.11cm" svg:y="2.464cm" svg:viewBox="0 0 214 914" svg:d="M214 457c0-70-10-181-60-284-56-113-135-173-146-173-4 0-8 4-8 8s0 7 17 23c91 90 143 235 143 426 0 156-33 318-148 433-12 12-12 14-12 16 0 6 4 8 8 8 11 0 94-62 148-178 48-100 58-202 58-279z">
            <text:p/>
          </draw:path>
          <draw:path draw:style-name="gr3" draw:text-style-name="P9" draw:layer="layout" svg:width="0.812cm" svg:height="0.504cm" svg:x="11.021cm" svg:y="2.67cm" svg:viewBox="0 0 813 505" svg:d="M616 181c37 33 85 58 114 70-33 15-77 40-114 71h-583c-16 0-33 0-33 19s17 19 31 19h543c-44 41-91 122-91 135 0 10 10 10 16 10 9 0 15 0 17-8 21-36 46-83 106-137 62-57 125-79 170-94 17-6 17-6 19-8 2 0 2-4 2-7 0-2 0-2 0-4l-4-2c-2-2-2-2-19-8-124-35-216-121-266-218-10-19-12-19-25-19-6 0-16 0-16 10 0 13 45 92 91 135h-543c-14 0-31 0-31 19 0 17 17 17 33 17z">
            <text:p/>
          </draw:path>
        </draw:g>
        <draw:g xml:id="id188" draw:id="id188">
          <svg:title>TexMaths</svg:title>
          <svg:desc>26§display§2y - 2 = - x - 2 \ \ \Rightarrow §svg§600§FALSE§</svg:desc>
          <draw:polygon draw:style-name="gr2" draw:text-style-name="P8" draw:layer="layout" svg:width="8.172cm" svg:height="0.706cm" svg:x="12.475cm" svg:y="2.474cm" svg:viewBox="0 0 8173 707" draw:points="4086,707 0,707 0,0 8173,0 8173,707">
            <text:p/>
          </draw:polygon>
          <draw:path draw:style-name="gr3" draw:text-style-name="P9" draw:layer="layout" svg:width="0.365cm" svg:height="0.61cm" svg:x="12.475cm" svg:y="2.428cm" svg:viewBox="0 0 366 611" svg:d="M71 540l97-95c144-127 198-175 198-266 0-106-81-179-193-179-104 0-173 85-173 166 0 50 46 50 48 50 16 0 48-10 48-48 0-23-17-47-48-47-8 0-8 0-13 2 21-61 71-94 125-94 83 0 123 73 123 150 0 72-46 145-96 201l-177 196c-10 10-10 12-10 35h341l25-160h-23c-4 27-10 69-18 81-9 8-69 8-88 8z">
            <text:p/>
          </draw:path>
          <draw:path draw:style-name="gr3" draw:text-style-name="P9" draw:layer="layout" svg:width="0.423cm" svg:height="0.591cm" svg:x="12.912cm" svg:y="2.632cm" svg:viewBox="0 0 424 592" svg:d="M420 56c4-12 4-14 4-21 0-16-14-25-27-25-10 0-25 5-33 19-2 4-8 33-12 50-7 23-13 48-19 73l-42 166c-2 12-41 77-102 77-48 0-58-40-58-75 0-42 17-98 48-179 14-37 17-47 17-66 0-42-30-75-75-75-88 0-121 133-121 141 0 9 8 9 10 9 11 0 11-2 15-17 25-85 62-112 94-112 6 0 22 0 22 29 0 23-8 46-16 64-36 96-52 150-52 192 0 81 58 110 112 110 36 0 67-17 92-42-11 48-23 92-59 141-25 32-60 59-102 59-12 0-54-5-68-40 14 0 25 0 39-10 9-9 17-21 17-38 0-29-25-33-33-33-21 0-52 15-52 60 0 46 41 79 97 79 96 0 190-83 215-187z">
            <text:p/>
          </draw:path>
          <draw:path draw:style-name="gr3" draw:text-style-name="P9" draw:layer="layout" svg:width="0.559cm" svg:height="0.038cm" svg:x="13.646cm" svg:y="2.79cm" svg:viewBox="0 0 560 39" svg:d="M528 39c15 0 32 0 32-20 0-19-17-19-32-19h-497c-14 0-31 0-31 19 0 20 17 20 31 20z">
            <text:p/>
          </draw:path>
          <draw:path draw:style-name="gr3" draw:text-style-name="P9" draw:layer="layout" svg:width="0.365cm" svg:height="0.61cm" svg:x="14.53cm" svg:y="2.428cm" svg:viewBox="0 0 366 611" svg:d="M71 540l97-95c144-127 198-175 198-266 0-106-81-179-193-179-104 0-173 85-173 166 0 50 46 50 48 50 16 0 48-10 48-48 0-23-17-47-48-47-8 0-8 0-13 2 21-61 71-94 125-94 83 0 123 73 123 150 0 72-46 145-96 201l-177 196c-10 10-10 12-10 35h341l25-160h-23c-4 27-10 69-18 81-9 8-69 8-88 8z">
            <text:p/>
          </draw:path>
          <draw:path draw:style-name="gr3" draw:text-style-name="P9" draw:layer="layout" svg:width="0.609cm" svg:height="0.215cm" svg:x="15.246cm" svg:y="2.7cm" svg:viewBox="0 0 610 216" svg:d="M578 37c15 0 32 0 32-18 0-19-17-19-30-19h-549c-14 0-31 0-31 19 0 18 17 18 31 18zM580 216c13 0 30 0 30-19 0-18-17-18-32-18h-547c-14 0-31 0-31 18 0 19 17 19 31 19z">
            <text:p/>
          </draw:path>
          <draw:path draw:style-name="gr3" draw:text-style-name="P9" draw:layer="layout" svg:width="0.559cm" svg:height="0.038cm" svg:x="16.236cm" svg:y="2.79cm" svg:viewBox="0 0 560 39" svg:d="M528 39c15 0 32 0 32-20 0-19-17-19-32-19h-497c-14 0-31 0-31 19 0 20 17 20 31 20z">
            <text:p/>
          </draw:path>
          <draw:path draw:style-name="gr3" draw:text-style-name="P9" draw:layer="layout" svg:width="0.457cm" svg:height="0.415cm" svg:x="16.898cm" svg:y="2.632cm" svg:viewBox="0 0 458 416" svg:d="M281 129c4-25 25-108 89-108 4 0 27 0 46 10-25 6-44 29-44 50 0 15 11 33 36 33 21 0 50-16 50-54 0-48-54-60-86-60-54 0-85 48-97 71-23-63-71-71-98-71-96 0-148 118-148 141 0 9 8 9 11 9 8 0 10 0 12-9 31-97 92-120 123-120 16 0 50 8 50 60 0 29-17 92-50 218-15 58-48 96-88 96-6 0-27 0-45-11 22-6 43-24 43-49s-21-34-35-34c-27 0-50 25-50 54 0 42 46 61 85 61 63 0 94-65 98-71 10 35 44 71 98 71 96 0 148-119 148-142 0-8-9-8-11-8-8 0-10 2-12 8-32 100-94 121-123 121-35 0-50-29-50-60 0-21 6-40 17-81z">
            <text:p/>
          </draw:path>
          <draw:path draw:style-name="gr3" draw:text-style-name="P9" draw:layer="layout" svg:width="0.559cm" svg:height="0.038cm" svg:x="17.671cm" svg:y="2.79cm" svg:viewBox="0 0 560 39" svg:d="M528 39c15 0 32 0 32-20 0-19-17-19-32-19h-497c-14 0-31 0-31 19 0 20 17 20 31 20z">
            <text:p/>
          </draw:path>
          <draw:path draw:style-name="gr3" draw:text-style-name="P9" draw:layer="layout" svg:width="0.365cm" svg:height="0.61cm" svg:x="18.556cm" svg:y="2.428cm" svg:viewBox="0 0 366 611" svg:d="M71 540l97-95c144-127 198-175 198-266 0-106-81-179-193-179-104 0-173 85-173 166 0 50 46 50 48 50 16 0 48-10 48-48 0-23-17-47-48-47-8 0-8 0-13 2 21-61 71-94 125-94 83 0 123 73 123 150 0 72-46 145-96 201l-177 196c-10 10-10 12-10 35h341l25-160h-23c-4 27-10 69-18 81-9 8-69 8-88 8z">
            <text:p/>
          </draw:path>
          <draw:path draw:style-name="gr3" draw:text-style-name="P9" draw:layer="layout" svg:width="0.812cm" svg:height="0.504cm" svg:x="19.881cm" svg:y="2.557cm" svg:viewBox="0 0 813 505" svg:d="M616 181c37 33 85 58 114 70-33 15-77 40-114 71h-583c-16 0-33 0-33 19s17 19 31 19h543c-44 41-91 122-91 135 0 10 10 10 16 10 9 0 15 0 17-8 21-36 46-83 106-137 62-57 125-79 171-94 16-6 16-6 18-8 2 0 2-4 2-7 0-2 0-2 0-4l-4-2c-2-2-2-2-19-8-124-35-216-121-266-218-10-19-12-19-25-19-6 0-16 0-16 10 0 13 45 92 91 135h-543c-14 0-31 0-31 19 0 17 17 17 33 17z">
            <text:p/>
          </draw:path>
        </draw:g>
        <draw:g xml:id="id189" draw:id="id189">
          <svg:title>TexMaths</svg:title>
          <svg:desc>26§display§x + 2y = 0§svg§600§FALSE§</svg:desc>
          <draw:polygon draw:style-name="gr2" draw:text-style-name="P8" draw:layer="layout" svg:width="4.126cm" svg:height="0.706cm" svg:x="21.396cm" svg:y="2.474cm" svg:viewBox="0 0 4127 707" draw:points="2063,707 0,707 0,0 4127,0 4127,707">
            <text:p/>
          </draw:polygon>
          <draw:path draw:style-name="gr3" draw:text-style-name="P9" draw:layer="layout" svg:width="0.457cm" svg:height="0.415cm" svg:x="21.377cm" svg:y="2.632cm" svg:viewBox="0 0 458 416" svg:d="M281 129c4-25 25-108 89-108 6 0 27 0 46 10-25 6-44 29-44 50 0 15 11 33 36 33 20 0 50-16 50-54 0-48-54-60-86-60-54 0-85 48-97 71-23-63-71-71-98-71-96 0-148 118-148 141 0 9 8 9 11 9 8 0 10 0 12-9 31-97 92-120 123-120 16 0 50 8 50 60 0 29-17 92-50 218-15 58-48 96-88 96-6 0-27 0-45-11 22-6 43-24 43-49s-21-34-35-34c-27 0-50 25-50 54 0 42 46 61 85 61 63 0 96-65 98-71 10 35 44 71 98 71 95 0 147-119 147-142 0-8-8-8-10-8-8 0-10 2-12 8-30 100-94 121-123 121-35 0-50-29-50-60 0-21 6-40 17-81z">
            <text:p/>
          </draw:path>
          <draw:path draw:style-name="gr3" draw:text-style-name="P9" draw:layer="layout" svg:width="0.608cm" svg:height="0.61cm" svg:x="22.126cm" svg:y="2.503cm" svg:viewBox="0 0 609 611" svg:d="M324 324h256c13 0 29 0 29-18 0-19-16-19-29-19h-256v-256c0-14 0-31-18-31-19 0-19 17-19 31v256h-256c-14 0-31 0-31 19 0 18 17 18 31 18h256v256c0 12 0 31 19 31 18 0 18-19 18-31z">
            <text:p/>
          </draw:path>
          <draw:path draw:style-name="gr3" draw:text-style-name="P9" draw:layer="layout" svg:width="0.365cm" svg:height="0.61cm" svg:x="23.035cm" svg:y="2.428cm" svg:viewBox="0 0 366 611" svg:d="M71 540l97-95c144-127 198-175 198-266 0-106-81-179-193-179-104 0-173 85-173 166 0 50 46 50 48 50 16 0 48-10 48-48 0-23-17-47-48-47-8 0-8 0-13 2 21-61 71-94 125-94 83 0 123 73 123 150 0 72-46 145-96 201l-177 196c-10 10-10 12-10 35h341l25-160h-23c-4 27-10 69-19 81-8 8-68 8-87 8z">
            <text:p/>
          </draw:path>
          <draw:path draw:style-name="gr3" draw:text-style-name="P9" draw:layer="layout" svg:width="0.423cm" svg:height="0.591cm" svg:x="23.471cm" svg:y="2.632cm" svg:viewBox="0 0 424 592" svg:d="M420 56c4-12 4-14 4-21 0-16-14-25-27-25-10 0-25 5-33 19-2 4-8 33-12 50-7 23-13 48-19 73l-42 166c-2 12-41 77-104 77-46 0-56-40-56-75 0-42 17-98 48-179 14-37 17-47 17-66 0-42-30-75-75-75-88 0-121 133-121 141 0 9 8 9 10 9 11 0 11-2 15-17 25-85 62-112 94-112 6 0 22 0 22 29 0 23-8 46-16 64-36 96-52 150-52 192 0 81 58 110 112 110 35 0 67-17 92-42-11 48-23 92-59 141-25 32-60 59-102 59-12 0-54-5-68-40 14 0 25 0 37-10 11-9 19-21 19-38 0-29-25-33-33-33-21 0-52 15-52 60 0 46 41 79 97 79 96 0 190-83 215-187z">
            <text:p/>
          </draw:path>
          <draw:path draw:style-name="gr3" draw:text-style-name="P9" draw:layer="layout" svg:width="0.608cm" svg:height="0.215cm" svg:x="24.231cm" svg:y="2.7cm" svg:viewBox="0 0 609 216" svg:d="M578 37c15 0 31 0 31-18 0-19-16-19-29-19h-549c-14 0-31 0-31 19 0 18 17 18 31 18zM580 216c13 0 29 0 29-19 0-18-16-18-31-18h-547c-14 0-31 0-31 18 0 19 17 19 31 19z">
            <text:p/>
          </draw:path>
          <draw:path draw:style-name="gr3" draw:text-style-name="P9" draw:layer="layout" svg:width="0.386cm" svg:height="0.629cm" svg:x="25.181cm" svg:y="2.428cm" svg:viewBox="0 0 387 630" svg:d="M387 318c0-75-4-148-38-216-41-87-116-102-156-102-54 0-122 23-160 108-29 65-33 135-33 210 0 69 4 150 42 220 39 73 106 92 151 92 50 0 119-19 161-106 29-63 33-135 33-206zM193 611c-35 0-91-23-108-112-8-54-8-139-8-193 0-59 0-119 6-169 19-108 88-116 110-116 30 0 90 16 109 106 8 52 8 120 8 179 0 68 0 130-10 189-13 87-65 116-107 116z">
            <text:p/>
          </draw:path>
        </draw:g>
        <draw:g xml:id="id190" draw:id="id190">
          <svg:title>TexMaths</svg:title>
          <svg:desc>26§display§\text{Equations of the tangents are }§svg§600§FALSE§</svg:desc>
          <draw:polygon draw:style-name="gr2" draw:text-style-name="P8" draw:layer="layout" svg:width="11.712cm" svg:height="0.742cm" svg:x="2.793cm" svg:y="4.27cm" svg:viewBox="0 0 11713 743" draw:points="5855,743 0,743 0,0 11713,0 11713,743">
            <text:p/>
          </draw:polygon>
          <draw:path draw:style-name="gr3" draw:text-style-name="P9" draw:layer="layout" svg:width="0.567cm" svg:height="0.624cm" svg:x="2.776cm" svg:y="4.247cm" svg:viewBox="0 0 568 625" svg:d="M94 552c0 33 0 43-71 43h-23v30h528l40-238h-23c-23 142-44 208-202 208h-123c-41 0-43-6-43-37v-244h81c89 0 100 30 100 107h23v-242h-23c0 77-11 106-100 106h-81v-220c0-30 2-36 43-36h119c141 0 166 50 181 177h23l-27-206h-516v29h23c71 0 71 11 71 42z">
            <text:p/>
          </draw:path>
          <draw:path draw:style-name="gr3" draw:text-style-name="P9" draw:layer="layout" svg:width="0.452cm" svg:height="0.582cm" svg:x="3.4cm" svg:y="4.466cm" svg:viewBox="0 0 453 583" svg:d="M318 350v164c0 42-10 42-73 42v27c32 0 79-2 104-2s71 2 104 2v-27c-62 0-72 0-72-42v-514h-21l-33 83c-13-25-50-83-123-83-108 0-204 90-204 208 0 115 89 208 196 208 64 0 101-39 122-66zM320 152v129c0 29-16 54-37 77-11 13-40 38-83 38-67 0-123-82-123-188 0-108 64-185 131-185 73 0 112 79 112 129z">
            <text:p/>
          </draw:path>
          <draw:path draw:style-name="gr3" draw:text-style-name="P9" draw:layer="layout" svg:width="0.461cm" svg:height="0.415cm" svg:x="3.88cm" svg:y="4.466cm" svg:viewBox="0 0 462 416" svg:d="M329 333v83l133-10v-29c-65 0-71-6-71-50v-327l-135 10v30c64 0 71 6 71 50v164c0 79-44 142-111 142-77 0-81-42-81-90v-306l-135 10v30c71 0 71 2 71 83v137c0 73 0 156 141 156 50 0 92-25 117-83z">
            <text:p/>
          </draw:path>
          <draw:path draw:style-name="gr3" draw:text-style-name="P9" draw:layer="layout" svg:width="0.413cm" svg:height="0.422cm" svg:x="4.396cm" svg:y="4.459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9" draw:layer="layout" svg:width="0.286cm" svg:height="0.574cm" svg:x="4.833cm" svg:y="4.307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9" draw:layer="layout" svg:width="0.197cm" svg:height="0.613cm" svg:x="5.201cm" svg:y="4.25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407cm" svg:height="0.422cm" svg:x="5.451cm" svg:y="4.459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9" draw:layer="layout" svg:width="0.461cm" svg:height="0.405cm" svg:x="5.911cm" svg:y="4.46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301cm" svg:height="0.422cm" svg:x="6.42cm" svg:y="4.459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9" draw:layer="layout" svg:width="0.407cm" svg:height="0.422cm" svg:x="7.08cm" svg:y="4.459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9" draw:layer="layout" svg:width="0.296cm" svg:height="0.647cm" svg:x="7.541cm" svg:y="4.224cm" svg:viewBox="0 0 297 648" svg:d="M131 252v-106c0-81 44-125 85-125 2 0 17 0 29 6-10 4-27 15-27 38 0 20 15 39 40 39 27 0 39-19 39-39 0-34-33-65-81-65-64 0-143 48-143 146v106h-73v27h73v298c0 41-11 41-73 41v30c37-3 81-5 106-5 38 0 79 0 117 5v-30h-19c-69 0-71-10-71-43v-296h106v-27z">
            <text:p/>
          </draw:path>
          <draw:path draw:style-name="gr3" draw:text-style-name="P9" draw:layer="layout" svg:width="0.286cm" svg:height="0.574cm" svg:x="8.113cm" svg:y="4.307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9" draw:layer="layout" svg:width="0.461cm" svg:height="0.636cm" svg:x="8.479cm" svg:y="4.234cm" svg:viewBox="0 0 462 637" svg:d="M71 566c0 42-9 42-71 42v29c31-2 79-2 104-2 23 0 71 0 102 2v-29c-60 0-71 0-71-42v-168c0-96 65-146 123-146s69 50 69 102v212c0 42-11 42-71 42v29c31-2 79-2 104-2 23 0 71 0 102 2v-29c-48 0-71 0-71-27v-175c0-79 0-108-29-142-13-14-44-33-96-33-79 0-118 56-133 90v-321l-133 10v30c64 0 71 6 71 50z">
            <text:p/>
          </draw:path>
          <draw:path draw:style-name="gr3" draw:text-style-name="P9" draw:layer="layout" svg:width="0.355cm" svg:height="0.422cm" svg:x="8.985cm" svg:y="4.459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9" draw:layer="layout" svg:width="0.286cm" svg:height="0.574cm" svg:x="9.686cm" svg:y="4.307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9" draw:layer="layout" svg:width="0.413cm" svg:height="0.422cm" svg:x="10.062cm" svg:y="4.459cm" svg:viewBox="0 0 414 423" svg:d="M266 341c4 38 29 75 73 75 19 0 75-12 75-87v-50h-23v50c0 54-23 60-33 60-29 0-34-41-34-45v-186c0-37 0-73-33-108-35-35-81-50-125-50-77 0-139 44-139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9" draw:layer="layout" svg:width="0.461cm" svg:height="0.405cm" svg:x="10.51cm" svg:y="4.46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419cm" svg:height="0.605cm" svg:x="11.015cm" svg:y="4.455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9" draw:layer="layout" svg:width="0.355cm" svg:height="0.422cm" svg:x="11.47cm" svg:y="4.459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9" draw:layer="layout" svg:width="0.461cm" svg:height="0.405cm" svg:x="11.88cm" svg:y="4.46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286cm" svg:height="0.574cm" svg:x="12.352cm" svg:y="4.307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9" draw:layer="layout" svg:width="0.301cm" svg:height="0.422cm" svg:x="12.721cm" svg:y="4.459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9" draw:layer="layout" svg:width="0.413cm" svg:height="0.422cm" svg:x="13.392cm" svg:y="4.459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9" draw:layer="layout" svg:width="0.309cm" svg:height="0.405cm" svg:x="13.838cm" svg:y="4.466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9" draw:layer="layout" svg:width="0.355cm" svg:height="0.422cm" svg:x="14.195cm" svg:y="4.459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</draw:g>
        <draw:g xml:id="id191" draw:id="id191">
          <svg:title>TexMaths</svg:title>
          <svg:desc>26§display§2x - y + 5 = 0 \ \text { and }§svg§600§FALSE§</svg:desc>
          <draw:polygon draw:style-name="gr2" draw:text-style-name="P8" draw:layer="layout" svg:width="7.789cm" svg:height="0.731cm" svg:x="2.874cm" svg:y="5.674cm" svg:viewBox="0 0 7790 732" draw:points="3895,732 0,732 0,0 7790,0 7790,732">
            <text:p/>
          </draw:polygon>
          <draw:path draw:style-name="gr3" draw:text-style-name="P9" draw:layer="layout" svg:width="0.365cm" svg:height="0.611cm" svg:x="2.874cm" svg:y="5.653cm" svg:viewBox="0 0 366 612" svg:d="M71 541l97-96c144-127 198-174 198-266 0-106-81-179-193-179-104 0-173 85-173 166 0 50 46 50 48 50 16 0 48-10 48-47 0-23-17-48-48-48-8 0-8 0-13 2 21-61 71-94 125-94 83 0 123 73 123 150 0 73-46 146-96 202l-177 195c-10 11-10 13-10 36h341l25-160h-23c-4 27-10 68-19 81-8 8-68 8-87 8z">
            <text:p/>
          </draw:path>
          <draw:path draw:style-name="gr3" draw:text-style-name="P9" draw:layer="layout" svg:width="0.457cm" svg:height="0.415cm" svg:x="3.311cm" svg:y="5.859cm" svg:viewBox="0 0 458 416" svg:d="M281 129c4-25 25-108 89-108 6 0 27 0 46 10-25 6-44 29-44 50 0 15 11 33 36 33 20 0 50-16 50-54 0-48-55-60-86-60-54 0-85 48-97 71-23-63-71-71-98-71-96 0-148 119-148 141 0 9 8 9 11 9 8 0 10 0 12-9 31-97 91-120 123-120 16 0 50 8 50 60 0 29-17 92-50 219-15 58-48 95-88 95-6 0-27 0-45-10 22-6 43-25 43-50s-21-33-35-33c-27 0-50 25-50 54 0 41 46 60 85 60 63 0 96-64 98-71 10 36 44 71 98 71 95 0 147-118 147-141 0-9-8-9-10-9-8 0-10 2-12 9-30 100-94 120-123 120-36 0-50-29-50-60 0-21 6-40 17-81z">
            <text:p/>
          </draw:path>
          <draw:path draw:style-name="gr3" draw:text-style-name="P9" draw:layer="layout" svg:width="0.558cm" svg:height="0.039cm" svg:x="4.086cm" svg:y="6.015cm" svg:viewBox="0 0 559 40" svg:d="M528 40c15 0 31 0 31-21 0-19-16-19-31-19h-497c-14 0-31 0-31 19 0 21 17 21 31 21z">
            <text:p/>
          </draw:path>
          <draw:path draw:style-name="gr3" draw:text-style-name="P9" draw:layer="layout" svg:width="0.423cm" svg:height="0.592cm" svg:x="4.949cm" svg:y="5.859cm" svg:viewBox="0 0 424 593" svg:d="M420 56c4-12 4-14 4-21 0-16-14-25-27-25-10 0-25 5-33 19-2 4-8 33-13 50-6 23-12 48-18 73l-42 166c-2 13-41 77-104 77-46 0-56-39-56-75 0-41 17-97 48-179 14-37 16-47 16-66 0-42-29-75-74-75-88 0-121 133-121 141 0 9 8 9 10 9 11 0 11-2 15-17 25-85 62-112 94-112 6 0 22 0 22 29 0 23-8 46-16 64-36 96-52 150-52 192 0 81 58 110 112 110 35 0 67-16 92-41-11 47-23 91-59 141-25 31-60 58-102 58-12 0-54-4-68-39 14 0 25 0 37-11 11-8 19-20 19-37 0-29-25-33-33-33-21 0-52 14-52 60s41 79 97 79c96 0 190-83 215-187z">
            <text:p/>
          </draw:path>
          <draw:path draw:style-name="gr3" draw:text-style-name="P9" draw:layer="layout" svg:width="0.608cm" svg:height="0.611cm" svg:x="5.659cm" svg:y="5.73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9" draw:layer="layout" svg:width="0.365cm" svg:height="0.629cm" svg:x="6.567cm" svg:y="5.653cm" svg:viewBox="0 0 366 630" svg:d="M366 427c0-109-75-202-175-202-43 0-83 14-116 48v-179c19 6 50 12 79 12 112 0 177-83 177-96 0-6-2-10-9-10-2 0-4 0-8 2-19 8-62 27-125 27-37 0-79-6-122-25-7-4-9-4-11-4-8 0-8 8-8 23v270c0 17 0 25 12 25 7 0 9-2 11-8 10-15 45-64 118-64 48 0 71 41 79 58 15 35 17 71 17 116 0 32 0 88-23 125-21 36-56 61-98 61-66 0-118-48-135-102 2 0 6 0 17 0 29 0 46-23 46-44 0-23-17-46-46-46-15 0-46 6-46 50 0 77 62 166 166 166 106 0 200-87 200-203z">
            <text:p/>
          </draw:path>
          <draw:path draw:style-name="gr3" draw:text-style-name="P9" draw:layer="layout" svg:width="0.608cm" svg:height="0.215cm" svg:x="7.283cm" svg:y="5.928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386cm" svg:height="0.629cm" svg:x="8.231cm" svg:y="5.653cm" svg:viewBox="0 0 387 630" svg:d="M387 318c0-75-4-147-38-216-41-87-116-102-156-102-54 0-122 23-160 108-29 65-33 135-33 210 0 69 4 150 42 221 39 73 106 91 151 91 50 0 119-18 161-106 29-62 33-135 33-206zM193 612c-35 0-91-23-108-113-8-54-8-139-8-193 0-58 0-119 6-169 19-108 88-116 110-116 30 0 90 16 109 106 8 52 8 121 8 179 0 69 0 131-11 189-12 88-64 117-106 117z">
            <text:p/>
          </draw:path>
          <draw:path draw:style-name="gr3" draw:text-style-name="P9" draw:layer="layout" svg:width="0.413cm" svg:height="0.421cm" svg:x="9.3cm" svg:y="5.853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5 89 97 148 97 60 0 102-37 118-81zM260 191v92c0 87-65 119-106 119-46 0-83-34-83-79 0-50 39-127 189-132z">
            <text:p/>
          </draw:path>
          <draw:path draw:style-name="gr3" draw:text-style-name="P9" draw:layer="layout" svg:width="0.461cm" svg:height="0.405cm" svg:x="9.747cm" svg:y="5.859cm" svg:viewBox="0 0 462 406" svg:d="M71 89v248c0 40-9 40-71 40v29c31 0 79-2 104-2 23 0 71 2 102 2v-29c-60 0-71 0-71-40v-171c0-95 65-145 123-145s68 50 68 102v214c0 40-10 40-70 40v29c31 0 79-2 104-2 23 0 70 2 102 2v-29c-48 0-71 0-71-27v-175c0-79 0-108-29-142-13-14-44-33-96-33-68 0-110 40-137 96v-96l-129 10v30c64 0 71 6 71 49z">
            <text:p/>
          </draw:path>
          <draw:path draw:style-name="gr3" draw:text-style-name="P9" draw:layer="layout" svg:width="0.452cm" svg:height="0.646cm" svg:x="10.257cm" svg:y="5.628cm" svg:viewBox="0 0 453 647" svg:d="M318 587v60l135-10v-29c-64 0-72-7-72-50v-558l-131 10v30c62 0 70 6 70 49v198c-27-31-66-56-116-56-108 0-204 89-204 208 0 117 89 208 195 208 59 0 100-31 123-60zM318 341v188c0 16 0 18-10 33-27 44-69 64-108 64-42 0-75-23-98-58-23-37-25-89-25-127 0-35 2-89 27-131 21-29 54-58 104-58 33 0 71 12 100 54 10 17 10 19 10 35z">
            <text:p/>
          </draw:path>
        </draw:g>
        <draw:g xml:id="id192" draw:id="id192">
          <svg:title>TexMaths</svg:title>
          <svg:desc>26§display§2x - y - 5 = 0§svg§600§FALSE§</svg:desc>
          <draw:polygon draw:style-name="gr2" draw:text-style-name="P8" draw:layer="layout" svg:width="5.699cm" svg:height="0.706cm" svg:x="11.874cm" svg:y="5.674cm" svg:viewBox="0 0 5700 707" draw:points="2850,707 0,707 0,0 5700,0 5700,707">
            <text:p/>
          </draw:polygon>
          <draw:path draw:style-name="gr3" draw:text-style-name="P9" draw:layer="layout" svg:width="0.365cm" svg:height="0.61cm" svg:x="11.874cm" svg:y="5.628cm" svg:viewBox="0 0 366 611" svg:d="M71 540l98-95c143-127 197-175 197-266 0-106-81-179-193-179-104 0-173 85-173 166 0 50 46 50 48 50 16 0 48-10 48-48 0-23-17-47-48-47-8 0-8 0-13 2 21-61 71-94 125-94 83 0 123 73 123 150 0 72-46 145-96 201l-177 196c-10 10-10 12-10 35h341l25-160h-23c-4 27-10 69-18 81-9 8-69 8-88 8z">
            <text:p/>
          </draw:path>
          <draw:path draw:style-name="gr3" draw:text-style-name="P9" draw:layer="layout" svg:width="0.457cm" svg:height="0.415cm" svg:x="12.311cm" svg:y="5.832cm" svg:viewBox="0 0 458 416" svg:d="M281 129c4-25 25-108 89-108 7 0 27 0 46 10-25 6-44 29-44 50 0 15 11 33 36 33 21 0 50-16 50-54 0-48-54-60-86-60-54 0-85 48-97 71-23-63-71-71-98-71-96 0-148 118-148 141 0 9 8 9 11 9 8 0 10 0 12-9 31-97 92-120 123-120 16 0 50 8 50 60 0 29-17 92-50 218-15 58-48 96-88 96-6 0-27 0-45-11 22-6 43-24 43-49s-21-34-35-34c-27 0-50 25-50 54 0 42 46 61 85 61 63 0 96-65 98-71 10 35 44 71 98 71 96 0 148-119 148-142 0-8-9-8-11-8-8 0-10 2-12 8-29 100-94 121-123 121-35 0-50-29-50-60 0-21 6-40 17-81z">
            <text:p/>
          </draw:path>
          <draw:path draw:style-name="gr3" draw:text-style-name="P9" draw:layer="layout" svg:width="0.559cm" svg:height="0.038cm" svg:x="13.087cm" svg:y="5.99cm" svg:viewBox="0 0 560 39" svg:d="M528 39c15 0 32 0 32-20 0-19-17-19-32-19h-497c-14 0-31 0-31 19 0 20 17 20 31 20z">
            <text:p/>
          </draw:path>
          <draw:path draw:style-name="gr3" draw:text-style-name="P9" draw:layer="layout" svg:width="0.423cm" svg:height="0.591cm" svg:x="13.95cm" svg:y="5.832cm" svg:viewBox="0 0 424 592" svg:d="M420 56c4-12 4-14 4-21 0-16-14-25-27-25-10 0-25 5-33 19-2 4-8 33-12 50-7 23-13 48-19 73l-42 166c-2 12-41 77-104 77-46 0-56-40-56-75 0-42 17-98 48-179 14-37 17-47 17-66 0-42-30-75-75-75-88 0-121 133-121 141 0 9 8 9 10 9 11 0 11-2 15-17 25-85 62-112 94-112 6 0 22 0 22 29 0 23-8 46-16 64-36 96-52 150-52 192 0 81 58 110 112 110 36 0 67-17 92-42-11 48-23 92-59 141-25 32-60 59-101 59-13 0-55-5-69-40 14 0 25 0 37-10 11-9 19-21 19-38 0-29-25-33-33-33-21 0-52 15-52 60 0 46 41 79 98 79 95 0 189-83 214-187z">
            <text:p/>
          </draw:path>
          <draw:path draw:style-name="gr3" draw:text-style-name="P9" draw:layer="layout" svg:width="0.559cm" svg:height="0.038cm" svg:x="14.685cm" svg:y="5.99cm" svg:viewBox="0 0 560 39" svg:d="M528 39c15 0 32 0 32-20 0-19-17-19-32-19h-497c-14 0-31 0-31 19 0 20 17 20 31 20z">
            <text:p/>
          </draw:path>
          <draw:path draw:style-name="gr3" draw:text-style-name="P9" draw:layer="layout" svg:width="0.365cm" svg:height="0.629cm" svg:x="15.569cm" svg:y="5.628cm" svg:viewBox="0 0 366 630" svg:d="M366 426c0-108-75-202-175-202-43 0-83 15-116 48v-178c19 6 50 12 79 12 112 0 177-83 177-96 0-6-2-10-9-10-2 0-4 0-8 2-19 8-62 27-125 27-37 0-79-6-122-25-7-4-9-4-11-4-8 0-8 8-8 23v270c0 17 0 25 12 25 7 0 9-2 11-8 10-15 46-65 118-65 48 0 71 42 79 58 15 36 17 71 17 117 0 31 0 87-23 125-21 35-56 60-98 60-66 0-118-48-135-102 2 0 6 0 17 0 29 0 46-23 46-44 0-23-17-45-46-45-15 0-46 6-46 49 0 77 62 167 166 167 107 0 200-88 200-204z">
            <text:p/>
          </draw:path>
          <draw:path draw:style-name="gr3" draw:text-style-name="P9" draw:layer="layout" svg:width="0.609cm" svg:height="0.215cm" svg:x="16.284cm" svg:y="5.9cm" svg:viewBox="0 0 610 216" svg:d="M578 37c15 0 32 0 32-18 0-19-17-19-30-19h-549c-14 0-31 0-31 19 0 18 17 18 31 18zM580 216c13 0 30 0 30-19 0-18-17-18-32-18h-547c-14 0-31 0-31 18 0 19 17 19 31 19z">
            <text:p/>
          </draw:path>
          <draw:path draw:style-name="gr3" draw:text-style-name="P9" draw:layer="layout" svg:width="0.386cm" svg:height="0.629cm" svg:x="17.233cm" svg:y="5.628cm" svg:viewBox="0 0 387 630" svg:d="M387 318c0-75-4-148-37-216-42-87-117-102-157-102-54 0-122 23-160 108-29 65-33 135-33 210 0 69 4 150 42 220 39 73 106 92 151 92 50 0 119-19 161-106 29-63 33-135 33-206zM193 611c-35 0-91-23-108-112-8-54-8-139-8-193 0-59 0-119 6-169 19-108 88-116 110-116 30 0 90 16 109 106 8 52 8 120 8 179 0 68 0 130-10 189-13 87-65 116-107 116z">
            <text:p/>
          </draw:path>
        </draw:g>
        <draw:g xml:id="id193" draw:id="id193">
          <svg:title>TexMaths</svg:title>
          <svg:desc>26§display§\text{Equation of the normal is } x + 2y = 0§svg§600§FALSE§</svg:desc>
          <draw:polygon draw:style-name="gr2" draw:text-style-name="P8" draw:layer="layout" svg:width="14.705cm" svg:height="0.742cm" svg:x="2.793cm" svg:y="7.271cm" svg:viewBox="0 0 14706 743" draw:points="7353,743 0,743 0,0 14706,0 14706,743">
            <text:p/>
          </draw:polygon>
          <draw:path draw:style-name="gr3" draw:text-style-name="P9" draw:layer="layout" svg:width="0.567cm" svg:height="0.624cm" svg:x="2.776cm" svg:y="7.248cm" svg:viewBox="0 0 568 625" svg:d="M94 552c0 33 0 44-71 44h-23v29h528l40-238h-23c-23 142-44 209-202 209h-123c-41 0-43-7-43-38v-244h81c89 0 100 30 100 107h23v-242h-23c0 77-11 106-100 106h-81v-220c0-30 2-36 43-36h119c141 0 166 50 181 177h23l-27-206h-516v29h23c71 0 71 11 71 42z">
            <text:p/>
          </draw:path>
          <draw:path draw:style-name="gr3" draw:text-style-name="P9" draw:layer="layout" svg:width="0.452cm" svg:height="0.582cm" svg:x="3.4cm" svg:y="7.467cm" svg:viewBox="0 0 453 583" svg:d="M318 350v164c0 42-10 42-73 42v27c32 0 79-2 104-2s71 2 104 2v-27c-62 0-72 0-72-42v-514h-21l-33 83c-13-25-50-83-123-83-108 0-204 90-204 208 0 115 89 208 196 208 64 0 101-39 122-66zM320 152v129c0 29-16 54-37 77-11 13-40 38-83 38-67 0-123-82-123-188 0-108 64-185 131-185 73 0 112 79 112 129z">
            <text:p/>
          </draw:path>
          <draw:path draw:style-name="gr3" draw:text-style-name="P9" draw:layer="layout" svg:width="0.461cm" svg:height="0.415cm" svg:x="3.88cm" svg:y="7.467cm" svg:viewBox="0 0 462 416" svg:d="M329 333v83l133-10v-29c-65 0-71-6-71-50v-327l-135 10v30c64 0 71 6 71 50v164c0 79-44 142-111 142-77 0-81-42-81-90v-306l-135 10v30c71 0 71 2 71 83v137c0 73 0 156 141 156 50 0 92-25 117-83z">
            <text:p/>
          </draw:path>
          <draw:path draw:style-name="gr3" draw:text-style-name="P9" draw:layer="layout" svg:width="0.413cm" svg:height="0.422cm" svg:x="4.396cm" svg:y="7.46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9" draw:layer="layout" svg:width="0.286cm" svg:height="0.574cm" svg:x="4.833cm" svg:y="7.308cm" svg:viewBox="0 0 287 575" svg:d="M141 198h131v-29h-131v-169h-22c0 75-30 173-119 177v21h79v252c0 114 85 125 119 125 64 0 89-65 89-125v-52h-23v52c0 66-27 102-60 102-63 0-63-83-63-100z">
            <text:p/>
          </draw:path>
          <draw:path draw:style-name="gr3" draw:text-style-name="P9" draw:layer="layout" svg:width="0.197cm" svg:height="0.613cm" svg:x="5.201cm" svg:y="7.258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407cm" svg:height="0.422cm" svg:x="5.451cm" svg:y="7.46cm" svg:viewBox="0 0 408 423" svg:d="M408 214c0-116-94-214-204-214-115 0-204 100-204 214 0 119 96 209 204 209 110 0 204-92 204-209zM204 400c-40 0-79-21-104-63-23-39-23-95-23-129 0-35 0-85 21-127 25-41 68-60 106-60 39 0 79 19 104 58 23 40 23 94 23 129 0 34 0 84-21 123-19 42-60 69-106 69z">
            <text:p/>
          </draw:path>
          <draw:path draw:style-name="gr3" draw:text-style-name="P9" draw:layer="layout" svg:width="0.461cm" svg:height="0.405cm" svg:x="5.911cm" svg:y="7.467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407cm" svg:height="0.422cm" svg:x="6.72cm" svg:y="7.46cm" svg:viewBox="0 0 408 423" svg:d="M408 214c0-116-94-214-204-214-115 0-204 100-204 214 0 119 96 209 204 209 110 0 204-92 204-209zM204 400c-40 0-79-21-104-63-23-39-23-95-23-129 0-35 0-85 21-127 25-41 68-60 106-60 39 0 79 19 104 58 23 40 23 94 23 129 0 34 0 84-21 123-19 42-60 69-106 69z">
            <text:p/>
          </draw:path>
          <draw:path draw:style-name="gr3" draw:text-style-name="P9" draw:layer="layout" svg:width="0.296cm" svg:height="0.647cm" svg:x="7.181cm" svg:y="7.225cm" svg:viewBox="0 0 297 648" svg:d="M131 252v-106c0-81 44-125 85-125 2 0 15 0 29 6-10 4-27 15-27 38 0 20 15 39 40 39 27 0 39-19 39-39 0-34-33-65-81-65-64 0-143 48-143 146v106h-73v27h73v298c0 41-11 41-73 41v30c37-2 79-5 106-5 38 0 79 0 117 5v-30h-19c-69 0-71-10-71-43v-296h106v-27z">
            <text:p/>
          </draw:path>
          <draw:path draw:style-name="gr3" draw:text-style-name="P9" draw:layer="layout" svg:width="0.286cm" svg:height="0.574cm" svg:x="7.751cm" svg:y="7.308cm" svg:viewBox="0 0 287 575" svg:d="M141 198h131v-29h-131v-169h-22c0 75-30 173-119 177v21h79v252c0 114 85 125 119 125 64 0 89-65 89-125v-52h-23v52c0 66-27 102-60 102-63 0-63-83-63-100z">
            <text:p/>
          </draw:path>
          <draw:path draw:style-name="gr3" draw:text-style-name="P9" draw:layer="layout" svg:width="0.461cm" svg:height="0.636cm" svg:x="8.12cm" svg:y="7.235cm" svg:viewBox="0 0 462 637" svg:d="M71 566c0 42-9 42-71 42v29c31-2 79-2 104-2 23 0 71 0 102 2v-29c-60 0-71 0-71-42v-168c0-96 65-146 123-146s69 50 69 102v212c0 42-11 42-71 42v29c31-2 79-2 104-2 23 0 71 0 102 2v-29c-48 0-71 0-71-27v-175c0-79 0-108-29-142-13-14-44-33-96-33-79 0-118 56-133 90v-321l-133 10v30c64 0 71 6 71 50z">
            <text:p/>
          </draw:path>
          <draw:path draw:style-name="gr3" draw:text-style-name="P9" draw:layer="layout" svg:width="0.355cm" svg:height="0.422cm" svg:x="8.623cm" svg:y="7.46cm" svg:viewBox="0 0 356 423" svg:d="M77 181c6-137 83-160 114-160 94 0 104 123 104 160zM77 200h256c21 0 23 0 23-19 0-91-50-181-165-181-106 0-191 94-191 210 0 123 96 213 202 213 112 0 154-102 154-121 0-8-9-10-13-10-8 0-10 6-10 12-33 96-117 96-125 96-46 0-83-29-104-63-27-43-27-104-27-137z">
            <text:p/>
          </draw:path>
          <draw:path draw:style-name="gr3" draw:text-style-name="P9" draw:layer="layout" svg:width="0.461cm" svg:height="0.405cm" svg:x="9.338cm" svg:y="7.467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407cm" svg:height="0.422cm" svg:x="9.842cm" svg:y="7.46cm" svg:viewBox="0 0 408 423" svg:d="M408 214c0-116-94-214-204-214-115 0-204 100-204 214 0 119 96 209 204 209 110 0 204-92 204-209zM204 400c-40 0-79-21-104-63-23-39-23-95-23-129 0-35 0-85 21-127 25-41 68-60 106-60 39 0 79 19 102 58 25 40 25 94 25 129 0 34 0 84-21 123-19 42-60 69-106 69z">
            <text:p/>
          </draw:path>
          <draw:path draw:style-name="gr3" draw:text-style-name="P9" draw:layer="layout" svg:width="0.309cm" svg:height="0.405cm" svg:x="10.299cm" svg:y="7.467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9" draw:layer="layout" svg:width="0.715cm" svg:height="0.405cm" svg:x="10.659cm" svg:y="7.467cm" svg:viewBox="0 0 716 406" svg:d="M71 90v247c0 40-11 40-71 40v29c31 0 79-2 104-2 23 0 71 2 102 2v-29c-60 0-71 0-71-40v-170c0-96 65-146 123-146s69 50 69 102v214c0 40-11 40-73 40v29c33 0 79-2 104-2s73 2 104 2v-29c-63 0-73 0-73-40v-170c0-96 67-146 125-146s66 50 66 102v214c0 40-8 40-70 40v29c31 0 79-2 104-2 22 0 70 2 102 2v-29c-48 0-71 0-71-27v-175c0-79 0-108-29-142-13-14-44-33-96-33-77 0-119 54-133 90-13-80-81-90-123-90-66 0-110 40-135 96v-96l-129 10v30c64 0 71 6 71 50z">
            <text:p/>
          </draw:path>
          <draw:path draw:style-name="gr3" draw:text-style-name="P9" draw:layer="layout" svg:width="0.413cm" svg:height="0.422cm" svg:x="11.431cm" svg:y="7.46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9" draw:layer="layout" svg:width="0.205cm" svg:height="0.636cm" svg:x="11.88cm" svg:y="7.235cm" svg:viewBox="0 0 206 637" svg:d="M133 0l-133 10v30c64 0 73 6 73 50v476c0 42-11 42-73 42v29c31-2 79-2 102-2s69 0 104 2v-29c-62 0-73 0-73-42z">
            <text:p/>
          </draw:path>
          <draw:path draw:style-name="gr3" draw:text-style-name="P9" draw:layer="layout" svg:width="0.197cm" svg:height="0.613cm" svg:x="12.438cm" svg:y="7.258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301cm" svg:height="0.422cm" svg:x="12.691cm" svg:y="7.46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9" draw:layer="layout" svg:width="0.457cm" svg:height="0.415cm" svg:x="13.353cm" svg:y="7.467cm" svg:viewBox="0 0 458 416" svg:d="M281 129c4-25 25-108 89-108 4 0 27 0 46 10-25 6-44 29-44 50 0 15 11 34 36 34 20 0 50-17 50-55 0-48-54-60-86-60-54 0-85 48-97 71-23-63-71-71-98-71-96 0-148 119-148 142 0 8 8 8 11 8 8 0 10 0 12-8 31-98 92-121 123-121 16 0 50 8 50 60 0 29-17 92-50 219-15 58-48 96-88 96-6 0-27 0-45-11 22-6 43-25 43-50s-21-33-35-33c-27 0-50 25-50 54 0 42 46 60 85 60 63 0 94-64 98-70 10 35 44 70 98 70 95 0 147-118 147-141 0-8-8-8-10-8-8 0-10 2-12 8-32 100-94 121-123 121-35 0-50-30-50-61 0-21 6-39 17-81z">
            <text:p/>
          </draw:path>
          <draw:path draw:style-name="gr3" draw:text-style-name="P9" draw:layer="layout" svg:width="0.608cm" svg:height="0.611cm" svg:x="14.104cm" svg:y="7.337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9" draw:layer="layout" svg:width="0.365cm" svg:height="0.611cm" svg:x="15.011cm" svg:y="7.26cm" svg:viewBox="0 0 366 612" svg:d="M71 541l97-95c144-127 198-175 198-267 0-106-81-179-193-179-104 0-173 85-173 167 0 50 46 50 48 50 16 0 48-11 48-48 0-23-17-48-48-48-8 0-8 0-13 2 21-61 71-94 125-94 83 0 123 73 123 150 0 73-46 146-96 202l-177 196c-10 10-10 12-10 35h341l25-160h-23c-4 27-10 69-19 81-8 8-68 8-87 8z">
            <text:p/>
          </draw:path>
          <draw:path draw:style-name="gr3" draw:text-style-name="P9" draw:layer="layout" svg:width="0.423cm" svg:height="0.592cm" svg:x="15.449cm" svg:y="7.467cm" svg:viewBox="0 0 424 593" svg:d="M420 56c4-12 4-14 4-21 0-16-14-25-27-25-10 0-25 5-33 19-2 4-8 33-12 50-7 23-13 48-19 73l-42 167c-2 12-41 77-102 77-48 0-58-40-58-75 0-42 17-98 48-179 14-38 17-48 17-67 0-42-30-75-75-75-88 0-121 133-121 142 0 8 8 8 10 8 11 0 11-2 15-17 25-85 62-112 94-112 6 0 22 0 22 29 0 23-8 46-16 65-36 95-52 149-52 191 0 81 58 110 112 110 35 0 67-16 92-41-11 48-23 91-59 141-25 32-60 59-102 59-12 0-54-4-68-40 14 0 25 0 39-10 9-9 17-21 17-38 0-29-25-33-33-33-21 0-52 15-52 60 0 46 41 79 97 79 96 0 190-83 215-187z">
            <text:p/>
          </draw:path>
          <draw:path draw:style-name="gr3" draw:text-style-name="P9" draw:layer="layout" svg:width="0.608cm" svg:height="0.216cm" svg:x="16.209cm" svg:y="7.533cm" svg:viewBox="0 0 609 217" svg:d="M578 37c15 0 31 0 31-18 0-19-16-19-29-19h-549c-14 0-31 0-31 19 0 18 17 18 31 18zM580 217c13 0 29 0 29-19s-16-19-31-19h-547c-14 0-31 0-31 19s17 19 31 19z">
            <text:p/>
          </draw:path>
          <draw:path draw:style-name="gr3" draw:text-style-name="P9" draw:layer="layout" svg:width="0.386cm" svg:height="0.63cm" svg:x="17.157cm" svg:y="7.26cm" svg:viewBox="0 0 387 631" svg:d="M387 319c0-75-4-148-38-217-41-87-116-102-156-102-54 0-122 23-160 108-29 65-33 136-33 211 0 68 4 150 42 220 39 73 106 92 151 92 50 0 119-19 161-106 29-63 33-136 33-206zM193 612c-35 0-91-23-106-112-10-54-10-140-10-194 0-58 0-119 6-169 19-108 88-116 110-116 30 0 92 16 109 106 8 52 8 121 8 179 0 69 0 131-10 190-13 87-65 116-107 116z">
            <text:p/>
          </draw:path>
        </draw:g>
        <draw:g xml:id="id195" draw:id="id195">
          <svg:title>TexMaths</svg:title>
          <svg:desc>26§display§x^2 + y^2 - 2x - 4y = 0§svg§600§FALSE§</svg:desc>
          <draw:polygon draw:style-name="gr2" draw:text-style-name="P8" draw:layer="layout" svg:width="8.64cm" svg:height="0.9cm" svg:x="4.198cm" svg:y="9.777cm" svg:viewBox="0 0 8641 901" draw:points="4320,901 0,901 0,0 8641,0 8641,901">
            <text:p/>
          </draw:polygon>
          <draw:path draw:style-name="gr3" draw:text-style-name="P9" draw:layer="layout" svg:width="0.457cm" svg:height="0.415cm" svg:x="4.179cm" svg:y="10.129cm" svg:viewBox="0 0 458 416" svg:d="M281 129c4-25 25-108 89-108 6 0 27 0 46 10-25 6-44 29-44 50 0 15 11 34 36 34 20 0 50-17 50-55 0-48-54-60-86-60-54 0-85 48-97 71-23-63-71-71-98-71-96 0-148 119-148 142 0 8 8 8 11 8 8 0 10 0 12-8 31-98 92-121 123-121 16 0 50 8 50 60 0 29-17 92-50 219-15 58-48 96-88 96-6 0-27 0-45-11 22-6 43-25 43-50s-21-33-35-33c-27 0-50 25-50 54 0 42 46 60 85 60 63 0 96-64 98-70 10 35 44 70 98 70 95 0 147-118 147-141 0-9-8-9-10-9-8 0-10 3-12 9-30 100-94 121-123 121-35 0-50-30-50-61 0-21 6-39 17-81z">
            <text:p/>
          </draw:path>
          <draw:path draw:style-name="gr3" draw:text-style-name="P9" draw:layer="layout" svg:width="0.284cm" svg:height="0.426cm" svg:x="4.714cm" svg:y="9.731cm" svg:viewBox="0 0 285 427" svg:d="M285 310h-23c-2 15-8 52-17 59-4 4-54 4-62 4h-119c67-61 90-77 129-109 48-37 92-77 92-139 0-77-69-125-152-125-79 0-133 56-133 115 0 33 27 37 33 37 17 0 36-13 36-35 0-11-5-34-38-34 19-46 63-60 94-60 64 0 98 50 98 102 0 56-40 100-61 125l-156 152c-6 6-6 8-6 25h266z">
            <text:p/>
          </draw:path>
          <draw:path draw:style-name="gr3" draw:text-style-name="P9" draw:layer="layout" svg:width="0.608cm" svg:height="0.611cm" svg:x="5.338cm" svg:y="10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9" draw:layer="layout" svg:width="0.423cm" svg:height="0.592cm" svg:x="6.228cm" svg:y="10.129cm" svg:viewBox="0 0 424 593" svg:d="M420 56c4-12 4-14 4-21 0-16-14-25-27-25-10 0-25 5-33 19-2 4-8 33-12 50-7 23-13 48-19 73l-42 167c-2 12-41 77-104 77-46 0-56-40-56-75 0-42 17-98 48-179 14-38 17-48 17-67 0-42-30-75-75-75-88 0-121 133-121 142 0 8 8 8 10 8 11 0 11-2 15-17 25-85 62-112 94-112 6 0 22 0 22 29 0 23-8 46-16 65-36 95-52 149-52 191 0 81 58 110 112 110 35 0 67-16 92-41-11 48-23 91-59 141-25 32-60 59-102 59-12 0-54-5-68-40 14 0 25 0 39-10 9-9 17-21 17-38 0-29-25-33-33-33-21 0-52 14-52 60s41 79 97 79c96 0 190-83 215-187z">
            <text:p/>
          </draw:path>
          <draw:path draw:style-name="gr3" draw:text-style-name="P9" draw:layer="layout" svg:width="0.284cm" svg:height="0.426cm" svg:x="6.723cm" svg:y="9.731cm" svg:viewBox="0 0 285 427" svg:d="M285 310h-23c-2 15-8 52-17 59-4 4-54 4-62 4h-119c67-61 90-77 129-109 48-37 92-77 92-139 0-77-69-125-152-125-79 0-133 56-133 115 0 33 27 37 33 37 17 0 36-13 36-35 0-11-5-34-38-34 19-46 63-60 94-60 64 0 98 50 98 102 0 56-40 100-61 125l-156 152c-6 6-6 8-6 25h266z">
            <text:p/>
          </draw:path>
          <draw:path draw:style-name="gr3" draw:text-style-name="P9" draw:layer="layout" svg:width="0.559cm" svg:height="0.039cm" svg:x="7.37cm" svg:y="10.287cm" svg:viewBox="0 0 560 40" svg:d="M528 40c15 0 32 0 32-21 0-19-17-19-32-19h-497c-14 0-31 0-31 19 0 21 17 21 31 21z">
            <text:p/>
          </draw:path>
          <draw:path draw:style-name="gr3" draw:text-style-name="P9" draw:layer="layout" svg:width="0.365cm" svg:height="0.611cm" svg:x="8.254cm" svg:y="9.925cm" svg:viewBox="0 0 366 612" svg:d="M71 541l97-95c144-127 198-175 198-267 0-106-81-179-193-179-104 0-173 85-173 167 0 50 46 50 48 50 16 0 48-11 48-48 0-23-17-48-48-48-8 0-8 0-13 2 21-61 71-94 125-94 83 0 123 73 123 150 0 73-46 146-96 202l-177 196c-10 10-10 12-10 35h341l25-160h-23c-4 27-10 68-19 81-8 8-68 8-87 8z">
            <text:p/>
          </draw:path>
          <draw:path draw:style-name="gr3" draw:text-style-name="P9" draw:layer="layout" svg:width="0.457cm" svg:height="0.415cm" svg:x="8.693cm" svg:y="10.129cm" svg:viewBox="0 0 458 416" svg:d="M281 129c4-25 25-108 89-108 6 0 27 0 46 10-25 6-44 29-44 50 0 15 11 34 36 34 20 0 50-17 50-55 0-48-54-60-86-60-54 0-85 48-97 71-23-63-71-71-98-71-96 0-148 119-148 142 0 8 8 8 11 8 8 0 10 0 12-8 31-98 92-121 123-121 16 0 50 8 50 60 0 29-17 92-50 219-15 58-48 96-88 96-6 0-27 0-45-11 22-6 43-25 43-50s-21-33-35-33c-27 0-50 25-50 54 0 42 46 60 87 60 61 0 94-64 96-70 10 35 44 70 100 70 93 0 145-118 145-141 0-9-8-9-10-9-8 0-10 3-12 9-30 100-94 121-123 121-35 0-50-30-50-61 0-21 6-39 17-81z">
            <text:p/>
          </draw:path>
          <draw:path draw:style-name="gr3" draw:text-style-name="P9" draw:layer="layout" svg:width="0.559cm" svg:height="0.039cm" svg:x="9.466cm" svg:y="10.287cm" svg:viewBox="0 0 560 40" svg:d="M528 40c15 0 32 0 32-21 0-19-17-19-32-19h-497c-14 0-31 0-31 19 0 21 17 21 31 21z">
            <text:p/>
          </draw:path>
          <draw:path draw:style-name="gr3" draw:text-style-name="P9" draw:layer="layout" svg:width="0.407cm" svg:height="0.619cm" svg:x="10.33cm" svg:y="9.914cm" svg:viewBox="0 0 408 620" svg:d="M243 471v79c0 33 0 43-68 43h-19v27c37-2 85-2 123-2 39 0 87 0 125 2v-27h-19c-69 0-71-10-71-43v-79h94v-30h-94v-418c0-17 0-23-14-23-9 0-11 0-17 10l-283 431v30zM250 441h-225l225-341z">
            <text:p/>
          </draw:path>
          <draw:path draw:style-name="gr3" draw:text-style-name="P9" draw:layer="layout" svg:width="0.423cm" svg:height="0.592cm" svg:x="10.787cm" svg:y="10.129cm" svg:viewBox="0 0 424 593" svg:d="M420 56c4-12 4-14 4-21 0-16-14-25-27-25-10 0-25 5-33 19-2 4-8 33-12 50-7 23-13 48-19 73l-42 167c-2 12-41 77-104 77-46 0-56-40-56-75 0-42 17-98 48-179 14-38 17-48 17-67 0-42-30-75-75-75-88 0-121 133-121 142 0 8 8 8 10 8 11 0 11-2 15-17 25-85 62-112 94-112 6 0 22 0 22 29 0 23-8 46-16 65-36 95-52 149-52 191 0 81 58 110 112 110 35 0 67-16 92-41-11 48-23 91-59 141-25 32-60 59-102 59-12 0-54-5-68-40 14 0 25 0 37-10 11-9 19-21 19-38 0-29-25-33-33-33-21 0-52 14-52 60s41 79 97 79c96 0 190-83 215-187z">
            <text:p/>
          </draw:path>
          <draw:path draw:style-name="gr3" draw:text-style-name="P9" draw:layer="layout" svg:width="0.608cm" svg:height="0.216cm" svg:x="11.547cm" svg:y="10.197cm" svg:viewBox="0 0 609 217" svg:d="M578 37c15 0 31 0 31-18 0-19-16-19-29-19h-549c-14 0-31 0-31 19 0 18 17 18 31 18zM580 217c13 0 29 0 29-19s-16-19-31-19h-547c-14 0-31 0-31 19s17 19 31 19z">
            <text:p/>
          </draw:path>
          <draw:path draw:style-name="gr3" draw:text-style-name="P9" draw:layer="layout" svg:width="0.386cm" svg:height="0.63cm" svg:x="12.497cm" svg:y="9.925cm" svg:viewBox="0 0 387 631" svg:d="M387 319c0-75-4-148-38-217-41-87-116-102-156-102-54 0-122 23-160 108-29 65-33 136-33 211 0 68 4 149 42 220 39 73 106 92 151 92 50 0 119-19 161-106 29-63 33-136 33-206zM193 612c-35 0-91-23-108-112-8-54-8-140-8-194 0-58 0-119 6-169 19-108 88-116 110-116 30 0 90 16 109 106 8 52 8 121 8 179 0 69 0 131-10 190-13 87-65 116-107 116z">
            <text:p/>
          </draw:path>
        </draw:g>
        <draw:g xml:id="id196" draw:id="id196">
          <svg:title>TexMaths</svg:title>
          <svg:desc>26§display§\text{Given that }\  x^2 + y^2 -2x - 4y = 0§svg§600§FALSE§</svg:desc>
          <draw:polygon draw:style-name="gr2" draw:text-style-name="P8" draw:layer="layout" svg:width="13.569cm" svg:height="0.9cm" svg:x="7.276cm" svg:y="11.173cm" svg:viewBox="0 0 13570 901" draw:points="6785,901 0,901 0,0 13570,0 13570,901">
            <text:p/>
          </draw:polygon>
          <draw:path draw:style-name="gr3" draw:text-style-name="P9" draw:layer="layout" svg:width="0.621cm" svg:height="0.665cm" svg:x="7.282cm" svg:y="11.285cm" svg:viewBox="0 0 622 666" svg:d="M493 589c10 21 48 56 58 56 9 0 9-6 9-20v-161c0-35 4-39 62-39v-29c-33 2-83 4-110 4-38 0-117 0-148-4v29h29c81 0 85 10 85 43v59c0 104-116 112-143 112-58 0-241-33-241-306 0-275 181-304 237-304 97 0 181 81 199 217 2 12 2 16 15 16 15 0 15-4 15-23v-216c0-17 0-23-11-23-4 0-6 0-14 10l-46 69c-29-29-79-79-171-79-170 0-318 146-318 333s148 333 320 333c67 0 142-23 173-77z">
            <text:p/>
          </draw:path>
          <draw:path draw:style-name="gr3" draw:text-style-name="P9" draw:layer="layout" svg:width="0.197cm" svg:height="0.613cm" svg:x="7.977cm" svg:y="11.319cm" svg:viewBox="0 0 198 614" svg:d="M133 208l-129 11v29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9" draw:layer="layout" svg:width="0.448cm" svg:height="0.405cm" svg:x="8.218cm" svg:y="11.535cm" svg:viewBox="0 0 449 406" svg:d="M364 90c8-21 25-61 85-61v-29c-21 2-48 2-68 2-23 0-65-2-81-2v29c35 0 45 21 45 40 0 8-2 10-6 21l-94 235-104-256c-4-13-4-15-4-17 0-23 36-23 52-23v-29c-27 0-79 2-100 2-25 0-62 0-89-2v29c58 0 62 4 73 33l133 327c6 13 6 17 19 17 12 0 16-8 18-17z">
            <text:p/>
          </draw:path>
          <draw:path draw:style-name="gr3" draw:text-style-name="P9" draw:layer="layout" svg:width="0.355cm" svg:height="0.422cm" svg:x="8.684cm" svg:y="11.52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9" draw:layer="layout" svg:width="0.461cm" svg:height="0.405cm" svg:x="9.094cm" svg:y="11.525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286cm" svg:height="0.574cm" svg:x="9.895cm" svg:y="11.366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9" draw:layer="layout" svg:width="0.461cm" svg:height="0.636cm" svg:x="10.261cm" svg:y="11.296cm" svg:viewBox="0 0 462 637" svg:d="M71 566c0 42-9 42-71 42v29c31-2 79-2 104-2 23 0 71 0 102 2v-29c-60 0-71 0-71-42v-168c0-96 65-146 123-146s69 50 69 102v212c0 42-11 42-71 42v29c31-2 79-2 104-2 23 0 71 0 102 2v-29c-48 0-71 0-71-27v-175c0-79 0-108-29-142-13-14-44-33-96-33-79 0-118 56-133 90v-321l-133 10v30c64 0 71 6 71 50z">
            <text:p/>
          </draw:path>
          <draw:path draw:style-name="gr3" draw:text-style-name="P9" draw:layer="layout" svg:width="0.413cm" svg:height="0.422cm" svg:x="10.779cm" svg:y="11.52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9" draw:layer="layout" svg:width="0.288cm" svg:height="0.574cm" svg:x="11.214cm" svg:y="11.366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9" draw:layer="layout" svg:width="0.457cm" svg:height="0.415cm" svg:x="12.187cm" svg:y="11.525cm" svg:viewBox="0 0 458 416" svg:d="M281 129c4-25 25-108 89-108 6 0 27 0 46 10-25 6-44 29-44 50 0 15 11 34 36 34 20 0 50-17 50-55 0-48-54-60-86-60-54 0-85 48-97 71-23-63-71-71-98-71-96 0-148 119-148 142 0 8 8 8 11 8 8 0 10 0 12-8 31-98 92-121 123-121 16 0 50 8 50 60 0 29-17 92-50 219-15 58-48 96-88 96-6 0-27 0-45-11 22-6 43-25 43-50s-21-33-35-33c-27 0-50 25-50 54 0 42 46 60 87 60 61 0 94-64 96-70 10 35 44 70 100 70 93 0 145-118 145-141 0-9-8-9-10-9-8 0-10 3-12 9-30 100-94 121-123 121-35 0-50-30-50-61 0-21 6-39 17-81z">
            <text:p/>
          </draw:path>
          <draw:path draw:style-name="gr3" draw:text-style-name="P9" draw:layer="layout" svg:width="0.284cm" svg:height="0.426cm" svg:x="12.724cm" svg:y="11.127cm" svg:viewBox="0 0 285 427" svg:d="M285 310h-23c-2 15-8 52-17 59-4 4-54 4-62 4h-119c67-61 90-77 129-109 48-37 92-77 92-139 0-77-69-125-152-125-79 0-133 56-133 115 0 33 27 37 33 37 17 0 36-13 36-35 0-11-5-34-38-34 19-46 63-60 94-60 64 0 98 50 98 102 0 56-40 100-61 125l-156 152c-6 6-6 8-6 25h266z">
            <text:p/>
          </draw:path>
          <draw:path draw:style-name="gr3" draw:text-style-name="P9" draw:layer="layout" svg:width="0.608cm" svg:height="0.611cm" svg:x="13.348cm" svg:y="11.396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9" draw:layer="layout" svg:width="0.423cm" svg:height="0.592cm" svg:x="14.236cm" svg:y="11.525cm" svg:viewBox="0 0 424 593" svg:d="M420 56c4-12 4-14 4-21 0-16-14-25-27-25-10 0-25 5-33 19-2 4-8 33-12 50-7 23-13 48-19 73l-42 167c-2 12-41 77-104 77-46 0-56-40-56-75 0-42 17-98 48-179 14-38 17-48 17-67 0-42-30-75-75-75-88 0-121 133-121 142 0 8 8 8 10 8 11 0 11-2 15-17 25-85 62-112 94-112 6 0 22 0 22 29 0 23-8 46-16 65-36 95-52 149-52 191 0 81 58 110 112 110 35 0 67-16 92-41-11 48-23 91-59 141-25 32-60 59-102 59-12 0-54-5-68-40 14 0 25 0 37-10 11-9 19-21 19-38 0-29-25-33-33-33-21 0-52 14-52 60s41 79 97 79c96 0 190-83 215-187z">
            <text:p/>
          </draw:path>
          <draw:path draw:style-name="gr3" draw:text-style-name="P9" draw:layer="layout" svg:width="0.284cm" svg:height="0.426cm" svg:x="14.731cm" svg:y="11.127cm" svg:viewBox="0 0 285 427" svg:d="M285 310h-23c-2 15-8 52-17 59-4 4-54 4-62 4h-119c67-61 90-77 129-109 48-37 92-77 92-139 0-77-69-125-152-125-79 0-133 56-133 115 0 33 27 37 33 37 17 0 36-13 36-35 0-11-5-34-38-34 19-46 63-60 94-60 64 0 98 50 98 102 0 56-40 100-61 125l-156 152c-6 6-6 8-6 25h266z">
            <text:p/>
          </draw:path>
          <draw:path draw:style-name="gr3" draw:text-style-name="P9" draw:layer="layout" svg:width="0.559cm" svg:height="0.039cm" svg:x="15.38cm" svg:y="11.683cm" svg:viewBox="0 0 560 40" svg:d="M528 40c15 0 32 0 32-21 0-19-17-19-32-19h-497c-14 0-31 0-31 19 0 21 17 21 31 21z">
            <text:p/>
          </draw:path>
          <draw:path draw:style-name="gr3" draw:text-style-name="P9" draw:layer="layout" svg:width="0.365cm" svg:height="0.611cm" svg:x="16.264cm" svg:y="11.321cm" svg:viewBox="0 0 366 612" svg:d="M71 541l97-95c144-127 198-175 198-267 0-106-81-179-193-179-104 0-173 85-173 167 0 50 46 50 48 50 16 0 48-11 48-48 0-23-17-48-48-48-8 0-8 0-13 2 21-61 71-94 125-94 83 0 123 73 123 150 0 73-46 146-96 202l-177 196c-10 10-10 12-10 35h341l25-160h-23c-4 27-10 68-19 81-8 8-68 8-87 8z">
            <text:p/>
          </draw:path>
          <draw:path draw:style-name="gr3" draw:text-style-name="P9" draw:layer="layout" svg:width="0.457cm" svg:height="0.415cm" svg:x="16.701cm" svg:y="11.525cm" svg:viewBox="0 0 458 416" svg:d="M281 129c4-25 25-108 89-108 6 0 27 0 46 10-25 6-44 29-44 50 0 15 11 34 36 34 20 0 50-17 50-55 0-48-54-60-86-60-54 0-85 48-97 71-23-63-71-71-98-71-96 0-148 119-148 142 0 8 8 8 11 8 8 0 10 0 12-8 31-98 92-121 123-121 16 0 50 8 50 60 0 29-17 92-50 219-15 58-48 96-88 96-6 0-27 0-45-11 22-6 43-25 43-50s-21-33-35-33c-27 0-50 25-50 54 0 42 46 60 85 60 63 0 96-64 98-70 10 35 44 70 100 70 93 0 145-118 145-141 0-9-8-9-10-9-8 0-10 3-12 9-30 100-94 121-123 121-35 0-50-30-50-61 0-21 6-39 17-81z">
            <text:p/>
          </draw:path>
          <draw:path draw:style-name="gr3" draw:text-style-name="P9" draw:layer="layout" svg:width="0.559cm" svg:height="0.039cm" svg:x="17.477cm" svg:y="11.683cm" svg:viewBox="0 0 560 40" svg:d="M528 40c15 0 32 0 32-21 0-19-17-19-32-19h-497c-14 0-31 0-31 19 0 21 17 21 31 21z">
            <text:p/>
          </draw:path>
          <draw:path draw:style-name="gr3" draw:text-style-name="P9" draw:layer="layout" svg:width="0.407cm" svg:height="0.619cm" svg:x="18.34cm" svg:y="11.31cm" svg:viewBox="0 0 408 620" svg:d="M245 471v79c0 33-2 43-70 43h-19v27c37-2 85-2 123-2 39 0 87 0 125 2v-27h-19c-69 0-71-10-71-43v-79h94v-30h-94v-418c0-17 0-23-14-23-9 0-11 0-17 10l-283 431v30zM250 441h-225l225-341z">
            <text:p/>
          </draw:path>
          <draw:path draw:style-name="gr3" draw:text-style-name="P9" draw:layer="layout" svg:width="0.423cm" svg:height="0.592cm" svg:x="18.797cm" svg:y="11.525cm" svg:viewBox="0 0 424 593" svg:d="M420 56c4-12 4-14 4-21 0-16-14-25-27-25-10 0-25 5-33 19-2 4-8 33-12 50-7 23-13 48-19 73l-42 167c-2 12-41 77-104 77-46 0-56-40-56-75 0-42 17-98 48-179 14-38 17-48 17-67 0-42-30-75-75-75-88 0-121 133-121 142 0 8 8 8 10 8 11 0 11-2 15-17 25-85 62-112 94-112 6 0 22 0 22 29 0 23-8 46-16 65-36 95-52 149-52 191 0 81 58 110 112 110 35 0 67-16 92-41-11 48-23 91-59 141-25 32-60 59-102 59-12 0-54-5-68-40 14 0 25 0 37-10 11-9 19-21 19-38 0-29-25-33-33-33-21 0-52 14-52 60s41 79 97 79c96 0 190-83 215-187z">
            <text:p/>
          </draw:path>
          <draw:path draw:style-name="gr3" draw:text-style-name="P9" draw:layer="layout" svg:width="0.608cm" svg:height="0.216cm" svg:x="19.557cm" svg:y="11.593cm" svg:viewBox="0 0 609 217" svg:d="M578 37c15 0 31 0 31-18 0-19-16-19-29-19h-549c-14 0-31 0-31 19 0 18 17 18 31 18zM580 217c13 0 29 0 29-19s-16-19-31-19h-547c-14 0-31 0-31 19s17 19 31 19z">
            <text:p/>
          </draw:path>
          <draw:path draw:style-name="gr3" draw:text-style-name="P9" draw:layer="layout" svg:width="0.386cm" svg:height="0.63cm" svg:x="20.505cm" svg:y="11.321cm" svg:viewBox="0 0 387 631" svg:d="M387 319c0-75-4-148-38-217-41-87-116-102-156-102-54 0-122 23-160 108-29 65-33 136-33 211 0 68 4 149 42 220 39 73 106 92 151 92 50 0 119-19 161-106 29-63 33-136 33-206zM193 612c-35 0-91-23-108-112-8-54-8-140-8-194 0-58 0-119 6-169 19-108 88-116 110-116 30 0 90 16 109 106 8 52 8 121 8 179 0 69 0 131-10 190-13 87-65 116-107 116z">
            <text:p/>
          </draw:path>
        </draw:g>
        <draw:g xml:id="id197" draw:id="id197">
          <svg:title>TexMaths</svg:title>
          <svg:desc>24§display§.\ .\ .\ \ \text {(I)}§svg§600§FALSE§</svg:desc>
          <draw:polygon draw:style-name="gr2" draw:text-style-name="P8" draw:layer="layout" svg:width="2.621cm" svg:height="0.76cm" svg:x="21.991cm" svg:y="11.337cm" svg:viewBox="0 0 2622 761" draw:points="1312,761 0,761 0,0 2622,0 2622,761">
            <text:p/>
          </draw:polygon>
          <draw:path draw:style-name="gr3" draw:text-style-name="P9" draw:layer="layout" svg:width="0.091cm" svg:height="0.091cm" svg:x="22.022cm" svg:y="11.838cm" svg:viewBox="0 0 92 92" svg:d="M92 46c0-25-21-46-46-46s-46 21-46 46 21 46 46 46 46-21 46-46z">
            <text:p/>
          </draw:path>
          <draw:path draw:style-name="gr3" draw:text-style-name="P9" draw:layer="layout" svg:width="0.091cm" svg:height="0.091cm" svg:x="22.536cm" svg:y="11.838cm" svg:viewBox="0 0 92 92" svg:d="M92 46c0-25-21-46-46-46s-46 21-46 46 21 46 46 46 46-21 46-46z">
            <text:p/>
          </draw:path>
          <draw:path draw:style-name="gr3" draw:text-style-name="P9" draw:layer="layout" svg:width="0.091cm" svg:height="0.091cm" svg:x="23.053cm" svg:y="11.838cm" svg:viewBox="0 0 92 92" svg:d="M92 46c0-25-21-46-46-46s-46 21-46 46 21 46 46 46 46-21 46-46z">
            <text:p/>
          </draw:path>
          <draw:path draw:style-name="gr3" draw:text-style-name="P9" draw:layer="layout" svg:width="0.197cm" svg:height="0.844cm" svg:x="23.86cm" svg:y="11.295cm" svg:viewBox="0 0 198 845" svg:d="M198 837c0-2 0-4-16-19-105-106-132-265-132-395 0-146 33-294 136-400 12-10 12-11 12-15 0-6-4-8-10-8-7 0-84 58-134 165-44 92-54 186-54 258 0 67 10 168 56 265 52 103 125 157 132 157 6 0 10-2 10-8z">
            <text:p/>
          </draw:path>
          <draw:path draw:style-name="gr3" draw:text-style-name="P9" draw:layer="layout" svg:width="0.258cm" svg:height="0.577cm" svg:x="24.129cm" svg:y="11.351cm" svg:viewBox="0 0 259 578" svg:d="M167 65c0-29 4-38 71-38h21v-27c-29 2-96 2-128 2-35 0-100 0-131-2v27h23c65 0 69 9 69 38v448c0 30-4 38-69 38h-23v27c31-2 96-2 129-2 34 0 101 0 130 2v-27h-21c-67 0-71-8-71-38z">
            <text:p/>
          </draw:path>
          <draw:path draw:style-name="gr3" draw:text-style-name="P9" draw:layer="layout" svg:width="0.197cm" svg:height="0.844cm" svg:x="24.457cm" svg:y="11.295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98" draw:id="id198">
          <svg:title>TexMaths</svg:title>
          <svg:desc>26§display§\text{Diff. (I) } w. \ r. \ t. \ x.§svg§600§FALSE§</svg:desc>
          <draw:polygon draw:style-name="gr2" draw:text-style-name="P8" draw:layer="layout" svg:width="7.17cm" svg:height="0.823cm" svg:x="7.392cm" svg:y="12.471cm" svg:viewBox="0 0 7171 824" draw:points="3584,824 0,824 0,0 7171,0 7171,824">
            <text:p/>
          </draw:polygon>
          <draw:path draw:style-name="gr3" draw:text-style-name="P9" draw:layer="layout" svg:width="0.615cm" svg:height="0.625cm" svg:x="7.377cm" svg:y="12.485cm" svg:viewBox="0 0 616 626" svg:d="M0 0v29h23c71 0 71 11 71 42v484c0 34 0 42-71 42h-23v29h335c154 0 281-135 281-308 0-175-123-318-281-318zM218 597c-43 0-45-6-45-36v-497c0-29 2-35 45-35h92c56 0 121 19 166 85 40 54 48 133 48 204 0 102-16 156-50 202-18 25-70 77-164 77z">
            <text:p/>
          </draw:path>
          <draw:path draw:style-name="gr3" draw:text-style-name="P9" draw:layer="layout" svg:width="0.197cm" svg:height="0.612cm" svg:x="8.074cm" svg:y="12.5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55cm" svg:height="0.646cm" svg:x="8.321cm" svg:y="12.467cm" svg:viewBox="0 0 551 647" svg:d="M387 279h104v-27h-108v-106c0-84 46-125 85-125 4 0 17 0 31 6-10 4-27 15-27 37 0 21 15 40 40 40s39-19 39-40c0-33-31-64-83-64-54 0-96 35-100 40-27-36-77-40-102-40-87 0-193 48-193 148v104h-73v27h73v297c0 42-11 42-73 42v29c31-2 79-4 102-4s69 2 102 4v-29c-60 0-71 0-71-42v-297h194v297c0 42-11 42-73 42v29c35-2 79-4 104-4 37 0 81 0 116 4v-29h-18c-67 0-69-11-69-44zM131 252v-104c0-90 75-127 133-127 46 0 71 16 73 16v3c-17 0-33 12-33 37 0 6 0 29 25 37-2 13-2 21-2 32v106z">
            <text:p/>
          </draw:path>
          <draw:path draw:style-name="gr3" draw:text-style-name="P9" draw:layer="layout" svg:width="0.099cm" svg:height="0.099cm" svg:x="8.91cm" svg:y="13.014cm" svg:viewBox="0 0 100 100" svg:d="M100 50c0-27-23-50-50-50s-50 23-50 50 23 50 50 50 50-23 50-50z">
            <text:p/>
          </draw:path>
          <draw:path draw:style-name="gr3" draw:text-style-name="P9" draw:layer="layout" svg:width="0.213cm" svg:height="0.914cm" svg:x="9.582cm" svg:y="12.425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9" draw:layer="layout" svg:width="0.28cm" svg:height="0.625cm" svg:x="9.871cm" svg:y="12.485cm" svg:viewBox="0 0 281 626" svg:d="M181 71c0-31 4-42 77-42h23v-29c-31 2-104 2-140 2-37 0-108 0-141-2v29h25c71 0 75 11 75 42v484c0 34-4 42-75 42h-25v29c33-2 104-2 139-2 38 0 111 0 142 2v-29h-23c-73 0-77-8-77-42z">
            <text:p/>
          </draw:path>
          <draw:path draw:style-name="gr3" draw:text-style-name="P9" draw:layer="layout" svg:width="0.213cm" svg:height="0.914cm" svg:x="10.229cm" svg:y="12.425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9" draw:layer="layout" svg:width="0.606cm" svg:height="0.415cm" svg:x="10.864cm" svg:y="12.706cm" svg:viewBox="0 0 607 416" svg:d="M397 94c4-19 13-54 13-59 0-16-13-25-25-25-13 0-27 7-36 25-2 7-45 183-52 206-6 27-8 44-8 61 0 10 0 12 2 16-21 50-50 77-85 77-73 0-73-66-73-83 0-29 4-65 48-179 10-27 15-39 15-58 0-42-30-75-75-75-88 0-121 133-121 141 0 9 8 9 10 9 11 0 11 0 15-17 25-85 60-112 94-112 8 0 22 0 22 29 0 23-10 50-16 64-40 109-52 152-52 185 0 86 62 117 131 117 14 0 58 0 96-65 22 59 87 65 114 65 69 0 108-58 133-112 31-73 60-196 60-240 0-49-25-64-41-64-23 0-46 23-46 44 0 12 6 18 15 25 10 10 33 33 33 79 0 31-27 120-50 166-25 50-56 81-102 81-44 0-67-27-67-79 0-25 7-54 9-66z">
            <text:p/>
          </draw:path>
          <draw:path draw:style-name="gr3" draw:text-style-name="P9" draw:layer="layout" svg:width="0.099cm" svg:height="0.099cm" svg:x="11.594cm" svg:y="13.014cm" svg:viewBox="0 0 100 100" svg:d="M100 50c0-27-23-50-50-50s-50 23-50 50 23 50 50 50 50-23 50-50z">
            <text:p/>
          </draw:path>
          <draw:path draw:style-name="gr3" draw:text-style-name="P9" draw:layer="layout" svg:width="0.373cm" svg:height="0.415cm" svg:x="12.101cm" svg:y="12.706cm" svg:viewBox="0 0 374 416" svg:d="M54 351c-2 15-8 36-8 40 0 17 12 25 27 25 10 0 27-8 33-25 2-4 33-129 38-146 6-31 22-95 29-120 4-11 29-54 52-75 6-6 33-29 72-29 25 0 38 10 40 10-29 4-48 27-48 50 0 15 11 33 36 33 22 0 49-20 49-54 0-33-29-60-77-60-60 0-99 46-116 71-8-42-42-71-85-71-42 0-59 35-67 52-17 31-29 87-29 89 0 9 8 9 10 9 11 0 11 0 17-21 15-65 33-108 67-108 16 0 29 6 29 41 0 19-4 29-15 77z">
            <text:p/>
          </draw:path>
          <draw:path draw:style-name="gr3" draw:text-style-name="P9" draw:layer="layout" svg:width="0.099cm" svg:height="0.099cm" svg:x="12.54cm" svg:y="13.014cm" svg:viewBox="0 0 100 100" svg:d="M100 50c0-27-23-50-50-50s-50 23-50 50 23 50 50 50 50-23 50-50z">
            <text:p/>
          </draw:path>
          <draw:path draw:style-name="gr3" draw:text-style-name="P9" draw:layer="layout" svg:width="0.282cm" svg:height="0.583cm" svg:x="13.039cm" svg:y="12.537cm" svg:viewBox="0 0 283 584" svg:d="M169 208h87c17 0 27 0 27-19 0-10-10-10-27-10h-79c31-131 37-148 37-154 0-17-12-25-27-25-2 0-29 0-37 33l-36 146h-87c-19 0-27 0-27 16 0 13 8 13 25 13h81c-64 260-69 274-69 291 0 50 36 85 84 85 95 0 147-135 147-141 0-8-8-8-12-8-6 0-8 2-13 12-39 96-89 117-120 117-19 0-27-13-27-42 0-23 0-29 4-44z">
            <text:p/>
          </draw:path>
          <draw:path draw:style-name="gr3" draw:text-style-name="P9" draw:layer="layout" svg:width="0.099cm" svg:height="0.099cm" svg:x="13.428cm" svg:y="13.014cm" svg:viewBox="0 0 100 100" svg:d="M100 50c0-27-23-50-50-50s-50 23-50 50 23 50 50 50 50-23 50-50z">
            <text:p/>
          </draw:path>
          <draw:path draw:style-name="gr3" draw:text-style-name="P9" draw:layer="layout" svg:width="0.457cm" svg:height="0.415cm" svg:x="13.934cm" svg:y="12.706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4 0 146-119 146-141 0-9-9-9-11-9-8 0-10 2-12 9-29 99-94 120-123 120-35 0-50-29-50-60 0-21 6-40 17-81z">
            <text:p/>
          </draw:path>
          <draw:path draw:style-name="gr3" draw:text-style-name="P9" draw:layer="layout" svg:width="0.099cm" svg:height="0.099cm" svg:x="14.508cm" svg:y="13.014cm" svg:viewBox="0 0 100 100" svg:d="M100 50c0-27-23-50-50-50s-50 23-50 50 23 50 50 50 50-23 50-50z">
            <text:p/>
          </draw:path>
        </draw:g>
        <draw:g xml:id="id199" draw:id="id199">
          <svg:title>TexMaths</svg:title>
          <svg:desc>24§display§2x + 2y\frac{dy}{dx} - 2 - 4\frac{dy}{dx} = 0 §svg§600§FALSE§</svg:desc>
          <draw:polygon draw:style-name="gr2" draw:text-style-name="P8" draw:layer="layout" svg:width="9.382cm" svg:height="1.66cm" svg:x="7.375cm" svg:y="13.572cm" svg:viewBox="0 0 9383 1661" draw:points="4690,1661 0,1661 0,0 9383,0 9383,1661">
            <text:p/>
          </draw:polygon>
          <draw:path draw:style-name="gr3" draw:text-style-name="P9" draw:layer="layout" svg:width="0.337cm" svg:height="0.563cm" svg:x="7.375cm" svg:y="14.125cm" svg:viewBox="0 0 338 564" svg:d="M65 499l91-88c132-117 182-161 182-246 0-98-75-165-179-165-96 0-159 79-159 154 0 46 42 46 44 46 16 0 44-10 44-44 0-22-15-45-44-45-8 0-8 0-11 2 19-55 65-86 115-86 77 0 113 67 113 138 0 67-42 134-88 186l-163 181c-10 9-10 11-10 32h315l23-147h-21c-4 25-10 63-17 74-8 8-64 8-81 8z">
            <text:p/>
          </draw:path>
          <draw:path draw:style-name="gr3" draw:text-style-name="P9" draw:layer="layout" svg:width="0.421cm" svg:height="0.383cm" svg:x="7.778cm" svg:y="14.31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09 137-131 0-7-8-7-10-7-8 0-10 2-12 7-26 93-86 112-113 112-33 0-46-27-46-56 0-19 6-36 15-75z">
            <text:p/>
          </draw:path>
          <draw:path draw:style-name="gr3" draw:text-style-name="P9" draw:layer="layout" svg:width="0.562cm" svg:height="0.563cm" svg:x="8.471cm" svg:y="14.194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9" draw:layer="layout" svg:width="0.337cm" svg:height="0.563cm" svg:x="9.31cm" svg:y="14.125cm" svg:viewBox="0 0 338 564" svg:d="M65 499l91-88c132-117 182-161 182-246 0-98-75-165-179-165-96 0-159 79-159 154 0 46 42 46 44 46 16 0 44-10 44-44 0-22-15-45-44-45-8 0-8 0-11 2 19-55 65-86 115-86 77 0 113 67 113 138 0 67-42 134-88 186l-163 181c-10 9-10 11-10 32h315l23-147h-21c-4 25-10 63-17 74-8 8-64 8-81 8z">
            <text:p/>
          </draw:path>
          <draw:path draw:style-name="gr3" draw:text-style-name="P9" draw:layer="layout" svg:width="0.391cm" svg:height="0.546cm" svg:x="9.713cm" svg:y="14.313cm" svg:viewBox="0 0 392 547" svg:d="M388 52c4-12 4-14 4-19 0-16-14-23-25-23-10 0-23 3-31 17-2 4-8 31-12 46-5 21-11 44-17 67l-38 154c-2 11-39 71-94 71-44 0-54-37-54-69 0-39 15-91 44-165 14-35 15-45 15-62 0-38-26-69-69-69-80 0-111 123-111 131 0 7 8 7 10 7 9 0 9-2 13-15 23-79 58-104 86-104 6 0 22 0 22 27 0 21-8 42-16 60-32 88-48 138-48 176 0 75 54 102 104 102 33 0 61-15 84-38-9 44-21 84-53 130-23 29-56 54-94 54-12 0-50-4-64-37 14 0 23 0 37-9 7-8 15-19 15-35 0-27-23-30-31-30-19 0-48 13-48 55s39 73 91 73c88 0 174-77 197-173z">
            <text:p/>
          </draw:path>
          <draw:path draw:style-name="gr3" draw:text-style-name="P9" draw:layer="layout" svg:width="0.402cm" svg:height="0.596cm" svg:x="10.288cm" svg:y="13.53cm" svg:viewBox="0 0 403 597" svg:d="M403 10c0-2 0-10-11-10-12 0-92 8-108 10-6 0-11 3-11 15 0 11 7 11 21 11 40 0 42 6 42 14l-2 17-52 200c-15-31-40-54-78-54-98 0-204 125-204 248 0 80 46 136 113 136 18 0 60-4 110-63 7 34 36 63 77 63 30 0 49-19 63-48 13-29 25-81 25-82 0-10-8-10-10-10-9 0-9 4-11 15-16 56-31 106-66 106-23 0-25-21-25-39 0-21 2-26 6-40zM227 486c-4 15-4 17-18 32-36 46-71 60-94 60-42 0-55-46-55-79 0-42 28-148 48-186 24-50 63-81 97-81 56 0 68 69 68 75 0 4-2 10-4 14z">
            <text:p/>
          </draw:path>
          <draw:path draw:style-name="gr3" draw:text-style-name="P9" draw:layer="layout" svg:width="0.391cm" svg:height="0.546cm" svg:x="10.718cm" svg:y="13.743cm" svg:viewBox="0 0 392 547" svg:d="M388 52c4-12 4-14 4-19 0-16-14-23-25-23-10 0-23 3-31 17-2 4-8 31-12 46-5 21-11 44-17 67l-38 154c-2 11-39 71-94 71-44 0-54-37-54-69 0-39 15-91 44-165 14-35 15-45 15-62 0-38-26-69-69-69-80 0-111 123-111 131 0 7 8 7 10 7 9 0 9-2 13-15 23-79 58-104 86-104 6 0 22 0 22 27 0 21-8 42-16 60-32 88-48 138-48 176 0 75 54 102 104 102 33 0 61-15 84-38-9 44-21 84-53 130-23 29-56 54-94 54-12 0-50-4-64-37 14 0 23 0 37-9 7-8 15-19 15-35 0-27-23-30-31-30-19 0-48 13-48 55s39 73 91 73c88 0 174-77 197-173z">
            <text:p/>
          </draw:path>
          <draw:polygon draw:style-name="gr3" draw:text-style-name="P9" draw:layer="layout" svg:width="0.922cm" svg:height="0.035cm" svg:x="10.234cm" svg:y="14.457cm" svg:viewBox="0 0 923 36" draw:points="461,36 0,36 0,0 923,0 923,36">
            <text:p/>
          </draw:polygon>
          <draw:path draw:style-name="gr3" draw:text-style-name="P9" draw:layer="layout" svg:width="0.402cm" svg:height="0.596cm" svg:x="10.268cm" svg:y="14.68cm" svg:viewBox="0 0 403 597" svg:d="M403 10c0-2 0-10-11-10-12 0-92 8-108 10-6 0-11 3-11 15 0 11 7 11 21 11 40 0 42 6 42 14l-2 17-52 200c-15-31-40-54-78-54-98 0-204 125-204 248 0 80 46 136 113 136 18 0 60-4 110-63 7 34 36 63 77 63 30 0 49-19 63-48 13-29 25-81 25-82 0-10-8-10-10-10-9 0-9 4-11 15-16 56-31 106-66 106-23 0-25-21-25-39 0-21 2-26 6-40zM227 486c-4 15-4 17-18 32-36 46-71 60-94 60-42 0-55-46-55-79 0-42 28-148 48-186 24-50 63-81 97-81 56 0 68 69 68 75 0 4-2 10-4 14z">
            <text:p/>
          </draw:path>
          <draw:path draw:style-name="gr3" draw:text-style-name="P9" draw:layer="layout" svg:width="0.421cm" svg:height="0.383cm" svg:x="10.698cm" svg:y="14.89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6 112-113 112-33 0-46-27-46-56 0-19 6-36 15-75z">
            <text:p/>
          </draw:path>
          <draw:path draw:style-name="gr3" draw:text-style-name="P9" draw:layer="layout" svg:width="0.515cm" svg:height="0.035cm" svg:x="11.514cm" svg:y="14.457cm" svg:viewBox="0 0 516 36" svg:d="M488 36c13 0 28 0 28-19 0-17-15-17-28-17h-459c-14 0-29 0-29 17 0 19 15 19 29 19z">
            <text:p/>
          </draw:path>
          <draw:path draw:style-name="gr3" draw:text-style-name="P9" draw:layer="layout" svg:width="0.337cm" svg:height="0.563cm" svg:x="12.33cm" svg:y="14.125cm" svg:viewBox="0 0 338 564" svg:d="M65 499l91-88c132-117 182-161 182-246 0-98-75-165-179-165-96 0-159 79-159 154 0 46 42 46 44 46 16 0 44-10 44-44 0-22-15-45-44-45-8 0-8 0-11 2 19-55 65-86 115-86 77 0 113 67 113 138 0 67-42 134-88 186l-163 181c-10 9-10 11-10 32h315l23-147h-21c-4 25-10 63-17 74-8 8-64 8-81 8z">
            <text:p/>
          </draw:path>
          <draw:path draw:style-name="gr3" draw:text-style-name="P9" draw:layer="layout" svg:width="0.515cm" svg:height="0.035cm" svg:x="12.966cm" svg:y="14.457cm" svg:viewBox="0 0 516 36" svg:d="M488 36c13 0 28 0 28-19 0-17-15-17-28-17h-459c-14 0-29 0-29 17 0 19 15 19 29 19z">
            <text:p/>
          </draw:path>
          <draw:path draw:style-name="gr3" draw:text-style-name="P9" draw:layer="layout" svg:width="0.375cm" svg:height="0.571cm" svg:x="13.765cm" svg:y="14.116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" draw:text-style-name="P9" draw:layer="layout" svg:width="0.402cm" svg:height="0.596cm" svg:x="14.316cm" svg:y="13.53cm" svg:viewBox="0 0 403 597" svg:d="M403 10c0-2 0-10-11-10-12 0-92 8-108 10-6 0-11 3-11 15 0 11 7 11 21 11 40 0 42 6 42 14l-2 17-52 200c-15-31-40-54-78-54-98 0-204 125-204 248 0 80 46 136 113 136 18 0 60-4 110-63 7 34 36 63 77 63 30 0 49-19 63-48 13-29 25-81 25-82 0-10-8-10-10-10-9 0-9 4-11 15-16 56-31 106-66 106-23 0-25-21-25-39 0-21 2-26 6-40zM227 486c-4 15-4 17-18 32-36 46-71 60-94 60-42 0-55-46-55-79 0-42 28-148 48-186 24-50 63-81 97-81 56 0 68 69 68 75 0 4-2 10-4 14z">
            <text:p/>
          </draw:path>
          <draw:path draw:style-name="gr3" draw:text-style-name="P9" draw:layer="layout" svg:width="0.391cm" svg:height="0.546cm" svg:x="14.746cm" svg:y="13.743cm" svg:viewBox="0 0 392 547" svg:d="M388 52c4-12 4-14 4-19 0-16-14-23-25-23-10 0-23 3-31 17-2 4-8 31-12 46-5 21-11 44-17 67l-38 154c-2 11-39 71-94 71-44 0-54-37-54-69 0-39 15-91 44-165 14-35 15-45 15-62 0-38-26-69-69-69-80 0-111 123-111 131 0 7 8 7 10 7 9 0 9-2 13-15 23-79 58-104 86-104 6 0 22 0 22 27 0 21-8 42-16 60-32 88-48 138-48 176 0 75 54 102 104 102 33 0 61-15 84-38-9 44-21 84-53 130-23 29-56 54-94 54-12 0-50-4-64-37 14 0 23 0 37-9 7-8 15-19 15-35 0-27-23-30-31-30-19 0-48 13-48 55s39 73 91 73c88 0 174-77 197-173z">
            <text:p/>
          </draw:path>
          <draw:polygon draw:style-name="gr3" draw:text-style-name="P9" draw:layer="layout" svg:width="0.922cm" svg:height="0.035cm" svg:x="14.264cm" svg:y="14.457cm" svg:viewBox="0 0 923 36" draw:points="461,36 0,36 0,0 923,0 923,36">
            <text:p/>
          </draw:polygon>
          <draw:path draw:style-name="gr3" draw:text-style-name="P9" draw:layer="layout" svg:width="0.402cm" svg:height="0.596cm" svg:x="14.296cm" svg:y="14.68cm" svg:viewBox="0 0 403 597" svg:d="M403 10c0-2 0-10-11-10-12 0-92 8-108 10-6 0-11 3-11 15 0 11 7 11 21 11 40 0 42 6 42 14l-2 17-52 200c-15-31-40-54-78-54-98 0-204 125-204 248 0 80 46 136 113 136 18 0 60-4 110-63 7 34 36 63 77 63 30 0 49-19 63-48 13-29 25-81 25-82 0-10-8-10-10-10-9 0-9 4-11 15-16 56-31 106-66 106-23 0-25-21-25-39 0-21 2-26 6-40zM227 486c-4 15-4 17-18 32-36 46-71 60-94 60-42 0-55-46-55-79 0-42 28-148 48-186 24-50 63-81 97-81 56 0 68 69 68 75 0 4-2 10-4 14z">
            <text:p/>
          </draw:path>
          <draw:path draw:style-name="gr3" draw:text-style-name="P9" draw:layer="layout" svg:width="0.421cm" svg:height="0.383cm" svg:x="14.726cm" svg:y="14.89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6 112-113 112-33 0-46-27-46-56 0-19 6-36 15-75z">
            <text:p/>
          </draw:path>
          <draw:path draw:style-name="gr3" draw:text-style-name="P9" draw:layer="layout" svg:width="0.562cm" svg:height="0.199cm" svg:x="15.567cm" svg:y="14.37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356cm" svg:height="0.581cm" svg:x="16.443cm" svg:y="14.125cm" svg:viewBox="0 0 357 582" svg:d="M357 294c0-69-4-137-34-200-39-81-108-94-144-94-50 0-114 21-148 100-27 59-31 125-31 194 0 63 4 138 38 203 37 67 98 85 141 85 46 0 109-18 147-98 27-58 31-125 31-190zM179 564c-33 0-85-21-100-103-8-50-8-129-8-179 0-54 0-109 6-155 17-100 80-108 102-108 26 0 82 16 99 98 8 48 8 111 8 165 0 64 0 121-10 175-11 81-59 107-97 10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6" smil:attributeName="visibility" smil:to="visible"/>
                  <anim:animate smil:dur="0.5s" smil:fill="hold" smil:targetElement="id186" smil:attributeName="x" smil:values="x;x" smil:keyTimes="0;1"/>
                  <anim:animate smil:dur="0.5s" smil:fill="hold" smil:targetElement="id18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7" smil:attributeName="visibility" smil:to="visible"/>
                  <anim:animate smil:dur="0.5s" smil:fill="hold" smil:targetElement="id187" smil:attributeName="x" smil:values="x;x" smil:keyTimes="0;1"/>
                  <anim:animate smil:dur="0.5s" smil:fill="hold" smil:targetElement="id18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8" smil:attributeName="visibility" smil:to="visible"/>
                  <anim:animate smil:dur="0.5s" smil:fill="hold" smil:targetElement="id188" smil:attributeName="x" smil:values="x;x" smil:keyTimes="0;1"/>
                  <anim:animate smil:dur="0.5s" smil:fill="hold" smil:targetElement="id18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9" smil:attributeName="visibility" smil:to="visible"/>
                  <anim:animate smil:dur="0.5s" smil:fill="hold" smil:targetElement="id189" smil:attributeName="x" smil:values="x;x" smil:keyTimes="0;1"/>
                  <anim:animate smil:dur="0.5s" smil:fill="hold" smil:targetElement="id18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90" smil:attributeName="visibility" smil:to="visible"/>
                  <anim:animate smil:dur="0.5s" smil:fill="hold" smil:targetElement="id190" smil:attributeName="width" smil:values="width*0.05;width" smil:keyTimes="0;1"/>
                  <anim:animate smil:dur="0.5s" smil:fill="hold" smil:targetElement="id190" smil:attributeName="height" smil:values="height;height" smil:keyTimes="0;1"/>
                  <anim:animate smil:dur="0.5s" smil:fill="hold" smil:targetElement="id190" smil:attributeName="x" smil:values="x-.2;x" smil:keyTimes="0;1"/>
                  <anim:animate smil:dur="0.5s" smil:fill="hold" smil:targetElement="id190" smil:attributeName="y" smil:values="y;y" smil:keyTimes="0;1"/>
                  <anim:transitionFilter smil:dur="0.5s" smil:targetElement="id19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1" smil:attributeName="visibility" smil:to="visible"/>
                  <anim:animate smil:dur="0.5s" smil:fill="hold" smil:targetElement="id191" smil:attributeName="x" smil:values="x;x" smil:keyTimes="0;1"/>
                  <anim:animate smil:dur="0.5s" smil:fill="hold" smil:targetElement="id19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2" smil:attributeName="visibility" smil:to="visible"/>
                  <anim:animate smil:dur="0.5s" smil:fill="hold" smil:targetElement="id192" smil:attributeName="x" smil:values="x;x" smil:keyTimes="0;1"/>
                  <anim:animate smil:dur="0.5s" smil:fill="hold" smil:targetElement="id19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3" smil:attributeName="visibility" smil:to="visible"/>
                  <anim:animate smil:dur="0.5s" smil:fill="hold" smil:targetElement="id193" smil:attributeName="x" smil:values="x;x" smil:keyTimes="0;1"/>
                  <anim:animate smil:dur="0.5s" smil:fill="hold" smil:targetElement="id19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194" anim:sub-item="text" smil:attributeName="visibility" smil:to="visible"/>
                  <anim:animate smil:dur="0.25s" smil:fill="hold" smil:targetElement="id194" anim:sub-item="text" smil:attributeName="width" smil:values="width*0.05;width" smil:keyTimes="0;1"/>
                  <anim:animate smil:dur="0.25s" smil:fill="hold" smil:targetElement="id194" anim:sub-item="text" smil:attributeName="height" smil:values="height;height" smil:keyTimes="0;1"/>
                  <anim:animate smil:dur="0.25s" smil:fill="hold" smil:targetElement="id194" anim:sub-item="text" smil:attributeName="x" smil:values="x-.2;x" smil:keyTimes="0;1"/>
                  <anim:animate smil:dur="0.25s" smil:fill="hold" smil:targetElement="id194" anim:sub-item="text" smil:attributeName="y" smil:values="y;y" smil:keyTimes="0;1"/>
                  <anim:transitionFilter smil:dur="0.25s" smil:targetElement="id194" anim:sub-item="text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5" smil:attributeName="visibility" smil:to="visible"/>
                  <anim:animate smil:dur="0.5s" smil:fill="hold" smil:targetElement="id195" smil:attributeName="x" smil:values="x;x" smil:keyTimes="0;1"/>
                  <anim:animate smil:dur="0.5s" smil:fill="hold" smil:targetElement="id19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6" smil:attributeName="visibility" smil:to="visible"/>
                  <anim:animate smil:dur="0.5s" smil:fill="hold" smil:targetElement="id196" smil:attributeName="x" smil:values="x;x" smil:keyTimes="0;1"/>
                  <anim:animate smil:dur="0.5s" smil:fill="hold" smil:targetElement="id196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7" smil:attributeName="visibility" smil:to="visible"/>
                  <anim:animate smil:dur="0.5s" smil:fill="hold" smil:targetElement="id197" smil:attributeName="x" smil:values="x;x" smil:keyTimes="0;1"/>
                  <anim:animate smil:dur="0.5s" smil:fill="hold" smil:targetElement="id19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8" smil:attributeName="visibility" smil:to="visible"/>
                  <anim:animate smil:dur="0.5s" smil:fill="hold" smil:targetElement="id198" smil:attributeName="x" smil:values="x;x" smil:keyTimes="0;1"/>
                  <anim:animate smil:dur="0.5s" smil:fill="hold" smil:targetElement="id19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9" smil:attributeName="visibility" smil:to="visible"/>
                  <anim:animate smil:dur="0.5s" smil:fill="hold" smil:targetElement="id199" smil:attributeName="x" smil:values="x;x" smil:keyTimes="0;1"/>
                  <anim:animate smil:dur="0.5s" smil:fill="hold" smil:targetElement="id19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3T19">
        <office:forms form:automatic-focus="false" form:apply-design-mode="false"/>
        <draw:frame presentation:style-name="pr17" draw:text-style-name="P17" draw:layer="layout" svg:width="26.6cm" svg:height="14.772cm" svg:x="0.8cm" svg:y="0.628cm" presentation:class="title" presentation:user-transformed="true">
          <draw:text-box>
            <text:p xml:id="id216" text:id="id216" text:style-name="P6"><text:span text:style-name="T29"><text:s text:c="5"/></text:span><text:span text:style-name="T29"><text:line-break/></text:span><text:span text:style-name="T28"> <text:s text:c="3"/></text:span><text:span text:style-name="T28"><text:line-break/></text:span><text:span text:style-name="T28"><text:line-break/></text:span><text:span text:style-name="T28"><text:line-break/></text:span><text:span text:style-name="T28"><text:line-break/></text:span><text:span text:style-name="T28"><text:line-break/></text:span><text:span text:style-name="T8"> <text:s text:c="5"/></text:span><text:span text:style-name="T28"><text:line-break/></text:span><text:span text:style-name="T28"><text:tab/></text:span><text:span text:style-name="T28"><text:line-break/></text:span><text:span text:style-name="T38"> <text:s text:c="9"/></text:span><text:span text:style-name="T28"><text:line-break/></text:span><text:span text:style-name="T8"><text:tab/></text:span><text:span text:style-name="T8"> <text:s text:c="2"/></text:span><text:span text:style-name="T8">(5) If the curves <text:s text:c="24"/>and <text:s text:c="27"/>intersect</text:span><text:span text:style-name="T40"><text:line-break/></text:span><text:span text:style-name="T41"> <text:s text:c="50"/></text:span><text:span text:style-name="T8"><text:line-break/></text:span><text:span text:style-name="T8"><text:tab/></text:span><text:span text:style-name="T8"><text:tab/></text:span><text:span text:style-name="T8"> <text:s text:c="3"/>each other orthogonally then show that <text:s/></text:span></text:p>
          </draw:text-box>
        </draw:frame>
        <draw:g xml:id="id200" draw:id="id200">
          <svg:title>TexMaths</svg:title>
          <svg:desc>26§display§(2y - 4)\frac{dy}{dx} = 2 - 2x§svg§600§FALSE§</svg:desc>
          <draw:polygon draw:style-name="gr2" draw:text-style-name="P8" draw:layer="layout" svg:width="8.081cm" svg:height="1.798cm" svg:x="2.776cm" svg:y="0.876cm" svg:viewBox="0 0 8082 1799" draw:points="4040,1799 0,1799 0,0 8082,0 8082,1799">
            <text:p/>
          </draw:polygon>
          <draw:path draw:style-name="gr3" draw:text-style-name="P9" draw:layer="layout" svg:width="0.213cm" svg:height="0.914cm" svg:x="2.82cm" svg:y="1.398cm" svg:viewBox="0 0 214 915" svg:d="M214 907c0-2 0-4-16-21-115-114-144-287-144-428 0-158 35-319 148-433 12-10 12-13 12-17 0-6-4-8-10-8-8 0-92 62-146 179-48 100-58 202-58 279 0 72 10 183 60 287 57 112 136 170 144 170 6 0 10-2 10-8z">
            <text:p/>
          </draw:path>
          <draw:path draw:style-name="gr3" draw:text-style-name="P9" draw:layer="layout" svg:width="0.365cm" svg:height="0.611cm" svg:x="3.132cm" svg:y="1.475cm" svg:viewBox="0 0 366 612" svg:d="M71 541l98-96c143-127 197-175 197-266 0-106-81-179-193-179-104 0-173 85-173 166 0 50 46 50 48 50 16 0 48-10 48-48 0-22-17-47-48-47-8 0-8 0-13 2 21-61 71-94 125-94 83 0 123 73 123 150 0 73-46 146-96 202l-177 195c-10 11-10 13-10 36h341l25-161h-23c-4 27-10 69-18 82-9 8-69 8-88 8z">
            <text:p/>
          </draw:path>
          <draw:path draw:style-name="gr3" draw:text-style-name="P9" draw:layer="layout" svg:width="0.423cm" svg:height="0.592cm" svg:x="3.569cm" svg:y="1.679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6 0 67-17 92-42-11 48-23 92-59 142-25 31-60 58-101 58-13 0-55-4-69-39 14 0 25 0 37-11 11-8 19-21 19-37 0-29-25-34-33-34-21 0-52 15-52 61s41 79 98 79c95 0 189-83 214-187z">
            <text:p/>
          </draw:path>
          <draw:path draw:style-name="gr3" draw:text-style-name="P9" draw:layer="layout" svg:width="0.559cm" svg:height="0.039cm" svg:x="4.303cm" svg:y="1.835cm" svg:viewBox="0 0 560 40" svg:d="M528 40c15 0 32 0 32-21 0-19-17-19-32-19h-497c-14 0-31 0-31 19 0 21 17 21 31 21z">
            <text:p/>
          </draw:path>
          <draw:path draw:style-name="gr3" draw:text-style-name="P9" draw:layer="layout" svg:width="0.407cm" svg:height="0.619cm" svg:x="5.166cm" svg:y="1.464cm" svg:viewBox="0 0 408 620" svg:d="M243 470v79c0 33 0 44-68 44h-19v27c37-2 85-2 123-2 39 0 87 0 125 2v-27h-19c-69 0-71-11-71-44v-79h94v-29h-94v-418c0-17 0-23-14-23-9 0-11 0-17 10l-283 431v29zM250 441h-225l225-341z">
            <text:p/>
          </draw:path>
          <draw:path draw:style-name="gr3" draw:text-style-name="P9" draw:layer="layout" svg:width="0.213cm" svg:height="0.914cm" svg:x="5.649cm" svg:y="1.398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9" draw:layer="layout" svg:width="0.436cm" svg:height="0.646cm" svg:x="6.119cm" svg:y="0.83cm" svg:viewBox="0 0 437 647" svg:d="M437 10c0-2 0-10-13-10-12 0-99 8-116 10-6 0-13 5-13 17 0 13 9 13 23 13 44 0 46 6 46 14l-2 19-56 216c-17-33-44-58-85-58-107 0-221 135-221 268 0 88 50 148 123 148 18 0 64-4 118-69 9 38 40 69 84 69 33 0 54-21 68-52 15-31 27-87 27-90 0-10-8-10-10-10-11 0-11 4-13 17-16 60-33 114-70 114-25 0-27-23-27-41 0-23 2-30 6-44zM245 526c-4 17-4 19-18 36-40 50-77 64-102 64-46 0-61-50-61-85 0-46 30-160 53-202 27-54 68-87 106-87 60 0 72 75 72 81 0 4-2 10-4 14z">
            <text:p/>
          </draw:path>
          <draw:path draw:style-name="gr3" draw:text-style-name="P9" draw:layer="layout" svg:width="0.423cm" svg:height="0.592cm" svg:x="6.585cm" svg:y="1.061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6 0 67-17 92-42-11 48-23 92-59 142-25 31-60 58-101 58-13 0-55-4-69-39 14 0 25 0 39-11 9-8 17-21 17-37 0-29-25-34-33-34-21 0-52 15-52 61s41 79 98 79c95 0 189-83 214-187z">
            <text:p/>
          </draw:path>
          <draw:polygon draw:style-name="gr3" draw:text-style-name="P9" draw:layer="layout" svg:width="1cm" svg:height="0.039cm" svg:x="6.063cm" svg:y="1.835cm" svg:viewBox="0 0 1001 40" draw:points="499,40 0,40 0,0 1001,0 1001,40">
            <text:p/>
          </draw:polygon>
          <draw:path draw:style-name="gr3" draw:text-style-name="P9" draw:layer="layout" svg:width="0.436cm" svg:height="0.646cm" svg:x="6.098cm" svg:y="2.076cm" svg:viewBox="0 0 437 647" svg:d="M437 10c0-2 0-10-13-10-12 0-99 8-116 10-6 0-13 5-13 17 0 13 9 13 23 13 44 0 46 6 46 14l-2 19-56 216c-17-33-44-58-85-58-107 0-221 135-221 268 0 88 50 148 123 148 18 0 64-4 118-69 9 38 40 69 84 69 33 0 54-21 68-52 15-31 27-87 27-90 0-10-8-10-10-10-11 0-11 4-13 17-16 60-33 114-70 114-25 0-27-23-27-41 0-23 2-30 6-44zM245 526c-4 17-4 19-18 36-40 50-77 64-102 64-46 0-61-50-61-85 0-46 30-160 53-202 27-54 68-87 106-87 60 0 72 75 72 81 0 4-2 10-4 14z">
            <text:p/>
          </draw:path>
          <draw:path draw:style-name="gr3" draw:text-style-name="P9" draw:layer="layout" svg:width="0.457cm" svg:height="0.415cm" svg:x="6.564cm" svg:y="2.305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4 0 146-119 146-141 0-9-9-9-11-9-8 0-10 2-12 9-29 99-94 120-123 120-35 0-50-29-50-60 0-21 6-40 17-81z">
            <text:p/>
          </draw:path>
          <draw:path draw:style-name="gr3" draw:text-style-name="P9" draw:layer="layout" svg:width="0.609cm" svg:height="0.215cm" svg:x="7.476cm" svg:y="1.747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9" draw:layer="layout" svg:width="0.365cm" svg:height="0.611cm" svg:x="8.435cm" svg:y="1.475cm" svg:viewBox="0 0 366 612" svg:d="M71 541l98-96c143-127 197-175 197-266 0-106-81-179-193-179-104 0-173 85-173 166 0 50 46 50 48 50 16 0 48-10 48-48 0-22-17-47-48-47-8 0-8 0-13 2 21-61 71-94 125-94 83 0 123 73 123 150 0 73-46 146-96 202l-177 195c-10 11-10 13-10 36h341l25-161h-23c-4 27-10 69-18 82-9 8-69 8-88 8z">
            <text:p/>
          </draw:path>
          <draw:path draw:style-name="gr3" draw:text-style-name="P9" draw:layer="layout" svg:width="0.559cm" svg:height="0.039cm" svg:x="9.125cm" svg:y="1.835cm" svg:viewBox="0 0 560 40" svg:d="M528 40c15 0 32 0 32-21 0-19-17-19-32-19h-497c-14 0-31 0-31 19 0 21 17 21 31 21z">
            <text:p/>
          </draw:path>
          <draw:path draw:style-name="gr3" draw:text-style-name="P9" draw:layer="layout" svg:width="0.365cm" svg:height="0.611cm" svg:x="10.009cm" svg:y="1.475cm" svg:viewBox="0 0 366 612" svg:d="M71 541l98-96c143-127 197-175 197-266 0-106-81-179-193-179-104 0-173 85-173 166 0 50 46 50 48 50 16 0 48-10 48-48 0-22-17-47-48-47-8 0-8 0-13 2 21-61 71-94 125-94 83 0 123 73 123 150 0 73-46 146-96 202l-177 195c-10 11-10 13-10 36h341l25-161h-23c-4 27-10 69-18 82-9 8-69 8-88 8z">
            <text:p/>
          </draw:path>
          <draw:path draw:style-name="gr3" draw:text-style-name="P9" draw:layer="layout" svg:width="0.457cm" svg:height="0.415cm" svg:x="10.446cm" svg:y="1.679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4 0 146-119 146-141 0-9-9-9-11-9-8 0-10 2-12 9-29 99-94 120-123 120-35 0-50-29-50-60 0-21 6-40 17-81z">
            <text:p/>
          </draw:path>
        </draw:g>
        <draw:g xml:id="id203" draw:id="id203">
          <svg:title>TexMaths</svg:title>
          <svg:desc>26§display§\text{Tangent is parallel to the x-axis } \therefore \text { Slope of tangent } = 0§svg§600§FALSE§</svg:desc>
          <draw:polygon draw:style-name="gr2" draw:text-style-name="P8" draw:layer="layout" svg:width="22.857cm" svg:height="0.742cm" svg:x="2.788cm" svg:y="3.372cm" svg:viewBox="0 0 22858 743" draw:points="11429,743 0,743 0,0 22858,0 22858,743">
            <text:p/>
          </draw:polygon>
          <draw:path draw:style-name="gr3" draw:text-style-name="P9" draw:layer="layout" svg:width="0.594cm" svg:height="0.619cm" svg:x="2.776cm" svg:y="3.351cm" svg:viewBox="0 0 595 620" svg:d="M578 0h-561l-17 206h23c12-148 27-177 164-177 17 0 42 0 50 2 19 2 19 13 19 34v485c0 31 0 43-96 43h-35v27c37-2 131-2 172-2 42 0 138 0 175 2v-27h-37c-96 0-96-12-96-43v-485c0-19 0-32 17-34 8-2 33-2 52-2 137 0 151 29 164 177h23z">
            <text:p/>
          </draw:path>
          <draw:path draw:style-name="gr3" draw:text-style-name="P9" draw:layer="layout" svg:width="0.413cm" svg:height="0.422cm" svg:x="3.365cm" svg:y="3.561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9" draw:layer="layout" svg:width="0.461cm" svg:height="0.405cm" svg:x="3.812cm" svg:y="3.568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419cm" svg:height="0.605cm" svg:x="4.317cm" svg:y="3.557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9" draw:layer="layout" svg:width="0.355cm" svg:height="0.422cm" svg:x="4.773cm" svg:y="3.561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9" draw:layer="layout" svg:width="0.461cm" svg:height="0.405cm" svg:x="5.182cm" svg:y="3.568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286cm" svg:height="0.574cm" svg:x="5.655cm" svg:y="3.409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9" draw:layer="layout" svg:width="0.197cm" svg:height="0.613cm" svg:x="6.326cm" svg:y="3.359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301cm" svg:height="0.422cm" svg:x="6.58cm" svg:y="3.561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9" draw:layer="layout" svg:width="0.452cm" svg:height="0.582cm" svg:x="7.241cm" svg:y="3.568cm" svg:viewBox="0 0 453 583" svg:d="M133 60v-60l-133 10v30c64 0 71 4 71 45v429c0 42-9 42-71 42v27c31 0 79-2 102-2 25 0 73 2 104 2v-27c-60 0-71 0-71-42v-154-8c4 14 44 64 113 64 110 0 205-89 205-208 0-116-89-208-193-208-71 0-110 40-127 60zM135 302v-206c27-46 71-73 119-73 66 0 122 81 122 185 0 111-64 188-133 188-35 0-70-19-95-57-13-18-13-20-13-37z">
            <text:p/>
          </draw:path>
          <draw:path draw:style-name="gr3" draw:text-style-name="P9" draw:layer="layout" svg:width="0.413cm" svg:height="0.422cm" svg:x="7.761cm" svg:y="3.561cm" svg:viewBox="0 0 414 423" svg:d="M266 341c4 38 29 75 73 75 19 0 75-12 75-87v-50h-23v50c0 54-23 60-33 60-29 0-34-41-34-45v-186c0-37 0-73-33-108-35-35-81-50-125-50-77 0-139 44-139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9" draw:layer="layout" svg:width="0.309cm" svg:height="0.405cm" svg:x="8.204cm" svg:y="3.568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9" draw:layer="layout" svg:width="0.413cm" svg:height="0.422cm" svg:x="8.577cm" svg:y="3.561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9" draw:layer="layout" svg:width="0.205cm" svg:height="0.636cm" svg:x="9.024cm" svg:y="3.336cm" svg:viewBox="0 0 206 637" svg:d="M133 0l-133 10v30c64 0 73 6 73 50v476c0 42-11 42-73 42v29c31-2 79-2 102-2s69 0 104 2v-29c-62 0-73 0-73-42z">
            <text:p/>
          </draw:path>
          <draw:path draw:style-name="gr3" draw:text-style-name="P9" draw:layer="layout" svg:width="0.205cm" svg:height="0.636cm" svg:x="9.278cm" svg:y="3.336cm" svg:viewBox="0 0 206 637" svg:d="M133 0l-133 10v30c64 0 73 6 73 50v476c0 42-11 42-73 42v29c31-2 79-2 102-2s69 0 104 2v-29c-62 0-73 0-73-42z">
            <text:p/>
          </draw:path>
          <draw:path draw:style-name="gr3" draw:text-style-name="P9" draw:layer="layout" svg:width="0.355cm" svg:height="0.422cm" svg:x="9.527cm" svg:y="3.561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9" draw:layer="layout" svg:width="0.205cm" svg:height="0.636cm" svg:x="9.939cm" svg:y="3.336cm" svg:viewBox="0 0 206 637" svg:d="M133 0l-133 10v30c64 0 73 6 73 50v476c0 42-11 42-73 42v29c31-2 79-2 102-2s69 0 104 2v-29c-62 0-73 0-73-42z">
            <text:p/>
          </draw:path>
          <draw:path draw:style-name="gr3" draw:text-style-name="P9" draw:layer="layout" svg:width="0.286cm" svg:height="0.574cm" svg:x="10.484cm" svg:y="3.409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9" draw:layer="layout" svg:width="0.407cm" svg:height="0.422cm" svg:x="10.848cm" svg:y="3.561cm" svg:viewBox="0 0 408 423" svg:d="M408 214c0-116-94-214-204-214-115 0-204 100-204 214 0 119 96 209 204 209 110 0 204-92 204-209zM204 400c-40 0-79-21-104-63-23-39-23-95-23-129 0-35 0-85 21-127 25-41 68-60 106-60 39 0 79 19 102 58 25 40 25 94 25 129 0 34 0 83-21 123-19 42-60 69-106 69z">
            <text:p/>
          </draw:path>
          <draw:path draw:style-name="gr3" draw:text-style-name="P9" draw:layer="layout" svg:width="0.288cm" svg:height="0.574cm" svg:x="11.601cm" svg:y="3.409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9" draw:layer="layout" svg:width="0.461cm" svg:height="0.636cm" svg:x="11.967cm" svg:y="3.336cm" svg:viewBox="0 0 462 637" svg:d="M71 566c0 42-9 42-71 42v29c31-2 79-2 104-2 23 0 71 0 102 2v-29c-60 0-71 0-71-42v-168c0-96 65-146 123-146s69 50 69 102v212c0 42-11 42-71 42v29c31-2 79-2 104-2 23 0 71 0 102 2v-29c-48 0-71 0-71-27v-175c0-79 0-108-29-142-13-14-44-33-96-33-79 0-118 56-133 90v-321l-133 10v30c64 0 71 6 71 50z">
            <text:p/>
          </draw:path>
          <draw:path draw:style-name="gr3" draw:text-style-name="P9" draw:layer="layout" svg:width="0.355cm" svg:height="0.422cm" svg:x="12.472cm" svg:y="3.561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9" draw:layer="layout" svg:width="0.461cm" svg:height="0.395cm" svg:x="13.167cm" svg:y="3.576cm" svg:viewBox="0 0 462 396" svg:d="M252 181c29-35 62-81 85-104 29-33 66-48 108-48v-29c-23 2-50 2-75 2-27 0-75-2-87-2v29c19 2 27 13 27 27 0 15-10 27-15 34l-56 70-73-91c-8-11-8-13-8-17 0-15 15-23 33-23v-29c-25 0-85 2-99 2-19 0-63 0-88-2v29c65 0 67 0 108 56l92 119-88 108c-43 54-97 57-116 57v27c23-2 52-2 77-2s64 2 87 2v-27c-20-5-27-15-27-30 0-20 27-50 81-116l71 91c8 11 19 25 19 32 0 8-8 20-33 23v27c29 0 79-2 99-2 25 0 61 0 88 2v-27c-48 0-65-3-88-30z">
            <text:p/>
          </draw:path>
          <draw:polygon draw:style-name="gr3" draw:text-style-name="P9" draw:layer="layout" svg:width="0.242cm" svg:height="0.053cm" svg:x="13.65cm" svg:y="3.747cm" svg:viewBox="0 0 243 54" draw:points="243,54 243,0 0,0 0,54">
            <text:p/>
          </draw:polygon>
          <draw:path draw:style-name="gr3" draw:text-style-name="P9" draw:layer="layout" svg:width="0.413cm" svg:height="0.422cm" svg:x="13.982cm" svg:y="3.561cm" svg:viewBox="0 0 414 423" svg:d="M268 341c2 38 27 75 71 75 19 0 75-12 75-87v-50h-23v50c0 54-23 60-33 60-29 0-34-41-34-45v-186c0-37 0-73-33-108-35-35-81-50-125-50-77 0-139 44-139 104 0 27 19 44 42 44 27 0 41-19 41-44 0-10-4-42-46-42 25-31 69-41 100-41 44 0 96 35 96 116v36c-46 2-110 4-168 31-69 31-92 79-92 121 0 75 89 98 148 98 60 0 102-38 120-82zM260 192v91c0 88-64 119-106 119-46 0-83-33-83-79 0-50 39-127 189-131z">
            <text:p/>
          </draw:path>
          <draw:path draw:style-name="gr3" draw:text-style-name="P9" draw:layer="layout" svg:width="0.461cm" svg:height="0.395cm" svg:x="14.411cm" svg:y="3.576cm" svg:viewBox="0 0 462 396" svg:d="M252 181c29-35 62-81 85-104 29-33 66-48 108-48v-29c-23 2-50 2-75 2-27 0-75-2-87-2v29c19 2 27 13 27 27 0 15-10 27-15 34l-56 70-73-91c-8-11-8-13-8-17 0-15 15-23 33-23v-29c-25 0-85 2-99 2-19 0-63 0-88-2v29c65 0 67 0 108 56l92 119-88 108c-43 54-97 57-116 57v27c23-2 52-2 77-2s64 2 87 2v-27c-20-5-27-15-27-30 0-20 27-50 81-116l71 91c8 11 19 25 19 32 0 8-8 20-33 23v27c29 0 79-2 99-2 25 0 61 0 88 2v-27c-48 0-65-3-86-30z">
            <text:p/>
          </draw:path>
          <draw:path draw:style-name="gr3" draw:text-style-name="P9" draw:layer="layout" svg:width="0.197cm" svg:height="0.613cm" svg:x="14.912cm" svg:y="3.359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301cm" svg:height="0.422cm" svg:x="15.166cm" svg:y="3.561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9" draw:layer="layout" svg:width="0.554cm" svg:height="0.495cm" svg:x="16.083cm" svg:y="3.547cm" svg:viewBox="0 0 555 496" svg:d="M327 48c0-25-23-48-48-48-27 0-50 23-50 48 0 27 23 50 50 50 25 0 48-21 48-50zM555 446c0-25-20-48-48-48-27 0-49 23-49 48 0 27 22 50 49 50 28 0 48-23 48-50zM98 446c0-25-23-48-50-48-25 0-48 23-48 48 0 27 23 50 48 50 27 0 50-23 50-50z">
            <text:p/>
          </draw:path>
          <draw:path draw:style-name="gr3" draw:text-style-name="P9" draw:layer="layout" svg:width="0.407cm" svg:height="0.665cm" svg:x="17.275cm" svg:y="3.326cm" svg:viewBox="0 0 408 666" svg:d="M268 291l-116-29c-58-14-94-62-94-116 0-65 50-121 123-121 152 0 173 152 179 192 0 6 0 12 10 12 13 0 13-4 13-23v-183c0-17 0-23-11-23-6 0-8 0-14 12l-31 53c-30-28-67-65-148-65-102 0-179 81-179 177 0 77 48 144 121 169 10 4 56 14 120 31 25 6 52 12 79 46 19 25 27 54 27 85 0 65-45 131-122 131-27 0-96-4-146-50-52-50-56-108-56-141 0-9-8-9-11-9-12 0-12 7-12 23v183c0 15 0 21 10 21 7 0 7 0 13-10 0-2 4-4 33-52 29 31 88 62 171 62 106 0 181-89 181-189 0-92-63-167-140-186z">
            <text:p/>
          </draw:path>
          <draw:path draw:style-name="gr3" draw:text-style-name="P9" draw:layer="layout" svg:width="0.205cm" svg:height="0.636cm" svg:x="17.761cm" svg:y="3.336cm" svg:viewBox="0 0 206 637" svg:d="M133 0l-133 10v30c64 0 73 6 73 50v476c0 42-11 42-73 42v29c31-2 79-2 102-2s69 0 104 2v-29c-62 0-73 0-73-42z">
            <text:p/>
          </draw:path>
          <draw:path draw:style-name="gr3" draw:text-style-name="P9" draw:layer="layout" svg:width="0.407cm" svg:height="0.422cm" svg:x="18.009cm" svg:y="3.561cm" svg:viewBox="0 0 408 423" svg:d="M408 214c0-116-94-214-204-214-115 0-204 100-204 214 0 119 96 209 204 209 110 0 204-92 204-209zM204 400c-40 0-79-21-104-63-23-39-23-95-23-129 0-35 0-85 21-127 25-41 68-60 106-60 39 0 79 19 102 58 25 40 25 94 25 129 0 34 0 83-21 123-19 42-60 69-106 69z">
            <text:p/>
          </draw:path>
          <draw:path draw:style-name="gr3" draw:text-style-name="P9" draw:layer="layout" svg:width="0.452cm" svg:height="0.582cm" svg:x="18.467cm" svg:y="3.568cm" svg:viewBox="0 0 453 583" svg:d="M133 60v-60l-133 10v30c64 0 71 4 71 45v429c0 42-9 42-71 42v27c31 0 79-2 102-2 25 0 73 2 104 2v-27c-60 0-71 0-71-42v-154-8c4 14 44 64 113 64 110 0 205-89 205-208 0-116-89-208-193-208-71 0-110 40-127 60zM135 302v-206c27-46 71-73 119-73 66 0 122 81 122 185 0 111-64 188-133 188-35 0-70-19-95-57-13-18-13-20-13-37z">
            <text:p/>
          </draw:path>
          <draw:path draw:style-name="gr3" draw:text-style-name="P9" draw:layer="layout" svg:width="0.355cm" svg:height="0.422cm" svg:x="18.999cm" svg:y="3.561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9" draw:layer="layout" svg:width="0.407cm" svg:height="0.422cm" svg:x="19.71cm" svg:y="3.561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9" draw:layer="layout" svg:width="0.296cm" svg:height="0.647cm" svg:x="20.172cm" svg:y="3.326cm" svg:viewBox="0 0 297 648" svg:d="M131 252v-106c0-81 44-125 85-125 2 0 15 0 29 6-10 4-27 15-27 38 0 20 15 39 40 39 27 0 39-19 39-39 0-34-33-65-81-65-64 0-143 48-143 146v106h-73v27h73v298c0 41-11 41-73 41v30c37-3 79-5 106-5 38 0 79 0 117 5v-30h-19c-69 0-71-10-71-43v-296h106v-27z">
            <text:p/>
          </draw:path>
          <draw:path draw:style-name="gr3" draw:text-style-name="P9" draw:layer="layout" svg:width="0.286cm" svg:height="0.574cm" svg:x="20.744cm" svg:y="3.409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9" draw:layer="layout" svg:width="0.413cm" svg:height="0.422cm" svg:x="21.118cm" svg:y="3.561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9" draw:layer="layout" svg:width="0.461cm" svg:height="0.405cm" svg:x="21.568cm" svg:y="3.568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419cm" svg:height="0.605cm" svg:x="22.071cm" svg:y="3.557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9" draw:layer="layout" svg:width="0.355cm" svg:height="0.422cm" svg:x="22.529cm" svg:y="3.561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9" draw:layer="layout" svg:width="0.461cm" svg:height="0.405cm" svg:x="22.938cm" svg:y="3.568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286cm" svg:height="0.574cm" svg:x="23.408cm" svg:y="3.409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9" draw:layer="layout" svg:width="0.608cm" svg:height="0.216cm" svg:x="24.355cm" svg:y="3.634cm" svg:viewBox="0 0 609 217" svg:d="M578 37c15 0 31 0 31-18 0-19-16-19-29-19h-549c-14 0-31 0-31 19 0 18 17 18 31 18zM580 217c13 0 29 0 29-19s-16-19-31-19h-547c-14 0-31 0-31 19s17 19 31 19z">
            <text:p/>
          </draw:path>
          <draw:path draw:style-name="gr3" draw:text-style-name="P9" draw:layer="layout" svg:width="0.386cm" svg:height="0.63cm" svg:x="25.305cm" svg:y="3.361cm" svg:viewBox="0 0 387 631" svg:d="M387 319c0-75-4-148-38-217-41-87-116-102-156-102-54 0-122 23-160 108-29 65-33 136-33 211 0 68 4 149 42 220 39 73 106 92 151 92 50 0 119-19 161-106 29-63 33-136 33-206zM193 612c-35 0-91-23-108-112-8-54-8-140-8-194 0-58 0-119 6-169 19-108 88-116 110-116 30 0 90 16 109 106 8 52 8 121 8 179 0 69 0 131-10 190-13 87-65 116-107 116z">
            <text:p/>
          </draw:path>
        </draw:g>
        <draw:g xml:id="id201" draw:id="id201">
          <svg:title>TexMaths</svg:title>
          <svg:desc>28§display§\therefore§svg§600§FALSE§</svg:desc>
          <draw:polygon draw:style-name="gr2" draw:text-style-name="P8" draw:layer="layout" svg:width="0.528cm" svg:height="0.433cm" svg:x="12.177cm" svg:y="1.611cm" svg:viewBox="0 0 529 434" draw:points="265,434 0,434 0,0 529,0 529,434">
            <text:p/>
          </draw:polygon>
          <draw:path draw:style-name="gr3" draw:text-style-name="P9" draw:layer="layout" svg:width="0.598cm" svg:height="0.531cm" svg:x="12.157cm" svg:y="1.562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202" draw:id="id202">
          <svg:title>TexMaths</svg:title>
          <svg:desc>26§display§\frac{dy}{dx} = \frac{2 - 2x}{2y - 4}§svg§600§FALSE§</svg:desc>
          <draw:polygon draw:style-name="gr2" draw:text-style-name="P8" draw:layer="layout" svg:width="4.896cm" svg:height="1.975cm" svg:x="13.623cm" svg:y="0.878cm" svg:viewBox="0 0 4897 1976" draw:points="2450,1976 0,1976 0,0 4897,0 4897,1976">
            <text:p/>
          </draw:polygon>
          <draw:path draw:style-name="gr3" draw:text-style-name="P9" draw:layer="layout" svg:width="0.436cm" svg:height="0.646cm" svg:x="13.635cm" svg:y="0.832cm" svg:viewBox="0 0 437 647" svg:d="M437 10c0-2 0-10-13-10-12 0-100 8-116 10-6 0-13 5-13 17 0 13 9 13 23 13 44 0 46 6 46 14l-4 19-54 216c-17-33-44-58-86-58-106 0-220 135-220 268 0 87 50 148 123 148 18 0 64-4 118-69 9 38 40 69 83 69 34 0 54-21 69-52s27-88 27-90c0-10-8-10-10-10-11 0-11 4-13 17-16 60-33 114-71 114-24 0-27-23-27-42 0-23 3-29 7-43zM245 526c-4 17-4 19-18 35-40 50-77 65-102 65-46 0-61-50-61-85 0-46 30-160 52-202 27-54 69-87 107-87 60 0 72 74 72 81 0 4-2 10-4 14z">
            <text:p/>
          </draw:path>
          <draw:path draw:style-name="gr3" draw:text-style-name="P9" draw:layer="layout" svg:width="0.423cm" svg:height="0.592cm" svg:x="14.099cm" svg:y="1.063cm" svg:viewBox="0 0 424 593" svg:d="M420 56c4-12 4-14 4-21 0-16-14-25-27-25-10 0-25 5-33 19-2 4-8 33-13 50-6 23-12 48-18 73l-42 166c-2 13-41 77-102 77-48 0-58-39-58-75 0-41 17-97 48-179 14-37 16-47 16-66 0-42-29-75-74-75-88 0-121 133-121 141 0 9 8 9 10 9 11 0 11-2 15-17 25-85 62-112 94-112 6 0 22 0 22 29 0 23-8 46-16 64-36 96-52 150-52 192 0 81 58 110 112 110 35 0 67-17 92-42-11 48-23 92-59 142-25 31-60 58-102 58-12 0-54-4-68-40 14 0 25 0 39-10 9-8 17-21 17-37 0-30-25-34-33-34-21 0-52 15-52 61 0 45 41 79 97 79 96 0 190-84 215-188z">
            <text:p/>
          </draw:path>
          <draw:polygon draw:style-name="gr3" draw:text-style-name="P9" draw:layer="layout" svg:width="0.999cm" svg:height="0.039cm" svg:x="13.577cm" svg:y="1.836cm" svg:viewBox="0 0 1000 40" draw:points="499,40 0,40 0,0 1000,0 1000,40">
            <text:p/>
          </draw:polygon>
          <draw:path draw:style-name="gr3" draw:text-style-name="P9" draw:layer="layout" svg:width="0.436cm" svg:height="0.646cm" svg:x="13.614cm" svg:y="2.078cm" svg:viewBox="0 0 437 647" svg:d="M437 10c0-2 0-10-13-10-12 0-100 8-116 10-6 0-13 5-13 17 0 13 9 13 23 13 44 0 46 6 46 14l-4 19-54 216c-17-33-44-58-86-58-106 0-220 135-220 268 0 87 50 148 123 148 18 0 64-4 118-69 9 38 40 69 83 69 34 0 54-21 69-52s27-88 27-90c0-10-8-10-10-10-11 0-11 4-13 17-16 60-33 114-71 114-24 0-27-23-27-42 0-23 3-29 7-43zM245 526c-4 17-4 19-18 35-40 50-77 65-102 65-46 0-61-50-61-85 0-46 30-160 52-202 27-54 69-87 107-87 60 0 72 74 72 81 0 4-2 10-4 14z">
            <text:p/>
          </draw:path>
          <draw:path draw:style-name="gr3" draw:text-style-name="P9" draw:layer="layout" svg:width="0.457cm" svg:height="0.415cm" svg:x="14.078cm" svg:y="2.306cm" svg:viewBox="0 0 458 416" svg:d="M281 129c4-25 25-108 89-108 6 0 27 0 46 10-25 6-44 29-44 50 0 15 11 33 36 33 20 0 50-16 50-54 0-48-55-60-86-60-54 0-85 48-97 71-23-63-71-71-98-71-96 0-148 119-148 141 0 9 8 9 11 9 8 0 10 0 12-9 31-97 91-120 123-120 16 0 50 8 50 60 0 29-17 92-50 218-15 59-48 96-88 96-6 0-27 0-45-10 22-7 43-25 43-50s-21-33-35-33c-27 0-50 24-50 54 0 41 46 60 85 60 63 0 96-65 98-71 10 36 44 71 98 71 95 0 147-119 147-142 0-8-8-8-10-8-8 0-10 2-12 8-30 100-94 121-123 121-36 0-50-29-50-60 0-21 6-40 17-81z">
            <text:p/>
          </draw:path>
          <draw:path draw:style-name="gr3" draw:text-style-name="P9" draw:layer="layout" svg:width="0.608cm" svg:height="0.215cm" svg:x="14.989cm" svg:y="1.749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365cm" svg:height="0.61cm" svg:x="16.058cm" svg:y="0.857cm" svg:viewBox="0 0 366 611" svg:d="M71 541l97-96c144-127 198-175 198-266 0-106-81-179-193-179-104 0-173 85-173 166 0 50 46 50 48 50 16 0 48-10 48-48 0-22-17-47-48-47-8 0-8 0-13 2 21-61 71-94 125-94 83 0 123 73 123 150 0 73-46 145-96 202l-177 195c-10 10-10 12-10 35h341l25-160h-23c-4 27-10 69-19 81-8 9-68 9-87 9z">
            <text:p/>
          </draw:path>
          <draw:path draw:style-name="gr3" draw:text-style-name="P9" draw:layer="layout" svg:width="0.558cm" svg:height="0.039cm" svg:x="16.748cm" svg:y="1.219cm" svg:viewBox="0 0 559 40" svg:d="M528 40c15 0 31 0 31-21 0-19-16-19-31-19h-497c-14 0-31 0-31 19 0 21 17 21 31 21z">
            <text:p/>
          </draw:path>
          <draw:path draw:style-name="gr3" draw:text-style-name="P9" draw:layer="layout" svg:width="0.365cm" svg:height="0.61cm" svg:x="17.632cm" svg:y="0.857cm" svg:viewBox="0 0 366 611" svg:d="M71 541l97-96c144-127 198-175 198-266 0-106-81-179-193-179-104 0-173 85-173 166 0 50 46 50 48 50 16 0 48-10 48-48 0-22-17-47-48-47-8 0-8 0-13 2 21-61 71-94 125-94 83 0 123 73 123 150 0 73-46 145-96 202l-177 195c-10 10-10 12-10 35h341l25-160h-23c-4 27-10 69-21 81-6 9-66 9-85 9z">
            <text:p/>
          </draw:path>
          <draw:path draw:style-name="gr3" draw:text-style-name="P9" draw:layer="layout" svg:width="0.457cm" svg:height="0.415cm" svg:x="18.069cm" svg:y="1.063cm" svg:viewBox="0 0 458 416" svg:d="M281 129c4-25 25-108 89-108 4 0 27 0 46 10-25 6-44 29-44 50 0 15 11 33 36 33 20 0 50-16 50-54 0-48-55-60-86-60-54 0-85 48-97 71-23-63-71-71-98-71-96 0-148 119-148 141 0 9 8 9 11 9 8 0 10 0 12-9 31-97 91-120 123-120 16 0 50 8 50 60 0 29-17 92-50 218-15 59-48 96-88 96-6 0-27 0-45-10 22-7 43-25 43-50s-21-33-35-33c-27 0-50 24-50 54 0 41 46 60 85 60 63 0 94-65 98-71 10 36 44 71 98 71 95 0 147-119 147-142 0-8-8-8-10-8-8 0-10 2-12 8-32 100-94 121-123 121-36 0-50-29-50-60 0-21 6-40 17-81z">
            <text:p/>
          </draw:path>
          <draw:polygon draw:style-name="gr3" draw:text-style-name="P9" draw:layer="layout" svg:width="2.553cm" svg:height="0.039cm" svg:x="16.012cm" svg:y="1.836cm" svg:viewBox="0 0 2554 40" draw:points="1277,40 0,40 0,0 2554,0 2554,40">
            <text:p/>
          </draw:polygon>
          <draw:path draw:style-name="gr3" draw:text-style-name="P9" draw:layer="layout" svg:width="0.365cm" svg:height="0.61cm" svg:x="16.079cm" svg:y="2.103cm" svg:viewBox="0 0 366 611" svg:d="M71 541l97-96c144-127 198-175 198-266 0-106-81-179-193-179-104 0-173 85-173 166 0 50 46 50 48 50 16 0 48-10 48-48 0-22-17-47-48-47-8 0-8 0-13 2 21-61 71-94 125-94 83 0 123 73 123 150 0 73-46 145-96 202l-177 195c-10 10-10 12-10 35h341l25-160h-23c-4 27-10 69-19 81-8 9-68 9-87 9z">
            <text:p/>
          </draw:path>
          <draw:path draw:style-name="gr3" draw:text-style-name="P9" draw:layer="layout" svg:width="0.423cm" svg:height="0.592cm" svg:x="16.515cm" svg:y="2.306cm" svg:viewBox="0 0 424 593" svg:d="M420 56c4-12 4-14 4-21 0-16-14-25-27-25-10 0-25 5-33 19-2 4-8 33-13 50-6 23-12 48-18 73l-42 166c-2 13-41 77-104 77-46 0-56-39-56-75 0-41 17-97 48-179 14-37 16-47 16-66 0-42-29-75-74-75-88 0-121 133-121 141 0 9 8 9 10 9 11 0 11-2 15-17 25-85 62-112 94-112 6 0 22 0 22 29 0 23-8 46-16 64-36 96-52 150-52 192 0 81 58 110 112 110 35 0 67-17 92-42-11 48-23 92-59 142-25 31-60 58-102 58-12 0-54-4-68-40 14 0 25 0 37-10 11-8 19-21 19-37 0-30-25-34-33-34-21 0-52 15-52 61 0 45 41 79 97 79 96 0 190-84 215-188z">
            <text:p/>
          </draw:path>
          <draw:path draw:style-name="gr3" draw:text-style-name="P9" draw:layer="layout" svg:width="0.558cm" svg:height="0.039cm" svg:x="17.25cm" svg:y="2.464cm" svg:viewBox="0 0 559 40" svg:d="M528 40c15 0 31 0 31-21 0-19-16-19-31-19h-497c-14 0-31 0-31 19 0 21 17 21 31 21z">
            <text:p/>
          </draw:path>
          <draw:path draw:style-name="gr3" draw:text-style-name="P9" draw:layer="layout" svg:width="0.407cm" svg:height="0.619cm" svg:x="18.113cm" svg:y="2.092cm" svg:viewBox="0 0 408 620" svg:d="M243 470v79c0 33 0 44-68 44h-19v27c37-2 85-2 123-2 39 0 87 0 124 2v-27h-18c-69 0-71-11-71-44v-79h94v-29h-94v-418c0-17 0-23-15-23-8 0-10 0-16 10l-283 431v29zM250 441h-225l225-341z">
            <text:p/>
          </draw:path>
        </draw:g>
        <draw:g xml:id="id204" draw:id="id204">
          <svg:title>TexMaths</svg:title>
          <svg:desc>28§display§\therefore§svg§600§FALSE§</svg:desc>
          <draw:polygon draw:style-name="gr2" draw:text-style-name="P8" draw:layer="layout" svg:width="0.528cm" svg:height="0.433cm" svg:x="3.078cm" svg:y="5.212cm" svg:viewBox="0 0 529 434" draw:points="265,434 0,434 0,0 529,0 529,434">
            <text:p/>
          </draw:polygon>
          <draw:path draw:style-name="gr3" draw:text-style-name="P9" draw:layer="layout" svg:width="0.598cm" svg:height="0.531cm" svg:x="3.058cm" svg:y="5.163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205" draw:id="id205">
          <svg:title>TexMaths</svg:title>
          <svg:desc>26§display§\frac{dy}{dx} = 0 \ \ \Rightarrow§svg§600§FALSE§</svg:desc>
          <draw:polygon draw:style-name="gr2" draw:text-style-name="P8" draw:layer="layout" svg:width="4.416cm" svg:height="1.798cm" svg:x="4.626cm" svg:y="4.579cm" svg:viewBox="0 0 4417 1799" draw:points="2208,1799 0,1799 0,0 4417,0 4417,1799">
            <text:p/>
          </draw:polygon>
          <draw:path draw:style-name="gr3" draw:text-style-name="P9" draw:layer="layout" svg:width="0.436cm" svg:height="0.646cm" svg:x="4.638cm" svg:y="4.533cm" svg:viewBox="0 0 437 647" svg:d="M437 10c0-2 0-10-13-10-12 0-100 8-116 10-6 0-13 5-13 17 0 13 9 13 23 13 44 0 46 6 46 14l-4 19-54 216c-17-33-44-58-86-58-106 0-220 135-220 268 0 88 50 148 123 148 18 0 64-4 118-69 9 38 40 69 83 69 34 0 54-21 69-52s27-87 27-90c0-10-8-10-10-10-11 0-11 4-13 17-16 60-33 114-71 114-24 0-27-23-27-41 0-23 3-30 7-44zM245 526c-4 17-4 19-18 36-40 50-77 64-102 64-46 0-61-50-61-85 0-46 30-160 52-202 27-54 69-87 106-87 61 0 73 75 73 81 0 4-2 10-4 14z">
            <text:p/>
          </draw:path>
          <draw:path draw:style-name="gr3" draw:text-style-name="P9" draw:layer="layout" svg:width="0.423cm" svg:height="0.592cm" svg:x="5.102cm" svg:y="4.764cm" svg:viewBox="0 0 424 593" svg:d="M420 56c4-12 4-14 4-21 0-16-14-25-27-25-10 0-25 5-33 19-2 4-8 33-13 50-6 23-12 48-18 73l-42 166c-2 13-41 77-102 77-48 0-58-39-58-75 0-41 17-97 48-179 14-37 16-47 16-66 0-42-29-75-74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olygon draw:style-name="gr3" draw:text-style-name="P9" draw:layer="layout" svg:width="0.999cm" svg:height="0.039cm" svg:x="4.58cm" svg:y="5.538cm" svg:viewBox="0 0 1000 40" draw:points="499,40 0,40 0,0 1000,0 1000,40">
            <text:p/>
          </draw:polygon>
          <draw:path draw:style-name="gr3" draw:text-style-name="P9" draw:layer="layout" svg:width="0.436cm" svg:height="0.646cm" svg:x="4.617cm" svg:y="5.779cm" svg:viewBox="0 0 437 647" svg:d="M437 10c0-2 0-10-13-10-12 0-100 8-116 10-6 0-13 5-13 17 0 13 9 13 23 13 44 0 46 6 46 14l-4 19-54 216c-17-33-44-58-86-58-106 0-220 135-220 268 0 88 50 148 123 148 18 0 64-4 118-69 9 38 40 69 83 69 34 0 54-21 69-52s27-87 27-90c0-10-8-10-10-10-11 0-11 4-13 17-16 60-33 114-71 114-24 0-27-23-27-41 0-23 3-30 7-44zM245 526c-4 17-4 19-18 36-40 50-77 64-102 64-46 0-61-50-61-85 0-46 30-160 52-202 27-54 69-87 106-87 61 0 73 75 73 81 0 4-2 10-4 14z">
            <text:p/>
          </draw:path>
          <draw:path draw:style-name="gr3" draw:text-style-name="P9" draw:layer="layout" svg:width="0.456cm" svg:height="0.415cm" svg:x="5.081cm" svg:y="6.008cm" svg:viewBox="0 0 457 416" svg:d="M281 129c4-25 25-108 89-108 6 0 27 0 46 10-25 6-44 29-44 50 0 15 11 33 36 33 20 0 49-16 49-54 0-48-54-60-85-60-54 0-85 48-98 71-22-63-70-71-97-71-96 0-148 119-148 141 0 9 8 9 11 9 8 0 10 0 12-9 31-97 91-120 123-120 16 0 50 8 50 60 0 29-17 92-50 219-15 58-48 95-88 95-6 0-27 0-45-10 22-6 43-25 43-50s-21-33-35-33c-27 0-50 25-50 54 0 41 46 60 85 60 63 0 96-64 98-71 10 36 44 71 98 71 95 0 147-119 147-141 0-9-8-9-10-9-8 0-10 2-13 9-29 99-93 120-122 120-36 0-50-29-50-60 0-21 6-40 17-81z">
            <text:p/>
          </draw:path>
          <draw:path draw:style-name="gr3" draw:text-style-name="P9" draw:layer="layout" svg:width="0.608cm" svg:height="0.215cm" svg:x="5.992cm" svg:y="5.45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386cm" svg:height="0.629cm" svg:x="6.94cm" svg:y="5.178cm" svg:viewBox="0 0 387 630" svg:d="M387 318c0-75-4-147-38-216-41-87-116-102-156-102-54 0-122 23-160 108-29 65-33 135-33 210 0 69 4 150 42 221 39 73 106 91 151 91 50 0 119-18 160-106 30-62 34-135 34-206zM193 612c-35 0-91-23-108-113-8-54-8-139-8-193 0-58 0-119 6-169 19-108 88-116 110-116 29 0 90 16 109 106 8 52 8 121 8 179 0 68 0 131-11 189-12 87-64 117-106 117z">
            <text:p/>
          </draw:path>
          <draw:path draw:style-name="gr3" draw:text-style-name="P9" draw:layer="layout" svg:width="0.812cm" svg:height="0.504cm" svg:x="8.275cm" svg:y="5.305cm" svg:viewBox="0 0 813 505" svg:d="M615 181c38 33 86 58 115 71-33 14-77 39-115 70h-582c-16 0-33 0-33 19s17 19 31 19h543c-44 41-92 123-92 135 0 10 11 10 17 10 8 0 15 0 17-8 20-35 45-83 106-137 62-56 124-79 170-94 17-6 17-6 19-8 2 0 2-4 2-6s0-2 0-4l-4-3c0-2-2-2-19-8-125-35-216-121-266-218-10-19-12-19-25-19-6 0-17 0-17 10 0 13 46 92 92 136h-543c-14 0-31 0-31 18 0 17 17 17 33 17z">
            <text:p/>
          </draw:path>
        </draw:g>
        <draw:g xml:id="id206" draw:id="id206">
          <svg:title>TexMaths</svg:title>
          <svg:desc>26§display§\frac{2 - 2x}{2y - 4} = 0  \ \  \Rightarrow§svg§600§FALSE§</svg:desc>
          <draw:polygon draw:style-name="gr2" draw:text-style-name="P8" draw:layer="layout" svg:width="5.973cm" svg:height="1.951cm" svg:x="10.626cm" svg:y="4.579cm" svg:viewBox="0 0 5974 1952" draw:points="2987,1952 0,1952 0,0 5974,0 5974,1952">
            <text:p/>
          </draw:polygon>
          <draw:path draw:style-name="gr3" draw:text-style-name="P9" draw:layer="layout" svg:width="0.365cm" svg:height="0.611cm" svg:x="10.626cm" svg:y="4.533cm" svg:viewBox="0 0 366 612" svg:d="M71 541l98-96c143-127 197-174 197-266 0-106-81-179-193-179-104 0-173 85-173 167 0 49 46 49 48 49 16 0 48-10 48-47 0-23-17-48-48-48-8 0-8 0-13 2 21-61 71-94 125-94 83 0 123 73 123 150 0 73-46 146-96 202l-177 196c-10 10-10 12-10 35h341l25-160h-23c-4 27-10 68-18 81-9 8-69 8-88 8z">
            <text:p/>
          </draw:path>
          <draw:path draw:style-name="gr3" draw:text-style-name="P9" draw:layer="layout" svg:width="0.559cm" svg:height="0.039cm" svg:x="11.316cm" svg:y="4.895cm" svg:viewBox="0 0 560 40" svg:d="M528 40c15 0 32 0 32-21 0-19-17-19-32-19h-497c-14 0-31 0-31 19 0 21 17 21 31 21z">
            <text:p/>
          </draw:path>
          <draw:path draw:style-name="gr3" draw:text-style-name="P9" draw:layer="layout" svg:width="0.365cm" svg:height="0.611cm" svg:x="12.201cm" svg:y="4.533cm" svg:viewBox="0 0 366 612" svg:d="M71 541l98-96c143-127 197-174 197-266 0-106-81-179-193-179-104 0-173 85-173 167 0 49 46 49 48 49 16 0 48-10 48-47 0-23-17-48-48-48-8 0-8 0-13 2 21-61 71-94 125-94 83 0 123 73 123 150 0 73-46 146-96 202l-177 196c-10 10-10 12-10 35h341l25-160h-23c-4 27-10 68-18 81-9 8-69 8-88 8z">
            <text:p/>
          </draw:path>
          <draw:path draw:style-name="gr3" draw:text-style-name="P9" draw:layer="layout" svg:width="0.457cm" svg:height="0.415cm" svg:x="12.637cm" svg:y="4.737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2 46 60 85 60 63 0 96-64 98-70 10 35 44 70 98 70 96 0 148-118 148-141 0-9-9-9-11-9-8 0-10 3-12 9-29 100-94 120-123 120-35 0-50-29-50-60 0-21 6-39 17-81z">
            <text:p/>
          </draw:path>
          <draw:polygon draw:style-name="gr3" draw:text-style-name="P9" draw:layer="layout" svg:width="2.554cm" svg:height="0.039cm" svg:x="10.58cm" svg:y="5.513cm" svg:viewBox="0 0 2555 40" draw:points="1277,40 0,40 0,0 2555,0 2555,40">
            <text:p/>
          </draw:polygon>
          <draw:path draw:style-name="gr3" draw:text-style-name="P9" draw:layer="layout" svg:width="0.365cm" svg:height="0.611cm" svg:x="10.647cm" svg:y="5.78cm" svg:viewBox="0 0 366 612" svg:d="M71 541l98-96c143-127 197-174 197-266 0-106-81-179-193-179-104 0-173 85-173 167 0 49 46 49 48 49 16 0 48-10 48-47 0-23-17-48-48-48-8 0-8 0-13 2 21-61 71-94 125-94 83 0 123 73 123 150 0 73-46 146-96 202l-177 196c-10 10-10 12-10 35h341l25-160h-23c-4 27-10 68-18 81-9 8-69 8-88 8z">
            <text:p/>
          </draw:path>
          <draw:path draw:style-name="gr3" draw:text-style-name="P9" draw:layer="layout" svg:width="0.423cm" svg:height="0.592cm" svg:x="11.083cm" svg:y="5.984cm" svg:viewBox="0 0 424 593" svg:d="M420 56c4-12 4-14 4-21 0-16-14-25-27-25-10 0-25 5-33 19-2 4-8 33-12 50-7 23-13 48-19 73l-42 166c-2 13-41 77-102 77-48 0-58-39-58-74 0-42 17-98 48-179 14-38 17-48 17-67 0-42-30-75-75-75-88 0-121 133-121 142 0 8 8 8 10 8 11 0 11-2 15-17 25-85 62-112 94-112 6 0 22 0 22 29 0 23-8 46-16 64-36 96-52 150-52 192 0 81 58 110 112 110 36 0 67-16 92-41-11 48-23 91-59 141-25 31-60 58-102 58-12 0-54-4-68-39 14 0 25 0 39-10 9-9 17-21 17-38 0-29-25-33-33-33-21 0-52 14-52 60s41 79 97 79c96 0 190-83 215-187z">
            <text:p/>
          </draw:path>
          <draw:path draw:style-name="gr3" draw:text-style-name="P9" draw:layer="layout" svg:width="0.559cm" svg:height="0.039cm" svg:x="11.818cm" svg:y="6.142cm" svg:viewBox="0 0 560 40" svg:d="M528 40c15 0 32 0 32-21 0-19-17-19-32-19h-497c-14 0-31 0-31 19 0 21 17 21 31 21z">
            <text:p/>
          </draw:path>
          <draw:path draw:style-name="gr3" draw:text-style-name="P9" draw:layer="layout" svg:width="0.407cm" svg:height="0.619cm" svg:x="12.681cm" svg:y="5.769cm" svg:viewBox="0 0 408 620" svg:d="M243 470v80c0 33 0 43-68 43h-19v27c37-2 85-2 123-2 39 0 87 0 125 2v-27h-19c-69 0-71-10-71-43v-80h94v-29h-94v-418c0-17 0-23-14-23-9 0-11 0-17 10l-283 431v29zM250 441h-225l225-341z">
            <text:p/>
          </draw:path>
          <draw:path draw:style-name="gr3" draw:text-style-name="P9" draw:layer="layout" svg:width="0.609cm" svg:height="0.215cm" svg:x="13.549cm" svg:y="5.426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9" draw:layer="layout" svg:width="0.386cm" svg:height="0.63cm" svg:x="14.497cm" svg:y="5.151cm" svg:viewBox="0 0 387 631" svg:d="M387 318c0-74-4-147-38-216-41-87-116-102-156-102-54 0-122 23-160 108-29 65-33 136-33 210 0 69 4 150 42 221 39 73 106 92 151 92 50 0 119-19 161-106 29-63 33-136 33-207zM193 612c-35 0-91-23-106-112-10-55-10-140-10-194 0-58 0-119 6-169 19-108 88-116 110-116 30 0 92 16 109 106 8 52 8 121 8 179 0 69 0 131-10 189-13 88-65 117-107 117z">
            <text:p/>
          </draw:path>
          <draw:path draw:style-name="gr3" draw:text-style-name="P9" draw:layer="layout" svg:width="0.812cm" svg:height="0.505cm" svg:x="15.833cm" svg:y="5.28cm" svg:viewBox="0 0 813 506" svg:d="M616 181c37 33 85 58 114 71-33 14-77 39-114 71h-583c-16 0-33 0-33 18 0 19 17 19 31 19h543c-44 42-91 123-91 135 0 11 10 11 16 11 9 0 15 0 17-9 21-35 46-83 106-137 62-56 125-79 171-94 16-6 16-6 18-8 2 0 2-4 2-6s0-2 0-4l-4-2c-2-2-2-2-19-9-124-35-216-120-266-218-10-19-12-19-25-19-6 0-16 0-16 10 0 13 45 92 91 136h-543c-14 0-31 0-31 18 0 17 17 17 33 17z">
            <text:p/>
          </draw:path>
        </draw:g>
        <draw:g xml:id="id207" draw:id="id207">
          <svg:title>TexMaths</svg:title>
          <svg:desc>26§display§2 - 2x = 0 \ \  \Rightarrow§svg§600§FALSE§</svg:desc>
          <draw:polygon draw:style-name="gr2" draw:text-style-name="P8" draw:layer="layout" svg:width="5.863cm" svg:height="0.539cm" svg:x="17.38cm" svg:y="5.179cm" svg:viewBox="0 0 5864 540" draw:points="2931,540 0,540 0,0 5864,0 5864,540">
            <text:p/>
          </draw:polygon>
          <draw:path draw:style-name="gr3" draw:text-style-name="P9" draw:layer="layout" svg:width="0.365cm" svg:height="0.61cm" svg:x="17.38cm" svg:y="5.133cm" svg:viewBox="0 0 366 611" svg:d="M71 540l98-95c143-127 197-175 197-266 0-106-81-179-193-179-104 0-173 85-173 166 0 50 46 50 48 50 16 0 48-10 48-48 0-22-17-47-48-47-8 0-8 0-13 2 21-61 71-94 125-94 83 0 123 73 123 150 0 73-46 145-96 201l-177 196c-10 10-10 12-10 35h341l25-160h-23c-4 27-10 69-18 81-9 8-69 8-88 8z">
            <text:p/>
          </draw:path>
          <draw:path draw:style-name="gr3" draw:text-style-name="P9" draw:layer="layout" svg:width="0.559cm" svg:height="0.038cm" svg:x="18.071cm" svg:y="5.495cm" svg:viewBox="0 0 560 39" svg:d="M528 39c15 0 32 0 32-20 0-19-17-19-32-19h-497c-14 0-31 0-31 19 0 20 17 20 31 20z">
            <text:p/>
          </draw:path>
          <draw:path draw:style-name="gr3" draw:text-style-name="P9" draw:layer="layout" svg:width="0.365cm" svg:height="0.61cm" svg:x="18.955cm" svg:y="5.133cm" svg:viewBox="0 0 366 611" svg:d="M71 540l98-95c143-127 197-175 197-266 0-106-81-179-193-179-104 0-173 85-173 166 0 50 46 50 48 50 16 0 48-10 48-48 0-22-17-47-48-47-8 0-8 0-13 2 21-61 71-94 125-94 83 0 123 73 123 150 0 73-46 145-96 201l-177 196c-10 10-10 12-10 35h341l25-160h-23c-4 27-10 69-18 81-9 8-69 8-88 8z">
            <text:p/>
          </draw:path>
          <draw:path draw:style-name="gr3" draw:text-style-name="P9" draw:layer="layout" svg:width="0.457cm" svg:height="0.415cm" svg:x="19.392cm" svg:y="5.337cm" svg:viewBox="0 0 458 416" svg:d="M281 129c4-25 25-108 89-108 4 0 27 0 46 10-25 6-44 29-44 50 0 15 11 33 36 33 21 0 50-16 50-54 0-48-54-60-86-60-54 0-85 48-97 71-23-63-71-71-98-71-96 0-148 118-148 141 0 9 8 9 11 9 8 0 10 0 12-9 31-97 92-120 123-120 16 0 50 8 50 60 0 29-17 92-50 218-15 59-48 96-88 96-6 0-27 0-45-10 22-7 43-25 43-50s-21-34-35-34c-27 0-50 25-50 54 0 42 46 61 85 61 63 0 94-65 98-71 10 35 44 71 98 71 96 0 148-119 148-142 0-8-9-8-11-8-8 0-10 2-12 8-32 100-92 121-123 121-35 0-50-29-50-60 0-21 6-40 17-81z">
            <text:p/>
          </draw:path>
          <draw:path draw:style-name="gr3" draw:text-style-name="P9" draw:layer="layout" svg:width="0.609cm" svg:height="0.215cm" svg:x="20.193cm" svg:y="5.405cm" svg:viewBox="0 0 610 216" svg:d="M578 37c15 0 32 0 32-18 0-19-17-19-30-19h-549c-14 0-31 0-31 19 0 18 17 18 31 18zM580 216c13 0 30 0 30-19 0-18-17-18-32-18h-547c-14 0-31 0-31 18 0 19 17 19 31 19z">
            <text:p/>
          </draw:path>
          <draw:path draw:style-name="gr3" draw:text-style-name="P9" draw:layer="layout" svg:width="0.386cm" svg:height="0.629cm" svg:x="21.141cm" svg:y="5.133cm" svg:viewBox="0 0 387 630" svg:d="M387 318c0-75-4-148-38-216-41-87-116-102-156-102-54 0-122 23-160 108-29 65-33 135-33 210 0 69 4 150 42 220 39 73 106 92 151 92 50 0 119-19 161-106 29-63 33-135 33-206zM193 611c-35 0-91-23-106-112-10-54-10-139-10-193 0-59 0-119 6-169 19-108 88-116 110-116 30 0 92 16 109 106 8 52 8 120 8 179 0 68 0 131-10 189-13 87-65 116-107 116z">
            <text:p/>
          </draw:path>
          <draw:path draw:style-name="gr3" draw:text-style-name="P9" draw:layer="layout" svg:width="0.812cm" svg:height="0.504cm" svg:x="22.477cm" svg:y="5.262cm" svg:viewBox="0 0 813 505" svg:d="M616 181c37 33 85 58 114 71-33 14-77 39-114 70h-583c-16 0-33 0-33 19s17 19 31 19h543c-44 41-91 122-91 135 0 10 10 10 16 10 9 0 15 0 17-8 21-36 46-83 106-137 62-57 125-79 171-94 16-6 16-6 18-8 2 0 2-4 2-6 0-3 0-3 0-5l-4-2c-2-2-2-2-19-8-124-35-216-121-266-218-10-19-12-19-25-19-6 0-16 0-16 10 0 13 45 92 91 136h-543c-14 0-31 0-31 18 0 17 17 17 33 17z">
            <text:p/>
          </draw:path>
        </draw:g>
        <draw:g xml:id="id208" draw:id="id208">
          <svg:title>TexMaths</svg:title>
          <svg:desc>26§display§x =  1§svg§600§FALSE§</svg:desc>
          <draw:polygon draw:style-name="gr2" draw:text-style-name="P8" draw:layer="layout" svg:width="2.033cm" svg:height="0.527cm" svg:x="23.999cm" svg:y="5.18cm" svg:viewBox="0 0 2034 528" draw:points="1017,528 0,528 0,0 2034,0 2034,528">
            <text:p/>
          </draw:polygon>
          <draw:path draw:style-name="gr3" draw:text-style-name="P9" draw:layer="layout" svg:width="0.456cm" svg:height="0.414cm" svg:x="23.98cm" svg:y="5.338cm" svg:viewBox="0 0 457 415" svg:d="M281 129c4-25 25-108 89-108 6 0 27 0 46 10-25 6-44 29-44 50 0 15 11 33 36 33 20 0 49-16 49-54 0-48-54-60-85-60-54 0-85 48-98 71-22-63-70-71-97-71-96 0-148 118-148 141 0 9 8 9 11 9 8 0 10 0 12-9 31-97 91-120 123-120 16 0 50 8 50 60 0 29-17 91-50 218-15 58-48 96-88 96-6 0-27 0-45-11 22-6 43-25 43-50s-21-33-35-33c-27 0-50 25-50 54 0 42 46 60 85 60 63 0 96-64 98-70 10 35 44 70 98 70 95 0 147-118 147-141 0-8-8-8-10-8-8 0-10 2-13 8-29 100-93 121-122 121-36 0-50-29-50-61 0-20 6-39 17-81z">
            <text:p/>
          </draw:path>
          <draw:path draw:style-name="gr3" draw:text-style-name="P9" draw:layer="layout" svg:width="0.608cm" svg:height="0.215cm" svg:x="24.781cm" svg:y="5.406cm" svg:viewBox="0 0 609 216" svg:d="M578 37c15 0 31 0 31-18 0-19-16-19-29-19h-549c-14 0-31 0-31 19 0 18 17 18 31 18zM580 216c13 0 29 0 29-19 0-18-16-18-31-18h-547c-14 0-31 0-31 18 0 19 17 19 31 19z">
            <text:p/>
          </draw:path>
          <draw:path draw:style-name="gr3" draw:text-style-name="P9" draw:layer="layout" svg:width="0.303cm" svg:height="0.61cm" svg:x="25.774cm" svg:y="5.134cm" svg:viewBox="0 0 304 611" svg:d="M189 23c0-21 0-23-21-23-58 58-139 58-168 58v29c19 0 73 0 121-25v476c0 33-2 44-86 44h-29v29c31-4 113-4 148-4 37 0 116 0 150 4v-29h-30c-83 0-85-11-85-44z">
            <text:p/>
          </draw:path>
        </draw:g>
        <draw:g xml:id="id209" draw:id="id209">
          <svg:title>TexMaths</svg:title>
          <svg:desc>26§display§\text{Put }  x = 1 \text { in (I) we get}§svg§600§FALSE§</svg:desc>
          <draw:polygon draw:style-name="gr2" draw:text-style-name="P8" draw:layer="layout" svg:width="9.125cm" svg:height="0.823cm" svg:x="2.791cm" svg:y="6.974cm" svg:viewBox="0 0 9126 824" draw:points="4564,824 0,824 0,0 9126,0 9126,824">
            <text:p/>
          </draw:polygon>
          <draw:path draw:style-name="gr3" draw:text-style-name="P9" draw:layer="layout" svg:width="0.54cm" svg:height="0.625cm" svg:x="2.776cm" svg:y="6.988cm" svg:viewBox="0 0 541 626" svg:d="M177 337h154c110 0 210-75 210-166 0-90-92-171-216-171h-325v29h23c71 0 71 11 71 42v484c0 34 0 42-71 42h-23v29c31-2 100-2 135-2 36 0 104 0 135 2v-29h-20c-71 0-73-8-73-42zM173 312v-248c0-29 2-35 45-35h82c145 0 145 96 145 142 0 43 0 141-145 141z">
            <text:p/>
          </draw:path>
          <draw:path draw:style-name="gr3" draw:text-style-name="P9" draw:layer="layout" svg:width="0.461cm" svg:height="0.415cm" svg:x="3.396cm" svg:y="7.209cm" svg:viewBox="0 0 462 416" svg:d="M329 333v83l133-10v-30c-65 0-71-6-71-50v-326l-135 10v30c64 0 71 6 71 49v165c0 79-44 141-111 141-77 0-81-41-81-89v-306l-135 10v30c71 0 71 2 71 83v137c0 73 0 156 141 156 50 0 92-25 117-83z">
            <text:p/>
          </draw:path>
          <draw:path draw:style-name="gr3" draw:text-style-name="P9" draw:layer="layout" svg:width="0.288cm" svg:height="0.573cm" svg:x="3.891cm" svg:y="7.051cm" svg:viewBox="0 0 289 574" svg:d="M141 198h132v-30h-132v-168h-22c0 75-30 173-119 177v21h79v251c0 115 85 125 119 125 64 0 91-65 91-125v-52h-25v52c0 67-27 102-60 102-63 0-63-83-63-100z">
            <text:p/>
          </draw:path>
          <draw:path draw:style-name="gr3" draw:text-style-name="P9" draw:layer="layout" svg:width="0.457cm" svg:height="0.415cm" svg:x="4.561cm" svg:y="7.209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6 0 148-119 148-141 0-9-9-9-11-9-8 0-10 2-12 9-32 99-94 120-123 120-35 0-50-29-50-60 0-21 6-40 17-81z">
            <text:p/>
          </draw:path>
          <draw:path draw:style-name="gr3" draw:text-style-name="P9" draw:layer="layout" svg:width="0.608cm" svg:height="0.215cm" svg:x="5.362cm" svg:y="7.277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303cm" svg:height="0.61cm" svg:x="6.356cm" svg:y="7.005cm" svg:viewBox="0 0 304 611" svg:d="M189 23c0-21 0-23-23-23-56 58-137 58-166 58v29c19 0 73 0 121-25v477c0 33-2 43-86 43h-29v29c31-4 113-4 148-4 37 0 116 0 150 4v-29h-29c-84 0-86-10-86-43z">
            <text:p/>
          </draw:path>
          <draw:path draw:style-name="gr3" draw:text-style-name="P9" draw:layer="layout" svg:width="0.197cm" svg:height="0.612cm" svg:x="7.067cm" svg:y="7.003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461cm" svg:height="0.405cm" svg:x="7.319cm" svg:y="7.209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9" draw:layer="layout" svg:width="0.213cm" svg:height="0.914cm" svg:x="8.193cm" svg:y="6.928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9" draw:layer="layout" svg:width="0.28cm" svg:height="0.625cm" svg:x="8.484cm" svg:y="6.988cm" svg:viewBox="0 0 281 626" svg:d="M181 71c0-31 2-42 75-42h25v-29c-33 2-106 2-140 2-37 0-110 0-141-2v29h25c71 0 75 11 75 42v484c0 34-4 42-75 42h-25v29c31-2 104-2 139-2 36 0 109 0 142 2v-29h-25c-73 0-75-8-75-42z">
            <text:p/>
          </draw:path>
          <draw:path draw:style-name="gr3" draw:text-style-name="P9" draw:layer="layout" svg:width="0.213cm" svg:height="0.914cm" svg:x="8.84cm" svg:y="6.928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9" draw:layer="layout" svg:width="0.627cm" svg:height="0.405cm" svg:x="9.466cm" svg:y="7.219cm" svg:viewBox="0 0 628 406" svg:d="M551 87c17-45 44-58 77-58v-29c-21 2-48 2-66 2-27 0-69-2-86-2v29c34 0 52 17 52 44 0 6 0 6-4 19l-83 234-92-255c-2-11-4-13-4-17 0-25 36-25 54-25v-29c-27 0-72 2-95 2-27 0-54 0-81-2v29c33 0 47 2 58 13 4 6 14 33 21 52l-79 220-88-243c-4-13-4-15-4-17 0-25 35-25 54-25v-29c-27 0-79 2-100 2-4 0-52 0-85-2v29c46 0 56 2 69 31l114 325c4 14 8 21 19 21 12 0 14-5 18-19l94-260 94 262c2 10 6 17 16 17 13 0 17-9 19-17z">
            <text:p/>
          </draw:path>
          <draw:path draw:style-name="gr3" draw:text-style-name="P9" draw:layer="layout" svg:width="0.355cm" svg:height="0.421cm" svg:x="10.109cm" svg:y="7.205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419cm" svg:height="0.604cm" svg:x="10.82cm" svg:y="7.198cm" svg:viewBox="0 0 420 605" svg:d="M179 258c-81 0-81-92-81-112 0-25 2-54 14-77 9-13 29-38 67-38 79 0 79 92 79 112 0 25 0 55-15 77-8 13-29 38-64 38zM71 293c0-4 0-25 16-43 36 27 73 29 92 29 85 0 148-63 148-133 0-36-15-69-38-90 33-31 67-35 83-35 2 0 7 0 9 0-11 4-15 14-15 25 0 16 13 27 27 27 8 0 27-6 27-27 0-17-12-46-48-46-18 0-58 6-97 44-38-32-77-34-96-34-85 0-150 63-150 133 0 42 21 75 44 96-13 13-29 44-29 75 0 29 12 64 41 81-56 17-85 56-85 94 0 64 92 116 204 116 108 0 204-48 204-118 0-34-15-79-61-106-50-25-102-25-158-25-23 0-62 0-68 0-29-5-50-34-50-63zM204 582c-94 0-156-45-156-93 0-44 35-77 75-79h54c79 0 183 0 183 79 0 48-67 93-156 93z">
            <text:p/>
          </draw:path>
          <draw:path draw:style-name="gr3" draw:text-style-name="P9" draw:layer="layout" svg:width="0.355cm" svg:height="0.421cm" svg:x="11.276cm" svg:y="7.205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286cm" svg:height="0.573cm" svg:x="11.675cm" svg:y="7.051cm" svg:viewBox="0 0 287 574" svg:d="M141 198h132v-30h-132v-168h-22c0 75-30 173-119 177v21h79v251c0 115 85 125 119 125 64 0 89-65 89-125v-52h-23v52c0 67-27 102-60 102-63 0-63-83-63-100z">
            <text:p/>
          </draw:path>
        </draw:g>
        <draw:g xml:id="id210" draw:id="id210">
          <svg:title>TexMaths</svg:title>
          <svg:desc>26§display§0 + y^2 - 0 - 4y = 0 §svg§600§FALSE§</svg:desc>
          <draw:polygon draw:style-name="gr2" draw:text-style-name="P8" draw:layer="layout" svg:width="7.642cm" svg:height="0.9cm" svg:x="12.493cm" svg:y="6.882cm" svg:viewBox="0 0 7643 901" draw:points="3821,901 0,901 0,0 7643,0 7643,901">
            <text:p/>
          </draw:polygon>
          <draw:path draw:style-name="gr3" draw:text-style-name="P9" draw:layer="layout" svg:width="0.386cm" svg:height="0.63cm" svg:x="12.483cm" svg:y="7.03cm" svg:viewBox="0 0 387 631" svg:d="M387 319c0-75-4-148-38-217-41-87-116-102-156-102-54 0-122 23-160 108-29 65-33 136-33 211 0 68 4 149 42 220 39 73 106 92 151 92 50 0 119-19 161-106 29-63 33-136 33-206zM193 612c-35 0-91-23-106-112-10-54-10-140-10-194 0-58 0-119 6-169 19-108 88-116 110-116 30 0 90 16 109 106 8 52 8 121 8 179 0 69 0 131-10 190-13 87-65 116-107 116z">
            <text:p/>
          </draw:path>
          <draw:path draw:style-name="gr3" draw:text-style-name="P9" draw:layer="layout" svg:width="0.609cm" svg:height="0.611cm" svg:x="13.159cm" svg:y="7.105cm" svg:viewBox="0 0 610 612" svg:d="M325 325h255c13 0 30 0 30-19s-17-19-30-19h-255v-256c0-14 0-31-19-31s-19 17-19 31v256h-256c-14 0-31 0-31 19s17 19 31 19h256v256c0 12 0 31 19 31s19-19 19-31z">
            <text:p/>
          </draw:path>
          <draw:path draw:style-name="gr3" draw:text-style-name="P9" draw:layer="layout" svg:width="0.423cm" svg:height="0.592cm" svg:x="14.047cm" svg:y="7.234cm" svg:viewBox="0 0 424 593" svg:d="M420 56c4-12 4-14 4-21 0-16-14-25-27-25-10 0-25 5-33 19-2 4-8 33-12 50-7 23-13 48-19 73l-42 167c-2 12-41 77-102 77-48 0-58-40-58-75 0-42 17-98 48-179 14-38 17-48 17-67 0-42-30-75-75-75-88 0-121 133-121 142 0 8 8 8 10 8 11 0 11-2 15-17 25-85 62-112 94-112 6 0 22 0 22 29 0 23-8 46-16 65-36 95-52 149-52 191 0 81 58 110 112 110 36 0 67-16 92-41-11 48-23 91-59 141-25 32-60 59-102 59-12 0-54-5-68-40 14 0 25 0 39-10 9-9 17-21 17-38 0-29-25-33-33-33-21 0-52 14-52 60s41 79 97 79c96 0 190-83 215-187z">
            <text:p/>
          </draw:path>
          <draw:path draw:style-name="gr3" draw:text-style-name="P9" draw:layer="layout" svg:width="0.284cm" svg:height="0.426cm" svg:x="14.542cm" svg:y="6.836cm" svg:viewBox="0 0 285 427" svg:d="M285 310h-23c-2 15-8 52-17 59-4 4-54 4-62 4h-119c67-61 90-77 129-109 48-37 92-77 92-139 0-77-69-125-152-125-79 0-133 56-133 115 0 33 27 37 33 37 17 0 36-13 36-35 0-11-5-34-38-34 19-46 63-60 94-60 64 0 98 50 98 102 0 56-40 100-61 125l-156 152c-6 6-6 8-6 25h266z">
            <text:p/>
          </draw:path>
          <draw:path draw:style-name="gr3" draw:text-style-name="P9" draw:layer="layout" svg:width="0.559cm" svg:height="0.039cm" svg:x="15.191cm" svg:y="7.392cm" svg:viewBox="0 0 560 40" svg:d="M528 40c15 0 32 0 32-21 0-19-17-19-32-19h-497c-14 0-31 0-31 19 0 21 17 21 31 21z">
            <text:p/>
          </draw:path>
          <draw:path draw:style-name="gr3" draw:text-style-name="P9" draw:layer="layout" svg:width="0.386cm" svg:height="0.63cm" svg:x="16.065cm" svg:y="7.03cm" svg:viewBox="0 0 387 631" svg:d="M387 319c0-75-4-148-38-217-41-87-116-102-156-102-54 0-122 23-160 108-29 65-33 136-33 211 0 68 4 149 42 220 39 73 106 92 151 92 50 0 119-19 161-106 29-63 33-136 33-206zM193 612c-35 0-91-23-106-112-10-54-10-140-10-194 0-58 0-119 6-169 19-108 88-116 110-116 30 0 92 16 109 106 8 52 8 121 8 179 0 69 0 131-10 190-13 87-65 116-107 116z">
            <text:p/>
          </draw:path>
          <draw:path draw:style-name="gr3" draw:text-style-name="P9" draw:layer="layout" svg:width="0.559cm" svg:height="0.039cm" svg:x="16.766cm" svg:y="7.392cm" svg:viewBox="0 0 560 40" svg:d="M528 40c15 0 32 0 32-21 0-19-17-19-32-19h-497c-14 0-31 0-31 19 0 21 17 21 31 21z">
            <text:p/>
          </draw:path>
          <draw:path draw:style-name="gr3" draw:text-style-name="P9" draw:layer="layout" svg:width="0.407cm" svg:height="0.619cm" svg:x="17.63cm" svg:y="7.019cm" svg:viewBox="0 0 408 620" svg:d="M243 471v79c0 33 0 43-68 43h-19v27c37-2 85-2 123-2 39 0 87 0 125 2v-27h-19c-69 0-71-10-71-43v-79h94v-30h-94v-418c0-17 0-23-14-23-9 0-11 0-17 10l-283 431v30zM250 441h-225l225-341z">
            <text:p/>
          </draw:path>
          <draw:path draw:style-name="gr3" draw:text-style-name="P9" draw:layer="layout" svg:width="0.423cm" svg:height="0.592cm" svg:x="18.087cm" svg:y="7.234cm" svg:viewBox="0 0 424 593" svg:d="M420 56c4-12 4-14 4-21 0-16-14-25-27-25-10 0-25 5-33 19-2 4-8 33-12 50-7 23-13 48-19 73l-42 167c-2 12-41 77-104 77-46 0-56-40-56-75 0-42 17-98 48-179 14-38 17-48 17-67 0-42-30-75-75-75-88 0-121 133-121 142 0 8 8 8 10 8 11 0 11-2 15-17 25-85 62-112 94-112 6 0 22 0 22 29 0 23-8 46-16 65-36 95-52 149-52 191 0 81 58 110 112 110 36 0 67-16 92-41-11 48-23 91-59 141-25 32-60 59-102 59-12 0-54-5-68-40 14 0 25 0 39-10 9-9 17-21 17-38 0-29-25-33-33-33-21 0-52 14-52 60s41 79 97 79c96 0 190-83 215-187z">
            <text:p/>
          </draw:path>
          <draw:path draw:style-name="gr3" draw:text-style-name="P9" draw:layer="layout" svg:width="0.609cm" svg:height="0.216cm" svg:x="18.846cm" svg:y="7.302cm" svg:viewBox="0 0 610 217" svg:d="M578 37c15 0 32 0 32-18 0-19-17-19-30-19h-549c-14 0-31 0-31 19 0 18 17 18 31 18zM580 217c13 0 30 0 30-19s-17-19-32-19h-547c-14 0-31 0-31 19s17 19 31 19z">
            <text:p/>
          </draw:path>
          <draw:path draw:style-name="gr3" draw:text-style-name="P9" draw:layer="layout" svg:width="0.386cm" svg:height="0.63cm" svg:x="19.795cm" svg:y="7.03cm" svg:viewBox="0 0 387 631" svg:d="M387 319c0-75-4-148-38-217-41-87-116-102-156-102-54 0-122 23-160 108-29 65-33 136-33 211 0 68 4 149 42 220 39 73 106 92 151 92 50 0 119-19 161-106 29-63 33-136 33-206zM193 612c-35 0-91-23-108-112-8-54-8-140-8-194 0-58 0-119 6-169 19-108 88-116 110-116 30 0 90 16 109 106 8 52 8 121 8 179 0 69 0 131-10 190-13 87-65 116-107 116z">
            <text:p/>
          </draw:path>
        </draw:g>
        <draw:g xml:id="id211" draw:id="id211">
          <svg:title>TexMaths</svg:title>
          <svg:desc>26§display§\Rightarrow \ \  y(y - 4) = 0  \ \ \Rightarrow§svg§600§FALSE§</svg:desc>
          <draw:polygon draw:style-name="gr2" draw:text-style-name="P8" draw:layer="layout" svg:width="8.33cm" svg:height="0.823cm" svg:x="2.782cm" svg:y="8.282cm" svg:viewBox="0 0 8331 824" draw:points="4166,824 0,824 0,0 8331,0 8331,824">
            <text:p/>
          </draw:polygon>
          <draw:path draw:style-name="gr3" draw:text-style-name="P9" draw:layer="layout" svg:width="0.812cm" svg:height="0.504cm" svg:x="2.786cm" svg:y="8.442cm" svg:viewBox="0 0 813 505" svg:d="M616 181c37 33 85 58 114 71-33 14-77 39-114 70h-583c-16 0-33 0-33 19s17 19 31 19h543c-44 41-92 122-92 135 0 10 11 10 17 10 8 0 15 0 17-8 21-35 46-83 106-137 62-56 125-79 170-94 17-6 17-6 19-8 2 0 2-4 2-6s0-2 0-5l-4-2c-2-2-2-2-19-8-124-35-216-121-268-218-8-19-10-19-23-19-6 0-17 0-17 10 0 13 46 92 92 136h-543c-14 0-31 0-31 18 0 17 17 17 33 17z">
            <text:p/>
          </draw:path>
          <draw:path draw:style-name="gr3" draw:text-style-name="P9" draw:layer="layout" svg:width="0.423cm" svg:height="0.592cm" svg:x="4.539cm" svg:y="8.517cm" svg:viewBox="0 0 424 593" svg:d="M420 56c4-12 4-14 4-21 0-16-14-25-27-25-10 0-25 5-33 19-2 4-8 33-13 50-6 23-12 48-18 73l-42 166c-2 13-41 77-102 77-48 0-58-39-58-75 0-41 17-97 48-179 14-37 16-47 16-66 0-42-29-75-74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4 215-187z">
            <text:p/>
          </draw:path>
          <draw:path draw:style-name="gr3" draw:text-style-name="P9" draw:layer="layout" svg:width="0.213cm" svg:height="0.914cm" svg:x="5.084cm" svg:y="8.236cm" svg:viewBox="0 0 214 915" svg:d="M214 907c0-2 0-4-16-21-115-114-144-287-144-428 0-159 35-319 148-433 12-10 12-13 12-17 0-6-4-8-10-8-9 0-92 62-146 179-48 100-58 202-58 279 0 72 10 182 60 286 56 113 135 171 144 171 6 0 10-2 10-8z">
            <text:p/>
          </draw:path>
          <draw:path draw:style-name="gr3" draw:text-style-name="P9" draw:layer="layout" svg:width="0.423cm" svg:height="0.592cm" svg:x="5.375cm" svg:y="8.517cm" svg:viewBox="0 0 424 593" svg:d="M420 56c4-12 4-14 4-21 0-16-14-25-27-25-10 0-25 5-33 19-2 4-8 33-13 50-6 23-12 48-18 73l-42 166c-2 13-41 77-102 77-48 0-58-39-58-75 0-41 17-97 48-179 14-37 16-47 16-66 0-42-29-75-74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4 215-187z">
            <text:p/>
          </draw:path>
          <draw:path draw:style-name="gr3" draw:text-style-name="P9" draw:layer="layout" svg:width="0.558cm" svg:height="0.039cm" svg:x="6.107cm" svg:y="8.675cm" svg:viewBox="0 0 559 40" svg:d="M528 40c15 0 31 0 31-21 0-19-16-19-31-19h-497c-14 0-31 0-31 19 0 21 17 21 31 21z">
            <text:p/>
          </draw:path>
          <draw:path draw:style-name="gr3" draw:text-style-name="P9" draw:layer="layout" svg:width="0.407cm" svg:height="0.619cm" svg:x="6.973cm" svg:y="8.303cm" svg:viewBox="0 0 408 620" svg:d="M243 470v79c0 33 0 44-68 44h-19v27c37-2 85-2 123-2 39 0 87 0 124 2v-27h-18c-69 0-71-11-71-44v-79h94v-29h-94v-418c0-17 0-23-15-23-8 0-10 0-16 10l-283 431v29zM250 441h-225l225-341z">
            <text:p/>
          </draw:path>
          <draw:path draw:style-name="gr3" draw:text-style-name="P9" draw:layer="layout" svg:width="0.213cm" svg:height="0.914cm" svg:x="7.455cm" svg:y="8.23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9" draw:layer="layout" svg:width="0.608cm" svg:height="0.215cm" svg:x="8.064cm" svg:y="8.585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386cm" svg:height="0.629cm" svg:x="9.013cm" svg:y="8.313cm" svg:viewBox="0 0 387 630" svg:d="M387 318c0-75-4-147-38-216-41-87-116-102-156-102-54 0-122 23-160 108-29 65-33 135-33 210 0 69 4 150 42 221 39 72 106 91 151 91 50 0 119-19 161-106 29-62 33-135 33-206zM193 611c-35 0-91-22-106-112-10-54-10-139-10-193 0-59 0-119 6-169 19-108 88-116 110-116 30 0 92 16 109 106 8 52 8 120 8 179 0 68 0 131-11 189-12 87-64 116-106 116z">
            <text:p/>
          </draw:path>
          <draw:path draw:style-name="gr3" draw:text-style-name="P9" draw:layer="layout" svg:width="0.812cm" svg:height="0.504cm" svg:x="10.346cm" svg:y="8.442cm" svg:viewBox="0 0 813 505" svg:d="M616 181c37 33 85 58 114 71-33 14-77 39-114 70h-583c-16 0-33 0-33 19s17 19 31 19h543c-44 41-92 122-92 135 0 10 11 10 17 10 8 0 15 0 17-8 21-35 46-83 106-137 62-56 125-79 170-94 17-6 17-6 19-8 2 0 2-4 2-6s0-2 0-5l-4-2c-2-2-2-2-19-8-124-35-216-121-266-218-10-19-12-19-25-19-6 0-17 0-17 10 0 13 46 92 92 136h-543c-14 0-31 0-31 18 0 17 17 17 33 17z">
            <text:p/>
          </draw:path>
        </draw:g>
        <draw:g xml:id="id212" draw:id="id212">
          <svg:title>TexMaths</svg:title>
          <svg:desc>26§display§y = 0 \ \text { or } \ y = 4§svg§600§FALSE§</svg:desc>
          <draw:polygon draw:style-name="gr2" draw:text-style-name="P8" draw:layer="layout" svg:width="6.23cm" svg:height="0.714cm" svg:x="11.904cm" svg:y="8.284cm" svg:viewBox="0 0 6231 715" draw:points="3114,715 0,715 0,0 6231,0 6231,715">
            <text:p/>
          </draw:polygon>
          <draw:path draw:style-name="gr3" draw:text-style-name="P9" draw:layer="layout" svg:width="0.423cm" svg:height="0.591cm" svg:x="11.885cm" svg:y="8.452cm" svg:viewBox="0 0 424 592" svg:d="M420 56c4-12 4-14 4-21 0-16-14-25-27-25-10 0-25 5-33 19-2 4-8 33-12 50-7 23-13 48-19 73l-42 166c-2 12-41 77-102 77-48 0-58-40-58-75 0-42 17-98 48-179 14-37 17-48 17-66 0-42-30-75-75-75-88 0-121 133-121 141 0 9 8 9 10 9 11 0 11-3 15-17 25-85 62-112 94-112 6 0 22 0 22 29 0 23-8 46-16 64-36 96-52 150-52 191 0 81 58 110 112 110 36 0 67-16 92-41-11 48-23 91-59 141-25 31-60 58-102 58-12 0-54-4-68-39 14 0 25 0 39-11 9-8 17-20 17-37 0-29-25-33-33-33-21 0-52 14-52 60s41 79 97 79c96 0 190-83 215-187z">
            <text:p/>
          </draw:path>
          <draw:path draw:style-name="gr3" draw:text-style-name="P9" draw:layer="layout" svg:width="0.609cm" svg:height="0.215cm" svg:x="12.644cm" svg:y="8.521cm" svg:viewBox="0 0 610 216" svg:d="M578 37c15 0 32 0 32-18 0-19-17-19-30-19h-549c-14 0-31 0-31 19 0 18 17 18 31 18zM580 216c13 0 30 0 30-19 0-18-17-18-32-18h-547c-14 0-31 0-31 18 0 19 17 19 31 19z">
            <text:p/>
          </draw:path>
          <draw:path draw:style-name="gr3" draw:text-style-name="P9" draw:layer="layout" svg:width="0.386cm" svg:height="0.628cm" svg:x="13.593cm" svg:y="8.248cm" svg:viewBox="0 0 387 629" svg:d="M387 318c0-75-4-148-38-216-41-87-116-102-156-102-54 0-122 23-160 108-29 64-33 135-33 210 0 68 4 149 42 220 39 73 106 91 151 91 50 0 119-18 161-106 29-62 33-135 33-205zM193 611c-35 0-91-23-106-112-10-54-10-140-10-194 0-58 0-118 6-168 19-108 88-116 110-116 30 0 90 16 109 106 8 52 8 120 8 178 0 69 0 131-10 189-13 88-65 117-107 117z">
            <text:p/>
          </draw:path>
          <draw:path draw:style-name="gr3" draw:text-style-name="P9" draw:layer="layout" svg:width="0.407cm" svg:height="0.421cm" svg:x="14.65cm" svg:y="8.448cm" svg:viewBox="0 0 408 422" svg:d="M408 214c0-116-94-214-204-214-115 0-204 100-204 214 0 118 96 208 204 208 110 0 204-92 204-208zM204 399c-40 0-79-21-104-62-23-40-23-96-23-129 0-36 0-85 21-127 25-42 68-60 106-60 39 0 79 18 102 58 25 39 25 93 25 129 0 33 0 83-21 122-19 42-60 69-106 69z">
            <text:p/>
          </draw:path>
          <draw:path draw:style-name="gr3" draw:text-style-name="P9" draw:layer="layout" svg:width="0.309cm" svg:height="0.404cm" svg:x="15.105cm" svg:y="8.452cm" svg:viewBox="0 0 310 405" svg:d="M127 102v-102l-127 10v29c64 0 71 7 71 50v248c0 39-9 39-71 39v29c35 0 79-2 104-2 37 0 81 0 119 2v-29h-21c-67 0-69-8-69-42v-141c0-91 38-172 108-172 7 0 9 0 11 0-4 2-21 12-21 35 0 27 19 40 39 40 17 0 40-11 40-40s-29-56-69-56c-66 0-100 62-114 102z">
            <text:p/>
          </draw:path>
          <draw:path draw:style-name="gr3" draw:text-style-name="P9" draw:layer="layout" svg:width="0.423cm" svg:height="0.591cm" svg:x="16.075cm" svg:y="8.452cm" svg:viewBox="0 0 424 592" svg:d="M420 56c4-12 4-14 4-21 0-16-14-25-27-25-10 0-25 5-33 19-2 4-8 33-12 50-7 23-13 48-19 73l-42 166c-2 12-41 77-104 77-46 0-56-40-56-75 0-42 17-98 48-179 14-37 17-48 17-66 0-42-30-75-75-75-88 0-121 133-121 141 0 9 8 9 10 9 11 0 11-3 15-17 25-85 62-112 94-112 6 0 22 0 22 29 0 23-8 46-16 64-36 96-52 150-52 191 0 81 58 110 112 110 36 0 67-16 92-41-11 48-23 91-59 141-25 31-60 58-102 58-12 0-54-4-68-39 14 0 25 0 37-11 11-8 19-20 19-37 0-29-25-33-33-33-21 0-52 14-52 60s41 79 97 79c96 0 190-83 215-187z">
            <text:p/>
          </draw:path>
          <draw:path draw:style-name="gr3" draw:text-style-name="P9" draw:layer="layout" svg:width="0.609cm" svg:height="0.215cm" svg:x="16.834cm" svg:y="8.521cm" svg:viewBox="0 0 610 216" svg:d="M578 37c15 0 32 0 32-18 0-19-17-19-30-19h-549c-14 0-31 0-31 19 0 18 17 18 31 18zM580 216c13 0 30 0 30-19 0-18-17-18-32-18h-547c-14 0-31 0-31 18 0 19 17 19 31 19z">
            <text:p/>
          </draw:path>
          <draw:path draw:style-name="gr3" draw:text-style-name="P9" draw:layer="layout" svg:width="0.407cm" svg:height="0.618cm" svg:x="17.772cm" svg:y="8.238cm" svg:viewBox="0 0 408 619" svg:d="M243 469v79c0 34 0 44-68 44h-19v27c37-2 85-2 123-2 39 0 87 0 125 2v-27h-19c-69 0-71-10-71-44v-79h94v-29h-94v-417c0-17 0-23-14-23-9 0-11 0-17 10l-283 430v29zM250 440h-225l225-340z">
            <text:p/>
          </draw:path>
        </draw:g>
        <draw:g xml:id="id213" draw:id="id213">
          <svg:title>TexMaths</svg:title>
          <svg:desc>28§display§\therefore§svg§600§FALSE§</svg:desc>
          <draw:polygon draw:style-name="gr2" draw:text-style-name="P8" draw:layer="layout" svg:width="0.528cm" svg:height="0.433cm" svg:x="3.079cm" svg:y="9.812cm" svg:viewBox="0 0 529 434" draw:points="265,434 0,434 0,0 529,0 529,434">
            <text:p/>
          </draw:polygon>
          <draw:path draw:style-name="gr3" draw:text-style-name="P9" draw:layer="layout" svg:width="0.598cm" svg:height="0.531cm" svg:x="3.059cm" svg:y="9.763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214" draw:id="id214">
          <svg:title>TexMaths</svg:title>
          <svg:desc>26§display§\text{The points of tangency are }  (1, 0) \text { and } (1, 4)§svg§600§FALSE§</svg:desc>
          <draw:polygon draw:style-name="gr2" draw:text-style-name="P8" draw:layer="layout" svg:width="17.036cm" svg:height="0.823cm" svg:x="4.489cm" svg:y="9.576cm" svg:viewBox="0 0 17037 824" draw:points="8517,824 0,824 0,0 17037,0 17037,824">
            <text:p/>
          </draw:polygon>
          <draw:path draw:style-name="gr3" draw:text-style-name="P9" draw:layer="layout" svg:width="0.594cm" svg:height="0.619cm" svg:x="4.477cm" svg:y="9.597cm" svg:viewBox="0 0 595 620" svg:d="M578 0h-561l-17 206h23c12-148 27-177 164-177 17 0 42 0 50 2 19 2 19 13 19 33v485c0 31 0 44-96 44h-35v27c37-2 131-2 172-2 42 0 138 0 175 2v-27h-37c-96 0-96-13-96-44v-485c0-18 0-31 17-33 8-2 33-2 52-2 137 0 152 29 164 177h23z">
            <text:p/>
          </draw:path>
          <draw:path draw:style-name="gr3" draw:text-style-name="P9" draw:layer="layout" svg:width="0.461cm" svg:height="0.635cm" svg:x="5.132cm" svg:y="9.582cm" svg:viewBox="0 0 462 636" svg:d="M71 566c0 41-9 41-71 41v29c31-2 79-2 104-2 23 0 71 0 102 2v-29c-60 0-71 0-71-41v-169c0-95 65-145 123-145s69 50 69 102v212c0 41-11 41-71 41v29c31-2 79-2 104-2 23 0 71 0 102 2v-29c-48 0-71 0-71-27v-174c0-80 0-109-29-142-13-14-44-33-96-33-79 0-118 56-133 89v-320l-133 10v30c64 0 71 6 71 49z">
            <text:p/>
          </draw:path>
          <draw:path draw:style-name="gr3" draw:text-style-name="P9" draw:layer="layout" svg:width="0.355cm" svg:height="0.421cm" svg:x="5.638cm" svg:y="9.807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452cm" svg:height="0.581cm" svg:x="6.347cm" svg:y="9.811cm" svg:viewBox="0 0 453 582" svg:d="M133 60v-60l-133 10v30c64 0 71 4 71 45v429c0 41-9 41-71 41v27c31 0 79-2 102-2 25 0 73 2 104 2v-27c-60 0-71 0-71-41v-154-9c4 15 44 65 113 65 110 0 205-90 205-208 0-116-89-208-193-208-71 0-110 40-127 60zM135 302v-206c27-46 71-73 119-73 66 0 122 81 122 185 0 110-64 187-133 187-35 0-70-19-95-56-13-19-13-21-13-37z">
            <text:p/>
          </draw:path>
          <draw:path draw:style-name="gr3" draw:text-style-name="P9" draw:layer="layout" svg:width="0.407cm" svg:height="0.421cm" svg:x="6.881cm" svg:y="9.807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9" draw:layer="layout" svg:width="0.197cm" svg:height="0.612cm" svg:x="7.343cm" svg:y="9.605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461cm" svg:height="0.405cm" svg:x="7.595cm" svg:y="9.811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9" draw:layer="layout" svg:width="0.286cm" svg:height="0.573cm" svg:x="8.065cm" svg:y="9.653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9" draw:layer="layout" svg:width="0.301cm" svg:height="0.421cm" svg:x="8.433cm" svg:y="9.807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9" draw:layer="layout" svg:width="0.407cm" svg:height="0.421cm" svg:x="9.094cm" svg:y="9.807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9" draw:layer="layout" svg:width="0.296cm" svg:height="0.646cm" svg:x="9.556cm" svg:y="9.572cm" svg:viewBox="0 0 297 647" svg:d="M131 252v-106c0-82 44-125 85-125 2 0 15 0 29 6-10 4-27 15-27 37 0 21 15 40 40 40 27 0 39-19 39-40 0-33-33-64-81-64-64 0-143 48-143 146v106h-73v27h73v297c0 42-11 42-73 42v29c37-2 79-4 106-4 38 0 79 0 117 4v-29h-19c-69 0-71-11-71-44v-295h106v-27z">
            <text:p/>
          </draw:path>
          <draw:path draw:style-name="gr3" draw:text-style-name="P9" draw:layer="layout" svg:width="0.286cm" svg:height="0.573cm" svg:x="10.126cm" svg:y="9.653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9" draw:layer="layout" svg:width="0.413cm" svg:height="0.421cm" svg:x="10.503cm" svg:y="9.807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9" draw:layer="layout" svg:width="0.461cm" svg:height="0.405cm" svg:x="10.95cm" svg:y="9.811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9" draw:layer="layout" svg:width="0.419cm" svg:height="0.604cm" svg:x="11.455cm" svg:y="9.8cm" svg:viewBox="0 0 420 605" svg:d="M179 258c-81 0-81-92-81-112 0-25 2-54 14-77 9-13 29-38 67-38 79 0 79 92 79 112 0 25 0 55-15 77-8 13-29 38-64 38zM71 293c0-4 0-25 16-43 36 27 73 29 92 29 85 0 148-63 148-133 0-36-15-69-38-90 33-31 67-35 83-35 2 0 7 0 9 0-11 4-15 14-15 25 0 16 13 27 27 27 8 0 27-6 27-27 0-17-12-46-48-46-18 0-58 6-97 44-38-32-77-34-96-34-85 0-150 63-150 133 0 42 21 75 44 96-13 13-29 44-29 75 0 29 12 64 41 81-56 17-85 56-85 94 0 64 92 116 204 116 108 0 204-48 204-118 0-34-15-79-61-106-50-25-102-25-158-25-23 0-62 0-68 0-29-5-50-34-50-63zM204 582c-94 0-156-45-156-93 0-44 35-77 75-79h54c79 0 183 0 183 79 0 48-67 93-156 93z">
            <text:p/>
          </draw:path>
          <draw:path draw:style-name="gr3" draw:text-style-name="P9" draw:layer="layout" svg:width="0.355cm" svg:height="0.421cm" svg:x="11.911cm" svg:y="9.807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461cm" svg:height="0.405cm" svg:x="12.32cm" svg:y="9.811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9" draw:layer="layout" svg:width="0.348cm" svg:height="0.421cm" svg:x="12.83cm" svg:y="9.807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9" draw:layer="layout" svg:width="0.448cm" svg:height="0.581cm" svg:x="13.223cm" svg:y="9.821cm" svg:viewBox="0 0 449 582" svg:d="M364 87c23-58 71-58 85-58v-29c-21 2-48 2-68 2-17 0-61-2-81-2v29c29 0 43 17 43 40 0 8 0 10-6 20l-92 227-101-247c-5-9-7-13-7-17 0-23 36-23 52-23v-29c-25 0-85 2-100 2-25 0-62 0-89-2v29c44 0 62 0 75 31l137 335c-4 13-16 42-23 54-21 50-45 115-104 115-6 0-27 0-43-17 29-4 35-25 35-40 0-22-17-37-37-37-19 0-40 10-40 39 0 42 40 73 85 73 56 0 94-52 117-104z">
            <text:p/>
          </draw:path>
          <draw:path draw:style-name="gr3" draw:text-style-name="P9" draw:layer="layout" svg:width="0.413cm" svg:height="0.421cm" svg:x="14.03cm" svg:y="9.807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9" draw:layer="layout" svg:width="0.309cm" svg:height="0.405cm" svg:x="14.475cm" svg:y="9.811cm" svg:viewBox="0 0 310 406" svg:d="M127 102v-102l-127 10v30c64 0 73 6 73 49v248c0 39-11 39-73 39v30c35 0 79-3 104-3 37 0 81 0 119 3v-30h-21c-67 0-69-8-69-41v-142c0-91 38-172 108-172 7 0 9 0 11 0-4 2-21 12-21 35 0 27 19 40 39 40 17 0 40-11 40-40s-29-56-69-56c-66 0-100 62-114 102z">
            <text:p/>
          </draw:path>
          <draw:path draw:style-name="gr3" draw:text-style-name="P9" draw:layer="layout" svg:width="0.355cm" svg:height="0.421cm" svg:x="14.833cm" svg:y="9.807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213cm" svg:height="0.914cm" svg:x="15.609cm" svg:y="9.53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9" draw:layer="layout" svg:width="0.303cm" svg:height="0.61cm" svg:x="15.954cm" svg:y="9.607cm" svg:viewBox="0 0 304 611" svg:d="M189 23c0-21 0-23-23-23-56 58-137 58-166 58v29c19 0 73 0 121-25v477c0 33-2 43-86 43h-29v29c31-4 113-4 148-4 37 0 116 0 150 4v-29h-29c-84 0-86-10-86-43z">
            <text:p/>
          </draw:path>
          <draw:path draw:style-name="gr3" draw:text-style-name="P9" draw:layer="layout" svg:width="0.107cm" svg:height="0.274cm" svg:x="16.41cm" svg:y="10.119cm" svg:viewBox="0 0 108 275" svg:d="M108 96c0-61-23-96-58-96-31 0-50 23-50 48s19 50 50 50c10 0 23-4 31-13 4-2 4-2 6-2 0 0 2 0 2 13 0 68-33 124-64 154-10 10-10 12-10 14 0 8 4 11 10 11 10 0 83-71 83-179z">
            <text:p/>
          </draw:path>
          <draw:path draw:style-name="gr3" draw:text-style-name="P9" draw:layer="layout" svg:width="0.386cm" svg:height="0.629cm" svg:x="16.772cm" svg:y="9.607cm" svg:viewBox="0 0 387 630" svg:d="M387 318c0-75-4-147-38-216-41-87-116-102-156-102-54 0-122 23-160 108-29 65-33 135-33 210 0 69 4 150 42 221 39 72 106 91 151 91 50 0 119-19 161-106 29-62 33-135 33-206zM193 611c-35 0-91-22-106-112-10-54-10-139-10-193 0-59 0-119 6-169 19-108 88-116 110-116 30 0 92 16 109 106 8 52 8 120 8 179 0 68 0 131-10 189-13 87-65 116-107 116z">
            <text:p/>
          </draw:path>
          <draw:path draw:style-name="gr3" draw:text-style-name="P9" draw:layer="layout" svg:width="0.213cm" svg:height="0.914cm" svg:x="17.246cm" svg:y="9.53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9" draw:layer="layout" svg:width="0.413cm" svg:height="0.421cm" svg:x="17.893cm" svg:y="9.807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9" draw:layer="layout" svg:width="0.461cm" svg:height="0.405cm" svg:x="18.34cm" svg:y="9.811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9" draw:layer="layout" svg:width="0.452cm" svg:height="0.646cm" svg:x="18.849cm" svg:y="9.582cm" svg:viewBox="0 0 453 647" svg:d="M318 586v61l135-11v-29c-64 0-72-6-72-50v-557l-131 10v30c62 0 70 6 70 49v198c-27-31-66-56-116-56-108 0-204 89-204 208 0 116 89 208 196 208 58 0 99-31 122-61zM318 341v187c0 17 0 19-10 33-27 44-69 65-108 65-42 0-75-23-98-58-23-38-25-90-25-127 0-35 2-90 27-131 21-29 54-58 104-58 33 0 71 12 100 54 10 16 10 18 10 35z">
            <text:p/>
          </draw:path>
          <draw:path draw:style-name="gr3" draw:text-style-name="P9" draw:layer="layout" svg:width="0.213cm" svg:height="0.914cm" svg:x="19.721cm" svg:y="9.53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9" draw:layer="layout" svg:width="0.303cm" svg:height="0.61cm" svg:x="20.066cm" svg:y="9.607cm" svg:viewBox="0 0 304 611" svg:d="M189 23c0-21 0-23-23-23-56 58-137 58-166 58v29c19 0 73 0 121-25v477c0 33-2 43-86 43h-29v29c31-4 113-4 148-4 37 0 116 0 150 4v-29h-29c-84 0-86-10-86-43z">
            <text:p/>
          </draw:path>
          <draw:path draw:style-name="gr3" draw:text-style-name="P9" draw:layer="layout" svg:width="0.107cm" svg:height="0.274cm" svg:x="20.522cm" svg:y="10.119cm" svg:viewBox="0 0 108 275" svg:d="M108 96c0-61-23-96-58-96-31 0-50 23-50 48s19 50 50 50c10 0 23-4 31-13 4-2 4-2 6-2 0 0 2 0 2 13 0 68-33 124-64 154-10 10-10 12-10 14 0 8 4 11 10 11 10 0 83-71 83-179z">
            <text:p/>
          </draw:path>
          <draw:path draw:style-name="gr3" draw:text-style-name="P9" draw:layer="layout" svg:width="0.407cm" svg:height="0.619cm" svg:x="20.873cm" svg:y="9.597cm" svg:viewBox="0 0 408 620" svg:d="M243 470v79c0 33 0 44-68 44h-19v27c37-2 85-2 123-2 39 0 87 0 125 2v-27h-19c-69 0-71-11-71-44v-79h94v-29h-94v-418c0-17 0-23-14-23-9 0-11 0-17 10l-283 431v29zM250 441h-225l225-341z">
            <text:p/>
          </draw:path>
          <draw:path draw:style-name="gr3" draw:text-style-name="P9" draw:layer="layout" svg:width="0.213cm" svg:height="0.914cm" svg:x="21.358cm" svg:y="9.53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15" draw:id="id215">
          <svg:title>TexMaths</svg:title>
          <svg:desc>26§display§\text{Equations of tangents parallel to X-axis are } y = 0  \text { and } y = 4§svg§600§FALSE§</svg:desc>
          <draw:polygon draw:style-name="gr2" draw:text-style-name="P8" draw:layer="layout" svg:width="24.053cm" svg:height="0.742cm" svg:x="2.994cm" svg:y="10.778cm" svg:viewBox="0 0 24054 743" draw:points="12027,743 0,743 0,0 24054,0 24054,743">
            <text:p/>
          </draw:polygon>
          <draw:path draw:style-name="gr3" draw:text-style-name="P9" draw:layer="layout" svg:width="0.567cm" svg:height="0.624cm" svg:x="2.977cm" svg:y="10.755cm" svg:viewBox="0 0 568 625" svg:d="M94 552c0 33 0 43-71 43h-23v30h528l40-238h-23c-23 142-44 208-202 208h-123c-41 0-43-6-43-37v-244h81c89 0 100 30 100 107h23v-242h-23c0 77-11 106-100 106h-81v-220c0-30 2-36 43-36h119c141 0 166 50 181 177h23l-27-206h-516v29h23c71 0 71 11 71 42z">
            <text:p/>
          </draw:path>
          <draw:path draw:style-name="gr3" draw:text-style-name="P9" draw:layer="layout" svg:width="0.452cm" svg:height="0.582cm" svg:x="3.601cm" svg:y="10.974cm" svg:viewBox="0 0 453 583" svg:d="M318 350v164c0 42-10 42-73 42v27c32 0 79-2 104-2s71 2 104 2v-27c-62 0-72 0-72-42v-514h-21l-33 83c-13-25-50-83-123-83-108 0-204 90-204 208 0 115 89 208 196 208 64 0 101-39 122-66zM320 152v129c0 29-16 54-37 77-11 13-40 38-83 38-67 0-123-82-123-188 0-108 64-185 131-185 73 0 112 79 112 129z">
            <text:p/>
          </draw:path>
          <draw:path draw:style-name="gr3" draw:text-style-name="P9" draw:layer="layout" svg:width="0.461cm" svg:height="0.415cm" svg:x="4.081cm" svg:y="10.974cm" svg:viewBox="0 0 462 416" svg:d="M329 333v83l133-10v-29c-65 0-71-6-71-50v-327l-135 10v30c64 0 71 6 71 50v164c0 79-44 142-111 142-77 0-81-42-81-90v-306l-135 10v30c71 0 71 2 71 83v137c0 73 0 156 141 156 50 0 92-25 117-83z">
            <text:p/>
          </draw:path>
          <draw:path draw:style-name="gr3" draw:text-style-name="P9" draw:layer="layout" svg:width="0.413cm" svg:height="0.422cm" svg:x="4.597cm" svg:y="10.967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9" draw:layer="layout" svg:width="0.286cm" svg:height="0.574cm" svg:x="5.034cm" svg:y="10.815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9" draw:layer="layout" svg:width="0.197cm" svg:height="0.613cm" svg:x="5.402cm" svg:y="10.765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407cm" svg:height="0.422cm" svg:x="5.652cm" svg:y="10.967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9" draw:layer="layout" svg:width="0.461cm" svg:height="0.405cm" svg:x="6.112cm" svg:y="10.974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301cm" svg:height="0.422cm" svg:x="6.621cm" svg:y="10.967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9" draw:layer="layout" svg:width="0.407cm" svg:height="0.422cm" svg:x="7.281cm" svg:y="10.967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9" draw:layer="layout" svg:width="0.296cm" svg:height="0.647cm" svg:x="7.742cm" svg:y="10.732cm" svg:viewBox="0 0 297 648" svg:d="M131 252v-106c0-81 44-125 85-125 2 0 17 0 29 6-10 4-27 15-27 38 0 20 15 39 40 39 27 0 39-19 39-39 0-34-33-65-81-65-64 0-143 48-143 146v106h-73v27h73v298c0 41-11 41-73 41v30c37-3 81-5 106-5 38 0 79 0 117 5v-30h-19c-69 0-71-10-71-43v-296h106v-27z">
            <text:p/>
          </draw:path>
          <draw:path draw:style-name="gr3" draw:text-style-name="P9" draw:layer="layout" svg:width="0.286cm" svg:height="0.574cm" svg:x="8.314cm" svg:y="10.815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9" draw:layer="layout" svg:width="0.413cm" svg:height="0.422cm" svg:x="8.691cm" svg:y="10.967cm" svg:viewBox="0 0 414 423" svg:d="M268 341c2 38 27 75 71 75 19 0 75-12 75-87v-50h-23v50c0 54-23 60-33 60-29 0-34-41-34-45v-186c0-37 0-73-33-108-35-35-81-50-125-50-77 0-139 44-139 104 0 27 19 44 42 44 27 0 41-19 41-44 0-10-4-42-46-42 25-31 69-41 100-41 44 0 96 35 96 116v36c-46 2-110 4-168 31-69 31-92 79-92 121 0 75 89 98 148 98 60 0 102-38 120-82zM260 192v91c0 88-64 119-106 119-46 0-83-33-83-79 0-50 39-127 189-131z">
            <text:p/>
          </draw:path>
          <draw:path draw:style-name="gr3" draw:text-style-name="P9" draw:layer="layout" svg:width="0.461cm" svg:height="0.405cm" svg:x="9.138cm" svg:y="10.974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419cm" svg:height="0.605cm" svg:x="9.641cm" svg:y="10.963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9" draw:layer="layout" svg:width="0.355cm" svg:height="0.422cm" svg:x="10.099cm" svg:y="10.967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9" draw:layer="layout" svg:width="0.461cm" svg:height="0.405cm" svg:x="10.509cm" svg:y="10.974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286cm" svg:height="0.574cm" svg:x="10.979cm" svg:y="10.815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9" draw:layer="layout" svg:width="0.301cm" svg:height="0.422cm" svg:x="11.347cm" svg:y="10.967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9" draw:layer="layout" svg:width="0.452cm" svg:height="0.582cm" svg:x="12.009cm" svg:y="10.974cm" svg:viewBox="0 0 453 583" svg:d="M133 60v-60l-133 10v30c64 0 71 4 71 45v429c0 42-9 42-71 42v27c31 0 79-2 102-2 25 0 73 2 104 2v-27c-60 0-71 0-71-42v-154-8c4 14 44 64 113 64 110 0 205-89 205-208 0-116-89-208-193-208-71 0-110 40-127 60zM135 302v-206c27-46 71-73 119-73 66 0 122 81 122 185 0 111-64 188-133 188-35 0-70-19-95-57-13-18-13-20-13-37z">
            <text:p/>
          </draw:path>
          <draw:path draw:style-name="gr3" draw:text-style-name="P9" draw:layer="layout" svg:width="0.413cm" svg:height="0.422cm" svg:x="12.529cm" svg:y="10.967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9" draw:layer="layout" svg:width="0.309cm" svg:height="0.405cm" svg:x="12.972cm" svg:y="10.974cm" svg:viewBox="0 0 310 406" svg:d="M127 102v-102l-127 10v30c64 0 73 6 73 50v247c0 40-11 40-73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9" draw:layer="layout" svg:width="0.413cm" svg:height="0.422cm" svg:x="13.342cm" svg:y="10.967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9" draw:layer="layout" svg:width="0.205cm" svg:height="0.636cm" svg:x="13.791cm" svg:y="10.742cm" svg:viewBox="0 0 206 637" svg:d="M133 0l-133 10v30c64 0 73 6 73 50v476c0 42-11 42-73 42v29c31-2 79-2 102-2s69 0 104 2v-29c-62 0-73 0-73-42z">
            <text:p/>
          </draw:path>
          <draw:path draw:style-name="gr3" draw:text-style-name="P9" draw:layer="layout" svg:width="0.205cm" svg:height="0.636cm" svg:x="14.045cm" svg:y="10.742cm" svg:viewBox="0 0 206 637" svg:d="M133 0l-133 10v30c64 0 73 6 73 50v476c0 42-11 42-73 42v29c31-2 79-2 102-2s69 0 104 2v-29c-62 0-73 0-73-42z">
            <text:p/>
          </draw:path>
          <draw:path draw:style-name="gr3" draw:text-style-name="P9" draw:layer="layout" svg:width="0.355cm" svg:height="0.422cm" svg:x="14.294cm" svg:y="10.967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9" draw:layer="layout" svg:width="0.205cm" svg:height="0.636cm" svg:x="14.706cm" svg:y="10.742cm" svg:viewBox="0 0 206 637" svg:d="M133 0l-133 10v30c64 0 73 6 73 50v476c0 42-11 42-73 42v29c31-2 79-2 102-2s69 0 104 2v-29c-62 0-73 0-73-42z">
            <text:p/>
          </draw:path>
          <draw:path draw:style-name="gr3" draw:text-style-name="P9" draw:layer="layout" svg:width="0.286cm" svg:height="0.574cm" svg:x="15.251cm" svg:y="10.815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9" draw:layer="layout" svg:width="0.407cm" svg:height="0.422cm" svg:x="15.615cm" svg:y="10.967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9" draw:layer="layout" svg:width="0.642cm" svg:height="0.626cm" svg:x="16.372cm" svg:y="10.753cm" svg:viewBox="0 0 643 627" svg:d="M347 273l125-186c21-29 52-58 133-58v-29c-35 0-79 2-102 2-37 0-81 0-116-2v29c35 0 56 21 56 42 0 8-2 10-8 21l-104 156-119-177c-2-4-6-11-6-15 0-10 19-27 58-27v-29c-31 2-98 2-133 2-29 0-85 0-119-2v29h17c50 0 69 6 85 31l169 256-150 221c-12 19-39 61-133 61v29c33 0 71-2 102-2 33 0 83 0 116 2v-29c-41 0-56-25-56-42 0-8 2-13 9-21l131-194 143 219c2 4 4 8 4 10 0 11-18 28-58 28v29c31-2 98-2 133-2 40 0 81 0 119 2v-29h-17c-48 0-66-5-85-32z">
            <text:p/>
          </draw:path>
          <draw:polygon draw:style-name="gr3" draw:text-style-name="P9" draw:layer="layout" svg:width="0.242cm" svg:height="0.053cm" svg:x="17.046cm" svg:y="11.153cm" svg:viewBox="0 0 243 54" draw:points="243,54 243,0 0,0 0,54">
            <text:p/>
          </draw:polygon>
          <draw:path draw:style-name="gr3" draw:text-style-name="P9" draw:layer="layout" svg:width="0.413cm" svg:height="0.422cm" svg:x="17.379cm" svg:y="10.967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9" draw:layer="layout" svg:width="0.461cm" svg:height="0.395cm" svg:x="17.808cm" svg:y="10.982cm" svg:viewBox="0 0 462 396" svg:d="M252 181c29-35 62-81 85-104 29-33 67-48 108-48v-29c-23 2-50 2-75 2-27 0-75-2-87-2v29c19 2 27 13 27 27 0 15-10 27-15 34l-56 70-73-91c-8-11-8-13-8-17 0-15 15-23 33-23v-29c-25 0-85 2-99 2-19 0-63 0-88-2v29c65 0 67 0 108 56l92 119-88 108c-43 54-97 57-116 57v27c23-2 52-2 77-2s64 2 87 2v-27c-20-5-27-15-27-30 0-20 27-50 81-116l71 91c8 11 19 25 19 32 0 8-8 20-33 23v27c29 0 79-2 99-2 25 0 61 0 88 2v-27c-48 0-65-3-86-30z">
            <text:p/>
          </draw:path>
          <draw:path draw:style-name="gr3" draw:text-style-name="P9" draw:layer="layout" svg:width="0.197cm" svg:height="0.613cm" svg:x="18.309cm" svg:y="10.765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301cm" svg:height="0.422cm" svg:x="18.563cm" svg:y="10.967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9" draw:layer="layout" svg:width="0.413cm" svg:height="0.422cm" svg:x="19.237cm" svg:y="10.967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9" draw:layer="layout" svg:width="0.309cm" svg:height="0.405cm" svg:x="19.682cm" svg:y="10.974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9" draw:layer="layout" svg:width="0.355cm" svg:height="0.422cm" svg:x="20.04cm" svg:y="10.967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9" draw:layer="layout" svg:width="0.421cm" svg:height="0.592cm" svg:x="20.751cm" svg:y="10.974cm" svg:viewBox="0 0 422 593" svg:d="M420 56c2-12 2-14 2-21 0-16-12-25-25-25-10 0-25 5-33 19-2 4-8 33-12 50-7 23-13 48-19 73l-42 167c-2 12-41 77-104 77-46 0-56-40-56-75 0-42 17-98 48-179 14-38 17-48 17-67 0-42-30-75-75-75-88 0-121 133-121 142 0 8 8 8 10 8 11 0 11-2 15-17 25-85 62-112 94-112 6 0 22 0 22 29 0 23-8 46-16 65-36 95-52 149-52 191 0 81 58 110 112 110 35 0 67-16 92-41-11 48-23 91-59 141-25 32-60 59-102 59-12 0-54-5-68-40 14 0 25 0 37-10 11-9 19-21 19-38 0-29-25-33-33-33-21 0-52 14-52 60s41 79 97 79c96 0 190-83 215-187z">
            <text:p/>
          </draw:path>
          <draw:path draw:style-name="gr3" draw:text-style-name="P9" draw:layer="layout" svg:width="0.608cm" svg:height="0.216cm" svg:x="21.51cm" svg:y="11.04cm" svg:viewBox="0 0 609 217" svg:d="M578 37c15 0 31 0 31-18 0-19-16-19-29-19h-549c-14 0-31 0-31 19 0 18 17 18 31 18zM580 217c13 0 29 0 29-19s-16-19-31-19h-547c-14 0-31 0-31 19s17 19 31 19z">
            <text:p/>
          </draw:path>
          <draw:path draw:style-name="gr3" draw:text-style-name="P9" draw:layer="layout" svg:width="0.386cm" svg:height="0.63cm" svg:x="22.459cm" svg:y="10.767cm" svg:viewBox="0 0 387 631" svg:d="M387 319c0-75-4-148-38-217-41-87-116-102-156-102-54 0-122 23-160 108-29 65-33 136-33 211 0 68 4 149 42 220 39 73 106 92 151 92 50 0 119-19 161-106 29-63 33-136 33-206zM193 612c-35 0-91-23-108-112-8-54-8-140-8-194 0-58 0-119 6-169 19-108 88-116 110-116 30 0 90 16 109 106 8 52 8 121 8 179 0 69 0 131-10 190-13 87-65 116-107 116z">
            <text:p/>
          </draw:path>
          <draw:path draw:style-name="gr3" draw:text-style-name="P9" draw:layer="layout" svg:width="0.413cm" svg:height="0.422cm" svg:x="23.224cm" svg:y="10.967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9" draw:layer="layout" svg:width="0.461cm" svg:height="0.405cm" svg:x="23.671cm" svg:y="10.974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452cm" svg:height="0.647cm" svg:x="24.181cm" svg:y="10.742cm" svg:viewBox="0 0 453 648" svg:d="M318 587v61l135-11v-29c-64 0-72-6-72-50v-558l-131 10v30c62 0 70 6 70 50v197c-27-31-66-56-116-56-108 0-204 90-204 208 0 117 89 209 196 209 58 0 99-32 122-61zM318 341v188c0 17 0 19-10 33-27 44-69 65-108 65-42 0-75-23-98-59-23-37-25-89-25-127 0-35 2-89 27-131 21-29 54-58 104-58 33 0 71 12 100 54 10 17 10 19 10 35z">
            <text:p/>
          </draw:path>
          <draw:path draw:style-name="gr3" draw:text-style-name="P9" draw:layer="layout" svg:width="0.423cm" svg:height="0.592cm" svg:x="24.988cm" svg:y="10.974cm" svg:viewBox="0 0 424 593" svg:d="M420 56c4-12 4-14 4-21 0-16-14-25-27-25-10 0-25 5-33 19-2 4-8 33-12 50-7 23-13 48-19 73l-42 167c-2 12-41 77-104 77-46 0-56-40-56-75 0-42 17-98 48-179 14-38 17-48 17-67 0-42-30-75-75-75-88 0-121 133-121 142 0 8 8 8 10 8 11 0 11-2 15-17 25-85 62-112 94-112 6 0 22 0 22 29 0 23-8 46-16 65-36 95-52 149-52 191 0 81 58 110 112 110 35 0 67-16 92-41-11 48-23 91-59 141-25 32-60 59-102 59-12 0-54-5-68-40 14 0 25 0 39-10 9-9 17-21 17-38 0-29-25-33-33-33-21 0-52 14-52 60s41 79 97 79c96 0 190-83 215-187z">
            <text:p/>
          </draw:path>
          <draw:path draw:style-name="gr3" draw:text-style-name="P9" draw:layer="layout" svg:width="0.608cm" svg:height="0.216cm" svg:x="25.747cm" svg:y="11.04cm" svg:viewBox="0 0 609 217" svg:d="M578 37c15 0 31 0 31-18 0-19-16-19-29-19h-549c-14 0-31 0-31 19 0 18 17 18 31 18zM580 217c13 0 29 0 29-19s-16-19-31-19h-547c-14 0-31 0-31 19s17 19 31 19z">
            <text:p/>
          </draw:path>
          <draw:path draw:style-name="gr3" draw:text-style-name="P9" draw:layer="layout" svg:width="0.407cm" svg:height="0.619cm" svg:x="26.687cm" svg:y="10.757cm" svg:viewBox="0 0 408 620" svg:d="M243 471v79c0 33 0 43-68 43h-19v27c37-2 85-2 123-2 39 0 87 0 125 2v-27h-19c-69 0-71-10-71-43v-79h94v-30h-94v-418c0-17 0-23-14-23-9 0-11 0-17 10l-283 431v30zM250 441h-225l225-341z">
            <text:p/>
          </draw:path>
        </draw:g>
        <draw:g xml:id="id217" draw:id="id217">
          <svg:title>TexMaths</svg:title>
          <svg:desc>26§display§ax^2 + by^2 = 1§svg§600§FALSE§</svg:desc>
          <draw:polygon draw:style-name="gr2" draw:text-style-name="P8" draw:layer="layout" svg:width="5.327cm" svg:height="0.9cm" svg:x="9.491cm" svg:y="11.884cm" svg:viewBox="0 0 5328 901" draw:points="2663,901 0,901 0,0 5328,0 5328,901">
            <text:p/>
          </draw:polygon>
          <draw:path draw:style-name="gr3" draw:text-style-name="P9" draw:layer="layout" svg:width="0.419cm" svg:height="0.415cm" svg:x="9.483cm" svg:y="12.236cm" svg:viewBox="0 0 420 416" svg:d="M306 58c-17-33-44-58-85-58-107 0-221 135-221 269 0 87 50 147 123 147 18 0 64-4 118-68 9 37 40 68 84 68 33 0 54-20 68-50 15-33 27-89 27-91 0-9-8-9-10-9-11 0-11 3-13 17-16 58-33 113-70 113-25 0-27-23-27-42 0-21 2-27 12-69 10-37 10-48 19-81l33-129c6-27 6-27 6-31 0-17-10-25-25-25-23 0-37 21-39 39zM245 298c-4 16-4 16-18 33-40 50-77 65-102 65-46 0-61-50-61-86 0-46 30-160 53-202 27-54 68-87 106-87 60 0 72 75 72 81 0 4-2 10-4 15z">
            <text:p/>
          </draw:path>
          <draw:path draw:style-name="gr3" draw:text-style-name="P9" draw:layer="layout" svg:width="0.457cm" svg:height="0.415cm" svg:x="9.955cm" svg:y="12.236cm" svg:viewBox="0 0 458 416" svg:d="M281 129c4-25 25-108 89-108 7 0 27 0 46 10-25 6-44 29-44 50 0 15 11 34 36 34 21 0 50-17 50-55 0-48-54-60-86-60-54 0-85 48-97 71-23-63-71-71-98-71-96 0-148 119-148 142 0 8 8 8 11 8 8 0 10 0 12-8 31-98 92-121 123-121 16 0 50 8 50 60 0 29-17 92-50 219-15 58-48 96-88 96-6 0-27 0-45-11 22-6 43-25 43-50s-21-33-35-33c-27 0-50 25-50 54 0 42 46 60 85 60 63 0 96-64 98-70 10 35 44 70 98 70 96 0 148-118 148-141 0-9-9-9-11-9-8 0-10 3-12 9-29 100-94 121-123 121-35 0-50-30-50-61 0-21 6-39 17-81z">
            <text:p/>
          </draw:path>
          <draw:path draw:style-name="gr3" draw:text-style-name="P9" draw:layer="layout" svg:width="0.284cm" svg:height="0.426cm" svg:x="10.492cm" svg:y="11.838cm" svg:viewBox="0 0 285 427" svg:d="M285 310h-23c-2 15-8 52-17 59-4 4-54 4-62 4h-119c67-61 90-77 129-109 48-37 92-77 92-139 0-77-69-125-152-125-79 0-133 56-133 115 0 33 27 37 33 37 17 0 36-13 36-35 0-11-5-34-38-34 19-46 63-60 94-60 64 0 98 50 98 102 0 56-40 100-61 125l-156 152c-6 6-6 8-6 25h266z">
            <text:p/>
          </draw:path>
          <draw:path draw:style-name="gr3" draw:text-style-name="P9" draw:layer="layout" svg:width="0.609cm" svg:height="0.611cm" svg:x="11.116cm" svg:y="12.107cm" svg:viewBox="0 0 610 612" svg:d="M325 325h255c13 0 30 0 30-19s-17-19-30-19h-255v-256c0-14 0-31-19-31s-19 17-19 31v256h-256c-14 0-31 0-31 19s17 19 31 19h256v256c0 12 0 31 19 31s19-19 19-31z">
            <text:p/>
          </draw:path>
          <draw:path draw:style-name="gr3" draw:text-style-name="P9" draw:layer="layout" svg:width="0.338cm" svg:height="0.646cm" svg:x="12.021cm" svg:y="12.007cm" svg:viewBox="0 0 339 647" svg:d="M177 10c0-2 0-10-13-10-20 0-87 8-112 8-6 2-17 2-17 19 0 13 9 13 21 13 46 0 46 6 46 14 0 6-6 38-13 56l-74 300c-11 46-15 61-15 94 0 85 48 143 117 143 108 0 222-137 222-268 0-85-50-148-123-148-41 0-81 27-108 56zM89 356c7-19 7-21 15-31 46-61 85-73 110-73 34 0 59 27 59 85 0 54-32 161-48 196-29 60-73 94-108 94-32 0-63-25-63-92 0-19 0-35 17-94z">
            <text:p/>
          </draw:path>
          <draw:path draw:style-name="gr3" draw:text-style-name="P9" draw:layer="layout" svg:width="0.423cm" svg:height="0.592cm" svg:x="12.398cm" svg:y="12.236cm" svg:viewBox="0 0 424 593" svg:d="M420 56c4-12 4-14 4-21 0-16-14-25-27-25-10 0-25 5-33 19-2 4-8 33-12 50-7 23-13 48-19 73l-42 167c-2 12-41 77-104 77-46 0-56-40-56-75 0-42 17-98 48-179 14-38 17-48 17-67 0-42-30-75-75-75-88 0-121 133-121 142 0 8 8 8 10 8 11 0 11-2 15-17 25-85 62-112 94-112 6 0 22 0 22 29 0 23-8 46-16 65-36 95-52 149-52 191 0 81 58 110 112 110 36 0 67-16 92-41-11 48-23 91-59 141-25 32-60 59-101 59-13 0-55-5-69-40 14 0 25 0 37-10 11-9 19-21 19-38 0-29-25-33-33-33-21 0-52 14-52 60s41 79 98 79c95 0 189-83 214-187z">
            <text:p/>
          </draw:path>
          <draw:path draw:style-name="gr3" draw:text-style-name="P9" draw:layer="layout" svg:width="0.284cm" svg:height="0.426cm" svg:x="12.891cm" svg:y="11.838cm" svg:viewBox="0 0 285 427" svg:d="M285 310h-23c-2 15-8 52-17 59-4 4-54 4-62 4h-119c67-61 90-77 129-109 48-37 92-77 92-139 0-77-69-125-152-125-79 0-133 56-133 115 0 33 27 37 33 37 17 0 36-13 36-35 0-11-5-34-38-34 19-46 63-60 94-60 64 0 98 50 98 102 0 56-40 100-61 125l-156 152c-6 6-6 8-6 25h266z">
            <text:p/>
          </draw:path>
          <draw:path draw:style-name="gr3" draw:text-style-name="P9" draw:layer="layout" svg:width="0.609cm" svg:height="0.216cm" svg:x="13.567cm" svg:y="12.304cm" svg:viewBox="0 0 610 217" svg:d="M578 37c15 0 32 0 32-18 0-19-17-19-30-19h-549c-14 0-31 0-31 19 0 18 17 18 31 18zM580 217c13 0 30 0 30-19s-17-19-32-19h-547c-14 0-31 0-31 19s17 19 31 19z">
            <text:p/>
          </draw:path>
          <draw:path draw:style-name="gr3" draw:text-style-name="P9" draw:layer="layout" svg:width="0.303cm" svg:height="0.611cm" svg:x="14.561cm" svg:y="12.032cm" svg:viewBox="0 0 304 612" svg:d="M189 23c0-21 0-23-23-23-56 58-137 58-166 58v29c19 0 73 0 121-25v477c0 34-2 44-86 44h-29v29c31-4 113-4 148-4 37 0 116 0 150 4v-29h-29c-84 0-86-10-86-44z">
            <text:p/>
          </draw:path>
        </draw:g>
        <draw:g xml:id="id218" draw:id="id218">
          <svg:title>TexMaths</svg:title>
          <svg:desc>26§display§a'x^2 + b'y^2 = 1§svg§600§FALSE§</svg:desc>
          <draw:polygon draw:style-name="gr2" draw:text-style-name="P8" draw:layer="layout" svg:width="5.837cm" svg:height="0.9cm" svg:x="17.191cm" svg:y="11.886cm" svg:viewBox="0 0 5838 901" draw:points="2920,901 0,901 0,0 5838,0 5838,901">
            <text:p/>
          </draw:polygon>
          <draw:path draw:style-name="gr3" draw:text-style-name="P9" draw:layer="layout" svg:width="0.419cm" svg:height="0.415cm" svg:x="17.183cm" svg:y="12.238cm" svg:viewBox="0 0 420 416" svg:d="M306 58c-17-33-44-58-86-58-106 0-220 135-220 269 0 87 50 147 123 147 18 0 64-4 118-68 9 37 40 68 83 68 34 0 55-20 69-50 15-33 27-89 27-91 0-9-8-9-10-9-11 0-11 3-13 17-16 58-33 113-70 113-25 0-28-23-28-42 0-21 3-27 13-69 10-37 10-48 19-81l33-129c6-27 6-27 6-31 0-17-10-25-25-25-23 0-37 21-39 39zM245 298c-4 16-4 16-18 33-40 50-77 65-102 65-46 0-61-50-61-86 0-46 30-160 52-202 28-54 69-87 107-87 60 0 72 75 72 81 0 4-2 10-4 15z">
            <text:p/>
          </draw:path>
          <draw:path draw:style-name="gr3" draw:text-style-name="P9" draw:layer="layout" svg:width="0.161cm" svg:height="0.332cm" svg:x="17.659cm" svg:y="11.907cm" svg:viewBox="0 0 162 333" svg:d="M156 56c6-10 6-16 6-21 0-20-18-35-37-35-25 0-33 21-36 31l-85 279c-2 0-4 9-4 9 0 8 21 14 25 14s6 0 10-10z">
            <text:p/>
          </draw:path>
          <draw:path draw:style-name="gr3" draw:text-style-name="P9" draw:layer="layout" svg:width="0.457cm" svg:height="0.415cm" svg:x="17.911cm" svg:y="12.238cm" svg:viewBox="0 0 458 416" svg:d="M281 129c4-25 25-108 89-108 6 0 27 0 46 10-25 6-44 29-44 50 0 15 11 34 36 34 20 0 50-17 50-55 0-48-55-60-86-60-54 0-85 48-97 71-23-63-71-71-98-71-96 0-148 119-148 142 0 8 8 8 11 8 8 0 10 0 12-8 31-98 92-121 123-121 16 0 50 8 50 60 0 29-17 92-50 219-15 58-48 96-88 96-6 0-27 0-45-11 22-6 43-25 43-50s-21-33-35-33c-27 0-50 25-50 54 0 42 46 60 85 60 63 0 96-64 98-70 10 35 44 70 98 70 95 0 147-118 147-141 0-9-8-9-10-9-8 0-10 3-12 9-30 100-94 121-123 121-36 0-50-30-50-61 0-21 6-39 17-81z">
            <text:p/>
          </draw:path>
          <draw:path draw:style-name="gr3" draw:text-style-name="P9" draw:layer="layout" svg:width="0.284cm" svg:height="0.426cm" svg:x="18.448cm" svg:y="11.84cm" svg:viewBox="0 0 285 427" svg:d="M285 310h-23c-2 15-8 52-17 59-4 4-54 4-62 4h-119c67-61 90-77 129-109 48-37 92-77 92-139 0-77-69-125-152-125-79 0-133 56-133 115 0 33 27 37 33 37 17 0 36-13 36-35 0-11-5-34-38-34 19-46 63-60 94-60 64 0 98 50 98 102 0 56-40 100-61 125l-156 152c-6 6-6 8-6 25h266z">
            <text:p/>
          </draw:path>
          <draw:path draw:style-name="gr3" draw:text-style-name="P9" draw:layer="layout" svg:width="0.608cm" svg:height="0.611cm" svg:x="19.071cm" svg:y="12.109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9" draw:layer="layout" svg:width="0.338cm" svg:height="0.646cm" svg:x="19.976cm" svg:y="12.009cm" svg:viewBox="0 0 339 647" svg:d="M177 10c0-2 0-10-13-10-20 0-87 8-112 8-6 2-17 2-17 19 0 13 9 13 21 13 46 0 46 6 46 14 0 6-6 38-13 56l-74 300c-11 46-15 61-15 94 0 85 48 143 116 143 109 0 223-137 223-268 0-85-50-148-123-148-41 0-81 27-108 56zM89 356c7-19 7-21 15-31 46-61 85-73 110-73 33 0 58 27 58 85 0 54-31 161-47 196-30 60-73 94-109 94-31 0-62-25-62-92 0-19 0-35 17-94z">
            <text:p/>
          </draw:path>
          <draw:path draw:style-name="gr3" draw:text-style-name="P9" draw:layer="layout" svg:width="0.161cm" svg:height="0.332cm" svg:x="20.357cm" svg:y="11.907cm" svg:viewBox="0 0 162 333" svg:d="M156 56c6-10 6-16 6-21 0-20-18-35-37-35-25 0-33 21-36 31l-85 279c-2 0-4 9-4 9 0 8 21 14 25 14s6 0 10-10z">
            <text:p/>
          </draw:path>
          <draw:path draw:style-name="gr3" draw:text-style-name="P9" draw:layer="layout" svg:width="0.423cm" svg:height="0.592cm" svg:x="20.608cm" svg:y="12.238cm" svg:viewBox="0 0 424 593" svg:d="M420 56c4-12 4-14 4-21 0-16-14-25-27-25-10 0-25 5-33 19-2 4-8 33-13 50-6 23-12 48-18 73l-42 167c-2 12-41 77-104 77-46 0-56-40-56-75 0-42 17-98 48-179 14-38 16-48 16-67 0-42-29-75-74-75-88 0-121 133-121 142 0 8 8 8 10 8 11 0 11-2 15-17 25-85 62-112 94-112 6 0 22 0 22 29 0 23-8 46-16 65-36 95-52 149-52 191 0 81 58 110 112 110 35 0 67-16 92-41-11 48-23 91-59 141-25 32-60 59-102 59-12 0-54-5-68-40 14 0 25 0 37-10 11-9 19-21 19-38 0-29-25-33-33-33-21 0-52 14-52 60s41 79 97 79c96 0 190-83 215-187z">
            <text:p/>
          </draw:path>
          <draw:path draw:style-name="gr3" draw:text-style-name="P9" draw:layer="layout" svg:width="0.284cm" svg:height="0.426cm" svg:x="21.103cm" svg:y="11.84cm" svg:viewBox="0 0 285 427" svg:d="M285 310h-23c-2 15-8 52-17 59-4 4-54 4-62 4h-119c67-61 90-77 129-109 48-37 92-77 92-139 0-77-69-125-152-125-79 0-133 56-133 115 0 33 27 37 33 37 17 0 36-13 36-35 0-11-5-34-38-34 19-46 63-60 94-60 64 0 98 50 98 102 0 56-40 100-61 125l-156 152c-6 6-6 8-6 25h266z">
            <text:p/>
          </draw:path>
          <draw:path draw:style-name="gr3" draw:text-style-name="P9" draw:layer="layout" svg:width="0.608cm" svg:height="0.216cm" svg:x="21.777cm" svg:y="12.306cm" svg:viewBox="0 0 609 217" svg:d="M578 37c15 0 31 0 31-18 0-19-16-19-29-19h-549c-14 0-31 0-31 19 0 18 17 18 31 18zM580 217c13 0 29 0 29-19s-16-19-31-19h-547c-14 0-31 0-31 19s17 19 31 19z">
            <text:p/>
          </draw:path>
          <draw:path draw:style-name="gr3" draw:text-style-name="P9" draw:layer="layout" svg:width="0.303cm" svg:height="0.611cm" svg:x="22.771cm" svg:y="12.034cm" svg:viewBox="0 0 304 612" svg:d="M189 23c0-21 0-23-21-23-58 58-139 58-168 58v29c19 0 73 0 121-25v477c0 34-2 44-86 44h-29v29c31-4 113-4 148-4 37 0 116 0 150 4v-29h-29c-84 0-86-10-86-44z">
            <text:p/>
          </draw:path>
        </draw:g>
        <draw:g xml:id="id219" draw:id="id219">
          <svg:title>TexMaths</svg:title>
          <svg:desc>24§display§\frac{1}{a} - \frac{1}{a'} = \frac{1}{b} - \frac{1}{b'}§svg§600§FALSE§</svg:desc>
          <draw:polygon draw:style-name="gr2" draw:text-style-name="P8" draw:layer="layout" svg:width="5.86cm" svg:height="1.637cm" svg:x="20.226cm" svg:y="13.285cm" svg:viewBox="0 0 5861 1638" draw:points="2930,1638 0,1638 0,0 5861,0 5861,1638">
            <text:p/>
          </draw:polygon>
          <draw:path draw:style-name="gr3" draw:text-style-name="P9" draw:layer="layout" svg:width="0.279cm" svg:height="0.564cm" svg:x="20.27cm" svg:y="13.243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9" draw:layer="layout" svg:width="0.446cm" svg:height="0.035cm" svg:x="20.184cm" svg:y="14.148cm" svg:viewBox="0 0 447 36" draw:points="225,36 0,36 0,0 447,0 447,36">
            <text:p/>
          </draw:polygon>
          <draw:path draw:style-name="gr3" draw:text-style-name="P9" draw:layer="layout" svg:width="0.387cm" svg:height="0.383cm" svg:x="20.219cm" svg:y="14.582cm" svg:viewBox="0 0 388 384" svg:d="M282 54c-15-31-40-54-78-54-98 0-204 125-204 248 0 80 46 136 113 136 18 0 60-4 110-63 7 34 36 63 77 63 30 0 49-19 63-46 13-31 25-83 25-84 0-8-8-8-10-8-7 0-9 2-11 15-16 54-31 104-66 104-23 0-24-21-24-38 0-20 1-25 11-64 10-34 10-44 17-75l31-119c6-25 6-25 6-29 0-15-10-23-23-23-21 0-35 19-37 37zM227 275c-4 15-4 15-18 30-36 47-71 60-94 60-42 0-55-46-55-79 0-42 26-148 48-186 24-50 63-81 97-81 56 0 68 69 68 75 0 4-2 10-4 14z">
            <text:p/>
          </draw:path>
          <draw:path draw:style-name="gr3" draw:text-style-name="P9" draw:layer="layout" svg:width="0.516cm" svg:height="0.035cm" svg:x="20.989cm" svg:y="14.148cm" svg:viewBox="0 0 517 36" svg:d="M488 36c13 0 29 0 29-19 0-17-16-17-29-17h-459c-14 0-29 0-29 17 0 19 15 19 29 19z">
            <text:p/>
          </draw:path>
          <draw:path draw:style-name="gr3" draw:text-style-name="P9" draw:layer="layout" svg:width="0.279cm" svg:height="0.564cm" svg:x="22.07cm" svg:y="13.243cm" svg:viewBox="0 0 280 565" svg:d="M175 21c0-19 0-21-21-21-52 54-127 54-154 54v27c17 0 67 0 111-23v439c0 31-2 41-78 41h-27v27c29-4 103-4 136-4 35 0 108 0 138 4v-27h-27c-76 0-78-10-78-41z">
            <text:p/>
          </draw:path>
          <draw:polygon draw:style-name="gr3" draw:text-style-name="P9" draw:layer="layout" svg:width="0.683cm" svg:height="0.035cm" svg:x="21.864cm" svg:y="14.148cm" svg:viewBox="0 0 684 36" draw:points="342,36 0,36 0,0 684,0 684,36">
            <text:p/>
          </draw:polygon>
          <draw:path draw:style-name="gr3" draw:text-style-name="P9" draw:layer="layout" svg:width="0.387cm" svg:height="0.383cm" svg:x="21.897cm" svg:y="14.582cm" svg:viewBox="0 0 388 384" svg:d="M282 54c-15-31-40-54-78-54-98 0-204 125-204 248 0 80 46 136 113 136 18 0 60-4 110-63 7 34 36 63 77 63 30 0 49-19 63-46 13-31 25-83 25-84 0-8-8-8-10-8-7 0-9 2-11 15-16 54-31 104-66 104-23 0-24-21-24-38 0-20 1-25 11-64 10-34 10-44 17-75l31-119c6-25 6-25 6-29 0-15-10-23-23-23-21 0-35 19-37 37zM227 275c-4 15-4 15-16 30-38 47-73 60-96 60-42 0-55-46-55-79 0-42 26-148 48-186 24-50 63-81 97-81 56 0 68 69 68 75 0 4-2 10-4 14z">
            <text:p/>
          </draw:path>
          <draw:path draw:style-name="gr3" draw:text-style-name="P9" draw:layer="layout" svg:width="0.149cm" svg:height="0.306cm" svg:x="22.338cm" svg:y="14.38cm" svg:viewBox="0 0 150 307" svg:d="M144 52c6-10 6-16 6-19 0-20-16-33-35-33-23 0-31 19-32 29l-79 257c-2 0-4 8-4 8 0 8 19 13 23 13s6 0 10-9z">
            <text:p/>
          </draw:path>
          <draw:path draw:style-name="gr3" draw:text-style-name="P9" draw:layer="layout" svg:width="0.562cm" svg:height="0.199cm" svg:x="22.928cm" svg:y="14.06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279cm" svg:height="0.564cm" svg:x="23.948cm" svg:y="13.243cm" svg:viewBox="0 0 280 565" svg:d="M175 21c0-19 0-21-21-21-52 54-127 54-154 54v27c17 0 67 0 111-23v439c0 31-2 41-78 41h-27v27c29-4 103-4 136-4 35 0 108 0 138 4v-27h-27c-76 0-78-10-78-41z">
            <text:p/>
          </draw:path>
          <draw:polygon draw:style-name="gr3" draw:text-style-name="P9" draw:layer="layout" svg:width="0.423cm" svg:height="0.035cm" svg:x="23.873cm" svg:y="14.148cm" svg:viewBox="0 0 424 36" draw:points="211,36 0,36 0,0 424,0 424,36">
            <text:p/>
          </draw:polygon>
          <draw:path draw:style-name="gr3" draw:text-style-name="P9" draw:layer="layout" svg:width="0.312cm" svg:height="0.596cm" svg:x="23.942cm" svg:y="14.369cm" svg:viewBox="0 0 313 597" svg:d="M163 10c0-2 0-10-11-10-20 0-81 8-104 8-6 2-15 2-15 17 0 11 7 11 19 11 42 0 44 6 44 14 0 6-8 35-13 52l-70 276c-9 43-13 56-13 87 0 79 44 132 108 132 99 0 205-126 205-247 0-79-46-137-113-137-39 0-75 25-100 52zM83 328c5-17 5-19 13-28 42-56 81-68 102-68 31 0 54 25 54 79 0 50-29 148-45 181-26 55-67 86-99 86-29 0-56-23-56-84 0-18 0-33 13-87z">
            <text:p/>
          </draw:path>
          <draw:path draw:style-name="gr3" draw:text-style-name="P9" draw:layer="layout" svg:width="0.516cm" svg:height="0.035cm" svg:x="24.654cm" svg:y="14.148cm" svg:viewBox="0 0 517 36" svg:d="M488 36c13 0 29 0 29-19 0-17-16-17-29-17h-459c-14 0-29 0-29 17 0 19 15 19 29 19z">
            <text:p/>
          </draw:path>
          <draw:path draw:style-name="gr3" draw:text-style-name="P9" draw:layer="layout" svg:width="0.279cm" svg:height="0.564cm" svg:x="25.691cm" svg:y="13.243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9" draw:layer="layout" svg:width="0.6cm" svg:height="0.035cm" svg:x="25.528cm" svg:y="14.148cm" svg:viewBox="0 0 601 36" draw:points="300,36 0,36 0,0 601,0 601,36">
            <text:p/>
          </draw:polygon>
          <draw:path draw:style-name="gr3" draw:text-style-name="P9" draw:layer="layout" svg:width="0.312cm" svg:height="0.596cm" svg:x="25.568cm" svg:y="14.369cm" svg:viewBox="0 0 313 597" svg:d="M163 10c0-2 0-10-11-10-20 0-81 8-104 8-6 2-15 2-15 17 0 11 7 11 19 11 42 0 44 6 44 14 0 6-8 35-13 52l-70 276c-9 43-13 56-13 87 0 79 44 132 108 132 99 0 205-126 205-247 0-79-46-137-113-137-39 0-75 25-100 52zM83 328c5-17 5-19 13-28 42-56 79-68 102-68 31 0 54 25 54 79 0 50-29 148-45 181-26 55-67 86-99 86-29 0-56-23-56-84 0-18 0-33 13-87z">
            <text:p/>
          </draw:path>
          <draw:path draw:style-name="gr3" draw:text-style-name="P9" draw:layer="layout" svg:width="0.149cm" svg:height="0.306cm" svg:x="25.92cm" svg:y="14.38cm" svg:viewBox="0 0 150 307" svg:d="M144 52c6-10 6-16 6-19 0-20-16-33-35-33-23 0-31 19-32 29l-79 257c-2 0-4 8-4 8 0 8 19 13 23 13s6 0 10-9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00" smil:attributeName="visibility" smil:to="visible"/>
                  <anim:animate smil:dur="0.5s" smil:fill="hold" smil:targetElement="id200" smil:attributeName="x" smil:values="x;x" smil:keyTimes="0;1"/>
                  <anim:animate smil:dur="0.5s" smil:fill="hold" smil:targetElement="id20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1" smil:attributeName="visibility" smil:to="visible"/>
                  <anim:animate smil:dur="0.5s" smil:fill="hold" smil:targetElement="id201" smil:attributeName="x" smil:values="x;x" smil:keyTimes="0;1"/>
                  <anim:animate smil:dur="0.5s" smil:fill="hold" smil:targetElement="id20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2" smil:attributeName="visibility" smil:to="visible"/>
                  <anim:animate smil:dur="0.5s" smil:fill="hold" smil:targetElement="id202" smil:attributeName="x" smil:values="x;x" smil:keyTimes="0;1"/>
                  <anim:animate smil:dur="0.5s" smil:fill="hold" smil:targetElement="id20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3" smil:attributeName="visibility" smil:to="visible"/>
                  <anim:animate smil:dur="0.5s" smil:fill="hold" smil:targetElement="id203" smil:attributeName="x" smil:values="x;x" smil:keyTimes="0;1"/>
                  <anim:animate smil:dur="0.5s" smil:fill="hold" smil:targetElement="id20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4" smil:attributeName="visibility" smil:to="visible"/>
                  <anim:animate smil:dur="0.5s" smil:fill="hold" smil:targetElement="id204" smil:attributeName="x" smil:values="x;x" smil:keyTimes="0;1"/>
                  <anim:animate smil:dur="0.5s" smil:fill="hold" smil:targetElement="id204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05" smil:attributeName="visibility" smil:to="visible"/>
                  <anim:animate smil:dur="0.5s" smil:fill="hold" smil:targetElement="id205" smil:attributeName="x" smil:values="x;x" smil:keyTimes="0;1"/>
                  <anim:animate smil:dur="0.5s" smil:fill="hold" smil:targetElement="id20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6" smil:attributeName="visibility" smil:to="visible"/>
                  <anim:animate smil:dur="0.5s" smil:fill="hold" smil:targetElement="id206" smil:attributeName="x" smil:values="x;x" smil:keyTimes="0;1"/>
                  <anim:animate smil:dur="0.5s" smil:fill="hold" smil:targetElement="id20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7" smil:attributeName="visibility" smil:to="visible"/>
                  <anim:animate smil:dur="0.5s" smil:fill="hold" smil:targetElement="id207" smil:attributeName="x" smil:values="x;x" smil:keyTimes="0;1"/>
                  <anim:animate smil:dur="0.5s" smil:fill="hold" smil:targetElement="id20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8" smil:attributeName="visibility" smil:to="visible"/>
                  <anim:animate smil:dur="0.5s" smil:fill="hold" smil:targetElement="id208" smil:attributeName="x" smil:values="x;x" smil:keyTimes="0;1"/>
                  <anim:animate smil:dur="0.5s" smil:fill="hold" smil:targetElement="id20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09" smil:attributeName="visibility" smil:to="visible"/>
                  <anim:animate smil:dur="0.5s" smil:fill="hold" smil:targetElement="id209" smil:attributeName="width" smil:values="width*0.05;width" smil:keyTimes="0;1"/>
                  <anim:animate smil:dur="0.5s" smil:fill="hold" smil:targetElement="id209" smil:attributeName="height" smil:values="height;height" smil:keyTimes="0;1"/>
                  <anim:animate smil:dur="0.5s" smil:fill="hold" smil:targetElement="id209" smil:attributeName="x" smil:values="x-.2;x" smil:keyTimes="0;1"/>
                  <anim:animate smil:dur="0.5s" smil:fill="hold" smil:targetElement="id209" smil:attributeName="y" smil:values="y;y" smil:keyTimes="0;1"/>
                  <anim:transitionFilter smil:dur="0.5s" smil:targetElement="id209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0" smil:attributeName="visibility" smil:to="visible"/>
                  <anim:animate smil:dur="0.5s" smil:fill="hold" smil:targetElement="id210" smil:attributeName="x" smil:values="x;x" smil:keyTimes="0;1"/>
                  <anim:animate smil:dur="0.5s" smil:fill="hold" smil:targetElement="id2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1" smil:attributeName="visibility" smil:to="visible"/>
                  <anim:animate smil:dur="0.5s" smil:fill="hold" smil:targetElement="id211" smil:attributeName="x" smil:values="x;x" smil:keyTimes="0;1"/>
                  <anim:animate smil:dur="0.5s" smil:fill="hold" smil:targetElement="id21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2" smil:attributeName="visibility" smil:to="visible"/>
                  <anim:animate smil:dur="0.5s" smil:fill="hold" smil:targetElement="id212" smil:attributeName="x" smil:values="x;x" smil:keyTimes="0;1"/>
                  <anim:animate smil:dur="0.5s" smil:fill="hold" smil:targetElement="id2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3" smil:attributeName="visibility" smil:to="visible"/>
                  <anim:animate smil:dur="0.5s" smil:fill="hold" smil:targetElement="id213" smil:attributeName="x" smil:values="x;x" smil:keyTimes="0;1"/>
                  <anim:animate smil:dur="0.5s" smil:fill="hold" smil:targetElement="id2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14" smil:attributeName="visibility" smil:to="visible"/>
                  <anim:animate smil:dur="0.5s" smil:fill="hold" smil:targetElement="id214" smil:attributeName="width" smil:values="width*0.05;width" smil:keyTimes="0;1"/>
                  <anim:animate smil:dur="0.5s" smil:fill="hold" smil:targetElement="id214" smil:attributeName="height" smil:values="height;height" smil:keyTimes="0;1"/>
                  <anim:animate smil:dur="0.5s" smil:fill="hold" smil:targetElement="id214" smil:attributeName="x" smil:values="x-.2;x" smil:keyTimes="0;1"/>
                  <anim:animate smil:dur="0.5s" smil:fill="hold" smil:targetElement="id214" smil:attributeName="y" smil:values="y;y" smil:keyTimes="0;1"/>
                  <anim:transitionFilter smil:dur="0.5s" smil:targetElement="id21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15" smil:attributeName="visibility" smil:to="visible"/>
                  <anim:animate smil:dur="0.5s" smil:fill="hold" smil:targetElement="id215" smil:attributeName="width" smil:values="width*0.05;width" smil:keyTimes="0;1"/>
                  <anim:animate smil:dur="0.5s" smil:fill="hold" smil:targetElement="id215" smil:attributeName="height" smil:values="height;height" smil:keyTimes="0;1"/>
                  <anim:animate smil:dur="0.5s" smil:fill="hold" smil:targetElement="id215" smil:attributeName="x" smil:values="x-.2;x" smil:keyTimes="0;1"/>
                  <anim:animate smil:dur="0.5s" smil:fill="hold" smil:targetElement="id215" smil:attributeName="y" smil:values="y;y" smil:keyTimes="0;1"/>
                  <anim:transitionFilter smil:dur="0.5s" smil:targetElement="id21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216" anim:sub-item="text" smil:attributeName="visibility" smil:to="visible"/>
                  <anim:animate smil:dur="0.25s" smil:fill="hold" smil:targetElement="id216" anim:sub-item="text" smil:attributeName="width" smil:values="width*0.05;width" smil:keyTimes="0;1"/>
                  <anim:animate smil:dur="0.25s" smil:fill="hold" smil:targetElement="id216" anim:sub-item="text" smil:attributeName="height" smil:values="height;height" smil:keyTimes="0;1"/>
                  <anim:animate smil:dur="0.25s" smil:fill="hold" smil:targetElement="id216" anim:sub-item="text" smil:attributeName="x" smil:values="x-.2;x" smil:keyTimes="0;1"/>
                  <anim:animate smil:dur="0.25s" smil:fill="hold" smil:targetElement="id216" anim:sub-item="text" smil:attributeName="y" smil:values="y;y" smil:keyTimes="0;1"/>
                  <anim:transitionFilter smil:dur="0.25s" smil:targetElement="id216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7" smil:attributeName="visibility" smil:to="visible"/>
                  <anim:animate smil:dur="0.5s" smil:fill="hold" smil:targetElement="id217" smil:attributeName="x" smil:values="x;x" smil:keyTimes="0;1"/>
                  <anim:animate smil:dur="0.5s" smil:fill="hold" smil:targetElement="id21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8" smil:attributeName="visibility" smil:to="visible"/>
                  <anim:animate smil:dur="0.5s" smil:fill="hold" smil:targetElement="id218" smil:attributeName="x" smil:values="x;x" smil:keyTimes="0;1"/>
                  <anim:animate smil:dur="0.5s" smil:fill="hold" smil:targetElement="id21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9" smil:attributeName="visibility" smil:to="visible"/>
                  <anim:animate smil:dur="0.5s" smil:fill="hold" smil:targetElement="id219" smil:attributeName="x" smil:values="x;x" smil:keyTimes="0;1"/>
                  <anim:animate smil:dur="0.5s" smil:fill="hold" smil:targetElement="id21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3T19">
        <office:forms form:automatic-focus="false" form:apply-design-mode="false"/>
        <draw:frame presentation:style-name="pr13" draw:text-style-name="P17" draw:layer="layout" svg:width="26.6cm" svg:height="14.572cm" svg:x="0.8cm" svg:y="0.628cm" presentation:class="title" presentation:user-transformed="true">
          <draw:text-box>
            <text:p xml:id="id220" text:id="id220" text:style-name="P6"><text:span text:style-name="T42"><text:s text:c="22"/></text:span><text:span text:style-name="T29"><text:line-break/></text:span><text:span text:style-name="T8"><text:tab/></text:span><text:span text:style-name="T8"> <text:s text:c="2"/></text:span><text:span text:style-name="T36">Solution :</text:span><text:span text:style-name="T8"> </text:span><text:span text:style-name="T37"><text:line-break/></text:span><text:span text:style-name="T8"> <text:s text:c="14"/></text:span><text:span text:style-name="T28"><text:line-break/></text:span><text:span text:style-name="T28"><text:line-break/></text:span><text:span text:style-name="T28"><text:line-break/></text:span><text:span text:style-name="T28"><text:line-break/></text:span><text:span text:style-name="T28"><text:line-break/></text:span><text:span text:style-name="T8"> <text:s text:c="5"/></text:span><text:span text:style-name="T28"><text:line-break/></text:span><text:span text:style-name="T28"><text:tab/></text:span><text:span text:style-name="T28"><text:line-break/></text:span><text:span text:style-name="T38"><text:line-break/></text:span><text:span text:style-name="T28"><text:line-break/></text:span><text:span text:style-name="T20"><text:tab/></text:span><text:span text:style-name="T20"><text:tab/></text:span><text:span text:style-name="T20"> <text:s text:c="13"/></text:span></text:p>
          </draw:text-box>
        </draw:frame>
        <draw:g xml:id="id221" draw:id="id221">
          <svg:title>TexMaths</svg:title>
          <svg:desc>26§display§\text{Equations of the curves are}§svg§600§FALSE§</svg:desc>
          <draw:polygon draw:style-name="gr2" draw:text-style-name="P8" draw:layer="layout" svg:width="10.826cm" svg:height="0.731cm" svg:x="7.294cm" svg:y="1.372cm" svg:viewBox="0 0 10827 732" draw:points="5412,732 0,732 0,0 10827,0 10827,732">
            <text:p/>
          </draw:polygon>
          <draw:path draw:style-name="gr3" draw:text-style-name="P9" draw:layer="layout" svg:width="0.567cm" svg:height="0.623cm" svg:x="7.277cm" svg:y="1.349cm" svg:viewBox="0 0 568 624" svg:d="M94 551c0 34 0 44-71 44h-23v29h528l40-237h-23c-23 142-44 208-202 208h-123c-41 0-43-6-43-37v-244h81c89 0 100 29 100 106h23v-241h-23c0 77-11 106-100 106h-81v-220c0-30 2-36 43-36h119c141 0 166 50 181 177h23l-27-206h-516v29h23c71 0 71 11 71 42z">
            <text:p/>
          </draw:path>
          <draw:path draw:style-name="gr3" draw:text-style-name="P9" draw:layer="layout" svg:width="0.452cm" svg:height="0.582cm" svg:x="7.901cm" svg:y="1.567cm" svg:viewBox="0 0 453 583" svg:d="M318 350v164c0 42-10 42-73 42v27c32 0 79-2 104-2s71 2 104 2v-27c-62 0-72 0-72-42v-514h-21l-33 83c-13-25-50-83-123-83-108 0-204 89-204 208 0 115 89 208 196 208 64 0 101-39 122-66zM320 152v129c0 29-16 54-37 77-11 12-40 37-83 37-67 0-123-81-123-187 0-108 64-185 131-185 73 0 112 79 112 129z">
            <text:p/>
          </draw:path>
          <draw:path draw:style-name="gr3" draw:text-style-name="P9" draw:layer="layout" svg:width="0.461cm" svg:height="0.415cm" svg:x="8.382cm" svg:y="1.567cm" svg:viewBox="0 0 462 416" svg:d="M329 333v83l133-10v-29c-65 0-71-7-71-50v-327l-135 10v30c64 0 71 6 71 49v165c0 79-44 141-111 141-77 0-81-41-81-89v-306l-135 10v30c71 0 71 2 71 83v137c0 73 0 156 141 156 50 0 92-25 117-83z">
            <text:p/>
          </draw:path>
          <draw:path draw:style-name="gr3" draw:text-style-name="P9" draw:layer="layout" svg:width="0.413cm" svg:height="0.421cm" svg:x="8.897cm" svg:y="1.561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5 89 97 148 97 60 0 102-37 118-81zM260 191v92c0 87-64 119-106 119-46 0-83-34-83-79 0-50 39-127 189-132z">
            <text:p/>
          </draw:path>
          <draw:path draw:style-name="gr3" draw:text-style-name="P9" draw:layer="layout" svg:width="0.286cm" svg:height="0.573cm" svg:x="9.334cm" svg:y="1.409cm" svg:viewBox="0 0 287 574" svg:d="M141 198h131v-29h-131v-169h-22c0 75-30 173-119 177v21h79v251c0 115 85 125 119 125 64 0 89-64 89-125v-52h-23v52c0 67-27 102-60 102-63 0-63-83-63-99z">
            <text:p/>
          </draw:path>
          <draw:path draw:style-name="gr3" draw:text-style-name="P9" draw:layer="layout" svg:width="0.197cm" svg:height="0.613cm" svg:x="9.702cm" svg:y="1.359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9" draw:layer="layout" svg:width="0.407cm" svg:height="0.421cm" svg:x="9.952cm" svg:y="1.561cm" svg:viewBox="0 0 408 422" svg:d="M408 214c0-116-94-214-204-214-115 0-204 100-204 214 0 119 96 208 204 208 110 0 204-91 204-208zM204 400c-40 0-79-21-104-63-23-39-23-96-23-129 0-35 0-85 21-127 25-41 68-60 106-60 39 0 79 19 104 58 23 40 23 94 23 129 0 33 0 83-21 123-19 41-60 69-106 69z">
            <text:p/>
          </draw:path>
          <draw:path draw:style-name="gr3" draw:text-style-name="P9" draw:layer="layout" svg:width="0.461cm" svg:height="0.405cm" svg:x="10.412cm" svg:y="1.567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9" draw:layer="layout" svg:width="0.301cm" svg:height="0.421cm" svg:x="10.921cm" svg:y="1.561cm" svg:viewBox="0 0 302 422" svg:d="M160 233c21 4 96 19 96 85 0 46-31 84-104 84-77 0-110-52-127-131-2-11-4-15-13-15-12 0-12 6-12 23v121c0 16 0 22 10 22 5 0 7-2 23-18 2-2 2-4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9" draw:layer="layout" svg:width="0.407cm" svg:height="0.421cm" svg:x="11.581cm" svg:y="1.561cm" svg:viewBox="0 0 408 422" svg:d="M408 214c0-116-94-214-204-214-115 0-204 100-204 214 0 119 96 208 204 208 110 0 204-91 204-208zM204 400c-40 0-79-21-104-63-23-39-23-96-23-129 0-35 0-85 21-127 25-41 68-60 106-60 39 0 79 19 104 58 23 40 23 94 23 129 0 33 0 83-21 123-19 41-60 69-106 69z">
            <text:p/>
          </draw:path>
          <draw:path draw:style-name="gr3" draw:text-style-name="P9" draw:layer="layout" svg:width="0.296cm" svg:height="0.646cm" svg:x="12.042cm" svg:y="1.326cm" svg:viewBox="0 0 297 647" svg:d="M131 252v-106c0-81 44-125 85-125 2 0 17 0 29 6-10 4-27 15-27 38 0 20 15 39 40 39 27 0 39-19 39-39 0-34-33-65-81-65-64 0-143 48-143 146v106h-73v27h73v297c0 42-11 42-73 42v29c37-2 81-4 106-4 38 0 79 0 117 4v-29h-19c-69 0-71-10-71-44v-295h106v-27z">
            <text:p/>
          </draw:path>
          <draw:path draw:style-name="gr3" draw:text-style-name="P9" draw:layer="layout" svg:width="0.286cm" svg:height="0.573cm" svg:x="12.614cm" svg:y="1.409cm" svg:viewBox="0 0 287 574" svg:d="M141 198h131v-29h-131v-169h-22c0 75-30 173-119 177v21h79v251c0 115 85 125 119 125 64 0 89-64 89-125v-52h-23v52c0 67-27 102-60 102-63 0-63-83-63-99z">
            <text:p/>
          </draw:path>
          <draw:path draw:style-name="gr3" draw:text-style-name="P9" draw:layer="layout" svg:width="0.461cm" svg:height="0.636cm" svg:x="12.98cm" svg:y="1.336cm" svg:viewBox="0 0 462 637" svg:d="M71 566c0 42-9 42-71 42v29c31-2 79-2 104-2 23 0 71 0 102 2v-29c-60 0-71 0-71-42v-169c0-95 65-145 123-145s69 50 69 102v212c0 42-11 42-71 42v29c31-2 79-2 104-2 23 0 71 0 102 2v-29c-48 0-71 0-71-27v-175c0-79 0-108-29-142-13-14-44-33-96-33-79 0-118 56-133 89v-320l-133 10v30c64 0 71 6 71 49z">
            <text:p/>
          </draw:path>
          <draw:path draw:style-name="gr3" draw:text-style-name="P9" draw:layer="layout" svg:width="0.355cm" svg:height="0.421cm" svg:x="13.486cm" svg:y="1.561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9" draw:layer="layout" svg:width="0.348cm" svg:height="0.421cm" svg:x="14.201cm" svg:y="1.561cm" svg:viewBox="0 0 349 422" svg:d="M77 212c0-150 75-189 123-189 8 0 66 0 100 33-38 4-44 31-44 44 0 23 16 41 41 41s44-16 44-43c0-63-71-98-141-98-115 0-200 100-200 212 0 119 92 210 198 210 122 0 151-110 151-120 0-9-8-9-10-9-8 0-10 5-12 9-27 85-88 98-121 98-48 0-129-40-129-188z">
            <text:p/>
          </draw:path>
          <draw:path draw:style-name="gr3" draw:text-style-name="P9" draw:layer="layout" svg:width="0.461cm" svg:height="0.415cm" svg:x="14.605cm" svg:y="1.567cm" svg:viewBox="0 0 462 416" svg:d="M329 333v83l133-10v-29c-65 0-71-7-71-50v-327l-135 10v30c64 0 71 6 71 49v165c0 79-44 141-111 141-77 0-81-41-81-89v-306l-135 10v30c71 0 71 2 71 83v137c0 73 0 156 141 156 50 0 92-25 117-83z">
            <text:p/>
          </draw:path>
          <draw:path draw:style-name="gr3" draw:text-style-name="P9" draw:layer="layout" svg:width="0.309cm" svg:height="0.405cm" svg:x="15.11cm" svg:y="1.567cm" svg:viewBox="0 0 310 406" svg:d="M127 102v-102l-127 10v30c64 0 71 6 71 49v248c0 40-9 40-71 40v29c35 0 79-2 104-2 37 0 81 0 119 2v-29h-21c-67 0-69-9-69-42v-141c0-92 38-173 108-173 7 0 9 0 11 0-4 2-21 12-21 35 0 27 19 40 39 40 17 0 40-11 40-40s-29-56-69-56c-66 0-100 62-114 102z">
            <text:p/>
          </draw:path>
          <draw:path draw:style-name="gr3" draw:text-style-name="P9" draw:layer="layout" svg:width="0.448cm" svg:height="0.405cm" svg:x="15.46cm" svg:y="1.576cm" svg:viewBox="0 0 449 406" svg:d="M364 89c8-20 25-60 85-60v-29c-21 2-48 2-68 2-23 0-65-2-81-2v29c35 0 45 21 45 40 0 8-2 10-6 20l-94 236-104-256c-4-13-4-15-4-17 0-23 36-23 52-23v-29c-27 0-79 2-100 2-25 0-62 0-89-2v29c58 0 62 4 73 33l133 327c4 13 6 17 19 17 12 0 16-9 18-17z">
            <text:p/>
          </draw:path>
          <draw:path draw:style-name="gr3" draw:text-style-name="P9" draw:layer="layout" svg:width="0.355cm" svg:height="0.421cm" svg:x="15.924cm" svg:y="1.561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9" draw:layer="layout" svg:width="0.301cm" svg:height="0.421cm" svg:x="16.336cm" svg:y="1.561cm" svg:viewBox="0 0 302 422" svg:d="M160 233c21 4 96 19 96 85 0 46-31 84-104 84-77 0-110-52-127-131-2-11-4-15-13-15-12 0-12 6-12 23v121c0 16 0 22 10 22 5 0 7-2 23-18 2-2 2-4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9" draw:layer="layout" svg:width="0.413cm" svg:height="0.421cm" svg:x="17.007cm" svg:y="1.561cm" svg:viewBox="0 0 414 422" svg:d="M268 341c2 38 27 75 71 75 19 0 75-12 75-87v-50h-23v50c0 54-23 60-33 60-29 0-34-42-34-46v-185c0-37 0-73-33-108-35-35-81-50-125-50-77 0-139 44-139 104 0 27 19 44 42 44 27 0 41-19 41-44 0-10-4-42-46-42 25-31 69-41 100-41 44 0 96 35 96 116v36c-46 2-110 4-168 31-69 31-92 79-92 121 0 75 89 97 148 97 60 0 102-37 120-81zM260 191v92c0 87-64 119-106 119-46 0-83-34-83-79 0-50 39-127 189-132z">
            <text:p/>
          </draw:path>
          <draw:path draw:style-name="gr3" draw:text-style-name="P9" draw:layer="layout" svg:width="0.309cm" svg:height="0.405cm" svg:x="17.453cm" svg:y="1.567cm" svg:viewBox="0 0 310 406" svg:d="M127 102v-102l-127 10v30c64 0 71 6 71 49v248c0 40-9 40-71 40v29c35 0 79-2 104-2 37 0 81 0 119 2v-29h-21c-67 0-69-9-69-42v-141c0-92 38-173 108-173 7 0 9 0 11 0-4 2-21 12-21 35 0 27 19 40 39 40 17 0 40-11 40-40s-29-56-69-56c-66 0-100 62-114 102z">
            <text:p/>
          </draw:path>
          <draw:path draw:style-name="gr3" draw:text-style-name="P9" draw:layer="layout" svg:width="0.355cm" svg:height="0.421cm" svg:x="17.81cm" svg:y="1.561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</draw:g>
        <draw:g xml:id="id227" draw:id="id227">
          <svg:title>TexMaths</svg:title>
          <svg:desc>24§display§ax_1^2 + by_1^2 = 1§svg§600§FALSE§</svg:desc>
          <draw:polygon draw:style-name="gr2" draw:text-style-name="P8" draw:layer="layout" svg:width="4.917cm" svg:height="0.865cm" svg:x="4.888cm" svg:y="5.176cm" svg:viewBox="0 0 4918 866" draw:points="2458,866 0,866 0,0 4918,0 4918,866">
            <text:p/>
          </draw:polygon>
          <draw:path draw:style-name="gr3" draw:text-style-name="P9" draw:layer="layout" svg:width="0.387cm" svg:height="0.383cm" svg:x="4.88cm" svg:y="5.501cm" svg:viewBox="0 0 388 384" svg:d="M282 54c-15-31-40-54-78-54-98 0-204 125-204 248 0 80 46 136 113 136 18 0 60-4 110-63 7 34 36 63 77 63 30 0 50-19 63-46 13-31 25-83 25-85 0-7-8-7-10-7-9 0-9 2-11 15-16 54-31 104-66 104-23 0-24-21-24-39 0-19 1-25 11-63 10-35 10-44 17-75l31-119c6-25 6-25 6-29 0-15-10-23-23-23-21 0-35 19-37 37zM227 274c-4 16-4 16-18 31-36 46-71 60-94 60-42 0-55-46-55-79 0-42 26-148 48-186 25-50 63-81 97-81 56 0 68 69 68 75 0 4-2 10-4 13z">
            <text:p/>
          </draw:path>
          <draw:path draw:style-name="gr3" draw:text-style-name="P9" draw:layer="layout" svg:width="0.421cm" svg:height="0.383cm" svg:x="5.316cm" svg:y="5.501cm" svg:viewBox="0 0 422 384" svg:d="M259 119c4-23 23-100 83-100 6 0 25 0 42 10-23 6-40 27-40 46 0 13 9 31 32 31 20 0 46-16 46-50 0-44-49-56-78-56-50 0-79 44-91 65-21-57-65-65-90-65-88 0-136 109-136 131 0 7 8 7 9 7 8 0 10 0 12-7 29-91 85-112 113-112 16 0 46 8 46 56 0 27-15 84-46 201-13 54-44 89-80 89-6 0-25 0-43-10 22-6 41-23 41-46s-19-31-33-31c-25 0-46 23-46 50 0 39 42 56 79 56 57 0 88-60 90-65 10 32 40 65 90 65 89 0 137-110 137-131 0-7-8-7-10-7-8 0-10 2-12 7-26 92-86 112-113 112-32 0-46-27-46-56 0-19 6-36 15-75z">
            <text:p/>
          </draw:path>
          <draw:path draw:style-name="gr3" draw:text-style-name="P9" draw:layer="layout" svg:width="0.262cm" svg:height="0.392cm" svg:x="5.811cm" svg:y="5.134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9" draw:layer="layout" svg:width="0.216cm" svg:height="0.392cm" svg:x="5.838cm" svg:y="5.691cm" svg:viewBox="0 0 217 393" svg:d="M134 17c0-17-1-17-17-17-38 36-92 38-117 38v21c13 0 54 0 86-17v303c0 20 0 27-59 27h-23v21c11 0 84-1 105-1 20 0 95 1 108 1v-21h-23c-60 0-60-7-60-27z">
            <text:p/>
          </draw:path>
          <draw:path draw:style-name="gr3" draw:text-style-name="P9" draw:layer="layout" svg:width="0.562cm" svg:height="0.563cm" svg:x="6.387cm" svg:y="5.382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9" draw:layer="layout" svg:width="0.312cm" svg:height="0.596cm" svg:x="7.223cm" svg:y="5.289cm" svg:viewBox="0 0 313 597" svg:d="M163 10c0-2 0-10-11-10-19 0-81 8-104 8-6 2-15 2-15 17 0 11 7 11 19 11 42 0 42 6 42 14 0 6-6 34-11 52l-70 276c-9 42-13 56-13 86 0 79 44 133 108 133 99 0 205-127 205-248 0-78-46-136-113-136-39 0-75 25-100 52zM83 328c5-17 5-19 13-29 42-55 79-67 102-67 31 0 54 25 54 79 0 50-29 148-45 180-26 56-67 87-99 87-29 0-58-23-58-85 0-17 0-32 15-86z">
            <text:p/>
          </draw:path>
          <draw:path draw:style-name="gr3" draw:text-style-name="P9" draw:layer="layout" svg:width="0.391cm" svg:height="0.546cm" svg:x="7.57cm" svg:y="5.501cm" svg:viewBox="0 0 392 547" svg:d="M388 52c4-12 4-14 4-19 0-16-14-23-25-23-10 0-23 3-31 17-2 4-8 31-11 46-6 21-12 44-18 67l-38 154c-2 11-39 71-96 71-42 0-52-37-52-69 0-39 15-91 44-165 14-35 16-45 16-62 0-38-27-69-70-69-80 0-111 123-111 131 0 7 8 7 10 7 9 0 9-2 13-15 23-79 58-104 86-104 6 0 22 0 22 27 0 21-8 42-16 60-32 88-48 138-48 176 0 75 54 102 104 102 33 0 61-16 84-39-9 45-21 85-53 131-23 29-56 54-94 54-12 0-50-4-64-37 14 0 23 0 35-9 9-8 17-20 17-35 0-27-23-31-31-31-19 0-48 14-48 56s39 73 91 73c88 0 174-77 197-173z">
            <text:p/>
          </draw:path>
          <draw:path draw:style-name="gr3" draw:text-style-name="P9" draw:layer="layout" svg:width="0.262cm" svg:height="0.392cm" svg:x="8.026cm" svg:y="5.134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9" draw:layer="layout" svg:width="0.216cm" svg:height="0.392cm" svg:x="8.024cm" svg:y="5.691cm" svg:viewBox="0 0 217 393" svg:d="M134 17c0-17-1-17-17-17-38 36-92 38-117 38v21c13 0 54 0 86-17v303c0 20 0 27-59 27h-23v21c11 0 84-1 105-1 20 0 95 1 108 1v-21h-23c-60 0-60-7-60-27z">
            <text:p/>
          </draw:path>
          <draw:path draw:style-name="gr3" draw:text-style-name="P9" draw:layer="layout" svg:width="0.562cm" svg:height="0.199cm" svg:x="8.65cm" svg:y="5.56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279cm" svg:height="0.563cm" svg:x="9.568cm" svg:y="5.312cm" svg:viewBox="0 0 280 564" svg:d="M175 21c0-19 0-21-21-21-52 54-127 54-154 54v27c17 0 67 0 111-23v439c0 31-2 40-78 40h-27v27c29-4 103-4 136-4 35 0 108 0 138 4v-27h-27c-76 0-78-9-78-40z">
            <text:p/>
          </draw:path>
        </draw:g>
        <draw:g xml:id="id222" draw:id="id222">
          <svg:title>TexMaths</svg:title>
          <svg:desc>26§display§ax^2 + by^2 = 1§svg§600§FALSE§</svg:desc>
          <draw:polygon draw:style-name="gr2" draw:text-style-name="P8" draw:layer="layout" svg:width="5.327cm" svg:height="0.9cm" svg:x="4.884cm" svg:y="2.474cm" svg:viewBox="0 0 5328 901" draw:points="2663,901 0,901 0,0 5328,0 5328,901">
            <text:p/>
          </draw:polygon>
          <draw:path draw:style-name="gr3" draw:text-style-name="P9" draw:layer="layout" svg:width="0.419cm" svg:height="0.415cm" svg:x="4.876cm" svg:y="2.826cm" svg:viewBox="0 0 420 416" svg:d="M306 58c-17-33-44-58-85-58-107 0-221 135-221 269 0 87 50 147 123 147 18 0 64-4 118-68 9 37 40 68 84 68 33 0 54-20 68-50 15-33 27-89 27-91 0-9-8-9-10-9-11 0-11 3-13 17-16 58-33 113-70 113-25 0-27-23-27-42 0-21 2-27 12-69 10-37 10-48 19-81l33-129c6-27 6-27 6-31 0-17-10-25-25-25-23 0-37 21-39 39zM245 298c-4 16-4 16-18 33-40 50-77 65-102 65-46 0-61-50-61-86 0-46 30-160 53-202 27-54 68-87 106-87 60 0 72 75 72 81 0 4-2 10-4 15z">
            <text:p/>
          </draw:path>
          <draw:path draw:style-name="gr3" draw:text-style-name="P9" draw:layer="layout" svg:width="0.457cm" svg:height="0.415cm" svg:x="5.348cm" svg:y="2.826cm" svg:viewBox="0 0 458 416" svg:d="M281 129c4-25 25-108 89-108 7 0 27 0 46 10-25 6-44 29-44 50 0 15 11 34 36 34 21 0 50-17 50-55 0-48-54-60-86-60-54 0-85 48-97 71-23-63-71-71-98-71-96 0-148 119-148 142 0 8 8 8 11 8 8 0 10 0 12-8 31-98 92-121 123-121 16 0 50 8 50 60 0 29-17 92-50 219-15 58-48 96-88 96-6 0-27 0-45-11 22-6 43-25 43-50s-21-33-35-33c-27 0-50 25-50 54 0 42 46 60 85 60 63 0 96-64 98-70 10 35 44 70 98 70 96 0 148-118 148-141 0-9-9-9-11-9-8 0-10 3-12 9-29 100-94 121-123 121-35 0-50-30-50-61 0-21 6-39 17-81z">
            <text:p/>
          </draw:path>
          <draw:path draw:style-name="gr3" draw:text-style-name="P9" draw:layer="layout" svg:width="0.284cm" svg:height="0.426cm" svg:x="5.885cm" svg:y="2.428cm" svg:viewBox="0 0 285 427" svg:d="M285 310h-23c-2 15-8 52-17 59-4 4-54 4-62 4h-119c67-61 90-77 129-109 48-37 92-77 92-139 0-77-69-125-152-125-79 0-133 56-133 115 0 33 27 37 33 37 17 0 36-13 36-35 0-11-5-34-38-34 19-46 63-60 94-60 64 0 98 50 98 102 0 56-40 100-61 125l-156 152c-6 6-6 8-6 25h266z">
            <text:p/>
          </draw:path>
          <draw:path draw:style-name="gr3" draw:text-style-name="P9" draw:layer="layout" svg:width="0.609cm" svg:height="0.611cm" svg:x="6.509cm" svg:y="2.697cm" svg:viewBox="0 0 610 612" svg:d="M325 325h255c13 0 30 0 30-19s-17-19-30-19h-255v-256c0-14 0-31-19-31s-19 17-19 31v256h-256c-14 0-31 0-31 19s17 19 31 19h256v256c0 12 0 31 19 31s19-19 19-31z">
            <text:p/>
          </draw:path>
          <draw:path draw:style-name="gr3" draw:text-style-name="P9" draw:layer="layout" svg:width="0.338cm" svg:height="0.646cm" svg:x="7.414cm" svg:y="2.597cm" svg:viewBox="0 0 339 647" svg:d="M177 10c0-2 0-10-13-10-20 0-87 8-112 8-6 2-17 2-17 19 0 13 9 13 21 13 46 0 46 6 46 14 0 6-6 38-13 56l-74 300c-11 46-15 61-15 94 0 85 48 143 117 143 108 0 222-137 222-268 0-85-50-148-123-148-41 0-81 27-108 56zM89 356c7-19 7-21 15-31 46-61 85-73 110-73 34 0 59 27 59 85 0 54-32 161-48 196-29 60-73 94-108 94-32 0-63-25-63-92 0-19 0-35 17-94z">
            <text:p/>
          </draw:path>
          <draw:path draw:style-name="gr3" draw:text-style-name="P9" draw:layer="layout" svg:width="0.423cm" svg:height="0.592cm" svg:x="7.791cm" svg:y="2.826cm" svg:viewBox="0 0 424 593" svg:d="M420 56c4-12 4-14 4-21 0-16-14-25-27-25-10 0-25 5-33 19-2 4-8 33-12 50-7 23-13 48-19 73l-42 167c-2 12-41 77-104 77-46 0-56-40-56-75 0-42 17-98 48-179 14-38 17-48 17-67 0-42-30-75-75-75-88 0-121 133-121 142 0 8 8 8 10 8 11 0 11-2 15-17 25-85 62-112 94-112 6 0 22 0 22 29 0 23-8 46-16 65-36 95-52 149-52 191 0 81 58 110 112 110 36 0 67-16 92-41-11 48-23 91-59 141-25 32-60 59-101 59-13 0-55-5-69-40 14 0 25 0 37-10 11-9 19-21 19-38 0-29-25-33-33-33-21 0-52 14-52 60s41 79 98 79c95 0 189-83 214-187z">
            <text:p/>
          </draw:path>
          <draw:path draw:style-name="gr3" draw:text-style-name="P9" draw:layer="layout" svg:width="0.284cm" svg:height="0.426cm" svg:x="8.284cm" svg:y="2.428cm" svg:viewBox="0 0 285 427" svg:d="M285 310h-23c-2 15-8 52-17 59-4 4-54 4-62 4h-119c67-61 90-77 129-109 48-37 92-77 92-139 0-77-69-125-152-125-79 0-133 56-133 115 0 33 27 37 33 37 17 0 36-13 36-35 0-11-5-34-38-34 19-46 63-60 94-60 64 0 98 50 98 102 0 56-40 100-61 125l-156 152c-6 6-6 8-6 25h266z">
            <text:p/>
          </draw:path>
          <draw:path draw:style-name="gr3" draw:text-style-name="P9" draw:layer="layout" svg:width="0.609cm" svg:height="0.216cm" svg:x="8.96cm" svg:y="2.894cm" svg:viewBox="0 0 610 217" svg:d="M578 37c15 0 32 0 32-18 0-19-17-19-30-19h-549c-14 0-31 0-31 19 0 18 17 18 31 18zM580 217c13 0 30 0 30-19s-17-19-32-19h-547c-14 0-31 0-31 19s17 19 31 19z">
            <text:p/>
          </draw:path>
          <draw:path draw:style-name="gr3" draw:text-style-name="P9" draw:layer="layout" svg:width="0.303cm" svg:height="0.611cm" svg:x="9.954cm" svg:y="2.622cm" svg:viewBox="0 0 304 612" svg:d="M189 23c0-21 0-23-23-23-56 58-137 58-166 58v29c19 0 73 0 121-25v477c0 34-2 44-86 44h-29v29c31-4 113-4 148-4 37 0 116 0 150 4v-29h-29c-84 0-86-10-86-44z">
            <text:p/>
          </draw:path>
        </draw:g>
        <draw:g xml:id="id233" draw:id="id233">
          <svg:title>TexMaths</svg:title>
          <svg:desc>24§display§(a - a') x_1^2 + ( b- b')y_1^2 = 0§svg§600§FALSE§</svg:desc>
          <draw:polygon draw:style-name="gr2" draw:text-style-name="P8" draw:layer="layout" svg:width="9.605cm" svg:height="0.867cm" svg:x="14.184cm" svg:y="6.479cm" svg:viewBox="0 0 9606 868" draw:points="4804,868 0,868 0,0 9606,0 9606,868">
            <text:p/>
          </draw:polygon>
          <draw:path draw:style-name="gr3" draw:text-style-name="P9" draw:layer="layout" svg:width="0.197cm" svg:height="0.844cm" svg:x="14.224cm" svg:y="6.545cm" svg:viewBox="0 0 198 845" svg:d="M198 838c0-2 0-4-16-19-105-106-132-266-132-396 0-146 33-294 136-400 12-10 12-11 12-15 0-6-4-8-10-8-8 0-84 58-134 165-44 92-54 187-54 258 0 67 10 169 56 265 52 104 124 157 132 157 6 0 10-2 10-7z">
            <text:p/>
          </draw:path>
          <draw:path draw:style-name="gr3" draw:text-style-name="P9" draw:layer="layout" svg:width="0.387cm" svg:height="0.383cm" svg:x="14.503cm" svg:y="6.804cm" svg:viewBox="0 0 388 384" svg:d="M282 54c-15-31-40-54-78-54-98 0-204 125-204 248 0 81 46 136 113 136 18 0 60-4 110-63 7 34 36 63 77 63 30 0 49-19 63-46 13-31 25-82 25-84 0-8-8-8-10-8-9 0-9 2-11 15-16 54-31 104-66 104-23 0-25-21-25-38 0-20 2-25 12-64 10-34 10-44 17-75l31-119c6-25 6-25 6-29 0-15-10-23-23-23-21 0-35 20-37 37zM227 275c-4 15-4 15-18 30-36 47-71 60-94 60-42 0-55-46-55-79 0-42 26-148 48-186 24-50 63-81 97-81 56 0 68 69 68 75 0 4-2 10-4 14z">
            <text:p/>
          </draw:path>
          <draw:path draw:style-name="gr3" draw:text-style-name="P9" draw:layer="layout" svg:width="0.515cm" svg:height="0.036cm" svg:x="15.173cm" svg:y="6.95cm" svg:viewBox="0 0 516 37" svg:d="M488 37c13 0 28 0 28-20 0-17-15-17-28-17h-459c-14 0-29 0-29 17 0 20 15 20 29 20z">
            <text:p/>
          </draw:path>
          <draw:path draw:style-name="gr3" draw:text-style-name="P9" draw:layer="layout" svg:width="0.387cm" svg:height="0.383cm" svg:x="15.981cm" svg:y="6.804cm" svg:viewBox="0 0 388 384" svg:d="M282 54c-15-31-40-54-78-54-98 0-204 125-204 248 0 81 46 136 113 136 18 0 60-4 110-63 7 34 36 63 77 63 30 0 49-19 63-46 13-31 25-82 25-84 0-8-8-8-10-8-7 0-9 2-11 15-16 54-31 104-66 104-23 0-25-21-25-38 0-20 2-25 12-64 10-34 10-44 17-75l31-119c6-25 6-25 6-29 0-15-10-23-23-23-21 0-35 20-37 37zM227 275c-4 15-4 15-16 30-38 47-73 60-96 60-42 0-55-46-55-79 0-42 26-148 48-186 24-50 63-81 97-81 56 0 68 69 68 75 0 4-2 10-4 14z">
            <text:p/>
          </draw:path>
          <draw:path draw:style-name="gr3" draw:text-style-name="P9" draw:layer="layout" svg:width="0.149cm" svg:height="0.306cm" svg:x="16.421cm" svg:y="6.498cm" svg:viewBox="0 0 150 307" svg:d="M144 52c6-10 6-15 6-19 0-20-18-33-35-33-23 0-31 19-32 29l-79 257c-2 0-4 8-4 8 0 8 19 13 23 13s6 0 10-9z">
            <text:p/>
          </draw:path>
          <draw:path draw:style-name="gr3" draw:text-style-name="P9" draw:layer="layout" svg:width="0.197cm" svg:height="0.844cm" svg:x="16.678cm" svg:y="6.545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9" draw:layer="layout" svg:width="0.421cm" svg:height="0.383cm" svg:x="16.981cm" svg:y="6.804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9 0 137-109 137-130 0-8-8-8-10-8-8 0-10 2-12 8-26 92-86 111-113 111-33 0-46-27-46-56 0-19 6-36 15-75z">
            <text:p/>
          </draw:path>
          <draw:path draw:style-name="gr3" draw:text-style-name="P9" draw:layer="layout" svg:width="0.262cm" svg:height="0.393cm" svg:x="17.477cm" svg:y="6.437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  <draw:path draw:style-name="gr3" draw:text-style-name="P9" draw:layer="layout" svg:width="0.216cm" svg:height="0.393cm" svg:x="17.504cm" svg:y="6.994cm" svg:viewBox="0 0 217 394" svg:d="M134 17c0-17-2-17-17-17-38 37-92 38-117 38v22c13 0 54 0 86-18v304c0 19 0 27-59 27h-23v21c11 0 84-2 105-2 20 0 95 2 108 2v-21h-23c-60 0-60-8-60-27z">
            <text:p/>
          </draw:path>
          <draw:path draw:style-name="gr3" draw:text-style-name="P9" draw:layer="layout" svg:width="0.562cm" svg:height="0.564cm" svg:x="18.053cm" svg:y="6.685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9" draw:layer="layout" svg:width="0.197cm" svg:height="0.844cm" svg:x="18.932cm" svg:y="6.545cm" svg:viewBox="0 0 198 845" svg:d="M198 838c0-2 0-4-16-19-105-106-132-266-132-396 0-146 33-294 136-400 12-10 12-11 12-15 0-6-4-8-10-8-8 0-84 58-134 165-44 92-54 187-54 258 0 67 10 169 56 265 52 104 124 157 132 157 6 0 10-2 10-7z">
            <text:p/>
          </draw:path>
          <draw:path draw:style-name="gr3" draw:text-style-name="P9" draw:layer="layout" svg:width="0.312cm" svg:height="0.597cm" svg:x="19.216cm" svg:y="6.593cm" svg:viewBox="0 0 313 598" svg:d="M163 10c0-2 0-10-11-10-20 0-81 8-104 8-6 2-15 2-15 17 0 12 7 12 19 12 42 0 44 5 44 13 0 6-8 35-13 52l-70 277c-9 42-13 55-13 86 0 79 44 133 108 133 99 0 205-127 205-248 0-79-46-137-113-137-39 0-75 25-100 52zM83 329c5-18 5-20 13-29 42-56 81-68 102-68 30 0 54 25 54 79 0 50-29 148-45 181-27 56-67 86-99 86-29 0-56-23-56-84 0-18 0-33 13-87z">
            <text:p/>
          </draw:path>
          <draw:path draw:style-name="gr3" draw:text-style-name="P9" draw:layer="layout" svg:width="0.515cm" svg:height="0.036cm" svg:x="19.796cm" svg:y="6.95cm" svg:viewBox="0 0 516 37" svg:d="M488 37c13 0 28 0 28-20 0-17-15-17-28-17h-459c-14 0-29 0-29 17 0 20 15 20 29 20z">
            <text:p/>
          </draw:path>
          <draw:path draw:style-name="gr3" draw:text-style-name="P9" draw:layer="layout" svg:width="0.312cm" svg:height="0.597cm" svg:x="20.608cm" svg:y="6.593cm" svg:viewBox="0 0 313 598" svg:d="M163 10c0-2 0-10-11-10-20 0-81 8-104 8-6 2-15 2-15 17 0 12 7 12 19 12 42 0 44 5 44 13 0 6-8 35-13 52l-70 277c-9 42-13 55-13 86 0 79 44 133 108 133 99 0 205-127 205-248 0-79-46-137-113-137-39 0-75 25-100 52zM83 329c5-18 5-20 13-29 42-56 81-68 102-68 30 0 54 25 54 79 0 50-29 148-45 181-27 56-67 86-99 86-29 0-56-23-56-84 0-18 0-33 13-87z">
            <text:p/>
          </draw:path>
          <draw:path draw:style-name="gr3" draw:text-style-name="P9" draw:layer="layout" svg:width="0.149cm" svg:height="0.306cm" svg:x="20.96cm" svg:y="6.498cm" svg:viewBox="0 0 150 307" svg:d="M144 52c6-10 6-15 6-19 0-20-18-33-35-33-23 0-31 19-32 29l-79 257c-2 0-4 8-4 8 0 8 19 13 23 13s6 0 10-9z">
            <text:p/>
          </draw:path>
          <draw:path draw:style-name="gr3" draw:text-style-name="P9" draw:layer="layout" svg:width="0.197cm" svg:height="0.844cm" svg:x="21.217cm" svg:y="6.545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9" draw:layer="layout" svg:width="0.391cm" svg:height="0.547cm" svg:x="21.52cm" svg:y="6.804cm" svg:viewBox="0 0 392 548" svg:d="M388 52c4-12 4-14 4-19 0-16-14-23-25-23-10 0-23 3-31 17-2 4-8 31-12 46-5 21-11 44-17 67l-38 154c-2 11-39 71-94 71-44 0-54-36-54-69 0-39 15-90 44-165 14-35 15-45 15-62 0-38-26-69-69-69-80 0-111 123-111 131 0 7 8 7 10 7 9 0 9-2 13-15 23-79 58-104 86-104 6 0 22 0 22 27 0 21-8 42-16 60-32 88-48 138-48 176 0 75 54 102 104 102 33 0 61-15 84-38-9 44-21 84-53 131-23 28-56 53-94 53-12 0-50-4-64-36 14 0 23 0 37-10 7-8 15-19 15-34 0-27-23-31-31-31-19 0-48 13-48 56 0 42 39 73 91 73 88 0 174-77 197-173z">
            <text:p/>
          </draw:path>
          <draw:path draw:style-name="gr3" draw:text-style-name="P9" draw:layer="layout" svg:width="0.262cm" svg:height="0.393cm" svg:x="21.977cm" svg:y="6.437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  <draw:path draw:style-name="gr3" draw:text-style-name="P9" draw:layer="layout" svg:width="0.216cm" svg:height="0.393cm" svg:x="21.974cm" svg:y="6.994cm" svg:viewBox="0 0 217 394" svg:d="M134 17c0-17-2-17-17-17-38 37-92 38-117 38v22c13 0 54 0 86-18v304c0 19 0 27-59 27h-23v21c11 0 84-2 105-2 20 0 95 2 108 2v-21h-23c-60 0-60-8-60-27z">
            <text:p/>
          </draw:path>
          <draw:path draw:style-name="gr3" draw:text-style-name="P9" draw:layer="layout" svg:width="0.562cm" svg:height="0.199cm" svg:x="22.599cm" svg:y="6.867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9" draw:layer="layout" svg:width="0.356cm" svg:height="0.581cm" svg:x="23.477cm" svg:y="6.616cm" svg:viewBox="0 0 357 582" svg:d="M357 294c0-69-4-136-34-200-39-81-108-94-144-94-50 0-114 21-148 100-27 59-31 125-31 194 0 63 4 138 38 204 37 67 98 84 141 84 46 0 109-17 147-98 27-57 31-125 31-190zM179 565c-33 0-85-21-100-104-8-50-8-129-8-179 0-53 0-109 6-155 17-100 80-108 102-108 26 0 82 16 99 98 8 48 8 112 8 165 0 64 0 121-10 175-11 81-59 108-97 108z">
            <text:p/>
          </draw:path>
        </draw:g>
        <draw:g xml:id="id239" draw:id="id239">
          <svg:title>TexMaths</svg:title>
          <svg:desc>24§display§\text{Diff. (I) } w. \ r. \ t. \ x.§svg§600§FALSE§</svg:desc>
          <draw:polygon draw:style-name="gr2" draw:text-style-name="P8" draw:layer="layout" svg:width="6.617cm" svg:height="0.759cm" svg:x="4.997cm" svg:y="11.98cm" svg:viewBox="0 0 6618 760" draw:points="3308,760 0,760 0,0 6618,0 6618,760">
            <text:p/>
          </draw:polygon>
          <draw:path draw:style-name="gr3" draw:text-style-name="P9" draw:layer="layout" svg:width="0.567cm" svg:height="0.577cm" svg:x="4.984cm" svg:y="11.994cm" svg:viewBox="0 0 568 578" svg:d="M0 0v27h21c65 0 65 9 65 38v448c0 30 0 38-65 38h-21v27h309c142 0 259-125 259-284 0-161-113-294-259-294zM202 551c-41 0-43-6-43-32v-459c0-27 2-33 43-33h84c52 0 111 17 154 79 36 50 44 123 44 188 0 94-16 144-46 186-18 23-66 71-152 71z">
            <text:p/>
          </draw:path>
          <draw:path draw:style-name="gr3" draw:text-style-name="P9" draw:layer="layout" svg:width="0.181cm" svg:height="0.566cm" svg:x="5.627cm" svg:y="12.00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508cm" svg:height="0.596cm" svg:x="5.856cm" svg:y="11.976cm" svg:viewBox="0 0 509 597" svg:d="M357 257h96v-25h-100v-98c0-76 43-115 79-115 4 0 15 0 29 6-10 4-25 13-25 35 0 19 13 36 36 36s37-17 37-36c0-31-29-60-77-60-50 0-88 33-92 36-25-32-71-36-94-36-81 0-179 44-179 136v96h-67v25h67v275c0 38-9 38-67 38v27c29-2 73-4 94-4s63 2 94 4v-27c-56 0-65 0-65-38v-275h178v275c0 38-9 38-67 38v27c33-2 73-4 96-4 35 0 75 0 108 4v-27h-18c-61 0-63-9-63-40zM121 232v-96c0-82 69-117 123-117 42 0 65 16 67 16v1c-15 0-31 12-31 35 0 6 0 27 23 35-2 11-2 19-2 28v98z">
            <text:p/>
          </draw:path>
          <draw:path draw:style-name="gr3" draw:text-style-name="P9" draw:layer="layout" svg:width="0.091cm" svg:height="0.091cm" svg:x="6.399cm" svg:y="12.481cm" svg:viewBox="0 0 92 92" svg:d="M92 46c0-25-21-46-46-46s-46 21-46 46 21 46 46 46 46-21 46-46z">
            <text:p/>
          </draw:path>
          <draw:path draw:style-name="gr3" draw:text-style-name="P9" draw:layer="layout" svg:width="0.197cm" svg:height="0.844cm" svg:x="7.019cm" svg:y="11.938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9" draw:layer="layout" svg:width="0.258cm" svg:height="0.577cm" svg:x="7.286cm" svg:y="11.994cm" svg:viewBox="0 0 259 578" svg:d="M167 65c0-29 4-38 71-38h21v-27c-29 2-96 2-128 2-35 0-100 0-131-2v27h23c65 0 69 9 69 38v448c0 30-4 38-69 38h-23v27c31-2 96-2 129-2 34 0 101 0 130 2v-27h-21c-67 0-71-8-71-38z">
            <text:p/>
          </draw:path>
          <draw:path draw:style-name="gr3" draw:text-style-name="P9" draw:layer="layout" svg:width="0.197cm" svg:height="0.844cm" svg:x="7.616cm" svg:y="11.938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9" draw:layer="layout" svg:width="0.56cm" svg:height="0.383cm" svg:x="8.202cm" svg:y="12.197cm" svg:viewBox="0 0 561 384" svg:d="M367 86c4-17 11-50 11-53 0-16-11-23-23-23-11 0-25 5-32 23-2 5-43 169-48 190-6 25-8 40-8 55 0 10 0 12 2 16-19 46-46 71-79 71-67 0-67-62-67-77 0-27 4-59 44-165 10-25 13-37 13-54 0-38-26-69-69-69-80 0-111 123-111 131 0 7 8 7 10 7 9 0 9 0 13-15 23-79 56-104 86-104 8 0 22 0 22 27 0 21-10 46-16 60-36 99-48 140-48 171 0 78 58 107 121 107 14 0 54 0 88-59 22 53 81 59 106 59 63 0 100-54 123-104 29-67 56-180 56-220 0-47-23-60-39-60-21 0-42 21-42 40 0 12 6 18 13 23 10 10 31 31 31 73 0 29-25 112-46 154-23 46-52 75-94 75-40 0-61-25-61-73 0-23 5-50 7-62z">
            <text:p/>
          </draw:path>
          <draw:path draw:style-name="gr3" draw:text-style-name="P9" draw:layer="layout" svg:width="0.091cm" svg:height="0.091cm" svg:x="8.876cm" svg:y="12.481cm" svg:viewBox="0 0 92 92" svg:d="M92 46c0-25-21-46-46-46s-46 21-46 46 21 46 46 46 46-21 46-46z">
            <text:p/>
          </draw:path>
          <draw:path draw:style-name="gr3" draw:text-style-name="P9" draw:layer="layout" svg:width="0.345cm" svg:height="0.383cm" svg:x="9.344cm" svg:y="12.197cm" svg:viewBox="0 0 346 384" svg:d="M50 325c-2 13-8 32-8 36 0 15 12 23 25 23 10 0 25-8 31-23 2-4 31-119 34-134 6-29 22-89 27-112 4-9 27-50 48-69 6-6 31-27 68-27 23 0 34 10 36 10-27 4-44 25-44 46 0 13 9 31 33 31 21 0 46-20 46-50 0-31-27-56-71-56-56 0-93 42-108 65-8-38-38-65-79-65-38 0-53 33-61 48-15 29-27 81-27 83 0 7 8 7 10 7 9 0 9 0 15-19 13-59 31-100 61-100 16 0 27 6 27 39 0 17-4 27-13 71z">
            <text:p/>
          </draw:path>
          <draw:path draw:style-name="gr3" draw:text-style-name="P9" draw:layer="layout" svg:width="0.091cm" svg:height="0.091cm" svg:x="9.749cm" svg:y="12.481cm" svg:viewBox="0 0 92 92" svg:d="M92 46c0-25-21-46-46-46s-46 21-46 46 21 46 46 46 46-21 46-46z">
            <text:p/>
          </draw:path>
          <draw:path draw:style-name="gr3" draw:text-style-name="P9" draw:layer="layout" svg:width="0.26cm" svg:height="0.539cm" svg:x="10.21cm" svg:y="12.042cm" svg:viewBox="0 0 261 540" svg:d="M156 192h80c16 0 25 0 25-17 0-10-9-10-25-10h-73c29-121 35-136 35-142 0-15-12-23-25-23-2 0-27 0-35 31l-32 134h-81c-17 0-25 0-25 16 0 11 8 11 23 11h75c-60 240-63 254-63 269 0 46 32 79 76 79 89 0 137-125 137-131 0-8-8-8-12-8-6 0-8 2-11 12-37 88-83 107-112 107-17 0-25-11-25-38 0-21 0-27 4-40z">
            <text:p/>
          </draw:path>
          <draw:path draw:style-name="gr3" draw:text-style-name="P9" draw:layer="layout" svg:width="0.091cm" svg:height="0.091cm" svg:x="10.569cm" svg:y="12.481cm" svg:viewBox="0 0 92 92" svg:d="M92 46c0-25-21-46-46-46s-46 21-46 46 21 46 46 46 46-21 46-46z">
            <text:p/>
          </draw:path>
          <draw:path draw:style-name="gr3" draw:text-style-name="P9" draw:layer="layout" svg:width="0.421cm" svg:height="0.383cm" svg:x="11.036cm" svg:y="12.19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6 111-113 111-33 0-46-27-46-56 0-19 6-36 15-75z">
            <text:p/>
          </draw:path>
          <draw:path draw:style-name="gr3" draw:text-style-name="P9" draw:layer="layout" svg:width="0.091cm" svg:height="0.091cm" svg:x="11.566cm" svg:y="12.481cm" svg:viewBox="0 0 92 92" svg:d="M92 46c0-25-21-46-46-46s-46 21-46 46 21 46 46 46 46-21 46-46z">
            <text:p/>
          </draw:path>
        </draw:g>
        <draw:g xml:id="id240" draw:id="id240">
          <svg:title>TexMaths</svg:title>
          <svg:desc>24§display§2ax + 2by\frac{dy}{dx} = 0 \ \Rightarrow§svg§600§FALSE§</svg:desc>
          <draw:polygon draw:style-name="gr2" draw:text-style-name="P8" draw:layer="layout" svg:width="7.507cm" svg:height="1.66cm" svg:x="4.986cm" svg:y="13.182cm" svg:viewBox="0 0 7508 1661" draw:points="3754,1661 0,1661 0,0 7508,0 7508,1661">
            <text:p/>
          </draw:polygon>
          <draw:path draw:style-name="gr3" draw:text-style-name="P9" draw:layer="layout" svg:width="0.337cm" svg:height="0.563cm" svg:x="4.986cm" svg:y="13.735cm" svg:viewBox="0 0 338 564" svg:d="M65 499l91-88c132-117 182-161 182-246 0-98-75-165-179-165-96 0-159 79-159 154 0 46 42 46 44 46 16 0 44-10 44-44 0-22-15-45-44-45-8 0-8 0-11 2 19-55 65-86 115-86 77 0 113 67 113 138 0 67-42 134-88 186l-163 181c-10 9-10 11-10 32h315l23-147h-21c-4 25-10 63-17 74-8 8-64 8-81 8z">
            <text:p/>
          </draw:path>
          <draw:path draw:style-name="gr3" draw:text-style-name="P9" draw:layer="layout" svg:width="0.387cm" svg:height="0.383cm" svg:x="5.399cm" svg:y="13.923cm" svg:viewBox="0 0 388 384" svg:d="M282 54c-15-31-40-54-78-54-98 0-204 125-204 248 0 80 46 136 113 136 18 0 60-4 110-63 7 34 36 63 77 63 30 0 49-19 63-46 13-31 25-83 25-85 0-7-8-7-10-7-9 0-9 2-11 15-16 54-31 104-66 104-23 0-24-21-24-39 0-19 1-25 11-63 10-35 10-44 17-75l31-119c6-25 6-25 6-29 0-15-10-23-23-23-21 0-35 19-37 37zM227 275c-4 15-4 15-18 30-36 46-71 60-94 60-42 0-55-46-55-79 0-42 26-148 48-186 24-50 63-81 97-81 56 0 68 69 68 75 0 4-2 10-4 14z">
            <text:p/>
          </draw:path>
          <draw:path draw:style-name="gr3" draw:text-style-name="P9" draw:layer="layout" svg:width="0.421cm" svg:height="0.383cm" svg:x="5.837cm" svg:y="13.923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09 137-131 0-7-8-7-10-7-8 0-10 2-12 7-26 93-86 112-113 112-33 0-46-27-46-56 0-19 6-36 15-75z">
            <text:p/>
          </draw:path>
          <draw:path draw:style-name="gr3" draw:text-style-name="P9" draw:layer="layout" svg:width="0.562cm" svg:height="0.563cm" svg:x="6.528cm" svg:y="13.804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9" draw:layer="layout" svg:width="0.337cm" svg:height="0.563cm" svg:x="7.367cm" svg:y="13.735cm" svg:viewBox="0 0 338 564" svg:d="M65 499l91-88c132-117 182-161 182-246 0-98-75-165-179-165-96 0-159 79-159 154 0 46 42 46 44 46 16 0 44-10 44-44 0-22-15-45-44-45-8 0-8 0-11 2 19-55 65-86 115-86 77 0 113 67 113 138 0 67-42 134-88 186l-163 181c-10 9-10 11-10 32h315l23-147h-21c-4 25-10 63-17 74-8 8-64 8-81 8z">
            <text:p/>
          </draw:path>
          <draw:path draw:style-name="gr3" draw:text-style-name="P9" draw:layer="layout" svg:width="0.312cm" svg:height="0.596cm" svg:x="7.786cm" svg:y="13.71cm" svg:viewBox="0 0 313 597" svg:d="M163 10c0-2 0-10-11-10-20 0-81 8-104 8-6 2-15 2-15 17 0 11 7 11 19 11 42 0 44 6 44 14 0 6-8 34-13 52l-70 276c-9 42-13 56-13 87 0 78 44 132 108 132 99 0 205-127 205-248 0-78-46-136-113-136-39 0-75 25-100 52zM83 328c5-17 5-19 13-29 42-55 79-67 102-67 30 0 54 25 54 79 0 50-29 148-45 180-27 56-67 87-99 87-29 0-56-23-56-85 0-17 0-32 13-86z">
            <text:p/>
          </draw:path>
          <draw:path draw:style-name="gr3" draw:text-style-name="P9" draw:layer="layout" svg:width="0.391cm" svg:height="0.546cm" svg:x="8.133cm" svg:y="13.923cm" svg:viewBox="0 0 392 547" svg:d="M388 52c4-12 4-14 4-19 0-16-14-23-25-23-10 0-23 3-31 17-2 4-8 31-11 46-6 21-12 44-18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7 14 0 23 0 37-9 7-8 15-19 15-35 0-27-23-30-31-30-19 0-48 13-48 55s39 73 91 73c88 0 174-77 197-173z">
            <text:p/>
          </draw:path>
          <draw:path draw:style-name="gr3" draw:text-style-name="P9" draw:layer="layout" svg:width="0.402cm" svg:height="0.596cm" svg:x="8.707cm" svg:y="13.14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4-21-24-39 0-21 1-26 5-40zM227 486c-4 15-4 17-18 32-36 46-71 60-94 60-42 0-55-46-55-79 0-42 26-148 48-186 24-50 63-81 97-81 56 0 68 69 68 75 0 4-2 10-4 14z">
            <text:p/>
          </draw:path>
          <draw:path draw:style-name="gr3" draw:text-style-name="P9" draw:layer="layout" svg:width="0.391cm" svg:height="0.546cm" svg:x="9.135cm" svg:y="13.353cm" svg:viewBox="0 0 392 547" svg:d="M388 52c4-12 4-14 4-19 0-16-14-23-25-23-10 0-23 3-31 17-2 4-8 31-11 46-6 21-12 44-18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7 14 0 23 0 35-9 9-8 17-19 17-35 0-27-23-30-31-30-19 0-48 13-48 55s39 73 91 73c88 0 174-77 197-173z">
            <text:p/>
          </draw:path>
          <draw:polygon draw:style-name="gr3" draw:text-style-name="P9" draw:layer="layout" svg:width="0.923cm" svg:height="0.035cm" svg:x="8.653cm" svg:y="14.067cm" svg:viewBox="0 0 924 36" draw:points="461,36 0,36 0,0 924,0 924,36">
            <text:p/>
          </draw:polygon>
          <draw:path draw:style-name="gr3" draw:text-style-name="P9" draw:layer="layout" svg:width="0.402cm" svg:height="0.596cm" svg:x="8.688cm" svg:y="14.29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4-21-24-39 0-21 1-26 5-40zM227 486c-4 15-4 17-18 32-36 46-71 60-94 60-42 0-55-46-55-79 0-42 26-148 48-186 24-50 63-81 97-81 56 0 68 69 68 75 0 4-2 10-4 14z">
            <text:p/>
          </draw:path>
          <draw:path draw:style-name="gr3" draw:text-style-name="P9" draw:layer="layout" svg:width="0.421cm" svg:height="0.383cm" svg:x="9.116cm" svg:y="14.501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6 112-113 112-33 0-46-27-46-56 0-19 6-36 15-75z">
            <text:p/>
          </draw:path>
          <draw:path draw:style-name="gr3" draw:text-style-name="P9" draw:layer="layout" svg:width="0.562cm" svg:height="0.199cm" svg:x="9.957cm" svg:y="13.98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356cm" svg:height="0.581cm" svg:x="10.833cm" svg:y="13.735cm" svg:viewBox="0 0 357 582" svg:d="M357 294c0-69-4-137-34-200-39-81-108-94-144-94-50 0-114 21-148 100-27 59-31 125-31 194 0 63 4 138 38 203 37 67 98 85 141 85 46 0 109-18 147-98 27-58 31-125 31-190zM179 564c-33 0-85-21-98-103-10-50-10-129-10-179 0-54 0-109 6-155 17-100 80-108 102-108 26 0 84 16 99 98 8 48 8 111 8 165 0 64 0 121-9 175-12 81-60 107-98 107z">
            <text:p/>
          </draw:path>
          <draw:path draw:style-name="gr3" draw:text-style-name="P9" draw:layer="layout" svg:width="0.75cm" svg:height="0.466cm" svg:x="11.785cm" svg:y="13.852cm" svg:viewBox="0 0 751 467" svg:d="M568 167c35 31 79 54 106 65-31 14-71 37-106 66h-537c-16 0-31 0-31 17s15 17 29 17h501c-40 39-85 113-85 125 0 10 10 10 16 10 8 0 13 0 15-8 19-33 42-77 98-127 58-52 115-73 158-86 15-6 15-6 17-8 2 0 2-4 2-6s0-2 0-4l-4-1c-2-2-2-2-17-8-116-33-200-111-246-202-10-17-12-17-23-17-6 0-16 0-16 10 0 11 43 84 85 124h-501c-14 0-29 0-29 18 0 15 15 15 31 15z">
            <text:p/>
          </draw:path>
        </draw:g>
        <draw:g xml:id="id223" draw:id="id223">
          <svg:title>TexMaths</svg:title>
          <svg:desc>22§display§.\ .\ .\ \ \text {(I)}§svg§600§FALSE§</svg:desc>
          <draw:polygon draw:style-name="gr2" draw:text-style-name="P8" draw:layer="layout" svg:width="2.402cm" svg:height="0.696cm" svg:x="10.992cm" svg:y="2.536cm" svg:viewBox="0 0 2403 697" draw:points="1203,697 0,697 0,0 2403,0 2403,697">
            <text:p/>
          </draw:polygon>
          <draw:path draw:style-name="gr3" draw:text-style-name="P9" draw:layer="layout" svg:width="0.084cm" svg:height="0.083cm" svg:x="11.02cm" svg:y="2.995cm" svg:viewBox="0 0 85 84" svg:d="M85 42c0-23-20-42-43-42s-42 19-42 42 19 42 42 42 43-19 43-42z">
            <text:p/>
          </draw:path>
          <draw:path draw:style-name="gr3" draw:text-style-name="P9" draw:layer="layout" svg:width="0.084cm" svg:height="0.083cm" svg:x="11.492cm" svg:y="2.995cm" svg:viewBox="0 0 85 84" svg:d="M85 42c0-23-20-42-43-42s-42 19-42 42 19 42 42 42 43-19 43-42z">
            <text:p/>
          </draw:path>
          <draw:path draw:style-name="gr3" draw:text-style-name="P9" draw:layer="layout" svg:width="0.084cm" svg:height="0.083cm" svg:x="11.966cm" svg:y="2.995cm" svg:viewBox="0 0 85 84" svg:d="M85 42c0-23-20-42-43-42s-42 19-42 42 19 42 42 42 43-19 43-42z">
            <text:p/>
          </draw:path>
          <draw:path draw:style-name="gr3" draw:text-style-name="P9" draw:layer="layout" svg:width="0.18cm" svg:height="0.773cm" svg:x="12.705cm" svg:y="2.497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9" draw:layer="layout" svg:width="0.237cm" svg:height="0.528cm" svg:x="12.952cm" svg:y="2.548cm" svg:viewBox="0 0 238 529" svg:d="M153 60c0-27 4-35 65-35h20v-25c-27 2-88 2-118 2-32 0-92 0-120-2v25h21c60 0 64 8 64 35v410c0 28-4 35-64 35h-21v24c28-1 88-1 118-1 32 0 93 0 120 1v-24h-20c-61 0-65-7-65-35z">
            <text:p/>
          </draw:path>
          <draw:path draw:style-name="gr3" draw:text-style-name="P9" draw:layer="layout" svg:width="0.18cm" svg:height="0.773cm" svg:x="13.253cm" svg:y="2.497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224" draw:id="id224">
          <svg:title>TexMaths</svg:title>
          <svg:desc>26§display§a'x^2 + b'y^2 = 1§svg§600§FALSE§</svg:desc>
          <draw:polygon draw:style-name="gr2" draw:text-style-name="P8" draw:layer="layout" svg:width="5.837cm" svg:height="0.9cm" svg:x="16.184cm" svg:y="2.475cm" svg:viewBox="0 0 5838 901" draw:points="2920,901 0,901 0,0 5838,0 5838,901">
            <text:p/>
          </draw:polygon>
          <draw:path draw:style-name="gr3" draw:text-style-name="P9" draw:layer="layout" svg:width="0.419cm" svg:height="0.415cm" svg:x="16.176cm" svg:y="2.827cm" svg:viewBox="0 0 420 416" svg:d="M306 58c-17-33-44-58-86-58-106 0-220 135-220 269 0 87 50 147 123 147 18 0 64-4 118-68 9 37 40 68 83 68 34 0 55-20 69-50 15-33 27-89 27-91 0-9-8-9-10-9-11 0-11 3-13 17-16 58-33 113-70 113-25 0-28-23-28-42 0-21 3-27 13-69 10-37 10-48 19-81l33-129c6-27 6-27 6-31 0-17-10-25-25-25-23 0-37 21-39 39zM245 298c-4 16-4 16-18 33-40 50-77 65-102 65-46 0-61-50-61-86 0-46 30-160 52-202 28-54 69-87 107-87 60 0 72 75 72 81 0 4-2 10-4 15z">
            <text:p/>
          </draw:path>
          <draw:path draw:style-name="gr3" draw:text-style-name="P9" draw:layer="layout" svg:width="0.161cm" svg:height="0.332cm" svg:x="16.652cm" svg:y="2.496cm" svg:viewBox="0 0 162 333" svg:d="M156 56c6-10 6-16 6-21 0-20-18-35-37-35-25 0-33 21-36 31l-85 279c-2 0-4 9-4 9 0 8 21 14 25 14s6 0 10-10z">
            <text:p/>
          </draw:path>
          <draw:path draw:style-name="gr3" draw:text-style-name="P9" draw:layer="layout" svg:width="0.457cm" svg:height="0.415cm" svg:x="16.904cm" svg:y="2.827cm" svg:viewBox="0 0 458 416" svg:d="M281 129c4-25 25-108 89-108 6 0 27 0 46 10-25 6-44 29-44 50 0 15 11 34 36 34 20 0 50-17 50-55 0-48-55-60-86-60-54 0-85 48-97 71-23-63-71-71-98-71-96 0-148 119-148 142 0 8 8 8 11 8 8 0 10 0 12-8 31-98 92-121 123-121 16 0 50 8 50 60 0 29-17 92-50 219-15 58-48 96-88 96-6 0-27 0-45-11 22-6 43-25 43-50s-21-33-35-33c-27 0-50 25-50 54 0 42 46 60 85 60 63 0 96-64 98-70 10 35 44 70 98 70 95 0 147-118 147-141 0-9-8-9-10-9-8 0-10 3-12 9-30 100-94 121-123 121-36 0-50-30-50-61 0-21 6-39 17-81z">
            <text:p/>
          </draw:path>
          <draw:path draw:style-name="gr3" draw:text-style-name="P9" draw:layer="layout" svg:width="0.284cm" svg:height="0.426cm" svg:x="17.441cm" svg:y="2.429cm" svg:viewBox="0 0 285 427" svg:d="M285 310h-23c-2 15-8 52-17 59-4 4-54 4-62 4h-119c67-61 90-77 129-109 48-37 92-77 92-139 0-77-69-125-152-125-79 0-133 56-133 115 0 33 27 37 33 37 17 0 36-13 36-35 0-11-5-34-38-34 19-46 63-60 94-60 64 0 98 50 98 102 0 56-40 100-61 125l-156 152c-6 6-6 8-6 25h266z">
            <text:p/>
          </draw:path>
          <draw:path draw:style-name="gr3" draw:text-style-name="P9" draw:layer="layout" svg:width="0.608cm" svg:height="0.611cm" svg:x="18.064cm" svg:y="2.698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9" draw:layer="layout" svg:width="0.338cm" svg:height="0.646cm" svg:x="18.969cm" svg:y="2.598cm" svg:viewBox="0 0 339 647" svg:d="M177 10c0-2 0-10-13-10-20 0-87 8-112 8-6 2-17 2-17 19 0 13 9 13 21 13 46 0 46 6 46 14 0 6-6 38-13 56l-74 300c-11 46-15 61-15 94 0 85 48 143 116 143 109 0 223-137 223-268 0-85-50-148-123-148-41 0-81 27-108 56zM89 356c7-19 7-21 15-31 46-61 85-73 110-73 33 0 58 27 58 85 0 54-31 161-47 196-30 60-73 94-109 94-31 0-62-25-62-92 0-19 0-35 17-94z">
            <text:p/>
          </draw:path>
          <draw:path draw:style-name="gr3" draw:text-style-name="P9" draw:layer="layout" svg:width="0.161cm" svg:height="0.332cm" svg:x="19.35cm" svg:y="2.496cm" svg:viewBox="0 0 162 333" svg:d="M156 56c6-10 6-16 6-21 0-20-18-35-37-35-25 0-33 21-36 31l-85 279c-2 0-4 9-4 9 0 8 21 14 25 14s6 0 10-10z">
            <text:p/>
          </draw:path>
          <draw:path draw:style-name="gr3" draw:text-style-name="P9" draw:layer="layout" svg:width="0.423cm" svg:height="0.592cm" svg:x="19.601cm" svg:y="2.827cm" svg:viewBox="0 0 424 593" svg:d="M420 56c4-12 4-14 4-21 0-16-14-25-27-25-10 0-25 5-33 19-2 4-8 33-13 50-6 23-12 48-18 73l-42 167c-2 12-41 77-104 77-46 0-56-40-56-75 0-42 17-98 48-179 14-38 16-48 16-67 0-42-29-75-74-75-88 0-121 133-121 142 0 8 8 8 10 8 11 0 11-2 15-17 25-85 62-112 94-112 6 0 22 0 22 29 0 23-8 46-16 65-36 95-52 149-52 191 0 81 58 110 112 110 35 0 67-16 92-41-11 48-23 91-59 141-25 32-60 59-102 59-12 0-54-5-68-40 14 0 25 0 37-10 11-9 19-21 19-38 0-29-25-33-33-33-21 0-52 14-52 60s41 79 97 79c96 0 190-83 215-187z">
            <text:p/>
          </draw:path>
          <draw:path draw:style-name="gr3" draw:text-style-name="P9" draw:layer="layout" svg:width="0.284cm" svg:height="0.426cm" svg:x="20.096cm" svg:y="2.429cm" svg:viewBox="0 0 285 427" svg:d="M285 310h-23c-2 15-8 52-17 59-4 4-54 4-62 4h-119c67-61 90-77 129-109 48-37 92-77 92-139 0-77-69-125-152-125-79 0-133 56-133 115 0 33 27 37 33 37 17 0 36-13 36-35 0-11-5-34-38-34 19-46 63-60 94-60 64 0 98 50 98 102 0 56-40 100-61 125l-156 152c-6 6-6 8-6 25h266z">
            <text:p/>
          </draw:path>
          <draw:path draw:style-name="gr3" draw:text-style-name="P9" draw:layer="layout" svg:width="0.608cm" svg:height="0.216cm" svg:x="20.77cm" svg:y="2.895cm" svg:viewBox="0 0 609 217" svg:d="M578 37c15 0 31 0 31-18 0-19-16-19-29-19h-549c-14 0-31 0-31 19 0 18 17 18 31 18zM580 217c13 0 29 0 29-19s-16-19-31-19h-547c-14 0-31 0-31 19s17 19 31 19z">
            <text:p/>
          </draw:path>
          <draw:path draw:style-name="gr3" draw:text-style-name="P9" draw:layer="layout" svg:width="0.303cm" svg:height="0.611cm" svg:x="21.764cm" svg:y="2.623cm" svg:viewBox="0 0 304 612" svg:d="M189 23c0-21 0-23-21-23-58 58-139 58-168 58v29c19 0 73 0 121-25v477c0 34-2 44-86 44h-29v29c31-4 113-4 148-4 37 0 116 0 150 4v-29h-29c-84 0-86-10-86-44z">
            <text:p/>
          </draw:path>
        </draw:g>
        <draw:g xml:id="id225" draw:id="id225">
          <svg:title>TexMaths</svg:title>
          <svg:desc>22§display§.\ .\ .\ \ \text {(II)}§svg§600§FALSE§</svg:desc>
          <draw:polygon draw:style-name="gr2" draw:text-style-name="P8" draw:layer="layout" svg:width="2.701cm" svg:height="0.696cm" svg:x="22.793cm" svg:y="2.536cm" svg:viewBox="0 0 2702 697" draw:points="1351,697 0,697 0,0 2702,0 2702,697">
            <text:p/>
          </draw:polygon>
          <draw:path draw:style-name="gr3" draw:text-style-name="P9" draw:layer="layout" svg:width="0.083cm" svg:height="0.083cm" svg:x="22.821cm" svg:y="2.995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23.293cm" svg:y="2.995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23.766cm" svg:y="2.995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24.505cm" svg:y="2.49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37cm" svg:height="0.528cm" svg:x="24.751cm" svg:y="2.548cm" svg:viewBox="0 0 238 529" svg:d="M153 60c0-27 4-35 65-35h20v-25c-27 2-88 2-118 2-32 0-92 0-120-2v25h21c60 0 63 8 63 35v410c0 28-3 35-63 35h-21v24c28-1 88-1 118-1 32 0 93 0 120 1v-24h-20c-61 0-65-7-65-35z">
            <text:p/>
          </draw:path>
          <draw:path draw:style-name="gr3" draw:text-style-name="P9" draw:layer="layout" svg:width="0.237cm" svg:height="0.528cm" svg:x="25.052cm" svg:y="2.548cm" svg:viewBox="0 0 238 529" svg:d="M153 60c0-27 2-35 63-35h22v-25c-27 2-88 2-118 2-32 0-94 0-120-2v25h21c60 0 63 8 63 35v410c0 28-3 35-63 35h-21v24c26-1 88-1 118-1 32 0 93 0 120 1v-24h-22c-61 0-63-7-63-35z">
            <text:p/>
          </draw:path>
          <draw:path draw:style-name="gr3" draw:text-style-name="P9" draw:layer="layout" svg:width="0.18cm" svg:height="0.773cm" svg:x="25.353cm" svg:y="2.497cm" svg:viewBox="0 0 181 774" svg:d="M181 387c0-60-9-153-51-241-47-95-114-146-123-146-3 0-7 4-7 7 0 4 0 5 14 19 77 76 121 199 121 361 0 132-28 269-124 366-11 10-11 12-11 14 0 5 4 7 7 7 9 0 79-53 125-151 40-85 49-171 49-236z">
            <text:p/>
          </draw:path>
        </draw:g>
        <draw:g xml:id="id226" draw:id="id226">
          <svg:title>TexMaths</svg:title>
          <svg:desc>24§display§\text{Let } P(x_1, y_1) \text{ be the point of intersection of (I) and (II) }§svg§600§FALSE§</svg:desc>
          <draw:polygon draw:style-name="gr2" draw:text-style-name="P8" draw:layer="layout" svg:width="20.391cm" svg:height="0.76cm" svg:x="4.895cm" svg:y="3.869cm" svg:viewBox="0 0 20392 761" draw:points="10195,761 0,761 0,0 20392,0 20392,761">
            <text:p/>
          </draw:polygon>
          <draw:path draw:style-name="gr3" draw:text-style-name="P9" draw:layer="layout" svg:width="0.464cm" svg:height="0.577cm" svg:x="4.88cm" svg:y="3.883cm" svg:viewBox="0 0 465 578" svg:d="M465 359h-21c-10 87-22 192-171 192h-69c-39 0-41-6-41-32v-452c0-29 0-40 81-40h27v-27c-31 2-108 2-142 2-33 0-100 0-129-2v27h21c65 0 65 9 65 38v448c0 30 0 38-65 38h-21v27h442z">
            <text:p/>
          </draw:path>
          <draw:path draw:style-name="gr3" draw:text-style-name="P9" draw:layer="layout" svg:width="0.327cm" svg:height="0.389cm" svg:x="5.404cm" svg:y="4.082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266cm" svg:height="0.529cm" svg:x="5.771cm" svg:y="3.94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9" draw:layer="layout" svg:width="0.604cm" svg:height="0.577cm" svg:x="6.399cm" svg:y="3.883cm" svg:viewBox="0 0 605 578" svg:d="M223 311h144c119 0 238-88 238-182 0-66-56-129-167-129h-275c-15 0-25 0-25 15 0 12 8 12 25 12 10 0 25 0 37 2 13 0 17 4 17 13 0 2 0 6-2 16l-115 455c-8 32-10 38-77 38-13 0-23 0-23 17 0 10 10 10 13 10 23 0 83-2 108-2 17 0 36 0 54 0 17 0 36 2 53 2 8 0 18 0 18-17 0-10-8-10-23-10-31 0-56 0-56-15 0-4 2-8 4-14zM284 58c8-29 8-31 44-31h83c69 0 115 23 115 81 0 32-17 105-50 136-42 38-94 44-130 44h-119z">
            <text:p/>
          </draw:path>
          <draw:path draw:style-name="gr3" draw:text-style-name="P9" draw:layer="layout" svg:width="0.197cm" svg:height="0.844cm" svg:x="7.107cm" svg:y="3.827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9" draw:layer="layout" svg:width="0.421cm" svg:height="0.383cm" svg:x="7.376cm" svg:y="4.08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6 111-113 111-33 0-46-27-46-56 0-19 6-36 15-75z">
            <text:p/>
          </draw:path>
          <draw:path draw:style-name="gr3" draw:text-style-name="P9" draw:layer="layout" svg:width="0.216cm" svg:height="0.393cm" svg:x="7.898cm" svg:y="4.194cm" svg:viewBox="0 0 217 394" svg:d="M134 17c0-17 0-17-17-17-38 36-92 38-117 38v22c13 0 54 0 86-18v304c0 19 0 27-59 27h-23v21c11 0 84-2 105-2 20 0 95 2 108 2v-21h-23c-60 0-60-8-60-27z">
            <text:p/>
          </draw:path>
          <draw:path draw:style-name="gr3" draw:text-style-name="P9" draw:layer="layout" svg:width="0.099cm" svg:height="0.253cm" svg:x="8.284cm" svg:y="4.37cm" svg:viewBox="0 0 100 254" svg:d="M100 88c0-55-21-88-54-88-29 0-46 21-46 44s17 46 46 46c10 0 21-4 29-11 4-2 4-2 6-2 0 0 2 0 2 11 0 64-31 116-60 142-10 10-10 12-10 14 0 8 4 10 10 10 10 0 77-66 77-166z">
            <text:p/>
          </draw:path>
          <draw:path draw:style-name="gr3" draw:text-style-name="P9" draw:layer="layout" svg:width="0.391cm" svg:height="0.546cm" svg:x="8.611cm" svg:y="4.086cm" svg:viewBox="0 0 392 547" svg:d="M388 52c4-12 4-14 4-19 0-16-14-23-25-23-10 0-23 3-31 17-2 4-8 31-12 46-5 21-11 44-17 67l-38 154c-2 11-39 71-94 71-44 0-54-37-54-69 0-39 15-91 44-165 14-35 15-45 15-62 0-38-26-69-69-69-80 0-111 123-111 131 0 7 8 7 10 7 9 0 9-2 13-15 23-79 58-104 86-104 6 0 22 0 22 27 0 21-8 42-16 60-32 88-48 138-48 176 0 75 54 102 104 102 33 0 61-15 84-38-9 44-21 84-53 130-23 29-56 54-94 54-12 0-50-4-64-36 14 0 23 0 37-10 7-8 15-19 15-35 0-26-23-30-31-30-19 0-48 13-48 55 0 43 39 73 91 73 88 0 174-76 197-173z">
            <text:p/>
          </draw:path>
          <draw:path draw:style-name="gr3" draw:text-style-name="P9" draw:layer="layout" svg:width="0.216cm" svg:height="0.393cm" svg:x="9.064cm" svg:y="4.194cm" svg:viewBox="0 0 217 394" svg:d="M134 17c0-17-2-17-17-17-38 36-92 38-117 38v22c13 0 54 0 86-18v304c0 19 0 27-59 27h-23v21c11 0 84-2 105-2 20 0 95 2 108 2v-21h-23c-60 0-60-8-60-27z">
            <text:p/>
          </draw:path>
          <draw:path draw:style-name="gr3" draw:text-style-name="P9" draw:layer="layout" svg:width="0.197cm" svg:height="0.844cm" svg:x="9.427cm" svg:y="3.827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9" draw:layer="layout" svg:width="0.418cm" svg:height="0.596cm" svg:x="10.012cm" svg:y="3.875cm" svg:viewBox="0 0 419 597" svg:d="M123 269v-269l-123 10v26c60 0 65 6 65 47v505h21c2-2 8-14 31-52 14 19 48 61 111 61 102 0 191-82 191-192 0-107-85-192-181-192-65 0-102 40-115 56zM125 492v-175c0-17 0-17 9-31 33-48 79-54 100-54 39 0 69 22 89 54 23 35 25 83 25 117 0 33-2 83-27 121-18 25-50 54-96 54-37 0-68-21-89-52-11-17-11-19-11-34z">
            <text:p/>
          </draw:path>
          <draw:path draw:style-name="gr3" draw:text-style-name="P9" draw:layer="layout" svg:width="0.327cm" svg:height="0.389cm" svg:x="10.504cm" svg:y="4.082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264cm" svg:height="0.529cm" svg:x="11.153cm" svg:y="3.94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9" draw:layer="layout" svg:width="0.425cm" svg:height="0.587cm" svg:x="11.491cm" svg:y="3.875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9" draw:layer="layout" svg:width="0.327cm" svg:height="0.389cm" svg:x="11.955cm" svg:y="4.082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418cm" svg:height="0.537cm" svg:x="12.612cm" svg:y="4.086cm" svg:viewBox="0 0 419 538" svg:d="M123 56v-56l-123 10v26c60 0 65 4 65 43v395c0 39-7 39-65 39v25c29 0 73-2 94-2 23 0 67 2 96 2v-25c-56 0-65 0-65-39v-142-7c4 13 40 59 103 59 102 0 191-82 191-192 0-107-83-192-179-192-65 0-102 36-117 56zM125 278v-190c25-42 65-67 109-67 62 0 114 75 114 171 0 102-60 173-123 173-33 0-66-17-89-52-11-17-11-19-11-35z">
            <text:p/>
          </draw:path>
          <draw:path draw:style-name="gr3" draw:text-style-name="P9" draw:layer="layout" svg:width="0.375cm" svg:height="0.389cm" svg:x="13.103cm" svg:y="4.082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9" draw:layer="layout" svg:width="0.181cm" svg:height="0.566cm" svg:x="13.53cm" svg:y="3.89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425cm" svg:height="0.373cm" svg:x="13.764cm" svg:y="4.08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266cm" svg:height="0.529cm" svg:x="14.198cm" svg:y="3.94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9" draw:layer="layout" svg:width="0.375cm" svg:height="0.389cm" svg:x="14.814cm" svg:y="4.082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9" draw:layer="layout" svg:width="0.274cm" svg:height="0.596cm" svg:x="15.24cm" svg:y="3.865cm" svg:viewBox="0 0 275 597" svg:d="M121 232v-98c0-74 40-115 79-115 2 0 15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9" draw:layer="layout" svg:width="0.181cm" svg:height="0.566cm" svg:x="15.78cm" svg:y="3.89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425cm" svg:height="0.373cm" svg:x="16.012cm" svg:y="4.08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264cm" svg:height="0.529cm" svg:x="16.448cm" svg:y="3.94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9" draw:layer="layout" svg:width="0.327cm" svg:height="0.389cm" svg:x="16.782cm" svg:y="4.082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285cm" svg:height="0.373cm" svg:x="17.158cm" svg:y="4.086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9" draw:layer="layout" svg:width="0.277cm" svg:height="0.389cm" svg:x="17.493cm" svg:y="4.08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327cm" svg:height="0.389cm" svg:x="17.821cm" svg:y="4.082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322cm" svg:height="0.389cm" svg:x="18.201cm" svg:y="4.082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266cm" svg:height="0.529cm" svg:x="18.564cm" svg:y="3.94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9" draw:layer="layout" svg:width="0.181cm" svg:height="0.566cm" svg:x="18.904cm" svg:y="3.89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375cm" svg:height="0.389cm" svg:x="19.132cm" svg:y="4.082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425cm" svg:height="0.373cm" svg:x="19.558cm" svg:y="4.08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375cm" svg:height="0.389cm" svg:x="20.305cm" svg:y="4.082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274cm" svg:height="0.596cm" svg:x="20.73cm" svg:y="3.865cm" svg:viewBox="0 0 275 597" svg:d="M121 232v-98c0-74 40-115 79-115 2 0 13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9" draw:layer="layout" svg:width="0.197cm" svg:height="0.844cm" svg:x="21.325cm" svg:y="3.827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9" draw:layer="layout" svg:width="0.258cm" svg:height="0.577cm" svg:x="21.594cm" svg:y="3.883cm" svg:viewBox="0 0 259 578" svg:d="M167 65c0-29 4-38 71-38h21v-27c-29 2-96 2-128 2-35 0-100 0-131-2v27h23c67 0 69 9 69 38v448c0 30-2 38-69 38h-23v27c31-2 96-2 129-2 34 0 101 0 130 2v-27h-21c-67 0-71-8-71-38z">
            <text:p/>
          </draw:path>
          <draw:path draw:style-name="gr3" draw:text-style-name="P9" draw:layer="layout" svg:width="0.197cm" svg:height="0.844cm" svg:x="21.922cm" svg:y="3.827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9" draw:layer="layout" svg:width="0.381cm" svg:height="0.389cm" svg:x="22.519cm" svg:y="4.082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9" draw:layer="layout" svg:width="0.425cm" svg:height="0.373cm" svg:x="22.932cm" svg:y="4.08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418cm" svg:height="0.596cm" svg:x="23.402cm" svg:y="3.875cm" svg:viewBox="0 0 419 597" svg:d="M294 542v55l125-9v-27c-60 0-68-6-68-46v-515l-121 10v26c60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9" draw:layer="layout" svg:width="0.197cm" svg:height="0.844cm" svg:x="24.207cm" svg:y="3.827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9" draw:layer="layout" svg:width="0.258cm" svg:height="0.577cm" svg:x="24.476cm" svg:y="3.883cm" svg:viewBox="0 0 259 578" svg:d="M167 65c0-29 2-38 69-38h23v-27c-31 2-98 2-128 2-35 0-102 0-131-2v27h23c65 0 69 9 69 38v448c0 30-4 38-69 38h-23v27c29-2 96-2 129-2 32 0 99 0 130 2v-27h-23c-67 0-69-8-69-38z">
            <text:p/>
          </draw:path>
          <draw:path draw:style-name="gr3" draw:text-style-name="P9" draw:layer="layout" svg:width="0.258cm" svg:height="0.577cm" svg:x="24.804cm" svg:y="3.883cm" svg:viewBox="0 0 259 578" svg:d="M167 65c0-29 2-38 69-38h23v-27c-29 2-96 2-128 2-35 0-100 0-131-2v27h23c65 0 69 9 69 38v448c0 30-4 38-69 38h-23v27c31-2 96-2 129-2 34 0 101 0 130 2v-27h-23c-67 0-69-8-69-38z">
            <text:p/>
          </draw:path>
          <draw:path draw:style-name="gr3" draw:text-style-name="P9" draw:layer="layout" svg:width="0.197cm" svg:height="0.844cm" svg:x="25.132cm" svg:y="3.82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228" draw:id="id228">
          <svg:title>TexMaths</svg:title>
          <svg:desc>22§display§.\ .\ .\ \ \text {(III)}§svg§600§FALSE§</svg:desc>
          <draw:polygon draw:style-name="gr2" draw:text-style-name="P8" draw:layer="layout" svg:width="3.003cm" svg:height="0.696cm" svg:x="10.694cm" svg:y="5.337cm" svg:viewBox="0 0 3004 697" draw:points="1501,697 0,697 0,0 3004,0 3004,697">
            <text:p/>
          </draw:polygon>
          <draw:path draw:style-name="gr3" draw:text-style-name="P9" draw:layer="layout" svg:width="0.083cm" svg:height="0.083cm" svg:x="10.722cm" svg:y="5.796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1.194cm" svg:y="5.796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1.667cm" svg:y="5.796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12.406cm" svg:y="5.29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37cm" svg:height="0.528cm" svg:x="12.653cm" svg:y="5.349cm" svg:viewBox="0 0 238 529" svg:d="M153 60c0-27 4-35 65-35h20v-25c-27 2-88 2-118 2-32 0-92 0-120-2v25h21c60 0 63 8 63 35v410c0 28-3 35-63 35h-21v24c28-1 88-1 118-1 32 0 93 0 120 1v-24h-20c-61 0-65-7-65-35z">
            <text:p/>
          </draw:path>
          <draw:path draw:style-name="gr3" draw:text-style-name="P9" draw:layer="layout" svg:width="0.237cm" svg:height="0.528cm" svg:x="12.954cm" svg:y="5.349cm" svg:viewBox="0 0 238 529" svg:d="M153 60c0-27 2-35 63-35h22v-25c-27 2-88 2-118 2-32 0-94 0-120-2v25h21c60 0 63 8 63 35v410c0 28-3 35-63 35h-21v24c26-1 88-1 118-1 32 0 93 0 120 1v-24h-22c-61 0-63-7-63-35z">
            <text:p/>
          </draw:path>
          <draw:path draw:style-name="gr3" draw:text-style-name="P9" draw:layer="layout" svg:width="0.237cm" svg:height="0.528cm" svg:x="13.255cm" svg:y="5.349cm" svg:viewBox="0 0 238 529" svg:d="M153 60c0-27 4-35 65-35h20v-25c-27 2-88 2-118 2-32 0-92 0-120-2v25h21c60 0 63 8 63 35v410c0 28-3 35-63 35h-21v24c28-1 88-1 118-1 32 0 93 0 120 1v-24h-20c-61 0-65-7-65-35z">
            <text:p/>
          </draw:path>
          <draw:path draw:style-name="gr3" draw:text-style-name="P9" draw:layer="layout" svg:width="0.18cm" svg:height="0.773cm" svg:x="13.556cm" svg:y="5.29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229" draw:id="id229">
          <svg:title>TexMaths</svg:title>
          <svg:desc>26§display§\text{and} §svg§600§FALSE§</svg:desc>
          <draw:polygon draw:style-name="gr2" draw:text-style-name="P8" draw:layer="layout" svg:width="1.355cm" svg:height="0.554cm" svg:x="14.488cm" svg:y="5.274cm" svg:viewBox="0 0 1356 555" draw:points="678,555 0,555 0,0 1356,0 1356,555">
            <text:p/>
          </draw:polygon>
          <draw:path draw:style-name="gr3" draw:text-style-name="P9" draw:layer="layout" svg:width="0.413cm" svg:height="0.421cm" svg:x="14.48cm" svg:y="5.453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9 31-68 31-91 79-91 121 0 74 89 97 148 97 60 0 102-37 118-81zM260 191v92c0 87-65 119-106 119-46 0-83-34-83-80 0-49 39-126 189-131z">
            <text:p/>
          </draw:path>
          <draw:path draw:style-name="gr3" draw:text-style-name="P9" draw:layer="layout" svg:width="0.461cm" svg:height="0.405cm" svg:x="14.929cm" svg:y="5.459cm" svg:viewBox="0 0 462 406" svg:d="M71 89v248c0 40-9 40-71 40v29c31 0 79-2 104-2 23 0 71 2 102 2v-29c-60 0-71 0-71-40v-171c0-95 65-145 123-145s68 50 68 102v214c0 40-10 40-70 40v29c31 0 79-2 104-2 23 0 70 2 102 2v-29c-48 0-71 0-71-27v-175c0-79 0-108-29-142-13-14-44-33-96-33-68 0-110 40-137 96v-96l-129 10v30c64 0 71 6 71 49z">
            <text:p/>
          </draw:path>
          <draw:path draw:style-name="gr3" draw:text-style-name="P9" draw:layer="layout" svg:width="0.452cm" svg:height="0.646cm" svg:x="15.439cm" svg:y="5.228cm" svg:viewBox="0 0 453 647" svg:d="M318 587v60l135-10v-30c-64 0-72-6-72-49v-558l-131 10v30c64 0 70 6 70 49v198c-27-31-66-56-116-56-108 0-204 89-204 208 0 116 89 208 195 208 59 0 100-31 123-60zM318 341v187c0 17 0 19-10 34-27 43-69 64-108 64-42 0-75-23-98-58-23-38-25-90-25-127 0-35 2-89 27-131 21-29 54-58 104-58 33 0 71 12 100 54 10 16 10 19 10 35z">
            <text:p/>
          </draw:path>
        </draw:g>
        <draw:g xml:id="id230" draw:id="id230">
          <svg:title>TexMaths</svg:title>
          <svg:desc>24§display§a'x_1^2 + b'y_1^2 = 1§svg§600§FALSE§</svg:desc>
          <draw:polygon draw:style-name="gr2" draw:text-style-name="P8" draw:layer="layout" svg:width="5.387cm" svg:height="0.865cm" svg:x="16.484cm" svg:y="5.17cm" svg:viewBox="0 0 5388 866" draw:points="2695,866 0,866 0,0 5388,0 5388,866">
            <text:p/>
          </draw:polygon>
          <draw:path draw:style-name="gr3" draw:text-style-name="P9" draw:layer="layout" svg:width="0.387cm" svg:height="0.383cm" svg:x="16.476cm" svg:y="5.495cm" svg:viewBox="0 0 388 384" svg:d="M282 54c-15-31-40-54-79-54-97 0-203 125-203 248 0 80 46 136 113 136 18 0 60-4 110-63 7 34 36 63 76 63 31 0 50-19 64-46 13-31 25-83 25-85 0-7-8-7-10-7-9 0-9 2-11 15-16 54-31 104-66 104-23 0-25-21-25-39 0-19 2-25 12-63 10-35 10-44 17-75l31-119c6-25 6-25 6-29 0-15-10-23-23-23-21 0-35 19-37 37zM227 274c-4 16-4 16-18 31-36 46-71 60-94 60-42 0-55-46-55-79 0-42 26-148 47-186 25-50 64-81 98-81 56 0 68 69 68 75 0 4-2 10-4 13z">
            <text:p/>
          </draw:path>
          <draw:path draw:style-name="gr3" draw:text-style-name="P9" draw:layer="layout" svg:width="0.149cm" svg:height="0.306cm" svg:x="16.916cm" svg:y="5.189cm" svg:viewBox="0 0 150 307" svg:d="M144 52c6-10 6-16 6-19 0-20-18-33-35-33-23 0-31 19-32 29l-79 257c-2 0-4 8-4 8 0 7 19 13 23 13s6 0 10-10z">
            <text:p/>
          </draw:path>
          <draw:path draw:style-name="gr3" draw:text-style-name="P9" draw:layer="layout" svg:width="0.421cm" svg:height="0.383cm" svg:x="17.148cm" svg:y="5.495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8 0 136-110 136-131 0-7-7-7-9-7-8 0-10 2-12 7-27 92-86 112-113 112-33 0-46-27-46-56 0-19 6-36 15-75z">
            <text:p/>
          </draw:path>
          <draw:path draw:style-name="gr3" draw:text-style-name="P9" draw:layer="layout" svg:width="0.262cm" svg:height="0.392cm" svg:x="17.643cm" svg:y="5.128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9" draw:layer="layout" svg:width="0.216cm" svg:height="0.392cm" svg:x="17.67cm" svg:y="5.685cm" svg:viewBox="0 0 217 393" svg:d="M134 17c0-17 0-17-17-17-38 36-92 38-117 38v21c13 0 54 0 86-17v303c0 20 0 27-59 27h-23v21c11 0 84-1 105-1 20 0 94 1 108 1v-21h-23c-60 0-60-7-60-27z">
            <text:p/>
          </draw:path>
          <draw:path draw:style-name="gr3" draw:text-style-name="P9" draw:layer="layout" svg:width="0.561cm" svg:height="0.563cm" svg:x="18.219cm" svg:y="5.376cm" svg:viewBox="0 0 562 564" svg:d="M299 299h237c11 0 26 0 26-17s-15-17-26-17h-237v-236c0-14 0-29-17-29s-17 15-17 29v236h-236c-14 0-29 0-29 17s15 17 29 17h236v236c0 12 0 29 17 29s17-17 17-29z">
            <text:p/>
          </draw:path>
          <draw:path draw:style-name="gr3" draw:text-style-name="P9" draw:layer="layout" svg:width="0.312cm" svg:height="0.596cm" svg:x="19.054cm" svg:y="5.283cm" svg:viewBox="0 0 313 597" svg:d="M163 10c0-2 0-10-11-10-20 0-81 8-104 8-6 2-15 2-15 17 0 11 7 11 19 11 42 0 42 6 42 14 0 6-6 34-11 52l-70 276c-9 42-13 56-13 86 0 79 44 133 107 133 100 0 206-127 206-248 0-78-46-136-113-136-39 0-75 25-100 52zM83 328c5-17 5-19 13-29 42-55 79-67 102-67 30 0 53 25 53 79 0 50-28 148-44 180-27 56-67 87-100 87-28 0-57-23-57-85 0-17 0-32 15-86z">
            <text:p/>
          </draw:path>
          <draw:path draw:style-name="gr3" draw:text-style-name="P9" draw:layer="layout" svg:width="0.149cm" svg:height="0.306cm" svg:x="19.405cm" svg:y="5.189cm" svg:viewBox="0 0 150 307" svg:d="M144 52c6-10 6-16 6-19 0-20-18-33-35-33-23 0-31 19-32 29l-79 257c-2 0-4 8-4 8 0 7 19 13 23 13s6 0 10-10z">
            <text:p/>
          </draw:path>
          <draw:path draw:style-name="gr3" draw:text-style-name="P9" draw:layer="layout" svg:width="0.391cm" svg:height="0.546cm" svg:x="19.637cm" svg:y="5.495cm" svg:viewBox="0 0 392 547" svg:d="M388 52c4-12 4-14 4-19 0-16-14-23-25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2 0 61-16 84-39-9 45-21 85-53 131-23 29-56 54-95 54-11 0-49-4-63-37 14 0 23 0 35-9 9-8 17-20 17-35 0-27-23-31-31-31-19 0-48 14-48 56s39 73 90 73c89 0 175-77 198-173z">
            <text:p/>
          </draw:path>
          <draw:path draw:style-name="gr3" draw:text-style-name="P9" draw:layer="layout" svg:width="0.262cm" svg:height="0.392cm" svg:x="20.094cm" svg:y="5.128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9" draw:layer="layout" svg:width="0.216cm" svg:height="0.392cm" svg:x="20.09cm" svg:y="5.685cm" svg:viewBox="0 0 217 393" svg:d="M134 17c0-17-2-17-17-17-38 36-92 38-117 38v21c13 0 54 0 86-17v303c0 20 0 27-59 27h-23v21c11 0 84-1 105-1 20 0 94 1 108 1v-21h-23c-60 0-60-7-60-27z">
            <text:p/>
          </draw:path>
          <draw:path draw:style-name="gr3" draw:text-style-name="P9" draw:layer="layout" svg:width="0.561cm" svg:height="0.199cm" svg:x="20.716cm" svg:y="5.558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3" draw:text-style-name="P9" draw:layer="layout" svg:width="0.279cm" svg:height="0.563cm" svg:x="21.634cm" svg:y="5.306cm" svg:viewBox="0 0 280 564" svg:d="M175 21c0-19 0-21-20-21-53 54-128 54-155 54v27c17 0 67 0 111-23v439c0 31-2 40-78 40h-27v27c29-4 103-4 136-4 35 0 108 0 138 4v-27h-27c-76 0-78-9-78-40z">
            <text:p/>
          </draw:path>
        </draw:g>
        <draw:g xml:id="id231" draw:id="id231">
          <svg:title>TexMaths</svg:title>
          <svg:desc>22§display§.\ .\ .\ \ \text {(IV)}§svg§600§FALSE§</svg:desc>
          <draw:polygon draw:style-name="gr2" draw:text-style-name="P8" draw:layer="layout" svg:width="2.983cm" svg:height="0.696cm" svg:x="22.693cm" svg:y="5.339cm" svg:viewBox="0 0 2984 697" draw:points="1491,697 0,697 0,0 2984,0 2984,697">
            <text:p/>
          </draw:polygon>
          <draw:path draw:style-name="gr3" draw:text-style-name="P9" draw:layer="layout" svg:width="0.084cm" svg:height="0.083cm" svg:x="22.721cm" svg:y="5.798cm" svg:viewBox="0 0 85 84" svg:d="M85 42c0-23-20-42-43-42s-42 19-42 42 19 42 42 42 43-19 43-42z">
            <text:p/>
          </draw:path>
          <draw:path draw:style-name="gr3" draw:text-style-name="P9" draw:layer="layout" svg:width="0.084cm" svg:height="0.083cm" svg:x="23.193cm" svg:y="5.798cm" svg:viewBox="0 0 85 84" svg:d="M85 42c0-23-20-42-43-42s-42 19-42 42 19 42 42 42 43-19 43-42z">
            <text:p/>
          </draw:path>
          <draw:path draw:style-name="gr3" draw:text-style-name="P9" draw:layer="layout" svg:width="0.084cm" svg:height="0.083cm" svg:x="23.667cm" svg:y="5.798cm" svg:viewBox="0 0 85 84" svg:d="M85 42c0-23-20-42-43-42s-42 19-42 42 19 42 42 42 43-19 43-42z">
            <text:p/>
          </draw:path>
          <draw:path draw:style-name="gr3" draw:text-style-name="P9" draw:layer="layout" svg:width="0.18cm" svg:height="0.773cm" svg:x="24.406cm" svg:y="5.3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9" draw:layer="layout" svg:width="0.237cm" svg:height="0.528cm" svg:x="24.653cm" svg:y="5.351cm" svg:viewBox="0 0 238 529" svg:d="M153 60c0-27 4-35 65-35h20v-25c-27 2-88 2-118 2-32 0-92 0-120-2v25h21c60 0 64 8 64 35v410c0 28-4 35-64 35h-21v24c28-1 88-1 118-1 32 0 93 0 120 1v-24h-20c-61 0-65-7-65-35z">
            <text:p/>
          </draw:path>
          <draw:path draw:style-name="gr3" draw:text-style-name="P9" draw:layer="layout" svg:width="0.55cm" svg:height="0.546cm" svg:x="24.925cm" svg:y="5.351cm" svg:viewBox="0 0 551 547" svg:d="M467 76c10-29 31-51 84-51v-25c-23 2-55 2-74 2-25 0-69-2-90-2v25c41 0 58 21 58 38 0 6-3 11-5 16l-141 373-148-392c-5-11-5-13-5-14 0-21 44-21 64-21v-25c-29 2-81 2-111 2-37 0-71-2-99-2v25c51 0 65 0 76 28l179 476c7 15 11 18 20 18 14 0 16-3 19-16z">
            <text:p/>
          </draw:path>
          <draw:path draw:style-name="gr3" draw:text-style-name="P9" draw:layer="layout" svg:width="0.18cm" svg:height="0.773cm" svg:x="25.535cm" svg:y="5.3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232" draw:id="id232">
          <svg:title>TexMaths</svg:title>
          <svg:desc>22§display§\text{ Eq.(III) } - \text{ Eq.(IV) gives} §svg§600§FALSE§</svg:desc>
          <draw:polygon draw:style-name="gr2" draw:text-style-name="P8" draw:layer="layout" svg:width="8.493cm" svg:height="0.696cm" svg:x="4.896cm" svg:y="6.667cm" svg:viewBox="0 0 8494 697" draw:points="4247,697 0,697 0,0 8494,0 8494,697">
            <text:p/>
          </draw:polygon>
          <draw:path draw:style-name="gr3" draw:text-style-name="P9" draw:layer="layout" svg:width="0.48cm" svg:height="0.527cm" svg:x="4.882cm" svg:y="6.683cm" svg:viewBox="0 0 481 528" svg:d="M79 466c0 28 0 37-60 37h-19v25h447l34-201h-20c-19 120-37 176-171 176h-103c-36 0-37-5-37-32v-205h68c76 0 85 24 85 89h19v-204h-19c0 65-9 90-85 90h-68v-186c0-25 1-30 37-30h100c120 0 141 42 153 149h19l-22-174h-437v25h19c60 0 60 8 60 35z">
            <text:p/>
          </draw:path>
          <draw:path draw:style-name="gr3" draw:text-style-name="P9" draw:layer="layout" svg:width="0.383cm" svg:height="0.492cm" svg:x="5.41cm" svg:y="6.865cm" svg:viewBox="0 0 384 493" svg:d="M269 296v138c0 36-9 36-61 36v23c26 0 67-2 88-2s60 2 88 2v-23c-53 0-62 0-62-36v-434h-18l-28 70c-10-21-42-70-104-70-91 0-172 76-172 176 0 97 76 176 165 176 55 0 87-34 104-56zM271 128v109c0 25-14 46-32 66-8 10-33 31-70 31-56 0-104-68-104-158 0-92 55-157 111-157 62 0 95 67 95 109z">
            <text:p/>
          </draw:path>
          <draw:path draw:style-name="gr3" draw:text-style-name="P9" draw:layer="layout" svg:width="0.083cm" svg:height="0.083cm" svg:x="5.859cm" svg:y="7.126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6.082cm" svg:y="6.62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37cm" svg:height="0.528cm" svg:x="6.329cm" svg:y="6.679cm" svg:viewBox="0 0 238 529" svg:d="M153 60c0-27 4-35 63-35h22v-25c-29 2-88 2-118 2-32 0-94 0-120-2v25h21c60 0 63 8 63 35v410c0 28-3 35-63 35h-21v24c26-1 88-1 118-1 32 0 91 0 120 1v-24h-22c-59 0-63-7-63-35z">
            <text:p/>
          </draw:path>
          <draw:path draw:style-name="gr3" draw:text-style-name="P9" draw:layer="layout" svg:width="0.237cm" svg:height="0.528cm" svg:x="6.63cm" svg:y="6.679cm" svg:viewBox="0 0 238 529" svg:d="M153 60c0-27 2-35 63-35h22v-25c-29 2-90 2-118 2-32 0-94 0-120-2v25h21c60 0 63 8 63 35v410c0 28-3 35-63 35h-21v24c26-1 88-1 118-1s91 0 120 1v-24h-22c-61 0-63-7-63-35z">
            <text:p/>
          </draw:path>
          <draw:path draw:style-name="gr3" draw:text-style-name="P9" draw:layer="layout" svg:width="0.237cm" svg:height="0.528cm" svg:x="6.931cm" svg:y="6.679cm" svg:viewBox="0 0 238 529" svg:d="M153 60c0-27 2-35 63-35h22v-25c-27 2-88 2-118 2-32 0-92 0-120-2v25h21c60 0 63 8 63 35v410c0 28-3 35-63 35h-21v24c28-1 88-1 118-1 32 0 93 0 120 1v-24h-22c-61 0-63-7-63-35z">
            <text:p/>
          </draw:path>
          <draw:path draw:style-name="gr3" draw:text-style-name="P9" draw:layer="layout" svg:width="0.18cm" svg:height="0.773cm" svg:x="7.232cm" svg:y="6.62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472cm" svg:height="0.032cm" svg:x="7.982cm" svg:y="6.999cm" svg:viewBox="0 0 473 33" svg:d="M447 33c12 0 26 0 26-17 0-16-14-16-26-16h-421c-12 0-26 0-26 16 0 17 14 17 26 17z">
            <text:p/>
          </draw:path>
          <draw:path draw:style-name="gr3" draw:text-style-name="P9" draw:layer="layout" svg:width="0.48cm" svg:height="0.527cm" svg:x="8.974cm" svg:y="6.683cm" svg:viewBox="0 0 481 528" svg:d="M79 466c0 28 0 37-60 37h-19v25h447l34-201h-20c-19 120-37 176-171 176h-103c-36 0-37-5-37-32v-205h68c76 0 85 24 85 89h19v-204h-19c0 65-9 90-85 90h-68v-186c0-25 1-30 37-30h100c120 0 139 42 153 149h19l-22-174h-437v25h19c60 0 60 8 60 35z">
            <text:p/>
          </draw:path>
          <draw:path draw:style-name="gr3" draw:text-style-name="P9" draw:layer="layout" svg:width="0.383cm" svg:height="0.492cm" svg:x="9.502cm" svg:y="6.865cm" svg:viewBox="0 0 384 493" svg:d="M269 296v138c0 36-9 36-61 36v23c26 0 67-2 88-2s60 2 88 2v-23c-53 0-62 0-62-36v-434h-18l-28 70c-10-21-42-70-104-70-91 0-172 76-172 176 0 97 76 176 165 176 55 0 87-34 104-56zM271 128v109c0 25-14 46-32 66-8 10-33 31-70 31-56 0-104-68-104-158 0-92 55-157 111-157 63 0 95 67 95 109z">
            <text:p/>
          </draw:path>
          <draw:path draw:style-name="gr3" draw:text-style-name="P9" draw:layer="layout" svg:width="0.083cm" svg:height="0.083cm" svg:x="9.949cm" svg:y="7.126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10.175cm" svg:y="6.62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37cm" svg:height="0.528cm" svg:x="10.421cm" svg:y="6.679cm" svg:viewBox="0 0 238 529" svg:d="M153 60c0-27 4-35 65-35h20v-25c-27 2-88 2-118 2-32 0-92 0-120-2v25h21c60 0 63 8 63 35v410c0 28-3 35-63 35h-21v24c28-1 88-1 118-1 32 0 93 0 120 1v-24h-20c-61 0-65-7-65-35z">
            <text:p/>
          </draw:path>
          <draw:path draw:style-name="gr3" draw:text-style-name="P9" draw:layer="layout" svg:width="0.55cm" svg:height="0.546cm" svg:x="10.692cm" svg:y="6.679cm" svg:viewBox="0 0 551 547" svg:d="M466 76c11-29 32-51 85-51v-25c-23 2-55 2-74 2-25 0-69-2-90-2v25c41 0 58 21 58 38 0 6-3 11-5 16l-141 373-148-392c-5-11-5-13-5-14 0-21 44-21 63-21v-25c-28 2-81 2-110 2-37 0-71-2-99-2v25c51 0 65 0 76 28l179 476c7 15 11 18 20 18 14 0 15-3 19-16z">
            <text:p/>
          </draw:path>
          <draw:path draw:style-name="gr3" draw:text-style-name="P9" draw:layer="layout" svg:width="0.18cm" svg:height="0.773cm" svg:x="11.303cm" svg:y="6.62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355cm" svg:height="0.511cm" svg:x="11.838cm" svg:y="6.857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9" draw:layer="layout" svg:width="0.166cm" svg:height="0.518cm" svg:x="12.229cm" svg:y="6.69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79cm" svg:height="0.342cm" svg:x="12.433cm" svg:y="6.874cm" svg:viewBox="0 0 380 343" svg:d="M308 76c7-18 21-51 72-51v-25c-17 2-40 2-58 2-19 0-54-2-69-2v25c30 0 39 17 39 33 0 7-2 9-5 18l-79 198-88-216c-4-11-4-12-4-14 0-19 30-19 44-19v-25c-23 0-67 2-84 2-21 0-53 0-76-2v25c49 0 53 3 62 28l112 276c4 11 6 14 16 14 11 0 14-7 16-14z">
            <text:p/>
          </draw:path>
          <draw:path draw:style-name="gr3" draw:text-style-name="P9" draw:layer="layout" svg:width="0.3cm" svg:height="0.356cm" svg:x="12.827cm" svg:y="6.86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254cm" svg:height="0.356cm" svg:x="13.174cm" svg:y="6.86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</draw:g>
        <draw:g xml:id="id235" draw:id="id235">
          <svg:title>TexMaths</svg:title>
          <svg:desc>24§display§(a - a') x_1^2 = - ( b - b' ) y_1^2 §svg§600§FALSE§</svg:desc>
          <draw:polygon draw:style-name="gr2" draw:text-style-name="P8" draw:layer="layout" svg:width="8.763cm" svg:height="0.867cm" svg:x="6.688cm" svg:y="7.979cm" svg:viewBox="0 0 8764 868" draw:points="4382,868 0,868 0,0 8764,0 8764,868">
            <text:p/>
          </draw:polygon>
          <draw:path draw:style-name="gr3" draw:text-style-name="P9" draw:layer="layout" svg:width="0.197cm" svg:height="0.844cm" svg:x="6.728cm" svg:y="8.045cm" svg:viewBox="0 0 198 845" svg:d="M198 838c0-2 0-4-16-19-105-106-132-266-132-396 0-146 33-294 136-400 12-10 12-11 12-15 0-6-4-8-10-8-8 0-84 58-134 165-44 92-54 187-54 258 0 67 10 169 56 265 52 104 124 157 132 157 6 0 10-2 10-7z">
            <text:p/>
          </draw:path>
          <draw:path draw:style-name="gr3" draw:text-style-name="P9" draw:layer="layout" svg:width="0.387cm" svg:height="0.383cm" svg:x="7.007cm" svg:y="8.304cm" svg:viewBox="0 0 388 384" svg:d="M282 54c-15-31-40-54-78-54-98 0-204 125-204 248 0 81 46 136 113 136 18 0 60-4 110-63 7 34 36 63 77 63 30 0 49-19 63-46 13-31 25-82 25-84 0-8-8-8-10-8-9 0-9 2-11 15-16 54-31 104-66 104-23 0-24-21-24-38 0-20 1-25 11-64 10-34 10-44 17-75l31-119c6-25 6-25 6-29 0-15-10-23-23-23-21 0-35 20-37 37zM227 275c-4 15-4 15-18 30-36 47-71 60-94 60-42 0-55-46-55-79 0-42 26-148 48-186 24-50 63-81 97-81 56 0 68 69 68 75 0 4-2 10-4 14z">
            <text:p/>
          </draw:path>
          <draw:path draw:style-name="gr3" draw:text-style-name="P9" draw:layer="layout" svg:width="0.516cm" svg:height="0.036cm" svg:x="7.677cm" svg:y="8.45cm" svg:viewBox="0 0 517 37" svg:d="M488 37c13 0 29 0 29-20 0-17-16-17-29-17h-459c-14 0-29 0-29 17 0 20 15 20 29 20z">
            <text:p/>
          </draw:path>
          <draw:path draw:style-name="gr3" draw:text-style-name="P9" draw:layer="layout" svg:width="0.387cm" svg:height="0.383cm" svg:x="8.485cm" svg:y="8.304cm" svg:viewBox="0 0 388 384" svg:d="M282 54c-15-31-40-54-78-54-98 0-204 125-204 248 0 81 46 136 113 136 18 0 60-4 110-63 7 34 36 63 77 63 30 0 49-19 63-46 13-31 25-82 25-84 0-8-8-8-10-8-7 0-9 2-11 15-16 54-31 104-66 104-23 0-24-21-24-38 0-20 1-25 11-64 10-34 10-44 17-75l31-119c6-25 6-25 6-29 0-15-10-23-23-23-21 0-35 20-37 37zM227 275c-4 15-4 15-16 30-38 47-73 60-96 60-42 0-55-46-55-79 0-42 26-148 48-186 24-50 63-81 97-81 56 0 68 69 68 75 0 4-2 10-4 14z">
            <text:p/>
          </draw:path>
          <draw:path draw:style-name="gr3" draw:text-style-name="P9" draw:layer="layout" svg:width="0.149cm" svg:height="0.306cm" svg:x="8.925cm" svg:y="7.998cm" svg:viewBox="0 0 150 307" svg:d="M144 52c6-10 6-15 6-19 0-20-18-33-35-33-23 0-31 19-32 29l-79 257c-2 0-4 8-4 8 0 8 19 13 23 13s6 0 10-9z">
            <text:p/>
          </draw:path>
          <draw:path draw:style-name="gr3" draw:text-style-name="P9" draw:layer="layout" svg:width="0.197cm" svg:height="0.844cm" svg:x="9.182cm" svg:y="8.045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9" draw:layer="layout" svg:width="0.421cm" svg:height="0.383cm" svg:x="9.486cm" svg:y="8.304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9 0 137-109 137-130 0-8-8-8-10-8-8 0-10 2-12 8-26 92-86 111-113 111-32 0-46-27-46-56 0-19 6-36 15-75z">
            <text:p/>
          </draw:path>
          <draw:path draw:style-name="gr3" draw:text-style-name="P9" draw:layer="layout" svg:width="0.262cm" svg:height="0.393cm" svg:x="9.981cm" svg:y="7.937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  <draw:path draw:style-name="gr3" draw:text-style-name="P9" draw:layer="layout" svg:width="0.216cm" svg:height="0.393cm" svg:x="10.008cm" svg:y="8.494cm" svg:viewBox="0 0 217 394" svg:d="M134 17c0-17-2-17-17-17-38 37-92 38-117 38v22c13 0 54 0 86-18v304c0 19 0 27-59 27h-23v21c11 0 84-2 105-2 20 0 95 2 108 2v-21h-23c-60 0-60-8-60-27z">
            <text:p/>
          </draw:path>
          <draw:path draw:style-name="gr3" draw:text-style-name="P9" draw:layer="layout" svg:width="0.562cm" svg:height="0.199cm" svg:x="10.603cm" svg:y="8.367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9" draw:layer="layout" svg:width="0.516cm" svg:height="0.036cm" svg:x="11.517cm" svg:y="8.45cm" svg:viewBox="0 0 517 37" svg:d="M488 37c13 0 29 0 29-20 0-17-16-17-29-17h-459c-14 0-29 0-29 17 0 20 15 20 29 20z">
            <text:p/>
          </draw:path>
          <draw:path draw:style-name="gr3" draw:text-style-name="P9" draw:layer="layout" svg:width="0.197cm" svg:height="0.844cm" svg:x="12.186cm" svg:y="8.045cm" svg:viewBox="0 0 198 845" svg:d="M198 838c0-2 0-4-16-19-105-106-132-266-132-396 0-146 33-294 136-400 12-10 12-11 12-15 0-6-4-8-10-8-8 0-84 58-134 165-44 92-54 187-54 258 0 67 10 169 56 265 52 104 124 157 132 157 6 0 10-2 10-7z">
            <text:p/>
          </draw:path>
          <draw:path draw:style-name="gr3" draw:text-style-name="P9" draw:layer="layout" svg:width="0.312cm" svg:height="0.597cm" svg:x="12.47cm" svg:y="8.093cm" svg:viewBox="0 0 313 598" svg:d="M163 10c0-2 0-10-11-10-20 0-81 8-104 8-6 2-15 2-15 17 0 12 7 12 19 12 42 0 44 5 44 13 0 6-8 35-13 52l-70 277c-9 42-13 55-13 86 0 79 44 133 108 133 99 0 205-127 205-248 0-79-46-137-113-137-39 0-75 25-100 52zM83 329c5-18 5-20 13-29 42-56 79-68 102-68 31 0 54 25 54 79 0 50-29 148-45 181-27 56-67 86-99 86-29 0-56-23-56-84 0-17 0-33 13-87z">
            <text:p/>
          </draw:path>
          <draw:path draw:style-name="gr3" draw:text-style-name="P9" draw:layer="layout" svg:width="0.516cm" svg:height="0.036cm" svg:x="13.05cm" svg:y="8.45cm" svg:viewBox="0 0 517 37" svg:d="M488 37c13 0 29 0 29-20 0-17-16-17-29-17h-459c-14 0-29 0-29 17 0 20 15 20 29 20z">
            <text:p/>
          </draw:path>
          <draw:path draw:style-name="gr3" draw:text-style-name="P9" draw:layer="layout" svg:width="0.312cm" svg:height="0.597cm" svg:x="13.864cm" svg:y="8.093cm" svg:viewBox="0 0 313 598" svg:d="M163 10c0-2 0-10-11-10-20 0-81 8-104 8-6 2-15 2-15 17 0 12 7 12 19 12 42 0 44 5 44 13 0 6-8 35-13 52l-70 277c-9 42-13 55-13 86 0 79 44 133 108 133 99 0 205-127 205-248 0-79-46-137-113-137-39 0-75 25-100 52zM83 329c5-18 5-20 13-29 42-56 79-68 102-68 31 0 54 25 54 79 0 50-29 148-45 181-27 56-67 86-99 86-29 0-56-23-56-84 0-17 0-33 13-87z">
            <text:p/>
          </draw:path>
          <draw:path draw:style-name="gr3" draw:text-style-name="P9" draw:layer="layout" svg:width="0.149cm" svg:height="0.306cm" svg:x="14.215cm" svg:y="7.998cm" svg:viewBox="0 0 150 307" svg:d="M144 52c6-10 6-15 6-19 0-20-18-33-35-33-23 0-31 19-32 29l-79 257c-2 0-4 8-4 8 0 8 19 13 23 13s6 0 10-9z">
            <text:p/>
          </draw:path>
          <draw:path draw:style-name="gr3" draw:text-style-name="P9" draw:layer="layout" svg:width="0.197cm" svg:height="0.844cm" svg:x="14.471cm" svg:y="8.045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9" draw:layer="layout" svg:width="0.391cm" svg:height="0.547cm" svg:x="14.776cm" svg:y="8.304cm" svg:viewBox="0 0 392 548" svg:d="M388 52c4-12 4-14 4-19 0-16-14-23-25-23-10 0-23 3-31 17-2 4-8 31-11 46-6 21-12 44-18 67l-38 154c-2 11-39 71-96 71-42 0-52-36-52-69 0-39 15-90 44-165 14-35 15-45 15-62 0-38-26-69-69-69-80 0-111 123-111 131 0 7 8 7 10 7 9 0 9-2 13-15 23-79 58-104 86-104 6 0 22 0 22 27 0 21-8 42-16 60-32 88-48 138-48 176 0 75 54 102 104 102 33 0 61-15 84-38-9 44-21 84-53 131-23 28-56 53-94 53-12 0-50-4-64-36 14 0 23 0 35-10 9-8 17-19 17-34 0-27-23-31-31-31-19 0-48 13-48 56 0 42 39 73 91 73 88 0 174-77 197-173z">
            <text:p/>
          </draw:path>
          <draw:path draw:style-name="gr3" draw:text-style-name="P9" draw:layer="layout" svg:width="0.262cm" svg:height="0.393cm" svg:x="15.231cm" svg:y="7.937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  <draw:path draw:style-name="gr3" draw:text-style-name="P9" draw:layer="layout" svg:width="0.216cm" svg:height="0.393cm" svg:x="15.229cm" svg:y="8.494cm" svg:viewBox="0 0 217 394" svg:d="M134 17c0-17-2-17-17-17-38 37-92 38-117 38v22c13 0 54 0 86-18v304c0 19 0 27-59 27h-23v21c11 0 84-2 105-2 20 0 95 2 108 2v-21h-23c-60 0-60-8-60-27z">
            <text:p/>
          </draw:path>
        </draw:g>
        <draw:g xml:id="id238" draw:id="id238">
          <svg:title>TexMaths</svg:title>
          <svg:desc>20§display§.\ .\ .\ \ \text {(V)}§svg§600§FALSE§</svg:desc>
          <draw:polygon draw:style-name="gr2" draw:text-style-name="P8" draw:layer="layout" svg:width="2.456cm" svg:height="0.633cm" svg:x="13.594cm" svg:y="9.932cm" svg:viewBox="0 0 2457 634" draw:points="1228,634 0,634 0,0 2457,0 2457,634">
            <text:p/>
          </draw:polygon>
          <draw:path draw:style-name="gr3" draw:text-style-name="P9" draw:layer="layout" svg:width="0.076cm" svg:height="0.076cm" svg:x="13.62cm" svg:y="10.35cm" svg:viewBox="0 0 77 77" svg:d="M77 38c0-20-18-38-39-38-20 0-38 18-38 38 0 21 18 39 38 39 21 0 39-18 39-39z">
            <text:p/>
          </draw:path>
          <draw:path draw:style-name="gr3" draw:text-style-name="P9" draw:layer="layout" svg:width="0.076cm" svg:height="0.076cm" svg:x="14.048cm" svg:y="10.35cm" svg:viewBox="0 0 77 77" svg:d="M77 38c0-20-18-38-39-38-20 0-38 18-38 38 0 21 18 39 38 39 21 0 39-18 39-39z">
            <text:p/>
          </draw:path>
          <draw:path draw:style-name="gr3" draw:text-style-name="P9" draw:layer="layout" svg:width="0.076cm" svg:height="0.076cm" svg:x="14.479cm" svg:y="10.35cm" svg:viewBox="0 0 77 77" svg:d="M77 38c0-20-18-38-39-38-20 0-38 18-38 38 0 21 18 39 38 39 21 0 39-18 39-39z">
            <text:p/>
          </draw:path>
          <draw:path draw:style-name="gr3" draw:text-style-name="P9" draw:layer="layout" svg:width="0.164cm" svg:height="0.703cm" svg:x="15.15cm" svg:y="9.897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9" draw:layer="layout" svg:width="0.5cm" svg:height="0.497cm" svg:x="15.368cm" svg:y="9.943cm" svg:viewBox="0 0 501 498" svg:d="M424 69c9-26 29-47 77-47v-22c-21 2-50 2-68 2-22 0-62-2-81-2v22c37 0 53 20 53 36 0 4-4 9-5 14l-128 339-136-357c-3-9-3-11-3-12 0-20 40-20 57-20v-22c-25 2-73 2-100 2-34 0-64-2-90-2v22c46 0 59 0 69 26l163 434c6 12 10 16 18 16 12 0 14-4 17-15z">
            <text:p/>
          </draw:path>
          <draw:path draw:style-name="gr3" draw:text-style-name="P9" draw:layer="layout" svg:width="0.164cm" svg:height="0.703cm" svg:x="15.921cm" svg:y="9.897cm" svg:viewBox="0 0 165 704" svg:d="M165 352c0-54-8-139-47-219-43-87-104-133-112-133-3 0-6 3-6 6 0 4 0 5 13 18 70 69 110 181 110 328 0 120-25 245-113 333-10 9-10 11-10 13 0 4 3 6 6 6 8 0 72-48 114-138 37-76 45-155 45-214z">
            <text:p/>
          </draw:path>
        </draw:g>
        <draw:g xml:id="id234" draw:id="id234">
          <svg:title>TexMaths</svg:title>
          <svg:desc>28§display§\therefore§svg§600§FALSE§</svg:desc>
          <draw:polygon draw:style-name="gr2" draw:text-style-name="P8" draw:layer="layout" svg:width="0.528cm" svg:height="0.433cm" svg:x="5.08cm" svg:y="8.312cm" svg:viewBox="0 0 529 434" draw:points="265,434 0,434 0,0 529,0 529,434">
            <text:p/>
          </draw:polygon>
          <draw:path draw:style-name="gr3" draw:text-style-name="P9" draw:layer="layout" svg:width="0.598cm" svg:height="0.531cm" svg:x="5.06cm" svg:y="8.263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241" draw:id="id241">
          <svg:title>TexMaths</svg:title>
          <svg:desc>24§display§\frac{dy}{dx} = - \frac{ax}{by}§svg§600§FALSE§</svg:desc>
          <draw:polygon draw:style-name="gr2" draw:text-style-name="P8" draw:layer="layout" svg:width="3.75cm" svg:height="1.823cm" svg:x="13.131cm" svg:y="13.183cm" svg:viewBox="0 0 3751 1824" draw:points="1874,1824 0,1824 0,0 3751,0 3751,1824">
            <text:p/>
          </draw:polygon>
          <draw:path draw:style-name="gr3" draw:text-style-name="P9" draw:layer="layout" svg:width="0.402cm" svg:height="0.596cm" svg:x="13.143cm" svg:y="13.141cm" svg:viewBox="0 0 403 597" svg:d="M403 10c0-2 0-10-11-10-12 0-92 8-108 10-6 0-11 3-11 15 0 11 7 11 21 11 40 0 42 6 42 14l-4 17-50 200c-15-31-40-54-78-54-98 0-204 125-204 248 0 80 46 136 113 136 18 0 60-4 110-63 7 34 36 63 77 63 30 0 50-19 63-48s25-81 25-83c0-9-8-9-10-9-9 0-9 4-11 15-16 56-31 106-66 106-23 0-24-21-24-39 0-21 1-26 5-40zM227 486c-4 15-4 17-18 32-36 46-71 60-94 60-42 0-55-46-55-79 0-42 26-148 48-186 25-50 63-81 97-81 56 0 68 69 68 75 0 4-2 10-4 14z">
            <text:p/>
          </draw:path>
          <draw:path draw:style-name="gr3" draw:text-style-name="P9" draw:layer="layout" svg:width="0.391cm" svg:height="0.546cm" svg:x="13.571cm" svg:y="13.354cm" svg:viewBox="0 0 392 547" svg:d="M388 52c4-12 4-14 4-19 0-16-14-23-25-23-10 0-23 3-31 17-2 4-8 31-11 46-6 21-12 44-18 67l-38 154c-2 11-39 71-94 71-44 0-54-37-54-69 0-39 15-91 44-165 14-35 16-45 16-62 0-38-27-69-70-69-80 0-111 123-111 131 0 7 8 7 10 7 9 0 9-2 13-15 23-79 58-104 86-104 6 0 22 0 22 27 0 21-8 42-16 60-32 88-48 138-48 176 0 75 54 102 104 102 33 0 61-15 84-38-9 44-21 84-53 130-23 29-56 54-94 54-12 0-50-4-64-37 14 0 23 0 37-9 7-8 15-19 15-35 0-27-23-31-31-31-19 0-48 14-48 56s39 73 91 73c88 0 174-77 197-173z">
            <text:p/>
          </draw:path>
          <draw:polygon draw:style-name="gr3" draw:text-style-name="P9" draw:layer="layout" svg:width="0.923cm" svg:height="0.035cm" svg:x="13.089cm" svg:y="14.068cm" svg:viewBox="0 0 924 36" draw:points="461,36 0,36 0,0 924,0 924,36">
            <text:p/>
          </draw:polygon>
          <draw:path draw:style-name="gr3" draw:text-style-name="P9" draw:layer="layout" svg:width="0.402cm" svg:height="0.596cm" svg:x="13.124cm" svg:y="14.291cm" svg:viewBox="0 0 403 597" svg:d="M403 10c0-2 0-10-11-10-12 0-92 8-108 10-6 0-11 3-11 15 0 11 7 11 21 11 40 0 42 6 42 14l-4 17-50 200c-15-31-40-54-78-54-98 0-204 125-204 248 0 80 46 136 113 136 18 0 60-4 110-63 7 34 36 63 77 63 30 0 50-19 63-48s25-81 25-83c0-9-8-9-10-9-9 0-9 4-11 15-16 56-31 106-66 106-23 0-24-21-24-39 0-21 1-26 5-40zM227 486c-4 15-4 17-18 32-36 46-71 60-94 60-42 0-55-46-55-79 0-42 26-148 48-186 25-50 63-81 97-81 56 0 68 69 68 75 0 4-2 10-4 14z">
            <text:p/>
          </draw:path>
          <draw:path draw:style-name="gr3" draw:text-style-name="P9" draw:layer="layout" svg:width="0.421cm" svg:height="0.383cm" svg:x="13.552cm" svg:y="14.502cm" svg:viewBox="0 0 422 384" svg:d="M259 119c4-23 23-100 83-100 6 0 25 0 42 10-23 6-40 27-40 46 0 13 9 31 32 31 20 0 46-16 46-50 0-44-49-56-78-56-50 0-79 44-91 65-21-57-65-65-90-65-88 0-136 109-136 131 0 7 8 7 9 7 8 0 10 0 12-7 29-91 85-112 113-112 16 0 46 8 46 56 0 27-15 84-46 201-13 54-44 89-80 89-6 0-25 0-43-10 22-6 41-23 41-46s-19-31-33-31c-25 0-46 23-46 50 0 39 42 56 79 56 57 0 88-60 90-65 10 32 40 65 90 65 89 0 137-110 137-131 0-7-8-7-10-7-8 0-10 2-12 7-26 93-86 112-113 112-32 0-46-27-46-56 0-19 6-36 15-75z">
            <text:p/>
          </draw:path>
          <draw:path draw:style-name="gr3" draw:text-style-name="P9" draw:layer="layout" svg:width="0.562cm" svg:height="0.199cm" svg:x="14.393cm" svg:y="13.988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516cm" svg:height="0.035cm" svg:x="15.307cm" svg:y="14.068cm" svg:viewBox="0 0 517 36" svg:d="M488 36c13 0 29 0 29-19 0-17-16-17-29-17h-459c-14 0-29 0-29 17 0 19 15 19 29 19z">
            <text:p/>
          </draw:path>
          <draw:path draw:style-name="gr3" draw:text-style-name="P9" draw:layer="layout" svg:width="0.387cm" svg:height="0.383cm" svg:x="16.027cm" svg:y="13.354cm" svg:viewBox="0 0 388 384" svg:d="M282 54c-15-31-40-54-78-54-98 0-204 125-204 248 0 80 46 136 113 136 18 0 60-4 110-63 7 34 36 63 77 63 30 0 50-19 63-46 13-31 25-83 25-85 0-7-8-7-10-7-7 0-9 2-11 15-16 54-31 104-66 104-23 0-24-21-24-39 0-19 1-25 11-63 10-35 10-44 17-75l31-119c6-25 6-25 6-29 0-15-10-23-23-23-21 0-35 19-37 37zM227 274c-4 16-4 16-16 31-38 46-73 60-96 60-42 0-55-46-55-79 0-42 26-148 48-186 25-50 63-81 97-81 56 0 68 69 68 75 0 4-2 10-4 13z">
            <text:p/>
          </draw:path>
          <draw:path draw:style-name="gr3" draw:text-style-name="P9" draw:layer="layout" svg:width="0.421cm" svg:height="0.383cm" svg:x="16.465cm" svg:y="13.354cm" svg:viewBox="0 0 422 384" svg:d="M259 119c4-23 23-100 83-100 6 0 25 0 42 10-23 6-40 27-40 46 0 13 9 31 32 31 20 0 46-16 46-50 0-44-49-56-78-56-50 0-79 44-91 65-21-57-65-65-90-65-88 0-136 109-136 131 0 7 8 7 9 7 8 0 10 0 12-7 29-91 85-112 113-112 16 0 46 8 46 56 0 27-15 84-46 201-13 54-44 89-80 89-6 0-25 0-43-10 22-6 41-23 41-46s-19-31-33-31c-25 0-46 23-46 50 0 39 42 56 81 56 55 0 86-60 88-65 10 32 40 65 92 65 87 0 135-110 135-131 0-7-8-7-10-7-8 0-10 2-12 7-26 93-84 112-113 112-32 0-46-27-46-56 0-19 6-36 15-75z">
            <text:p/>
          </draw:path>
          <draw:polygon draw:style-name="gr3" draw:text-style-name="P9" draw:layer="layout" svg:width="0.928cm" svg:height="0.035cm" svg:x="15.995cm" svg:y="14.068cm" svg:viewBox="0 0 929 36" draw:points="465,36 0,36 0,0 929,0 929,36">
            <text:p/>
          </draw:polygon>
          <draw:path draw:style-name="gr3" draw:text-style-name="P9" draw:layer="layout" svg:width="0.312cm" svg:height="0.596cm" svg:x="16.094cm" svg:y="14.291cm" svg:viewBox="0 0 313 597" svg:d="M163 10c0-2 0-10-11-10-19 0-81 8-104 8-6 2-15 2-15 17 0 11 7 11 19 11 42 0 44 6 44 14 0 6-8 34-13 52l-70 276c-9 42-13 56-13 87 0 78 44 132 108 132 99 0 205-127 205-248 0-78-46-136-113-136-39 0-75 25-100 52zM83 328c5-17 5-19 13-29 42-55 79-67 102-67 31 0 54 25 54 79 0 50-29 148-45 180-26 56-67 87-99 87-29 0-56-23-56-85 0-17 0-32 13-86z">
            <text:p/>
          </draw:path>
          <draw:path draw:style-name="gr3" draw:text-style-name="P9" draw:layer="layout" svg:width="0.391cm" svg:height="0.546cm" svg:x="16.442cm" svg:y="14.502cm" svg:viewBox="0 0 392 547" svg:d="M388 52c4-12 4-14 4-19 0-16-14-23-25-23-10 0-23 3-31 17-2 4-8 31-11 46-6 21-12 44-18 67l-38 154c-2 11-39 71-94 71-44 0-54-37-54-69 0-39 15-91 44-165 14-35 16-45 16-62 0-38-27-69-70-69-80 0-111 123-111 131 0 7 8 7 10 7 9 0 9-2 13-15 23-79 58-104 86-104 6 0 22 0 22 27 0 21-8 42-16 60-32 88-48 138-48 176 0 75 54 102 104 102 33 0 61-15 84-38-9 44-21 84-53 130-23 29-56 54-94 54-12 0-50-4-64-37 14 0 23 0 37-9 7-8 15-19 15-35 0-27-23-31-31-31-19 0-48 14-48 56s39 73 91 73c88 0 174-77 197-173z">
            <text:p/>
          </draw:path>
        </draw:g>
        <draw:g xml:id="id236" draw:id="id236">
          <svg:title>TexMaths</svg:title>
          <svg:desc>28§display§\therefore§svg§600§FALSE§</svg:desc>
          <draw:polygon draw:style-name="gr2" draw:text-style-name="P8" draw:layer="layout" svg:width="0.528cm" svg:height="0.433cm" svg:x="5.081cm" svg:y="10.112cm" svg:viewBox="0 0 529 434" draw:points="265,434 0,434 0,0 529,0 529,434">
            <text:p/>
          </draw:polygon>
          <draw:path draw:style-name="gr3" draw:text-style-name="P9" draw:layer="layout" svg:width="0.598cm" svg:height="0.531cm" svg:x="5.061cm" svg:y="10.063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237" draw:id="id237">
          <svg:title>TexMaths</svg:title>
          <svg:desc>24§display§- \frac{y_1^2}{x_1^2} = \frac{a - a'}{b - b'}§svg§600§FALSE§</svg:desc>
          <draw:polygon draw:style-name="gr2" draw:text-style-name="P8" draw:layer="layout" svg:width="5.019cm" svg:height="1.989cm" svg:x="6.687cm" svg:y="9.378cm" svg:viewBox="0 0 5020 1990" draw:points="2511,1990 0,1990 0,0 5020,0 5020,1990">
            <text:p/>
          </draw:polygon>
          <draw:path draw:style-name="gr3" draw:text-style-name="P9" draw:layer="layout" svg:width="0.515cm" svg:height="0.035cm" svg:x="6.714cm" svg:y="10.377cm" svg:viewBox="0 0 516 36" svg:d="M488 36c13 0 28 0 28-19 0-17-15-17-28-17h-459c-14 0-29 0-29 17 0 19 15 19 29 19z">
            <text:p/>
          </draw:path>
          <draw:path draw:style-name="gr3" draw:text-style-name="P9" draw:layer="layout" svg:width="0.391cm" svg:height="0.546cm" svg:x="7.445cm" svg:y="9.661cm" svg:viewBox="0 0 392 547" svg:d="M388 52c4-12 4-14 4-19 0-16-14-23-25-23-10 0-23 3-31 17-2 4-8 31-12 46-5 21-11 44-17 67l-38 154c-2 11-39 71-94 71-44 0-54-37-54-69 0-39 15-91 44-165 14-35 15-45 15-62 0-38-26-69-69-69-80 0-111 123-111 131 0 7 8 7 10 7 9 0 9-2 13-15 23-79 58-104 86-104 6 0 22 0 22 27 0 21-8 42-16 60-32 88-48 138-48 176 0 75 54 102 104 102 32 0 61-15 84-38-9 44-21 84-53 130-23 29-56 54-95 54-11 0-49-4-63-36 14 0 23 0 37-10 7-8 15-19 15-35 0-27-23-30-31-30-19 0-48 13-48 55 0 43 39 73 90 73 89 0 175-77 198-173z">
            <text:p/>
          </draw:path>
          <draw:path draw:style-name="gr3" draw:text-style-name="P9" draw:layer="layout" svg:width="0.262cm" svg:height="0.393cm" svg:x="7.902cm" svg:y="9.336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9" draw:layer="layout" svg:width="0.216cm" svg:height="0.393cm" svg:x="7.898cm" svg:y="9.851cm" svg:viewBox="0 0 217 394" svg:d="M134 17c0-17 0-17-17-17-38 36-92 38-117 38v22c13 0 54 0 86-18v304c0 19 0 27-59 27h-23v21c11 0 84-2 105-2 20 0 94 2 108 2v-21h-23c-60 0-60-8-60-27z">
            <text:p/>
          </draw:path>
          <draw:polygon draw:style-name="gr3" draw:text-style-name="P9" draw:layer="layout" svg:width="0.861cm" svg:height="0.035cm" svg:x="7.401cm" svg:y="10.377cm" svg:viewBox="0 0 862 36" draw:points="432,36 0,36 0,0 862,0 862,36">
            <text:p/>
          </draw:polygon>
          <draw:path draw:style-name="gr3" draw:text-style-name="P9" draw:layer="layout" svg:width="0.421cm" svg:height="0.383cm" svg:x="7.426cm" svg:y="10.811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8 0 136-109 136-131 0-7-7-7-9-7-8 0-10 2-12 7-27 93-86 112-113 112-33 0-46-27-46-56 0-19 6-36 15-75z">
            <text:p/>
          </draw:path>
          <draw:path draw:style-name="gr3" draw:text-style-name="P9" draw:layer="layout" svg:width="0.262cm" svg:height="0.393cm" svg:x="7.921cm" svg:y="10.502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9" draw:layer="layout" svg:width="0.216cm" svg:height="0.393cm" svg:x="7.948cm" svg:y="11.016cm" svg:viewBox="0 0 217 394" svg:d="M134 17c0-17-2-17-17-17-38 36-92 38-117 38v22c13 0 54 0 86-18v304c0 19 0 27-59 27h-23v21c11 0 84-2 105-2 20 0 94 2 108 2v-21h-23c-60 0-60-8-60-27z">
            <text:p/>
          </draw:path>
          <draw:path draw:style-name="gr3" draw:text-style-name="P9" draw:layer="layout" svg:width="0.561cm" svg:height="0.199cm" svg:x="8.645cm" svg:y="10.296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3" draw:text-style-name="P9" draw:layer="layout" svg:width="0.387cm" svg:height="0.383cm" svg:x="9.622cm" svg:y="9.661cm" svg:viewBox="0 0 388 384" svg:d="M282 54c-15-31-40-54-79-54-97 0-203 125-203 248 0 80 46 136 113 136 18 0 60-4 110-63 7 34 36 63 76 63 31 0 50-19 64-46 13-31 25-83 25-85 0-7-8-7-10-7-8 0-9 2-11 15-16 54-31 104-66 104-23 0-25-21-25-39 0-19 2-25 12-63 10-34 10-44 17-75l31-119c6-25 6-25 6-29 0-15-10-23-23-23-21 0-35 19-37 37zM227 275c-4 15-4 15-16 30-38 46-73 60-96 60-42 0-55-46-55-79 0-42 26-148 47-186 25-50 64-81 98-81 56 0 68 69 68 75 0 4-2 10-4 14z">
            <text:p/>
          </draw:path>
          <draw:path draw:style-name="gr3" draw:text-style-name="P9" draw:layer="layout" svg:width="0.515cm" svg:height="0.035cm" svg:x="10.292cm" svg:y="9.806cm" svg:viewBox="0 0 516 36" svg:d="M488 36c13 0 28 0 28-19 0-17-15-17-28-17h-459c-14 0-29 0-29 17 0 19 15 19 29 19z">
            <text:p/>
          </draw:path>
          <draw:path draw:style-name="gr3" draw:text-style-name="P9" draw:layer="layout" svg:width="0.387cm" svg:height="0.383cm" svg:x="11.1cm" svg:y="9.661cm" svg:viewBox="0 0 388 384" svg:d="M282 54c-15-31-40-54-79-54-97 0-203 125-203 248 0 80 46 136 113 136 18 0 60-4 110-63 7 34 36 63 76 63 31 0 50-19 64-46 13-31 25-83 25-85 0-7-8-7-10-7-8 0-9 2-11 15-16 54-31 104-66 104-23 0-25-21-25-39 0-19 2-25 12-63 10-34 10-44 17-75l31-119c6-25 6-25 6-29 0-15-10-23-23-23-21 0-35 19-37 37zM227 275c-4 15-4 15-16 30-38 46-73 60-96 60-42 0-55-46-55-79 0-42 28-148 47-186 25-50 64-81 98-81 56 0 68 69 68 75 0 4-2 10-4 14z">
            <text:p/>
          </draw:path>
          <draw:path draw:style-name="gr3" draw:text-style-name="P9" draw:layer="layout" svg:width="0.149cm" svg:height="0.306cm" svg:x="11.54cm" svg:y="9.397cm" svg:viewBox="0 0 150 307" svg:d="M144 52c6-10 6-16 6-19 0-20-18-33-35-33-23 0-31 19-32 29l-79 257c-2 0-4 8-4 8 0 7 19 13 23 13s6 0 10-9z">
            <text:p/>
          </draw:path>
          <draw:polygon draw:style-name="gr3" draw:text-style-name="P9" draw:layer="layout" svg:width="2.161cm" svg:height="0.035cm" svg:x="9.589cm" svg:y="10.377cm" svg:viewBox="0 0 2162 36" draw:points="1081,36 0,36 0,0 2162,0 2162,36">
            <text:p/>
          </draw:polygon>
          <draw:path draw:style-name="gr3" draw:text-style-name="P9" draw:layer="layout" svg:width="0.312cm" svg:height="0.596cm" svg:x="9.712cm" svg:y="10.598cm" svg:viewBox="0 0 313 597" svg:d="M163 10c0-2 0-10-11-10-20 0-81 8-104 8-6 2-15 2-15 17 0 11 7 11 19 11 42 0 44 6 44 14 0 6-8 34-13 52l-70 276c-9 43-13 56-13 87 0 78 44 132 107 132 100 0 206-127 206-247 0-79-46-137-113-137-39 0-75 25-100 52zM83 328c5-17 5-19 13-28 42-56 79-68 102-68 30 0 53 25 53 79 0 50-28 148-44 181-27 55-67 86-100 86-28 0-55-23-55-84 0-18 0-33 13-87z">
            <text:p/>
          </draw:path>
          <draw:path draw:style-name="gr3" draw:text-style-name="P9" draw:layer="layout" svg:width="0.515cm" svg:height="0.035cm" svg:x="10.292cm" svg:y="10.957cm" svg:viewBox="0 0 516 36" svg:d="M488 36c13 0 28 0 28-19 0-17-15-17-28-17h-459c-14 0-29 0-29 17 0 19 15 19 29 19z">
            <text:p/>
          </draw:path>
          <draw:path draw:style-name="gr3" draw:text-style-name="P9" draw:layer="layout" svg:width="0.312cm" svg:height="0.596cm" svg:x="11.106cm" svg:y="10.598cm" svg:viewBox="0 0 313 597" svg:d="M163 10c0-2 0-10-11-10-20 0-81 8-104 8-6 2-15 2-15 17 0 11 7 11 19 11 42 0 44 6 44 14 0 6-8 34-13 52l-70 276c-9 43-13 56-13 87 0 78 44 132 107 132 100 0 206-127 206-247 0-79-46-137-113-137-39 0-75 25-100 52zM83 328c5-17 5-19 13-28 42-56 79-68 102-68 30 0 53 25 53 79 0 50-28 148-44 181-27 55-67 86-100 86-28 0-55-23-55-84 0-18 0-33 13-87z">
            <text:p/>
          </draw:path>
          <draw:path draw:style-name="gr3" draw:text-style-name="P9" draw:layer="layout" svg:width="0.149cm" svg:height="0.306cm" svg:x="11.455cm" svg:y="10.609cm" svg:viewBox="0 0 150 307" svg:d="M144 52c6-10 6-16 6-19 0-20-18-33-35-33-23 0-31 19-32 29l-79 257c-2 0-4 8-4 8 0 7 19 13 23 13s6 0 10-9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05s" smil:fill="hold" smil:targetElement="id220" anim:sub-item="text" smil:attributeName="visibility" smil:to="visible"/>
                  <anim:animate smil:dur="0.25s" smil:fill="hold" smil:targetElement="id220" anim:sub-item="text" smil:attributeName="width" smil:values="width*0.05;width" smil:keyTimes="0;1"/>
                  <anim:animate smil:dur="0.25s" smil:fill="hold" smil:targetElement="id220" anim:sub-item="text" smil:attributeName="height" smil:values="height;height" smil:keyTimes="0;1"/>
                  <anim:animate smil:dur="0.25s" smil:fill="hold" smil:targetElement="id220" anim:sub-item="text" smil:attributeName="x" smil:values="x-.2;x" smil:keyTimes="0;1"/>
                  <anim:animate smil:dur="0.25s" smil:fill="hold" smil:targetElement="id220" anim:sub-item="text" smil:attributeName="y" smil:values="y;y" smil:keyTimes="0;1"/>
                  <anim:transitionFilter smil:dur="0.25s" smil:targetElement="id22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1" smil:attributeName="visibility" smil:to="visible"/>
                  <anim:animate smil:dur="0.5s" smil:fill="hold" smil:targetElement="id221" smil:attributeName="x" smil:values="x;x" smil:keyTimes="0;1"/>
                  <anim:animate smil:dur="0.5s" smil:fill="hold" smil:targetElement="id2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2" smil:attributeName="visibility" smil:to="visible"/>
                  <anim:animate smil:dur="0.5s" smil:fill="hold" smil:targetElement="id222" smil:attributeName="x" smil:values="x;x" smil:keyTimes="0;1"/>
                  <anim:animate smil:dur="0.5s" smil:fill="hold" smil:targetElement="id222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23" smil:attributeName="visibility" smil:to="visible"/>
                  <anim:animate smil:dur="0.5s" smil:fill="hold" smil:targetElement="id223" smil:attributeName="x" smil:values="x;x" smil:keyTimes="0;1"/>
                  <anim:animate smil:dur="0.5s" smil:fill="hold" smil:targetElement="id223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24" smil:attributeName="visibility" smil:to="visible"/>
                  <anim:animate smil:dur="0.5s" smil:fill="hold" smil:targetElement="id224" smil:attributeName="x" smil:values="x;x" smil:keyTimes="0;1"/>
                  <anim:animate smil:dur="0.5s" smil:fill="hold" smil:targetElement="id224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25" smil:attributeName="visibility" smil:to="visible"/>
                  <anim:animate smil:dur="0.5s" smil:fill="hold" smil:targetElement="id225" smil:attributeName="x" smil:values="x;x" smil:keyTimes="0;1"/>
                  <anim:animate smil:dur="0.5s" smil:fill="hold" smil:targetElement="id2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26" smil:attributeName="visibility" smil:to="visible"/>
                  <anim:animate smil:dur="0.5s" smil:fill="hold" smil:targetElement="id226" smil:attributeName="width" smil:values="width*0.05;width" smil:keyTimes="0;1"/>
                  <anim:animate smil:dur="0.5s" smil:fill="hold" smil:targetElement="id226" smil:attributeName="height" smil:values="height;height" smil:keyTimes="0;1"/>
                  <anim:animate smil:dur="0.5s" smil:fill="hold" smil:targetElement="id226" smil:attributeName="x" smil:values="x-.2;x" smil:keyTimes="0;1"/>
                  <anim:animate smil:dur="0.5s" smil:fill="hold" smil:targetElement="id226" smil:attributeName="y" smil:values="y;y" smil:keyTimes="0;1"/>
                  <anim:transitionFilter smil:dur="0.5s" smil:targetElement="id226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7" smil:attributeName="visibility" smil:to="visible"/>
                  <anim:animate smil:dur="0.5s" smil:fill="hold" smil:targetElement="id227" smil:attributeName="x" smil:values="x;x" smil:keyTimes="0;1"/>
                  <anim:animate smil:dur="0.5s" smil:fill="hold" smil:targetElement="id22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28" smil:attributeName="visibility" smil:to="visible"/>
                  <anim:animate smil:dur="0.5s" smil:fill="hold" smil:targetElement="id228" smil:attributeName="x" smil:values="x;x" smil:keyTimes="0;1"/>
                  <anim:animate smil:dur="0.5s" smil:fill="hold" smil:targetElement="id228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29" smil:attributeName="visibility" smil:to="visible"/>
                  <anim:animate smil:dur="0.5s" smil:fill="hold" smil:targetElement="id229" smil:attributeName="x" smil:values="x;x" smil:keyTimes="0;1"/>
                  <anim:animate smil:dur="0.5s" smil:fill="hold" smil:targetElement="id22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0" smil:attributeName="visibility" smil:to="visible"/>
                  <anim:animate smil:dur="0.5s" smil:fill="hold" smil:targetElement="id230" smil:attributeName="x" smil:values="x;x" smil:keyTimes="0;1"/>
                  <anim:animate smil:dur="0.5s" smil:fill="hold" smil:targetElement="id23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31" smil:attributeName="visibility" smil:to="visible"/>
                  <anim:animate smil:dur="0.5s" smil:fill="hold" smil:targetElement="id231" smil:attributeName="x" smil:values="x;x" smil:keyTimes="0;1"/>
                  <anim:animate smil:dur="0.5s" smil:fill="hold" smil:targetElement="id23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32" smil:attributeName="visibility" smil:to="visible"/>
                  <anim:animate smil:dur="0.5s" smil:fill="hold" smil:targetElement="id232" smil:attributeName="width" smil:values="width*0.05;width" smil:keyTimes="0;1"/>
                  <anim:animate smil:dur="0.5s" smil:fill="hold" smil:targetElement="id232" smil:attributeName="height" smil:values="height;height" smil:keyTimes="0;1"/>
                  <anim:animate smil:dur="0.5s" smil:fill="hold" smil:targetElement="id232" smil:attributeName="x" smil:values="x-.2;x" smil:keyTimes="0;1"/>
                  <anim:animate smil:dur="0.5s" smil:fill="hold" smil:targetElement="id232" smil:attributeName="y" smil:values="y;y" smil:keyTimes="0;1"/>
                  <anim:transitionFilter smil:dur="0.5s" smil:targetElement="id232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33" smil:attributeName="visibility" smil:to="visible"/>
                  <anim:animate smil:dur="0.5s" smil:fill="hold" smil:targetElement="id233" smil:attributeName="x" smil:values="x;x" smil:keyTimes="0;1"/>
                  <anim:animate smil:dur="0.5s" smil:fill="hold" smil:targetElement="id23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4" smil:attributeName="visibility" smil:to="visible"/>
                  <anim:animate smil:dur="0.5s" smil:fill="hold" smil:targetElement="id234" smil:attributeName="x" smil:values="x;x" smil:keyTimes="0;1"/>
                  <anim:animate smil:dur="0.5s" smil:fill="hold" smil:targetElement="id23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35" smil:attributeName="visibility" smil:to="visible"/>
                  <anim:animate smil:dur="0.5s" smil:fill="hold" smil:targetElement="id235" smil:attributeName="x" smil:values="x;x" smil:keyTimes="0;1"/>
                  <anim:animate smil:dur="0.5s" smil:fill="hold" smil:targetElement="id2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6" smil:attributeName="visibility" smil:to="visible"/>
                  <anim:animate smil:dur="0.5s" smil:fill="hold" smil:targetElement="id236" smil:attributeName="x" smil:values="x;x" smil:keyTimes="0;1"/>
                  <anim:animate smil:dur="0.5s" smil:fill="hold" smil:targetElement="id23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37" smil:attributeName="visibility" smil:to="visible"/>
                  <anim:animate smil:dur="0.5s" smil:fill="hold" smil:targetElement="id237" smil:attributeName="x" smil:values="x;x" smil:keyTimes="0;1"/>
                  <anim:animate smil:dur="0.5s" smil:fill="hold" smil:targetElement="id237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38" smil:attributeName="visibility" smil:to="visible"/>
                  <anim:animate smil:dur="0.5s" smil:fill="hold" smil:targetElement="id238" smil:attributeName="x" smil:values="x;x" smil:keyTimes="0;1"/>
                  <anim:animate smil:dur="0.5s" smil:fill="hold" smil:targetElement="id23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9" smil:attributeName="visibility" smil:to="visible"/>
                  <anim:animate smil:dur="0.5s" smil:fill="hold" smil:targetElement="id239" smil:attributeName="x" smil:values="x;x" smil:keyTimes="0;1"/>
                  <anim:animate smil:dur="0.5s" smil:fill="hold" smil:targetElement="id2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0" smil:attributeName="visibility" smil:to="visible"/>
                  <anim:animate smil:dur="0.5s" smil:fill="hold" smil:targetElement="id240" smil:attributeName="x" smil:values="x;x" smil:keyTimes="0;1"/>
                  <anim:animate smil:dur="0.5s" smil:fill="hold" smil:targetElement="id24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1" smil:attributeName="visibility" smil:to="visible"/>
                  <anim:animate smil:dur="0.5s" smil:fill="hold" smil:targetElement="id241" smil:attributeName="x" smil:values="x;x" smil:keyTimes="0;1"/>
                  <anim:animate smil:dur="0.5s" smil:fill="hold" smil:targetElement="id24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3T19">
        <office:forms form:automatic-focus="false" form:apply-design-mode="false"/>
        <draw:frame presentation:style-name="pr17" draw:text-style-name="P17" draw:layer="layout" svg:width="26.6cm" svg:height="14.772cm" svg:x="0.8cm" svg:y="0.628cm" presentation:class="title" presentation:user-transformed="true">
          <draw:text-box>
            <text:p text:style-name="P6"><text:span text:style-name="T42"><text:s text:c="22"/></text:span><text:span text:style-name="T29"><text:line-break/></text:span><text:span text:style-name="T8"><text:tab/></text:span><text:span text:style-name="T37"><text:line-break/></text:span><text:span text:style-name="T8"> <text:s text:c="14"/></text:span><text:span text:style-name="T28"><text:line-break/></text:span><text:span text:style-name="T28"><text:line-break/></text:span><text:span text:style-name="T28"><text:line-break/></text:span><text:span text:style-name="T28"><text:line-break/></text:span><text:span text:style-name="T28"><text:line-break/></text:span><text:span text:style-name="T8"> <text:s text:c="5"/></text:span><text:span text:style-name="T28"><text:line-break/></text:span><text:span text:style-name="T28"><text:tab/></text:span><text:span text:style-name="T28"><text:line-break/></text:span><text:span text:style-name="T38"><text:line-break/></text:span><text:span text:style-name="T28"><text:line-break/></text:span><text:span text:style-name="T20"><text:tab/></text:span><text:span text:style-name="T20"><text:tab/></text:span><text:span text:style-name="T20"> <text:s text:c="4"/></text:span></text:p>
          </draw:text-box>
        </draw:frame>
        <draw:g xml:id="id244" draw:id="id244">
          <svg:title>TexMaths</svg:title>
          <svg:desc>26§display§\text{Diff. (II) } w. \ r. \ t. \ x.§svg§600§FALSE§</svg:desc>
          <draw:polygon draw:style-name="gr2" draw:text-style-name="P8" draw:layer="layout" svg:width="7.526cm" svg:height="0.823cm" svg:x="3.193cm" svg:y="2.273cm" svg:viewBox="0 0 7527 824" draw:points="3763,824 0,824 0,0 7527,0 7527,824">
            <text:p/>
          </draw:polygon>
          <draw:path draw:style-name="gr3" draw:text-style-name="P9" draw:layer="layout" svg:width="0.615cm" svg:height="0.625cm" svg:x="3.178cm" svg:y="2.287cm" svg:viewBox="0 0 616 626" svg:d="M0 0v29h23c71 0 71 11 71 42v484c0 34 0 42-71 42h-23v29h335c154 0 281-135 281-308 0-175-123-318-281-318zM218 597c-43 0-45-6-45-36v-497c0-29 2-35 45-35h92c56 0 121 19 166 85 40 54 48 133 48 204 0 102-16 156-50 202-18 25-70 77-164 77z">
            <text:p/>
          </draw:path>
          <draw:path draw:style-name="gr3" draw:text-style-name="P9" draw:layer="layout" svg:width="0.197cm" svg:height="0.612cm" svg:x="3.875cm" svg:y="2.302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55cm" svg:height="0.646cm" svg:x="4.122cm" svg:y="2.269cm" svg:viewBox="0 0 551 647" svg:d="M387 279h104v-27h-108v-106c0-84 46-125 85-125 4 0 17 0 31 6-10 4-27 15-27 37 0 21 15 40 40 40s39-19 39-40c0-33-31-64-83-64-54 0-96 35-100 40-27-36-77-40-102-40-87 0-193 48-193 148v104h-73v27h73v297c0 42-11 42-73 42v29c31-2 79-4 102-4s69 2 102 4v-29c-60 0-71 0-71-42v-297h194v297c0 42-11 42-73 42v29c35-2 79-4 104-4 37 0 81 0 116 4v-29h-18c-67 0-69-11-69-44zM131 252v-104c0-90 75-127 133-127 46 0 71 16 73 16v3c-17 0-33 12-33 37 0 6 0 29 25 37-2 13-2 21-2 32v106z">
            <text:p/>
          </draw:path>
          <draw:path draw:style-name="gr3" draw:text-style-name="P9" draw:layer="layout" svg:width="0.099cm" svg:height="0.099cm" svg:x="4.711cm" svg:y="2.816cm" svg:viewBox="0 0 100 100" svg:d="M100 50c0-27-23-50-50-50s-50 23-50 50 23 50 50 50 50-23 50-50z">
            <text:p/>
          </draw:path>
          <draw:path draw:style-name="gr3" draw:text-style-name="P9" draw:layer="layout" svg:width="0.213cm" svg:height="0.914cm" svg:x="5.383cm" svg:y="2.227cm" svg:viewBox="0 0 214 915" svg:d="M214 907c0-2 0-4-16-21-115-114-144-287-144-428 0-159 35-319 148-433 12-10 12-13 12-17 0-6-4-8-10-8-8 0-92 62-146 179-48 100-58 202-58 279 0 72 10 183 60 286 56 113 136 171 144 171 6 0 10-2 10-8z">
            <text:p/>
          </draw:path>
          <draw:path draw:style-name="gr3" draw:text-style-name="P9" draw:layer="layout" svg:width="0.28cm" svg:height="0.625cm" svg:x="5.672cm" svg:y="2.287cm" svg:viewBox="0 0 281 626" svg:d="M181 71c0-31 4-42 77-42h23v-29c-31 2-104 2-140 2-37 0-108 0-141-2v29h25c71 0 75 11 75 42v484c0 34-4 42-75 42h-25v29c33-2 104-2 139-2 38 0 111 0 142 2v-29h-23c-73 0-77-8-77-42z">
            <text:p/>
          </draw:path>
          <draw:path draw:style-name="gr3" draw:text-style-name="P9" draw:layer="layout" svg:width="0.28cm" svg:height="0.625cm" svg:x="6.028cm" svg:y="2.287cm" svg:viewBox="0 0 281 626" svg:d="M181 71c0-31 2-42 75-42h25v-29c-31 2-106 2-140 2-37 0-110 0-141-2v29h25c71 0 75 11 75 42v484c0 34-4 42-75 42h-25v29c31-2 104-2 139-2 36 0 111 0 142 2v-29h-25c-73 0-75-8-75-42z">
            <text:p/>
          </draw:path>
          <draw:path draw:style-name="gr3" draw:text-style-name="P9" draw:layer="layout" svg:width="0.213cm" svg:height="0.914cm" svg:x="6.386cm" svg:y="2.227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9" draw:layer="layout" svg:width="0.606cm" svg:height="0.415cm" svg:x="7.02cm" svg:y="2.508cm" svg:viewBox="0 0 607 416" svg:d="M397 94c5-19 15-54 15-59 0-16-15-25-27-25-13 0-27 7-36 25-2 7-45 183-52 206-6 27-8 44-8 61 0 10 0 12 2 16-21 50-50 77-85 77-73 0-73-66-73-83 0-29 4-65 48-179 10-27 15-39 15-58 0-42-30-75-75-75-88 0-121 133-121 141 0 9 8 9 10 9 11 0 11 0 15-17 25-85 60-112 94-112 8 0 22 0 22 29 0 23-10 50-16 64-40 109-52 152-52 185 0 86 62 117 131 117 14 0 58 0 96-65 22 59 87 65 114 65 69 0 108-58 133-112 31-73 60-196 60-240 0-49-25-64-41-64-23 0-46 23-46 44 0 12 6 18 15 25 10 10 33 33 33 79 0 31-27 120-50 166-25 50-56 81-102 81-44 0-67-27-67-79 0-25 7-54 9-66z">
            <text:p/>
          </draw:path>
          <draw:path draw:style-name="gr3" draw:text-style-name="P9" draw:layer="layout" svg:width="0.099cm" svg:height="0.099cm" svg:x="7.751cm" svg:y="2.816cm" svg:viewBox="0 0 100 100" svg:d="M100 50c0-27-23-50-50-50s-50 23-50 50 23 50 50 50 50-23 50-50z">
            <text:p/>
          </draw:path>
          <draw:path draw:style-name="gr3" draw:text-style-name="P9" draw:layer="layout" svg:width="0.373cm" svg:height="0.415cm" svg:x="8.256cm" svg:y="2.508cm" svg:viewBox="0 0 374 416" svg:d="M54 351c-2 15-8 36-8 40 0 17 12 25 27 25 10 0 27-8 33-25 2-4 33-129 38-146 6-31 22-95 29-120 4-11 29-54 52-75 6-6 33-29 72-29 25 0 38 10 40 10-29 4-48 27-48 50 0 15 11 33 36 33 22 0 49-20 49-54 0-33-29-60-77-60-60 0-99 46-116 71-8-42-42-71-85-71-42 0-59 35-67 52-17 31-29 87-29 89 0 9 8 9 10 9 11 0 11 0 17-21 15-65 33-108 67-108 16 0 29 6 29 41 0 19-4 29-15 77z">
            <text:p/>
          </draw:path>
          <draw:path draw:style-name="gr3" draw:text-style-name="P9" draw:layer="layout" svg:width="0.099cm" svg:height="0.099cm" svg:x="8.695cm" svg:y="2.816cm" svg:viewBox="0 0 100 100" svg:d="M100 50c0-27-23-50-50-50s-50 23-50 50 23 50 50 50 50-23 50-50z">
            <text:p/>
          </draw:path>
          <draw:path draw:style-name="gr3" draw:text-style-name="P9" draw:layer="layout" svg:width="0.282cm" svg:height="0.583cm" svg:x="9.196cm" svg:y="2.339cm" svg:viewBox="0 0 283 584" svg:d="M169 208h87c17 0 27 0 27-19 0-10-10-10-27-10h-79c31-131 37-148 37-154 0-17-12-25-27-25-4 0-29 0-37 33l-36 146h-87c-19 0-27 0-27 16 0 13 8 13 25 13h81c-66 260-69 274-69 291 0 50 36 85 84 85 95 0 147-135 147-141 0-8-8-8-12-8-6 0-8 2-13 12-39 96-89 117-120 117-19 0-27-13-27-42 0-23 0-29 4-44z">
            <text:p/>
          </draw:path>
          <draw:path draw:style-name="gr3" draw:text-style-name="P9" draw:layer="layout" svg:width="0.099cm" svg:height="0.099cm" svg:x="9.585cm" svg:y="2.816cm" svg:viewBox="0 0 100 100" svg:d="M100 50c0-27-23-50-50-50s-50 23-50 50 23 50 50 50 50-23 50-50z">
            <text:p/>
          </draw:path>
          <draw:path draw:style-name="gr3" draw:text-style-name="P9" draw:layer="layout" svg:width="0.457cm" svg:height="0.415cm" svg:x="10.091cm" svg:y="2.508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4 0 146-119 146-141 0-9-9-9-11-9-8 0-10 2-12 9-29 99-92 120-123 120-35 0-50-29-50-60 0-21 6-40 17-81z">
            <text:p/>
          </draw:path>
          <draw:path draw:style-name="gr3" draw:text-style-name="P9" draw:layer="layout" svg:width="0.099cm" svg:height="0.099cm" svg:x="10.665cm" svg:y="2.816cm" svg:viewBox="0 0 100 100" svg:d="M100 50c0-27-23-50-50-50s-50 23-50 50 23 50 50 50 50-23 50-50z">
            <text:p/>
          </draw:path>
        </draw:g>
        <draw:g xml:id="id247" draw:id="id247">
          <svg:title>TexMaths</svg:title>
          <svg:desc>26§display§\text{Slope of tangent to (II) at } (x_1, y_1) = m_2 =§svg§600§FALSE§</svg:desc>
          <draw:polygon draw:style-name="gr2" draw:text-style-name="P8" draw:layer="layout" svg:width="16.921cm" svg:height="0.822cm" svg:x="3.18cm" svg:y="6.181cm" svg:viewBox="0 0 16922 823" draw:points="8461,823 0,823 0,0 16922,0 16922,823">
            <text:p/>
          </draw:polygon>
          <draw:path draw:style-name="gr3" draw:text-style-name="P9" draw:layer="layout" svg:width="0.407cm" svg:height="0.664cm" svg:x="3.186cm" svg:y="6.177cm" svg:viewBox="0 0 408 665" svg:d="M268 291l-116-29c-58-15-94-62-94-116 0-65 50-121 123-121 152 0 173 152 179 191 0 7 0 13 10 13 13 0 13-4 13-23v-183c0-17 0-23-11-23-6 0-8 0-14 12l-31 52c-27-27-67-64-148-64-102 0-179 81-179 177 0 77 48 143 121 168 10 4 56 15 120 31 25 7 52 13 79 46 19 25 27 54 27 85 0 65-45 131-122 131-27 0-96-4-146-49-52-50-56-109-56-142 0-8-8-8-11-8-12 0-12 6-12 23v183c0 14 0 20 10 20 7 0 7 0 13-10 0-2 4-4 33-52 29 31 88 62 171 62 106 0 181-89 181-189 0-91-63-166-140-185z">
            <text:p/>
          </draw:path>
          <draw:path draw:style-name="gr3" draw:text-style-name="P9" draw:layer="layout" svg:width="0.205cm" svg:height="0.635cm" svg:x="3.673cm" svg:y="6.187cm" svg:viewBox="0 0 206 636" svg:d="M133 0l-133 10v30c64 0 73 6 73 49v477c0 41-11 41-73 41v29c31-2 79-2 102-2s69 0 104 2v-29c-62 0-73 0-73-41z">
            <text:p/>
          </draw:path>
          <draw:path draw:style-name="gr3" draw:text-style-name="P9" draw:layer="layout" svg:width="0.407cm" svg:height="0.421cm" svg:x="3.92cm" svg:y="6.412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9" draw:layer="layout" svg:width="0.452cm" svg:height="0.581cm" svg:x="4.378cm" svg:y="6.416cm" svg:viewBox="0 0 453 582" svg:d="M133 60v-60l-133 10v30c64 0 71 4 71 45v429c0 41-9 41-71 41v27c31 0 79-2 102-2 25 0 73 2 104 2v-27c-60 0-71 0-71-41v-154-9c4 15 44 65 113 65 110 0 205-90 205-208 0-116-89-208-193-208-71 0-110 40-127 60zM135 302v-206c27-46 71-73 119-73 66 0 122 81 122 185 0 110-64 187-133 187-35 0-70-19-95-56-13-19-13-21-13-37z">
            <text:p/>
          </draw:path>
          <draw:path draw:style-name="gr3" draw:text-style-name="P9" draw:layer="layout" svg:width="0.355cm" svg:height="0.421cm" svg:x="4.91cm" svg:y="6.412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407cm" svg:height="0.421cm" svg:x="5.622cm" svg:y="6.412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9" draw:layer="layout" svg:width="0.296cm" svg:height="0.646cm" svg:x="6.084cm" svg:y="6.177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9" draw:layer="layout" svg:width="0.286cm" svg:height="0.573cm" svg:x="6.653cm" svg:y="6.258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9" draw:layer="layout" svg:width="0.413cm" svg:height="0.421cm" svg:x="7.03cm" svg:y="6.412cm" svg:viewBox="0 0 414 422" svg:d="M266 341c4 37 29 75 73 75 19 0 75-13 75-87v-50h-23v50c0 54-23 60-33 60-29 0-34-42-34-46v-185c0-37 0-73-33-108-35-35-81-50-125-50-77 0-139 44-139 104 0 27 19 44 42 44 27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9" draw:layer="layout" svg:width="0.461cm" svg:height="0.405cm" svg:x="7.479cm" svg:y="6.416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9" draw:layer="layout" svg:width="0.419cm" svg:height="0.604cm" svg:x="7.983cm" svg:y="6.405cm" svg:viewBox="0 0 420 605" svg:d="M179 258c-81 0-81-92-81-112 0-25 2-54 14-77 9-13 29-38 67-38 79 0 79 92 79 112 0 25 0 55-15 77-8 13-29 38-64 38zM71 293c0-4 0-25 16-43 36 27 73 29 92 29 85 0 148-63 148-133 0-36-15-69-38-90 33-31 67-35 83-35 2 0 7 0 9 0-11 4-15 14-15 25 0 16 13 27 27 27 8 0 27-6 27-27 0-17-12-46-48-46-18 0-58 6-97 44-38-32-77-34-96-34-85 0-150 63-150 133 0 42 21 75 44 96-13 13-29 44-29 75 0 29 12 64 41 81-56 17-85 56-85 94 0 64 92 116 204 116 108 0 204-48 204-118 0-34-15-79-61-106-50-25-102-25-158-25-23 0-62 0-68 0-29-5-50-34-50-63zM204 582c-94 0-156-45-156-93 0-44 35-77 75-79h54c79 0 183 0 183 79 0 48-67 93-156 93z">
            <text:p/>
          </draw:path>
          <draw:path draw:style-name="gr3" draw:text-style-name="P9" draw:layer="layout" svg:width="0.355cm" svg:height="0.421cm" svg:x="8.44cm" svg:y="6.412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461cm" svg:height="0.405cm" svg:x="8.85cm" svg:y="6.416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9" draw:layer="layout" svg:width="0.286cm" svg:height="0.573cm" svg:x="9.32cm" svg:y="6.258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9" draw:layer="layout" svg:width="0.286cm" svg:height="0.573cm" svg:x="9.979cm" svg:y="6.258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9" draw:layer="layout" svg:width="0.407cm" svg:height="0.421cm" svg:x="10.343cm" svg:y="6.412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9" draw:layer="layout" svg:width="0.213cm" svg:height="0.914cm" svg:x="11.169cm" svg:y="6.135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9" draw:layer="layout" svg:width="0.28cm" svg:height="0.625cm" svg:x="11.46cm" svg:y="6.195cm" svg:viewBox="0 0 281 626" svg:d="M181 71c0-31 2-42 75-42h25v-29c-33 2-106 2-140 2-37 0-110 0-141-2v29h25c71 0 75 11 75 42v484c0 34-4 42-75 42h-25v29c31-2 104-2 139-2 36 0 109 0 142 2v-29h-25c-73 0-75-8-75-42z">
            <text:p/>
          </draw:path>
          <draw:path draw:style-name="gr3" draw:text-style-name="P9" draw:layer="layout" svg:width="0.28cm" svg:height="0.625cm" svg:x="11.816cm" svg:y="6.195cm" svg:viewBox="0 0 281 626" svg:d="M181 71c0-31 2-42 75-42h25v-29c-31 2-104 2-140 2-37 0-108 0-141-2v29h25c71 0 75 11 75 42v484c0 34-4 42-75 42h-25v29c33-2 104-2 139-2 38 0 111 0 142 2v-29h-25c-73 0-75-8-75-42z">
            <text:p/>
          </draw:path>
          <draw:path draw:style-name="gr3" draw:text-style-name="P9" draw:layer="layout" svg:width="0.213cm" svg:height="0.914cm" svg:x="12.172cm" svg:y="6.135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9" draw:layer="layout" svg:width="0.413cm" svg:height="0.421cm" svg:x="12.818cm" svg:y="6.412cm" svg:viewBox="0 0 414 422" svg:d="M266 341c4 37 29 75 73 75 19 0 75-13 75-87v-50h-23v50c0 54-23 60-33 60-29 0-34-42-34-46v-185c0-37 0-73-33-108-35-35-81-50-125-50-77 0-139 44-139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9" draw:layer="layout" svg:width="0.288cm" svg:height="0.573cm" svg:x="13.253cm" svg:y="6.258cm" svg:viewBox="0 0 289 574" svg:d="M141 198h131v-30h-131v-168h-22c0 75-30 173-119 177v21h79v251c0 115 85 125 119 125 64 0 91-65 91-125v-52h-25v52c0 67-27 102-60 102-63 0-63-83-63-100z">
            <text:p/>
          </draw:path>
          <draw:path draw:style-name="gr3" draw:text-style-name="P9" draw:layer="layout" svg:width="0.213cm" svg:height="0.914cm" svg:x="13.987cm" svg:y="6.135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9" draw:layer="layout" svg:width="0.457cm" svg:height="0.415cm" svg:x="14.278cm" svg:y="6.416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5 0 147-119 147-141 0-9-8-9-10-9-8 0-10 2-12 9-32 99-94 120-123 120-35 0-50-29-50-60 0-21 6-40 17-81z">
            <text:p/>
          </draw:path>
          <draw:path draw:style-name="gr3" draw:text-style-name="P9" draw:layer="layout" svg:width="0.234cm" svg:height="0.425cm" svg:x="14.844cm" svg:y="6.532cm" svg:viewBox="0 0 235 426" svg:d="M146 19c0-19-2-19-19-19-42 40-100 42-127 42v22c15 0 58 0 94-18v328c0 21 0 29-65 29h-25v23c13 0 92-2 115-2 20 0 101 2 116 2v-23h-25c-64 0-64-8-64-29z">
            <text:p/>
          </draw:path>
          <draw:path draw:style-name="gr3" draw:text-style-name="P9" draw:layer="layout" svg:width="0.107cm" svg:height="0.274cm" svg:x="15.262cm" svg:y="6.724cm" svg:viewBox="0 0 108 275" svg:d="M108 96c0-61-23-96-58-96-31 0-50 23-50 48s19 50 50 50c10 0 23-4 31-13 4-2 4-2 6-2 0 0 2 0 2 13 0 68-33 124-64 154-10 10-10 12-10 14 0 8 4 11 10 11 10 0 83-71 83-179z">
            <text:p/>
          </draw:path>
          <draw:path draw:style-name="gr3" draw:text-style-name="P9" draw:layer="layout" svg:width="0.423cm" svg:height="0.592cm" svg:x="15.616cm" svg:y="6.416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30-25-34-33-34-21 0-52 15-52 61 0 45 41 79 97 79 96 0 190-84 215-187z">
            <text:p/>
          </draw:path>
          <draw:path draw:style-name="gr3" draw:text-style-name="P9" draw:layer="layout" svg:width="0.234cm" svg:height="0.425cm" svg:x="16.107cm" svg:y="6.532cm" svg:viewBox="0 0 235 426" svg:d="M146 19c0-19 0-19-19-19-42 40-100 42-127 42v22c15 0 58 0 94-18v328c0 21 0 29-65 29h-25v23c13 0 92-2 115-2 20 0 101 2 116 2v-23h-25c-64 0-64-8-64-29z">
            <text:p/>
          </draw:path>
          <draw:path draw:style-name="gr3" draw:text-style-name="P9" draw:layer="layout" svg:width="0.213cm" svg:height="0.914cm" svg:x="16.5cm" svg:y="6.135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9" draw:layer="layout" svg:width="0.608cm" svg:height="0.215cm" svg:x="17.109cm" svg:y="6.484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75cm" svg:height="0.415cm" svg:x="18.047cm" svg:y="6.416cm" svg:viewBox="0 0 751 416" svg:d="M54 351c-2 15-8 36-8 40 0 17 12 25 27 25 10 0 27-8 33-25 2-2 13-46 17-69l21-83c6-19 10-39 16-60 2-17 11-44 11-46 14-29 62-112 149-112 42 0 50 33 50 64 0 23-6 48-14 75l-25 106-19 71c-4 19-10 50-10 54 0 17 12 25 25 25 29 0 35-23 41-52 13-52 48-185 56-223 2-10 50-120 150-120 40 0 50 31 50 64 0 52-37 156-56 206-9 21-13 31-13 50 0 44 32 75 75 75 88 0 121-133 121-141 0-9-8-9-11-9-10 0-10 2-14 17-15 48-44 112-94 112-16 0-23-8-23-29 0-23 9-46 17-67 19-47 56-149 56-201 0-58-35-98-104-98-68 0-116 40-150 89-2-12-4-43-29-66-23-19-52-23-75-23-83 0-128 58-143 79-4-52-44-79-85-79-42 0-59 35-67 52-17 33-29 87-29 89 0 9 8 9 10 9 11 0 11 0 17-21 15-65 33-108 67-108 14 0 29 6 29 41 0 19-4 30-15 77z">
            <text:p/>
          </draw:path>
          <draw:path draw:style-name="gr3" draw:text-style-name="P9" draw:layer="layout" svg:width="0.284cm" svg:height="0.425cm" svg:x="18.865cm" svg:y="6.532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9" draw:layer="layout" svg:width="0.608cm" svg:height="0.215cm" svg:x="19.539cm" svg:y="6.484cm" svg:viewBox="0 0 609 216" svg:d="M578 37c15 0 31 0 31-18 0-19-16-19-29-19h-549c-14 0-31 0-31 19 0 18 17 18 31 18zM580 216c13 0 29 0 29-18 0-19-16-19-31-19h-547c-14 0-31 0-31 19 0 18 17 18 31 18z">
            <text:p/>
          </draw:path>
        </draw:g>
        <draw:g xml:id="id248" draw:id="id248">
          <svg:title>TexMaths</svg:title>
          <svg:desc>26§display§ - \frac{a'x_1}{b'y_1}§svg§600§FALSE§</svg:desc>
          <draw:polygon draw:style-name="gr2" draw:text-style-name="P8" draw:layer="layout" svg:width="2.402cm" svg:height="2.031cm" svg:x="20.681cm" svg:y="5.48cm" svg:viewBox="0 0 2403 2032" draw:points="1201,2032 0,2032 0,0 2403,0 2403,2032">
            <text:p/>
          </draw:polygon>
          <draw:path draw:style-name="gr3" draw:text-style-name="P9" draw:layer="layout" svg:width="0.559cm" svg:height="0.039cm" svg:x="20.71cm" svg:y="6.495cm" svg:viewBox="0 0 560 40" svg:d="M529 40c14 0 31 0 31-21 0-19-17-19-31-19h-498c-14 0-31 0-31 19 0 21 17 21 31 21z">
            <text:p/>
          </draw:path>
          <draw:path draw:style-name="gr3" draw:text-style-name="P9" draw:layer="layout" svg:width="0.419cm" svg:height="0.415cm" svg:x="21.492cm" svg:y="5.719cm" svg:viewBox="0 0 420 416" svg:d="M306 58c-17-33-44-58-85-58-107 0-221 135-221 268 0 88 50 148 123 148 18 0 64-4 118-69 9 38 40 69 84 69 33 0 54-21 68-50 15-33 27-89 27-91 0-9-8-9-10-9-11 0-11 2-13 17-16 58-33 112-70 112-25 0-27-23-27-41 0-21 2-27 12-69 11-37 11-48 19-81l33-129c6-27 6-27 6-31 0-17-10-25-25-25-22 0-37 21-39 39zM246 297c-5 17-5 17-19 34-40 50-77 64-102 64-46 0-60-50-60-85 0-46 29-160 52-202 27-54 68-87 106-87 60 0 72 75 72 81 0 4-2 10-4 14z">
            <text:p/>
          </draw:path>
          <draw:path draw:style-name="gr3" draw:text-style-name="P9" draw:layer="layout" svg:width="0.161cm" svg:height="0.332cm" svg:x="21.969cm" svg:y="5.434cm" svg:viewBox="0 0 162 333" svg:d="M156 56c6-10 6-16 6-21 0-20-18-35-37-35-25 0-33 21-36 31l-85 279c-2 0-4 8-4 8 0 9 21 15 25 15s6 0 10-11z">
            <text:p/>
          </draw:path>
          <draw:path draw:style-name="gr3" draw:text-style-name="P9" draw:layer="layout" svg:width="0.457cm" svg:height="0.415cm" svg:x="22.223cm" svg:y="5.719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3-6 43-25 43-50s-20-33-35-33c-27 0-50 25-50 54 0 41 46 60 85 60 63 0 96-64 98-71 11 36 44 71 98 71 96 0 148-119 148-141 0-9-9-9-11-9-8 0-10 2-12 9-29 99-94 120-123 120-35 0-50-29-50-60 0-21 6-40 17-81z">
            <text:p/>
          </draw:path>
          <draw:path draw:style-name="gr3" draw:text-style-name="P9" draw:layer="layout" svg:width="0.234cm" svg:height="0.425cm" svg:x="22.789cm" svg:y="5.836cm" svg:viewBox="0 0 235 426" svg:d="M146 19c0-19-2-19-19-19-42 40-100 42-127 42v22c15 0 58 0 94-18v328c0 21 0 30-65 30h-25v22c13 0 92-2 115-2 20 0 102 2 116 2v-22h-25c-64 0-64-9-64-30z">
            <text:p/>
          </draw:path>
          <draw:polygon draw:style-name="gr3" draw:text-style-name="P9" draw:layer="layout" svg:width="1.674cm" svg:height="0.039cm" svg:x="21.455cm" svg:y="6.495cm" svg:viewBox="0 0 1675 40" draw:points="836,40 0,40 0,0 1675,0 1675,40">
            <text:p/>
          </draw:polygon>
          <draw:path draw:style-name="gr3" draw:text-style-name="P9" draw:layer="layout" svg:width="0.338cm" svg:height="0.646cm" svg:x="21.582cm" svg:y="6.734cm" svg:viewBox="0 0 339 647" svg:d="M177 10c0-2 0-10-13-10-20 0-87 8-112 8-6 2-17 2-17 19 0 13 9 13 21 13 46 0 48 6 48 14 0 6-8 38-15 56l-74 300c-11 46-15 60-15 93 0 86 48 144 117 144 108 0 222-137 222-268 0-86-50-148-123-148-41 0-81 27-108 56zM89 356c7-19 7-21 15-31 46-61 87-73 110-73 34 0 59 27 59 85 0 54-32 160-48 196-29 60-73 93-108 93-32 0-61-25-61-91 0-19 0-36 15-94z">
            <text:p/>
          </draw:path>
          <draw:path draw:style-name="gr3" draw:text-style-name="P9" draw:layer="layout" svg:width="0.161cm" svg:height="0.332cm" svg:x="21.961cm" svg:y="6.747cm" svg:viewBox="0 0 162 333" svg:d="M156 56c6-10 6-16 6-21 0-20-18-35-37-35-25 0-33 21-36 31l-85 279c-2 0-4 8-4 8 0 9 21 15 25 15s6 0 10-11z">
            <text:p/>
          </draw:path>
          <draw:path draw:style-name="gr3" draw:text-style-name="P9" draw:layer="layout" svg:width="0.423cm" svg:height="0.592cm" svg:x="22.214cm" svg:y="6.965cm" svg:viewBox="0 0 424 593" svg:d="M420 56c4-12 4-14 4-21 0-16-14-25-27-25-10 0-25 5-33 19-2 4-8 33-12 50-7 23-13 48-19 73l-42 166c-2 13-41 77-102 77-48 0-58-39-58-75 0-41 17-97 48-179 15-37 17-47 17-66 0-42-30-75-75-75-88 0-121 133-121 141 0 9 8 9 10 9 11 0 11-2 15-17 25-85 62-112 94-112 6 0 22 0 22 29 0 23-8 46-16 64-36 96-52 150-52 192 0 81 58 110 112 110 36 0 67-17 92-42-11 48-23 92-59 142-24 31-60 58-101 58-13 0-55-4-69-39 14 0 25 0 39-11 9-8 17-21 17-37 0-29-25-33-33-33-21 0-52 14-52 60s41 79 98 79c95 0 189-83 214-187z">
            <text:p/>
          </draw:path>
          <draw:path draw:style-name="gr3" draw:text-style-name="P9" draw:layer="layout" svg:width="0.234cm" svg:height="0.425cm" svg:x="22.706cm" svg:y="7.082cm" svg:viewBox="0 0 235 426" svg:d="M146 19c0-19-2-19-19-19-42 40-100 42-127 42v22c15 0 58 0 94-18v328c0 21 0 30-65 30h-25v22c13 0 92-2 115-2 20 0 102 2 116 2v-22h-25c-64 0-64-9-64-30z">
            <text:p/>
          </draw:path>
        </draw:g>
        <draw:g xml:id="id245" draw:id="id245">
          <svg:title>TexMaths</svg:title>
          <svg:desc>26§display§2a'x + 2b'y\frac{dy}{dx} = 0 \ \Rightarrow§svg§600§FALSE§</svg:desc>
          <draw:polygon draw:style-name="gr2" draw:text-style-name="P8" draw:layer="layout" svg:width="8.642cm" svg:height="1.798cm" svg:x="3.177cm" svg:y="3.575cm" svg:viewBox="0 0 8643 1799" draw:points="4322,1799 0,1799 0,0 8643,0 8643,1799">
            <text:p/>
          </draw:polygon>
          <draw:path draw:style-name="gr3" draw:text-style-name="P9" draw:layer="layout" svg:width="0.365cm" svg:height="0.611cm" svg:x="3.177cm" svg:y="4.174cm" svg:viewBox="0 0 366 612" svg:d="M71 541l97-96c144-127 198-175 198-266 0-106-81-179-193-179-104 0-173 85-173 166 0 50 46 50 48 50 16 0 48-10 48-48 0-22-17-47-48-47-8 0-8 0-13 2 21-61 71-94 125-94 83 0 123 73 123 150 0 73-46 146-96 202l-177 195c-10 11-10 13-10 36h341l25-161h-23c-4 27-10 69-19 82-8 8-68 8-87 8z">
            <text:p/>
          </draw:path>
          <draw:path draw:style-name="gr3" draw:text-style-name="P9" draw:layer="layout" svg:width="0.419cm" svg:height="0.415cm" svg:x="3.624cm" svg:y="4.378cm" svg:viewBox="0 0 420 416" svg:d="M306 58c-17-33-44-58-86-58-106 0-220 135-220 268 0 88 50 148 123 148 18 0 64-4 118-69 9 38 40 69 83 69 34 0 55-21 69-50 15-33 27-89 27-91 0-9-8-9-10-9-11 0-11 2-13 17-16 58-33 112-70 112-25 0-28-23-28-41 0-21 3-27 13-69 10-37 10-48 19-81l33-129c6-27 6-27 6-31 0-17-10-25-25-25-23 0-37 21-39 39zM245 297c-4 17-4 17-18 34-40 50-77 64-102 64-46 0-61-50-61-85 0-46 30-160 52-202 27-54 69-87 107-87 60 0 72 75 72 81 0 4-2 10-4 14z">
            <text:p/>
          </draw:path>
          <draw:path draw:style-name="gr3" draw:text-style-name="P9" draw:layer="layout" svg:width="0.161cm" svg:height="0.332cm" svg:x="4.102cm" svg:y="4.047cm" svg:viewBox="0 0 162 333" svg:d="M156 56c6-10 6-16 6-21 0-20-19-35-37-35-25 0-33 21-36 31l-85 279c-2 0-4 8-4 8 0 9 21 15 25 15s6 0 10-11z">
            <text:p/>
          </draw:path>
          <draw:path draw:style-name="gr3" draw:text-style-name="P9" draw:layer="layout" svg:width="0.457cm" svg:height="0.415cm" svg:x="4.354cm" svg:y="4.378cm" svg:viewBox="0 0 458 416" svg:d="M281 129c4-25 25-108 89-108 6 0 27 0 46 10-25 6-44 29-44 50 0 15 11 33 36 33 20 0 50-16 50-54 0-48-55-60-86-60-54 0-85 48-97 71-23-63-71-71-98-71-96 0-148 119-148 141 0 9 8 9 11 9 8 0 10 0 12-9 31-97 91-120 123-120 16 0 50 8 50 60 0 29-17 92-50 219-15 58-48 95-88 95-6 0-27 0-45-10 22-6 43-25 43-50s-21-33-35-33c-27 0-50 25-50 54 0 41 46 60 85 60 63 0 96-64 98-71 10 36 44 71 98 71 95 0 147-119 147-141 0-9-8-9-10-9-8 0-10 2-12 9-30 99-94 120-123 120-36 0-50-29-50-60 0-21 6-40 17-81z">
            <text:p/>
          </draw:path>
          <draw:path draw:style-name="gr3" draw:text-style-name="P9" draw:layer="layout" svg:width="0.608cm" svg:height="0.611cm" svg:x="5.103cm" svg:y="4.249cm" svg:viewBox="0 0 609 612" svg:d="M324 325h256c13 0 29 0 29-19s-16-19-29-19h-256v-256c0-14 0-31-18-31-19 0-19 17-19 31v256h-256c-14 0-31 0-31 19s17 19 31 19h256v255c0 13 0 32 19 32 18 0 18-19 18-32z">
            <text:p/>
          </draw:path>
          <draw:path draw:style-name="gr3" draw:text-style-name="P9" draw:layer="layout" svg:width="0.365cm" svg:height="0.611cm" svg:x="6.012cm" svg:y="4.174cm" svg:viewBox="0 0 366 612" svg:d="M71 541l97-96c144-127 198-175 198-266 0-106-81-179-193-179-104 0-173 85-173 166 0 50 46 50 48 50 16 0 48-10 48-48 0-22-17-47-48-47-8 0-8 0-13 2 21-61 71-94 125-94 83 0 123 73 123 150 0 73-46 146-96 202l-177 195c-10 11-10 13-10 36h341l25-161h-23c-4 27-10 69-19 82-8 8-68 8-87 8z">
            <text:p/>
          </draw:path>
          <draw:path draw:style-name="gr3" draw:text-style-name="P9" draw:layer="layout" svg:width="0.338cm" svg:height="0.646cm" svg:x="6.465cm" svg:y="4.147cm" svg:viewBox="0 0 339 647" svg:d="M177 10c0-2 0-10-13-10-21 0-87 8-112 8-6 2-17 2-17 19 0 13 9 13 21 13 46 0 48 6 48 14 0 6-8 38-15 56l-74 300c-11 46-15 60-15 93 0 86 48 144 116 144 109 0 223-137 223-268 0-86-50-148-123-148-41 0-81 27-108 56zM89 356c7-19 7-21 15-31 46-61 85-73 110-73 33 0 58 27 58 85 0 54-31 160-47 196-30 60-73 93-109 93-31 0-60-25-60-91 0-19 0-36 15-94z">
            <text:p/>
          </draw:path>
          <draw:path draw:style-name="gr3" draw:text-style-name="P9" draw:layer="layout" svg:width="0.161cm" svg:height="0.332cm" svg:x="6.846cm" svg:y="4.047cm" svg:viewBox="0 0 162 333" svg:d="M156 56c6-10 6-16 6-21 0-20-19-35-37-35-25 0-33 21-36 31l-85 279c-2 0-4 8-4 8 0 9 21 15 25 15s6 0 10-11z">
            <text:p/>
          </draw:path>
          <draw:path draw:style-name="gr3" draw:text-style-name="P9" draw:layer="layout" svg:width="0.423cm" svg:height="0.592cm" svg:x="7.097cm" svg:y="4.378cm" svg:viewBox="0 0 424 593" svg:d="M420 56c4-12 4-14 4-21 0-16-14-25-27-25-10 0-25 5-33 19-2 4-8 33-13 50-6 23-12 48-18 73l-42 166c-2 13-41 77-102 77-48 0-58-39-58-75 0-41 17-97 48-179 14-37 16-47 16-66 0-42-29-75-74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ath draw:style-name="gr3" draw:text-style-name="P9" draw:layer="layout" svg:width="0.436cm" svg:height="0.646cm" svg:x="7.719cm" svg:y="3.529cm" svg:viewBox="0 0 437 647" svg:d="M437 10c0-2 0-10-13-10-12 0-100 8-116 10-6 0-13 5-13 17 0 13 9 13 23 13 44 0 46 6 46 14l-2 19-56 216c-17-33-44-58-86-58-106 0-220 135-220 268 0 88 50 148 123 148 18 0 64-4 118-69 9 38 40 69 83 69 34 0 55-21 69-52 15-31 27-87 27-90 0-10-8-10-10-10-11 0-11 4-13 17-16 60-33 114-70 114-25 0-28-23-28-41 0-23 3-30 7-44zM245 526c-4 17-4 19-18 36-40 50-77 64-102 64-46 0-61-50-61-85 0-46 30-160 52-202 27-54 69-87 107-87 60 0 72 75 72 81 0 4-2 10-4 14z">
            <text:p/>
          </draw:path>
          <draw:path draw:style-name="gr3" draw:text-style-name="P9" draw:layer="layout" svg:width="0.423cm" svg:height="0.592cm" svg:x="8.185cm" svg:y="3.76cm" svg:viewBox="0 0 424 593" svg:d="M420 56c4-12 4-14 4-21 0-16-14-25-27-25-10 0-25 5-33 19-2 4-8 33-13 50-6 23-12 48-18 73l-42 166c-2 13-41 77-104 77-46 0-56-39-56-75 0-41 17-97 48-179 14-37 16-47 16-66 0-42-29-75-74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olygon draw:style-name="gr3" draw:text-style-name="P9" draw:layer="layout" svg:width="0.999cm" svg:height="0.039cm" svg:x="7.663cm" svg:y="4.534cm" svg:viewBox="0 0 1000 40" draw:points="499,40 0,40 0,0 1000,0 1000,40">
            <text:p/>
          </draw:polygon>
          <draw:path draw:style-name="gr3" draw:text-style-name="P9" draw:layer="layout" svg:width="0.436cm" svg:height="0.646cm" svg:x="7.698cm" svg:y="4.775cm" svg:viewBox="0 0 437 647" svg:d="M437 10c0-2 0-10-13-10-12 0-100 8-116 10-6 0-13 5-13 17 0 13 9 13 23 13 44 0 46 6 46 14l-2 19-56 216c-17-33-44-58-86-58-106 0-220 135-220 268 0 88 50 148 123 148 18 0 64-4 118-69 9 38 40 69 83 69 34 0 55-21 69-52 15-31 27-87 27-90 0-10-8-10-10-10-11 0-11 4-13 17-16 60-33 114-70 114-25 0-28-23-28-41 0-23 3-30 7-44zM245 526c-4 17-4 19-18 36-40 50-77 64-102 64-46 0-61-50-61-85 0-46 30-160 52-202 27-54 69-87 107-87 60 0 72 75 72 81 0 4-2 10-4 14z">
            <text:p/>
          </draw:path>
          <draw:path draw:style-name="gr3" draw:text-style-name="P9" draw:layer="layout" svg:width="0.457cm" svg:height="0.415cm" svg:x="8.164cm" svg:y="5.004cm" svg:viewBox="0 0 458 416" svg:d="M281 129c4-25 25-108 89-108 6 0 27 0 46 10-25 6-44 29-44 50 0 15 11 33 36 33 20 0 50-16 50-54 0-48-55-60-86-60-54 0-85 48-97 71-23-63-71-71-98-71-96 0-148 119-148 141 0 9 8 9 11 9 8 0 10 0 12-9 31-97 91-120 123-120 16 0 50 8 50 60 0 29-17 92-50 219-15 58-48 95-88 95-6 0-27 0-45-10 22-6 43-25 43-50s-21-33-35-33c-27 0-50 25-50 54 0 41 46 60 87 60 61 0 94-64 96-71 10 36 44 71 100 71 93 0 145-119 145-141 0-9-8-9-10-9-8 0-10 2-12 9-30 99-94 120-123 120-36 0-50-29-50-60 0-21 6-40 17-81z">
            <text:p/>
          </draw:path>
          <draw:path draw:style-name="gr3" draw:text-style-name="P9" draw:layer="layout" svg:width="0.608cm" svg:height="0.215cm" svg:x="9.075cm" svg:y="4.446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386cm" svg:height="0.629cm" svg:x="10.023cm" svg:y="4.174cm" svg:viewBox="0 0 387 630" svg:d="M387 318c0-75-4-147-38-216-41-87-116-102-156-102-54 0-122 23-160 108-29 65-33 135-33 210 0 69 4 150 42 221 39 73 106 91 151 91 50 0 119-18 161-106 29-62 33-135 33-206zM193 612c-35 0-91-23-108-113-8-54-8-139-8-193 0-58 0-119 6-169 19-108 88-116 110-116 30 0 90 16 109 106 8 52 8 121 8 179 0 68 0 131-11 189-12 87-64 117-106 117z">
            <text:p/>
          </draw:path>
          <draw:path draw:style-name="gr3" draw:text-style-name="P9" draw:layer="layout" svg:width="0.812cm" svg:height="0.504cm" svg:x="11.053cm" svg:y="4.301cm" svg:viewBox="0 0 813 505" svg:d="M616 181c37 33 83 58 114 71-33 14-77 39-114 70h-583c-16 0-33 0-33 19s17 19 31 19h543c-44 41-92 123-92 135 0 10 11 10 17 10 8 0 15 0 17-8 21-35 46-83 106-137 62-56 125-79 170-94 17-6 17-6 19-8 2 0 2-4 2-6s0-2 0-4l-4-3c-2-2-2-2-19-8-124-35-216-121-268-218-8-19-10-19-23-19-6 0-17 0-17 10 0 13 46 92 92 136h-543c-14 0-31 0-31 18 0 17 17 17 33 17z">
            <text:p/>
          </draw:path>
        </draw:g>
        <draw:g xml:id="id249" draw:id="id249">
          <svg:title>TexMaths</svg:title>
          <svg:desc>26§display§\text {Given that the curves intersect each other orthogonally}§svg§600§FALSE§</svg:desc>
          <draw:polygon draw:style-name="gr2" draw:text-style-name="P8" draw:layer="layout" svg:width="22.025cm" svg:height="0.742cm" svg:x="3.283cm" svg:y="7.884cm" svg:viewBox="0 0 22026 743" draw:points="11013,743 0,743 0,0 22026,0 22026,743">
            <text:p/>
          </draw:polygon>
          <draw:path draw:style-name="gr3" draw:text-style-name="P9" draw:layer="layout" svg:width="0.621cm" svg:height="0.665cm" svg:x="3.289cm" svg:y="7.838cm" svg:viewBox="0 0 622 666" svg:d="M493 589c10 21 48 56 58 56 8 0 8-6 8-20v-161c0-35 5-39 63-39v-29c-33 2-83 4-110 4-38 0-117 0-148-4v29h29c81 0 85 10 85 43v59c0 104-116 112-143 112-58 0-241-33-241-306 0-275 181-304 237-304 97 0 181 81 199 217 2 12 2 16 15 16 14 0 14-4 14-23v-216c0-17 0-23-10-23-4 0-6 0-14 10l-46 69c-29-29-79-79-171-79-170 0-318 146-318 333 0 188 148 333 320 333 67 0 142-23 173-77z">
            <text:p/>
          </draw:path>
          <draw:path draw:style-name="gr3" draw:text-style-name="P9" draw:layer="layout" svg:width="0.197cm" svg:height="0.613cm" svg:x="3.984cm" svg:y="7.871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448cm" svg:height="0.405cm" svg:x="4.225cm" svg:y="8.088cm" svg:viewBox="0 0 449 406" svg:d="M364 90c8-21 25-61 85-61v-29c-21 2-48 2-68 2-23 0-65-2-81-2v29c35 0 45 21 45 40 0 8-2 10-6 21l-94 235-104-256c-4-13-4-15-4-17 0-23 36-23 52-23v-29c-27 0-79 2-100 2-25 0-62 0-89-2v29c58 0 62 4 73 33l133 327c6 13 6 17 19 17 12 0 16-8 18-17z">
            <text:p/>
          </draw:path>
          <draw:path draw:style-name="gr3" draw:text-style-name="P9" draw:layer="layout" svg:width="0.355cm" svg:height="0.422cm" svg:x="4.691cm" svg:y="8.073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9" draw:layer="layout" svg:width="0.461cm" svg:height="0.405cm" svg:x="5.101cm" svg:y="8.08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286cm" svg:height="0.574cm" svg:x="5.902cm" svg:y="7.921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9" draw:layer="layout" svg:width="0.461cm" svg:height="0.636cm" svg:x="6.268cm" svg:y="7.848cm" svg:viewBox="0 0 462 637" svg:d="M71 566c0 42-9 42-71 42v29c31-2 79-2 104-2 23 0 71 0 102 2v-29c-60 0-71 0-71-42v-168c0-96 65-146 123-146s69 50 69 102v212c0 42-11 42-71 42v29c31-2 79-2 104-2 23 0 71 0 102 2v-29c-48 0-71 0-71-27v-175c0-79 0-108-29-142-13-14-44-33-96-33-79 0-118 56-133 90v-321l-133 10v30c64 0 71 6 71 50z">
            <text:p/>
          </draw:path>
          <draw:path draw:style-name="gr3" draw:text-style-name="P9" draw:layer="layout" svg:width="0.413cm" svg:height="0.422cm" svg:x="6.786cm" svg:y="8.073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9" draw:layer="layout" svg:width="0.288cm" svg:height="0.574cm" svg:x="7.22cm" svg:y="7.921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9" draw:layer="layout" svg:width="0.286cm" svg:height="0.574cm" svg:x="7.88cm" svg:y="7.921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9" draw:layer="layout" svg:width="0.461cm" svg:height="0.636cm" svg:x="8.248cm" svg:y="7.848cm" svg:viewBox="0 0 462 637" svg:d="M71 566c0 42-9 42-71 42v29c31-2 79-2 104-2 23 0 71 0 102 2v-29c-60 0-71 0-71-42v-168c0-96 65-146 123-146s69 50 69 102v212c0 42-11 42-71 42v29c31-2 79-2 104-2 23 0 71 0 102 2v-29c-48 0-71 0-71-27v-175c0-79 0-108-29-142-13-14-44-33-96-33-79 0-118 56-133 90v-321l-133 10v30c64 0 71 6 71 50z">
            <text:p/>
          </draw:path>
          <draw:path draw:style-name="gr3" draw:text-style-name="P9" draw:layer="layout" svg:width="0.355cm" svg:height="0.422cm" svg:x="8.751cm" svg:y="8.073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9" draw:layer="layout" svg:width="0.348cm" svg:height="0.422cm" svg:x="9.469cm" svg:y="8.073cm" svg:viewBox="0 0 349 423" svg:d="M77 212c0-150 75-189 123-189 8 0 66 0 100 33-40 4-44 31-44 44 0 23 16 42 41 42s44-17 44-44c0-63-71-98-141-98-115 0-200 100-200 212 0 119 92 211 198 211 122 0 151-111 151-121 0-8-8-8-10-8-8 0-10 4-12 8-27 85-88 98-121 98-48 0-129-40-129-188z">
            <text:p/>
          </draw:path>
          <draw:path draw:style-name="gr3" draw:text-style-name="P9" draw:layer="layout" svg:width="0.461cm" svg:height="0.415cm" svg:x="9.872cm" svg:y="8.08cm" svg:viewBox="0 0 462 416" svg:d="M329 333v83l133-10v-29c-65 0-71-6-71-50v-327l-135 10v30c64 0 71 6 71 50v164c0 79-44 142-111 142-77 0-81-42-81-90v-306l-135 10v30c71 0 71 2 71 83v137c0 73 0 156 139 156 52 0 94-25 119-83z">
            <text:p/>
          </draw:path>
          <draw:path draw:style-name="gr3" draw:text-style-name="P9" draw:layer="layout" svg:width="0.309cm" svg:height="0.405cm" svg:x="10.375cm" svg:y="8.08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9" draw:layer="layout" svg:width="0.448cm" svg:height="0.405cm" svg:x="10.725cm" svg:y="8.088cm" svg:viewBox="0 0 449 406" svg:d="M364 90c8-21 25-61 85-61v-29c-21 2-48 2-68 2-23 0-65-2-81-2v29c35 0 45 21 45 40 0 8-2 10-6 21l-94 235-104-256c-4-13-4-15-4-17 0-23 36-23 52-23v-29c-27 0-79 2-100 2-25 0-62 0-89-2v29c58 0 62 4 73 33l133 327c6 13 6 17 19 17 12 0 16-8 18-17z">
            <text:p/>
          </draw:path>
          <draw:path draw:style-name="gr3" draw:text-style-name="P9" draw:layer="layout" svg:width="0.355cm" svg:height="0.422cm" svg:x="11.191cm" svg:y="8.073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9" draw:layer="layout" svg:width="0.301cm" svg:height="0.422cm" svg:x="11.603cm" svg:y="8.073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9" draw:layer="layout" svg:width="0.197cm" svg:height="0.613cm" svg:x="12.266cm" svg:y="7.871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461cm" svg:height="0.405cm" svg:x="12.52cm" svg:y="8.08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286cm" svg:height="0.574cm" svg:x="12.99cm" svg:y="7.921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9" draw:layer="layout" svg:width="0.355cm" svg:height="0.422cm" svg:x="13.354cm" svg:y="8.073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9" draw:layer="layout" svg:width="0.309cm" svg:height="0.405cm" svg:x="13.759cm" svg:y="8.08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9" draw:layer="layout" svg:width="0.301cm" svg:height="0.422cm" svg:x="14.121cm" svg:y="8.073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9" draw:layer="layout" svg:width="0.355cm" svg:height="0.422cm" svg:x="14.477cm" svg:y="8.073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9" draw:layer="layout" svg:width="0.348cm" svg:height="0.422cm" svg:x="14.889cm" svg:y="8.073cm" svg:viewBox="0 0 349 423" svg:d="M77 212c0-150 75-189 123-189 8 0 66 0 100 33-40 4-44 31-44 44 0 23 16 42 41 42s44-17 44-44c0-63-71-98-141-98-115 0-200 100-200 212 0 119 92 211 198 211 122 0 151-111 151-121 0-8-8-8-10-8-8 0-10 4-12 8-27 85-88 98-121 98-48 0-129-40-129-188z">
            <text:p/>
          </draw:path>
          <draw:path draw:style-name="gr3" draw:text-style-name="P9" draw:layer="layout" svg:width="0.288cm" svg:height="0.574cm" svg:x="15.282cm" svg:y="7.921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9" draw:layer="layout" svg:width="0.355cm" svg:height="0.422cm" svg:x="15.95cm" svg:y="8.073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9" draw:layer="layout" svg:width="0.413cm" svg:height="0.422cm" svg:x="16.37cm" svg:y="8.073cm" svg:viewBox="0 0 414 423" svg:d="M268 341c2 38 27 75 71 75 19 0 75-12 75-87v-50h-23v50c0 54-23 60-33 60-29 0-34-41-34-45v-186c0-37 0-73-33-108-35-35-81-50-125-50-77 0-139 44-139 104 0 27 19 44 42 44 27 0 41-19 41-44 0-10-4-42-46-42 25-31 69-41 100-41 44 0 96 35 96 116v36c-46 2-110 4-168 31-69 31-92 79-92 121 0 75 89 98 148 98 60 0 102-38 120-82zM260 192v91c0 88-64 119-106 119-46 0-83-33-83-79 0-50 39-127 189-131z">
            <text:p/>
          </draw:path>
          <draw:path draw:style-name="gr3" draw:text-style-name="P9" draw:layer="layout" svg:width="0.348cm" svg:height="0.422cm" svg:x="16.819cm" svg:y="8.073cm" svg:viewBox="0 0 349 423" svg:d="M77 212c0-150 75-189 123-189 8 0 66 0 100 33-40 4-44 31-44 44 0 23 16 42 41 42s44-17 44-44c0-63-71-98-141-98-115 0-200 100-200 212 0 119 92 211 198 211 122 0 151-111 151-121 0-8-8-8-10-8-8 0-10 4-12 8-27 85-88 98-121 98-48 0-129-40-129-188z">
            <text:p/>
          </draw:path>
          <draw:path draw:style-name="gr3" draw:text-style-name="P9" draw:layer="layout" svg:width="0.461cm" svg:height="0.636cm" svg:x="17.198cm" svg:y="7.848cm" svg:viewBox="0 0 462 637" svg:d="M71 566c0 42-9 42-71 42v29c31-2 79-2 104-2 23 0 71 0 102 2v-29c-60 0-71 0-71-42v-168c0-96 65-146 123-146s69 50 69 102v212c0 42-11 42-71 42v29c31-2 79-2 104-2 23 0 71 0 102 2v-29c-48 0-71 0-71-27v-175c0-79 0-108-29-142-13-14-44-33-96-33-79 0-118 56-133 90v-321l-133 10v30c64 0 71 6 71 50z">
            <text:p/>
          </draw:path>
          <draw:path draw:style-name="gr3" draw:text-style-name="P9" draw:layer="layout" svg:width="0.407cm" svg:height="0.422cm" svg:x="18.007cm" svg:y="8.073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9" draw:layer="layout" svg:width="0.286cm" svg:height="0.574cm" svg:x="18.454cm" svg:y="7.921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9" draw:layer="layout" svg:width="0.461cm" svg:height="0.636cm" svg:x="18.822cm" svg:y="7.848cm" svg:viewBox="0 0 462 637" svg:d="M71 566c0 42-9 42-71 42v29c31-2 79-2 104-2 23 0 71 0 102 2v-29c-60 0-71 0-71-42v-168c0-96 65-146 123-146s69 50 69 102v212c0 42-11 42-71 42v29c31-2 79-2 104-2 23 0 71 0 102 2v-29c-48 0-71 0-71-27v-175c0-79 0-108-29-142-13-14-44-33-96-33-79 0-118 56-133 90v-321l-133 10v30c64 0 71 6 71 50z">
            <text:p/>
          </draw:path>
          <draw:path draw:style-name="gr3" draw:text-style-name="P9" draw:layer="layout" svg:width="0.355cm" svg:height="0.422cm" svg:x="19.325cm" svg:y="8.073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9" draw:layer="layout" svg:width="0.309cm" svg:height="0.405cm" svg:x="19.733cm" svg:y="8.08cm" svg:viewBox="0 0 310 406" svg:d="M127 102v-102l-127 10v30c64 0 73 6 73 50v247c0 40-11 40-73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9" draw:layer="layout" svg:width="0.407cm" svg:height="0.422cm" svg:x="20.394cm" svg:y="8.073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9" draw:layer="layout" svg:width="0.309cm" svg:height="0.405cm" svg:x="20.852cm" svg:y="8.08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9" draw:layer="layout" svg:width="0.286cm" svg:height="0.574cm" svg:x="21.201cm" svg:y="7.921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9" draw:layer="layout" svg:width="0.461cm" svg:height="0.636cm" svg:x="21.567cm" svg:y="7.848cm" svg:viewBox="0 0 462 637" svg:d="M71 566c0 42-9 42-71 42v29c31-2 79-2 104-2 23 0 71 0 102 2v-29c-60 0-71 0-71-42v-168c0-96 65-146 123-146s69 50 69 102v212c0 42-11 42-71 42v29c31-2 79-2 104-2 23 0 71 0 102 2v-29c-48 0-71 0-71-27v-175c0-79 0-108-29-142-13-14-44-33-96-33-79 0-118 56-133 90v-321l-133 10v30c64 0 71 6 71 50z">
            <text:p/>
          </draw:path>
          <draw:path draw:style-name="gr3" draw:text-style-name="P9" draw:layer="layout" svg:width="0.407cm" svg:height="0.422cm" svg:x="22.073cm" svg:y="8.073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9" draw:layer="layout" svg:width="0.419cm" svg:height="0.605cm" svg:x="22.528cm" svg:y="8.069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9" draw:layer="layout" svg:width="0.407cm" svg:height="0.422cm" svg:x="22.986cm" svg:y="8.073cm" svg:viewBox="0 0 408 423" svg:d="M408 214c0-116-94-214-204-214-115 0-204 100-204 214 0 119 96 209 204 209 110 0 204-92 204-209zM204 400c-40 0-79-21-104-63-23-39-23-95-23-129 0-35 0-85 21-127 25-41 68-60 106-60 39 0 79 19 102 58 25 40 25 94 25 129 0 34 0 83-21 123-19 42-60 69-106 69z">
            <text:p/>
          </draw:path>
          <draw:path draw:style-name="gr3" draw:text-style-name="P9" draw:layer="layout" svg:width="0.461cm" svg:height="0.405cm" svg:x="23.446cm" svg:y="8.08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413cm" svg:height="0.422cm" svg:x="23.963cm" svg:y="8.073cm" svg:viewBox="0 0 414 423" svg:d="M266 341c4 38 29 75 73 75 19 0 75-12 75-87v-50h-23v50c0 54-23 60-33 60-29 0-34-41-34-45v-186c0-37 0-73-33-108-35-35-81-50-125-50-77 0-139 44-139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9" draw:layer="layout" svg:width="0.205cm" svg:height="0.636cm" svg:x="24.413cm" svg:y="7.848cm" svg:viewBox="0 0 206 637" svg:d="M133 0l-133 10v30c64 0 73 6 73 50v476c0 42-11 42-73 42v29c31-2 79-2 102-2s69 0 104 2v-29c-62 0-73 0-73-42z">
            <text:p/>
          </draw:path>
          <draw:path draw:style-name="gr3" draw:text-style-name="P9" draw:layer="layout" svg:width="0.205cm" svg:height="0.636cm" svg:x="24.666cm" svg:y="7.848cm" svg:viewBox="0 0 206 637" svg:d="M133 0l-133 10v30c64 0 73 6 73 50v476c0 42-11 42-73 42v29c31-2 79-2 102-2s69 0 104 2v-29c-62 0-73 0-73-42z">
            <text:p/>
          </draw:path>
          <draw:path draw:style-name="gr3" draw:text-style-name="P9" draw:layer="layout" svg:width="0.448cm" svg:height="0.582cm" svg:x="24.908cm" svg:y="8.088cm" svg:viewBox="0 0 449 583" svg:d="M364 87c23-58 71-58 85-58v-29c-21 2-48 2-68 2-17 0-61-2-81-2v29c29 0 43 17 43 40 0 8 0 10-6 21l-92 226-101-247c-5-9-7-13-7-17 0-23 36-23 52-23v-29c-25 0-85 2-100 2-25 0-62 0-89-2v29c44 0 62 0 75 31l137 336c-4 12-16 41-23 54-21 50-45 114-104 114-6 0-27 0-43-16 29-5 35-25 35-40 0-23-17-37-37-37-19 0-40 10-40 39 0 42 40 73 85 73 56 0 96-52 117-104z">
            <text:p/>
          </draw:path>
        </draw:g>
        <draw:g xml:id="id250" draw:id="id250">
          <svg:title>TexMaths</svg:title>
          <svg:desc>28§display§\therefore§svg§600§FALSE§</svg:desc>
          <draw:polygon draw:style-name="gr2" draw:text-style-name="P8" draw:layer="layout" svg:width="0.528cm" svg:height="0.433cm" svg:x="3.279cm" svg:y="9.312cm" svg:viewBox="0 0 529 434" draw:points="265,434 0,434 0,0 529,0 529,434">
            <text:p/>
          </draw:polygon>
          <draw:path draw:style-name="gr3" draw:text-style-name="P9" draw:layer="layout" svg:width="0.598cm" svg:height="0.531cm" svg:x="3.259cm" svg:y="9.263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251" draw:id="id251">
          <svg:title>TexMaths</svg:title>
          <svg:desc>26§display§m_1 m_2  = - 1§svg§600§FALSE§</svg:desc>
          <draw:polygon draw:style-name="gr2" draw:text-style-name="P8" draw:layer="layout" svg:width="4.646cm" svg:height="0.654cm" svg:x="4.497cm" svg:y="9.176cm" svg:viewBox="0 0 4647 655" draw:points="2323,655 0,655 0,0 4647,0 4647,655">
            <text:p/>
          </draw:polygon>
          <draw:path draw:style-name="gr3" draw:text-style-name="P9" draw:layer="layout" svg:width="0.75cm" svg:height="0.415cm" svg:x="4.478cm" svg:y="9.334cm" svg:viewBox="0 0 751 416" svg:d="M54 351c-2 15-8 36-8 40 0 16 12 25 27 25 10 0 27-9 33-25 2-2 13-46 17-69l21-83c6-19 10-40 16-60 2-17 11-44 11-46 14-29 62-112 149-112 42 0 50 33 50 64 0 23-6 48-14 75l-25 106-19 71c-4 18-10 50-10 54 0 16 12 25 25 25 29 0 35-23 41-52 13-52 48-185 56-223 2-10 50-120 150-120 40 0 50 31 50 64 0 52-37 156-56 206-9 21-13 31-13 50 0 43 32 75 75 75 88 0 121-133 121-142 0-8-8-8-11-8-10 0-10 2-14 17-15 47-44 112-94 112-16 0-23-8-23-29 0-23 9-46 17-67 19-48 56-149 56-201 0-59-35-98-104-98-68 0-116 39-150 89-2-12-4-43-29-66-23-19-52-23-75-23-83 0-128 58-143 79-4-52-44-79-85-79-42 0-59 35-67 52-17 33-29 87-29 89 0 9 8 9 10 9 11 0 11 0 17-21 15-65 33-108 67-108 14 0 29 6 29 41 0 19-4 29-15 77z">
            <text:p/>
          </draw:path>
          <draw:path draw:style-name="gr3" draw:text-style-name="P9" draw:layer="layout" svg:width="0.234cm" svg:height="0.425cm" svg:x="5.322cm" svg:y="9.45cm" svg:viewBox="0 0 235 426" svg:d="M146 19c0-19 0-19-19-19-42 39-100 42-127 42v22c15 0 58 0 94-18v328c0 21 0 29-65 29h-25v23c13 0 92-2 115-2 20 0 101 2 116 2v-23h-25c-64 0-64-8-64-29z">
            <text:p/>
          </draw:path>
          <draw:path draw:style-name="gr3" draw:text-style-name="P9" draw:layer="layout" svg:width="0.75cm" svg:height="0.415cm" svg:x="5.691cm" svg:y="9.334cm" svg:viewBox="0 0 751 416" svg:d="M54 351c-2 15-8 36-8 40 0 16 12 25 27 25 10 0 27-9 33-25 2-2 13-46 17-69l21-83c6-19 10-40 16-60 2-17 11-44 11-46 14-29 62-112 149-112 42 0 50 33 50 64 0 23-6 48-14 75l-25 106-19 71c-4 18-10 50-10 54 0 16 12 25 25 25 29 0 35-23 41-52 13-52 48-185 56-223 2-10 50-120 150-120 40 0 50 31 50 64 0 52-37 156-56 206-9 21-13 31-13 50 0 43 32 75 75 75 88 0 121-133 121-142 0-8-8-8-11-8-10 0-10 2-14 17-15 47-44 112-94 112-16 0-23-8-23-29 0-23 9-46 17-67 19-48 56-149 56-201 0-59-35-98-104-98-68 0-116 39-150 89-2-12-4-43-29-66-23-19-52-23-75-23-83 0-128 58-143 79-4-52-44-79-85-79-42 0-59 35-67 52-17 33-29 87-29 89 0 9 8 9 10 9 11 0 11 0 17-21 15-65 33-108 67-108 14 0 29 6 29 41 0 19-4 29-15 77z">
            <text:p/>
          </draw:path>
          <draw:path draw:style-name="gr3" draw:text-style-name="P9" draw:layer="layout" svg:width="0.284cm" svg:height="0.425cm" svg:x="6.506cm" svg:y="9.45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9" draw:layer="layout" svg:width="0.608cm" svg:height="0.215cm" svg:x="7.18cm" svg:y="9.402cm" svg:viewBox="0 0 609 216" svg:d="M578 37c15 0 31 0 31-18 0-19-16-19-29-19h-549c-14 0-31 0-31 19 0 18 17 18 31 18zM580 216c13 0 29 0 29-19 0-18-16-18-31-18h-547c-14 0-31 0-31 18 0 19 17 19 31 19z">
            <text:p/>
          </draw:path>
          <draw:path draw:style-name="gr3" draw:text-style-name="P9" draw:layer="layout" svg:width="0.558cm" svg:height="0.038cm" svg:x="8.17cm" svg:y="9.492cm" svg:viewBox="0 0 559 39" svg:d="M528 39c15 0 31 0 31-20 0-19-16-19-31-19h-497c-14 0-31 0-31 19 0 20 17 20 31 20z">
            <text:p/>
          </draw:path>
          <draw:path draw:style-name="gr3" draw:text-style-name="P9" draw:layer="layout" svg:width="0.303cm" svg:height="0.61cm" svg:x="8.885cm" svg:y="9.13cm" svg:viewBox="0 0 304 611" svg:d="M189 23c0-21 0-23-23-23-56 58-137 58-166 58v29c19 0 73 0 121-25v476c0 33-2 44-86 44h-29v29c31-4 113-4 148-4 37 0 116 0 150 4v-29h-29c-84 0-86-11-86-44z">
            <text:p/>
          </draw:path>
        </draw:g>
        <draw:g xml:id="id246" draw:id="id246">
          <svg:title>TexMaths</svg:title>
          <svg:desc>26§display§\frac{dy}{dx} = - \frac{a'x}{b'y}§svg§600§FALSE§</svg:desc>
          <draw:polygon draw:style-name="gr2" draw:text-style-name="P8" draw:layer="layout" svg:width="4.317cm" svg:height="2.031cm" svg:x="12.724cm" svg:y="3.576cm" svg:viewBox="0 0 4318 2032" draw:points="2159,2032 0,2032 0,0 4318,0 4318,2032">
            <text:p/>
          </draw:polygon>
          <draw:path draw:style-name="gr3" draw:text-style-name="P9" draw:layer="layout" svg:width="0.436cm" svg:height="0.646cm" svg:x="12.736cm" svg:y="3.584cm" svg:viewBox="0 0 437 647" svg:d="M437 10c0-2 0-10-13-10-12 0-99 8-116 10-6 0-13 5-13 17 0 13 9 13 23 13 44 0 46 6 46 14l-4 19-54 216c-17-33-44-58-86-58-106 0-220 135-220 268 0 88 50 148 123 148 18 0 64-4 118-69 9 38 40 69 84 69 33 0 54-21 68-52 15-31 27-87 27-89 0-11-8-11-10-11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9" draw:layer="layout" svg:width="0.423cm" svg:height="0.592cm" svg:x="13.2cm" svg:y="3.815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3-33-33-21 0-52 14-52 60s41 79 97 79c96 0 190-83 215-187z">
            <text:p/>
          </draw:path>
          <draw:polygon draw:style-name="gr3" draw:text-style-name="P9" draw:layer="layout" svg:width="1cm" svg:height="0.039cm" svg:x="12.678cm" svg:y="4.591cm" svg:viewBox="0 0 1001 40" draw:points="499,40 0,40 0,0 1001,0 1001,40">
            <text:p/>
          </draw:polygon>
          <draw:path draw:style-name="gr3" draw:text-style-name="P9" draw:layer="layout" svg:width="0.436cm" svg:height="0.646cm" svg:x="12.715cm" svg:y="4.83cm" svg:viewBox="0 0 437 647" svg:d="M437 10c0-2 0-10-13-10-12 0-99 8-116 10-6 0-13 5-13 17 0 13 9 13 23 13 44 0 46 6 46 14l-4 19-54 216c-17-33-44-58-86-58-106 0-220 135-220 268 0 88 50 148 123 148 18 0 64-4 118-69 9 38 40 69 84 69 33 0 54-21 68-52 15-31 27-87 27-89 0-11-8-11-10-11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9" draw:layer="layout" svg:width="0.457cm" svg:height="0.415cm" svg:x="13.179cm" svg:y="5.061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6 0 148-119 148-141 0-9-9-9-11-9-8 0-10 2-12 9-29 99-94 120-123 120-35 0-50-29-50-60 0-21 6-40 17-81z">
            <text:p/>
          </draw:path>
          <draw:path draw:style-name="gr3" draw:text-style-name="P9" draw:layer="layout" svg:width="0.608cm" svg:height="0.215cm" svg:x="14.09cm" svg:y="4.502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559cm" svg:height="0.039cm" svg:x="15.081cm" svg:y="4.591cm" svg:viewBox="0 0 560 40" svg:d="M528 40c15 0 32 0 32-21 0-19-17-19-32-19h-497c-14 0-31 0-31 19 0 21 17 21 31 21z">
            <text:p/>
          </draw:path>
          <draw:path draw:style-name="gr3" draw:text-style-name="P9" draw:layer="layout" svg:width="0.419cm" svg:height="0.415cm" svg:x="15.861cm" svg:y="3.815cm" svg:viewBox="0 0 420 416" svg:d="M306 58c-17-33-44-58-86-58-106 0-220 135-220 268 0 88 50 148 123 148 18 0 64-4 118-69 9 38 40 69 84 69 33 0 54-21 68-50 15-33 27-89 27-91 0-9-8-9-10-9-9 0-11 2-13 17-16 58-33 112-70 112-25 0-27-23-27-41 0-21 2-27 12-69 10-37 10-48 19-81l33-129c6-27 6-27 6-31 0-17-10-25-25-25-23 0-37 21-39 39zM245 297c-4 17-4 17-16 34-42 50-79 64-104 64-46 0-61-50-61-85 0-46 30-160 52-202 28-54 69-87 107-87 60 0 72 75 72 81 0 4-2 10-4 14z">
            <text:p/>
          </draw:path>
          <draw:path draw:style-name="gr3" draw:text-style-name="P9" draw:layer="layout" svg:width="0.161cm" svg:height="0.332cm" svg:x="16.339cm" svg:y="3.53cm" svg:viewBox="0 0 162 333" svg:d="M156 56c6-10 6-16 6-21 0-20-18-35-37-35-25 0-33 21-36 31l-85 279c-2 0-4 8-4 8 0 9 21 15 25 15s6 0 10-11z">
            <text:p/>
          </draw:path>
          <draw:path draw:style-name="gr3" draw:text-style-name="P9" draw:layer="layout" svg:width="0.457cm" svg:height="0.415cm" svg:x="16.591cm" svg:y="3.815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6 0 148-119 148-141 0-9-9-9-11-9-8 0-10 2-12 9-32 99-94 120-123 120-35 0-50-29-50-60 0-21 6-40 17-81z">
            <text:p/>
          </draw:path>
          <draw:polygon draw:style-name="gr3" draw:text-style-name="P9" draw:layer="layout" svg:width="1.264cm" svg:height="0.039cm" svg:x="15.825cm" svg:y="4.591cm" svg:viewBox="0 0 1265 40" draw:points="632,40 0,40 0,0 1265,0 1265,40">
            <text:p/>
          </draw:polygon>
          <draw:path draw:style-name="gr3" draw:text-style-name="P9" draw:layer="layout" svg:width="0.338cm" svg:height="0.646cm" svg:x="15.933cm" svg:y="4.83cm" svg:viewBox="0 0 339 647" svg:d="M177 10c0-2 0-10-13-10-20 0-87 8-112 8-6 2-17 2-17 19 0 13 9 13 21 13 46 0 48 6 48 14 0 6-8 38-15 56l-74 300c-11 46-15 60-15 93 0 86 48 144 116 144 109 0 223-137 223-268 0-86-50-148-123-148-41 0-81 27-108 56zM89 356c7-19 7-21 15-31 46-61 85-73 110-73 34 0 58 27 58 85 0 54-31 160-47 196-29 60-73 93-109 93-31 0-60-25-60-91 0-19 0-36 15-94z">
            <text:p/>
          </draw:path>
          <draw:path draw:style-name="gr3" draw:text-style-name="P9" draw:layer="layout" svg:width="0.161cm" svg:height="0.332cm" svg:x="16.314cm" svg:y="4.843cm" svg:viewBox="0 0 162 333" svg:d="M156 56c6-10 6-16 6-21 0-20-18-35-37-35-25 0-33 21-36 31l-85 279c-2 0-4 8-4 8 0 9 21 15 25 15s6 0 10-11z">
            <text:p/>
          </draw:path>
          <draw:path draw:style-name="gr3" draw:text-style-name="P9" draw:layer="layout" svg:width="0.423cm" svg:height="0.592cm" svg:x="16.566cm" svg:y="5.061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3-33-33-21 0-52 14-52 60s41 79 97 79c96 0 190-83 215-187z">
            <text:p/>
          </draw:path>
        </draw:g>
        <draw:g xml:id="id252" draw:id="id252">
          <svg:title>TexMaths</svg:title>
          <svg:desc>28§display§\therefore§svg§600§FALSE§</svg:desc>
          <draw:polygon draw:style-name="gr2" draw:text-style-name="P8" draw:layer="layout" svg:width="0.528cm" svg:height="0.433cm" svg:x="3.28cm" svg:y="11.312cm" svg:viewBox="0 0 529 434" draw:points="265,434 0,434 0,0 529,0 529,434">
            <text:p/>
          </draw:polygon>
          <draw:path draw:style-name="gr3" draw:text-style-name="P9" draw:layer="layout" svg:width="0.598cm" svg:height="0.531cm" svg:x="3.26cm" svg:y="11.263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253" draw:id="id253">
          <svg:title>TexMaths</svg:title>
          <svg:desc>26§display§\left( - \frac{ax_1}{by_1} \right).\left( - \frac{a'x_1}{b'y_1} \right) = -1\ \Rightarrow§svg§600§FALSE§</svg:desc>
          <draw:polygon draw:style-name="gr2" draw:text-style-name="P8" draw:layer="layout" svg:width="11.91cm" svg:height="2.101cm" svg:x="4.481cm" svg:y="10.476cm" svg:viewBox="0 0 11911 2102" draw:points="5957,2102 0,2102 0,0 11911,0 11911,2102">
            <text:p/>
          </draw:polygon>
          <draw:path draw:style-name="gr3" draw:text-style-name="P9" draw:layer="layout" svg:width="0.45cm" svg:height="2.193cm" svg:x="4.625cm" svg:y="10.43cm" svg:viewBox="0 0 451 2194" svg:d="M451 2186c0-4-2-7-4-9-33-35-96-95-156-195-147-235-214-533-214-884 0-247 33-564 183-836 73-131 148-206 189-245 2-2 2-5 2-9 0-8-6-8-18-8-13 0-15 0-30 15-307 278-403 696-403 1081 0 360 83 722 316 996 19 21 52 58 92 92 10 10 12 10 25 10 12 0 18 0 18-8z">
            <text:p/>
          </draw:path>
          <draw:path draw:style-name="gr3" draw:text-style-name="P9" draw:layer="layout" svg:width="0.558cm" svg:height="0.039cm" svg:x="5.184cm" svg:y="11.507cm" svg:viewBox="0 0 559 40" svg:d="M528 40c15 0 31 0 31-21 0-19-16-19-31-19h-497c-14 0-31 0-31 19 0 21 17 21 31 21z">
            <text:p/>
          </draw:path>
          <draw:path draw:style-name="gr3" draw:text-style-name="P9" draw:layer="layout" svg:width="0.419cm" svg:height="0.415cm" svg:x="5.964cm" svg:y="10.734cm" svg:viewBox="0 0 420 416" svg:d="M306 58c-17-33-44-58-86-58-106 0-220 135-220 268 0 88 50 148 123 148 18 0 64-4 118-69 9 38 40 69 83 69 34 0 55-21 69-50 15-33 27-89 27-91 0-9-8-9-10-9-9 0-11 2-13 17-16 58-33 112-70 112-25 0-28-23-28-41 0-21 3-27 13-69 10-38 10-48 19-81l33-129c6-27 6-27 6-31 0-17-10-25-25-25-23 0-37 21-39 39zM245 297c-4 17-4 17-18 34-40 50-77 64-102 64-46 0-61-50-61-85 0-46 30-160 52-202 28-54 69-87 107-87 60 0 72 75 72 81 0 4-2 10-4 14z">
            <text:p/>
          </draw:path>
          <draw:path draw:style-name="gr3" draw:text-style-name="P9" draw:layer="layout" svg:width="0.457cm" svg:height="0.415cm" svg:x="6.438cm" svg:y="10.734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5-50 54 0 41 46 60 85 60 63 0 96-65 98-71 10 36 44 71 98 71 95 0 147-119 147-141 0-9-8-9-10-9-8 0-10 2-12 9-30 99-92 120-123 120-35 0-50-29-50-60 0-21 6-40 17-81z">
            <text:p/>
          </draw:path>
          <draw:path draw:style-name="gr3" draw:text-style-name="P9" draw:layer="layout" svg:width="0.234cm" svg:height="0.425cm" svg:x="7.004cm" svg:y="10.85cm" svg:viewBox="0 0 235 426" svg:d="M146 19c0-19 0-19-19-19-42 40-100 42-127 42v22c15 0 58 0 94-18v328c0 21 0 29-65 29h-25v23c13 0 92-2 115-2 20 0 101 2 116 2v-23h-25c-64 0-64-8-64-29z">
            <text:p/>
          </draw:path>
          <draw:polygon draw:style-name="gr3" draw:text-style-name="P9" draw:layer="layout" svg:width="1.415cm" svg:height="0.039cm" svg:x="5.929cm" svg:y="11.507cm" svg:viewBox="0 0 1416 40" draw:points="709,40 0,40 0,0 1416,0 1416,40">
            <text:p/>
          </draw:polygon>
          <draw:path draw:style-name="gr3" draw:text-style-name="P9" draw:layer="layout" svg:width="0.338cm" svg:height="0.646cm" svg:x="6.053cm" svg:y="11.746cm" svg:viewBox="0 0 339 647" svg:d="M177 10c0-2 0-10-13-10-20 0-87 8-112 8-6 2-17 2-17 19 0 13 9 13 21 13 46 0 48 6 48 14 0 6-8 38-15 56l-74 300c-11 45-15 60-15 93 0 86 48 144 116 144 109 0 223-137 223-269 0-85-50-147-123-147-41 0-81 27-108 56zM89 356c7-19 7-21 15-32 46-60 85-72 110-72 34 0 58 27 58 85 0 54-31 160-47 195-29 61-73 94-109 94-31 0-60-25-60-92 0-18 0-35 15-93z">
            <text:p/>
          </draw:path>
          <draw:path draw:style-name="gr3" draw:text-style-name="P9" draw:layer="layout" svg:width="0.423cm" svg:height="0.592cm" svg:x="6.43cm" svg:y="11.977cm" svg:viewBox="0 0 424 593" svg:d="M420 56c4-12 4-14 4-21 0-16-14-25-27-25-10 0-25 5-33 19-2 4-8 33-13 50-6 23-12 48-18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29-25-34-33-34-21 0-52 15-52 61 0 45 41 79 97 79 96 0 190-83 215-187z">
            <text:p/>
          </draw:path>
          <draw:path draw:style-name="gr3" draw:text-style-name="P9" draw:layer="layout" svg:width="0.234cm" svg:height="0.425cm" svg:x="6.921cm" svg:y="12.094cm" svg:viewBox="0 0 235 426" svg:d="M146 19c0-19 0-19-19-19-42 40-100 42-127 42v22c15 0 58 0 94-18v328c0 21 0 29-65 29h-25v23c13 0 92-2 115-2 20 0 101 2 116 2v-23h-25c-64 0-64-8-64-29z">
            <text:p/>
          </draw:path>
          <draw:path draw:style-name="gr3" draw:text-style-name="P9" draw:layer="layout" svg:width="0.45cm" svg:height="2.193cm" svg:x="7.484cm" svg:y="10.43cm" svg:viewBox="0 0 451 2194" svg:d="M451 1098c0-360-83-722-316-996-19-21-52-58-89-92-13-10-15-10-27-10-11 0-19 0-19 8 0 4 4 9 6 11 31 33 94 93 154 193 148 235 216 533 216 884 0 247-33 564-185 836-72 131-149 206-187 245-2 2-4 5-4 9 0 8 8 8 19 8 12 0 14 0 29-15 308-278 403-696 403-1081z">
            <text:p/>
          </draw:path>
          <draw:path draw:style-name="gr3" draw:text-style-name="P9" draw:layer="layout" svg:width="0.099cm" svg:height="0.099cm" svg:x="8.356cm" svg:y="11.657cm" svg:viewBox="0 0 100 100" svg:d="M100 50c0-27-23-50-50-50s-50 23-50 50 23 50 50 50 50-23 50-50z">
            <text:p/>
          </draw:path>
          <draw:path draw:style-name="gr3" draw:text-style-name="P9" draw:layer="layout" svg:width="0.45cm" svg:height="2.193cm" svg:x="8.874cm" svg:y="10.43cm" svg:viewBox="0 0 451 2194" svg:d="M451 2186c0-4-2-7-4-9-33-35-96-95-156-195-147-235-214-533-214-884 0-247 33-564 183-836 73-131 148-206 189-245 2-2 2-5 2-9 0-8-6-8-18-8-13 0-15 0-30 15-307 278-403 696-403 1081 0 360 83 722 316 996 19 21 52 58 92 92 10 10 12 10 25 10 12 0 18 0 18-8z">
            <text:p/>
          </draw:path>
          <draw:path draw:style-name="gr3" draw:text-style-name="P9" draw:layer="layout" svg:width="0.558cm" svg:height="0.039cm" svg:x="9.433cm" svg:y="11.507cm" svg:viewBox="0 0 559 40" svg:d="M528 40c15 0 31 0 31-21 0-19-16-19-31-19h-497c-14 0-31 0-31 19 0 21 17 21 31 21z">
            <text:p/>
          </draw:path>
          <draw:path draw:style-name="gr3" draw:text-style-name="P9" draw:layer="layout" svg:width="0.419cm" svg:height="0.415cm" svg:x="10.213cm" svg:y="10.734cm" svg:viewBox="0 0 420 416" svg:d="M306 58c-17-33-44-58-86-58-106 0-220 135-220 268 0 88 50 148 123 148 18 0 64-4 118-69 9 38 40 69 83 69 34 0 55-21 69-50 15-33 27-89 27-91 0-9-8-9-10-9-9 0-11 2-13 17-16 58-33 112-70 112-25 0-28-23-28-41 0-21 3-27 13-69 10-38 10-48 19-81l33-129c6-27 6-27 6-31 0-17-10-25-25-25-23 0-37 21-39 39zM245 297c-4 17-4 17-16 34-42 50-79 64-104 64-46 0-61-50-61-85 0-46 32-160 52-202 28-54 69-87 107-87 60 0 72 75 72 81 0 4-2 10-4 14z">
            <text:p/>
          </draw:path>
          <draw:path draw:style-name="gr3" draw:text-style-name="P9" draw:layer="layout" svg:width="0.161cm" svg:height="0.332cm" svg:x="10.691cm" svg:y="10.447cm" svg:viewBox="0 0 162 333" svg:d="M156 56c6-10 6-16 6-21 0-20-18-35-37-35-25 0-33 21-36 31l-85 279c-2 0-4 8-4 8 0 9 21 15 25 15s6 0 10-11z">
            <text:p/>
          </draw:path>
          <draw:path draw:style-name="gr3" draw:text-style-name="P9" draw:layer="layout" svg:width="0.457cm" svg:height="0.415cm" svg:x="10.943cm" svg:y="10.734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5 0-50-29-50-60 0-21 6-40 17-81z">
            <text:p/>
          </draw:path>
          <draw:path draw:style-name="gr3" draw:text-style-name="P9" draw:layer="layout" svg:width="0.234cm" svg:height="0.425cm" svg:x="11.509cm" svg:y="10.85cm" svg:viewBox="0 0 235 426" svg:d="M146 19c0-19-2-19-19-19-42 40-100 42-127 42v22c15 0 58 0 94-18v328c0 21 0 29-65 29h-25v23c13 0 92-2 115-2 20 0 101 2 116 2v-23h-25c-64 0-64-8-64-29z">
            <text:p/>
          </draw:path>
          <draw:polygon draw:style-name="gr3" draw:text-style-name="P9" draw:layer="layout" svg:width="1.673cm" svg:height="0.039cm" svg:x="10.178cm" svg:y="11.507cm" svg:viewBox="0 0 1674 40" draw:points="836,40 0,40 0,0 1674,0 1674,40">
            <text:p/>
          </draw:polygon>
          <draw:path draw:style-name="gr3" draw:text-style-name="P9" draw:layer="layout" svg:width="0.338cm" svg:height="0.646cm" svg:x="10.302cm" svg:y="11.746cm" svg:viewBox="0 0 339 647" svg:d="M177 10c0-2 0-10-13-10-20 0-87 8-112 8-6 2-17 2-17 19 0 13 9 13 21 13 46 0 48 6 48 14 0 6-8 38-15 56l-74 300c-11 45-15 60-15 93 0 86 48 144 116 144 109 0 223-137 223-269 0-85-50-147-123-147-41 0-81 27-108 56zM89 356c7-19 7-21 15-32 46-60 85-72 110-72 34 0 58 27 58 85 0 54-31 160-47 195-29 61-73 94-109 94-31 0-60-25-60-92 0-18 0-35 15-93z">
            <text:p/>
          </draw:path>
          <draw:path draw:style-name="gr3" draw:text-style-name="P9" draw:layer="layout" svg:width="0.161cm" svg:height="0.332cm" svg:x="10.683cm" svg:y="11.761cm" svg:viewBox="0 0 162 333" svg:d="M156 56c6-10 6-16 6-21 0-20-18-35-37-35-25 0-33 21-36 31l-85 279c-2 0-4 8-4 8 0 9 21 15 25 15s6 0 10-11z">
            <text:p/>
          </draw:path>
          <draw:path draw:style-name="gr3" draw:text-style-name="P9" draw:layer="layout" svg:width="0.421cm" svg:height="0.592cm" svg:x="10.935cm" svg:y="11.977cm" svg:viewBox="0 0 422 593" svg:d="M420 56c2-12 2-14 2-21 0-16-12-25-25-25-10 0-25 5-33 19-2 4-8 33-13 50-6 23-12 48-18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29-25-34-33-34-21 0-52 15-52 61 0 45 41 79 97 79 96 0 190-83 215-187z">
            <text:p/>
          </draw:path>
          <draw:path draw:style-name="gr3" draw:text-style-name="P9" draw:layer="layout" svg:width="0.234cm" svg:height="0.425cm" svg:x="11.426cm" svg:y="12.094cm" svg:viewBox="0 0 235 426" svg:d="M146 19c0-19-2-19-19-19-42 40-100 42-127 42v22c15 0 58 0 94-18v328c0 21 0 29-65 29h-25v23c13 0 92-2 115-2 20 0 101 2 116 2v-23h-25c-64 0-64-8-64-29z">
            <text:p/>
          </draw:path>
          <draw:path draw:style-name="gr3" draw:text-style-name="P9" draw:layer="layout" svg:width="0.45cm" svg:height="2.193cm" svg:x="11.989cm" svg:y="10.43cm" svg:viewBox="0 0 451 2194" svg:d="M451 1098c0-360-83-722-316-996-19-21-52-58-89-92-13-10-15-10-27-10-11 0-19 0-19 8 0 4 4 9 6 11 31 33 94 93 154 193 148 235 214 533 214 884 0 247-31 564-183 836-72 131-149 206-187 245-2 2-4 5-4 9 0 8 8 8 19 8 12 0 14 0 29-15 308-278 403-696 403-1081z">
            <text:p/>
          </draw:path>
          <draw:path draw:style-name="gr3" draw:text-style-name="P9" draw:layer="layout" svg:width="0.608cm" svg:height="0.215cm" svg:x="12.936cm" svg:y="11.42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558cm" svg:height="0.039cm" svg:x="13.926cm" svg:y="11.507cm" svg:viewBox="0 0 559 40" svg:d="M528 40c15 0 31 0 31-21 0-19-16-19-31-19h-497c-14 0-31 0-31 19 0 21 17 21 31 21z">
            <text:p/>
          </draw:path>
          <draw:path draw:style-name="gr3" draw:text-style-name="P9" draw:layer="layout" svg:width="0.303cm" svg:height="0.61cm" svg:x="14.641cm" svg:y="11.145cm" svg:viewBox="0 0 304 611" svg:d="M189 23c0-21 0-23-21-23-58 58-139 58-168 58v29c19 0 73 0 121-25v477c0 33-2 43-86 43h-29v29c31-4 113-4 148-4 37 0 116 0 150 4v-29h-29c-84 0-86-10-86-43z">
            <text:p/>
          </draw:path>
          <draw:path draw:style-name="gr3" draw:text-style-name="P9" draw:layer="layout" svg:width="0.812cm" svg:height="0.504cm" svg:x="15.625cm" svg:y="11.274cm" svg:viewBox="0 0 813 505" svg:d="M616 181c37 33 85 58 114 71-33 14-77 39-114 70h-583c-16 0-33 0-33 19s17 19 31 19h543c-44 41-91 122-91 135 0 10 10 10 16 10 8 0 15 0 17-8 21-35 46-83 106-137 62-56 125-79 170-94 17-6 17-6 19-8 2 0 2-4 2-6s0-2 0-5l-4-2c-2-2-2-2-19-8-124-35-216-121-266-218-10-19-12-19-25-19-6 0-16 0-16 10 0 13 45 92 91 136h-543c-14 0-31 0-31 18 0 17 17 17 33 17z">
            <text:p/>
          </draw:path>
        </draw:g>
        <draw:g xml:id="id254" draw:id="id254">
          <svg:title>TexMaths</svg:title>
          <svg:desc>26§display§\frac{aa'x_1^2}{bb'y_1^2} = -1§svg§600§FALSE§</svg:desc>
          <draw:polygon draw:style-name="gr2" draw:text-style-name="P8" draw:layer="layout" svg:width="4.486cm" svg:height="2.153cm" svg:x="17.229cm" svg:y="10.377cm" svg:viewBox="0 0 4487 2154" draw:points="2245,2154 0,2154 0,0 4487,0 4487,2154">
            <text:p/>
          </draw:polygon>
          <draw:path draw:style-name="gr3" draw:text-style-name="P9" draw:layer="layout" svg:width="0.419cm" svg:height="0.415cm" svg:x="17.22cm" svg:y="10.682cm" svg:viewBox="0 0 420 416" svg:d="M306 58c-17-33-44-58-85-58-107 0-221 135-221 268 0 88 50 148 123 148 18 0 64-4 118-69 9 38 40 69 84 69 33 0 54-21 68-50 15-33 27-89 27-91 0-9-8-9-10-9-8 0-11 2-13 17-16 58-33 112-70 112-25 0-27-23-27-41 0-21 2-27 12-69 10-38 10-48 19-81l33-129c6-27 6-27 6-31 0-17-10-25-25-25-23 0-37 21-39 39zM245 297c-4 17-4 17-18 34-40 50-77 64-102 64-46 0-61-50-61-85 0-46 30-160 53-202 27-54 68-87 106-87 60 0 72 75 72 81 0 4-2 10-4 14z">
            <text:p/>
          </draw:path>
          <draw:path draw:style-name="gr3" draw:text-style-name="P9" draw:layer="layout" svg:width="0.419cm" svg:height="0.415cm" svg:x="17.703cm" svg:y="10.682cm" svg:viewBox="0 0 420 416" svg:d="M306 58c-17-33-44-58-85-58-107 0-221 135-221 268 0 88 50 148 123 148 18 0 64-4 118-69 9 38 40 69 84 69 33 0 54-21 68-50 15-33 27-89 27-91 0-9-8-9-10-9-11 0-11 2-13 17-16 58-33 112-70 112-25 0-27-23-27-41 0-21 2-27 12-69 10-38 10-48 19-81l33-129c6-27 6-27 6-31 0-17-10-25-25-25-23 0-37 21-39 39zM245 297c-4 17-4 17-18 34-40 50-77 64-102 64-46 0-61-50-61-85 0-46 30-160 53-202 27-54 68-87 106-87 60 0 72 75 72 81 0 4-2 10-4 14z">
            <text:p/>
          </draw:path>
          <draw:path draw:style-name="gr3" draw:text-style-name="P9" draw:layer="layout" svg:width="0.161cm" svg:height="0.332cm" svg:x="18.18cm" svg:y="10.398cm" svg:viewBox="0 0 162 333" svg:d="M156 56c6-10 6-16 6-21 0-20-18-35-37-35-25 0-33 21-36 31l-85 279c-2 0-4 8-4 8 0 9 21 15 25 15s6 0 10-11z">
            <text:p/>
          </draw:path>
          <draw:path draw:style-name="gr3" draw:text-style-name="P9" draw:layer="layout" svg:width="0.457cm" svg:height="0.415cm" svg:x="18.431cm" svg:y="10.682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5-50 54 0 41 46 60 85 60 63 0 96-65 98-71 10 36 44 71 98 71 96 0 148-119 148-141 0-9-9-9-11-9-8 0-10 2-12 9-29 99-94 120-123 120-35 0-50-29-50-60 0-21 6-40 17-81z">
            <text:p/>
          </draw:path>
          <draw:path draw:style-name="gr3" draw:text-style-name="P9" draw:layer="layout" svg:width="0.284cm" svg:height="0.425cm" svg:x="18.968cm" svg:y="10.331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9" draw:layer="layout" svg:width="0.234cm" svg:height="0.425cm" svg:x="18.997cm" svg:y="10.888cm" svg:viewBox="0 0 235 426" svg:d="M146 19c0-19-2-19-19-19-42 40-100 42-127 42v22c15 0 58 0 94-18v328c0 21 0 29-65 29h-25v23c13 0 92-2 115-2 20 0 102 2 116 2v-23h-25c-64 0-64-8-64-29z">
            <text:p/>
          </draw:path>
          <draw:polygon draw:style-name="gr3" draw:text-style-name="P9" draw:layer="layout" svg:width="2.156cm" svg:height="0.039cm" svg:x="17.183cm" svg:y="11.458cm" svg:viewBox="0 0 2157 40" draw:points="1078,40 0,40 0,0 2157,0 2157,40">
            <text:p/>
          </draw:polygon>
          <draw:path draw:style-name="gr3" draw:text-style-name="P9" draw:layer="layout" svg:width="0.338cm" svg:height="0.646cm" svg:x="17.337cm" svg:y="11.697cm" svg:viewBox="0 0 339 647" svg:d="M177 10c0-2 0-10-13-10-20 0-87 8-112 8-6 2-17 2-17 19 0 13 9 13 21 13 46 0 48 6 48 14 0 6-8 38-15 56l-74 300c-11 45-15 60-15 93 0 86 48 144 117 144 108 0 222-137 222-269 0-85-50-147-123-147-41 0-81 27-108 56zM89 356c7-19 7-21 15-32 46-60 87-72 110-72 34 0 59 27 59 85 0 54-32 160-48 195-29 61-73 94-108 94-32 0-61-25-61-92 0-18 0-35 15-93z">
            <text:p/>
          </draw:path>
          <draw:path draw:style-name="gr3" draw:text-style-name="P9" draw:layer="layout" svg:width="0.338cm" svg:height="0.646cm" svg:x="17.73cm" svg:y="11.697cm" svg:viewBox="0 0 339 647" svg:d="M177 10c0-2 0-10-13-10-20 0-87 8-112 8-6 2-17 2-17 19 0 13 9 13 21 13 46 0 48 6 48 14 0 6-8 38-15 56l-74 300c-11 45-15 60-15 93 0 86 48 144 117 144 108 0 222-137 222-269 0-85-50-147-123-147-41 0-81 27-108 56zM89 356c7-19 7-21 15-32 46-60 87-72 110-72 34 0 59 27 59 85 0 54-32 160-48 195-29 61-73 94-108 94-32 0-61-25-61-92 0-18 0-35 15-93z">
            <text:p/>
          </draw:path>
          <draw:path draw:style-name="gr3" draw:text-style-name="P9" draw:layer="layout" svg:width="0.161cm" svg:height="0.332cm" svg:x="18.109cm" svg:y="11.71cm" svg:viewBox="0 0 162 333" svg:d="M156 56c6-10 6-16 6-21 0-20-18-35-37-35-25 0-33 21-36 31l-85 279c-2 0-4 8-4 8 0 9 21 15 25 15s6 0 10-11z">
            <text:p/>
          </draw:path>
          <draw:path draw:style-name="gr3" draw:text-style-name="P9" draw:layer="layout" svg:width="0.423cm" svg:height="0.592cm" svg:x="18.363cm" svg:y="11.928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6 0 67-17 92-42-11 48-23 92-59 142-25 31-60 58-101 58-13 0-55-4-69-40 14 0 25 0 39-10 9-8 17-21 17-37 0-29-25-34-33-34-21 0-52 15-52 61 0 45 41 79 98 79 95 0 189-83 214-187z">
            <text:p/>
          </draw:path>
          <draw:path draw:style-name="gr3" draw:text-style-name="P9" draw:layer="layout" svg:width="0.284cm" svg:height="0.425cm" svg:x="18.858cm" svg:y="11.593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9" draw:layer="layout" svg:width="0.234cm" svg:height="0.425cm" svg:x="18.854cm" svg:y="12.151cm" svg:viewBox="0 0 235 426" svg:d="M146 19c0-19 0-19-19-19-42 40-100 42-127 42v22c15 0 58 0 94-18v328c0 21 0 29-65 29h-25v23c13 0 92-2 115-2 20 0 102 2 116 2v-23h-25c-64 0-64-8-64-29z">
            <text:p/>
          </draw:path>
          <draw:path draw:style-name="gr3" draw:text-style-name="P9" draw:layer="layout" svg:width="0.609cm" svg:height="0.215cm" svg:x="19.752cm" svg:y="11.371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9" draw:layer="layout" svg:width="0.559cm" svg:height="0.039cm" svg:x="20.743cm" svg:y="11.458cm" svg:viewBox="0 0 560 40" svg:d="M528 40c15 0 32 0 32-21 0-19-17-19-32-19h-497c-14 0-31 0-31 19 0 21 17 21 31 21z">
            <text:p/>
          </draw:path>
          <draw:path draw:style-name="gr3" draw:text-style-name="P9" draw:layer="layout" svg:width="0.303cm" svg:height="0.61cm" svg:x="21.458cm" svg:y="11.096cm" svg:viewBox="0 0 304 611" svg:d="M189 23c0-21 0-23-23-23-56 58-137 58-166 58v29c19 0 73 0 121-25v477c0 33-2 43-86 43h-29v29c31-4 113-4 148-4 37 0 116 0 150 4v-29h-29c-84 0-86-10-86-43z">
            <text:p/>
          </draw:path>
        </draw:g>
        <draw:g xml:id="id256" draw:id="id256">
          <svg:title>TexMaths</svg:title>
          <svg:desc>26§display§\frac{aa'}{bb'} = - \frac{y_1^2}{x_1^2}\  \Rightarrow §svg§600§FALSE§</svg:desc>
          <draw:polygon draw:style-name="gr2" draw:text-style-name="P8" draw:layer="layout" svg:width="5.741cm" svg:height="2.153cm" svg:x="5.13cm" svg:y="13.078cm" svg:viewBox="0 0 5742 2154" draw:points="2872,2154 0,2154 0,0 5742,0 5742,2154">
            <text:p/>
          </draw:polygon>
          <draw:path draw:style-name="gr3" draw:text-style-name="P9" draw:layer="layout" svg:width="0.419cm" svg:height="0.415cm" svg:x="5.121cm" svg:y="13.383cm" svg:viewBox="0 0 420 416" svg:d="M306 58c-17-33-44-58-86-58-106 0-220 135-220 268 0 88 50 148 123 148 18 0 64-4 118-69 9 38 40 69 83 69 34 0 55-21 69-50 15-33 27-89 27-91 0-9-8-9-10-9-9 0-11 2-13 17-16 58-33 112-70 112-25 0-28-23-28-41 0-21 3-27 13-69 10-38 10-48 19-81l33-129c6-27 6-27 6-31 0-17-10-25-25-25-23 0-37 21-39 39zM245 297c-4 17-4 17-18 34-40 50-77 64-102 64-46 0-61-50-61-85 0-46 30-160 52-202 28-54 69-87 107-87 60 0 72 75 72 81 0 4-2 10-4 14z">
            <text:p/>
          </draw:path>
          <draw:path draw:style-name="gr3" draw:text-style-name="P9" draw:layer="layout" svg:width="0.419cm" svg:height="0.415cm" svg:x="5.604cm" svg:y="13.383cm" svg:viewBox="0 0 420 416" svg:d="M306 58c-17-33-44-58-86-58-106 0-220 135-220 268 0 88 50 148 123 148 18 0 64-4 118-69 9 38 40 69 83 69 34 0 55-21 69-50 15-33 27-89 27-91 0-9-8-9-10-9-11 0-11 2-13 17-16 58-33 112-70 112-25 0-28-23-28-41 0-21 3-27 13-69 10-38 10-48 19-81l33-129c6-27 6-27 6-31 0-17-10-25-25-25-23 0-37 21-39 39zM245 297c-4 17-4 17-18 34-40 50-77 64-102 64-46 0-61-50-61-85 0-46 30-160 52-202 28-54 69-87 107-87 60 0 72 75 72 81 0 4-2 10-4 14z">
            <text:p/>
          </draw:path>
          <draw:path draw:style-name="gr3" draw:text-style-name="P9" draw:layer="layout" svg:width="0.161cm" svg:height="0.332cm" svg:x="6.08cm" svg:y="13.099cm" svg:viewBox="0 0 162 333" svg:d="M156 56c6-10 6-16 6-21 0-20-18-35-37-35-25 0-33 21-36 31l-85 279c-2 0-4 8-4 8 0 9 21 15 25 15s6 0 10-11z">
            <text:p/>
          </draw:path>
          <draw:polygon draw:style-name="gr3" draw:text-style-name="P9" draw:layer="layout" svg:width="1.224cm" svg:height="0.039cm" svg:x="5.084cm" svg:y="14.159cm" svg:viewBox="0 0 1225 40" draw:points="611,40 0,40 0,0 1225,0 1225,40">
            <text:p/>
          </draw:polygon>
          <draw:path draw:style-name="gr3" draw:text-style-name="P9" draw:layer="layout" svg:width="0.338cm" svg:height="0.646cm" svg:x="5.217cm" svg:y="14.398cm" svg:viewBox="0 0 339 647" svg:d="M177 10c0-2 0-10-13-10-20 0-87 8-112 8-6 2-17 2-17 19 0 13 9 13 21 13 46 0 48 6 48 14 0 6-8 38-15 56l-74 300c-11 45-15 60-15 93 0 86 48 144 116 144 109 0 223-137 223-269 0-85-50-147-123-147-41 0-81 27-108 56zM89 356c7-19 7-21 15-32 46-60 87-72 110-72 34 0 58 27 58 85 0 54-31 160-47 195-29 61-73 94-109 94-31 0-60-25-60-92 0-18 0-35 15-93z">
            <text:p/>
          </draw:path>
          <draw:path draw:style-name="gr3" draw:text-style-name="P9" draw:layer="layout" svg:width="0.338cm" svg:height="0.646cm" svg:x="5.61cm" svg:y="14.398cm" svg:viewBox="0 0 339 647" svg:d="M177 10c0-2 0-10-13-10-20 0-87 8-112 8-6 2-17 2-17 19 0 13 9 13 21 13 46 0 48 6 48 14 0 6-8 38-15 56l-74 300c-11 45-15 60-15 93 0 86 48 144 116 144 109 0 223-137 223-269 0-85-50-147-123-147-41 0-81 27-108 56zM89 356c7-19 7-21 15-32 46-60 87-72 110-72 34 0 58 27 58 85 0 54-31 160-47 195-29 61-73 94-109 94-31 0-60-25-60-92 0-18 0-35 15-93z">
            <text:p/>
          </draw:path>
          <draw:path draw:style-name="gr3" draw:text-style-name="P9" draw:layer="layout" svg:width="0.161cm" svg:height="0.332cm" svg:x="5.991cm" svg:y="14.411cm" svg:viewBox="0 0 162 333" svg:d="M156 56c6-10 6-16 6-21 0-20-18-35-37-35-25 0-33 21-36 31l-85 279c-2 0-4 8-4 8 0 9 21 15 25 15s6 0 10-11z">
            <text:p/>
          </draw:path>
          <draw:path draw:style-name="gr3" draw:text-style-name="P9" draw:layer="layout" svg:width="0.608cm" svg:height="0.215cm" svg:x="6.721cm" svg:y="14.072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558cm" svg:height="0.039cm" svg:x="7.711cm" svg:y="14.159cm" svg:viewBox="0 0 559 40" svg:d="M528 40c15 0 31 0 31-21 0-19-16-19-31-19h-497c-14 0-31 0-31 19 0 21 17 21 31 21z">
            <text:p/>
          </draw:path>
          <draw:path draw:style-name="gr3" draw:text-style-name="P9" draw:layer="layout" svg:width="0.423cm" svg:height="0.592cm" svg:x="8.501cm" svg:y="13.383cm" svg:viewBox="0 0 424 593" svg:d="M420 56c4-12 4-14 4-21 0-16-14-25-27-25-10 0-25 5-33 19-2 4-8 33-13 50-6 23-12 48-18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ath draw:style-name="gr3" draw:text-style-name="P9" draw:layer="layout" svg:width="0.284cm" svg:height="0.425cm" svg:x="8.996cm" svg:y="13.032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9" draw:layer="layout" svg:width="0.234cm" svg:height="0.425cm" svg:x="8.992cm" svg:y="13.589cm" svg:viewBox="0 0 235 426" svg:d="M146 19c0-19-2-19-19-19-42 40-100 42-127 42v22c15 0 58 0 94-18v328c0 21 0 29-65 29h-25v23c13 0 92-2 115-2 20 0 101 2 116 2v-23h-25c-64 0-64-8-64-29z">
            <text:p/>
          </draw:path>
          <draw:polygon draw:style-name="gr3" draw:text-style-name="P9" draw:layer="layout" svg:width="0.933cm" svg:height="0.039cm" svg:x="8.455cm" svg:y="14.159cm" svg:viewBox="0 0 934 40" draw:points="468,40 0,40 0,0 934,0 934,40">
            <text:p/>
          </draw:polygon>
          <draw:path draw:style-name="gr3" draw:text-style-name="P9" draw:layer="layout" svg:width="0.457cm" svg:height="0.415cm" svg:x="8.48cm" svg:y="14.629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2 120-123 120-35 0-50-29-50-60 0-21 6-40 17-81z">
            <text:p/>
          </draw:path>
          <draw:path draw:style-name="gr3" draw:text-style-name="P9" draw:layer="layout" svg:width="0.284cm" svg:height="0.425cm" svg:x="9.017cm" svg:y="14.294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9" draw:layer="layout" svg:width="0.234cm" svg:height="0.425cm" svg:x="9.046cm" svg:y="14.852cm" svg:viewBox="0 0 235 426" svg:d="M146 19c0-19 0-19-19-19-42 40-100 42-127 42v22c15 0 58 0 94-18v328c0 21 0 29-65 29h-25v23c13 0 92-2 115-2 20 0 101 2 116 2v-23h-25c-64 0-64-8-64-29z">
            <text:p/>
          </draw:path>
          <draw:path draw:style-name="gr3" draw:text-style-name="P9" draw:layer="layout" svg:width="0.812cm" svg:height="0.504cm" svg:x="10.105cm" svg:y="13.926cm" svg:viewBox="0 0 813 505" svg:d="M616 181c37 33 85 58 114 71-33 14-77 39-114 70h-583c-16 0-33 0-33 19s17 19 31 19h543c-44 41-91 122-91 135 0 10 10 10 16 10 8 0 15 0 17-8 21-35 46-83 106-137 62-56 125-79 170-94 17-6 17-6 19-8 2 0 2-4 2-6s0-2 0-5l-4-2c-2-2-2-2-19-8-124-35-216-121-266-218-10-19-12-19-25-19-6 0-16 0-16 10 0 13 45 92 91 136h-543c-14 0-31 0-31 18 0 17 17 17 33 17z">
            <text:p/>
          </draw:path>
        </draw:g>
        <draw:g xml:id="id255" draw:id="id255">
          <svg:title>TexMaths</svg:title>
          <svg:desc>28§display§\therefore§svg§600§FALSE§</svg:desc>
          <draw:polygon draw:style-name="gr2" draw:text-style-name="P8" draw:layer="layout" svg:width="0.528cm" svg:height="0.433cm" svg:x="3.281cm" svg:y="13.911cm" svg:viewBox="0 0 529 434" draw:points="265,434 0,434 0,0 529,0 529,434">
            <text:p/>
          </draw:polygon>
          <draw:path draw:style-name="gr3" draw:text-style-name="P9" draw:layer="layout" svg:width="0.598cm" svg:height="0.531cm" svg:x="3.261cm" svg:y="13.862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242" draw:id="id242">
          <svg:title>TexMaths</svg:title>
          <svg:desc>26§display§\text{Slope of tangent to (I) at } (x_1, y_1) = m_1 =§svg§600§FALSE§</svg:desc>
          <draw:polygon draw:style-name="gr2" draw:text-style-name="P8" draw:layer="layout" svg:width="16.567cm" svg:height="0.823cm" svg:x="3.178cm" svg:y="0.98cm" svg:viewBox="0 0 16568 824" draw:points="8285,824 0,824 0,0 16568,0 16568,824">
            <text:p/>
          </draw:polygon>
          <draw:path draw:style-name="gr3" draw:text-style-name="P9" draw:layer="layout" svg:width="0.407cm" svg:height="0.664cm" svg:x="3.184cm" svg:y="0.976cm" svg:viewBox="0 0 408 665" svg:d="M268 291l-116-29c-58-15-94-62-94-116 0-65 50-121 123-121 152 0 173 152 179 191 0 7 0 13 10 13 13 0 13-4 13-23v-183c0-17 0-23-11-23-6 0-8 0-14 12l-31 52c-27-27-67-64-148-64-102 0-179 81-179 177 0 77 48 143 121 168 10 4 56 15 120 31 25 7 52 13 79 46 19 25 27 54 27 85 0 65-45 131-122 131-27 0-96-4-146-49-52-50-56-109-56-142 0-8-8-8-11-8-12 0-12 6-12 23v183c0 14 0 20 10 20 7 0 7 0 13-10 0-2 4-4 33-52 29 31 88 62 171 62 106 0 181-89 181-189 0-91-63-166-140-185z">
            <text:p/>
          </draw:path>
          <draw:path draw:style-name="gr3" draw:text-style-name="P9" draw:layer="layout" svg:width="0.205cm" svg:height="0.635cm" svg:x="3.671cm" svg:y="0.986cm" svg:viewBox="0 0 206 636" svg:d="M133 0l-133 10v30c64 0 73 6 73 49v477c0 41-11 41-73 41v29c31-2 79-2 102-2s69 0 104 2v-29c-62 0-73 0-73-41z">
            <text:p/>
          </draw:path>
          <draw:path draw:style-name="gr3" draw:text-style-name="P9" draw:layer="layout" svg:width="0.407cm" svg:height="0.421cm" svg:x="3.919cm" svg:y="1.211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9" draw:layer="layout" svg:width="0.452cm" svg:height="0.581cm" svg:x="4.376cm" svg:y="1.215cm" svg:viewBox="0 0 453 582" svg:d="M133 60v-60l-133 10v30c64 0 71 4 71 45v429c0 41-9 41-71 41v27c31 0 79-2 102-2 25 0 73 2 104 2v-27c-60 0-71 0-71-41v-154-9c4 15 44 65 113 65 110 0 205-90 205-208 0-117-89-208-193-208-71 0-110 40-127 60zM135 302v-206c27-46 71-73 119-73 66 0 123 81 123 185 0 110-65 187-134 187-35 0-70-19-95-56-13-19-13-21-13-37z">
            <text:p/>
          </draw:path>
          <draw:path draw:style-name="gr3" draw:text-style-name="P9" draw:layer="layout" svg:width="0.355cm" svg:height="0.421cm" svg:x="4.909cm" svg:y="1.211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407cm" svg:height="0.421cm" svg:x="5.62cm" svg:y="1.211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9" draw:layer="layout" svg:width="0.296cm" svg:height="0.646cm" svg:x="6.082cm" svg:y="0.976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9" draw:layer="layout" svg:width="0.286cm" svg:height="0.573cm" svg:x="6.652cm" svg:y="1.057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9" draw:layer="layout" svg:width="0.413cm" svg:height="0.421cm" svg:x="7.028cm" svg:y="1.211cm" svg:viewBox="0 0 414 422" svg:d="M266 341c4 37 29 75 73 75 19 0 75-13 75-87v-50h-23v50c0 54-23 60-33 60-29 0-33-42-33-46v-185c0-37 0-73-34-108-35-35-81-50-125-50-77 0-139 44-139 104 0 27 19 44 42 44 27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9" draw:layer="layout" svg:width="0.461cm" svg:height="0.405cm" svg:x="7.478cm" svg:y="1.215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9" draw:layer="layout" svg:width="0.419cm" svg:height="0.604cm" svg:x="7.981cm" svg:y="1.204cm" svg:viewBox="0 0 420 605" svg:d="M179 258c-81 0-81-92-81-112 0-25 2-54 14-77 9-13 29-38 67-38 79 0 79 92 79 112 0 25 0 55-15 77-8 13-29 38-64 38zM71 293c0-4 0-25 16-43 36 27 73 29 92 29 85 0 148-63 148-133 0-36-15-69-38-90 33-31 67-35 83-35 2 0 7 0 9 0-11 4-15 14-15 25 0 16 13 27 27 27 8 0 27-6 27-27 0-17-12-46-48-46-18 0-58 6-97 44-38-32-77-34-96-34-85 0-150 63-150 133 0 42 21 75 44 96-13 13-29 44-29 75 0 29 12 64 41 81-56 17-85 56-85 94 0 64 92 116 204 116 108 0 204-48 204-118 0-34-15-79-61-106-50-25-102-25-158-25-23 0-62 0-68 0-29-5-50-34-50-63zM204 582c-94 0-156-45-156-93 0-44 35-77 75-79h54c79 0 183 0 183 79 0 48-67 93-156 93z">
            <text:p/>
          </draw:path>
          <draw:path draw:style-name="gr3" draw:text-style-name="P9" draw:layer="layout" svg:width="0.355cm" svg:height="0.421cm" svg:x="8.439cm" svg:y="1.211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461cm" svg:height="0.405cm" svg:x="8.848cm" svg:y="1.215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9" draw:layer="layout" svg:width="0.286cm" svg:height="0.573cm" svg:x="9.319cm" svg:y="1.057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9" draw:layer="layout" svg:width="0.286cm" svg:height="0.573cm" svg:x="9.978cm" svg:y="1.057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9" draw:layer="layout" svg:width="0.407cm" svg:height="0.421cm" svg:x="10.342cm" svg:y="1.211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9" draw:layer="layout" svg:width="0.213cm" svg:height="0.914cm" svg:x="11.168cm" svg:y="0.934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9" draw:layer="layout" svg:width="0.28cm" svg:height="0.625cm" svg:x="11.459cm" svg:y="0.994cm" svg:viewBox="0 0 281 626" svg:d="M181 71c0-31 2-42 75-42h25v-29c-33 2-106 2-140 2-37 0-110 0-141-2v29h25c71 0 75 11 75 42v484c0 34-4 42-75 42h-25v29c31-2 104-2 139-2 36 0 109 0 142 2v-29h-25c-73 0-75-8-75-42z">
            <text:p/>
          </draw:path>
          <draw:path draw:style-name="gr3" draw:text-style-name="P9" draw:layer="layout" svg:width="0.213cm" svg:height="0.914cm" svg:x="11.815cm" svg:y="0.934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9" draw:layer="layout" svg:width="0.413cm" svg:height="0.421cm" svg:x="12.462cm" svg:y="1.211cm" svg:viewBox="0 0 414 422" svg:d="M266 341c4 37 29 75 73 75 19 0 75-13 75-87v-50h-23v50c0 54-23 60-33 60-29 0-33-42-33-46v-185c0-37 0-73-34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9" draw:layer="layout" svg:width="0.286cm" svg:height="0.573cm" svg:x="12.896cm" svg:y="1.057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9" draw:layer="layout" svg:width="0.213cm" svg:height="0.914cm" svg:x="13.631cm" svg:y="0.934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9" draw:layer="layout" svg:width="0.457cm" svg:height="0.415cm" svg:x="13.922cm" svg:y="1.215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4 0 146-119 146-141 0-9-9-9-11-9-8 0-10 2-12 9-29 99-92 120-123 120-35 0-50-29-50-60 0-21 6-40 17-81z">
            <text:p/>
          </draw:path>
          <draw:path draw:style-name="gr3" draw:text-style-name="P9" draw:layer="layout" svg:width="0.234cm" svg:height="0.425cm" svg:x="14.488cm" svg:y="1.331cm" svg:viewBox="0 0 235 426" svg:d="M146 19c0-19 0-19-19-19-42 40-100 42-127 42v22c15 0 58 0 94-18v328c0 21 0 29-65 29h-25v23c13 0 92-2 115-2 20 0 101 2 116 2v-23h-25c-64 0-64-8-64-29z">
            <text:p/>
          </draw:path>
          <draw:path draw:style-name="gr3" draw:text-style-name="P9" draw:layer="layout" svg:width="0.107cm" svg:height="0.274cm" svg:x="14.906cm" svg:y="1.523cm" svg:viewBox="0 0 108 275" svg:d="M108 96c0-61-23-96-58-96-31 0-50 23-50 48s19 50 50 50c10 0 23-4 31-13 4-2 4-2 6-2 0 0 2 0 2 13 0 68-33 124-64 154-10 10-10 12-10 14 0 8 4 11 10 11 10 0 83-71 83-179z">
            <text:p/>
          </draw:path>
          <draw:path draw:style-name="gr3" draw:text-style-name="P9" draw:layer="layout" svg:width="0.423cm" svg:height="0.592cm" svg:x="15.259cm" svg:y="1.215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30-25-34-33-34-21 0-52 15-52 61 0 45 41 79 97 79 96 0 190-84 215-187z">
            <text:p/>
          </draw:path>
          <draw:path draw:style-name="gr3" draw:text-style-name="P9" draw:layer="layout" svg:width="0.234cm" svg:height="0.425cm" svg:x="15.752cm" svg:y="1.331cm" svg:viewBox="0 0 235 426" svg:d="M146 19c0-19-2-19-19-19-42 40-100 42-127 42v22c15 0 58 0 94-18v328c0 21 0 29-65 29h-25v23c13 0 92-2 115-2 20 0 101 2 116 2v-23h-25c-64 0-64-8-64-29z">
            <text:p/>
          </draw:path>
          <draw:path draw:style-name="gr3" draw:text-style-name="P9" draw:layer="layout" svg:width="0.213cm" svg:height="0.914cm" svg:x="16.143cm" svg:y="0.934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9" draw:layer="layout" svg:width="0.608cm" svg:height="0.215cm" svg:x="16.753cm" svg:y="1.283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75cm" svg:height="0.415cm" svg:x="17.693cm" svg:y="1.215cm" svg:viewBox="0 0 751 416" svg:d="M54 351c-2 15-8 36-8 40 0 17 12 25 27 25 10 0 27-8 33-25 2-2 13-46 17-69l21-83c6-19 10-39 16-60 2-17 11-44 11-46 14-29 62-112 149-112 42 0 50 33 50 64 0 23-6 48-14 75l-25 106-19 71c-4 19-10 50-10 54 0 17 12 25 25 25 29 0 35-23 41-52 13-52 48-185 56-223 2-10 50-120 150-120 40 0 50 31 50 64 0 52-37 156-56 206-8 21-13 31-13 50 0 44 32 75 75 75 88 0 121-133 121-141 0-9-8-9-10-9-11 0-11 2-15 17-15 48-44 112-94 112-16 0-23-8-23-29 0-23 9-46 17-67 19-47 56-149 56-201 0-58-35-98-104-98-70 0-116 40-149 89-3-12-5-43-30-66-22-19-52-23-74-23-84 0-129 58-144 79-4-52-44-79-85-79-42 0-59 35-67 52-17 33-29 87-29 89 0 9 8 9 10 9 11 0 11 0 17-21 15-65 33-108 67-108 14 0 29 6 29 41 0 19-4 29-15 77z">
            <text:p/>
          </draw:path>
          <draw:path draw:style-name="gr3" draw:text-style-name="P9" draw:layer="layout" svg:width="0.234cm" svg:height="0.425cm" svg:x="18.538cm" svg:y="1.331cm" svg:viewBox="0 0 235 426" svg:d="M146 19c0-19-2-19-19-19-42 40-100 42-127 42v22c15 0 58 0 94-18v328c0 21 0 29-65 29h-25v23c13 0 92-2 115-2 20 0 101 2 116 2v-23h-25c-64 0-64-8-64-29z">
            <text:p/>
          </draw:path>
          <draw:path draw:style-name="gr3" draw:text-style-name="P9" draw:layer="layout" svg:width="0.608cm" svg:height="0.215cm" svg:x="19.183cm" svg:y="1.283cm" svg:viewBox="0 0 609 216" svg:d="M578 37c15 0 31 0 31-18 0-19-16-19-29-19h-549c-14 0-31 0-31 19 0 18 17 18 31 18zM580 216c13 0 29 0 29-18 0-19-16-19-31-19h-547c-14 0-31 0-31 19 0 18 17 18 31 18z">
            <text:p/>
          </draw:path>
        </draw:g>
        <draw:g xml:id="id243" draw:id="id243">
          <svg:title>TexMaths</svg:title>
          <svg:desc>26§display§ - \frac{ax_1}{by_1}§svg§600§FALSE§</svg:desc>
          <draw:polygon draw:style-name="gr2" draw:text-style-name="P8" draw:layer="layout" svg:width="2.144cm" svg:height="1.746cm" svg:x="20.192cm" svg:y="0.688cm" svg:viewBox="0 0 2145 1747" draw:points="1073,1747 0,1747 0,0 2145,0 2145,1747">
            <text:p/>
          </draw:polygon>
          <draw:path draw:style-name="gr3" draw:text-style-name="P9" draw:layer="layout" svg:width="0.558cm" svg:height="0.039cm" svg:x="20.221cm" svg:y="1.418cm" svg:viewBox="0 0 559 40" svg:d="M528 40c15 0 31 0 31-21 0-19-16-19-31-19h-497c-14 0-31 0-31 19 0 21 17 21 31 21z">
            <text:p/>
          </draw:path>
          <draw:path draw:style-name="gr3" draw:text-style-name="P9" draw:layer="layout" svg:width="0.419cm" svg:height="0.415cm" svg:x="21.003cm" svg:y="0.642cm" svg:viewBox="0 0 420 416" svg:d="M306 58c-17-33-44-58-86-58-106 0-220 135-220 268 0 88 50 148 123 148 18 0 64-4 118-69 8 38 40 69 83 69 34 0 54-21 69-50 14-33 27-89 27-92 0-8-8-8-10-8-11 0-11 2-13 17-17 58-33 112-71 112-25 0-27-23-27-42 0-20 2-27 13-68 10-38 10-48 19-81l33-129c6-27 6-27 6-31 0-17-10-25-25-25-23 0-37 21-39 39zM245 297c-4 17-4 17-18 34-40 49-77 64-102 64-46 0-61-50-61-85 0-46 30-160 52-202 27-54 69-87 106-87 61 0 73 75 73 81 0 4-2 10-4 14z">
            <text:p/>
          </draw:path>
          <draw:path draw:style-name="gr3" draw:text-style-name="P9" draw:layer="layout" svg:width="0.456cm" svg:height="0.415cm" svg:x="21.475cm" svg:y="0.642cm" svg:viewBox="0 0 457 416" svg:d="M281 129c4-25 25-108 89-108 6 0 27 0 46 10-25 6-44 29-44 50 0 15 11 33 35 33 21 0 50-16 50-54 0-48-54-60-85-60-54 0-85 48-98 71-22-63-70-71-97-71-96 0-148 119-148 141 0 9 8 9 10 9 9 0 11 0 13-9 31-97 91-120 123-120 16 0 50 8 50 60 0 29-17 92-50 218-15 59-48 96-88 96-6 0-27 0-45-10 22-7 43-25 43-50s-21-34-35-34c-27 0-50 25-50 55 0 41 46 60 85 60 63 0 94-65 98-71 10 35 44 71 98 71 95 0 147-119 147-142 0-8-8-8-10-8-8 0-11 2-13 8-29 100-93 121-122 121-36 0-50-29-50-60 0-21 6-40 16-81z">
            <text:p/>
          </draw:path>
          <draw:path draw:style-name="gr3" draw:text-style-name="P9" draw:layer="layout" svg:width="0.234cm" svg:height="0.425cm" svg:x="22.04cm" svg:y="0.758cm" svg:viewBox="0 0 235 426" svg:d="M146 19c0-19 0-19-19-19-42 40-100 42-127 42v22c15 0 58 0 94-18v328c0 21 0 29-65 29h-25v23c13 0 92-2 114-2 21 0 102 2 117 2v-23h-25c-64 0-64-8-64-29z">
            <text:p/>
          </draw:path>
          <draw:polygon draw:style-name="gr3" draw:text-style-name="P9" draw:layer="layout" svg:width="1.415cm" svg:height="0.039cm" svg:x="20.965cm" svg:y="1.418cm" svg:viewBox="0 0 1416 40" draw:points="709,40 0,40 0,0 1416,0 1416,40">
            <text:p/>
          </draw:polygon>
          <draw:path draw:style-name="gr3" draw:text-style-name="P9" draw:layer="layout" svg:width="0.338cm" svg:height="0.646cm" svg:x="21.092cm" svg:y="1.657cm" svg:viewBox="0 0 339 647" svg:d="M177 10c0-2 0-10-13-10-21 0-87 8-112 8-6 2-17 2-17 19 0 13 9 13 21 13 46 0 48 6 48 14 0 6-8 37-15 56l-74 300c-11 45-15 60-15 93 0 85 48 144 116 144 109 0 223-138 223-269 0-85-50-147-123-147-41 0-81 27-108 56zM89 356c7-19 7-21 15-32 46-60 87-72 110-72 33 0 58 27 58 85 0 54-31 160-47 195-30 61-73 94-109 94-31 0-60-25-60-92 0-18 0-35 15-93z">
            <text:p/>
          </draw:path>
          <draw:path draw:style-name="gr3" draw:text-style-name="P9" draw:layer="layout" svg:width="0.423cm" svg:height="0.592cm" svg:x="21.466cm" svg:y="1.887cm" svg:viewBox="0 0 424 593" svg:d="M420 56c4-12 4-14 4-21 0-16-14-25-27-25-10 0-25 5-33 19-2 4-9 33-13 50-6 23-12 48-18 73l-42 166c-2 13-42 77-102 77-48 0-58-39-58-75 0-41 17-98 48-179 14-37 16-47 16-66 0-42-29-75-74-75-88 0-121 133-121 141 0 9 8 9 10 9 11 0 11-2 15-17 25-85 62-112 93-112 7 0 23 0 23 29 0 23-8 46-16 64-36 96-52 150-52 192 0 81 58 110 112 110 35 0 67-17 91-42-10 48-22 92-58 142-25 31-60 58-102 58-12 0-54-4-68-40 14 0 25 0 39-10 9-8 17-21 17-37 0-30-25-34-33-34-21 0-52 15-52 61 0 45 41 79 97 79 96 0 190-84 215-188z">
            <text:p/>
          </draw:path>
          <draw:path draw:style-name="gr3" draw:text-style-name="P9" draw:layer="layout" svg:width="0.234cm" svg:height="0.425cm" svg:x="21.959cm" svg:y="2.002cm" svg:viewBox="0 0 235 426" svg:d="M146 19c0-19-3-19-19-19-42 40-100 42-127 42v22c15 0 58 0 94-18v328c0 21 0 29-65 29h-25v23c13 0 92-2 114-2 21 0 102 2 117 2v-23h-25c-64 0-64-8-64-29z">
            <text:p/>
          </draw:path>
        </draw:g>
        <draw:g xml:id="id257" draw:id="id257">
          <svg:title>TexMaths</svg:title>
          <svg:desc>26§display§\frac{aa'}{bb'} = \frac{a - a'}{b - b'}§svg§600§FALSE§</svg:desc>
          <draw:polygon draw:style-name="gr2" draw:text-style-name="P8" draw:layer="layout" svg:width="4.907cm" svg:height="1.854cm" svg:x="11.63cm" svg:y="13.079cm" svg:viewBox="0 0 4908 1855" draw:points="2454,1855 0,1855 0,0 4908,0 4908,1855">
            <text:p/>
          </draw:polygon>
          <draw:path draw:style-name="gr3" draw:text-style-name="P9" draw:layer="layout" svg:width="0.419cm" svg:height="0.415cm" svg:x="11.621cm" svg:y="13.318cm" svg:viewBox="0 0 420 416" svg:d="M306 58c-17-33-44-58-86-58-106 0-220 135-220 268 0 88 50 148 123 148 18 0 64-4 118-69 9 38 40 69 83 69 34 0 55-21 69-50 15-33 27-89 27-91 0-9-8-9-10-9-9 0-11 2-13 17-16 58-33 112-70 112-25 0-28-23-28-41 0-21 3-27 13-69 10-37 10-48 19-81l33-129c6-27 6-27 6-31 0-17-10-25-25-25-23 0-37 21-39 39zM245 297c-4 17-4 17-18 34-40 50-77 64-102 64-46 0-61-50-61-85 0-46 30-160 52-202 28-54 69-87 107-87 60 0 72 75 72 81 0 4-2 10-4 14z">
            <text:p/>
          </draw:path>
          <draw:path draw:style-name="gr3" draw:text-style-name="P9" draw:layer="layout" svg:width="0.419cm" svg:height="0.415cm" svg:x="12.104cm" svg:y="13.318cm" svg:viewBox="0 0 420 416" svg:d="M306 58c-17-33-44-58-86-58-106 0-220 135-220 268 0 88 50 148 123 148 18 0 64-4 118-69 9 38 40 69 83 69 34 0 55-21 69-50 15-33 27-89 27-91 0-9-8-9-10-9-11 0-11 2-13 17-16 58-33 112-70 112-25 0-28-23-28-41 0-21 3-27 13-69 10-37 10-48 19-81l33-129c6-27 6-27 6-31 0-17-10-25-25-25-23 0-37 21-39 39zM245 297c-4 17-4 17-18 34-40 50-77 64-102 64-46 0-61-50-61-85 0-46 30-160 52-202 28-54 69-87 107-87 60 0 72 75 72 81 0 4-2 10-4 14z">
            <text:p/>
          </draw:path>
          <draw:path draw:style-name="gr3" draw:text-style-name="P9" draw:layer="layout" svg:width="0.161cm" svg:height="0.332cm" svg:x="12.58cm" svg:y="13.033cm" svg:viewBox="0 0 162 333" svg:d="M156 56c6-10 6-16 6-21 0-20-18-35-37-35-25 0-33 21-36 31l-85 279c-2 0-4 8-4 8 0 9 21 15 25 15s6 0 10-11z">
            <text:p/>
          </draw:path>
          <draw:polygon draw:style-name="gr3" draw:text-style-name="P9" draw:layer="layout" svg:width="1.224cm" svg:height="0.039cm" svg:x="11.584cm" svg:y="14.094cm" svg:viewBox="0 0 1225 40" draw:points="611,40 0,40 0,0 1225,0 1225,40">
            <text:p/>
          </draw:polygon>
          <draw:path draw:style-name="gr3" draw:text-style-name="P9" draw:layer="layout" svg:width="0.338cm" svg:height="0.646cm" svg:x="11.717cm" svg:y="14.333cm" svg:viewBox="0 0 339 647" svg:d="M177 10c0-2 0-10-13-10-20 0-87 8-112 8-6 2-17 2-17 19 0 13 9 13 21 13 46 0 48 6 48 14 0 6-8 38-15 56l-74 300c-11 46-15 60-15 93 0 86 48 144 116 144 109 0 223-137 223-268 0-86-50-148-123-148-41 0-81 27-108 56zM89 356c7-19 7-21 15-31 46-61 87-73 110-73 34 0 58 27 58 85 0 54-31 160-47 196-29 60-73 93-109 93-31 0-60-25-60-91 0-19 0-36 15-94z">
            <text:p/>
          </draw:path>
          <draw:path draw:style-name="gr3" draw:text-style-name="P9" draw:layer="layout" svg:width="0.338cm" svg:height="0.646cm" svg:x="12.11cm" svg:y="14.333cm" svg:viewBox="0 0 339 647" svg:d="M177 10c0-2 0-10-13-10-20 0-87 8-112 8-6 2-17 2-17 19 0 13 9 13 21 13 46 0 48 6 48 14 0 6-8 38-15 56l-74 300c-11 46-15 60-15 93 0 86 48 144 116 144 109 0 223-137 223-268 0-86-50-148-123-148-41 0-81 27-108 56zM89 356c7-19 7-21 15-31 46-61 87-73 110-73 34 0 58 27 58 85 0 54-31 160-47 196-29 60-73 93-109 93-31 0-60-25-60-91 0-19 0-36 15-94z">
            <text:p/>
          </draw:path>
          <draw:path draw:style-name="gr3" draw:text-style-name="P9" draw:layer="layout" svg:width="0.161cm" svg:height="0.332cm" svg:x="12.491cm" svg:y="14.346cm" svg:viewBox="0 0 162 333" svg:d="M156 56c6-10 6-16 6-21 0-20-18-35-37-35-25 0-33 21-36 31l-85 279c-2 0-4 8-4 8 0 9 21 15 25 15s6 0 10-11z">
            <text:p/>
          </draw:path>
          <draw:path draw:style-name="gr3" draw:text-style-name="P9" draw:layer="layout" svg:width="0.608cm" svg:height="0.215cm" svg:x="13.221cm" svg:y="14.004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419cm" svg:height="0.415cm" svg:x="14.279cm" svg:y="13.318cm" svg:viewBox="0 0 420 416" svg:d="M306 58c-17-33-44-58-86-58-106 0-220 135-220 268 0 88 50 148 123 148 18 0 64-4 118-69 9 38 40 69 83 69 34 0 55-21 69-50 15-33 27-89 27-91 0-9-8-9-10-9-9 0-11 2-13 17-16 58-33 112-70 112-25 0-28-23-28-41 0-21 3-27 13-69 10-37 10-48 19-81l33-129c6-27 6-27 6-31 0-17-10-25-25-25-23 0-37 21-39 39zM245 297c-4 17-4 17-16 34-42 50-79 64-104 64-46 0-61-50-61-85 0-46 30-160 52-202 28-54 69-87 107-87 60 0 72 75 72 81 0 4-2 10-4 14z">
            <text:p/>
          </draw:path>
          <draw:path draw:style-name="gr3" draw:text-style-name="P9" draw:layer="layout" svg:width="0.558cm" svg:height="0.039cm" svg:x="15.005cm" svg:y="13.476cm" svg:viewBox="0 0 559 40" svg:d="M528 40c15 0 31 0 31-21 0-19-16-19-31-19h-497c-14 0-31 0-31 19 0 21 17 21 31 21z">
            <text:p/>
          </draw:path>
          <draw:path draw:style-name="gr3" draw:text-style-name="P9" draw:layer="layout" svg:width="0.419cm" svg:height="0.415cm" svg:x="15.881cm" svg:y="13.318cm" svg:viewBox="0 0 420 416" svg:d="M306 58c-17-33-44-58-86-58-106 0-220 135-220 268 0 88 50 148 123 148 18 0 64-4 118-69 9 38 40 69 83 69 34 0 55-21 69-50 15-33 27-89 27-91 0-9-8-9-10-9-11 0-11 2-13 17-16 58-33 112-70 112-25 0-28-23-28-41 0-21 3-27 13-69 10-37 10-48 19-81l33-129c6-27 6-27 6-31 0-17-10-25-25-25-23 0-37 21-39 39zM245 297c-4 17-4 17-16 34-42 50-79 64-104 64-46 0-61-50-61-85 0-46 30-160 52-202 28-54 69-87 107-87 60 0 72 75 72 81 0 4-2 10-4 14z">
            <text:p/>
          </draw:path>
          <draw:path draw:style-name="gr3" draw:text-style-name="P9" draw:layer="layout" svg:width="0.161cm" svg:height="0.332cm" svg:x="16.357cm" svg:y="13.033cm" svg:viewBox="0 0 162 333" svg:d="M156 56c6-10 6-16 6-21 0-20-18-35-37-35-25 0-33 21-36 31l-85 279c-2 0-4 8-4 8 0 9 21 15 25 15s6 0 10-11z">
            <text:p/>
          </draw:path>
          <draw:polygon draw:style-name="gr3" draw:text-style-name="P9" draw:layer="layout" svg:width="2.341cm" svg:height="0.039cm" svg:x="14.244cm" svg:y="14.094cm" svg:viewBox="0 0 2342 40" draw:points="1171,40 0,40 0,0 2342,0 2342,40">
            <text:p/>
          </draw:polygon>
          <draw:path draw:style-name="gr3" draw:text-style-name="P9" draw:layer="layout" svg:width="0.338cm" svg:height="0.646cm" svg:x="14.377cm" svg:y="14.333cm" svg:viewBox="0 0 339 647" svg:d="M177 10c0-2 0-10-13-10-20 0-87 8-112 8-6 2-17 2-17 19 0 13 9 13 21 13 46 0 48 6 48 14 0 6-8 38-15 56l-74 300c-11 46-15 60-15 93 0 86 48 144 116 144 109 0 223-137 223-268 0-86-50-148-123-148-41 0-81 27-108 56zM89 356c7-19 7-21 15-31 46-61 87-73 110-73 34 0 58 27 58 85 0 54-31 160-47 196-29 60-73 93-109 93-31 0-60-25-60-91 0-19 0-36 15-94z">
            <text:p/>
          </draw:path>
          <draw:path draw:style-name="gr3" draw:text-style-name="P9" draw:layer="layout" svg:width="0.558cm" svg:height="0.039cm" svg:x="15.005cm" svg:y="14.72cm" svg:viewBox="0 0 559 40" svg:d="M528 40c15 0 31 0 31-21 0-19-16-19-31-19h-497c-14 0-31 0-31 19 0 21 17 21 31 21z">
            <text:p/>
          </draw:path>
          <draw:path draw:style-name="gr3" draw:text-style-name="P9" draw:layer="layout" svg:width="0.338cm" svg:height="0.646cm" svg:x="15.887cm" svg:y="14.333cm" svg:viewBox="0 0 339 647" svg:d="M177 10c0-2 0-10-13-10-20 0-87 8-112 8-6 2-17 2-17 19 0 13 9 13 21 13 46 0 46 6 46 14 0 6-6 38-13 56l-74 300c-11 46-15 60-15 93 0 86 48 144 116 144 109 0 223-137 223-268 0-86-50-148-123-148-41 0-81 27-108 56zM89 356c7-19 7-21 15-31 46-61 85-73 110-73 34 0 58 27 58 85 0 54-31 160-47 196-29 60-73 93-109 93-31 0-62-25-62-91 0-19 0-36 17-94z">
            <text:p/>
          </draw:path>
          <draw:path draw:style-name="gr3" draw:text-style-name="P9" draw:layer="layout" svg:width="0.161cm" svg:height="0.332cm" svg:x="16.266cm" svg:y="14.346cm" svg:viewBox="0 0 162 333" svg:d="M156 56c6-10 6-16 6-21 0-20-18-35-37-35-25 0-33 21-36 31l-85 279c-2 0-4 8-4 8 0 9 21 15 25 15s6 0 10-11z">
            <text:p/>
          </draw:path>
        </draw:g>
        <draw:g xml:id="id258" draw:id="id258">
          <svg:title>TexMaths</svg:title>
          <svg:desc>20§display§.\ .\ .\ \ [\ \text { from (V)}\ ]§svg§600§FALSE§</svg:desc>
          <draw:polygon draw:style-name="gr2" draw:text-style-name="P8" draw:layer="layout" svg:width="5.2cm" svg:height="0.633cm" svg:x="18.594cm" svg:y="13.633cm" svg:viewBox="0 0 5201 634" draw:points="2600,634 0,634 0,0 5201,0 5201,634">
            <text:p/>
          </draw:polygon>
          <draw:path draw:style-name="gr3" draw:text-style-name="P9" draw:layer="layout" svg:width="0.076cm" svg:height="0.076cm" svg:x="18.62cm" svg:y="14.051cm" svg:viewBox="0 0 77 77" svg:d="M77 38c0-20-18-38-39-38-20 0-38 18-38 38 0 21 18 39 38 39 21 0 39-18 39-39z">
            <text:p/>
          </draw:path>
          <draw:path draw:style-name="gr3" draw:text-style-name="P9" draw:layer="layout" svg:width="0.076cm" svg:height="0.076cm" svg:x="19.048cm" svg:y="14.051cm" svg:viewBox="0 0 77 77" svg:d="M77 38c0-20-18-38-39-38-20 0-38 18-38 38 0 21 18 39 38 39 21 0 39-18 39-39z">
            <text:p/>
          </draw:path>
          <draw:path draw:style-name="gr3" draw:text-style-name="P9" draw:layer="layout" svg:width="0.076cm" svg:height="0.076cm" svg:x="19.479cm" svg:y="14.051cm" svg:viewBox="0 0 77 77" svg:d="M77 38c0-20-18-38-39-38-20 0-38 18-38 38 0 21 18 39 38 39 21 0 39-18 39-39z">
            <text:p/>
          </draw:path>
          <draw:polygon draw:style-name="gr3" draw:text-style-name="P9" draw:layer="layout" svg:width="0.097cm" svg:height="0.703cm" svg:x="20.165cm" svg:y="13.598cm" svg:viewBox="0 0 98 704" draw:points="98,704 98,677 29,677 29,29 98,29 98,0 0,0 0,704">
            <text:p/>
          </draw:polygon>
          <draw:path draw:style-name="gr3" draw:text-style-name="P9" draw:layer="layout" svg:width="0.228cm" svg:height="0.497cm" svg:x="20.769cm" svg:y="13.63cm" svg:viewBox="0 0 229 498" svg:d="M101 194v-82c0-62 33-96 65-96 2 0 13 0 23 5-8 3-21 11-21 29 0 16 11 30 30 30 21 0 31-14 31-30 0-26-26-50-63-50-49 0-110 37-110 112v82h-56v20h56v229c0 32-8 32-56 32v23c29-2 62-4 82-4 28 0 60 0 89 4v-23h-14c-53 0-55-8-55-33v-228h82v-20z">
            <text:p/>
          </draw:path>
          <draw:path draw:style-name="gr3" draw:text-style-name="P9" draw:layer="layout" svg:width="0.237cm" svg:height="0.311cm" svg:x="20.98cm" svg:y="13.814cm" svg:viewBox="0 0 238 312" svg:d="M98 78v-78l-98 8v22c50 0 54 5 54 39v190c0 31-6 31-54 31v22c27 0 61-2 80-2 29 0 62 0 91 2v-22h-16c-51 0-53-7-53-32v-109c0-71 29-133 84-133 4 0 6 0 8 0-4 2-16 10-16 27 0 21 14 31 30 31 13 0 30-8 30-31 0-22-22-43-52-43-52 0-77 48-88 78z">
            <text:p/>
          </draw:path>
          <draw:path draw:style-name="gr3" draw:text-style-name="P9" draw:layer="layout" svg:width="0.313cm" svg:height="0.324cm" svg:x="21.255cm" svg:y="13.811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9" draw:layer="layout" svg:width="0.549cm" svg:height="0.311cm" svg:x="21.61cm" svg:y="13.814cm" svg:viewBox="0 0 550 312" svg:d="M54 69v190c0 31-8 31-54 31v22c24 0 61-2 80-2 18 0 54 2 78 2v-22c-46 0-54 0-54-31v-131c0-74 50-112 94-112 45 0 53 38 53 78v165c0 31-8 31-56 31v22c26 0 61-2 80-2s56 2 80 2v-22c-48 0-56 0-56-31v-131c0-74 51-112 96-112 43 0 51 38 51 78v165c0 31-8 31-54 31v22c24 0 61-2 80-2 18 0 54 2 78 2v-22c-36 0-54 0-54-21v-135c0-60 0-83-22-108-10-12-34-26-74-26-59 0-91 42-102 69-10-61-63-69-95-69-51 0-85 30-104 74v-74l-99 8v22c50 0 54 5 54 39z">
            <text:p/>
          </draw:path>
          <draw:path draw:style-name="gr3" draw:text-style-name="P9" draw:layer="layout" svg:width="0.164cm" svg:height="0.703cm" svg:x="22.478cm" svg:y="13.598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9" draw:layer="layout" svg:width="0.5cm" svg:height="0.497cm" svg:x="22.695cm" svg:y="13.644cm" svg:viewBox="0 0 501 498" svg:d="M424 69c10-26 29-47 77-47v-22c-21 2-50 2-67 2-23 0-63-2-82-2v22c37 0 53 20 53 36 0 4-3 9-5 14l-128 339-136-357c-3-9-3-11-3-12 0-20 40-20 57-20v-22c-25 2-73 2-100 2-34 0-64-2-90-2v22c46 0 59 0 69 26l163 434c6 12 10 16 18 16 12 0 14-4 17-15z">
            <text:p/>
          </draw:path>
          <draw:path draw:style-name="gr3" draw:text-style-name="P9" draw:layer="layout" svg:width="0.164cm" svg:height="0.703cm" svg:x="23.249cm" svg:y="13.598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olygon draw:style-name="gr3" draw:text-style-name="P9" draw:layer="layout" svg:width="0.097cm" svg:height="0.703cm" svg:x="23.732cm" svg:y="13.598cm" svg:viewBox="0 0 98 704" draw:points="98,0 0,0 0,29 69,29 69,677 0,677 0,704 98,704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42" smil:attributeName="visibility" smil:to="visible"/>
                  <anim:animate smil:dur="0.5s" smil:fill="hold" smil:targetElement="id242" smil:attributeName="x" smil:values="x;x" smil:keyTimes="0;1"/>
                  <anim:animate smil:dur="0.5s" smil:fill="hold" smil:targetElement="id2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3" smil:attributeName="visibility" smil:to="visible"/>
                  <anim:animate smil:dur="0.5s" smil:fill="hold" smil:targetElement="id243" smil:attributeName="x" smil:values="x;x" smil:keyTimes="0;1"/>
                  <anim:animate smil:dur="0.5s" smil:fill="hold" smil:targetElement="id24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4" smil:attributeName="visibility" smil:to="visible"/>
                  <anim:animate smil:dur="0.5s" smil:fill="hold" smil:targetElement="id244" smil:attributeName="x" smil:values="x;x" smil:keyTimes="0;1"/>
                  <anim:animate smil:dur="0.5s" smil:fill="hold" smil:targetElement="id2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5" smil:attributeName="visibility" smil:to="visible"/>
                  <anim:animate smil:dur="0.5s" smil:fill="hold" smil:targetElement="id245" smil:attributeName="x" smil:values="x;x" smil:keyTimes="0;1"/>
                  <anim:animate smil:dur="0.5s" smil:fill="hold" smil:targetElement="id24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6" smil:attributeName="visibility" smil:to="visible"/>
                  <anim:animate smil:dur="0.5s" smil:fill="hold" smil:targetElement="id246" smil:attributeName="x" smil:values="x;x" smil:keyTimes="0;1"/>
                  <anim:animate smil:dur="0.5s" smil:fill="hold" smil:targetElement="id2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47" smil:attributeName="visibility" smil:to="visible"/>
                  <anim:animate smil:dur="0.5s" smil:fill="hold" smil:targetElement="id247" smil:attributeName="width" smil:values="width*0.05;width" smil:keyTimes="0;1"/>
                  <anim:animate smil:dur="0.5s" smil:fill="hold" smil:targetElement="id247" smil:attributeName="height" smil:values="height;height" smil:keyTimes="0;1"/>
                  <anim:animate smil:dur="0.5s" smil:fill="hold" smil:targetElement="id247" smil:attributeName="x" smil:values="x-.2;x" smil:keyTimes="0;1"/>
                  <anim:animate smil:dur="0.5s" smil:fill="hold" smil:targetElement="id247" smil:attributeName="y" smil:values="y;y" smil:keyTimes="0;1"/>
                  <anim:transitionFilter smil:dur="0.5s" smil:targetElement="id247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8" smil:attributeName="visibility" smil:to="visible"/>
                  <anim:animate smil:dur="0.5s" smil:fill="hold" smil:targetElement="id248" smil:attributeName="x" smil:values="x;x" smil:keyTimes="0;1"/>
                  <anim:animate smil:dur="0.5s" smil:fill="hold" smil:targetElement="id24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49" smil:attributeName="visibility" smil:to="visible"/>
                  <anim:animate smil:dur="0.5s" smil:fill="hold" smil:targetElement="id249" smil:attributeName="width" smil:values="width*0.05;width" smil:keyTimes="0;1"/>
                  <anim:animate smil:dur="0.5s" smil:fill="hold" smil:targetElement="id249" smil:attributeName="height" smil:values="height;height" smil:keyTimes="0;1"/>
                  <anim:animate smil:dur="0.5s" smil:fill="hold" smil:targetElement="id249" smil:attributeName="x" smil:values="x-.2;x" smil:keyTimes="0;1"/>
                  <anim:animate smil:dur="0.5s" smil:fill="hold" smil:targetElement="id249" smil:attributeName="y" smil:values="y;y" smil:keyTimes="0;1"/>
                  <anim:transitionFilter smil:dur="0.5s" smil:targetElement="id249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0" smil:attributeName="visibility" smil:to="visible"/>
                  <anim:animate smil:dur="0.5s" smil:fill="hold" smil:targetElement="id250" smil:attributeName="x" smil:values="x;x" smil:keyTimes="0;1"/>
                  <anim:animate smil:dur="0.5s" smil:fill="hold" smil:targetElement="id25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51" smil:attributeName="visibility" smil:to="visible"/>
                  <anim:animate smil:dur="0.5s" smil:fill="hold" smil:targetElement="id251" smil:attributeName="x" smil:values="x;x" smil:keyTimes="0;1"/>
                  <anim:animate smil:dur="0.5s" smil:fill="hold" smil:targetElement="id25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2" smil:attributeName="visibility" smil:to="visible"/>
                  <anim:animate smil:dur="0.5s" smil:fill="hold" smil:targetElement="id252" smil:attributeName="x" smil:values="x;x" smil:keyTimes="0;1"/>
                  <anim:animate smil:dur="0.5s" smil:fill="hold" smil:targetElement="id25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53" smil:attributeName="visibility" smil:to="visible"/>
                  <anim:animate smil:dur="0.5s" smil:fill="hold" smil:targetElement="id253" smil:attributeName="x" smil:values="x;x" smil:keyTimes="0;1"/>
                  <anim:animate smil:dur="0.5s" smil:fill="hold" smil:targetElement="id2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4" smil:attributeName="visibility" smil:to="visible"/>
                  <anim:animate smil:dur="0.5s" smil:fill="hold" smil:targetElement="id254" smil:attributeName="x" smil:values="x;x" smil:keyTimes="0;1"/>
                  <anim:animate smil:dur="0.5s" smil:fill="hold" smil:targetElement="id2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5" smil:attributeName="visibility" smil:to="visible"/>
                  <anim:animate smil:dur="0.5s" smil:fill="hold" smil:targetElement="id255" smil:attributeName="x" smil:values="x;x" smil:keyTimes="0;1"/>
                  <anim:animate smil:dur="0.5s" smil:fill="hold" smil:targetElement="id25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56" smil:attributeName="visibility" smil:to="visible"/>
                  <anim:animate smil:dur="0.5s" smil:fill="hold" smil:targetElement="id256" smil:attributeName="x" smil:values="x;x" smil:keyTimes="0;1"/>
                  <anim:animate smil:dur="0.5s" smil:fill="hold" smil:targetElement="id2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7" smil:attributeName="visibility" smil:to="visible"/>
                  <anim:animate smil:dur="0.5s" smil:fill="hold" smil:targetElement="id257" smil:attributeName="x" smil:values="x;x" smil:keyTimes="0;1"/>
                  <anim:animate smil:dur="0.5s" smil:fill="hold" smil:targetElement="id25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58" smil:attributeName="visibility" smil:to="visible"/>
                  <anim:animate smil:dur="0.5s" smil:fill="hold" smil:targetElement="id258" smil:attributeName="x" smil:values="x;x" smil:keyTimes="0;1"/>
                  <anim:animate smil:dur="0.5s" smil:fill="hold" smil:targetElement="id25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3T19">
        <office:forms form:automatic-focus="false" form:apply-design-mode="false"/>
        <draw:frame presentation:style-name="pr18" draw:text-style-name="P17" draw:layer="layout" svg:width="26.6cm" svg:height="14.402cm" svg:x="0.8cm" svg:y="0.628cm" presentation:class="title" presentation:user-transformed="true">
          <draw:text-box>
            <text:p xml:id="id265" text:id="id265" text:style-name="P6"><text:span text:style-name="T42"><text:s text:c="22"/></text:span><text:span text:style-name="T29"><text:line-break/></text:span><text:span text:style-name="T8"><text:tab/></text:span><text:span text:style-name="T37"><text:line-break/></text:span><text:span text:style-name="T8"> <text:s text:c="14"/></text:span><text:span text:style-name="T28"><text:line-break/></text:span><text:span text:style-name="T28"><text:line-break/></text:span><text:span text:style-name="T28"><text:line-break/></text:span><text:span text:style-name="T28"><text:line-break/></text:span><text:span text:style-name="T28"><text:line-break/></text:span><text:span text:style-name="T8"> <text:s text:c="5"/></text:span><text:span text:style-name="T28"><text:line-break/></text:span><text:span text:style-name="T28"><text:tab/></text:span><text:span text:style-name="T28"><text:line-break/></text:span><text:span text:style-name="T38"><text:line-break/></text:span><text:span text:style-name="T28"><text:line-break/></text:span><text:span text:style-name="T20"><text:tab/></text:span><text:span text:style-name="T20"><text:tab/></text:span><text:span text:style-name="T20"> <text:s text:c="15"/></text:span><text:span text:style-name="T20">###### <text:s/>DONE <text:s/>######</text:span></text:p>
          </draw:text-box>
        </draw:frame>
        <draw:g xml:id="id259" draw:id="id259">
          <svg:title>TexMaths</svg:title>
          <svg:desc>28§display§\therefore§svg§600§FALSE§</svg:desc>
          <draw:polygon draw:style-name="gr2" draw:text-style-name="P8" draw:layer="layout" svg:width="0.528cm" svg:height="0.433cm" svg:x="3.279cm" svg:y="1.512cm" svg:viewBox="0 0 529 434" draw:points="265,434 0,434 0,0 529,0 529,434">
            <text:p/>
          </draw:polygon>
          <draw:path draw:style-name="gr3" draw:text-style-name="P9" draw:layer="layout" svg:width="0.598cm" svg:height="0.531cm" svg:x="3.259cm" svg:y="1.463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260" draw:id="id260">
          <svg:title>TexMaths</svg:title>
          <svg:desc>26§display§\frac{a - a'}{aa'} =  \frac{b - b'}{bb'}§svg§600§FALSE§</svg:desc>
          <draw:polygon draw:style-name="gr2" draw:text-style-name="P8" draw:layer="layout" svg:width="5.843cm" svg:height="1.854cm" svg:x="5.024cm" svg:y="0.777cm" svg:viewBox="0 0 5844 1855" draw:points="2922,1855 0,1855 0,0 5844,0 5844,1855">
            <text:p/>
          </draw:polygon>
          <draw:path draw:style-name="gr3" draw:text-style-name="P9" draw:layer="layout" svg:width="0.419cm" svg:height="0.415cm" svg:x="5.015cm" svg:y="1.016cm" svg:viewBox="0 0 420 416" svg:d="M306 58c-17-33-44-58-86-58-106 0-220 135-220 268 0 88 50 148 123 148 18 0 64-4 118-69 9 38 40 69 83 69 34 0 55-21 69-50 15-33 27-89 27-91 0-9-8-9-10-9-9 0-11 2-13 17-16 58-33 112-70 112-25 0-27-23-27-41 0-21 2-27 12-69 10-37 10-48 19-81l33-129c6-27 6-27 6-31 0-17-10-25-25-25-23 0-37 21-39 39zM245 297c-4 17-4 17-18 34-40 50-77 64-102 64-46 0-61-50-61-85 0-46 30-160 52-202 28-54 69-87 107-87 60 0 72 75 72 81 0 4-2 10-4 14z">
            <text:p/>
          </draw:path>
          <draw:path draw:style-name="gr3" draw:text-style-name="P9" draw:layer="layout" svg:width="0.558cm" svg:height="0.039cm" svg:x="5.739cm" svg:y="1.174cm" svg:viewBox="0 0 559 40" svg:d="M528 40c15 0 31 0 31-21 0-19-16-19-31-19h-497c-14 0-31 0-31 19 0 21 17 21 31 21z">
            <text:p/>
          </draw:path>
          <draw:path draw:style-name="gr3" draw:text-style-name="P9" draw:layer="layout" svg:width="0.419cm" svg:height="0.415cm" svg:x="6.615cm" svg:y="1.016cm" svg:viewBox="0 0 420 416" svg:d="M306 58c-17-33-44-58-86-58-106 0-220 135-220 268 0 88 50 148 123 148 18 0 64-4 118-69 9 38 40 69 83 69 34 0 55-21 69-50 15-33 27-89 27-91 0-9-8-9-10-9-9 0-11 2-13 17-16 58-33 112-70 112-25 0-27-23-27-41 0-21 2-27 12-69 10-37 10-48 19-81l33-129c6-27 6-27 6-31 0-17-10-25-25-25-23 0-37 21-39 39zM245 297c-4 17-4 17-18 34-40 50-77 64-102 64-46 0-61-50-61-85 0-46 30-160 52-202 28-54 69-87 107-87 60 0 72 75 72 81 0 4-2 10-4 14z">
            <text:p/>
          </draw:path>
          <draw:path draw:style-name="gr3" draw:text-style-name="P9" draw:layer="layout" svg:width="0.161cm" svg:height="0.332cm" svg:x="7.091cm" svg:y="0.731cm" svg:viewBox="0 0 162 333" svg:d="M156 56c6-10 6-16 6-21 0-20-16-35-37-35-25 0-33 21-36 31l-85 279c-2 0-4 8-4 8 0 9 21 15 25 15s6 0 10-11z">
            <text:p/>
          </draw:path>
          <draw:polygon draw:style-name="gr3" draw:text-style-name="P9" draw:layer="layout" svg:width="2.341cm" svg:height="0.039cm" svg:x="4.978cm" svg:y="1.792cm" svg:viewBox="0 0 2342 40" draw:points="1171,40 0,40 0,0 2342,0 2342,40">
            <text:p/>
          </draw:polygon>
          <draw:path draw:style-name="gr3" draw:text-style-name="P9" draw:layer="layout" svg:width="0.419cm" svg:height="0.415cm" svg:x="5.573cm" svg:y="2.262cm" svg:viewBox="0 0 420 416" svg:d="M306 58c-17-33-44-58-86-58-106 0-220 135-220 268 0 88 50 148 123 148 18 0 64-4 118-69 9 38 40 69 83 69 34 0 55-21 69-50 15-33 27-89 27-91 0-9-8-9-10-9-11 0-11 2-13 17-16 58-33 112-70 112-25 0-27-23-27-41 0-21 2-27 12-69 10-37 10-48 19-81l33-129c6-27 6-27 6-31 0-17-10-25-25-25-23 0-37 21-39 39zM245 297c-4 17-4 17-18 34-40 50-77 64-102 64-46 0-61-50-61-85 0-46 30-160 52-202 28-54 69-87 107-87 60 0 72 75 72 81 0 4-2 10-4 14z">
            <text:p/>
          </draw:path>
          <draw:path draw:style-name="gr3" draw:text-style-name="P9" draw:layer="layout" svg:width="0.419cm" svg:height="0.415cm" svg:x="6.055cm" svg:y="2.262cm" svg:viewBox="0 0 420 416" svg:d="M306 58c-17-33-44-58-86-58-106 0-220 135-220 268 0 88 50 148 123 148 18 0 64-4 118-69 9 38 40 69 83 69 34 0 55-21 69-50 15-33 27-89 27-91 0-9-8-9-10-9-9 0-11 2-13 17-16 58-33 112-70 112-25 0-27-23-27-41 0-21 2-27 12-69 10-37 10-48 19-81l33-129c6-27 6-27 6-31 0-17-10-25-25-25-23 0-37 21-39 39zM245 297c-4 17-4 17-18 34-40 50-77 64-102 64-46 0-61-50-61-85 0-46 30-160 52-202 28-54 69-87 107-87 60 0 72 75 72 81 0 4-2 10-4 14z">
            <text:p/>
          </draw:path>
          <draw:path draw:style-name="gr3" draw:text-style-name="P9" draw:layer="layout" svg:width="0.161cm" svg:height="0.332cm" svg:x="6.534cm" svg:y="2.044cm" svg:viewBox="0 0 162 333" svg:d="M156 56c6-10 6-16 6-21 0-20-18-35-37-35-25 0-33 21-36 31l-85 279c-2 0-4 8-4 8 0 9 21 15 25 15s6 0 10-11z">
            <text:p/>
          </draw:path>
          <draw:path draw:style-name="gr3" draw:text-style-name="P9" draw:layer="layout" svg:width="0.608cm" svg:height="0.215cm" svg:x="7.732cm" svg:y="1.702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338cm" svg:height="0.646cm" svg:x="8.797cm" svg:y="0.785cm" svg:viewBox="0 0 339 647" svg:d="M177 10c0-2 0-10-13-10-20 0-87 8-112 8-6 2-17 2-17 19 0 13 9 13 21 13 46 0 48 6 48 14 0 6-8 38-15 56l-74 300c-11 46-15 60-15 93 0 86 48 144 116 144 109 0 223-137 223-268 0-86-50-148-123-148-41 0-81 27-108 56zM89 356c7-19 7-21 15-31 46-61 87-73 110-73 34 0 58 27 58 85 0 54-31 160-47 196-29 60-73 93-109 93-31 0-60-25-60-91 0-19 0-36 15-94z">
            <text:p/>
          </draw:path>
          <draw:path draw:style-name="gr3" draw:text-style-name="P9" draw:layer="layout" svg:width="0.558cm" svg:height="0.039cm" svg:x="9.427cm" svg:y="1.174cm" svg:viewBox="0 0 559 40" svg:d="M528 40c15 0 31 0 31-21 0-19-16-19-31-19h-497c-14 0-31 0-31 19 0 21 17 21 31 21z">
            <text:p/>
          </draw:path>
          <draw:path draw:style-name="gr3" draw:text-style-name="P9" draw:layer="layout" svg:width="0.338cm" svg:height="0.646cm" svg:x="10.307cm" svg:y="0.785cm" svg:viewBox="0 0 339 647" svg:d="M177 10c0-2 0-10-13-10-20 0-87 8-112 8-6 2-17 2-17 19 0 13 9 13 21 13 46 0 48 6 48 14 0 6-8 38-15 56l-74 300c-11 46-15 60-15 93 0 86 48 144 116 144 109 0 223-137 223-268 0-86-50-148-123-148-41 0-81 27-108 56zM89 356c7-19 7-21 15-31 46-61 87-73 110-73 34 0 58 27 58 85 0 54-31 160-47 196-29 60-73 93-109 93-31 0-60-25-60-91 0-19 0-36 15-94z">
            <text:p/>
          </draw:path>
          <draw:path draw:style-name="gr3" draw:text-style-name="P9" draw:layer="layout" svg:width="0.161cm" svg:height="0.332cm" svg:x="10.687cm" svg:y="0.731cm" svg:viewBox="0 0 162 333" svg:d="M156 56c6-10 6-16 6-21 0-20-18-35-37-35-25 0-33 21-36 31l-85 279c-2 0-4 8-4 8 0 9 21 15 25 15s6 0 10-11z">
            <text:p/>
          </draw:path>
          <draw:polygon draw:style-name="gr3" draw:text-style-name="P9" draw:layer="layout" svg:width="2.158cm" svg:height="0.039cm" svg:x="8.755cm" svg:y="1.792cm" svg:viewBox="0 0 2159 40" draw:points="1079,40 0,40 0,0 2159,0 2159,40">
            <text:p/>
          </draw:polygon>
          <draw:path draw:style-name="gr3" draw:text-style-name="P9" draw:layer="layout" svg:width="0.338cm" svg:height="0.646cm" svg:x="9.356cm" svg:y="2.031cm" svg:viewBox="0 0 339 647" svg:d="M177 10c0-2 0-10-13-10-20 0-87 8-112 8-6 2-17 2-17 19 0 13 9 13 21 13 46 0 46 6 46 14 0 6-6 38-13 56l-74 300c-11 46-15 60-15 93 0 86 48 144 116 144 109 0 223-137 223-268 0-86-50-148-123-148-41 0-81 27-108 56zM89 356c7-19 7-21 15-31 46-61 85-73 110-73 34 0 58 27 58 85 0 54-31 160-47 196-29 60-73 93-109 93-31 0-62-25-62-91 0-19 0-36 17-94z">
            <text:p/>
          </draw:path>
          <draw:path draw:style-name="gr3" draw:text-style-name="P9" draw:layer="layout" svg:width="0.338cm" svg:height="0.646cm" svg:x="9.749cm" svg:y="2.031cm" svg:viewBox="0 0 339 647" svg:d="M177 10c0-2 0-10-13-10-20 0-87 8-112 8-6 2-17 2-17 19 0 13 9 13 21 13 46 0 48 6 48 14 0 6-8 38-15 56l-74 300c-11 46-15 60-15 93 0 86 48 144 116 144 109 0 223-137 223-268 0-86-50-148-123-148-41 0-81 27-108 56zM89 356c7-19 7-21 15-31 46-61 85-73 110-73 34 0 58 27 58 85 0 54-31 160-47 196-29 60-73 93-109 93-31 0-60-25-60-91 0-19 0-36 15-94z">
            <text:p/>
          </draw:path>
          <draw:path draw:style-name="gr3" draw:text-style-name="P9" draw:layer="layout" svg:width="0.161cm" svg:height="0.332cm" svg:x="10.128cm" svg:y="2.044cm" svg:viewBox="0 0 162 333" svg:d="M156 56c6-10 6-16 6-21 0-20-16-35-37-35-25 0-33 21-36 31l-85 279c-2 0-4 8-4 8 0 9 21 15 25 15s6 0 10-11z">
            <text:p/>
          </draw:path>
        </draw:g>
        <draw:g xml:id="id261" draw:id="id261">
          <svg:title>TexMaths</svg:title>
          <svg:desc>28§display§\therefore§svg§600§FALSE§</svg:desc>
          <draw:polygon draw:style-name="gr2" draw:text-style-name="P8" draw:layer="layout" svg:width="0.528cm" svg:height="0.433cm" svg:x="3.28cm" svg:y="4.013cm" svg:viewBox="0 0 529 434" draw:points="265,434 0,434 0,0 529,0 529,434">
            <text:p/>
          </draw:polygon>
          <draw:path draw:style-name="gr3" draw:text-style-name="P9" draw:layer="layout" svg:width="0.598cm" svg:height="0.531cm" svg:x="3.26cm" svg:y="3.964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262" draw:id="id262">
          <svg:title>TexMaths</svg:title>
          <svg:desc>26§display§\frac{1}{a'} - \frac{1}{a} =  \frac{1}{b'} - \frac{1}{b}§svg§600§FALSE§</svg:desc>
          <draw:polygon draw:style-name="gr2" draw:text-style-name="P8" draw:layer="layout" svg:width="6.347cm" svg:height="1.774cm" svg:x="5.025cm" svg:y="3.278cm" svg:viewBox="0 0 6348 1775" draw:points="3174,1775 0,1775 0,0 6348,0 6348,1775">
            <text:p/>
          </draw:polygon>
          <draw:path draw:style-name="gr3" draw:text-style-name="P9" draw:layer="layout" svg:width="0.303cm" svg:height="0.611cm" svg:x="5.202cm" svg:y="3.232cm" svg:viewBox="0 0 304 612" svg:d="M189 23c0-21 0-23-21-23-58 58-139 58-168 58v29c19 0 73 0 121-25v477c0 33-2 44-86 44h-29v29c31-4 113-4 148-4 37 0 116 0 150 4v-29h-29c-84 0-86-11-86-44z">
            <text:p/>
          </draw:path>
          <draw:polygon draw:style-name="gr3" draw:text-style-name="P9" draw:layer="layout" svg:width="0.74cm" svg:height="0.039cm" svg:x="4.979cm" svg:y="4.212cm" svg:viewBox="0 0 741 40" draw:points="370,40 0,40 0,0 741,0 741,40">
            <text:p/>
          </draw:polygon>
          <draw:path draw:style-name="gr3" draw:text-style-name="P9" draw:layer="layout" svg:width="0.419cm" svg:height="0.415cm" svg:x="5.016cm" svg:y="4.683cm" svg:viewBox="0 0 420 416" svg:d="M306 58c-17-33-44-58-86-58-106 0-220 135-220 268 0 88 50 148 123 148 18 0 64-4 118-68 9 37 40 68 83 68 34 0 55-21 69-50 15-33 27-89 27-91 0-9-8-9-10-9-9 0-11 2-13 17-16 58-33 112-70 112-25 0-27-22-27-41 0-21 2-27 12-69 10-37 10-48 19-81l33-129c6-27 6-27 6-31 0-17-10-25-25-25-23 0-37 21-39 39zM245 298c-4 16-4 16-18 33-40 50-77 64-102 64-46 0-61-49-61-85 0-46 30-160 52-202 28-54 69-87 107-87 60 0 72 75 72 81 0 4-2 10-4 15z">
            <text:p/>
          </draw:path>
          <draw:path draw:style-name="gr3" draw:text-style-name="P9" draw:layer="layout" svg:width="0.161cm" svg:height="0.332cm" svg:x="5.493cm" svg:y="4.464cm" svg:viewBox="0 0 162 333" svg:d="M156 56c6-10 6-16 6-21 0-20-18-35-37-35-25 0-33 21-36 31l-85 279c-2 0-4 8-4 8 0 9 21 15 25 15s6 0 10-10z">
            <text:p/>
          </draw:path>
          <draw:path draw:style-name="gr3" draw:text-style-name="P9" draw:layer="layout" svg:width="0.559cm" svg:height="0.039cm" svg:x="6.106cm" svg:y="4.212cm" svg:viewBox="0 0 560 40" svg:d="M528 40c15 0 32 0 32-21 0-19-17-19-32-19h-497c-14 0-31 0-31 19 0 21 17 21 31 21z">
            <text:p/>
          </draw:path>
          <draw:path draw:style-name="gr3" draw:text-style-name="P9" draw:layer="layout" svg:width="0.303cm" svg:height="0.611cm" svg:x="7.149cm" svg:y="3.232cm" svg:viewBox="0 0 304 612" svg:d="M189 23c0-21 0-23-23-23-56 58-137 58-166 58v29c19 0 73 0 121-25v477c0 33-2 44-86 44h-29v29c31-4 113-4 148-4 37 0 116 0 150 4v-29h-29c-84 0-86-11-86-44z">
            <text:p/>
          </draw:path>
          <draw:polygon draw:style-name="gr3" draw:text-style-name="P9" draw:layer="layout" svg:width="0.484cm" svg:height="0.039cm" svg:x="7.055cm" svg:y="4.212cm" svg:viewBox="0 0 485 40" draw:points="243,40 0,40 0,0 485,0 485,40">
            <text:p/>
          </draw:polygon>
          <draw:path draw:style-name="gr3" draw:text-style-name="P9" draw:layer="layout" svg:width="0.419cm" svg:height="0.415cm" svg:x="7.09cm" svg:y="4.683cm" svg:viewBox="0 0 420 416" svg:d="M306 58c-17-33-44-58-86-58-106 0-220 135-220 268 0 88 50 148 123 148 18 0 64-4 118-68 9 37 40 68 83 68 34 0 55-21 69-50 15-33 27-89 27-91 0-9-8-9-10-9-9 0-11 2-13 17-16 58-33 112-70 112-25 0-27-22-27-41 0-21 2-27 12-69 10-37 10-48 19-81l33-129c6-27 6-27 6-31 0-17-10-25-25-25-23 0-37 21-39 39zM245 298c-4 16-4 16-16 33-42 50-79 64-104 64-46 0-61-49-61-85 0-46 30-160 52-202 28-54 69-87 107-87 60 0 72 75 72 81 0 4-2 10-4 15z">
            <text:p/>
          </draw:path>
          <draw:path draw:style-name="gr3" draw:text-style-name="P9" draw:layer="layout" svg:width="0.608cm" svg:height="0.215cm" svg:x="7.951cm" svg:y="4.125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303cm" svg:height="0.611cm" svg:x="9.152cm" svg:y="3.232cm" svg:viewBox="0 0 304 612" svg:d="M189 23c0-21 0-23-23-23-56 58-137 58-166 58v29c19 0 73 0 121-25v477c0 33-2 44-86 44h-29v29c31-4 113-4 148-4 37 0 116 0 150 4v-29h-29c-84 0-86-11-86-44z">
            <text:p/>
          </draw:path>
          <draw:polygon draw:style-name="gr3" draw:text-style-name="P9" draw:layer="layout" svg:width="0.65cm" svg:height="0.039cm" svg:x="8.975cm" svg:y="4.212cm" svg:viewBox="0 0 651 40" draw:points="324,40 0,40 0,0 651,0 651,40">
            <text:p/>
          </draw:polygon>
          <draw:path draw:style-name="gr3" draw:text-style-name="P9" draw:layer="layout" svg:width="0.338cm" svg:height="0.646cm" svg:x="9.019cm" svg:y="4.452cm" svg:viewBox="0 0 339 647" svg:d="M177 10c0-2 0-10-13-10-20 0-87 8-112 8-6 2-17 2-17 19 0 13 9 13 21 13 46 0 48 6 48 14 0 6-8 38-15 56l-74 300c-11 46-15 60-15 94 0 85 48 143 116 143 109 0 223-137 223-268 0-86-50-148-123-148-41 0-81 27-108 56zM89 356c7-19 7-21 15-31 46-61 87-73 110-73 34 0 58 27 58 85 0 54-31 160-47 196-29 60-73 93-109 93-31 0-60-24-60-91 0-19 0-35 15-94z">
            <text:p/>
          </draw:path>
          <draw:path draw:style-name="gr3" draw:text-style-name="P9" draw:layer="layout" svg:width="0.161cm" svg:height="0.332cm" svg:x="9.399cm" svg:y="4.464cm" svg:viewBox="0 0 162 333" svg:d="M156 56c6-10 6-16 6-21 0-20-18-35-37-35-25 0-33 21-36 31l-85 279c-2 0-4 8-4 8 0 9 21 15 25 15s6 0 10-10z">
            <text:p/>
          </draw:path>
          <draw:path draw:style-name="gr3" draw:text-style-name="P9" draw:layer="layout" svg:width="0.559cm" svg:height="0.039cm" svg:x="10.013cm" svg:y="4.212cm" svg:viewBox="0 0 560 40" svg:d="M528 40c15 0 32 0 32-21 0-19-17-19-32-19h-497c-14 0-31 0-31 19 0 21 17 21 31 21z">
            <text:p/>
          </draw:path>
          <draw:path draw:style-name="gr3" draw:text-style-name="P9" draw:layer="layout" svg:width="0.303cm" svg:height="0.611cm" svg:x="11.043cm" svg:y="3.232cm" svg:viewBox="0 0 304 612" svg:d="M189 23c0-21 0-23-23-23-56 58-137 58-166 58v29c19 0 73 0 121-25v477c0 33-2 44-86 44h-29v29c31-4 113-4 148-4 37 0 116 0 150 4v-29h-29c-84 0-86-11-86-44z">
            <text:p/>
          </draw:path>
          <draw:polygon draw:style-name="gr3" draw:text-style-name="P9" draw:layer="layout" svg:width="0.459cm" svg:height="0.039cm" svg:x="10.959cm" svg:y="4.212cm" svg:viewBox="0 0 460 40" draw:points="229,40 0,40 0,0 460,0 460,40">
            <text:p/>
          </draw:polygon>
          <draw:path draw:style-name="gr3" draw:text-style-name="P9" draw:layer="layout" svg:width="0.338cm" svg:height="0.646cm" svg:x="11.036cm" svg:y="4.452cm" svg:viewBox="0 0 339 647" svg:d="M177 10c0-2 0-10-13-10-20 0-87 8-112 8-6 2-17 2-17 19 0 13 9 13 21 13 46 0 48 6 48 14 0 6-8 38-15 56l-74 300c-11 46-15 60-15 94 0 85 48 143 116 143 109 0 223-137 223-268 0-86-50-148-123-148-41 0-81 27-108 56zM89 356c7-19 7-21 15-31 46-61 87-73 110-73 34 0 58 27 58 85 0 54-31 160-47 196-29 60-73 93-109 93-31 0-60-24-60-91 0-19 0-35 15-94z">
            <text:p/>
          </draw:path>
        </draw:g>
        <draw:g xml:id="id263" draw:id="id263">
          <svg:title>TexMaths</svg:title>
          <svg:desc>28§display§\therefore§svg§600§FALSE§</svg:desc>
          <draw:polygon draw:style-name="gr2" draw:text-style-name="P8" draw:layer="layout" svg:width="0.528cm" svg:height="0.433cm" svg:x="3.281cm" svg:y="6.813cm" svg:viewBox="0 0 529 434" draw:points="265,434 0,434 0,0 529,0 529,434">
            <text:p/>
          </draw:polygon>
          <draw:path draw:style-name="gr3" draw:text-style-name="P9" draw:layer="layout" svg:width="0.598cm" svg:height="0.531cm" svg:x="3.261cm" svg:y="6.764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264" draw:id="id264">
          <svg:title>TexMaths</svg:title>
          <svg:desc>26§display§\frac{1}{a} - \frac{1}{a'} =  \frac{1}{b} - \frac{1}{b'}§svg§600§FALSE§</svg:desc>
          <draw:polygon draw:style-name="gr2" draw:text-style-name="P8" draw:layer="layout" svg:width="6.347cm" svg:height="1.774cm" svg:x="5.027cm" svg:y="6.079cm" svg:viewBox="0 0 6348 1775" draw:points="3174,1775 0,1775 0,0 6348,0 6348,1775">
            <text:p/>
          </draw:polygon>
          <draw:path draw:style-name="gr3" draw:text-style-name="P9" draw:layer="layout" svg:width="0.303cm" svg:height="0.611cm" svg:x="5.075cm" svg:y="6.033cm" svg:viewBox="0 0 304 612" svg:d="M189 23c0-21 0-23-21-23-58 58-139 58-168 58v29c19 0 73 0 121-25v477c0 33-2 44-86 44h-29v29c31-4 113-4 148-4 37 0 116 0 150 4v-29h-29c-84 0-86-11-86-44z">
            <text:p/>
          </draw:path>
          <draw:polygon draw:style-name="gr3" draw:text-style-name="P9" draw:layer="layout" svg:width="0.484cm" svg:height="0.039cm" svg:x="4.981cm" svg:y="7.013cm" svg:viewBox="0 0 485 40" draw:points="243,40 0,40 0,0 485,0 485,40">
            <text:p/>
          </draw:polygon>
          <draw:path draw:style-name="gr3" draw:text-style-name="P9" draw:layer="layout" svg:width="0.419cm" svg:height="0.415cm" svg:x="5.018cm" svg:y="7.484cm" svg:viewBox="0 0 420 416" svg:d="M306 58c-17-33-44-58-86-58-106 0-220 135-220 268 0 88 50 148 123 148 18 0 64-4 118-68 9 37 40 68 83 68 34 0 55-21 69-50 15-33 27-89 27-91 0-9-8-9-10-9-9 0-11 2-13 17-16 58-33 112-70 112-25 0-27-22-27-41 0-21 2-27 12-69 10-37 10-48 19-81l33-129c6-27 6-27 6-31 0-17-10-25-25-25-23 0-37 21-39 39zM245 298c-4 16-4 16-18 33-40 50-77 64-102 64-46 0-61-49-61-85 0-46 30-160 52-202 28-54 69-87 107-87 60 0 72 75 72 81 0 4-2 10-4 15z">
            <text:p/>
          </draw:path>
          <draw:path draw:style-name="gr3" draw:text-style-name="P9" draw:layer="layout" svg:width="0.559cm" svg:height="0.039cm" svg:x="5.853cm" svg:y="7.013cm" svg:viewBox="0 0 560 40" svg:d="M528 40c15 0 32 0 32-21 0-19-17-19-32-19h-497c-14 0-31 0-31 19 0 21 17 21 31 21z">
            <text:p/>
          </draw:path>
          <draw:path draw:style-name="gr3" draw:text-style-name="P9" draw:layer="layout" svg:width="0.303cm" svg:height="0.611cm" svg:x="7.024cm" svg:y="6.033cm" svg:viewBox="0 0 304 612" svg:d="M189 23c0-21 0-23-23-23-56 58-137 58-166 58v29c19 0 73 0 121-25v477c0 33-2 44-86 44h-29v29c31-4 113-4 148-4 37 0 116 0 150 4v-29h-29c-84 0-86-11-86-44z">
            <text:p/>
          </draw:path>
          <draw:polygon draw:style-name="gr3" draw:text-style-name="P9" draw:layer="layout" svg:width="0.74cm" svg:height="0.039cm" svg:x="6.801cm" svg:y="7.013cm" svg:viewBox="0 0 741 40" draw:points="370,40 0,40 0,0 741,0 741,40">
            <text:p/>
          </draw:polygon>
          <draw:path draw:style-name="gr3" draw:text-style-name="P9" draw:layer="layout" svg:width="0.419cm" svg:height="0.415cm" svg:x="6.836cm" svg:y="7.484cm" svg:viewBox="0 0 420 416" svg:d="M306 58c-17-33-44-58-86-58-106 0-220 135-220 268 0 88 50 148 123 148 18 0 64-4 118-68 9 37 40 68 83 68 34 0 55-21 69-50 15-33 27-89 27-91 0-9-8-9-10-9-9 0-11 2-13 17-16 58-33 112-70 112-25 0-27-22-27-41 0-21 2-27 12-69 10-37 10-48 19-81l33-129c6-27 6-27 6-31 0-17-10-25-25-25-23 0-37 21-39 39zM245 298c-4 16-4 16-16 33-42 50-79 64-104 64-46 0-61-49-61-85 0-46 30-160 52-202 28-54 69-87 107-87 60 0 72 75 72 81 0 4-2 10-4 15z">
            <text:p/>
          </draw:path>
          <draw:path draw:style-name="gr3" draw:text-style-name="P9" draw:layer="layout" svg:width="0.161cm" svg:height="0.332cm" svg:x="7.315cm" svg:y="7.265cm" svg:viewBox="0 0 162 333" svg:d="M156 56c6-10 6-16 6-21 0-20-16-35-37-35-25 0-33 21-36 31l-85 279c-2 0-4 8-4 8 0 9 21 15 25 15s6 0 10-10z">
            <text:p/>
          </draw:path>
          <draw:path draw:style-name="gr3" draw:text-style-name="P9" draw:layer="layout" svg:width="0.608cm" svg:height="0.215cm" svg:x="7.953cm" svg:y="6.926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303cm" svg:height="0.611cm" svg:x="9.058cm" svg:y="6.033cm" svg:viewBox="0 0 304 612" svg:d="M189 23c0-21 0-23-23-23-56 58-137 58-166 58v29c19 0 73 0 121-25v477c0 33-2 44-86 44h-29v29c31-4 113-4 148-4 37 0 116 0 150 4v-29h-29c-84 0-86-11-86-44z">
            <text:p/>
          </draw:path>
          <draw:polygon draw:style-name="gr3" draw:text-style-name="P9" draw:layer="layout" svg:width="0.459cm" svg:height="0.039cm" svg:x="8.977cm" svg:y="7.013cm" svg:viewBox="0 0 460 40" draw:points="229,40 0,40 0,0 460,0 460,40">
            <text:p/>
          </draw:polygon>
          <draw:path draw:style-name="gr3" draw:text-style-name="P9" draw:layer="layout" svg:width="0.338cm" svg:height="0.646cm" svg:x="9.052cm" svg:y="7.253cm" svg:viewBox="0 0 339 647" svg:d="M177 10c0-2 0-10-13-10-20 0-87 8-112 8-6 2-17 2-17 19 0 13 9 13 21 13 46 0 48 6 48 14 0 6-8 38-15 56l-74 300c-11 46-15 60-15 94 0 85 48 143 116 143 109 0 223-137 223-268 0-86-50-148-123-148-41 0-81 27-108 56zM89 356c7-19 7-21 15-31 46-61 87-73 110-73 34 0 58 27 58 85 0 54-31 160-47 196-29 60-73 93-109 93-31 0-60-24-60-91 0-19 0-35 15-94z">
            <text:p/>
          </draw:path>
          <draw:path draw:style-name="gr3" draw:text-style-name="P9" draw:layer="layout" svg:width="0.559cm" svg:height="0.039cm" svg:x="9.823cm" svg:y="7.013cm" svg:viewBox="0 0 560 40" svg:d="M528 40c15 0 32 0 32-21 0-19-17-19-32-19h-497c-14 0-31 0-31 19 0 21 17 21 31 21z">
            <text:p/>
          </draw:path>
          <draw:path draw:style-name="gr3" draw:text-style-name="P9" draw:layer="layout" svg:width="0.303cm" svg:height="0.611cm" svg:x="10.947cm" svg:y="6.033cm" svg:viewBox="0 0 304 612" svg:d="M189 23c0-21 0-23-21-23-58 58-139 58-168 58v29c19 0 73 0 121-25v477c0 33-2 44-86 44h-29v29c31-4 113-4 148-4 37 0 116 0 150 4v-29h-29c-84 0-86-11-86-44z">
            <text:p/>
          </draw:path>
          <draw:polygon draw:style-name="gr3" draw:text-style-name="P9" draw:layer="layout" svg:width="0.65cm" svg:height="0.039cm" svg:x="10.77cm" svg:y="7.013cm" svg:viewBox="0 0 651 40" draw:points="324,40 0,40 0,0 651,0 651,40">
            <text:p/>
          </draw:polygon>
          <draw:path draw:style-name="gr3" draw:text-style-name="P9" draw:layer="layout" svg:width="0.338cm" svg:height="0.646cm" svg:x="10.814cm" svg:y="7.253cm" svg:viewBox="0 0 339 647" svg:d="M177 10c0-2 0-10-13-10-20 0-87 8-112 8-6 2-17 2-17 19 0 13 9 13 21 13 46 0 48 6 48 14 0 6-8 38-15 56l-74 300c-11 46-15 60-15 94 0 85 48 143 116 143 109 0 223-137 223-268 0-86-50-148-123-148-41 0-81 27-108 56zM89 356c7-19 7-21 15-31 46-61 85-73 110-73 34 0 58 27 58 85 0 54-31 160-47 196-29 60-73 93-109 93-31 0-60-24-60-91 0-19 0-35 15-94z">
            <text:p/>
          </draw:path>
          <draw:path draw:style-name="gr3" draw:text-style-name="P9" draw:layer="layout" svg:width="0.161cm" svg:height="0.332cm" svg:x="11.194cm" svg:y="7.265cm" svg:viewBox="0 0 162 333" svg:d="M156 56c6-10 6-16 6-21 0-20-16-35-37-35-25 0-33 21-36 31l-85 279c-2 0-4 8-4 8 0 9 21 15 25 15s6 0 10-1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59" smil:attributeName="visibility" smil:to="visible"/>
                  <anim:animate smil:dur="0.5s" smil:fill="hold" smil:targetElement="id259" smil:attributeName="x" smil:values="x;x" smil:keyTimes="0;1"/>
                  <anim:animate smil:dur="0.5s" smil:fill="hold" smil:targetElement="id25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60" smil:attributeName="visibility" smil:to="visible"/>
                  <anim:animate smil:dur="0.5s" smil:fill="hold" smil:targetElement="id260" smil:attributeName="x" smil:values="x;x" smil:keyTimes="0;1"/>
                  <anim:animate smil:dur="0.5s" smil:fill="hold" smil:targetElement="id26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1" smil:attributeName="visibility" smil:to="visible"/>
                  <anim:animate smil:dur="0.5s" smil:fill="hold" smil:targetElement="id261" smil:attributeName="x" smil:values="x;x" smil:keyTimes="0;1"/>
                  <anim:animate smil:dur="0.5s" smil:fill="hold" smil:targetElement="id26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62" smil:attributeName="visibility" smil:to="visible"/>
                  <anim:animate smil:dur="0.5s" smil:fill="hold" smil:targetElement="id262" smil:attributeName="x" smil:values="x;x" smil:keyTimes="0;1"/>
                  <anim:animate smil:dur="0.5s" smil:fill="hold" smil:targetElement="id2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3" smil:attributeName="visibility" smil:to="visible"/>
                  <anim:animate smil:dur="0.5s" smil:fill="hold" smil:targetElement="id263" smil:attributeName="x" smil:values="x;x" smil:keyTimes="0;1"/>
                  <anim:animate smil:dur="0.5s" smil:fill="hold" smil:targetElement="id263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64" smil:attributeName="visibility" smil:to="visible"/>
                  <anim:animate smil:dur="0.5s" smil:fill="hold" smil:targetElement="id264" smil:attributeName="x" smil:values="x;x" smil:keyTimes="0;1"/>
                  <anim:animate smil:dur="0.5s" smil:fill="hold" smil:targetElement="id26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265" anim:sub-item="text" smil:attributeName="visibility" smil:to="visible"/>
                  <anim:animate smil:dur="1s" smil:fill="hold" smil:targetElement="id265" anim:sub-item="text" smil:attributeName="width" smil:values="0;width" smil:keyTimes="0;1"/>
                  <anim:animate smil:dur="1s" smil:fill="hold" smil:targetElement="id265" anim:sub-item="text" smil:attributeName="height" smil:values="0;height" smil:keyTimes="0;1"/>
                  <anim:animate smil:dur="1s" smil:fill="hold" smil:targetElement="id265" anim:sub-item="text" smil:attributeName="x" smil:values="0;1" smil:keyTimes="0;1" anim:formula="x+(cos(-2*pi*(1-$))*-x-sin(-2*pi*(1-$))*(1-y))*(1-$)"/>
                  <anim:animate smil:dur="1s" smil:fill="hold" smil:targetElement="id265" anim:sub-item="text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5" draw:master-page-name="Default" presentation:presentation-page-layout-name="AL3T19">
        <office:forms form:automatic-focus="false" form:apply-design-mode="false"/>
        <draw:frame presentation:style-name="pr3" draw:text-style-name="P3" draw:layer="layout" svg:width="25.199cm" svg:height="2.629cm" draw:transform="rotate (0.430049127691403) translate (1.999cm 11.536cm)" presentation:class="title" presentation:user-transformed="true">
          <draw:text-box>
            <text:p xml:id="id266" text:id="id266"><text:span text:style-name="T2">T H A N K <text:s/>Y O U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266" anim:sub-item="text" smil:attributeName="visibility" smil:to="visible"/>
                  <anim:transitionFilter smil:dur="2s" smil:targetElement="id266" anim:sub-item="text" smil:type="fade" smil:subtype="crossfade"/>
                  <anim:animate smil:dur="2s" smil:fill="hold" smil:targetElement="id266" anim:sub-item="text" smil:attributeName="rotate" smil:values="720;0" smil:keyTimes="0;1"/>
                  <anim:animate smil:dur="2s" smil:fill="hold" smil:targetElement="id266" anim:sub-item="text" smil:attributeName="height" smil:values="0;height" smil:keyTimes="0;1"/>
                  <anim:animate smil:dur="2s" smil:fill="hold" smil:targetElement="id266" anim:sub-item="text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6" draw:master-page-name="Default" presentation:presentation-page-layout-name="AL3T19">
        <office:forms form:automatic-focus="false" form:apply-design-mode="false"/>
        <draw:frame presentation:style-name="pr19" draw:text-style-name="P18" draw:layer="layout" svg:width="25.201cm" svg:height="9.999cm" draw:transform="rotate (0.00314159265358979) translate (1.383cm 1.839cm)" presentation:class="title" presentation:user-transformed="true">
          <draw:text-box>
            <text:p xml:id="id267" text:id="id267"><text:span text:style-name="T43">This is a presentation in</text:span><text:span text:style-name="T43"><text:line-break/></text:span><text:span text:style-name="T44">LI</text:span><text:span text:style-name="T44"><text:tab/></text:span><text:span text:style-name="T44">BRE OFFICE – IMPRESS</text:span><text:span text:style-name="T43"><text:line-break/></text:span><text:span text:style-name="T43">By</text:span><text:span text:style-name="T43"><text:line-break/></text:span><text:span text:style-name="T45">Mr. Prahlad Chippalagtti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267" anim:sub-item="text" smil:attributeName="visibility" smil:to="visible"/>
                  <anim:transitionFilter smil:dur="0.8s" smil:decelerate="1" smil:targetElement="id267" anim:sub-item="text" smil:type="fade" smil:subtype="crossfade"/>
                  <anim:animate smil:dur="0.8s" smil:fill="hold" smil:decelerate="1" smil:targetElement="id267" anim:sub-item="text" smil:attributeName="rotate" smil:values="-90;0" smil:keyTimes="0;1"/>
                  <anim:animate smil:dur="0.8s" smil:fill="hold" smil:decelerate="1" smil:targetElement="id267" anim:sub-item="text" smil:attributeName="x" smil:values="x+0.4;x-0.05" smil:keyTimes="0;1"/>
                  <anim:animate smil:dur="0.8s" smil:fill="hold" smil:decelerate="1" smil:targetElement="id267" anim:sub-item="text" smil:attributeName="y" smil:values="y-0.4;y+0.1" smil:keyTimes="0;1"/>
                  <anim:animate smil:begin="0.8s" smil:dur="0.2s" smil:fill="hold" smil:accelerate="1" smil:targetElement="id267" anim:sub-item="text" smil:attributeName="x" smil:values="x-0.05;x" smil:keyTimes="0;1"/>
                  <anim:animate smil:begin="0.8s" smil:dur="0.2s" smil:fill="hold" smil:accelerate="1" smil:targetElement="id267" anim:sub-item="text" smil:attributeName="y" smil:values="y+0.1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6" presentation:class="page"/>
          <draw:frame presentation:style-name="pr2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3" draw:display-name="Gradient 3" draw:style="linear" draw:start-color="#eeeeee" draw:end-color="#808080" draw:start-intensity="100%" draw:end-intensity="100%" draw:angle="0" draw:border="0%"/>
    <draw:gradient draw:name="Gradient_20_4" draw:display-name="Gradient 4" draw:style="linear" draw:start-color="#eeeeee" draw:end-color="#b2b2b2" draw:start-intensity="100%" draw:end-intensity="100%" draw:angle="0" draw:border="0%"/>
    <draw:gradient draw:name="gradient" draw:style="linear" draw:start-color="#ffffff" draw:end-color="#b2b2b2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ohit Devanagari" style:font-family-asian="'Lohit Devanagari'" style:font-pitch-asian="variable" style:font-size-asian="24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ooter" style:family="graphic">
      <style:paragraph-properties style:text-autospace="none">
        <style:tab-stops>
          <style:tab-stop style:position="16.055cm" style:type="center"/>
          <style:tab-stop style:position="32.108cm" style:type="right"/>
        </style:tab-stops>
      </style:paragraph-properties>
    </style:style>
    <style:style style:name="Table_20_Contents" style:display-name="Table Content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List_20_Heading" style:display-name="List Heading" style:family="graphic">
      <style:paragraph-properties fo:margin-left="0cm" fo:margin-right="0cm" fo:text-indent="0cm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2T20:11:51.617055541</meta:creation-date>
    <dc:date>2021-01-14T16:17:07.600049502</dc:date>
    <meta:editing-duration>PT16H22M35S</meta:editing-duration>
    <meta:editing-cycles>340</meta:editing-cycles>
    <meta:generator>LibreOffice/6.0.7.3$Linux_X86_64 LibreOffice_project/00m0$Build-3</meta:generator>
    <meta:document-statistic meta:object-count="4562"/>
  </office:meta>
</office:document-meta>
</file>